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Ùrk" svg:font-family="OptimaTÙrk, 'Times New Roman'"/>
    <style:font-face style:name="PalatinoTÙrk" svg:font-family="PalatinoTÙrk, 'Times New Roman'"/>
    <style:font-face style:name="TimesTU-Roman" svg:font-family="TimesTU-Roman, Times" style:font-family-generic="roman"/>
    <style:font-face style:name="HelveticaTÙrk" svg:font-family="HelveticaTÙrk, 'Times New Roman'" style:font-family-generic="swiss"/>
    <style:font-face style:name="Courier New" svg:font-family="'Courier New'" style:font-pitch="variable"/>
    <style:font-face style:name="Geneva" svg:font-family="Genev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Geneva" fo:font-size="9pt" fo:font-style="italic" style:font-size-asian="9pt" style:font-style-asian="italic" style:font-name-complex="Geneva"/>
    </style:style>
    <style:style style:name="P2" style:family="paragraph" style:parent-style-name="Standard">
      <style:text-properties fo:color="#000000" style:font-name="Geneva" style:font-name-complex="Geneva"/>
    </style:style>
    <style:style style:name="P3" style:family="paragraph" style:parent-style-name="Standard">
      <style:text-properties fo:color="#000000" style:font-name="Lato" fo:font-size="12pt" fo:letter-spacing="normal" fo:language="tr" fo:country="TR" style:font-size-asian="12pt" style:language-asian="en" style:country-asian="US" style:font-name-complex="Geneva" style:font-size-complex="12pt"/>
    </style:style>
    <style:style style:name="P4" style:family="paragraph" style:parent-style-name="Standard">
      <style:paragraph-properties fo:text-align="end" style:justify-single-word="false"/>
      <style:text-properties fo:color="#000000" style:font-name="Lato" fo:font-size="12pt" fo:letter-spacing="normal" fo:language="tr" fo:country="TR" style:font-size-asian="12pt" style:language-asian="en" style:country-asian="US" style:font-name-complex="Geneva" style:font-size-complex="12pt"/>
    </style:style>
    <style:style style:name="P5" style:family="paragraph" style:parent-style-name="Standard">
      <style:text-properties fo:color="#000000" style:font-name="Lato" fo:font-size="12pt" fo:letter-spacing="normal" fo:language="tr" fo:country="TR" fo:font-weight="bold" style:font-size-asian="12pt" style:language-asian="en" style:country-asian="US" style:font-weight-asian="bold" style:font-name-complex="Geneva" style:font-size-complex="12pt"/>
    </style:style>
    <style:style style:name="P6" style:family="paragraph" style:parent-style-name="Standard">
      <style:paragraph-properties fo:text-align="end" style:justify-single-word="false"/>
      <style:text-properties fo:color="#000000" style:font-name="Lato" fo:font-size="12pt" fo:letter-spacing="normal" fo:language="tr" fo:country="TR" fo:font-weight="bold" style:font-size-asian="12pt" style:language-asian="en" style:country-asian="US" style:font-weight-asian="bold" style:font-name-complex="Geneva" style:font-size-complex="12pt"/>
    </style:style>
    <style:style style:name="P7" style:family="paragraph" style:parent-style-name="Standard">
      <style:text-properties fo:color="#ff0000" style:font-name="Lato" style:font-name-complex="Geneva"/>
    </style:style>
    <style:style style:name="P8" style:family="paragraph" style:parent-style-name="Standard">
      <style:text-properties fo:color="#ff0000" style:font-name="Lato" fo:background-color="#ffff00" style:font-name-complex="Geneva"/>
    </style:style>
    <style:style style:name="P9" style:family="paragraph" style:parent-style-name="Standard">
      <style:paragraph-properties fo:text-align="end" style:justify-single-word="false"/>
      <style:text-properties fo:color="#ff0000" style:font-name="Lato" fo:font-size="12pt" fo:letter-spacing="normal" fo:language="tr" fo:country="TR" style:font-size-asian="12pt" style:language-asian="en" style:country-asian="US" style:font-name-complex="Geneva" style:font-size-complex="12pt"/>
    </style:style>
    <style:style style:name="P10"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0000" style:font-name="Lato" fo:language="en" fo:country="US" style:font-name-complex="Geneva" style:language-complex="en" style:country-complex="US"/>
    </style:style>
    <style:style style:name="P11"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0000" style:font-name="Lato" fo:language="en" fo:country="US" style:font-name-asian="Geneva" style:font-name-complex="Geneva" style:language-complex="en" style:country-complex="US"/>
    </style:style>
    <style:style style:name="P12" style:family="paragraph" style:parent-style-name="Standard">
      <style:text-properties fo:color="#ff0000" style:font-name="Lato" fo:language="en" fo:country="US" style:font-name-complex="TimesTU-Roman" style:language-complex="en" style:country-complex="US"/>
    </style:style>
    <style:style style:name="P13" style:family="paragraph" style:parent-style-name="Standard">
      <style:text-properties fo:color="#ff0000" style:font-name="Lato" fo:font-size="16pt" fo:font-weight="bold" style:font-size-asian="16pt" style:font-weight-asian="bold" style:font-name-complex="Geneva"/>
    </style:style>
    <style:style style:name="P14" style:family="paragraph" style:parent-style-name="Standard">
      <style:text-properties style:font-name="Lato"/>
    </style:style>
    <style:style style:name="P15" style:family="paragraph" style:parent-style-name="Standard">
      <style:text-properties style:font-name="Lato" style:font-name-complex="Geneva"/>
    </style:style>
    <style:style style:name="P16" style:family="paragraph" style:parent-style-name="Standard">
      <style:paragraph-properties fo:text-align="justify" style:justify-single-word="false"/>
      <style:text-properties style:font-name="Lato" style:font-name-complex="Geneva"/>
    </style:style>
    <style:style style:name="P17" style:family="paragraph" style:parent-style-name="Standard">
      <style:paragraph-properties fo:text-align="end" style:justify-single-word="false"/>
      <style:text-properties style:font-name="Lato" style:font-name-complex="Geneva"/>
    </style:style>
    <style:style style:name="P18" style:family="paragraph" style:parent-style-name="Standard">
      <style:paragraph-properties fo:line-height="0.529cm"/>
      <style:text-properties style:font-name="Lato" style:font-name-complex="Geneva"/>
    </style:style>
    <style:style style:name="P19" style:family="paragraph" style:parent-style-name="Standard">
      <style:paragraph-properties fo:line-height="0.494cm"/>
      <style:text-properties style:font-name="Lato" style:font-name-complex="Geneva"/>
    </style:style>
    <style:style style:name="P20" style:family="paragraph" style:parent-style-name="Standard">
      <style:paragraph-properties fo:line-height="0.564cm"/>
      <style:text-properties style:font-name="Lato" style:font-name-complex="Geneva"/>
    </style:style>
    <style:style style:name="P21" style:family="paragraph" style:parent-style-name="Standard">
      <style:paragraph-properties>
        <style:tab-stops>
          <style:tab-stop style:position="10.478cm"/>
        </style:tab-stops>
      </style:paragraph-properties>
      <style:text-properties style:font-name="Lato" style:font-name-complex="Geneva"/>
    </style:style>
    <style:style style:name="P22" style:family="paragraph" style:parent-style-name="Standard">
      <style:paragraph-properties fo:text-align="end" style:justify-single-word="false"/>
      <style:text-properties style:font-name="Lato"/>
    </style:style>
    <style:style style:name="P23" style:family="paragraph" style:parent-style-name="Standard">
      <style:paragraph-properties style:line-height-at-least="0cm"/>
      <style:text-properties style:font-name="Lato"/>
    </style:style>
    <style:style style:name="P24" style:family="paragraph" style:parent-style-name="Standard">
      <style:text-properties style:font-name="Lato" fo:font-size="16pt" fo:font-weight="bold" style:font-size-asian="16pt" style:font-weight-asian="bold" style:font-name-complex="Geneva"/>
    </style:style>
    <style:style style:name="P25" style:family="paragraph" style:parent-style-name="Standard">
      <style:text-properties style:font-name="Lato" fo:font-weight="bold" style:font-weight-asian="bold" style:font-name-complex="Geneva"/>
    </style:style>
    <style:style style:name="P26" style:family="paragraph" style:parent-style-name="Text_20_body">
      <style:text-properties fo:color="#ff0000" style:font-name="Lato"/>
    </style:style>
    <style:style style:name="P27" style:family="paragraph" style:parent-style-name="Resimaltˇ">
      <style:text-properties fo:color="#000000" style:font-name="Lato" fo:font-size="12pt" fo:letter-spacing="normal" fo:language="tr" fo:country="TR" style:font-size-asian="12pt" style:language-asian="en" style:country-asian="US" style:font-name-complex="Geneva" style:font-size-complex="12pt"/>
    </style:style>
    <style:style style:name="P28" style:family="paragraph" style:parent-style-name="Resimaltˇ">
      <style:paragraph-properties fo:text-align="end" style:justify-single-word="false"/>
      <style:text-properties fo:color="#000000" style:font-name="Lato" fo:font-size="12pt" fo:letter-spacing="normal" fo:language="tr" fo:country="TR" style:font-size-asian="12pt" style:language-asian="en" style:country-asian="US" style:font-name-complex="Geneva" style:font-size-complex="12pt"/>
    </style:style>
    <style:style style:name="P29" style:family="paragraph" style:parent-style-name="Resimaltˇ">
      <style:paragraph-properties fo:text-align="start" style:justify-single-word="false"/>
      <style:text-properties fo:color="#000000" style:font-name="Lato" fo:font-size="12pt" fo:letter-spacing="normal" fo:language="tr" fo:country="TR" style:font-size-asian="12pt" style:language-asian="en" style:country-asian="US" style:font-name-complex="Geneva" style:font-size-complex="12pt"/>
    </style:style>
    <style:style style:name="P30" style:family="paragraph" style:parent-style-name="Resimaltˇ">
      <style:text-properties fo:color="#000000" style:font-name="Lato" fo:font-size="12pt" fo:letter-spacing="normal" fo:language="tr" fo:country="TR" fo:font-weight="bold" style:font-size-asian="12pt" style:language-asian="en" style:country-asian="US" style:font-weight-asian="bold" style:font-name-complex="Geneva" style:font-size-complex="12pt"/>
    </style:style>
    <style:style style:name="P31" style:family="paragraph" style:parent-style-name="ANA_20_METIN_20_SIYAH_20_HAYVANBILGI">
      <style:text-properties fo:color="#000000" style:font-name="Lato" fo:font-size="12pt" fo:letter-spacing="normal" fo:language="tr" fo:country="TR" style:font-size-asian="12pt" style:language-asian="en" style:country-asian="US" style:font-name-complex="Geneva" style:font-size-complex="12pt"/>
    </style:style>
    <style:style style:name="P32" style:family="paragraph" style:parent-style-name="ANA_20_METIN_20_SIYAH_20_HAYVANBILGI">
      <style:paragraph-properties fo:text-align="start" style:justify-single-word="false"/>
      <style:text-properties fo:color="#000000" style:font-name="Lato" fo:font-size="12pt" fo:letter-spacing="normal" fo:language="tr" fo:country="TR" style:font-size-asian="12pt" style:language-asian="en" style:country-asian="US" style:font-name-complex="Geneva" style:font-size-complex="12pt"/>
    </style:style>
    <style:style style:name="P33" style:family="paragraph" style:parent-style-name="ANA_20_METIN_20_SIYAH_20_HAYVANBILGI">
      <style:paragraph-properties fo:text-align="start" style:justify-single-word="false"/>
      <style:text-properties fo:color="#000000" style:font-name="Lato" fo:font-size="9pt" fo:font-style="italic" style:font-size-asian="9pt" style:font-style-asian="italic" style:font-name-complex="Geneva"/>
    </style:style>
    <style:style style:name="P34" style:family="paragraph" style:parent-style-name="ANA_20_METIN_20_SIYAH_20_ZEMIN">
      <style:text-properties fo:color="#000000" style:font-name="Lato" fo:font-size="12pt" fo:letter-spacing="normal" fo:language="tr" fo:country="TR" style:font-size-asian="12pt" style:language-asian="en" style:country-asian="US" style:font-name-complex="Geneva" style:font-size-complex="12pt"/>
    </style:style>
    <style:style style:name="P35" style:family="paragraph" style:parent-style-name="ANA_20_METIN_20_SIYAH_20_ZEMIN">
      <style:paragraph-properties fo:line-height="0.564cm"/>
      <style:text-properties fo:color="#000000" style:font-name="Lato" fo:font-size="12pt" fo:letter-spacing="normal" fo:language="tr" fo:country="TR" style:font-size-asian="12pt" style:language-asian="en" style:country-asian="US" style:font-name-complex="Geneva" style:font-size-complex="12pt"/>
    </style:style>
    <style:style style:name="P36" style:family="paragraph" style:parent-style-name="ANA_20_METIN_20_SIYAH_20_ZEMIN">
      <style:paragraph-properties fo:line-height="0.564cm" fo:text-align="start" style:justify-single-word="false"/>
      <style:text-properties fo:color="#000000" style:font-name="Lato" fo:font-size="12pt" fo:letter-spacing="normal" fo:language="tr" fo:country="TR" style:font-size-asian="12pt" style:language-asian="en" style:country-asian="US" style:font-name-complex="Geneva" style:font-size-complex="12pt"/>
    </style:style>
    <style:style style:name="P37" style:family="paragraph" style:parent-style-name="ANA_20_METIN_20_SIYAH_20_ZEMIN">
      <style:paragraph-properties fo:text-align="start" style:justify-single-word="false"/>
      <style:text-properties fo:color="#000000" style:font-name="Lato" fo:font-size="12pt" fo:letter-spacing="normal" fo:language="tr" fo:country="TR" style:font-size-asian="12pt" style:language-asian="en" style:country-asian="US" style:font-name-complex="Geneva" style:font-size-complex="12pt"/>
    </style:style>
    <style:style style:name="P38" style:family="paragraph" style:parent-style-name="ANA_20_METIN_20_SIYAH_20_ZEMIN">
      <style:paragraph-properties fo:line-height="0.564cm"/>
      <style:text-properties fo:color="#ff0000" style:font-name="Lato" fo:font-size="12pt" fo:letter-spacing="normal" fo:language="tr" fo:country="TR" style:font-size-asian="12pt" style:language-asian="en" style:country-asian="US" style:font-name-complex="Geneva" style:font-size-complex="12pt"/>
    </style:style>
    <style:style style:name="P39" style:family="paragraph" style:parent-style-name="BASLIK_20_BILGI">
      <style:text-properties fo:color="#000000" style:font-name="Lato" fo:font-size="12pt" fo:letter-spacing="normal" fo:language="tr" fo:country="TR" fo:font-weight="normal" style:font-size-asian="12pt" style:language-asian="en" style:country-asian="US" style:font-weight-asian="normal" style:font-name-complex="Geneva" style:font-size-complex="12pt"/>
    </style:style>
    <style:style style:name="P40" style:family="paragraph" style:parent-style-name="BASLIK_20_BILGI">
      <style:text-properties fo:color="#ff0000" style:font-name="Lato" fo:font-size="12pt" fo:letter-spacing="normal" fo:language="tr" fo:country="TR" fo:font-weight="normal" style:font-size-asian="12pt" style:language-asian="en" style:country-asian="US" style:font-weight-asian="normal" style:font-name-complex="Geneva" style:font-size-complex="12pt"/>
    </style:style>
    <style:style style:name="P41" style:family="paragraph" style:parent-style-name="BASLIK_20_BILGI">
      <style:paragraph-properties fo:margin-top="0cm" fo:margin-bottom="0cm" loext:contextual-spacing="false"/>
      <style:text-properties fo:color="#000000" style:font-name="Lato" fo:font-size="12pt" fo:letter-spacing="normal" fo:language="tr" fo:country="TR" fo:font-weight="normal" style:font-size-asian="12pt" style:language-asian="en" style:country-asian="US" style:font-weight-asian="normal" style:font-name-complex="Geneva" style:font-size-complex="12pt"/>
    </style:style>
    <style:style style:name="P42" style:family="paragraph" style:parent-style-name="BASLIK_20_BILGI">
      <style:paragraph-properties fo:margin-top="0cm" fo:margin-bottom="0cm" loext:contextual-spacing="false" fo:line-height="0.494cm"/>
      <style:text-properties fo:color="#000000" style:font-name="Lato" fo:font-size="12pt" fo:letter-spacing="normal" fo:language="tr" fo:country="TR" fo:font-weight="normal" style:font-size-asian="12pt" style:language-asian="en" style:country-asian="US" style:font-weight-asian="normal" style:font-name-complex="Geneva" style:font-size-complex="12pt"/>
    </style:style>
    <style:style style:name="P43" style:family="paragraph" style:parent-style-name="BASLIK_20_BILGI">
      <style:paragraph-properties fo:margin-top="0cm" fo:margin-bottom="0cm" loext:contextual-spacing="false"/>
      <style:text-properties fo:color="#000000" style:font-name="Lato" fo:font-size="12pt" fo:language="tr" fo:country="TR" style:font-size-asian="12pt" style:language-asian="en" style:country-asian="US" style:font-size-complex="12pt"/>
    </style:style>
    <style:style style:name="P44" style:family="paragraph" style:parent-style-name="BASLIK_20_BILGI">
      <style:paragraph-properties fo:margin-top="0cm" fo:margin-bottom="0cm" loext:contextual-spacing="false"/>
      <style:text-properties fo:color="#000000" style:font-name="Lato" style:font-name-complex="Geneva"/>
    </style:style>
    <style:style style:name="P45" style:family="paragraph" style:parent-style-name="Standard">
      <style:paragraph-properties fo:margin-top="0.199cm" fo:margin-bottom="0cm" loext:contextual-spacing="false" fo:line-height="0.564cm" fo:text-align="justify" style:justify-single-word="false"/>
      <style:text-properties style:font-name="Lato" style:font-name-complex="Geneva"/>
    </style:style>
    <style:style style:name="P46" style:family="paragraph" style:parent-style-name="Standard">
      <style:paragraph-properties fo:margin-top="0.199cm" fo:margin-bottom="0cm" loext:contextual-spacing="false" style:line-height-at-least="0.374cm"/>
      <style:text-properties style:font-name="Lato" style:font-name-complex="Geneva"/>
    </style:style>
    <style:style style:name="P47" style:family="paragraph" style:parent-style-name="Standard">
      <style:paragraph-properties fo:margin-top="0.199cm" fo:margin-bottom="0cm" loext:contextual-spacing="false" fo:line-height="0.6cm" fo:text-align="justify" style:justify-single-word="false"/>
      <style:text-properties style:font-name="Lato" style:font-name-complex="Geneva"/>
    </style:style>
    <style:style style:name="P48" style:family="paragraph" style:parent-style-name="Standard">
      <style:paragraph-properties fo:margin-top="0.399cm" fo:margin-bottom="0cm" loext:contextual-spacing="false" fo:line-height="0.6cm"/>
      <style:text-properties style:font-name="Lato" style:font-name-complex="Geneva"/>
    </style:style>
    <style:style style:name="P49" style:family="paragraph" style:parent-style-name="Standard">
      <style:paragraph-properties fo:margin-top="0.399cm" fo:margin-bottom="0cm" loext:contextual-spacing="false" fo:line-height="0.6cm" fo:text-align="justify" style:justify-single-word="false"/>
      <style:text-properties style:font-name="Lato" style:font-name-complex="Geneva"/>
    </style:style>
    <style:style style:name="P50" style:family="paragraph" style:parent-style-name="Standard">
      <style:paragraph-properties fo:margin-top="0.212cm" fo:margin-bottom="0.212cm" loext:contextual-spacing="false"/>
      <style:text-properties fo:color="#ff0000" style:font-name="Lato" style:font-name-complex="Geneva"/>
    </style:style>
    <style:style style:name="P51" style:family="paragraph" style:parent-style-name="Standard">
      <style:paragraph-properties fo:margin-top="0.212cm" fo:margin-bottom="0.212cm" loext:contextual-spacing="false"/>
      <style:text-properties style:font-name="Lato"/>
    </style:style>
    <style:style style:name="P52" style:family="paragraph" style:parent-style-name="Standard">
      <style:paragraph-properties fo:margin-left="1.429cm" fo:margin-right="0cm" fo:margin-top="0.199cm" fo:margin-bottom="0.199cm" loext:contextual-spacing="false" fo:text-indent="0cm" style:auto-text-indent="false"/>
      <style:text-properties style:font-name="Lato" style:font-name-complex="Geneva"/>
    </style:style>
    <style:style style:name="P53" style:family="paragraph" style:parent-style-name="Standard">
      <style:paragraph-properties fo:margin-left="0cm" fo:margin-right="-2.858cm" fo:text-indent="0cm" style:auto-text-indent="false">
        <style:tab-stops>
          <style:tab-stop style:position="10.478cm"/>
        </style:tab-stops>
      </style:paragraph-properties>
      <style:text-properties style:font-name="Lato" style:font-name-complex="Geneva"/>
    </style:style>
    <style:style style:name="P54" style:family="paragraph" style:parent-style-name="Standard">
      <style:paragraph-properties fo:margin-left="0.635cm" fo:margin-right="0cm" fo:margin-top="0.212cm" fo:margin-bottom="0.212cm" loext:contextual-spacing="false" fo:text-indent="0cm" style:auto-text-indent="false"/>
      <style:text-properties fo:color="#ff0000" style:font-name="Lato" style:font-name-complex="Geneva"/>
    </style:style>
    <style:style style:name="P55" style:family="paragraph" style:parent-style-name="Heading_20_1">
      <style:text-properties fo:color="#ff0000" style:font-name="Lato"/>
    </style:style>
    <style:style style:name="P56" style:family="paragraph" style:parent-style-name="Heading_20_2">
      <style:text-properties fo:color="#ff0000" style:font-name="Lato"/>
    </style:style>
    <style:style style:name="P57" style:family="paragraph" style:parent-style-name="Standard" style:master-page-name="Standard">
      <style:paragraph-properties style:page-number="auto"/>
      <style:text-properties style:font-name="Lato" style:font-name-complex="Geneva"/>
    </style:style>
    <style:style style:name="P58" style:family="paragraph" style:parent-style-name="Standard" style:list-style-name="WW8Num3">
      <style:text-properties style:font-name="Lato" style:font-name-complex="Geneva"/>
    </style:style>
    <style:style style:name="P59" style:family="paragraph" style:parent-style-name="Standard" style:list-style-name="WW8Num2">
      <style:paragraph-properties fo:margin-top="0.212cm" fo:margin-bottom="0.212cm" loext:contextual-spacing="false"/>
      <style:text-properties fo:color="#ff0000" style:font-name="Lato" style:font-name-complex="Geneva"/>
    </style:style>
    <style:style style:name="T1" style:family="text">
      <style:text-properties fo:color="#ff0000" style:font-name-complex="Geneva"/>
    </style:style>
    <style:style style:name="T2" style:family="text">
      <style:text-properties fo:color="#ff0000" fo:font-size="11pt" style:font-size-asian="11pt" style:font-name-complex="Geneva"/>
    </style:style>
    <style:style style:name="T3" style:family="text">
      <style:text-properties fo:color="#000000" style:font-name="Lato" fo:font-size="48pt" style:font-size-asian="48pt" style:font-name-complex="Geneva"/>
    </style:style>
    <style:style style:name="T4" style:family="text">
      <style:text-properties fo:color="#000000" style:font-name="Lato" fo:font-size="11pt" fo:font-weight="bold" style:font-size-asian="11pt" style:font-weight-asian="bold" style:font-name-complex="Geneva"/>
    </style:style>
    <style:style style:name="T5" style:family="text">
      <style:text-properties style:font-name-asian="Geneva"/>
    </style:style>
    <style:style style:name="T6" style:family="text">
      <style:text-properties style:font-name-complex="Geneva"/>
    </style:style>
    <style:style style:name="T7" style:family="text">
      <style:text-properties style:font-name="Lato" style:font-name-complex="Genev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YARATILIŞ ATLASI CİLT 3</text:p>
      <text:p text:style-name="P15"/>
      <text:p text:style-name="P15">Okuyucuya</text:p>
      <text:p text:style-name="P15"/>
      <text:p text:style-name="P15">l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5">l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l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l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l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l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
      <text:p text:style-name="P15">Bu kitapta kullanılan ayetler, Ali Bulaç'ın hazırladığı</text:p>
      <text:p text:style-name="P14"><text:span text:style-name="T6">"Kur'an-ı Kerim ve Türkçe Anlamı" isimli mealden alınmıştır. Birinci Baskı: Temmuz </text:span><text:span text:style-name="T1">2007 / İkinci Baskı: Ağustos 2008</text:span></text:p>
      <text:p text:style-name="P15"/>
      <text:p text:style-name="P15">ARAŞTIRMA</text:p>
      <text:p text:style-name="P15">YAYINCILIK</text:p>
      <text:p text:style-name="P15"><text:soft-page-break/>Talatpaşa Mah. Emirgazi Caddesi İbrahim Elmas İşmerkezi </text:p>
      <text:p text:style-name="P15">A Blok Kat 4 Okmeydanı - İstanbul <text:s/>Tel: (0 212) 222 00 88</text:p>
      <text:p text:style-name="P15"/>
      <text:p text:style-name="P15">Baskı: FSF Matbaacılık</text:p>
      <text:p text:style-name="P15">Bağlar Mevkii, Firuzköy Cad. No: 44 </text:p>
      <text:p text:style-name="P15">Avcılar - İstanbul <text:s/>Tel: (0 212) 690 89 89</text:p>
      <text:p text:style-name="P15"/>
      <text:p text:style-name="Standard"><text:span text:style-name="T7">www.harunyahya.org - </text:span><text:a xlink:type="simple" xlink:href="http://www.harunyahya.net/" text:style-name="Internet_20_link" text:visited-style-name="Visited_20_Internet_20_Link"><text:span text:style-name="Internet_20_link"><text:span text:style-name="T7">www.harunyahya.net</text:span></text:span></text:a></text:p>
      <text:p text:style-name="P15"/>
      <text:p text:style-name="P15">HARUN YAHYA </text:p>
      <text:p text:style-name="P15"/>
      <text:p text:style-name="P15">CİLT 3 </text:p>
      <text:p text:style-name="P15">YARATILIŞ ATLASI</text:p>
      <text:p text:style-name="P15"/>
      <text:p text:style-name="P15">Yazar ve Eserleri </text:p>
      <text:p text:style-name="P15">Hakkında</text:p>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Harun Yahya'nın eserleri yaklaşık 30.000 resmin yer aldığı toplam 45.000 sayfalık bir külliyattır ve bu külliyat 57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text:soft-page-break/>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YARATILIŞ ATLASI </text:p>
      <text:p text:style-name="P15"/>
      <text:p text:style-name="P15">HARUN YAHYA </text:p>
      <text:p text:style-name="P15"><text:soft-page-break/></text:p>
      <text:p text:style-name="P15"/>
      <text:p text:style-name="P15">İÇİNDEKİLER</text:p>
      <text:p text:style-name="P15"/>
      <text:p text:style-name="P15">GİRİŞ<text:tab/>12</text:p>
      <text:p text:style-name="P15"/>
      <text:p text:style-name="P15">EVRİMCİLERİN ARA GEÇİŞ FORMU ÇIKMAZI<text:tab/>16</text:p>
      <text:p text:style-name="P15"/>
      <text:p text:style-name="P15">KAMBRİYEN DÖNEMİ FOSİLLERİ VE TÜRLERİN YARATILIŞI<text:tab/>17<text:tab/></text:p>
      <text:p text:style-name="P15"/>
      <text:p text:style-name="P15">BİR KISIM MEDYANIN “KAYIP HALKA BULUNDU” MANŞETLERİ </text:p>
      <text:p text:style-name="P15">BİLİM DIŞI BİR ALDATMACADIR<text:tab/>19</text:p>
      <text:p text:style-name="P15"/>
      <text:p text:style-name="P15">DARWIN’İN MANTIK VE BİLİM DIŞI FORMÜLÜ<text:tab/>22</text:p>
      <text:p text:style-name="P15"/>
      <text:p text:style-name="P15">KARA HAYVANLARINA AİT FOSİL ÖRNEKLERİ<text:tab/>28</text:p>
      <text:p text:style-name="P15"/>
      <text:p text:style-name="P15">KAPLAN KAFATASI<text:tab/>30</text:p>
      <text:p text:style-name="P15">SIRTLAN KAFATASI<text:tab/>32</text:p>
      <text:p text:style-name="P15">AND AYISI KAFATASI<text:tab/>34</text:p>
      <text:p text:style-name="P14"><text:span text:style-name="T1">ALTIN MAYMUN</text:span><text:span text:style-name="T6"> KAFATASI<text:tab/>36</text:span></text:p>
      <text:p text:style-name="P15">ANTİLOP KAFATASI <text:tab/>38</text:p>
      <text:p text:style-name="P14"><text:span text:style-name="T1">KURT</text:span><text:span text:style-name="T6"> KAFATASI <text:tab/>40</text:span></text:p>
      <text:p text:style-name="P15">KIR KURDU KAFATASI <text:tab/>42</text:p>
      <text:p text:style-name="P15">TAVŞAN KAFATASI<text:tab/>44</text:p>
      <text:p text:style-name="P15">TİLKİ KAFATASI<text:tab/>46</text:p>
      <text:p text:style-name="P15">RAKUN KAFATASI<text:tab/>48</text:p>
      <text:p text:style-name="P15">TİMSAH KAFATASI<text:tab/>50</text:p>
      <text:p text:style-name="P15">SIRTLAN KAFATASI <text:tab/>52</text:p>
      <text:p text:style-name="P15">ZEBRA KAFATASI <text:tab/>54</text:p>
      <text:p text:style-name="P15">ANTİLOP KAFATASI<text:tab/>56</text:p>
      <text:p text:style-name="P15">KAPLAN KAFATASI <text:tab/>58</text:p>
      <text:p text:style-name="P15">ANTİLOP KAFATASI <text:tab/>60</text:p>
      <text:p text:style-name="P15">KAPLAN KAFATASI <text:tab/>62</text:p>
      <text:p text:style-name="P15">KAPLAN KAFATASI<text:tab/>64</text:p>
      <text:p text:style-name="P15">KAPLAN KAFATASI<text:tab/>66</text:p>
      <text:p text:style-name="P15">KURT KAFATASI<text:tab/>68</text:p>
      <text:p text:style-name="P15">SIRTLAN KAFATASI<text:tab/>70</text:p>
      <text:p text:style-name="P15">SIRTLAN KAFATASI<text:tab/>72</text:p>
      <text:p text:style-name="P14"><text:span text:style-name="T1">GELİNCİK</text:span><text:span text:style-name="T6"> KAFATASI<text:tab/>74</text:span></text:p>
      <text:p text:style-name="P15">KUTUP PORSUĞU KAFATASI<text:tab/>76</text:p>
      <text:p text:style-name="P15">KAPLAN KAFATASI<text:tab/>78</text:p>
      <text:p text:style-name="P14"><text:span text:style-name="T1">GELİNCİK</text:span><text:span text:style-name="T6"> KAFATASI<text:tab/>80</text:span></text:p>
      <text:p text:style-name="P15">BENEKLİ GEYİK KAFATASI<text:tab/>82</text:p>
      <text:p text:style-name="P15">YER KÖPEĞİ KAFATASI<text:tab/>84</text:p>
      <text:p text:style-name="P15"><text:soft-page-break/>YABAN DOMUZU KAFATASI<text:tab/>86</text:p>
      <text:p text:style-name="P15">KUTUP PORSUĞU KAFATASI<text:tab/>88</text:p>
      <text:p text:style-name="P15">ANTİLOP KAFATASI<text:tab/>90</text:p>
      <text:p text:style-name="P15">TİBET KUM TİLKİSİ KAFATASI<text:tab/>92</text:p>
      <text:p text:style-name="P14"><text:span text:style-name="T1">BOZAYI</text:span><text:span text:style-name="T6"> KAFATASI<text:tab/>94</text:span></text:p>
      <text:p text:style-name="P15">PANDA KAFATASI<text:tab/>96</text:p>
      <text:p text:style-name="P14"><text:span text:style-name="T1">GRİ KURT</text:span><text:span text:style-name="T6"> KAFATASI<text:tab/>98</text:span></text:p>
      <text:p text:style-name="P14"><text:span text:style-name="T1">BALIKÇI SANSAR</text:span><text:span text:style-name="T6"> KAFATASI<text:tab/>100</text:span></text:p>
      <text:p text:style-name="P14"><text:span text:style-name="T1">SIRTLAN </text:span><text:span text:style-name="T6">KAFATASI<text:tab/>102</text:span></text:p>
      <text:p text:style-name="P15">KUTUP PORSUĞU KAFATASI<text:tab/>104</text:p>
      <text:p text:style-name="P15">TİMSAH<text:tab/>106</text:p>
      <text:p text:style-name="P15">KURBAĞA<text:tab/>108</text:p>
      <text:p text:style-name="P15">SEMENDER LARVASI<text:tab/>110</text:p>
      <text:p text:style-name="P15">TİMSAH<text:tab/>112</text:p>
      <text:p text:style-name="P15">FİL DİŞİ<text:tab/>114</text:p>
      <text:p text:style-name="P15"/>
      <text:p text:style-name="P15">DENİZ CANLILARINA AİT FOSİL ÖRNEKLERİ<text:tab/>116</text:p>
      <text:p text:style-name="P15"/>
      <text:p text:style-name="P15">MENE MACULATA (MENE BALIĞI)<text:tab/>118</text:p>
      <text:p text:style-name="P15">DENİZ YILDIZI<text:tab/>120</text:p>
      <text:p text:style-name="P7">USKUMRU<text:tab/>122</text:p>
      <text:p text:style-name="P15">MÜREKKEP BALIĞI<text:tab/>124</text:p>
      <text:p text:style-name="P15">MERSİN BALIĞI<text:tab/>126</text:p>
      <text:p text:style-name="P15">ZARGANA<text:tab/>128</text:p>
      <text:p text:style-name="P15">DENİZ YILDIZI<text:tab/>130</text:p>
      <text:p text:style-name="P7">ASKER BALIĞI<text:tab/>132</text:p>
      <text:p text:style-name="P15">ZARGANA<text:tab/>134</text:p>
      <text:p text:style-name="P15">COELACANTH<text:tab/>136</text:p>
      <text:p text:style-name="P8">ÇEKİÇÇENE BALIĞI<text:tab/>138</text:p>
      <text:p text:style-name="P15">KEMAN VATOZU<text:tab/>140</text:p>
      <text:p text:style-name="P15">ZARGANA<text:tab/>142</text:p>
      <text:p text:style-name="P15">YILAN BALIĞI<text:tab/>144</text:p>
      <text:p text:style-name="P15">MÜREKKEP BALIĞI<text:tab/>146</text:p>
      <text:p text:style-name="P15">KEDİ BALIĞI<text:tab/>148</text:p>
      <text:p text:style-name="P15">ISTAKOZ VE UÇAN BALIK<text:tab/>150</text:p>
      <text:p text:style-name="P15">VATOZ<text:tab/>152</text:p>
      <text:p text:style-name="P15">ZARGANA<text:tab/>154</text:p>
      <text:p text:style-name="P15">MÜREKKEP BALIĞI<text:tab/>156</text:p>
      <text:p text:style-name="P15">KARİDES<text:tab/>158</text:p>
      <text:p text:style-name="P15">KEDİ BALIĞI<text:tab/>160</text:p>
      <text:p text:style-name="P15">KEMAN VATOZU<text:tab/>162</text:p>
      <text:p text:style-name="P15">KARİDES<text:tab/>164</text:p>
      <text:p text:style-name="P15">COELACANTH<text:tab/>166</text:p>
      <text:p text:style-name="P15">VATOZ<text:tab/>168</text:p>
      <text:p text:style-name="P15">KEREVİT<text:tab/>170</text:p>
      <text:p text:style-name="P15"><text:soft-page-break/>DENİZ KESTANESİ<text:tab/>172</text:p>
      <text:p text:style-name="P15">VATOZ<text:tab/>174</text:p>
      <text:p text:style-name="P15">SERRANIDAE (HANİ BALIĞI)<text:tab/>176</text:p>
      <text:p text:style-name="P15">UÇAN BALIK<text:tab/>178</text:p>
      <text:p text:style-name="P15">KUM BALIĞI<text:tab/>180</text:p>
      <text:p text:style-name="P15">YILAN BALIĞI<text:tab/>182</text:p>
      <text:p text:style-name="P15">ELOPIDAE (KADIN BALIĞI)<text:tab/>184</text:p>
      <text:p text:style-name="P15">SYNGATHODEI (PÜRTÜKLÜ DENİZ </text:p>
      <text:p text:style-name="P15">İĞNESİ)<text:tab/>186</text:p>
      <text:p text:style-name="P15">ATNALI YENGECİ<text:tab/>188</text:p>
      <text:p text:style-name="P15">KUM BALIĞI<text:tab/>190</text:p>
      <text:p text:style-name="P15">ELOPIDAE (KADIN BALIĞI)<text:tab/>192</text:p>
      <text:p text:style-name="P15">ZARGANA<text:tab/>194</text:p>
      <text:p text:style-name="P15">YILAN YILDIZI<text:tab/>196</text:p>
      <text:p text:style-name="P15">YILAN BALIĞI<text:tab/>198</text:p>
      <text:p text:style-name="P15">KUM BALIĞI<text:tab/>200</text:p>
      <text:p text:style-name="P15">YENGEÇ<text:tab/>202</text:p>
      <text:p text:style-name="P15">KARİDES<text:tab/>204</text:p>
      <text:p text:style-name="P15">KUM BALIĞI<text:tab/>206</text:p>
      <text:p text:style-name="P15">DENİZ YILDIZI<text:tab/>208</text:p>
      <text:p text:style-name="P7">KUM LEVREĞİ<text:tab/>210</text:p>
      <text:p text:style-name="P15">CENTRISCUS (ÇULLUK BALIĞI)<text:tab/>212</text:p>
      <text:p text:style-name="P15">DENİZ HIYARI<text:tab/>214</text:p>
      <text:p text:style-name="P15">DENİZ YILDIZI<text:tab/>216</text:p>
      <text:p text:style-name="P15">MERCAN<text:tab/>218</text:p>
      <text:p text:style-name="P15">PERCOPSIDAE<text:tab/>220</text:p>
      <text:p text:style-name="P15">İSTİRİDYE KABUĞU<text:tab/>222</text:p>
      <text:p text:style-name="P15">UÇAN BALIK<text:tab/>224</text:p>
      <text:p text:style-name="P15">MERCAN<text:tab/>226</text:p>
      <text:p text:style-name="P15">MERSİN BALIĞI<text:tab/>228</text:p>
      <text:p text:style-name="P15">CENTRISCUS (ÇULLUK BALIĞI)<text:tab/>230</text:p>
      <text:p text:style-name="P15">MÜREKKEP BALIĞI<text:tab/>232</text:p>
      <text:p text:style-name="P15">VATOZ<text:tab/>234</text:p>
      <text:p text:style-name="P15">MÜREKKEP BALIĞI<text:tab/>236</text:p>
      <text:p text:style-name="P15">ZIRHLI ISTAKOZ<text:tab/>238</text:p>
      <text:p text:style-name="P15">MANTİS ISTAKOZU<text:tab/>240</text:p>
      <text:p text:style-name="P15">BALON BALIĞI<text:tab/>242</text:p>
      <text:p text:style-name="P15">ISTAKOZ<text:tab/>244</text:p>
      <text:p text:style-name="P7">DENİZ ATI<text:tab/>246</text:p>
      <text:p text:style-name="P15">MANTİS ISTAKOZU<text:tab/>248</text:p>
      <text:p text:style-name="P15">BALON BALIĞI<text:tab/>250</text:p>
      <text:p text:style-name="P15">VATOZ<text:tab/>252</text:p>
      <text:p text:style-name="P15">DENİZ ZAMBAĞI<text:tab/>254</text:p>
      <text:p text:style-name="P15">MANTİS ISTAKOZU<text:tab/>256</text:p>
      <text:p text:style-name="P15">BALON BALIĞI<text:tab/>258</text:p>
      <text:p text:style-name="P15"><text:soft-page-break/>ÇAMUR BALIĞI<text:tab/>260</text:p>
      <text:p text:style-name="P15">DENİZ ATI<text:tab/>262</text:p>
      <text:p text:style-name="P15">COELACANTH<text:tab/>264</text:p>
      <text:p text:style-name="P15">VATOZ<text:tab/>266</text:p>
      <text:p text:style-name="P15">KEMAN VATOZU<text:tab/>268</text:p>
      <text:p text:style-name="P15">DENİZ İĞNESİ<text:tab/>270</text:p>
      <text:p text:style-name="P15">BALON BALIĞI<text:tab/>272</text:p>
      <text:p text:style-name="P15">ZARGANA<text:tab/>274</text:p>
      <text:p text:style-name="P15">MANTİS ISTAKOZU<text:tab/>276</text:p>
      <text:p text:style-name="P15">BALON BALIĞI<text:tab/>278</text:p>
      <text:p text:style-name="P15">MÜREKKEP BALIĞI<text:tab/>280</text:p>
      <text:p text:style-name="P15">SARDALYA<text:tab/>282</text:p>
      <text:p text:style-name="P15">MANTİS ISTAKOZU-YILAN BALIĞI<text:tab/>284</text:p>
      <text:p text:style-name="P15">BALON BALIĞI<text:tab/>286</text:p>
      <text:p text:style-name="P15">ZARGANA<text:tab/>288</text:p>
      <text:p text:style-name="P15">MANTİS ISTAKOZU<text:tab/>290</text:p>
      <text:p text:style-name="P15">KEMAN VATOZU<text:tab/>292</text:p>
      <text:p text:style-name="P7">KURT RİNGA <text:tab/>294</text:p>
      <text:p text:style-name="P15">ZARGANA<text:tab/>296</text:p>
      <text:p text:style-name="P15">ELOPIDAE (KADIN BALIĞI)<text:tab/>298</text:p>
      <text:p text:style-name="P15">ALBULIDAE (KILÇIKLI BALIK)<text:tab/>300</text:p>
      <text:p text:style-name="P15">TESTERELİ VATOZ<text:tab/>302</text:p>
      <text:p text:style-name="P15">DENİZ KESTANESİ<text:tab/>304</text:p>
      <text:p text:style-name="P15">KEDİ BALIĞI<text:tab/>306</text:p>
      <text:p text:style-name="P15"/>
      <text:p text:style-name="P15">BİTKİLERE AİT FOSİL ÖRNEKLERİ <text:tab/>308</text:p>
      <text:p text:style-name="P15"/>
      <text:p text:style-name="P15">MELENGİÇ TOHUMU<text:tab/>310</text:p>
      <text:p text:style-name="P15">SEKOYA KOZALAĞI<text:tab/>312</text:p>
      <text:p text:style-name="P15">SARMAŞIK EĞRELTİ OTU <text:tab/>314</text:p>
      <text:p text:style-name="P15">ALLOPHYLLUM YAPRAĞI<text:tab/>316 KAVAK YAPRAĞI<text:tab/>318</text:p>
      <text:p text:style-name="P15">YALANCI SERVİ YAPRAĞI <text:tab/>320</text:p>
      <text:p text:style-name="P15">SUMAK YAPRAĞI<text:tab/>322</text:p>
      <text:p text:style-name="P15">SÜTLEĞEN YAPRAĞI<text:tab/>324</text:p>
      <text:p text:style-name="P15">BALON ASMASI<text:tab/>326</text:p>
      <text:p text:style-name="P15">KAVAK YAPRAĞI<text:tab/>328</text:p>
      <text:p text:style-name="P15">MEŞE YAPRAĞI <text:s/><text:tab/>330</text:p>
      <text:p text:style-name="P15">SÖĞÜT YAPRAĞI <text:tab/>332</text:p>
      <text:p text:style-name="P15">EĞRELTİ OTU <text:tab/>334</text:p>
      <text:p text:style-name="P15">KAYIN AĞACI YAPRAĞI <text:tab/>336</text:p>
      <text:p text:style-name="P15">EĞRELTİ OTU<text:tab/>338</text:p>
      <text:p text:style-name="P15">HANIMELİ YAPRAĞI<text:tab/>340</text:p>
      <text:p text:style-name="P15">EĞRELTİ OTU<text:tab/>342</text:p>
      <text:p text:style-name="P15">HUŞ YAPRAĞI<text:tab/>344</text:p>
      <text:p text:style-name="P15">EĞRELTİ OTU<text:tab/>346</text:p>
      <text:p text:style-name="P15"><text:soft-page-break/>HANIMELİ YAPRAĞI<text:tab/>348</text:p>
      <text:p text:style-name="P15">HUŞ YAPRAĞI<text:tab/>350</text:p>
      <text:p text:style-name="P15">SABUN AĞACI YAPRAĞI<text:tab/>352</text:p>
      <text:p text:style-name="P15">SABUN AĞACI YAPRAĞI<text:tab/>354</text:p>
      <text:p text:style-name="P15">SABUN AĞACI YAPRAĞI<text:tab/>356</text:p>
      <text:p text:style-name="P15">EĞRELTİ OTU<text:tab/>358</text:p>
      <text:p text:style-name="P15"/>
      <text:p text:style-name="P15"/>
      <text:p text:style-name="P15">BÖCEKLERE AİT FOSİL ÖRNEKLERİ<text:tab/>360</text:p>
      <text:p text:style-name="P15"/>
      <text:p text:style-name="P15">KARINCA<text:tab/>362</text:p>
      <text:p text:style-name="P15">SIÇRAYAN ÖRÜMCEK <text:s/><text:tab/>363</text:p>
      <text:p text:style-name="P15">KELEBEK LARVASI<text:tab/>364</text:p>
      <text:p text:style-name="P15">ARCHAEOGNATHA (TÜYLÜ KUYRUK)<text:tab/>365</text:p>
      <text:p text:style-name="P15">SIÇRAYAN ÖRÜMCEK<text:tab/>366</text:p>
      <text:p text:style-name="P15">SIÇRAYAN ÖRÜMCEK<text:tab/>367</text:p>
      <text:p text:style-name="P15">ÇARPILI ÖRÜMCEK VE SİNEK<text:tab/>368</text:p>
      <text:p text:style-name="P15">ÖRÜMCEK<text:tab/>369</text:p>
      <text:p text:style-name="P15">KABUK BİTİ <text:s/><text:tab/>370</text:p>
      <text:p text:style-name="P15">YABAN ARISI<text:tab/>371 </text:p>
      <text:p text:style-name="P15">GAL SİNEĞİ <text:s/><text:tab/>372</text:p>
      <text:p text:style-name="P15">SUİKASTÇİ BÖCEK <text:tab/>373</text:p>
      <text:p text:style-name="P15">BİR TÜR BİTKİ BÖCEĞİ (DASCILLIDAE)<text:tab/>374</text:p>
      <text:p text:style-name="P15">HAMAM BÖCEĞİ <text:s/><text:tab/>375</text:p>
      <text:p text:style-name="P15">TEKE BÖCEĞİ<text:tab/>376</text:p>
      <text:p text:style-name="P15">TENEBRIO (UN KURDU)<text:tab/>377</text:p>
      <text:p text:style-name="P15">TIRTIL<text:tab/>378</text:p>
      <text:p text:style-name="P15">ENICOCEPHALID<text:tab/>379</text:p>
      <text:p text:style-name="P15">AMFİPOT <text:tab/>380</text:p>
      <text:p text:style-name="P15">MANTİS, PEDİLİD BÖCEĞİ, MANTAR </text:p>
      <text:p text:style-name="P15">SİVRİSİNEĞİ<text:tab/>381</text:p>
      <text:p text:style-name="P15">AĞAÇ KABUĞU BİTİ <text:tab/>382</text:p>
      <text:p text:style-name="P15">PARLAK KINKANATLI (NITIDULIDAE)<text:tab/>383</text:p>
      <text:p text:style-name="P15">ÇEKİRGE<text:tab/> 384</text:p>
      <text:p text:style-name="P15">KAMBUR SİNEK <text:s/><text:tab/>385</text:p>
      <text:p text:style-name="P15">DANS SİNEĞİ<text:tab/>386</text:p>
      <text:p text:style-name="P15">İŞÇİ KARINCA <text:tab/>387</text:p>
      <text:p text:style-name="P15">DANS SİNEĞİ<text:tab/>388</text:p>
      <text:p text:style-name="P15">ELATERIDAE (TAKLA BÖCEĞİ)<text:tab/>389</text:p>
      <text:p text:style-name="P15">GÜVE SİNEĞİ<text:tab/>390</text:p>
      <text:p text:style-name="P15">ASALAK YABAN ARISI<text:tab/>391</text:p>
      <text:p text:style-name="P15">UZUN BACAKLI SİNEK<text:tab/>392</text:p>
      <text:p text:style-name="P15">ÖRÜMCEK<text:tab/>393</text:p>
      <text:p text:style-name="P15">GÜVE<text:tab/>394</text:p>
      <text:p text:style-name="P15">KELEBEK LARVASI<text:tab/>395</text:p>
      <text:p text:style-name="P15"><text:soft-page-break/>RAPHIDIOPTERA (DEVE SİNEĞİ) </text:p>
      <text:p text:style-name="P15">LARVASI<text:tab/>396</text:p>
      <text:p text:style-name="P15">ÖRÜMCEK<text:tab/>397</text:p>
      <text:p text:style-name="P15">ARCHAEOGNATHA (TÜYLÜ KUYRUK)<text:tab/>398</text:p>
      <text:p text:style-name="P15">ASALAK ARI<text:tab/>399</text:p>
      <text:p text:style-name="P15">PHASMATIDAE (CADI ÇEKİRGESİ)<text:tab/>400</text:p>
      <text:p text:style-name="P15">KELEBEK LARVASI<text:tab/>401</text:p>
      <text:p text:style-name="P15">KÜREMSİ ÖRÜMCEK<text:tab/>402</text:p>
      <text:p text:style-name="P15">ELATERIDAE (TAKLA BÖCEĞİ)<text:tab/>403</text:p>
      <text:p text:style-name="P15">AĞUSTOS BÖCEĞİ LARVASI<text:tab/>404</text:p>
      <text:p text:style-name="P15">AĞUSTOS BÖCEĞİ <text:tab/>405</text:p>
      <text:p text:style-name="P15">YUSUFÇUK<text:tab/>406</text:p>
      <text:p text:style-name="P15">CIRCIR BÖCEĞİ<text:tab/>408</text:p>
      <text:p text:style-name="P15">ÇEKİRGE<text:tab/>410</text:p>
      <text:p text:style-name="P15">HAMAM BÖCEĞİ<text:tab/>412</text:p>
      <text:p text:style-name="P15">ÇEKİRGE<text:tab/>414</text:p>
      <text:p text:style-name="P15">YAPRAK ZARARLISI<text:tab/>415</text:p>
      <text:p text:style-name="P15">HAMAM BÖCEĞİ<text:tab/>416</text:p>
      <text:p text:style-name="P15">BIBIONIDAE (TÜYLÜ SİVRİSİNEK)<text:tab/>417</text:p>
      <text:p text:style-name="P15">YUSUFÇUK<text:tab/>418</text:p>
      <text:p text:style-name="P15">YUSUFÇUK<text:tab/>420</text:p>
      <text:p text:style-name="P15">CIRCIR BÖCEĞİ<text:tab/>422</text:p>
      <text:p text:style-name="P15">HAMAM BÖCEĞİ<text:tab/>423</text:p>
      <text:p text:style-name="P15">ÇAYIR ÇEKİRGESİ<text:tab/>424</text:p>
      <text:p text:style-name="P15">YUSUFÇUK LARVASI<text:tab/>426</text:p>
      <text:p text:style-name="P15">MAYIS SİNEĞİ<text:tab/>427</text:p>
      <text:p text:style-name="P15">MAYIS SİNEĞİ<text:tab/>428</text:p>
      <text:p text:style-name="P15">GERRIDAE (SUDA KOŞAN)<text:tab/>429</text:p>
      <text:p text:style-name="P15">PENTATOMIDAE </text:p>
      <text:p text:style-name="P15">(KALKANLI TAHTAKURUSU) <text:tab/>430</text:p>
      <text:p text:style-name="P15">ÇAYIR ÇEKİRGESİ<text:tab/>431</text:p>
      <text:p text:style-name="P15">CIRCIR BÖCEĞİ <text:tab/>432</text:p>
      <text:p text:style-name="P15">YABAN ARISI<text:tab/>433</text:p>
      <text:p text:style-name="P15">PLANTHOPPER (BİTKİ BÖCEĞİ)<text:tab/>434</text:p>
      <text:p text:style-name="P15">MAYIS SİNEĞİ<text:tab/>435</text:p>
      <text:p text:style-name="P15">KIR CIRCIRI<text:tab/>436</text:p>
      <text:p text:style-name="P15">MAYIS SİNEĞİ<text:tab/>437</text:p>
      <text:p text:style-name="P15">ÖRÜMCEK<text:tab/>438</text:p>
      <text:p text:style-name="P15">MAYIS SİNEĞİ<text:tab/>439</text:p>
      <text:p text:style-name="P15">ÇAYIR ÇEKİRGESİ<text:tab/>440</text:p>
      <text:p text:style-name="P15">CIRCIR BÖCEĞİ<text:tab/>441</text:p>
      <text:p text:style-name="P15">MAYIS SİNEĞİ LARVASI<text:tab/>442</text:p>
      <text:p text:style-name="P15">ÇAYIR ÇEKİRGESİ<text:tab/>443</text:p>
      <text:p text:style-name="P15">ÖRÜMCEK<text:tab/>444</text:p>
      <text:p text:style-name="P15">YUSUFÇUK<text:tab/>445</text:p>
      <text:p text:style-name="P15"><text:soft-page-break/>YABAN ARISI<text:tab/>446</text:p>
      <text:p text:style-name="P15">MAYIS SİNEĞİ LARVASI<text:tab/>447</text:p>
      <text:p text:style-name="P15">MAYIS SİNEĞİ LARVASI<text:tab/>448</text:p>
      <text:p text:style-name="P15">MAYIS SİNEĞİ <text:tab/>449</text:p>
      <text:p text:style-name="P15"/>
      <text:p text:style-name="P15">BİR ZAMANLAR DARWINİZM <text:tab/>450</text:p>
      <text:p text:style-name="P15">GİRİŞ<text:tab/>452</text:p>
      <text:p text:style-name="P15">DARWINİZM’İN YIKILAN EFSANELERİ VE BİLİMİN </text:p>
      <text:p text:style-name="P15">DOĞRU TANIMI<text:tab/>462</text:p>
      <text:p text:style-name="P15">BİR ZAMANLAR YAŞAM BASİT SANILIYORDU<text:tab/>470</text:p>
      <text:p text:style-name="P15">BİR ZAMANLAR FOSİLLER EVRİMİN KANITI SANILIYORDU<text:tab/>480</text:p>
      <text:p text:style-name="P15">BİR ZAMANLAR KAYIP HALKA ARANIYORDU<text:tab/>490</text:p>
      <text:p text:style-name="P15">BİR ZAMANLAR BİYOLOJİK BİLGİ BİLİNMİYORDU<text:tab/>497</text:p>
      <text:p text:style-name="P15">BİR ZAMANLAR EVRİME “EMBRİYOLOJİK KANIT VAR” </text:p>
      <text:p text:style-name="P15">SANILIYORDU<text:tab/>503</text:p>
      <text:p text:style-name="P15">BİR ZAMANLAR HATALI ÖZELLİKLER <text:s/>HİKAYESİ VARDI<text:tab/>508</text:p>
      <text:p text:style-name="P15">BİR ZAMANLAR “HURDA DNA” MASALI VARDI<text:tab/>516</text:p>
      <text:p text:style-name="P15">BİR ZAMANLAR TÜRLERİN KÖKENİ “TÜRLEŞME” </text:p>
      <text:p text:style-name="P15">SANILIYORDU<text:tab/>523</text:p>
      <text:p text:style-name="P15">BİR ZAMANLAR AT SERİLERİ SENARYOSU VARDI<text:tab/>533</text:p>
      <text:p text:style-name="P15">BİR ZAMANLAR “BİBERLİ KELEBEKLER” HİKAYESİ VARDI<text:tab/>542</text:p>
      <text:p text:style-name="P15">YAKIN ZAMANA KADAR DİNOKUŞ MASALLARI VARDI<text:tab/>549</text:p>
      <text:p text:style-name="P15">SONSÖZ<text:tab/>555</text:p>
      <text:p text:style-name="P15"/>
      <text:p text:style-name="P15">SOSYAL SİLAH DARWINİZM<text:tab/>560</text:p>
      <text:p text:style-name="P15">GİRİŞ<text:tab/>562</text:p>
      <text:p text:style-name="P15">SOSYAL DARWINİZM<text:tab/>564</text:p>
      <text:p text:style-name="P15">MALTHUS’TAN DARWIN’E MERHAMETSİZLİĞİN TARİHİ<text:tab/>573</text:p>
      <text:p text:style-name="P15">DARWIN’İN TAKİPÇİSİ “HIRSIZ BARONLAR” <text:tab/>580</text:p>
      <text:p text:style-name="P15">SOSYAL DARWINİZM VE KAYIRILMIŞ IRKLAR YALANI<text:tab/>589</text:p>
      <text:p text:style-name="P15">DARWINİZM-NAZİZM KOALİSYONUNUN SONUCU: </text:p>
      <text:p text:style-name="P15">40 MİLYON ÖLÜ<text:tab/>619</text:p>
      <text:p text:style-name="P15">SOSYAL DARWINİSTLERİN KISIRLAŞTIRMA VE ÖLDÜRME </text:p>
      <text:p text:style-name="P15">YASALARI<text:tab/>632</text:p>
      <text:p text:style-name="P15">KADINLARI AŞAĞI GÖREN BİR TEORİ<text:tab/>654</text:p>
      <text:p text:style-name="P15">DARWINİZM VE AHLAKİ ÇÖKÜNTÜ<text:tab/>660</text:p>
      <text:p text:style-name="P15">EVRİMSEL PSİKOLOJİ YANILGISI<text:tab/>673</text:p>
      <text:p text:style-name="P15">SONUÇ<text:tab/>683</text:p>
      <text:p text:style-name="P15"/>
      <text:p text:style-name="P15">HAYALİN DİĞER ADI: MADDE<text:tab/>688</text:p>
      <text:p text:style-name="P15">ÖNSÖZ<text:tab/>690</text:p>
      <text:p text:style-name="P15">MADDENİN ARDINDAKİ SIR KONUSU, VAHDET-İ VÜCUT </text:p>
      <text:p text:style-name="P15">DEĞİLDİR <text:tab/>691</text:p>
      <text:p text:style-name="P15">GİRİŞ<text:tab/>693</text:p>
      <text:p text:style-name="P15">DÜNYA HAYATININ BEYNİMİZDE OLUŞTUĞU, </text:p>
      <text:p text:style-name="P15"><text:soft-page-break/>TEKNİK BİR GERÇEKTİR<text:tab/>695</text:p>
      <text:p text:style-name="P15">MADDENİN GERÇEĞİ NEDEN ÖNEMLİ BİR KONUDUR?<text:tab/>747</text:p>
      <text:p text:style-name="P15">ZAMAN DA BİR ALGIDIR<text:tab/>768</text:p>
      <text:p text:style-name="P15">SONSUZ ZAMAN ALLAH'IN HAFIZASINDA SAKLIDIR<text:tab/>783</text:p>
      <text:p text:style-name="P15">MADDENİN GERÇEĞİ KONUSUNA GELEN </text:p>
      <text:p text:style-name="P15">İTİRAZLARA CEVAPLAR<text:tab/>794</text:p>
      <text:p text:style-name="P15">SONUÇ: GERÇEKLERDEN KAÇILMAZ<text:tab/>824<text:tab/></text:p>
      <text:p text:style-name="P15">MADDENİN SIRRINI ÖĞRENENLER BÜYÜK BİR HEYECAN </text:p>
      <text:p text:style-name="P15">YAŞIYORLAR<text:tab/>826</text:p>
      <text:p text:style-name="P15"/>
      <text:p text:style-name="P14"><text:span text:style-name="T6">Gİ</text:span>­<text:span text:style-name="T6">RİŞ</text:span></text:p>
      <text:p text:style-name="P15"/>
      <text:p text:style-name="P14"><text:span text:style-name="T6">Bir bit</text:span>­<text:span text:style-name="T6">ki ya da hay</text:span>­<text:span text:style-name="T6">va</text:span>­<text:span text:style-name="T6">nın es</text:span>­<text:span text:style-name="T6">ki je</text:span>­<text:span text:style-name="T6">olo</text:span>­<text:span text:style-name="T6">jik çağ</text:span>­<text:span text:style-name="T6">lar</text:span>­<text:span text:style-name="T6">dan bu ya</text:span>­<text:span text:style-name="T6">na yer ka</text:span>­<text:span text:style-name="T6">bu</text:span>­<text:span text:style-name="T6">ğun</text:span>­<text:span text:style-name="T6">da ko</text:span>­<text:span text:style-name="T6">run</text:span>­<text:span text:style-name="T6">muş olan ka</text:span>­<text:span text:style-name="T6">lın</text:span>­<text:span text:style-name="T6">tı</text:span>­<text:span text:style-name="T6">la</text:span>­<text:span text:style-name="T6">rı</text:span>­<text:span text:style-name="T6">na ya da iz</text:span>­<text:span text:style-name="T6">le</text:span>­<text:span text:style-name="T6">ri</text:span>­<text:span text:style-name="T6">ne fo</text:span>­<text:span text:style-name="T6">sil de</text:span>­<text:span text:style-name="T6">nir. Yer</text:span>­<text:span text:style-name="T6">yü</text:span>­<text:span text:style-name="T6">zü</text:span>­<text:span text:style-name="T6">nün her ta</text:span>­<text:span text:style-name="T6">ra</text:span>­<text:span text:style-name="T6">fın</text:span>­<text:span text:style-name="T6">dan der</text:span>­<text:span text:style-name="T6">len</text:span>­<text:span text:style-name="T6">miş olan fo</text:span>­<text:span text:style-name="T6">sil</text:span>­<text:span text:style-name="T6">ler, dün</text:span>­<text:span text:style-name="T6">ya</text:span>­<text:span text:style-name="T6">nın ilk dö</text:span>­<text:span text:style-name="T6">nem</text:span>­<text:span text:style-name="T6">le</text:span>­<text:span text:style-name="T6">rin</text:span>­<text:span text:style-name="T6">den bu ya</text:span>­<text:span text:style-name="T6">na yer</text:span>­<text:span text:style-name="T6">yü</text:span>­<text:span text:style-name="T6">zün</text:span>­<text:span text:style-name="T6">de ya</text:span>­<text:span text:style-name="T6">şa</text:span>­<text:span text:style-name="T6">mış can</text:span>­<text:span text:style-name="T6">lı</text:span>­<text:span text:style-name="T6">lar hak</text:span>­<text:span text:style-name="T6">kın</text:span>­<text:span text:style-name="T6">da bil</text:span>­<text:span text:style-name="T6">gi ve</text:span>­<text:span text:style-name="T6">ren en önem</text:span>­<text:span text:style-name="T6">li kay</text:span>­<text:span text:style-name="T6">nak</text:span>­<text:span text:style-name="T6">lar</text:span>­<text:span text:style-name="T6">dan bi</text:span>­<text:span text:style-name="T6">ri</text:span>­<text:span text:style-name="T6">dir. Fo</text:span>­<text:span text:style-name="T6">sil</text:span>­<text:span text:style-name="T6">le</text:span>­<text:span text:style-name="T6">rin araş</text:span>­<text:span text:style-name="T6">tı</text:span>­<text:span text:style-name="T6">rıl</text:span>­<text:span text:style-name="T6">ma</text:span>­<text:span text:style-name="T6">sı, gü</text:span>­<text:span text:style-name="T6">nü</text:span>­<text:span text:style-name="T6">müz</text:span>­<text:span text:style-name="T6">de ya</text:span>­<text:span text:style-name="T6">şa</text:span>­<text:span text:style-name="T6">yan can</text:span>­<text:span text:style-name="T6">lı</text:span>­<text:span text:style-name="T6">la</text:span>­<text:span text:style-name="T6">rın es</text:span>­<text:span text:style-name="T6">ki form</text:span>­<text:span text:style-name="T6">la</text:span>­<text:span text:style-name="T6">rı hak</text:span>­<text:span text:style-name="T6">kın</text:span>­<text:span text:style-name="T6">da ol</text:span>­<text:span text:style-name="T6">du</text:span>­<text:span text:style-name="T6">ğu gi</text:span>­<text:span text:style-name="T6">bi, so</text:span>­<text:span text:style-name="T6">yu tü</text:span>­<text:span text:style-name="T6">ken</text:span>­<text:span text:style-name="T6">miş hay</text:span>­<text:span text:style-name="T6">van</text:span>­<text:span text:style-name="T6">lar ve bit</text:span>­<text:span text:style-name="T6">ki</text:span>­<text:span text:style-name="T6">ler ko</text:span>­<text:span text:style-name="T6">nu</text:span>­<text:span text:style-name="T6">sun</text:span>­<text:span text:style-name="T6">da da bil</text:span>­<text:span text:style-name="T6">gi</text:span>­<text:span text:style-name="T6">len</text:span>­<text:span text:style-name="T6">me</text:span>­<text:span text:style-name="T6">mi</text:span>­<text:span text:style-name="T6">zi sağ</text:span>­<text:span text:style-name="T6">lar. Bu bil</text:span>­<text:span text:style-name="T6">gi</text:span>­<text:span text:style-name="T6">ler sa</text:span>­<text:span text:style-name="T6">ye</text:span>­<text:span text:style-name="T6">sin</text:span>­<text:span text:style-name="T6">de, han</text:span>­<text:span text:style-name="T6">gi za</text:span>­<text:span text:style-name="T6">man di</text:span>­<text:span text:style-name="T6">lim</text:span>­<text:span text:style-name="T6">le</text:span>­<text:span text:style-name="T6">rin</text:span>­<text:span text:style-name="T6">de han</text:span>­<text:span text:style-name="T6">gi can</text:span>­<text:span text:style-name="T6">lı</text:span>­<text:span text:style-name="T6">la</text:span>­<text:span text:style-name="T6">rın ya</text:span>­<text:span text:style-name="T6">şa</text:span>­<text:span text:style-name="T6">dı</text:span>­<text:span text:style-name="T6">ğı, bu can</text:span>­<text:span text:style-name="T6">lı</text:span>­<text:span text:style-name="T6">la</text:span>­<text:span text:style-name="T6">rın özel</text:span>­<text:span text:style-name="T6">lik</text:span>­<text:span text:style-name="T6">le</text:span>­<text:span text:style-name="T6">ri</text:span>­<text:span text:style-name="T6">nin ne</text:span>­<text:span text:style-name="T6">ler ol</text:span>­<text:span text:style-name="T6">du</text:span>­<text:span text:style-name="T6">ğu, gü</text:span>­<text:span text:style-name="T6">nü</text:span>­<text:span text:style-name="T6">müz</text:span>­<text:span text:style-name="T6">de</text:span>­<text:span text:style-name="T6">ki can</text:span>­<text:span text:style-name="T6">lı</text:span>­<text:span text:style-name="T6">la</text:span>­<text:span text:style-name="T6">ra ben</text:span>­<text:span text:style-name="T6">ze</text:span>­<text:span text:style-name="T6">yip ben</text:span>­<text:span text:style-name="T6">ze</text:span>­<text:span text:style-name="T6">me</text:span>­<text:span text:style-name="T6">dik</text:span>­<text:span text:style-name="T6">le</text:span>­<text:span text:style-name="T6">ri gi</text:span>­<text:span text:style-name="T6">bi ko</text:span>­<text:span text:style-name="T6">nu</text:span>­<text:span text:style-name="T6">lar da öğ</text:span>­<text:span text:style-name="T6">re</text:span>­<text:span text:style-name="T6">nil</text:span>­<text:span text:style-name="T6">miş olur.</text:span></text:p>
      <text:p text:style-name="P14"><text:span text:style-name="T6">Gü</text:span>­<text:span text:style-name="T6">nü</text:span>­<text:span text:style-name="T6">müz</text:span>­<text:span text:style-name="T6">de ge</text:span>­<text:span text:style-name="T6">çer</text:span>­<text:span text:style-name="T6">siz</text:span>­<text:span text:style-name="T6">li</text:span>­<text:span text:style-name="T6">ği bi</text:span>­<text:span text:style-name="T6">lim</text:span>­<text:span text:style-name="T6">sel bul</text:span>­<text:span text:style-name="T6">gu</text:span>­<text:span text:style-name="T6">lar</text:span>­<text:span text:style-name="T6">la ke</text:span>­<text:span text:style-name="T6">sin ola</text:span>­<text:span text:style-name="T6">rak or</text:span>­<text:span text:style-name="T6">ta</text:span>­<text:span text:style-name="T6">ya kon</text:span>­<text:span text:style-name="T6">muş olan Dar</text:span>­<text:span text:style-name="T6">win'in ev</text:span>­<text:span text:style-name="T6">rim te</text:span>­<text:span text:style-name="T6">ori</text:span>­<text:span text:style-name="T6">si</text:span>­<text:span text:style-name="T6">ne gö</text:span>­<text:span text:style-name="T6">re, can</text:span>­<text:span text:style-name="T6">lı</text:span>­<text:span text:style-name="T6">lar tek bir söz</text:span>­<text:span text:style-name="T6">de or</text:span>­<text:span text:style-name="T6">tak ata</text:span>­<text:span text:style-name="T6">dan ge</text:span>­<text:span text:style-name="T6">li</text:span>­<text:span text:style-name="T6">yor</text:span>­<text:span text:style-name="T6">du. Dar</text:span>­<text:span text:style-name="T6">win ve ta</text:span>­<text:span text:style-name="T6">kip</text:span>­<text:span text:style-name="T6">çi</text:span>­<text:span text:style-name="T6">le</text:span>­<text:span text:style-name="T6">ri, bir</text:span>­<text:span text:style-name="T6">bi</text:span>­<text:span text:style-name="T6">rin</text:span>­<text:span text:style-name="T6">den çok fark</text:span>­<text:span text:style-name="T6">lı sa</text:span>­<text:span text:style-name="T6">yı</text:span>­<text:span text:style-name="T6">sız can</text:span>­<text:span text:style-name="T6">lı tü</text:span>­<text:span text:style-name="T6">rü</text:span>­<text:span text:style-name="T6">nün or</text:span>­<text:span text:style-name="T6">ta</text:span>­<text:span text:style-name="T6">ya çı</text:span>­<text:span text:style-name="T6">kı</text:span>­<text:span text:style-name="T6">şı</text:span>­<text:span text:style-name="T6">nın, çok uzun bir za</text:span>­<text:span text:style-name="T6">man için</text:span>­<text:span text:style-name="T6">de bir</text:span>­<text:span text:style-name="T6">bi</text:span>­<text:span text:style-name="T6">ri</text:span>­<text:span text:style-name="T6">ne ek</text:span>­<text:span text:style-name="T6">le</text:span>­<text:span text:style-name="T6">nen kü</text:span>­<text:span text:style-name="T6">çük de</text:span>­<text:span text:style-name="T6">ği</text:span>­<text:span text:style-name="T6">şim</text:span>­<text:span text:style-name="T6">ler</text:span>­<text:span text:style-name="T6">le ol</text:span>­<text:span text:style-name="T6">du</text:span>­<text:span text:style-name="T6">ğu</text:span>­<text:span text:style-name="T6">nu id</text:span>­<text:span text:style-name="T6">di</text:span>­<text:span text:style-name="T6">a edi</text:span>­<text:span text:style-name="T6">yor</text:span>­<text:span text:style-name="T6">lar</text:span>­<text:span text:style-name="T6">dı. Te</text:span>­<text:span text:style-name="T6">ori</text:span>­<text:span text:style-name="T6">nin bi</text:span>­<text:span text:style-name="T6">lim dı</text:span>­<text:span text:style-name="T6">şı id</text:span>­<text:span text:style-name="T6">di</text:span>­<text:span text:style-name="T6">ala</text:span>­<text:span text:style-name="T6">rı</text:span>­<text:span text:style-name="T6">na gö</text:span>­<text:span text:style-name="T6">re, kör te</text:span>­<text:span text:style-name="T6">sa</text:span>­<text:span text:style-name="T6">düf</text:span>­<text:span text:style-name="T6">ler ilk ön</text:span>­<text:span text:style-name="T6">ce tek hüc</text:span>­<text:span text:style-name="T6">re</text:span>­<text:span text:style-name="T6">li can</text:span>­<text:span text:style-name="T6">lı</text:span>­<text:span text:style-name="T6">yı mey</text:span>­<text:span text:style-name="T6">da</text:span>­<text:span text:style-name="T6">na ge</text:span>­<text:span text:style-name="T6">tir</text:span>­<text:span text:style-name="T6">miş</text:span>­<text:span text:style-name="T6">ti. Yi</text:span>­<text:span text:style-name="T6">ne te</text:span>­<text:span text:style-name="T6">sa</text:span>­<text:span text:style-name="T6">düf</text:span>­<text:span text:style-name="T6">ler</text:span>­<text:span text:style-name="T6">le olu</text:span>­<text:span text:style-name="T6">şan ve bir</text:span>­<text:span text:style-name="T6">leş</text:span>­<text:span text:style-name="T6">me</text:span>­<text:span text:style-name="T6">ye ka</text:span>­<text:span text:style-name="T6">rar ve</text:span>­<text:span text:style-name="T6">ren hüc</text:span>­<text:span text:style-name="T6">re</text:span>­<text:span text:style-name="T6">ler da</text:span>­<text:span text:style-name="T6">ha son</text:span>­<text:span text:style-name="T6">ra, mil</text:span>­<text:span text:style-name="T6">yon</text:span>­<text:span text:style-name="T6">lar</text:span>­<text:span text:style-name="T6">ca yıl için</text:span>­<text:span text:style-name="T6">de ön</text:span>­<text:span text:style-name="T6">ce omur</text:span>­<text:span text:style-name="T6">ga</text:span>­<text:span text:style-name="T6">sız de</text:span>­<text:span text:style-name="T6">niz can</text:span>­<text:span text:style-name="T6">lı</text:span>­<text:span text:style-name="T6">la</text:span>­<text:span text:style-name="T6">rı</text:span>­<text:span text:style-name="T6">na, son</text:span>­<text:span text:style-name="T6">ra ba</text:span>­<text:span text:style-name="T6">lık</text:span>­<text:span text:style-name="T6">la</text:span>­<text:span text:style-name="T6">ra dö</text:span>­<text:span text:style-name="T6">nüş</text:span>­<text:span text:style-name="T6">müş</text:span>­<text:span text:style-name="T6">ler</text:span>­<text:span text:style-name="T6">di. Ba</text:span>­<text:span text:style-name="T6">lık</text:span>­<text:span text:style-name="T6">lar ise bir müd</text:span>­<text:span text:style-name="T6">det son</text:span>­<text:span text:style-name="T6">ra ka</text:span>­<text:span text:style-name="T6">ra</text:span>­<text:span text:style-name="T6">ya çı</text:span>­<text:span text:style-name="T6">ka</text:span>­<text:span text:style-name="T6">rak sü</text:span>­<text:span text:style-name="T6">rün</text:span>­<text:span text:style-name="T6">gen</text:span>­<text:span text:style-name="T6">le</text:span>­<text:span text:style-name="T6">ri oluş</text:span>­<text:span text:style-name="T6">tur</text:span>­<text:span text:style-name="T6">muş</text:span>­<text:span text:style-name="T6">lar</text:span>­<text:span text:style-name="T6">dı. Kuş</text:span>­<text:span text:style-name="T6">lar ve me</text:span>­<text:span text:style-name="T6">me</text:span>­<text:span text:style-name="T6">li</text:span>­<text:span text:style-name="T6">ler de söz</text:span>­<text:span text:style-name="T6">de sü</text:span>­<text:span text:style-name="T6">rün</text:span>­<text:span text:style-name="T6">gen</text:span>­<text:span text:style-name="T6">ler</text:span>­<text:span text:style-name="T6">den ev</text:span>­<text:span text:style-name="T6">rim</text:span>­<text:span text:style-name="T6">leş</text:span>­<text:span text:style-name="T6">miş</text:span>­<text:span text:style-name="T6">ler</text:span>­<text:span text:style-name="T6">di. </text:span></text:p>
      <text:p text:style-name="P14"><text:span text:style-name="T6">Eğer bu id</text:span>­<text:span text:style-name="T6">di</text:span>­<text:span text:style-name="T6">a doğ</text:span>­<text:span text:style-name="T6">ru ol</text:span>­<text:span text:style-name="T6">say</text:span>­<text:span text:style-name="T6">dı, ta</text:span>­<text:span text:style-name="T6">rih</text:span>­<text:span text:style-name="T6">te, fark</text:span>­<text:span text:style-name="T6">lı can</text:span>­<text:span text:style-name="T6">lı tür</text:span>­<text:span text:style-name="T6">le</text:span>­<text:span text:style-name="T6">ri</text:span>­<text:span text:style-name="T6">ni bir</text:span>­<text:span text:style-name="T6">bi</text:span>­<text:span text:style-name="T6">ri</text:span>­<text:span text:style-name="T6">ne bağ</text:span>­<text:span text:style-name="T6">la</text:span>­<text:span text:style-name="T6">ya</text:span>­<text:span text:style-name="T6">cak çok sa</text:span>­<text:span text:style-name="T6">yı</text:span>­<text:span text:style-name="T6">da "ara tür" ya</text:span>­<text:span text:style-name="T6">şa</text:span>­<text:span text:style-name="T6">mış ol</text:span>­<text:span text:style-name="T6">ma</text:span>­<text:span text:style-name="T6">sı ge</text:span>­<text:span text:style-name="T6">re</text:span>­<text:span text:style-name="T6">kir</text:span>­<text:span text:style-name="T6">di. Ör</text:span>­<text:span text:style-name="T6">ne</text:span>­<text:span text:style-name="T6">ğin sü</text:span>­<text:span text:style-name="T6">rün</text:span>­<text:span text:style-name="T6">gen</text:span>­<text:span text:style-name="T6">ler eğer ger</text:span>­<text:span text:style-name="T6">çek</text:span>­<text:span text:style-name="T6">ten kuş</text:span>­<text:span text:style-name="T6">la</text:span>­<text:span text:style-name="T6">ra ev</text:span>­<text:span text:style-name="T6">rim</text:span>­<text:span text:style-name="T6">leş</text:span>­<text:span text:style-name="T6">se</text:span>­<text:span text:style-name="T6">ler</text:span>­<text:span text:style-name="T6">di, ta</text:span>­<text:span text:style-name="T6">rih</text:span>­<text:span text:style-name="T6">te mil</text:span>­<text:span text:style-name="T6">yar</text:span>­<text:span text:style-name="T6">lar</text:span>­<text:span text:style-name="T6">ca ya</text:span>­<text:span text:style-name="T6">rı kuş-ya</text:span>­<text:span text:style-name="T6">rı sü</text:span>­<text:span text:style-name="T6">rün</text:span>­<text:span text:style-name="T6">gen can</text:span>­<text:span text:style-name="T6">lı</text:span>­<text:span text:style-name="T6">nın ya</text:span>­<text:span text:style-name="T6">şa</text:span>­<text:span text:style-name="T6">mış ol</text:span>­<text:span text:style-name="T6">ma</text:span>­<text:span text:style-name="T6">sı ge</text:span>­<text:span text:style-name="T6">re</text:span>­<text:span text:style-name="T6">kir</text:span>­<text:span text:style-name="T6">di. Ay</text:span>­<text:span text:style-name="T6">nı şe</text:span>­<text:span text:style-name="T6">kil</text:span>­<text:span text:style-name="T6">de ya</text:span>­<text:span text:style-name="T6">rı omur</text:span>­<text:span text:style-name="T6">ga</text:span>­<text:span text:style-name="T6">sız ya</text:span>­<text:span text:style-name="T6">rı ba</text:span>­<text:span text:style-name="T6">lık, ya</text:span>­<text:span text:style-name="T6">rı ba</text:span>­<text:span text:style-name="T6">lık ya</text:span>­<text:span text:style-name="T6">rı sü</text:span>­<text:span text:style-name="T6">rün</text:span>­<text:span text:style-name="T6">gen bir</text:span>­<text:span text:style-name="T6">çok ara can</text:span>­<text:span text:style-name="T6">lı da</text:span>­<text:span text:style-name="T6">ha var ol</text:span>­<text:span text:style-name="T6">ma</text:span>­<text:span text:style-name="T6">lıy</text:span>­<text:span text:style-name="T6">dı. Ve bu ara can</text:span>­<text:span text:style-name="T6">lı</text:span>­<text:span text:style-name="T6">lar, he</text:span>­<text:span text:style-name="T6">nüz ta</text:span>­<text:span text:style-name="T6">mam</text:span>­<text:span text:style-name="T6">lan</text:span>­<text:span text:style-name="T6">ma</text:span>­<text:span text:style-name="T6">mış, ek</text:span>­<text:span text:style-name="T6">sik or</text:span>­<text:span text:style-name="T6">gan</text:span>­<text:span text:style-name="T6">la</text:span>­<text:span text:style-name="T6">ra ve ya</text:span>­<text:span text:style-name="T6">pı</text:span>­<text:span text:style-name="T6">la</text:span>­<text:span text:style-name="T6">ra sa</text:span>­<text:span text:style-name="T6">hip ol</text:span>­<text:span text:style-name="T6">ma</text:span>­<text:span text:style-name="T6">lıy</text:span>­<text:span text:style-name="T6">dı. Üs</text:span>­<text:span text:style-name="T6">te</text:span>­<text:span text:style-name="T6">lik eğer ger</text:span>­<text:span text:style-name="T6">çek</text:span>­<text:span text:style-name="T6">ten bu tür can</text:span>­<text:span text:style-name="T6">lı</text:span>­<text:span text:style-name="T6">lar geç</text:span>­<text:span text:style-name="T6">miş</text:span>­<text:span text:style-name="T6">te ya</text:span>­<text:span text:style-name="T6">şa</text:span>­<text:span text:style-name="T6">mış</text:span>­<text:span text:style-name="T6">sa, bun</text:span>­<text:span text:style-name="T6">la</text:span>­<text:span text:style-name="T6">rın sa</text:span>­<text:span text:style-name="T6">yı</text:span>­<text:span text:style-name="T6">la</text:span>­<text:span text:style-name="T6">rı</text:span>­<text:span text:style-name="T6">nın ve tür</text:span>­<text:span text:style-name="T6">le</text:span>­<text:span text:style-name="T6">ri</text:span>­<text:span text:style-name="T6">nin mil</text:span>­<text:span text:style-name="T6">yon</text:span>­<text:span text:style-name="T6">lar</text:span>­<text:span text:style-name="T6">ca hat</text:span>­<text:span text:style-name="T6">ta mil</text:span>­<text:span text:style-name="T6">yar</text:span>­<text:span text:style-name="T6">lar</text:span>­<text:span text:style-name="T6">ca ol</text:span>­<text:span text:style-name="T6">ma</text:span>­<text:span text:style-name="T6">sı, fo</text:span>­<text:span text:style-name="T6">sil</text:span>­<text:span text:style-name="T6">le</text:span>­<text:span text:style-name="T6">ri</text:span>­<text:span text:style-name="T6">ne de dün</text:span>­<text:span text:style-name="T6">ya</text:span>­<text:span text:style-name="T6">nın dört bir ya</text:span>­<text:span text:style-name="T6">nın</text:span>­<text:span text:style-name="T6">da rast</text:span>­<text:span text:style-name="T6">lan</text:span>­<text:span text:style-name="T6">ma</text:span>­<text:span text:style-name="T6">sı ge</text:span>­<text:span text:style-name="T6">re</text:span>­<text:span text:style-name="T6">kir</text:span>­<text:span text:style-name="T6">di.</text:span></text:p>
      <text:p text:style-name="P14"><text:span text:style-name="T6">Dar</text:span>­<text:span text:style-name="T6">win bu ha</text:span>­<text:span text:style-name="T6">ya</text:span>­<text:span text:style-name="T6">li can</text:span>­<text:span text:style-name="T6">lı</text:span>­<text:span text:style-name="T6">la</text:span>­<text:span text:style-name="T6">ra "ara ge</text:span>­<text:span text:style-name="T6">çiş form</text:span>­<text:span text:style-name="T6">la</text:span>­<text:span text:style-name="T6">rı" adı</text:span>­<text:span text:style-name="T6">nı ver</text:span>­<text:span text:style-name="T6">di. Te</text:span>­<text:span text:style-name="T6">ori</text:span>­<text:span text:style-name="T6">si</text:span>­<text:span text:style-name="T6">ni is</text:span>­<text:span text:style-name="T6">pat</text:span>­<text:span text:style-name="T6">la</text:span>­<text:span text:style-name="T6">mak için</text:span>­<text:span text:style-name="T6">se, bu ara ge</text:span>­<text:span text:style-name="T6">çiş form</text:span>­<text:span text:style-name="T6">la</text:span>­<text:span text:style-name="T6">rı</text:span>­<text:span text:style-name="T6">nın ka</text:span>­<text:span text:style-name="T6">lın</text:span>­<text:span text:style-name="T6">tı</text:span>­<text:span text:style-name="T6">la</text:span>­<text:span text:style-name="T6">rı</text:span>­<text:span text:style-name="T6">nın fo</text:span>­<text:span text:style-name="T6">sil ka</text:span>­<text:span text:style-name="T6">yıt</text:span>­<text:span text:style-name="T6">la</text:span>­<text:span text:style-name="T6">rın</text:span>­<text:span text:style-name="T6">da mut</text:span>­<text:span text:style-name="T6">la</text:span>­<text:span text:style-name="T6">ka bu</text:span>­<text:span text:style-name="T6">lun</text:span>­<text:span text:style-name="T6">ma</text:span>­<text:span text:style-name="T6">sı ge</text:span>­<text:span text:style-name="T6">rek</text:span>­<text:span text:style-name="T6">ti</text:span>­<text:span text:style-name="T6">ği</text:span>­<text:span text:style-name="T6">ni bi</text:span>­<text:span text:style-name="T6">li</text:span>­<text:span text:style-name="T6">yor</text:span>­<text:span text:style-name="T6">du. Dar</text:span>­<text:span text:style-name="T6">win, ne</text:span>­<text:span text:style-name="T6">den bir</text:span>­<text:span text:style-name="T6">çok ara ge</text:span>­<text:span text:style-name="T6">çiş for</text:span>­<text:span text:style-name="T6">mu ol</text:span>­<text:span text:style-name="T6">ma</text:span>­<text:span text:style-name="T6">sı ge</text:span>­<text:span text:style-name="T6">rek</text:span>­<text:span text:style-name="T6">ti</text:span>­<text:span text:style-name="T6">ği</text:span>­<text:span text:style-name="T6">ni şöy</text:span>­<text:span text:style-name="T6">le açık</text:span>­<text:span text:style-name="T6">la</text:span>­<text:span text:style-name="T6">mış</text:span>­<text:span text:style-name="T6">tı:</text:span></text:p>
      <text:p text:style-name="P14"><text:span text:style-name="T6">Tüm ya</text:span>­<text:span text:style-name="T6">şa</text:span>­<text:span text:style-name="T6">yan tür</text:span>­<text:span text:style-name="T6">ler –her cin</text:span>­<text:span text:style-name="T6">sin ata</text:span>­<text:span text:style-name="T6">sıy</text:span>­<text:span text:style-name="T6">la bir</text:span>­<text:span text:style-name="T6">lik</text:span>­<text:span text:style-name="T6">te-, bu</text:span>­<text:span text:style-name="T6">gün ya</text:span>­<text:span text:style-name="T6">şa</text:span>­<text:span text:style-name="T6">mak</text:span>­<text:span text:style-name="T6">ta olan tür</text:span>­<text:span text:style-name="T6">le</text:span>­<text:span text:style-name="T6">rin ev</text:span>­<text:span text:style-name="T6">cil ve vah</text:span>­<text:span text:style-name="T6">şi var</text:span>­<text:span text:style-name="T6">yas</text:span>­<text:span text:style-name="T6">yon</text:span>­<text:span text:style-name="T6">la</text:span>­<text:span text:style-name="T6">rı ara</text:span>­<text:span text:style-name="T6">sın</text:span>­<text:span text:style-name="T6">da</text:span>­<text:span text:style-name="T6">ki fark</text:span>­<text:span text:style-name="T6">tan da</text:span>­<text:span text:style-name="T6">ha bü</text:span>­<text:span text:style-name="T6">yük ol</text:span>­<text:span text:style-name="T6">ma</text:span>­<text:span text:style-name="T6">yan fark</text:span>­<text:span text:style-name="T6">lar</text:span>­<text:span text:style-name="T6">la bağ</text:span>­<text:span text:style-name="T6">lan</text:span>­<text:span text:style-name="T6">tı</text:span>­<text:span text:style-name="T6">lı ol</text:span>­<text:span text:style-name="T6">ma</text:span>­<text:span text:style-name="T6">lı</text:span>­<text:span text:style-name="T6">dır</text:span>­<text:span text:style-name="T6">lar.1</text:span></text:p>
      <text:p text:style-name="P14"><text:soft-page-break/><text:span text:style-name="T6">Dar</text:span>­<text:span text:style-name="T6">win'in kas</text:span>­<text:span text:style-name="T6">tet</text:span>­<text:span text:style-name="T6">ti</text:span>­<text:span text:style-name="T6">ği şu</text:span>­<text:span text:style-name="T6">dur: Gü</text:span>­<text:span text:style-name="T6">nü</text:span>­<text:span text:style-name="T6">müz</text:span>­<text:span text:style-name="T6">de ya</text:span>­<text:span text:style-name="T6">şa</text:span>­<text:span text:style-name="T6">yan bir can</text:span>­<text:span text:style-name="T6">lı tü</text:span>­<text:span text:style-name="T6">rü</text:span>­<text:span text:style-name="T6">nün var­yas­yon­la­rı (ör­ne­ğin cins bir kö­pek ile bir so­kak kö­pe­ği) ara­sın­da ne ka­dar az fark var­sa, ha­ya­li ev­rim sü­re­ci için­de bir­bi­ri­ni iz­le­di­ği id­di­a edi­len "ata" ve "to­run"lar ara­sın­da da o ka­dar az fark ol­ma­lı­dır. Do­la­yı­sıy­la, Dar­win'in de be­lirt­ti­ği gi­bi ev­rim, eğer ger­çek­ten var ol­say­dı, "çok kü­çük ka­de­me­li de­ği­şim­ler­le" iler­le­ye­cek­ti. Mu­tas­yo­na uğ­ra­yan bir can­lı­da­ki de­ği­şik­lik çok kü­çük ola­cak­tı. Ayak­la­rın ka­nat­la­ra, so­lun­gaç­la­rın ak­ci­ğer­le­re, yüz­geç­le­rin ayak­la­ra dö­nüş­me­si gi­bi bü­yük de­ği­şim­le­rin mey­da­na ge­le­bil­me­si için ise, mil­yon­lar­ca kü­çük de­ği­şi­min yi­ne mil­yon­lar­ca yıl için­de bi­rik­me­si ge­re­ke­cek­ti. Bu sü­reç ise, mil­yon­lar­ca ara form oluş­ma­sı­na ne­den ola­cak­tı. Dar­win, bu açık­la­ma­sın­dan son­ra şu so­nu­ca var­mış­tır:</text:span></text:p>
      <text:p text:style-name="P15">Ya­şa­yan ve­ya so­yu tü­ken­miş tüm tür­ler ara­sın­da­ki ara ve ge­çiş bağ­lan­tı­la­rı­nın sa­yı­sı ina­nıl­maz de­re­ce­de bü­yük ol­ma­lı­dır.2</text:p>
      <text:p text:style-name="P15">Dar­win Tür­le­rin Kö­ke­ni ki­ta­bı­nın baş­ka bö­lüm­le­rin­de de ay­nı ger­çe­ği di­le ge­tir­miş­tir:</text:p>
      <text:p text:style-name="P15">Eğer teo­rim doğ­ruy­sa, tür­le­ri bir­bi­ri­ne bağ­la­yan sa­yı­sız ara-ge­çiş tür­le­ri mut­la­ka ya­şa­mış ol­ma­lı­dır... Bun­la­rın ya­şa­mış ol­duk­la­rı­nın ka­nıt­la­rı da sa­de­ce fo­sil ka­lın­tı­la­rı ara­sın­da bu­lu­na­bi­lir.3</text:p>
      <text:p text:style-name="P15">An­cak bu sa­tır­la­rı ya­zan Dar­win, bu ara form­la­rın fo­sil­le­ri­nin bir tür­lü bu­lu­na­ma­dı­ğı­nın da far­kın­day­dı. Bu­nun te­ori­si için bü­yük bir aç­maz oluş­tur­du­ğu­nu gö­rü­yor­du. Bu yüz­den, ki­ta­bı­nın "Te­ori­nin Zor­luk­la­rı" (Dif­fi­cul­ti­es on The­ory) ad­lı bö­lü­mün­de şöy­le yaz­mış­tı: </text:p>
      <text:p text:style-name="P1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4</text:p>
      <text:p text:style-name="P15">Dar­win'in bu bü­yük aç­maz kar­şı­sın­da öne sür­dü­ğü tek açık­la­ma ise, o dö­nem­de­ki fo­sil ka­yıt­la­rı­nın ye­ter­siz ol­du­ğuy­du. Fo­sil ka­yıt­la­rı de­tay­lı ola­rak in­ce­len­di­ğin­de, ka­yıp ara form­la­rın mut­la­ka bu­lu­na­ca­ğı­nı id­di­a et­miş­ti. Ne var ki Dar­win'in bu ön gö­rü­sü hiç­bir za­man doğ­ru­lan­ma­dı.</text:p>
      <text:p text:style-name="P15">150 yıl­dır ya­pı­lan fo­sil araş­tır­ma­la­rı, Dar­win'in ve onu iz­le­yen ev­rim­ci­le­rin boş ye­re umut­lan­dık­la­rı­nı gös­ter­miş ve bir tek ara ge­çiş for­mu­na ait fo­sil bu­lu­na­ma­mış­tır. Gü­nü­müz­de dün­ya­nın her ye­rin­de, bin­ler­ce mü­ze­de ve ko­lek­si­yon­da 100 mil­yo­nu aş­kın fo­sil bu­lun­mak­ta­dır. Bu fo­sil­le­rin hep­si bir­bir­le­rin­den ke­sin hat­lar­la ay­rı­lan, öz­gün ya­pı­la­ra sa­hip tür­le­re ait­tir. Ev­rim­ci­le­rin ümit­le ara­dık­la­rı ya­rı ba­lık-ya­rı am­fi­bi, ya­rı di­no­zor-ya­rı kuş, ya­rı may­mun-ya­rı in­san ve ben­ze­ri can­lı­la­rın fo­sil­le­ri­ne ke­sin­lik­le rast­lan­ma­mış­tır.</text:p>
      <text:p text:style-name="P15">Ame­ri­kan Do­ğa Ta­ri­hi Mü­ze­si'nden pa­le­on­to­log Ni­les El­dred­ge ve an­tro­po­log Ian Tat­ter­sall fo­sil ka­yıt­la­rı­nın can­lı­lık ta­ri­hi­ni an­la­mak için ye­ter­li ol­du­ğu­nu ve bu ka­yıt­la­rın ev­rim te­ori­si­ni hiç­bir şe­kil­de des­tek­le­me­di­ği­ni şöy­le açık­lar­lar:</text:p>
      <text:p text:style-name="P15">Ay­rı tür­le­re ait fo­sil­le­rin, fo­sil ka­yıt­la­rın­da bu­lun­duk­la­rı sü­re bo­yun­ca de­ği­şim gös­ter­me­dik­le­ri, Dar­win'in Tür­le­rin Kö­ke­ni'ni ya­yın­la­ma­sın­dan ön­ce bi­le pa­le­on­to­log­lar ta­ra­fın­dan bi­li­nen bir ger­çek­tir. Dar­win ise ge­le­cek ne­sil­le­rin bu boş­luk­la­rı dol­<text:soft-page-break/>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5</text:p>
      <text:p text:style-name="P15">Bu ev­rim­ci bi­lim adam­la­rı­nın da be­lirt­tik­le­ri gi­bi ya­şa­mın ger­çek ta­ri­hi­ni fo­sil ka­yıt­la­rın­da gör­mek müm­kün­dür ve bu ta­rih­te ara ge­çiş form­la­rı yok­tur. Baş­ka bi­lim adam­la­rı da ara ge­çiş form­la­rı­nın bu­lun­ma­dı­ğı­nı ka­bul et­mek­te­dir­ler. Ör­ne­ğin In­dia­na Mo­le­kü­ler Bi­yo­lo­ji Ens­ti­tü­sü Mü­dü­rü Ru­dolf A. Raff ve In­dia­na Üni­ver­si­te­si'nden araş­tır­ma­cı Tho­mas C. Ka­uf­mann şöy­le de­mek­te­dir:</text:p>
      <text:p text:style-name="P15">Fo­sil tür­le­ri ara­sın­da ata­la­rın ya da ara ge­çiş form­la­rı­nın ek­sik­li­ği, er­ken me­ta­zo­an (çok hüc­re­li hay­van) ta­ri­hi­nin ga­rip bir özel­li­ği de­ğil­dir. Bu boş­luk­lar ge­nel­dir ve tüm fo­sil ka­yıt­la­rı bo­yun­ca ha­kim­dir.6</text:p>
      <text:p text:style-name="P15">Fo­sil ka­yıt­la­rın­da mil­yar­lar­ca yıl ön­ce ya­şa­mış olan bak­te­ri­le­rin da­hi fo­sil­le­ri ko­run­muş­tur. Bu­na rağ­men, ha­ya­li ara ge­çiş form­la­rı­na ait tek bir ta­ne bi­le fo­si­lin bu­lu­na­ma­mış ol­ma­sı dik­kat çe­ki­ci­dir. Ka­rın­ca­lar­dan bak­te­ri­le­re, kuş­lar­dan çi­çek­li bit­ki­le­re ka­dar bir­çok can­lı tü­rü­nün fo­sil­le­ri mev­cut­tur. So­yu tü­ken­miş can­lı­la­rın da­hi fo­sil­le­ri o ka­dar ku­sur­suz­ca ko­run­muş­tur ki, gü­nü­müz­de gör­me­di­ği­miz bu can­lı­la­rın na­sıl bir ya­pı­ya sa­hip ol­duk­la­rı­nı an­la­ma­mız müm­kün ola­bil­mek­te­dir. Bu ka­dar zen­gin fo­sil kay­nak­la­rı­nın için­de, bir ta­ne da­hi ara ge­çiş for­mu­nun bu­lun­ma­ma­sı ise, fo­sil ka­yıt­la­rı­nın ek­sik­li­ği­ni de­ğil, ev­rim te­ori­si­nin ge­çer­siz­li­ği­ni gös­te­rir. </text:p>
      <text:p text:style-name="P15">EV­RİM­Cİ­LE­RİN ARA GE­ÇİŞ FOR­MU ÇIK­MA­ZI</text:p>
      <text:p text:style-name="P15">Ön­ce­ki say­fa­lar­da be­lirt­ti­ği­miz gi­bi ev­rim­ci­ler, can­lı­la­rın bir­bi­rin­den ka­de­me ka­de­me ev­rim­le­şe­rek tü­re­di­ği id­di­ala­rı­nı doğ­ru­la­ya­bil­mek için fo­sil ka­lın­tı­la­rı­na baş­vu­rur­lar. An­cak bu­gün fo­sil ka­yıt­la­rı­nın %99'u or­ta­ya çı­ka­rıl­mış ol­ma­sı­na rağ­men ev­rim id­di­ası­na des­tek ola­rak öne sü­re­bil­dik­le­ri tek bir de­lil bi­le yok­tur. Bu ne­den­le te­ori­le­ri­ne de­lil oluş­tu­ra­bil­mek için ki­mi ev­rim­ci­ler ken­di­le­ri fo­sil üret­me­ye ça­lış­mış, son­ra­dan bun­la­rın sah­te­kar­lık ve­ya çar­pıt­ma ürü­nü ol­du­ğu an­la­şıl­mış­tır. Gü­nü­müz­de yer­yü­zü kat­man­la­rın­da­ki fo­sil­ler, can­lı­la­rın ilk ya­ra­tıl­dık­la­rın­dan be­ri ku­sur­suz­ca var ol­duk­la­rı­nı doğ­ru­la­mak­ta­dır. Glas­gow Üni­ver­si­te­si pa­le­on­to­lo­ji pro­fe­sö­rü T. Ne­vil­le Ge­or­ge, bu ger­çe­ği yıl­lar ön­ce şu şe­kil­de ka­bul et­miş­tir:</text:p>
      <text:p text:style-name="P15">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7 </text:p>
      <text:p text:style-name="P15">Har­vard Üni­ver­si­te­si'nden pa­le­on­to­log Ni­les El­dred­ge ise, Dar­win'in "Fo­sil ka­yıt­la­rı ye­ter­siz, ara form­la­rı o yüz­den bu­la­mı­yo­ruz" id­di­ası­nın ge­çer­li ol­ma­dı­ğı­nı şöy­le açık­la­mak­ta­dır:</text:p>
      <text:p text:style-name="P15">Tüm de­lil­ler, fo­sil ka­yıt­la­rı­nın or­ta­ya koy­du­ğu so­nu­cun doğ­ru ol­du­ğu­nu gös­ter­mek­te­dir: (Fo­sil ka­yıt­la­rın­da) gör­dü­ğü­müz boş­luk­lar, ha­ya­tın ta­ri­hin­de­ki ger­çek olay­la­rı yan­sıt­mak­ta­dır, bun­lar ye­ter­siz bir fo­sil bi­ri­ki­mi­nin so­nu­cu de­ğil­dir.8 </text:p>
      <text:p text:style-name="P15">Ço­ğu in­san, fo­sil ka­yıt­la­rın­dan söz edil­di­ğin­de, bu ka­yıt­lar­la Dar­win'in te­ori­si ara­sın­da olum­lu bir bağ­lan­tı ol­du­ğu şek­lin­de yan­lış bir iz­le­ni­me ka­pıl­mak­ta­dır. Bu ya­nıl­gı­dan Sci­en­ce der­gi­sin­de­ki bir ma­ka­le­de şöy­le bah­se­di­lir:</text:p>
      <text:p text:style-name="P15"><text:soft-page-break/>Ev­rim­sel bi­yo­lo­ji ve pa­le­on­to­lo­ji alan­la­rı­nın dı­şın­da ka­lan çok sa­yı­da iyi eği­tim­li bi­lim ada­mı, ne ya­zık ki, fo­sil ka­yıt­la­rı­nın Dar­wi­nizm'e çok uy­gun ol­du­ğu gi­bi bir yan­lış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e­zi­ler de ders ki­tap­la­rı­na ka­dar gir­miş­tir.9 </text:p>
      <text:p text:style-name="P15">Ame­ri­ka­lı pa­le­on­to­log S. M. Stan­ley de, fo­sil ka­yıt­la­rı­nın or­ta­ya koy­du­ğu bu ger­çe­ğin bi­lim dün­ya­sı­na ha­kim olan Dar­wi­nist dog­ma ta­ra­fın­dan na­sıl göz ar­dı edil­di­ği­ni ve et­ti­ril­di­ği­ni şöy­le an­la­tır:</text:p>
      <text:p text:style-name="P15">Bi­li­nen fo­sil ka­yıt­la­rı ka­de­me­li ev­rim­le uyum­lu de­ğil­dir ve hiç­bir za­man da uyum­lu ol­ma­mış­tır. İl­gi çe­ki­ci olan,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10 </text:p>
      <text:p text:style-name="P15">KAM­BRİ­YEN DÖ­NE­Mİ FO­SİL­LE­Rİ ve TÜR­LE­RİN YA­RA­TI­LI­ŞI</text:p>
      <text:p text:style-name="P15">Komp­leks can­lı­la­rın fo­sil­le­ri­ne rast­la­nan en es­ki yer­yü­zü kat­ma­nı, ya­şı 543 ila 490 mil­yon yıl ola­rak he­sap­la­nan Kam­bri­yen ta­ba­ka­dır. Kam­bri­yen de­vir­den da­ha es­ki ta­ba­ka­lar­da, tek hüc­re­li can­lı­lar dı­şın­da hiç­bir can­lı­nın fo­si­li­ne rast­lan­maz. Kam­bri­yen de­vir­de ise, bir­bi­rin­den son de­re­ce fark­lı can­lı tür­le­ri ani­den or­ta­ya çı­kar. De­niz ana­la­rı, de­niz yıl­dız­la­rı, tri­lo­bit­ler, sal­yan­goz­lar, de­niz la­le­le­ri, ba­lık­lar gi­bi otu­zu aş­kın can­lı tü­rü bir an­da be­li­rir.</text:p>
      <text:p text:style-name="P15">Üs­te­lik ani­den or­ta­ya çı­kan bu can­lı­lar, ev­rim te­ori­si­nin var­sa­yım­la­rı­nın tam ak­si­ne, ba­sit de­ğil son de­re­ce komp­leks vü­cut ya­pı­la­rı­na sa­hip­tir­ler. </text:p>
      <text:p text:style-name="P15">Ev­rim te­ori­si­nin ya­nıl­gı­la­rı­na gö­re, can­lı tür­le­ri­nin da­ha il­kel baş­ka can­lı­lar­dan ev­rim­leş­miş ol­ma­la­rı ge­re­kir. Oy­sa Kam­bri­yen dö­ne­mi can­lı­la­rı­nın ön­ce­sin­de, baş­ka hiç­bir komp­leks can­lı yok­tur. Kam­bri­yen dev­ri can­lı­la­rı, hiç­bir ata­la­rı ol­ma­dan, bir an­da var ol­muş­lar­dır. </text:p>
      <text:p text:style-name="P15">Ev­rim te­ori­si­nin ya­şa­yan en ün­lü sa­vu­nu­cu­su olan İn­gi­liz zoo­log Ric­hard Daw­kins bu ko­nu­da şu iti­ra­fı ya­par:</text:p>
      <text:p text:style-name="P15">Kam­bri­yen dev­ri can­lı­la­rı, san­ki hiç­bir ev­rim ta­ri­hi­ne sa­hip ol­ma­dan, o hal­de, ora­da mey­da­na gel­miş gi­bi­dir­ler.11</text:p>
      <text:p text:style-name="P15">Bu du­rum, ev­rim te­ori­si­ni ke­sin­lik­le ge­çer­siz kıl­mak­ta­dır. Çün­kü Dar­win, Tür­le­rin Kö­ke­ni ad­lı ki­ta­bın­da şöy­le yaz­mış­tır:</text:p>
      <text:p text:style-name="P15">Eğer ay­nı sı­nı­fa ait çok sa­yı­da­ki tür ger­çek­ten ya­şa­ma bir an­da ve bir­lik­te baş­la­mış­sa, bu, do­ğal se­lek­si­yon­la or­tak ata­dan ev­rim­leş­me te­ori­me öl­dü­rü­cü bir dar­be olur­du. 12</text:p>
      <text:p text:style-name="P15">Dar­win'in kork­tu­ğu bu öl­dü­rü­cü dar­be, fo­sil ka­yıt­la­rı­nın he­nüz baş­lan­gı­cın­da Kam­bri­yen de­vir­den gel­miş­tir.</text:p>
      <text:p text:style-name="P15">Kam­bri­yen de­vir­den son­ra­ki fo­sil kat­man­la­rın­da da can­lı tür­le­ri hep bir an­da ve ek­sik­siz ya­pı­la­rıy­la be­li­rir. Ba­lık­lar, am­fi­bi­yen­ler, sü­rün­gen­ler, kuş­lar ve me­me­li­ler gi­bi te­mel can­lı grup­la­rı ve bun­la­rın için­de­ki yüz bin­ler­ce fark­lı tür can­lı, yer­yü­zün­de <text:soft-page-break/>hep bir an­da ve ek­sik­siz bi­çim­de or­ta­ya çık­mış­tır. Bu grup­la­rın ara­sın­da ev­rim­ci­le­rin ha­yal et­tik­le­ri ara ge­çiş form­la­rın­dan tek bir ta­ne bi­le yok­tur. </text:p>
      <text:p text:style-name="P15">Fo­sil ka­yıt­la­rı­nın or­ta­ya koy­du­ğu bu ger­çek, ne iş­lev­sel ne de şe­kil­sel ola­rak can­lı­la­rın ba­sit­ten komp­lek­se doğ­ru bir ev­rim ge­çir­me­di­ği­ni, can­lı tür­le­ri­ni Al­lah'ın ya­rat­tı­ğı­nı is­pat­la­mak­ta­dır. Ev­rim­ci pa­le­on­to­log Mark Czar­nec­ki, bu ger­çe­ği şöy­le iti­raf eder: </text:p>
      <text:p text:style-name="P15">Te­ori­yi is­pat­la­ma­nın önün­de­ki bü­yük bir en­gel, her za­man için fo­sil ka­yıt­la­rı ol­muş­tur... Bu ka­yıt­lar hiç­bir za­man için Dar­win'in var­say­dı­ğı ara form­la­rın iz­le­ri­ni or­ta­ya koy­ma­mış­tır. Tür­ler ani­den olu­şur­lar... Ve bu bek­len­me­dik du­rum, tür­le­rin Al­lah ta­ra­fın­dan ya­ra­tıl­dı­ğı­nı sa­vu­nan ya­ra­tı­lış­çı gö­rü­şü des­tek­le­mek­te­dir.13</text:p>
      <text:p text:style-name="P15">BİR KI­SIM MED­YA­NIN "KA­YIP HAL­KA BU­LUN­DU" MAN­ŞET­LE­Rİ Bİ­LİM DI­ŞI BİR AL­DAT­MA­CA­DIR </text:p>
      <text:p text:style-name="P15">Bir fo­sil bul­gu­su­nu ha­ber ve­ren bir ga­ze­te­nin, man­şet­ten "ka­yıp hal­ka"nın bu­lun­du­ğu gi­bi bir du­yu­ru yap­tı­ğı­nı mı gör­dü­nüz? O hal­de oku­mak­ta ol­du­ğu­nuz ha­be­rin, hiç­bir bi­lim­sel de­ğer ta­şı­ma­dı­ğı­na he­men o an­da ka­na­at ge­ti­re­bi­lir­si­niz. Cid­di bi­lim adam­la­rı "ka­yıp hal­ka" fik­ri­nin ve fo­sil­le­re da­ya­lı ev­rim­sel hi­ka­ye an­la­tı­mı­nın bi­lim dı­şı ol­du­ğu­nu on yıl­lar ön­ce ka­bul et­miş ve bu­nun kul­la­nı­mı­nı terk et­miş­ler­dir. </text:p>
      <text:p text:style-name="P15">Dün­ya­nın en ün­lü bi­lim der­gi­le­rin­den Na­tu­re'ın edi­tö­rü ve ay­nı za­man­da bir pa­le­on­to­log olan Henry Ge­e, 1999 ba­sı­mı In Se­arch of De­ep Ti­me (Geç­miş Za­man­la­rın Ara­yı­şın­da) baş­lık­lı ki­ta­bın­da bu ger­çek hak­kın­da şun­la­rı ya­zar: </text:p>
      <text:p text:style-name="P15">Ga­ze­te­ci­ler ve man­şet ya­zar­la­rı­nın, ata­la­rı bul­ma ara­yış­la­rı ve ka­yıp bağ­la­rın keş­fiy­le il­gi­li ola­rak dört bir yan­da sür­dür­dük­le­ri ge­ve­ze­lik­le kar­şı­laş­tı­ğı­mız­da şu­nu öğ­ren­mek şa­şır­tı­cı ge­le­bi­lir: Bir­çok pro­fes­yo­nel pa­le­on­to­log, can­lı­lı­ğın ta­ri­hi­ni se­nar­yo ve hi­ka­ye­le­re da­ya­na­rak in­ce­le­me­mek­te­dir­ler ve ev­rim­sel ta­ri­hin hi­ka­ye an­la­tım şek­li­ni, bi­lim­dı­şı ol­ma­sı yü­zün­den otuz se­ne­den faz­la bir sü­re ön­ce terk et­miş­ler­dir.14</text:p>
      <text:p text:style-name="P15">Is­rar­la sür­dü­rü­len ka­yıp hal­ka ha­ber­le­ri­nin ama­cı, tür­le­rin baş­ka tür­ler­den ev­rim­leş­ti­ği var­sa­yı­mı­nın doğ­ru­lan­ma­sı­nın bir ‘ke­şif me­se­le­si' ol­du­ğu iz­le­ni­mi­ni ver­mek­tir. Ne var ki bir asır­dan faz­la sü­re­dir ya­pı­lan ka­zı­lar, tür­ler ara­sın­da ge­çiş form­la­rı bu­lu­na­ca­ğı şek­lin­de­ki bek­len­ti­yi so­nuç­suz bı­rak­mış­tır. Ön­de ge­len pa­le­on­to­log­lar­dan A. S. Ro­mer, bu ger­çe­ği ka­bul ede­rek, da­ha 1963 yı­lın­da şun­la­rı söy­le­miş­tir:</text:p>
      <text:p text:style-name="P15">Bağ­lan­tı­lar, tam da [tür­ler ara­sın­da ge­çiş gös­te­re­bil­mek için] on­la­ra en ha­ra­ret­li bir şe­kil­de ih­ti­yaç duy­du­ğu­muz nok­ta­lar­da bi­le ka­yıp­tır­lar ve bir­çok bağ­lan­tı­nın ka­yıp ol­ma­yı sür­dür­me­si kuv­vet­le muh­te­mel­dir. 15</text:p>
      <text:p text:style-name="P15">Pa­le­on­to­log­lar "ka­yıp hal­ka­la­rı" ha­la "ka­yıp lis­te­sin­de" tut­mak­ta­dır­lar. İti­raf­la­rı da ba­zı med­ya ku­ru­luş­la­rı­nın oluş­tur­ma­ya ça­lış­tı­ğı iz­le­ni­min tam ter­si yön­de­dir. Ör­ne­ğin ABD'nin en ön­de ge­len pa­le­on­to­log­la­rı ara­sın­da yer alan Har­vard Üni­ver­si­te­si'nden Ni­les El­dred­ge ve Ame­ri­kan Do­ğa Ta­ri­hi Mü­ze­si'nden Ian Tat­ter­sall'un şu söz­le­ri, med­ya­da­ki ümit­var bek­len­ti ha­va­sın­dan tü­müy­le yok­sun­dur: </text:p>
      <text:p text:style-name="P15">Can­lı­la­rın ev­rim­sel ta­rih­le­ri­nin bir ke­şif me­se­le­si ol­du­ğu dü­şün­ce­si, bir ef­sa­ne­dir. Eğer öy­le ol­say­dı, ne ka­dar çok ho­mi­nid fo­si­li bu­lur­sak, in­sa­nın ev­ri­mi hi­ka­ye­si­nin de o ka­dar açık ha­le gel­me­si ge­re­kir­di. Oy­sa eğer bir şey ol­duy­sa, bu­nun tam ter­si ol­muş­tur. 16</text:p>
      <text:p text:style-name="P15"><text:soft-page-break/>Özet­le, ka­yıp hal­ka, bir ke­şif me­se­le­si de­ğil, pa­le­on­to­log­lar için çok­tan ge­çer­li­li­ği­ni yi­tir­miş bir fi­kir­dir ve bi­lim­sel in­ce­le­me­nin ko­nu­su ola­maz. O hal­de ne­den ıs­rar­la bu bi­lim­dı­şı ef­sa­ne­nin pro­pa­gan­da­sı ya­pıl­mak­ta­dır?</text:p>
      <text:p text:style-name="P15">Bu so­ru­ya ve­ri­le­cek ce­vap, ev­rim te­ori­si­nin tem­sil et­ti­ği dün­ya gö­rü­şüy­le il­gi­li­dir. Dar­win'in ev­rim te­ori­si, 19. yüz­yıl­da or­ta­ya atıl­dı­ğın­dan be­ri, ma­ter­ya­list­le­rin ve ate­ist­le­rin var güç­le­riy­le tu­tu­nup ayak­ta tut­ma­ya ça­lış­tık­la­rı bir te­ori­dir. Çün­kü bu teo­ri, ta­ma­men ha­ya­li bir se­nar­yo­ya da­ya­nı­yor ol­ma­sı­na rağ­men, ma­ter­ya­list­le­re söz­de bi­lim­sel bir var oluş hi­ka­ye­si sun­muş­tur. </text:p>
      <text:p text:style-name="P15">Ev­rim­ci dü­şü­nür Mary Midg­ley, bu ger­çe­ği "Ev­rim te­ori­si, bi­zim var oluş hi­ka­ye­miz­dir… Biz­le­re bu­ra­ya na­sıl gel­di­ği­mi­zi söy­ler ve biz­ler bi­ze ne ol­du­ğu­mu­zu söy­le­me­si­ni uma­rız" di­ye­rek ifa­de et­miş­tir. 17</text:p>
      <text:p text:style-name="P15">Dar­wi­nist bi­yo­log Ed­ward O. Wil­son, ya­za­rı ol­du­ğu bi­yo­lo­ji ders ki­ta­bı Li­fe on Earth (Yer­yü­zün­de Ya­şam)'ın so­nun­da, ki­tap­ta or­ta­ya koy­du­ğu ev­rim­ci id­dia­lar için şu iti­ra­fı yap­mak­ta­dır: </text:p>
      <text:p text:style-name="P15">Her ne­sil ken­di var oluş hi­ka­ye­si­ne ih­ti­yaç du­yar ve bun­lar da bi­zim­ki­ler. 18</text:p>
      <text:p text:style-name="P15">İş­te ‘ka­yıp hal­ka' pro­pa­gan­da­sı, Midg­ley ve Wil­son'ın işa­ret et­ti­ği ev­rim­ci var oluş ma­sa­lı­nın, top­lum­da ya­şa­tıl­ma­sı için de­vam et­ti­ri­len bir al­dat­ma­ca­dır. Ev­rim pro­pa­gan­da­sı, ma­ter­ya­list­ler açı­sın­dan dün­ya gö­rüş­le­ri­ni ayak­ta tut­ma ça­ba­la­rı­nın bir nu­ma­ra­lı ara­cı­dır. Ka­yıp hal­ka kav­ra­mı da Dar­win'in te­ori­si­nin va­det­ti­ği ha­ya­li or­tak ata­lar fik­ri açı­sın­dan ki­lit bir kav­ram­dır. Do­la­yı­sıy­la ev­rim­ci­ler bu kav­ra­mı ne ka­dar gün­dem­de tu­ta­bi­lir­ler­se, ma­ter­ya­list inanç­la­rı­na o ka­dar çok des­tek sağ­la­ya­cak­la­rı­nı um­mak­ta­dır­lar. Ka­yıp hal­ka man­şet­le­ri va­sı­ta­sıy­la, Dar­wi­nizm'in çö­kü­şü­nün giz­len­me­ye ça­lı­şıl­ma­sı­nın se­be­bi de bu­dur. <text:s/></text:p>
      <text:p text:style-name="P15">Ev­rim­ci med­ya­nın tüm ça­ba­sı­na rağ­men, ka­yıp hal­ka man­şet­le­riy­le du­yu­ru­lan fo­sil­ler, ne bir ka­yıp hal­ka­dır ne de bun­la­rın Dar­win'in te­ori­si­ni doğ­ru­lar bir yö­nü var­dır. Bu ha­ber­ler, so­yu tü­ken­miş tür­le­re ait ye­ni fo­sil­ler üze­rin­de ya­pı­lan bi­lim dı­şı spe­kü­las­yon­lar­dan iba­ret­tir. Bu bi­lim dı­şı pro­pa­gan­da şu ger­çe­ği de­ğiş­ti­re­me­ye­cek­tir: Biz­zat ev­rim­ci bi­lim adam­la­rı ka­yıp hal­ka fik­ri­nin hiç­bir bi­lim­sel da­ya­na­ğı ol­ma­dı­ğı­nı, fo­sil ka­yıt­la­rın­da ge­çiş form­la­rın­dan eser bu­lun­ma­dı­ğı­nı iti­raf et­mek­te­dir­ler. Fo­sil ka­yıt­la­rı­nın gös­ter­di­ği ger­çek ev­ri­min hiç­bir şe­kil­de ya­şan­ma­dı­ğı­dır. </text:p>
      <text:p text:style-name="P15">Ya­ra­tı­lış At­la­sı se­ri­si­nin 3. cil­di olan bu ki­ta­bın iler­le­yen say­fa­la­rın­da –ön­ce­ki 2 cilt­te de ol­du­ğu gi­bi- on mil­yon­lar­ca hat­ta yüz mil­yon­lar­ca yıl­dır hiç­bir de­ği­şim ge­çir­me­miş can­lı­la­rın fo­sil­le­ri­ni ve bun­la­rın gü­nü­müz­de­ki ör­nek­le­ri­ni gö­re­cek­si­niz. Bu­gün sa­yı­sız ör­ne­ği bu­lun­muş olan bu "ya­şa­yan fo­sil­ler"in ev­rim­ci ya­yın or­gan­la­rın­da pek du­yu­rul­ma­ma­sı­nın, bu­nun ye­ri­ne ha­ya­li "ka­yıp hal­ka" ha­ber­le­ri­ne baş­vu­rul­ma­sı­nın son de­re­ce ön yar­gı­lı bir pro­pa­gan­da­nın ürü­nü ol­du­ğu­na şa­hit ola­cak­sı­nız. Bi­lim­sel ge­liş­me­le­ri du­yur­mak adı al­tın­da çe­şit­li sah­te­kar­lık­la­rın, ger­çek dı­şı id­di­ala­rın gün­dem­de tu­tul­ma­sı­nın ma­ter­ya­list zih­ni­ye­tin bir ürü­nü ol­du­ğu ger­çe­ğiy­le kar­şı­la­şa­cak­sı­nız.</text:p>
      <text:p text:style-name="P15">Ay­nı za­man­da mil­yon­lar­ca yıl­dır mü­kem­mel ve komp­leks özel­lik­le­riy­le, tam ve nok­san­sız ola­rak var­lık­la­rı­nı sür­dü­ren can­lı­la­rın, Ya­ra­tı­lış ger­çe­ği­nin açık bi­rer ka­nı­tı ol­du­ğu­nu da hiç­bir şüp­he­ye yer ver­me­ye­cek, ke­sin bir ka­na­at oluş­tu­ra­cak şe­kil­de oku­ya­cak­sı­nız.</text:p>
      <text:p text:style-name="P15"/>
      <text:p text:style-name="P15">DAR­WIN'İN, MAN­TIK VE Bİ­LİM DI­ŞI FOR­MÜ­LÜ</text:p>
      <text:p text:style-name="P15"><text:soft-page-break/></text:p>
      <text:p text:style-name="P15">Ev­rim te­ori­si söz ko­nu­su ol­du­ğun­da pek çok ki­şi, bu­nun, bi­lim­sel bir me­se­le ol­du­ğu­nu ve bi­lim adam­la­rı ka­dar bil­gi sa­hi­bi ol­ma­yan­la­rın Dar­wi­nizm'i an­la­ma­la­rı­nın im­kan­sız, üze­rin­de tar­tış­ma­la­rı­nın da yer­siz ol­du­ğu­nu zan­ne­der. Ni­te­kim Dar­wi­nist­ler de bu yan­lış dü­şün­ce­yi teş­vik et­mek için, La­tin­ce ke­li­me­ler ve hal­kın ge­ne­li ta­ra­fın­dan bi­lin­me­yen bi­lim­sel te­rim­ler kul­la­nır, kar­ma­şık an­la­tım­lar ya­par, sık sık de­ma­go­ji­ye baş­vu­rur ve içi boş slo­gan­lar kul­la­na­rak bi­lim­sel bir ko­nu­dan bah­se­di­yor­lar­mış iz­le­ni­mi uyan­dı­rır­lar. </text:p>
      <text:p text:style-name="P15">Oy­sa Dar­wi­nizm'in te­mel id­dia­sı ta­ma­men bi­lim dı­şı­dır ve bu id­di­ada­ki man­tık se­fa­le­ti, il­ko­kul ça­ğın­da­ki ço­cuk­la­rın da­hi an­la­ya­bi­le­ce­ği ka­dar açık­tır. Söz­de il­kel dün­ya or­ta­mın­da, ça­mur­lu bir su bi­ri­kin­ti­si­nin için­de, na­sıl ol­du­ğu as­la açık­la­na­ma­yan bir şe­kil­de ilk hüc­re mey­da­na gel­miş, da­ha son­ra te­sa­düf­ler bu hüc­re­den hay­van­la­rı, bit­ki­le­ri, in­san­la­rı ve me­de­ni­yet­le­ri mey­da­na ge­tir­miş­tir. Ya­ni tüm in­san­lık ve me­de­ni­yet, bü­tün bit­ki ve hay­van ale­mi, söz­de, bol mik­tar­da ça­mur, uzun za­man ve bol bol te­sa­dü­fün ese­ri­dir.</text:p>
      <text:p text:style-name="P15">Açık­ça bir man­tık çö­kün­tü­sü için­de olan Dar­wi­nist­le­re gö­re, her bi­ri şu­ur­suz olan bu mad­de­ler, akıl ve vic­dan sa­hi­bi, dü­şü­nen, se­ven, mer­ha­met eden, mu­ha­ke­me ye­te­ne­ği­ne sa­hip, tab­lo­lar ve hey­kel­ler ya­pan, sen­fo­ni­ler bes­te­le­yen, ro­man­lar ya­zan, gök­de­len­ler in­şa eden, atom re­ak­tör­le­ri ku­ran, has­ta­lık­la­rın se­be­bi­ni bu­lan ve şi­fa­ya ve­si­le ola­cak ilaç­lar üre­ten, si­ya­se­ti yön­len­di­ren in­san­la­rı mey­da­na ge­tir­miş­tir. Ye­te­rin­ce za­man ge­çin­ce, ça­mur­lu su­yun için­den te­sa­düf­ler so­nu­cun­da, as­lan­lar, kap­lan­lar, tav­şan­lar, ge­yik­ler, fil­ler, ke­di­ler, kö­pek­ler, ke­le­bek­ler, si­nek­ler, tim­sah­lar, ba­lık­lar, kuş­lar çık­mış­tır. Yi­ne ay­nı ça­mur­dan, bir­bi­rin­den fark­lı ko­ku ve lez­zet­le­riy­le çe­şit çe­şit mey­ve­ler ve seb­ze­ler, por­ta­kal­lar, çi­lek­ler, muz­lar, el­ma­lar, üzüm­ler, do­ma­tes­ler, bi­ber­ler; eş­siz gö­rü­nüm­le­riy­le çi­çek­ler ve di­ğer bit­ki­ler çık­mış­tır. </text:p>
      <text:p text:style-name="P15">Kı­sa­ca, Char­les Dar­win'den bu­gü­ne sa­yı­sız ev­rim­ci ma­ka­le­de, ki­tap­ta, film­de, ga­ze­te ha­ber­le­rin­de, der­gi ya­zı­la­rın­da, te­le­viz­yon prog­ram­la­rın­da an­la­tı­lan ma­sal, ba­tak­lı­ğın için­den te­sa­dü­fen or­ta­ya çı­kan can­lı­lı­ğın se­nar­yo­sun­dan iba­ret­tir. Ya­ni, siz bir Dar­wi­nis­te "Bu me­de­ni­yet na­sıl oluş­tu?", "Bu ka­dar fark­lı can­lı tü­rü na­sıl mey­da­na gel­di?" , "İn­san na­sıl var ol­du?" gi­bi so­ru­lar yö­nelt­ti­ği­niz­de, si­ze ve­re­ce­ği ce­va­bın özü şu­dur: Te­sa­düf­ler, bir ba­tak­lı­ğın için­den tüm bu sa­yı­lan­la­rı, za­man için­de mey­da­na ge­tir­di. </text:p>
      <text:p text:style-name="P15">Kuş­ku­suz böy­le bir hi­ka­ye­ye ina­na­bil­mek için ya akıl za­yıf­lı­ğı için­de ol­mak ya da kav­ra­ma ve dü­şün­me ye­te­ne­ğin­den ta­ma­men yok­sun ol­mak ge­re­kir. Ama asıl şa­şır­tı­cı olan, böy­le­si­ne akıl ve man­tık dı­şı bir te­ori­nin yıl­lar bo­yun­ca des­tek gör­me­si, bi­lim­sel­lik kı­lı­fı al­tı­na giz­le­ne­rek sü­rek­li tel­kin edil­me­si­dir. </text:p>
      <text:p text:style-name="P15"/>
      <text:p text:style-name="P15">Dar­wi­nizm'in Ya­lan­la­rı De­şif­re Ol­muş­tur</text:p>
      <text:p text:style-name="P15">19. yüz­yı­lın il­kel ko­şul­la­rı al­tın­da or­ta­ya atı­lan ev­rim te­ori­si­nin, ge­li­şen bi­lim ve tek­no­lo­ji­nin bul­gu­la­rıy­la ge­çer­siz­li­ği is­pat­lan­mış, Dar­win'in id­di­ala­rı­nın hiç­bir ger­çek­li­ği ol­ma­dı­ğı gö­rül­müş­tür. Ev­rim sü­re­ci­nin me­ka­niz­ma­la­rı ola­rak öne sü­rü­len do­ğal se­lek­si­yon ve mu­tas­yon­la­rın, Dar­wi­nist­le­rin ön gör­dü­ğü gi­bi bir et­ki­si ol­ma­dı­ğı, ya­ni ye­ni can­lı tür­le­ri mey­da­na ge­tir­me­le­ri­nin im­kan­sız ol­du­ğu an­la­şıl­mış­tır. </text:p>
      <text:p text:style-name="P15"><text:soft-page-break/>Dar­wi­nizm'e asıl dar­be­yi vu­ran ise fo­sil bul­gu­la­rı ol­du. Dar­win'in id­di­ası­na gö­re, bü­tün fark­lı can­lı tür­le­ri söz­de tek bir il­kel ata­dan mey­da­na gel­miş­ti. Bu id­dia­nın is­pat­la­na­bil­me­si için­se, can­lı ta­ri­hi­nin önem­li bir bel­ge­si olan fo­sil ka­yıt­la­rın­da, bu söz­de il­kel ata­yı ve bu ha­ya­li ata­dan tür­le­rin na­sıl ge­liş­ti­ği­ni gös­te­ren iz­ler ol­ma­lıy­dı. Ör­ne­ğin, eğer tüm me­me­li­ler ev­rim­ci­le­rin id­di­a et­ti­ği gi­bi sü­rün­gen­ler­den tü­re­miş­ler­se, mut­la­ka ya­rı sü­rün­gen ya­rı me­me­li bir can­lı­ya ait fo­si­lin bu­lun­ma­sı ge­re­ki­yor­du. Ya­pı­lan araş­tır­ma­lar­da, pek çok can­lı tü­rü­ne ait, mil­yon­lar­ca fo­sil el­de edil­di. An­cak can­lı tür­le­ri ara­sın­da ge­çiş ol­du­ğu­nu gös­te­ren bir ta­ne da­hi fo­sil bu­lu­na­ma­dı. Bu­lu­nan tüm fo­sil­ler, can­lı­la­rın sa­hip ol­duk­la­rı tüm özel­lik­ler­le ek­sik­siz ola­rak bir an­da or­ta­ya çık­tık­la­rı­nı, ya­ni ya­ra­tıl­dık­la­rı­nı gös­ter­mek­tey­di. </text:p>
      <text:p text:style-name="P15">Bu ger­çek kar­şı­sın­da ev­rim­ci­ler, çe­şit­li ya­lan­la­ra baş­vur­du­lar. Pa­le­on­to­lo­ji­nin yüz ka­ra­sı ola­rak ka­bul edi­len fo­sil sah­te­kar­lık­la­rı yap­tı­lar. So­yu tü­ken­miş ba­zı can­lı­la­ra ait fo­sil­ler üze­rin­de oy­na­ma­lar ya­pa­rak, çe­şit­li se­nar­yo­lar öne sü­re­rek in­san­la­rı al­dat­ma­ya ça­lış­tı­lar. </text:p>
      <text:p text:style-name="P15">Bu se­nar­yo­la­rın en ün­lü­le­rin­den bi­ri "atın ev­ri­mi" hi­ka­ye­si­dir. Hin­dis­tan, Gü­ney Ame­ri­ka, Ku­zey Ame­ri­ka ve Av­ru­pa'da de­ği­şik za­man­lar­da ya­şa­mış, fark­lı tür can­lı­la­ra ait fo­sil­ler ev­rim­ci­le­rin ha­yal güç­le­ri doğ­rul­tu­sun­da kü­çük­ten bü­yü­ğe doğ­ru di­zi­le­rek ger­çek dı­şı bir şe­ma oluş­tu­rul­muş­tur. De­ği­şik araş­tır­ma­cı­la­rın öne sür­dük­le­ri, 20'den faz­la de­ği­şik atın ev­ri­mi şe­ma­sı var­dır. </text:p>
      <text:p text:style-name="P15">Hep­si de bir­bi­rin­den fark­lı olan bu soy ağaç­la­rı hak­kın­da ev­rim­ci­ler ara­sın­da da gö­rüş bir­li­ği yok­tur. Bu sı­ra­la­ma­lar­da­ki tek or­tak nok­ta, 55 mil­yon yıl ön­ce­ki Eo­sen dö­ne­min­de (54 – 37 mil­yon yıl) ya­şa­mış Eo­hip­pus (Hyra­cot­he­ri­um) ad­lı kö­pek ben­ze­ri bir can­lı­nın atın ilk ata­sı ol­du­ğu­na ina­nıl­ma­sı­dır. Oy­sa atın mil­yon­lar­ca yıl ön­ce yok ol­muş ata­sı ola­rak su­nu­lan Eo­hip­pus, ha­len Af­ri­ka'da ya­şa­yan ve at­la hiç­bir il­gi­si ve ben­zer­li­ği ol­ma­yan Hyrax isim­li hay­va­nın he­men he­men ay­nı­sı­dır.19 </text:p>
      <text:p text:style-name="P15">Üs­te­lik, Eo­hip­pus ile ay­nı kat­man­da, gü­nü­müz­de ya­şa­yan at cins­le­ri­nin de (Equ­us ne­va­den­sis ve Equ­us oc­ci­den­ta­lis) fo­sil­le­ri­nin bu­lun­du­ğu tes­pit edil­miş­tir.20 <text:s/>Bu, gü­nü­müz­de­ki at ile onun söz­de ata­sı­nın ay­nı za­man­da ya­şa­dı­ğı­nı gös­ter­mek­te­dir ki, atın ev­ri­mi de­nen sü­re­cin hiç­bir za­man ya­şan­ma­dı­ğı­nın ka­nı­tı­dır.</text:p>
      <text:p text:style-name="P15">Ev­rim­ci­ler ta­ra­fın­dan or­ta­ya atı­lan "at se­ri­si­nin" uğ­ra­dı­ğı akı­bet, kuş­la­rın, ba­lık­la­rın, sü­rün­gen­le­rin ve me­me­li­le­rin, kı­sa­ca tüm can­lı tür­le­ri­nin, ha­ya­li or­tak ata­la­rı ve söz­de ev­rim­sel soy ağaç­la­rı için de ge­çer­li­dir. Bu­gü­ne ka­dar, her­han­gi bir can­lı tü­rü­nün ata­sı ola­rak gös­te­ri­len fo­sil­le­rin ta­ma­mı­nın, ya so­yu tü­ken­miş bir can­lı­ya ait ol­du­ğu an­la­şıl­mış ya da ev­rim­ci­le­rin fo­sil üze­rin­de oy­na­ma yap­tık­la­rı or­ta­ya çık­mış­tır. </text:p>
      <text:p text:style-name="P15"/>
      <text:p text:style-name="P15">Şey­ta­nın Oyu­nu Bo­zul­muş­tur</text:p>
      <text:p text:style-name="P15">Dar­wi­nizm, dün­ya ta­ri­hi­nin en kap­sam­lı ve en hay­ret ve­ri­ci al­dat­ma­ca­sı ola­rak ta­ri­he geç­miş­tir. Mil­yar­lar­ca in­sa­nın ade­ta hip­no­za gir­miş gi­bi bu al­dat­ma­ca­ya ka­pıl­mış ol­ma­sı, tüm man­tık dı­şı id­di­ala­rı­na rağ­men Dar­wi­nizm'den et­ki­len­me­si ise as­lın­da mu­ci­ze­vi bir du­rum­dur. Bu­gü­ne ka­dar ev­rim te­ori­si­ne dün­ya ge­ne­lin­de ve­ri­len des­tek ve bu ma­sa­lın böy­le­si­ne ka­bul gör­me­si, şey­ta­nın in­san­lı­ğa bir oyu­nu­dur. Şey­tan, bü­yük bir kit­le­yi Dar­wi­nizm'i öne sü­re­rek yön­len­dir­mek­te­dir. </text:p>
      <text:p text:style-name="P15">Çok ya­kın ta­ri­he ka­dar, kim­se şey­ta­nın bu oyu­nu­nu boz­ma­ya, in­san­la­ra ger­çe­ği gös­ter­me­ye ce­sa­ret ede­me­miş­tir. An­cak için­de bu­lun­du­ğu­muz yüz­yıl­da şey­ta­nın <text:soft-page-break/>bu oyu­nu, ar­tık ta­ma­men bo­zul­muş­tur. Bu al­dat­ma­ca­nın ce­va­bı çok de­tay­lı ola­rak an­la­tıl­mış, top­lum­lar bu ko­nu­da tam an­la­mıy­la bi­linç­len­miş­tir. Al­lah'ın iz­niy­le, Dar­wi­nizm'in çö­kü­şü dur­du­rul­ma­sı müm­kün ol­ma­yan bir nok­ta­ya gel­miş­tir. Ni­te­kim, Dar­wi­nist dün­ya im­pa­ra­tor­lu­ğun­da ya­şa­nan pa­ni­ğin asıl se­be­bi de bu­dur. </text:p>
      <text:p text:style-name="P15"/>
      <text:p text:style-name="P15"/>
      <text:p text:style-name="P15"/>
      <text:p text:style-name="P15">1 Char­les Dar­win, The Ori­gin Of Spe­ci­es, Bö­lüm X, "On the Im­per­fec­ti­on of the Ge­olo­gi­cal Re­cord".</text:p>
      <text:p text:style-name="P15">2 Char­les Dar­win, The Ori­gin of Spe­ci­es, Bö­lüm X, s. 234</text:p>
      <text:p text:style-name="P15">3 Char­les Dar­win, The Ori­gin of Spe­ci­es, Bö­lüm 1, s.179</text:p>
      <text:p text:style-name="P15">4 Char­les Dar­win, The Ori­gin of Spe­ci­es, Bö­lüm 1, s.172</text:p>
      <text:p text:style-name="P15">5 N. El­dred­ge, and I. Tat­ter­sall, The Myths of Hu­man Evo­lu­ti­on, Co­lum­bi­a Uni­ver­sity Press, 1982, s. 45-46</text:p>
      <text:p text:style-name="P15">4 T. N. Ge­or­ge, "Fos­sils in Evo­lu­tio­nary Pers­pec­ti­ve", Sci­en­ce Prog­ress, vol. 48, Ja­nu­ary 1960, s.1</text:p>
      <text:p text:style-name="P15">5 N. El­dred­ge and I. Tat­ter­sall, The Myths of Hu­man Evo­lu­ti­on, Co­lum­bi­a Uni­ver­sity Press, 1982, s.59</text:p>
      <text:p text:style-name="P15">6 R. A. Raff, T. C. Ka­uf­man, Emb­ryos, Ge­nes and Evo­lu­ti­on: The De­ve­lop­men­tal Ge­ne­tic Ba­sis of Evo­lu­tio­nary Chan­ge, In­dia­na Uni­ver­sity Press, 1991, s. 34</text:p>
      <text:p text:style-name="P15">7 T. N. Ge­or­ge, "Fos­sils in Evo­lu­tio­nary Pers­pec­ti­ve", Sci­en­ce Prog­ress, vol. 48, Ja­nu­ary 1960, s.1</text:p>
      <text:p text:style-name="P15">8 N. El­dred­ge and I. Tat­ter­sall, The Myths of Hu­man Evo­lu­ti­on, Co­lum­bi­a Uni­ver­sity Press, 1982, s.59</text:p>
      <text:p text:style-name="P15">9 Sci­en­ce, July 17, 1981, s.289</text:p>
      <text:p text:style-name="P15">10 S. M. Stan­ley, The New Evo­lu­tio­nary Ti­me­tab­le: Fos­sils, Ge­nes, and the Ori­gin of Spe­ci­es, Ba­sic Bo­oks Inc. Pub­lis­hers, N.Y., 1981, s.71</text:p>
      <text:p text:style-name="P15">11 Ric­hard Daw­kins, The Blind Watc­hma­ker, 1986, s.229</text:p>
      <text:p text:style-name="P15">12 Char­les Dar­win, The Ori­gin of Spe­ci­es, 1 b., s.302</text:p>
      <text:p text:style-name="P15">13 Mark Czar­nec­ki, McLe­an's, 19 Ocak 1981, s.56</text:p>
      <text:p text:style-name="P15">14 Henry Ge­e, In Se­arch of De­ep Ti­me, Be­yond the Fos­sil Re­cord to a New Hıs­tory of Li­fe, <text:s/>The Fre­e Press, <text:s/>A Di­vi­si­on fo Si­mon &amp; Schus­ter, Inc., 1999,sf. 5</text:p>
      <text:p text:style-name="P15">15 A.S. Ro­mer, Chap­ter in Ge­ne­tics, Pa­le­on­to­logy and Evo­lu­ti­on (1963), p. 114</text:p>
      <text:p text:style-name="P15">16 Ni­les El­dred­ge, Ian Tat­ter­sall, The Myths of Hu­man Evo­lu­ti­on, ss.126-127</text:p>
      <text:p text:style-name="P15">17 Midg­ley M., "Evo­lu­ti­on as a Re­li­gi­on: Stran­ge Ho­pes and Stran­ger Fe­ars," [1985], Met­hu­en: Lon­don, 1986. sf. 154; Step­hen E. Jo­nes' Ho­me Pa­ge at 66. http://mem­bers.ii­net.net.au/~se­jo­nes/</text:p>
      <text:p text:style-name="P15">18 Wil­son E.O., et. al., "Li­fe on Earth," [1973], Si­nau­er As­so­cia­tes: Sun­der­land MA, 1975, Third Prin­ting, sf. 624</text:p>
      <text:p text:style-name="P15">19 Fran­cis Hitc­hing, The Neck of the Gi­raf­fe: Whe­re Dar­win Went Wrong, New York: Tick­nor and Fi­elds, 1982, s. 30-31</text:p>
      <text:p text:style-name="P15">20 Fran­cis Hitc­hing, The Neck of the Gi­raf­fe, s. 30-31</text:p>
      <text:p text:style-name="P15"/>
      <text:p text:style-name="P15"/>
      <text:p text:style-name="P15">10</text:p>
      <text:p text:style-name="P15"><text:soft-page-break/>54-37 milyon yıllık kavak yaprağı fosilinin günümüzde yaşayan örneklerinden hiçbir farkı bulunmamaktadır.</text:p>
      <text:p text:style-name="P15"/>
      <text:p text:style-name="P15">11</text:p>
      <text:p text:style-name="P15">Danimarka'da elde edilen bu yengeç fosillerinin özelliği, yılın belli dönemlerinde yeryüzüne çıkan yuvarlak taşlar içinde bulunmalarıdır. Bu özellikleri nedeniyle, "yengeç topları" olarak da adlandırılan söz konusu fosiller, çoğunlukla Oligosen dönemine (37 - 23 milyon yıl) aittir.</text:p>
      <text:p text:style-name="P15"/>
      <text:p text:style-name="P15">50 milyon yıllık kel turna balığı fosili, söz konusu canlıların on milyonlarca yıldır değişmediklerinin delilidir.</text:p>
      <text:p text:style-name="P15"/>
      <text:p text:style-name="P15">12</text:p>
      <text:p text:style-name="P15">150 YILDIR YAPILAN FOSİL ARAŞTIRMALARINDA TEK BİR ARA GEÇİŞ FOSİLİ <text:s text:c="3"/>BULUNAMAMIŞTIR</text:p>
      <text:p text:style-name="P15"/>
      <text:p text:style-name="P15">Burgess Shale bölgesinde, en eski kompleks canlıların yaklaşık 65.000 kadar örneğini toplayan Charles Doolittle Walcott, tarihin en büyük bilim sahtekarlıklarından birinin sahibidir. Kambriyen döneminde yaşamış canlılara ait bulduğu fosillerin evrim teorisini tümüyle ortadan kaldıracak büyük bir delil olduğunu bildiğinden, bunları tam 70 yıl, müdürü olduğu Smithsonian Müzesi'nde saklamıştır. Darwinistlerin geçmişi bu ve benzeri sahtekarlıklarla doludur. Yaklaşık 150 yıldır yapılan araştırmalarda evrimi destekleyen bir tek bulgunun bile elde edilememiş olması, Darwinistleri türlü sahtekarlıklara yöneltmiştir.</text:p>
      <text:p text:style-name="P15"/>
      <text:p text:style-name="P15">Charles Doolittle Walcott</text:p>
      <text:p text:style-name="P15"/>
      <text:p text:style-name="P15">13</text:p>
      <text:p text:style-name="P15">Dünyanın dört bir yanından sürekli yeni fosil örnekleri elde edilmektedir. Bugüne kadar elde edilen fosillerin sayısı yüz milyonu geçmiştir. Bu fosiller, pek çok bilimsel kuruluş ve akademide detaylı incelemeye tabi tutulmaktadır. Tüm bu çalışmalar neticesinde bir tane bile, evrime delil olarak sunulabilecek ara geçiş canlısı fosili bulunmamıştır.</text:p>
      <text:p text:style-name="P15"/>
      <text:p text:style-name="P15">16</text:p>
      <text:p text:style-name="P15">EVRİMCİLERİN SAHTE DELİLLERİ</text:p>
      <text:p text:style-name="P15"/>
      <text:p text:style-name="P15">Milyonlarca gerçek fosilin karşsnda evrimcilerin delil iddiasyla halka sunduğu fosiller sahtekarlk, saptrma, göz boyama ve aldatmacadan ibarettir. Örneğin;</text:p>
      <text:p text:style-name="P15"/>
      <text:p text:style-name="P15">- Darwinistlerin yllarca hararetle savunduklar, basn yayn organlarndan ders kitaplarna kadar her yerde halka büyük delil olarak tanttklar Piltdown Adam, sahtekarlk örneklerinden biridir. 40 yl boyunca evrimin en önemli delili olarak tantlan "Piltdown Adam"nn aslnda hiç var olmadğ, fosilin, insana ait bir <text:soft-page-break/>kafatasna orangutan çenesi eklenerek elde edilen bir "sahte delil"den ibaret olduğu,</text:p>
      <text:p text:style-name="P15"/>
      <text:p text:style-name="P15">- Evrimciler tarafndan Nebraska Adam adyla evrime delil olarak tantlan tek bir diş fosilinin gerçekte bir yaban domuzuna ait olduğu,</text:p>
      <text:p text:style-name="P15"/>
      <text:p text:style-name="P15">- "At Serisi" diye tantlan sahte dizilimdeki fosillerin, geçmişte farkl devirlerde ve farkl coğrafyalarda yaşamş bağmsz canl türlerinden ibaret olduğu,</text:p>
      <text:p text:style-name="P15"/>
      <text:p text:style-name="P15">- Ramapithecus fosili ve Australopithecus serisinin geçmişte yaşamş ve soyu tükenmiş maymun türlerinden ibaret olduğu, bu fosilllerin tamamen göz boyamaya yönelik biçimde resmedildikleri,</text:p>
      <text:p text:style-name="P15"/>
      <text:list xml:id="list1247683952" text:style-name="WW8Num3">
        <text:list-item>
          <text:p text:style-name="P58">Haeckel tarafndan ortaya atlan ve sözde evrim srasnda geçirilen evrelerin anne karnnda bebeğin gelişimi srasnda tekrar ettiği tezine dayanak olarak sunulan çizimlerin tamamen sahtekarlktan ibaret olduğu anlaşlmş ve Darwinistlerin ellerinde, teorilerini savunabilecekleri hiçbir malzeme kalmamştr.</text:p>
        </text:list-item>
      </text:list>
      <text:p text:style-name="P15"/>
      <text:p text:style-name="P15"/>
      <text:p text:style-name="P15">17</text:p>
      <text:p text:style-name="P15">92_ 380 MİLYON YILLIK TRİLOBİT FOSİLİ <text:s text:c="2"/></text:p>
      <text:p text:style-name="P15"/>
      <text:p text:style-name="P15">Trilobitler, Kambriyen döneminde ortaya çıkan canlıların en önemlilerinden biridir. Dünyann çeşitli bölgelerinde yaşamş, Kambriyen döneminin en fazla iz brakan canllardr. Trilobitlerin en hayranlık uyandıran özelliklerinden biri ise, çok mercekli gözleridir. Bu gözler, göze ait saysz birim içerir. Her birim bir mercektir. Bunlarn her biri farkl bir görüntü alglar ve bu görüntü bir bütün halinde birleşir. </text:p>
      <text:p text:style-name="P15">Yapılan araştırmalar bir trilobit gözünde üç binden fazla mercek olduğunu göstermiştir. Üç binden fazla mercek, üç binden fazla farkl görüntünün bu canlya ulaşmas anlamna gelmektedir. Bu da, 530 milyon yl önce yaşayan bir canlnn, göz ve beyin yapsnn ne kadar kompleks olduğunu ve evrimle hiçbir şekilde meydana gelemeyecek kusursuz bir yap sergilediğini açkça göstermektedir.</text:p>
      <text:p text:style-name="P15"/>
      <text:p text:style-name="P15">18</text:p>
      <text:p text:style-name="P15">Çin'in Chengjang bölgesinde ortaya çıkarılan Kambriyen canlılarındaki çeşitlilik ve özel yapılar oldukça dikkat çekicidir. Bu canlılar, çeşitli bölümlerden oluşmuş bedenlere, özel fonksiyonlara sahip antenlere, avlanma yeteneğine ve oldukça kompleks anatomik yapılara sahiptirler. Yaklaşık yarım milyar yıl önce böyle canlıların yaşamış oldukları gerçeği, evrim teorisini tümüyle ortadan kaldırmaktadır.</text:p>
      <text:p text:style-name="P15"/>
      <text:p text:style-name="P15">19</text:p>
      <text:p text:style-name="P15"><text:soft-page-break/>Evrimci medyada sık sık karşınıza çıkan Darwinizm yanlısı haberler, spekülasyonlardan ve propagandadan ibarettir. Bu haberler, Darwnizm'in yenilgiye uğradığı gerçeğini gizleyebilmek amacıyla yapılır.</text:p>
      <text:p text:style-name="P15"/>
      <text:p text:style-name="P15">20</text:p>
      <text:p text:style-name="P15">"Birinci nokta bencillik ve vahşet içimizdeki doğal bir şeydir, en uzak atamızdan bize miras kalmıştır… O zaman vahşilik insanlar için normaldir; evrimin bir ürünüdür."</text:p>
      <text:p text:style-name="P15">Evrimci bilim adamı P.J. Darlington'un bu sözleri, Darwinizm'in gerçek zihniyetini göstermesi açısından önemlidir. Başta komünizm ve faşizm olmak üzere toplumlar adeta hayvan sürüleri olarak değerlendiren, insani ve ahlaki değerleri hiçe sayan, güç ve iktidar için her türlü yolun meşru olduğunu savunan Darwinist ideolojilerin insanlğa getirdiği dehşet ve ykm çok büyük olmuştur.</text:p>
      <text:p text:style-name="P15">Kanl komünist diktatörlerden Stalin'in "Genç nesillerin zihnini yaratlş düşüncesinden arndrmak için onlara tek bir şeyi öğretmeliyiz: Darwin'in öğretilerini." sözleri, Çin'de on milyonlarca insan acmaszca katlettiren, bir o kadarn da açlğa terk eden Mao'nun "Çin sosyalizminin temeli Darwin'e ve evrim teorisine dayandrlmştr." itiraf, Darwinizm'in, kan dökücü Marksist, Leninist, Maocu ideolojilerin ayakta durmas için son derece hayati olduğunun ispatdr.</text:p>
      <text:p text:style-name="P15">Faşist lider Adolf Hitler, ünlü kitab Kavgam'da, Ari rkn doğa tarafndan üstün klndğn iddia etmiş, bu kitabn ismini seçerken de Darwin'in "yaşam kavgas" fikrinden esinlenmiştir. Hitler, 1933'deki ünlü Nürnberg mitinginde ise, "Yüksek rkn düşük rklar idare ettiği, bunun doğada görülen bir hak olduğu ve tek mantkl hak olduğu" şeklindeki Darwinist görüşü dile getirmiştir. Ünlü evrimci Stephen Jay Gould'un Almanya'da Darwinizm'in bir savaş nedeni haline geldiği şeklindeki tesbiti ise oldukça önemlidir. </text:p>
      <text:p text:style-name="P15">Hitler'in en büyük müttefiki olan Benito Mussolini ise 1935te başlattğ Etiyopya işgalini Darwin'in rkç görüşlerine ve yaşam mücadelesi kavramna dayandracak, İngiliz İmparatorluğun'un zayflamasnn nedeni olarak "evrimin en önemli itici gücü olan savaştan kaçmaya çalşmas" yorumunu yapacak kadar koyu bir Darwinistti.</text:p>
      <text:p text:style-name="P15"/>
      <text:p text:style-name="P15">22</text:p>
      <text:p text:style-name="P15"/>
      <text:p text:style-name="P15">Darwinizm’in Formülü </text:p>
      <text:p text:style-name="P15">Bol çamurlu su + uzun zaman +Bol tesadüf = Medeniyet </text:p>
      <text:p text:style-name="P15"/>
      <text:p text:style-name="P15">24</text:p>
      <text:p text:style-name="P15">çamur </text:p>
      <text:p text:style-name="P15">zaman</text:p>
      <text:p text:style-name="P15">tesadüf</text:p>
      <text:p text:style-name="P15">doğa olayları</text:p>
      <text:p text:style-name="P15"/>
      <text:p text:style-name="P15">25</text:p>
      <text:p text:style-name="P15"><text:soft-page-break/>100 MİLYON YILLIK TİMSAH FOSİLİ</text:p>
      <text:p text:style-name="P15">Timsahlar yaşayan fosil örneklerinden biridir. Bütün vücut yapıları eksiksiz bir biçimde aniden ortaya çıkmış ve yüz milyon yılı aşkın bir süredir (timsahların 140 milyon yıllık fosilleri bulunmaktadır) hiçbir değişim geçirmeden günümüze ulaşmışlardır. Resimdeki 100 milyon yıllık timsahla, günümüzdekiler arasında bir fark olmaması, bu gerçeği bir kez daha vurgulamaktadır.</text:p>
      <text:p text:style-name="P15"/>
      <text:p text:style-name="P15">26</text:p>
      <text:p text:style-name="P15">Evrimcilerin hayal güçlerini kullanarak ortaya attıkları atın evrimi şemaları bilimsel değildir. Dünyanın farklı yerlerinde, farklı dönemlerde yaşamış, farklı canlı türlerine ait <text:s/>fosil örnekleri arka arkaya sıralanarak elde edilmiştir. Gerçekte ise böyle bir evrim süreci hiç yaşanmamıştır.</text:p>
      <text:p text:style-name="P15"/>
      <text:p text:style-name="P15">Evrimciler, soyu tükenmiş maymunlara ve geçmişte yaşamış bazı insan ırklarına ait kafataslarını kullanarak, hayali bir evrim ağacı oluşturmaya çalışmaktadırlar. Ancak, bilimsel deliller buna olanak tanımamaktadır.</text:p>
      <text:p text:style-name="P15"/>
      <text:p text:style-name="P15"/>
      <text:p text:style-name="P15"/>
      <text:p text:style-name="P15">KARA HAYVANLARINA AİT FOSİL ÖRNEKLERİ </text:p>
      <text:p text:style-name="P15"/>
      <text:p text:style-name="P15">1151</text:p>
      <text:p text:style-name="P15"/>
      <text:p text:style-name="P15">Kaplan Kafatası</text:p>
      <text:p text:style-name="P15">Dö­nem: Me­zo­zo­ik za­man, Kre­ta­se dö­ne­mi</text:p>
      <text:p text:style-name="P15">Yaş: 80 mil­yon yıl</text:p>
      <text:p text:style-name="P15">Böl­ge: Çin</text:p>
      <text:p text:style-name="P15">Ev­rim­ci­le­rin, kap­lan­la­rın söz­de ev­rim­sel ata­sı­nı gös­ter­me gay­ret­le­ri bo­şu­na­dır. Fo­sil­ler, kap­lan­la­rın her­han­gi bir can­lı­dan tü­re­me­dik­le­ri­ni, hep kap­lan ola­rak var ol­duk­la­rı­nı is­pat­la­mış­tır. 80 mil­yon yıl ön­ce ya­şa­mış olan kap­lan­la­rın, gü­nü­müz kap­lan­la­rıy­la ay­nı ol­du­ğu­nu gös­te­ren re­sim­de­ki fo­sil, tüm ev­rim­ci id­di­ala­rı sus­tur­mak­ta­dır. Can­lı­lar, mu­tas­yon­la­rın ve kör te­sa­düf­le­rin ne­ti­ce­sin­de mey­da­na gel­me­miş­tir. Tüm can­lı tür­le­ri­ni, üs­tün ya­rat­ma gü­cü­ne sa­hip olan Yü­ce Al­lah ya­rat­mış­tır. </text:p>
      <text:p text:style-name="P15"/>
      <text:p text:style-name="P15"/>
      <text:p text:style-name="P15">1156</text:p>
      <text:p text:style-name="P15"/>
      <text:p text:style-name="P15"/>
      <text:p text:style-name="P15">Sırt­lan Ka­fa­ta­sı</text:p>
      <text:p text:style-name="P7">Dö­nem: Senozoik za­man, Kre­ta­se dö­ne­mi</text:p>
      <text:p text:style-name="P7">Yaş: 8.6 mil­yon yıl</text:p>
      <text:p text:style-name="P15">Böl­ge: Çin</text:p>
      <text:p text:style-name="P15">Ev­rim id­di­ası­nı ya­lan­la­yan fo­sil ka­yıt­la­rın­da, can­lı tür­le­ri­nin sa­hip ol­duk­la­rı özel­lik­le­ri aşa­ma aşa­ma ka­zan­dık­la­rı­nı gös­te­ren hiç­bir iz yok­tur. Ör­ne­ğin, göz çu­kur­la­rın­dan bi­ri oluş­muş di­ğe­ri he­nüz mey­da­na gel­me­miş, çe­ne­si­nin ya­rı­sı ge­liş­miş, ka­fa­ta­<text:soft-page-break/>sı ya­pı­sın­da de­for­mas­yon­lar ve bo­zuk­luk­lar olan tek bir ta­ne da­hi sırt­lan fo­si­li yok­tur. Bu­lu­nan tüm sırt­lan fo­sil­le­ri, bun­dan on mil­yon­lar­ca yıl ön­ce ya­şa­mış sırt­lan­la­rın, gü­nü­müz­de ya­şa­mak­ta olan­la­rın sa­hip ol­duk­la­rı tüm özel­lik­le­ri ta­şı­dık­la­rı­nı or­ta­ya koy­muş­tur. Bu­nun açık an­la­mı, can­lı­la­rın ev­rim ge­çir­me­dik­le­ri, ya­ra­tıl­dık­la­rı­dır. </text:p>
      <text:p text:style-name="P15"/>
      <text:p text:style-name="P15"/>
      <text:p text:style-name="P15"/>
      <text:p text:style-name="P15">1184</text:p>
      <text:p text:style-name="P15"/>
      <text:p text:style-name="P15">And Ayı­sı Ka­fa­ta­sı</text:p>
      <text:p text:style-name="P15">Dö­nem: Me­zo­zo­ik za­man, Kre­ta­se dö­ne­mi</text:p>
      <text:p text:style-name="P15">Yaş: 85 mil­yon yıl</text:p>
      <text:p text:style-name="P15">Böl­ge: Çin</text:p>
      <text:p text:style-name="P15">Ur­si­da­e fa­mil­ya­sı­na da­hil olan ayı­lar yır­tı­cı me­me­li­ler ta­kı­mın­dan can­lı­lar­dır. And ayı­la­rı gü­nü­müz­de sa­de­ce Gü­ney Ame­ri­ka'da var­lık­la­rı­nı de­vam et­tir­mek­te­dir­ler. Pan­da ayı­la­rı gi­bi, on­la­rın da soy­la­rı tü­ken­mek üze­re­dir.</text:p>
      <text:p text:style-name="P15">Ka­fa­ta­sı tüm de­tay­la­rıy­la ko­run­muş olan bu And ayı­sı fo­si­li, söz ko­nu­su can­lı­la­rın ta­ri­hin her dö­ne­min­de ay­nı ol­duk­la­rı­nı or­ta­ya koy­mak­ta­dır. 85 mil­yon yıl ön­ce ya­şa­mış bu can­lı­nın diş ya­pı­sı, göz çu­kur­la­rı, çe­ne ya­pı­sı vs. And ayı­la­rı­nın on mil­yon­lar­ca yıl­dır de­ğiş­me­dik­le­ri­ni, ya­ni ev­rim ge­çir­me­dik­le­ri­ni söy­le­mek­te­dir. Fo­sil bul­gu­la­rı­nın gös­ter­di­ği ger­çek, can­lı­la­rın kö­ke­ni­nin kör te­sa­düf­ler de­ğil, Ya­ra­tı­lış ol­du­ğu­dur. </text:p>
      <text:p text:style-name="P15"/>
      <text:p text:style-name="P15"/>
      <text:p text:style-name="P7">2160</text:p>
      <text:p text:style-name="P7"/>
      <text:p text:style-name="P7">Altın Maymun Kafatası</text:p>
      <text:p text:style-name="P7">Dönem: Eosen dönemi</text:p>
      <text:p text:style-name="P7">Yaş: 36 milyon yıl</text:p>
      <text:p text:style-name="P7">Bölge: Chuan, Çin</text:p>
      <text:p text:style-name="P7">Darwinistlerin, insanların sözde maymunlardan türedikleri iddialarına dayanak göstermeye çalıştıkları bilgilerden biri de, bazı maymun türlerinin taklit kabiliyetleridir. Maymunlar, karşılarında gördükleri hareket ve tavırları taklit edebilme yeteneğine sahiptirler. Ama bu, günün birinde insana dönüşmelerini sağlamaz. Eğer böyle olsaydı zeki olduğu bilinen diğer hayvan türlerinin de zamanla insan olmaları gerekirdi. Örneğin papağanların maymunlara ek olarak bir de, sesleri taklit ederek konuşma yetenekleri vardır. Bu durumda, Darwinistlerin mantıksız iddialarına göre, papağanların insana dönüşme ihtimali çok daha yüksek olmalıdır. </text:p>
      <text:p text:style-name="P7">Resimdeki 36 milyon yıllık maymun kafatası fosili gibi, sayısız bulgu canlıların hep aynı kaldıklarını, hiç değişmediklerini ve bir başka canlıya dönüşmediklerini ispatlamışken, mantık dışı iddialarda ısrar etmek anlamsızdır.</text:p>
      <text:p text:style-name="P7"/>
      <text:p text:style-name="P15"/>
      <text:p text:style-name="P15"><text:soft-page-break/>1155</text:p>
      <text:p text:style-name="P15"/>
      <text:p text:style-name="P15">An­ti­lop Ka­fa­ta­sı</text:p>
      <text:p text:style-name="P15">Dö­nem: Me­zo­zo­ik za­man, Kre­ta­se dö­ne­mi</text:p>
      <text:p text:style-name="P15">Yaş: 83 mil­yon yıl</text:p>
      <text:p text:style-name="P15">Böl­ge: Çin</text:p>
      <text:p text:style-name="P15">Ev­rim­ci­le­rin id­di­ala­rı doğ­ru ol­say­dı, geç­miş­te, hem an­ti­lop özel­li­ği ta­şı­yan hem de fark­lı bir can­lı tü­rü­nün özel­lik­le­ri­ne sa­hip olan pek çok ga­rip can­lı­nın ol­ma­sı ge­re­kir­di. Fo­sil ka­yıt­la­rın­da pek çok ör­ne­ği­ne rast­lan­ma­sı ge­re­ken bu can­lı­lar, iki fark­lı tü­rün özel­lik­le­ri­ni ta­şı­ma­la­rıy­la he­men ta­nın­ma­lı ve ev­rim­ci söz­de ata-to­run iliş­ki­le­ri­nin ör­ne­ği ola­rak ser­gi­len­me­li­dir. Ne var ki, sa­yı­sız ma­sal­la ve ha­ya­li se­nar­yoy­la do­lu olan ev­rim­ci ya­yın­lar­da, bir ta­ne bi­le ara can­lı fo­si­li ser­gi­len­me­mek­te­dir. Çün­kü böy­le bir fo­sil yok­tur. Çün­kü böy­le bir can­lı ta­ri­hin hiç­bir dö­ne­min­de ya­şa­ma­mış­tır. </text:p>
      <text:p text:style-name="P15">Tüm can­lı­lar, re­sim­de ör­ne­ği gö­rü­len 83 mil­yon yıl­lık an­ti­lop gi­bi, var ol­duk­la­rı ilk hal­le­riy­le gü­nü­mü­ze ka­dar gel­miş­ler­dir. Can­lı­la­rın ta­ri­hi, ev­rim id­di­ala­rı­nı ya­lan­la­mak­ta­dır. </text:p>
      <text:p text:style-name="P15"/>
      <text:p text:style-name="P15"/>
      <text:p text:style-name="P15">1178</text:p>
      <text:p text:style-name="P15"/>
      <text:p text:style-name="P7">Kurt Ka­fa­ta­sı</text:p>
      <text:p text:style-name="P7">Dö­nem: Me­zo­zo­ik za­man, Kre­ta­se dö­ne­mi</text:p>
      <text:p text:style-name="P7">Yaş: 80 mil­yon yıl</text:p>
      <text:p text:style-name="P7">Böl­ge: Çin</text:p>
      <text:p text:style-name="P7">Ya­ra­tı­lış'ın açık bir ger­çek ol­du­ğu­nu or­ta­ya ko­yan sa­yı­sız de­lil­den bi­ri fo­sil bul­gu­la­rı­dır. Ör­ne­ğin re­sim­de­ki 80 mil­yon yıl­lık kurt ka­fa­ta­sı fo­si­li, can­lı­la­rın mil­yon­lar­ca yıl bo­yun­ca de­ğiş­me­di­ği­nin, ev­rim ge­çir­me­di­ği­nin, ya­ra­tıl­dı­ğı­nın is­pat­la­rın­dan­dır. </text:p>
      <text:p text:style-name="P7">Ev­rim­ci­le­rin ise te­ori­le­ri­ni des­tek­le­ye­bi­le­cek de­lil­le­ri yok­tur. Bu de­lil yok­sun­lu­ğu­nun en önem­li gös­ter­ge­le­rin­den bi­ri, ev­rim­ci­le­rin ken­di de­lil­le­ri­ni açkla­ma ce­sa­re­ti­ni bir tür­lü gös­te­re­me­me­le­ri­dir. Ev­rim­ci­ler­den bek­le­nen, eğer ken­di id­dia­larna des­tek ola­cak 3-5 ta­ne ara fo­sil var­sa bun­lar hal­ka sun­ma­la­rı­dır. Eğer bu­nu ya­pa­mı­yor­lar­sa, ki hiç­bir za­man ya­pa­ma­ya­cak­lar­dır, o za­man "Ne­den yıl­lar­dır in­san­la­ra ha­yal­le­ri ger­çek gi­bi ta­nıt­tık­la­rı­nı" açık­la­ma­la­rı ge­re­kir. Ya­ra­tı­lış'ın is­pa­tı olan mil­yon­lar­ca fo­sil kar­şı­sın­da, Dar­wi­nist­le­rin ar­tık ha­yal kur­ma­yı bı­ra­kıp, ger­çek­le­ri gör­me­le­ri­nin vak­ti gel­miş­tir. </text:p>
      <text:p text:style-name="P7"/>
      <text:p text:style-name="P15"/>
      <text:p text:style-name="P15">819</text:p>
      <text:p text:style-name="P15"/>
      <text:p text:style-name="P15">Kır Kur­du Ka­fa­ta­sı</text:p>
      <text:p text:style-name="P15">Dö­nem: Se­no­zo­ik za­man, Mio­sen dö­ne­mi</text:p>
      <text:p text:style-name="P15">Yaş: 5 mil­yon yıl</text:p>
      <text:p text:style-name="P15">Böl­ge: Çin</text:p>
      <text:p text:style-name="P15"/>
      <text:p text:style-name="P15"><text:soft-page-break/>Ev­rim te­ori­si, da­ha ön­ce de be­lirt­ti­ği­miz gi­bi, de­niz­den ev­rim­le­şe­rek çı­kan ha­ya­li bir­ta­kım can­lı­la­rın sü­rün­gen­le­re dö­nüş­tü­ğü­nü, kuş­la­rın da sü­rün­gen­le­rin ev­rim­leş­me­siy­le oluş­tu­ğu­nu id­di­a eder. Ay­nı se­nar­yo­ya gö­re sü­rün­gen­ler yal­nız­ca kuş­la­rın de­ğil, ay­nı za­man­da me­me­li­le­rin de ata­sı­dır. Sü­rün­gen­le­rin me­me­li­le­re ev­rim­leş­ti­ği yö­nün­de­ki var­sa­yı­mın hiç­bir bi­lim­sel te­me­li ol­ma­dı­ğı­nın en önem­li is­pat­la­rın­dan bi­ri de fo­sil ka­yıt­la­rı­dır. Bu­gü­ne ka­dar ya­pı­lan tüm araş­tır­ma­la­ra rağ­men, sü­rün­gen­ler­le me­me­li­le­ri bir­bi­ri­ne bağ­la­ya­bi­le­cek tek bir ara form fo­si­li da­hi bu­lu­na­ma­mış­tır. Bun­dan son­ra da bu­lun­ma­sı müm­kün de­ğil­dir. Çün­kü böy­le bir ara can­lı hiç­bir za­man ya­şa­ma­mış­tır. Bu ne­den­le­dir ki ev­rim­ci Ro­ger Le­win, "İlk me­me­li­ye na­sıl ge­çil­di­ği ha­la bir sır­dır." de­mek zo­run­da ka­lır. (Ro­ger Le­win, "Bo­nes of Mam­mals, An­ces­tors Fles­hed Out", Sci­en­ce, cilt 212, 26 Ha­zi­ran 1981, s. 1492)</text:p>
      <text:p text:style-name="P15"/>
      <text:p text:style-name="P15"/>
      <text:p text:style-name="P15"/>
      <text:p text:style-name="P15">826</text:p>
      <text:p text:style-name="P15"/>
      <text:p text:style-name="P15">Tav­şan Ka­fa­ta­sı</text:p>
      <text:p text:style-name="P15">Dö­nem: Se­no­zo­ik za­man, Oli­go­sen dö­ne­mi</text:p>
      <text:p text:style-name="P15">Yaş: 33 mil­yon yıl</text:p>
      <text:p text:style-name="P15">Böl­ge: Wyo­ming, ABD</text:p>
      <text:p text:style-name="P15"/>
      <text:p text:style-name="P15">Eğer Dar­wi­nist­le­rin id­di­ala­rı doğ­ru ol­say­dı, bu­gü­ne ka­dar ya­pı­lan ka­zı­lar­da ka­fa­ta­sı he­nüz ge­liş­me­miş, göz çu­kur­la­rın­dan bi­ri olan di­ğe­ri ol­ma­yan, ya­rım ku­lak­lı, ya­rım çe­ne­li gi­bi pek çok ga­rip tav­şan fo­si­li­ne rast­lan­mış ol­ma­sı ge­re­kir­di. An­cak böy­le ya­rı ge­liş­miş bir tav­şan fo­si­li hiç gö­rül­me­miş­tir. El­de edi­len her tav­şan fo­si­li, re­sim­de­ki 33 mil­yon yıl­lık tav­şan fo­si­lin­de ol­du­ğu gi­bi, tüm özel­lik­le­riy­le tam ve ek­sik­siz­dir. Bu du­rum­da, Dar­wi­nist­le­rin id­di­ala­rın­da ıs­rar­lı ol­ma­la­rı­nın bir ma­na­sı yok­tur, çün­kü bul­gu­lar id­di­ala­rı­nı des­tek­le­me­mek­te­dir. Bi­li­min gös­ter­di­ği ger­çek ev­rim de­ğil, Ya­ra­tı­lış'tır. </text:p>
      <text:p text:style-name="P15"/>
      <text:p text:style-name="P15"/>
      <text:p text:style-name="P15"/>
      <text:p text:style-name="P15">915</text:p>
      <text:p text:style-name="P15"/>
      <text:p text:style-name="P15">Til­ki Ka­fa­ta­sı</text:p>
      <text:p text:style-name="P15">Dö­nem: Se­no­zo­ik za­man, Plio­sen dö­ne­mi</text:p>
      <text:p text:style-name="P15">Yaş: 5 - 1.8 mil­yon yıl</text:p>
      <text:p text:style-name="P15">Böl­ge: As­ya </text:p>
      <text:p text:style-name="P15">Til­ki, Ca­ni­da­e (kö­pek­gil­ler) fa­mil­ya­sı için­de bu­lu­nan bir me­me­li tü­rü­dür. Re­sim­de gö­rü­len til­ki ka­fa­ta­sı fo­si­li yak­la­şık ola­rak 5 mil­yon ya­şın­da­dır ve gü­nü­müz­de­ki til­ki­ler­le ay­nı özel­lik­le­re sa­hip­tir. Dik­kat edi­lir­se, bu­lu­nan her ye­ni fo­sil, yıl­lar­dır sü­re­ge­len "ev­rim­ci inanç­la­rı" al­tüst edi­yor, o gü­ne ka­dar or­ta­ya at­tık­la­rı se­nar­yo­la­ra uy­ma­dı­ğı için ev­rim­ci­le­ri ye­ni se­nar­yo­lar üret­mek zo­run­da bı­ra­kı­yor. Ye­ni üre­ti­len se­nar­yo­lar da he­men çü­rü­tü­lü­yor ve ev­rim­ci­ler bü­yük bir çık­maz için­de bo­ca­la­ma­ya de­vam edi­yor lar. </text:p>
      <text:p text:style-name="P15"><text:soft-page-break/></text:p>
      <text:p text:style-name="P15"/>
      <text:p text:style-name="P15">916</text:p>
      <text:p text:style-name="P15"/>
      <text:p text:style-name="P15"/>
      <text:p text:style-name="P15">Ra­kun Ka­fa­ta­sı</text:p>
      <text:p text:style-name="P15">Dö­nem: Se­no­zo­ik za­man, Mio­sen dö­ne­mi</text:p>
      <text:p text:style-name="P15">Yaş: 12 - 7 mil­yon yıl</text:p>
      <text:p text:style-name="P15">Böl­ge: Çin</text:p>
      <text:p text:style-name="P15">Re­sim­de­ki ra­kun fo­si­li, diş­le­ri, ka­fa­ta­sı ve çe­ne ya­pı­sıy­la gü­nü­müz ra­kun­la­rın­dan fark­sız­dır. Bu du­rum bir kez da­ha gös­ter­mek­te­dir ki, can­lı tür­le­ri fo­sil ka­yıt­la­rın­da ilk ola­rak na­sıl be­lir­diy­se, o şe­kil­de kal­mak­ta ve ara­dan mil­yon­lar­ca yıl geç­se da­hi de­ğiş­me­mek­te, ya­ni ev­rim ge­çir­me­mek­te­dir. Ya­şa­yan fo­sil­ler, can­lı­la­rın ev­rim ge­çir­me­dik­le­ri­ni, ya­ra­tıl­dık­la­rı­nı gös­ter­mek­te­dir. </text:p>
      <text:p text:style-name="P15">Tür­ler gü­nü­müz­de­ki be­den ya­pı­la­rı­na, ev­rim­ci­le­rin öne sür­dü­ğü gi­bi te­sa­dü­fi bir de­ği­şim sü­re­cin­den ge­çe­rek ulaş­ma­mış­lar­dır. Hep­si Yü­ce Al­lah ta­ra­fın­dan ku­sur­suz­ca var edil­miş­ler­dir ve yer­yü­zün­de­ki var­lık­la­rı bo­yun­ca hep ya­ra­tıl­dık­la­rı şe­kil­de ya­şa­mış­lar­dır. </text:p>
      <text:p text:style-name="P15"/>
      <text:p text:style-name="P15"/>
      <text:p text:style-name="P15">922</text:p>
      <text:p text:style-name="P15"/>
      <text:p text:style-name="P15">Tim­sah Ka­fa­ta­sı</text:p>
      <text:p text:style-name="P15">Dö­nem: Me­zo­zo­ik za­man, Kre­ta­se dö­ne­mi</text:p>
      <text:p text:style-name="P15">Yaş: 100 mil­yon yıl</text:p>
      <text:p text:style-name="P15">Böl­ge: Çin</text:p>
      <text:p text:style-name="P15"/>
      <text:p text:style-name="P15">Çin'in Gu­ang­dong böl­ge­sin­de bu­lu­nan bu yüz mil­yon yıl­lık yav­ru tim­sah fo­si­li­nin çe­ne ya­pı­sı çok iyi ko­run­muş­tur. Bu ka­fa­ta­sı fo­si­li, gü­nü­müz­de ya­şa­mak­ta olan tim­sah­lar­la kı­yas­lan­dı­ğın­da, ara­da hiç­bir fark ol­ma­dı­ğı açık­ça gö­rü­le­cek­tir. Eğer bir can­lı yüz mil­yon yıl bo­yun­ca en kü­çük bir de­ği­şik­lik da­hi ge­çir­me­miş­se, o za­man can­lı­la­rın ev­ri­mi hi­ka­ye­sin­den bah­set­mek müm­kün de­ğil­dir. </text:p>
      <text:p text:style-name="P15"/>
      <text:p text:style-name="P15"/>
      <text:p text:style-name="P15">935</text:p>
      <text:p text:style-name="P15"/>
      <text:p text:style-name="P15"/>
      <text:p text:style-name="P15">Sırt­lan Ka­fa­ta­sı</text:p>
      <text:p text:style-name="P15">Dö­nem: Se­no­zo­ik za­man, Mio­sen dö­ne­mi</text:p>
      <text:p text:style-name="P15">Yaş: 23 - 5 mil­yon yıl</text:p>
      <text:p text:style-name="P15">Böl­ge: Çin </text:p>
      <text:p text:style-name="P15">Re­sim­de gö­rü­len 23 – 5 mil­yon yıl­lık sırt­lan ka­fa­ta­sı fo­si­li, tüm can­lı tür­le­ri­nin, yer­yü­zün­de bir an­da ve ay­rı ay­rı or­ta­ya çık­tık­la­rı­nı gös­te­ren de­lil­ler­den bi­ri­dir. Çok iyi ko­run­muş bir şe­kil­de el­de edi­len bu sırt­lan fo­si­li, çe­ne­si, göz çu­kur­la­rı, ke­si­ci diş­le­ri ve di­ğer tüm de­tay­la­rıy­la gü­nü­müz­de­ki ör­nek­le­riy­le bi­re­bir ay­nı­dır. Ev­rim­ci­ler bu <text:soft-page-break/>gi­bi fo­sil­ler kar­şı­sın­da ça­re­siz­dir­ler ve bu­lu­nan her ye­ni fo­sil bu ça­re­siz­lik­le­ri­ni kat kat ar­tır­mak­ta­dır. </text:p>
      <text:p text:style-name="P15"/>
      <text:p text:style-name="P15"/>
      <text:p text:style-name="P15">937</text:p>
      <text:p text:style-name="P15"/>
      <text:p text:style-name="P15">Zeb­ra Ka­fa­ta­sı</text:p>
      <text:p text:style-name="P15">Dö­nem: Me­zo­zo­ik za­man, Kre­ta­se - Eosen dö­ne­mi</text:p>
      <text:p text:style-name="P15">Yaş: 70 - 40 mil­yon yıl</text:p>
      <text:p text:style-name="P15">Böl­ge: Çin</text:p>
      <text:p text:style-name="P15">Ev­rim­ci­le­rin çok uzun yıl­lar­dır ara­dık­la­rı ara ge­çiş fo­sil­le­ri hiç­bir şe­kil­de bu­lu­na­ma­mak­ta, öte yan­dan Ya­ra­tı­lış ger­çe­ği­ni or­ta­ya ko­yan fo­sil­le­re her gün bir ye­ni­si ek­len­mek­te­dir. Re­sim­de­ki zeb­ra ka­fa­ta­sı fo­si­li de bu ör­nek­ler­den bi­ri­dir. Diş ve çe­ne ya­pı­sı gü­nü­müz ör­nek­le­rin­den fark­sız olan bu fo­sil, ev­rim te­ori­si­nin bü­yük bir al­dat­ma­ca­dan iba­ret ol­du­ğu­nu, tüm can­lı­la­rı <text:s text:c="9"/>Al­lah'ın ya­rat­tı­ğı­nı bir kez da­ha te­yit et­mek­te­dir.</text:p>
      <text:p text:style-name="P15"/>
      <text:p text:style-name="P15"/>
      <text:p text:style-name="P15">992</text:p>
      <text:p text:style-name="P15"/>
      <text:p text:style-name="P15">An­ti­lop Ka­fa­ta­sı</text:p>
      <text:p text:style-name="P15">Dö­nem: Se­no­zo­ik za­man, Eo­sen dö­ne­mi</text:p>
      <text:p text:style-name="P15">Yaş: 50 mil­yon yıl</text:p>
      <text:p text:style-name="P15">Böl­ge: Çin </text:p>
      <text:p text:style-name="P15">Di­ğer tüm can­lı­lar gi­bi, an­ti­lop­la­rın da ev­rim ge­çir­me­di­ği­nin de­li­li olan re­sim­de­ki fo­sil, 50 mil­yon ya­şın­da­dır. Eğer ev­rim­ci­le­rin id­dia­sı doğ­ru ol­say­dı ara­dan ge­çen 50 mil­yon yıl için­de an­ti­lop­la­rın de­ği­şik ya­pı­lar ge­liş­tir­me­si, gü­nü­müz­de­ki an­ti­lop­lar­dan çok fark­lı ol­ma­sı ge­re­kir­di. An­cak an­ti­lop­lar ilk var ol­duk­la­rı gün han­gi özel­lik­le­re sa­hip­se, bu­gün de ay­nı özel­lik­le­re sa­hip­tir ve bu du­rum, ev­ri­mi yer­le bir et­mek­te­dir. </text:p>
      <text:p text:style-name="P15"/>
      <text:p text:style-name="P15"/>
      <text:p text:style-name="P15">1022</text:p>
      <text:p text:style-name="P15"/>
      <text:p text:style-name="P15">Kap­lan Ka­fa­ta­sı</text:p>
      <text:p text:style-name="P15">Dö­nem: Me­zo­zo­ik za­man, Kre­ta­se dö­ne­mi</text:p>
      <text:p text:style-name="P15">Yaş: 90 mil­yon yıl</text:p>
      <text:p text:style-name="P15">Böl­ge: Çin</text:p>
      <text:p text:style-name="P15">Dar­wi­nist­le­rin aç­maz­da ol­du­ğu ko­nu­lar­dan bi­ri de me­me­li­le­rin kö­ke­ni­dir. Ev­rim­ci­ler, me­me­li­le­rin kö­ke­ni­ne ve bu sı­nı­fa da­hil can­lı­la­rın bir­bir­le­riy­le olan söz­de ev­rim­sel ak­ra­ba­lık iliş­ki­le­ri­ne da­ir hiç­bir ka­nıt gös­te­re­mez­ler. 20. yüz­yı­lın ön­de ge­len ev­rim­ci­le­rin­den Ge­or­ge Gay­lord Simp­son'ın açık­la­ma­la­rı, ev­rim te­ori­si­nin ne ka­dar bü­yük bir çık­maz için­de ol­du­ğu­nu gös­ter­mek­te­dir:</text:p>
      <text:p text:style-name="P15">"Bu, me­me­li­le­rin 32 ay­rı ta­kı­mı­nın hep­si için ge­çer­li­dir... Her ta­kı­mın bi­li­nen en es­ki ve (söz­de) en il­kel üye­si, bu ta­kı­ma ait te­mel ka­rak­ter­le­rin hep­si­ne za­ten sa­hip­tir <text:soft-page-break/>ve hiç­bir du­rum­da bir ta­kım­dan bir di­ğe­ri­ne doğ­ru iler­le­yen de­vam­lı bir ge­li­şim bi­lin­me­mek­te­dir. Ço­ğu ör­nek­te fark­lı­lık o ka­dar kes­kin ve boş­luk o ka­dar bü­yük­tür ki, tüm bir ta­kı­mın kö­ke­ni spe­kü­la­tif ve son de­re­ce tar­tış­ma­lı­dır…" (Ge­or­ge G., Simp­son, "Tem­po and Mo­de in Evo­lu­ti­on", Co­lum­bi­a Uni­ver­sity Press, New York, 1944, p. 105, 107)</text:p>
      <text:p text:style-name="P15"/>
      <text:p text:style-name="P15"/>
      <text:p text:style-name="P15">1021</text:p>
      <text:p text:style-name="P15"/>
      <text:p text:style-name="P15">An­ti­lop Ka­fa­ta­sı</text:p>
      <text:p text:style-name="P15">Dö­nem: Se­no­zo­ik <text:s/>za­man, Eo­sen dö­ne­mi</text:p>
      <text:p text:style-name="P15">Yaş: 50 mil­yon yıl</text:p>
      <text:p text:style-name="P15">Böl­ge: Çin</text:p>
      <text:p text:style-name="P15">Bo­vi­da­e fa­mil­ya­sı­na da­hil olan an­ti­lop­lar en hız­lı ha­re­ket eden ka­ra can­lı­la­rın­dan bi­ri­dir. Yak­la­şık 30 fark­lı cins­te, 90'a ya­kın tü­rü ol­du­ğu bi­lin­mek­te­dir. </text:p>
      <text:p text:style-name="P15">Fo­sil ka­yıt­la­rı­na gö­re me­me­li­ler sı­nıf­la­ma­sı­na da­hil can­lı­lar yer­yü­zün­de ani­den or­ta­ya çık­mış­tır. Da­ha­sı, ani­den or­ta­ya çı­kan me­me­li­ler bir­bir­le­rin­den çok fark­lı­dır­lar. Ya­ra­sa, at, fa­re ve ba­li­na gi­bi son de­re­ce fark­lı can­lı­la­rın hep­si me­me­li­dir ve ay­nı je­olo­jik dö­nem­de or­ta­ya çık­mış­lar­dır. Bu can­lı­la­rın ara­la­rın­da ev­rim­sel bir bağ kur­mak, en ge­niş ha­yal gü­cü için bi­le im­kan­sız­dır. Ne var ki ev­rim te­ori­sin­de, im­kan­sız ola­nı ya­pıl­ma­ya ça­lı­şı­lır, he­ze­yan­la­rı bi­lim­sel bil­giy­miş gi­bi gün­de­me ge­ti­ri­le­rek kit­le­ler al­da­tıl­ma­ya ça­lı­şı­lır. </text:p>
      <text:p text:style-name="P15"/>
      <text:p text:style-name="P15"/>
      <text:p text:style-name="P15">1060</text:p>
      <text:p text:style-name="P15">Kap­lan Ka­fa­ta­sı</text:p>
      <text:p text:style-name="P15">Dö­nem: Me­zo­zo­ik za­man, Kre­ta­se dö­ne­mi</text:p>
      <text:p text:style-name="P15">Yaş: 89 mil­yon yıl</text:p>
      <text:p text:style-name="P15">Böl­ge: Çin</text:p>
      <text:p text:style-name="P15">Dar­wi­nist­ler me­me­li­le­rin sü­rün­gen­ler­den tü­re­di­ği­ni id­di­a eder­ken, ta­rih­te ya­şa­mış ve so­yu tü­ken­miş "me­me­li ben­ze­ri" ba­zı sü­rün­gen­le­rin fo­sil­le­ri­ni öne sü­rer­ler. Bu can­lı­la­rın soy­la­rı­nın tü­ken­miş ol­ma­sı, ev­rim­ci­le­re is­te­dik­le­ri gi­bi spe­kü­las­yon yap­ma im­ka­nı ta­nı­mak­ta­dır. An­cak bi­lim­sel araş­tır­ma ve in­ce­le­me­ler bu id­dia­nın ge­çer­siz­li­ği­ni or­ta­ya koy­muş­tur. Ör­ne­ğin, me­me­li ben­ze­ri sü­rün­gen­le­rin be­yin­le­ri­nin in­ce­len­me­si so­nu­cun­da, bu can­lı­la­rın me­me­li özel­lik­le­ri gös­ter­me­dik­le­ri, ta­ma­men sü­rün­gen­le­re ben­ze­dik­le­ri so­nu­cu el­de edil­miş­tir.</text:p>
      <text:p text:style-name="P15">Üs­te­lik fo­sil ka­yıt­la­rı da fark­lı me­me­li tür­le­ri­nin sa­hip ol­duk­la­rı tüm özel­lik­ler­le bir­den bi­re or­ta­ya çık­tık­la­rı­nı ve hiç de­ğiş­me­dik­le­ri­ni or­ta­ya koy­muş­tur. Re­sim­de­ki 90 mil­yon ya­şın­da­ki kap­lan fo­si­li­nin gü­nü­müz­de ya­şa­yan kap­lan­lar­dan fark­sız ol­ma­sı ev­ri­min ol­ma­dı­ğı­nı gös­te­ren is­pat­lar­dan bi­ri­dir. </text:p>
      <text:p text:style-name="P15"/>
      <text:p text:style-name="P15">1061</text:p>
      <text:p text:style-name="P15"/>
      <text:p text:style-name="P15">Kap­lan Ka­fa­ta­sı</text:p>
      <text:p text:style-name="P15">Dö­nem: Me­zo­zo­ik za­man, Kre­ta­se dö­ne­mi</text:p>
      <text:p text:style-name="P15"><text:soft-page-break/>Yaş: 89 mil­yon yıl</text:p>
      <text:p text:style-name="P15">Böl­ge: Çin</text:p>
      <text:p text:style-name="P15">Ev­rim­ci­le­rin, me­me­li­le­rin söz­de ata­sı ola­rak gös­ter­dik­le­ri "me­me­li ben­ze­ri sü­rün­gen­ler" ta­rih­te ya­şa­mış ve so­yu tü­ken­miş ay­rı can­lı tür­le­ri­dir. Ne me­me­li­ler­le or­tak bir ata­la­rı var­dır, ne de baş­ka bir can­lı­ya dö­nüş­müş­ler­dir. Tom Kemp, New Sci­en­tist der­gi­sin­de­ki "The Rep­ti­les That Be­ca­me Mam­mals" (Me­me­li­ye Dö­nü­şen Sü­rün­gen­ler), baş­lık­lı ev­rim­ci ya­zı­sın­da me­me­li ben­ze­ri sü­rün­gen­le­rin fo­sil ka­yıt­la­rın­da ani­den be­lir­dik­le­ri­ni ve baş­ka bir tü­re (me­me­li­le­re) dö­nüş­me­den yok ol­duk­la­rı­nı şöy­le ka­bul et­mek­te­dir:</text:p>
      <text:p text:style-name="P15">"Me­me­li ben­ze­ri sü­rün­gen­le­rin her tü­rü fo­sil ka­yıt­la­rın­da ani­den be­li­rir­ler ve ön­ce­le­rin­de bir ata­la­rı yok­tur. Bir sü­re son­ra, ay­nı şe­kil­de ani­den, ar­ka­la­rın­da soy­la­rı olan bir tür bı­rak­ma­dan kay­bo­lur­lar." (Tom Kemp, "The Rep­ti­les That Be­ca­me Mam­mals", New Sci­en­tist, sa­yı 92, 4 Mart 1982, s. 583)</text:p>
      <text:p text:style-name="P15"/>
      <text:p text:style-name="P15"/>
      <text:p text:style-name="P15">1062</text:p>
      <text:p text:style-name="P15"/>
      <text:p text:style-name="P15">Kap­lan Ka­fa­ta­sı</text:p>
      <text:p text:style-name="P15">Dö­nem: Me­zo­zo­ik za­man, Kre­ta­se dö­ne­mi</text:p>
      <text:p text:style-name="P15">Yaş: 89 mil­yon yıl</text:p>
      <text:p text:style-name="P15">Böl­ge: Çin </text:p>
      <text:p text:style-name="P15">Fo­sil ka­yıt­la­rın­da me­me­li­ler hep me­me­li, sü­rün­gen­ler hep sü­rün­gen ola­rak gö­rül­mek­te­dir. İki fark­lı tü­rün bir­bi­ri­ne dö­nüş­tü­ğü­nü is­pat­la­yan hiç­bir so­mut bul­gu yok­tur. Ev­rim­ci­ler is­te­dik­le­ri ka­dar ha­yal kur­ma­ya de­vam ede­bi­lir­ler, fo­sil­ler bu ha­yal­le­ri­ni as­la ger­çe­ğe dö­nüş­tür­me­ye­cek­tir. 90 mil­yon ya­şın­da­ki kap­lan fo­si­li­nin de or­ta­ya koy­du­ğu gi­bi, can­lı­lar ev­rim ge­çir­me­miş­tir. Can­lı ve can­sız tüm var­lık­lar, alem­le­rin Rab­bi olan Al­lah'ın ese­ri­dir. </text:p>
      <text:p text:style-name="P15"/>
      <text:p text:style-name="P15"/>
      <text:p text:style-name="P15">1078</text:p>
      <text:p text:style-name="P15"/>
      <text:p text:style-name="P15">Kurt Ka­fa­ta­sı</text:p>
      <text:p text:style-name="P15">Dö­nem: Mezozoik zaman, Kretase dönemi</text:p>
      <text:p text:style-name="P15">Yaş: 120 milyon yıl</text:p>
      <text:p text:style-name="P15">Böl­ge: Çin</text:p>
      <text:p text:style-name="P15">Me­me­li­le­rin kö­ke­ni ko­nu­sun­da ev­rim­ci­le­rin öne sür­dü­ğü id­dia­lar, akıl ve man­tık dı­şı pek çok hi­ka­ye içer­mek­te­dir. Hiç­bir bi­lim­sel bul­guy­la des­tek­len­me­yen bu hi­ka­ye­ler, pro­pa­gan­da mal­ze­me­si ola­rak kul­la­nı­lır. El­bet­te di­le­yen di­le­di­ği gi­bi se­nar­yo­lar üre­te­bi­lir ve­ya kur­gu­lar­da bu­lu­na­bi­lir, an­cak bu se­nar­yo­la­rı bi­lim­miş gi­bi hal­ka lan­se et­mek son de­re­ce yan­lış bir tu­tum­dur. Bi­yo­log Pa­ul Pi­er­re Grassé'nin be­lirt­ti­ği gi­bi, "ha­yal kur­ma­yı ya­sak­la­yan bir ka­nun yok­tur, ama bi­lim bu işin içi­ne da­hil edil­me­me­li­dir." (Pi­er­re-P Grassé, Evo­lu­ti­on of Li­ving Or­ga­nisms, New York: Aca­de­mic Press, 1977, s. 103)</text:p>
      <text:p text:style-name="P15"/>
      <text:p text:style-name="P15"/>
      <text:p text:style-name="P15"><text:soft-page-break/>1079</text:p>
      <text:p text:style-name="P15"/>
      <text:p text:style-name="P15">Sırt­lan Ka­fa­ta­sı</text:p>
      <text:p text:style-name="P15">Dö­nem: Me­zo­zo­ik za­man, Kre­ta­se dö­ne­mi</text:p>
      <text:p text:style-name="P15">Yaş: 80 mil­yon yıl</text:p>
      <text:p text:style-name="P15">Böl­ge: Çİn</text:p>
      <text:p text:style-name="P15">"Her­han­gi bir sü­rün­ge­nin me­me­li­ye dö­nüş­me­si­ni ka­fam­da can­lan­dı­ra­mı­yo­rum." (Fran­cis Dar­win, The Li­fe and Let­ters of Char­les Dar­win, Cilt.II, New York:D. App­le­ton and Com­pany, 1888, s. 128) di­yen Dar­win'in ar­dın­dan, ge­li­şen bi­lim ve tek­no­lo­ji­ye rağ­men gü­nü­müz ev­rim­ci­le­ri de, me­me­li­le­rin kö­ke­ni ko­nu­sun­da ik­na edi­ci bi­lim­sel bir açık­la­ma or­ta­ya ko­ya­ma­mış­lar­dır. Bu ger­çe­ği Ro­ger Le­win, "İlk me­me­li­ye na­sıl ge­çil­di­ği ha­la bir sır­dır." söz­le­riy­le di­le ge­tir­mek­te­dir. (Ro­ger Le­win, "Bo­nes of Mam­mals, An­ces­tors Fles­hed Out", Sci­en­ce, cilt 212, 26 Ha­zi­ran 1981, s. 1492)</text:p>
      <text:p text:style-name="P15">Re­sim­de­ki 80 mil­yon yıl­lık sırt­lan fo­si­li gi­bi sa­yı­sız fo­sil ör­ne­ği, Dar­wi­nist­le­ri ya­şa­dık­la­rı ça­re­siz­li­ğe mah­kum et­miş­tir. <text:s/></text:p>
      <text:p text:style-name="P15"/>
      <text:p text:style-name="P15"/>
      <text:p text:style-name="P15">1081</text:p>
      <text:p text:style-name="P15"/>
      <text:p text:style-name="P15">Sırt­lan Ka­fa­ta­sı</text:p>
      <text:p text:style-name="P15">Dö­nem: Se­no­zo­ik za­man, Mio­sen dö­ne­mi</text:p>
      <text:p text:style-name="P15">Yaş: 9.5 mil­yon yıl</text:p>
      <text:p text:style-name="P15">Böl­ge: Çin</text:p>
      <text:p text:style-name="P15">Dar­wi­nist­le­rin me­me­li­le­rin kö­ke­ni­ni açık­lar­ken en zor­lan­dık­la­rı ko­nu­lar­dan bi­ri de bu can­lı gru­bu­nun için­de­ki fark­lı­lık­la­rın çok faz­la olu­şu­dur. Ken­di iç­le­rin­de çok fark­lı grup­la­ra ay­rıl­mış olan me­me­li­le­rin ara­la­rın­da­ki ha­ya­li ak­ra­ba­lık ba­ğı da bul­gu­lar­la des­tek­len­mez. Bu du­rum, bi­lim adam­la­rı­nın bü­yük ço­ğun­lu­ğu­nun da ka­bul et­ti­ği bir ger­çek­tir. Ör­ne­ğin ev­rim­ci zoo­log Eric Lom­bard şöy­le bir iti­raf­ta bu­lun­mak­ta­dır:</text:p>
      <text:p text:style-name="P15">"Me­me­li­ler sı­nı­fı için­de ev­rim­sel ak­ra­ba­lık iliş­ki­le­ri (fi­lo­ge­ne­tik bağ­lar) kur­mak için bil­gi ara­yan­lar, ha­yal kı­rık­lı­ğı­na uğ­ra­ya­cak­lar­dır." (Eric Lom­bard, "Re­vi­ew of Evo­lu­tio­nary Prin­cip­les of the Mam­ma­li­an Midd­le Ear, Ge­rald Fle­isc­her", Evo­lu­ti­on, cilt 33, Ara­lık 1979, s. 1230)</text:p>
      <text:p text:style-name="P15"/>
      <text:p text:style-name="P15"/>
      <text:p text:style-name="P15"/>
      <text:p text:style-name="P15">1082</text:p>
      <text:p text:style-name="P15"/>
      <text:p text:style-name="P15"/>
      <text:p text:style-name="P7">Gelincik Kafatası</text:p>
      <text:p text:style-name="P15">Dö­nem: Senozoik zaman, Paleosen dönemi</text:p>
      <text:p text:style-name="P15">Yaş: 60 milyon yıl</text:p>
      <text:p text:style-name="P15">Böl­ge: Çin</text:p>
      <text:p text:style-name="P15">Ev­rim­ci ya­yın­la­rı in­ce­le­di­ği­niz­de sü­rün­gen­le­rin me­me­li­le­re na­sıl dö­nüş­tü­ğü­ne da­ir bi­lim­sel te­rim­ler­le süs­lü bir­çok ev­rim­ci ma­sal okur­su­nuz. Ama ak­lı­nı­za ta­kı­lan so­ru­<text:soft-page-break/>la­rın bir ta­ne­si­ne bi­le man­tık­lı bir ce­vap ala­maz­sı­nız. "So­ğuk­kan­lı olan sü­rün­gen­ler vü­cut ısı­sı üret­me­ye na­sıl baş­la­yıp, sı­cak­kan­lı me­me­li­le­re dö­nüş­müş­ler­dir? Pul­la­rı­nı tüy­ler­le de­ğiş­tir­me­yi na­sıl ba­şar­mış­lar­dır? Hiç­bir alt ya­pı­la­rı yok­ken ne şe­kil­de süt üret­me­ye baş­la­mış­lar­dır?" gi­bi so­ru­la­rın ma­kul ve bi­lim­sel açık­la­ma­la­rı bu ya­yın­lar­da hiç­bir za­man yer al­maz. Çün­kü ev­rim­ci­le­rin bu so­ru­la­ra ve­re­bi­le­cek­le­ri ger­çek­çi ce­vap­la­rı yok­tur. Bir de Dar­wi­nist­le­re "Bu de­ği­şi­mi gös­te­ren fo­sil var mı?" di­ye so­rar­sa­nız çok da­ha de­rin bir ses­siz­lik­le kar­şı­la­şır­sı­nız. Çün­kü tüm umut­suz­ca ara­yış­la­rı­na rağ­men, ev­rim­ci­ler böy­le bir fo­sil bu­la­ma­mış­lar­dır. </text:p>
      <text:p text:style-name="P15"/>
      <text:p text:style-name="P15"/>
      <text:p text:style-name="P15">1083</text:p>
      <text:p text:style-name="P15"/>
      <text:p text:style-name="P15">Ku­tup Por­su­ğu Ka­fa­ta­sı</text:p>
      <text:p text:style-name="P15">Dö­nem: Se­no­zo­ik za­man, Pa­leo­sen dö­ne­mi</text:p>
      <text:p text:style-name="P15">Yaş: 60 mil­yon yıl</text:p>
      <text:p text:style-name="P15">Böl­ge: Çin</text:p>
      <text:p text:style-name="P15">Ev­rim­ci­le­rin me­me­li­le­rin kö­ke­ni­ne da­ir se­nar­yo­la­rı, bir ha­yal gü­cü zor­la­ma­sın­dan baş­ka bir şey de­ğil­dir. Öne sür­dük­le­ri id­di­ala­rı­na da­ir en kü­çük bir de­lil da­hi yok­tur, sü­rün­gen­le­rin me­me­li­le­re dö­nüş­me­si bi­lim­sel ola­rak müm­kün de­ğil­dir. Re­sim­de­ki 60 mil­yon yıl­lık ku­tup por­su­ğu fo­si­li­nin de or­ta­ya koy­du­ğu gi­bi, her bir me­me­li tü­rü her­han­gi bir or­tak ata ol­ma­dan, ken­di­si­ne has özel­lik­ler­le var ol­muş ve so­yu de­vam et­ti­ği müd­det­çe bu özel­lik­le­ri­ni hiç de­ğiş­tir­me­miş­tir. </text:p>
      <text:p text:style-name="P15"/>
      <text:p text:style-name="P15"/>
      <text:p text:style-name="P15">1135</text:p>
      <text:p text:style-name="P15"/>
      <text:p text:style-name="P15">Kap­lan Ka­fa­ta­sı</text:p>
      <text:p text:style-name="P15">Dö­nem: Me­zo­zo­ik za­man, Kre­ta­se dö­ne­mi</text:p>
      <text:p text:style-name="P15">Yaş: 80 mil­yon yıl</text:p>
      <text:p text:style-name="P15">Böl­ge: Çin</text:p>
      <text:p text:style-name="P15">Bi­lim ya­za­rı Ric­hard Mil­ton, Shat­te­ring The Myths of Dar­wi­nism (Dar­wi­nizm'in Mit­le­ri) ad­lı ki­ta­bın­da, Dar­wi­nist­le­rin tüm göz bo­ya­ma gay­ret­le­ri­ne rağ­men, te­ori­nin bi­lim­sel de­lil­ler­den yok­sun ol­du­ğu­nu şöy­le ifa­de eder:</text:p>
      <text:p text:style-name="P15">"An­cak bü­tün bu id­di­ala­ra rağ­men ne ga­rip­tir ki, ger­çek­ten ob­jek­tif bir ki­şi­nin şu­nu söy­le­me­si müm­kün de­ğil­dir: 'İş­te, be­nim ara­dı­ğım ke­sin bi­lim­sel ka­nıt bu­ra­da.'" (Ric­hard Mil­ton, Dar­wi­nizm'in Mit­le­ri, Ge­le­nek Ya­yın­la­rı, Ey­lül 2003, s. 21)</text:p>
      <text:p text:style-name="P15">Mil­ton'un da di­le ge­tir­di­ği gi­bi ev­rim te­ori­si­ne de­lil ara­yan kim­se her de­fa­sın­da eli boş dö­ne­cek­tir. Bu kim­se­yi en çok ha­yal kı­rık­lı­ğı­na uğ­ra­tan alan­lar­dan bi­ri de fo­sil ka­yıt­la­rı ola­cak­tır. 150 yı­la ya­kın sü­re­dir ya­pı­lan araş­tır­ma­lar­da ev­ri­mi des­tek­le­yen hiç­bir fo­sil gö­rül­me­miş­tir. Tüm fo­sil bul­gu­la­rı, tek bir ağız­dan, can­lı­la­rın ev­rim ge­çir­me­di­ği­ni, ya­ra­tıl­dı­ğı­nı söy­le­mek­te­dir. </text:p>
      <text:p text:style-name="P15"/>
      <text:p text:style-name="P15"/>
      <text:p text:style-name="P15"/>
      <text:p text:style-name="P15">1153</text:p>
      <text:p text:style-name="P15"><text:soft-page-break/></text:p>
      <text:p text:style-name="P7">Gelincik Ka­fa­ta­sı</text:p>
      <text:p text:style-name="P15">Dö­nem: Se­no­zo­ik za­man, Mio­sen dö­ne­mi</text:p>
      <text:p text:style-name="P15">Yaş: 23 - 5 mil­yon yıl</text:p>
      <text:p text:style-name="P15">Böl­ge: Çin</text:p>
      <text:p text:style-name="P14"><text:span text:style-name="T6">Mus­te­li­de­a fa­mil­ya­sı­na da­hil olan </text:span><text:span text:style-name="T1">gelincikler</text:span><text:span text:style-name="T6">, mil­yon­lar­ca yıl­dır de­ğiş­me­yen ya­pı­la­rıy­la, ev­ri­min id­di­ala­rı­nı ya­lan­la­yan can­lı­lar­dan bi­ri­dir. </text:span></text:p>
      <text:p text:style-name="P15">Ya­pı­lan je­olo­jik araş­tır­ma­lar, di­ğer tüm bi­lim dal­la­rı gi­bi, ev­rim te­ori­si­nin ge­çer­siz­li­ği­ni or­ta­ya ko­yar­ken, Ya­ra­tı­lış'ın açık bir ger­çek ol­du­ğu­nu göz­ler önü­ne ser­mek­te­dir. Lon­dra Üni­ver­si­te­si'nde hüc­re bi­yo­lo­ji­si pro­fe­sö­rü olan Ed­mund J. Am­bro­se, bu du­ru­ma şu söz­le­riy­le dik­kat çek­mek­te­dir:</text:p>
      <text:p text:style-name="P15">"Je­olo­jik araş­tır­ma­la­rın bu­gün ge­li­nen saf­ha­sın­da, je­olo­jik ka­yıt­lar­da, Ya­ra­tı­lış­çı­la­rın, <text:s text:c="10"/>Al­lah'ın her bir tü­rü ay­rı ola­rak ya­rat­tı­ğı dü­şün­ce­si­ne ters dü­şe­cek hiç­bir bul­gu yok­tur..." (Dr. Ed­mund J. Am­bro­se, The Na­tu­re and Ori­gin of the Bi­olo­gi­cal World, John Wi­ley &amp; Sons, 1982, p. 164)</text:p>
      <text:p text:style-name="P15"/>
      <text:p text:style-name="P15"/>
      <text:p text:style-name="P15">1158</text:p>
      <text:p text:style-name="P15"/>
      <text:p text:style-name="P15"/>
      <text:p text:style-name="P15">Be­nek­li Ge­yik Ka­fa­ta­sı</text:p>
      <text:p text:style-name="P15">Dö­nem: Me­zo­zo­ik za­man, Kre­ta­se dö­ne­mi</text:p>
      <text:p text:style-name="P15">Yaş: 78 mil­yon yıl</text:p>
      <text:p text:style-name="P15">Böl­ge: Çin</text:p>
      <text:p text:style-name="P15">Tüm can­lı­lı­ğın bi­linç­siz, amaç­sız bir te­sa­düf­ler sü­re­ci­nin ürü­nü ol­du­ğu dü­şün­ce­si, bir 19. yüz­yıl hu­ra­fe­si­dir. Bu­gü­ne ka­dar el­de edi­len tüm so­mut bul­gu­lar, ev­ri­min hu­ra­fe­den iba­ret ol­du­ğu­nu te­yit et­miş­tir. Bun­lar­dan bi­ri de fo­sil ka­yıt­la­rı­dır. Ev­rim­ci­le­rin ha­ya­lin­de­ki sü­reç, fo­sil­ler ta­ra­fın­dan hiç­bir za­man des­tek­len­me­miş­tir. </text:p>
      <text:p text:style-name="P15">Can­lı­lar re­sim­de­ki 78 mil­yon yıl­lık be­nek­li ge­yik fo­si­li ör­ne­ğin­de gö­rül­dü­ğü gi­bi, on mil­yon­lar­ca yıl bo­yun­ca ay­nı kal­mış­lar­dır. Bu ay­nı­lık, ev­ri­min ya­şan­ma­dı­ğı­nın en önem­li is­pat­la­rın­dan bi­ri­dir.</text:p>
      <text:p text:style-name="P15"/>
      <text:p text:style-name="P15"/>
      <text:p text:style-name="P15">1173</text:p>
      <text:p text:style-name="P15"/>
      <text:p text:style-name="P15">Yer Kö­pe­ği Ka­fa­ta­sı</text:p>
      <text:p text:style-name="P15">Dö­nem: Me­zo­zo­ik za­man, Kre­ta­se dö­ne­mi</text:p>
      <text:p text:style-name="P15">Yaş: 88 mil­yon yıl</text:p>
      <text:p text:style-name="P15">Böl­ge: Çin</text:p>
      <text:p text:style-name="P15">Vi­ver­ri­da­e fa­mil­ya­sı­na da­hil olan bu can­lı­lar, Car­ni­vo­ra (yır­tı­cı­lar) ta­kı­mın­dan­dır. Ev­rim­ci­ler, di­ğer tüm can­lı­la­rın ol­du­ğu gi­bi, yer kö­pek­le­ri­nin de kö­ke­ni­ni te­ori­le­ri­ne gö­re açık­la­mak­tan aciz­dir­ler. Fo­sil ka­yıt­la­rın­da, bu can­lı­la­rın söz­de ata­sı olan her­han­gi bir can­lı yok­tur. Yer kö­pek­le­ri­nin aşa­ma aşa­ma oluş­tu­ğu­nu gös­te­ren bir fo­sil de bu­lun­ma­mak­ta­dır. </text:p>
      <text:p text:style-name="P15"><text:soft-page-break/>Re­sim­de­ki 88 mil­yon yıl­lık fo­si­lin de or­ta­ya koy­du­ğu gi­bi, söz ko­nu­su can­lı­lar var ol­duk­la­rı ilk an­dan be­ri ay­nı özel­lik­le­re sa­hip­tir. On mil­yon­lar­ca yıl bo­yun­ca de­ğiş­me­miş, ya­ni ev­rim ge­çir­me­miş­ler­dir. </text:p>
      <text:p text:style-name="P15"/>
      <text:p text:style-name="P15"/>
      <text:p text:style-name="P15">1174</text:p>
      <text:p text:style-name="P15"/>
      <text:p text:style-name="P15">Ya­ban Do­mu­zu Ka­fa­ta­sı</text:p>
      <text:p text:style-name="P15">Dö­nem: Me­zo­zo­ik za­man, Kre­ta­se dö­ne­mi</text:p>
      <text:p text:style-name="P15">Yaş: 87 mil­yon yıl</text:p>
      <text:p text:style-name="P15">Böl­ge: Çin</text:p>
      <text:p text:style-name="P15">Su­ida­e fa­mil­ya­sı­na da­hil olan ya­ban do­muz­la­rı­nın 3 fark­lı tü­rü ol­du­ğu bi­lin­mek­te­dir. Di­ğer tüm can­lı­lar gi­bi, ya­ban do­muz­la­rı da ta­rih bo­yun­ca hep ya­ban do­mu­zu ola­rak var ol­muş, baş­ka bir can­lı­dan tü­re­me­miş, baş­ka bir can­lı­ya da dö­nüş­me­miş­ler­dir. Fo­sil bul­gu­la­rı bu ger­çe­ğin is­pa­tı­dır. </text:p>
      <text:p text:style-name="P15">87 mil­yon yıl ön­ce ya­şa­mış olan ya­ban do­muz­la­rı­nın gü­nü­müz­de­ki ya­ban do­muz­la­rıy­la ay­nı özel­lik­le­re sa­hip ol­du­ğu­nu gös­te­ren re­sim­de­ki ka­fa­ta­sı fo­si­li kar­şı­sın­da, ev­rim­ci­le­rin de­ma­go­ji­le­ri­nin ve pro­pa­gan­da­la­rı­nın bir de­ğe­ri yok­tur. Ev­rim­ci­ler bun­lar­la, an­cak ken­di­le­ri­ni kan­dır­ma­ya de­vam ede­bi­lir­ler, akıl ve man­tık sa­hi­bi in­san­la­rın ise ev­rim al­dat­ma­ca­sı­na kan­ma­la­rı ar­tık müm­kün de­ğil­dir. </text:p>
      <text:p text:style-name="P15"/>
      <text:p text:style-name="P15"/>
      <text:p text:style-name="P15"/>
      <text:p text:style-name="P15">1152</text:p>
      <text:p text:style-name="P15"/>
      <text:p text:style-name="P15"/>
      <text:p text:style-name="P15">Ku­tup Por­su­ğu Ka­fa­ta­sı</text:p>
      <text:p text:style-name="P15">Dö­nem: Se­no­zo­ik za­man, Mio­sen dö­ne­mi</text:p>
      <text:p text:style-name="P15">Yaş: 23 - 5 mil­yon yıl</text:p>
      <text:p text:style-name="P15">Böl­ge: Çin</text:p>
      <text:p text:style-name="P15">Dar­wi­nist­le­rin 150 yıl­dır de­vam eden ara form fo­si­li ara­yı­şı bü­yük bir hüs­ran­la so­nuç­lan­mış­tır. Gü­nü­müz­de ev­rim­ci­le­rin de­lil di­ye or­ta­ya ko­ya­bi­le­cek­le­ri hiç­bir bul­gu yok­tur. An­tro­po­log Jef­frey H. Schwartz fo­sil ka­yıt­la­rı­nın, Dar­wi­nizm'in aley­hi­ne ol­du­ğu­nu şöy­le ifa­de eder:</text:p>
      <text:p text:style-name="P15">"Pek çok pa­le­on­to­log fo­sil ka­yıt­la­rın­da, ka­yıp hal­ka­la­rı bul­mak ye­ri­ne, sa­de­ce bü­yük boş­luk­lar­la ve bu­gü­ne ka­dar kay­de­dil­miş fo­sil tür­le­ri ara­sın­da her­han­gi bir ara form ol­ma­dı­ğı ger­çe­ğiy­le yüz yü­ze gel­di." (Schwartz, Jef­frey H., Sud­den Ori­gins, 1999, s. 89)</text:p>
      <text:p text:style-name="P15"/>
      <text:p text:style-name="P15"/>
      <text:p text:style-name="P15"/>
      <text:p text:style-name="P15">1157</text:p>
      <text:p text:style-name="P15"/>
      <text:p text:style-name="P15"/>
      <text:p text:style-name="P15">An­ti­lop Ka­fa­ta­sı</text:p>
      <text:p text:style-name="P15"><text:soft-page-break/>Dö­nem: Me­zo­zo­ik za­man, Kre­ta­se dö­ne­mi</text:p>
      <text:p text:style-name="P15">Yaş: 83 mil­yon yıl</text:p>
      <text:p text:style-name="P15">Böl­ge: Çin</text:p>
      <text:p text:style-name="P15">Dar­wi­nizm için yı­kı­cı bir dar­be olan fo­sil ka­yıt­la­rı, ev­rim­ci­le­rin sü­rek­li göz ar­dı et­me­ye ça­lış­tık­la­rı bir ko­nu­dur. Ev­rim­ci­ler, fo­sil bul­gu­la­rı üze­rin­de ko­nuş­mak ye­ri­ne, ha­yal ürü­nü se­nar­yo­lar an­lat­ma­yı ve de­ma­go­ji yap­ma­yı ter­cih eder, bu yol­la pro­pa­gan­da­la­rı­nı de­vam et­ti­rir­ler. </text:p>
      <text:p text:style-name="P15">Ev­rim­ci­ler ne ka­dar ger­çek­ler­den kaç­sa­lar da, re­sim­de­ki 83 mil­yon yıl­lık an­ti­lop ka­fa­ta­sı fo­si­li gi­bi mil­yon­lar­ca fo­sil, ev­ri­min hiç­bir za­man ya­şan­ma­dı­ğı­nı hay­kır­mak­ta­dır.</text:p>
      <text:p text:style-name="P15"/>
      <text:p text:style-name="P15"/>
      <text:p text:style-name="P15">1183</text:p>
      <text:p text:style-name="P15"/>
      <text:p text:style-name="P15">Tibet Kum Tilkisi Kafatası</text:p>
      <text:p text:style-name="P15">Dö­nem: Mezozoik zaman, Kretase dönemi</text:p>
      <text:p text:style-name="P15">Yaş: 86 milyon yıl</text:p>
      <text:p text:style-name="P15">Böl­ge: Çin</text:p>
      <text:p text:style-name="P15">Yırtıcı memeliler takımından (Carnivora) olan Tibet kum tilkileri, sadece kum tilkisi olarak da anılırlar. Genellikle uçmayan kuş türleri, tavşanlar ve diğer kemirgenlerle beslenirler. </text:p>
      <text:p text:style-name="P15">Fo­sil ka­yıt­la­rı kum til­ki­le­ri­nin hep kum til­ki­si ola­rak var ol­duk­la­rı­nı, baş­ka bir can­lı­dan tü­re­me­dik­le­ri­ni is­pat­la­mış­tır. Gü­nü­müz kum til­ki­le­riy­le her yön­den ay­nı olan 86 mil­yon yıl­lık re­sim­de­ki kum til­ki­si ka­fa­ta­sı fo­si­li, ev­rim­ci­le­rin sa­de­ce ha­yal­le­ri­ni di­le ge­tir­dik­le­ri­nin de­li­li­dir. Dar­wi­nist­le­rin id­di­a et­tik­le­ri gi­bi bir sü­reç hiç­bir za­man ya­şan­ma­mış­tır, ev­rim­ci var­sa­yım­lar bi­lim­sel da­ya­nak­tan yok­sun­dur. </text:p>
      <text:p text:style-name="P15"/>
      <text:p text:style-name="P15"/>
      <text:p text:style-name="P7">1296</text:p>
      <text:p text:style-name="P7"/>
      <text:p text:style-name="P7">Bozayı Kafatası</text:p>
      <text:p text:style-name="P7">Dönem: Kretase dönemi</text:p>
      <text:p text:style-name="P7">Yaş: 74 milyon yıl</text:p>
      <text:p text:style-name="P7">Bölge: Liao Yang, Liaoning, Çin</text:p>
      <text:p text:style-name="P7">20. yüzyln önde gelen evrimcilerinden George Gaylord Simpson'n açklamalar, evrim teorisinin ne kadar büyük bir çkmaz içinde olduğunu göstermektedir:</text:p>
      <text:p text:style-name="P7">"Bu, memelilerin 32 ayr takmnn hepsi için geçerlidir... Her takmn bilinen en eski ve (sözde) en ilkel üyesi, bu takma ait temel karakterlerin hepsine zaten sahiptir ve hiçbir durumda bir takmdan bir diğerine doğru ilerleyen devaml bir gelişim bilinmemektedir. Çoğu örnekte farkllk o kadar keskin ve boşluk o kadar büyüktür ki, tüm bir takmn kökeni spekülatif ve son derece tartşmaldr…" (George G. Simpson, Tempo and Mode in Evolution, New York: Columbia University Press, <text:s/>1944, pp. 105, 107.)</text:p>
      <text:p text:style-name="P7"><text:soft-page-break/>Evrimcilerin de itiraf ettiği gibi, Darwinizm'in canlılığın kökeniyle ilgili iddiaları "spekülasyonlar"dan ibarettir. Resimdeki 74 milyon yıllık bozayı kafatası fosili gibi somut bulgular ise, Yaratılış'ın açık bir gerçek olduğunu göstermektedir.</text:p>
      <text:p text:style-name="P7"/>
      <text:p text:style-name="P15">1179</text:p>
      <text:p text:style-name="P15"/>
      <text:p text:style-name="P15">Pan­da Ka­fa­ta­sı</text:p>
      <text:p text:style-name="P15">Dö­nem: Me­zo­zo­ik za­man, Kre­ta­se dö­ne­mi</text:p>
      <text:p text:style-name="P15">Yaş: 96 mil­yon yıl</text:p>
      <text:p text:style-name="P15">Böl­ge: Çin</text:p>
      <text:p text:style-name="P15">Sa­de­ce bam­bu yi­ye­rek bes­le­nen bü­yük pan­da­lar, Ai­lu­ri­da­e fa­mil­ya­sı­nın üye­si­dir. Asıl va­tan­la­rı Çin'in Ba­tı böl­ge­le­ri­dir. </text:p>
      <text:p text:style-name="P15">Gü­nü­müz­de­ki pan­da­la­rın ta­şı­dık­la­rı tüm özel­lik­le­re sa­hip olan, bun­dan 96 mil­yon yıl ön­ce ya­şa­mış olan pan­da­lar ev­ri­mi red­det­mek­te­dir. Fo­sil­ler­le is­pat­la­nan bu ger­çek, açık ve net ola­rak or­ta­da­dır. Dar­wi­nist­le­rin ıs­rar­la göz ar­dı et­me­ye ça­lış­ma­la­rı, bu ger­çe­ği de­ğiş­tir­mez. Can­lı­lar ev­rim­sel bir sü­reç so­nu­cun­da or­ta­ya çık­ma­mış­tır. Can­lı ve can­sız tüm var­lık­la­rı Al­lah ya­rat­mış­tır. </text:p>
      <text:p text:style-name="P15"/>
      <text:p text:style-name="P15"/>
      <text:p text:style-name="P7">1182</text:p>
      <text:p text:style-name="P7"/>
      <text:p text:style-name="P7">Gri Kurt Ka­fa­ta­sı</text:p>
      <text:p text:style-name="P7">Dö­nem: Me­zo­zo­ik za­man, Kre­ta­se dö­ne­mi</text:p>
      <text:p text:style-name="P7">Yaş: 65 mil­yon yıl</text:p>
      <text:p text:style-name="P7">Böl­ge: Çin</text:p>
      <text:p text:style-name="P7">Dar­wi­nist­le­rin fo­sil­ler kar­şı­sın­da­ki ça­re­siz­li­ği­ni göz­ler önü­ne se­ren bul­gu­lar­dan bi­ri de, re­sim­de­ki 65 mil­yon yıl­lık gri kurt ka­fa­ta­sı fo­si­li­dir. </text:p>
      <text:p text:style-name="P7">Ev­rim­ci­ler söz ko­nu­su can­lı­la­rın ha­ya­li ev­rim sü­re­ci­ni de­lil­len­di­re­bi­le­cek bir ta­ne da­hi bul­gu or­ta­ya ko­ya­maz­ken, sa­yı­sız fo­sil gri kurtların ev­rim ge­çir­me­di­ği­ni, ya­ra­tıl­dı­ğı­nı is­pat­la­mak­ta­dır. </text:p>
      <text:p text:style-name="P7"/>
      <text:p text:style-name="P7">1181</text:p>
      <text:p text:style-name="P7"/>
      <text:p text:style-name="P7">Balıkçı Sansar Ka­fa­ta­sı</text:p>
      <text:p text:style-name="P7">Dö­nem: Me­zo­zo­ik za­man, Kre­ta­se dö­ne­mi</text:p>
      <text:p text:style-name="P7">Yaş: 78 mil­yon yıl</text:p>
      <text:p text:style-name="P7">Böl­ge: Çin</text:p>
      <text:p text:style-name="P7">Bun­dan 78 mil­yon yıl ön­ce ya­şa­mış ku­tup ke­di­le­riy­le, gü­nü­müz­de ya­şa­mak­ta olan­lar ara­sın­da hiç­bir fark yok­tur. Eğer ev­rim­ci­le­rin id­di­ala­rı doğ­ru ol­say­dı ara­dan ge­çen on mil­yon­lar­ca yıl için­de balıkçı sansarlar bir­çok de­ği­şik­li­ğe uğ­ra­ma­lı ve aşa­ma aşa­ma baş­ka can­lı­la­ra dö­nüş­me­liy­di. An­cak böy­le bir dö­nü­şüm hiç­bir za­man ya­şan­ma­mış­tır. Can­lı tür­le­ri­nin mil­yon­lar­ca yıl ay­nı kal­ma­sı, ev­rim te­ori­si için öl­dü­rü­cü bir dar­be­dir. </text:p>
      <text:p text:style-name="P7"/>
      <text:p text:style-name="P7">1163</text:p>
      <text:p text:style-name="P7"><text:soft-page-break/></text:p>
      <text:p text:style-name="P7">Sırtlan Ka­fa­ta­sı</text:p>
      <text:p text:style-name="P7">Dö­nem: Me­zo­zo­ik za­man, Kre­ta­se dö­ne­mi</text:p>
      <text:p text:style-name="P7">Yaş: 90 mil­yon yıl</text:p>
      <text:p text:style-name="P7">Böl­ge: Çin</text:p>
      <text:p text:style-name="P7">Yıl­lar­dır sah­te ara form­lar­la, so­yu tü­ken­miş can­lı­la­rın fo­sil­le­ri üze­rin­de ya­pı­lan spe­kü­las­yon­lar­la ayak­ta tu­tul­ma­ya ça­lı­şı­lan ev­rim te­ori­si, ar­tık var­lı­ğı­nın son nok­ta­sı­na gel­miş­tir. Dar­wi­nist­ler ta­ra­fın­dan özen­le sak­la­nan Ya­ra­tı­lış de­li­li fo­sil­ler, hal­kın bil­gi­si­ne su­nul­muş, ev­rim­ci­le­rin can­lı­la­rın ta­ri­hi­ne da­ir tüm ya­lan­la­rı if­şa edil­miş­tir. </text:p>
      <text:p text:style-name="P7">Re­sim­de gö­rü­len 90 mil­yon yıl­lık sırtlan ka­fa­ta­sı fo­si­li de bun­lar­dan bi­ri­dir. Bu fo­si­lin gü­nü­müz­de ya­şa­yan ör­nek­le­ri­nin tı­pa­tıp ay­nı­sı ol­du­ğu­nu gö­ren bir kim­se­nin, ev­rim ma­sa­lı­na inan­ma­sı müm­kün de­ğil­dir.</text:p>
      <text:p text:style-name="P7"/>
      <text:p text:style-name="P15"/>
      <text:p text:style-name="P15">1175</text:p>
      <text:p text:style-name="P15"/>
      <text:p text:style-name="P15">Ku­tup Por­su­ğu Ka­fa­ta­sı</text:p>
      <text:p text:style-name="P15">Dö­nem: Me­zo­zo­ik za­man, Kre­ta­se dö­ne­mi</text:p>
      <text:p text:style-name="P15">Yaş: 90 mil­yon yıl</text:p>
      <text:p text:style-name="P15">Böl­ge: Çin</text:p>
      <text:p text:style-name="P15">Pek ço­ğu aka­de­mik ka­ri­ye­re sa­hip olan, bel­ki dü­zi­ne­ler­ce ki­tap oku­muş, sa­yı­sız araş­tır­ma yap­mış, bi­lim­sel ma­ka­le­ler ya­yın­la­mış Dar­wi­nist­le­rin, çok açık olan ger­çek­le­ri da­hi fark ede­me­me­le­ri ol­duk­ça şa­şır­tı­cı bir du­rum­dur. Ör­ne­ğin, bu­gün ya­şa­mak­ta olan canllarn mil­yon­lar­ca yldr hiç­bir de­ği­şik­li­ğe uğ­ra­madğn or­ta­ya ko­yan "ya­şa­yan fo­sil­ler"in Dar­wi­nizm'i ya­lan­la­yan so­mut de­lil­ler ol­du­ğu­nu bir tür­lü kav­ra­ya­maz­lar. Bu­nu kav­ra­ya­ma­dık­la­rı gi­bi, te­ori­le­ri­ni de­lil­len­di­re­cek ha­ya­li "ara can­lı­la­ra" ait fo­sil­ler bu­lun­ma­dı­ğı­nı da ka­bul­le­ne­mez­ler.</text:p>
      <text:p text:style-name="P15">Dar­wi­nist­le­rin bu kav­ra­ma güç­lü­ğü­ne rağ­men, re­sim­de­ki 90 mil­yon yıl­lık ku­tup por­su­ğu ka­fa­ta­sı fo­si­li gi­bi sa­yı­sız fo­sil, ev­ri­min hiç ya­şan­ma­dı­ğı­nı de­şif­re et­mek­te­dir. </text:p>
      <text:p text:style-name="P15"/>
      <text:p text:style-name="P15"/>
      <text:p text:style-name="P15">810</text:p>
      <text:p text:style-name="P15"/>
      <text:p text:style-name="P15">Tim­sah</text:p>
      <text:p text:style-name="P15">Dö­nem: Me­zo­zo­ik za­man, Kre­ta­se dö­ne­mi</text:p>
      <text:p text:style-name="P15">Yaş: 65 mil­yon yıl</text:p>
      <text:p text:style-name="P15">Böl­ge: Çin</text:p>
      <text:p text:style-name="P15">Dar­wi­nist­ler, sü­rün­gen­le­rin kö­ken­le­ri­nin de­niz can­lı­la­rı ol­du­ğu­nu id­di­a eder­ler. Hiç­bir bi­lim­sel bul­guy­la des­tek­le­ye­me­dik­le­ri bu id­dia­ya gö­re, gü­nün bi­rin­de su­suz ka­lan ba­lık­lar ka­ra­ya çık­mak zo­run­da kal­mış­lar ve böy­le­ce sü­rün­gen­le­ri oluş­tur­muş­lar­dır. An­cak bu se­nar­yo­yu des­tek­le­ye­cek bir ta­ne bi­le ya­rı ba­lık ya­rı sü­rün­gen özel­lik­le­ri ta­şı­yan bir can­lı­nın fo­si­li­ne rast­lan­ma­mış­tır. Yüz bin­ler­ce fo­sil için­de, ba­lık­lar hep ba­lık, sü­rün­gen­ler hep sü­rün­gen ola­rak gö­rül­mek­te­dir. Bu­lu­nan her fo­sil, <text:soft-page-break/>bu­gün­kü tür­ler­le tı­pa­tıp ay­nı­dır ya da geç­miş­te ya­şa­mış, ama bu­gün so­yu tü­ken­miş ba­zı can­lı­la­ra ait­tir.</text:p>
      <text:p text:style-name="P15">Bun­lar­dan bi­ri de re­sim­de gö­rü­len 65 mil­yon ya­şın­da­ki tim­sah fo­si­li­dir. Bu fo­sil, tim­sah­la­rın hep tim­sah ola­rak var ol­duk­la­rı­nın de­li­le­rin­den­dir. </text:p>
      <text:p text:style-name="P15"/>
      <text:p text:style-name="P15"/>
      <text:p text:style-name="P15"/>
      <text:p text:style-name="P15">818</text:p>
      <text:p text:style-name="P15"/>
      <text:p text:style-name="P15">Kur­ba­ğa</text:p>
      <text:p text:style-name="P15">Dö­nem: Se­no­zo­ik za­man, Eo­sen dö­ne­mi</text:p>
      <text:p text:style-name="P15">Yaş: 40 mil­yon yıl</text:p>
      <text:p text:style-name="P15">Böl­ge: Çin</text:p>
      <text:p text:style-name="P15">Ev­rim­ci se­nar­yo, omur­ga­sız­lar­dan ev­rim­le­şen ba­lık­la­rın, bir sü­re son­ra da ka­ra­da ya­şa­ma im­ka­nı olan am­fi­bi­yen­le­re dö­nüş­tük­le­ri­ni id­di­a eder. Ama di­ğer tüm ev­rim ma­sal­la­rı gi­bi, bu se­nar­yo­nun da hiç­bir de­li­li yok­tur. Ya­rı ba­lık ya­rı am­fi­bi­yen bir can­lı­nın ya­şa­dı­ğı­nı gös­te­ren tek bir fo­si­le bi­le rast­lan­ma­mış­tır. Tam ter­si­ne el­de edi­len tüm fo­sil­ler, ba­lık­la­rın hep ba­lık, am­fi­bi­yen­le­rin ise hep am­fi­bi­yen ol­du­ğu­nu is­pat­la­mış­tır.</text:p>
      <text:p text:style-name="P15">Re­sim­de gö­rü­len 40 mil­yon yıl­lık kur­ba­ğa fo­si­li de kur­ba­ğa­la­rın bu za­man zar­fın­da hiç­bir de­ği­şi­me uğ­ra­ma­dık­la­rı­nı, ya­ni ev­rim ge­çir­me­dik­le­ri­ni gös­ter­mek­te­dir.</text:p>
      <text:p text:style-name="P15"/>
      <text:p text:style-name="P15"/>
      <text:p text:style-name="P15"/>
      <text:p text:style-name="P15"/>
      <text:p text:style-name="P15">927</text:p>
      <text:p text:style-name="P15">Se­men­der Lar­va­sı</text:p>
      <text:p text:style-name="P15">Dö­nem: Pa­le­ozo­ik za­man, Per­mi­yen dö­ne­mi</text:p>
      <text:p text:style-name="P15">Yaş: 290 mil­yon yıl</text:p>
      <text:p text:style-name="P15">Böl­ge: Al­man­ya</text:p>
      <text:p text:style-name="P15">Ev­rim­ci­ler se­men­der­ler gi­bi am­fi­bi­yen­le­rin söz­de ata­sı­nın ba­lık­lar ol­du­ğu­nu id­di­a eder ama bu id­di­ala­rı­nı bir tür­lü de­lil­len­di­re­mez­ler. Dar­wi­nist­le­rin ken­di­le­rin­ce am­fi­bi­yen­le­rin ata­sı ola­rak gös­ter­dik­le­ri üç fark­lı ba­lık tü­rü var­dır. Bun­lar­dan bi­ri ün­lü ya­şa­yan fo­sil Co­ela­canth'tır. An­cak 1938 yı­lın­da Hint Ok­ya­nu­su'nda can­lı­sı­nın ya­ka­lan­ma­sıy­la, ev­rim­ci­le­rin bu ba­lık üze­rin­de yap­tık­la­rı spe­kü­las­yon­la­rın ge­çer­siz ol­du­ğu an­la­şıl­mış­tır. Bir di­ğer ba­lık gru­bu ise Rhi­pi­dis­ti­a ta­kı­mın­dan ba­lık­lar­dır. Bu ba­lık­la­rın yüz­geç­le­rin­de, Co­ela­canth'ta ol­du­ğu gi­bi ka­lın bir do­ku ve ke­mik­ler bu­lun­mak­ta­dır. Bu fark­lı ya­pı­lar­dan do­la­yı, bu can­lı­da ayak­lar oluş­ma­ya baş­la­dı­ğı id­di­a edil­mek­te­dir. Oy­sa, bu ya­pı­la­rın ka­ra can­lı­la­rı­nın ön ve ar­ka ayak­la­rı ile hiç­bir ben­zer­li­ği bu­lun­ma­mak­ta­dır. Ev­rim­ci­le­rin üçün­cü "am­fi­bi­yen ata­sı" aday­la­rı ise, ak­ci­ğer­li ba­lık­lar­dır. Bu ba­lık­lar so­lun­gaç­la­rı­nın ya­nı sı­ra yü­ze­ye çı­ka­rak ha­va so­lu­ya­bi­lir­ler. An­cak sa­hip ol­duk­la­rı ak­ci­ğer ya­pı­sı­nın ka­ra can­lı­la­rı­nın ak­ci­ğer­le­ri ile hiç­bir ben­zer­li­ği bu­lun­ma­mak­ta­dır. Bu ba­lı­ğın is­ke­let ya­pı­sı da am­fi­bi­yen­ler­den çok fark­lı­dır.</text:p>
      <text:p text:style-name="P15"><text:soft-page-break/>Ev­rim­ci­ler am­fi­bi­yen­le­rin söz­de ata­sı ola­rak han­gi ba­lık tü­rü­nü ka­bul eder­ler­se et­sin­ler, bir ba­lı­ğın am­fi­bi­ye­ne dö­nü­şe­bil­me­si için ge­çir­me­si ge­re­ken de­ği­şik­lik­ler çok faz­la sa­yı­da­dır. Do­la­yı­sıy­la iki tü­rün ara­sın­da bir­çok ara form bu­lun­ma­sı ge­re­kir; ya­rı yüz­geç­li- ya­rı ayak­lı, ya­rı so­lun­gaç­lı-ya­rı ak­ci­ğer­li, ya­rı böb­rek­li vb. ga­rip can­lı­la­rın ya­şa­mış ol­ma­sı ve bu can­lı­la­rın sa­yı­la­rı­nın mil­yon­lar­ca ol­ma­sı ge­re­kir. An­cak, fo­sil ka­yıt­la­rın­da bu tür can­lı­la­rın bir ta­ne­si­ne da­hi rast­lan­ma­mış­tır. Sa­yı­sız fo­si­lin ara­sın­da tam ba­lık­lar, tam am­fi­bi­yen­ler var­dır, an­cak bu tür ara ge­çiş form­la­rı bu­lun­ma­mak­ta­dır. Bu ev­rim­ci­le­rin de ka­bul et­ti­ği ve ev­rim te­ori­si­ni ya­lan­la­yan bir ger­çek­tir. </text:p>
      <text:p text:style-name="P15"/>
      <text:p text:style-name="P15">1051</text:p>
      <text:p text:style-name="P15"/>
      <text:p text:style-name="P15">Tim­sah</text:p>
      <text:p text:style-name="P15">Dö­nem: Me­zo­zo­ik za­man, Kre­ta­se dö­ne­mi</text:p>
      <text:p text:style-name="P15">Yaş: 90 mil­yon yıl</text:p>
      <text:p text:style-name="P15">Böl­ge: Çin</text:p>
      <text:p text:style-name="P15">Dar­wi­nist­ler, sü­rün­gen­le­rin am­fi­bi­yen­ler­den tü­re­di­ği­ni id­di­a eder­ler. An­cak am­fi­bi­yen­le­rin or­tak bir ata­ya sa­hip ol­du­ğu id­di­ası­nı de­lil­len­di­re­me­dik­le­ri gi­bi, sü­rün­gen­le­rin am­fi­bi­yen­ler­den tü­re­dik­le­ri id­di­ası­nı da de­lil­len­di­re­mez­ler. Pek çok bi­lim ada­mı da bu ger­çe­ğin far­kın­da­dır. Ör­ne­ğin, Omur­ga­lı Pa­le­on­to­lo­ji­si ve Ev­rim ki­ta­bı­nı ya­za­sı Ro­bert L. Car­roll şöy­le söy­le­mek­te­dir: </text:p>
      <text:p text:style-name="P15">"Ne ya­zık ki ilk sü­rün­ge­nin ger­çek ata­sı ola­bi­le­cek bi­li­nen tek bir ör­nek yok­tur. Böy­le bir ara for­mun bu­lun­ma­yı­şı am­fi­bi­yen-sü­rün­gen ge­çiş so­ru­nu­nu ce­vap­sız bı­ra­kı­yor." (Ro­bert L. Car­roll, "Prob­lems of the Ori­gin of Rep­ti­les", Bi­olo­gi­cal Re­vi­ews of the Cam­brid­ge Phi­lo­sop­hi­cal So­ci­ety, cilt 44, No. 3, Tem­muz 1969, s.393)</text:p>
      <text:p text:style-name="P15">Re­sim­de­ki 90 mil­yon yıl­lık tim­sah fo­si­li de, tim­sah­la­rın her­han­gi bir ha­ya­li ata­dan tü­re­me­dik­le­ri­nin, hep tim­sah ola­rak var ol­duk­la­rı­nın, on mil­yon­lar­ca yıl bo­yun­ca hiç de­ğiş­me­dik­le­ri­nin is­pa­tı­dır. </text:p>
      <text:p text:style-name="P15"/>
      <text:p text:style-name="P15"/>
      <text:p text:style-name="P15">1080</text:p>
      <text:p text:style-name="P15"/>
      <text:p text:style-name="P15"/>
      <text:p text:style-name="P15">Fil­ Di­şi</text:p>
      <text:p text:style-name="P15">Dö­nem: Se­no­zo­ik za­man, Pa­le­osen dö­ne­mi</text:p>
      <text:p text:style-name="P15">Yaş: 60 mil­yon yıl</text:p>
      <text:p text:style-name="P15">Böl­ge: Çin</text:p>
      <text:p text:style-name="P15">Re­sim­de gö­rü­len fo­sil, 60 mil­yon yıl­lık bir fi­le ait bir diş ör­ne­ği­dir. Bun­dan 60 mil­yon yıl ön­ce ya­şa­mış fil­le­rin, gü­nü­müz­de ya­şa­mak­ta olan ör­nek­le­riy­le ay­nı ya­pı­sal özel­lik­le­re sa­hip ol­du­ğu­nu or­ta­ya ko­yan bu fo­sil, ev­ri­mi ya­lan­la­yan bul­gu­lar­dan bi­ri­dir. </text:p>
      <text:p text:style-name="P15"/>
      <text:p text:style-name="P15"/>
      <text:p text:style-name="P15"/>
      <text:p text:style-name="P15">DENİZ CANLILARINA AİT FOSİL ÖRNEKLERİ </text:p>
      <text:p text:style-name="P15"><text:soft-page-break/></text:p>
      <text:p text:style-name="P15"/>
      <text:p text:style-name="P15">793</text:p>
      <text:p text:style-name="P15"/>
      <text:p text:style-name="P15">Mene Maculata (Mene Balığı)</text:p>
      <text:p text:style-name="P15">Dö­nem: Senozoik zaman, Eosen dönemi</text:p>
      <text:p text:style-name="P15">Yaş: 54 - 37 milyon yıl</text:p>
      <text:p text:style-name="P15">Böl­ge: Monte Bolca, İtalya</text:p>
      <text:p text:style-name="P15">Me­ni­dae fa­mil­ya­sı­na da­hil olan bu ba­lık tü­rü­ne özel­lik­le Pa­si­fik Ok­ya­nu­su'nda sık­ça rast­la­nır. Can­lı­nın, Se­no­zo­ik za­ma­na (65 mil­yon yıl - gü­nü­müz) ait pek çok fo­sil ör­ne­ği el­de edil­miş­tir. Özel­lik­le Mon­te Bol­ca Olu­şu­mu'nda bu­lu­nan Me­ne Ma­cu­la­ta tü­rü fo­sil­ler, söz ko­nu­su can­lı­la­rın mil­yon­lar­ca yıl­dır de­ğiş­me­di­ği­ni gös­te­ren önem­li bi­rer ör­nek­tir. Me­ne ba­lık­la­rı­nın hep ay­nı kal­dık­la­rı­nı gös­te­ren bu­nun gi­bi pek çok fo­sil bu­lun­ma­sı­na rağ­men, ba­lık­la­rın ev­rim­ci­le­rin id­dia et­ti­ği gi­bi di­ğer can­lı­lar­dan tü­re­di­ği­ni gös­te­ren hiç fo­sil yok­tur. Dar­wi­nist­le­rin ba­lık­la­rın na­sıl or­ta­ya çık­tı­ğı ko­nu­sun­da­ki id­di­ala­rı­nın hiç­bir ka­nı­ta da­yan­ma­dı­ğı­nı İn­gi­liz Do­ğa Ta­ri­hi Mü­ze­si yet­ki­li­le­rin­den J. R. Nor­man şu söz­ler­le ifa­de et­mek­te­dir:</text:p>
      <text:p text:style-name="P15">"Bu za­ma­na ka­dar el­de edi­len je­olo­jik ka­yıt­lar, ba­lık­ların kökenine dair hiç­bir kanıt sunamadılar." (J.R. Nor­man, "Clas­sification and Pedig­rees: Fos­sils, A His­tory of Fis­hes", British Museum of Natural His­tory, 1975, s 343)</text:p>
      <text:p text:style-name="P15"/>
      <text:p text:style-name="P15"/>
      <text:p text:style-name="P15"/>
      <text:p text:style-name="P15">794</text:p>
      <text:p text:style-name="P15"/>
      <text:p text:style-name="P15">Deniz Yıldızı</text:p>
      <text:p text:style-name="P15">Dö­nem: Paleozoik zaman, Ordovisyen dönemi</text:p>
      <text:p text:style-name="P15">Yaş: 500 - 440 milyon yıl</text:p>
      <text:p text:style-name="P15">Böl­ge: Fas</text:p>
      <text:p text:style-name="P15">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 Eğer ev­rim­ci­le­rin id­di­ala­rı doğ­ru ol­say­dı, de­niz yıl­dız­la­rı beş yüz mil­yon yıl­lık za­man di­li­mi için­de çok­tan baş­ka can­lı­la­ra dö­nüş­müş ola­cak, bu es­na­da ya­rı de­niz yıl­dı­zı ya­rı baş­ka bir hay­van olan pek çok ga­rip can­lı­nın izi, fo­sil ka­yıt­la­rın­da gü­nü­mü­ze ka­dar ge­le­cek­ti. An­cak fo­sil ka­yıt­la­rın­da ev­rim­ci­le­rin bu id­di­ala­rı­nın hiç­bir de­li­li yok­tur.</text:p>
      <text:p text:style-name="P15">Re­sim­de­ki 500 mil­yon yıl­lık de­niz yıl­dı­zının da is­pat­ladığı gibi, deniz yıl­dız­ları hep deniz yıl­dızı olarak var ol­muş­lar­dır, baş­ka bir can­lıdan türememiş, baş­ka bir can­lıya dönüş­memiş­ler­dir.</text:p>
      <text:p text:style-name="P15"/>
      <text:p text:style-name="P15"/>
      <text:p text:style-name="P7">1942</text:p>
      <text:p text:style-name="P7"/>
      <text:p text:style-name="P7"><text:soft-page-break/>Uskumru</text:p>
      <text:p text:style-name="P7">Dönem: Senozoik zaman, Miosen dönemi</text:p>
      <text:p text:style-name="P7">Yaş: 5 milyon yıl</text:p>
      <text:p text:style-name="P7">Bölge: Marecchia Nehri Oluşumu, İtalya</text:p>
      <text:p text:style-name="P7">Bugüne kadar elde edilen 100 milyon fosile bakıldığında görülen tek bir gerçek vardır: O da canlıların evrim geçirmediği. Eğer canlılar evrim geçirmiş olsaydı, örneğin uskumrular bir başka canlı türünden değişe değişe bugünkü hallerine kavuşmuş olsalardı, bu durumda günümüzdeki uskumrularla bundan milyonlarca yıl önce yaşamış olanlar arasında pek çok fark olması gerekirdi. Ancak böyle bir fark yoktur. Bugünkü uskumrular nasılsa bundan 5 milyon yıl önce yaşamış olanlar da öyledir ve bunun anlamı açıktır: Bilimsel bulgular “Evrim yalan” demektedir.</text:p>
      <text:p text:style-name="P7"/>
      <text:p text:style-name="P15">800</text:p>
      <text:p text:style-name="P15"/>
      <text:p text:style-name="P15">Mü­rek­kep Ba­lı­ğı</text:p>
      <text:p text:style-name="P15">Dö­nem: Mezozoik zaman, Kretase dönemi</text:p>
      <text:p text:style-name="P15">Yaş: 95 milyon yıl</text:p>
      <text:p text:style-name="P15">Böl­ge: Lübnan </text:p>
      <text:p text:style-name="P15">Co­le­oi­dea alt sı­nı­fı­na da­hil olan mü­rek­kep ba­lık­la­rı, se­kiz ve­ya on kol­lu olan yu­mu­şak­ça­lar­dır. Ev­rim­ci­ler, di­ğer can­lı­lar­da ol­du­ğu gi­bi, yu­mu­şak­ça­la­rın da söz­de or­tak bir ata­dan mey­da­na gel­di­ği­ni öne sü­rer, an­cak bu tez­le­ri­ni bi­lim­sel bul­gu­lar­la des­tek­le­ye­mez­ler. Bu ger­çe­ği yer­li ev­rim­ci­ler­den Ali De­mir­soy şu şe­kil­de iti­raf et­mek­te­dir:</text:p>
      <text:p text:style-name="P15">"Ko­nu­nun ba­şın­da, var­sa­yı­lan bir yu­mu­şak­ça ata­sı dü­şün­dük ve on­dan tü­re­yen bu sı­nıf­la­rı tü­re­yiş ba­sa­mak­la­rı­na gö­re ver­me­ye ça­lış­tık.... yi­ne or­tak bir ata­da bü­tün sı­nıf­la­rı bir­leş­tir­mek ola­na­ğı­nı kuş­ku­suz bu­la­ma­dık... Özün­de tam bir yu­mu­şak­ça ata­sı ta­rif et­mek, bu­gün­kü bil­gi­ler ışı­ğın­da bi­raz ola­nak­sız gö­rül­mek­te­dir." (Ali De­mir­soy, Ya­şa­mın Te­mel Ku­ral­la­rı, Cilt II, Kı­sım I, s. 623-624)</text:p>
      <text:p text:style-name="P15"/>
      <text:p text:style-name="P15"/>
      <text:p text:style-name="P15">796</text:p>
      <text:p text:style-name="P15"/>
      <text:p text:style-name="P15">Mersin Balığı</text:p>
      <text:p text:style-name="P15">Dö­nem: Mezozoik zaman, Jura dönemi</text:p>
      <text:p text:style-name="P15">Yaş: 208 - 146 milyon yıl</text:p>
      <text:p text:style-name="P15">Böl­ge: Çin</text:p>
      <text:p text:style-name="P15">Fo­sil ka­yıt­la­rın­da çok es­ki dö­nem­ler­den iti­ba­ren iz­le­ri­ne rast­la­nan mer­sin ba­lık­la­rı, Aci­pen­se­ri­for­mes ta­kı­mı­na da­hil­dir­ler. Ku­zey ya­rım kü­re­de­ki tat­lı su­lar­da ve de­niz­ler­de ya­şar­lar. Mer­sin ba­lık­la­rı, on mil­yon­lar­ca hat­ta yüz mil­yon­lar­ca yıl­dır de­ğiş­me­yen ya­pı­la­rıy­la, Dar­wi­nist­le­rin can­lı­lı­ğın il­kel­den ge­liş­mi­şe doğ­ru ev­rim­leş­ti­ği id­di­ası­nı ya­lan­la­yan can­lı­lar­dan bi­ri­dir. </text:p>
      <text:p text:style-name="P15">Fo­sil ka­yıt­la­rı, çok es­ki je­olo­jik dö­nem­ler­de da­hi, mo­dern ör­nek­le­rin­den hiç­bir far­kı ol­ma­yan, göz, so­lun­gaç, kan do­la­şı­mı gi­bi komp­leks sis­tem­le­re, ile­ri fiz­yo­lo­jik ya­pı­la­ra sa­hip can­lı­la­rın ya­şa­dı­ğı­nı or­ta­ya koy­muş­tur. Ör­ne­ğin 1999 yı­lın­da el­de edi­len ye­ni bul­gu­lar, Kamb­ri­yen dö­ne­min­de (543 - 490 mil­yon yıl) Ha­iko­uichthys er­ca­icu­<text:soft-page-break/>nen­sis ve Myllo­kun­min­gia feng­ji­aoa ola­rak ad­lan­dı­rı­lan iki ay­rı balık türünün var ol­duğunu gös­ter­mek­tedir. Bu bul­gular, ev­rim teorisinin can­lıların il­kel­den komp­lek­se doğ­ru geliş­tiği yönün­deki id­diasına 'öl­dürücü bir dar­be' in­dir­mek­tedir.</text:p>
      <text:p text:style-name="P15"/>
      <text:p text:style-name="P15"/>
      <text:p text:style-name="P15">802</text:p>
      <text:p text:style-name="P15"/>
      <text:p text:style-name="P15">Zargana</text:p>
      <text:p text:style-name="P15">Dö­nem: Mezozoik zaman, Kretase dönemi</text:p>
      <text:p text:style-name="P15">Yaş: 95 milyon yıl</text:p>
      <text:p text:style-name="P15">Böl­ge: Lübnan</text:p>
      <text:p text:style-name="P15">Be­lo­ni­dae fa­mil­ya­sı­na da­hil olan zar­ga­na­lar, in­ce uzun bir ya­pı­ya sa­hip­tir. Sıç­ra­ya­rak su yü­ze­yi­ne çı­ka­bi­lir ve kuy­ruk­la­rı üze­rin­de ye­ni­den su­ya dö­ne­bi­lir­ler. Bu­nu, düş­man­la­rın­dan kaç­ma yön­te­mi ola­rak kul­la­nır­lar. </text:p>
      <text:p text:style-name="P15">Fo­sil ka­yıt­la­rı tüm ba­lık tür­le­ri­nin ken­di­le­ri­ne has özel­lik­ler­le var ol­duk­la­rı­nı, di­ğer tür­ler­le ara­la­rın­da söz­de ev­rim­sel bir iliş­ki ol­ma­dı­ğı­nı, "ba­lık­la­rın or­tak ata­sı" kav­ra­mı­nın da bir ha­yal ürü­nün­den iba­ret ol­du­ğu­nu gös­ter­mek­te­dir. Yer­li ev­rim­ci­ler­den Ali De­mir­soy, fark­lı ba­lık tür­le­ri­nin bir­bir­le­rin­den mey­da­na gel­dik­le­ri­ne da­ir id­di­ala­rın "var­sa­yı­ma da­yan­dı­ğı­nı" şöy­le itiraf et­mek­te­dir:</text:p>
      <text:p text:style-name="P15">"Bi­li­nen er­ken Pa­le­ozo­ik çe­ne­li­ler­den, ke­mik­li ba­lık­la­rın ay­rıl­ma­sı ko­nu­sun­da sa­de­ce var­sa­yım­lar var­dır." (Ali De­mir­soy, Ya­şa­mın Te­mel Ku­ral­la­rı, Cilt III, Kı­sım I, sf. 248)</text:p>
      <text:p text:style-name="P15">As­lın­da sa­de­ce ba­lık­la­rın kö­ke­nine dair de­ğil, Dar­wi­nist­le­rin can­lı­lı­ğın kö­ke­ni­ne da­ir tüm id­di­ala­rı var­sa­yı­ma da­yan­mak­ta, bi­lim­sel bul­gu­lar­la des­tek­len­me­mek­te­dir. Bi­lim­sel bul­gu­lar can­lı­la­rın kör te­sa­düf­le­rin de­ğil, Rab­bi­miz olan Al­lah'ın ese­ri ol­du­ğunu or­taya koy­muş­tur. </text:p>
      <text:p text:style-name="P15"/>
      <text:p text:style-name="P15"/>
      <text:p text:style-name="P15">795</text:p>
      <text:p text:style-name="P15"/>
      <text:p text:style-name="P15"/>
      <text:p text:style-name="P15"/>
      <text:p text:style-name="P15">Deniz Yıldızı</text:p>
      <text:p text:style-name="P15">Dö­nem: Paleozoik zaman, Ordovisyen dönemi</text:p>
      <text:p text:style-name="P15">Yaş: 500 - 440 milyon yıl</text:p>
      <text:p text:style-name="P15">Böl­ge: Fas</text:p>
      <text:p text:style-name="P15">Ev­rim­ci­ler, yu­mu­şak­ça­la­rın, de­ri­si ­di­ken­li­le­rin, ek­lem ­ba­cak­lı­la­rın, kuş­la­rın, bö­cek­le­rin, ba­lık­la­rın kı­sa­ca tüm can­lı­la­rın tek bir hüc­re­den, kör te­sa­düf­ler ese­ri, mil­yon­lar­ca yıl için­de kü­çük de­ği­şim­ler ge­çi­re­rek oluş­tu­ğu­nu id­dia eder­ler. Or­gan­la­rı, ya­pı­la­rı, bes­len­me­le­ri ya­ni tüm sis­tem­le­riy­le bir­bir­le­rin­den son de­re­ce fark­lı olan bu can­lı­la­rın, han­gi aşa­ma­lar­la bir­bir­le­rin­den tü­re­dik­le­ri­ni ise bi­lim­sel ola­rak açık­la­ya­maz­lar. El­le­rin­de, bu ha­ya­li sü­re­ci de­lil­len­di­re­bi­le­cek­le­ri hiç fo­sil yok­tur. Bu­gü­ne ka­dar bu­lu­nan sa­yı­sız fo­sil her can­lı tü­rü­nün ken­di­si­ne has özel­lik­ler­le var ol­du­ğu­nu ve so­yu de­vam et­ti­ği müd­det­çe (on mil­yon­lar­ca hat­ta yüz mil­yon­lar­ca yıl bo­yun­ca) hep bu özel­lik­le­ri ta­şı­dı­ğı­nı gös­ter­mek­te­dir.</text:p>
      <text:p text:style-name="P15"><text:soft-page-break/>Bun­lar­dan bi­ri de re­sim­de­ki 500 mil­yon ya­şın­da­ki de­niz yıl­dı­zı fo­si­li­dir. Ara­dan ge­çen 500 mil­yon yıl­da hiç de­ğiş­me­yen de­niz yıl­dız­la­rı, ev­ri­me bü­yük dar­be in­dir­miş­ler­dir.</text:p>
      <text:p text:style-name="P15"/>
      <text:p text:style-name="P15"/>
      <text:p text:style-name="P15"/>
      <text:p text:style-name="P7">1218</text:p>
      <text:p text:style-name="P7"/>
      <text:p text:style-name="P7">Asker Balığı</text:p>
      <text:p text:style-name="P7">Yaş: 95 milyon yıl</text:p>
      <text:p text:style-name="P7">Dönem: Kretase</text:p>
      <text:p text:style-name="P7">Bölge: Lübnan</text:p>
      <text:p text:style-name="P7">95 milyon yıl önce yaşamış asker balığının günümüzdeki asker balıklarıyla tıpatıp aynı olması, bu balıkların milyonlarca yıldır hiç değişmediklerinin ispatıdır. Canlı türlerinin sürekli değişerek evrimleştikleri iddiasında bulunan Darwinistler için bu durum büyük bir açmazdır. Fosil kayıtları gibi somut bilimsel bulgular, evrimin hiçbir zaman yaşanmadığnı ortaya koymaktadır.</text:p>
      <text:p text:style-name="P7"/>
      <text:p text:style-name="P15"/>
      <text:p text:style-name="P15">804</text:p>
      <text:p text:style-name="P15"/>
      <text:p text:style-name="P15">Zar­ga­na</text:p>
      <text:p text:style-name="P15">Dö­nem: Mezozoik zaman, Kretase dönemi</text:p>
      <text:p text:style-name="P15">Yaş: 95 milyon yıl</text:p>
      <text:p text:style-name="P15">Böl­ge: Lübnan</text:p>
      <text:p text:style-name="P15">Eğer Dar­wi­nist­le­rin, can­lı­la­rın bir­bir­le­rin­den tü­re­dik­le­ri id­di­ala­rı doğ­ru ol­say­dı, iki fark­lı can­lı­nın özel­lik­le­ri­ni ta­şı­yan (ör­ne­ğin ya­rı zar­ga­na ya­rı rin­ga, ya­rı kö­pek ba­lı­ğı ya­rı ba­li­na, ya­rı ala­ba­lık ya­rı tim­sah vs) pek çok fo­sil ör­ne­ği­ne rast­la­ma­mız ge­re­kir­di. An­cak böy­le bir fo­si­le hiç rast­lan­ma­mış­tır. As­lın­da Dar­win de, da­ha te­ori­si­ni or­ta­ya atar­ken bu du­ru­mun ken­di­si için cid­di bir aç­maz ol­du­ğu­nu gör­müş­tür. Bu yüz­den, Tür­le­rin Kö­ke­ni ki­ta­bı­nın "Te­ori­nin Zor­luk­la­rı" (Dif­fi­cul­ti­es on The­ory) ad­lı bö­lü­mün­de şöy­le yaz­mış­tır: </text:p>
      <text:p text:style-name="P1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Char­les Dar­win, The Ori­gin of Spe­ci­es, s. 172, 280)</text:p>
      <text:p text:style-name="P15">Dar­win'in ar­dın­dan, yak­la­şık 150 yıl son­ra, ev­rim­ci­le­rin kar­şı­sın­da­ki so­ru ha­len ay­nı­dır: Bu­gü­ne ka­dar mil­yon­lar­ca fo­sil ör­ne­ği el­de edil­miş­ken, ne­den bir ta­ne da­hi ara form fo­si­li bu­lu­na­ma­mış­tır? Dar­wi­nist ön yar­gı­lar­la dü­şün­me­yen­ler için bu so­ru­nun ce­va­bı açık­tır: Çün­kü "ara can­lı­lar" hiç­bir za­man ya­şa­ma­mış­tır. Can­lı­lar bir­bir­le­rin­den tü­re­ye­rek oluş­ma­mış­lar­dır. Can­lı­la­rın her bi­ri­ni sa­hip ol­duk­la­rı üs­tün özel­lik­ler­le, Yüce Al­lah yarat­mış­tır. </text:p>
      <text:p text:style-name="P15"/>
      <text:p text:style-name="P15"/>
      <text:p text:style-name="P15"><text:soft-page-break/></text:p>
      <text:p text:style-name="P15">816</text:p>
      <text:p text:style-name="P15"/>
      <text:p text:style-name="P15">Co­ela­canth </text:p>
      <text:p text:style-name="P15">Dö­nem: Me­zo­zo­ik za­man, Kre­ta­se dö­ne­mi</text:p>
      <text:p text:style-name="P15">Yaş: 100 mil­yon yıl</text:p>
      <text:p text:style-name="P15">Böl­ge: Lüb­nan</text:p>
      <text:p text:style-name="P15">1938 yı­lın­dan ön­ce, ev­rim­ci­ler için Co­ela­canth fo­sil­le­ri, bü­yük bir prob­le­min çö­zü­mü ola­rak öne sü­rül­dü. Ev­rim­ci­le­rin, can­lı­la­rın de­niz­den ka­ra­ya ha­ya­li çı­kış­la­rı­nı bel­ge­le­ye­cek bir de­li­le ih­ti­yaç var­dı. İş­te bu ne­den­le, bu se­nar­yo için ol­duk­ça uy­gun bul­duk­la­rı Co­ela­canth fo­si­li­ni alıp, üze­rin­de pro­pa­gan­da yap­ma­ya baş­la­dı­lar. Can­lı­nın yüz­geç­le­ri­ni "yü­rü­mek üze­re olan ayak­lar", fo­sil­leş­miş bir yağ ke­se­si­ni ise "il­kel bir ak­ci­ğer" ola­rak yo­rum­la­dı­lar. Ama bu yo­rum­la­rın hiç­bir de­ğe­ri­nin ol­ma­dı­ğı bir müd­det son­ra çok çar­pı­cı bir de­lil­le or­ta­ya çık­tı. 1938 yı­lın­da Co­ela­canth'ın can­lı bir ör­ne­ği­nin ba­lık­çı­lar ta­ra­fın­dan ya­ka­lan­ma­sı, ev­rim­ci­ler için bü­yük bir ha­yal kı­rık­lı­ğı ol­du. Rho­des Üni­ver­si­te­si'nde Kim­ya bö­lü­mü do­çen­ti olan Ja­mes Leo­nard Bri­er­ley Smith, ya­ka­la­nan bu Co­ela­canth kar­şı­sın­da şaş­kın­lı­ğı­nı şu söz­ler­le di­le ge­ti­ri­yor­du: </text:p>
      <text:p text:style-name="P15">"... Ba­lı­ğı ilk gör­dü­ğüm­de bu gö­rün­tü be­ni be­yaz par­lak bir pat­la­ma şek­lin­de çarp­tı... Taş­tan bir bas­ton gi­bi ka­la­kal­mış­tım. Evet, hiç­bir şüp­he ol­mak­sı­zın, her pu­lu­na, her ke­mi­ği­ne, her yüz­ge­ci­ne ka­dar bu ger­çek bir Co­ela­canth idi." (Sa­mant­ha We­in­berg, A Fish Ca­ught in Ti­me; The Se­arch For the Co­ela­canth, Pe­ren­ni­al Pub­lis­hing, 2000, s. 20)</text:p>
      <text:p text:style-name="P15">Co­ela­canth'ın ya­pı­sı ve iç or­gan­la­rı üze­rin­de de­tay­lı in­ce­le­me­ler ya­pıl­dı. Can­lı­nın iç or­gan­la­rı, hiç de san­dık­la­rı gi­bi il­kel özel­lik­ler gös­ter­mi­yor, can­lı, ha­ya­li il­kel bir ata­yı tem­sil eden ara ge­çiş ni­te­lik­le­ri­ni ta­şı­mı­yor­du. Can­lı, ev­rim­ci­le­rin id­di­a et­tik­le­ri gi­bi il­kel bir ak­ci­ğe­re sa­hip de­ğil­di. Ev­rim­ci araş­tır­ma­cı­la­rın il­kel ak­ci­ğer ol­du­ğu­nu dü­şün­dük­le­ri ya­pı, ba­lı­ğın vü­cu­dun­da bu­lu­nan bir yağ ke­se­sin­den iba­ret­ti. Ay­rı­ca, su­dan çık­ma­ya ha­zır­la­nan bir sü­rün­gen ada­yı ola­rak lan­se edi­len can­lı, ok­ya­nu­sun en de­rin su­la­rın­da ya­şa­yan ve 180 m de­rin­li­ğin üze­ri­ne çık­ma­yan bir dip ba­lı­ğıy­dı. Do­la­yı­sıy­la, in­ce­le­me­yi ya­pan Dr. Mil­lot'a gö­re, ara­dık­la­rı "ka­yıp hal­ka"yı tem­sil et­me­si ge­re­ken bu önem­li can­lı, söz­de ev­rim ge­çir­di­ği­ni id­di­a et­tik­le­ri can­lı­nın il­kel özel­lik­le­rin­den yok­sun­du. (Sa­mant­ha We­in­berg, A Fish Ca­ught in Ti­me; The Se­arch For the Co­ela­canth, <text:s/>Pe­ren­ni­al Pub­lis­hing, 2000, s. 102) Bir baş­ka de­yiş­le ba­lık, bir ara form de­ğil­di ve 400 mil­yon yıl bo­yun­ca de­rin de­niz­ler­de ay­nı komp­leks özel­lik­ler­le ya­şa­mış­tı. </text:p>
      <text:p text:style-name="P15"/>
      <text:p text:style-name="P15"/>
      <text:p text:style-name="P7">814</text:p>
      <text:p text:style-name="P7"/>
      <text:p text:style-name="P7">Çekiççene Balığı</text:p>
      <text:p text:style-name="P7">Dönem: Mezozoik zaman, Kretase dönemi</text:p>
      <text:p text:style-name="P7">Yaş: 95 milyon yıl</text:p>
      <text:p text:style-name="P7">Bölge: Lübnan</text:p>
      <text:p text:style-name="P7"/>
      <text:p text:style-name="P7"><text:soft-page-break/>Her ne kadar günümüzde Darwinistler ısrarla gizlemeye ya da inkar etmeye çalışsalar da, fosil kayıtlarının evrim teorisini desteklemediği, Darwin döneminden beri bilinen bir gerçektir. Bu nedenledir ki Darwin, teorisi için sorun oluşturan bu önemli meseleyi kitabında "tevil etmeye" (yani bahaneler öne sürerek bu sorundan kurtulmaya) çalışmıştır. Kitabının "Difficulties on Theory" (Teorinin Zorlukları) başlıklı bölümünde bu konuya özel bir yer ayırmıştır. Zamanında Darwin'in büyük tedirginlik duyduğu fosiller, bugün de evrimcileri ciddi açmaza sokan en önemli konulardan biridir. Çünkü fosil bulguları, tartışmasız bir şekilde, evrimi yalanlamakta, Yaratılış gerçeğini teyit etmektedir. </text:p>
      <text:p text:style-name="P7">Yaratılış gerçeğinin delillerinden biri de resimde görülen, günümüzde yaşayan örneklerinden hiçbir farkı olmayan, 95 milyon yaşındaki çekiççene balığıdır.</text:p>
      <text:p text:style-name="P7"/>
      <text:p text:style-name="P15"/>
      <text:p text:style-name="P15"/>
      <text:p text:style-name="P15">Taşın her iki yüzeyinde de görülen bu fosil, çift taraflı bir fosildir. </text:p>
      <text:p text:style-name="P15"/>
      <text:p text:style-name="P15"/>
      <text:p text:style-name="P15">1077</text:p>
      <text:p text:style-name="P15"/>
      <text:p text:style-name="P15">Keman Vatozu</text:p>
      <text:p text:style-name="P15">Dö­nem: Mezozoik zaman, Kretase dönemi</text:p>
      <text:p text:style-name="P15">Yaş: 95 milyon yıl</text:p>
      <text:p text:style-name="P15">Böl­ge: Lübnan</text:p>
      <text:p text:style-name="P15">Ele geçirilen keman vatozu fosilleri, hangi döneme ait olursa olsun, hep bir diğerinin aynısıdır. Her türlü özelliğiyle günümüz keman vatozlarına benzeyen bu fosiller, canlıların küçük değişikliklerle aşamalı olarak geliştikleri iddiasını yıkmaktadır. Allah tüm canlıları, bir örnek edinmeksizin, sahip oldukları mükemmel özelliklerle yoktan yaratmıştır. Allah'ın üstün yaratışının izleri olan fosiller, evrimcilerin yalanlarını her geçen gün daha da güçlü bir şekilde deşifre etmektedir. </text:p>
      <text:p text:style-name="P15"/>
      <text:p text:style-name="P15"/>
      <text:p text:style-name="P15"/>
      <text:p text:style-name="P15">1066</text:p>
      <text:p text:style-name="P15"/>
      <text:p text:style-name="P15"/>
      <text:p text:style-name="P15">Resimdeki çift taraflı bir fosildir. </text:p>
      <text:p text:style-name="P15"/>
      <text:p text:style-name="P15"/>
      <text:p text:style-name="P15"/>
      <text:p text:style-name="P15">Zargana</text:p>
      <text:p text:style-name="P15">Dö­nem: Mezozoik zaman, Kretase dönemi</text:p>
      <text:p text:style-name="P15">Yaş: 95 milyon yıl</text:p>
      <text:p text:style-name="P15">Böl­ge: Lübnan</text:p>
      <text:p text:style-name="P15">Evrim teorisinin iddiasına göre, türlerin birbirlerinden evrimleşebilmeleri için, sürekli bir değişim içinde olmaları gerekir. Örneğin bir omurgasız canlının balığa, <text:soft-page-break/>mesela zarganaya dönüşebilmesi için, çok uzun dönemler boyunca aşama aşama küçük değişiklikler geçirmesi gerekir. Daha sonra zarganalardan başka balık türlerinin meydana gelmesi için de benzer süreçler yaşanmalıdır. Ancak fosil kayıtlarında böyle bir sürecin yaşandığına dair en küçük bir bilgi bile yoktur. Resimdeki 95 milyon yıllık zargana balığı fosilinin de gösterdiği gibi, canlı türleri soyları devam ettiği müddetçe (milyonlarca yıl boyunca) hep ilk günkü özellikleriyle kalırlar.</text:p>
      <text:p text:style-name="P15"/>
      <text:p text:style-name="P15"/>
      <text:p text:style-name="P15">1067</text:p>
      <text:p text:style-name="P15"/>
      <text:p text:style-name="P15"/>
      <text:p text:style-name="P15">Yılan Balığı</text:p>
      <text:p text:style-name="P15">Dö­nem: Mezozoik zaman, Kretase dönemi</text:p>
      <text:p text:style-name="P15">Yaş: 95 milyon yıl</text:p>
      <text:p text:style-name="P15">Böl­ge: Lübnan</text:p>
      <text:p text:style-name="P15">Fosil kayıtları canlıların sadece belli türlerinin değil, bulguları elde edilen tüm türlerinin tarih boyunca hiç değişmediklerini göstermektedir. Evrimci bir yayın olmasına rağmen, Focus dergisinin Coelacanth'ın konu edildiği Nisan 2003 tarihli sayısında, bu gerçek şöyle dile getirilmektedir: "Oysa, Coelacanth gibi milyonlarca yıl öncesinden kalan fosilleriyle tıpatıp benzerlik içindeki organizmaların sayısı oldukça fazla. Örneğin, bir kabuklu türü olan Neopilina, 500 milyon yıldan beri; akrep, 430 milyon yıldan beri; zırhlı ve kılıç kuyruklu bir hayvan olan deniz canlısı Limulus 225 milyon yıldan beri; yalnızca Yeni Zelanda'da yaşayan bir tür sürüngen olan Tuatara da yaklaşık 230 milyon yıldan beri değişmedi. Eklem bacaklıların birçok takımı, timsahlar, deniz kaplumbağaları ve birçok bitki türü de uzayıp giden listenin bir parçası."</text:p>
      <text:p text:style-name="P15">Milyonlarca yıldır aynı olan canlılardan biri de resimdeki yılan balığıdır. 95 milyon yaşındaki yılan balığı fosili, canlıların tarih içinde değişim göstermediklerinin, yani evrim geçirmediklerinin ispatıdır. </text:p>
      <text:p text:style-name="P15"/>
      <text:p text:style-name="P15"/>
      <text:p text:style-name="P15">1069</text:p>
      <text:p text:style-name="P15"/>
      <text:p text:style-name="P15"/>
      <text:p text:style-name="P15">Mürekkep Balığı </text:p>
      <text:p text:style-name="P15">Dö­nem: Mezozoik zaman, Kretase dönemi</text:p>
      <text:p text:style-name="P15">Yaş: 95 milyon yıl</text:p>
      <text:p text:style-name="P15">Böl­ge: Lübnan</text:p>
      <text:p text:style-name="P15">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 <text:s/></text:p>
      <text:p text:style-name="P15"/>
      <text:p text:style-name="P15"/>
      <text:p text:style-name="P15"><text:soft-page-break/>1070</text:p>
      <text:p text:style-name="P15"/>
      <text:p text:style-name="P15">Kedi Balığı</text:p>
      <text:p text:style-name="P15">Dö­nem: Mezozoik zaman, Kretase dönemi</text:p>
      <text:p text:style-name="P15">Yaş: 95 milyon yıl</text:p>
      <text:p text:style-name="P15">Böl­ge: Lübnan</text:p>
      <text:p text:style-name="P15">Dar­wi­nizm'in bi­lim dı­şı id­di­ala­rı­na gö­re bit­ki­ler, hav­yan­lar, man­tar­lar, bak­te­ri­ler hep ay­nı kay­nak­tan gel­miş­ler­dir. Hay­van­la­rın 100'e ya­kın fark­lı fi­lu­mu (ya­ni yu­mu­şak­ça­lar, ek­lem­ba­cak­lı­lar, so­lu­can­lar, sün­ger­ler gi­bi te­mel ka­te­go­ri­le­ri) hep tek bir ha­ya­li or­tak ata­dan tü­re­miş­tir. Te­ori­ye gö­re omur­ga­sız can­lı­lar za­man­la (ve te­sa­dü­fen) omur­ga ka­za­na­rak ba­lık­la­ra, ba­lık­lar am­fi­bi­yen­le­re, on­lar sü­rün­gen­le­re, sü­rün­gen­le­rin bir kıs­mı kuş­la­ra, bir kıs­mı ise me­me­li­le­re dö­nüş­müş­tür. Te­ori­ye gö­re bu dö­nü­şüm yüz mil­yon­lar­ca se­ne­lik uzun bir za­man di­li­mi­ni kap­sa­mış ve ka­de­me ka­de­me iler­le­miş­tir. Bu du­rum­da, id­dia edi­len uzun dö­nü­şüm sü­re­ci için­de sa­yı­sız "ara tür"ün oluş­muş ve ya­şa­mış ol­ma­sı ge­re­kir. An­cak böy­le bir ara tü­rün izi­ne fo­sil ka­yıt­la­rın­da hiç rast­lan­ma­mış­tır. Fo­sil ka­yıt­la­rı her za­man, re­sim­de­ki 95 mil­yon yıl­lık ke­di ba­lı­ğı gi­bi, tüm ya­pı­la­rıy­la hep nok­san­sız var ol­muş ve mil­yon­lar­ca yıl bo­yun­ca hiç de­ğiş­me­miş can­lı­la­rın var­lı­ğı­nı gös­ter­mek­te­dir. Bu da, ev­ri­min fo­sil­ler kar­şı­sın­da ye­nil­diğinin ilanıdır.</text:p>
      <text:p text:style-name="P15"/>
      <text:p text:style-name="P15"/>
      <text:p text:style-name="P15">1074</text:p>
      <text:p text:style-name="P15"/>
      <text:p text:style-name="P15"/>
      <text:p text:style-name="P15">Bu çift taraflı fosilde, canlıların izi taşın her iki yüzeyinde de görülmektedir. </text:p>
      <text:p text:style-name="P15"/>
      <text:p text:style-name="P15"/>
      <text:p text:style-name="P15"/>
      <text:p text:style-name="P15">Istakoz ve Uçan Balık</text:p>
      <text:p text:style-name="P15">Dö­nem: Mezozoik zaman, Kretase dönemi</text:p>
      <text:p text:style-name="P15">Yaş: 95 milyon yıl</text:p>
      <text:p text:style-name="P15">Böl­ge: Lübnan</text:p>
      <text:p text:style-name="P15">Re­sim­de gö­rü­len ıs­ta­koz fo­si­li­nin ya­nın­da bir de uçan ba­lık fo­si­li bu­lun­mak­ta­dır. Neph­rop­si­dae fa­mil­ya­sı­na da­hil olan bu ıs­ta­koz­lar var ol­duk­la­rı ilk gün­den iti­ba­ren hiç de­ğiş­me­miş­ler­dir. Ay­nı ger­çek, uçan ba­lık­lar için de ge­çer­li­dir. Fo­sil ka­yıt­la­rın­da­ki bu de­ğiş­mez­lik, Dar­wi­nist­le­ri bü­yük bir çık­ma­za sok­mak­ta­dır. Fo­sil­le­rin or­ta­ya koy­du­ğu so­mut bil­gi­ler kar­şı­sın­da, Dar­wi­nist pro­pa­gan­da­nın et­ki­li ol­ma­sı ar­tık müm­kün de­ğil­dir. Dar­wi­nist­ler de Ya­ra­tı­lış ger­çeğinin giz­len­mesinin im­kan­sız­lığının far­kına var­malı, dog­maların­da ıs­rar et­mek­ten vaz­geç­melidir­ler. </text:p>
      <text:p text:style-name="P15"/>
      <text:p text:style-name="P15"/>
      <text:p text:style-name="P15">1076</text:p>
      <text:p text:style-name="P15"/>
      <text:p text:style-name="P15">Vatoz</text:p>
      <text:p text:style-name="P15">Dö­nem: Mezozoik zaman, Kretase dönemi</text:p>
      <text:p text:style-name="P15"><text:soft-page-break/>Yaş: 95 milyon yıl</text:p>
      <text:p text:style-name="P15">Böl­ge: Lübnan</text:p>
      <text:p text:style-name="P15">95 mil­yon yıl­dır ay­nı ka­lan va­toz­la­r çok önem­li bir ger­çe­ği tüm net­li­ğiy­le göz­ler önü­ne ser­mek­te­dir: Can­lı­la­rın ya­pı­sın­da­ki de­ğiş­mez­lik, ev­ri­mi ya­lan­la­mak­ta­dır. Ev­rim te­ori­si bi­lim­sel bul­gu­lar­la des­tek­len­me­yen bir se­nar­yo­dan iba­ret­tir. Fo­sil­ler bu se­nar­yo­nun ger­çek dı­şı ol­du­ğu­nu de­şif­re et­miş, Ya­ra­tı­lış'ın red­de­dil­me­si­nin müm­kün ol­ma­dı­ğı­nı göz­ler önü­ne ser­miş­tir. </text:p>
      <text:p text:style-name="P15"/>
      <text:p text:style-name="P15"/>
      <text:p text:style-name="P15">1068</text:p>
      <text:p text:style-name="P15"/>
      <text:p text:style-name="P15">Zargana</text:p>
      <text:p text:style-name="P15">Dö­nem: Mezozoik zaman, Kretase dönemi</text:p>
      <text:p text:style-name="P15">Yaş: 95 milyon yıl</text:p>
      <text:p text:style-name="P15">Böl­ge: Lübnan</text:p>
      <text:p text:style-name="P15">Ta­rih bo­yun­ca ya­şa­yan tüm zar­ga­na­la­rın göz­le­ri, yüz­geç­le­ri, so­lun­gaç­la­rı, sin­di­rim sis­tem­le­ri, üre­me sis­tem­le­ri kı­sa­ca­sı tüm özel­lik­le­ri hep ek­sik­siz, öz­gün ve en uy­gun ya­pı­da ol­muş­tur. Üs­te­lik bu ya­pı­lar bu­gün na­sıl­sa bun­dan on mil­yon­lar­ca yıl ön­ce de ay­nı­dır. Dar­wi­nist­le­rin id­di­ala­rı­na gö­re ise fo­sil­le­rin bu­nun tam ter­si bir tab­lo ser­gi­le­me­si ge­re­kir­di. Fo­sil ka­yıt­la­rı "ya­rım zar­ga­na"lar­la do­lu ol­ma­lıy­dı. Fo­sil­le­rin Dar­wi­nist tab­loy­la uyum­lu ol­ma­ma­sı, hatta tam ter­si­ne bir ya­pı ser­gi­le­me­si, ev­rim te­ori­si­nin için­e düş­tü­ğü pe­ri­şan­lı­ğın ifadesidir. </text:p>
      <text:p text:style-name="P15"/>
      <text:p text:style-name="P15"/>
      <text:p text:style-name="P15"/>
      <text:p text:style-name="P15"/>
      <text:p text:style-name="P15">1071</text:p>
      <text:p text:style-name="P15"/>
      <text:p text:style-name="P15"/>
      <text:p text:style-name="P15">Mürekkep Balığı</text:p>
      <text:p text:style-name="P15">Dö­nem: Mezozoik zaman, Kretase dönemi</text:p>
      <text:p text:style-name="P15">Yaş: 95 milyon yıl</text:p>
      <text:p text:style-name="P15">Böl­ge: Lübnan</text:p>
      <text:p text:style-name="P15">Dar­win, te­ori­si­nin an­cak fo­sil ka­yıt­la­rıy­la doğ­ru­la­na­bi­le­ce­ği­ni bi­li­yor­du ve bu ne­den­le pa­le­on­to­lo­jik ça­lış­ma­la­ra bü­yük umut bağ­la­mış­tı. Ki­ta­bı­nın bir bö­lü­mün­de şöy­le di­yor­du:</text:p>
      <text:p text:style-name="P15">"Eğer te­orim doğ­ruy­sa, tür­le­ri bir­bi­ri­ne bağ­la­yan sa­yı­sız ara ge­çiş çe­şit­le­ri mut­la­ka ya­şa­mış ol­ma­lı­dır... Bun­la­rın ya­şa­mış ol­duk­la­rı­nın ka­nıt­la­rı da sa­de­ce fo­sil ka­lın­tı­la­rı ara­sın­da bu­lu­na­bi­lir." 5</text:p>
      <text:p text:style-name="P15">Ne var ki, Dar­win'den son­ra ge­çen yak­la­şık 150 yıl için­de hiç ara ge­çiş for­mu fo­si­li bu­lun­ma­dı. Do­la­yı­sıy­la Dar­win'in id­di­ala­rı hiç­bir za­man doğ­ru­lan­ma­dı ve te­yit edil­me­di. Fo­sil­ler, Dar­win'in ev­rim te­ori­si­ni ge­çer­siz­li­ği is­pat­lan­mış bir te­ori ola­rak tarihe göm­dü. Bu fosil­ler­den biri de, günümüz­deki mürek­kep balık­larının ay­nısı olan, resim­deki 95 mil­yon yıl­lık mürek­kep balığı fosilidir. </text:p>
      <text:p text:style-name="P15"/>
      <text:p text:style-name="P15"><text:soft-page-break/></text:p>
      <text:p text:style-name="P15"/>
      <text:p text:style-name="P14"/>
      <text:p text:style-name="P22"/>
      <text:p text:style-name="P39">815</text:p>
      <text:p text:style-name="P39">Karides</text:p>
      <text:p text:style-name="P31">Dö­nem: Mezozoik zaman, Jura dönemi</text:p>
      <text:p text:style-name="P31">Yaş: 208 – 146 milyon yıl</text:p>
      <text:p text:style-name="P31">Böl­ge: Solnhofen Oluşumu, Almanya</text:p>
      <text:p text:style-name="P34">Resimde görülen karides fosili yaklaşık 200 milyon yaşındadır ve 200 milyon yıldır hiç değişmeyen karidesler, "evrimsel bir süreç yaşanmadığını" söylemektedir. Fosil kayıtları evrim teorisine en büyük darbeyi indiren bulgulardan biridir, çünkü;</text:p>
      <text:p text:style-name="P34">1. Evrimciler canlıların sürekli küçük değişiklikler geçirerek ilkelden gelişmişe doğru ilerlediğini iddia ederler. Fosil bulguları ise canlıların yüz milyonlarca yıl boyunca en ufak bir değişime dahi uğramadığını ispatlamıştır.</text:p>
      <text:p text:style-name="P34">2. Evrimciler tüm canlıların hayali bir ortak atadan türediklerini öne sürerler. Bugüne kadar canlı türlerinin atası olarak kabul edilebilecek tek bir tane dahi fosil örneğine rastlanmamıştır.</text:p>
      <text:p text:style-name="P16">3. Evrimciler, canlıların birbirlerinden türediklerini ve bu durumu gösteren ara geçiş formları olduğunu söylerler. 150 yıldır yapılan araştırmalar sonucunda ele geçirilen milyonlarca fosil içinde bir tane bile ara canlılara ait fosil bulunmamıştır. </text:p>
      <text:p text:style-name="P34"/>
      <text:p text:style-name="P34"/>
      <text:p text:style-name="P4"/>
      <text:p text:style-name="P22"/>
      <text:p text:style-name="P39">820</text:p>
      <text:p text:style-name="P39">Kedi Balığı</text:p>
      <text:p text:style-name="P31">Dö­nem: Mezozoik zaman, Kretase dönemi</text:p>
      <text:p text:style-name="P31">Yaş: 95 milyon yıl</text:p>
      <text:p text:style-name="P31">Böl­ge: Lübnan</text:p>
      <text:p text:style-name="P35">Fo­sil ka­yıt­la­rı, can­lı­la­rın soy­la­rı­nı de­vam et­tir­dik­le­ri müd­det­çe de­ğiş­me­dik­le­ri­ni or­ta­ya koy­muş­tur. Re­sim­de­ki 95 mil­yon yıl­lık kedi ba­lı­ğı fo­si­li de, mil­yon­lar­ca yıl­dır <text:soft-page-break/>de­ğiş­me­yen can­lı­lar­dan bi­ri­dir. Bu­nun an­la­mı, can­lı­la­rın sü­rek­li de­ği­şe­rek il­kel­den komp­lek­se doğ­ru ge­liş­ti­ği id­di­asın­da­ki ev­ri­min ge­çer­li ol­ma­dı­ğı­dır. </text:p>
      <text:p text:style-name="P35">Üç ev­rim­ci bi­yo­lo­ğun or­tak­la­şa ka­le­me al­dık­la­rı 1988 ba­sı­mı In­teg­ra­ted Prin­cip­les of Zo­ology (Zo­olo­ji­nin En­teg­re Pren­sip­le­ri) ad­lı ki­tap­ta ev­ri­min can­lı­lı­ğın kö­ke­ni­ne da­ir id­di­ala­rı­nın ger­çek­le­ri yan­sıt­ma­dı­ğı şöy­le açık­lan­mak­ta­dır:</text:p>
      <text:p text:style-name="P45">"Pek çok tür mil­yon­lar­ca yıl bo­yun­ca hiç­bir de­ği­şik­lik ge­çir­me­den kal­mak­ta, son­ra ani bir şe­kil­de yok ol­mak­ta ve on­la­rın ye­ri­ne çok fark­lı form­lar or­ta­ya çık­mak­ta­dır. Da­ha­sı, ço­ğu hay­van gru­bu fo­sil ka­yıt­la­rın­da, ta­ma­men şe­kil­len­miş bi­çim­de, ani­den or­ta­ya çık­mak­ta­dır­lar ve on­la­rın ata­la­rı sa­yı­la­bi­le­cek bir gruba ait keş­fe­dil­miş hiç­bir ara form fo­si­li bu­lu­na­ma­mak­ta­dır." (Hick­man, C.P. [Pro­fes­sor Eme­ri­tus of Bi­ology at Was­hing­ton and Lee Univer­sity in Lexing­ton], L.S. Roberts [Profes­sor Emeritus of Biology at Texas Tech Univer­sity], and F.M. Hick­man. 1988. In­teg­rated Prin­cip­les of Zoology. Times Mir­ror/Moseby Col­lege Pub­lis­hing, St. Louis, MO. 939; (s. 866))</text:p>
      <text:p text:style-name="P35"/>
      <text:p text:style-name="P35"/>
      <text:p text:style-name="P4"/>
      <text:p text:style-name="P22"/>
      <text:p text:style-name="P39">824</text:p>
      <text:p text:style-name="P39">Keman Vatozu</text:p>
      <text:p text:style-name="P31">Dö­nem: Mezozoik zaman, Kretase dönemi</text:p>
      <text:p text:style-name="P31">Yaş: 95 milyon yıl</text:p>
      <text:p text:style-name="P31">Böl­ge: Lübnan</text:p>
      <text:p text:style-name="P34">Rhi­no­ba­to­idei alt ta­kı­mı­na da­hil olan ke­man va­toz­la­rı­nın özel­lik­le­rin­den bi­ri, vü­cu­tla­rı­nın yan kı­sım­la­rı­nın bir gi­ta­rın ana hat­la­rı­nı an­dı­ran şe­kil­de gi­rin­ti­li ol­ma­sı­dır. Ge­nel­lik­le tro­pik de­niz­le­rin sa­hi­le ya­kın kı­sım­la­rın­da, de­niz ze­mi­nin­de ya­şar­lar. </text:p>
      <text:p text:style-name="P34">Ke­man va­toz­la­rı­nın 95 mil­yon yıl­dır ay­nı kal­dı­ğı­nı gös­te­ren re­sim­de­ki fo­sil, ev­rim­ci­le­ri de­rin bir ses­siz­li­ğe mah­kum et­mek­te­dir. On mil­yon­lar­ca yıl bo­yun­ca de­ğiş­me­den var­lık­la­rı­nı de­vam et­ti­ren can­lı­lar, ev­ri­min ya­şan­ma­dı­ğı­nı, ken­di­le­ri­ni Yü­ce Al­lah'ın ya­rat­tı­ğı­nı söy­lemek­tedir.</text:p>
      <text:p text:style-name="P3"/>
      <text:p text:style-name="P15"/>
      <text:p text:style-name="P17"/>
      <text:p text:style-name="P22"/>
      <text:p text:style-name="P39">825</text:p>
      <text:p text:style-name="P39"><text:soft-page-break/>Karides</text:p>
      <text:p text:style-name="P31">Dö­nem: Mezozoik zaman, Jura dönemi</text:p>
      <text:p text:style-name="P31">Yaş: 208 – 146 milyon yıl</text:p>
      <text:p text:style-name="P31">Böl­ge: Solnhofen Oluşumu, Almanya</text:p>
      <text:p text:style-name="P36">Ev­rim­ci­le­rin en sık baş­vur­duk­la­rı tak­tik­ler­den bi­ri, Ya­ra­tı­lış'ın red­de­di­le­mez bi­rer de­li­li olan fo­sil ka­yıt­la­rı­nı çar­pıt­mak ve­ya özen­le sak­la­mak­tır. Fo­sil ka­yıt­la­rı ev­ri­min hiç­bir za­man ya­şan­ma­dı­ğı­nı gös­ter­di­ği hal­de, bu ger­çek ıs­rar­la göz ar­dı edi­lir. Ame­ri­ka­lı pa­le­on­to­log S. M. Stan­ley ise, fo­sil ka­yıt­la­rı­nın or­ta­ya koy­du­ğu ger­çe­ğin, bi­lim dün­ya­sı­na ha­kim olan Dar­wi­nist dog­ma ta­ra­fın­dan na­sıl göz ar­dı edil­di­ği­ni ve et­ti­ril­di­ği­ni şöy­le an­la­tır:</text:p>
      <text:p text:style-name="P36">"Bi­li­nen fo­sil ka­yıt­la­rı ka­de­me­li ev­rim­le uyum­lu de­ğil­dir ve hiç­bir za­man da uyum­lu ol­ma­mış­tır. İl­gi çe­ki­ci olan,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 (S. M. Stan­ley, The New Evo­lu­ti­onary Ti­me­tab­le: Fos­sils, Ge­nes, and the Ori­gin of Spe­ci­es, Ba­sic Bo­oks, Inc., Pub­lis­hers, N.Y., 1981, s. 71)</text:p>
      <text:p text:style-name="P45">An­cak ar­tık Dar­winist­lerin bu "sus­tur­ma" girişim­leri fay­dasız­dır. Resim­deki yak­laşık 200 mil­yon yıl­lık karides fosilinin gös­ter­diği Yaratılış ger­çeğinin giz­len­mesi müm­kün değil­dir.</text:p>
      <text:p text:style-name="P36"/>
      <text:p text:style-name="P36"/>
      <text:p text:style-name="P4"/>
      <text:p text:style-name="P39"/>
      <text:p text:style-name="P39">Co­ela­canth</text:p>
      <text:p text:style-name="P15">Dö­nem: Me­zo­zo­ik za­man, Kre­ta­se dö­ne­mi</text:p>
      <text:p text:style-name="P15">Yaş: 95 mil­yon yıl</text:p>
      <text:p text:style-name="P15">Böl­ge: Lüb­nan</text:p>
      <text:p text:style-name="P18">Co­ela­canth, yak­la­şık 150 cm. bo­yun­da, iri ya­pı­lı, zır­hı an­dı­ran ve bü­tün göv­de­si­ni kap­la­yan ka­lın pul­la­ra sa­hip bir ba­lık­tır. Ke­mik­li­ba­lık­lar (Os­te­icht­hyes) sı­nıf­la­ma­sı­na da­hil­dir ve fo­sil­le­ri­ne ilk ola­rak De­vo­ni­yen (417 – 354 mil­yon yıl) dö­ne­mi­ne ait kat­man­lar­da rast­lan­mak­ta­dır. Ev­rim­ci­ler yıl­lar­ca bu can­lı­ya ait fo­sil­le­ri ara form ola­rak lan­se et­miş­ler, an­cak Co­ela­canth'ın can­lı ola­rak ya­ka­lan­ma­sı bu id­di­ala­rı­nı ge­çer­siz kıl­mış­tır. Can­lı üze­rin­de ya­pı­lan araş­tır­ma­lar ise Dar­wi­nist­le­ri bir kez da­ha yı­kı­ma uğ­rat­mış­tır. Pe­ter Fo­rey ad­lı ev­rim­ci pa­le­on­to­log, Na­tu­re der­gi­sin­de ya­yın­la­nan bir ma­ka­le­de bu ko­nu­da şun­la­rı söy­lü­yor­du:</text:p>
      <text:p text:style-name="P18"><text:soft-page-break/>"Co­ela­cant­hla­rın tet­ra­pod­la­rın ata­sı­na ya­kın ol­du­ğu­na da­ir gö­rüş uzun sü­re­dir ka­bul gör­dü­ğü için, La­ti­me­ri­a'nın (Co­ela­canth) bu­lun­ma­sıy­la bir­lik­te, ba­lık­lar­dan am­fi­bi­yen­le­re ge­çi­ş hak­kın­da doğ­ru­dan bil­gi­le­rin el­de edi­le­ce­ği ümit edil­miş­ti... Ama La­ti­me­ri­a'nın ana­to­mi­si ve fiz­yo­lo­ji­si üze­rin­de ya­pı­lan in­ce­le­me­ler, bu iliş­ki var­sa­yı­mı­nın sa­de­ce bir te­men­ni­den iba­ret ol­du­ğu­nu ve Co­ela­canth'ın bir "ka­yıp bağ­lan­tı" ola­rak gös­te­ril­me­si­nin bir da­ya­na­ğı­nın ol­ma­dı­ğı­nı or­ta­ya koy­du." (P. L. Fo­rey, Na­tu­re, vol 336, 1988. s. 729)</text:p>
      <text:p text:style-name="P18">Co­ela­canth'ın komp­leks ya­pı­sı ile il­gi­li son bil­gi­ler, ev­rim­ci­ler için so­run oluş­tur­ma­ya de­vam et­mek­te­dir. Fo­cus der­gi­sin­de bu so­run şöy­le ifa­de edil­mek­te­dir:</text:p>
      <text:p text:style-name="P18">"Fo­sil­le­re gö­re, ba­lık­la­rın or­ta­ya çık­tı­ğı ta­rih, gü­nü­müz­den yak­la­şık 470 mil­yon yıl ön­ce­si­ne denk ge­li­yor. Coe­lacanth'ın or­ta­ya çık­ma­sı ise bu ta­rih­ten 60 mil­yon yıl son­ra. Çok il­kel özel­lik­le­re sa­hip ol­ma­sı bek­le­nen bu ya­ra­tı­ğın, son de­re­ce komp­leks bir ya­pı ser­gi­le­me­si şaş­kın­lık uyan­dı­rı­yor." (Fo­cus, Ni­san 2003)</text:p>
      <text:p text:style-name="P46">Aşa­ma­lı bir ev­rim sü­re­ci bek­len­ti­si için­de olan ev­rim­ci­ler için, ha­ya­li il­kel can­lı­la­rın bu­lun­ma­sı­nı bek­le­dik­le­ri dö­nem­de, komp­leks ya­pı­sıy­la Co­ela­canth'ın or­ta­ya çı­kı­şı, el­bet­te şaş­kın­lık uyan­dı­rı­cı­dır. Ama akıl­cı dü­şü­nen, tüm can­lı­la­rın komp­leks ya­pı­la­rıy­la Al­lah'ın di­le­di­ği şe­kil­de ve di­le­di­ği za­man­da ani­den ya­rat­tı­ğı­nı kav­ra­ya­bi­len bir in­san için bun­da hiç­bir şa­şır­tı­cı yön yok­tur. Al­lah'ın ku­sur­suz ya­rat­tı­ğı ör­nek­ler, Al­lah'ın gü­cü­nü ve kad­ri­ni tak­dir ede­bil­mek için bi­rer ve­si­le­dir­ler.</text:p>
      <text:p text:style-name="P18"/>
      <text:p text:style-name="P15"/>
      <text:p text:style-name="P18">Resim Altı</text:p>
      <text:p text:style-name="P19">Bu, çift taraflı bir fosildir. </text:p>
      <text:p text:style-name="P28"/>
      <text:p text:style-name="P28"/>
      <text:p text:style-name="P4"/>
      <text:p text:style-name="P22"/>
      <text:p text:style-name="P39"/>
      <text:p text:style-name="P39">829</text:p>
      <text:p text:style-name="P39">Vatoz</text:p>
      <text:p text:style-name="P15">Dö­nem: Mezozoik zaman, Kretase dönemi</text:p>
      <text:p text:style-name="P15">Yaş: 100 milyon yıl</text:p>
      <text:p text:style-name="P15">Böl­ge: Lübnan</text:p>
      <text:p text:style-name="P34">El­de edi­len sa­yı­sız va­toz fo­si­li için­de bir ta­ne bi­le ev­rim­ci­le­rin id­di­ala­rı­na de­lil ola­rak gös­te­re­bi­le­cek­le­ri, söz­de il­kel, ya­rı ge­liş­miş, iki fark­lı can­lı­nın özel­lik­le­ri­ni ta­şı­yan bir va­to­za rast­lan­ma­mış­tır. Bu­lu­nan her va­toz fo­si­li, gü­nü­müz­de ya­şa­yan va­toz­la­rın tı­pa­tıp ay­nı­sı olan, on­la­rın sa­hip ol­du­ğu tüm özel­lik­le­re ek­sik­siz sa­hip olan can­lı­la­ra ait­tir. Bu da, can­lı­la­rın bir­bir­le­rin­den tü­re­dik­le­ri ve kü­çük de­ği­şik­li­ler­le aşa­ma­lı ola­rak ge­liş­tik­le­ri id­di­asın­da­ki ev­ri­min ge­çer­siz­li­ği­ni or­ta­ya koy­mak­ta­dır. </text:p>
      <text:p text:style-name="P47"><text:soft-page-break/>Re­sim­deki 100 mil­yon yaşın­daki vatoz fosili, can­lıların ev­rim geçir­medik­lerini, yaratıl­dık­larını bir kez daha is­pat­lamak­tadır. </text:p>
      <text:p text:style-name="P34"/>
      <text:p text:style-name="P34"/>
      <text:p text:style-name="P39">823</text:p>
      <text:p text:style-name="P39">Kerevit</text:p>
      <text:p text:style-name="P31">Dö­nem: Mezozoik zaman, Kretase dönemi</text:p>
      <text:p text:style-name="P31">Yaş: 95 milyon yıl</text:p>
      <text:p text:style-name="P31">Böl­ge: : Lübnan</text:p>
      <text:p text:style-name="P34">Re­sim­de­ki ke­re­vit 95 mil­yon ya­şın­da­dır ve gü­nü­müz­de­ki ke­re­vit­ler­den hiç­bir far­kı yok­tur. Ara­dan ge­çen 95 mil­yon yıl bo­yun­ca en kü­çük bir de­ği­şi­me da­hi uğ­ra­ma­yan bu can­lı­lar, ev­rim­ci­le­rin id­di­ala­rı­nın ha­yal ürü­nü bi­rer hi­ka­ye ol­du­ğu­nu, bi­lim­sel bil­gi ve bul­gu­la­rın bu id­di­ala­rı des­tek­le­me­di­ği­ni gös­ter­mek­te­dir. </text:p>
      <text:p text:style-name="P47">Dar­wi­nist­ler, ma­ter­ya­list ba­kış açı­la­rı doğ­rul­tu­sun­da ba­zı var­sa­yım­lar­da bu­lun­ma­yı ve bu var­sa­yım­la­rı La­tin­ce ke­li­me­ler­le, halk ta­ra­fın­dan an­la­şıl­ma­sı zor bi­lim­sel ifa­de­ler­le süs­le­yip bi­lim­sel bir ger­çek­miş gi­bi sun­ma­yı alış­kan­lık ha­li­ne ge­tir­miş­ler­dir. Oy­sa, ev­ri­min ge­çer­siz­li­ği­ni gös­te­ren ka­nıt­lar son de­re­ce açık ve net­tir. İl­ko­kul ça­ğın­da­ki bir ço­cuk ta­ra­fın­dan bi­le ko­lay­lık­la an­la­şı­la­bi­lir. Bu ka­nıt­lar­dan biri de, fosil­ler­dir. Yüz mil­yon­lar­ca yıl ön­ce yaşamış can­lılar­la günümüz­deki ör­nek­leri arasında hiç­bir fark ol­maması ev­rim kav­ramını yer­le bir et­mek­tedir. </text:p>
      <text:p text:style-name="P34"/>
      <text:p text:style-name="P34"/>
      <text:p text:style-name="P4"/>
      <text:p text:style-name="P22"/>
      <text:p text:style-name="P39">830</text:p>
      <text:p text:style-name="P39">Deniz Kestanesi</text:p>
      <text:p text:style-name="P31">Dö­nem: Paleozoik zaman, Karbonifer dönemi</text:p>
      <text:p text:style-name="P31">Yaş: 350 - 325 milyon yıl</text:p>
      <text:p text:style-name="P31">Böl­ge: Missouri, ABD</text:p>
      <text:p text:style-name="P34">De­niz kes­ta­ne­le­ri, ser­best ha­re­ket eden de­ri­si di­ken­li­ler­dir. Tüm vü­cut­la­rı di­ken­ler­le kap­lı­dır. Yak­la­şık 300 mil­yon ya­şın­da­ki de­niz kes­ta­ne­si, ev­rim­ci­le­rin can­lı­la­rın <text:soft-page-break/>kö­ke­ni­ne da­ir tüm id­di­ala­rı­na mey­dan oku­mak­ta­dır. Üs­te­lik ev­rim­ci id­di­ala­rın ge­çer­siz ol­du­ğu­nu gös­te­ren tek can­lı, de­niz kes­ta­ne­le­ri de­ğil­dir. </text:p>
      <text:p text:style-name="P47">Fo­sil ka­yıt­la­rı ara­dan ge­çen uzun je­olo­jik dö­nem­le­re rağ­men, hiç­bir de­ği­şik­li­ğe uğ­ra­ma­mış, ya­rım ve ek­sik ola­rak ya­şa­ma­mış hay­van­la­rın fo­sil­le­riy­le do­lu­dur. Can­lı­la­rın bu ka­dar uzun za­man di­lim­le­ri için­de na­sıl olup da hiç de­ğiş­me­dik­le­ri­nin, ev­rim­ci­ler açı­sın­dan akıl­cı ve bi­lim­sel bir ce­va­bı yok­tur. Dar­wi­nist ön ­yar­gılara kapıl­mamış olan­lar için ise bu sorunun cevabı açık­tır: Can­lılar ev­rim geçir­memiş, tüm can­lıları Rab­bimiz olan Al­lah yarat­mış­tır. </text:p>
      <text:p text:style-name="P34"/>
      <text:p text:style-name="P34"/>
      <text:p text:style-name="P4"/>
      <text:p text:style-name="P39">821</text:p>
      <text:p text:style-name="P39">Vatoz</text:p>
      <text:p text:style-name="P31">Dö­nem: Mezozoik zaman, Kretase dönemi</text:p>
      <text:p text:style-name="P31">Yaş: 95 milyon yıl</text:p>
      <text:p text:style-name="P31">Böl­ge: Lübnan</text:p>
      <text:p text:style-name="P34">Dar­wi­nist­ler, tüm bulgu ve delillere rağmen Dar­wi­nizm'in bi­lim kar­şı­sın­da ye­nil­di­ği­ni ka­bul­le­ne­me­mek­te­dir. 19. yüz­yı­lın il­kel bi­lim­sel ko­şul­la­rın­da or­ta­ya ko­nan id­di­ala­rı kö­rü ­kö­rü­ne sa­hip­len­mek­te, ide­olo­jik kay­gı­lar ve bir­ta­kım ön­ yar­gı­lar ne­de­niy­le bi­lim­sel tüm ve­ri­le­re yüz çe­vir­mek­te, çe­şit­li sah­te­kar­lık­lar­a, çar­pıt­ma­la­ra, akıl ve man­tık dı­şı açık­la­ma­la­ra baş­vur­mak­ta­dır­lar. </text:p>
      <text:p text:style-name="P47">An­cak 150 yıl­dır or­ta­ya çı­ka­rı­lan mil­yon­lar­ca fo­sil, ev­rim te­ori­si­nin sa­vu­nul­ma­sı­nın ar­tık as­la müm­kün ol­ma­dı­ğı­nı if­şa et­miş­tir. Fo­sil­le­rin her bi­ri, can­lı­la­rın mil­yon­lar­ca yıl bo­yun­ca de­ğiş­me­dik­le­ri­ni, ya­ni ev­rim ge­çir­me­dik­le­ri­ni gös­ter­mek­te, can­lı­lı­ğın kö­ke­ni­nin Ya­ra­tı­lış ol­du­ğu­nu söy­le­mek­te­dir. Bu fo­sil­ler­den bi­ri de re­sim­de gö­rü­len 95 mil­yon ya­şın­da­ki vatoz fosilidir. </text:p>
      <text:p text:style-name="P34"/>
      <text:p text:style-name="P34"/>
      <text:p text:style-name="P4"/>
      <text:p text:style-name="P39">842</text:p>
      <text:p text:style-name="P39">Serranidae (Hani Balığı)</text:p>
      <text:p text:style-name="P31">Dö­nem: Senozoik zaman, Oligosen dönemi</text:p>
      <text:p text:style-name="P31"><text:soft-page-break/>Yaş: 33 – 23 milyon yıl</text:p>
      <text:p text:style-name="P31">Böl­ge: Polonya</text:p>
      <text:p text:style-name="P34">Per­ci­for­mes (di­ken­li yüz­geç­li­ler; lev­rek­ler) ta­kı­mı­na da­hil olan bu balıklar, Ser­ra­ni­dae fa­mil­ya­sı al­tın­da sı­nıf­lan­dı­rıl­mış­tır. Gü­nü­müz­de­ki Serranidae'lerin hem gö­rü­nüm, hem de ya­pı­sal özel­lik­ler açı­sın­dan ay­nı­sı olan yak­la­şık 30 mil­yon yıl­lık Serranidae fo­si­li ev­ri­mi ge­çer­siz kı­lan de­lil­ler­den­dir. <text:s/></text:p>
      <text:p text:style-name="P47">Dar­wi­nist­le­rin "ba­lık­la­rın ev­ri­mi" id­di­ala­rı, di­ğer tüm tez­le­ri gi­bi, hiç­bir bi­lim­sel da­ya­na­ğı ol­ma­yan bir ma­sal­dan baş­ka bir şey de­ğil­di. Çün­kü ev­rim­ci li­te­ra­tü­re bak­tı­ğı­mız­da, ba­lık­la­rın söz­de ev­ri­mi için gös­te­ri­len bir ara ge­çiş for­mu id­di­asıy­la da­hi kar­şı­laş­mayız. Ev­rim­cilerin, omur­gasız can­lıların balık­lara dönüş­tüğü id­diasını des­tek­lemek için kul­lan­dık­ları her­han­gi bir fosil yok­tur. </text:p>
      <text:p text:style-name="P34"/>
      <text:p text:style-name="P34"/>
      <text:p text:style-name="P4"/>
      <text:p text:style-name="P22"/>
      <text:p text:style-name="P39">847</text:p>
      <text:p text:style-name="P39">Uçan Balık</text:p>
      <text:p text:style-name="P31">Dö­nem: Mezozoik zaman, Kretase dönemi</text:p>
      <text:p text:style-name="P31">Yaş: 95 milyon yıl</text:p>
      <text:p text:style-name="P31">Böl­ge: Lübnan </text:p>
      <text:p text:style-name="P34">Fosil kayıtlarına göre canlı türleri, birbirinden bağımsız olarak, aralarında hiçbir ata-torun ilişkisi olmadan yeryüzünde birden bire ortaya çıkmışlardır. Örneğin balıklar, evrimcilerin iddia ettiği gibi, omurgasız canlılardan meydana gelmemiş, sürüngenlere de dönüşmemişlerdir. Amerikalı paleontolog R. Wesson, 1991'de yayınlanan Beyond Natural Selection (Doğal Seleksiyonun Ötesinde) adlı kitabında fosil kayıtlarının canlılığın oluşumu hakkında verdiği bilgiyi şöyle aktarır:</text:p>
      <text:p text:style-name="P47">"Ne var ki, fosil kayıtlarındaki boşluklar gerçektir. Herhangi bir (evrimsel) soy oluşumunu gösterecek kayıtların yokluğu,açıkça görülmektedir. Türler genellikle çok uzun zaman dilimleri boyunca sabit kalırlar. Türler ve özellikle cinsler hiçbir zaman yeni bir türe ya da cinse doğru evrim göstermezler..." (R. Wesson, Beyond Natural Selection, MIT Press, Cambridge, MA, 1991, s. 45)</text:p>
      <text:p text:style-name="P34"/>
      <text:p text:style-name="P34"><text:soft-page-break/></text:p>
      <text:p text:style-name="P4"/>
      <text:p text:style-name="P22"/>
      <text:p text:style-name="P39">848</text:p>
      <text:p text:style-name="P39">Kum Balığı</text:p>
      <text:p text:style-name="P31">Dö­nem: Mezozoik zaman, Kretase dönemi</text:p>
      <text:p text:style-name="P31">Yaş: 95 milyon yıl</text:p>
      <text:p text:style-name="P31">Böl­ge: Lübnan </text:p>
      <text:p text:style-name="P34">Ev­rim te­ori­si bi­lim­sel ola­rak çü­rü­tül­müş ol­ma­sı­na rağ­men ba­zı çev­re­ler­ce sü­rek­li gün­dem­de tu­tul­mak­ta­dır. Hiç­bir bi­lim­sel de­ğe­ri ol­ma­yan ha­ya­li ya­rı may­mun ya­rı in­san çi­zim­ler­le, her bu­lu­nan fo­sil­de "Ka­yıp hal­ka bu­lun­du" di­yen ha­ber­ler­le, "Ata­mız mik­rop­muş", "May­mun­dan bir far­kı­mız yok", "Uzay­dan mı gel­dik?", "De­ney tü­pün­de ev­rim", gi­bi bü­yük pun­to­lu baş­lık­lar­la, ev­rim te­ori­si sü­rek­li de­lil­le­ri bu­lu­nan, in­san ha­ya­tı­nın her yö­nü­nü açık­la­ya­bi­len bir te­ori gi­bi yan­sı­tıl­mak­ta­dır. </text:p>
      <text:p text:style-name="P34">Oy­sa fo­sil­ler, bu ha­ber­le­rin ve içe­ri­klerin­de­ki id­di­ala­rın bi­rer saf­sa­ta­dan iba­ret ol­du­ğu­nu gös­ter­mek­te­dir. Re­sim­de­ki 95 mil­yon ya­şın­da­ki kum ba­lı­ğı fo­si­lin­de ol­du­ğu gi­bi, tüm fo­sil­ler can­lı­la­rın mil­yon­lar­ca yıl bo­yun­ca hiç de­ğiş­me­dik­lerini, yani ev­rim geçir­medik­lerini or­taya koy­muş­tur. Bu ger­çek kar­şısın­da, ev­rim­cilerin propagan­daları çaresiz çır­pınış­lar­dan baş­ka bir­şey değil­dir. </text:p>
      <text:p text:style-name="P4"/>
      <text:p text:style-name="P22"/>
      <text:p text:style-name="P39">849</text:p>
      <text:p text:style-name="P39">Yılan Balığı</text:p>
      <text:p text:style-name="P31">Dö­nem: Mezozoik zaman, Kretase dönemi</text:p>
      <text:p text:style-name="P31">Yaş: 95 milyon yıl</text:p>
      <text:p text:style-name="P31">Böl­ge: Lübnan </text:p>
      <text:p text:style-name="P34">An­gu­il­li­for­mes (yı­lan­ba­lı­ğım­sı­lar) ta­kı­mı­na da­hil olan bu ba­lık­lar, Con­ge­ri­dae (de­niz yı­lan ba­lık­la­rı) fa­mil­ya­sı için­de sı­nıf­lan­dı­rıl­mış­lar­dır. Yı­lan ba­lık­la­rı­nı 95 mil­yon yıl­dır en kü­çük bir de­ği­şik­lik da­hi ge­çir­me­di­ği­nin is­pa­tı olan re­sim­de­ki fo­sil, Dar­wi­nizm'i çö­ker­ten mil­yon­lar­ca fo­sil ör­ne­ğin­den sa­de­ce bir ta­ne­si­dir. </text:p>
      <text:p text:style-name="P47">Yak­la­şık 150 yıl­dır de­vam eden fo­sil araş­tır­ma­la­rı, ev­rim­ci­le­rin te­ori­le­ri­ni des­tek­le­mek için bir ta­ne bi­le fo­sil or­ta­ya koy­ma­mış­tır. Öte yan­dan, can­lı­la­rın sa­hip ol­duk­<text:soft-page-break/>la­rı tüm özel­lik­le­rle ani­den or­ta­ya çık­tık­la­rı­nı ve mil­yon­lar­ca yıl boyun­ca hiç değiş­medik­lerini, yani ev­rim geçir­meyip yaratıl­dık­larını is­pat­layan sayısız fosil var­dır. </text:p>
      <text:p text:style-name="P34"/>
      <text:p text:style-name="P41">Resim altı</text:p>
      <text:p text:style-name="P19">Resim­de gö­rü­len fo­sil, ta­şın her iki yü­ze­yin­de de izi bu­lu­nan çift ta­raf­lı bri fosil­dir. </text:p>
      <text:p text:style-name="P41"/>
      <text:p text:style-name="P6"/>
      <text:p text:style-name="P22"/>
      <text:p text:style-name="P39">851</text:p>
      <text:p text:style-name="P39">Elopidae (Kadın Balığı)</text:p>
      <text:p text:style-name="P31">Dö­nem: Mezozoik zaman, Kretase dönemi</text:p>
      <text:p text:style-name="P31">Yaş: 95 milyon yıl</text:p>
      <text:p text:style-name="P31">Böl­ge: Lübnan </text:p>
      <text:p text:style-name="P34">Fo­sil bul­gu­la­rı­nın ev­rim te­ori­si­ni ge­çer­siz kıl­dı­ğı­nı, ev­rim­ci fo­sil uz­ma­n Da­vid Pil­be­am, şöy­le iti­raf eder: "Fark­l bir bi­lim da­ln­dan ze­ki bir bi­lim ada­m­n ge­tir­se­niz ve ona eli­miz­de­ki ye­ter­siz de­lil­le­ri gös­ter­se­niz, ke­sin­lik­le 'Bu ko­nu­yu unu­tun, de­vam et­mek için ye­ter­li da­ya­nak yok' di­ye­cek­tir." (Pil­be­am, The Ma­king of Man­kind, Lon­don, 1981, s. 43)</text:p>
      <text:p text:style-name="P47">Dar­wi­nist­le­rin bu da­ya­nak­sız­lı­ğı gör­me­mek­te­ki ıs­ra­rı­nın bir an­la­mı yok­tur. Ev­rim te­ori­si, bi­lim­sel bul­gu­lar kar­şı­sın­da ye­nil­gi­ye uğ­ra­mış, fo­sil bul­gu­la­rı ev­rimi yık­mış­tır. Resim­deki 95 mil­yon yaşın­daki Elopidae fosili de ev­rimi yıkan bul­gular­dan biridir.</text:p>
      <text:p text:style-name="P34"/>
      <text:p text:style-name="P3"/>
      <text:p text:style-name="P15"/>
      <text:p text:style-name="P39">863</text:p>
      <text:p text:style-name="P39">Syngathodei (Pürtüklü Deniz İğnesi)</text:p>
      <text:p text:style-name="P31">Dö­nem: Senozoik zaman, Pliosen dönemi</text:p>
      <text:p text:style-name="P31">Yaş: 5.3 – 1.8 milyon yıl</text:p>
      <text:p text:style-name="P31">Böl­ge: Marecchia River Oluşumu, İtalya</text:p>
      <text:p text:style-name="P47">Pür­tük­lü de­niz iğ­ne­le­ri­nin en önem­li özel­lik­le­rin­den bi­ri ağız­la­rı­nın ucun­da yer alan hor­tum­su ya­pı­nın ol­duk­ça uzun ol­ma­sı­dır. Syngat­ho­dei alt ta­kı­mı­na da­hil olan bu <text:soft-page-break/>can­lı­lar, mil­yon­lar­ca yıl­dır de­ğiş­me­yen ya­pı­la­rıy­la, ev­rim te­ori­si­ne mey­dan oku­mak­ta­dır. Dar­wi­nist­ler tüm gay­ret­le­riy­le, bil­gi­le­ri çar­pıt­ma­ya ya da sah­te­kar­lık­la­ra baş­vur­ma­ya de­vam et­se­ler de, fo­sil ka­yıt­la­rı­nın or­ta­ya koy­du­ğu ger­çe­ğin giz­len­me­si ar­tık müm­kün de­ğil­dir. Fo­sil­ler, can­lı­la­rın ev­rim ge­çir­me­di­ği­ni, ya­ra­tıl­dı­ğı­nı söy­le­mek­te­dir. </text:p>
      <text:p text:style-name="P34"/>
      <text:p text:style-name="P34"/>
      <text:p text:style-name="P4"/>
      <text:p text:style-name="P39">864</text:p>
      <text:p text:style-name="P39">Atnalı Yengeci</text:p>
      <text:p text:style-name="P31">Dö­nem: Mezozoik zaman, Jura dönemi</text:p>
      <text:p text:style-name="P31">Yaş: 150 milyon yıl</text:p>
      <text:p text:style-name="P31">Böl­ge: Solnhofen Oluşumu, Almanya</text:p>
      <text:p text:style-name="P47">Ke­li­ser­li­ler (Che­li­ce­ra­ta) şu­be­si­ne da­hil olan at­na­lı yen­geç­le­ri, yüz mil­yon­lar­ca yıl­dır de­ğiş­me­yen özel­lik­le­riy­le, ev­rim­ci­ler ta­ra­fın­dan da­hi "ya­şa­yan fo­sil" ola­rak ka­bul edi­len can­lı­lar­dan­dır. Ju­ra dö­ne­min­de ya­ni bun­dan yak­la­şık 150 mil­yon yıl ön­ce ya­şa­mış olan at­na­lı yen­geç­le­ri, gü­nü­müz de­niz­le­rin­de ya­şa­yan at­na­lı yen­geç­le­rin­den fark­sız­dır. Bu fark­sız­lık, ev­rim­ci­le­rin "aşa­ma­lı ge­li­şim", "ka­de­me ka­de­me iler­le­me" gi­bi id­di­ala­rı­nı yer­le bir et­mek­te, bir kez da­ha can­lı­la­rın ev­ri­mi te­zi­nin ko­mik bir ma­sal­dan iba­ret ol­du­ğu­nu is­pat­la­mak­ta­dır. Bi­lim, can­lı­la­rın üs­tün güç ve kud­ret sa­hi­bi, Rab­bi­miz olan Al­lah'ın ese­ri ol­du­ğu­nu red­de­di­le­mez bir şe­kil­de or­ta­ya koy­muş­tur. </text:p>
      <text:p text:style-name="P34"/>
      <text:p text:style-name="P34"/>
      <text:p text:style-name="P4"/>
      <text:p text:style-name="P39">850</text:p>
      <text:p text:style-name="P39">Kum Balığı</text:p>
      <text:p text:style-name="P34">Dö­nem: Mezozoik zaman, Kretase dönemi</text:p>
      <text:p text:style-name="P34">Yaş: 95 milyon yıl</text:p>
      <text:p text:style-name="P34">Böl­ge: Lübnan </text:p>
      <text:p text:style-name="P31">Darwinistler canl türlerinin birbirlerinden uzun zamanlar içinde evrimleşerek çoğaldklarn iddia ederken bugün bilinen temel canl kategorilerinin tamamna <text:soft-page-break/>yaknnn, 530-520 milyon yl önce, "Kambriyen dönemi" ad verilen jeolojik devirde, ayn anda ve aniden ortaya çktklarn düşünmezler. Fosil kayıtlarında izi görülen tüm canlıların hiçbir değişime uğramadıkları gerçeğinin evrim teorisini temelden yıktığını kavrayamazlar. </text:p>
      <text:p text:style-name="P49">Evrimciler düşünmemekte ve kavramamakta ısrar etseler de, resimdeki 95 milyon yıllık kum balığı fosili gibi bulgular, evrimin geçersizliğini gözler önüne sermiştir. </text:p>
      <text:p text:style-name="P31"/>
      <text:p text:style-name="P31"/>
      <text:p text:style-name="P4"/>
      <text:p text:style-name="P27"/>
      <text:p text:style-name="P39">852</text:p>
      <text:p text:style-name="P39">Elo­pi­da­e (Ka­dın Ba­lı­ğı)</text:p>
      <text:p text:style-name="P31">Dö­nem: Me­zo­zo­ik za­man, Kre­ta­se dö­ne­mi</text:p>
      <text:p text:style-name="P31">Yaş: 95 mil­yon yıl</text:p>
      <text:p text:style-name="P31">Böl­ge: Lüb­nan </text:p>
      <text:p text:style-name="P34">Mic­he­al Ru­se, ev­rim­ci­le­rin fo­sil ka­yıt­la­rı kar­şı­sın­da­ki zor­luk­la­rı­nı şöy­le özet­le­mek­te­dir: "Ta­bii bu­la­bi­lir­se eğer, ara ge­çiş form­la­rı­nın ne­den var ol­ma­sı ge­rek­ti­ği­ni gös­ter­me­li ve ay­nı za­man­da fo­sil ka­yıt­la­rı­nın ne­den böy­le ani­den baş­la­dı­ğı­nı açık­la­ma­lıy­dı. Fo­sil ka­yıt­la­rı en il­kel­den, en komp­leks can­lı­ya doğ­ru aşa­ma­lı ola­rak git­me­mek­te, fa­kat ger­çek­ten ol­duk­ça komp­leks ve ge­liş­miş can­lı form­la­rı­nı içe­ren bir pat­la­may­la baş­la­mak­ta­dır." (Mic­ha­el Ru­se, The Evo­lu­ti­on Wars: A Gui­de to the De­ba­tes , Rut­gers Uni­ver­sity Press, 2001, s. 49)</text:p>
      <text:p text:style-name="P47">Dar­wi­nist­le­rin bu da­ya­nak­sız­lı­ğı gör­me­mek­te­ki ıs­ra­rı­nın bir an­la­mı yok­tur. Ev­rim te­ori­si, bi­lim­sel bul­gu­lar kar­şı­sın­da ye­nil­gi­ye uğ­ra­mış, fo­sil bul­gu­la­rı ev­ri­mi yık­mış­tır. Re­sim­de­ki 95 mil­yon ya­şın­da­ki Elo­pi­da­e fo­si­li de ev­ri­mi yı­kan bul­gu­lar­dan bi­ri­dir.</text:p>
      <text:p text:style-name="P34"/>
      <text:p text:style-name="P14">Resim Altı</text:p>
      <text:p text:style-name="P14"/>
      <text:p text:style-name="P42">Resimdeki çift parçalı bir fosildir.</text:p>
      <text:p text:style-name="P30"/>
      <text:p text:style-name="P4"/>
      <text:p text:style-name="P22"/>
      <text:p text:style-name="P22"/>
      <text:p text:style-name="P39"><text:soft-page-break/>856</text:p>
      <text:p text:style-name="P39">Zargana</text:p>
      <text:p text:style-name="P31">Dö­nem: Mezozoik zaman, Kretase dönemi</text:p>
      <text:p text:style-name="P31">Yaş: 95 milyon yıl</text:p>
      <text:p text:style-name="P31">Böl­ge: Lübnan </text:p>
      <text:p text:style-name="P47">Bu­gü­ne ka­dar el­de edi­len tüm zar­ga­na fo­sil­le­ri, tüm ya­pı­la­rıy­la tam ve nok­san­sız­dır. Zar­ga­na­la­rın bir baş­ka ba­lık­tan tü­re­di­ği­ne ya da aşa­ma aşa­ma bu­gün­kü ha­li­ni al­dı­ğı­na da­ir fo­sil ka­yıt­la­rın­da hiç­bir de­lil yok­tur. Bu, Dar­wi­nist­le­rin id­di­ala­rı­nı ge­çer­siz kı­lan, Ya­ra­tı­lış'ın ise açık bir ger­çek ol­duğunu or­taya koyan bir bil­gidir.</text:p>
      <text:p text:style-name="P34"/>
      <text:p text:style-name="P4"/>
      <text:p text:style-name="P22"/>
      <text:p text:style-name="P39">857</text:p>
      <text:p text:style-name="P39">Yılan Yıldızı</text:p>
      <text:p text:style-name="P31">Dö­nem: Mezozoik zaman, Kretase dönemi</text:p>
      <text:p text:style-name="P31">Yaş: 95 milyon yıl</text:p>
      <text:p text:style-name="P31">Böl­ge: Lübnan </text:p>
      <text:p text:style-name="P34">Evrim­ci­ler, sü­rek­li var­sa­yım­lar­dan bah­se­der, can­lı­lı­ğın kö­ke­ni­ne da­ir çe­şit­li tah­min­ler­de bu­lu­nur­lar. An­cak bu tah­min­le­ri­ni hiç­bir bi­lim­sel bul­guy­la des­tek­le­ye­mez­ler. Bi­lim­sel bul­gu­lar kap­sam­lı ola­rak in­ce­len­di­ğin­de, tüm bi­lim dal­la­rı­nın ev­rim id­di­ası­nı red­det­ti­ği gö­rü­lür. </text:p>
      <text:p text:style-name="P16">Yılan yıl­dı­zı fo­sil­le­ri de ev­ri­mi red­de­den bi­lim­sel bul­gu­lar­dan bi­ri­dir. Yılan yıl­dız­la­rı, ara­dan ge­çen uzun de­vir­le­re rağ­men hiç de­ğiş­memiş­tir. Resim­deki yılan yıl­dızı fosili de 95 mil­yon yıl­lık­tır ve günümüz­deki yılan yıl­dız­larının ay­nısıdır.</text:p>
      <text:p text:style-name="P34"/>
      <text:p text:style-name="P34"/>
      <text:p text:style-name="P4"/>
      <text:p text:style-name="P22"/>
      <text:p text:style-name="P43">854</text:p>
      <text:p text:style-name="P39">Yılan Balığı</text:p>
      <text:p text:style-name="P31">Dö­nem: Mezozoik zaman, Kretase dönemi</text:p>
      <text:p text:style-name="P31"><text:soft-page-break/>Yaş: 95 milyon yıl</text:p>
      <text:p text:style-name="P31">Böl­ge: Lübnan </text:p>
      <text:p text:style-name="P34">Fosil kayıtlarında farklı canlı türlerinin sözde atası olacak bir tek canlı örneğine dahi rastlanmamıştır. Örneğin, yılan balıklarının hep yılan balığı olduğunu gösteren sayısız fosile karşın, bir tane bile yılan balığının atası olduğu söylenebilecek fosil yoktur. Evrimcileri büyük bir açmaza sokan bu gerçek, pek çok bilim adamı tarafından da dile getirilmektedir. Indiana Moleküler Biyoloji Enstitüsü Başkanı Prof. Rudolf A. Raff ve Indiana Üniversitesi'nden Thomas Kaufman konuyla ilgili şunları söylemektedirler:</text:p>
      <text:p text:style-name="P16">"Fosil türleri arasındaki atalara veya ara geçiş formlarına ait fosillerin eksikliği sadece erken metazoan dönemine özel bir gariplik değil. Boşluklar genel olarak var ve fosil kayıtları boyunca geçerli." (Raff and Kaufman, Embryos, Genes and Evolution: The Developmental-Genetic Basis of Evolutionarny Change, Indiana University Press, 1991, s. 34) </text:p>
      <text:p text:style-name="P34"/>
      <text:p text:style-name="P34"/>
      <text:p text:style-name="P39">855</text:p>
      <text:p text:style-name="P39">Kum Balığı</text:p>
      <text:p text:style-name="P31">Dö­nem: Mezozoik zaman, Kretase dönemi</text:p>
      <text:p text:style-name="P31">Yaş: 95 milyon yıl</text:p>
      <text:p text:style-name="P31">Böl­ge: Lübnan </text:p>
      <text:p text:style-name="P47">Bu­gü­ne ka­dar hiç ya­rım yüz­geç­li, ya­rım so­lun­gaç­lı, sin­di­rim sis­te­mi­nin sadece bir kıs­mı oluş­muş, gö­zü­nün bi­ri he­nüz mey­da­na gel­me­miş ga­rip bir kum ba­lı­ğı fo­si­li­ne rast­lan­ma­mış­tır. Bu­lu­nan her kum ba­lı­ğı fo­si­li, gü­nü­müz­de­ki kum ba­lık­la­rı­nın sa­hip ol­du­ğu gö­rü­nü­me ve ya­pı­ya tam ola­rak sa­hip­tir. Bu da, can­lı­la­rın ka­de­me­li ola­rak ge­liş­tik­le­ri ya­ni kü­çük de­ği­şik­lik­ler ge­çi­re­rek il­kel­den geliş­mişe doğ­ru ev­rim­leş­tik­leri id­diasın­da olan Dar­winizm'i geçer­siz kıl­mak­tadır.</text:p>
      <text:p text:style-name="P34"/>
      <text:p text:style-name="P34"/>
      <text:p text:style-name="P4"/>
      <text:p text:style-name="P39">872</text:p>
      <text:p text:style-name="P39">Yen­geç</text:p>
      <text:p text:style-name="P31">Dö­nem: Se­no­zo­ik za­man, Eo­sen dö­ne­mi</text:p>
      <text:p text:style-name="P31"><text:soft-page-break/>Yaş: 50 mil­yon yıl</text:p>
      <text:p text:style-name="P31">Böl­ge: Mon­te Bal­do, Ital­ya</text:p>
      <text:p text:style-name="P34">150 yıl­dır ya­pı­lan ka­zı ça­lış­ma­la­rı, her de­fa­sın­da ev­ri­me dar­be vu­ran de­lil­ler or­ta­ya koy­muş­tur. Bun­lar­dan bi­ri de, yen­geç­le­rin hep yen­geç ola­rak var ol­duk­la­rı­nı gös­te­ren, 50 mil­yon ya­şın­da­ki yen­geç fo­si­li­dir. </text:p>
      <text:p text:style-name="P47">Ev­rim ma­sa­lı­nı des­tek­le­ye­bi­le­cek bir ta­ne bi­le fo­sil ör­ne­ği­nin bu­lun­ma­mış ol­ma­sı, kuş­ku­suz ev­rim­ci­le­rin en bü­yük ka­bus­la­rın­dan bi­ri­dir. Üs­te­lik ev­rim­ci­le­rin bu ka­bu­su hiç­bir za­man son bul­ma­ya­cak­tır. Çün­kü bu­gü­ne ka­dar ol­du­ğu gi­bi bun­dan son­ra da el­de edi­len her fo­sil ev­ri­min ya­şan­ma­dı­ğı­nı, tüm can­lı­la­rı Al­lah'ın ya­rat­tı­ğı­nı gös­te­re­cek­tir. Ret­hin­king Ant­hro­po­logy (An­tro­po­lo­ji­yi Ye­ni­den Dü­şün­mek) isim­li ki­ta­bın ya­za­rı E. R. Le­ach de Na­tu­re der­gi­sin­de­ki bir ya­zı­sın­da "Fo­sil ka­yıt­la­rın­da­ki ek­sik hal­ka­lar Dar­win'i en­di­şe­len­di­ri­yor­du. Bun­la­rın ge­le­cek­te bu­lu­na­ca­ğın­dan emin­di, an­cak bu ka­yıp hal­ka­lar ha­la ek­sik ve ek­sik ola­rak kal­ma­ya de­vam ede­cek­ler gi­bi gö­rü­nü­yor." (E.R. Le­ach; Na­tu­re, 293:19, 1981) söz­le­riy­le bu ger­çe­ğe dik­kat çek­mek­te­dir.</text:p>
      <text:p text:style-name="P34"/>
      <text:p text:style-name="P34"/>
      <text:p text:style-name="P4"/>
      <text:p text:style-name="P22"/>
      <text:p text:style-name="P39">868</text:p>
      <text:p text:style-name="P39">Karides</text:p>
      <text:p text:style-name="P15">Dö­nem: Mezozoik zaman, Jura dönemi</text:p>
      <text:p text:style-name="P15">Yaş: 150 milyon yıl</text:p>
      <text:p text:style-name="P15">Böl­ge: Solnhofen Oluşumu, Almanya</text:p>
      <text:p text:style-name="P35">Ka­buk­lu can­lı­la­rın söz­de ev­ri­mi­ni im­kan­sız kı­lan ko­nu­lar­dan bi­ri de ıs­ta­koz ve ka­ri­des­le­rin göz ya­pı­la­rı­dır. Ka­buk­lu­lar sı­nı­fın­da­ki tür­le­rin çok bü­yük bö­lü­mün­de, "kı­rıl­ma ti­pi" mer­cek­li göz ya­pı­sı var­dır. Ka­buk­lu­la­rın sa­de­ce iki tü­rü, ıs­ta­koz ve ka­ri­des­te ise, "yan­sıt­ma ti­pi" ay­na­lı göz var­dır. Ev­rim­ci­le­rin bi­lim dı­şı ka­bu­lü­ne gö­re, ka­buk­lu­lar sı­nı­fı­na da­hil edi­len tüm can­lı­la­rın or­tak bir ata­dan ev­rim­leş­miş ol­ma­la­rı ge­re­kir. Eğer bu id­dia doğ­ruy­sa, "yan­sıt­ma ti­pi" ay­na­lı göz ya­pı­sı­nın da "kı­rıl­ma ti­pi" mer­cek­li göz ya­pı­sın­dan ev­rim­leş­ti­ği­nin is­pat­lan­ma­sı ge­re­kir. An­cak böy­le bir dö­nü­şüm im­kan­sız­dır. Çün­kü her iki göz ya­pı­sı da ken­di sis­tem­le­ri için­de mü­kem­mel ça­lış­mak­ta­dır ve hiç­bir "ara" aşa­ma işe ya­ra­ma­ya­cak­tır. Ka­buk­lu bir can­lı­nın göz­le­rin­de­ki mer­ce­ğin ya­vaş ya­vaş yok ol­ma­sı ve es­ki­den mer­ce­ğin bu­lun­du­ğu yer­de ay­na­lı yü­zey­le­rin oluş­ma­sı, can­lı­yı he­nüz ilk aşa­ma­da gör­me ye­te­ne­ğin­den yok­sun bı­ra­ka­cak ve hiç­bir za­man var­lı­ğı­nı de­vam et­ti­re­me­ye­cek­tir.</text:p>
      <text:p text:style-name="P45"><text:soft-page-break/>Üs­te­lik bu­lu­nan hiç­bir fosil­de, yarı kırıl­ma tip­li yarı yan­sıt­ma tip­li göze sahip bir can­lı ör­neğine rast­lan­mamış­tır. El­de edilen her fosil, resim­deki 150 mil­yon yıl­lık karides fosili gibi kusur­suz göz­lere, sis­tem­lere ve yapılara sahip­tir.</text:p>
      <text:p text:style-name="P35"/>
      <text:p text:style-name="P35"/>
      <text:p text:style-name="P39">874</text:p>
      <text:p text:style-name="P39">Kum Balığı</text:p>
      <text:p text:style-name="P15">Dö­nem: Mezozoik zaman, Kretase dönemi</text:p>
      <text:p text:style-name="P15">Yaş: 95 milyon yıl</text:p>
      <text:p text:style-name="P15">Böl­ge: Lübnan</text:p>
      <text:p text:style-name="P34">Dar­wi­nist­le­rin, omu­ga­sız­lar­dan ba­lık­la­ra, ba­lık­lar­dan sü­rün­gen­le­re, sü­rün­gen­ler­den me­me­li­le­re ve kuş­la­ra ge­çi­şi gös­te­ren tek bir de­lil da­hi su­na­ma­ma­la­rı, en bü­yük aç­maz­la­rı­dır. Ev­rim­ci pa­le­on­to­log Step­hen Jay Go­uld, bu ha­ya­li ge­çiş­le­rin de­lil­len­di­ri­le­me­me­si­nin ev­rim­ci­le­rin "ra­hat­sız edi­ci bir prob­le­mi" ol­du­ğu­nu şöy­le ifa­de eder:</text:p>
      <text:p text:style-name="P34">"Te­mel ge­çiş­ler ara­sın­da­ki ara aşa­ma­la­rı gös­te­ren fo­sil de­lil­le­ri­nin ol­ma­ma­sı, aşa­ma­lı ev­rim te­ori­si için ka­lı­cı ve ra­hat­sız edi­ci bir prob­lem­dir." (Stephen Jay Gould, “Is a New and General Theory of Evolution Emerging?”, Paleobiology 6, 1980, s. 119-130; Evolution Now: A Century After Darwin, Maynard Smith (editör), Freeman, 1982, s. 140)</text:p>
      <text:p text:style-name="P4"/>
      <text:p text:style-name="P22"/>
      <text:p text:style-name="P22"/>
      <text:p text:style-name="P22"/>
      <text:p text:style-name="P22"/>
      <text:p text:style-name="P39">873</text:p>
      <text:p text:style-name="P39">Deniz Yıldızı</text:p>
      <text:p text:style-name="P31">Dö­nem: Paleozoik zaman, Silüryen dönemi</text:p>
      <text:p text:style-name="P31">Yaş: 430 milyon yıl</text:p>
      <text:p text:style-name="P31">Böl­ge: Avustralya</text:p>
      <text:p text:style-name="P47">Pa­le­on­to­lo­ji de­niz yıl­dız­la­rı­nın söz­de ata­sı ola­cak her­han­gi bir can­lı or­ta­ya ko­ya­ma­mış­tır. De­niz yıl­dız­la­rı­nın baş­ka ca­nlı­la­ra dö­nüş­tü­ğü de gö­rül­me­miş­tir. Yüz mil­yon­lar­ca yıl­dır var­lık­la­rı­nı de­vam et­ti­ren de­niz yıl­dız­la­rı, eğer Dar­wi­nist­le­rin id­di­ala­rı doğ­ru ol­say­dı, çok­tan baş­ka de­niz can­lı­la­rı­na dö­nüş­müş ol­ma­lı, hat­ta ka­ra can­lı­sı ha­li­ne gel­me­liy­di­ler. An­cak böy­le bir dö­nü­şüm hiç ya­şan­ma­mış­tır. 430 mil­yon yıl­dır <text:soft-page-break/>de­niz yıl­dı­zı olarak var olan bu can­lılar, ev­rimin, can­lılığın kökenine dair tüm id­dialarını yer­le bir et­miş­tir. </text:p>
      <text:p text:style-name="P34"/>
      <text:p text:style-name="P34"/>
      <text:p text:style-name="P4"/>
      <text:p text:style-name="P22"/>
      <text:p text:style-name="P40">3548</text:p>
      <text:p text:style-name="P38">Kum Levreği (PINGUIPEDIDAE)</text:p>
      <text:p text:style-name="P38">Dönem: Mezozoik zaman, Kretase dönemi</text:p>
      <text:p text:style-name="P38">Yaş: 37-23 milyon yıl</text:p>
      <text:p text:style-name="P38">Bölge: Polonya</text:p>
      <text:p text:style-name="P38">Bugüne kadar evrimcilerin, kendilerince evrimin delili olarak sundukları fosillerin birçoğunun ya sahte olduğu anlaşılmıştır ya da evrimcilerin fosiller üzerinde taraflı ve bilimsel yöntemlere uygun olmayan yorumlar yaptıkları ortaya çıkmıştır. Örneğin, 100 yıldır "en önde gelen ara form" olarak sunulan Archaeopteryx adlı fosil kuşun, iddia edildiği gibi bir "ilkel kuş" ve "ara form" olmadığı, Archaeopteryx'ten 70 milyon yıl önce yaşamış kusursuz bir kuş olan Longisquama'nın bulunmasıyla kesin olarak anlaşılmıştır. Kısaca, evrimcilerin evrimin delili olarak öne sürebilecekleri bir tek fosil örneği dahi yoktur.</text:p>
      <text:p text:style-name="P38">Fosil kayıtları, resimdeki 37-23 milyon yıllık kum levreği (pinguipedidae) fosilinde görüldüğü gibi, Yaratılış'ın açık delillerini gözler önüne sermektedir.</text:p>
      <text:p text:style-name="P9"/>
      <text:p text:style-name="P22"/>
      <text:p text:style-name="P39">833</text:p>
      <text:p text:style-name="P39">Centriscus (Çulluk Balığı)</text:p>
      <text:p text:style-name="P31">Dö­nem: Senozoik zaman, Miosen dönemi</text:p>
      <text:p text:style-name="P31">Yaş: 23 - 5 milyon yıl</text:p>
      <text:p text:style-name="P31">Böl­ge: Colorado, ABD</text:p>
      <text:p text:style-name="P34">Fo­sil­ler ba­lık­la­rın hep ba­lık ola­rak var ol­duk­la­rı­nı, bir baş­ka can­lı­dan ka­de­me­li ola­rak tü­re­me­dik­le­ri­ni is­pat­la­mış­tır. So­lun­gaç­la­rı ya­rı ge­liş­miş, sin­di­rim sis­te­mi he­nüz oluş­ma­mış, yüz­geç­le­ri­nin sadece bir kısmı olan ga­rip bir can­lı­ya ait fo­sil hiç gö­rül­me­miş­tir. Bu­lu­nan her ba­lık fo­si­li, söz ko­nu­su ba­lı­ğın ait ol­du­ğu fa­mil­ya­ya da­ir her tür­lü özel­li­ğe tam ve ku­sur­suz şe­kil­de sa­hip ol­du­ğu­nu gös­ter­mek­te­dir. Ör­ne­ğin re­<text:soft-page-break/>sim­de­ki 23 – 5 mil­yon yıl­lık us­tu­ra ba­lı­ğı fo­si­li, us­tu­ra ba­lık­la­rı­nın mil­yon­lar­ca yıl­dır hiç de­ğiş­me­den ay­nı ol­duk­la­rı­nı or­ta­ya koy­mak­ta­dır. </text:p>
      <text:p text:style-name="P47">Bu ger­çek­ler kar­şı­sın­da Dar­wi­nist­ler, dog­ma­tik bi­çim­de kö­rü kö­rü­ne ev­rim ma­sa­lı­na sa­hip çık­mak­tan vaz­geç­me­li, bi­li­min gös­ter­di­ği ger­çe­ği ka­bul­len­me­li­dir. Bi­lim, ev­rim­sel bir sü­re­cin hiç bir za­man ya­şan­ma­dı­ğı­nı is­pat­la­mış, can­lı­la­rı Al­lah'ın ya­rat­tı­ğı­nı göz­ler önüne ser­miş­tir. </text:p>
      <text:p text:style-name="P34"/>
      <text:p text:style-name="P3"/>
      <text:p text:style-name="P39">877</text:p>
      <text:p text:style-name="P39">De­niz Hı­ya­rı</text:p>
      <text:p text:style-name="P37">Dö­nem: Pa­le­ozo­ik za­man, Kar­bo­ni­fer dö­ne­mi</text:p>
      <text:p text:style-name="P37">Yaş: 300 mil­yon yıl</text:p>
      <text:p text:style-name="P37">Böl­ge: Il­li­no­is, ABD</text:p>
      <text:p text:style-name="P48">Ge­nel­lik­le kı­yı­ya ya­kın alan­lar­da de­niz di­bin­de ya­şa­yan de­niz hı­yar­la­rı, Ho­lot­hu­ro­idea sı­nı­fı al­tın­da in­ce­le­nir­ler. Bi­li­nen en es­ki fo­sil ör­nek­le­ri De­vo­ni­yen dö­ne­mi­ne (417 – 354 mil­yon yıl) ait­tir. Re­sim­de­ki de­niz hı­ya­rı fo­si­li ise 300 mil­yon ya­şın­da­dır. 400 mil­yon yıl ön­ce, 300 mil­yon yıl ön­ce ve­ya gü­nü­müz­de ya­şa­yan de­niz hı­yar­la­rı yan­ya­na ge­ti­ril­di­ğin­de ara­la­rın­da hiç­bir fark ol­ma­dı­ğı açık­ça gö­rül­mek­te­dir. Bu fark­sız­lık, can­lı­la­rın uzun za­man di­lim­le­ri için­de ka­de­me ka­de­me ge­li­şe­rek ev­rim­leş­tik­le­ri id­di­ası­nı yer­le bir et­mek­te­dir. Can­lı­lar, Dar­wi­nist­le­rin id­dia et­tik­le­ri gi­bi ev­rim­sel bir sü­reç ne­ti­ce­sin­de mey­da­na gel­me­miş­tir. Can­lı ve can­sız tüm var­lık­la­rı alem­le­rin Rab­bi olan Al­lah yarat­mış­tır. </text:p>
      <text:p text:style-name="P15"/>
      <text:p text:style-name="P15"/>
      <text:p text:style-name="P15"/>
      <text:p text:style-name="P14"/>
      <text:p text:style-name="P14">879</text:p>
      <text:p text:style-name="P39"/>
      <text:p text:style-name="P39">Deniz Yıldızı</text:p>
      <text:p text:style-name="P37">Dö­nem: Paleozoik zaman, Ordovisyen dönemi</text:p>
      <text:p text:style-name="P37">Yaş: 450 milyon yıl</text:p>
      <text:p text:style-name="P37">Böl­ge: Oklahoma, ABD</text:p>
      <text:p text:style-name="P15">Fo­sil ka­yıt­la­rı, de­niz yıl­dız­la­rı­nın söz­de ata­sı olan her­han­gi bir can­lı or­ta­ya koy­ma­mış­tır. Za­man içe­ri­sin­de de­niz yıl­dız­la­rı­nın baş­ka can­lı­la­ra dö­nüş­tü­ğü­nü de gös­te­<text:soft-page-break/>re­me­miş­tir. Bu du­rum tüm can­lı tür­le­ri için ge­çer­li­dir. Dar­wi­nist­le­rin, can­lı­la­rın bir­bir­le­rin­den tü­re­di­ği­ni sa­vu­na­bi­le­cek­le­ri fo­sil de­lil­le­ri yok­tur. Omur­ga­sız de­niz can­lı­la­rının söz­de ev­ri­miy­le il­gi­li an­la­tı­lan­la­rın sa­de­ce ma­sal­dan iba­ret ol­du­ğu­nu, her­han­gi bir bi­lim­sel de­li­le da­yan­ma­dı­ğı­nı ev­rim­ci Step­hen Jay Go­uld şöy­le iti­raf et­mek­te­dir:</text:p>
      <text:p text:style-name="P48">"Omur­ga­sız de­niz can­lı­la­rı ara­sın­da, za­man için­de be­lir­gin bir sı­ra ve ge­li­şim mev­cut de­ğil­dir. Bazı grup­ların geliş­meleri üzerine bir­takım masal­lar an­latabiliyoruz..." (Step­hen Jay Gould, "Ediacaran Deneyi", Natural His­tory, s.22)</text:p>
      <text:p text:style-name="P15"/>
      <text:p text:style-name="P15"/>
      <text:p text:style-name="P39">880</text:p>
      <text:p text:style-name="P39">Mer­can</text:p>
      <text:p text:style-name="P37">Dö­nem: Senozoik zaman, Pliosen dönemi</text:p>
      <text:p text:style-name="P37">Yaş: 3 milyon yıl</text:p>
      <text:p text:style-name="P37">Böl­ge: Florida, ABD</text:p>
      <text:p text:style-name="P32">Mer­can­lar (An­to­zo­on­lar) Kamb­ri­yen dö­ne­min­den (543 – 490 mil­yon yıl) be­ri ya­şa­dık­la­rı bi­li­nen, Or­do­vis­yen dö­ne­mi­ne (490 – 443 mil­yon yıl) ait çok sa­yı­da fo­sil ör­ne­ği bu­lu­nan omur­ga­sız can­lı­lar­dır. Yu­mu­şak mer­can­lar, boy­nuz­su mer­can­lar, di­ken­li mer­can­lar, ger­çek mer­can­lar gi­bi çe­şit­le­ri var­dr. Mer­can is­ke­let­le­ri­nin bin­ler­ce yl bo­yun­ca bel­li bir böl­ge­de top­lan­ma­s so­nu­cun­da da, mer­can ka­ya­lk­la­r mey­da­na ge­lir. Mer­can­lar, yal­nz ve­ya ko­lo­ni­ler ha­lin­de ya­şar. Ge­nel­lik­le ılı­man de­niz­ler­de, de­niz dip­le­rin­de bu­lu­nan bü­yük taş­la­ra ya­pı­şık ola­rak ya­şa­yan mer­can­la­rın, na­dir de ol­sa ser­best ola­rak do­la­şan­la­rı­na rast­la­nır. </text:p>
      <text:p text:style-name="P48">Yüz mil­yon­lar­ca yıl­dır de­ğiş­me­yen ya­pı­la­rıy­la Dar­wi­nizm'e bü­yük dar­be in­di­ren mer­can­lar, di­ğer tüm can­lı­lar gi­bi Rab­bi­miz'in üs­tün ya­ra­tı­şı­nın ese­ri­dir. </text:p>
      <text:p text:style-name="P32"/>
      <text:p text:style-name="P32"/>
      <text:p text:style-name="P3"/>
      <text:p text:style-name="P14"/>
      <text:p text:style-name="P14"/>
      <text:p text:style-name="P14"/>
      <text:p text:style-name="P39">883</text:p>
      <text:p text:style-name="P39">Per­cop­si­dae </text:p>
      <text:p text:style-name="P37"><text:soft-page-break/>Dö­nem: Se­no­zo­ik za­man, Eo­sen dö­ne­mi</text:p>
      <text:p text:style-name="P37">Yaş: 54 – 37 mil­yon yıl</text:p>
      <text:p text:style-name="P37">Böl­ge: Gre­en Ri­ver Olu­şu­mu, Wyo­ming, ABD</text:p>
      <text:p text:style-name="P32">Per­cop­si­for­mes ta­kı­mı­na da­hil olan bu ba­lık­lar ge­nel­lik­le Ku­zey Ame­ri­ka'da­ki tat­lı su­lar­da ya­şar­lar. Ba­zı ev­rim­ci­ler bu ta­kım­da­ki ba­lık­la­rın il­kel ya­pı­la­ra sa­hip ol­du­ğu­nu id­dia eder­ler. Oy­sa ya­pı­lan in­ce­le­me­ler, söz ko­nu­su can­lı­la­rın çok komp­leks ya­pı­la­ra sa­hip ol­du­ğu­nu or­ta­ya koy­muş­tur. Hat­ta ba­zı fa­mil­ya­lar, yu­va ya­pı­mı ve yav­ru ba­kı­mın­da gös­ter­dik­le­ri ola­ğa­nüs­tü özel­lik­ler­le ev­rim­ci­le­ri bü­yük şaş­kın­lı­ğa uğ­ra­tmak­ta­dır. </text:p>
      <text:p text:style-name="P32">Re­sim­de­ki fo­sil yak­la­şık 50 mil­yon ya­şın­da­dır ve bu ba­lık­la­rın 50 mil­yon yıl­dır ay­nı şe­kil­de ya­şam­la­rı­nı de­vam et­tir­dik­le­ri­ni gös­ter­mek­tedir. </text:p>
      <text:p text:style-name="P3"/>
      <text:p text:style-name="P14"/>
      <text:p text:style-name="P14"/>
      <text:p text:style-name="P14"/>
      <text:p text:style-name="P14"/>
      <text:p text:style-name="P39">884</text:p>
      <text:p text:style-name="P39">İstiridye Ka­bu­ğu</text:p>
      <text:p text:style-name="P37">Dö­nem: Pa­le­ozo­ik za­man, Kar­bo­ni­fer dö­ne­mi</text:p>
      <text:p text:style-name="P37">Yaş: 300 mil­yon yıl</text:p>
      <text:p text:style-name="P37">Böl­ge: Il­li­no­is, ABD</text:p>
      <text:p text:style-name="P48">Mid­ye­le­rin, so­yu tü­ken­miş an­cak fo­sil ka­yıt­la­rın­da iz­le­nen yak­la­şık 15.000, ha­len ya­şa­mak­ta olan ise 11.000 tü­rü ol­du­ğu tah­min edil­mek­te­dir. Pec­ti­ni­dae fa­mil­ya­sı­na da­hil olan re­sim­de­ki fo­sil ise, söz ko­nu­su can­lı­la­rın yüz mil­yon­lar­ca yıl­dır ay­nı kal­dık­la­rı­nı gös­ter­mek­te­dir. Bu bil­gi kar­şı­sın­da ev­rim­ci­le­rin bir açık­la­ma­la­rı yok­tur. Ev­rim­ci­ler bu gi­bi du­rum­lar­da de­ma­go­ji yap­ma­yı, an­la­­maz­lı­ktan gel­me­yi, ha­ya­li hi­ka­ye­ler­le ka­fa ka­rış­tır­ma­ya ça­lış­ma­yı ter­cih eder­ler. Oy­sa sa­mi­mi ola­rak bi­lim­sel bul­gu­la­rın or­taya koy­duğu bil­gileri değer­len­dir­seler, ken­dileri de, 'fosil kayıt­ları kar­şısın­da ev­rim teorisinin yıkıl­mış ol­duğunu' görecek­ler­dir. </text:p>
      <text:p text:style-name="P32"/>
      <text:p text:style-name="P32"/>
      <text:p text:style-name="P39">885</text:p>
      <text:p text:style-name="P39"><text:soft-page-break/>Uçan Ba­lık</text:p>
      <text:p text:style-name="P37">Dö­nem: Me­ozo­ik za­man, Kre­ta­se dö­ne­mi</text:p>
      <text:p text:style-name="P37">Yaş: 95 mil­yon yıl</text:p>
      <text:p text:style-name="P37">Böl­ge: Lüb­nan</text:p>
      <text:p text:style-name="P48">Dar­wi­nist man­tık, son de­re­ce ko­mik ve bi­lim dı­şı id­di­ala­ra sa­hip­tir. Ör­ne­ğin, eğer ev­rim­ci­le­rin id­dia et­ti­ği gi­bi can­lı­lık sü­rek­li bir de­ği­şim ve dö­nü­şüm için­de ol­say­dı, uçan ba­lık­la­rın çok­tan ka­nat­la­nıp uç­ma­la­rı, uçan ga­rip var­lık­la­ra dö­nüş­me­le­ri ge­re­kir­di. Ne var ki bu can­lı­lar on mil­yon­lar­ca yıl­dır, ev­rim­ci­le­rin id­di­ala­rı­nın ak­si­ne, en kü­çük bir de­ği­şik­lik da­hi ge­çir­me­den ya­şam­la­rı­nı de­vam et­tir­mek­te­dir. 95 mil­yon yıl ön­ce yaşayan uçan balık­larla, bugün­kü ör­nek­lerinin ay­nı ol­ması tüm ev­rim­ci man­tık­ları çökert­mek­tedir. </text:p>
      <text:p text:style-name="P32"/>
      <text:p text:style-name="P3"/>
      <text:p text:style-name="P23">Harun Yahya</text:p>
      <text:p text:style-name="P14"/>
      <text:p text:style-name="P14"/>
      <text:p text:style-name="P19">Resim Altı</text:p>
      <text:p text:style-name="P19"/>
      <text:p text:style-name="P19">Dar­win ken­di­sin­den son­ra­ki dö­nem­ler­de ya­pı­la­cak ka­zı ça­lış­ma­la­rı­nın ev­rim te­ori­si­ne de­lil oluş­tu­ra­cak fo­si­ller or­ta­ya çı­ka­ra­ca­ğı­nı umu­yor­du. An­cak böy­le bir de­lil, dün­ya­nın dört bir ya­nı on­lar­ca yıl­­dır de­lik de­şik edil­me­si­ne rağ­men or­ta­ya çık­ma­dı. El­de edi­len tüm fo­sil­ler, can­lı­la­rın ev­rim ge­çir­me­di­ği­nin is­pa­tı ol­du. Sol­da­ki re­sim­ler­de zen­gin fo­sil ya­tak­la­rıy­la ta­nı­nan Lüb­nan'da, Ha­kel ve Nam­mo­ura'da, ya­pı­lan fo­sil araş­tır­ma­la­rı gö­rül­mek­te­dir. </text:p>
      <text:p text:style-name="P29"/>
      <text:p text:style-name="P29"/>
      <text:p text:style-name="P3"/>
      <text:p text:style-name="P14"/>
      <text:p text:style-name="P39">881</text:p>
      <text:p text:style-name="P39">Mer­can</text:p>
      <text:p text:style-name="P37">Dö­nem: Se­no­zo­ik za­man, Pli­osen dö­ne­mi</text:p>
      <text:p text:style-name="P37">Yaş: 3 mil­yon yıl</text:p>
      <text:p text:style-name="P37">Böl­ge: Flo­ri­da, ABD</text:p>
      <text:p text:style-name="P48">Re­sim­de gö­rü­len mer­can 3 mil­yon ya­şın­da­dır. 300 mil­yon yıl ön­ce ya­şa­mış olan mer­can­lar da, 3 mil­yon yıl ön­ce ya­şa­mış olan­lar da, bu­gün var­lık­la­rı­nı de­vam et­ti­<text:soft-page-break/>ren­ler­ de, ge­rek ya­pı­sal ge­rek­se gö­rü­nüm ola­rak bir­bi­ri­nin ay­nı­sı­dır. Bu ay­nı­lık ev­rim id­di­ası­nı ge­çer­siz kı­lar­ken, Ya­ra­tı­lış'ın red­de­di­le­mez bir ger­çek ol­du­ğu­nu bir de­fa da­ha göz­ler önü­ne ser­mek­tedir. </text:p>
      <text:p text:style-name="P48"/>
      <text:p text:style-name="P32">Resim Altı</text:p>
      <text:p text:style-name="P3"/>
      <text:p text:style-name="P15">Kay­na­şan mer­can is­ke­let­le­ri­nin za­man­la de­niz yü­ze­yi­ne ka­dar yük­se­le­rek mey­da­na ge­tir­dik­le­ri uzun mer­can ka­ya­la­rı­na re­sif de­nir. </text:p>
      <text:p text:style-name="P29"/>
      <text:p text:style-name="P29"/>
      <text:p text:style-name="P3"/>
      <text:p text:style-name="P39">887</text:p>
      <text:p text:style-name="P39">Mersin Balığı</text:p>
      <text:p text:style-name="P37">Dö­nem: Mezozoik zaman, Jura dönemi</text:p>
      <text:p text:style-name="P37">Yaş: 150 milyon yıl</text:p>
      <text:p text:style-name="P37">Böl­ge: Çin</text:p>
      <text:p text:style-name="P32">Aci­pen­se­ri­for­mes ta­kı­mı­na da­hil olan mer­sin ba­lık­la­rı­nın, di­ğer tüm can­lı­lar gi­bi, fo­sil ka­yıt­la­rın­da her­han­gi bir ev­rim­sel ata­sı yok­tur. Ta­rih bo­yun­ca hep mer­sin ba­lı­ğı ola­rak var ol­muş­lar­dır. Bu ger­çek, Dar­wi­nizm'in en bü­yük so­run­la­rın­dan bi­ri olan ara ge­çiş aç­ma­zı­nı bir kez da­ha göz­ler önü­ne ser­mek­te­dir. Dar­wi­nist­le­rin öne sü­re­bi­le­cek­le­ri hiç­bir ara form fo­si­li­nin ol­ma­yı­şı­nı, pa­le­on­to­log Co­lin Pat­ter­son Evo­lu­ti­on (Ev­rim) isim­li ki­ta­bın­da, ara ge­çiş form­la­rın­dan hiç bah­set­me­ye­rek or­ta­ya koy­muş­tur. Ken­di­si­ne bu­nun ne­de­ni­ni so­ran­la­ra bir mek­tu­bun­da şöy­le iti­raf­ta bu­lun­mak­ta­dır:</text:p>
      <text:p text:style-name="P48">"Ki­ta­bım­da ev­rim­sel ge­çiş form­la­rı ile il­gi­li il­lüst­ras­yon­la­rın ek­sik ol­du­ğu gö­rü­şü­nü­ze ta­ma­mıy­la ka­tı­lı­yo­rum. Eğer her­han­gi bir can­lı ve­ya fo­sil bil­sey­dim, ta­bii ki bu­nu ki­ta­bı­ma ila­ve eder­dim... Ben bir pa­le­on­to­log ola­rak, fo­sil ka­yıt­la­rı­nın ata­la­rı­nı ta­nım­la­ma ile il­gi­li fel­se­fi prob­lem­ler­le sa­rıl­mış du­rum­da­yım. Bir tü­rün han­gi tür can­lı­dan gel­di­ği­ni gös­te­ren bir fosil fotoğ­rafı gös­ter­memi is­temiş­siniz, böy­le bir fosil kay­dı mev­cut değil." (L.D.Sun­der­land, Dar­win's Enig­ma: Fos­sils and Ot­her Prob­lems, 4. Bas­kı, Mas­ter Books, 1988, 10 Nisan 1979 tarih­li mek­tup­tan)</text:p>
      <text:p text:style-name="P32"/>
      <text:p text:style-name="P32"/>
      <text:p text:style-name="P3"><text:soft-page-break/></text:p>
      <text:p text:style-name="P14"/>
      <text:p text:style-name="P39">889</text:p>
      <text:p text:style-name="P39">Centriscus (Çul­luk­ba­lı­ğı)</text:p>
      <text:p text:style-name="P37">Dö­nem: Senozoik zaman, Pliosen dönemi</text:p>
      <text:p text:style-name="P37">Yaş: 5 – 1.8 milyon yıl</text:p>
      <text:p text:style-name="P37">Böl­ge: Marecchia Oluşumu, İtalya</text:p>
      <text:p text:style-name="P32">Ev­rim­ci Step­hen Jay Go­uld, fo­sil­le­rin ev­rim te­ori­si­ni hiç­bir za­man des­tek­le­me­di­ği­ni şöy­le ifa­de eder:</text:p>
      <text:p text:style-name="P32">"Fo­sil ka­yıt­la­rın­da ara ge­çiş form­la­rı­na ne­re­dey­se yok de­ne­cek ka­dar az rast­lan­ma­sı, pa­le­on­to­lo­ji­nin en önem­li sır­la­rın­dan­dır. Biz­ler ken­di­mi­zi can­lı­lık ta­ri­hi­nin tek ger­çek öğ­ren­ci­le­ri ola­rak ni­te­len­di­ri­yo­ruz. An­cak fa­vo­ri te­zi­miz olan "ev­ri­min do­ğal se­lek­si­yon yo­luy­la ger­çek­leş­ti­ği" id­di­ası­nı ko­ru­ya­bil­mek için ve­ri­le­ri­miz o ka­dar kö­tü ki, or­ta­da ça­lı­şı­la­bi­le­cek bir sü­reç kal­mı­yor." (Step­hen Jay Go­uld, Na­tu­ral His­tory, Vol. 86 (5), Ma­yıs 1977, s.14)</text:p>
      <text:p text:style-name="P48">Ev­rim­ci­ler bu du­ru­mu ken­di­le­rin­ce bir sır ola­rak nitelen­dir­mek­tedir­ler. Oy­sa or­tada bir sır değil, açık bir ger­çek var­dır: Fosil­ler, Yaratılış ger­çeğini göz­ler önüne ser­mek­tedir. </text:p>
      <text:p text:style-name="P32"/>
      <text:p text:style-name="P39">891</text:p>
      <text:p text:style-name="P39">Mü­rek­kep Ba­lı­ğı</text:p>
      <text:p text:style-name="P37">Dö­nem: Me­zo­zo­ik za­man, Kre­ta­se dö­ne­mi</text:p>
      <text:p text:style-name="P37">Yaş: 95 mil­yon yıl</text:p>
      <text:p text:style-name="P37">Böl­ge: Lüb­nan</text:p>
      <text:p text:style-name="P48">Dar­wi­nist­ler, can­lı­la­rın bir­bir­le­rin­den tü­re­dik­le­ri­ni id­dia edi­yor­lar­sa, bu id­di­ala­rı­nı an­cak geç­miş­te ya­şa­mış ara form­la­ra da­ir fo­sil­le­ri or­ta­ya ko­ya­rak is­pat­la­ya­bi­lir­ler. Bul­mak zo­run­da ol­duk­la­rı ara form­lar, iki can­lı tü­rü ara­sın­da ka­lan, an­cak ek­sik ve ya­rım or­gan­la­ra sa­hip can­lı­lar ol­ma­lı­dır. Ör­ne­ğin eğer mü­rek­kep ba­lık­la­rı gi­bi omur­ga­sız­lar, ev­rim­ci­le­rin id­dia et­tik­le­ri gi­bi ba­lık­la­ra ev­rim­leş­miş­se, çok sa­yı­da "ya­rı ba­lık" ve "ya­rı mü­rek­kep ba­lı­ğı" can­lı ya­şa­mış ol­ma­lı­dır. Ve bun­la­rın iz­le­ri fo­sil ka­yıt­la­rın­da sü­rek­li kar­şı­mı­za çık­ma­lı­dır. An­cak Dar­win'den bu ya­na, dün­ya­nın dört <text:soft-page-break/>bir ya­nı alt üst edil­miş, sa­yı­sız fo­sil or­ta­ya çı­ka­rıl­mış ama bir ta­ne bile ara form fosili bulun­mamış­tır. 95 mil­yon yıl­lık mürek­kep balığı fosilinin de gös­ter­diği gibi, mürek­kep balık­ları hep mürek­kep balığı olarak var ol­muş­tur. </text:p>
      <text:p text:style-name="P32"/>
      <text:p text:style-name="P32"/>
      <text:p text:style-name="P3"/>
      <text:p text:style-name="P14"/>
      <text:p text:style-name="P39">894</text:p>
      <text:p text:style-name="P39">Va­toz</text:p>
      <text:p text:style-name="P37">Dö­nem: Me­zo­zo­ik za­man, Kre­ta­se dö­ne­mi</text:p>
      <text:p text:style-name="P37">Yaş: 95 mil­yon yıl</text:p>
      <text:p text:style-name="P37">Böl­ge: Lüb­nan</text:p>
      <text:p text:style-name="P48">Di­ğer tüm ba­lık­lar gi­bi va­toz­lar da her za­man va­toz ola­rak var ol­muş­lar­dır. Dar­wi­nist­le­rin var­sa­yım­la­rı, id­di­ala­rı, tez­le­ri bi­lim­sel bir de­ğer ta­şı­ma­mak­ta­dır. Çün­kü fo­sil bul­gu­la­rı baş­ta ol­mak üze­re tüm bi­lim­sel ve­ri­ler Dar­wi­nizm'i ya­lan­la­mak­ta­dır. Dar­wi­nist­le­rin te­ori­le­ri­ni ayak­ta tut­mak için baş­vur­duk­la­rı sah­te­kar­lık­la­rın, çar­pıt­ma­la­rın ve pro­pa­gan­da yön­tem­le­ri­nin de bir an­la­mı kal­ma­mış­tır. Çün­kü re­sim­de­ki 95 mil­yon yıl­lık va­toz fo­si­li­nin de gös­ter­diği gibi, can­lılar "Biz ev­rim geçir­medik, yaratıl­dık." demek­tedir ve bu ger­çeğin ört­bas edil­mesi im­kan­sız­dır. </text:p>
      <text:p text:style-name="P32"/>
      <text:p text:style-name="P32"/>
      <text:p text:style-name="P3"/>
      <text:p text:style-name="P14"/>
      <text:p text:style-name="P39">896</text:p>
      <text:p text:style-name="P39">Mü­rek­kep Ba­lı­ğı</text:p>
      <text:p text:style-name="P37">Dö­nem: Me­zo­zo­ik za­man, Kre­ta­se dö­ne­mi</text:p>
      <text:p text:style-name="P37">Yaş: 95 mil­yon yıl</text:p>
      <text:p text:style-name="P37">Böl­ge: Lüb­nan</text:p>
      <text:p text:style-name="P32">Dar­win'den bu ya­na sah­te­kar­lık­lar ve çar­pıt­ma­lar­la ayak­ta tu­tul­ma­ya ça­lı­şı­lan ev­rim te­ori­si, 21. yüz­yı­lın bi­li­mi kar­şı­sın­da ye­nil­gi­ye uğ­ra­mış­tır. Ev­ri­mi yer­le bir eden en önem­li bul­gu­lar­dan bi­ri ise, yak­la­şık 250 bin tü­re ait yüz mil­yon­lar­ca fo­sil­dir. Bu <text:soft-page-break/>fo­sil­le­rin her bi­ri, can­lı­la­rın bu­gün sa­hip ol­duk­la­rı özel­lik­ler­le bir­denbi­re or­ta­ya çık­tık­la­rı­nı ve mil­yon­lar­ca yıl bo­yun­ca en kü­çük bir de­ği­şik­li­ğe da­hi uğ­ra­ma­dık­la­rı­nı açı­ğa çı­kar­mış­tır.</text:p>
      <text:p text:style-name="P48">Söz ko­nu­su fo­sil­ler­den bi­ri de 95 mil­yon ya­şın­da­ki mü­rek­kep ba­lı­ğı fo­si­lidir. 95 mil­yon yıl­dır ay­nı olan mürek­kep balık­larının gös­ter­diği bil­gi açık­tır: Can­lılık ev­rim geçir­memiş, yaratıl­mış­tır. </text:p>
      <text:p text:style-name="P32"/>
      <text:p text:style-name="P32"/>
      <text:p text:style-name="P3"/>
      <text:p text:style-name="P14"/>
      <text:p text:style-name="P39">897</text:p>
      <text:p text:style-name="P39">Zırh­lı Is­ta­koz</text:p>
      <text:p text:style-name="P37">Dö­nem: Me­zo­zo­ik za­man, Kre­ta­se dö­ne­mi</text:p>
      <text:p text:style-name="P37">Yaş: 95 mil­yon yıl</text:p>
      <text:p text:style-name="P37">Böl­ge: Lüb­nan</text:p>
      <text:p text:style-name="P32">Pa­li­nu­ri­dae fa­mil­ya­sı­na da­hil olan re­sim­de­ki ıs­ta­koz fo­si­li, söz ko­nu­su can­lı­la­rın 95 mil­yon yıl­dır ay­nı ol­duk­la­rı­nı or­ta­ya koy­mak­ta­dır. Can­lı­la­rın mil­yon­lar­ca yıl bo­yun­ca de­ğiş­me­den kal­ma­sı "du­ra­ğan­lık" ola­rak ifa­de edi­lir ve bu du­rum ev­rim­ci­ler için cid­di bir so­run­dur. Fo­sil ka­yıt­la­rı­nın ev­rim te­ori­si­ni des­tek­le­me­di­ği­ni sık­ça ifa­de et­miş ev­rim­ci­ler­den bi­ri olan Step­hen Jay Go­uld, 1993 yı­lın­da, Na­tu­ral His­tory der­gi­sin­de­ki ya­zı­sın­da ko­nuy­la il­gi­li ola­rak şöy­le de­mek­te­dir:</text:p>
      <text:p text:style-name="P32">"Bir­çok fo­sil tü­rü­nün je­olo­jik ya­şam sü­re­si bo­yun­ca du­ra­ğan­lı­ğı ya da hiç­bir de­ği­şim ge­çir­me­yi­şi, tüm pa­le­on­to­log­lar ta­ra­fın­dan söz­le ifa­de edil­mek­si­zin onay­lan­mış­tır. An­cak as­la üze­rin­de et­raf­lı­ca ça­lı­şıl­ma­mış­tır... Du­ra­ğan­lı­ğın çok yay­gın ol­ma­sı, fo­sil ka­yıt­la­rı­nın utan­dı­rı­cı bir özel­li­ği ha­li­ne gel­di, ama yok­lu­ğun (ki bu ev­ri­min yok­lu­ğu­dur) bir ila­nı ola­rak göz ar­dı edil­miş ola­rak bı­ra­kıl­dı." (S. J. Go­uld, 'Cor­de­lia's Di­lem­ma', Na­tu­ral His­tory, Şu­bat, s. 10-18)</text:p>
      <text:p text:style-name="P48">Fo­sil ka­yıt­la­rın­da­ki du­ra­ğan­lı­ğın ev­rim­ci­ler ta­ra­fın­dan "utan­dı­rı­cı" ola­rak ni­te­len­di­ril­me­si­nin ise tek se­be­bi var­dır: Can­lı­la­rın hiç­bir de­ği­şim ge­çir­me­me­le­ri, ev­rim te­ori­si­nin so­nu de­mek­tir. Ev­ri­min hiç ya­şan­ma­dı­ğı­nı gös­te­ren bu bil­gi, Ya­ra­tı­lış ger­çeğini teyit et­mek­tedir. </text:p>
      <text:p text:style-name="P32"/>
      <text:p text:style-name="P32"><text:soft-page-break/></text:p>
      <text:p text:style-name="P39">898</text:p>
      <text:p text:style-name="P39">Man­tis Is­ta­ko­zu</text:p>
      <text:p text:style-name="P37">Dö­nem: Me­zo­zo­ik za­man, Kre­ta­se dö­ne­mi</text:p>
      <text:p text:style-name="P37">Yaş: 95 mil­yon yıl</text:p>
      <text:p text:style-name="P37">Böl­ge: Lüb­nan</text:p>
      <text:p text:style-name="P32">Kar­bo­ni­fer dö­ne­min­den (354 – 290 mil­yon yıl) be­ri hiç de­ğiş­me­den var­lık­la­rı­nı de­vam et­ti­ren man­tis ıs­ta­koz­la­rı, Dar­wi­nizm'i ge­çer­siz kı­lan can­lı­lar­dan bi­ri­dir. Bir can­lı­nın yak­la­şık 300 mil­yon yıl bo­yun­ca hiç de­ğiş­me­me­si ev­rim­ci yo­rum­lar­la açık­la­na­bi­le­cek bir du­rum de­ğil­dir.</text:p>
      <text:p text:style-name="P48">Re­sim­de­ki man­tis ıs­ta­ko­zu fo­si­li ise 95 mil­yon ya­şın­da­dır ve hem 300 mil­yon yıl ön­ce yaşamış hem de günümüz­de yaşayan man­tis ıs­takoz­larının tamamen ay­nısıdır.</text:p>
      <text:p text:style-name="P32"/>
      <text:p text:style-name="P32"/>
      <text:p text:style-name="P39">899</text:p>
      <text:p text:style-name="P39">Ba­lon Ba­lı­ğı</text:p>
      <text:p text:style-name="P37">Dö­nem: Me­zo­zo­ik za­man, Kre­ta­se dö­ne­mi</text:p>
      <text:p text:style-name="P37">Yaş: 95 mil­yon yıl</text:p>
      <text:p text:style-name="P37">Böl­ge: Lüb­nan</text:p>
      <text:p text:style-name="P48">Yak­la­şık 150 yıl­dır ya­pı­lan ka­zı ça­lış­ma­la­rın­da el­de edi­len tüm ba­lon ba­lı­ğı fo­sil­le­ri, gü­nü­müz­de ya­şa­yan ba­lon ba­lık­la­rıy­la her yön­den ay­nı­dır. Eğer ev­rim­ci­le­rin id­di­ala­rı doğ­ru ol­say­dı, ya­rı ge­liş­miş, pek çok can­lı fo­si­li­nin de bu­lun­ma­sı ge­re­kir­di. Ama böy­le bir fo­sil hiç bu­lu­na­ma­mış­tır, çün­kü böy­le ara bir can­lı hiç ya­şa­ma­mış­tır. Re­sim­de­ki 95 mil­yon yıl­lık fo­sil de, ba­lon ba­lık­la­rı­nın hep ba­lon ba­lı­ğı ola­rak var ol­du­ğu­nun de­li­li­dir.</text:p>
      <text:p text:style-name="P32"/>
      <text:p text:style-name="P32"/>
      <text:p text:style-name="P3"/>
      <text:p text:style-name="P39">900</text:p>
      <text:p text:style-name="P39"><text:soft-page-break/>Is­ta­koz</text:p>
      <text:p text:style-name="P37">Dö­nem: Me­zo­zo­ik za­man, Kre­ta­se dö­ne­mi</text:p>
      <text:p text:style-name="P37">Yaş: 95 mil­yon yıl</text:p>
      <text:p text:style-name="P37">Böl­ge: Lüb­nan</text:p>
      <text:p text:style-name="P32">Fo­sil­ler gi­bi so­mut bi­lim­sel ka­nıt­la­rın Dar­wi­nizm aley­hin­de ol­du­ğu giz­le­ne­mez bir ger­çek­tir. Gü­nü­müz­de bi­lim­sel bul­gu­la­rı ta­raf­sız de­ğer­len­dir­me ye­te­ne­ği­ni he­nüz kay­bet­me­miş ev­rim­ci­ler da­hi, fo­sil ka­yıt­la­rı­nın ev­rim te­ori­si­nin aley­hi­ne ol­du­ğu­nu ka­bul et­mek­te­dir­ler, çün­kü bu açık­ça or­ta­da­dır. Ör­ne­ğin Henry Ge­e, In Se­arch of De­ep Ti­me (Es­ki Za­man­la­rın Ara­yı­şın­da) isim­li ki­ta­bın­da, fo­sil ka­yıt­la­rın­da ev­rim te­ori­si­ni des­tek­le­yen 'ka­nıt yı­ğın­la­rı' bu­lun­du­ğu­nu de­ğil, ak­si­ne el­de­ki ka­nıt­la­rın ev­rim­ci­ler ta­ra­fın­dan ken­di ön yar­gı­la­rı­na gö­re ta­raf­lı şe­kil­de yo­rum­lan­dı­ğı­nı şöy­le be­lirt­mek­te­dir:</text:p>
      <text:p text:style-name="P48">"Ev­rim­le il­gi­li ola­rak yap­tı­ğı­mız var­sa­yım­la­rın ço­ğu, özel­lik­le fo­sil ka­yıt­la­rın­dan an­la­şıl­dı­ğı ka­da­rıy­la ya­şa­mın ta­ri­hi ile il­gi­li olan­lar, te­mel­siz­dir." (Henry Ge­e, In Se­arch of De­ep Ti­me, Cor­nell Uni­ver­sity Press, It­ha­ca, 1999, s. 1-2)</text:p>
      <text:p text:style-name="P32"/>
      <text:p text:style-name="P3"/>
      <text:p text:style-name="P14"/>
      <text:p text:style-name="P14"/>
      <text:p text:style-name="P39">1690</text:p>
      <text:p text:style-name="P39">DenizAtı</text:p>
      <text:p text:style-name="P15">Deniz Atı</text:p>
      <text:p text:style-name="P15">Age: 5-1.8 milyon yıl</text:p>
      <text:p text:style-name="P15">Period: Pliosen</text:p>
      <text:p text:style-name="P15">Location: Marecchia Nehir Oluşumu, Italya</text:p>
      <text:p text:style-name="P48">Deniz atları hep deniz atı olrak var olmuşlardır, herhangi bir canlı türünden türememişlerdir. Resimdeki fosil canlıların milyonlarca yıl boyunca hiç değişmediklerini ortaya koyarken, aynı zamanda evrimin bir yalan olduğunun da kanıtıdır. Canlılığın kökeni evrim değildir. Evreni, içindeki tüm canlı ve cansız varlıklarla beraber yaratan üstün güç ve kudret sahibi Allah’tır.</text:p>
      <text:p text:style-name="P15"/>
      <text:p text:style-name="P15"/>
      <text:p text:style-name="P39">901</text:p>
      <text:p text:style-name="P39">Mantis Istakozu</text:p>
      <text:p text:style-name="P37"><text:soft-page-break/>Dö­nem: Mezozoik zaman, Kretase dönemi</text:p>
      <text:p text:style-name="P37">Yaş: 95 milyon yıl</text:p>
      <text:p text:style-name="P37">Böl­ge: Lübnan</text:p>
      <text:p text:style-name="P48">Bu­gü­ne ka­dar ya­pı­lan araş­tır­ma­lar man­tis ıs­ta­koz­la­rı­nın söz­de ev­rim­sel ata­sı olan tek bir can­lı da­hi or­ta­ya ko­ya­ma­mış­tır. Man­tis ıs­ta­koz­la­rı­nın ev­rim­sel bir sü­reç­le mey­da­na gel­di­ği­ni gös­te­ren hiç­bir bul­gu yok­tur. El­de edi­len her fo­sil, man­tis ıs­ta­koz­la­rı­nın hep man­tis ıs­ta­ko­zu ola­rak ya­şa­dık­la­rı­nı ve mil­yon­lar­ca yıl bo­yun­ca hiç de­ğiş­me­dik­le­ri­ni gös­ter­mek­te­dir. Bu fo­sil­ler­den bi­ri de re­sim­de­ki 95 mil­yon yıl­lık man­tis ıs­ta­ko­zu fo­silidir. </text:p>
      <text:p text:style-name="P15"/>
      <text:p text:style-name="P15"/>
      <text:p text:style-name="P39">902</text:p>
      <text:p text:style-name="P39">Balon Balığı</text:p>
      <text:p text:style-name="P37">Dö­nem: Mezozoik zaman, Kretase dönemi</text:p>
      <text:p text:style-name="P37">Yaş: 95 milyon yıl</text:p>
      <text:p text:style-name="P37">Böl­ge: Lübnan</text:p>
      <text:p text:style-name="P32">Dergilerde, gazetelerde, televizyonlarda gördüğünüz ve izlediğiniz evrim yanlısı haberlerin ve programların nedeni, Darwinizm'in bilimsel bir görüş olması değil, ideolojik kaygılarla savunulmaya çalışılmasıdır. Darwinizm, materyalizm ve ateizmin sözde bilimsel temelidir. Darwinizm'in geçersizliğini kabul eden bir kişinin, materyalizmi ve ateizmi savunacak gücü kalmaz. Bu nedenle tüm bilimsel bulgular ve deliller evrimin aleyhinde de olsa, bu gerçekler göz ardı edilir, yalanlar ve çarpıtmalarla Darwinizm savunulur. </text:p>
      <text:p text:style-name="P32">Evrimcilerin ısrarla görmek istemedikleri bulgulardan biri de, sayısı milyonları aşmış, Yaratılış'ın açık birer delili olan fosillerdir. Resimdeki 95 milyon yıllık balon balığı gibi sayısız fosil, canlıların evrim geçirmediğini, hepsini Allah'ın yarattığını söylemektedir. </text:p>
      <text:p text:style-name="P3"/>
      <text:p text:style-name="P14"/>
      <text:p text:style-name="P14"/>
      <text:p text:style-name="P14"/>
      <text:p text:style-name="P14"/>
      <text:p text:style-name="P29"/>
      <text:p text:style-name="P29"/>
      <text:p text:style-name="P39">918</text:p>
      <text:p text:style-name="P39"><text:soft-page-break/>Va­toz</text:p>
      <text:p text:style-name="P37">Dö­nem: Me­zo­zo­ik za­man, Kre­ta­se dö­ne­mi</text:p>
      <text:p text:style-name="P37">Yaş: 95 mil­yon yıl</text:p>
      <text:p text:style-name="P37">Böl­ge: Lüb­nan</text:p>
      <text:p text:style-name="P48">Bi­lim, ev­rim­ci­le­rin can­lı­lı­ğın kö­ke­ni­ne da­ir id­di­ala­rı­nın he­ze­yan­dan öte­ye git­me­di­ği­ni, ev­ri­min so­mut bul­gu­lar kar­şı­sın­da çök­tü­ğü­nü is­pat­la­mış­tır. Ev­rim te­ori­si­ni çö­ker­ten sa­yı­sız bul­gu­dan bi­ri, ha­ya­li ara ge­çiş form­la­rı­nın fo­sil ka­yıt­la­rın­da ol­ma­yı­şı­dır. El­de edi­len her fo­sil, tüm can­lı tür­le­ri­nin ek­sik­siz ola­rak tüm özel­lik­le­riy­le var ol­du­ğu­nu ve de­ğiş­me­di­ği­ni gös­ter­mek­te­dir. Re­sim­de gö­rü­len 95 mil­yon yıl­lık va­toz da bu ör­nek­ler­den bir ta­ne­si­dir. Bu fo­si­lin, gü­nü­müz va­toz­la­rıy­la ara­sın­da hiç­bir fark yok­tur, fo­sil ka­yıt­la­rın­da ilk kez be­lir­di­ğin­den be­ri tüm va­toz­lar bir­bir­le­riy­le bi­re­bir ay­nıdır. <text:s/></text:p>
      <text:p text:style-name="P32"/>
      <text:p text:style-name="P32"/>
      <text:p text:style-name="P14">Resim Altı</text:p>
      <text:p text:style-name="P42">Bu, ta­şın her iki yü­ze­yin­de de izi bu­lu­nan çift ta­raf­lı bir fosil­dir. </text:p>
      <text:p text:style-name="P5"/>
      <text:p text:style-name="P14"/>
      <text:p text:style-name="P39">919</text:p>
      <text:p text:style-name="P39">De­niz Zam­ba­ğı</text:p>
      <text:p text:style-name="P37">Dö­nem: Mezozoik zaman, Jura dönemi</text:p>
      <text:p text:style-name="P37">Yaş: 150 milyon yıl</text:p>
      <text:p text:style-name="P37">Böl­ge: Solnhofen Oluşumu, Almanya</text:p>
      <text:p text:style-name="P48">Fo­sil ka­yıt­la­rı­nın zen­gin­li­ği ev­rim­ci­le­rin kar­şı­sı­na çı­kan çok bü­yük bir aç­maz­dır. Çün­kü bu fo­sil­ler, can­lı­lı­ğın kö­ke­ni­ni an­la­mak is­te­yen in­san­la­rın kar­şı­sı­na tüm de­tay­la­rıy­la ta­mam­lan­mış bir tab­lo koy­mak­ta­dır: Can­lı tür­le­ri yer­yü­zün­de, ara­la­rın­da ha­ya­li ev­rim­sel "ge­çiş form­la­rı" ol­ma­dan, bir an­da ve fark­lı ya­pı­la­rıy­la, ay­rı ay­rı or­ta­ya çık­mış­lar­dır. Re­sim­de gö­rü­len 150 mil­yon yıl­lık bu de­niz zam­ba­ğı da söz ko­nu­su de­lil­ler­den bir tanesidir. </text:p>
      <text:p text:style-name="P32"/>
      <text:p text:style-name="P32"/>
      <text:p text:style-name="P3"/>
      <text:p text:style-name="P14"><text:soft-page-break/></text:p>
      <text:p text:style-name="P39">903</text:p>
      <text:p text:style-name="P39">Man­tis Is­ta­ko­zu</text:p>
      <text:p text:style-name="P37">Dö­nem: Mezozoik zaman, Kretase dönemi</text:p>
      <text:p text:style-name="P37">Yaş: 95 milyon yıl</text:p>
      <text:p text:style-name="P37">Böl­ge: Lübnan</text:p>
      <text:p text:style-name="P32">Dar­win'in can­lı­la­rın kö­ke­ni­ne da­ir var­sa­yım­la­rı hiç­bir bi­lim­sel bul­gu ya da de­ne­ye da­yan­mı­yor­du. An­cak Dar­win, dö­ne­min ma­ter­ya­list bi­yo­log­la­rın­dan al­dı­ğı des­tek ve teş­vik­ler­le, bu var­sa­yım­la­rı­nı bir te­ori ha­li­ne ge­tir­di. Bu te­ori­ye gö­re can­lı­lar söz­de tek bir il­kel ata­dan ge­li­yor­lar­dı, ama çok uzun bir sü­reç için­de kü­çük kü­çük de­ği­şim­le­re uğ­ra­mış­lar­dı ve böy­le­ce fark­lı­laş­mış­lar­dı. </text:p>
      <text:p text:style-name="P48">Dar­win'in dö­ne­min­de de, Dar­win'den son­ra ge­çen yak­la­şık 150 yıl bo­yun­ca da bu var­sa­yım so­mut bi­lim­sel bul­gu­lar­la ka­nıt­la­na­ma­dı. Tam <text:s/>ter­si­ne el­de edi­len tüm fo­sil­ler, can­lı­la­rın ki­mi za­man on ki­mi za­man yüz mil­yon­lar­ca yıl bo­yun­ca de­ğiş­me­di­ği­ni or­ta­ya koy­du. Teori bilim kar­şın­da res­men çök­tü. Bu çöküşün delil­lerin­den biri de resim­deki 95 mil­yon yıl­lık man­tis ıs­takozu fosilidir.</text:p>
      <text:p text:style-name="P32"/>
      <text:p text:style-name="P32"/>
      <text:p text:style-name="P3"/>
      <text:p text:style-name="P14"/>
      <text:p text:style-name="P39">904</text:p>
      <text:p text:style-name="P39">Ba­lon Ba­lı­ğı</text:p>
      <text:p text:style-name="P37">Dö­nem: Mezozoik zaman, Kretase dönemi</text:p>
      <text:p text:style-name="P37">Yaş: 95 milyon yıl</text:p>
      <text:p text:style-name="P37">Böl­ge: Lübnan</text:p>
      <text:p text:style-name="P32">Ki­mi za­man fo­sil ka­yıt­la­rın­da fark­lı bir can­lı tü­rü­ne ait özel­lik­ler ta­şı­yan can­lı­la­rın iz­le­ri­ne de rast­lan­mak­ta­dır. Bu bul­gu­la­rı ön yar­gı­la­rıy­la yo­rum­la­yan Dar­wi­nist­ler, te­ori­le­ri­ne de­lil bul­duk­la­rı id­di­asıy­la or­ta­ya çı­kar­lar. An­cak bu bü­yük bir ya­nıl­gı­dır. Çün­kü bir can­lı gru­bu­nun di­ğer can­lı gru­bu­na ait özel­lik­ler ba­rın­dır­ma­sı, bir ara form özel­li­ği de­ğil­dir. Ör­ne­ğin Avust­ral­ya'da ya­şa­yan Platy­pus, bir me­me­li ol­ma­sı­na rağ­men sü­rün­gen­ler gi­bi yu­murt­la­ya­rak ço­ğa­lır. Ay­rı­ca kuş­la­ra ben­zer bir ga­ga­sı <text:soft-page-break/>bu­lu­nur. Bi­lim adam­la­rı Platy­pus gi­bi can­lı­la­ra "mo­za­ik can­lı" is­mi­ni ve­rir­ler. Mo­za­ik can­lı­la­rın ara form sa­yı­la­ma­ya­ca­ğı, ön­de ge­len ev­rim­ci­ler ta­ra­fın­dan da ka­bul edil­mek­te­dir.</text:p>
      <text:p text:style-name="P48">Dar­wi­nist­ler mo­za­ik can­lı­la­rı öne sü­re­rek çar­pıt­ma­lar­da bu­lu­na­cak­la­rı­na, can­lı­la­rın ufak de­ği­şim­ler­le bir­bir­le­rin­den tü­re­dik­le­ri­ni is­pat­la­ya­bi­le­cek­le­ri so­mut bir de­lil or­ta­ya koy­ma­lı­dır­lar. He­men be­lir­te­lim ki, böy­le bir de­li­li hiç­bir za­man or­ta­ya ko­ya­ma­ya­cak­lar­dır, çün­kü böy­le bir sü­reç hiç­bir zaman yaşan­mamış­tır.</text:p>
      <text:p text:style-name="P15"/>
      <text:p text:style-name="P15"/>
      <text:p text:style-name="P39">920</text:p>
      <text:p text:style-name="P39">Ça­mur Ba­lı­ğı</text:p>
      <text:p text:style-name="P37">Dö­nem: Senozoik zaman, Eosen dönemi</text:p>
      <text:p text:style-name="P37">Yaş: 50 milyon yıl</text:p>
      <text:p text:style-name="P37">Böl­ge: Messel, Almanya</text:p>
      <text:p text:style-name="P32">Ev­rim te­ori­si bi­lim­sel de­lil­le­re da­ya­lı ol­ma­yan, uy­dur­ma se­nar­yo­lar ve pro­pa­gan­da yön­tem­le­riy­le ayak­ta tu­tu­lan bir te­ori ol­du­ğu için, bu ha­ya­li te­ori­yi des­tek­le­yen bir fo­sil bul­mak im­kan­sız­dır. Dar­wi­nist­ler ha­ya­li bir do­ğa ta­ri­hi yaz­mış, fo­sil­le­rin de bu ta­ri­he uy­ma­sı­nı is­te­miş­ler­dir. Oy­sa bu­nun tam ak­si ger­çek­leş­mek­te, her ye­ni bu­lu­nan fo­sil ev­rim te­ori­si­ni bi­raz da­ha aç­ma­za sok­mak­ta­dır. </text:p>
      <text:p text:style-name="P48">Re­sim­de gö­rü­len ça­mur ba­lı­ğı <text:s/>fo­si­li 50 mil­yon yıl ön­ce­si­ne ait­tir. Can­lı­nın siv­ri diş­le­ri her­han­gi bir bo­zul­ma­ya uğ­ra­ma­dan korun­muş ve balığın is­kelet yapısının günümüz­deki çamur balık­larıy­la hiç­bir fark­lılığı ol­madığı an­laşıl­mış­tır. <text:s/></text:p>
      <text:p text:style-name="P32"/>
      <text:p text:style-name="P32"/>
      <text:p text:style-name="P39">923</text:p>
      <text:p text:style-name="P39">De­niz Atı</text:p>
      <text:p text:style-name="P37">Dö­nem: Se­no­zo­ik za­man, Mi­osen dö­ne­mi</text:p>
      <text:p text:style-name="P37">Yaş: 7.5 – 5 mil­yon yıl</text:p>
      <text:p text:style-name="P37">Böl­ge: İtal­ya</text:p>
      <text:p text:style-name="P32"><text:soft-page-break/>Ge­nel­de kuy­ruk­la­rı­yla de­niz bit­ki­le­ri­ne sa­rı­la­rak ya­şa­yan de­ni­zat­la­rı­ (Hip­po­cam­pus), kuy­ruk yüz­geç­le­ri ol­ma­dı­ğın­dan dik ola­rak yü­zer­ler. De­ni­zat­la­rı­nın dik ha­re­ket ede­bil­me­si, yüz­me ke­se­si­ne hız­lı şe­kil­de ha­va do­la­bil­me­si­ne bağ­lı­dır. </text:p>
      <text:p text:style-name="P48">Re­sim­de, Ku­zey İtal­ya'da­ki fo­sil ya­tak­la­rın­da bu­lu­nan bir de­ni­za­tı fo­si­li gö­rül­mek­te­dir. 7.5 – 5 mil­yon ya­şın­da olan bu de­ni­za­tı­nın, is­ke­let ya­pı­sı, yüz­me ke­se­si, so­lun­gaç­la­rı gi­bi tüm or­gan ve ya­pı­la­rı gü­nü­müz­de­ki de­ni­zat­la­rı­nın ay­nı­sı­dır. Fo­sil ka­yıt­larında göz­lem­len­meye baş­ladık­ları ilk an­dan itibaren hiç değiş­meyen denizat­ları, ev­rim­cilerin id­dialarını temelin­den çökert­mek­tedir.</text:p>
      <text:p text:style-name="P32"/>
      <text:p text:style-name="P32"/>
      <text:p text:style-name="P3"/>
      <text:p text:style-name="P14"/>
      <text:p text:style-name="P39">924</text:p>
      <text:p text:style-name="P39">Co­ela­canth</text:p>
      <text:p text:style-name="P15">Dö­nem: Me­zo­zo­ik za­man, Kre­ta­se dö­ne­mi</text:p>
      <text:p text:style-name="P15">Yaş: 95 mil­yon yıl</text:p>
      <text:p text:style-name="P15">Böl­ge: Lüb­nan</text:p>
      <text:p text:style-name="P15">Dar­wi­nist­ler, yıl­lar­ca de­niz­den ka­ra­ya ge­çi­şin söz­de de­li­li ola­rak gös­ter­dik­le­ri Co­ela­canth'ın, 1938'de ilk de­fa can­lı ola­rak ya­ka­lan­ma­sıy­la bü­yük ha­yal kı­rık­lı­ğı­na uğ­ra­dı­lar. Son­ra­ki yıl­lar­da hep­si can­lı yak­la­şık 200 ta­ne Co­ela­canth ele ge­çi­ril­di. 1987 yı­lın­da Max Planck Ens­ti­tü­sü'nden pro­fe­sör Hans Fric­ke, 'Ge­o' adın­da­ki de­ni­zal­tıy­la, Af­ri­ka'nın do­ğu­sun­da yer alan Ko­mor Ada­la­rı çev­re­sin­de 200 met­re ka­dar de­rin­li­ğe ine­rek bu can­lı­la­rı do­ğal or­tam­la­rın­da göz­lem­le­di. Gör­dü ki, ke­mik­li yüz­geç­ler, tet­ra­pod­lar­da (dört ayak­lı ka­ra can­lı­la­rın­da) yü­rü­me gö­re­vi gö­ren uzan­tı­lar­la hiç­bir iş­lev­sel bağ­lan­tı gös­ter­mi­yor­du. </text:p>
      <text:p text:style-name="P15">Fo­cus der­gi­sin­de bu araş­tır­ma­nın so­nuç­la­rı şöy­le ak­ta­rıl­mak­ta­dır: </text:p>
      <text:p text:style-name="P15">"Es­nek yüz­geç­le­ri­nin, dört ayak­lı ka­ra omur­ga­lı­la­rı­nın­ki­ne ben­zer bir iş­le­vi yok­tu. Bun­lar, hay­va­nın baş aşa­ğı ve ge­ri ge­ri de da­hil ol­mak üze­re, her yö­ne yüz­me­si­ni sağ­lı­yor­du." (Fo­cus, Ni­san 2003)</text:p>
      <text:p text:style-name="P15">Co­ela­canth 400 mil­yon yıl­dır de­ğiş­me­yen ya­pı­sıy­la ev­rim­ci­le­ri çok zor du­rum­da bı­rak­mış­tır. Üs­te­lik Co­ela­cant­hla­rın hiç­bir de­ği­şim ya­şa­ma­dı­ğı 400 mil­yon yıl­lık dö­nem­de­ki kı­ta ha­re­ket­le­ri dü­şü­nül­dü­ğün­de ev­rim­ci­le­rin ta­ma­men ça­re­siz kal­dık­la­rı gö­rü­lür.</text:p>
      <text:p text:style-name="P15">Da­ha­sı Co­ela­canth, ev­rim te­ori­si­nin ha­ya­li bir ge­çiş­le bir­bi­ri­ne bağ­la­dı­ğı de­niz ve ka­ra can­lı­la­rı ara­sın­da­ki de­rin uçu­ru­mu da or­ta­ya çı­kar­mak­ta­dır. Pro­fe­sör Ke­ith S. Thom­son'un The Story of the Co­ela­canth <text:s/>(Co­ela­canth'ın Hi­ka­ye­si) is­mi­ni ta­şı­yan ki­ta­bın­da şu bil­gi­ler ak­ta­rıl­mak­ta­dır: </text:p>
      <text:p text:style-name="P48"><text:soft-page-break/>"Ör­ne­ğin, bi­li­nen en es­ki Co­ela­canth da, ke­sin­lik­le ay­nı bi­çim­de bir ros­tral or­ga­na (ka­fa­ta­sı­nın için­de bu­lu­nan pel­tem­si bir mad­dey­le do­lu ke­se ve ona bağ­lı al­tı tüp, zoo­log­lar­ca ros­tral or­gan ola­rak ad­lan­dı­rı­lı­yor), özel bir ka­fa­ta­sı ek­le­mi­ne, içi boş bir sırt ipi­ne (no­to­kord) ve az sa­yı­da di­şe sa­hip­ti. Tüm bun­lar, gru­bun De­vo­ni­yen dö­nem­den be­ri (yak­la­şık 400 mil­yon yıl­dır) he­men he­men hiç de­ğiş­me­di­ği­ni gös­ter­di­ği gi­bi, fo­sil ka­yıt­la­rı ara­sın­da bü­yük bir boş­lu­ğun ol­du­ğu­nu da gös­te­ri­yor. Çün­kü, Co­ela­cant­hla­rın hep­sin­de gö­rü­len or­tak özel­lik­le­rin or­ta­ya çı­kı­şı­nı gös­te­ren ata fo­sil­ler zin­ci­ri­ne sa­hip de­ği­liz." (Ke­ith Ste­wart Thom­son, Li­ving Fos­sil: The Story of the Co­ela­canth, New York: W.W. Nor­ton &amp; Com­pany, Inc., 1991, p. 79)</text:p>
      <text:p text:style-name="P15"/>
      <text:p text:style-name="P15"/>
      <text:p text:style-name="P15"/>
      <text:p text:style-name="P39">925</text:p>
      <text:p text:style-name="P39">Va­toz</text:p>
      <text:p text:style-name="P15">Dö­nem: Me­zo­zo­ik za­man, Kre­ta­se dö­ne­mi</text:p>
      <text:p text:style-name="P15">Yaş: 95 mil­yon yıl</text:p>
      <text:p text:style-name="P15">Böl­ge: Lüb­nan</text:p>
      <text:p text:style-name="P20">Re­sim­de gö­rü­len 95 mil­yon yıl­lık va­toz fo­si­li, yer­yü­zün­de­ki can­lı­la­rın var ol­duk­la­rı an­dan iti­ba­ren hiç­bir de­ği­şik­li­ğe uğ­ra­ma­dık­la­rı­nı or­ta­ya koy­mak­ta ve Dar­wi­nist­le­rin "Fo­sil­ler ev­rim te­ori­si­ni des­tek­ler" te­ori­si­ni çö­ker­ten de­lil­ler­den bi­ri ola­rak ta­ri­he geç­mek­te­dir. Ev­rim­ci­le­rin bu ha­ya­li id­di­ala­rı­nın ge­çer­siz­li­ği­ni or­ta­ya ko­yan sa­yı­sız bi­lim­sel ki­tap ve ma­ka­le var­dır. Fo­sil­le­rin Dar­win'in ha­yal et­ti­ği "tür­ler ara­sı ara form"la­rı or­ta­ya çı­kar­ma­dı­ğı, ak­si­ne yer­yü­zün­de­ki fark­lı can­lı grup­la­rı­nın fo­sil ka­yıt­la­rın­da ken­di­le­ri­ne öz­gü ya­pı­la­rıy­la bir an­da or­ta­ya çık­tık­la­rı, bu­gün ev­rim­ci pa­le­on­to­log­la­rın önem­li bir bö­lü­mü de da­hil ol­mak üze­re, pek çok bi­lim ada­mı ta­ra­fın­dan ka­bul edil­mek­te­dir.</text:p>
      <text:p text:style-name="P20">Ör­ne­ğin Ni­les Eld­red­ge, fo­sil ka­yıt­la­rın­da ara ge­çiş form­la­rı­nın bu­lun­ma­yı­şı­nın ve du­ra­ğan­lık (can­lı­la­rın hiç de­ğiş­me­di­ği ger­çe­ği) ko­nu­su­nun ev­rim­ci pa­le­on­to­log­lar ta­ra­fın­dan çok iyi bi­lin­di­ği­ni, an­cak gör­mez­den ge­lin­di­ği­ni şöy­le iti­raf et­mek­te­dir:</text:p>
      <text:p text:style-name="P52">"Gö­rü­nen o ki, her ye­ni je­ne­ras­yon fo­sil­ler­de­ki ev­rim­sel de­ği­şi­min ör­nek­le­ri­ni bel­ge­le­mek için sa­bır­sız­la­nan bir­kaç ye­ni pa­le­on­to­log or­ta­ya çı­ka­rı­yor. Ara­nan de­ği­şik­lik­ler el­bet­te ki her za­man ka­de­me ka­de­me iler­le­yen cins­ten ol­du. Bu pa­le­on­to­log­la­rın ça­ba­la­rı ço­ğun­luk­la kar­şı­lık­sız kal­mak­la be­ra­ber, fo­sil­ler bek­le­nen özel­lik­le­ri gös­ter­mek ye­ri­ne her za­man de­ğiş­mez­lik gös­ter­di... Bu (fo­sil­ler­de­ki) ola­ğa­nüs­tü tu­tu­cu­luk, ev­rim­sel de­ği­şi­mi bul­ma­ya can atan pa­le­on­to­log­la­ra hiç­bir ev­rim yok­muş gi­bi gö­rün­dü. Ka­de­me­li ev­rim ye­ri­ne tu­tu­cu bir ka­lı­cı­lığı bel­ge­le­yen ça­lış­ma­lar, ba­şa­rı­sız­lık ola­rak ni­te­len­di­ril­di ve ço­ğun­luk­la ya­yın­lan­ma­dı. Pa­le­on­to­log­la­rın ço­ğu de­ğiş­mez­li­ğin, du­ra­ğan­lık ola­rak isim­len­di­ri­len de­ği­şim ek­sik­li­ği­nin far­kın­day­dı..." (Ni­les Eld­red­ge, Evo­lu­ti­onary Tem­pos and Mo­des: A Pa­le­on­to­lo­gi­cal Pers­pec­<text:soft-page-break/>ti­ve," in the col­lec­ti­on What Dar­win Be­gan: Mo­dern Dar­wi­ni­an and Non-Dar­wi­ni­an Pers­pec­ti­ves on Evo­lu­ti­on (Godf­rey, ed, 1985)) </text:p>
      <text:p text:style-name="P29"/>
      <text:p text:style-name="P29"/>
      <text:p text:style-name="P29">Resim altı</text:p>
      <text:p text:style-name="P29"/>
      <text:p text:style-name="P14">Üzerinde bulunduğu taşın her iki yüzeyinde de izi görülen bu fosil, çift parçalı bir fosildir.</text:p>
      <text:p text:style-name="P14"/>
      <text:p text:style-name="P39"/>
      <text:p text:style-name="P39">926</text:p>
      <text:p text:style-name="P39">Ke­man Va­to­zu</text:p>
      <text:p text:style-name="P37">Dö­nem: Me­zo­zo­ik za­man, Kre­ta­se dö­ne­mi</text:p>
      <text:p text:style-name="P37">Yaş: 95 mil­yon yıl</text:p>
      <text:p text:style-name="P37">Böl­ge: Lüb­nan</text:p>
      <text:p text:style-name="P48">Fo­sil bi­li­mi­nin yıl­lar­dır or­ta­ya koy­du­ğu sa­yı­sız de­lil, can­lı­la­rın ev­rim ge­çir­me­di­ği­ni tas­dik et­mek­te­dir. Re­sim­de­ki fo­sil de ev­rim­ci­le­rin gör­mez­den gel­dik­le­ri bu de­lil­ler­den bir ta­ne­si­dir. Gö­rü­nü­mü ne­de­niy­le ke­man va­to­zu is­mi­ni alan 95 mil­yon yıl­lık bu fo­sil, is­ke­let ya­pı­sı­nı bü­yük öl­çü­de mu­ha­fa­za et­miş­tir. Fo­sil­de, ba­lı­ğın baş ve yüz­geç bö­lüm­le­ri tüm de­tay­la­rıy­la se­çil­mek­te­dir. Gü­nü­müz ke­man va­toz­la­rın­dan fark­sız olan bu fo­sil kar­şı­sın­da, ev­rim­ci­ler bir açık­la­ma­da bu­lu­na­maz, bir de­lil or­ta­ya ko­ya­maz­lar. Tek ya­pa­bil­dik­le­ri de­ma­go­ji yön­te­miy­le, in­san­la­rı al­dat­mak, on­la­rın göz­le­ri­ni bo­ya­maya çalış­mak­tır.</text:p>
      <text:p text:style-name="P32"/>
      <text:p text:style-name="P32"/>
      <text:p text:style-name="P3"/>
      <text:p text:style-name="P14"/>
      <text:p text:style-name="P39">928</text:p>
      <text:p text:style-name="P39">De­niz İğ­ne­si</text:p>
      <text:p text:style-name="P37">Dö­nem: Se­no­zo­ik za­man, Eo­sen dö­ne­mi</text:p>
      <text:p text:style-name="P37">Yaş: 40 mil­yon yıl</text:p>
      <text:p text:style-name="P37">Böl­ge: Gre­en Ri­ver Olu­şu­mu, Wyo­ming, ABD</text:p>
      <text:p text:style-name="P48"><text:soft-page-break/>Syngnat­hi­dae fa­mil­ya­sı­na da­hil olan de­niz iğ­ne­le­ri­ diş­siz­dir ve ağız­la­rı bo­ru şek­lin­de­dir. Bu­gün ya­şa­yan de­niz iğ­ne­le­ri han­gi özel­lik­le­re sa­hip­se, bun­dan on mil­yon­lar­ca yıl ön­ce ya­şa­yan­lar da ay­nı özel­lik­le­re sa­hip­tir. Bu­na rağ­men ev­rim­ci­ler, tüm hay­van­lar gi­bi, de­niz iğ­ne­le­ri­nin de ha­ya­li bir ev­rim­sel sü­re­cin so­nu­cun­da te­sa­dü­fen var ol­duk­la­rı­nı id­dia et­mek­te­dir­ler. An­cak hi­ka­ye­le­ri­ni des­tek­le­ye­cek so­mut de­lil­ler­den tü­müy­le yok­sun­dur­lar. Kar­şı­la­rın­da ise ev­ri­min ge­çer­siz ol­du­ğu­nu açık­ça or­ta­yan ko­yan, re­sim­ler­de­ki­nin ben­ze­ri, mil­yon­lar­ca de­lil bu­lun­mak­tadır. </text:p>
      <text:p text:style-name="P32"/>
      <text:p text:style-name="P32"/>
      <text:p text:style-name="P3"/>
      <text:p text:style-name="P14"/>
      <text:p text:style-name="P39">906</text:p>
      <text:p text:style-name="P39">Ba­lon Ba­lı­ğı</text:p>
      <text:p text:style-name="P37">Dö­nem: Me­zo­zo­ik za­man, Kre­ta­se dö­ne­mi</text:p>
      <text:p text:style-name="P37">Yaş: 95 mil­yon yıl</text:p>
      <text:p text:style-name="P37">Böl­ge: Lüb­nan</text:p>
      <text:p text:style-name="P32">Dar­wi­nist ya­yın­lar­da, ne­re­dey­se hiç­bir za­man so­mut bi­lim­sel de­lil­le­re da­ya­lı bir an­la­tım yok­tur. Ev­rim te­ori­si­nin te­mel aç­maz­la­rı bir­kaç cüm­le ile ge­çiş­ti­ri­lir, öte yan­dan do­ğa ta­ri­hi ko­nu­sun­da pek çok ma­sal­sı se­nar­yo ya­zı­lır. Ev­rim­ci­ler, sü­rek­li ola­rak tüm can­lı­lı­ğın ka­de­me ka­de­me bir­bi­rin­den ev­rim­le­şe­rek ge­liş­ti­ği­ni id­dia eder­ler, ama de­lil ta­lep edil­di­ğin­de de­rin bir ses­siz­li­ğe gö­mü­lür­ler.</text:p>
      <text:p text:style-name="P32">Ör­ne­ğin, "De­niz­ler ku­ru­du­ğu için ka­ra­ya çık­mak zo­run­da ka­lan ba­lık­la­rın söz­de na­sıl sü­rün­ge­ne dö­nüş­tü­ğü­nü" uzun uzun an­la­tan bir ev­rim­ci­ye, bu id­di­ası­nı de­li­len­di­re­cek her­han­gi bir fo­sil ör­ne­ği olup ol­ma­dı­ğı­nı sor­sa­nız, bu so­ru­nu­za hiç­bir ce­vap ala­maz­sı­nız. Çün­kü Dar­wi­nist­ler 150 yı­lı aş­kın za­man­dır, ara tür­le­rin fo­sil­le­ri­ni ara­ma­la­rı­na rağ­men tek bir ör­nek da­hi bu­la­ma­mış­lar­dır. Bul­duk­la­rı tüm fo­sil­ler, can­lı­lı­ğın bir­den­bi­re or­ta­ya çık­tı­ğı­nı ya­ni ya­ra­tıl­dı­ğı­nı, hiç de­ği­şik­li­ğe uğ­ra­ma­dı­ğı­nı, ya­ni ev­rim ge­çir­me­di­ği­ni gös­ter­mek­tedir.</text:p>
      <text:p text:style-name="P3"/>
      <text:p text:style-name="P15"/>
      <text:p text:style-name="P15">938</text:p>
      <text:p text:style-name="P15"/>
      <text:p text:style-name="P15">Zar­ga­na</text:p>
      <text:p text:style-name="P15">Dö­nem: Me­zo­zo­ik za­man, Kre­ta­se dö­ne­mi</text:p>
      <text:p text:style-name="P15">Yaş: 95 mil­yon yıl</text:p>
      <text:p text:style-name="P15"><text:soft-page-break/>Böl­ge: Lüb­nan</text:p>
      <text:p text:style-name="P15">"Tür­le­rin bir­bir­le­rin­den ev­rim­leş­tik­le­ri" şek­lin­de­ki id­di­ala­rı­nı her tür­lü or­tam­da ıs­rar­la sa­vu­nan ev­rim­ci­le­rin, fo­sil ka­yıt­la­rı kar­şı­sın­da ya­pa­bi­le­cek­le­ri hiç­bir şey yok­tur. Çün­kü el­le­rin­de tek bir de­lil da­hi bu­lun­ma­mak­ta­dır. Ör­ne­ğin re­sim­de gör­dü­ğü­nüz zar­ga­na fo­si­li, bu can­lı­la­rın 95 mil­yon yıl­dır hiç de­ğiş­me­dik­le­ri­nin bel­ge­si­dir. Be­lo­ni­dae fa­mil­yasına ait, uzun ve in­ce vücut­lu bu balığın günümüz­deki ör­nek­lerin­den hiç­bir far­kı yok­tur. </text:p>
      <text:p text:style-name="P15"/>
      <text:p text:style-name="P15"/>
      <text:p text:style-name="P15">908</text:p>
      <text:p text:style-name="P15"/>
      <text:p text:style-name="P15">Man­tis Is­ta­ko­zu</text:p>
      <text:p text:style-name="P15">Dö­nem: Me­zo­zo­ik za­man, Kre­ta­se dö­ne­mi</text:p>
      <text:p text:style-name="P15">Yaş: 95 mil­yon yıl</text:p>
      <text:p text:style-name="P15">Böl­ge: Lüb­nan</text:p>
      <text:p text:style-name="P15">Ev­rim te­ori­si bir var­sa­yım­dan iba­ret­tir. Bir var­sa­y­mn bi­lim­sel sa­y­la­bil­me­si için test edi­le­bil­me­si ve­ya bul­gu­lar­la doğ­ru­lan­ma­sı ge­re­kir, an­cak ev­rim­ci hi­ka­ye­ler bu kri­ter­ler­den yok­sun­dur. Dar­wi­nist­le­rin uzun uzun omur­ga­sız­la­rın omur­ga­lı­la­ra na­sıl dö­nüş­tü­ğü, ku­ru­yan de­niz­ler­de sus­uz ka­lan ba­lık­la­rın na­sıl ka­ra­ya çık­tı­ğı, si­nek ko­va­la­yan di­na­zor­la­rın na­sıl uç­ma­ya baş­la­dı­ğı gi­bi ma­sal­lar an­lat­ma­sı­nın bir an­la­mı ve bi­lim­sel de­ğe­ri yok­tur. Yap­ma­la­rı ge­re­ken, eğer var­sa, ya­rı omur­ga­sız ya­rı omur­ga­lı, ya­rı ba­lık ya­rı sü­rün­gen, ya­rı di­na­zor ya­rı kuş bir can­lı­ya ait bir ta­ne fo­sil gös­te­re­bil­me­le­ri­dir. Ev­rim­ci­ler böy­le bir ta­ne bi­le fosil gös­teremez­ken, can­lıların ev­rim geçir­medik­lerini is­pat­layan sayısız fosil var­dır. 95 mil­yon yaşın­daki man­tis ıs­takozu fosili de bun­lar­dan biridir. </text:p>
      <text:p text:style-name="P15"/>
      <text:p text:style-name="P15"/>
      <text:p text:style-name="P15">910</text:p>
      <text:p text:style-name="P15"/>
      <text:p text:style-name="P15">Ba­lon Ba­lı­ğı</text:p>
      <text:p text:style-name="P15">Dö­nem: Mezozoik zaman, Kretase dönemi</text:p>
      <text:p text:style-name="P15">Yaş: 95 milyon yıl </text:p>
      <text:p text:style-name="P15">Böl­ge: Lübnan</text:p>
      <text:p text:style-name="P15">Re­sim­de gö­rü­len ba­lon ba­lı­ğı fo­si­li, can­lı­la­rın ev­rim ge­çir­me­di­ği­nin bir baş­ka de­li­li­dir. 95 mil­yon yıl­lık bu fo­si­lin is­ke­le­ti ne­re­dey­se bü­tün ola­rak ko­run­muş­tur ve is­ke­let ya­pı­sı­nın gü­nü­müz­de ya­şa­yan ba­lon ba­lık­la­rı­nın­kin­den hiç­bir far­kı yok­tur. Ev­rim­ci­ler ise bu açık ger­çe­ğe göz­le­ri­ni ka­pa­mak­ta, ba­lık­la­rın omur­ga­sız de­niz can­lı­la­rın­dan ev­rim­leş­tik­le­ri şek­lin­de hiç­bir bi­lim­sel da­ya­na­ğı ol­ma­yan bir id­di­ada bu­lun­mak­ta­dır. Fo­sil ka­yıt­la­rı ev­ri­min da­ya­nak­sız bir id­dia ol­du­ğu­nu her se­fe­rin­de Dar­wi­nist­le­rin yü­zü­ne vur­mak­ta­dır. Fo­sil­ler, can­lı­la­rın ev­rim ge­çir­me­dik­le­ri­ni, ya­ra­tıl­dık­la­rı­nı gös­ter­mek­tedir.</text:p>
      <text:p text:style-name="P15"/>
      <text:p text:style-name="P15"/>
      <text:p text:style-name="P15"/>
      <text:p text:style-name="P15">913</text:p>
      <text:p text:style-name="P15"><text:soft-page-break/></text:p>
      <text:p text:style-name="P15">Mü­rek­kep Ba­lı­ğı</text:p>
      <text:p text:style-name="P15">Dö­nem: Me­zo­zo­ik za­man, Kre­ta­se dö­ne­mi</text:p>
      <text:p text:style-name="P15">Yaş: 95 mil­yon yıl</text:p>
      <text:p text:style-name="P15">Böl­ge: Lüb­nan</text:p>
      <text:p text:style-name="P15">Mü­rek­kep ba­lı­ğı, Cep­ha­lo­po­da (ka­fa­dan­ba­cak­lı­lar) sı­nı­fın­dan olan, de­niz­ler­de ya­şa­yan bir yu­mu­şak­ça­dır. Re­sim­de 95 mil­yon yıl­lık bir mü­rek­kep ba­lı­ğı fo­si­li gö­rül­mek­te­dir. Bu fo­si­lin, gü­nü­müz­de­ki ör­nek­le­rin­den en ufak bir far­kı yok­tur. Fo­sil­de mü­rek­kep ba­lı­ğı­nın de­ri­si­nin al­tın­da­ki pig­ment ke­se­si ta­ba­ka­sı da­hi gö­rül­mek­te, is­ke­let ya­pı­sı gü­nü­müz­de­ki­ler­le bi­re­bir ben­zer­lik gös­ter­mek­te­dir.</text:p>
      <text:p text:style-name="P15">Eğer ev­rim­ci­le­rin id­di­ala­rı doğ­ru ol­say­dı, mü­rek­kep ba­lık­la­rı­nın mil­yon­lar­ca yıl için­de tür­lü de­ği­şik­lik­ler ge­çir­me­le­ri ve bu aşa­ma­la­rı gös­te­ren çe­şit­li fo­sil ör­nek­le­ri­nin de bu­lun­ma­sı ge­re­kir­di. An­cak bu­lu­nan her fo­sil, mü­rek­kep ba­lı­ğı­nın mil­yon­lar­ca yıl bo­yun­ca hiç de­ğiş­me­den var­lı­ğı­nı de­vam et­tir­di­ği­ni gös­ter­mek­tedir. </text:p>
      <text:p text:style-name="P15"/>
      <text:p text:style-name="P15"/>
      <text:p text:style-name="P15">941</text:p>
      <text:p text:style-name="P15"/>
      <text:p text:style-name="P15">Sar­dal­ya</text:p>
      <text:p text:style-name="P15">Dö­nem: Me­zo­zo­ik za­man, Kre­ta­se Dö­ne­mi</text:p>
      <text:p text:style-name="P15">Yaş: 95 mil­yon yıl</text:p>
      <text:p text:style-name="P15">Böl­ge: Lüb­nan</text:p>
      <text:p text:style-name="P15">Re­sim­de gö­rü­len 95 mil­yon yıl­lık sar­dal­ya ba­lı­ğı fo­si­li, ev­rim sa­vu­nu­cu­la­rı­nın ha­ya­li id­di­ala­rı­na çok açık bir ce­vap ver­mek­te­dir. Bu fo­si­lin, gü­nü­müzdeki ör­nek­le­riy­le ara­sın­da hiç­bir gö­rü­nüm far­kı ol­ma­ma­sı, is­ke­let ve yüz­geç ya­pı­sı­nın ta­ma­men ay­nı ol­ma­sı, ev­rim­ci­le­rin ba­lık­la­rın ev­ri­mi ma­sa­lı­nı çü­rüt­mek­te­dir. Ay­nı za­man­da da tüm can­lı­la­rı Yü­ce Al­lah'ın yarat­tığını ve can­lıların bu zamana kadar hiç­bir değişime uğ­ramadık­larını delil­len­dir­mek­tedir.</text:p>
      <text:p text:style-name="P15"/>
      <text:p text:style-name="P15"/>
      <text:p text:style-name="P15"/>
      <text:p text:style-name="P15">909</text:p>
      <text:p text:style-name="P15"/>
      <text:p text:style-name="P15">Yılan Balığı</text:p>
      <text:p text:style-name="P15"/>
      <text:p text:style-name="P15"/>
      <text:p text:style-name="P15">Mantis Istakozu</text:p>
      <text:p text:style-name="P15"/>
      <text:p text:style-name="P15"/>
      <text:p text:style-name="P15"/>
      <text:p text:style-name="P15">Man­tis Is­ta­ko­zu - Yı­lan Ba­lı­ğı</text:p>
      <text:p text:style-name="P15">Dö­nem: Me­zo­zo­ik za­man, Kre­ta­se dö­ne­mi</text:p>
      <text:p text:style-name="P15">Yaş: 95 mil­yon yıl</text:p>
      <text:p text:style-name="P15">Böl­ge: Lüb­nan</text:p>
      <text:p text:style-name="P15"><text:soft-page-break/>Bi­lim­sel bil­gi ve bul­gu­lar gös­ter­mek­te­dir ki, yı­lan ba­lık­la­rı hep yı­lan ba­lı­ğı, man­tis ıs­ta­koz­la­rı hep man­tis ıs­ta­ko­zu ola­rak var ol­muş­lar­dır. Her­han­gi bir söz­de il­kel ata­la­rı yok­tur. Bir baş­ka can­lı­dan tü­re­me­miş, bir baş­ka can­lı­ya dö­nüş­me­miş­ler­dir. Soy­larını devam et­tir­dik­leri müd­det­çe hiç­bir ara aşamadan geç­memiş­ler­dir.</text:p>
      <text:p text:style-name="P15"/>
      <text:p text:style-name="P15"/>
      <text:p text:style-name="P15">912</text:p>
      <text:p text:style-name="P15"/>
      <text:p text:style-name="P15">Ba­lon Ba­lı­ğı</text:p>
      <text:p text:style-name="P15">Dö­nem: Me­zo­zo­ik za­man, Kre­ta­se dö­ne­mi</text:p>
      <text:p text:style-name="P15">Yaş: 95 mil­yon yıl</text:p>
      <text:p text:style-name="P15">Böl­ge: Lüb­nan</text:p>
      <text:p text:style-name="P15">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İn­gi­liz pa­le­on­to­log De­rek W. Ager, ev­rim te­ori­si­ni be­nim­se­me­si­ne kar­şın bu ger­çe­ği şöy­le ka­bul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ilt 87, 1976, s. 133)</text:p>
      <text:p text:style-name="P15"/>
      <text:p text:style-name="P15"/>
      <text:p text:style-name="P15"/>
      <text:p text:style-name="P15">942</text:p>
      <text:p text:style-name="P15"/>
      <text:p text:style-name="P15"/>
      <text:p text:style-name="P15">Bu, çift parçalı bir fosildir.</text:p>
      <text:p text:style-name="P15"/>
      <text:p text:style-name="P15"/>
      <text:p text:style-name="P15"/>
      <text:p text:style-name="P15">Zargana</text:p>
      <text:p text:style-name="P15">Dö­nem: Mezozoik zaman, Kretase Dönemi</text:p>
      <text:p text:style-name="P15">Yaş: 95 milyon yıl</text:p>
      <text:p text:style-name="P15">Böl­ge: Lübnan</text:p>
      <text:p text:style-name="P15">Resimde görülen zargana fosilinin ince gövdesi, iskeleti, kılıç balığına benzer uzun çenesi ve sivri dişleri 95 milyon yıldır en ufak bir değişikliğe uğramamıştır. Fosil kayıtlarında tüm canlı türlerinde görülen bu değişmezlik, "statis" (durağanlık) olarak ifade edilir ve Darwinistlerin en önemli problemlerinden birini oluşturur. Darwinistlerin hiç beklemedikleri bir sorun olarak karşılarına çıkan bu durumu, Harvard Üniversitesi'nden Peter Williamson şöyle özetlemektedir:</text:p>
      <text:p text:style-name="P15">"Asıl temel problem, morfolojik (görsel ve yapısal) durağanlıktır. Bir teori ancak varsayımları doğrulandığı oranda başarılıdır. Evrimsel süreci en iyi şekilde açıkladığını iddia eden klasik neo Darwinizm, fosil kayıtlarının en şaşırtıcı <text:soft-page-break/>özelliklerinden biri olan uzun süreli durağanlığı ön görememiştir." (Williamson, Peter G., "Morphological Stasis and Developmental Constraint: Real Problems for Neo-Darwinism," Nature, Vol. 294, 19 November 1981, s. 214)</text:p>
      <text:p text:style-name="P15"/>
      <text:p text:style-name="P15"/>
      <text:p text:style-name="P15">911</text:p>
      <text:p text:style-name="P15"/>
      <text:p text:style-name="P15">Man­tis Is­ta­ko­zu</text:p>
      <text:p text:style-name="P15">Dö­nem: Me­zo­zo­ik za­man, Kre­ta­se dö­ne­mi</text:p>
      <text:p text:style-name="P15">Yaş: 95 mil­yon yıl</text:p>
      <text:p text:style-name="P15">Böl­ge: Lüb­nan</text:p>
      <text:p text:style-name="P15">Bi­lim­sel bul­gu­lar can­lı­la­rın ev­rim ge­çir­me­di­ği­ni or­ta­ya koy­mak­ta­dır. Re­sim­de gö­rü­len man­tis ıs­ta­ko­zu fo­si­li de ev­rim­ci­le­rin giz­le­me­ye ça­lış­tık­la­rı bu ger­çe­ği or­ta­ya çı­ka­ran de­lil­ler­den­dir. Bu fo­si­lin gü­nü­müz­de ya­şa­yan man­tis ka­ri­des­le­rin­den hiç­bir far­kı yok­tur. </text:p>
      <text:p text:style-name="P15">Man­tis ıs­ta­koz­la­rı gö­ğüs kı­sım­la­rın­dan çı­kan uzan­tı­la­rı kul­la­na­rak bes­le­nir. Bun­la­rn her bi­ri ks­kaç­l­dr. İkin­ci­si özel­lik­le iri­dir ve av vur­ma­da ve ya­ka­la­ma­da kul­la­n­lr. İkin­ci uzan­t­nn di­ken­li şek­li, man­tis bö­ce­ği­nin uzan­t­la­r­na ben­ze­di­ği için, bu can­l­lar yay­gn ola­rak "man­tis ıs­ta­ko­zu" ola­rak bi­li­nir­ler. Mz­rak­l ve ök­çe­li ola­rak iki tip­te olan uzan­t­lar, tür­lere gö­re de­ği­şik­lik gös­te­rir. İri­ce bir man­tis ıs­ta­ko­zu, 22 ka­lib­re­lik bir ta­ban­ca­dan ç­kan mer­mi ka­dar kuv­vet­li vu­ruş ya­pa­bi­lir. ("Se­eing the World in Many Co­lors", Mary­land Üni­ver­si­te­si İn­ter­net Si­te­si, http://www.umbc.edu/gradsc­ho­ol/research/profile_11.html)</text:p>
      <text:p text:style-name="P15"/>
      <text:p text:style-name="P15"/>
      <text:p text:style-name="P15">947</text:p>
      <text:p text:style-name="P15"/>
      <text:p text:style-name="P15"/>
      <text:p text:style-name="P15">Ke­man Va­to­zu</text:p>
      <text:p text:style-name="P15">Dö­nem: Mezozoik zaman, Kretase dönemi</text:p>
      <text:p text:style-name="P15">Yaş: 95 milyon yıl</text:p>
      <text:p text:style-name="P15">Böl­ge: Lübnan</text:p>
      <text:p text:style-name="P15">Johns Hop­kins Üni­ver­si­te­si'nden S. M. Stan­ley, "Fo­sil­le­rin yok­lu­ğun­da ev­rim fik­ri­nin had­di aşan bir hi­po­tez­den da­ha faz­la bir şe­yi tem­sil edip et­me­ye­ce­ği şüp­he­li­dir." di­ye­rek fo­sil ka­yıt­la­rı­nın ev­rim te­ori­si için öne­mi­ni or­ta­ya koy­mak­ta­dır. Gö­rül­dü­ğü gi­bi ön­de ge­len ev­rim­ci­ler de fo­sil ka­yıt­la­rı­nın ek­sik­li­ği­nin ev­rim te­ori­si için bir so­run oluş­tur­du­ğu­nun far­kın­da­dır ve bu­nu iti­raf et­mek­te­dir. Re­sim­de gö­rü­len 95 mil­yon yıl­lık ke­man va­to­zu fo­si­li de Prof. Stan­ley'nin bu iti­ra­fı­nı te­yit eden ör­nek­ler­den bi­ri­dir. (S.M. Stan­ley, The New Evo­lu­ti­onary Timetab­le Fos­sils, Genes and the Origins of Species, Basic Books, Inc., Pub­lis­hers, New York, 1981, s. 72)</text:p>
      <text:p text:style-name="P15"/>
      <text:p text:style-name="P15"/>
      <text:p text:style-name="P15"/>
      <text:p text:style-name="P7">3435</text:p>
      <text:p text:style-name="P7"/>
      <text:p text:style-name="P7"><text:soft-page-break/>Kurt Ringa</text:p>
      <text:p text:style-name="P7">Dönem: Mezozoik zaman, Kretase Dönemi</text:p>
      <text:p text:style-name="P7">Yaş: 110 milyon yıl</text:p>
      <text:p text:style-name="P7">Bölge: Santana Oluşumu, Brezilya</text:p>
      <text:p text:style-name="P7">Resimdeki 110 milyon yıllık kurt ringa balığıyla günümüzdeki kurt ringa balıkları arasında hiçbir farklılık bulunmamaktadır. Bu durum, diğer tüm balıklar, bitkiler, memeliler ve kuşlar için de geçerlidir. Yüz milyonlarca yıllık bitki, memeli ve kuş fosilleri günümüzdeki örnekleriyle tamamen aynı özelliklere sahiptir.</text:p>
      <text:p text:style-name="P7"/>
      <text:p text:style-name="P15">950</text:p>
      <text:p text:style-name="P15"/>
      <text:p text:style-name="P15">Zar­ga­na</text:p>
      <text:p text:style-name="P15">Dö­nem: Mezozoik zaman, Kretase Dönemi</text:p>
      <text:p text:style-name="P15">Yaş: 95 milyon yıl</text:p>
      <text:p text:style-name="P15">Böl­ge: Lübnan</text:p>
      <text:p text:style-name="P15">Fo­sil ka­yıt­la­rın­da çok sa­yı­da zar­ga­na tü­rü­ne rast­la­mak müm­kün­dür. Kayıtlarda yer alan bu zar­ga­na tür­le­ri gü­nü­müz­de de can­lı ola­rak gö­rül­mek­te­dir ve bu du­rum can­lı­la­rın ev­rim sü­re­cin­den geç­medik­lerini delil­lendirir.</text:p>
      <text:p text:style-name="P15"/>
      <text:p text:style-name="P15"/>
      <text:p text:style-name="P15"/>
      <text:p text:style-name="P15"/>
      <text:p text:style-name="P15">Resim­ler­de Lüb­nan'da­ki Ha­kel Olu­şu­mu'nda ya­pı­lan fo­sil araş­tır­ma­la­rı gö­rül­mek­te­dir. Yak­la­şık 150 yıl­dır sü­re­ge­len ka­zı­lar ne­ti­ce­sin­de, yüz bin­ler­ce tü­re ait mil­yon­lar­ca fo­sil el­de edil­miş­tir. Bun­la­rın için­de bir ta­ne bi­le, can­lı­la­rın söz­de ev­rim sü­re­ci­ni gös­te­ren bir fo­sil yok­tur. Tüm fo­sil­ler­de can­lı­lar, sa­hip ol­duk­la­rı bü­tün özel­lik­ler­le tam ve ek­sik­siz ola­rak gö­rül­mek­te­dir. Bu da Dar­wi­nist­le­rin, il­kel­den ge­liş­mi­şe doğ­ru aşama aşama iler­leme senar­yolarının hiç­bir zaman yaşan­madığını gös­ter­mek­tedir. </text:p>
      <text:p text:style-name="P15"/>
      <text:p text:style-name="P15">951</text:p>
      <text:p text:style-name="P15"/>
      <text:p text:style-name="P15">Elopidae (Ka­dın Ba­lı­ğı)</text:p>
      <text:p text:style-name="P15">Dö­nem: Me­zo­zo­ik za­man, Kre­ta­se Dö­ne­mi</text:p>
      <text:p text:style-name="P15">Yaş: 95 mil­yon yıl</text:p>
      <text:p text:style-name="P15">Böl­ge: Lüb­nan</text:p>
      <text:p text:style-name="P15">Ev­rim­ci­le­rin "can­lı­la­rın aşa­ma­lı ola­rak ge­liş­tik­le­ri ve tür­le­rin de bu şe­kil­de or­ta­ya çık­tık­la­rı" yö­nün­de­ki id­di­ala­rı, re­sim­de gö­rü­len 95 mil­yon yıl­lık ka­dın ba­lı­ğı fo­si­li ta­ra­fın­dan bir kez da­ha ya­lan­lan­mak­ta­dır. Elo­pi­da­e tü­rü ba­lık­lar mil­yon­lar­ca yıl ön­ce na­sıl bir is­ke­let ya­pı­sı­na sa­hip­se, gü­nü­müz­de­ki­ler de ay­nı is­ke­let ya­pı­sı­na sa­hip­tir. Bu­nun da an­la­mı açık­tır: Can­lı­lar ev­rim ge­çir­me­miş, <text:s text:c="9"/>Rab­bi­miz ta­ra­fın­dan ya­ra­tıl­mış­lar­dır. </text:p>
      <text:p text:style-name="P15"/>
      <text:p text:style-name="P15"/>
      <text:p text:style-name="P15"/>
      <text:p text:style-name="P15"><text:soft-page-break/>952</text:p>
      <text:p text:style-name="P15"/>
      <text:p text:style-name="P15"/>
      <text:p text:style-name="P15">Bu fosil, ta­şın her iki yü­ze­yin­de de gö­rü­len çift ta­raf­lı bir fo­sil­dir. </text:p>
      <text:p text:style-name="P15"/>
      <text:p text:style-name="P15"/>
      <text:p text:style-name="P15"/>
      <text:p text:style-name="P15">Albulidae (Kılçıklı Balık)</text:p>
      <text:p text:style-name="P15">Dö­nem: Mezozoik zaman, Kretase Dönemi</text:p>
      <text:p text:style-name="P15">Yaş: 95 milyon yıl</text:p>
      <text:p text:style-name="P15">Böl­ge: Lübnan</text:p>
      <text:p text:style-name="P15">Resimdeki 95 milyon yıllık kılçıklı balık, Elipoidei (tarpunlar) alt takımında yer alan, Albulidae familyasına dahil bir canlıdır. Günümüzde yaşayan kılçıklı balıkların birebir aynısıdır. </text:p>
      <text:p text:style-name="P15">Dünyanın dört bir yanında yaklaşık 150 yıldır fosil araştırmaları yapılmaktadır. Bu araştırmaların neticesinde milyonlarca fosil elde edilmiştir. Fakat hiçbir zaman yarı omurgasız yarı balık ya da yarı balık yarı timsah fosili örneği görülmemiştir. Evrimcilerin "ara geçiş fosili" iddiaları, bir hayalden öteye asla gidememiştir. Bulunan her fosil, soyları devam ettiği müddetçe canlıların hiç değişmediklerini ortaya koymuştur. Bunun anlamı ise, canlıları Allah'ın yarattığıdır.</text:p>
      <text:p text:style-name="P15"/>
      <text:p text:style-name="P15"/>
      <text:p text:style-name="P15">954</text:p>
      <text:p text:style-name="P15"/>
      <text:p text:style-name="P15">Tes­te­reli Va­to­z</text:p>
      <text:p text:style-name="P15">Dö­nem: Me­zo­zo­ik za­man, Kre­ta­se dö­ne­mi</text:p>
      <text:p text:style-name="P15">Yaş: 95 mil­yon yıl</text:p>
      <text:p text:style-name="P15">Böl­ge: Lüb­nan</text:p>
      <text:p text:style-name="P15">Gü­nü­müz­de­ki ör­nek­le­riy­le re­sim­de gör­dü­ğü­nüz 95 mil­yon yıl­lık tes­te­re­li va­toz ara­sın­da hiç­bir fark bu­lun­ma­mak­ta­dır. Bu da ev­rim te­ori­si­ni tek ba­şı­na çık­ma­za so­kan bir du­rum­dur. Yü­ce Rab­bi­miz tüm can­lı­la­rı ay­rı tür­ler ola­rak ya­rat­mış­tır ve bu can­lı­lar ya­ra­tıl­dık­la­rı an­dan itibaren hiç­bir değişik­liğe uğ­ramadan günümüze dek gel­miş­ler­dir. </text:p>
      <text:p text:style-name="P15"/>
      <text:p text:style-name="P15"/>
      <text:p text:style-name="P15">955</text:p>
      <text:p text:style-name="P15"/>
      <text:p text:style-name="P15">De­niz Kes­ta­ne­si</text:p>
      <text:p text:style-name="P15">Dö­nem: Me­zo­zo­ik za­man, Kre­ta­se dö­ne­mi</text:p>
      <text:p text:style-name="P15">Yaş: 95 mil­yon yıl</text:p>
      <text:p text:style-name="P15">Böl­ge: Lüb­nan</text:p>
      <text:p text:style-name="P15">Ev­ri­mi ya­lan­la­yan yüz mil­yon­lar­ca fo­sil­den bi­ri de de­niz kes­ta­ne­le­ri­dir. Re­sim­de gö­rü­len 95 mil­yon ya­şın­da­ki bu de­niz kes­ta­ne­si ev­rim te­ori­si­ni ge­çer­siz kıl­mak için tek ba­şı­na ye­ter­li­dir. Ar­tık ev­rim­ci­le­rin, de­ma­go­ji­ler­le, al­dat­ma­ca­lar­la ve çe­şit­li spe­kü­las­yon­lar­la in­san­la­rı kan­dır­ma­sı im­kan­sız­dır. Çün­kü, baş­ta fo­sil ka­yıt­la­rı ol­mak <text:soft-page-break/>üze­re, ev­ri­min al­ey­hi­ne olan tüm bi­lim­sel bul­gu­lar göz­ler önün­de­dir. 95 mil­yon yıl­dır ay­nı kalan deniz kes­taneleri kar­şısın­da ev­rim­ci spekülas­yon­ların hiç­bir değeri yok­tur.</text:p>
      <text:p text:style-name="P15"/>
      <text:p text:style-name="P15"/>
      <text:p text:style-name="P15">962</text:p>
      <text:p text:style-name="P15"/>
      <text:p text:style-name="P15">Kedi Ba­lı­ğı</text:p>
      <text:p text:style-name="P15">Dö­nem: Me­zo­zo­ik za­man, Kre­ta­se dö­ne­mi</text:p>
      <text:p text:style-name="P15">Yaş: 95 mil­yon yıl</text:p>
      <text:p text:style-name="P15">Böl­ge: Lüb­nan</text:p>
      <text:p text:style-name="P15">Mil­yon­lar­ca yıl ön­ce ya­şa­mış olan kedi ba­lık­la­rı, bugün yaşamakta olan kedi balıklarının sahip olduğu tüm özelliklere eksiksiz sahiptir. Ni­te­kim re­sim­de gö­rü­len 95 mil­yon yıl­lık kedi ba­lı­ğının gü­nü­müz kedi ba­lık­la­rın­dan fark­sız­ olması da bu gerçeği teyit etmektedir. </text:p>
      <text:p text:style-name="P15">Al­lah, bü­tün can­l­la­r ol­du­ğu gi­bi, kedi ba­lk­la­r­n da tam ve noksansız ya­rat­mş­tr ve kedi ba­lık­la­rı da di­ğer can­lı­lar gibi ev­rim geçir­memiş­tir. </text:p>
      <text:p text:style-name="P15"/>
      <text:p text:style-name="P15"/>
      <text:p text:style-name="P15"/>
      <text:p text:style-name="P15"/>
      <text:p text:style-name="P15">BİTKİLERE AİT FOSİL ÖRNEKLERİ </text:p>
      <text:p text:style-name="P15"/>
      <text:p text:style-name="P15"/>
      <text:p text:style-name="P15">797</text:p>
      <text:p text:style-name="P15"/>
      <text:p text:style-name="P15">Melengiç Tohumu </text:p>
      <text:p text:style-name="P15">Dö­nem: Se­no­zo­ik za­man, Eo­sen dö­ne­mi</text:p>
      <text:p text:style-name="P15">Yaş: 54 - 37 mil­yon yıl</text:p>
      <text:p text:style-name="P15">Böl­ge: Wyo­ming, ABD</text:p>
      <text:p text:style-name="P15"/>
      <text:p text:style-name="P15">Ilı­man ik­lim­ler­de ye­ti­şen ve Cel­tis cin­si olan bu ağaç, an­tep ­fıs­tı­ğı ağa­cı­nın aşı­lan­ma­mış ha­li ola­rak da bi­li­nir. <text:s/></text:p>
      <text:p text:style-name="P15">Re­sim­de gö­rü­len ve yak­la­şık 50 mil­yon ya­şın­da olan me­len­giç to­hum­la­rı, ev­ri­min hiç ya­şan­ma­dı­ğı­nın de­lil­le­rin­den­dir. Hep me­len­giç ola­rak var olan bu bit­ki, di­ğer tüm bit­ki­ler gi­bi, hiç­bir ara aşa­ma­dan geç­me­miş, bir baş­ka bit­ki­den mey­da­na gel­me­miş, bir baş­ka bit­ki­ye dö­nüş­me­miş­tir. Ni­te­kim ev­rim­ci­ler ­de bit­ki­le­rin söz­de ev­ri­mi­ni gös­te­re­bi­le­cek her­han­gi bir ara form fo­si­li ol­ma­dı­ğı­nı bil­mek­te­dir. Neo Darwinizm'in kurucularından olan George Gaylord Simpson bu gerçeği şöyle ifade etmektedir:</text:p>
      <text:p text:style-name="P15">"Ara formların bu sistemli yokluğu, sadece memelilere has değildir ve paleontologların uzun zamandır fark ettiği gibi neredeyse evrensel bir olgudur. Bu olgu, omurgalı ya da omurgasız neredeyse tüm hayvan sınıfları ve tüm takımlar için geçerlidir. Açıkçası aynı olgu, bitkilerin farklı kategorileri için de söz konusudur." <text:soft-page-break/>(George G., Simpson, Tempo and Mode in Evolution, Columbia University Press, New York, 1944, s. 105, 107)</text:p>
      <text:p text:style-name="P15"/>
      <text:p text:style-name="P15"/>
      <text:p text:style-name="P15">798</text:p>
      <text:p text:style-name="P15"/>
      <text:p text:style-name="P15">Sekoya Kozalağı</text:p>
      <text:p text:style-name="P15">Dö­nem: Me­zo­zo­ik za­man, Kre­ta­se dö­ne­mi</text:p>
      <text:p text:style-name="P15">Yaş: 146 - 65 mil­yon yıl</text:p>
      <text:p text:style-name="P15">Böl­ge: Ku­zey Da­ko­ta, ABD</text:p>
      <text:p text:style-name="P15">100 met­re­den faz­la uza­ya­bi­len ve ge­nel­lik­le Ku­zey Ame­ri­ka'da ya­şa­yan se­ko­ya­la­rın, on mil­yon­lar­ca yıl­dır ay­nı ol­duk­la­rı­nı gös­te­ren sa­yı­sız fo­sil ör­ne­ği var­dır. Re­sim­de­ki fo­sil ise yak­la­şık 140 mil­yon ya­şın­da­dır. Bu ör­nek­ler, bit­ki­le­rin ilk ola­rak na­sıl or­ta­ya çık­tı­ğı­nı ve na­sıl bu ka­dar çok tü­re sa­hip ol­duk­la­rı­nı bi­lim­sel ola­rak açıklayamayan ev­rim­ci­le­ri, bir kez da­ha ses­siz­li­ğe mah­kum et­mek­te­dir. Her bi­ri ken­di­si­ne has özel­lik­ler­le fo­sil ka­yıt­la­rın­da bir­denbi­re be­li­ren ve mil­yon­lar­ca yıl bo­yun­ca hiç de­ğiş­me­den soy­la­rı­nı de­vam et­ti­ren bit­ki­ler, açık­tır ki, Yü­ce Al­lah ta­ra­fın­dan ya­ratıl­mış­lar­dır. </text:p>
      <text:p text:style-name="P15"/>
      <text:p text:style-name="P15"/>
      <text:p text:style-name="P15">807</text:p>
      <text:p text:style-name="P15"/>
      <text:p text:style-name="P15">Sarmaşık Eğrelti Otu</text:p>
      <text:p text:style-name="P15">Dö­nem: Se­no­zo­ik za­man, Eo­sen dö­ne­mi</text:p>
      <text:p text:style-name="P15">Yaş: 50 mil­yon yıl</text:p>
      <text:p text:style-name="P15">Böl­ge: Gre­en Ri­ver Olu­şu­mu, Wyo­ming, ABD</text:p>
      <text:p text:style-name="P15">Dar­wi­nist­ler ta­ra­fın­dan sah­te­kar­lık­lar ve çar­pıt­ma­lar­la, yıl­lar­ca ev­rim te­ori­si­nin de­li­liy­miş gi­bi su­nu­lan fo­sil­le­rin, te­ori­nin aley­hin­de bir ka­nıt ol­du­ğu ar­tık açık­ça gö­rül­mek­te­dir. Prin­ce­ton Üni­ver­si­te­si'nden ma­te­ma­tik­çi ve ev­rim kar­şı­tı Da­vid Ber­lins­ki, fo­sil bul­gu­la­rı­nın ev­ri­mi ya­lan­la­dı­ğı­nı şöy­le ifa­de eder: </text:p>
      <text:p text:style-name="P15">"Fo­sil me­zar­lı­ğı boş­luk­lar­la do­lu­dur. Hiç­bir pa­le­on­to­log da bu­nu red­det­me­mek­te­dir. Bu açık bir ger­çek­tir. Dar­win'in te­ori­si ile fo­sil ka­yıt­la­rı çe­liş­ki­li­dir." (Da­vid Ber­link­si, Com­men­tary, Sept. 1996 s. 28)</text:p>
      <text:p text:style-name="P15">İş­te bu fo­sil­ler­den bi­ri de re­sim­de gö­rü­len eğ­rel­ti otu fo­si­li­dir. 50 mil­yon yıl ön­ce ya­şa­mış olan sar­ma­şık eğ­rel­ti ot­la­rı­nın gü­nü­müz­de­ki ör­nek­le­rin­den far­kı ol­ma­dı­ğı­nı gös­te­ren bu fo­sil, ev­rim­ci­le­rin id­di­ala­rı­nı ge­çer­siz kıl­mak­ta­dır. </text:p>
      <text:p text:style-name="P15"/>
      <text:p text:style-name="P15"/>
      <text:p text:style-name="P15">811</text:p>
      <text:p text:style-name="P15"/>
      <text:p text:style-name="P15">Allophyllum Yaprağı</text:p>
      <text:p text:style-name="P15">Dö­nem: Se­no­zo­ik za­man, Eo­sen dö­ne­mi</text:p>
      <text:p text:style-name="P15">Yaş: 54 - 37 mil­yon yıl</text:p>
      <text:p text:style-name="P15">Böl­ge: Gre­en Ri­ver Olu­şu­mu, Co­lo­ra­do, ABD</text:p>
      <text:p text:style-name="P15"><text:soft-page-break/>Po­le­mo­ni­acea­e fa­mil­ya­sı­na da­hil olan bu bit­ki­ler, mil­yon­lar­ca yıl­dır de­ğiş­me­yen ya­pı­la­rıy­la ev­rim te­ori­si­ne mey­dan oku­yan can­lı­lar­dan bi­ri­dir. Sa­yı­sız fo­sil ör­ne­ği ev­ri­min hiç­bir za­man ya­şan­ma­dı­ğı­nı gös­te­rir­ken, Dar­wi­nist­le­rin te­ori­le­rin­de ıs­rar­cı ol­ma­la­rı, bul­gu­la­rın ta­şı­dı­ğı an­la­mı dü­şün­me­me­le­rin­den kay­nak­lan­mak­ta­dır. Bu­gü­ne ka­dar bu­lu­nan mil­yon­lar­ca fo­sil ara­sın­da bir ta­ne bi­le ara ge­çiş for­mu­nun bu­lun­ma­mış ol­ma­sı­nı hiç dü­şün­me­yen ev­rim­ci­ler, ay­nı ma­sal­la­rı an­lat­ma­ya de­vam eder­ler. Es­ki­den bu ma­sal­lar­la te­sel­li bu­lan ve ken­di­le­ri­ni avu­tan ev­rim­ci­ler, bu­gün ar­tık çok de­tay­lı bil­gi­len­miş olan kit­le­ler kar­şı­sın­da da­ha faz­la ya­lan­la­rı­nı de­vam et­ti­re­mez ha­le gel­miş­ler­dir. </text:p>
      <text:p text:style-name="P15"/>
      <text:p text:style-name="P15"/>
      <text:p text:style-name="P15">812</text:p>
      <text:p text:style-name="P15"/>
      <text:p text:style-name="P15"/>
      <text:p text:style-name="P15">Kavak Yaprağı </text:p>
      <text:p text:style-name="P15">Dö­nem: Se­no­zo­ik za­man, Eo­sen dö­ne­mi</text:p>
      <text:p text:style-name="P15">Yaş: 54 - 37 mil­yon yıl</text:p>
      <text:p text:style-name="P15">Böl­ge: Gre­en Ri­ver Olu­şu­mu, Utah, ABD</text:p>
      <text:p text:style-name="P15">Ka­vak­la­rın bir baş­ka bit­ki­den tü­re­me­dik­le­ri­ni, her­han­gi bir ev­rim­sel ata­ya sa­hip ol­ma­dık­la­rı­nı, hep ka­vak ola­rak var ol­duk­la­rı­nı gös­te­ren bu fo­sil, bir Ya­ra­tı­lış de­li­li­dir. </text:p>
      <text:p text:style-name="P15">Gü­nü­müz­de­ki ka­vak­la­rın her yö­nüy­le ay­nı­sı olan, yak­la­şık 50 mil­yon yıl ön­ce ya­şa­mış ka­vak­lar, ev­ri­min ha­yal ürü­nü bir se­nar­yo­dan iba­ret ol­du­ğu­nu göz­ler önü­ne ser­mek­te­dir. </text:p>
      <text:p text:style-name="P15"/>
      <text:p text:style-name="P15"/>
      <text:p text:style-name="P15">813</text:p>
      <text:p text:style-name="P15"/>
      <text:p text:style-name="P15">Yalancı Servi Yaprağı</text:p>
      <text:p text:style-name="P15">Dö­nem: Se­no­zo­ik za­man, Eo­sen dö­ne­mi</text:p>
      <text:p text:style-name="P15">Yaş: 50 mil­yon yıl</text:p>
      <text:p text:style-name="P15">Böl­ge: Cac­he Cre­ek Olu­şu­mu, Ka­na­da</text:p>
      <text:p text:style-name="P15">İğ­ne yap­rak­lı bit­ki­ler­den olan ya­lan­cı ser­vi ağa­cı­nın 50 mil­yon yıl­dır de­ğiş­me­di­ği­ni gös­te­ren re­sim­de­ki fo­sil, ev­rim­ci­le­rin id­di­ala­rı­nın doğ­ru ol­ma­dı­ğı­nı söy­le­mek­te­dir. Char­les Dar­win'in id­di­ala­rı­na gö­re, geç­miş­te dün­ya üze­rin­de ha­ya­li tek bir or­tak ata­dan di­ğer can­lı tür­le­ri­ni ka­de­me­li ola­rak tü­re­ten bir ev­rim sü­re­ci ya­şan­mış­ olmalıdır. An­cak fo­sil ka­yıt­la­rı, is­tis­na­sız, bu­nun tam ter­si­ni söy­le­mek­te­dir. So­yu tü­ken­miş ve­ya de­vam eden fark­lı can­lı­la­ra ait sa­yı­sız ka­lın­tı var­dır, ama bu ka­lın­tı­lar Dar­win'in te­ori­si­nin ge­rek­tir­di­ği gi­bi bir­bir­le­ri­ne ak­ra­ba­lık ba­ğı ile bağ­lı de­ğil­dir. Bi­li­nen her fo­sil, bi­li­nen her can­lı gi­bi, ken­di­ne has özel­lik­le­re sa­hip­tir. Do­ğa ta­ri­hi, bir­bi­ri­ne çok ben­ze­yen ve ya­kın tür­le­re de­ğil, bir­bir­le­rin­den çok fark­lı ve ara­la­rın­da bü­yük ya­pı­sal fark­lı­lık­lar bu­lu­nan grup­la­ra ay­rıl­mış­tır.</text:p>
      <text:p text:style-name="P15"/>
      <text:p text:style-name="P15"/>
      <text:p text:style-name="P15"/>
      <text:p text:style-name="P15">British Columbia Ulusal Parkı</text:p>
      <text:p text:style-name="P15"><text:soft-page-break/></text:p>
      <text:p text:style-name="P15"/>
      <text:p text:style-name="P15">839</text:p>
      <text:p text:style-name="P15"/>
      <text:p text:style-name="P15">Su­mak Yap­ra­ğı</text:p>
      <text:p text:style-name="P15">Dö­nem: Se­no­zo­ik za­man, Eo­sen dö­ne­mi</text:p>
      <text:p text:style-name="P15">Yaş: 50 mil­yon yıl</text:p>
      <text:p text:style-name="P15">Böl­ge: Utah, ABD</text:p>
      <text:p text:style-name="P15">Bit­ki­le­rin ev­ri­mi id­di­ası­nı en açık bi­çim­de red­de­den fo­sil bul­gu­la­rı, çi­çek­li bit­ki­le­re ait­tir. Çi­çek­li bit­ki­ler ya da bi­yo­lo­jik ta­nı­mıy­la an­gi­os­perm­ler, 43 ay­rı fa­mil­ya­ya bö­lün­müş­ler­dir ve bu 43 fark­lı fa­mil­ya­nın her bi­ri de, ar­ka­la­rın­da hiç­bir il­kel "ara form" izi bu­lun­ma­dan fo­sil ka­yıt­la­rın­da ani­den or­ta­ya çı­kar­lar. Bu ger­çek 19. yüz­yıl­da da fark edil­miş ve hat­ta bu ne­den­le Dar­win an­gi­os­perm­le­rin kö­ke­ni­ni "ra­hat­sız edi­ci bir sır" ola­rak ta­nım­la­mış­tır. Ev­rim­ci pa­le­obo­ta­nik­çi N. F. Hug­hes, Pa­le­obi­ology of An­gi­os­perm Ori­gins (An­gi­os­perm­le­rin Pa­le­obi­yo­lo­jik Kö­ke­ni) ad­lı ki­ta­bın­da şu iti­ra­fı ya­par:</text:p>
      <text:p text:style-name="P15">"Ka­ra­da­ki bit­ki­le­rin en do­mi­nant gru­bu olan an­gi­os­perm­le­rin (söz­de) ev­rim­sel kö­ke­ni, bi­lim adam­la­rı­nı 19. yüz­yı­lın or­ta­la­rın­dan be­ri şa­şırt­mak­ta­dır... Bu so­ru­na tat­min­kar bir ce­vap bu­lu­na­ma­yı­şı de­vam et­mek­te­dir ve so­nun­da ço­ğu bi­yo­log bu so­ru­nun fo­sil ka­yıt­la­rıy­la çö­zül­me­si­nin im­kan­sız ol­du­ğu so­nu­cu­na var­mış­tır." (N. F. Hug­hes, Pa­le­obi­ology of An­gi­os­perm Ori­gins: Prob­lems of Me­so­zo­ic Se­ed-Plant Evo­lu­ti­on, Camb­rid­ge: Camb­rid­ge Uni­ver­sity Press, 1976, s. 1-2)</text:p>
      <text:p text:style-name="P15">Bu iti­ra­fın an­la­mı şu­dur: Bit­ki­le­rin ev­ri­mi id­di­ası­nı de­lil ola­rak su­nu­la­bi­le­cek hiç­bir fo­sil bu­lun­ma­mış­tır, bun­dan son­ra da bu­lun­ma­sı müm­kün de­ğil­dir. Re­sim­de­ki 50 mil­yon yıl­lık su­mak fo­si­li­nin de gös­ter­di­ği gi­bi, bit­ki­ler ev­rim ge­çir­memiş, yaratıl­mış­lar­dır.</text:p>
      <text:p text:style-name="P15"/>
      <text:p text:style-name="P15"/>
      <text:p text:style-name="P15">840</text:p>
      <text:p text:style-name="P15"/>
      <text:p text:style-name="P15">Süt­le­ğen Yap­ra­ğı</text:p>
      <text:p text:style-name="P15">Dö­nem: Se­no­zo­ik za­man, Eo­sen dö­ne­mi</text:p>
      <text:p text:style-name="P15">Yaş: 50 mil­yon yıl</text:p>
      <text:p text:style-name="P15">Böl­ge: Utah, ABD</text:p>
      <text:p text:style-name="P15">Pa­le­obo­ta­nik­çi Da­ni­el Axel­rod, "The Evo­lu­ti­on of Flo­we­ring Plants" ad­lı ma­ka­le­sin­de çi­çek­li bit­ki­le­rin kö­ke­ni ko­nu­sun­da şu yo­ru­mu ya­par:</text:p>
      <text:p text:style-name="P15">"An­gi­os­perm­le­re, ya­ni çi­çek­li bit­ki­le­re yol açan il­kel grup, fo­sil ka­yıt­la­rın­da he­nüz tes­pit edil­me­miş­tir ve ya­şa­yan hiç­bir an­gi­os­perm böy­le bir bağ­lan­tı­ya işa­ret et­me­mek­te­dir." (Da­ni­el Axel­rod, The Evo­lu­ti­on of Flo­we­ring Plants, Evo­lu­ti­on Af­ter Dar­win, Cilt 1, edi­tör S. Tax, Chi­ca­go, Uni­ver­sity of Chi­ca­go Press, 1960, s. 264-274)</text:p>
      <text:p text:style-name="P15">Bu iti­raf­tan da an­la­şı­la­ca­ğı gi­bi, yak­la­şık 150 yıl­dır ya­pı­lan fo­sil araş­tır­ma­la­rı, çi­çek­li bit­ki­le­rin söz­de or­tak ata­sı ola­rak ni­te­len­di­ri­le­bi­le­cek tek bir fo­sil da­hi or­ta­ya ko­ya­ma­mış­tır. Bu da bit­ki­le­rin, uzun za­man di­lim­le­ri için­de, kü­çük de­ği­şim­le­re uğ­ra­ya­rak bir­bir­le­rin­den tü­re­dik­le­ri id­di­asın­da olan Dar­wi­nist­le­ri ya­lan­la­mak­ta­dır. 50 mil­<text:soft-page-break/>yon yıl­lık süt­le­ğen yap­ra­ğı­nın da gös­ter­di­ği gi­bi, ara­dan ge­çen on mil­yon­lar­ca yı­la rağ­men bit­ki­ler hiç de­ğiş­me­miş, ya­ni ev­rim ge­çir­me­miş­tir. </text:p>
      <text:p text:style-name="P15"/>
      <text:p text:style-name="P15"/>
      <text:p text:style-name="P15"/>
      <text:p text:style-name="P15">862</text:p>
      <text:p text:style-name="P15"/>
      <text:p text:style-name="P15">Ba­lon As­ma­sı</text:p>
      <text:p text:style-name="P15">Dö­nem: Se­no­zo­ik za­man, Eo­sen dö­ne­mi</text:p>
      <text:p text:style-name="P15">Yaş: 50 mil­yon yıl</text:p>
      <text:p text:style-name="P15">Böl­ge: Gre­en Ri­ver Olu­şu­mu, Utah, ABD</text:p>
      <text:p text:style-name="P15">Dar­win, gü­nü­müz­den 150 yıl ön­ce ev­rim te­ori­si­nin önem­li bir prob­le­mi­ni şöy­le ifa­de et­miş­tir:</text:p>
      <text:p text:style-name="P15">"Bit­ki ale­mi­nin ta­ri­hin­de (bi­lim­sel sı­nıf­la­ma açı­sın­dan) yük­sek se­vi­ye­li bit­ki­le­rin açık­ça ani­den ve bir­den­bi­re ge­li­şim­le­ri ka­dar ba­na da­ha ola­ğa­nüs­tü ge­len bir olay yok­tur." (Fran­cis Dar­win, Char­les Dar­win'in Ha­ya­tı ve Mek­tup­la­rı, 1887, sf. 248</text:p>
      <text:p text:style-name="P15">Dar­win'in di­le ge­tir­di­ği, "Bit­ki­le­rin açık­ça ani­den ve bir­den­bi­re ge­li­şi­mi"nin an­la­mı, bit­ki tür­le­ri­nin aşa­ma aşa­ma, kü­çük de­ği­şim­ler so­nu­cu or­ta­ya çık­ma­dık­la­rı, ya­ni ev­rim ge­çir­me­dik­le­ri­dir. Dar­win da­hi, bit­ki­le­re ait fo­sil­le­rin ev­ri­min aley­hin­de ol­du­ğu­nu gör­müş­ken, gü­nü­müz ev­rim­ci­le­ri­nin "bit­ki­le­rin ev­ri­mi" ma­sa­lın­da ıs­rar et­me­le­ri man­tık dı­şı­dır. </text:p>
      <text:p text:style-name="P15"/>
      <text:p text:style-name="P15"/>
      <text:p text:style-name="P15"/>
      <text:p text:style-name="P15">Green River, Utah, ABD</text:p>
      <text:p text:style-name="P15"/>
      <text:p text:style-name="P15"/>
      <text:p text:style-name="P15">867</text:p>
      <text:p text:style-name="P15"/>
      <text:p text:style-name="P15">Kavak Yap­ra­ğı</text:p>
      <text:p text:style-name="P15">Dönem: Senozoik zaman, Eosen dönemi</text:p>
      <text:p text:style-name="P15">Yaş: 50 milyon yıl</text:p>
      <text:p text:style-name="P15">Bölge: Green River Oluşumu, Utah, ABD</text:p>
      <text:p text:style-name="P15">Bu­gün bit­ki­le­rin ev­ri­mi se­nar­yo­su sa­vu­nu­cu­la­rı­nın düş­tük­le­ri en bü­yük çık­maz ilk bit­ki hüc­re­si­nin na­sıl olup da ev­rim­leş­ti­ği­dir. Bun­dan son­ra ise, tek bir hüc­re­den ilk bit­ki ve bu bit­ki­den bin­ler­ce çe­şit bit­ki­nin na­sıl oluş­tu­ğu so­ru­su yi­ne ce­vap­sız­dır. Böy­le bir sü­re­cin var­lı­ğı­nı gös­te­ren tek bir ara ge­çiş fo­si­li da­hi bu­lun­ma­mak­ta­dır; ya­rı oluş­muş or­gan­la­ra, sis­tem­le­re sa­hip hiç­bir il­kel bit­ki fo­si­li yok­tur, bir bit­ki­nin bir baş­ka bit­ki­nin ata­sı ol­du­ğu­na da­ir el­de hiç­bir ka­nıt yok­tur. Tam ter­si­ne fo­sil­ler, her bir bit­ki tü­rü­nün ken­di­si­ne has özel­lik­le­rle bir­den­bi­re or­ta­ya çık­tı­ğı­nı ve so­yu de­vam et­ti­ği müd­det­çe de hiç de­ğiş­me­di­ği­ni gös­ter­mek­te­dir. Bu fo­sil­ler­den bi­ri de, gü­nü­müz ka­vak yap­rak­la­rı­nın ay­nı­sı olan, 50 mil­yon ya­şın­da­ki ka­vak yap­ra­ğı fo­si­li­dir.</text:p>
      <text:p text:style-name="P15"/>
      <text:p text:style-name="P15"/>
      <text:p text:style-name="P15"><text:soft-page-break/>869</text:p>
      <text:p text:style-name="P15"/>
      <text:p text:style-name="P15">Green River, Utah, ABD</text:p>
      <text:p text:style-name="P15"/>
      <text:p text:style-name="P15"/>
      <text:p text:style-name="P15"/>
      <text:p text:style-name="P15">Meşe Yap­ra­ğı</text:p>
      <text:p text:style-name="P15">Dönem: Senozoik zaman, Eosen dönemi</text:p>
      <text:p text:style-name="P15">Yaş: 50 milyon yıl</text:p>
      <text:p text:style-name="P15">Bölge: Green River Oluşumu, Utah, ABD</text:p>
      <text:p text:style-name="P15">Fosillerin de ispatladığı gibi bütün bitki türleri, kendi içlerinde özel ve orijinal olarak yaratılmış apayrı türlerdir ve birbirleri arasında herhangi bir evrimsel bağlantı yoktur. Evrimci paleontolog E. C. Olson'un kabul ettiği gibi, "Çoğu yeni bitki grubu aniden ortaya çıkar ve kendilerine yakın hiçbir ataları yoktur." (E. C. Olson, The Evolution of Life, New York, The New American Library, 1965, s. 94)</text:p>
      <text:p text:style-name="P15">Bu gerçeğin delillerinden biri de resimde görülen 50 milyon yaşındaki meşe yaprağı fosilidir. Meşe ağaçlarının 50 milyon yıldır aynı kaldıklarını gösteren bu bulgu, evrimi geçersiz kılmaktadır.</text:p>
      <text:p text:style-name="P15"/>
      <text:p text:style-name="P15"/>
      <text:p text:style-name="P15">870</text:p>
      <text:p text:style-name="P15"/>
      <text:p text:style-name="P15">Sö­ğüt Yap­ra­ğı</text:p>
      <text:p text:style-name="P15">Dö­nem: Se­no­zo­ik za­man, Eo­sen dö­ne­mi</text:p>
      <text:p text:style-name="P15">Yaş: 50 mil­yon yıl</text:p>
      <text:p text:style-name="P15">Böl­ge: Gre­en Ri­ver Olu­şu­mu, Utah, ABD</text:p>
      <text:p text:style-name="P15">Ta­rih bo­yun­ca sö­ğüt­ler hep sö­ğüt ola­rak var ol­muş­lar­dır. Her­han­gi bir bit­ki­den tü­re­me­miş­ler, var­lık­la­rı­nı de­vam et­tir­dik­le­ri müd­det­çe de her­han­gi bir bit­ki­ye dö­nüş­me­miş­ler­dir. Fo­sil ka­yıt­la­rın­da ya­rı sö­ğüt ya­rı me­şe, ya­rı me­şe ya­rı ka­vak her­han­gi bir ara bit­ki tü­rü­nün izi­ne rast­lan­maz. Çün­kü böy­le ara bit­ki­ler hiç­bir za­man ya­şa­ma­mış­tır. </text:p>
      <text:p text:style-name="P15">Re­sim­de­ki 50 mil­yon yıl­lık sö­ğüt yap­ra­ğı fo­si­li, bit­ki­le­rin ev­rim ge­çir­dik­le­ri id­di­ası­nın ha­yal ürü­nü bir hi­ka­ye ol­du­ğu­nu ev­rim­ci­le­re açık­ça gös­ter­mek­tedir. Fosil­ler, ev­rimin hiç­bir zaman yaşan­madığının, can­lılığın kökeninin Yaratılış ol­duğunun is­patıdır.</text:p>
      <text:p text:style-name="P15"/>
      <text:p text:style-name="P15"/>
      <text:p text:style-name="P15"/>
      <text:p text:style-name="P15"/>
      <text:p text:style-name="P15">Green River, Utah, ABD</text:p>
      <text:p text:style-name="P15"/>
      <text:p text:style-name="P15"/>
      <text:p text:style-name="P15"/>
      <text:p text:style-name="P15">871</text:p>
      <text:p text:style-name="P15"/>
      <text:p text:style-name="P15"><text:soft-page-break/>Eğrelti Otu</text:p>
      <text:p text:style-name="P15">Dönem: Paleozoik zaman, Karbonifer dönemi</text:p>
      <text:p text:style-name="P15">Yaş: 300 milyon yıl</text:p>
      <text:p text:style-name="P15">Bölge: Mazon Creek Oluşumu, Illinois, ABD</text:p>
      <text:p text:style-name="P15">Paleontolojik bulgular diğer tüm canlılar gibi eğrelti otlarının da evrimle ortaya çıkmadıklarını, tam tersine yaratıldıklarını ispatlamaktadır. Günümüzde pek çok bilim adamı da fosil kayıtlarının evrimi değil, Yaratılış'ı desteklediğini, ara canlıların gerçekte değil sadece evrimcilerin hayallerinde yaşadıklarını kabul etmektedir. Dinozorların Sessiz Gecesi kitabının yazarı, evrimci Hoimar Von Ditfurth şöyle söylemektedir:</text:p>
      <text:p text:style-name="P15">"Geri dönüp baktığımızda, neredeyse ıstırapla aranan o geçiş biçimlerini bir türlü bulamamış olmamıza şaşırmamamız gerektiğini anlıyoruz. Çünkü büyük olasılıkla böyle bir ara aşama hiç var olmadı." (Hoimar Von Ditfurth, Dinozorların Sessiz Gecesi 2, Alan Yayıncılık, Kasım 1996, İstanbul, Çev: Veysel Atayman, s. 22)</text:p>
      <text:p text:style-name="P15">Von Ditfurth'un ifade ettiği gerçeği destekleyen bulgulardan biri resimdeki 300 milyon yıllık eğrelti otu fosilidir. </text:p>
      <text:p text:style-name="P15"/>
      <text:p text:style-name="P15"/>
      <text:p text:style-name="P15">875</text:p>
      <text:p text:style-name="P15"/>
      <text:p text:style-name="P15">Kayın Ağacı Yap­ra­ğı</text:p>
      <text:p text:style-name="P15">Dönem: Senozoik zaman, Eosen dönemi</text:p>
      <text:p text:style-name="P15">Yaş: 50 milyon yıl</text:p>
      <text:p text:style-name="P15">Bölge: Cache Creek Oluşumu, Kanada</text:p>
      <text:p text:style-name="P15">150 yıldır yapılan bütün araştırmalara ve harcanan büyük emek ve imkanlara rağmen evrim teorisini destekleyecek bulgular bir türlü ortaya çıkmamaktadır. Oysa, eğer evrim diye birşey gerçekleşmiş olsaydı, bu konuda sayılamayacak kadar çok delilin bulunmuş olması gerekirdi. Nitekim Darwin'den bu yana pek çok evrimci bilim adamı, çok sayıda delil olması gerektiğini, ama bunların bir türlü bulunamadığını kabul etmiştir.</text:p>
      <text:p text:style-name="P15">Öte yandan Yaratılış'ın apaçık bir gerçek olduğunu ortaya koyan sayısız delil ve bulgu vardır. Bunlardan biri de, kayın ağaçlarının 50 milyon yıldır hiç değişmediklerini, yani evrim geçirmediklerini ispatlayan resimdeki fosil örneğidir. </text:p>
      <text:p text:style-name="P15"/>
      <text:p text:style-name="P15"/>
      <text:p text:style-name="P15">921</text:p>
      <text:p text:style-name="P15"/>
      <text:p text:style-name="P15">Eğ­rel­ti Otu</text:p>
      <text:p text:style-name="P15">Dö­nem: Se­no­zo­ik za­man, Pa­le­osen dö­ne­mi</text:p>
      <text:p text:style-name="P15">Yaş: 58 mil­yon yıl</text:p>
      <text:p text:style-name="P15">Böl­ge: Kuzey Da­ko­ta, ABD</text:p>
      <text:p text:style-name="P15">Dryop­te­ris cin­si­ne da­hil olan re­sim­de­ki eğ­rel­ti ot­la­rı­nın yak­la­şık 250 tü­rü bu­lun­mak­ta­dır. 58 mil­yon yıl ön­ce­si­ne ait olan bu eğ­rel­ti otu fo­si­li, gü­nü­müz­de mev­cut olan eğ­rel­ti ot­la­rıy­la kı­yas­lan­dı­ğın­da ara­la­rın­da hiç­bir fark ol­ma­dı­ğı gö­rül­mek­te­dir. 58 mil­yon ya­şın­da­ki bu eğ­rel­ti otu fo­si­li, ev­rim­ci­le­rin bit­ki­le­rin ev­ri­mi ma­sal­ı­nı ge­<text:soft-page-break/>çer­siz kı­lan de­lil­ler­den bi­ri­dir. Bit­ki­ler de, di­ğer can­lı­lar gi­bi ani­den or­taya çık­mış ve mil­yon­lar­ca yıl­dır hiç değiş­memiş­ler­dir. Yani, ev­rim geçir­memiş­ler, yaratıl­mış­lar­dır. </text:p>
      <text:p text:style-name="P15"/>
      <text:p text:style-name="P15"/>
      <text:p text:style-name="P15">929</text:p>
      <text:p text:style-name="P15"/>
      <text:p text:style-name="P15">Hanımeli Yaprağı</text:p>
      <text:p text:style-name="P15">Dönem: Senozoik zaman, Paleosen dönemi</text:p>
      <text:p text:style-name="P15">Yaş: 58 milyon yıl</text:p>
      <text:p text:style-name="P15">Bölge: Sentinel Butte Oluşumu, Kuzey Dakota, ABD</text:p>
      <text:p text:style-name="P15">Re­sim­de gö­rü­len 58 mil­yon yıl­lık ha­nı­me­li yap­ra­ğı­nın gü­nü­müz­de­ki­ler­den hiç­bir far­kı­nın ol­ma­ma­sı, as­lın­da ev­rim­ci­le­rin id­di­ala­rı kar­şı­sın­da ve­ri­le­bi­le­cek ye­ter­li bir ce­vap­tır. </text:p>
      <text:p text:style-name="P15">Bu­gün bit­ki­le­rin ev­ri­mi se­nar­yo­su­nu sa­vu­nan bi­lim adam­la­rı­nın düş­tük­le­ri en bü­yük çık­maz­lar­dan bi­ri, bit­ki­le­rin söz­de ev­ri­mi­ni gös­te­ren tek bir ara ge­çiş fo­si­li da­hi bu­lun­ma­ma­sı­dır. Ya­rı oluş­muş sis­tem­le­re sa­hip hiç­bir il­kel bit­ki fo­si­li yok­tur, bir bit­ki­nin bir baş­ka bit­ki­nin ata­sı ol­du­ğu­na da­ir hiç­bir ka­nıt or­ta­ya ko­na­ma­mış­tır. Do­la­yı­sıy­la bit­ki­le­rin söz­de ev­ri­mi­ni gös­te­ren ev­rim ağaç­la­rı ta­ma­men ha­yal gü­cü­nün ürü­nü­dür ve hiç­bir bi­lim­sel ya­nı yok­tur. </text:p>
      <text:p text:style-name="P15"/>
      <text:p text:style-name="P15"/>
      <text:p text:style-name="P15">930</text:p>
      <text:p text:style-name="P15"/>
      <text:p text:style-name="P15">Eğrelti Otu</text:p>
      <text:p text:style-name="P15">Dönem: Senozoik zaman, Paleosen dönemi</text:p>
      <text:p text:style-name="P15">Yaş: 58 milyon yıl</text:p>
      <text:p text:style-name="P15">Bölge: Sentinel Butte Oluşumu, Kuzey Dakota, ABD</text:p>
      <text:p text:style-name="P15">Eğ­rel­ti otu fo­sil­le­ri bi­ze ev­rim­sel bir sü­re­cin hiç­bir şe­kil­de ya­şan­ma­dı­ğı­nı, can­lı­la­rın ilk var ol­duk­la­rı gün­den bu ya­na de­ğiş­me­den gel­dik­le­ri­ni gös­ter­mek­te­dir. Re­sim­de­ki eğ­rel­ti otu fo­si­li de 58 mil­yon yıl bo­yun­ca hiç de­ğiş­me­miş, ev­rim ge­çir­me­miş­tir. </text:p>
      <text:p text:style-name="P15">Bit­ki­ler bir­bir­le­rin­den ba­ğım­sız ola­rak yer­yü­zün­de ani­den be­lir­miş­ler­dir ve bit­ki tür­le­ri­nin ara­sın­da söz­de ev­rim­sel bir bağ bu­lun­ma­mak­ta­dır. El­bet­te ki, tek bir bit­ki­den sa­yı­sız çe­şit­li­lik­te­ki bit­ki­le­rin or­ta­ya çık­ma­sı im­kan­sız­dır. Bit­ki­le­rin her bi­ri ken­di tü­rü­ne ait fark­lı özel­lik­le­re sa­hip­tir. Renk­le­ri, tat­la­rı, şe­kil­le­ri, üre­me bi­çim­le­ri bir­bi­rin­den fark­lı­dır, son de­re­ce komp­leks me­ka­niz­ma­la­rı var­dır. Bu komp­leks me­ka­niz­ma­la­rın, ev­rim­ci­le­rin id­di­a et­tik­le­ri gi­bi, te­sa­dü­fen oluş­ma­sı müm­kün de­ğil­dir. <text:s/></text:p>
      <text:p text:style-name="P15"/>
      <text:p text:style-name="P15"/>
      <text:p text:style-name="P15"/>
      <text:p text:style-name="P15">931</text:p>
      <text:p text:style-name="P15"/>
      <text:p text:style-name="P15">Huş Yaprağı</text:p>
      <text:p text:style-name="P15">Dönem: Senozoik zaman, Paleosen dönemi</text:p>
      <text:p text:style-name="P15">Yaş: 58 milyon yıl</text:p>
      <text:p text:style-name="P15">Bölge: Sentinel Butte Oluşumu, Kuzey Dakota, ABD</text:p>
      <text:p text:style-name="P15"><text:soft-page-break/>Huş, Be­tu­la­cea­e fa­mil­ya­sı­na da­hil olan bit­ki­le­re ve­ri­len isim­dir. Ilı­man ik­lim­le­ri ter­cih eden huş bit­ki­le­ri, ge­nel­de be­yaz ve­ya boz es­mer renk­li­dir. Re­sim­de fo­sil­leş­miş şek­li gö­rü­len huş yap­ra­ğı da, mil­yon­lar­ca yıl­dır de­ğiş­me­miş, ev­rim ge­çir­me­miş, kud­ret sa­hi­bi Yü­ce Al­lah ta­ra­fın­dan ya­ra­tıl­dı­ğı şek­li­ni mu­ha­fa­za et­miş­tir.</text:p>
      <text:p text:style-name="P15"/>
      <text:p text:style-name="P15"/>
      <text:p text:style-name="P15">932</text:p>
      <text:p text:style-name="P15"/>
      <text:p text:style-name="P15">Sentinel Butte</text:p>
      <text:p text:style-name="P15"/>
      <text:p text:style-name="P15"/>
      <text:p text:style-name="P15"/>
      <text:p text:style-name="P15">Eğrelti Otu</text:p>
      <text:p text:style-name="P15">Dönem: Senozoik zaman, Paleosen dönemi</text:p>
      <text:p text:style-name="P15">Yaş: 58 milyon yıl</text:p>
      <text:p text:style-name="P15">Bölge: Sentinel Butte Oluşumu, Kuzey Dakota, ABD</text:p>
      <text:p text:style-name="P15">Bitkilerin hiçbir şekilde evrim geçirmediklerinin delillerinden bir tanesi de resimde görülen eğrelti otu fosilidir. Bitkilerin bir atası olmadığı, tüm bitki türlerinin -evrimsel süreç olmaksızın- aniden yeryüzünde belirdikleri gerçeği, birçok bilim adamı tarafından da dile getirilmektedir. Eğer evrimcilerin iddia ettiği gibi bir sözde ata olsaydı, hem bu ataya ait delillerin ortaya konması hem de bitkilerin bu sözde atadan hangi aşamalardan geçerek farklılaştıklarının açıklanabilmesi gerekirdi. Ancak bugüne kadar somut bulgular ışığında bu açıklamayı yapabilecek bir evrimci çıkmamıştır, bundan sonra da çıkmayacaktır. Çünkü bitkiler Darwinistlerin iddia ettiği gibi bir süreçten geçmemiştir. Tüm bitkileri üstün akıl ve sanat sahibi olan Allah yaratmıştır. </text:p>
      <text:p text:style-name="P15"/>
      <text:p text:style-name="P15"/>
      <text:p text:style-name="P15">933</text:p>
      <text:p text:style-name="P15"/>
      <text:p text:style-name="P15">Hanımeli Yaprağı</text:p>
      <text:p text:style-name="P15">Dönem: Senozoik zaman, Paleosen dönemi</text:p>
      <text:p text:style-name="P15">Yaş: 58 milyon yıl</text:p>
      <text:p text:style-name="P15">Bölge: Sentinel Butte Oluşumu, Kuzey Dakota, ABD</text:p>
      <text:p text:style-name="P15">Evrim teorisinin bilimsel bulgularla desteklenmediği ve hayali bir hikaye olmaktan öteye gitmediği, pek çok bilim adamı tarafından da ifade edilen bir gerçektir. Evrimci biyologlar, Gilbert, Opitz ve Raff, Developmental Biology dergisinde yaynlanan 1996 tarihli bir makalelerinde, Darwin'in evrim teorisinin çözümsüz olduğunu şöyle ifade ederler:</text:p>
      <text:p text:style-name="P15">"Goodwin'in 1995'te belirttiği gibi, türlerin kökeni, yani Darwin'in problemi, çözümsüz kalmaya devam etmektedir." (Scott Gilbert, John Opitz, and Rudolf Raff, "Resynthesizing Evolutionary and Developmental Biology", Developmental Biology, vol. 173, article no. 0032, 1996, s. 361).</text:p>
      <text:p text:style-name="P15"><text:soft-page-break/>Bu sözler, evrimin somut bilimsel bulgular karşısındaki yenilgisinin itirafıdır. Resimdeki 58 milyon yıllık hanımeli yaprağı fosili de, bu yenilgiyi bir kez daha gözler önüne sermektedir. </text:p>
      <text:p text:style-name="P15"/>
      <text:p text:style-name="P15"/>
      <text:p text:style-name="P15">934</text:p>
      <text:p text:style-name="P15"/>
      <text:p text:style-name="P15">Huş Yap­ra­ğı</text:p>
      <text:p text:style-name="P15">Dö­nem: Se­no­zo­ik za­man, Pa­le­osen dö­ne­mi</text:p>
      <text:p text:style-name="P15">Yaş: 58 mil­yon yıl</text:p>
      <text:p text:style-name="P15">Böl­ge: Sen­ti­nel But­te Olu­şu­mu, Ku­zey Da­ko­ta, ABD</text:p>
      <text:p text:style-name="P15">Şu an yer­yü­zün­de 500.000'den faz­la bit­ki çe­şi­di bu­lun­du­ğu bi­lin­mek­te­dir. Bu bit­ki­le­re ait fo­sil ör­nek­le­ri bi­rer bi­rer or­ta­ya çı­ka­rıl­mak­ta ve böy­le­ce bit­ki­le­rin hiç­bir şe­kil­de ev­rim ge­çir­me­dik­le­ri, ilk ya­ra­tıl­dık­la­rın­dan bu ya­na hiç de­ğiş­me­dik­le­ri de­lil­len­di­ril­mek­te­dir. Önem­li sa­yı­da bi­lim ada­mı da bu ger­çe­ği gör­mek­te ve ev­rim te­ori­si­nin bu­gün ar­tık ge­çer­siz ol­du­ğu­nu ka­bul et­mek­te­dir. Bun­lar­dan bi­ri de Fran­sa Je­olo­ji Top­lu­lu­ğu baş­kan­la­rın­dan Pa­ul Le­mo­ine'dir. Le­mo­ine, ev­rim­ci açık­la­ma­la­rın zo­olog­lar için de bo­ta­nik­çi­ler için de ye­ter­siz ol­du­ğu­nu, di­ğer bir de­yiş­le bu bi­lim dal­la­rı­nın ev­ri­mi ka­bul et­me­di­ği­ni şöy­le ifa­de et­mek­te­dir:</text:p>
      <text:p text:style-name="P15">"Ev­rim te­ori­le­ri ile araş­tır­ma yap­ma­yı se­ven genç­le­ri­miz kan­dı­rıl­dı. Bü­tün dün­ya­nın öğ­ren­me­ye de­vam et­ti­ği bir dog­ma oluş­turul­du. Zoolog­lar ya da botanik­çiler yapılan hiç­bir açık­lamanın yeter­li ol­madığını sap­tamış­tır… Bu özet­ten şu sonuç çık­mak­tadır ki, ev­rimin ger­çek­leş­miş ol­ması im­kan­sız­dır." (Introduction: De (Evolution), Encyclopedie Française, Vol.5 (1937) s. 6) </text:p>
      <text:p text:style-name="P15"/>
      <text:p text:style-name="P15"/>
      <text:p text:style-name="P15">940</text:p>
      <text:p text:style-name="P15"/>
      <text:p text:style-name="P15">Üzerinde bulunduğu taşın her iki yüzeyinde de izi görülen bu fosil, çift parçalı bir fosildir. </text:p>
      <text:p text:style-name="P15"/>
      <text:p text:style-name="P15"/>
      <text:p text:style-name="P15"/>
      <text:p text:style-name="P15">Sa­bun Ağa­cı Yap­ra­ğı</text:p>
      <text:p text:style-name="P15">Dö­nem: Me­zo­zo­ik za­man, Kre­ta­se dö­ne­mi</text:p>
      <text:p text:style-name="P15">Yaş: 95 mil­yon yıl</text:p>
      <text:p text:style-name="P15">Böl­ge: Lüb­nan</text:p>
      <text:p text:style-name="P15">Re­sim­de gö­rü­len 95 mil­yon yıl­lık sa­bun ağa­cı yap­ra­ğı fo­si­li ev­rim­ci­le­rin açık­la­ya­ma­dık­la­rı bir baş­ka ya­ra­tı­lış de­li­li­dir. Bu­lu­nan her ye­ni fo­sil Ya­ra­tı­lış ger­çe­ği­ni bir kez da­ha tas­dik et­mek­te ve ev­rim­ci­le­rin için­de bu­lun­duk­la­rı bü­yük çık­ma­zı da­ha da aşı­la­maz ha­le ge­tir­mek­te­dir. Fo­sil ka­yıt­la­rı­nın ev­rim­ci­ler için ne ka­dar bü­yük bir en­di­şe kay­na­ğı ol­du­ğu­nu, ev­rim te­ori­si­nin önem­li ku­ram­cı­la­rın­dan Do­ug­las Fu­tuy­ma şöy­le di­le ge­tir­mek­te­dir:</text:p>
      <text:p text:style-name="P15"><text:soft-page-break/>"Fo­sil ka­yıt­la­rı­nın aşa­ma­lı ge­li­şim için çok az de­lil or­ta­ya koy­du­ğu in­kar edi­le­mez. Pek çok can­lı gru­bu­nun kö­ke­ni ha­len kay­de­di­le­me­miş­tir." (Fu­tuy­ma, D., Sci­en­ce on Tri­al: The Ca­se for Evo­lu­ti­on, 1983, p. 190-191)</text:p>
      <text:p text:style-name="P15"/>
      <text:p text:style-name="P15"/>
      <text:p text:style-name="P15">Nammoura, Lübnan</text:p>
      <text:p text:style-name="P15"/>
      <text:p text:style-name="P15"/>
      <text:p text:style-name="P15">944</text:p>
      <text:p text:style-name="P15"/>
      <text:p text:style-name="P15">Sa­bun Ağa­cı Yap­ra­ğı</text:p>
      <text:p text:style-name="P15">Dö­nem: Me­zo­zo­ik za­man, Kre­ta­se Dö­ne­mi</text:p>
      <text:p text:style-name="P15">Yaş: 95 mil­yon yıl</text:p>
      <text:p text:style-name="P15">Böl­ge: Lüb­nan</text:p>
      <text:p text:style-name="P15">Bu­gü­ne ka­dar el­de edi­len hiç­bir fo­sil, sa­bun ağaç­la­rı­nın söz­de ev­rim­sel sü­re­ci­ni gös­ter­me­miş­tir. Çün­kü tüm sa­bun ağa­cı fo­sil­le­ri, gü­nü­müz­de ya­şa­yan sa­bun ağaç­la­rıy­la ay­nı özel­lik­le­re sa­hip­tir. Ev­rim­ci­ler, sa­de­ce sa­bun ağaç­la­rı­nın de­ğil, hiç­bir can­lı­nın ha­ya­li ev­rim sü­re­ci­ni ve söz­de or­tak ata­sı­nı gös­te­re­mez­ler. Çün­kü fo­sil bul­gu­la­rı­na gö­re tüm can­lı tür­le­ri yer­yü­zün­de bir­den bi­re or­ta­ya çık­mış, ya­ni ya­ra­tıl­mış­tır. Ev­rim­ci Do­ug­las Fu­tuy­ma, fo­sil­le­rin gös­ter­di­ği bu ger­çe­ği şu söz­le­riy­le te­yit eder:</text:p>
      <text:p text:style-name="P15">"Bü­yük can­lı grup­la­rı­nın önem­li bir bö­lü­mü, ata­la­rın­dan ge­liş­tik­le­ri­ni gös­te­ren her­han­gi so­mut de­lil ol­ma­dan, ka­ya­lar­da ani­den be­li­rir... Bu ne­den­le­dir ki, ona en çok ih­ti­yaç duy­du­ğu­muz ko­nu­da, ye­ni bü­yük can­lı grup­la­rı­nın kö­ke­ni gi­bi, fo­sil ka­yıt­la­rı ye­ter­siz ka­lır." (Fu­tuy­ma, D., Sci­en­ce on Tri­al: The Ca­se for Evo­lu­ti­on, 1983, p. 82 - 83) </text:p>
      <text:p text:style-name="P15">Fu­tuy­ma'nın, fo­sil ka­yıt­la­rı­nın ye­ter­siz kal­dı­ğı id­dia­sı da ger­çe­ği yan­sıt­ma­yan, ev­rim­ci­le­rin ken­di­le­ri­ni avut­mak için or­ta­ya at­tık­la­rı bir hi­ka­ye­den iba­ret­tir. Bu­gü­ne ka­dar 250 bin fark­lı can­lı tü­rü­ne ait mil­yar­lar­ca fo­sil ör­ne­ği çı­ka­rıl­mış­tır, ama iç­le­rin­den bir ta­ne­si bi­le ev­rim ma­sa­lı­nı des­tek­le­me­mek­te­dir.</text:p>
      <text:p text:style-name="P15"/>
      <text:p text:style-name="P15"/>
      <text:p text:style-name="P15"/>
      <text:p text:style-name="P15">946</text:p>
      <text:p text:style-name="P15"/>
      <text:p text:style-name="P15"/>
      <text:p text:style-name="P15">Nammoura, Lübnan</text:p>
      <text:p text:style-name="P15"/>
      <text:p text:style-name="P15"/>
      <text:p text:style-name="P15"/>
      <text:p text:style-name="P15">Sa­bun Ağa­cı Yap­ra­ğı</text:p>
      <text:p text:style-name="P15">Dö­nem: Me­zo­zo­ik za­man, Kre­ta­se Dö­ne­mi</text:p>
      <text:p text:style-name="P15">Yaş: 95 mil­yon yıl</text:p>
      <text:p text:style-name="P15">Böl­ge: Lüb­nan</text:p>
      <text:p text:style-name="P15"><text:soft-page-break/>Di­ğer tüm bit­ki­ler gi­bi sa­bun ağaç­la­rı da her za­man sa­bun ağa­cı ol­muş­lar­dır. Fo­sil araş­tır­ma­la­rı sı­ra­sın­da el­de edi­len ör­nek­ler bu ger­çe­ği de­lil­len­dir­mek­te­dir. Bu­lu­nan sa­bun ağa­cı fo­sil­le­ri, bu bit­ki­nin gü­nü­müz­de­ki ör­nek­le­riy­le 95 mil­yon yıl ön­ce ya­şa­mış olan­la­rı ara­sın­da hiç­bir fark ol­ma­dı­ğı­nı gös­ter­mek­te­dir. Bu du­rum, bit­ki­le­rin ev­ri­mi id­di­ası­nı or­ta­dan kal­dır­mak­ta­dır. </text:p>
      <text:p text:style-name="P15"/>
      <text:p text:style-name="P15"/>
      <text:p text:style-name="P15">1013</text:p>
      <text:p text:style-name="P15"/>
      <text:p text:style-name="P15"/>
      <text:p text:style-name="P15">Eğ­rel­ti Otu</text:p>
      <text:p text:style-name="P15">Dö­nem: Pa­le­ozo­ik za­man, Kar­bo­ni­fer dö­ne­mi</text:p>
      <text:p text:style-name="P15">Yaş: 354 – 292 mil­yon yıl</text:p>
      <text:p text:style-name="P15">Böl­ge: ABD</text:p>
      <text:p text:style-name="P15">Bit­ki­le­rin hiç­bir za­man ev­rim ge­çir­me­di­ği­nin ka­nıt­la­rın­dan bi­ri de, fo­sil ka­yıt­la­rın­da sık­ça ör­nek­le­ri­ne rast­la­nan eğ­rel­ti ot­la­rı­dır. Bu­gü­ne ka­dar eğ­rel­ti ot­la­rı­nın söz­de ata­sı ka­bul edi­le­bi­le­cek hiç­bir fo­sil bu­lun­ma­mış­tır. Fo­sil ka­yıt­la­rı­nın gös­ter­di­ği bil­gi­ler­den bi­ri, eğ­rel­ti ot­la­rı­nın ani­den or­ta­ya çık­tı­ğı, ya­ni ya­ra­tıl­dı­ğı­dır. Di­ğer bir bil­gi ise ara­dan ge­çen yak­la­şık 300 mil­yon yı­la rağ­men hiç de­ğiş­me­dik­le­ri, baş­ka bir bit­ki­ye dö­nüş­me­dik­le­ri­dir. Yaklaşık 300 mil­yon yıl­dır ay­nı kalan eğ­rel­ti ot­ları, ev­rimin hayal ürünü bir hikayeden ibaret ol­duğunu açık­ça gös­ter­mek­tedir. </text:p>
      <text:p text:style-name="P15"/>
      <text:p text:style-name="P15"/>
      <text:p text:style-name="P15"/>
      <text:p text:style-name="P15">BÖCEKLERE AİT FOSİL ÖRNEKLERİ</text:p>
      <text:p text:style-name="P15"/>
      <text:p text:style-name="P15">1000</text:p>
      <text:p text:style-name="P15"/>
      <text:p text:style-name="P15">Ka­rın­ca</text:p>
      <text:p text:style-name="P15">Dö­nem: Se­no­zik za­man, Eo­sen dö­ne­mi</text:p>
      <text:p text:style-name="P15">Yaş: 50 mil­yon yıl</text:p>
      <text:p text:style-name="P15">Böl­ge: Po­lon­ya</text:p>
      <text:p text:style-name="P15">Ev­rim­ci­ler, ka­rın­ca­la­rın 80 mil­yon yıl ön­ce ya­ban arı­la­rın­dan tü­re­dik­le­ri­ni, 65 - 40 mil­yon yıl ön­ce ani­den söz­de "ken­di ira­de­le­riy­le" sos­yal­leş­me­ye baş­la­dık­la­rı­nı ve bö­cek­le­rin ev­ri­mi­nin en üst ba­sa­ma­ğı­nı oluş­tur­duk­la­rı­nı id­dia eder­ler. Eğer ev­rim­ci­le­rin bu id­di­ala­rı doğ­ru ol­say­dı, re­sim­de gör­dü­ğü­nüz 50 mil­yon ya­şın­da­ki ka­rın­ca fo­si­li­nin gü­nü­müz­de­ki ka­rın­ca­lar­dan çok fark­lı ol­ma­sı, bir baş­ka bö­cek­le ka­rın­ca ara­sı ga­rip bir can­lı ol­ma­sı ge­re­kir­di. Ya da bu­gün sa­hip ol­du­ğu uzuv­la­rı­nın pek ço­ğu­nun ek­sik ve­ya ya­rım ol­ma­sı la­zım­dı. Fa­kat am­ber­de­ki ka­rın­ca ile gü­nü­müz ka­rın­ca­la­rı ara­sın­da hiç­bir fark yok­tur ve bu du­rum ev­rim­ci­le­rin id­di­ala­rı­nı ge­çer­siz kıl­mak­tadır. </text:p>
      <text:p text:style-name="P15"/>
      <text:p text:style-name="P15"/>
      <text:p text:style-name="P15">1001</text:p>
      <text:p text:style-name="P15"/>
      <text:p text:style-name="P15"><text:soft-page-break/>Sıç­ra­yan Örüm­cek</text:p>
      <text:p text:style-name="P15">Dö­nem: Se­no­zo­ik za­man, Eos­en dö­ne­mi</text:p>
      <text:p text:style-name="P15">Yaş: 50 mil­yon yıl</text:p>
      <text:p text:style-name="P15">Böl­ge: Po­lon­ya</text:p>
      <text:p text:style-name="P15">Sıç­ra­yan örüm­cek­le­rin özel­li­ği, ağ ku­rup bek­le­mek ye­ri­ne avı­nı sıç­ra­ya­rak ya­ka­la­ma­sı­dır. Bu örüm­cek­le­rin me­ka­nizma­la­rı o ka­dar mü­kem­mel­dir ki, ya­rım met­re uza­ğın­dan uçan bir bö­ce­ği sıç­ra­ya­rak ha­va­da ya­ka­la­ya­bi­lir. Örüm­cek, şa­şr­t­c sç­ra­y­ş­n, hid­ro­lik ba­snç il­ke­le­ri­ne gö­re ça­l­şan se­kiz ba­ca­ğ sa­ye­sin­de ya­par.</text:p>
      <text:p text:style-name="P15">Bu şa­şır­tı­cı özel­li­ğe ta­ri­hin ilk gü­nün­den be­ri var olan tüm sıç­ra­yan örüm­cek­ler sa­hip­tir. Hiç­bi­ri bu özel­li­ği aşa­ma aşa­ma ka­zan­ma­mış, hep­si bu özel­lik­le bir­lik­te ya­ra­tıl­mış­tır. Re­sim­de gö­rü­len 50 mil­yon ya­şın­da­ki, gü­nü­müz­de­ki ör­nek­le­rin­den hiç­bir far­kı ol­ma­yan, sıç­ra­yan örüm­cek de bu ger­çe­ğin kanıtıdır. </text:p>
      <text:p text:style-name="P15"/>
      <text:p text:style-name="P15"/>
      <text:p text:style-name="P15">1002</text:p>
      <text:p text:style-name="P15"/>
      <text:p text:style-name="P15">Ke­le­bek Lar­va­sı</text:p>
      <text:p text:style-name="P15">Dö­nem: Se­no­zo­ik za­man, Eo­sen dö­ne­mi</text:p>
      <text:p text:style-name="P15">Yaş: 50 mil­yon yıl</text:p>
      <text:p text:style-name="P15">Böl­ge: Po­lon­ya</text:p>
      <text:p text:style-name="P15">Tır­tıl ola­rak da bi­li­nen ke­le­bek lar­va­la­rı yu­mur­ta­dan çık­tık­la­rın­da ilk be­sin­le­ri, için­den çık­tık­la­rı yu­mur­ta­dır. Lar­va sü­re­si, ke­le­bek­le­rin tür­le­ri­ne gö­re fark­lı­lık gös­te­rir. Ta­rih bo­yun­ca var olan tüm ke­le­bek­ler ve lar­va­lar ay­nı özel­lik­le­re sa­hip ol­muş­tur. Re­sim­de gö­rü­len ve gü­nü­müz­de­ki ke­le­bek lar­va­la­rın­dan hiç­bir far­kı ol­ma­yan 50 mil­yon yıl­lık lar­va da bu ger­çe­ği te­yit et­mek­te­dir. </text:p>
      <text:p text:style-name="P15"/>
      <text:p text:style-name="P15"/>
      <text:p text:style-name="P15">1003</text:p>
      <text:p text:style-name="P15"/>
      <text:p text:style-name="P15">Archaeognatha (Tüylü Kuyruk)</text:p>
      <text:p text:style-name="P15">Dö­nem: Se­no­zo­ik za­man, Eo­sen dö­ne­mi</text:p>
      <text:p text:style-name="P15">Yaş: 50 mil­yon yıl</text:p>
      <text:p text:style-name="P15">Böl­ge: Po­lon­ya</text:p>
      <text:p text:style-name="P15">Tüy­lü kuy­ruk­lu­lar (Thysa­nu­ra) ta­kı­mı için­de, Arc­ha­eog­nat­ha alt ta­kı­mı­nı oluş­tu­ran bu bö­cek­ler, ge­nel­lik­le taş­lık yer­ler­de ya­şar­lar. On mil­yon­lar­ca yıl­dır özel­lik­le­ri­ni hiç de­ğiş­tir­me­den var­lık­la­rı­nı de­vam et­tir­mek­te­dir­ler. </text:p>
      <text:p text:style-name="P15">Bu­lu­nan her ye­ni fo­sil, Dar­wi­nist­le­rin için­de bu­lun­du­ğu aç­ma­zı bi­raz da­ha bü­yü­tür­ken, Ya­ra­tı­lış'ın açık bir ger­çek ol­du­ğu­nu ye­ni­den gös­ter­mek­te­dir. Archaeognatha gi­bi sa­yı­sız can­lı ev­ri­mi red­det­mek­te, ya­ra­tıl­dık­la­rı­nı söy­le­mek­te­dir. </text:p>
      <text:p text:style-name="P15"/>
      <text:p text:style-name="P15"/>
      <text:p text:style-name="P15">1004</text:p>
      <text:p text:style-name="P15"/>
      <text:p text:style-name="P15"><text:soft-page-break/>Re­sim­de­ki üç bö­cek­ten sa­de­ce yan­lar­da bu­lu­nan iki­si ka­rın­ca, or­ta­da­ki ise bir sıç­ra­yan örüm­cek­tir. Ara­la­rın­da­ki fark örüm­cek­le­rin ka­rın­ca­lar­dan bir çift faz­la ba­cak­la­rı­nın bu­lun­ma­sı­dır. </text:p>
      <text:p text:style-name="P15"/>
      <text:p text:style-name="P15"/>
      <text:p text:style-name="P15"/>
      <text:p text:style-name="P15">Sıç­ra­yan Örüm­cek</text:p>
      <text:p text:style-name="P15">Dö­nem: Se­no­zo­ik za­man, Eo­sen dö­ne­mi</text:p>
      <text:p text:style-name="P15">Yaş: 50 mil­yon yıl</text:p>
      <text:p text:style-name="P15">Böl­ge: Po­lon­ya</text:p>
      <text:p text:style-name="P15">Ba­zı sıç­ra­yan örüm­cek tür­le­ri ay­nı za­man­da çok iyi bi­rer ka­muf­laj us­ta­sı­dır. Ör­ne­ğin Myrma­rach­ne tü­rü sıç­ra­yan örüm­cek­ler ka­rın­ca tak­li­di ya­par. Üs­te­lik sa­de­ce gö­rü­nüm­le­riy­le de­ğil dav­ra­nış­la­rıy­la da ka­rın­ca­la­rı tak­lit eder. Ka­rın­ca­lar­dan iki ayak faz­la­sı olan örüm­cek, bu iki aya­ğı­nı an­ten gi­bi ha­va­ya kal­dı­ra­rak ka­rın­ca­la­rın al­tı ayak­lı gö­rü­nü­mü­nü tak­lit eder. Pe­ki bu örüm­cek hem ken­di gö­rü­nü­mü­nü, hem ka­rın­ca­la­rın gö­rü­nü­mü­nü teş­his edip, ara­da­ki far­kı na­sıl or­ta­dan kal­dı­ra­bi­le­ce­ği­ni han­gi akıl­la plan­la­mak­ta­dır? Üs­te­lik bu ka­bi­li­ye­te bun­dan on mil­yon­lar­ca yıl ön­ce ya­şa­mış olan­lar da ay­nı şe­kil­de sa­hip­tir. Dar­wi­nist­le­rin ev­rim me­ka­niz­ma­la­rıy­la bu du­ru­mu açık­la­ya­bil­me­le­ri müm­kün de­ğil­dir. Hiç şüp­he­siz di­ğer tüm can­lı­lar gi­bi örüm­cek­ler de Al­lah'ın il­ha­mıy­la ha­re­ket et­mek­te, Al­lah'ın on­la­ra bah­şet­ti­ği özel­lik­le­ri kul­lan­mak­ta­dır. </text:p>
      <text:p text:style-name="P15"/>
      <text:p text:style-name="P15">1005</text:p>
      <text:p text:style-name="P15"/>
      <text:p text:style-name="P15">Sıç­ra­yan Örüm­cek</text:p>
      <text:p text:style-name="P15">Dö­nem: Se­no­zo­ik za­man, Eo­sen dö­ne­mi</text:p>
      <text:p text:style-name="P15">Yaş: 50 mil­yon yıl</text:p>
      <text:p text:style-name="P15">Böl­ge: Po­lon­ya</text:p>
      <text:p text:style-name="P15">Gö­rü­nüm­le­ri, ya­pı­la­rı, ye­te­nek­le­ri ve bü­tün uzuv­la­rıy­la tüm sıç­ra­yan örüm­cek tür­le­ri var ol­duk­la­rı ilk gün­den be­ri ay­nı­dır. Sıç­ra­yan örüm­cek­le­rin çok sa­yı­da fark­lı aşa­ma­dan ge­çe­rek bu­gün­kü hal­le­ri­ni al­dık­la­rı­na da­ir hiç fo­sil ör­ne­ği yok­ken, mil­yon­lar­ca yıl­dır ay­nı ol­duk­la­rı­nı gös­te­ren sa­yı­sız fo­sil var­dır. Bun­lar­dan bi­ri de re­sim­de­ki 50 mil­yon yıl­lık am­ber için­de sıç­ra­yan örüm­cek fo­silidir. </text:p>
      <text:p text:style-name="P15"/>
      <text:p text:style-name="P15"/>
      <text:p text:style-name="P15">1006</text:p>
      <text:p text:style-name="P15"/>
      <text:p text:style-name="P15">Sinek</text:p>
      <text:p text:style-name="P15"/>
      <text:p text:style-name="P15"/>
      <text:p text:style-name="P15">Çarpılı örümcek</text:p>
      <text:p text:style-name="P15"/>
      <text:p text:style-name="P15"/>
      <text:p text:style-name="P15"/>
      <text:p text:style-name="P15">Çarpı­lı Örüm­cek ve Si­nek</text:p>
      <text:p text:style-name="P15"><text:soft-page-break/>Dö­nem: Se­no­zo­ik za­man, Eo­sen dö­ne­mi</text:p>
      <text:p text:style-name="P15">Yaş: 50 mil­yon yıl</text:p>
      <text:p text:style-name="P15">Böl­ge: Po­lon­ya</text:p>
      <text:p text:style-name="P15">Ara­ne­idae fa­mil­ya­sı­na da­hil olan bu örüm­cek­le­rin sırt­la­rın­da be­yaz be­nek­ler bu­lu­nur. Bir di­ğer önem­li özel­lik­le­ri ise yu­var­lak ağ örü­yor ol­ma­la­rı­dır. Re­sim­de am­ber için­de gö­rü­len örüm­cek ve si­nek 50 mil­yon ya­şın­da­dır. Bu can­lı­lar on mil­yon­lar­ca yıl­dır de­ğiş­me­yen ya­pı­la­rıy­la, ev­rim te­ori­si­ne mey­dan oku­mak­tadır. </text:p>
      <text:p text:style-name="P15"/>
      <text:p text:style-name="P15"/>
      <text:p text:style-name="P15">1007</text:p>
      <text:p text:style-name="P15"/>
      <text:p text:style-name="P15">Örüm­cek</text:p>
      <text:p text:style-name="P15">Dö­nem: Se­no­zo­ik za­man, Eo­sen dö­ne­mi</text:p>
      <text:p text:style-name="P15">Yaş: 50 mil­yon yıl</text:p>
      <text:p text:style-name="P15">Böl­ge: Po­lon­ya</text:p>
      <text:p text:style-name="P15">Gnap­ho­si­dae fa­mil­ya­sı­na da­hil olan re­sim­de­ki örüm­cek fo­si­li 50 mil­yon yıl­lık­tır. Bu­gün ya­şa­yan ör­nek­le­rin­den hiç­bir far­kı bu­lun­ma­mak­ta­dır. Bu fark­sız­lık, Dar­wi­nist man­tık­lar­la açık­la­na­maz. Eğer Dar­wi­nist man­tık­lar ge­çer­li ol­say­dı söz ko­nu­su can­lı­la­rın ara­dan ge­çen 50 mil­yon yıl için­de de­ği­şe de­ği­şe bam­baş­ka can­lı­la­ra dö­nüş­müş ol­ma­sı ge­re­kir­di. Ama böy­le bir de­ği­şim ya­şan­ma­mış­tır. Ya­şan­ma­sı da müm­kün de­ğil­dir, çün­kü can­lı­lar her­han­gi bir ev­rim­sel sü­reç­ten geç­me­miş­tir. </text:p>
      <text:p text:style-name="P15"/>
      <text:p text:style-name="P15"/>
      <text:p text:style-name="P15">1018</text:p>
      <text:p text:style-name="P15"/>
      <text:p text:style-name="P15">Ka­buk Bi­ti </text:p>
      <text:p text:style-name="P15">Dö­nem: Me­zo­zo­ik za­man, Kre­ta­se dö­ne­mi</text:p>
      <text:p text:style-name="P15">Yaş: 100 mil­yon yıl</text:p>
      <text:p text:style-name="P15">Böl­ge: Bur­ma</text:p>
      <text:p text:style-name="P15">Ka­buk bit­le­ri, Pso­cop­te­ra ta­kı­mı­na da­hil olan can­lı­lar­dır. Bi­li­nen en es­ki fo­sil­le­ri Per­mi­yen dö­ne­mi­ne (290 – 248 mil­yon yıl) ait­tir. Re­sim­de­ki ka­buk bi­ti ise bun­dan 100 mil­yon yıl ön­ce, Kre­ta­se dö­ne­min­de (144 – 65 mil­yon yıl) ya­şa­mış­tır. Ka­nat­la­rı, göz­le­ri, di­ğer tüm uzuv ve or­gan­la­rıy­la yüz mil­yon­lar­ca yıl­dır ek­sik­siz ola­rak var­lı­ğı­nı de­vam et­ti­ren ka­buk bit­le­ri, ev­rim­ci­le­rin ha­yal ürü­nü se­nar­yo­la­rı­nı ge­çer­siz kıl­mak­ta­dır. </text:p>
      <text:p text:style-name="P15"/>
      <text:p text:style-name="P15"/>
      <text:p text:style-name="P15"/>
      <text:p text:style-name="P15">1019</text:p>
      <text:p text:style-name="P15"/>
      <text:p text:style-name="P15">Ya­ban Arı­sı</text:p>
      <text:p text:style-name="P15">Dö­nem: Me­zo­zo­ik za­man, Kre­ta­se dö­ne­mi</text:p>
      <text:p text:style-name="P15">Yaş: 100 mil­yon yıl</text:p>
      <text:p text:style-name="P15">Böl­ge: Bur­ma</text:p>
      <text:p text:style-name="P15"><text:soft-page-break/>Dar­wi­nist­le­rin tüm bek­len­ti­le­ri­ne ve uğ­raş­la­rı­na rağ­men, fo­sil ka­yıt­la­rı um­duk­la­rı de­li­li ken­di­le­ri­ne sağ­la­ma­mış­tır. El­de edi­len her fo­sil can­lı­la­rın var ol­duk­la­rı müd­det­çe hiç de­ğiş­me­dik­le­ri­ni or­ta­ya koy­mak­ta ve can­lı tür­le­ri ara­sın­da her­han­gi bir ev­rim­sel ge­çiş göz­len­me­mek­te­dir. Bu ger­çek, Chi­ca­go Do­ğa Ta­ri­hi Mü­ze­si'nde Je­olo­ji Bö­lü­mü Baş­kan­lı­ğı yap­mış olan Da­vid M. Ra­up ta­ra­fın­dan şöy­le ifa­de edi­lir: </text:p>
      <text:p text:style-name="P15">"Fo­sil ka­yıt­la­rı Dar­win'i şa­şırt­mış­tı… Şu an­da biz Dar­win'den yak­la­şık 120 yıl son­ra­sın­da­yız ve fo­sil ka­yıt­la­rı hak­kın­da bil­gi­miz bü­yük oran­da art­mış­tır. Eli­miz­de çey­rek mil­yon fo­sil tü­rü bu­lun­mak­ta­dır, an­cak du­rum pek faz­la de­ğiş­me­miş­tir. Ev­rim kay­dı, ha­la şa­şır­tı­cı şe­kil­de sar­sın­tı­lı­dır…" (Da­vid M. Ra­up, Conf­licts Bet­we­en Dar­win and Pa­le­on­to­logy, Fi­eld Mu­se­um of Na­tu­ral His­tory Bul­le­tin, Vol. 50, No. 1, Ocak, 1979, s. 25)</text:p>
      <text:p text:style-name="P15"/>
      <text:p text:style-name="P15"/>
      <text:p text:style-name="P15">1020</text:p>
      <text:p text:style-name="P15"/>
      <text:p text:style-name="P15">Gal Si­ne­ği</text:p>
      <text:p text:style-name="P15">Dö­nem: Me­zo­zo­ik za­man, Kre­ta­se dö­ne­mi</text:p>
      <text:p text:style-name="P15">Yaş: 100 mil­yon yıl</text:p>
      <text:p text:style-name="P15">Böl­ge: Bur­ma</text:p>
      <text:p text:style-name="P15">Üs­tün uçuş tek­nik­le­ri ve göz ya­pı­la­rıy­la si­nek­ler ev­rim­ci­ler için önem­li bir çık­maz­dır. Ka­nat­lar ve göz gi­bi komp­leks ya­pı­la­rın ka­de­me­li olu­şum­la açık­lan­ma­sı müm­kün de­ğil­dir. Bu­gü­ne ka­dar ka­nat­la­rı kıs­men oluş­muş her­han­gi bir si­nek tü­rü­nün fo­si­li­ne rast­lan­ma­mış­tır. El­de edi­len her si­nek fo­si­li ka­nat­la­rıy­la, gör­me sis­te­miy­le ve di­ğer tüm ya­pı­la­rıy­la tam­dır. Bu ger­çek ev­rim­ci­le­ri de­rin bir ses­siz­li­ğe mah­kum et­mek­te­dir. Çün­kü bu bul­gu­la­rın an­la­mı, can­lı­la­rın ev­rim ge­çir­me­di­ği, Al­lah ta­ra­fın­dan ya­ratıl­dığıdır. </text:p>
      <text:p text:style-name="P15"/>
      <text:p text:style-name="P15">963</text:p>
      <text:p text:style-name="P15"/>
      <text:p text:style-name="P15">Su­ikats­çı Bö­cek</text:p>
      <text:p text:style-name="P15">Dö­nem: Se­no­zo­ik za­man, Oli­go­sen dö­ne­mi</text:p>
      <text:p text:style-name="P15">Yaş: 25 mil­yon yıl</text:p>
      <text:p text:style-name="P15">Böl­ge: Do­mi­nik Cum­hu­ri­ye­ti</text:p>
      <text:p text:style-name="P15">He­mip­te­ra adı ve­ri­len ta­kı­mın al­tın­da­ki bö­cek tür­le­ri tah­ta ku­ru­la­rı­nı, tıs bö­cek­le­ri­ni ve ya­rım ka­nat­lı­la­rı kap­sa­mak­ta­dır. Re­sim­de­ki su­ikast­çı bö­cek de bu ta­kı­ma da­hil olan can­lı­lar­dan bi­ri­dir. Bu bö­cek­ler in­ce­len­di­ğin­de, 25 mil­yon yıl­lık re­sim­de­ki fo­sil­den bir fark­la­rı­nın ol­ma­dı­ğı gö­rü­lür. Bu du­rum, bö­cek­le­rin ev­ri­mi hi­ka­ye­si­ni ta­ma­men çü­rüt­mek­te­dir. Dar­wi­nist­le­rin id­dia et­tik­le­ri gi­bi bö­cek­ler ev­rim ge­çir­me­miş­ler­dir. Yü­ce Rab­bi­miz tüm can­lı­la­rı fark­lı tür­ler ha­lin­de ya­rat­mış­tır. Bö­cek­ler de bu tür­ler­den bi­ri­dir ve bu ör­nek­te de gö­rül­dü­ğü gi­bi mil­yon­lar­ca yıl­dır hiç­bir de­ği­şik­li­ğe uğ­ra­ma­mış­lar­dır.</text:p>
      <text:p text:style-name="P15"/>
      <text:p text:style-name="P15"/>
      <text:p text:style-name="P15">964</text:p>
      <text:p text:style-name="P15"/>
      <text:p text:style-name="P15"><text:soft-page-break/>Bir Tür Bit­ki Bö­ce­ği (Dascillidae)</text:p>
      <text:p text:style-name="P15">Dö­nem: Se­no­zo­ik za­man, Oli­go­sen dö­ne­mi</text:p>
      <text:p text:style-name="P15">Yaş: 25 mil­yon yıl</text:p>
      <text:p text:style-name="P15">Böl­ge: Do­mi­nik Cum­hu­ri­ye­ti</text:p>
      <text:p text:style-name="P15">Re­sim­de­ki bit­ki bö­ce­ği Das­cil­li­dae fa­mil­ya­sı­na da­hil bir can­lı­dır. Bu fa­mil­ya al­tın­da 15 cins ve yak­la­şık 80 tü­rün ya­şa­dı­ğı tah­min edil­mek­te­dir. Re­sim­de­ki bö­cek ise, 25 mil­yon yıl­lık olup gü­nü­müz­de­ki ben­zer­le­riy­le ta­ma­men ay­nı özel­lik­le­re sa­hip­tir. Bu can­lı, ev­rim­ci­le­rin id­dia et­tik­le­ri 'bö­cek­le­rin ev­ri­mi' saf­sa­ta­sı­nı ta­ma­men or­ta­dan kal­dır­mak­tadır. </text:p>
      <text:p text:style-name="P15"/>
      <text:p text:style-name="P15"/>
      <text:p text:style-name="P15"/>
      <text:p text:style-name="P15">965</text:p>
      <text:p text:style-name="P15"/>
      <text:p text:style-name="P15">Ha­mam Bö­ce­ği </text:p>
      <text:p text:style-name="P15">Dö­nem: Se­no­zo­ik za­man, Oli­go­sen dö­ne­mi</text:p>
      <text:p text:style-name="P15">Yaş: 25 mil­yon yıl</text:p>
      <text:p text:style-name="P15">Böl­ge: Do­mi­nik Cum­hu­ri­ye­ti</text:p>
      <text:p text:style-name="P15">Am­be­rin için­de bir­lik­te fo­sil­le­şen bu iki can­lı 25 mil­yon yıl ön­ce­den gü­nü­mü­ze ulaş­mış­tır. Dik­kat­le in­ce­len­di­ğin­de ge­rek ha­mam bö­ce­ği­nin gü­nü­müz­de­ki ben­zer­le­rin­den fark­sız ol­duk­la­rı gö­rü­lür. Fo­sil ka­yıt­la­rı ha­mam bö­cek­le­ri­nin hiç­bir de­ği­şim ge­çir­mek­si­zin bir an­da or­ta­ya çık­tık­la­rı­nı gös­ter­mek­te­dir. Son de­re­ce komp­leks sis­tem­le­re ve özel­lik­le­re sa­hip olan bu can­lı­nın her­han­gi bir ara aşa­ma­dan geç­me­den var ol­ma­sı, Al­lah'ın ya­ra­tı­şı­nın de­lil­le­rin­den­dir. </text:p>
      <text:p text:style-name="P15">Ev­rim­ci bir ya­yın ol­ma­sı­na rağ­men, Fo­cus der­gi­si, ha­mam bö­cek­le­ri­ni ör­nek ve­re­rek, fo­sil­le­rin ev­rim te­ori­si­ne vur­du­ğu dar­be­yi açık­ça iti­raf et­mek­te­dir: </text:p>
      <text:p text:style-name="P15">"... Te­ori­de, de­ği­şen çev­re ko­şul­la­rı, düş­man tür­ler, tür­ler ara­sı re­ka­bet gi­bi çe­şit­li bas­kı un­sur­la­rı­nın do­ğal se­çi­me ne­den ol­ma­sı, mu­tas­yo­na uğ­ra­mış avan­taj­lı tür­le­rin se­çil­me­si ve bu tür­le­rin, bu ka­dar uzun za­man için­de çok faz­la de­ği­şik­li­ğe uğ­ra­ma­sı ge­re­ki­yor­du. AMA GER­ÇEK­LER BÖY­LE DE­ĞİL. Söz ge­li­mi, ha­mam bö­cek­le­ri­ni ele ala­lım. Çok hız­lı ürü­yor­lar, ömür­le­ri de kı­sa, ama yak­la­şık 250 mil­yon yıl­dan be­ri ay­nı­lar. Da­ha çar­pı­cı bir ör­nek ise arc­ha­ebak­te­ri­ler. Tam 3.5 mil­yar yıl ön­ce, dün­ya he­nüz çok sı­cak­ken or­ta­ya çık­tı­lar, gü­nü­müz­de de Yel­lows­to­ne Mil­li Par­kı'nda­ki kay­nar su­lar­da ya­şa­ma­ya de­vam edi­yor­lar." (Fo­cus, Ni­san 2000)</text:p>
      <text:p text:style-name="P15"/>
      <text:p text:style-name="P15"/>
      <text:p text:style-name="P15">966</text:p>
      <text:p text:style-name="P15"/>
      <text:p text:style-name="P15">Te­ke Bö­ce­ği</text:p>
      <text:p text:style-name="P15">Dö­nem: Se­no­zo­ik za­man, Oli­go­sen dö­ne­mi </text:p>
      <text:p text:style-name="P15">Yaş: 25 mil­yon yıl</text:p>
      <text:p text:style-name="P15">Böl­ge: Do­mi­nik Cum­hu­ri­ye­ti</text:p>
      <text:p text:style-name="P15">Ce­ramby­ci­dae fa­mil­ya­sı­na da­hil olan bu bö­cek­le­rin en önem­li özel­lik­le­rin­den bi­ri, be­den­le­rin­den kat kat uzun olan ve te­ke boy­nu­zu­nu an­dı­ran ka­vis­li an­ten­le­ri­dir. As­ya'da ya­şa­yan ba­zı tür­ler­de an­ten­le­rin 22 cm.'ye ka­dar ulaş­tı­ğı bi­lin­mek­te­dir. </text:p>
      <text:p text:style-name="P15"><text:soft-page-break/>Am­ber için­de fo­sil­leş­miş bu can­lı­lar, ade­ta mil­yon­lar­ca yıl ön­ce­den ge­le­rek, ev­rim te­ori­si­nin ge­çer­siz­li­ği­ni ilan et­mek­te­dir. Fo­sil ka­yt­la­r­nn gü­nü­müz­de ne­re­dey­se ta­mam­lan­mış ol­ma­s, ev­rim­ci pa­le­on­to­log­lar aç­sn­dan bü­yük bir ha­yal k­rk­l­ğ­dr. Çün­kü sa­yı­sız fo­sil el­de edil­me­si­ne rağ­men, iç­le­rin­den Dar­wi­nizm'e de­lil ola­bi­le­cek bir ta­ne bi­le fo­sil çık­ma­mış­tır. Üs­te­lik el­de edi­len fo­sil­ler, ev­ri­me bir de­lil sun­ma­ma­la­rı­nın ya­n s­ra, öne sü­rü­len sah­te de­lil­le­ri de or­ta­dan kal­dır­mak­ta­dır. Ya­ni fo­sil araş­tr­ma­la­r, Dar­win'in ve onu iz­le­yen ev­rim­ci­le­rin bek­len­ti­le­ri­ni de­ğil, hiç bek­le­me­dik­le­ri bir ger­çe­ği, Ya­ra­tı­lış ger­çe­ği­ni sun­muş­tur. </text:p>
      <text:p text:style-name="P15"/>
      <text:p text:style-name="P15"/>
      <text:p text:style-name="P15">967</text:p>
      <text:p text:style-name="P15"/>
      <text:p text:style-name="P15">Tenebrio (Un Kur­du)</text:p>
      <text:p text:style-name="P15">Dö­nem: Se­no­zo­ik za­man, Oli­go­sen dö­ne­mi</text:p>
      <text:p text:style-name="P15">Yaş: 25 mil­yon yıl</text:p>
      <text:p text:style-name="P15">Böl­ge: Do­mi­nik Cum­hu­ri­ye­ti</text:p>
      <text:p text:style-name="P15">Te­neb­ri­oni­dae (si­yah kın­ka­nat­lı­lar) fa­mil­ya­sı­na da­hil olan bu can­lı as­lın­da bir tür lar­va­dır. Bu fa­mil­ya­da­ki bö­cek­le­rin lar­va­la­rı ta­rım za­rar­lı­sı olan can­lı­lar­dır. Ör­ne­ğin re­sim­de­ki fo­si­li gö­rü­len un kur­du en bi­li­nen ta­rım za­rar­lı­la­rın­dan bi­ri­dir. </text:p>
      <text:p text:style-name="P15">Bun­dan 25 mil­yon yıl ön­ce ya­şa­yan un kurt­la­rıy­la gü­nü­müz­de­ki­ler ara­sın­da hiç­bir fark ol­ma­dı­ğı­nı or­ta­ya ko­yan re­sim­de­ki am­ber, ev­ri­mi ya­lan­la­yan bul­gu­lar­dan bi­ri­dir. Can­lı­la­rın ev­rim ge­çir­me­di­ği­ni, tüm can­lı­la­rın baş­lan­gıç­ta fark­lı tür­ler ha­lin­de ve komp­leks can­lı­lar ola­rak bu­gün­kü hal­le­riy­le ya­ra­tıl­dık­la­rı­nı is­pat­la­yan önem­li bir de­lil­dir. </text:p>
      <text:p text:style-name="P15"/>
      <text:p text:style-name="P15"/>
      <text:p text:style-name="P15">968</text:p>
      <text:p text:style-name="P15"/>
      <text:p text:style-name="P15">Tır­tıl</text:p>
      <text:p text:style-name="P15">Dö­nem: Se­no­zo­ik za­man, Oli­go­sen dö­ne­mi</text:p>
      <text:p text:style-name="P15">Yaş: 25 mil­yon yıl</text:p>
      <text:p text:style-name="P15">Böl­ge: Do­mi­nik Cum­hu­ri­ye­ti</text:p>
      <text:p text:style-name="P15">Dar­win ge­le­cek­te ya­pı­la­cak fo­sil araş­tır­ma­la­rın­dan çok umut­luy­du. Ne var ki onun dö­ne­mi­nin üze­rin­den 150 yı­la ya­kın sü­re geç­me­si­ne rağ­men ya­pı­lan araş­tır­ma­lar­da Dar­win'in bek­le­di­ği ara ge­çiş form­la­rı­na hiç rast­lan­ma­dı. Bu sü­re bo­yun­ca bu­lu­nan tüm fo­sil­ler, te­sa­düf­ten kay­nak­la­nan bir kar­ma­şa­nın de­ğil, <text:s text:c="10"/>Al­lah'ın ya­ra­tı­şı­nın de­li­li olan mü­kem­mel bir dü­ze­nin gös­ter­ge­siy­di. Te­ori­ye en bü­yük dar­be­yi fo­sil­ler in­dir­di. Re­sim­de gö­rü­len 25 mil­yon yıl­lık tır­tıl, gü­nü­müz­de­ki tır­tıl­la­ra olan tı­pa­tıp ben­zer­li­ğiy­le, Dar­wi­nizm'i ge­çer­siz kı­lan fo­sil­ler­den bi­ri­dir. </text:p>
      <text:p text:style-name="P15"/>
      <text:p text:style-name="P15"/>
      <text:p text:style-name="P15">969</text:p>
      <text:p text:style-name="P15"/>
      <text:p text:style-name="P15">Enicocephalid</text:p>
      <text:p text:style-name="P15">Dö­nem: Se­no­zo­ik za­man, Oli­go­sen dö­ne­mi </text:p>
      <text:p text:style-name="P15"><text:soft-page-break/>Yaş: 25 mil­yon yıl</text:p>
      <text:p text:style-name="P15">Böl­ge: Do­mi­nik Cum­hu­ri­ye­ti</text:p>
      <text:p text:style-name="P15">Ev­rim­ci­ler, tüm can­l tür­le­ri­nin bir­bir­le­rin­den mey­da­na gel­dik­le­ri­ni, tür­ler ara­sn­da var­say­dk­la­r dö­nü­şü­mün sü­rek­li ola­rak de­vam et­ti­ği­ni id­dia et­mek­te­dir­ler. Oy­sa böy­le bir sü­rek­li de­ği­şim, mut­la­ka sa­y­sz ara for­mun ya­şa­mş ol­ma­s­n, do­la­y­sy­la var­sa­y­lan söz­de ev­rim­sel ge­li­şi­min fo­sil ka­yt­la­rn­da iz­le­ne­bi­lir ol­ma­s­n ge­rek­ti­rir. An­cak ne or­ta­da böy­le bir ara form mev­cut­tur ne de sözde ev­rim­sel ge­li­şi­mi fo­sil ka­yıt­la­rın­da iz­le­ye­bil­mek. Ör­ne­ğin re­sim­de gö­rü­len He­te­rop­te­ra ta­kı­mı­na da­hil olan Enicocephalid, gü­nü­müz­de­ki­le­rin ta­ma­men ay­nı­sı­dır. 25 mil­yon yıl bo­yun­ca bu bö­cek­ler hiç de­ğiş­me­den var­lık­la­rı­nı de­vam et­tir­miş­ler­dir. Bu du­rum­da söz ko­nu­su can­lı­la­rın ev­ri­min­den de söz et­mek müm­kün de­ğil­dir. </text:p>
      <text:p text:style-name="P15"/>
      <text:p text:style-name="P15"/>
      <text:p text:style-name="P15">970</text:p>
      <text:p text:style-name="P15"/>
      <text:p text:style-name="P15">Am­fi­pot</text:p>
      <text:p text:style-name="P15">Dö­nem: Se­no­zo­ik za­man, Oli­go­sen dö­ne­mi </text:p>
      <text:p text:style-name="P15">Yaş: 25 mil­yon yıl</text:p>
      <text:p text:style-name="P15">Böl­ge: Do­mi­nik Cum­hu­ri­ye­ti</text:p>
      <text:p text:style-name="P15">Ge­nel gö­rü­nüm­le­riy­le tes­bih bö­cek­le­ri­ni an­dı­ran am­fi­pot­lar (tır­nak­sı­lar), bi­li­nen iki alt ta­kım­la tem­sil edi­lir­ler. Da­ha çok de­niz­ler­de ve tat­lı su­lar­da, ba­zı tür­le­ri de nem­li ve sı­cak ka­ra­lar­da ya­şar­lar. Kı­yı­da ya­şa­yan­la­rın en önem­li özel­lik­le­rin­den bi­ri, yön bul­ma du­yu­la­rı­nın çok güç­lü ol­ma­sı­dır. </text:p>
      <text:p text:style-name="P15">Ev­re­ni, ga­lak­si­le­ri, bun­la­rn ola­ğa­nüs­tü den­ge­le­ri­ni, Dün­ya üze­rin­de ya­şa­m, bil­di­ği­miz ve­ya bil­me­di­ği­miz bir­bi­rin­den çe­şit­li can­l­la­r, bun­la­rn ya­şam şe­kil­le­ri­ni, in­sa­n, her can­lı­nın sa­hip ol­du­ğu tek bir DNA'da gö­rev alan tek bir en­zi­mi, yer­yü­zün­de­ki mil­yar­lar­ca ağaç­tan sa­de­ce bir ta­ne­si­nin üze­rin­den dü­şen tek bir yap­ra­ğ, bu yap­ra­ğn üze­rin­de­ki tek bir mik­ro­or­ga­niz­ma­y, bu mik­ro­or­ga­niz­ma­nn fo­to­sen­tez ya­pan or­ga­nel­le­ri­ni ya­ra­tan, bun­la­rn tü­mü­nü bi­len, bun­la­r her an kont­ro­lü al­tn­da tu­tan Al­lah'tr. Yü­ce Al­lah için, kuş­ku­suz di­le­di­ği bir za­man­da, tek bir an için­de bir­bi­rin­den çe­şit­li sa­y­sz can­l­y ya­rat­mak çok ko­lay­dr. Re­sim­de­ki 25 mil­yon yıl­lık am­fi­pot da Rab­bi­miz'in üs­tün ya­ra­tı­şı­nın de­lil­le­rin­den bi­ri­dir. </text:p>
      <text:p text:style-name="P15"/>
      <text:p text:style-name="P15"/>
      <text:p text:style-name="P15"/>
      <text:p text:style-name="P15">971</text:p>
      <text:p text:style-name="P15"/>
      <text:p text:style-name="P15">Mantis</text:p>
      <text:p text:style-name="P15"/>
      <text:p text:style-name="P15"/>
      <text:p text:style-name="P15">Pedilid böceği</text:p>
      <text:p text:style-name="P15"/>
      <text:p text:style-name="P15"/>
      <text:p text:style-name="P15"/>
      <text:p text:style-name="P15">Man­tis, Pe­di­lid Bö­ce­ği, Man­tar Siv­ri­si­ne­ği</text:p>
      <text:p text:style-name="P15"><text:soft-page-break/>Dö­nem: Se­no­zo­ik za­man, Oli­go­sen dö­ne­mi </text:p>
      <text:p text:style-name="P15">Yaş: 25 mil­yon yıl</text:p>
      <text:p text:style-name="P15">Böl­ge: Do­mi­nik Cum­hu­ri­ye­ti</text:p>
      <text:p text:style-name="P15">Bu am­ber için­de ay­nı an­da fo­sil­leş­miş üç fark­lı bö­cek bu­lun­mak­ta­dır. Hep­si­nin ya­şı 25 mil­yon yıl­dır. Bu­gün­kü ben­zer­le­riy­le ta­ma­men ay­nı özel­lik­le­re sa­hip olan bu bö­cek­ler, di­ğer bü­tün can­lı­lar gi­bi, ev­ri­min ha­ya­li bir sü­reç ol­du­ğu­nun is­pa­tı­dır. Tüm can­l­la­rn ya­p­la­r, ku­sur­suz bi­rer ya­ra­t­lş ha­ri­ka­s­dr, ben­zer­siz bi­rer sa­nat ese­ri­dir. Bu ese­rle­rin sa­hi­bi, bü­tün var­lık­la­rın Ya­ra­t­c­s, alem­le­rin Rab­bi olan Yü­ce Al­lah'tr. <text:s text:c="7"/>Rab­bi­miz bir şe­yi di­le­di­ği an, onun için em­ri yal­nz­ca "Ol" de­me­si­dir.</text:p>
      <text:p text:style-name="P15"/>
      <text:p text:style-name="P15"/>
      <text:p text:style-name="P15">Mantar sivrisineği</text:p>
      <text:p text:style-name="P15"/>
      <text:p text:style-name="P15"/>
      <text:p text:style-name="P15">972</text:p>
      <text:p text:style-name="P15"/>
      <text:p text:style-name="P15">Ağaç Ka­bu­ğu Bi­ti</text:p>
      <text:p text:style-name="P15">Dö­nem: Se­no­zo­ik za­man, Oli­go­sen dö­ne­mi </text:p>
      <text:p text:style-name="P15">Yaş: 25 mil­yon yıl</text:p>
      <text:p text:style-name="P15">Böl­ge: Do­mi­nik Cum­hu­ri­ye­ti</text:p>
      <text:p text:style-name="P15">Ağaç ka­bu­ğu bit­le­ri Pso­cop­te­ra ta­kı­mı­na da­hil olan can­lı­lar­dır. Re­sim­de­ki 25 mil­yon yıl­lık fo­sil, ağaç ka­bu­ğu bit­le­ri­nin ta­rih bo­yun­ca hep ay­nı şe­kil­de var ol­duk­la­rı­nı, ev­rim­leş­me­dik­le­ri­ni ve il­kel bir ata­dan gel­me­dik­le­ri­ni is­pat­la­mak­ta­dır. Ev­rim­ci­ler bu ger­çe­ği göz ar­dı et­mek­te ıs­rar­cı ol­duk­la­rı müd­det­çe, ol­ma­yan ara ge­çiş form­la­r­n ara­ma­ya de­vam ede­cek, sah­te­kar­lk­lar­la in­san­la­r al­dat­ma­y sür­dü­re­cek ve boş bir ha­ya­lin pe­şin­den koş­arak tüm ömür­le­ri­ni har­ca­ya­cak­lar­dr. An­cak tüm bu ça­ba­la­rı, can­lı­la­rın Yü­ce Al­lah'ın ese­ri ol­du­ğu ger­çe­ği­ni as­la de­ğiş­tir­me­ye­cek ve her ge­çen gün da­ha çok in­san Dar­wi­nizm'in ma­sal­la­rı­nı din­le­mek­ten vaz­ge­çe­cek­tir.</text:p>
      <text:p text:style-name="P15"/>
      <text:p text:style-name="P15"/>
      <text:p text:style-name="P15">973</text:p>
      <text:p text:style-name="P15"/>
      <text:p text:style-name="P15">Par­lak Kın­ka­nat­lı (Nitidulidae)</text:p>
      <text:p text:style-name="P15">Dö­nem: Se­no­zo­ik za­man, Oli­go­sen dö­ne­mi </text:p>
      <text:p text:style-name="P15">Yaş: 25 mil­yon yıl</text:p>
      <text:p text:style-name="P15">Böl­ge: Do­mi­nik Cum­hu­ri­ye­ti</text:p>
      <text:p text:style-name="P15">Ni­ti­du­li­dae (par­lak kın­kant­lı­lar) fa­mil­ya­sı­na da­hil olan bö­cek­le­rin sa­de­ce çi­çek­ler üze­rin­de ya­şa­yan tür­le­ri za­rar­lı ola­rak ka­bul edi­lir. Tür­le­rin bü­yük ço­ğun­lu­ğu po­len­ler ve bit­ki öz su­la­rıy­la bes­le­nir. Bu­gün ya­şa­yan par­lak kın­ka­nat­lı­la­rın sa­hip ol­du­ğu tüm özel­lik­le­re bun­dan mil­yon­lar­ca yıl ön­ce ya­şa­mış olan­la­rı da sa­hip­ti­ler. Fo­sil bul­gu­la­rıy­la da is­pat­lan­mış olan bu ger­çek, söz konusu böcek­lerin aşama aşama oluş­madık­larının yani ev­rim geçir­medik­lerinin gös­ter­gesidir. </text:p>
      <text:p text:style-name="P15"/>
      <text:p text:style-name="P15"/>
      <text:p text:style-name="P15"><text:soft-page-break/>974</text:p>
      <text:p text:style-name="P15"/>
      <text:p text:style-name="P15">Çe­kir­ge </text:p>
      <text:p text:style-name="P15">Dö­nem: Se­no­zo­ik za­man, Oli­go­sen dö­ne­mi </text:p>
      <text:p text:style-name="P15">Yaş: 25 mil­yon yıl</text:p>
      <text:p text:style-name="P15">Böl­ge: Do­mi­nik Cum­hu­ri­ye­ti</text:p>
      <text:p text:style-name="P15">Dar­win ha­yat­tay­ken, mev­cut fo­sil bul­gu­la­rı­nın te­ori­si­ni doğ­ru­la­ma­dı­ğı­nın far­kın­day­dı. An­cak iler­le­yen ta­rih­ler­de fo­sil sa­yı­sı­nın ar­ta­ca­ğı­nı ve bu­lu­na­cak fo­sil­ler için­den mut­la­ka te­ori­si­ni des­tek­le­ye­cek bul­gu­lar el­de edi­le­ce­ği­ni dü­şü­nü­yor­du. Dar­wi­nist­ler de Dar­win'in bu ön gö­rü­sü­ne ka­yıt­sız şart­sız inan­mış­lar­dı. An­cak el­de edi­len her ye­ni fo­sil­le, hem Dar­win'in ön gö­rü­le­ri ya­lan­lan­dı hem de Dar­wi­nist­le­rin bü­tün umut­la­rı su­ya düş­tü. Can­lı­lı­ğın ev­rim ge­çir­di­ği­ni gös­te­ren hiç fo­sil bu­lun­ma­dı. Bu­lu­nan her fo­sil, Ya­ra­tı­lış'ın red­de­di­le­mez bir ger­çek ol­du­ğu­nu or­ta­ya koy­du. Bun­lar­dan bi­ri de re­sim­de­ki 25 mil­yon yıl­lık çe­kir­ge fo­si­li­dir. <text:s/></text:p>
      <text:p text:style-name="P15"/>
      <text:p text:style-name="P15"/>
      <text:p text:style-name="P15">975</text:p>
      <text:p text:style-name="P15"/>
      <text:p text:style-name="P15">Kam­bur Si­nek</text:p>
      <text:p text:style-name="P15">Dö­nem: Se­no­zo­ik za­man, Eo­sen dö­ne­mi </text:p>
      <text:p text:style-name="P15">Yaş: 45 mil­yon yıl</text:p>
      <text:p text:style-name="P15">Böl­ge: Rus­ya</text:p>
      <text:p text:style-name="P15">Re­sim­de­ki kam­bur si­nek, bun­dan 45 mil­yon yıl ön­ce ya­şa­mış­tır. Şu an dün­ya­nın çe­şit­li yer­le­rin­de ya­şa­yan tür­deş­le­riy­le ta­ma­men ay­nı özel­lik­le­ri gös­ter­mek­te­dir. Bu da ev­ri­min hiç­bir za­man ya­şan­ma­dı­ğı­nın önem­li de­lil­le­rin­den bi­ri­dir. Kuş­ku­suz Al­lah için, şu an yer­yü­zün­de var olan can­l­la­rn tü­mü­nü, ev­re­ni, ge­ze­gen­le­ri ve da­ha ni­ce­si­ni, di­le­di­ği za­man yok edip di­le­di­ği za­man tek­rar ya­rat­mak çok ko­lay­dr. Bu, ev­rim­ci­le­rin kav­ra­ya­ma­dık­la­rı çok önem­li bir ger­çek­tir.</text:p>
      <text:p text:style-name="P15"/>
      <text:p text:style-name="P15"/>
      <text:p text:style-name="P15">976</text:p>
      <text:p text:style-name="P15"/>
      <text:p text:style-name="P15">Dans Si­ne­ği</text:p>
      <text:p text:style-name="P15">Dö­nem: Se­no­zo­ik za­man, Eo­sen dö­ne­mi</text:p>
      <text:p text:style-name="P15">Yaş: 45 mil­yon yıl</text:p>
      <text:p text:style-name="P15">Böl­ge: Rus­ya</text:p>
      <text:p text:style-name="P15">Dip­te­ra ta­kı­mı­nın bir baş­ka üye­si de Em­pi­di­dae (dans­çı si­nek­ler) fa­mil­ya­sı­na men­sup olan dans si­ne­ği­dir. Bir am­be­rin için­de fo­sil­le­şen bu can­lı, tüm özel­lik­le­riy­le mu­ha­fa­za ol­muş, böy­le­ce ya­şa­yan ben­zer­le­riy­le hiç­bir far­kı­nın ol­ma­dı­ğı açık­ça gö­rül­müş­tür. So­mut bul­gu­lar, ev­ri­min ha­yal ürü­nü bir se­nar­yo ol­du­ğu­nu or­ta­ya koy­muş, te­ori­yi ta­ma­men ge­çer­siz kl­mş­tr. </text:p>
      <text:p text:style-name="P15"/>
      <text:p text:style-name="P15"/>
      <text:p text:style-name="P15">977</text:p>
      <text:p text:style-name="P15"/>
      <text:p text:style-name="P15"><text:soft-page-break/>İş­çi Ka­rın­ca </text:p>
      <text:p text:style-name="P15">Dö­nem: Se­no­zo­ik za­man, Eo­sen dö­ne­mi</text:p>
      <text:p text:style-name="P15">Yaş: 45 mil­yon yıl</text:p>
      <text:p text:style-name="P15">Böl­ge: Rus­ya</text:p>
      <text:p text:style-name="P15">Re­sim­de gö­rü­len iş­çi ka­rın­ca Hyme­nop­te­ra (zar ka­nat­lı­lar) ta­kı­mı­na For­mi­ci­dae fa­mil­ya­sı­na da­hil­dir. Açık­ça gö­rül­dü­ğü üze­re, gü­nü­müz iş­çi ka­rın­ca­la­rın­dan fark­sız­dır. </text:p>
      <text:p text:style-name="P15">Olay­la­ra ob­jek­tif ba­kan ve man­tk­l dü­şü­nen bir in­san için as­ln­da ger­çek apa­çık­tır: Bi­li­min ulaş­tı­ğı son nok­ta­da ev­rim te­ori­si­nin ye­ri yok­tur. Dar­wi­nist­ler, ken­di zi­hin­le­rin­de oluş­tur­duk­la­rı bir ha­ya­lin pe­şin­den git­mek­te, her tür­lü bi­lim­sel de­li­le rağ­men bu sap­lan­tı­la­rın­dan bir tür­lü vaz­ge­çe­me­mek­te­dir. </text:p>
      <text:p text:style-name="P15"/>
      <text:p text:style-name="P15">978</text:p>
      <text:p text:style-name="P15"/>
      <text:p text:style-name="P15">Dans Si­ne­ği</text:p>
      <text:p text:style-name="P15">Dö­nem: Se­no­zo­ik za­man, Eo­sen dö­ne­mi</text:p>
      <text:p text:style-name="P15">Yaş: 45 mil­yon yıl</text:p>
      <text:p text:style-name="P15">Böl­ge: Rus­ya</text:p>
      <text:p text:style-name="P15">Re­sim­de Rus­ya'dan bu­lun­muş, 45 mil­yon yıl ön­ce­si­ne ait bir dans si­ne­ği fo­si­li gö­rül­mek­te­dir. Bu can­lı da di­ğer­le­ri gi­bi am­ber için­de fo­sil­le­şe­rek tüm özel­lik­le­riy­le gü­nü­mü­ze ulaş­mış­tır. Bu ha­liy­le ev­rim­ci­le­rin, Al­lah'n ku­sur­suz ya­ra­t­ş kar­ş­sn­da, her za­man ol­du­ğu gi­bi, ne ka­dar bü­yük bir mağ­lu­bi­yet ya­şa­dık­la­rı­nı bir kez da­ha or­ta­ya koy­mak­tr.</text:p>
      <text:p text:style-name="P15"/>
      <text:p text:style-name="P15"/>
      <text:p text:style-name="P15">979</text:p>
      <text:p text:style-name="P15"/>
      <text:p text:style-name="P15"/>
      <text:p text:style-name="P15">Elateridae (Tak­la Bö­ce­ği)</text:p>
      <text:p text:style-name="P15">Dö­nem: Se­no­zo­ik za­man, Eo­sen dö­ne­mi</text:p>
      <text:p text:style-name="P15">Yaş: 45 mil­yon yıl</text:p>
      <text:p text:style-name="P15">Böl­ge: Rus­ya</text:p>
      <text:p text:style-name="P15">Ta­ri­hi­n hiç­bir dö­ne­min­de ev­rim ya­şan­ma­mış­tır ve fo­sil­ler bu­nu en gü­zel şe­kil­de de­lil­len­dir­mek­te­dir. Fo­sil­ler, gü­nü­müz­den mil­yon­lar­ca yl ön­ce ya­şa­mş olan can­l­la­rn bi­rer ya­ra­t­lş ha­ri­ka­s ol­duk­la­r­n ve Al­lah'n üs­tün gü­cü ile bir an­da, ku­sur­suz şe­kil­de var edil­dik­le­ri­ni gös­ter­mek­te­dir. Ev­rim­ci­le­rin te­ori­le­ri­ni des­tek­le­ye­cek en önem­li da­ya­nak­la­rın­dan bi­ri ol­ma­sı­nı um­duk­la­rı pa­le­on­to­lo­ji, Ya­ra­t­lş ger­çe­ği­ni des­tek­le­miş ve ev­rim te­ori­si­ni ge­çer­siz kl­mş­tr. Re­sim­de­ki 45 mil­yon ya­şın­da­ki Elateridae fo­si­li de bu ger­çe­ği bir kez da­ha vur­gu­la­mak­ta­dır. </text:p>
      <text:p text:style-name="P15"/>
      <text:p text:style-name="P15"/>
      <text:p text:style-name="P15">980</text:p>
      <text:p text:style-name="P15"/>
      <text:p text:style-name="P15">Gü­ve Si­ne­ği</text:p>
      <text:p text:style-name="P15">Dö­nem: Se­no­zo­ik za­man, Eo­sen dö­ne­mi</text:p>
      <text:p text:style-name="P15">Yaş: 45 mil­yon yıl</text:p>
      <text:p text:style-name="P15"><text:soft-page-break/>Böl­ge: Rus­ya</text:p>
      <text:p text:style-name="P15">Ev­rim­ci­ler tüm ara­yş­la­r­na ve uğ­raş­la­rı­na kar­şn, fo­sil ka­yt­la­rn­da her­han­gi bir can­lı tü­rü­nün ev­rim­le or­ta­ya çk­t­ğ­na da­ir en kü­çük bir ka­nt da­hi bu­la­ma­mış­lar­dır. Re­sim­de­ki 45 mil­yon yıl­lık gü­ve si­ne­ği am­be­ri de ev­rim­ci­le­rin ne ka­dar çık­maz bir yol­da ol­duk­la­rı­nın, bo­şa ça­ba sarf et­tik­le­ri­nin açık bir is­pa­tı­dır. Di­ğer tüm can­lı­lar gi­bi, gü­ve si­nek­le­ri de hep gü­ve si­ne­ği ola­rak ya­şa­mış, baş­ka bir can­lı­dan tü­re­me­miş, var ol­duk­la­rı müd­det­çe ev­rim­sel bir de­ği­şim ge­çir­me­miş­ler­dir.</text:p>
      <text:p text:style-name="P15"/>
      <text:p text:style-name="P15"/>
      <text:p text:style-name="P15">981</text:p>
      <text:p text:style-name="P15"/>
      <text:p text:style-name="P15">Asa­lak Yaban Arısı <text:s/></text:p>
      <text:p text:style-name="P15">Dö­nem: Se­no­zo­ik za­man, Eo­sen dö­ne­mi</text:p>
      <text:p text:style-name="P15">Yaş: 50 mil­yon yıl</text:p>
      <text:p text:style-name="P15">Böl­ge: Rus­ya</text:p>
      <text:p text:style-name="P15">Dar­win'in ile­ri­de bu­lun­ma­s­n bek­le­di­ği ara ge­çiş ör­nek­le­ri, Dar­win'in ar­dın­dan 150 yı­la ya­kın sü­re geç­me­si­ne rağ­men ha­la bu­lu­na­ma­mş­tr. Sa­y­sz can­lı tü­rü­nün, her­han­gi bir ev­rim sü­re­ci ol­ma­dan or­ta­ya çık­tık­la­rı bi­lim­sel de­lil­ler­le is­pat­lan­mış­tır. Bu ka­dar de­li­le rağ­men te­ori­yi sa­vun­ma ko­nu­sun­da ca­hil­ce di­ret­mek şid­det­li bir ön yar­gı­nın gös­ter­ge­si­dir. Bu ko­nu­da ev­rim­ci­le­re su­nu­la­bi­le­cek sa­yı­sız de­lil­den bi­ri de, 50 mil­yon yıl ön­ce ya­şa­mış Bra­co­ni­dae fa­mil­ya­sın­dan olan bu arıdır. 50 mil­yon yıl­dır değiş­meyen yapısıy­la bu can­lı, ev­rim­cilerin yan­lış yol­da ol­duk­larını söy­lemek­tedir.</text:p>
      <text:p text:style-name="P15"/>
      <text:p text:style-name="P15"/>
      <text:p text:style-name="P15">982</text:p>
      <text:p text:style-name="P15">Uzun Ba­cak­lı Si­nek</text:p>
      <text:p text:style-name="P15">Dö­nem: Se­no­zo­ik za­man, Eo­sen dö­ne­mi</text:p>
      <text:p text:style-name="P15">Yaş: 45 mil­yon yıl</text:p>
      <text:p text:style-name="P15">Böl­ge: Rus­ya</text:p>
      <text:p text:style-name="P15">Re­sim­de­ki uzun ba­cak­lı si­nek gi­bi, bu ki­tap­ta gör­dü­ğü­nüz yüz­ler­ce (ve dün­ya üze­rin­de­ki mil­yon­lar­ca) fo­sil, ev­rim di­ye bir ola­yın ke­sin­lik­le ya­şan­ma­dı­ğı­nın, can­lı­la­rın dün­ya üze­rin­de bir an­da ku­sur­suz ola­rak or­ta­ya çık­tı­ğı­nın, ya­ni ya­ra­tıl­dı­ğı­nın apa­çık is­pa­tı­dır. Tüm ev­re­ni ve için­de­ki can­lı can­sız tüm var­lık­la­rı, yer­le­rin gök­le­rin ve bu iki­si ara­sın­da­ki her­şe­yin sa­hi­bi olan Yü­ce Al­lah ya­rat­mış­tır. Ev­rim­ci­ler bir ön yar­gı­ya sap­lan­mış şe­kil­de, bü­yük bir ca­hil­lik için­de bu te­ori­yi sa­vun­mak­ta­dır. On­la­ra en gü­zel ce­va­plardan birini ise fo­sil­ler ver­mek­te­dir. Fo­sil­ler hiç­bir tar­tış­ma­ya yer ver­me­ye­rek, ev­ri­min bir kan­dır­ma­ca ol­du­ğu­nu açık­ça or­ta­ya koy­mak­tadır.</text:p>
      <text:p text:style-name="P15"/>
      <text:p text:style-name="P15"/>
      <text:p text:style-name="P15">983</text:p>
      <text:p text:style-name="P15"/>
      <text:p text:style-name="P15">Örüm­cek</text:p>
      <text:p text:style-name="P15">Dö­nem: Se­no­zo­ik za­man, Eo­sen dö­ne­mi</text:p>
      <text:p text:style-name="P15">Yaş: 45 mil­yon yıl</text:p>
      <text:p text:style-name="P15"><text:soft-page-break/>Böl­ge: Rus­ya</text:p>
      <text:p text:style-name="P15">Ev­rim id­di­ası­nın doğ­ru olup ol­ma­dı­ğı­nın gö­rü­le­bi­le­ce­ği en önem­li ve net bul­gu­lar­dan bi­ri fo­sil ka­yt­la­r­dr. Bu­gü­ne ka­dar yer­yü­zü­nün ol­duk­ça bü­yük bir ala­n­ ka­z­lp araş­t­rl­mş, mil­yon­lar­ca fo­sil bu­lun­muş­tur. Bu fo­sil­ler için­de, geç­miş­te ev­rim ya­şan­dı­ğı­nı gös­te­ren hiç­bir ör­nek çık­ma­mış­tır. Fo­sil ka­yıt­la­rı, her yö­nüy­le, Al­lah'n Yü­ce Var­l­ğ'n, mü­kem­mel ya­rat­ma sa­na­t­n ve üs­tün kud­re­ti­ni gös­ter­mek­te­dir. Am­ber için­de­ki 45 mil­yon yıl­lık bu örüm­cek de, Ya­ra­tı­lış ger­çe­ği­nin de­lil­le­rin­den olan bir fo­sil­dir. <text:s/></text:p>
      <text:p text:style-name="P15"/>
      <text:p text:style-name="P15"/>
      <text:p text:style-name="P15">984</text:p>
      <text:p text:style-name="P15"/>
      <text:p text:style-name="P15">Gü­ve </text:p>
      <text:p text:style-name="P15">Dö­nem: Se­no­zo­ik za­man, Eo­sen dö­ne­mi</text:p>
      <text:p text:style-name="P15">Yaş: 45 mil­yon yıl</text:p>
      <text:p text:style-name="P15">Böl­ge: Rus­ya</text:p>
      <text:p text:style-name="P15">Bi­li­min hiç­bir da­l, ev­rim te­ori­si­ni des­tek­le­me­mek­te, ak­si­ne sü­rek­li ola­rak onu çü­rü­te­cek de­lil­ler sun­mak­ta­dr. Can­l­lar ev­rim­leş­me­miş­ler­dir. Am­be­rin için­de fo­sil­leş­miş olan bu gü­ve de 45 mil­yon yıl­dan be­ri bu ger­çe­ğin bir is­pa­tı ola­rak dur­mak­ta­dır. Ya­kın­dan in­ce­len­di­ğin­de, bu­gün­kü gü­ve­ler­den hiç­bir far­kı ol­ma­dı­ğı, ya­ni gü­ve­le­rin de, di­ğer can­lı­lar gi­bi, ev­rim ge­çir­me­dik­le­ri an­la­şı­la­cak­tır. 45 mil­yon yıl ön­ce ya­şa­yan gü­ve­le­ri de gü­nü­müz­de­ki­le­ri de <text:s/>şu an­ki hal­le­riy­le ku­sur­suz ola­rak ya­ratan Al­lah'tır. </text:p>
      <text:p text:style-name="P15"/>
      <text:p text:style-name="P15"/>
      <text:p text:style-name="P15">985</text:p>
      <text:p text:style-name="P15">Ke­le­bek Lar­va­sı</text:p>
      <text:p text:style-name="P15">Dö­nem: Se­no­zo­ik za­man, Eo­sen dö­ne­mi</text:p>
      <text:p text:style-name="P15">Yaş: 50 mil­yon yıl</text:p>
      <text:p text:style-name="P15">Böl­ge: Po­lon­ya</text:p>
      <text:p text:style-name="P15">Ev­rim­ci­le­rin yak­la­şık 150 yl­dr hi­ka­ye­si­ni an­la­tp dur­duk­la­r "ev­rim sü­re­ci" bir ha­yal­dir. Ev­rim ya­şan­ma­mş­tr. Can­l­lar ev­rim­le­şe­rek ge­li­şim gös­ter­me­miş­ler, bir­bir­le­rin­den dö­nü­şe­rek tür­le­ri mey­da­na ge­tir­me­miş­ler­dir. Ev­rim te­ori­si­nin "tek bir id­di­as" bi­le bi­lim­sel ola­rak ka­nt­lan­ma­mş­tr. Dar­wi­nizm, en bü­yük da­ya­na­ğ ve en önem­li şa­hi­di ol­ma­s ge­re­ken fo­sil ka­yt­la­rn­dan "tek bir de­lil" ge­ti­re­me­miş­tir. Ak­si­ne 50 mil­yon yıl­lık ke­le­bek lar­va­sı fo­si­li gi­bi, tüm fo­sil­ler ev­ri­mi yer­le bir et­miş­ler­dir. </text:p>
      <text:p text:style-name="P15"/>
      <text:p text:style-name="P15">986</text:p>
      <text:p text:style-name="P15">Raphidioptera (De­ve Si­ne­ği) Larvası</text:p>
      <text:p text:style-name="P15">Dö­nem: Se­no­zo­ik za­man, Eo­sen dö­ne­mi</text:p>
      <text:p text:style-name="P15">Yaş: 50 mil­yon yıl</text:p>
      <text:p text:style-name="P15">Böl­ge: Po­lon­ya</text:p>
      <text:p text:style-name="P15">Yak­la­şık 100 tü­rü ol­du­ğu bi­li­nen de­ve si­nek­le­ri, ağaç­lık alan­lar­ın göl­ge­lik kı­sım­lar­ın­da ya­şar­lar. Raphidioptera lar­va­la­rı yır­tı­cı­dır­. Baş­ta za­rar­lı yap­rak bit­le­ri ol­mak <text:soft-page-break/>üze­re kü­çük hay­van­lar­la bes­le­nir­ler. Lar­va­la­rın ge­li­şi­mi or­ta­la­ma iki yıl sü­rer. Bu iki yıl için­de lar­va pek çok ev­re­den ge­çer. </text:p>
      <text:p text:style-name="P15">Re­sim­de gö­rü­len 50 mil­yon ya­şın­da­ki Raphidioptera lar­va­sı­nın gü­nü­müz­de­ki Raphidioptera lar­va­la­rıy­la ta­ma­men ay­nı ol­du­ğu ko­lay­lık­la gö­rü­le­bil­mek­te­dir. Bu du­rum Dar­wi­nist­le­rin çar­pıt­ma ve yön­len­dir­me­le­ri­nin giz­le­ye­me­ye­ce­ği bir ger­çe­ği ilan et­mek­te­dir: Can­lı­lar hiç­bir şe­kil­de ev­rim­leş­me­miş­tir. </text:p>
      <text:p text:style-name="P15"/>
      <text:p text:style-name="P15"/>
      <text:p text:style-name="P15">987</text:p>
      <text:p text:style-name="P15">Örüm­cek</text:p>
      <text:p text:style-name="P15">Dö­nem: Se­no­zik za­man, Eo­sen dö­ne­mi</text:p>
      <text:p text:style-name="P15">Yaş: 50 mil­yon yıl</text:p>
      <text:p text:style-name="P15">Böl­ge: Po­lon­ya</text:p>
      <text:p text:style-name="P15">Mi­me­ti­dae fa­mil­ya­sı­na da­hil olan bu örüm­cek­le­rin en be­lir­gin özel­lik­le­rin­den bi­ri düş­man­la­rı­nı ve av­la­rı­nı fış­kırt­tık­la­rı sal­gı­lar­la et­ki­siz ha­le ge­tir­me­le­ri­dir. Yak­la­şık ola­rak 200 tü­rü bi­lin­mek­te­dir. Bun­dan mil­yon­lar­ca yıl ön­ce ya­şa­yan örüm­cek­le­rin her tü­rü, fi­zik­sel ya­pı­la­rı, yu­va yap­ma şe­kil­le­ri, av­la­nış yön­tem­le­ri ile gü­nü­müz­de­ki örüm­cek­ler, tür­le­riy­le ay­nı özel­lik­le­re sa­hip­tir­. Bu ay­nı­lık, can­lı­la­rın ev­rim ge­çir­me­di­ği­nin en önem­li is­pat­la­rın­dan bi­ri­dir. </text:p>
      <text:p text:style-name="P15"/>
      <text:p text:style-name="P15"/>
      <text:p text:style-name="P15">989</text:p>
      <text:p text:style-name="P15">Archaeognatha (Tüylü Kuyruk)</text:p>
      <text:p text:style-name="P15">Dö­nem: Se­no­zo­ik za­man, Eo­sen dö­ne­mi</text:p>
      <text:p text:style-name="P15">Yaş: 50 mil­yon yıl</text:p>
      <text:p text:style-name="P15">Böl­ge: Po­lon­ya</text:p>
      <text:p text:style-name="P15">Tüy­lü kuy­ruk­lu­lar ta­kı­mı­nın, Arc­ha­eog­na­ta alt ta­kı­mı­na da­hil olan bu bö­cek­le­rin, fark­lı fa­mil­ya­la­rı hem ku­zey hem de gü­ney kü­re­de ya­şar. Ba­cak, an­ten ve­ya uzan­tı­la­rın­dan bi­ri ke­sil­di­ğin­de, bu uzuv ye­ni­den çık­mak­ta­dır. 50 mil­yon yıl ön­ce ya­şa­mış olan Arc­ha­eog­na­ta'ların ya­pı­sal ve gör­sel ola­rak gü­nü­müz­de­ki ör­nek­le­ri­nin ay­nı­sı ol­du­ğu­nu gös­te­ren bu fo­sil, ay­nı za­man­da ev­ri­min hiç­bir za­man ya­şan­ma­dı­ğı­nın da de­li­li­dir. Tüm can­lı­lar gi­bi, Arc­ha­eog­na­taları da Yü­ce Al­lah ya­rat­mış­tır. <text:s/></text:p>
      <text:p text:style-name="P15"/>
      <text:p text:style-name="P15"/>
      <text:p text:style-name="P15">990</text:p>
      <text:p text:style-name="P15">Asa­lak Arı</text:p>
      <text:p text:style-name="P15">Dö­nem: Se­no­zo­ik za­man, Eo­sen dö­ne­mi</text:p>
      <text:p text:style-name="P15">Yaş: 50 mil­yon yıl</text:p>
      <text:p text:style-name="P15">Böl­ge: Po­lon­ya</text:p>
      <text:p text:style-name="P15">Asa­lak arı­lar (Ich­ne­umo­no­idea) üst fa­mil­ya­sı­na da­hil olan tüm can­lı­la­rın or­tak özel­li­ği pa­ra­zit ya­şam sür­me­le­ri­dir. Tüm dün­ya ge­ne­lin­de fark­lı tür­le­ri­ne rast­la­nır, an­cak yo­ğun ola­rak ku­zey ya­rım­ kü­re­de ya­şar­lar. </text:p>
      <text:p text:style-name="P15">On mil­yon­lar­ca yıl­dır de­ğiş­me­yen ya­pı­la­rı ve gö­rü­nüm­le­riy­le as­alak arı­lar da ev­ri­mi ya­lan­la­mak­ta­dır. Ev­rim­ci­le­rin asa­lak arı­la­rın söz­de or­tak ata­sı ola­rak gös­te­re­bi­le­cek­le­ri hiç­bir can­lı yok­tur. Söz ko­nu­su can­lı­la­rın han­gi aşa­ma­lar­dan ge­çe­rek bu­<text:soft-page-break/>gün­kü ya­pı­la­rı­nı ka­zan­dık­la­rı­nı da açık­la­ya­maz­lar. Çün­kü fo­sil ka­yıt­la­rın­da ne böy­le bir ata­nın izi­ne rast­lan­mak­ta ne de asa­lak arı­la­rın her­han­gi bir aşa­ma­dan geç­ti­ği gö­rül­mek­te­dir. Tüm can­lı­lar gi­bi tüm asa­lak arı fo­sil­le­ri­nin de or­tak özel­li­ği "de­ğiş­mez­lik"tir. </text:p>
      <text:p text:style-name="P15"/>
      <text:p text:style-name="P15"/>
      <text:p text:style-name="P15">993</text:p>
      <text:p text:style-name="P15"/>
      <text:p text:style-name="P15">Phasmatidae (Ca­dı Çe­kir­ge­si) </text:p>
      <text:p text:style-name="P15">Dö­nem: Se­no­zo­ik za­man, Eo­sen dö­ne­mi</text:p>
      <text:p text:style-name="P15">Yaş: 50 mil­yon yıl</text:p>
      <text:p text:style-name="P15">Böl­ge: Po­lon­ya</text:p>
      <text:p text:style-name="P15">Phas­ma­ti­dae fa­mil­ya­sı­na da­hil olan bu canlıların önem­li özel­lik­le­rin­den bi­ri renk de­ğiş­ti­re­bil­me ye­te­ne­ği­ne sa­hip ol­ma­sı­dır. Işı­ğın, sı­cak­lı­ğın, ne­min hat­ta be­si­nin du­ru­mu­na gö­re renk­le­ri­ni de­ğiş­ti­re­bi­lir. Bu de­ği­şim, pig­ment yo­ğun­lu­ğu­nun yer de­ğiş­tir­me­si ya da pig­ment­le­rin ye­ni­den olu­şu­muy­la mey­da­na ge­lir.* Re­sim­de gö­rü­len 50 mil­yon ya­şın­da­ki Phas­ma­ti­dae tıp­kı bu­gün ya­şa­yan ör­nek­le­ri gi­bi ren­gi­ni de­ğiş­ti­re­bi­li­yor­du. Gü­nü­müz­de ya­şa­yan Phas­ma­ti­dae han­gi özel­lik­le­re sa­hip­se, 50 mil­yon yıl ön­ce ya­şa­yan­lar da ay­nı özel­lik­le­re sa­hip­ti. Bu ger­çek kar­şı­sın­da, ev­rim­ci­le­rin söz­de il­kel­den ge­liş­mi­şe doğ­ru iler­le­me, aşa­ma aşa­ma ge­liş­me gi­bi id­di­ala­rı­nın bir an­la­mı kal­ma­mak­ta­dır. </text:p>
      <text:p text:style-name="P15">* Ali De­mir­soy, Ya­şa­mın Te­mel Ku­ram­la­rı, Cilt II, Kı­sım II, s. 406</text:p>
      <text:p text:style-name="P15"/>
      <text:p text:style-name="P15">994</text:p>
      <text:p text:style-name="P15"/>
      <text:p text:style-name="P15">1</text:p>
      <text:p text:style-name="P15"/>
      <text:p text:style-name="P15"/>
      <text:p text:style-name="P15">2</text:p>
      <text:p text:style-name="P15"/>
      <text:p text:style-name="P15"/>
      <text:p text:style-name="P15"/>
      <text:p text:style-name="P15">Ke­le­bek Lar­va­sı</text:p>
      <text:p text:style-name="P15">Dö­nem: Se­no­zo­ik za­man, Eo­sen dö­ne­mi</text:p>
      <text:p text:style-name="P15">Yaş: 50 mil­yon yıl</text:p>
      <text:p text:style-name="P15">Böl­ge: Po­lon­ya</text:p>
      <text:p text:style-name="P15">Lar­va, ke­le­be­ğin ge­li­şim aşa­ma­la­rın­dan bi­ri­dir. Lar­va­lar baş­ka­la­şım ge­çi­re­rek er­gin­le­şir ve renk­li ka­nat­la­rıy­la, çok gü­zel bi­rer ke­le­bek ha­li­ne ge­lir. Bu baş­ka­la­şım mil­yon­lar­ca yıl­dır ay­nı şe­kil­de ger­çek­leş­mek­te ve bu sü­reç hiç bir şe­kil­de de­ğiş­me­mek­te­dir. Re­sim­de gö­rü­len 50 mil­yon ya­şın­da­ki ke­le­bek lar­va­sı da hiç­bir şe­kil­de ev­rim­leş­me­miş­tir, gü­nü­müz ke­le­bek lar­va­la­rıy­la ta­ma­men ay­nı­dır. </text:p>
      <text:p text:style-name="P15">Can­lı­la­rın kö­ke­ni hak­kın­da­ki ev­rim id­di­ası bi­lim­sel ger­çek­le­re da­yan­ma­yan, ate­ist ve ma­ter­ya­list bir açık­la­ma­dır. Dar­wi­nizm, ha­ya­li se­nar­yo­la­ra, sah­te de­lil­le­re, kar­ma­şık ma­sal­la­ra da­ya­nan sap­lan­tı­lı bir spe­kü­las­yon­dan iba­ret­tir. Can­lı­lı­ğın kö­ke­ni­nin as­lı ise, sa­yı­sız de­li­lin tas­dik et­ti­ği Yaratılış ger­çeğidir. </text:p>
      <text:p text:style-name="P15"><text:soft-page-break/></text:p>
      <text:p text:style-name="P15"/>
      <text:p text:style-name="P15">3</text:p>
      <text:p text:style-name="P15">996</text:p>
      <text:p text:style-name="P15"/>
      <text:p text:style-name="P15">Kü­rem­si Örüm­cek</text:p>
      <text:p text:style-name="P15">Dö­nem: Se­no­zo­ik za­man, Eo­sen dö­ne­mi</text:p>
      <text:p text:style-name="P15">Yaş: 50 mil­yon yıl</text:p>
      <text:p text:style-name="P15">Böl­ge: Po­lon­ya</text:p>
      <text:p text:style-name="P15">The­ri­idi­dae fa­mil­ya­sı­na da­hil olan bu örüm­cek­ler, in­ce ba­cak­lı, tel­le­ri dü­zen­siz ve ge­niş ara­lık­lı olan ağ­lar ören bir örüm­cek tü­rü­dür. Örüm­cek ağı ev­rim­ci­le­rin as­la açık­la­ya­ma­dık­la­rı çok bü­yük bir sa­nat ese­ri­dir. Mil­yon­lar­ca yıl­dır ya­şa­yan örüm­cek­le­rin hep­si, <text:s text:c="3"/>Al­lah’ın on­la­ra bah­şet­ti­ği bu ola­ğa­nüs­tü ka­bi­li­yet­le var ol­muş­lar­dır. Bu du­rum örüm­cek­le­rin de di­ğer can­lı­lar gi­bi as­la ev­rim ge­çir­me­dik­le­ri­ni gös­ter­mek­te­dir. 50 mil­yon yıl­lık fo­sil, bu ger­çe­ğin çok açık bir de­li­lidir. </text:p>
      <text:p text:style-name="P15"/>
      <text:p text:style-name="P15"/>
      <text:p text:style-name="P15">995</text:p>
      <text:p text:style-name="P15"/>
      <text:p text:style-name="P15">Elateridae (Tak­la Bö­ce­ği)</text:p>
      <text:p text:style-name="P15">Dö­nem: Se­no­zo­ik za­man, Eo­sen dö­ne­mi</text:p>
      <text:p text:style-name="P15">Yaş: 50 mil­yon yıl</text:p>
      <text:p text:style-name="P15">Böl­ge: Po­lon­ya</text:p>
      <text:p text:style-name="P15">Ela­te­ri­dae fa­mil­ya­sın­dan olan bu bö­cek­ler, 20-30 cm yük­sek­li­ğe ka­dar sıç­ra­yıp ters dö­ne­bi­lir ve bu es­na­da "çıt" di­ye bir ses çı­ka­rır­lar. Ge­nel­lik­le ot­lak ve ça­lı­lık alan­lar­da bu­lu­nur­lar. Teh­li­ke anın­da ba­cak­la­rı­nı ve an­ten­le­ri­ni ken­di­le­ri­ne doğ­ru çe­ke­rek, yer­de teh­li­ke­nin geç­me­si­ni bek­ler­ler. Fo­sil ka­yıt­la­rı bu can­lı­la­rın on mil­yon­lar­ca yıl bo­yun­ca hiç de­ğiş­me­dik­le­ri­ni or­ta­ya koy­muş­tur. </text:p>
      <text:p text:style-name="P15">Ev­rim­ci­ler yıl­lar bo­yun­ca sah­te de­lil­ler üre­te­rek in­san­la­rı al­dat­ma­ya ça­lış­mış, an­cak bun­da ba­şa­rı­lı ola­ma­mış­lar­dır. Çün­kü bi­lim­sel araş­tır­ma­lar bu sah­te de­lil­le­ri ge­çer­siz kıl­mış, ger­çek de­lil­ler or­ta­ya ko­ya­rak can­lı­la­rın ev­rim ge­çir­me­dik­le­ri­ni is­pat et­miş­tir.</text:p>
      <text:p text:style-name="P15"/>
      <text:p text:style-name="P15"/>
      <text:p text:style-name="P15">997</text:p>
      <text:p text:style-name="P15"/>
      <text:p text:style-name="P15">Ağus­tos Bö­ce­ği Lar­va­sı</text:p>
      <text:p text:style-name="P15">Dö­nem: Se­no­zo­ik za­man, Eo­sen dö­ne­mi</text:p>
      <text:p text:style-name="P15">Yaş: 50 mil­yon yıl</text:p>
      <text:p text:style-name="P15">Böl­ge: Po­lon­ya</text:p>
      <text:p text:style-name="P15">Her ye­ni bul­gu, can­lı­la­rın baş­ka can­lı­lar­dan tü­re­me­dik­le­ri­ni ve aşa­ma­lı ola­rak ev­rim­leş­me­dik­le­ri­ni, Al­lah ta­ra­fın­dan ek­sik­siz bir şe­kil­de ya­ra­tıl­dık­la­rı ger­çe­ği­ni bir kez da­ha or­ta­ya koy­mak­ta­dır. </text:p>
      <text:p text:style-name="P15">Re­sim­de gö­rü­len 50 mil­yon ya­şın­da­ki ağus­tos bö­ce­ği lar­va­sı, gü­nü­müz­de­ki ağus­tos bö­ce­ği lar­va­la­rıy­la tı­pa­tıp ay­nı­dır. Ara­dan ge­çen 50 mil­yon yıl bö­ce­ğin fi­zik­sel <text:soft-page-break/>ya­pı­sın­da her­han­gi bir de­ği­şi­me ne­den ol­ma­mış­tır. Bu du­rum, ev­rim te­ori­si­nin bö­cek­le­rin ev­ri­mi ma­sa­lı­nın ge­çer­siz­li­ği­ni bir kez da­ha biz­le­re ha­tır­lat­mak­ta, Ya­ra­tı­lış ger­çe­ği­ni göz­ler önü­ne ser­mek­te­dir. </text:p>
      <text:p text:style-name="P15"/>
      <text:p text:style-name="P15"/>
      <text:p text:style-name="P15">998</text:p>
      <text:p text:style-name="P15"/>
      <text:p text:style-name="P15"/>
      <text:p text:style-name="P15">Ağus­tos Bö­ce­ği</text:p>
      <text:p text:style-name="P15">Dö­nem: Se­no­zo­ik za­man, Eo­sen dö­ne­mi</text:p>
      <text:p text:style-name="P15">Yaş: 50 mil­yon yıl</text:p>
      <text:p text:style-name="P15">Böl­ge: Po­lon­ya</text:p>
      <text:p text:style-name="P15">Ağus­tos bö­cek­le­ri­nin ar­ka ks­mn­da ha­va ke­se­cik­le­ri üze­ri­ne yer­leş­miş sağ­l sol­lu iki plak var­dr. Ağus­tos bö­ce­ği, taş ka­dar sert­leş­miş bu plak­la­r ça­la­rak o çok iyi bi­li­nen se­si­ni ç­ka­rr. Plak, bağ­l ol­du­ğu kas ta­ra­fn­dan çe­ki­lip b­ra­k­ln­ca, boş bir te­ne­ke ku­tu­nun ç­kar­d­ğ­na ben­zer bir ses olu­şur. Bö­ce­ğin yap­t­ğ bu çek­me-b­rak­ma iş­le­mi sa­ni­ye­de or­ta­la­ma 500 kez tek­rar­la­nr. Gö­ğüs kal­ka­n­nn ka­rn ta­ra­fn­da bu­lu­nan uzan­t­nn aç­lp ka­pan­ma­sy­la ses yük­se­lir ve­ya al­ça­lr. İn­san ku­la­ğ, sa­ni­ye­nin on­da bi­rin­den da­ha k­sa sü­re­li aç­lp ka­pan­ma­la­r, ya­ni ses ke­si­lme­le­ri­ni fark ede­me­di­ği için ağus­tos bö­ce­ği­nin c­zr­t­s bi­ze sü­rek­li de­vam edi­yor­muş gi­bi ge­lir. Fo­sil­ler­den an­la­şıl­mak­ta­dır ki, bu özel­li­ğe mil­yon­lar­ca yıl bo­yun­ca ya­şa­mış tüm ağus­tos bö­cek­le­ri sa­hip­tir.</text:p>
      <text:p text:style-name="P15">Re­sim­de­ki ağus­tos bö­ce­ği fo­si­li dik­kat­le in­ce­len­di­ğin­de de, gü­nü­müz­de­ki ör­nek­le­riy­le hiç­bir far­kı ol­ma­dı­ğı ko­lay­lık­la an­la­şıl­mak­ta­dır. Ara­dan ge­çen 50 mil­yon yıl sü­re­sin­ce ge­rek ka­fa­ta­sın­da, ge­rek is­ke­let ve ka­nat ya­pı­sın­da, ge­rek­se ses çı­kar­mak için kul­lan­dı­ğı plak­lar­da en ufak bir de­ği­şik­lik mey­da­na gel­me­miş­tir. </text:p>
      <text:p text:style-name="P15"/>
      <text:p text:style-name="P15"/>
      <text:p text:style-name="P15">801</text:p>
      <text:p text:style-name="P15"/>
      <text:p text:style-name="P15">Yu­suf­çuk</text:p>
      <text:p text:style-name="P15">Dö­nem: Me­zo­zo­ik za­man, Kre­ta­se dö­ne­mi</text:p>
      <text:p text:style-name="P15">Yaş: 128 mil­yon yıl</text:p>
      <text:p text:style-name="P15">Böl­ge: Yi­xi­an Olu­şu­mu, Çin</text:p>
      <text:p text:style-name="P15">Yu­suf­çuk­la­rın en önem­li özel­lik­le­rin­den bi­ri, çok iyi bir ma­nev­ra ye­te­ne­ği­ne sa­hip ol­ma­la­rı­dır. Yu­suf­çu­ğun uçu­şu han­gi hz­da ve han­gi yön­de olur­sa ol­sun, ani­den du­rup ters yön­de uç­ma­ya baş­la­ya­bi­lir. Ve­ya ha­va­da sa­bit du­rup av­na sal­dr­mak için uy­gun bir po­zis­yon bek­le­ye­bi­lir. Bu du­rum­da iken ol­du­ğu yer­de kv­rak bir dö­nüş ya­pa­rak av­na yö­ne­le­bi­lir. Çok k­sa bir za­man­da, bö­cek­ler için şa­şr­t­c sa­y­la­bi­le­cek bir h­za, sa­at­te 40 km'ye ula­şr. (Olim­pi­yat­lar­da 100 m. ko­şan at­let­le­rin h­z sa­at­te 39 km ka­dar­dr.) Yu­suf­çu­ğun ka­nat­la­rı­nı mük­kem­mel şe­kil­de kul­lan­ma­sı­na im­kan ta­n­yan uçuş me­ka­niz­ma­s­nn ka­de­me­li ev­rim mo­de­li ile açk­lan­ma­s ise müm­kün de­ğil­dir. Her şey­den ön­ce ka­nat kav­ra­m ev­rim için bir çk­maz­dr. </text:p>
      <text:p text:style-name="P15"><text:soft-page-break/>Eli­miz­de­ki en es­ki yu­suf­çuk fo­sil­le­ri ile bu­gün ya­şa­yan ör­nek­le­ri ara­sn­da hiç­bir fark yok­tur. Bu en es­ki fo­sil­ler­den ön­ce ya­şa­mş hiç­bir "ya­rm yu­suf­çuk", "ka­nat­la­r ye­ni ye­ni be­li­ren yu­suf­çuk" ka­ln­t­s yok­tur. Bu can­l­lar da, di­ğer tür­ler gi­bi, bir an­da or­ta­ya çk­mş ve bu­gü­ne ka­dar de­ğiş­me­den gel­miş­tir. Ya­ni, Al­lah ta­ra­fn­dan ya­ra­tl­mş ve hiç­bir "ev­rim" ge­çir­me­miş­tir.</text:p>
      <text:p text:style-name="P15"/>
      <text:p text:style-name="P15"/>
      <text:p text:style-name="P15">806</text:p>
      <text:p text:style-name="P15"/>
      <text:p text:style-name="P15">Cır­cır Bö­ce­ği</text:p>
      <text:p text:style-name="P15">Dö­nem: Me­zo­zo­ik za­man, Kre­ta­se dö­ne­mi</text:p>
      <text:p text:style-name="P15">Yaş: 125 mil­yon yıl</text:p>
      <text:p text:style-name="P15">Böl­ge: Ce­ara, Bre­zil­ya</text:p>
      <text:p text:style-name="P15">Gü­nü­müz­de­ki cır­cır bö­cek­le­ri­nin bun­dan 125 mil­yon yıl ön­ce ya­şa­mış olan­lar­dan hiç far­kı ol­ma­dı­ğı­nı gös­te­ren bu fo­sil, ev­rim­sel bir sü­reç ya­şan­ma­dı­ğı­nın de­li­li­dir. Bu­gü­ne ka­dar bu­lu­nan sa­yı­sız fo­sil, can­lı­la­rın ev­rim ge­çir­me­dik­le­ri­ni is­pat­la­mış­tır. Fo­sil ka­yıt­la­rı­nın ev­rim te­ori­si­ni des­tek­le­me­di­ği Dar­wi­nist­ler ta­ra­fın­dan da bi­lin­mek­te­dir. Bu ne­den­le­dir ki, yüz bin­ler­ce fo­sil, özen­le giz­len­mek­te, ka­mu­oyun­dan sak­lan­mak­ta­dır. An­cak ar­tık bu ört­ba­sın bir an­la­mı kal­ma­mış­tır. Ev­rim te­ori­si­nin fo­sil ka­yıt­la­rı ve bi­lim­sel bul­gu­lar kar­şı­sın­da­ki ye­nil­gi­si­nin üs­tü­nün ör­tül­me­si müm­kün de­ğil­dir.</text:p>
      <text:p text:style-name="P15"/>
      <text:p text:style-name="P15"/>
      <text:p text:style-name="P15">808</text:p>
      <text:p text:style-name="P15"/>
      <text:p text:style-name="P15">Çe­kir­ge </text:p>
      <text:p text:style-name="P15">Dö­nem: Me­zo­zo­ik za­man, Kre­ta­se dö­ne­mi</text:p>
      <text:p text:style-name="P15">Yaş: 125 mil­yon yıl</text:p>
      <text:p text:style-name="P15">Böl­ge: Ce­ara, Bre­zil­ya</text:p>
      <text:p text:style-name="P15">Çe­kir­ge­ler, Kar­bo­ni­fer dö­ne­min­den (354 – 290 mil­yon yıl) iti­ba­ren fo­sil ör­nek­le­ri bu­lu­nan hay­van­lar­dır. Ara­dan ge­çen yüz mil­yon­lar­ca yı­la rağ­men çe­kir­ge ola­rak kal­mış, baş­ka bir can­lı­ya dö­nüş­me­miş­ler­dir. Eğer Dar­wi­nist­le­rin id­di­ala­rı doğ­ru ol­say­dı, bu ka­dar uzun de­vir­ler­den son­ra çe­kir­ge­le­rin, zıp­la­ya zıp­la­ya ge­li­şip güç­le­ne­rek bir tür ku­şa dö­nüş­me­le­ri ge­re­kir­di. El­bet­te son de­re­ce gü­lünç olan bu id­dia hiç­bir za­man ger­çek­leş­me­miş­tir. An­cak Dar­wi­nist­ler, böy­le­si­ne akıl dı­şı id­di­ala­rı da­hi ka­bul ede­bi­le­cek de­re­ce­de man­tık çö­kün­tü­sü için­de­dir.</text:p>
      <text:p text:style-name="P15">Akıl, sağ­du­yu ve bi­li­min gös­ter­di­ği ger­çek ise, can­lı­la­rın ev­rim ge­çir­me­dik­le­ri, ya­ra­tıl­dık­la­rı­dır. Bu­lu­nan her fo­sil bu ger­çe­ği, bir kez da­ha göz­ler önü­ne ser­mek­te­dir.</text:p>
      <text:p text:style-name="P15"/>
      <text:p text:style-name="P15"/>
      <text:p text:style-name="P15">809</text:p>
      <text:p text:style-name="P15"/>
      <text:p text:style-name="P15">Ha­mam Bö­ce­ği</text:p>
      <text:p text:style-name="P15">Dö­nem: Me­zo­zo­ik za­man, Kre­ta­se dö­ne­mi</text:p>
      <text:p text:style-name="P15">Yaş: 125 mil­yon yıl</text:p>
      <text:p text:style-name="P15"><text:soft-page-break/>Böl­ge: Ce­ara, Bre­zil­ya</text:p>
      <text:p text:style-name="P15">Ev­rim­ci­le­rin id­di­ala­rı­na mey­dan oku­yan can­lı­lar­dan bi­ri de ha­mam bö­cek­le­ri­dir. Re­sim­de­ki ha­mam bö­ce­ği fo­si­li 125 mil­yon ya­şın­da­dır ve 125 mil­yon yıl­dır en kü­çük bir de­ği­şik­lik da­hi ge­çir­me­miş­tir.</text:p>
      <text:p text:style-name="P15">Bu­gü­ne ka­dar ya­pı­lan fo­sil araş­tır­ma­la­rı, ha­mam bö­cek­le­ri­nin söz­de or­tak bir ata­sı­nı or­ta­ya ko­ya­ma­dı­ğı gi­bi, ha­mam bö­cek­le­ri­nin bu­gün­kü hal­le­ri­ni ala­na ka­dar han­gi aşa­ma­lar­dan geç­ti­ği­ni de gös­ter­me­mek­te­dir. El­de edi­len her fo­sil, ya­şı kaç olur­sa ol­sun, bir di­ğe­ri­nin ve bugün yaşamak­ta olan ör­nek­lerinin ay­nısıdır. Bu da, ev­rimin ol­madığının açık delil­lerin­den biridir. </text:p>
      <text:p text:style-name="P15"/>
      <text:p text:style-name="P15"/>
      <text:p text:style-name="P15">836</text:p>
      <text:p text:style-name="P15"/>
      <text:p text:style-name="P15">Çe­kir­ge</text:p>
      <text:p text:style-name="P15">Dö­nem: Me­zo­zo­ik za­man, Kre­ta­se dö­ne­mi</text:p>
      <text:p text:style-name="P15">Yaş: 108 - 92 mil­yon yıl</text:p>
      <text:p text:style-name="P15">Böl­ge: Ce­ara, Bre­zil­ya</text:p>
      <text:p text:style-name="P15">Bö­cek­ler, can­lı sı­nıf­la­ma­sın­da, Art­ro­pod­lar (ek­lem ba­cak­lı­lar) fi­lu­mu­nun için­de yer alan In­sec­ta alt fi­lu­mu­nu oluş­tu­rur­lar. En es­ki bö­cek fo­sil­le­ri, De­vo­ni­yen dö­ne­mi­ne (417 – 354 mil­yon yıl) ait­tir. Ev­rim­ci­ler için bü­yük bir aç­maz ha­li­ne ge­len ko­nu ise, yak­la­şık 400 mil­yon yıl ön­ce ya­şa­mış olan tür­le­rin gü­nü­müz­de­ki ör­nek­le­rin­den fark­sız olu­şu­dur. </text:p>
      <text:p text:style-name="P15">Ben­zer bir du­rum çe­kir­ge­ler için de ge­çer­li­dir. Çe­kir­ge­ler, fo­sil ka­yıt­la­rın­da ilk gö­rül­dük­le­ri ta­rih­ten iti­ba­ren hiç­bir de­ği­şik­li­ğe uğ­ra­ma­mış­lar­dır. Re­sim­de­ki yak­la­şık 100 mil­yon yıl­lık çe­kir­ge de bu bil­gi­yi te­yit et­mek­te­dir. Gü­nü­müz­de­ki çe­kir­ge­le­rin her yö­nüy­le ay­nı­sı olan 100 mil­yon yıl­lık çe­kir­ge­ler, ev­ri­mi ya­lan­la­mak­ta­dır. </text:p>
      <text:p text:style-name="P15"/>
      <text:p text:style-name="P15"/>
      <text:p text:style-name="P15">837</text:p>
      <text:p text:style-name="P15"/>
      <text:p text:style-name="P15">Yap­rak Za­rar­lı­sı</text:p>
      <text:p text:style-name="P15">Dö­nem: Me­zo­zo­ik za­man, Kre­ta­se dö­ne­mi</text:p>
      <text:p text:style-name="P15">Yaş: 108 - 92 mil­yon yıl</text:p>
      <text:p text:style-name="P15">Böl­ge: Ce­ara, Bre­zil­ya</text:p>
      <text:p text:style-name="P15">Yap­rak za­rar­lı­la­rı ka­nat ya­pı­la­rın­dan göz­le­ri­ne, ba­cak­la­rın­dan iç or­gan­la­rı­na ka­dar on mil­yon­lar­ca yıl­dır ay­nı­dır. Re­sim­de­ki 108 - 92 mil­yon yıl­lık fo­sil de bu ger­çe­ği te­yit et­mek­te­dir. Fo­sil bul­gu­la­rın­da, ya­rım ka­nat­lı, ya­rım ayak­lı, tek göz­lü, ba­zı or­gan­la­rı he­nüz oluş­ma­mış, kı­sa­ca ev­rim­ci­le­rin id­dia et­ti­ği gi­bi ara aşa­ma­da bir yap­rak za­rar­lı­sı fo­si­li yok­tur. </text:p>
      <text:p text:style-name="P15">El­de edi­len tüm yap­rak za­ra­lı­sı fo­sil­le­ri ay­nı bu­gün­kü hal­le­riy­le, san­ki dün öl­müş gi­bi tüm or­gan ve uzuv­la­rıy­la ek­sik­siz­dir. Ve bu ger­çek, Dar­wi­nist­le­rin te­ori­le­ri­ni ge­çer­siz kıl­mak için ye­ter­li­dir. </text:p>
      <text:p text:style-name="P15"/>
      <text:p text:style-name="P15"/>
      <text:p text:style-name="P15">841</text:p>
      <text:p text:style-name="P15"><text:soft-page-break/></text:p>
      <text:p text:style-name="P15">Ha­mam Bö­ce­ği</text:p>
      <text:p text:style-name="P15">Dö­nem: Me­zo­zo­ik za­man, Kre­ta­se dö­ne­mi</text:p>
      <text:p text:style-name="P15">Yaş: 108 - 92 mil­yon yıl</text:p>
      <text:p text:style-name="P15">Böl­ge: Ce­ara, Bre­zil­ya</text:p>
      <text:p text:style-name="P15">Pi­er­re-Pa­ul Gras­sé:</text:p>
      <text:p text:style-name="P15">"... Ha­mam bö­cek­le­ri de, ilk or­ta­ya çık­tık­la­rı Per­mi­yen dö­ne­min­den bu ya­na en az Dro­sop­hi­la (bir tür mey­ve si­ne­ği) ka­dar çok mu­tas­yon ge­çir­miş, ama hiç­bir de­ği­şim ya­şa­ma­mış­tır." (Pi­er­re-Pa­ul Gras­sé, Evo­lu­ti­on of Li­ving Or­ga­nisms, Aca­de­mic Press, New York, 1977, s. 87)</text:p>
      <text:p text:style-name="P15">Per­mi­yen dö­ne­mi, 290 – 248 mil­yon yıl­la­rı ara­sın­da­ki dö­ne­mi kap­sar. Pa­ul Gras­sé, bu ifa­de­sin­de bir yan­dan ev­ri­min ha­ya­li me­ka­niz­ma­la­rın­dan bi­ri olan mu­tas­yon­la­rın, hiç de ev­rim­ci­le­rin ha­yal et­ti­ği gi­bi bir et­ki­ye sa­hip ol­ma­dı­ğı­nı söy­le­mek­te­dir. Öte yan­dan da, ha­mam bö­cek­le­ri­nin yüz mil­yon­lar­ca yıl­dır en ufak bir de­ği­şi­me uğ­ra­ma­dık­la­rı­na dik­kat çek­mek­te­dir. Bun­dan 290 mil­yon yıl ön­ce ya­şa­yan ha­mam bö­cek­le­ri de, re­sim­de gö­rül­dü­ğü gi­bi yak­la­şık 100 mil­yon yıl ön­ce ya­şa­mış olan­lar da, gü­nü­müz­de ha­len ya­şa­yan­lar da bir­bir­le­ri­nin ta­ma­men ay­nı­sı­dır. Bu ay­nı­lık kar­şı­sın­da, ev­rim­ci­le­rin ses­siz­li­ğe bü­rün­mek dı­şın­da bir ça­re­le­ri yok­tur.</text:p>
      <text:p text:style-name="P15"/>
      <text:p text:style-name="P15"/>
      <text:p text:style-name="P15">886</text:p>
      <text:p text:style-name="P15"/>
      <text:p text:style-name="P15"/>
      <text:p text:style-name="P15">Bibionidae (Tüylü Sivrisinek)</text:p>
      <text:p text:style-name="P15">Dö­nem: Se­no­zo­ik za­man, Eo­sen dö­ne­mi</text:p>
      <text:p text:style-name="P15">Yaş: 45 mil­yon yıl</text:p>
      <text:p text:style-name="P15">Böl­ge: Cac­he Cre­ek Olu­şu­mu, Ka­na­da</text:p>
      <text:p text:style-name="P15">Bu­gü­ne ka­dar ka­nat­la­rın­dan sa­de­ce bi­ri oluş­muş di­ğe­ri ol­ma­yan, tek gö­ze sa­hip, he­nüz si­nir sis­te­mi ge­liş­me­miş her­han­gi bir tüy­lü siv­ri­si­nek fo­si­li gö­rül­me­miş­tir. El­de edi­len her fo­sil­de tüy­lü siv­ri­si­nek­ler, tıp­kı gü­nü­müz­de ya­şa­yan­lar gi­bi, ek­sik­siz­dir. Eğer bir can­lı bu­gün sa­hip ol­du­ğu özel­lik­le­rin hep­si­ne bun­dan 45 mil­yon yıl ön­ce de sa­hip­se ve ara­dan ge­çen bun­ca za­man içe­ri­sin­de hiç de­ğiş­me­miş­se, bu can­lı­nın ev­rim ge­çir­di­ğin­den söz et­mek müm­kün de­ğil­dir. Söz ko­nu­su ay­nı­lık, Dar­wi­nizm'in ge­çer­siz­li­ği­ni or­ta­ya ko­yar­ken, Ya­ra­tı­lış'ın açık bir ger­çek ol­du­ğu­nu te­yit et­mek­te­dir.</text:p>
      <text:p text:style-name="P15"/>
      <text:p text:style-name="P15"/>
      <text:p text:style-name="P15">846</text:p>
      <text:p text:style-name="P15"/>
      <text:p text:style-name="P15">Yu­suf­çuk</text:p>
      <text:p text:style-name="P15">Dö­nem: Me­zo­zo­ik za­man, Kre­ta­se dö­ne­mi</text:p>
      <text:p text:style-name="P15">Yaş: 100 mil­yon yıl</text:p>
      <text:p text:style-name="P15">Böl­ge: Çin</text:p>
      <text:p text:style-name="P15">Bu­gü­ne ka­dar, ev­rim­sel bir sü­reç ya­şan­dı­ğı­nı gös­te­re­bi­le­cek tam ge­liş­me­miş, ya­rım ka­nat­lı, ya­rım göz­lü tek bir ta­ne bi­le yu­suf­çuk fo­si­li bu­lun­ma­mış­tır. Bu­lu­nan her <text:soft-page-break/>yu­suf­çuk fo­si­li, bu can­lı­nın var ol­du­ğu ilk gün­den iti­ba­ren tam ve ku­sur­suz ol­du­ğu­nu ve so­yu de­vam et­ti­ği müd­det­çe de hiç de­ğiş­me­di­ği­ni gös­ter­miş­tir. Re­sim­de­ki 100 mil­yon ya­şın­da­ki yu­suf­çuk fo­si­li de bu ger­çe­ği te­yit eden bul­gu­lar­dan bi­ri­dir. Gü­nü­müz­de­ki yu­suf­çuk­la­rın sa­hip ol­duk­la­rı tüm <text:s/>özel­lik­le­re, 100 mil­yon yıl ön­ce ya­şa­mış yu­suf­çuk­lar da ek­sik­siz ola­rak sa­hip­tir. </text:p>
      <text:p text:style-name="P15">Baş­ta fo­sil ka­yıt­la­rı ol­mak üze­re, bi­lim­sel ka­nıt­lar ev­rim te­ori­si­nin ge­çer­siz ol­du­ğu­nu is­pat­la­mış­tır. Bu­nun an­la­mı, can­lı­la­rın son­suz güç sa­hi­bi olan bir Akıl ta­ra­fın­dan ya­ra­tıl­dı­ğı­dır. Bu ak­lın sa­hi­bi ise hiç kuş­ku­suz her­şe­yin Ya­ra­tı­cı­sı olan Al­lah'tır.</text:p>
      <text:p text:style-name="P15"/>
      <text:p text:style-name="P15"/>
      <text:p text:style-name="P15">958</text:p>
      <text:p text:style-name="P15"/>
      <text:p text:style-name="P15">Yu­suf­çuk</text:p>
      <text:p text:style-name="P15">Dö­nem: Me­zo­zo­ik za­man, Ju­ra dö­ne­mi </text:p>
      <text:p text:style-name="P15">Yaş: 150 mil­yon yıl</text:p>
      <text:p text:style-name="P15">Böl­ge: Soln­ho­fen Olu­şu­mu, Al­man­ya</text:p>
      <text:p text:style-name="P15">Yu­suf­çuk­lar sa­hip ol­duk­la­rı komp­leks ya­pı­la­rıy­la Skorsky he­li­kop­ter­le­ri­nin ye­ni mo­del­le­ri­ne ör­nek teş­kil et­miş­tir. Ya­pı­lan in­ce­le­me­ler bu can­lı­nın mü­kem­mel bir uçuş sis­te­mi­ne sa­hip ol­du­ğu­nu gös­ter­miş­tir. 150 mil­yon yıl ön­ce ya­şa­mış bu yu­suf­çuk gü­nü­mü­zün komp­leks ya­pı­lı yu­suf­çuk­la­rın­dan ta­ma­men fark­sız­dır. Bu­lu­nan fo­sil­ler ara­sın­da "ya­rım yu­suf­çuk" ya da "ka­nat­la­r ye­ni ye­ni be­li­ren bir yu­suf­çuk" ka­ln­t­s yok­tur. Bu can­l­lar da, di­ğer tür­ler gi­bi, bir an­da or­ta­ya çk­mş ve bu­gü­ne ka­dar de­ğiş­me­den gel­miş­tir. </text:p>
      <text:p text:style-name="P15"/>
      <text:p text:style-name="P15"/>
      <text:p text:style-name="P15">Bu, çift taraflı bir fosildir. </text:p>
      <text:p text:style-name="P15"/>
      <text:p text:style-name="P15"/>
      <text:p text:style-name="P15">1037</text:p>
      <text:p text:style-name="P15"/>
      <text:p text:style-name="P15">Cır­cır Bö­ce­ği</text:p>
      <text:p text:style-name="P15">Dö­nem: Me­zo­zo­ik za­man, Kre­ta­se dö­ne­mi</text:p>
      <text:p text:style-name="P15">Yaş: 125 mil­yon yıl</text:p>
      <text:p text:style-name="P15">Böl­ge: San­ta­na Olu­şu­mu, Bre­zil­ya </text:p>
      <text:p text:style-name="P15">Dar­win'den bu­gü­ne ev­rim­ci je­olog­lar ve pa­le­on­to­log­lar, ev­rim te­ori­si­ne de­lil oluş­tu­ra­bi­le­cek fo­sil­ler ara­dı­lar. Can­lı­la­rın sü­rek­li de­ği­şe­rek fark­lı tür­le­re dö­nüş­tük­le­ri­ni gös­te­ren bir bul­gu sun­ma­ya ça­lış­tı­lar. An­cak bu gay­ret­le­ri hiç­bir işe ya­ra­ma­dı, çün­kü bu­lu­nan sa­yı­sız fo­sil ara­sın­da can­lı­la­rın de­ği­şi­me uğ­ra­dı­ğı­nı gös­te­ren hiç fo­sil yok­ken, yüz mil­yon­lar­ca yıl bo­yun­ca de­ğiş­me­den kal­dık­la­rı­nı is­pat­la­yan sa­yı­sız ör­nek var­dı. Bu da, ev­ri­min hiç­bir za­man ya­şan­ma­dı­ğı an­la­mı­na ge­li­yor­du. Pa­le­on­to­log Da­vid Ra­up, fo­sil ka­yıt­la­rı­nın or­ta­ya koy­du­ğu ve Dar­wi­nizm'i ye­nil­gi­ye uğ­ra­tan bu ger­çe­ği şöy­le di­le ge­tir­mek­te­dir:</text:p>
      <text:p text:style-name="P15">"Hem Dar­win dö­ne­min­de­ki hem de gü­nü­müz­de­ki je­olog­la­rın yap­tı­ğı ça­lış­ma­lar ka­de­me­li olu­şum ye­ri­ne çok çar­pı­cı bir bul­gu or­ta­ya koy­du. Bu­na gö­re, tür­ler çok ani bi­çim­de or­ta­ya çı­kı­yor, ka­yıt­lar­da var ol­duk­la­rı sü­re­ce de ya hiç de­ği­şik­li­ğe uğ­ra­mı­<text:soft-page-break/>yor ya da çok kü­çük de­ği­şim­ler olu­yor, son­ra da ani­den ka­yıt­lar­dan si­li­ni­yor­lar­dı..." (Ra­up, Da­vid M., "Conf­licts Bet­we­en Dar­win and Pa­le­on­to­logy," Bul­le­tin, Fi­eld Mu­se­um of Na­tu­ral His­tory, sa­yı 50, 1979, s. 23)</text:p>
      <text:p text:style-name="P15"/>
      <text:p text:style-name="P15"/>
      <text:p text:style-name="P15">1032</text:p>
      <text:p text:style-name="P15"/>
      <text:p text:style-name="P15">Ha­mam Bö­ce­ği</text:p>
      <text:p text:style-name="P15">Dö­nem: Me­zo­zo­ik za­man, Kre­ta­se dö­ne­mi</text:p>
      <text:p text:style-name="P15">Yaş: 125 mil­yon yıl</text:p>
      <text:p text:style-name="P15">Böl­ge: San­ta­na Olu­şu­mu, Bre­zil­ya </text:p>
      <text:p text:style-name="P15">Re­sim­de­ki 125 mil­yon yıl­lık ha­mam bö­ce­ği fo­si­li­nin gü­nü­müz­de ya­şa­yan ör­nek­le­rin­den far­kı ol­ma­ma­sı, net ve açık olan bir ger­çe­ği tek­rar vur­gu­la­mak­ta­dır: Can­lı­la­rın aşa­ma aşa­ma bir­bir­le­rin­den tü­re­dik­le­ri id­di­ası bi­lim­sel bul­gu­lar­la çe­li­şen bir ma­sal­dan iba­ret­tir. Fo­sil ka­yıt­la­rı, "ka­de­me­li ev­rim" id­di­ası­nı ge­çer­siz kıl­mak­ta ve bu ger­çek pek çok bi­lim ada­mı ta­ra­fın­dan da ifa­de edil­mek­te­dir. Ör­ne­ğin bi­lim ta­rih­çi­si Pe­ter Bow­ler şun­la­rı söy­le­mek­te­dir:</text:p>
      <text:p text:style-name="P15">"Ka­yıt­lar, uzun za­man di­lim­le­ri için­de aşa­ma­lı bir de­ği­şi­mi ke­sin ola­rak gös­ter­mi­yor. Tam ter­si­ne, tür­le­rin ta­rih­le­ri bo­yun­ca sa­bit kal­dık­la­rı­nı ve bir­den­bi­re fak­lı tür­ler­le yer de­ğiş­tir­di­ği­ni gös­te­ri­yor. Ye­ni tür­le­rin ve­ya sı­nıf­la­rın ev­rim­sel bir sü­reç­le es­ki tür­ler­den ge­liş­ti­ği­ni gös­te­ren hiç­bir işa­ret ol­ma­dan, can­lı­lar tam ge­liş­miş ola­rak or­ta­ya çı­kı­yor." (Bow­ler, Evo­lu­ti­on: The His­tory of an Idea, 1984, s. 187) </text:p>
      <text:p text:style-name="P15"/>
      <text:p text:style-name="P15"/>
      <text:p text:style-name="P15">1033</text:p>
      <text:p text:style-name="P15"/>
      <text:p text:style-name="P15">Ça­yır Çe­kir­ge­si</text:p>
      <text:p text:style-name="P15">Dö­nem: Me­zo­zo­ik za­man, Kre­ta­se dö­ne­mi</text:p>
      <text:p text:style-name="P15">Yaş: 125 mil­yon yıl</text:p>
      <text:p text:style-name="P15">Böl­ge: San­ta­na Olu­şu­mu, Bre­zil­ya </text:p>
      <text:p text:style-name="P15">Sal­ta­to­ri­a ta­kı­mı­na da­hil olan bu çe­kir­ge­ler, on mil­yon­lar­ca yıl­dır de­ğiş­me­den var­lı­ğı­nı de­vam et­ti­ren sa­yı­sız can­lı tü­rün­den bi­ri­dir. Bun­dan 125 mil­yon yıl ön­ce ya­şa­mış olan çe­kir­ge­ler de gü­nü­müz­de ya­şa­mak­ta olan­lar da ay­nı­dır. Fo­sil ka­yıt­la­rı­nın or­ta­ya koy­du­ğu bu "ay­nı­lık", ev­rim­ci­le­rin bü­yük ha­yal kı­rık­lı­ğı ya­şa­ma­sı­na ne­den ol­muş­tur. 20. yüz­yı­lın ön­de ge­len ev­rim­ci­le­rin­den Step­hen Go­uld, bu ha­yal kı­rık­lı­ğı­nı şöy­le di­le ge­ti­rir:</text:p>
      <text:p text:style-name="P15">"El­bet­te fo­sil ka­yıt­la­rı­nın ne­den ol­du­ğu asıl ha­yal kı­rık­lı­ğı, en komp­leks mor­fo­lo­jik adap­tas­yon­la­rın ev­rim­sel ge­li­şi­mi­ne da­ir so­mut ka­nıt or­ta­ya koy­ma­mış ol­ma­sı­dır." (Go­uld, Step­hen J. and El­dred­ge, Ni­les, "Spe­ci­es Se­lec­ti­on: Its Ran­ge and Po­wer", Na­tu­re 334, 7 Tem­muz 1988, s. 19)</text:p>
      <text:p text:style-name="P15"/>
      <text:p text:style-name="P15"/>
      <text:p text:style-name="P15">1034</text:p>
      <text:p text:style-name="P15"/>
      <text:p text:style-name="P15"/>
      <text:p text:style-name="P15"><text:soft-page-break/>Yu­suf­çuk Lar­va­sı </text:p>
      <text:p text:style-name="P15">Dö­nem: Me­zo­zo­ik za­man, Kre­ta­se dö­ne­mi</text:p>
      <text:p text:style-name="P15">Yaş: 125 mil­yon yıl</text:p>
      <text:p text:style-name="P15">Böl­ge: San­ta­na Olu­şu­mu, Bre­zil­ya </text:p>
      <text:p text:style-name="P15">Yak­la­şık 300 mil­yon yıl­dır var­lık­la­rı­nı de­vam et­tir­di­ği bi­li­nen yu­suf­çuk­lar, ola­ğa­nüs­tü ka­nat ya­pı­la­rı ve uçuş sis­tem­le­riy­le Dar­wi­nizm'e bü­yük dar­be in­dir­mek­te­dir. Bun­dan 300 mil­yon yıl ön­ce söz­de il­kel can­lı­la­rın ya­şa­dı­ğı ve il­kel bir or­tam ol­du­ğu id­dia edi­len bir dö­nem­de yu­suf­çuk­lar gü­nü­müz he­li­kop­ter­le­ri­nin uçu­şun­da ör­nek alı­nan kusursuz bir sis­te­me sa­hip­ti­ler. Ve bu sis­tem bu­gü­ne ka­dar en kü­çük bir de­ği­şik­li­ğe uğ­ra­ma­dı. Yu­suf­çuk­lar da lar­va­la­rı da yüz mil­yon­lar­ca yıl­dır hep ay­nı sis­tem­le­re sa­hip ol­du­lar, hep ay­nı me­ka­niz­ma­la­rı kul­lan­dı­lar. Bu du­ru­mun ev­rim­ci man­tık­lar­la açık­lan­ma­sı müm­kün de­ğil­dir. </text:p>
      <text:p text:style-name="P15"/>
      <text:p text:style-name="P15"/>
      <text:p text:style-name="P15">1035</text:p>
      <text:p text:style-name="P15"/>
      <text:p text:style-name="P15"/>
      <text:p text:style-name="P15">Ma­yıs Si­ne­ği </text:p>
      <text:p text:style-name="P15">Dö­nem: Me­zo­zo­ik za­man, Kre­ta­se dö­ne­mi</text:p>
      <text:p text:style-name="P15">Yaş: 125 mil­yon yıl</text:p>
      <text:p text:style-name="P15">Böl­ge: San­ta­na Olu­şu­mu, Bre­zil­ya </text:p>
      <text:p text:style-name="P15">100 mil­yon yı­lı aş­kın za­man­dır de­ğiş­me­den ka­lan ma­yıs si­nek­le­ri ev­ri­me mey­dan oku­yan can­lı­lar­dan bi­ri­dir. Ma­yıs si­nek­le­ri­ne ait bu­lu­nan tüm fo­sil­ler, söz ko­nu­su can­lı­la­rın aşa­ma aşa­ma ge­liş­me­dik­le­ri­ni, var ol­duk­la­rı tüm özel­lik­ler­le bir an­da or­ta­ya çık­tık­la­rı­nı gös­ter­mek­te­dir. Üs­te­lik fo­sil ka­yıt­la­rın­da göz­len­dik­le­ri sü­re bo­yun­ca da hiç de­ğiş­me­miş­ler­dir. Tüm bun­ların an­lamı, diğer tüm can­lılar gibi, mayıs sinek­lerinin de ev­rim geçir­medik­leri, yaratıl­dık­larıdır. </text:p>
      <text:p text:style-name="P15"/>
      <text:p text:style-name="P15"/>
      <text:p text:style-name="P15">1036</text:p>
      <text:p text:style-name="P15"/>
      <text:p text:style-name="P15">Ma­yıs Si­ne­ği</text:p>
      <text:p text:style-name="P15">Dö­nem: Me­zo­zo­ik za­man, Kre­ta­se dö­ne­mi</text:p>
      <text:p text:style-name="P15">Yaş: 125 mil­yon yıl</text:p>
      <text:p text:style-name="P15">Böl­ge: San­ta­na Olu­şu­mu, Bre­zil­ya </text:p>
      <text:p text:style-name="P15">Can­lı­lar sa­hip ol­duk­la­rı özel­lik­le­ri, ev­rim­ci­le­rin id­dia et­ti­ği gi­bi aşa­ma­lı ola­rak ka­zan­mış ol­sa­lar­dı, bu ara aşa­ma­la­rı gös­te­ren pek çok fo­sil ör­ne­ği­nin bu­lun­ma­sı ge­re­kir­di. Ör­ne­ğin ma­yıs si­nek­le­ri­nin ka­nat­la­rı­nın aşa­ma aşa­ma oluş­tu­ğu­nun de­li­li olan bir­çok ya­rım ka­nat­lı ma­yıs si­ne­ği fo­si­li çı­ka­rıl­ma­lıy­dı. An­cak bu­gü­ne ka­dar el­de edi­len tüm fo­sil ör­nek­le­rin­de, re­sim­de­ki 125 mil­yon yıl­lık fo­sil­de de ol­du­ğu gi­bi, ma­yıs si­nek­le­ri bu­gün sa­hip ol­duk­la­rı tüm özel­lik­ler­le bir­lik­te göz­lem­len­mek­te­dir. Bu da, ev­rim id­di­ala­rı­nı ta­ma­mıy­la an­lam­sız kı­lan bir du­rum­dur. So­mut bi­lim­sel bul­gu­la­rın or­ta­ya koy­du­ğu ger­çek, ev­ri­min hiç­bir za­man ya­şan­ma­dı­ğı, tüm can­lı­la­rı bir olan Al­lah'ın ya­rat­tı­ğı­dır. </text:p>
      <text:p text:style-name="P15"/>
      <text:p text:style-name="P15"><text:soft-page-break/></text:p>
      <text:p text:style-name="P15">959</text:p>
      <text:p text:style-name="P15"/>
      <text:p text:style-name="P15"/>
      <text:p text:style-name="P15">Gerridae (Suda Koşan)</text:p>
      <text:p text:style-name="P15">Dö­nem: Me­zo­zo­ik za­man, Ju­ra dö­ne­mi</text:p>
      <text:p text:style-name="P15">Yaş: 150 mil­yon yıl</text:p>
      <text:p text:style-name="P15">Böl­ge: Soln­ho­fen Olu­şu­mu, Al­man­ya</text:p>
      <text:p text:style-name="P15">Ör­nek­le­ri gö­rü­len di­ğer pek çok can­lı gi­bi Gerridae familyasına dahil böcekler de Dar­wi­nizm'i ge­çer­siz kı­lan de­lil­ler­den­dir. Ju­ra dö­ne­min­den bu­gün­le­re ula­şan 150 mil­yon yıl­lık bu Gerridae fo­si­li ev­ri­min ge­çer­siz­li­ği­ni göz­ler önü­ne ser­mek­te­dir. Bütün bu fo­sil­ler şu açık ger­çe­ğin gös­ter­ge­si­dir: Tüm can­lı­la­rı Al­lah ya­rat­mış­tır, bu can­lı­lar hiç­bir de­ği­şim gös­ter­me­den gü­nü­mü­ze ka­dar gel­miş­tir ve can­lı­lar hiç­bir za­man ev­rim ge­çir­me­miş­tir. </text:p>
      <text:p text:style-name="P15"/>
      <text:p text:style-name="P15"/>
      <text:p text:style-name="P15">1038</text:p>
      <text:p text:style-name="P15"/>
      <text:p text:style-name="P15">Pen­ta­to­mi­dae (Kal­kan­lı Tah­ta­ku­ru­su)</text:p>
      <text:p text:style-name="P15">Dö­nem: Me­zo­zo­ik za­man, Kre­ta­se dö­ne­mi</text:p>
      <text:p text:style-name="P15">Yaş: 125 mil­yon yıl</text:p>
      <text:p text:style-name="P15">Böl­ge: San­ta­na Olu­şu­mu, Bre­zil­ya </text:p>
      <text:p text:style-name="P15">Dar­wi­nist­ler, fos­for, kar­bon gi­bi atom­la­rn te­sa­düf­ler so­nu­cun­da bi­ra­ra­ya ge­le­rek, yl­d­rm­lar, vol­kan­lar, ult­ra­vi­yo­le şn­la­r, rad­yas­yon gi­bi do­ğal olay­lar so­nu­cun­da ken­di­le­ri­ni ku­sur­suz­ca or­ga­ni­ze ede­rek pro­te­in­le­ri, hüc­re­le­ri, bö­cek­le­ri, ba­lk­la­r, ke­di­le­ri, tav­şan­la­r, as­lan­la­r, kuş­la­r, in­san­la­r ve tüm can­l­l­ğ mey­da­na ge­tir­dik­le­ri­ni id­dia eder­ken bun­la­rn bi­linç­siz, akl­sz, ye­te­nek­siz, bil­gi­siz ve can­sz ol­duk­la­r­n dü­şün­mez­ler. Üs­te­lik bu ha­ya­li sü­re­cin ya­şan­dı­ğı­nı is­pat­la­ya­bi­le­cek tek bir de­lil­le­ri da­hi ol­ma­dı­ğı­nı kav­ra­ya­maz­lar. </text:p>
      <text:p text:style-name="P15">Ev­rim­ci­ler de­lil­siz­lik için­de kıv­ra­nır­ken, can­lı­ların ev­rim geçir­mediğini, üs­tün kud­ret sahibi olan Al­lah tarafın­dan yaratıl­dığını gös­teren sayısız delil var­dır. Bu delil­ler­den biri de resim­deki 125 mil­yon yıl­lık fosil­dir. </text:p>
      <text:p text:style-name="P15"/>
      <text:p text:style-name="P15">1039</text:p>
      <text:p text:style-name="P15"/>
      <text:p text:style-name="P15">Ça­yır Çe­kir­ge­si</text:p>
      <text:p text:style-name="P15">Dö­nem: Me­zo­zo­ik za­man, Kre­ta­se dö­ne­mi</text:p>
      <text:p text:style-name="P15">Yaş: 125 mil­yon yıl</text:p>
      <text:p text:style-name="P15">Böl­ge: San­ta­na Olu­şu­mu, Bre­zil­ya </text:p>
      <text:p text:style-name="P15">Can­lı­lı­ğın kö­ke­ni hak­kın­da pek çok asıl­sız id­dia öne sü­ren Dar­wi­nist­le­rin ce­vap­la­ma­sı ge­re­ken yüz­ler­ce so­ru var­dır. Bu so­ru­la­rın ba­şın­da da; </text:p>
      <text:p text:style-name="P15">- Ev­rim te­ori­si­ne de­lil ola­rak su­nu­la­bi­le­cek her­han­gi bir ara form fo­si­li var mı­dır?</text:p>
      <text:p text:style-name="P15">so­ru­su yer al­mak­ta­dır. Dar­wi­nist­le­rin, ger­çek­ler­le yüz­leş­me­mek için açık­ça ce­vap­la­mak­tan sü­rek­li ka­çın­dık­la­rı bu so­ru­nun ce­va­bı açık­tır:</text:p>
      <text:p text:style-name="P15"><text:soft-page-break/>- Ha­yır, 150 yıl­dır ya­pı­lan ka­zı ça­lış­ma­la­rın­da tek bir ta­ne ara form fo­si­li da­hi bu­lun­ma­mış­tır. </text:p>
      <text:p text:style-name="P15">Fo­sil ka­yıt­la­rı, re­sim­de­ki 125 mil­yon ya­şın­da­ki ça­yır çe­kir­ge­si gi­bi, yüz mil­yon­lar­ca yıl­dır ek­sik­siz ya­pı­la­rıy­la, hiç­bir de­ği­şik­li­ğe uğ­ra­ma­dan var­lık­la­rı­nı de­vam et­ti­ren can­lı­la­rın ör­nek­le­riy­le do­lu­dur. Bu ör­nek­ler kar­şı­sın­da Dar­wi­nist­ler ses­siz kal­maya mah­kum­dur.</text:p>
      <text:p text:style-name="P15"/>
      <text:p text:style-name="P15"/>
      <text:p text:style-name="P15">1043</text:p>
      <text:p text:style-name="P15"/>
      <text:p text:style-name="P15">Cır­cır Bö­ce­ği </text:p>
      <text:p text:style-name="P15">Dö­nem: Me­zo­zo­ik za­man, Kre­ta­se dö­ne­mi</text:p>
      <text:p text:style-name="P15">Yaş: 125 mil­yon yıl</text:p>
      <text:p text:style-name="P15">Böl­ge: San­ta­na Olu­şu­mu, Bre­zil­ya </text:p>
      <text:p text:style-name="P15">Dar­wi­nist­le­re bö­cek­le­rin kö­ke­ni so­rul­du­ğun­da tam bir man­tık se­fa­le­ti olan bir di­zi hi­ka­ye an­la­tır­lar. Bu hi­ka­ye­le­ri­ni bi­lim­sel bir bul­gu ve­ya so­mut bir de­lil­le is­pat­la­ma­la­rı is­ten­di­ğin­de ise de­rin bir ses­siz­li­ğe gö­mü­lür­ler. Çün­kü bu­gü­ne ka­dar ya­pı­lan te­orik ça­lış­ma­lar ve fo­sil­ler gi­bi bul­gu­lar, bu id­di­ala­rın ta­ma­mı­nı ge­çer­siz kıl­mış­tır. </text:p>
      <text:p text:style-name="P15">Ev­rim­ci­le­rin id­di­ala­rı­nı ge­çer­siz kı­lan de­lil­ler­den bi­ri de, re­sim­de­ki 125 mil­yon yıl­lık cır­cır bö­ce­ği fo­si­li­dir. Gü­nü­müz­de ya­şa­yan cır­cır bö­cek­le­ri­nin her yön­den ta­ma­mıy­la ay­nı­sı olan bu fo­sil, can­lı­la­rın sü­rek­li de­ği­şe­rek ge­liş­tik­le­ri id­di­asın­da­ki ev­rim­ci­le­ri ya­lan­la­mak­ta­dır. Fo­sil­ler, can­lı­la­rın "Biz hiç de­ğiş­me­dik, ev­rim ge­çir­me­dik, yaratıldık" de­di­ği­ni gös­ter­mek­te­dir. </text:p>
      <text:p text:style-name="P15"/>
      <text:p text:style-name="P15"/>
      <text:p text:style-name="P15">1041</text:p>
      <text:p text:style-name="P15"/>
      <text:p text:style-name="P15">Ya­ban Arı­sı</text:p>
      <text:p text:style-name="P15">Dö­nem: Me­zo­zo­ik za­man, Kre­ta­se dö­ne­mi</text:p>
      <text:p text:style-name="P15">Yaş: 125 mil­yon yıl</text:p>
      <text:p text:style-name="P15">Böl­ge: San­ta­na Olu­şu­mu, Bre­zil­ya </text:p>
      <text:p text:style-name="P15">Dar­wi­nist­ler ha­ya­li me­ka­niz­ma­la­rın can­lı­la­rı sü­rek­li de­ğiş­ti­re­rek ye­ni tür­le­re dö­nüş­tür­dü­ğü ma­sa­lı­na ina­nır­lar. Pa­le­on­to­log Da­vid Ra­up ise "ar­ka ar­ka­ya ge­len bir di­zi de­ği­şik­li­ğin" ye­ni bir can­lı tü­rü oluş­tur­ma­sı­nın im­kan­sız­lı­ğı­nı şöy­le ifa­de eder:</text:p>
      <text:p text:style-name="P15">"Şu ke­sin bir ger­çek­tir ki hiç kim­se bir di­zi de­ği­şik­lik so­nu­cu tüm fonk­si­yon­la­rıy­la uçan bir bö­cek, bir sü­rün­gen ya da bir kuş oluş­tu­ra­maz..." (Da­vid M. Ra­up, "Conf­licts Bet­we­en Dar­win and Pa­le­on­to­logy", Bul­le­tin Fi­eld Mu­se­um Of Na­tu­ral His­tory, sa­yı 50 (Ocak 1979), s. 26)</text:p>
      <text:p text:style-name="P15">Ev­rim­ci­le­rin "can­lı­la­rın de­ği­şim için­de ol­duk­la­rı" ha­ya­li­ni yı­kan en önem­li bul­gu­lar ise fo­sil ka­yıt­la­rı­dır. Re­sim­de­ki 125 mil­yon ya­şın­da­ki ya­ban arı­sı fo­si­li­nin de gös­ter­di­ği gi­bi can­lı­lar hiç de­ğiş­me­mek­te, ya­ni ev­rim ge­çir­me­mek­te­dir. </text:p>
      <text:p text:style-name="P15"/>
      <text:p text:style-name="P15"/>
      <text:p text:style-name="P15">1042</text:p>
      <text:p text:style-name="P15"/>
      <text:p text:style-name="P15"><text:soft-page-break/>Planthopper (Bit­ki Bö­ce­ği)</text:p>
      <text:p text:style-name="P15">Dö­nem: Me­zo­zo­ik za­man, Kre­ta­se dö­ne­mi</text:p>
      <text:p text:style-name="P15">Yaş: 125 mil­yon yıl</text:p>
      <text:p text:style-name="P15">Böl­ge: San­ta­na Olu­şu­mu, Bre­zil­ya </text:p>
      <text:p text:style-name="P15">Yer­yü­zün­de ta­nım­lan­mış yak­la­şık 1 mil­yon ya­şa­yan bö­cek tü­rü, 15 bin de fo­sil tü­rü bi­lin­mek­te­dir. Her yıl ye­ni bir­kaç bin bö­cek tü­rü da­ha keş­fe­dil­mek­te­dir. Bu bö­cek tür­le­ri­nin her bi­ri fark­lı sis­tem­le­re, me­ta­bo­liz­ma­la­ra, ya­şam or­tam­la­rı­na sa­hip­tir. Ev­rim­ci­ler tüm bu tür­le­rin, ufak de­ği­şim­ler­le ka­de­me­li ola­rak bir­bir­le­rin­den mey­da­na gel­di­ği­ni id­dia eder­ler. An­cak bö­cek­le­rin ilk söz­de il­kel ata­sı­nın ne ol­du­ğu­nu da, tür­ler ara­sın­da­ki ha­ya­li ak­ra­ba­lık iliş­ki­si­ni de gös­te­re­mez­ler. Bu­nu gös­te­re­bi­le­cek­le­ri fo­sil­le­ri umut­suz­ca arar­lar. An­cak el­de edi­len her fo­sil, tüm bö­cek tür­le­ri­nin ken­di­le­ri­ne has özel­lik­ler­le yok­tan var ol­duk­la­rı­nı, ya­ni ya­ra­tıl­dık­la­rı­nı; on mil­yon­lar­ca hat­ta yüz mil­yon­lar­ca yıl bo­yun­ca da hiç de­ğiş­me­dik­le­ri­ni, ya­ni ev­rim ge­çir­me­dik­le­ri­ni göz­ler önü­ne se­rer. Bu du­ru­mun is­pat­la­rın­dan bi­ri de re­sim­de­ki 125 mil­yon ya­şın­da­ki bit­ki bö­ce­ği fo­si­li­dir. Gü­nü­müz­de­ki bit­ki bö­cek­le­ri­nin bi­re­bir ay­nı­sı olan bu fo­sil, ev­ri­mi ya­lan­la­mak­ta­dır. </text:p>
      <text:p text:style-name="P15"/>
      <text:p text:style-name="P15"/>
      <text:p text:style-name="P15">1040</text:p>
      <text:p text:style-name="P15"/>
      <text:p text:style-name="P15">Ma­yıs Si­ne­ği</text:p>
      <text:p text:style-name="P15">Dö­nem: Me­zo­zo­ik za­man, Kre­ta­se dö­ne­mi</text:p>
      <text:p text:style-name="P15">Yaş: 125 mil­yon yıl</text:p>
      <text:p text:style-name="P15">Böl­ge: San­ta­na Olu­şu­mu, Bre­zil­ya </text:p>
      <text:p text:style-name="P15">Can­lı­la­rın ev­rim ge­çir­dik­le­ri id­di­ası doğ­ru ol­say­dı bu­nun iz­le­ri­nin fo­sil ka­yıt­la­rın­da mut­la­ka gö­rül­me­si ge­re­kir­di. Fo­sil bul­gu­la­rı sü­rek­li de­ği­şi­me uğ­ra­yan, sis­tem­le­ri ve or­gan­la­rı tam oluş­ma­mış, bir can­lı­dan baş­ka bir can­lı­ya dö­nüş­me­ye ça­lı­şan var­lık­la­rın iz­le­ri­ni bi­ze gös­ter­me­liy­di. </text:p>
      <text:p text:style-name="P15">Ör­ne­ğin ya­rı çe­kir­ge ya­rı si­nek, ya­rı si­nek ya­rı ke­le­bek ya da ka­nat­la­rı­nın bir kıs­mı oluş­muş, tek gö­zü kar­nı­nın üze­rin­de, tek gö­zü ba­şın­da, ayak­la­rı ba­şın­dan çı­kan, an­ten­le­ri he­nüz mey­da­na gel­me­miş bir­çok ga­rip can­lı fo­si­li bu­lun­ma­lıy­dı. An­cak fo­sil ka­yıt­la­rı böy­le ga­rip mah­luk­la­ra da­ir hiç­bir ör­nek sun­maz. Tam ter­si­ne sa­yı­sız fo­sil, can­lı­la­rın sa­hip ol­duk­la­rı tüm uzuv ve sis­tem­ler­le bir­lik­te or­ta­ya çık­tık­la­rı­nı ve soy­la­rı de­vam et­ti­ği müd­det­çe hiç de­ğiş­me­dik­le­ri­ni gös­te­rir. Ca­li­for­nia Üni­ver­si­te­si'nden D. S. Wo­od­roff bu ko­nu­da şun­la­rı söy­ler:</text:p>
      <text:p text:style-name="P15">"Ne var ki fo­sil­ler­de­ki tür­ler ta­ri­hin bü­yük kıs­mı bo­yun­ca de­ğiş­me­den du­rur ve ka­yıt­lar göz­le gö­rü­lür bir (tür­ler ara­sı) ge­çi­şin ör­ne­ği­ni sun­maz." (Wo­od­roff, D.S., Sci­en­ce, sa­yı 208, 1980, s. 716)</text:p>
      <text:p text:style-name="P15"/>
      <text:p text:style-name="P15"/>
      <text:p text:style-name="P15">1044</text:p>
      <text:p text:style-name="P15"/>
      <text:p text:style-name="P15">Kır Cır­cı­rı</text:p>
      <text:p text:style-name="P15">Dö­nem: Me­zo­zo­ik za­man, Kre­ta­se dö­ne­mi</text:p>
      <text:p text:style-name="P15">Yaş: 125 mil­yon yıl</text:p>
      <text:p text:style-name="P15"><text:soft-page-break/>Böl­ge: San­ta­na Olu­şu­mu, Bre­zil­ya </text:p>
      <text:p text:style-name="P15">Ev­rim­ci ya­yın­lar­da yo­ğun ola­rak yer alan can­lı­lar ara­sın­da­ki "ata-to­run" iliş­ki­le­ri ha­ya­li bir kav­ram ol­mak­tan öte­ye git­me­mek­te­dir. Can­lı tür­le­ri ara­sın­da ev­rim­sel bir bağ ol­du­ğu bu­gü­ne ka­dar hiç­bir so­mut bul­guy­la gös­te­ri­le­me­miş­tir. Fo­sil ka­yıt­la­rı­nın ve di­ğer bul­gu­la­rın böy­le bir soy ba­ğı gös­ter­me­di­ği bi­lim adam­la­rı ta­ra­fın­dan şöy­le ifa­de edil­mek­te­dir:</text:p>
      <text:p text:style-name="P15">"Ne var ki, pek çok or­ga­niz­ma için ke­sin hat­lar­la bir soy ba­ğı oluş­tur­mak müm­kün de­ğil­dir." (Aya­la, F. J. and Va­len­ti­ne J. W., Evol­ving: The The­ory and Pro­cess of Or­ga­nic Evo­lu­ti­on, 1978, s. 230)</text:p>
      <text:p text:style-name="P15">Re­sim­de­ki 125 mil­yon yıl­lık kır cır­cırı da her­han­gi bir atadan türememiş, soyu devam et­tiği müd­det­çe her­han­gi bir değişime uğ­ramamış­tır. </text:p>
      <text:p text:style-name="P15"/>
      <text:p text:style-name="P15"/>
      <text:p text:style-name="P15">1045</text:p>
      <text:p text:style-name="P15"/>
      <text:p text:style-name="P15">Ma­yıs Si­ne­ği</text:p>
      <text:p text:style-name="P15">Dö­nem: Me­zo­zo­ik za­man, Kre­ta­se dö­ne­mi</text:p>
      <text:p text:style-name="P15">Yaş: 125 mil­yon yıl</text:p>
      <text:p text:style-name="P15">Böl­ge: San­ta­na Olu­şu­mu, Bre­zil­ya </text:p>
      <text:p text:style-name="P15">Ma­yıs si­nek­le­ri ömür­le­ri­nin bü­yük bö­lü­mü­nü lar­va ya da nimf ola­rak ge­çi­rir­ler­. Er­gin ola­rak bir­kaç sa­at ya da sa­de­ce bir gün ya­şar­lar. Bu ne­den­le bir­gün si­nek­le­ri ola­rak da ad­lan­dı­rı­lır­lar. Re­sim­de­ki ma­yıs si­ne­ği fo­sili 125 mil­yon ya­şın­da­dır ve ha­len ya­şa­mak­ta olan ma­yıs si­nek­le­ri­nin ay­nı­sı­dır. Dar­wi­nist­ler, 125 mil­yon yıl bo­yun­ca ay­nı ka­lan, en kü­çük bir de­ği­şik­li­ğe da­hi uğ­ra­ma­yan ma­yıs si­ne­ği kar­şı­sın­da ça­re­siz­dir­ler. <text:s/></text:p>
      <text:p text:style-name="P15"/>
      <text:p text:style-name="P15"/>
      <text:p text:style-name="P15">1047</text:p>
      <text:p text:style-name="P15"/>
      <text:p text:style-name="P15">Örüm­cek</text:p>
      <text:p text:style-name="P15">Dö­nem: Me­zo­zo­ik za­man, Kre­ta­se dö­ne­mi</text:p>
      <text:p text:style-name="P15">Yaş: 125 mil­yon yıl</text:p>
      <text:p text:style-name="P15">Böl­ge: San­ta­na Olu­şu­mu, Bre­zil­ya </text:p>
      <text:p text:style-name="P15">Ev­rim te­ori­si, her tür­lü bi­lim­sel kri­ter­den yok­sun, hiç­bir ge­çer­li de­li­le da­yan­dı­rı­la­ma­mış, ta­ma­men spe­kü­la­tif bir id­di­adır. Da­ha da öte­si, bü­tün id­di­ası­nı, var olan her can­lı­nın, ger­çek­leş­me­si ih­ti­mal dı­şı sa­yı­sız te­sa­düf­le­rin ar­dı ar­dı­na gel­me­le­ri so­nu­cun­da oluş­tu­ğu gi­bi akıl ve bi­lim dı­şı bir te­mel üze­ri­ne kur­muş­tur. Bi­lim­sel araş­tır­ma ve in­ce­le­me­ler de bu du­ru­mu te­yit eder. Ör­ne­ğin fo­sil ka­yıt­la­rı in­ce­len­di­ğin­de, ev­rim­ci­le­rin id­dia et­ti­ği gi­bi bir sü­re­cin hiç ya­şan­ma­dı­ğı gö­rü­lür. Can­lı­la­rın art ar­da ge­len de­ği­şik­lik­ler­le ge­liş­me­dik­le­ri, sa­hip ol­duk­la­rı tüm özel­lik­ler­le bir an­da or­ta­ya çık­tık­la­rı an­la­şı­lır. Bu da can­lı­la­rın ev­rim ge­çir­me­dik­le­ri, ya­ra­tıl­dık­la­rı an­lamına gelir. </text:p>
      <text:p text:style-name="P15"/>
      <text:p text:style-name="P15"/>
      <text:p text:style-name="P15">1048</text:p>
      <text:p text:style-name="P15"/>
      <text:p text:style-name="P15"><text:soft-page-break/>Ma­yıs Si­ne­ği </text:p>
      <text:p text:style-name="P15">Dö­nem: Me­zo­zo­ik za­man, Kre­ta­se dö­ne­mi</text:p>
      <text:p text:style-name="P15">Yaş: 125 mil­yon yıl</text:p>
      <text:p text:style-name="P15">Böl­ge: San­ta­na Olu­şu­mu, Bre­zil­ya </text:p>
      <text:p text:style-name="P15">Fo­sil­ler, can­lı­la­rın ev­rim ge­çir­me­dik­le­ri­nin en vu­ru­cu de­lil­le­rin­den bi­ri­dir. Fo­sil ka­yıt­la­rı in­ce­len­di­ğin­de tüm can­lı tür­le­ri­nin mil­yon­lar­ca yıl bo­yun­ca ay­nı kal­dık­la­rı, soy­la­rı tü­ke­ne­ne ka­dar hiç de­ğiş­me­dik­le­ri gö­rü­lür. Ame­ri­kan Do­ğa Ta­ri­hi Mü­ze­si'nden Jo­el Crac­raft, fo­sil ka­yıt­la­rı­na gö­re can­lı tür­le­ri ara­sın­da ge­çiş ol­ma­dı­ğı­nı şöy­le ifa­de eder:</text:p>
      <text:p text:style-name="P15">"İki fark­lı ta­kım ara­sın­da -mor­fo­lo­jik (ya­pı­sal ve gör­sel) ola­rak- ge­çiş özel­li­ği ta­şı­yan, ay­nı za­man­da stra­tig­ra­fik (ka­ya kat­man­la­rı üze­ri­ne ya­pı­lan ça­lış­ma­lar) ko­nu­ma sa­hip bir fo­sil bu­la­bil­me­nin ola­ğa­nüs­tü zor ol­ma­sı şa­şır­tı­cı ol­ma­ma­lı­dır." (Crac­raft, J., "Syste­ma­tics, Com­pa­ra­ti­ve Bio­logy, and the Ca­se Aga­inst Cre­atio­nism," Sci­en­tists Con­front Cre­atio­nism, ed. L. R. God­frey, New York: W. W. Nor­ton &amp; Co., 1983, s. 180)</text:p>
      <text:p text:style-name="P15">Crac­raft'ın ara form fo­sil­le­ri­nin bu­lun­ma­sı­nı "ola­ğa­nüs­tü zor ola­rak" ni­te­len­dir­me­si, açık­ça "Bu fo­sil­ler yok." de­mek­ten çe­kin­me­sin­den kay­nak­lan­mak­ta­dır. Her ne ka­dar ken­di­si açık­ça di­le ge­ti­re­me­se de, söz ko­nu­su fo­sil­ler hiç bu­lun­ma­mış­tır, bun­dan son­ra da bu­lun­ma­sı müm­kün de­ğil­dir. </text:p>
      <text:p text:style-name="P15"/>
      <text:p text:style-name="P15"/>
      <text:p text:style-name="P15">1049</text:p>
      <text:p text:style-name="P15"/>
      <text:p text:style-name="P15">Ça­yır Çe­kir­ge­si</text:p>
      <text:p text:style-name="P15">Dö­nem: Me­zo­zo­ik za­man, Kre­ta­se dö­ne­mi</text:p>
      <text:p text:style-name="P15">Yaş: 125 mil­yon yıl</text:p>
      <text:p text:style-name="P15">Böl­ge: San­ta­na Olu­şu­mu, Bre­zil­ya </text:p>
      <text:p text:style-name="P15">Re­sim­de­ki 125 mil­yon yıl­lık çayır çekirgesi fo­si­li, Dar­wi­nizm'e dar­be vu­ran de­lil­ler­den bi­ri­dir. <text:s/>Ev­rim te­ori­si­nin can­lı­lı­ğın kö­ke­ni­ne da­ir id­di­ala­rı fo­sil­ler ta­ra­fın­dan ge­çer­siz kı­lın­mış, te­ori­nin ger­çek­çi ve bi­lim­sel ve­ri­ler­le dol­du­rul­ma­sı müm­kün ol­ma­yan bü­yük boş­luk­lar üze­ri­ne ku­ru­lu ol­du­ğu açı­ğa çık­mış­tır. Bu önem­li boş­luk­la­rı, omur­ga­lı­lar pa­le­on­to­lo­ji­si üze­rin­de uz­man olan C. McGo­wan şöy­le ifa­de et­mek­te­dir: </text:p>
      <text:p text:style-name="P15">"Çok hüc­re­li or­ga­niz­ma­la­rın ve omur­ga­lı­la­rın kö­ke­ni, omur­ga­sız­la­rın kö­ke­ni ko­nu­su­nu say­mı­yo­rum bi­le, ko­nu­sun­da ya­şa­mın ev­rim­sel ta­ri­hi hak­kın­da o ka­dar çok boş­lu­ğu­muz var ki." (McGo­wan, C., In the Be­gin­ning: A Sci­en­tist Shows Why the Cre­ati­onists are Wrong, Promet­heus Books, 1984, s. 95)</text:p>
      <text:p text:style-name="P15"/>
      <text:p text:style-name="P15"/>
      <text:p text:style-name="P15">1050</text:p>
      <text:p text:style-name="P15"/>
      <text:p text:style-name="P15">Cır­cır Bö­ce­ği</text:p>
      <text:p text:style-name="P15">Dö­nem: Me­zo­zo­ik za­man, Kre­ta­se dö­ne­mi</text:p>
      <text:p text:style-name="P15">Yaş: 125 mil­yon yıl</text:p>
      <text:p text:style-name="P15">Böl­ge: San­ta­na Olu­şu­mu, Bre­zil­ya </text:p>
      <text:p text:style-name="P15"><text:soft-page-break/>Eğer cırcır böcekleri, ev­rim­ci­le­rin id­dia et­ti­ği gi­bi, baş­ka bö­cek­ler­den mey­da­na gel­miş­ler­se, bu du­rum­da cırcır böceğine ye­ni ye­ni dö­nüş­me­ye baş­la­mış, "ya­rı cırcır böceklerinin"nin bir­çok fo­sil ör­ne­ği­nin bu­lun­ma­sı ge­re­kir­di. Oy­sa şim­di­ye ka­dar bu­lu­nan tüm cırcır böceği fo­sil­le­ri tam ve ek­sik­siz ya­pı­la­rıy­la, gü­nü­müz­de ya­şa­yan ör­nek­le­ri­nin ay­nı­sı­dır. Can­lı­la­rın or­tak bir ata­dan tü­re­di­ği te­zi ise bir ha­yal ola­rak kal­mış­tır. Pa­le­on­to­lo­ji pro­fe­sö­rü Ste­ven Stan­ley bu du­ru­mu şöy­le di­le ge­ti­rir:</text:p>
      <text:p text:style-name="P15">"Bir za­man­lar, di­ğer can­lı­la­ra dö­nüş­tü­ğü­ne ina­nı­lan tür­le­rin za­man için­de ha­ya­li ata­lar­la ör­tüş­tü­ğü an­la­şıl­dı. Ger­çek­te ise, fo­sil ka­yıt­la­rı can­lı­la­rın bir­bir­le­ri­ne dö­nüş­tük­le­ri­ni gös­te­ren inan­dı­rı­cı tek bir ör­nek da­hi gös­te­re­me­miş­ler­dir." (Stan­ley, S.M., The New Evo­lu­ti­onary Ti­me­tab­le: Fos­sils, Ge­nes, and the Ori­gin of Spe­ci­es, 1981, s. 95)</text:p>
      <text:p text:style-name="P15"/>
      <text:p text:style-name="P15">1052</text:p>
      <text:p text:style-name="P15"/>
      <text:p text:style-name="P15">Ma­yıs Si­ne­ği Lar­va­sı</text:p>
      <text:p text:style-name="P15">Dö­nem: Me­zo­zo­ik za­man, Kre­ta­se dö­ne­mi</text:p>
      <text:p text:style-name="P15">Yaş: 125 mil­yon yıl</text:p>
      <text:p text:style-name="P15">Böl­ge: San­ta­na Olu­şu­mu, Bre­zil­ya </text:p>
      <text:p text:style-name="P15">Ma­yıs si­nek­le­ri gi­bi lar­va­la­rı da, soy­la­rı de­vam et­ti­ği müd­det­çe ay­nı kal­mış­lar­dır. Bun­dan 125 mil­yon yıl ön­ce ya­şa­mış olan ma­yıs si­ne­ği lar­va­sı­na ait re­sim­de­ki fo­sil bu ger­çe­ğin ka­nı­tı­dır. Lar­va­la­rı da ken­di­le­ri de on mil­yon­lar­ca yıl bo­yun­ca de­ğiş­me­yen söz ko­nu­su can­lı­lar ev­rim­ci­le­ri sus­tur­mak­tadır. </text:p>
      <text:p text:style-name="P15"/>
      <text:p text:style-name="P15"/>
      <text:p text:style-name="P15">1053</text:p>
      <text:p text:style-name="P15"/>
      <text:p text:style-name="P15"/>
      <text:p text:style-name="P15">Ça­yır Çe­kir­ge­si</text:p>
      <text:p text:style-name="P15">Dö­nem: Me­zo­zo­ik za­man, Kre­ta­se dö­ne­mi</text:p>
      <text:p text:style-name="P15">Yaş: 125 mil­yon yıl</text:p>
      <text:p text:style-name="P15">Böl­ge: San­ta­na Olu­şu­mu, Bre­zil­ya </text:p>
      <text:p text:style-name="P15">Dar­wi­nist­ler ce­va­bı­nı as­la ve­re­me­dik­le­ri sa­yı­sız so­ru­ya rağ­men kö­rü kö­rü­ne bir bağ­lı­lık­la te­ori­le­ri­ni sa­vun­ma­ya de­vam et­mek­te­dir­ler. Ör­ne­ğin "Ça­yır çe­kir­ge­le­ri­nin söz­de ata­sı­nın ne ol­du­ğu?" so­ru­su ce­vap­sız­dır. "Ça­yır çe­kir­ge­le­ri­nin han­gi aşa­ma­lar­dan ge­çe­rek bu ha­ya­li ata­dan tü­re­di­ği?" so­ru­su ce­vap­sız­dır. "Ça­yır çe­kir­ge­le­ri­nin ka­de­me­li ola­rak ge­liş­tik­le­ri­ni gös­te­ren fo­sil­ler ne­re­de?" so­ru­su ce­vap­sız­dır. "Eğer bu can­lı­lar aşa­ma aşa­ma ge­liş­ti­ler­se, 125 mil­yon yıl ön­ce­ki ça­yır çe­kir­ge­le­riy­le gü­nü­müz­de­ki­le­rin ay­nı ol­ma­sı na­sıl açık­la­nır?" so­ru­su ce­vap­sız­dır. Bu so­ru­la­rın sa­yı­sı da­ha da ar­tı­rı­la­bi­lir. Tüm bu ce­vap­sız so­ru­lar, Dar­wi­nizm'in ne ka­dar bü­yük bir aç­maz için­de ol­du­ğu­nun gös­ter­ge­si­dir. </text:p>
      <text:p text:style-name="P15"/>
      <text:p text:style-name="P15"/>
      <text:p text:style-name="P15"/>
      <text:p text:style-name="P15">1054</text:p>
      <text:p text:style-name="P15"/>
      <text:p text:style-name="P15"><text:soft-page-break/>Örüm­cek</text:p>
      <text:p text:style-name="P15">Dö­nem: Me­zo­zo­ik za­man, Kre­ta­se dö­ne­mi</text:p>
      <text:p text:style-name="P15">Yaş: 125 mil­yon yıl</text:p>
      <text:p text:style-name="P15">Böl­ge: San­ta­na Olu­şu­mu, Bre­zil­ya </text:p>
      <text:p text:style-name="P15">Bi­lim adı­na or­ta­ya çık­tı­ğı­nı id­dia eden in­san­la­rın, bi­li­me rağ­men ev­rim te­ori­si gi­bi köh­ne bir te­zi sa­vu­nu­yor ol­ma­la­rı hay­ret ve­ri­ci­dir. Sa­yı­sız fo­sil, ev­ri­min ge­çer­siz ol­du­ğu­nu açık­ça is­pat­la­mış­ken, çe­şit­li çar­pıt­ma­lar­la ger­çek­ler­den kaç­ma­ya ça­lış­mak man­tık­lı bir dav­ra­nış de­ğil­dir. 125 mil­yon ya­şın­da­ki örüm­cek fo­si­li gi­bi, fark­lı can­lı tür­le­ri­ne ait sa­yı­sız fo­sil ör­ne­ği, ev­ri­min hiç­bir za­man ya­şan­ma­dı­ğı­nı net ola­rak or­ta­ya koy­muş­tur. Bi­lim adam­la­rı­nın yap­ma­sı ge­re­ken bu du­ru­mu gör­mez­den gel­me­ye ça­lış­mak de­ğil, bi­li­min gös­ter­di­ği ger­çe­ğe uy­mak­tır. Bu ger­çek ise Yaratılış'tır.</text:p>
      <text:p text:style-name="P15"/>
      <text:p text:style-name="P15"/>
      <text:p text:style-name="P15">1055</text:p>
      <text:p text:style-name="P15"/>
      <text:p text:style-name="P15">Yu­suf­çuk</text:p>
      <text:p text:style-name="P15">Dö­nem: Me­zo­zo­ik za­man, Kre­ta­se dö­ne­mi</text:p>
      <text:p text:style-name="P15">Yaş: 125 mil­yon yıl</text:p>
      <text:p text:style-name="P15">Böl­ge: San­ta­na Olu­şu­mu, Bre­zil­ya </text:p>
      <text:p text:style-name="P15">Yu­suf­çuk­la­rın ka­nat ya­pı­sı ve uç­ma me­ka­niz­ma­sı­nın üs­tün­lü­ğü gü­nü­müz tek­no­lo­ji­siy­le da­hi tam ola­rak tak­lit edi­le­me­mek­te­dir. Yu­suf­çuk­lar bun­dan 125 mil­yon yıl ön­ce de, bu­gün sa­hip ol­duk­la­rı sis­tem­le­rin ay­nı­sı­nı kul­la­na­rak, ay­nı mü­kem­me­lik­te uç­mak­ta ve ma­nev­ra­lar yap­mak­tay­dı. Bu ger­çe­ğin is­pa­tı olan re­sim­de­ki fo­sil, Dar­wi­nist­le­ri ya­lan­lar­ken, tüm can­lı­la­rın Al­lah'ın ese­ri ol­du­ğu ger­çe­ği­ni bir kez da­ha or­ta­ya koy­mak­ta­dır. </text:p>
      <text:p text:style-name="P15"/>
      <text:p text:style-name="P15"/>
      <text:p text:style-name="P15">1058</text:p>
      <text:p text:style-name="P15"/>
      <text:p text:style-name="P15">Ya­ban Arı­sı</text:p>
      <text:p text:style-name="P15">Dö­nem: Me­zo­zo­ik za­man, Kre­ta­se dö­ne­mi</text:p>
      <text:p text:style-name="P15">Yaş: 125 mil­yon yıl</text:p>
      <text:p text:style-name="P15">Böl­ge: San­ta­na Olu­şu­mu, Bre­zil­ya </text:p>
      <text:p text:style-name="P15">Ge­nel Pa­le­on­to­lo­ji ki­ta­bı­nın ya­za­rı A. Bro­uwer, Dar­wi­nizm'in fo­sil­ler kar­şı­sın­da uğ­ra­dı­ğı he­zi­me­ti şöy­le özet­ler:</text:p>
      <text:p text:style-name="P15">"Geç­ti­ği­miz yüz­yı­lın en olum­suz pa­le­on­to­lo­jik so­nuç­la­rın­dan bi­ri ara form­la­rın ne­re­dey­se hiç gö­rül­me­me­si­dir. Dar­win'in dö­ne­min­de, bu du­ru­mun pa­le­on­to­lo­jik ka­yıt­la­rın ye­ter­siz­li­ği ve bil­gi ek­sik­li­ğin­den kay­nak­lan­dı­ğı dü­şü­nü­le­bi­lir­di. Ama o gün­den bu ya­na sa­yı­sız fo­sil tü­rü el­de edil­miş­tir. Ara form­la­rın yok­lu­ğu için bu­gün ar­tık baş­ka bir ba­ha­ne bu­lun­ma­lı­dır." (Bro­uwer, A., "Ge­ne­ral Pa­le­on­to­logy," [1959], Transl. Ka­ye R.H., Oli­ver &amp; Boyd: Edin­burgh &amp; Lon­don, 1967, s. 162-163)</text:p>
      <text:p text:style-name="P15">Ev­rim­ci­le­rin yap­ma­sı ge­re­ken Bro­uwer'in ifa­de et­ti­ği gi­bi "ba­ha­ne bul­mak" de­ğil, ger­çek­le­ri gör­mek ol­ma­lı­dır. Re­sim­de­ki 125 mil­yon yıl­lık ya­ban arı­sı fo­si­li gi­bi sa­yı­sız fo­sil, ev­ri­min ya­şan­ma­dı­ğı­nı, can­lı­la­rın ya­ra­tıl­dı­ğı­nı gös­ter­mek­te­dir. </text:p>
      <text:p text:style-name="P15"/>
      <text:p text:style-name="P15"><text:soft-page-break/></text:p>
      <text:p text:style-name="P15">1057</text:p>
      <text:p text:style-name="P15"/>
      <text:p text:style-name="P15"/>
      <text:p text:style-name="P15">Ma­yıs Si­ne­ği Lar­va­sı</text:p>
      <text:p text:style-name="P15">Dö­nem: Me­zo­zo­ik za­man, Kre­ta­se dö­ne­mi</text:p>
      <text:p text:style-name="P15">Yaş: 125 mil­yon yıl</text:p>
      <text:p text:style-name="P15">Böl­ge: San­ta­na Olu­şu­mu, Bre­zil­ya </text:p>
      <text:p text:style-name="P15">Yer­yü­zün­de bi­li­nen 2500 tü­rü olan ma­yıs si­nek­le­ri, Ep­he­me­rop­te­ra ta­kı­mı­na da­hil olan can­lı­lar­dır. Bu­gü­ne ka­dar bu­lun­muş tüm ma­yıs si­ne­ği fo­sil­le­ri gö­rü­nüm­le­ri, ya­pı­la­rı ve sa­hip ol­duk­la­rı sis­tem­ler­le bir­bir­le­ri­nin ta­ma­men ay­nı­sı­dır. Fark­lı dö­nem­ler­de ya­şa­mış ma­yıs si­nek­le­ri ara­sın­da, ara­da­ki mil­yon­lar­ca yıl­lık sü­re­ye rağ­men, her­han­gi bir de­ği­şik­lik ol­ma­ma­sı ev­rim­ci­le­rin öne sür­dük­le­ri var­sa­yım­la­rı yer­le bir et­mek­te­dir. Açık­tır ki, can­lı­lar art ar­da ge­len kör te­sa­düf­le­rin, sü­rek­li de­vam eden de­ği­şik­lik­le­rin ese­ri de­ğil­dir. Tüm can­lı­la­rı üs­tün güç ve kud­ret sa­hi­bi olan Al­lah ya­rat­mış­tır. </text:p>
      <text:p text:style-name="P15"/>
      <text:p text:style-name="P15"/>
      <text:p text:style-name="P15">1056</text:p>
      <text:p text:style-name="P15"/>
      <text:p text:style-name="P15">Ma­yıs Si­ne­ği Lar­va­sı</text:p>
      <text:p text:style-name="P15">Dö­nem: Me­zo­zo­ik za­man, Kre­ta­se dö­ne­mi</text:p>
      <text:p text:style-name="P15">Yaş: 125 mil­yon yıl</text:p>
      <text:p text:style-name="P15">Böl­ge: San­ta­na Olu­şu­mu, Bre­zil­ya </text:p>
      <text:p text:style-name="P15">Ma­yıs si­nek­le­ri­nin bi­li­nen ilk fo­sil ör­nek­le­ri yak­la­şık 200 mil­yon yıl ön­ce­si­ne ait­tir. 200 mil­yon yıl ön­ce ya­şa­mış olan ma­yıs si­nek­le­ri de 125 mil­yon yıl ön­ce ya­şa­mış olan­lar da, gü­nü­müz­de ya­şa­yan­lar da, bir­bir­le­ri­nin ay­nı­sı­dır. Bu ay­nı­lık, can­lı­la­rın ev­rim ge­çir­me­dik­le­ri­nin önem­li de­lil­le­rin­den biridir. </text:p>
      <text:p text:style-name="P15"/>
      <text:p text:style-name="P15"/>
      <text:p text:style-name="P15">1046</text:p>
      <text:p text:style-name="P15"/>
      <text:p text:style-name="P15">Ma­yıs Si­ne­ği</text:p>
      <text:p text:style-name="P15">Dö­nem: Me­zo­zo­ik za­man, Kre­ta­se dö­ne­mi</text:p>
      <text:p text:style-name="P15">Yaş: 125 mil­yon yıl</text:p>
      <text:p text:style-name="P15">Böl­ge: San­ta­na Olu­şu­mu, Bre­zil­ya </text:p>
      <text:p text:style-name="P15">Ev­rim­ci­ler, ma­yıs si­nek­le­ri­nin yüz mil­yo­nu aş­kın sü­re­dir na­sıl hiç de­ğiş­me­di­ği­ni te­ori­le­ri açı­sın­dan açık­la­ya­maz­lar. Can­lı­la­rın ev­rim ge­çir­di­ği­ni söy­le­ye­bil­mek için, sü­rek­li de­ğiş­tik­le­ri­ni göz­lem­le­ye­bil­mek ya da fo­sil bul­gu­la­rıy­la bu id­di­ayı des­tek­le­ye­bil­mek ge­re­kir. An­cak bu­gü­ne ka­dar böy­le bir de­ği­şim, ya­şa­yan tür­ler­de de fo­sil­ler­de de gö­rül­me­miş­tir. Bu du­rum­da ev­rim­sel sü­reç­ten bah­set­mek müm­kün de­ğil­dir. Can­lı­la­rın ya­pı­la­rı ve özel­lik­le­ri de fo­sil ka­yıt­la­rı da ev­ri­min hiç­bir za­man ya­şan­ma­dı­ğı­nı is­pat­lamak­tadır. </text:p>
      <text:p text:style-name="P15"/>
      <text:p text:style-name="P15"/>
      <text:p text:style-name="P24"><text:soft-page-break/>BİR ZAMANLAR DARWINİZM</text:p>
      <text:p text:style-name="P24"/>
      <text:p text:style-name="P21">GİRİŞ</text:p>
      <text:p text:style-name="P21"/>
      <text:p text:style-name="P21">Ta­rih bo­yun­ca in­san­lar ya­şa­dık­la­rı ev­re­ni göz­lem­le­ye­rek, onun sır­la­rı­nı çöz­me­ye ça­lış­tı­lar. Bir­çok bi­li­m a­da­mı in­san­la­rın zi­hin­le­ri­ni meş­gul eden so­ru­la­ra ya­nıt­lar bul­mak için yıl­lar­ca ça­lış­tı. Ki­mi­si ya­şa­dık­la­rı dö­ne­min şart­la­rı­na bağ­lı ola­rak çok bü­yük bu­luş­la­ra im­za atar­ken, ki­mi­si de ken­di dö­nem­le­rin­de bü­yük il­gi çe­ken; fa­kat da­ha son­ra­la­rı ise bü­yük bi­lim­sel ya­nıl­gı­lar ola­rak ka­bul edi­len id­di­alar­da bu­lun­du. </text:p>
      <text:p text:style-name="P53">Bat­lam­yus MS. 2. yy'da, o dö­ne­min bi­lim mer­ke­zi olan İs­ken­de­ri­ye'de ya­şa­mış bir bi­li­m a­da­mı ve dü­şü­nür­dü. İçin­de bu­lun­du­ğu ev­re­ni ta­nı­mak ve Dün­ya'­nın ev­ren­de­ki ko­nu­mu­nu keş­fet­mek is­te­yen Bat­lam­yus uzun sü­re gök­yü­zü­nü göz­lem­le­di. Gü­ne­ş'in, Ay'ın ve yıl­dız­la­rın ha­re­ket­le­ri üze­rin­de dü­şün­dü. So­nun­da ise bir ka­ra­ra var­dı: Ev­re­nin mer­ke­zin­de Dün­ya var­dı. Onun dü­şün­ce­le­ri­ne gö­re, Dün­ya ha­re­ket­siz ola­rak du­ru­yor; Gü­neş, Ay, ge­ze­gen­ler ve tüm yıl­dız­lar ise onun çev­re­sin­de dö­nü­yor­lar­dı. Bat­lam­yus'un bü­yük il­gi gö­ren bu ça­lış­ma­la­rı çe­şit­li dil­le­re çev­ril­di ve özel­lik­le Av­ru­pa kül­tü­rü üze­rin­de bü­yük et­ki mey­da­na ge­tir­di. Ka­to­lik Ki­li­se­si, Bat­lam­yus'un Dün­ya mer­kez­li ev­ren mo­de­li ile Hı­ris­ti­yan ila­hi­ya­tı­nı bir­leş­tir­di. Ba­zı­la­rı Bat­lam­yus'un mo­de­lin­de­ki çe­liş­ki­le­rin var­lı­ğı­nı far­k et­me­le­ri­ne rağ­men, Bat­lam­yus'a ve­ri­len bü­yük des­tek do­la­yı­sıy­la sus­mak zo­run­da kal­dı. Çe­liş­ki­le­ri kı­sa za­man­da or­ta­ya çı­kan bu fik­rin ter­k e­dil­me­si ko­lay ol­ma­dı. 15. yy'a ge­lin­di­ğin­de ise, ba­zı ge­liş­me­ler ya­şan­ma­ya baş­lan­dı. İlk ola­rak, Ko­per­nik, Bat­lam­yus'un fi­kir­le­rin­de bü­yük yan­lış­lık­lar ol­du­ğu­nu or­ta­ya koy­du. Ko­per­nik Dün­ya mer­kez­li ev­ren inan­cı­na ke­sin ola­rak kar­şı çık­tı ve şu ger­çe­ği or­ta­ya koy­du: Dün­ya ev­re­nin mer­ke­zin­de de­ğil­di. İler­le­yen yüz­yıl­lar­da ise, Dün­ya'nın Gü­neş çev­re­sin­de dö­nen bir ge­ze­gen; Gü­ne­ş'in Sa­man­yo­lu Ga­lak­si­si­nin için­de­ki mil­yar­lar­ca yıl­dız­dan bi­ri ve de Sa­man­yo­lu'nun ise sa­yı­sı bi­le tes­pit edi­le­me­yen yıl­dız kü­me­le­ri­ne sa­de­ce bir ör­nek ol­du­ğu or­ta­ya çık­tı.</text:p>
      <text:p text:style-name="P21">1600'lü yıl­la­rın so­nu­na doğ­ru ise, bi­lim ta­ri­hi bir baş­ka ya­nıl­gı­ya sah­ne ol­du. Ateş ve saç­tı­ğı alev­ler her de­vir­de in­san­la­rın il­gi­si­ni çek­miş­ti. O dö­ne­me ka­dar he­nüz sır­rı keş­fe­di­le­me­miş ate­şin kay­na­ğı üze­rin­de dü­şü­nen in­san­lar­dan bi­ri de Al­man bi­li­m a­da­mı G. E. Stahl'dı. Stahl araş­tır­ma­la­rı so­nu­cun­da, ate­şe "flo­jis­ton" adı ve­ri­len göz­le gö­rü­le­me­yen bir mad­de­nin yol aç­tı­ğı­nı ile­ri sür­dü. Stahl'a gö­re flo­jis­ton nes­ne­le­re gi­rip çı­ka­bi­len bir mad­dey­di. Flo­jis­to­na sa­hip bir nes­ne hız­la ya­nar­ken, flo­jis­to­nun ol­ma­dı­ğı nes­ne­ler ise yan­mı­yor­du. Ya­nan mad­de­ler­den du­man çık­ma­sı, bu mad­de­le­rin ya­nar­ken kü­çül­me­le­ri ve ha­fif­le­me­le­ri, flo­jis­to­nun bu mad­de­le­ri terk et­me­si ola­rak yo­rum­lan­dı. Araş­tır­ma­lar­da, ya­nan mad­de­le­rin üzer­le­ri­nin ka­pa­tıl­ma­sıy­la ve­ya toz ve top­rak atı­lıp sön­dü­rül­me­le­riy­le flo­jis­to­nun çı­kı­şı­nın en­gel­len­di­ği ve böy­le­ce ate­şin sön­dü­ğü dü­şü­nü­lü­yor­du. An­cak za­man­la, me­tal­le­rin ya­nar­ken kü­çül­me­me­le­ri ve­ya ha­fif­le­me­me­le­ri flo­jis­to­nun ger­çek­li­ği hak­kın­da ba­zı kuş­ku­la­rın doğ­ma­sı­na ne­den ol­du. 1700'lü yıl­la­rın so­nun­da ise ha­va­nın fark­lı bir­kaç ga­zın ka­rı­şı­mı ol­du­ğu keş­fe­dil­di. Bu fark­lı gaz­la­rın fark­lı bi­çim­ler­de yan­ma­la­rı da flo­jis­ton ku­ra­mıy­la açık­lan­ma­ya ça­lı­şı­lır­ken, ok­si­jen ga­zıy­la il­gi­li ya­pı­lan araş­tır­ma­la­rın bi­ri ku­ra­mın so­nu­nu ge­tir­di. An­to­ine La­vo­isi­er ad­lı bi­li­m a­da­mı ok­si­jen ga­zı için­de yak­tı­ğı bir me­ta­li göz­lem­le­di. Bu göz­le­mi so­nu­cun­da ya­nan me­ta­lin ağır­lı­ğı­nın art­tı­ğı­nı, ok­si­jen mik­ta­rı­nın da azal­dı­ğı­nı far­k et­ti. İş­te bu de­ney in­san­la­ra ate­şin kay­na­ğı­nı <text:soft-page-break/>da gös­ter­di. Nes­ne­ler ok­si­jen al­dık­la­rı için ya­nı­yor­lar­dı. Flo­jis­ton isim­li te­orik mad­de ise as­la var ol­ma­mış­tı.</text:p>
      <text:p text:style-name="P21">Ta­rih­te­ki bi­lim­sel ya­nıl­gı­la­ra bir di­ğer ör­nek ise, elekt­ri­ğin kay­na­ğı üze­ri­ne ya­pıl­mış bir yo­rum­dur. Dok­tor Lu­igi Gal­va­ni 1780'li yıl­lar­da hay­van­lar­la il­gi­li araş­tır­ma ya­par­ken, bir­den­bi­re ye­ni bir elekt­rik kay­na­ğı bul­du­ğu­nu san­dı. Kur­ba­ğa­lar üze­rin­de yap­tı­ğı araş­tır­ma­lar­da, me­tal bir par­ça­ya bağ­la­nan kur­ba­ğa ba­ca­ğın­da­ki kas­la­rın kı­pır­da­dı­ğı­nı gör­dü. Gal­va­ni bu can­lı üze­rin­de yap­tı­ğı bir­kaç araş­tır­ma so­nu­cun­da ka­ra­rı­nı ver­di: Bir me­tal hay­van­la­rın kas­la­rın­dan ve si­nir­le­rin­den kay­nak­la­nan elekt­ri­ğin dı­şa­rı çık­ma­sı­nı sağ­lı­yor­du. Gal­va­ni de­ne­yi tek ba­cak üze­rin­de tek me­tal par­ça­sıy­la yap­mış­tı. Bu de­ne­yin man­tı­ğın­dan şüp­he­le­nen Ales­sand­ro Vol­ta isim­li bi­li­m a­da­mı ko­nuy­la il­gi­li ça­lış­ma­la­ra baş­la­dı. Vol­ta kur­ba­ğa­nın ba­ca­ğı­na bir te­lin fark­lı iki ucu­nu bağ­la­dı ve ba­cak­lar­da­ki kas­la­rın se­yir­me­di­ği­ni gör­dü. Bu de­ney­den son­ra ça­lış­ma­la­rı­na de­vam eden Vol­ta, kur­ba­ğa­dan ve­ya baş­ka bir hay­van­dan kay­nak­la­nan elekt­rik id­di­ası­nın ger­çek ol­ma­dı­ğı­nı or­ta­ya koy­du. Elekt­rik, elekt­ron­lar­dan kay­nak­la­nan bir akım­dı ve me­tal­ler elekt­ro­nu da­ha ko­lay ile­ti­yor­du. Hay­van­sal elekt­rik ku­ra­mı bir dö­nem in­san­la­rı­nı şa­şırt­mış bir ya­nıl­gıy­dı.</text:p>
      <text:p text:style-name="P21">Bu ör­nek­ler­de de açık­ça gö­rül­dü­ğü gi­bi, gü­nü­müz­de çok iyi bi­li­nen ger­çek­ler hak­kın­da geç­miş­te çok yan­lış ba­zı id­di­alar­da bu­lu­nul­du. Bir­çok bi­li­m a­da­mı ge­rek dö­nem­le­ri­nin ge­ri kal­mış bi­lim­sel dü­zey­le­ri, ge­rek­se sa­hip ol­duk­la­rı ba­zı ön­yar­gı­la­rı do­la­yı­sıy­la bir­çok bi­lim­sel ya­nıl­gı­ya ka­pıl­dı. Ta­rih­te ger­çek­leş­miş bu gi­bi bi­lim­sel ya­nıl­gı­la­ra ve­ri­le­cek en bü­yük ör­nek, ya­şa­mın kö­ke­ni üze­ri­ne or­ta­ya atıl­mış id­di­alar­dan bi­riy­di. Çün­kü bu id­di­anın et­ki­le­ri ve man­tık­sız­lı­ğı yu­ka­rı­da ör­ne­ği­ni ver­di­ği­miz ya­nıl­gı­lar­dan çok da­ha bü­yük ol­du. Bu ya­nıl­gı, ev­rim inan­cıy­la ma­ter­ya­list dün­ya gö­rü­şü­nün bir­leş­ti­ği 'Dar­wi­nizm'di.</text:p>
      <text:p text:style-name="P21">Bir za­man­lar Dar­wi­nizm, el­de ye­te­rin­ce bi­lim­sel ka­nıt ol­ma­dı­ğı için ba­zı­la­rın­ca bi­lim­sel bir te­ori gi­bi ka­bul edi­li­yor­du. Char­les Dar­win'in 1859 yı­lın­da ya­yın­la­nan Tür­le­rin Kö­ke­ni ad­lı ki­ta­bı o dö­nem­de bi­le an­la­şı­lan tu­tar­sız­lık­la­rı­na rağ­men, ba­zı çev­re­ler­de yan­kı uyan­dır­dı. Dar­win'in ge­ne­tik ve­ya bi­yo­kim­ya bi­li­min­den ha­ber­siz ola­rak yap­tı­ğı var­sa­yım­lar, fo­sil ka­yıt­la­rı­nın ye­ter­siz­li­ğin­den ya­rar­la­na­rak ile­ri sür­dü­ğü ha­ta­lı id­di­alar, bu te­ori­yi ka­bul et­me­ye fel­se­fi ne­den­ler­le çok yat­kın olan ki­şi­ler ta­ra­fın­dan ha­ra­ret­le ka­bul gör­dü. Bu fel­se­fi ne­den, Dar­win'in te­ori­si ile ma­ter­ya­list fel­se­fe ara­sın­da­ki iliş­kiy­di. Dar­win, tüm can­lı­la­rın kö­ke­ni­ni mad­de­sel fak­tör­ler­le ve rast­lan­tı­lar­la açık­la­ma­ya ça­lı­şan, do­la­yı­sıy­la bir Ya­ra­tı­cı'nın var­lı­ğı­nı red­de­den bir te­ori öne sür­müş­tü. Ak­la ve man­tı­ğa ta­ma­men ay­kı­rı olan bu te­ori­nin yan­lış­lı­ğı­nın bi­lim­sel ola­rak or­ta­ya çık­ma­sı için­se, 20. yüz­yıl­da­ki bir di­zi bul­gu ge­re­ke­cek­ti. </text:p>
      <text:p text:style-name="P21">Bu­gün Dar­wi­nizm ha­la ba­zı sap­lan­tı­lı bi­lim çev­re­le­rin­de yay­gın bir ka­bul gör­mek­te­dir; ama bu, Dar­wi­nizm dev­ri­nin so­na er­di­ği­ni ka­bul et­me­mi­ze en­gel de­ğil­dir. Çün­kü te­ori­yi ayak­ta tu­tan söz­de bi­lim­sel var­sa­yım­lar bi­rer bi­rer çök­müş­tür. Te­ori­yi ha­la ayak­ta tu­tan tek ne­den, onun te­me­li olan ma­ter­ya­list fel­se­fe­nin ha­la bir kı­sım bi­lim çev­re­le­rin­de fa­na­tik bir tut­kuy­la sa­vu­nul­ma­sı­dır. Dar­wi­nizm dün­ya­sı, 1980'li yıl­la­rın ikin­ci ya­rı­sın­da­ki Sov­yet­ler Bir­li­ği'ne ben­ze­mek­te­dir. O dö­nem­ler­de ko­mü­niz­min bir ide­olo­ji ola­rak if­las et­ti­ği, var­sa­yım­la­rı­nın ge­çer­siz ol­du­ğu or­ta­ya çık­mış­tı. An­cak ko­mü­nist sis­te­min ku­rum­la­rı ha­la var­lı­ğı­nı ko­ru­yor­du. Ko­mü­nist ide­olo­jiy­le bey­ni yı­kan­mış bir ku­şak ha­la kö­rü kö­rü­ne bu ide­olo­ji­yi sa­vu­nu­yor­du. Bu dog­<text:soft-page-break/>ma­tizm ne­de­niy­le, pra­tik­te çök­müş olan ko­mü­nist sis­tem bir sü­re da­ha ya­şa­tıl­dı. "Glas­nost" ve "Pe­rest­roy­ka" de­nen for­mül­ler­le re­for­me edi­lip ya­şa­tıl­mak is­ten­di. Ama so­nun­da ka­çı­nıl­maz çö­küş gel­di. </text:p>
      <text:p text:style-name="P21">Bu çö­küş­ten ön­ce ise, ko­mü­niz­min as­lın­da tü­ken­di­ği­ni teş­his eden ve di­le ge­ti­ren­ler var­dı. Pek çok Ba­tı­lı göz­lem­ci, bu çö­kü­şün ka­çı­nıl­maz ol­du­ğu­nu, Sov­yet­ler­'de­ki sta­tü­ko­nun bu­nu an­cak bir sü­re ge­cik­ti­re­bi­le­ce­ği­ni fark et­miş­ler ve yaz­mış­lar­dı. </text:p>
      <text:p text:style-name="P21">Biz de bu ki­tap­ta, Dar­wi­nizm'in as­lın­da bi­lim­sel ola­rak çok­tan çök­tü­ğü­nü an­la­tı­yo­ruz. Za­ten hiç­bir za­man ger­çek­çi bir bi­lim­sel da­ya­na­ğı ol­ma­yan bu te­ori, bi­lim dü­ze­yi­nin ye­ter­siz­li­ği ne­de­niy­le, bir sü­re için ba­zı­la­rı­na "ik­na edi­ci" gö­rün­müş, ama bu ik­na edi­ci­li­ğin de bir al­dat­ma­ca ol­du­ğu or­ta­ya çık­mış­tır. Dar­win'in ev­rim te­ori­si­ni sa­vun­mak için son 150 yıl­dır öne sü­rü­len id­di­ala­rın her bi­ri gü­nü­müz­de çü­rü­müş du­rum­da­dır. Ev­ri­min tüm söz­de ka­nıt­la­rı, bir bir yı­kıl­mış­tır. Çok ya­kın­da, bi­lim dün­ya­sın­da­ki ya­nıl­gı için­de­ki in­san­lar da bu ger­çe­ğin far­kı­na va­ra­cak, böy­le­si­ne yan­lış bir te­ori­ye na­sıl ka­pıl­dık­la­rı­na şa­şa­cak­lar­dır. İs­veç­li bi­lim ada­mı So­ren Løvtrup'un ifa­de­siy­le, "Dar­wi­nist ef­sa­ne bir gün bi­lim ta­ri­hin­de­ki en bü­yük al­da­nış ola­rak ni­te­le­ne­cek­tir."1 Bu ni­te­le­me­nin oluş­ma­sı için ge­rek­li tüm bi­lim­sel ve­ri­ler or­ta­ya çık­mış, ge­ri­ye sa­de­ce ba­zı bi­lim çev­re­le­ri­nin bu ger­çe­ği ka­bul­len­me­si kal­mış­tır. İler­le­yen say­fa­lar­da, ev­rim te­ori­si­ni çü­rü­ten söz ko­nu­su bi­lim­sel ve­ri­le­ri in­ce­le­ye­cek ve Dar­wi­nizm'in, 19. yüz­yı­lın bi­lim dü­ze­yi­nin ye­ter­si­z­li­ği­nden fay­da­la­nı­la­rak or­ta­ya atıl­mış bü­yük bir ya­nıl­gı ol­du­ğu­nu bir­lik­te gö­re­ce­ğiz. </text:p>
      <text:p text:style-name="P21"/>
      <text:p text:style-name="P21"/>
      <text:p text:style-name="P21"/>
      <text:p text:style-name="P21"/>
      <text:p text:style-name="P21"/>
      <text:p text:style-name="P21"/>
      <text:p text:style-name="P21">DAR­WI­NİZ­M'İN YI­KI­LAN EF­SA­NE­LE­Rİ VE </text:p>
      <text:p text:style-name="P21">Bİ­Lİ­MİN DOĞ­RU TA­NI­MI</text:p>
      <text:p text:style-name="P21"/>
      <text:p text:style-name="P21"/>
      <text:p text:style-name="P21">Gü­nü­müz­de ev­rim te­ori­si­ni sa­vu­nan ga­ze­te­ci­ler, ya­zar­lar, dü­şü­nür­ler, bi­lim adam­la­rı, aka­de­mis­yen­ler ya da üni­ver­si­te öğ­ren­ci­le­ri ara­sın­da bir an­ket ya­pıl­sa ve "Ne­den ev­rim te­ori­si­ne ina­nı­yor­su­nuz, bu te­ori­nin ka­nıt­la­rı ne­ler­dir?" di­ye so­rul­sa, ço­ğun­lu­ğun ve­re­ce­ği ce­vap bü­yük ola­sı­lık­la, ger­çek­te hep­si bi­lim dı­şı bi­rer ya­nıl­gı olan ba­zı "ef­sa­ne"ler ola­cak­tır. Bu ef­sa­ne­le­rin en yay­gın olan­la­rı ve ne­den doğ­ru ol­ma­dık­la­rı aşa­ğı­da­ki gi­bi sı­ra­la­na­bi­lir. </text:p>
      <text:p text:style-name="P21">1) Ev­rim ta­raf­tar­la­rı, "bi­lim adam­la­rı­nın yap­tık­la­rı de­ney­ler, ya­şa­mın kim­ya­sal re­ak­si­yon­lar­la ken­di ken­di­ne baş­la­ya­bi­le­ce­ği­ni gös­ter­miş­tir" di­ye id­dia eder­ler. Oy­sa bu­nu gös­te­ren tek bir de­ney bi­le yok­tur üs­te­lik bu­nun te­orik dü­zey­de bi­le müm­kün ol­ma­dı­ğı or­ta­ya çık­mış­tır.</text:p>
      <text:p text:style-name="P21">2) Can­lı fo­sil­le­ri­nin, dün­ya üze­rin­de bir ev­rim sü­re­ci ya­şan­dı­ğı­nı ka­nıt­la­dı­ğı­nı zan­ne­der­ler. An­cak bu­nun tam ter­si­ne bü­tün fo­sil­ler, Dar­win'in te­ori­siy­le ta­ma­men zıt bir "do­ğa ta­ri­hi" or­ta­ya çı­kar­mış; can­lı tür­le­ri­nin ev­rim sü­re­cin­de ka­de­me ka­de­me or­ta­ya çık­ma­dık­la­rı­nı, bir an­da ku­sur­suz hal­le­riy­le ya­ra­tıl­dık­la­rı­nı gös­ter­miş­tir.</text:p>
      <text:p text:style-name="P21"><text:soft-page-break/>3) Ün­lü fo­sil Arc­ha­eop­teryx'in, sü­rün­gen­le­rin kuş­la­ra ev­rim­leş­ti­ği­ id­di­ala­rı­nı is­pat­la­dı­ğı­nı zan­ne­der­ler. An­cak Arc­ha­eop­teryx'in, uçu­cu, ger­çek bir kuş ol­du­ğu­ an­la­şıl­mış ve onun ata­sı ola­rak gös­te­ri­le­cek hiç­bir sü­rün­gen bu­lu­na­ma­mış­tır. Bu ger­çe­ğin or­ta­ya çık­ma­sıy­la, ev­rim­ci­le­rin kuş­la­rın sü­rün­gen­ler­den ev­rim­leş­ti­ği id­di­ası­nı des­tek­le­ye­bil­dik­le­ri tek bir de­lil­le­ri da­hi kal­ma­mış­tır.</text:p>
      <text:p text:style-name="P21">4) At se­ri­le­ri ola­rak bi­li­nen fo­sil­le­rin, gü­nü­müz atı­nın da­ha kü­çük bo­yut­ta­ki me­me­li­ler­den ev­rim­leş­ti­ği­ni gös­ter­di­ği­ni sa­nır­lar. Oy­sa at se­ri­le­ri­nin tam bir bi­lim­sel fi­yas­ko ol­du­ğu­ or­ta­ya çık­mış­tır. Hat­ta, atın ata­sı ola­rak gös­ter­dik­le­ri ba­zı can­lı­la­rın ger­çek­te at­lar­dan çok da­ha yaş­lı ol­duk­la­rı, ya­ni ara­la­rın­da ev­rim­ci­le­rin id­dia et­tik­le­ri gi­bi bir ge­çiş ola­ma­ya­ca­ğı gö­rül­müş­tür. Böy­le­ce ev­rim­ci­le­rin kla­sik id­di­ala­rın­dan bi­ri da­ha çö­pe atıl­mış­tır.</text:p>
      <text:p text:style-name="P21">5) İn­gil­te­re'nin ün­lü "Sa­na­yi Dev­ri­mi Ke­le­bek­le­ri­nin", do­ğal se­lek­si­yon­la ev­ri­min ya­şan­mış bir ka­nı­tı ol­du­ğu­nu sa­nır­lar. Oy­sa Sa­na­yi Dev­ri­mi sı­ra­sın­da ke­le­bek­le­rin renk­le­rin­de­ ger­çek­le­şen de­ği­şim­le­rin do­ğal se­lek­si­yon­la ev­rim ol­ma­dı­ğı ke­sin ola­rak or­ta­ya çık­mış­tır. Bu ke­le­bek­le­rin renk­le­ri de­ğiş­me­miş, sa­de­ce be­yaz ke­le­bek­ler da­ha çok sa­yı­day­ken, de­ği­şen çev­re ko­şul­la­rı ne­de­niy­le be­yaz ke­le­bek­le­rin sa­yı­sı azal­mış, ko­yu renk ke­le­bek­le­rin sa­yı­sın­da ar­tış ol­muş­tur. Bu hi­ka­ye­nin de tam bir bi­lim sah­te­kar­lı­ğı ol­du­ğu an­la­şıl­dık­tan son­ra ev­rim­ci­le­rin söz­de de­lil­le­rin­den bi­ri da­ha ge­çer­li­li­ği­ni yi­tir­miş­tir. </text:p>
      <text:p text:style-name="P21">6) İn­sa­nın may­mun­lar­la or­tak bir ata­dan gel­di­ği­ni gös­te­ren "may­mun adam­la­ra" da­ir fo­sil ka­lın­tı­la­rı­nın ve iz­le­rin ol­du­ğu­nu id­dia eder­ler. Oy­sa bu ko­nu­da­ki id­di­ala­rın tü­mü sa­de­ce ön­yar­gı­ya da­yan­ma­kta, ev­rim­ci­le­r bi­le "in­sa­nın ev­ri­mi ko­nu­sun­da ka­nıt yok" de­mek zo­run­da kal­ma­kta­dır­lar. Ör­ne­ğin ev­rim­ci bir pa­le­oan­tro­po­log olan Ric­hard Le­akey şöy­le söy­le­mek­te­dir:</text:p>
      <text:p text:style-name="P21">Da­vid Pil­be­am hoş­nut­suz­luk­la şöy­le der: "Fark­lı bir bi­lim da­lın­dan ze­ki bir bi­lim ada­mı­nı ge­tir­se­niz ve ona eli­miz­de­ki ye­ter­siz de­lil­le­ri gös­ter­se­niz, ke­sin­lik­le 'bu ko­nu­yu unu­tun; de­vam et­mek için ye­ter­li da­ya­nak yok' di­ye­cek­tir." Ne Da­vid ne de in­sa­nın ata­sı­nı araş­tı­ran di­ğer­le­ri el­bet­te ki bu tav­si­ye­ye uy­ma­ya­cak­lar­dır, an­cak he­pi­miz bu ka­dar ye­ter­siz de­lil­le so­nuç çı­kar­ma­nın ne ka­dar teh­li­ke­li ol­du­ğu­nun ta­ma­men far­kın­da­yız..2</text:p>
      <text:p text:style-name="P21">Le­akey'in alın­tı­sın­da sö­zü­nü et­ti­ği bir baş­ka ev­rim­ci pa­le­on­to­log olan Da­vid Pil­be­am ise bu ko­nu­da şu iti­raf­ta bu­lun­muş­tur:</text:p>
      <text:p text:style-name="P21">Be­nim te­red­düt­le­rim sa­de­ce bu ki­ta­bı (Ric­hard Le­akey'in Kök­ler isim­li ki­ta­bı) de­ğil, pa­le­oant­ro­po­lo­ji­nin bü­tün il­gi ala­nı­nı ve me­tod­la­rı­nı kap­sı­yor. Ya­yın­la­nan ki­tap­lar şu­nu söy­le­me­ye çe­ki­ni­yor­lar ki, ben de da­hil ol­mak üze­re ku­şak­lar bo­yu in­san ev­ri­mi­ni araş­tı­ran ki­şi­ler ka­ran­lık için­de çır­pı­nı­yor­lar. Eli­miz­de olan bil­gi­ler, te­ori­le­ri­mi­zi şe­kil­len­dir­mek için son de­re­ce gü­ve­nil­mez ve ye­ter­siz. 3</text:p>
      <text:p text:style-name="P21">İn­sa­nın söz­de ata­sı ol­du­ğu id­dia edi­len fo­sil­le­rin ya so­yu tü­ken­miş bir may­mun tü­rü­ne ve­ya fark­lı bir in­san ır­kı­na ait ol­du­ğu or­ta­ya çık­mak­ta­dır. So­nuç ola­rak, ev­rim­ci­le­rin in­sa­nın may­mun­la or­tak bir ata­dan ev­rim­leş­ti­ği id­di­ala­rı­nı de­lil­len­di­re­bil­dik­le­ri bir tek ka­nıt­la­rı da­hi bu­lun­ma­mak­ta­dır.</text:p>
      <text:p text:style-name="P21">7) İn­san­la di­ğer can­lı­la­rın emb­ri­yo­la­rı­nın an­ne rah­min­de (ve­ya yu­mur­ta­da) ay­nı "ev­rim sü­re­ci"ni ge­çir­dik­le­ri­ni, hat­ta in­san emb­ri­yo­su­nun son­ra­dan kay­bo­lan so­lun­gaç­la­rı­nın ol­du­ğu­nu zan­ne­der­ler. (Bu id­di­anın bü­yük bir bi­lim sah­te­kar­lı­ğı­na da­yan­dı­ğı ve tü­müy­le asıl­sız ol­du­ğu de­lil­le­riy­le gös­te­ril­miş­tir. İd­di­anın sa­hi­bi olan Ha­<text:soft-page-break/>ec­kel ad­lı ev­rim­ci bi­lim ada­mı, emb­ri­yo çi­zim­le­rin­de ka­sıt­lı de­ği­şik­lik­ler yap­mış, emb­ri­yo­la­rı bir­bi­ri­ne ben­zer gös­ter­me­ye ça­lış­mış­tır. Ar­tık ev­rim­ci­ler da­hi bu id­di­ayı bi­lim dı­şı bir sah­te­kar­lık ola­rak ka­bul et­mek­te­dir­ler.</text:p>
      <text:p text:style-name="P21">8) İn­san­da ve di­ğer can­lı­lar­da iş­lev­siz, "kö­rel­miş" or­gan­lar ol­du­ğu­nu zan­ne­der­ler. Hat­ta DNA'nın bi­le bü­yük kıs­mı­nın iş­lev­siz, "Hur­da DNA" ol­du­ğu­nu sa­nır­lar. Oy­sa bü­tün bu id­di­ala­rın, bi­lim­sel ce­ha­let­ten doğ­du­ğu an­la­şıl­mış, za­man geç­tik­çe ve bi­lim iler­le­dik­çe hem or­gan­la­rın hem de gen­le­rin tü­mü­nün iş­lev­sel ol­du­ğu or­ta­ya çık­mış­tır. Bu ger­çek ise, can­lı­la­rın söz­de ev­rim sü­re­cin­de kul­lan­ma­dık­la­rı için kö­re­len or­gan­la­ra sa­hip ol­ma­dık­la­rı­nı, tüm or­gan­la­rı ve ya­pı­la­rı ile, ku­sur­suz ola­rak ya­ra­tıl­dık­la­rı­nı, te­sa­düf­le­rin ese­ri ola­ma­ya­cak­la­rı­nı gös­ter­mek­te­dir. </text:p>
      <text:p text:style-name="P21">9) Bir can­lı tü­rü­nün ken­di için­de ya­şa­dı­ğı "var­yas­yo­nu" (çe­şit­li­li­ği) -ör­ne­ğin Ga­la­pa­gos Ada­la­rı'nda­ki is­pi­noz­la­rın fark­lı ga­ga ya­pı­la­rı­nı- çok güç­lü bir ev­rim ka­nı­tı zan­ne­der­ler. Oy­sa bu­nun ev­ri­min de­li­li ola­ma­ya­ca­ğı bi­lin­mek­te­dir. Ga­ga ya­pı­la­rın­da­ki fark­lı­lık­lar gi­bi "mik­ro" dü­zey­de­ki de­ği­şim­ler ye­ni bi­yo­lo­jik bil­gi, ya­ni ye­ni or­gan­lar üre­te­mez; do­la­yı­sıy­la ev­rim sağ­la­ya­maz. So­nuç ola­rak bu­gün neo-Dar­wi­nist­ler da­hi, bir can­lı tü­rü için­de­ki ba­zı çe­şit­len­me­le­rin ev­ri­me ne­den ola­ma­ya­ca­ğı­nı ka­bul et­mek­te­dir­ler.</text:p>
      <text:p text:style-name="P21">10) Mey­ve si­nek­le­ri üze­rin­de ya­pı­lan de­ney­le­rde ger­çek­leş­ti­ri­len mu­tas­yon­la­rla ye­ni can­lı tür­le­ri üre­tile­bil­di­ği­ni zan­ne­der­ler. Oy­sa bu de­ney­ler­de sa­de­ce sa­kat ve kı­sır bi­rey­ler üre­til­me­kte, hiç­bir ya­rar­lı mu­tas­yon göz­lem­len­me­mek­te­dir. Akıl ve bil­gi sa­hi­bi, uz­man bi­lim adam­la­rı kont­ro­lün­de­ki mu­tas­yon­lar­da da­hi ye­ni tür­ler üre­ti­le­me­me­si, ev­ri­min de­ğil, ev­ri­min ol­ma­dı­ğı­nın de­li­li­dir. Do­la­yı­sıy­la mu­tas­yon­la­rın da ev­ri­min de­li­li ola­rak gös­te­ril­me­si im­kan­sız­dır. </text:p>
      <text:p text:style-name="P21">As­lın­da "ne­den ev­rim te­ori­si­ne ina­nı­yor­su­nuz" so­ru­su kar­şı­sın­da, an­ke­te ka­tı­lan­la­rın bü­yük bö­lü­mü, bu say­dı­ğı­mız söz­de de­lil­le­rin de çok azı­nı, çok yü­zey­sel bi­çim­de bi­li­yor ola­cak­lar­dır. Bir za­man­lar bir ga­ze­te ve­ya der­gi kö­şe­sin­de oku­duk­la­rı, li­se öğ­ret­men­le­rin­den din­le­dik­le­ri, ev­rim­ci kay­nak­lar­da gör­dük­le­ri bu "ef­sa­ne"ler on­la­rı bir kez ev­ri­min ol­du­ğu­na ik­na et­miş­tir ve bir da­ha da bun­la­rı sor­gu­la­ma­ya ge­rek gör­me­miş­ler­dir. </text:p>
      <text:p text:style-name="P21">Oy­sa, üst­te­ki söz­de de­lil­le­rin her bi­ri ta­ma­men çü­rük­tür. </text:p>
      <text:p text:style-name="P21">Bu bir id­dia de­ğil, ev­rim te­ori­si­ni eleş­ti­ren bi­lim adam­la­rı­nın so­mut ka­nıt­lar­la açık­ça is­pat et­tik­le­ri bir ger­çek­tir. Bu ki­ta­bın iler­le­yen say­fa­la­rın­da da ay­nı ger­çe­k yi­ne açık­la­na­cak­tır. </text:p>
      <text:p text:style-name="P21">Dar­wi­nizm'i eleş­ti­ren önem­li isim­ler­den bi­ri olan Ame­ri­ka­lı bi­yo­log Jo­nat­han Wells4, pek çok ev­rim ta­raf­ta­rı­nın ez­be­re bil­di­ği ama as­lın­da hep­si de kök­ten yan­lış bi­rer ba­tıl inanç olan söz ­ko­nu­su ev­rim ef­sa­ne­le­ri­ni "ev­ri­min iko­n­la­rı" ola­rak ta­nım­lar. İko­n, ba­zı ba­tıl din­ler­de yer alan ve o inan­cın kut­sal say­dı­ğı kav­ram­la­rı tem­sil eden ve men­sup­la­rı­na ha­tır­la­tan sem­bol­le­re ve­ri­len isim­dir. Ate­ist bir din olan5 ev­rim te­ori­si­nin bağ­lı­la­rı­nın inanç­la­rı­nı ayak­ta tut­mak için kul­lan­dı­ğı iko­n­lar ise; "may­mun adam" çi­zim­le­ri, "in­san emb­ri­yo­sun­da­ki so­lun­gaç­lar" gi­bi ger­çek­te bi­rer bi­lim sah­te­kar­lı­ğın­dan iba­ret olan şe­kil­ler ve üst­te say­dı­ğı­mız ve her bi­ri asıl­sız olan ef­sa­ne­ler­dir. Wells, Icons of Evo­lu­ti­on: Sci­en­ce or Myth? Why Much of What We Te­ach Abo­ut Evo­lu­ti­on Is Wrong? (Ev­ri­min İko­n­la­rı: Bi­lim mi Ef­sa­ne mi? Ev­rim Hak­kın­da Öğ­ret­ti­ği­miz Şey­le­rin Ço­ğu Ne­den Yan­lış?) ad­lı ki­ta­bın­da, bu­ra­da say­dı­<text:soft-page-break/>ğı­mız ef­sa­ne­le­re pa­ra­lel olan 10 ta­ne "ev­rim iko­nu" sa­yar ve bun­la­rın ne­den çü­rük ol­du­ğu­nu de­tay­lı ola­rak an­la­tır. </text:p>
      <text:p text:style-name="P21">Bu ef­sa­ne­le­rin hep­si bu­gün çök­müş du­rum­da­dır. Yer­le­ri­ne ev­rim­ci­ler ta­ra­fın­dan öne sü­rü­len hiç­bir ye­ni ka­nıt da yok­tur. </text:p>
      <text:p text:style-name="P21">Bu ne­den­le­dir ki Dar­wi­nizm, 19. yüz­yı­lın ye­ter­siz bi­lim­sel dü­ze­yi için­de "bir za­man­lar" ba­zı in­san­la­ra ik­na edi­ci gi­bi gö­rü­nen, an­cak mas­ke­si 21. yüz­yıl­da ta­ma­men dü­şü­rül­müş, köh­ne ve çü­rük bir te­ori­dir.</text:p>
      <text:p text:style-name="P21">Din Bilimle Asla Çatışmaz</text:p>
      <text:p text:style-name="P21">Dar­wi­nizm'in yı­kı­lan ef­sa­ne­le­ri­ni iler­le­yen say­fa­lar­da in­ce­le­ye­ce­ğiz. An­cak bun­dan ön­ce, pek çok ev­rim ta­raf­ta­rı­nı bu te­ori­ye bağ­la­yan bir baş­ka ne­de­ni da­ha ele al­mak -ve çü­rüt­mek- ge­rek­mek­te­dir. </text:p>
      <text:p text:style-name="P21">Bu ne­den, "din ve bi­lim ça­tış­ma­sı" de­nen sah­te şab­lon­dur. Bu ger­çek dı­şı şab­lo­nu sa­vu­nan­lar ev­rim te­ori­si­nin, bi­lim­sel ka­nıt­la­rı olan, "bi­lim adam­la­rı" ta­ra­fın­dan or­tak bir ka­na­at­le ka­bul edi­len bir ger­çek ol­du­ğu­nu id­dia eder­ler. Ya­ra­tı­lış ger­çe­ği­ni ise bi­lim­den ay­rı yal­nız­ca inan­cın bir ge­re­ği ola­rak öne sü­rer­ler. Oy­sa bu id­di­ala­rı ta­ma­men ger­çek dı­şı­dır. Bu ko­nu­da ör­nek ola­rak ABD'de ev­rim te­ori­si­nin okul­lar­da na­sıl oku­tul­ma­sı ge­rek­ti­ği ko­nu­sun­da sür­dü­rü­len tar­tış­ma­yı ve­re­bi­li­riz. Bu tar­tış­ma ta­ma­men bi­lim­sel dü­zey­de geç­me­si­ne rağ­men, "ki­li­se­ler ile bi­lim adam­la­rı­nın uyuş­maz­lı­ğı" gi­bi gös­te­ril­me­ye ça­lı­şıl­mak­ta­dır. Tür­ki­ye'de de bir kı­sım med­ya or­gan­la­rın­da ve ya­yın­lar­da bu ko­nu­da ya­yın­la­nan ha­ber­le­re ve­ya bu ga­ze­te­le­rin kö­şe ya­zar­la­rı­nın bir bö­lü­mü­nün bu ko­nu­da­ki ma­ka­le­le­ri­ne ba­kıl­dı­ğın­da, hep­si­nin ay­nı yü­zey­sel ve yan­lış şab­lo­nu kul­lan­dık­la­rı­ gö­rü­le­cek­tir.</text:p>
      <text:p text:style-name="P21">Bu şab­lon, aşa­ğı­da­ki ne­den­ler­le, ta­ma­men yan­lış­tır:</text:p>
      <text:p text:style-name="P21">Ön­ce­lik­le ya­ra­tı­lış, bi­lim­sel de­lil­ler­le sa­vu­nul­mak­ta­dır. Bu­gün dün­ya­da sü­ren ev­rim-ya­ra­tı­lış tar­tış­ma­sı, "bi­lim adam­la­rı ile ki­li­se­ler" ara­sın­da de­ğil, ev­rim te­ori­si­ne inan­mak­ta ıs­rar eden bi­lim adam­la­rı ile bu te­ori­nin ge­çer­siz­li­ği­ni gö­ren bi­lim adam­la­rı ara­sın­da geç­mek­te­dir. Mev­cut bi­lim­sel ka­nıt­la­rın hep­si ev­rim aley­hin­de­dir. Bu ka­nıt­la­rın gü­cü sa­ye­sin­de­dir ki, 90'lı yıl­la­rın ikin­ci ya­rı­sın­dan iti­ba­ren ev­rim te­ori­si ABD'de dü­şü­şe geç­miş, sı­ra­sıy­la Kan­sas, Ge­or­gia, Ohio gi­bi eya­let­ler­de, okul­lar­da ev­rim te­ori­si­nin ge­çer­siz­li­ği­ni gös­te­ren ka­nıt­la­rın da öğ­re­til­me­si ge­rek­ti­ği ka­ra­ra bağ­lan­mış­tır. ABD'de ev­rim te­ori­si­ne kar­şı ol­duk­ça güç­lü bir mu­ha­le­fet baş­gös­ter­miş­tir. Bu ha­re­ke­tin tüm üye­le­ri ABD'nin en bü­yük üni­ver­si­te­le­rin­de ka­ri­yer­le­ri bu­lu­nan bi­lim adam­la­rı­dır. Hat­ta 70'li yıl­lar­da ha­ya­tın kö­ke­ni ve kim­ya­sal ev­rim ko­nu­sun­da­ki te­ziy­le ev­rim te­ori­si­nin ta­nın­mış sa­vu­nu­cu­la­rın­dan bi­ri olan Prof. De­an Ken­yon da, ev­rim te­ori­si­ne kar­şı ha­re­ke­tin tem­sil­ci­le­rin­den bi­ri ha­li­ne gel­miş­tir ve ya­şa­mın kö­ke­ni­nin ev­rim­le de­ğil an­cak ya­ra­tı­lış­la açık­la­na­bi­le­ce­ği­ni sa­vun­mak­ta­dır. </text:p>
      <text:p text:style-name="P21"/>
      <text:p text:style-name="P21">Epi­kür'den Dar­wi­nizm'e Mi­ras Ka­lan Dog­ma­tizm</text:p>
      <text:p text:style-name="P21">Fran­cis­can Üni­ver­si­te­si'nde Bi­lim ve Te­olo­ji ko­nu­sun­da öğ­re­tim gö­rev­li­si olan Ben­ja­min Wi­ker Mo­ral Dar­wi­nism: How We Be­co­me He­do­nists? (Ah­la­ki Dar­wi­nizm: Na­sıl He­do­nist­ler Ha­li­ne Gel­dik?) isim­li ki­ta­bın­da, Dar­win'in ev­rim te­ori­si­nin Es­ki Yu­nan'ın ve Ro­ma'nın ma­ter­ya­list dü­şü­nür­le­ri Epi­kür ve Luc­re­tus'un fel­se­fe­le­ri­nin gün­cel­len­miş bir ver­si­yo­nu ol­du­ğu­nu de­tay­la­rıy­la an­la­tır. Bu iki dü­şü­nür, son­ra­dan Dar­win'in di­le ge­ti­re­ce­ği:</text:p>
      <text:p text:style-name="P21">1) Do­ğa­nın "ken­di ken­di­ne iş­le­yen bir sis­tem" ol­du­ğu.</text:p>
      <text:p text:style-name="P21"><text:soft-page-break/>2) Can­lı­lar ara­sın­da kı­ya­sı­ya bir ya­şam mü­ca­de­le­si ya­şan­dı­ğı ve bu­nun do­ğal se­lek­si­yon yo­luy­la ev­ri­mi sağ­la­dı­ğı.</text:p>
      <text:p text:style-name="P21">3) Do­ğa­yı ve can­lı­la­rı açık­lar­ken, bir "te­le­olo­jik" açık­la­ma ya­pıl­ma­ma­sı (ya­ni ama­ca yö­ne­lik ola­rak var ol­duk­la­rı fik­rin­den yo­la çı­kıl­ma­ma­sı) ge­rek­ti­ği gi­bi ger­çek dı­şı fi­kir­le­ri de­tay­lı ola­rak yaz­mış­lar­dır. </text:p>
      <text:p text:style-name="P21">Dik­kat çe­ki­ci olan­sa, bu gö­rüş­le­rin bi­lim­sel ol­ma­yı­şı­dır. Hem Epi­kür hem de Luc­te­rus de­ney­ler ve göz­lem­ler yap­ma­mış, tü­müy­le ken­di is­tek­le­ri doğ­rul­tu­sun­da salt man­tık yü­rüt­müş­ler­dir. Da­ha­sı, bu man­tı­ğın çı­kış nok­ta­sı da çok il­ginç­tir. Epi­kür, bir Ya­ra­tı­cı'nın var­lı­ğı­nı ka­bul et­mek is­te­me­di­ği­ni, bu ger­çe­ğin ahi­ret inan­cı­nı da be­ra­be­rin­de ge­tir­di­ği­ni ve bu yüz­den ken­di­si­ni kı­sıt­lan­mış his­set­ti­ği­ni açık­la­mış ve tüm fel­se­fe­si­ni bu ka­bul et­mek is­te­me­di­ği du­rum­dan kur­tul­mak için ge­liş­tir­di­ği­ni be­lirt­miş­tir. Bir di­ğer de­yiş­le, Epi­kür, ate­iz­mi ken­di­si­ne psi­ko­lo­jik bir ra­hat­lık sağ­la­dı­ğı için ter­cih et­miş, son­ra da bu ter­ci­hi­ne da­ya­lı bir dün­ya gö­rü­şü oluş­tur­ma­ya gi­riş­miş­tir. Bu ne­den­le ev­ren­de­ki dü­ze­nin ve can­lı­la­rın kö­ke­ni ko­nu­la­rı­na ate­ist bir açık­la­ma bul­ma­ya ça­lış­mış, ev­ri­me te­mel olan fi­kir­le­ri bu amaç­la be­nim­se­miş­tir. </text:p>
      <text:p text:style-name="P21">Kı­sa­ca özet­le­di­ği­miz Epi­kür-Dar­win bağ­lan­tı­sı­nı çok de­tay­lı ola­rak or­ta­ya ko­yan Ben­ja­min Wi­ker bu ko­nu­da şu yo­ru­mu ya­par</text:p>
      <text:p text:style-name="P21">İlk Dar­wi­nist Dar­win de­ğil­di; Sa­mos Ada­sı'nda MÖ 341 yı­lın­da doğ­muş Epi­kür isim­li kö­tü şöh­re­te sa­hip bir Yu­nan­lıy­dı. Dar­wi­nizm'in fel­se­fi te­mel­le­ri­ni oluş­tu­ran oy­du; çün­kü ta­ma­men ma­ter­ya­list, ate­ist koz­mo­lo­ji­yi o oluş­tur­du. Bu koz­mo­lo­ji­ye gö­re, can­sız mad­de­nin amaç­sız et­ki­le­şim­le­ri, son­suz za­man için­de­ki bir se­ri te­sa­dü­fi ka­za­lar so­nu­cun­da, sa­de­ce Dün­ya'yı de­ğil, ay­nı za­man­da onun üze­rin­de­ki sa­yı­sız ya­şam for­mu­nu oluş­tur­muş­tu. (Epi­kür) bu koz­mo­lo­ji­yi her­han­gi bir ka­nı­ta da­ya­na­rak de­ğil, ama dün­ya­yı Ya­ra­tı­cı fik­rin­den so­yut­la­mak is­te­ği­ne da­ya­na­rak üret­miş­ti... Di­ne kar­şı duy­du­ğu nef­ret, Epi­kür'ü mo­der­niz­me bağ­la­mak­ta­dır, çün­kü (Dar­wi­nist) mo­dern­ler de Epi­kür'ün mi­ras­çı­la­rı­dır­lar. Uzun ve do­lam­baç­lı bir yol so­nu­cun­da, Epi­kür­sel ma­ter­ya­liz­min re­vi­ze edil­miş bir şek­li, gü­nü­müz­de­ki bi­lim­sel ma­ter­ya­liz­min te­me­li ha­li­ne gel­di. Bu Dar­win'in Tür­le­rin Kö­ke­ni'nde var­say­dı­ğı ma­ter­ya­list koz­mo­lo­jiy­di ve ha­la da do­ğa­da­ki ta­sa­rı­mı göz ar­dı eden­le­rin fik­ri te­me­li­ni oluş­tur­mak­ta­dır.6 <text:s/></text:p>
      <text:p text:style-name="P21">Gü­nü­müz­de de ev­rim te­ori­si­ni ıs­rar­la sa­vu­nan­la­rın mo­ti­vas­yo­nu, "bi­lim yan­lı­sı" ol­ma­la­rın­dan de­ğil, "ate­izm yan­lı­sı" ol­ma­la­rın­dan gel­mek­te­dir. Ate­iz­me olan bağ­lı­lık­la­rı ise, ay­nen fi­kir ba­ba­la­rı Epi­kür'de ol­du­ğu gi­bi, Al­lah'ın var­lı­ğı­nı ka­bul et­me­nin, ken­di ben­cil tut­ku­la­rıy­la ça­tış­ma­sın­dan kay­nak­lan­mak­ta­dır. </text:p>
      <text:p text:style-name="P21">Bu­ra­da he­men be­lirt­mek ge­re­kir ki, Al­lah'ın Ku­ran'da in­kar­cı­lar hak­kın­da bil­dir­di­ği, "Vic­dan­la­rı ka­bul et­ti­ği hal­de, zu­lüm ve bü­yük­len­me do­la­yı­sıy­la (Al­lah'ın ayet­le­ri­ni) in­kar et­ti­ler" (Neml Su­re­si, 14) aye­ti, bu ki­şi­le­rin du­ru­mu­nu tam ola­rak ta­rif <text:s/>eder. Bir di­ğer ayet­te ise, "Ken­di is­tek ve tut­ku­la­rı­nı (he­va­sı­nı) ilah edi­ne­ni gör­dün mü?..." (Fur­kan Su­re­si, 43) buy­rul­mak­ta­dır. Allah'ı, sırf O'nun var­lı­ğı­nı ka­bul et­mek ne­fis­le­ri­nin is­tek ve tut­ku­la­rı ile ça­tış­tı­ğı için in­kar eden Epi­kür­cü-Dar­wi­nist kla­n da bu ayet­te ta­rif edi­len in­san­la­rın ko­nu­mu­na gir­mek­te­dir­ler. Do­la­yı­sıy­la, ev­rim-ya­ra­tı­lış tar­tış­ma­sı­nı "bi­lim-din ça­tış­ma­sı" ola­rak gör­mek, çok bü­yük bir al­da­nış­tır. </text:p>
      <text:p text:style-name="P21">Ev­rim ve ya­ra­tı­lış, ev­re­nin ve can­lı­la­rın kö­ke­ni hak­kın­da ta­ri­hin es­ki çağ­la­rın­dan be­ri var olan iki fark­lı açık­la­ma­dır. Bu iki açık­la­ma­dan han­gi­si­nin bi­lim­sel ola­rak doğ­ru ol­du­ğu­nun an­la­şıl­ma­sı için bi­lim­sel bul­gu­la­ra bak­mak ge­re­kir. Tüm bul­gu­lar, <text:soft-page-break/>bu ki­tap­ta ve di­ğer eser­le­ri­miz­de açık­lan­dı­ğı gi­bi, ev­rim te­ori­si­nin yan­lış, ya­ra­tı­lış ger­çe­ği­nin ise doğ­ru ol­du­ğu­nu bir kez da­ha ka­nıt­la­mak­ta­dır.</text:p>
      <text:p text:style-name="P21"/>
      <text:p text:style-name="P21">Bi­li­min Ate­ist Ol­mak Zo­run­da Ol­du­ğu Ya­nıl­gı­sı</text:p>
      <text:p text:style-name="P21">Bi­li­min ate­ist ol­mak, ya­ni "ev­ren sa­de­ce mad­de­den iba­ret­tir, mad­de öte­sin­de bir bi­linç yok­tur" şek­lin­de­ki bir dog­ma­ya inan­mak ve bu­nu des­tek­le­mek zo­run­lu­lu­ğu yok­tur. Bi­lim bul­gu­la­rı in­ce­ler ve doğ­ru­lu­ğu ke­sin olan bul­gu­lar bi­zi ne­re­ye gö­tü­rü­yor­sa onu ka­bul eder. </text:p>
      <text:p text:style-name="P21">Et­me­li­dir. </text:p>
      <text:p text:style-name="P21">Bu­gün ast­ro­fi­zik, fi­zik, bi­yo­lo­ji gi­bi fark­lı bi­lim dal­la­rı, ev­ren­de ve do­ğa­da rast­lan­tı­lar­la açık­lan­ma­sı im­kan­sız ya­ra­tı­lış ör­nek­le­ri ol­du­ğu­nu açık­ça gös­ter­mek­te­dir­ler. De­lil­ler, bir Ya­ra­tı­cı'nın var­lı­ğı­nı ka­nıt­la­mak­ta­dır. Bu Ya­ra­tı­cı, gök­le­ri, ye­ri ve bu iki­si ara­sın­da­ki can­lı-can­sız her­şe­yi ya­ra­tan son­suz güç ve akıl sa­hi­bi Al­lah'tır. <text:s/></text:p>
      <text:p text:style-name="P21">Ka­nıt­sız olan "inanç" ise ate­izm­dir. </text:p>
      <text:p text:style-name="P21">Ate­iz­min en önem­li da­ya­na­ğı sa­nı­lan Dar­wi­nizm ise, iler­le­yen say­fa­lar­da in­ce­le­ne­ce­ği gi­bi, çök­müş du­rum­da­dır. </text:p>
      <text:p text:style-name="P21"/>
      <text:p text:style-name="P21">BİR ZA­MAN­LAR YA­ŞAM BA­SİT SA­NI­LI­YOR­DU</text:p>
      <text:p text:style-name="P21"/>
      <text:p text:style-name="P21">Dar­wi­nizm, yer­yü­zün­de­ki tüm can­lı­lı­ğın, her­han­gi bir amaç ya da plan ol­ma­dan, rast­lan­tı­lar so­nu­cun­da oluş­tu­ğu id­di­ası­dır. Bu id­di­anın ilk hal­ka­sın­da ise, can­sız mad­de­nin için­de ilk can­lı­nın or­ta­ya çı­kı­şı yer alır. Bu ilk can­lı­nın ger­çek­ten can­sız mad­de­den te­sa­dü­fen olu­şa­bi­le­ce­ği gös­te­ril­me­li­dir ki, do­ğal bir "ev­rim sü­re­ci" olup ola­ma­ya­ca­ğı tar­tı­şı­la­bil­sin. </text:p>
      <text:p text:style-name="P21">Pe­ki bu ilk hal­ka bi­lim­sel ve­ri­ler­le kı­yas­la­nın­ca or­ta­ya ne çı­kar? Ya­ni can­sız mad­de­nin için­den te­sa­düf­ler sa­ye­sin­de can­lı bir or­ga­niz­ma­ çı­ka­bi­lir mi? </text:p>
      <text:p text:style-name="P21">Bir za­man­lar göz­lem­ ve de­ney­le­rin üst­te­ki so­ru­ya olum­lu ce­vap ver­di­ği sa­nı­lı­yor­du. Ya­ni can­sız mad­de­nin için­den, ken­di­ ken­di­ne, can­lı­lar tü­re­ye­bi­le­ce­ği dü­şü­nü­lü­yor­du. Çün­kü söz ko­nu­su "göz­lem ve de­ney­ler" çok il­kel­di. Bu göz­lem ve de­ney­le­rin ilk sa­hip­le­ri Es­ki Mı­sır­lı­lar­dı. Nil neh­ri­nin çev­re­sin­de ya­şa­yan bu halk, ya­ğış­lı mev­sim­ler­de Nil çev­re­sin­de ço­ğa­lan kur­ba­ğa­la­rın, neh­rin et­ki­siy­le ça­mur­dan tü­re­dik­le­ri­ni sa­nı­yor­du. Sa­de­ce kur­ba­ğa­la­rın de­ğil, yı­lan, so­lu­can ve fa­re­le­rin de, su bas­kın­la­rıy­la ta­şan Nil ır­ma­ğı­nın ça­mur­la­rın­dan oluş­tuk­la­rı­nı dü­şü­nü­yor­lar­dı. Yap­tık­la­rı yü­zey­sel "göz­lem", on­la­rı böy­le­si ba­tıl bir ina­nı­şa sü­rük­le­miş­ti. </text:p>
      <text:p text:style-name="P21">Sa­de­ce Es­ki Mı­sır'da de­ğil, es­ki çağ­lar­da­ki pek çok pa­gan top­lum­da da can­lı ve can­sız var­lık­lar ara­sın­da­ki sı­nı­rın bel­li-be­lir­siz ve ko­lay­ca aşı­la­bi­lir ol­du­ğu inan­cı yay­gın­dı. Hin­du fel­se­fe­si­ne gö­re ise, ev­ren "prak­ri­ti" adı ve­ri­len ko­ca­man, yu­var­lak bir mad­de­den oluş­muş­tu. Can­lı can­sız tüm mad­de­ler bu ilk mad­de­den ev­rim­le­şe­rek oluş­mak­ta ve tek­rar prak­ri­ti­ye dö­nüş­mek­tey­di. Es­ki Yu­nan fel­se­fe­ci­le­rin­den Tha­les'in öğ­ren­ci­si Anak­si­men­de­res "Do­ğa" isim­li şi­irin­de hay­van­la­rın, gü­neş ışı­ğıy­la bu­har­la­şan bir bal­çık­tan mey­da­na gel­dik­le­ri­ni yaz­dı.</text:p>
      <text:p text:style-name="P21">Tüm bu ba­tıl ina­nış­la­rın te­me­lin­de, can­lı­lı­ğın ba­sit bir ya­pı­ya sa­hip ol­du­ğu zan­nı ya­tı­yor­du. Bu zan mo­dern bi­li­min doğ­du­ğu Av­ru­pa'da da uzun bir sü­re ko­run­du. Mo­dern bi­lim 16. yüz­yıl­dan iti­ba­ren ge­liş­me­ye baş­la­dı, an­cak bi­lim adam­la­rı­nın can­lı­lı­ğın de­tay­la­rı­nı, özel­lik­le de göz­le gö­rül­me­yen mo­le­kü­ler ya­pı­sı­nı in­ce­le­me im­ka­nı <text:soft-page-break/>ol­ma­dı­ğı için, en az üç yüz yıl da­ha can­lı­lı­ğın ba­sit ol­du­ğu dü­şün­ce­si ba­zı­la­rı için ik­na edi­ci ol­ma­ya de­vam et­ti. Bu ik­na edi­ci­li­ğin te­me­lin­de yi­ne ba­zı yü­zey­sel göz­lem ve de­ney­ler var­dı. Ör­ne­ğin Bel­çi­ka­lı kim­ya­cı Jan Bap­tis­ta von Hel­mont (1580–1644) kir­li bir göm­le­ğin üze­ri­ne buğ­day dök­tü ve bel­li bir sü­re bek­le­dik­ten son­ra göm­le­ğin çev­re­sin­de fa­re­ler bu­lun­ca, buğ­day ve göm­lek ka­rı­şı­mın­dan fa­re­le­rin üre­di­ği­ne inan­dı. Al­man bi­lim ada­mı At­ha­na­si­us Kirc­her (1601-1680) de ben­zer bir de­ney yap­tı. Ölü si­nek­le­rin üze­ri­ne bal dö­ken ve bir sü­re son­ra bu ba­lın çev­re­sin­de, uçu­şan si­nek­le­rin bu­lun­du­ğu­nu gö­ren Kirc­her, si­nek ölü­le­riy­le bir­le­şen ba­lın can­lı si­nek üret­ti­ği­ni san­dı. </text:p>
      <text:p text:style-name="P21">An­cak da­ha bi­linç­li de­ney­ler ya­pan bi­lim adam­la­rı, bu dü­şün­ce­le­rin bi­rer ya­nıl­gı ol­du­ğu­nu fark ede­bi­li­yor­lar­dı. İtal­yan bi­lim ada­mı Fran­cis­co Re­di (1626 –1697) bu ko­nu­da ilk kez kont­rol­lü bir de­ney yap­tı. İzo­las­yon yön­te­mi­ni kul­la­na­rak, et­le­rin üze­rin­de­ki kurt­la­rın ken­di­li­ğin­den oluş­ma­dı­ğı­nı, si­nek­le­rin ge­ti­rip bı­rak­tık­la­rı lar­va­lar­dan çık­tı­ğı­nı be­lir­le­di. Re­di, can­lı­lı­ğın can­sız mad­de­ler­den de­ğil, an­cak bir baş­ka can­lı­dan ge­le­bi­le­ce­ği­ni sa­vun­du. Bu gö­rüş "bi­oge­nez" ola­rak bi­lin­di. Can­lı­lı­ğın ken­di­li­ğin­den olu­şa­bil­di­ği gö­rü­şü­nün adı ise "abi­oge­nez"di. Abi­oge­nez ve bi­oge­nez ta­raf­tar­la­rı ara­sın­da­ki bi­lim­sel tar­tış­ma­yı 18. yüz­yıl­da John Ne­ed­ham (1713-1781) ve Laz­za­ro Spal­lan­za­ni (1729-1799) sür­dür­dü. Her iki­si de bir par­ça eti kay­nat­tık­tan son­ra izo­le et­ti­ler. Ne­ed­ham et­te yi­ne kurt­la­rın oluş­tu­ğu­nu göz­lem­le­di ve bu­nu abi­yo­ge­ne­ze de­lil say­dı. Spal­lan­za­ni ise ay­nı de­ne­yi tek­rar­la­dı, ama eti da­ha uzun sü­re kay­nat­tı. Böy­le­ce üze­rin­de­ki tüm or­ga­nik form­la­rı öl­dür­müş olu­yor­du. Ve bu­nun so­nu­cun­da et kurt­lan­ma­dı. Böy­le­ce Spal­lan­za­ni abi­yo­ge­ne­zi çü­rüt­müş olu­yor­du. Ama yi­ne de pek çok in­san bu­na inan­ma­dı. Spal­lan­za­ni'nin "eti çok faz­la kay­na­ta­rak için­de­ki ya­şam gü­cü­nü öl­dür­dü­ğü­nü" söy­le­di­ler. </text:p>
      <text:p text:style-name="P21">Char­les Dar­win te­ori­si­ni ge­liş­ti­rir­ken, ha­ya­tın kö­ke­ni ko­nu­su iş­te bu gi­bi tar­tış­ma­lar­la be­lir­siz­di. Pek çok in­san, kurt­lar gi­bi göz­le gö­rü­lür can­lı­la­rın ol­ma­sa bi­le, bak­te­ri­le­rin ve di­ğer mik­rop­la­rın can­sız mad­de­den tü­re­ye­bi­le­ce­ği­ne ina­nı­yor­du. Ün­lü Fran­sız bi­yo­log Lo­uis Pas­te­ur, asır­lar­dır sü­re­gi­den abi­yo­ge­nez id­di­ası­nı de­ney­le­ri ile 1860 yı­lın­da çü­rüt­tü, ama abi­yo­ge­nez dü­şün­ce­si yi­ne de pek çok in­sa­nın zih­nin­de yer et­me­ye de­vam et­ti. Bu ne­den­le </text:p>
      <text:p text:style-name="P21">Dar­win ilk hüc­re­nin na­sıl or­ta­ya çık­mış ola­bi­le­ce­ği ko­nu­su üze­rin­de he­men hiç dü­şün­me­di. 1859'da ya­yın­la­nan Tür­le­rin Kö­ke­ni'nde bu ko­nu­ya da­ir her­han­gi bir açık­la­ma yap­ma­dı. Pas­te­ur'un de­ney­le­ri bu ko­nu­nun Dar­wi­nizm için bü­yük bir prob­lem ol­du­ğu­nu or­ta­ya koy­duk­tan son­ra bi­le, me­se­le­ye faz­la eğil­me­di. Ha­ya­tın kö­ke­ni ko­nu­sun­da­ki tek bi­li­nen "açık­la­ma­sı", ilk hüc­re­nin "kü­çük sı­cak bir göl­de" oluş­muş ola­bi­le­ce­ği yö­nün­dey­di. Dar­win 1871'de Jo­seph Ho­oker'a yaz­dı­ğı mek­tup­ta şöy­le di­yor­du:</text:p>
      <text:p text:style-name="P21">Ge­nel­lik­le de­ni­yor ki, bir ya­şa­yan or­ga­niz­ma­nın ilk üre­ti­mi için ge­rek­li ko­şul­lar şim­di mev­cut ol­du­ğu­na gö­re, bu ko­şul­lar her za­man mev­cut ol­ma­lıy­dı. Ama eğer tüm amon­yak ve fos­fo­rik tuz­la­rın bu­lun­du­ğu, ışık, ısı, elekt­rik vs.nin var ol­du­ğu kü­çük sı­cak bir göl­de, bir pro­te­in bi­le­şi­ği kim­ya­sal ola­rak oluş­sa ve da­ha komp­leks de­ği­şim­ler ge­çir­me­ye ha­zır ol­say­dı, gü­nü­müz­de bu mad­de he­men ab­sor­be edi­lir­di, ama can­lı ya­ra­tık­la­rın var­lı­ğın­dan ön­ce bu du­rum böy­le ol­ma­ya­bi­lir­di.7</text:p>
      <text:p text:style-name="P21">Kı­sa­ca­sı Dar­win, sı­cak bir gö­lün için­de ya­şa­mın ham­mad­de­si olan ba­zı kim­ya­sal­lar bu­lun­du­ğu tak­dir­de, pro­te­in­le­rin olu­şa­bi­le­ce­ği­ni, bun­la­rın da ço­ğa­lıp, bir­le­şip, bir <text:soft-page-break/>hüc­re oluş­tu­ra­bi­le­cek­le­ri­ni sa­vun­muş­tu. Da­ha­sı, böy­le bir olu­şu­mun gü­nü­müz dün­ya ko­şul­la­rın­da müm­kün ol­ma­dı­ğı­nı, ama es­ki de­vir­ler­de müm­kün ola­bi­le­ce­ği­ni ile­ri sür­müş­tü. </text:p>
      <text:p text:style-name="P21">Dar­win'in her iki id­di­ası da hiç­bir bi­lim­sel te­me­li ol­ma­yan bi­rer spe­kü­las­yon­du. </text:p>
      <text:p text:style-name="P21">Ama bu spe­kü­las­yon­lar ken­din­den son­ra ge­le­cek ev­rim­ci­le­re il­ham kay­na­ğı ola­cak ve yüz­yı­lı aş­kın bir sü­re de­vam ede­cek umut­suz bir ça­ba­yı baş­la­ta­cak­tı. </text:p>
      <text:p text:style-name="P21">Bu umut­suz ça­ba, asır­lar­dır var­lı­ğı­nı ko­ru­yan ve Dar­win'i de ya­nıl­tan bir ya­nıl­gı­ya da­ya­nı­yor­du: Ya­şa­mın, salt te­sa­düf­ler ve do­ğa ka­nun­la­rı ile or­ta­ya çı­ka­bi­le­cek ka­dar ba­sit ol­du­ğu ya­nıl­gı­sı­na... </text:p>
      <text:p text:style-name="P21">O za­man­dan bu ya­na yüz­yıl gi­bi uzun bir za­man geç­ti. </text:p>
      <text:p text:style-name="P21">Bin­ler­ce bi­lim ada­mı, ha­ya­tın kö­ke­ni­ne ev­rim­sel bir açık­la­ma ge­tir­mek için ça­ba har­ca­dı­lar. Yo­lu açan­lar, Ale­xan­der Opa­rin ve J. B. S. Hal­da­ne ol­du. Bi­ri Rus di­ğe­ri İn­gi­liz -ama her iki­si de Mark­sist- olan bu iki bi­lim ada­mı, "kim­ya­sal ev­rim" ola­rak bi­li­nen te­ori­yi or­ta­ya at­tı­lar. Dar­win'in ha­yal et­ti­ği gi­bi, ya­şa­mın ham­mad­de­si olan mo­le­kül­le­rin, ener­ji kat­kı­sı sa­ye­sin­de, ken­di ken­di­le­ri­ne ev­rim­le­şip can­lı bir hüc­re ya­pa­bi­le­cek­le­ri­ni id­dia et­ti­ler. </text:p>
      <text:p text:style-name="P21">Opa­rin ve Hal­da­ne'in tez­le­ri 20. yüz­yıl or­ta­sın­da iv­me ka­zan­dı. Çün­kü ya­şa­mın ne den­li komp­leks ol­du­ğu ha­la tam bi­lin­mi­yor­du ve Stan­ley Mil­ler ad­lı genç bir kim­ya­cı­nın de­ne­yi, "kim­ya­sal ev­rim" te­zi­ne gös­ter­me­lik bir bi­lim­sel des­tek sağ­la­mış­tı. </text:p>
      <text:p text:style-name="P21"/>
      <text:p text:style-name="P21">Bir Za­man­lar Mil­ler De­ne­yi Var­dı</text:p>
      <text:p text:style-name="P21">Bu­gün ya­şa­mın kö­ke­nin­den bah­se­den ev­rim­ci kay­nak­la­ra ba­kar­sa­nız, bü­yük ola­sı­lık­la, sa­vun­duk­la­rı tez­le­re en bü­yük ka­nıt ola­rak "Mil­ler De­ne­yi"ni gös­ter­dik­le­ri­ni gö­rür­sü­nüz. Pek çok ül­ke­nin bi­yo­lo­ji ko­nu­lu ders ki­tap­la­rın­da öğ­ren­ci­le­re bu de­ne­yin ne den­li önem­li bir bul­gu ol­du­ğu ve söz­de "ya­şa­mın kö­ke­ni so­ru­nu­nu na­sıl ay­dın­lat­tı­ğı" an­la­tı­lır. De­ne­yin de­tay­la­rı ço­ğu za­man göz ar­dı edi­lir. De­ney­de ne­yin üre­til­di­ği ve bu­nun ya­şa­mın kö­ke­ni me­se­le­si­nin kaç­ta ka­çı­na "ışık tut­muş" ola­bi­le­ce­ği de göz ar­dı edi­lir. </text:p>
      <text:p text:style-name="P21">Bu de­ne­yin ken­di­si­ne ışık tut­mak için, da­ha ön­ce­ki ça­lış­ma­la­rı­mız­da çok de­tay­lı ola­rak yer ver­di­ği­miz ger­çek­le­ri kı­sa­ca özet­le­ye­lim.</text:p>
      <text:p text:style-name="P21">1953 yı­lın­da, Chi­ca­go Üni­ver­si­te­si Kim­ya bö­lü­mü öğ­ren­ci­si olan Stan­ley Mil­ler, ho­ca­sı Ha­rold Urey'in de gö­ze­ti­mi al­tın­da, il­kel dün­ya at­mos­fe­ri­ne ben­ze­di­ği­ni var­say­dı­ğı bir gaz ka­rı­şı­mı­ oluş­tur­du. Son­ra bu ka­rı­şı­mın içi­ne bir haf­ta­yı aş­kın bir sü­re elekt­rik ver­di ve bu sü­re­nin so­nun­da can­lı­lar­da kul­la­nı­lan -ve kul­la­nıl­ma­yan- ba­zı ami­no­asit­le­rin sen­tez­len­di­ği­ni göz­lem­le­di.</text:p>
      <text:p text:style-name="P21">Ami­no­asit­ler, vü­cu­dun en te­mel mal­ze­me­le­ri olan pro­te­in­le­rin ya­pı­taş­la­rı­dır. Yüz­ler­ce ami­no­asit, hüc­re için­de be­lir­li bir sı­ray­la bir­leş­ti­ri­lir ve böy­le­ce pro­te­in­ler ya­pı­lır. Hüc­re­ler de or­ta­la­ma bir­kaç bin ay­rı tür­de pro­te­in­den mey­da­na ge­lir. Ya­ni ami­no­asit­ler, can­lı­la­rın en kü­çük par­ça­la­rı­dır.</text:p>
      <text:p text:style-name="P21">İş­te bu ne­den­le Stan­ley Mil­ler'ın ami­no­asit sen­te­zi, ev­rim­ci­ler ara­sın­da bü­yük he­ye­can uyan­dır­dı. Ve on ­yıl­lar sü­re­cek bir "Mil­ler De­ne­yi ef­sa­ne­si" doğ­muş ol­du.</text:p>
      <text:p text:style-name="P21">Oy­sa ef­sa­ne boş­tu. Ge­çer­siz­di. </text:p>
      <text:p text:style-name="P21">Bu ger­çek ya­vaş ya­vaş or­ta­ya çık­tı. 1970'ler­de dün­ya­nın ilk za­man­la­rın­da­ki at­mos­fe­rin, Mil­ler'in de­ne­yin­de kul­lan­dı­ğı me­tan ve amon­yak gaz­la­rı­nı içer­me­di­ği, onun ye­ri­ne baş­lı­ca azot ve kar­bon­di­ok­sit içer­di­ği­ ka­nıt­lan­dı. Bu da Mil­ler'in se­nar­yo­su­<text:soft-page-break/>nu bo­şa çı­kar­dı çün­kü söz ko­nu­su gaz­lar ami­no­asit olu­şu­mu için hiç de uy­gun de­ğil­ler­di. Je­olo­ji der­gi­si Earth'de ya­yın­la­nan 1998 ta­rih­li bir ma­ka­le­de bu ger­çek şöy­le özet­le­ni­yor­du: </text:p>
      <text:p text:style-name="P21">Bu­gün Mil­ler'ın se­nar­yo­su şüp­he­ler­le kar­şı­lan­mak­ta­dır. Bir ne­de­ni, je­olog­la­rın il­kel at­mos­fe­rin baş­lı­ca kar­bon­di­ok­sit ve azot­tan oluş­tu­ğu­nu ka­bul et­me­le­ri. Bu gaz­lar ise 1953'te­ki de­ney­de (Mil­ler De­ne­yi'n­de) kul­la­nı­lan­dan çok da­ha az ak­tif­ler.8</text:p>
      <text:p text:style-name="P21">Bir di­ğer ün­lü bi­lim der­gi­si Na­ti­onal Ge­og­rap­hic'in ay­nı yı­la ait bir ma­ka­le­sin­de ise, ko­nuy­la il­gi­li şu sa­tır­la­ra yer ve­ri­li­yor­du: </text:p>
      <text:p text:style-name="P21">Pek çok bi­lim ada­mı bu­gün, il­kel at­mos­fe­rin Mil­ler'in öne sür­dü­ğün­den fark­lı ol­du­ğu­nu tah­min edi­yor. İl­kel at­mos­fe­rin, hid­ro­jen, me­tan ve amon­yak­tan çok, kar­bon­di­ok­sit ve azot­tan oluş­tu­ğu­nu dü­şü­nü­yor­lar. Bu ise kim­ya­cı­lar için kö­tü ha­ber! Kar­bon­di­ok­sit ve azo­tu tep­ki­me­ye sok­tuk­la­rın­da el­de edi­len or­ga­nik bi­le­şik­ler ol­duk­ça de­ğer­siz mik­tar­lar­da.9</text:p>
      <text:p text:style-name="P21">John Co­hen'in Sci­en­ce der­gi­sin­de ya­yın­la­nan 1995 ta­rih­li bir ma­ka­le­sin­de­ki yo­rum da bu ko­nu­da açık­la­yı­cı­dır. Co­hen ha­ya­tın kö­ke­ni­ni araş­tı­ran bi­lim adam­la­rı­nın Mil­ler De­ne­yi'ni dik­ka­te al­ma­dık­la­rı­nı be­lirt­miş­tir ve ne­de­ni­ni de şöy­le özet­le­miş­tir: "Çün­kü er­ken dün­ya at­mos­fe­ri, Mil­ler-Urey si­mü­las­yo­nu­na hiç mi hiç ben­ze­mi­yor­du."10</text:p>
      <text:p text:style-name="P21">Mil­ler De­ne­yi'ni ge­çer­siz kı­lan bir di­ğer nok­ta, er­ken dün­ya at­mos­fe­rin­de bol mik­tar­da ok­si­jen ol­du­ğu­nun da be­lir­len­miş ol­ma­sı­dır. Bu ge­rek Mil­ler De­ne­yi'ni ge­rek­se di­ğer kim­ya­sal ev­rim se­nar­yo­la­rı­nı çık­ma­za sok­muş­tur, çün­kü ok­si­je­nin, tüm or­ga­nik mo­le­kül­le­ri ok­sit­le­me özel­li­ği var­dır. Vü­cut için­de bu teh­li­ke, çok özel en­zim sis­tem­le­ri ile ön­le­nir. Do­ğa­da ser­best hal­de ge­ze­cek bir or­ga­nik mo­le­kü­lün ok­si­jen ta­ra­fın­dan ok­si­de edil­me­me­si ya­ni ya­kıl­ma­ma­sı im­kan­sız­dır.</text:p>
      <text:p text:style-name="P21">Tüm bu ger­çek­le­re rağ­men, baş­ta be­lirt­ti­ği­miz gi­bi Mil­ler De­ne­yi on­ yıl­lar­dır ya­şa­mın kö­ke­ni­ni açık­la­yan çok önem­li bir bul­gu gi­bi gös­te­ri­lir. Ders ki­tap­la­rın­da öğ­ren­ci­le­re böy­le su­nu­lur. Bu su­num ya­pı­lır­ken de, "Mil­ler or­ga­nik bi­le­şik­le­rin na­sıl sen­tez­le­ne­bi­le­ce­ği­ni gös­ter­di" ve­ya "Mil­ler ilk hüc­re­le­rin na­sıl oluş­tu­ğu­nu gös­ter­di" gi­bi yön­len­di­ri­ci ifa­de­ler ter­cih edi­lir. </text:p>
      <text:p text:style-name="P21">İş­te bu ne­den­le pek çok eği­tim­li in­san da, bu ko­nu­da ya­nıl­tıl­mış du­rum­da­dır. Ör­ne­ğin ba­zı ma­ka­le­ler­de ev­rim te­ori­sin­den söz edi­lir­ken, "ami­no­asit, pro­te­in gi­bi or­ga­nik mad­de­ler ka­rş­t­r­lp kay­na­t­ln­ca ha­yat olu­şu­yor, can­l­lk baş­l­yor" gi­bi ifa­de­le­re rast­la­na­bil­mek­te­dir. Bu, muh­te­me­len, Mil­ler De­ne­yi ef­sa­ne­si­nin zi­hin­ler­de bı­rak­tı­ğı ba­tıl inanç­lar­dan bi­ri­dir. Ger­çek­te ise, "ami­no­asit, pro­te­in gi­bi or­ga­nik mad­de­ler ka­rş­t­r­lp kay­na­t­ln­ca ha­ya­tın oluş­tu­ğu" hiç­bir za­man gö­rül­me­miş­tir. Ha­yat bir ya­na, ami­no­asit­le­rin olu­şu­mu­nu açık­la­ma­ya ça­lı­şan Mil­ler De­ne­yi de, yu­ka­rı­da açık­la­dı­ğı­mız gi­bi, bi­lim­sel ge­çer­li­li­ği kal­ma­mış, köh­ne bir de­ne­me­dir. Ay­nen kurt­la­nan et­le­ri abi­oge­ne­z ka­nı­tı sa­nan Jan Bap­tis­ta von Hel­mont'un ve­ya At­ha­na­si­us Kirc­her'in "de­ney­le­ri" gi­bi. Je­remy Rif­kin, Türk­çe­ye Dar­win'in Çö­kü­şü adıy­la çev­ri­len ki­ta­bın­da (Al­geny: A New World) ay­nı ben­zet­me­yi ya­par:</text:p>
      <text:p text:style-name="P21">Eğer bi­lim adam­la­rı azı­cık şüp­he duy­ma zah­me­ti­ne kat­lan­mış ol­sa­lar­dı, bu de­ne­yin (Mil­ler De­ne­yi'nin), tıp­kı da­ha ön­ce­ki yıl­lar­da çöp­ler­den çı­kan si­nek kurt­la­rı­nı göz­le­ye­rek ha­ya­tın can­sız mad­de­den çık­tı­ğı­nı id­dia eden bi­lim adam­la­rı­nın yap­tık­la­rı gi­bi, kur­gu­sal bir hi­ka­ye­den iba­ret ol­du­ğu­nu he­men­ce­cik gö­re­bi­lir­ler­di.11</text:p>
      <text:p text:style-name="P21"><text:soft-page-break/>Mil­ler De­ne­yi'ni önem­li bir bul­gu zan­ne­den­le­rin an­la­ya­ma­dık­la­rı çok önem­li bir nok­ta da şu­dur: Mil­ler ken­di oluş­tur­du­ğu ve er­ken dün­ya at­mos­fe­ri ile il­gi­si ol­ma­yan su­ni ko­şul­lar­da de­ne­yi­ni ger­çek­leş­tir­miş­tir ya­ni de­ne­yin ko­şul­la­rı ge­çer­siz­dir. Ay­rı­ca -ve en önem­li­si- bu de­ney­de sa­de­ce ami­no­asit sen­tez­le­ye­bil­miş­tir ve her­han­gi bir şe­kil­de ami­no­asit oluş­ma­s, ke­sin­lik­le can­l­lk oluş­ma­s de­mek de­ğil­dir. </text:p>
      <text:p text:style-name="P21">Can­lı hüc­re­si­ni dev bir fab­ri­ka­ya ben­ze­tir­sek, ami­no­asit­ler de bu fab­ri­ka­nın bi­rer tuğ­la­sı ola­bi­lir. Önem­li olan bu tuğ­la­la­rın na­sıl di­zi­lip ta­sar­la­na­ca­ğı­dır. Bu­gü­ne ka­dar hiç­bir de­ney, ami­no­asit­le­rin te­sa­dü­fen ve­ya ken­di ken­di­le­ri­ne or­ga­ni­ze olup fonk­si­yo­nel bir pro­te­in oluş­tur­duk­la­r­n gös­ter­me­miş­tir. Can­l­l­ğn oluş­ma­s için­se yüz­ler­ce fark­l pro­te­inin, DNA kod­la­r­nn, bun­la­r yo­rum­la­yan en­zim­le­rin, se­çi­ci ge­çir­gen bir hüc­re za­r­nn vs., ya­ni çok komp­leks bir me­ka­niz­ma­lar bü­tü­nü­nün oluş­ma­s ge­re­kir. Böy­le bir "kim­ya­sal ev­rim"in müm­kün ol­du­ğu ise hiç­bir za­man gös­te­ri­le­me­miş­tir. Da­ha­sı, bu­na inan­mak tek ke­li­mey­le im­kan­sı­za inan­mak­tır. Dün­ya­ca ün­lü fi­zik­çi ve bi­lim ya­za­rı Pa­ul Da­vi­es, bu ko­nu­da şu önem­li yo­ru­mu ya­par:</text:p>
      <text:p text:style-name="P21">Ba­zı bi­lim adam­la­rı, sa­de­ce bi­raz ener­ji ata­lım ve ken­di ken­di­ne (ya­şam) olu­şur di­ye dü­şü­nü­yor­lar. Bu, şu­nu de­mek gi­bi bir şey: Tuğ­la yı­ğın­la­rı­nın al­tın­a bir di­na­mit ko­ya­lım. Pat­la­sın, ve bir evi­niz ol­sun! El­bet­te bir evi­niz ol­maz, sa­de­ce kar­ma­şa olur. Ya­şa­mın kö­ke­ni­ni açık­la­mak­ta­ki zor­luk, bu komp­leks mo­le­kül­le­rin içi­çe geç­miş komp­leks or­ga­ni­zas­yo­nel ya­pı­sı­nın, rast­lan­tı­sal bir ener­ji gi­ri­şiy­le na­sıl oluş­tu­ğu­nun açık­lan­ma­sın­da­dır. Bu çok spe­si­fik komp­leks mo­le­kül­ler ken­di­le­ri­ni na­sıl bi­ra­ra­ya ge­tir­miş­ler­dir?12 </text:p>
      <text:p text:style-name="P21">As­lın­da Pa­ul Da­vi­es'in ver­di­ği ör­nek, ya­şa­mın kö­ke­ni so­ru­nu­nun ger­çek çö­zü­mü­nü de için­de ba­rın­dır­mak­ta­dır. Or­ta­da bir ev var­sa, bu evin "tuğ­la­la­rın di­na­mit­le pat­la­tıl­ma­sı so­nu­cun­da" oluş­tu­ğu­nu var­say­mak ve bu­nun na­sıl müm­kün ola­bi­le­ce­ği ko­nu­sun­da te­ori­ler üret­mek man­tık­lı mı­dır? Yok­sa man­tık­lı olan, evin bir di­na­mit pat­la­ma­sı so­nu­cun­da de­ğil de, üs­tün bir ya­ra­tı­lış ve dü­zen­le­mey­le or­ta­ya çık­tı­ğı­nı mı ka­bul et­mek­tir? Ce­vap çok açık­tır. </text:p>
      <text:p text:style-name="P21">Bu ne­den­le­dir ki, ya­şa­mın komp­leks­li­ği­nin tüm de­tay­la­rıy­la an­la­şıl­dı­ğı son 20 yıl­da, pek çok bi­lim ada­mı "kim­ya­sal ev­rim" ef­sa­ne­si­ni terk et­miş ve ya­şa­mın kö­ke­ni­ne ye­ni bir ce­vap ge­tir­me­ye baş­la­mış­tır: Bu ce­vap, ya­ra­tı­lış ger­çe­ği­dir.</text:p>
      <text:p text:style-name="P21">Ya­şa­mın Şa­şır­tı­cı Komp­leks­li­ği</text:p>
      <text:p text:style-name="P21">Ya­ra­tı­lış ger­çe­ği­nin açık­ça fark edil­me­si­ne se­bep olan en önem­li çı­kış nok­ta­sı, ya­şa­mın Dar­win za­ma­nın­da ha­yal bi­le edi­le­me­yen komp­leks­li­ği­dir. Le­high Üni­ver­si­te­si'nden bi­yo­kim­ya pro­fe­sö­rü Mic­ha­el J. Be­he, 1996 yı­lın­da ya­yın­la­nan Dar­win's Black Box (Dar­win'in Ka­ra Ku­tu­su) ad­lı ki­ta­bın­da, can­lı­lık­ta­ki komp­leks­li­ğin keş­fe­dil­me­sin­den şöy­le söz eder:</text:p>
      <text:p text:style-name="P21">1950'le­rin or­ta­la­rın­dan be­ri bi­yo­kim­ya bi­li­mi, mo­le­kü­ler dü­zey­de ya­şa­mın ça­lış­ma­la­rı­nı açık­lı­ğa ka­vuş­tur­mak­ta­dır. Dar­win, 19. yüz­yıl­da­ki ge­li­şim de­re­ce­siy­le bi­lim; gör­me, ba­ğı­şık­lık sis­te­mi ve­ya ha­re­ket me­ka­niz­ma­la­rı gi­bi sis­tem­le­rin iş­le­yiş­le­ri­ni da­hi tah­min ede­mi­yor­du. Mo­dern bi­yo­kim­ya ise bu ve ben­ze­ri fonk­si­yon­la­rı ger­çek­leş­ti­ren mo­le­kül­le­rin ta­nım­lan­ma­sı­na yol aç­tı. Ön­ce­le­ri, ya­şa­mın te­mel­le­ri­nin ba­sit bir esa­sa da­ya­lı ol­du­ğu dü­şü­nül­mek­tey­di. Oy­sa bu bek­len­ti ar­tık ta­ma­men yok ol­muş­tur. Gör­me, ha­re­ket me­ka­niz­ma­la­rı ve di­ğer bi­yo­lo­jik fonk­si­yon­la­rın, te­le­viz­yon ka­me­ra­la­rı ve oto­mo­bil­ler­den da­ha az kar­ma­şık ol­ma­dı­ğı ka­nıt­lan­mış­tır. <text:soft-page-break/>Bi­lim, ya­şa­mın kim­ya­sı­nın na­sıl şe­kil­len­di­ği­ni an­la­ya­bil­mek için ol­duk­ça bü­yük atı­lım­lar yap­mış­tır. Fa­kat bi­yo­lo­jik sis­tem­le­rin mo­le­kü­ler se­vi­ye­de­ki has­sas dü­ze­ni ve komp­leks­li­ği, bun­la­rın kö­ken­le­ri­nin açık­lan­ma­sı ko­nu­sun­da bi­li­mi fel­ce uğ­rat­mış­tır... Pek çok bi­li­m a­da­mı ken­di­le­ri­ne faz­la­ca gü­ve­ne­rek, açık­la­ma­la­rın çok­tan el­le­rin­de ol­du­ğu­nu öne sür­müş­tür. Ve­ya çok ya­kın­da bu açık­la­ma­la­ra ula­şa­cak­la­rı­nı söy­le­miş­ler fa­kat pro­fes­yo­nel bi­lim li­te­ra­tü­rün­de id­di­ala­rı­na bir des­tek bu­la­ma­mış­lar­dır. Da­ha önem­li­si, sis­tem­le­rin ken­di ya­pı­la­rı in­ce­len­di­ğin­de, ya­şam me­ka­niz­ma­la­rı­nın Dar­wi­nist bir yak­la­şım­la as­la açık­la­na­ma­ya­ca­ğı or­ta­da­dır.13</text:p>
      <text:p text:style-name="P21">Pe­ki hüc­re­nin için­de bu den­li komp­leks olan ne var­dır? Be­he, so­ru­nun ce­va­bı­nı şöy­le özet­ler:</text:p>
      <text:p text:style-name="P21">1950'ler­den kı­sa bir sü­re son­ra bi­lim, ya­şa­yan or­ga­niz­ma­la­rı mey­da­na ge­ti­ren mo­le­kül­le­rin bir kıs­mı­nın özel­lik­le­ri­ni ve şe­kil­le­ri­ni be­lir­le­ye­bi­le­cek bir nok­ta­ya gel­di. Ya­vaş ya­vaş, uzun ça­lış­ma­lar so­nu­cu pek çok bi­yo­lo­jik mo­le­kü­lün ya­pı­sı keş­fe­dil­di ve bun­la­rın ça­lış­ma yön­tem­le­ri sa­yı­sız de­ney ile ka­nıt­lan­dı. Top­la­nan so­nuç­lar ise ya­şa­mın ma­ki­ne­ler üze­ri­ne ku­ru­lu ol­du­ğu­nu gös­ter­mek­te­dir. Bu ma­ki­ne­ler, mo­le­kül­ler­den oluş­muş­tur! Mo­le­kü­ler ma­ki­ne­ler yük­le­ri­ni hüc­re için­de­ki bir yer­den di­ğe­ri­ne, yi­ne di­ğer mo­le­kül­ler ta­ra­fın­dan mey­da­na ge­ti­ri­len "ana­yol­lar" ile ta­şır­lar. Bu ara­da di­ğer­le­ri hüc­re­yi bir şe­kil­de sa­bit tu­ta­bil­mek için kab­lo, ip ve ma­ka­ra gö­re­viy­le ha­re­ket eder­ler. Ma­ki­ne­ler hüc­re­ye ait şal­ter­le­ri açıp ka­par­lar, ba­zen hüc­re­yi öl­dü­rür­ler ve­ya ak­si­ne ge­liş­me­si­ni sağ­lar­lar. Gü­neş ener­ji­siy­le ça­lı­şan ma­ki­ne­ler fo­ton­la­rın ener­ji­si­ni ele ge­çi­rir ve bun­la­rı kim­ya­sal mad­de­ler için­de sak­lar­lar. Elekt­rik­li ma­ki­ne­ler, akı­mın si­nir­ler­den geç­me­si­ni sağ­lar. Üre­tim ya­pan ma­ki­ne­ler ken­di­le­ri gi­bi baş­ka mo­le­kü­ler ma­ki­ne­le­ri in­şa eder­ler, ve ken­di­le­ri­ni de. Hüc­re, ma­ki­ne­ler kul­la­na­rak yü­zer, ma­ki­ne­ler­le ken­di­si­ni kop­ya­lar, ma­ki­ne­ler­le bes­le­nir. Kı­sa­ca­sı, ol­duk­ça komp­leks olan mo­le­kü­ler ma­ki­ne­ler her tür­lü hüc­re­sel iş­le­mi kont­rol eder­ler. Ya­şa­mın de­tay­la­rı­nın in­ce aya­rı ya­pıl­mış­tır ve so­nuç­ta ya­şa­mın ma­ki­ne­le­ri ol­duk­ça komp­leks­tir.14</text:p>
      <text:p text:style-name="P21">İs­ra­il­li fi­zik­çi ve mo­le­kü­ler bi­yo­log Ge­rald Schro­eder de hüc­re­nin için­de­ki ola­ğa­nüs­tü komp­leks­li­ğe dik­kat çek­mek­te­dir:</text:p>
      <text:p text:style-name="P21"><text:span text:style-name="T5"><text:s/></text:span>…<text:span text:style-name="T5"> </text:span>Vü­cu­du­nuz­da­ki her hüc­re sa­ni­ye­de or­ta­la­ma 2000 pro­te­in oluş­tur­mak­ta­dır. Her sa­ni­ye, her hüc­re­de ve hiç ara­lık ve­ril­mek­si­zin. Hüc­re­ler bu­nu öy­le­si­ne mü­te­va­zi bir ta­vır­la yap­mak­ta­dır­lar ki biz bun­ca fa­ali­ye­ti hiç ama hiç his­set­me­yiz. Pro­te­in yüz­ler­ce ami­no­asi­tin bi­ra­ra­ya ge­le­rek oluş­tur­du­ğu bir di­zi­dir ve ami­no­asit­ler­de yak­la­şık on mil­yon atom­dan olu­şan beş yüz ka­dar ami­no­asi­ti se­çip bun­la­rı ön­ce­den se­çil­miş olan di­zi­ler­de or­ga­ni­ze edi­yor, bi­ra­ra­ya ge­ti­ri­yor her bir di­zi­nin spe­si­fik bir şe­kil­de kıv­rı­lıp kıv­rıl­ma­dı­ğı­nı kont­rol edi­yor ve da­ha son­ra her bir pro­te­ini her na­sıl­sa bu özel pro­te­ine ih­ti­yaç duy­du­ğu­nun işa­re­ti­ni ve­ren bel­li bir ala­na, ba­zı­la­rı­nı hüc­re içi­ne, ba­zı­la­rı­nı hüc­re dı­şı­na gön­de­ri­yor. Bu iş­lem her sa­ni­ye, her hüc­re­de tek­rar­la­nı­yor. Be­de­ni­miz ya­şa­yan bir mu­ci­ze­dir.15</text:p>
      <text:p text:style-name="P21">Bu ola­ğa­nüs­tü komp­leks ya­pı­nın rast­lan­tı­la­rın ve do­ğa ka­nun­la­rı­nın ürü­nü ol­du­ğu­nu id­dia et­mek, Pa­ul Da­vi­es'in be­lirt­ti­ği gi­bi, tuğ­la­la­rın al­tı­na di­na­mit ko­ya­rak bir ev olu­şa­bi­le­ce­ği­ni id­dia et­mek gi­bi­dir. Bu ne­den­le­dir ki, ya­şa­mın komp­leks­li­ği kar­şı­sın­da, Dar­wi­nist­ler ça­re­siz­dir­ler. Be­he, hiç­bir bi­lim­sel ya­yın­da ya­şa­mın kö­ke­ni­ne da­ir ev­rim­sel bir açık­la­ma bu­lun­ma­dı­ğı­nı şöy­le an­la­tır:</text:p>
      <text:p text:style-name="P21"><text:soft-page-break/>Ev­rim üze­ri­ne ya­pı­lan bi­lim­sel ya­yın­la­rı in­ce­ler­se­niz ve araş­tır­ma­nı­zda mo­le­kü­ler ma­ki­ne­ler, ya­ni ha­ya­tın te­me­li üze­ri­ne odak­la­nır­sa­nız; git­gi­de ar­tan bir kor­ku ve ke­sin­ti­siz bir ses­siz­lik­le kar­şı­la­şır­sı­nız. Ya­şa­mın kar­ma­şık­lı­ğı bu­nu he­sap­la­ma yo­lun­da­ki bi­li­min te­şeb­büs­le­ri­ni fel­ce uğ­rat­mış­tır, mo­le­kü­ler ma­ki­ne­ler Dar­win'in önü­ne aşı­la­maz bir ba­ri­yer kur­muş­tur.16</text:p>
      <text:p text:style-name="P21">Kı­sa­ca­sı ya­şa­mın kö­ke­ni, ev­rim te­ori­si­ni çö­kü­şe gö­tü­ren önem­li ger­çek­ler­den bi­ri ol­muş­tur. Pe­ki ev­rim­ci­ler ne­den ha­la Dar­wi­nizm'i sa­vun­mak­ta­dır­lar? </text:p>
      <text:p text:style-name="P21">Mil­ler De­ne­yi'nin iki mi­ma­rın­dan bi­ri olan Ha­rold Urey bu ko­nu­da şu iti­ra­fta bu­lun­muş­tur.</text:p>
      <text:p text:style-name="P21">Ya­şa­mın kö­ke­ni ko­nu­su­nu araş­tı­ran biz­ler, bu ko­nu­yu ne ka­dar çok in­ce­ler­sek in­ce­le­ye­lim, ha­ya­tın her­han­gi bir yer­de ev­rim­leş­miş ola­ma­ya­cak ka­dar komp­leks ol­du­ğu so­nu­cu­na va­rı­yo­ruz. (An­cak) He­pi­miz bir inanç ifa­de­si ola­rak, ya­şa­mın bu ge­ze­ge­nin üze­rin­de ölü mad­de­den ev­rim­leş­ti­ği­ne ina­nı­yo­ruz... Komp­leks­li­ği o ka­dar bü­yük ki, na­sıl ev­rim­leş­ti­ği­ni ha­yal et­mek bi­le bi­zim için zor.17</text:p>
      <text:p text:style-name="P21">Urey, ken­di­si­nin ve pek çok mes­lek­ta­şı­nın ha­ya­tın rast­lan­tı­sal bir kö­ke­ni ol­du­ğu­na "inan­dık­la­rı­nı" be­lirt­mek­te­dir. Ger­çek­ten de te­ori­nin te­me­lin­de bi­lim de­ğil inanç yat­mak­ta­dır. Mad­de­den baş­ka bir şey ol­ma­dı­ğı ve tüm ol­gu­la­rın mad­de­sel et­ki­ler­le açık­lan­ma­sı ge­rek­ti­ği yö­nün­de­ki bu inan­cın adı da ma­ter­ya­list fel­se­fe­dir.</text:p>
      <text:p text:style-name="P21">Bi­lim­sel yön­den çök­müş olan Dar­wi­nizm, salt bu fel­se­fe­ye olan kö­rü kö­rü­ne inanç ne­de­niy­le sa­vu­nul­mak­ta­dır. Ama bu da te­ori­ye faz­la ömür ka­zan­dı­ra­ma­mış­tır.</text:p>
      <text:p text:style-name="P21"/>
      <text:p text:style-name="P21"/>
      <text:p text:style-name="P21">BİR ZA­MAN­LAR FO­SİL­LER EV­Rİ­MİN KA­NI­TI </text:p>
      <text:p text:style-name="P21">SA­NI­LI­YOR­DU</text:p>
      <text:p text:style-name="P21"/>
      <text:p text:style-name="P21">Fo­sil bi­li­mi Dar­win'den çok da­ha ön­ce ge­liş­ti. Bu bi­li­min, ya­ni pa­le­on­to­lo­ji­nin ku­ru­cu­su, Fran­sız zo­olog Ba­ron Ge­or­ges Cu­vi­er (1769-1832) idi. Cu­vi­er, Bri­tan­ni­ca'nın ifa­de­siy­le, "fo­sil­le­ri ilk kez zo­olo­jik bir sı­nıf­lan­dır­ma­ya sok­muş, ka­ya ta­ba­ka­la­rı ve fo­sil ka­lın­tı­la­rı ara­sın­da­ki iliş­ki­yi gös­ter­miş ve ay­rı­ca yap­tı­ğı kar­şı­laş­tır­ma­lı ana­to­mi ça­lış­ma­la­rı ve fo­sil re­konst­rük­si­yon­la­rı ile, fonk­si­yo­nel ve ana­to­mik iliş­ki­le­ri gös­ter­miş­ti."18 </text:p>
      <text:p text:style-name="P21">Cu­vi­er'nin önem­li bir özel­li­ği ise, onun dö­ne­min­de La­marck ta­ra­fın­dan di­le ge­ti­ri­len ev­rim te­ori­si­ne kar­şı çık­ma­sı ve can­lı grup­la­rı­nın ay­rı ay­rı ya­ra­tıl­dık­la­rı­nı sa­vun­ma­sıy­dı. Hay­van ana­to­mi­le­rin­de­ki de­tay­lı ve has­sas özel­lik­le­re dik­kat çe­ken Cu­vi­er, bu özel­lik­le­rin rast­ge­le de­ği­şim­le­re izin ver­me­ye­ce­ği­ni açık­la­mış­tı. Ona gö­re, "tür­ler hem fon­ksi­yon hem de ya­pı iti­ba­rıy­la o den­li iyi ko­or­di­ne ol­muş­lar­dı ki, bü­yük de­ği­şim­ler­de ha­yat­ta ka­la­maz­lar­dı... Her tür ken­di özel ama­cı ve her or­gan ken­di özel fonk­si­yo­nu için ya­ra­tıl­mış­tı."19</text:p>
      <text:p text:style-name="P21">Char­les Dar­win ise fo­sil­le­re fark­lı bir yo­rum ge­tir­di. Ona gö­re geç­miş­te dün­ya üze­rin­de tek bir or­tak ata­dan di­ğer can­lı tür­le­ri­ni ka­de­me­li ola­rak tü­re­ten bir ev­rim sü­re­ci ya­şan­mış­tı ve fo­sil­ler bu sü­re­cin ka­nıt­la­rıy­dı­lar. </text:p>
      <text:p text:style-name="P21">Dar­win böy­le bir yo­rum ge­tir­miş­ti, ama bu yo­rum bir ka­nı­ta da­yan­mı­yor­du. Ak­si­ne, Dar­win za­ma­nın­da el­de bu­lu­nan fo­sil­ler hiç de ev­rim gös­ter­mi­yor­du. So­yu tü­ken­miş fark­lı can­lı­la­ra ait ka­lın­tı­lar var­dı, ama bu ka­lın­tı­lar Dar­win'in te­ori­si­nin ge­rek­tir­di­ği gi­bi bir­bir­le­ri­ne ak­ra­ba­lık ba­ğı ile bağ­lı dur­mu­yor­lar­dı. Bi­li­nen her fo­sil, <text:soft-page-break/>bi­li­nen her can­lı gi­bi, ken­di­ne has özel­lik­le­re sa­hip­ti. Do­ğa ta­ri­hi, do­ğa­nın şu an­ki du­ru­mu gi­bi, bir­bi­ri­ne çok ben­ze­yen ve ya­kın tür­le­re de­ğil, bir­bir­le­rin­den çok fark­lı ve ara­la­rın­da bü­yük ya­pı­sal fark­lı­lık­lar bu­lu­nan grup­la­ra ay­rıl­mış­tı. </text:p>
      <text:p text:style-name="P21">Bu ne­den­le Dar­win, fo­sil­le­ri te­ori­si için bir de­lil ola­rak kul­la­na­ma­dı. Ak­si­ne, te­ori­si için so­run oluş­tu­ran bu önem­li me­se­le­yi ki­ta­bın­da "te­vil et­me­ye" (ya­ni ba­ha­ne­ler öne sü­re­rek bu so­run­dan kur­tul­ma­ya) ça­lış­tı. Ki­ta­bı­nın "Dif­fi­cul­ti­es on The­ory" (Te­ori­nin Zor­luk­la­rı) baş­lık­lı bö­lü­mün­de bu ko­nu­ya yer ayır­dı. Bu­nun­la be­ra­ber, "On the Im­per­fec­ti­on of the Ge­olo­gi­cal Re­cord" (Je­olo­jik Ka­yıt­la­rın Ye­ter­siz­li­ği) baş­lık­lı ve sırf fo­sil­ler ve ara form­la­rın yok­lu­ğu ko­nu­su­nu ele alan bir bö­lüm da­ha ek­le­di ki­ta­bı­na.</text:p>
      <text:p text:style-name="P21">An­cak ki­ta­bın her iki bö­lü­mün­de de Dar­win'in so­ru­nu çok açık bir şe­kil­de gö­rü­lü­yor­du. Te­ori­si, can­lı tür­le­ri­nin çok kü­çük ve uzun va­de­li ka­de­me­li de­ği­şim­ler­le or­ta­ya çık­tık­la­rı id­di­ası üze­ri­ne ku­ru­luy­du. Eğer bu doğ­ru ol­say­dı, o za­man her tü­rü bir di­ğe­ri­ne bağ­la­yan ara form­lar ya­şa­mış ol­ma­lı ve bun­la­rın iz­le­ri­ne de fo­sil ka­yıt­la­rın­da rast­lan­ma­lıy­dı. Ama fo­sil ka­yıt­la­rı hiç­bir "ara form" gös­ter­mi­yor­du. </text:p>
      <text:p text:style-name="P21">Dar­win so­nuç­ta bu bü­yük so­ru­nu ge­le­ce­ğe ha­va­le et­mek du­ru­mun­da kal­dı. Za­ten fo­sil so­ru­nu­nu ele al­mak için yaz­dı­ğı bö­lü­mün baş­lı­ğı -"On the Im­per­fec­ti­on of the Ge­olo­gi­cal Re­cord" (Je­olo­jik Ka­yıt­la­rın Ye­ter­siz­li­ği)- bu­nu açık­ça gös­te­ri­yor­du. Dar­win'e gö­re so­run fo­sil ka­yıt­la­rı­nın ye­ter­siz ol­ma­sıy­dı. Ye­ni fo­sil­ler bu­lun­duk­ça, te­ori­si­ni des­tek­le­yen ka­nıt­lar ge­le­ce­ği­ne ke­sin gö­züy­le ba­kı­yor­du. Şöy­le yaz­mış­tı:</text:p>
      <text:p text:style-name="P21">Je­olo­ji­nin sö­zü­nü et­ti­ğim gi­bi ka­de­me­li bir or­ga­nik zin­cir açı­ğa çı­kar­ma­dı­ğı ke­sin; ve bu, bel­ki de, be­nim te­ori­me kar­şı öne sü­rü­le­bi­le­cek en ba­riz ve en bü­yük iti­raz. Açık­la­ma­nın, je­olo­jik ka­yıt­la­rın ola­ğa­nüs­tü de­re­ce ye­ter­siz olu­şun­da yat­tı­ğı­na ina­nı­yo­rum. 20</text:p>
      <text:p text:style-name="P21">O za­man­lar Dar­win'in bu ke­ha­ne­ti ba­zı­la­rı­na inan­dı­rı­cı gel­miş­ti. Sa­yı­la­rı gi­de­rek ar­tan Dar­wi­nist­ler yer­yü­zü­nü ka­za­rak fo­sil ka­yıt­la­rı­nı ge­niş­let­me­ye ve "ka­yıp" san­dık­la­rı ara form­la­rı ara­ma­ya baş­la­dı­lar. On­la­rı he­ye­can­lan­dı­ra­cak ba­zı bul­gu­lar da el­de edil­di... Ama bu he­ye­can­la­rı­nın bo­şu­na ol­du­ğu za­man­la an­la­şı­la­cak­tı.</text:p>
      <text:p text:style-name="P21">Ev­rim­ci­ler adı­na he­ye­can­lan­dı­rı­cı bul­gu­lar­dan bi­ri, Arc­ha­eop­teryx adı ve­ri­len bir kuş fo­si­liy­di. 1860 yı­lın­da Al­man­ya'nın Soln­ho­fen ka­sa­ba­sı ya­kın­la­rın­da bu­lu­nan bu fo­sil, bir ku­şa ait ol­ma­sı­na kar­şın ba­zı öz­gün özel­lik­ler içe­ri­yor­du. Ağ­zın­da diş­le­rin, ka­nat­la­rın­da pen­çe ben­ze­ri tır­nak­la­rın var ol­ma­sı ve uzun kuy­ru­ğu, fo­si­lin bu açı­lar­dan sü­rün­gen­le­re ben­ze­til­me­si­ne ne­den ol­du. Bu ise Dar­wi­nist­ler için bu­lun­maz bir fır­sat­tı. Dar­win'in en ateş­li sa­vu­nu­cu­su ola­rak bi­li­nen Tho­mas Hux­ley, Arc­ha­eop­teryx'i ya­rı sü­rün­gen-ya­rı kuş bir can­lı ilan et­ti. Ka­nat­la­rı­nın uçu­şa el­ve­riş­li ol­ma­dı­ğı ve do­la­yı­sıy­la can­lı­nın "il­kel bir kuş" ol­du­ğu yö­nün­de­ki yo­rum, gi­de­rek bü­yük bir po­pü­la­ri­te ka­zan­dı ve 20. yüz­yıl bo­yun­ca da sü­re­cek olan Arc­ha­eop­teryx ef­sa­ne­si doğ­muş ol­du. </text:p>
      <text:p text:style-name="P21">An­cak bu ef­sa­ne­nin çok yü­zey­sel ol­du­ğu; can­lı­nın "il­kel kuş" ol­ma­dı­ğı; ak­si­ne is­ke­let ve tüy ya­pı­sı­nın uç­ma­ya son de­re­ce el­ve­riş­li ol­du­ğu; sü­rün­gen­le­re ben­ze­ti­len özel­lik­le­ri­nin ta­rih­te ya­şa­mış ve hat­ta gü­nü­müz­de ya­şa­yan di­ğer ba­zı kuş­lar­da da bu­lun­du­ğu za­man­la or­ta­ya çı­ka­cak­tı. </text:p>
      <text:p text:style-name="P21">Söz ko­nu­su bul­gu­lar so­nu­cun­da "tüm za­man­la­rın en ün­lü ara form ada­yı" sa­yı­la­bi­le­cek Arc­ha­eop­teryx hak­kın­da­ki ev­rim­ci spe­kü­las­yon­lar gü­nü­müz­de bü­yük öl­çü­de din­miş du­rum­da­dır. Or­ni­to­lo­ji (kuş bi­li­mi) uz­ma­nı olan Ku­zey Ca­ro­li­na Üni­ver­si­te­si <text:soft-page-break/>Bi­yo­lo­ji Bö­lü­mü pro­fe­sö­rü Alan Fe­duc­cia'nın be­lirt­ti­ği gi­bi "Arc­ha­eop­teryx'in çe­şit­li ana­to­mik özel­lik­le­ri­ni in­ce­le­yen ye­ni araş­tır­ma­cı­la­rın pek ço­ğu, bu can­lı­nın da­ha ön­ce ha­yal edi­len­den çok da­ha kuş-ben­ze­ri ol­du­ğu­nu gös­ter­miş­tir". Arc­ha­eop­teryx hak­kın­da çi­zi­len "ya­rı sü­rün­gen can­lı" port­re­si­nin ise yan­lış­lı­ğı or­ta­ya çık­mış­tır; yi­ne Fe­duc­cia'ya gö­re "Arc­ha­eop­teryx'in the­ro­pod di­no­zor­la­ra olan ben­zer­li­ği çok bü­yük öl­çü­de abar­tıl­mış­tır."21 Kı­sa­ca­sı Arc­ha­eop­teryx'in gü­nü­müz kuş­la­rın­dan hiç­bir far­kı­nın ol­ma­dı­ğı­ an­la­şıl­mış­tır.</text:p>
      <text:p text:style-name="P21">Arc­ha­eop­teryx da­hil ol­mak üze­re- Dar­win'den bu ya­na ge­çen bir bu­çuk yüz­yıl için­de hiç­bir ara form bu­lu­na­ma­dı­ğı­nı açık­ça söy­le­ye­bi­li­riz. Bu ger­çek özel­lik­le 70'li yıl­lar­dan iti­ba­ren red­de­di­le­mez ha­le gel­miş ve ev­rim te­ori­si­ne ina­nan ba­zı pa­le­on­to­log­lar ta­ra­fın­dan da ka­bul edil­miş­tir. Bu pa­le­on­to­log­lar ara­sın­da en çok dik­ka­ti çe­ken isim­ler Step­hen Jay Go­uld ve Ni­les Eld­red­ge'dir. "Sıç­ra­ma­lı ev­rim" (punc­tu­ated equ­ilib­ri­um) adı al­tın­da fark­lı bir ev­rim mo­de­li ile­ri sü­ren bu iki­li, Dar­wi­nizm'in "ka­de­me­ci­li­ği­nin" fo­sil ka­yıt­la­rı ta­ra­fın­dan çü­rü­tül­dü­ğü­nü açık­ça ve ıs­rar­la di­le ge­tir­miş­ler­dir. Go­uld ve Eld­red­ge'in de­tay­la­rıy­la gös­ter­dik­le­ri gi­bi, fark­lı can­lı grup­la­rı fo­sil ka­yıt­la­rın­da ani­den or­ta­ya çık­mak­ta ve son­ra da yüz­mil­yon­lar­ca yıl de­ği­şim ge­çir­me­den kal­mak­ta­dır­lar. </text:p>
      <text:p text:style-name="P21">Eld­red­ge, bir baş­ka ev­rim­ci pa­le­on­to­log olan Ian Tat­ter­sall ile bir­lik­te yaz­dı­ğı bir ki­tap­ta şu önem­li tes­pi­ti yap­mış­tır:</text:p>
      <text:p text:style-name="P21">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text:p>
      <text:p text:style-name="P21">Bu, fo­sil ka­yıt­la­rı­nın ye­ter­siz­li­ğin­den kay­nak­la­nan bir so­run de­ğil­dir. Fo­sil ka­yıt­la­rı açık­ça söz ko­nu­su ke­ha­ne­tin yan­lış ol­du­ğu­nu gös­ter­mek­te­dir. Tür­le­rin şa­şır­tı­cı bir bi­çim­de sa­bit ol­duk­la­rı ve uzun za­man di­lim­le­ri bo­yun­ca hep sta­tik kal­dık­la­rı yö­nün­de­ki göz­lem, "kral çıp­lak" hi­ka­ye­sin­de­ki tüm özel­lik­le­ri ba­rın­dır­mak­ta­dır: Her­kes bu­nu gör­müş, ama gör­mez­lik­ten gel­me­yi ter­cih et­miş­tir. Dar­win'in ön­gör­dü­ğü tab­lo­yu ıs­rar­la red­de­den hır­çın bir fo­sil kay­dı ile kar­şı kar­şı­ya ka­lan pa­le­on­to­log­lar, bu ger­çe­ğe açık­ça yüz çe­vir­miş­ler­dir.22</text:p>
      <text:p text:style-name="P21">Üç ev­rim­ci bi­yo­lo­ğun or­tak­la­şa ka­le­me al­dık­la­rı 1988 ba­sı­mı In­teg­ra­ted Prin­cip­les of Zo­ology (Zo­olo­ji­nin En­teg­re Pren­sip­le­ri) ad­lı ki­tap­ta ay­nı ger­çek şöy­le açık­la­nır:</text:p>
      <text:p text:style-name="P21">Pek çok tür mil­yon­lar­ca yıl bo­yun­ca hiç­bir de­ği­şik­lik ge­çir­me­den kal­mak­ta, son­ra ani bir şe­kil­de yok ol­mak­ta ve on­la­rın ye­ri­ne çok fark­lı form­lar or­ta­ya çık­mak­ta­dır. Da­ha­sı, ço­ğu hay­van gru­bu fo­sil ka­yıt­la­rın­da, ta­ma­men şe­kil­len­miş bi­çim­de, ani­den or­ta­ya çık­mak­ta­dır­lar ve on­la­rın ata­la­rı sa­yı­la­bi­le­cek bir grup­tan ya­na keş­fe­dil­miş hiç­bir ara form fo­si­li bu­lu­na­ma­mak­ta­dır.23</text:p>
      <text:p text:style-name="P21">Ye­ni bul­gu­lar, du­ru­mu Dar­wi­nizm le­hi­ne de­ğiş­tir­me­mek­te, ak­si­ne da­ha da kö­tü­leş­tir­mek­te­dir. Ox­ford Üni­ver­si­te­si Zo­olo­jik Kol­lek­si­yon­lar Yö­ne­ti­ci­si Tom Kemp, Fos­sils and Evo­lu­ti­on (Fo­sil­ler ve Ev­rim) isim­li 1999 ba­sı­mı ki­ta­bın­da bu du­ru­mu şöy­le ka­bul eder: </text:p>
      <text:p text:style-name="P21"><text:soft-page-break/>Ye­ni can­lı ka­te­go­ri­le­ri he­men he­men tüm du­rum­lar­da fo­sil ta­ba­ka­la­rın­da be­lir­le­yi­ci ka­rak­te­ris­tik­le­ri za­ten mev­cut ola­rak ve bi­li­nen ata­sal grup­la­rı ol­mak­sı­zın çı­kar.24</text:p>
      <text:p text:style-name="P21">Böy­le­ce, bir za­man­lar Dar­win'in te­ori­si le­hin­de bir ka­nıt gi­bi al­gı­la­nan fo­sil ka­yıt­la­rı, te­ori­nin aley­hin­de bir ka­nıt ha­li­ne gel­miş­tir. Prin­ce­ton Üni­ver­si­te­si'nden ma­te­ma­tik­çi ve ev­rim kar­şı­tı Da­vid Ber­lins­ki, du­ru­mu şöy­le özet­ler: </text:p>
      <text:p text:style-name="P21">Fo­sil me­zar­lı­ğı boş­luk­lar­la do­lu­dur. Hiç­bir pa­le­on­to­log da bu­nu red­det­me­mek­te­dir. Bu açık bir ger­çek­tir. Dar­win'in te­ori­si ile fo­sil ka­yıt­la­rı çe­liş­ki­li­dir.25</text:p>
      <text:p text:style-name="P21">Bu çe­liş­ki­nin en çar­pı­cı ör­nek­le­rin­den bi­ri ise, Dar­wi­nist "ha­yat ağa­cı"nın çö­kü­şü­dür. </text:p>
      <text:p text:style-name="P21"/>
      <text:p text:style-name="P21">Bir Za­man­lar "Ev­rim Ağa­cı" Var Sa­nı­lı­yor­du</text:p>
      <text:p text:style-name="P21">Dar­wi­nizm'in fo­sil ka­yıt­la­rın­dan al­dı­ğı en yı­kı­cı dar­be, Kamb­ri­yen Dönemine ait fo­sil­le­rin or­ta­ya koy­du­ğu tab­lo­dur. </text:p>
      <text:p text:style-name="P21">Dar­win, yer­yü­zün­de­ki ya­şa­mın ta­ri­hi­nin ilk baş­ta tek bir kök­ten çı­kan, son­ra gi­de­rek ya­vaş ya­vaş dal­la­ra ay­rı­lan bir ağaç ola­rak şe­ma­ti­ze edi­le­bi­le­ce­ği­ni dü­şün­müş­tü. Tür­le­rin Kö­ke­ni'nde de bu gö­rü­şü yan­sı­tan bir şe­ma yer alı­yor­du. Bu şe­may­la bir­lik­te in­san­la­rın zih­ni­ne yer­le­şen "ev­rim ağa­cı" kav­ra­mı za­man­la Dar­wi­nizm'in en önem­li ef­sa­ne­le­rin­den bi­ri ha­li­ne gel­di. Bin­ler­ce ders ki­ta­bı, bi­lim­sel ki­tap, der­gi ve­ya ga­ze­te, "ev­rim ağa­cı"nın fark­lı ver­si­yon­la­rı­nı ya­yın­la­dı. Can­lı­la­rın or­tak bir kö­ken­den kü­çük rast­lan­tı­sal de­ği­şim­ler­le tü­re­dik­le­ri fik­ri, "ev­rim ağa­cı" şe­ma­la­rı ile in­san­la­ra em­po­ze edil­di.</text:p>
      <text:p text:style-name="P21">Oy­sa ger­çek­ler çok fark­lıy­dı. </text:p>
      <text:p text:style-name="P21">Bu­nun an­la­şıl­ma­sı, en açık ola­rak "Kamb­ri­yen Pat­la­ma­sı"nın keş­fe­dil­me­siy­le ol­du.</text:p>
      <text:p text:style-name="P21">Bu keş­fin hi­ka­ye­si­ni öğ­ren­mek için 20. yüz­yı­lın baş­la­rı­na, 1909 yı­lı­na git­mek ge­re­kir. O yıl Char­les D. Wal­cott ad­lı bir pa­le­on­to­log, Ka­na­da'nın Rocky Mo­un­ta­ins (Ka­ya­lık Dağ­lar) böl­ge­sin­de araş­tır­ma yap­ma­ya gi­riş­miş­ti. Wal­cott, Bur­gess Pass de­nen böl­ge­de son de­re­ce iyi ko­run­muş ka­ya kat­man­la­rı­na (İn­gi­liz­ce te­rim­le "sha­le") rast­la­dı. Bur­gess Ya­ta­ğı'nda (Bur­gess Sha­le) çok sa­yı­da fo­sil bu­lun­du­ğu­nu ve bun­la­rın Kamb­ri­yen Dönemine ait ol­du­ğu­nu fark et­mek­te ge­cik­me­di. Bun­dan son­ra­ki 4 yıl bo­yun­ca Bur­gess Sha­le böl­ge­sin­den 60 ila 80 bin fo­si­li özen­le top­la­dı ve yap­tı­ğı bu de­tay­lı ça­lış­ma­yı en in­ce ay­rın­tı­la­rı­na ka­dar def­ter­le­ri­ne not et­ti.</text:p>
      <text:p text:style-name="P21">Wal­cott'un top­la­dı­ğı fo­sil­le­rin çok şa­şır­tı­cı bir özel­li­ği var­dı: Kar­şı­sın­da, bu­gün ya­şa­yan tüm fi­lum­la­ra ait can­lı­la­rın ka­lın­tı­la­rı du­ru­yor­du. (Fi­lum, hay­van­lar ale­min­de can­lı­la­rı sı­nıf­lan­dır­mak için kul­la­nı­lan en bü­yük ka­te­go­ri­dir. Hay­van­lar 50'nin üze­ri­ne fi­lu­ma ay­rı­lır­lar ve bu fi­lum­la­rın hep­si­nin ken­di­ne has vü­cut plan­la­rı var­dır. En çok bi­li­nen fi­lum­lar ara­sın­da; omur­ga­lı­la­rı da içe­ren kor­da­ta, tüm bö­cek­le­ri içe­ren art­ro­po­da, tüm ka­buk­lu yu­mu­şak hay­van­la­rı içe­ren mol­lus­ka sa­yı­la­bi­lir.)</text:p>
      <text:p text:style-name="P21">Wal­cott top­la­dı­ğı fo­sil­le­rin han­gi fi­lum­la­ra ait ol­du­ğu­na bak­tı­ğın­da çok şa­şır­dı. Çün­kü bul­du­ğu fo­sil ta­ba­ka­sı çok es­kiy­di ve bun­dan da­ha es­ki ta­ba­ka­lar­da kay­da de­ğer bir ya­şa­ma rast­lan­ma­mış­tı; ama bu ta­ba­ka­da bi­li­nen fi­lum­la­rın ne­re­dey­se ta­ma­mı­na ait can­lı­lar var­dı. Da­ha­sı hiç bi­lin­me­yen fi­lum­la­ra ait fo­sil­ler de bul­muş­tu. Bu, hay­van­lar ale­min­de­ki tüm vü­cut özel­lik­le­ri­nin ay­nı je­olo­jik de­vir­de, bi­ra­ra­da or­ta­ya çık­tık­la­rı­nı gös­te­ri­yor­du. </text:p>
      <text:p text:style-name="P21">Bu ise Dar­win'in te­ori­si için yı­kı­cı bir dar­be oluş­tu­ru­yor­du. Çün­kü Dar­win can­lı­la­rın ya­vaş ya­vaş dal­la­nan bir ağa­cın kol­la­rı gi­bi ge­liş­ti­ği­ni ile­ri sür­müş­tü. Dar­win'in kur­<text:soft-page-break/>gu­la­dı­ğı ev­rim ağa­cı­na gö­re, yer­yü­zün­de ilk baş­ta tek bir fi­lum ol­ma­lı, son­ra uzun za­man di­lim­le­ri için­de fark­lı fi­lum­lar ya­vaş ya­vaş or­ta­ya çık­ma­lıy­dı. Oy­sa Wal­cott, tüm fi­lum­la­rın ay­nı an­da ve ani­den or­ta­ya çık­tık­la­rı­nı gös­te­ren ka­nıt­lar­la yüz­yü­zey­di. Bu, "ev­rim ağa­cı"nın te­pe­tak­lak ol­ma­sı an­la­mı­na ge­li­yor­du.</text:p>
      <text:p text:style-name="P21">An­cak te­ori­ye yö­ne­lik bu bü­yük dar­be­nin açı­ğa çık­ma­sı için 70 yıl bek­le­mek ge­re­ke­cek­ti. </text:p>
      <text:p text:style-name="P21">Çün­kü Wal­cott, 4 yıl bo­yun­ca bü­yük bir ti­tiz­lik­le yü­rüt­tü­ğü ça­lış­ma­nın so­nu­cun­da, el­de et­ti­ği fo­sil­le­ri bi­lim dün­ya­sı­na aç­mak ye­ri­ne, giz­le­me­ye ka­rar ver­di. Wal­cott Was­hing­ton D.C.'de­ki ün­lü Smith­so­ni­an Mü­ze­si'nin mü­dü­rüy­dü ve ko­yu bir Dar­wi­nist­ti. El­de et­ti­ği fo­sil­le­rin ev­rim te­ori­si­ne bü­yük bir so­run oluş­tu­ra­ca­ğı­nı dü­şün­dü­ğü için, bun­la­rı açık­la­mak ye­ri­ne, mü­ze­nin ar­şiv­le­ri­ne kal­dır­dı. Bur­gess Sha­le fo­sil­le­ri­nin gün ışı­ğı­na çık­ma­sı, an­cak 1985 yı­lın­da, mü­ze­nin ar­şiv­le­ri­nin ye­ni­den in­ce­len­me­si sa­ye­sin­de ol­du. İs­ra­il­li bi­lim ada­mı Ge­rald Schro­eder bu ko­nu­da şu yo­ru­mu ya­par:</text:p>
      <text:p text:style-name="P21">Eğer Wal­cott is­te­sey­di, fo­sil­ler üze­rin­de ça­lış­mak üze­re bir or­du do­lu­su öğ­ren­ci­yi gö­rev­len­di­re­bi­lir­di. Ama ev­rim ge­mi­si­ni ba­tır­ma­ma­yı ter­cih et­ti. Bu­gün Kamb­ri­yen Dönemi fo­sil­le­ri Çin'de, Af­ri­ka'da, İn­gi­liz Ada­la­rı'nda, İs­veç'te ay­rı­ca Grön­land'da da bu­lun­muş du­rum­da­dır. (Kamb­ri­yen Dönemindeki) Pat­la­ma, dün­ya ça­pın­da ya­şan­mış bir olay­dır. Ama bu ola­ğa­nüs­tü pat­la­ma­nın do­ğa­sı­nı tar­tış­mak müm­kün ol­ma­dan ön­ce, bil­gi giz­len­miş­tir.26 </text:p>
      <text:p text:style-name="P21">70 yı­lı aş­kın bir sü­re bo­yun­ca Smit­so­ni­an Mü­ze­si'nde ka­pa­lı ka­pı­lar ar­dın­da du­ran fo­sil­le­ri bu­lan ve ye­ni­den ana­liz eden, pa­le­on­to­log­lar Harry Whit­ting­ton, De­rek Briggs ve Si­mon Con­way Mor­ris'ti. Bu bi­lim adam­la­rı, Wal­cott'un bul­du­ğu fo­sil­le­rin en es­ki je­olo­jik de­vir­ler­den bi­ri olan Kamb­ri­yen Dönemine ait ol­du­ğu­nu be­lir­le­di­ler. Bu dönemde bu ka­dar fark­lı can­lı­la­rın bir an­da or­ta­ya çı­kı­şı­na da "Kamb­ri­yen Pat­la­ma­sı" adı­nı ver­di­ler. 1980'ler, Schro­eder'in de be­lir­tti­ği gi­bi, ay­nı za­man­da Bur­gess Sha­le'e ben­ze­yen iki ye­ni fo­sil böl­ge­si­nin da­ha keş­fe­dil­di­ği bir dö­nem ol­du: Ku­zey Grön­lan­d'da Si­ri­us Pas­set ve Gü­ney Çin'de Cheng­ji­ang. Tüm bu böl­ge­ler­de Kamb­ri­yen dö­ne­min­de or­ta­ya çı­kan çok fark­lı can­lı­la­rın fo­sil­le­ri bu­lun­du. Cheng­ji­ang fo­sil­le­ri bun­la­rın ara­sın­da en es­ki­le­ri ve en iyi ko­run­muş­la­rıy­dı ve ilk omur­ga­lı­la­rı da içe­ri­yor­du. 1999 yı­lın­da bu­lu­nan 530 mil­yon yıl­lık iki ba­lık fo­si­li ise, Kamb­ri­yen'de omur­ga­lı­lar da­hil tüm vü­cut ya­pı­la­rı­nın var ol­du­ğu­nu ka­nı­t­la­ya­cak­tı. Araş­tır­ma­lar Kamb­ri­yen Pat­la­ma­sı'nın je­olo­jik ola­rak çok kı­sa bir dö­ne­mi ifa­de eden 10 mil­yon yıl­lık bir sü­re için­de ger­çek­leş­ti­ği­ni or­ta­ya koy­du. Ve bu sü­re için­de ani­den or­ta­ya çı­kan can­lı­la­rın hep­sin­de, da­ha ön­ce­le­ri var olan tek hüc­re­li can­lı­lar­da ve bir­kaç çok hüc­re­li can­lı­da hiç gö­rül­me­yen, son de­re­ce komp­leks or­gan­lar ve sis­tem­ler ol­du­ğu be­lir­len­di. Sci­en­ce der­gi­sin­de ya­yın­la­nan 2002 ta­rih­li bir ma­ka­le­de bu ko­nu­da şu bil­gi­ler ve­ri­lir:</text:p>
      <text:p text:style-name="P21">Fo­sil ka­yıt­la­rı­na gö­re yer­yü­zün­de ya­şam 3.5 mil­yar yıl ön­ce kü­çük fo­to­sen­te­tik bak­te­ri­ler­le baş­la­dı. 3 mil­yar yı­la ya­kın sü­re, ge­ze­gen bak­te­ri, plank­ton ve mik­ros­ko­bik de­niz bit­ki­le­rin­den da­ha bü­yük bir can­lı­ya sa­hip de­ğil­di. Son­ra bir­den­bi­re, 540 mil­yon yıl ka­dar ön­ce, ok­ya­nu­sun ka­ran­lık de­rin­lik­le­rin­de, çok zen­gin bir hay­van­lar top­lu­lu­ğu var ol­du. Uzun di­ken­li so­lu­can­lar­dan ağız­la­rı için ya­ka­la­ma kan­ca­la­rı bu­lu­nan beş göz­lü ya­ra­tık­la­ra ka­dar, 10 mil­yon yıl­lık bir sü­re için -ki bu ev­rim­sel za­man açı­sın­dan bir göz kırp­ma­sı ka­dar­dır- ok­ya­nus ze­mi­ni­ni ta­ma­men de­ğiş­tir­<text:soft-page-break/>di­ler. Bun­lar hav­yan­la­rın bi­li­nen tüm bü­yük grup­la­rı­nın ilk tem­sil­ci­le­riy­di­ler ve hat­ta ba­zı­la­rı son­ra­dan yok ola­cak da­ha baş­ka grup­la­ra da­hil­di­ler.27</text:p>
      <text:p text:style-name="P21">Ev­rim­ci­ler Kamb­ri­yen Pat­la­ma­sı'na kar­şı çe­şit­li açık­la­ma­lar yap­ma­ya ça­lış­mak­ta­dır­lar, ama bun­la­rın hiç­bi­ri ik­na edi­ci de­ğil­dir. Dar­wi­nizm'in Ara Form­lar Çık­ma­zı ad­lı ki­ta­bı­mız­da da açık­la­dı­ğı­mız gi­bi, Kamb­ri­yen so­ru­nu kar­şı­sın­da öne sü­rü­len ev­rim­ci tez­le­rin hep­si çü­rük­tür ve bu­nu ev­rim­ci­le­rin ken­di iç­le­rin­de­ki tar­tış­ma­lar da açı­ğa çı­kar­mak­ta­dır. Ün­lü bi­lim der­gi­si Trends in Ge­ne­tics (TIG), Şu­bat 1999 ta­rih­li sa­yı­sın­da Bur­gess Sha­le'de­ki fo­sil bul­gu­la­rı­nın ev­rim te­ori­si­ne gö­re bir tür­lü açık­la­na­ma­dı­ğı­nı ve "ile­ri sü­rü­len tez­le­rin ik­na edi­ci ol­ma­dı­ğı­nı" şöy­le an­la­tır:</text:p>
      <text:p text:style-name="P21">Kü­çük bir me­kan­da bu­lun­muş olan bu fo­sil­le­rin, ev­rim bi­yo­lo­ji­sin­de­ki bu bü­yük so­run­la il­gi­li ha­ra­ret­li tar­tış­ma­nın tam mer­ke­zin­de yer al­ma­sı ol­duk­ça ga­rip gö­zü­ke­bi­lir. Fa­kat bu tar­tış­ma­la­ra ne­den olan şey, Kamb­ri­yen Dönem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28</text:p>
      <text:p text:style-name="P21">Ame­ri­ka­lı bi­yo­log Jo­nat­han Wells, Icons of Evo­lu­ti­on ad­lı ki­ta­bın­da du­ru­mu şöy­le özet­le­mek­te­dir:</text:p>
      <text:p text:style-name="P21">Ev­ri­min tüm iko­nla­rı içe­ri­sin­de ha­yat ağa­cı en yay­gın ola­nı­dır, çün­kü or­tak bir ata­dan tü­re­me, Dar­win'in te­ori­si­nin te­me­li­dir... Ama Dar­win bi­li­yor­du ki -ve bi­lim adam­la­rı da ya­kın za­man ön­ce ka­bul et­ti­ler ki- er­ken za­man­la­rın fo­sil ka­yıt­la­rı ev­rim ağa­cı­nı ba­şa­şa­ğı çe­vir­mek­te­dir. On yıl ka­dar ön­ce, mo­le­kü­ler ka­nıt­la­rın bu ağa­cı kur­tar­ma­sı umu­lu­yor­du, ama ye­ni bul­gu­lar bu umu­du da yık­mış­tır. Bu­nu ders ki­tap­la­rı­nı oku­ya­rak öğ­re­ne­mez­si­niz bel­ki, ama Dar­win'in ha­yat ağa­cı bu­gün te­pe­tak­lak ol­muş du­rum­da­dır.29 </text:p>
      <text:p text:style-name="P21">İş­te bu ne­den­le di­ye­bi­li­riz ki;</text:p>
      <text:p text:style-name="P21">Bir za­man­lar Dar­wi­nizm var­dı. Ba­zı­la­rı, bu te­ori­nin fo­sil­ler ta­ra­fın­dan des­tek­len­di­ği­ni zan­ne­di­yor­du. Oy­sa fo­sil ka­yıt­la­rı­ bu­nun tam ter­si­ni söy­lü­yor­du. Şim­di ise Dar­wi­nizm çök­müş­tür. Fo­si­lle­rin, yer­yü­zün­de ya­şa­mın ev­rim­le de­ğil, ani­den or­ta­ya çık­tı­ğı­nı gös­ter­di­ği an­la­şıl­mış­tır. <text:s/>Ani­den or­ta­ya çı­kı­şın an­la­mı ise "ya­ra­tı­lış"tır. Al­lah tüm can­lı­la­rı ek­sik­siz bir şe­kil­de, yok­tan ya­rat­mış­tır.</text:p>
      <text:p text:style-name="P21">Gök­le­ri ve ye­ri (bir ör­nek edin­mek­si­zin) ya­ra­tan­dır. O, bir işin ol­ma­sı­na ka­rar ve­rir­se, ona yal­nız­ca "Ol" der, o da he­men olu­ve­rir. (Ba­ka­ra Su­re­si, 117)</text:p>
      <text:p text:style-name="P21"/>
      <text:p text:style-name="P21"/>
      <text:p text:style-name="P21">BİR ZA­MAN­LAR KA­YIP HAL­KA ARA­NI­YOR­DU</text:p>
      <text:p text:style-name="P21"/>
      <text:p text:style-name="P21">Bir ön­ce­ki bö­lüm­de Dar­wi­nizm'in fo­sil ka­yıt­la­rı ta­ra­fın­dan na­sıl da­ya­nak­sız bı­ra­kıl­dı­ğı­nı in­ce­le­dik. De­ğin­me­di­ği­miz önem­li bir ko­nu ise, in­sa­nın kö­ke­niy­le il­gi­li fo­sil ka­yıt­la­rıy­dı. Dar­win in­sa­nın kö­ke­ni ko­nu­su­nu Tür­le­rin Kö­ke­ni'nde de­ğil, bun­dan 12 yıl son­ra ya­yın­la­dı­ğı İn­sa­nın Tü­re­yi­şi (The Des­cent of Man) ad­lı ki­ta­bın­da ele al­dı. İn­sa­noğ­lu­nun söz­de ev­rim ba­sa­ma­ğı­nın en üst ba­sa­ma­ğı ol­du­ğu­nu, bir ön­ce­ki ata­sı­nın ise gü­nü­müz may­mun­la­rı­na ben­zer pri­mat­lar ol­du­ğu­nu ile­ri sür­dü. </text:p>
      <text:p text:style-name="P21"><text:soft-page-break/>Dar­win'in bu id­di­ası­nı doğ­ru­la­ya­cak her­han­gi bir ka­nı­tı yok­tu. Tek yap­tı­ğı, hay­van­lar ale­min­de fi­zik­sel ola­rak in­sa­na ben­ze­te­bi­le­ce­ği en uy­gun can­lı olan may­mun­lar­la in­sa­noğ­lu ara­sın­da bir a­kra­ba­lık iliş­ki­si ha­yal et­mek­ten iba­ret­ti. Ki­ta­bın­da ırk­çı ar­gü­man­lar da ge­liş­ti­ri­yor ve dün­ya üze­rin­de ya­şa­yan ba­zı söz­de "il­kel ırk­lar"ın ev­ri­me ka­nıt oluş­tur­du­ğu­nu id­dia edi­yor­du. (Oy­sa gü­nü­müz­de­ki ge­ne­tik in­ce­le­me­ler Dar­win'in ve o dö­nem­de­ki di­ğer ev­rim­ci­le­rin sa­vun­duk­la­rı bu ırk­çı gö­rüş­le­ri hak­sız çı­kar­mış­tır.)</text:p>
      <text:p text:style-name="P21">Dar­win in­sa­nın may­mun­lar­la or­tak bir ata­dan gel­di­ği­ni ile­ri sür­dü­ğü­ne gö­re, te­ori­si­ne ina­nan­la­ra bu ha­ya­li ev­ri­mi ka­nıt­la­ya­cak fo­sil­ler bul­ma gö­re­vi dü­şü­yor­du. 19. yüz­yı­lın son çey­re­ğin­den iti­ba­ren ne­re­dey­se tüm bir pa­le­oant­ro­po­lo­ji bi­li­mi bu ama­ca yö­nel­til­di. Dar­wi­nizm'e ina­nan pa­le­on­to­log­lar in­san­la may­mun ara­sın­da­ki söz­de "ka­yıp hal­ka"yı bul­mak için ka­zı­la­ra gi­riş­ti­ler. </text:p>
      <text:p text:style-name="P21">Um­duk­la­rı bü­yük bul­gu, 1910 yı­lın­da İn­gil­te­re'de or­ta­ya çık­tı. Bu, son­ra­ki 43 yıl bo­yun­ca in­sa­nın ev­ri­mi­ni ka­nıt­la­yan çok önem­li bir de­lil ola­rak dün­ya­ya su­nu­la­cak olan "Pilt­down Ada­mı" ka­fa­ta­sıy­dı. Fo­sil, Char­les Daw­son ad­lı ama­tör bir pa­le­on­to­log ta­ra­fın­dan or­ta­ya çı­ka­rıl­mış­tı ve bu ne­den­le ken­di­si­ne Eo­anth­ro­pus daw­so­ni adı ve­ril­di. Eo­anth­ro­pus daw­so­ni ga­rip bir fo­sil­di: Ka­fa­ta­sı­nın üst kıs­mı tam bir in­san ya­pı­sı­na sa­hip­ken, alt çe­ne­si ve diş­le­ri may­mun­su özel­lik­ler gös­te­ri­yor­du. Bu­luş kı­sa sü­re­de bü­yük ün ka­zan­dı. İn­gi­liz­ler, İn­gil­te­re'de bu­lu­nan fo­si­li ken­di ırk­la­rı­nın ata­sı ola­rak gö­rüp bü­yük bir gu­rur­la sa­hip­len­di­ler. Ka­fa­ta­sı­nın bü­yük olu­şu, "İn­gi­liz ze­ka­sı"nın çok ön­ce­le­ri ev­rim­leş­ti­ği­nin bir gös­ter­ge­si ola­rak yo­rum­la­nı­yor­du. İler­le­yen yıl­lar­da Eo­anth­ro­pus daw­so­ni hak­kın­da yüz­ler­ce tez ya­zıl­dı ve fo­si­lin ser­gi­len­di­ği Lond­ra Bri­tish Mu­se­um'u ge­zen yüz­bin­ler­ce zi­ya­ret­çi, "in­sa­nın ev­ri­mi" ko­nu­sun­da ik­na edil­di.</text:p>
      <text:p text:style-name="P21">Oy­sa­ki bil­me­dik­le­ri bir şey var­dı: Fo­sil, bir sah­te­kar­lık ürü­nüy­dü. Ka­fa­ta­sı üze­rin­de 1953 yı­lın­da ya­pı­lan in­ce­le­­me­ler­de Pilt­down Ada­mı'nın in­san ve oran­gu­tan ke­mik­le­ri­nin bir­leş­ti­ril­me­siy­le üre­til­miş sah­te bir fo­sil ol­du­ğu or­ta­ya çık­tı. Bir za­man­la­rın söz­de en bü­yük ev­rim de­li­li, ka­mu­oyu­nun şaş­kın­lı­ğı için­de, on ­yıl­lar­dır bü­yük bir iti­nay­la ser­gi­len­di­ği Bri­tish Mu­se­um'dan çı­ka­rıl­dı. </text:p>
      <text:p text:style-name="P21">1920'ler­de Pilt­down'dan da­ha kü­çük çap­lı ama en az onun ka­dar va­him bir baş­ka skan­dal da­ha ya­şan­dı. 1922 yı­lın­da ABD'nin Neb­ras­ka eya­le­tin­de bu­lu­nan bir azı di­şi fo­si­li­ne in­san ve may­mun ara­sı bir form bi­çil­di ve bu diş­ten yo­la çı­kı­la­rak ha­ya­li bir "Neb­ras­ka Ada­mı" kur­gu­lan­dı. An­cak 1927'de di­şin ne in­sa­na ne de may­mu­na ait ol­du­ğu or­ta­ya çık­tı. Diş, bir ya­ban do­mu­zu­na ait­ti. </text:p>
      <text:p text:style-name="P21">Bu gi­bi fi­yas­ko­la­ra rağ­men ev­rim­ci­ler in­sa­nın kö­ke­ni ko­nu­sun­da fo­sil ara­yı­şı­nı sür­dür­dü­ler. Za­man­la, Aust­ra­lo­pit­he­cus adı ve­ri­len so­yu tü­ken­miş may­mun­la­rın in­sa­nın en es­ki ata­sı ol­du­ğu gö­rü­şü yay­gın­laş­tı. Aust­ra­lo­pit­he­cus'un sı­ra­sıy­la Ho­mo ha­bi­lis, Ho­mo ru­dol­fen­sis ve Ho­mo erec­tus adı ve­ri­len tür­ler ta­ra­fın­dan iz­len­di­ği ve so­nun­da bu çiz­gi­nin Ho­mo sa­pi­ens'e ya­ni gü­nü­müz in­sa­nı­na ulaş­tı­ğı, bir ev­rim kli­şe­si ola­rak yer­leş­ti. Ders ki­tap­la­rı, bi­lim der­gi­le­ri, ma­ga­zin der­gi­le­ri, gün­lük ga­ze­te­ler, film­ler ve hat­ta rek­lam film­le­ri bi­le, bu kli­şe­yi ve onu tem­sil eden "gi­de­rek aya­ğa kal­kan may­mun­lar di­zi­si" res­mi­ni be­nim­se­di­ler ve hiç sor­gu­la­ma­dan on ­yıl­lar­ca kul­lan­dı­lar.</text:p>
      <text:p text:style-name="P21">Kı­sa­ca­sı, 20. yüz­yı­lın uzun­ca bir bö­lü­mün­de, in­sa­nın kö­ke­ni­nin ev­rim te­ori­si­ne gö­re açık­lan­dı­ğı dü­şün­ce­si, yay­gın bir ka­bul gör­dü. </text:p>
      <text:p text:style-name="P21"><text:soft-page-break/>Oy­sa ger­çek­ler çok da­ha fark­lıy­dı. El­de edi­len fo­sil­ler hiç­bir ev­rim şe­ma­sı­na uy­mu­yor, otur­mu­yor­du. Da­ha faz­la fo­sil bu­lun­duk­ça da, so­run çö­zül­mü­yor, ak­si­ne da­ha kar­ma­şık­la­şı­yor­du. So­nun­da ba­zı oto­rit­eler ger­çe­ği iti­raf et­me­ye baş­la­dı­lar. ABD'nin en ön­de ge­len pa­le­on­to­log­la­rı ara­sın­da yer alan Har­vard Üni­ver­si­te­si'nden Ni­les Eld­red­ge ve Ame­ri­kan Do­ğa Ta­ri­hi Mü­ze­si'nden Ian Tat­ter­sall, bu ko­nu­da şu önem­li yo­ru­mu yap­tı­lar:</text:p>
      <text:p text:style-name="P21">Can­lı­la­rın ev­rim­sel ta­rih­le­ri­nin bir ke­şif me­se­le­si ol­du­ğu dü­şün­ce­si, bir ef­sa­ne­dir. Eğer öy­le ol­say­dı, ne ka­dar çok ho­mi­nid fo­si­li bu­lur­sak, in­sa­nın ev­ri­mi hi­ka­ye­si­nin de o ka­dar açık ha­le gel­me­si ge­re­kir­di. Oy­sa eğer bir şey ol­duy­sa, bu­nun tam ter­si ol­muş­tur.30</text:p>
      <text:p text:style-name="P21">Ev­rim te­ori­si­nin en ön­de ge­len isim­le­rin­den bi­ri olan Har­vard Üni­ver­si­te­si pro­fe­sö­rü Ric­hard Le­won­tin'in 1995 ta­rih­li bir ma­ka­le­sin­de­ki söz­le­ri de Dar­wi­nizm'in bu ko­nu­da içi­ne düş­tü­ğü umut­suz du­ru­mu ifa­de edi­yor­du:</text:p>
      <text:p text:style-name="P21">Uzak geç­mi­şi dü­şün­dü­ğü­müz­de, ger­çek Ho­mo sa­pi­ens tü­rü­nün ön­ce­si­ne uzan­dı­ğı­mız­da, da­ğı­nık ve ko­puk bir fo­sil kay­dı ile kar­şı­la­şı­rız. Ba­zı pa­le­on­to­log­lar ta­ra­fın­dan ile­ri sü­rü­len he­ye­can­lı ve iyim­ser id­di­ala­ra rağ­men, hiç­bir ho­mi­nid tü­rü bi­zim di­rekt ata­mız ola­rak ka­bul edi­le­me­mek­te­dir.31 </text:p>
      <text:p text:style-name="P21">Son yıl­lar­da ko­nu­nun uz­ma­nı olan di­ğer pek çok ev­rim­ci, as­lın­da sa­vun­duk­la­rı te­ori hak­kın­da son de­re­ce kö­tüm­ser dü­şün­ce­le­re sa­hip ol­duk­la­rı­nı açık­la­dı­lar. Ör­ne­ğin ün­lü Na­tu­re der­gi­si­nin bi­lim edi­tö­rü Henry Gee, bu ko­nuy­la il­gi­li ola­rak şun­la­rı söy­lü­yor­du: </text:p>
      <text:p text:style-name="P21">Ata-to­run iliş­ki­le­ri­ne da­ya­lı in­san ev­ri­mi şe­ma­sı, ta­ma­men ger­çek­le­rin son­ra­sın­da ya­ra­tıl­mış bir in­san ica­dı­dır ve in­san­la­rın ön­yar­gı­la­rı­na gö­re şe­kil­len­miş­tir... Bir grup fo­si­li al­mak ve bun­la­rın bir ak­ra­ba­lık zin­ci­ri­ni yan­sıt­tık­la­rı­nı söy­le­mek, test edi­le­bi­lir bir bi­lim­sel hi­po­tez de­ğil, ama ge­ce­ya­rı­sı ma­sal­la­rıy­la ay­nı de­ğe­ri ta­şı­yan bir id­di­adır-eğ­len­di­ri­ci ve hat­ta bel­ki yön­len­di­ri­ci­dir, ama bi­lim­sel de­ğil­dir.32</text:p>
      <text:p text:style-name="P21">Kla­sik "in­sa­nın so­y a­ğa­cı" şab­lo­nu bu­gün cid­di bi­çim­de sor­gu­lan­mak­ta­dır. Ka­nıt­la­rı ön­yar­gı­lar­dan sıy­rı­la­rak in­ce­le­yen bi­lim adam­la­rı, ev­rim­ci­le­rin Aust­ra­lo­pit­he­cus'tan Ho­mo sa­pi­ens'e doğ­ru uza­ttık­la­rı çiz­gi­nin ta­ma­men zor­la­ma ol­du­ğu­nu, ara­ya ko­nan Ho­mo ha­bi­lis ve Ho­mo erec­tus gi­bi ay­rı tür­le­rin ise ha­ya­li ol­duk­la­rı­nı be­lirt­mek­te­dir­ler. Ev­rim­ci pa­le­oant­ro­po­log­lar Ber­nard Wo­od ve Mark Col­lard, 1999'da Sci­en­ce'da ya­yın­la­nan ma­ka­le­le­rin­de, Ho­mo ha­bi­lis ve Ho­mo ru­dol­fen­sis ka­te­go­ri­le­ri­nin ha­ya­li ol­du­ğu­nu ve bu ka­te­go­ri­le­re da­hil edi­len fo­sil­le­rin as­lın­da Aust­ra­lo­pit­he­cus ge­nu­su­na trans­fer edil­me­si ge­rek­ti­ği­ni sa­vun­muş­lar­dır.33 Mic­hi­gan Üni­ver­si­te­si'nden Mil­ford Wol­poff ve Can­ber­ra Üni­ver­si­te­si'nden Alan Thor­ne ise, Ho­mo erec­tus'un ha­ya­li bir ka­te­go­ri ol­du­ğu, bu sı­nıf­la­ma­ya da­hil edi­len fo­sil­le­rin as­lın­da Ho­mo sa­pi­ens'in bi­rer var­yas­yo­nu ol­duk­la­rı dü­şün­ce­sin­de­dir­ler.34 </text:p>
      <text:p text:style-name="P21">Bu­nun an­la­mı şu­dur: Or­ta­da so­yu tü­ken­miş bir may­mun cin­si olan Aust­ra­lo­pit­he­cus ile, gü­nü­müz in­sa­nı­nı ve onun fark­lı ırk­sal var­yas­yon­la­rı­nı içi­ne alan Ho­mo sa­pi­ens tü­rün­den baş­ka bir "ho­mi­nid" yok­tur. Ya­ni, in­sa­nın ev­rim­sel bir kö­ke­ni yok­tur. </text:p>
      <text:p text:style-name="P21">Bu ger­çe­ği gö­ren ki­mi uz­man­la­ra gö­re "in­sa­nın ev­ri­mi" ma­sa­lı, ma­ter­ya­list fel­se­fe­ye ina­nan bir grup in­sa­nın, do­ğa ta­ri­hi­ni ken­di dog­ma­tik inanç­la­rı­na gö­re yaz­ma ça­ba­sın­dan baş­ka bir şey de­ğil­dir. İn­gi­liz Bi­lim İler­le­me Der­ne­ği'nin (Bri­tish As­so­ci­ati­on for the Ad­van­ce­ment of Sci­en­ce) bir top­lan­tı­sın­da, Ox­ford Üni­ver­si­te­si ta­rih­<text:soft-page-break/>çi­si John Du­rant bu ko­nu­da şu yo­ru­mu yap­mış­tır: "Aca­ba, ay­nen 'il­kel' ef­sa­ne­ler gi­bi, in­san ev­ri­mi te­ori­le­ri de ken­di­le­ri­ni ya­ra­tan­la­rın de­ğer sis­tem­le­ri­ni, on­la­rın ken­di­le­ri ve top­lum­la­rı hak­kın­da­ki ina­nış­la­rı­nı geç­mi­şe yan­sı­ta­rak, güç­len­di­ri­yor ola­bi­lir mi?"35 Du­rant da­ha son­ra­ki bir ya­zı­sın­da ise şöy­le de­mek­te­dir: </text:p>
      <text:p text:style-name="P21">İn­san ev­ri­mi­ne da­ir dü­şün­ce­le­rin, ge­rek bi­lim-ön­ce­si ge­rek­se bi­lim­sel top­lum­lar­da ben­zer iş­lev­ler üst­le­nip üst­len­me­di­ği kuş­ku­suz so­rul­ma­ya de­ğer bir ko­nu­dur... Ya­kın­dan in­ce­len­di­ğin­de or­ta­ya çık­mak­ta­dır ki, her de­fa­sın­da, in­sa­nın kö­ke­ni hak­kın­da­ki fi­kir­ler geç­miş ka­dar bu­gü­nü de yan­sıt­mak­ta­dır, geç­miş­te­ki ata­la­rı­mı­zın de­ne­yim­le­ri ka­dar ken­di de­ne­yim­le­ri­mi­zi yan­sıt­mak­ta­dır.... Bi­li­min bir an ön­ce ef­sa­ne­siz­leş­ti­ril­me­si­ne aci­len ih­ti­ya­cı­mız var­dır.36 </text:p>
      <text:p text:style-name="P21">Kı­sa­ca­sı, in­sa­nın kö­ke­ni hak­kın­da­ki ev­rim te­ori­le­ri, bu te­ori­le­ri üre­ten­le­rin ön­yar­gı­la­rı­nı ve fel­se­fi inanç­la­rı­nı yan­sıt­mak­tan baş­ka bir iş­lev gör­me­mek­te­dir. Bu ger­çe­ği ka­bul eden bir di­ğer ev­rim­ci, Ari­zo­na Sta­te Üni­ver­si­te­si ant­ro­po­lo­ğu Ge­off­rey Clark'tır. Clark, 1997'de­ki bir ya­zı­sın­da şöy­le der:</text:p>
      <text:p text:style-name="P21">Önü­müz­de­ki bir grup al­ter­na­tif araş­tır­ma so­nu­cun­dan bir ta­ne­si­ni, da­ha ön­ce­ki var­sa­yım­la­rı­mı­za ve ön­yar­gı­la­rı­mı­za gö­re se­çi­yo­ruz <text:s text:c="2"/>-bu hem po­li­tik hem de sub­jek­tif bir iş­lem-... Pa­le­oant­ro­po­lo­ji­nin sa­de­ce şek­li bi­lim­sel­dir, içe­ri­ği de­ğil.37</text:p>
      <text:p text:style-name="P21"/>
      <text:p text:style-name="P21">Med­ya Pro­pa­gan­da­sı­nın İç­yü­zü</text:p>
      <text:p text:style-name="P21">Gö­rül­dü­ğü gi­bi in­sa­nın ev­ri­mi id­di­ası, biz­zat bu id­di­anın şe­kil­len­me­sin­de rol oy­na­yan kim­se­ler ta­ra­fın­dan da­ya­nak­sız bu­lun­mak­ta­dır. İd­dia bi­li­me de­ğil, te­ori­yi şe­kil­len­di­ren­le­rin inanç ve ön­yar­gı­la­rı­na da­ya­lı­dır. Ama il­ginç olan nok­ta, pa­le­oant­ro­po­lo­ji <text:s/>dün­ya­sın­da­ki bu "iti­raf"la­rın hiç­bir za­man med­ya­ya yan­sı­ma­ma­sı­dır. Ak­si­ne Dar­wi­nizm'i sa­vu­nan bir kı­sım med­ya, ev­rim te­ori­si­nin içi­ne düş­tü­ğü bu çık­ma­zı özen­le giz­ler ve kit­le­le­re hep "ev­rim te­ori­si­nin her gün ye­ni bir ka­nı­tı bu­lun­du­ğu" al­dat­ma­ca­sı­nı söy­ler. Ya­le ve Ca­li­for­nia Ber­ke­ley Üni­ver­si­te­le­rin­de yük­sek li­sans ve dok­to­ra yap­mış Ame­ri­ka­lı bir bi­yo­log Jo­nat­han Wells, Icons of Evo­lu­ti­on: Sci­en­ce or Myth, Why Much of What We Te­ach Abo­ut Evo­lu­ti­on is Wrong? (Ev­ri­min İkon­la­rı: Bi­lim mi Ef­sa­ne mi, Ev­rim Hak­kın­da Öğ­ret­ti­ği­miz Pek­çok Şey Ne­den Yan­lış?) ad­lı 2000 yı­lı ba­sı­mı ki­ta­bın­da bu pro­pa­gan­da me­ka­niz­ma­sı­nı şöy­le özet­ler:</text:p>
      <text:p text:style-name="P21">Top­lu­mun ge­ne­li, in­sa­nın kö­ke­ni hak­kın­da­ki de­rin be­lir­siz­li­ğe da­ir bi­lim­sel uz­man­la­rın yap­tık­la­rı açık­la­ma­lar­dan çok na­di­ren ha­ber­dar edi­lir. Bu­nun ye­ri­ne, şu ve­ya bu kim­se­nin en son te­ori­si ile bes­le­ni­riz ve bi­ze biz­zat pa­le­ant­ro­po­log­la­rın bu­nun üze­rin­de an­la­şa­ma­dık­la­rı ger­çe­ği ak­ta­rıl­maz. Ve ti­pik ola­rak, te­ori ma­ğa­ra adam­la­rı­nın ve­ya "bol mak­yaj­lı" in­san ata­la­rı­nın ha­ya­li re­sim­le­ri ile süs­le­nir... Gö­rü­nen odur ki, bi­li­min hiç­bir ala­nın­da bu ka­dar az bir mal­ze­me üze­ri­ne bu ka­dar faz­la bir kur­gu ya­pıl­ma­mış­tır.38 </text:p>
      <text:p text:style-name="P21">Pe­ki ev­ri­mi sa­vu­nan bir kı­sım med­ya­nın ha­ber­le­ri­ne man­şet olan, "in­sa­nın ev­ri­mi ar­tık ka­nıt­lan­mış bir ger­çek­tir" gi­bi asıl­sız id­di­alar­la ga­ze­te ve te­le­viz­yon­lar­da yer alan bi­lim adam­la­rı kim­ler­dir? Bun­lar, pa­le­oant­ro­po­lo­ji­yi da­ya­nak­sız bu­lan bi­lim adam­la­rın­dan ni­çin fark­lı dü­şün­mek­te­dir­ler?</text:p>
      <text:p text:style-name="P21">Ev­rim­ci Greg Kirby, Bi­yo­lo­ji Öğ­ret­men­le­ri Bir­li­ği'nin top­lan­tı­sın­da yap­tı­ğı bir ko­nuş­ma­da bu psi­ko­lo­ji­yi şöy­le ifa­de et­miş­tir: Ev­rim­ci Greg Kirby, Bi­yo­lo­ji Öğ­ret­men­le­ri Bir­li­ği'nin top­lan­tı­sın­da yap­tı­ğı bir ko­nuş­ma­da bu psi­ko­lo­ji­yi şöy­le ifa­de et­miş­tir:</text:p>
      <text:p text:style-name="P21"><text:soft-page-break/>Eğer bü­tün ha­ya­tı­nı­zı ke­mik top­la­mak, ka­fa­ta­sı­nın ve çe­ne­nin kü­çük par­ça­la­rı­nı bul­mak için har­cı­yor­sa­nız, bu kü­çük par­ça­la­rın öne­mi­ni abart­mak için çok güç­lü bir is­tek du­yar­sı­nız.39</text:p>
      <text:p text:style-name="P21">İş­te bi­lim­sel yön­den bir da­ya­na­ğı bu­lun­ma­dı­ğı açık­ça or­ta­da olan in­sa­nın ev­ri­mi ma­sa­lı­nı ayak­ta tu­tan et­ken­ler­den bir­ka­çı bun­lar­dır. Ama her ye­ni bu­lu­nan fo­sil, in­sa­nın kö­ke­ni hak­kın­da­ki ev­rim­sel tez­le­ri bi­raz da­ha çık­ma­za sok­mak­ta­dır. </text:p>
      <text:p text:style-name="P21"/>
      <text:p text:style-name="P21">Ka­yıp Hal­ka­nın Yok­lu­ğu­nun İti­ra­fı</text:p>
      <text:p text:style-name="P21">Ev­rim­sel tez­le­rin çık­ma­zı­nın son ör­ne­ği, 2002 ya­zın­da Or­ta Af­ri­ka ül­ke­si Çad'da bu­lu­nan ye­ni bir ka­fa­ta­sı fo­si­li ol­du. Fran­sız bi­lim ada­mı Mic­hel Bru­net ta­ra­fın­dan keş­fe­di­len fo­si­le Sa­he­lanth­ro­pus tcha­den­sis adı ve­ril­di. </text:p>
      <text:p text:style-name="P21">Ve bu fo­sil, Dar­wi­nizm dün­ya­sı­nı bir­bi­ri­ne kat­tı. Dün­ya­ca ün­lü Na­tu­re der­gi­si, fo­si­li du­yu­ran ha­be­rin­de, "bu­lu­nan ye­ni ka­fa­ta­sı, in­sa­nın ev­ri­mi hak­kın­da­ki dü­şün­ce­le­ri­mi­zi ta­ma­men ba­tı­ra­bi­lir" iti­ra­fın­da bu­lun­du.40</text:p>
      <text:p text:style-name="P21">Har­vard Üni­ver­si­te­si'nden Da­ni­el Li­eber­man, bu ye­ni bul­gu­nun "kü­çük bir nük­le­er bom­ba ka­dar et­ki­li ola­ca­ğı"nı söy­le­di.41</text:p>
      <text:p text:style-name="P21">Bu­nun ne­de­ni, bu­lu­nan söz ­ko­nu­su fo­si­lin 7 mil­yon yıl ya­şın­da ol­ma­sı­na rağ­men, "in­sa­nın en es­ki ata­sı" ol­du­ğu id­dia edi­len ve 5 mil­yon yıl ya­şın­da­ki Aust­ra­lo­pit­he­cus tü­rü may­mun­lar­dan (ev­rim­ci­le­rin bu­gü­ne ka­dar te­mel al­dık­la­rı kıs­tas­la­ra gö­re) da­ha "in­san­sı" bir ya­pı­ya sa­hip ol­ma­sıy­dı. Bu du­rum, za­ten tam bir kar­ma­şa du­ru­mun­da olan "in­sa­nın ev­ri­mi" se­nar­yo­su­nu bir kez da­ha tu­tar­sız ha­le ge­ti­ri­yor­du. </text:p>
      <text:p text:style-name="P21">Was­hing­ton'da­ki Ge­or­ge Was­hing­ton Üni­ve­rsi­te­si'nden ev­rim­ci ant­ro­po­log Ber­nard Wo­od ye­ni bu­lu­nan fo­sil üze­ri­ne önem­li bir açık­la­ma yap­tı. Wo­od, tüm 20. yüz­yıl bo­yun­ca kit­le­le­re em­po­ze edi­len "ev­rim mer­di­ve­ni" hi­ka­ye­si­nin ar­tık ge­çer­li­li­ği­nin kal­ma­dı­ğı­nı, ev­ri­min bir "ça­lı"ya ben­ze­ti­le­bi­le­ce­ği­ni söy­lü­yor­du:</text:p>
      <text:p text:style-name="P21">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42</text:p>
      <text:p text:style-name="P21">Ye­ni bu­lu­nan may­mun fo­si­li ko­nu­sun­da Na­tu­re der­gi­si­nin edi­tö­rü ve bir pa­le­oant­ro­po­log olan Henry Gee'nin yap­tı­ğı yo­rum­lar da son de­re­ce önem­li­dir. Gee, The Gu­ar­di­an ga­ze­te­sin­de ya­yın­la­nan ya­zı­sın­da, fo­sil üze­rin­de ya­pı­lan tar­tış­ma­la­ra de­ği­nmek­te ve şöy­le yaz­mak­ta­dır:</text:p>
      <text:p text:style-name="P21">So­nuç ne olur­sa ol­sun, bu ka­fa­ta­sı,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43</text:p>
      <text:p text:style-name="P21">Henry Gee, 1999 ba­sı­mı In Se­arch of De­ep Ti­me (Za­ma­nın De­rin­li­ği­ni Arar­ken) ad­lı önem­li ki­ta­bın­da da, on­ yıl­lar­dır med­ya­da ve söz­de bi­lim­sel ev­rim­ci kay­nak­lar­da an­la­tı­lan "in­san na­sıl ev­rim­leş­ti" hi­ka­ye­le­ri­nin hiç­bir bi­lim­sel de­ğe­ri­nin ol­ma­dı­ğı­nı şöy­le açık­lar:</text:p>
      <text:p text:style-name="P21">Me­se­la, in­sa­nın ev­ri­mi­nin, vü­cu­dun du­ru­şu, be­yin hac­mi ile ateş, alet kul­la­nı­mı gi­bi tek­no­lo­jik ba­şa­rı­lar ve li­sa­nın or­ta­ya çık­ma­sı­nı sağ­la­yan el-göz ko­or­di­nas­yo­nun­da­ki <text:soft-page-break/>ge­liş­me­le­re bağ­lı ola­rak ge­liş­ti­ği söy­le­nir. An­cak bu gi­bi se­nar­yo­lar sub­jek­tif­tir. De­ney­ler­le as­la test edi­le­mez­ler, öy­ley­se bi­lim­sel de­ğil­dir­ler. Ge­nel­de kul­la­nım­da ol­ma­la­rı, bi­lim­sel test­le­re de­ğil, id­di­ala­ra ve su­nu­luş­la­rın­da­ki oto­ri­ter yak­la­şı­ma da­ya­nır­lar. Ga­ze­te­ci­ler ve man­şet ya­zar­la­rı­nın, ata­la­rı­mı­zı bul­ma ara­yış­la­rı ve ka­yıp bağ­la­rın keş­fiy­le il­gi­li ola­rak dört bir yan­da sür­dür­dü­ğü ge­ve­ze­li­ği ele al­dı­ğı­mız­da, bir­çok pro­fes­yo­nel pa­le­on­to­lo­ğun, can­lı­lı­ğın ta­ri­hi­ni se­nar­yo ve hi­ka­ye­le­re da­ya­na­rak in­ce­le­me­di­ği­ni ve ev­rim­sel ta­ri­hin hi­ka­ye an­la­tım şek­li­ni, bi­lim­dı­şı ol­ma­sı yü­zün­den otuz se­ne­den de faz­la bir sü­re ön­ce bı­rak­tık­la­rı­nı öğ­ren­mek bir sürp­riz gi­bi ge­le­bi­lir.44</text:p>
      <text:p text:style-name="P21">Gee, fo­sil ka­yıt­la­rı­nın bir "ev­rim şe­ma­sı" or­ta­ya çı­kar­ma­dı­ğı­nı, el­de sa­de­ce "boş­luk de­ni­zin­de yü­züp du­ran" iliş­ki­siz fo­sil­ler ol­du­ğu­nu ise şöy­le vur­gu­la­mak­ta­dır:</text:p>
      <text:p text:style-name="P21">Ye­ni fo­sil bul­gu­la­rı, bu ön­ce­den va­r o­lan hi­ka­ye­ye uy­du­ru­lur. San­ki ata­lar-ne­sil­ler zin­ci­ri, bi­zim ger­çek­ten dü­şün­me­miz ge­re­ken bir amaç­mış gi­bi biz bu ye­ni bul­gu­la­ra 'ka­yıp hal­ka­lar' de­riz; as­lın­da ger­çek fark­lı­dır: bun­lar in­san ön­yar­gı­la­rıy­la uyum­lu ol­ma­la­rı için şe­kil­len­di­ri­len, ger­çe­ğin ar­dın­dan oluş­tu­ru­lan, ta­ma­men in­san ica­dı olan şey­ler­dir. Her fo­sil, bir baş­ka fo­sil­le bi­li­ne­bi­lir hiç­bir ba­ğı ol­ma­yan izo­le bir nok­ta­yı tem­sil eder ve bun­la­rın tü­mü bü­yük bir boş­luk de­ni­zin­de yü­züp dur­mak­ta­dır.45 <text:s text:c="12"/></text:p>
      <text:p text:style-name="P21">Bun­lar çok önem­li iti­raf­lar­dır. 150 yıl­dır dün­ya­ya "na­sıl var ol­duk" so­ru­su­nun bi­lim­sel ce­va­bı gi­bi gös­te­ri­len ev­rim te­ori­si­nin as­lın­da sa­de­ce be­lir­li bir "dün­ya gö­rü­şü"nün bi­li­me em­po­ze et­ti­ği se­nar­yo ol­du­ğu­nu ifa­de et­mek­te­dir­ler. Gee, "fo­sil­le­ri ken­di­mi­zi ne ola­rak gör­dü­ğü­mü­zü yan­sı­tan bir şe­kil­de ayar­lı­yo­ruz. Doğ­ru­yu ara­mı­yor, ken­di ön­yar­gı­la­rı­mı­za uy­ma­sı için, onu ger­çe­ğin ar­dın­dan ya­ra­tı­yo­ruz" der­ken, bu­nu ifa­de eder. <text:s/>So­nuç­ta, 150 yıl­dır in­san­la­ra bi­lim­sel bir ger­çek gi­bi em­po­ze edi­len "in­sa­nın ev­rim­sel soy kü­tü­ğü­nü"nün ta­ma­men "in­san ica­dı" bir hi­ka­ye ol­du­ğu, ev­rim­ci­ler ta­ra­fın­dan da ka­bul edil­me nok­ta­sı­na gel­miş­tir. Ca­li­fo­rnia Ber­ke­ley'den ev­rim­ci bi­yo­log F. Clark Ho­well'ın, 1996'da­ki bir ya­zı­sın­da be­lirt­ti­ği gi­bi; "in­sa­nın ev­ri­mi­ne da­ir kap­sam­lı bir te­ori yok­tur... za­ten hiç­bir za­man ger­çek­ten ol­ma­mış­tır."46</text:p>
      <text:p text:style-name="P21">Ga­ze­te man­şet­le­ri­nin po­pü­ler te­ma­sı olan "ka­yıp hal­ka"nın hep "ka­yıp" ka­la­ca­ğı, çün­kü böy­le bir şey ol­ma­dı­ğı, ev­rim­ci­ler ta­ra­fın­dan açık­lan­mak­ta­dır. Do­la­yı­sıy­la, Dar­wi­nizm'in di­ğer ef­sa­ne­le­ri gi­bi in­sa­nın ev­ri­mi ma­sa­lı da çık­maz­da­dır. Bu­nun ye­ri­ne, bir son­ra­ki bö­lüm­de gö­re­ce­ği­miz gi­bi, "in­sa­nın ya­ra­tı­lı­şı"nı gös­te­ren "bil­gi" gün­de­me gel­miş­tir. </text:p>
      <text:p text:style-name="P21"/>
      <text:p text:style-name="P21"/>
      <text:p text:style-name="P21">BİR ZA­MAN­LAR Bİ­YO­LO­JİK BİL­Gİ Bİ­LİN­Mİ­YOR­DU</text:p>
      <text:p text:style-name="P21"/>
      <text:p text:style-name="P21"/>
      <text:p text:style-name="P21">Tüm za­man­la­rın en po­pü­ler si­ne­ma ya­pım­la­rın­dan bi­ri olan The Mat­rix se­ri­si­nin ikin­ci­si olan The Mat­rix Re­lo­aded'ı iz­le­yen­ler, film­de­ki fi­gü­ran­la­rın bi­rer "ya­zı­lım" (soft­wa­re) ola­rak gös­te­ril­di­ği sah­ne­yi ha­tır­la­ya­cak­lar­dır. Söz ko­nu­su sah­ne as­lın­da her cis­min bir ya­zı­lım­ ol­du­ğu "Mat­riks" or­ta­mın­da geç­mek­te­dir. Bir ka­dı­na ilaç ve­ri­li­şi gös­te­ri­lir­ken, hem ka­dı­nın hem de ila­cın bi­rer ya­zı­lım ol­du­ğu­nu se­yir­ci­le­re da­ha iyi açık­la­mak için, hem ka­dı­nın be­de­ni hem de ilaç, ye­şil di­ji­tal <text:s/>ra­kam ve harf­ler­den <text:soft-page-break/>olu­şan bir si­lü­et ola­rak gös­te­ril­mek­te­dir. The Mat­rix Re­lo­aded'ın çe­şit­li sah­ne­le­rin­de tek­rar­la­nan bu ani­mas­yon, iz­le­yi­ci­le­re, gör­dük­le­ri in­san­la­rın as­lın­da sa­de­ce bi­rer ya­zı­lım ol­du­ğu­nu kav­rat­mak için kul­la­nı­lan et­ki­li bir gör­sel an­la­tım­dır.</text:p>
      <text:p text:style-name="P21">The Mat­rix Re­lo­aded'ı iz­le­yen ve­ya iz­le­me­yen ço­ğu in­sa­nın far­kın­da ol­ma­dı­ğı ger­çek ise, ger­çek dün­ya­da­ki be­den­le­rin de as­lın­da bir an­lam­da bi­rer "ya­zı­lım" ol­du­ğu­dur.</text:p>
      <text:p text:style-name="P21">Si­zin be­de­ni­niz de çok komp­leks bir ya­zı­lım­dır. Eğer bu ya­zı­lı­mı ka­ğı­da dök­mek is­ter­se­niz, bü­yük­çe bir oda­nın du­va­rla­rı­nı kap­la­ya­cak ka­dar bü­yük bir kü­tüp­ha­ne kur­ma­nız ge­re­kir. Eğer bu ya­zı­lı­mı, bil­di­ği­niz baş­ka ya­zı­lım­lar­la -ör­ne­ğin bil­gi­sa­ya­rı­nı­zın Win­dows ve­ya Mac OS gi­bi iş­le­tim sis­te­miy­le ve­ya fark­lı prog­ram­la­rıy­la- kar­şı­laş­tı­rır­sa­nız, siz­de­ki­nin kı­yas­la­na­ma­ya­cak ka­dar komp­leks ve üs­tün ol­du­ğu­nu gö­rür­sü­nüz. Da­ha­sı, bil­gi­sa­ya­rı­nı­zın iş­le­tim sis­te­mi sık sık ki­lit­le­nir, do­nar, ye­ni­den baş­la­tıl­ma­sı ge­re­kir, hat­ta ba­zen tüm bil­gi­le­ri­ni yi­ti­re­cek bi­çim­de çö­ker. Oy­sa be­de­ni­ni­zin ya­zı­lı­mı­na siz ha­yat­ta ol­du­ğu­nuz sü­re bo­yun­ca hiç­bir şey ol­maz. Bu ya­zı­lım­da ha­ta olur­sa, bu­nu dü­zelt­mek­le gö­rev­li olan baş­ka ya­zı­lım­lar so­ru­nu gi­de­rir. </text:p>
      <text:p text:style-name="P21">Pe­ki ne­dir be­de­ni­niz­de­ki ya­zı­lım? The Mat­rix Re­lo­aded'da­ki gi­bi ye­şil, di­ji­tal ra­kam­lar ve harf­ler mi? </text:p>
      <text:p text:style-name="P21">Siz­de­ki ya­zı­lım di­ji­tal harf ve ra­kam­lar­la de­ğil, mo­le­kül­ler­le ya­zıl­mış­tır. Bu mo­le­kül­ler, vü­cu­du­nu­zu oluş­tu­ran tril­yon­lar­ca hüc­re­nin her bi­ri­nin çe­kir­de­ğin­de yer alan "DNA" isim­li dev mo­le­kül zin­ci­ri­nin par­ça­la­rı­dır. </text:p>
      <text:p text:style-name="P21">DNA, si­zin be­de­ni­ni­zin bü­tün de­tay­la­rı­nı içe­ren bir bil­gi ban­ka­sı­dır. Bu dev mo­le­kül, "nük­le­ik asit" adı ve­ri­len dört fark­lı mo­le­kü­lün ar­dar­da di­zil­me­le­riy­le oluş­tu­rul­muş­tur. Bu dört mo­le­kül, dört harf­li bir al­fa­be gi­bi, vü­cut­ta üre­ti­le­cek tüm or­ga­nik mo­le­kül­le­rin bil­gi­si­ni sak­lar. Ya­ni bu mo­le­kül­ler rast­ge­le de­ğil, be­lir­li bir bil­gi­ye gö­re di­zil­miş­ler­dir. Bu bil­gi ken­di için­de cüm­le­le­re, pa­rag­raf­la­ra ay­rı­lır. Bi­lim adam­la­rı bu par­ça­la­ra "gen" adı­nı ve­rir­ler. Her gen, vü­cu­du­nuz­da­ki fark­lı de­tay­la­rı -ör­ne­ğin şe­ker ye­di­ği­niz­de bu­nu hüc­re­le­rin içi­ne ala­cak olan in­sü­lin hor­mo­nu­nun for­mü­lü­nü ve­ya gö­zü­nüz­de­ki şef­faf kor­nea hüc­re­le­ri­nin ya­pı­sı­nı- ta­rif eder. </text:p>
      <text:p text:style-name="P21">DNA'nın keş­fi, bi­lim ta­ri­hin­de­ki en önem­li bu­luş­lar­dan bi­ri ola­rak ka­bul edi­lir. Bu mo­le­kü­lün var­lı­ğı ve ya­pı­sı 1953 yı­lın­da Fran­cis Crick ve Ja­mes Wat­son ad­lı iki genç bi­lim ada­mı ta­ra­fın­dan be­lir­len­miş­tir. O za­man­dan bu ya­na ge­çen ya­rım yüz­yıl­da ise, bi­lim dün­ya­sı­nın önem­li bir bö­lü­mü DNA'yı an­la­ma­ya, oku­ma­ya, çö­züm­le­me­ye ve kul­lan­ma­ya ça­lış­mak­ta­dır. Bu bü­yük ça­ba­da­ki en önem­li adım­lar­dan bi­ri ise 90'lı yıl­lar­da baş­la­yan ve 2001 yı­lın­da so­nuç­la­nan "İn­san Ge­no­mu Pro­je­si"dir. Bu pro­je­yi yü­rü­ten bi­lim adam­la­rı, "in­san ge­no­mu"nu (ya­ni in­sa­nın tüm gen­le­ri­nin top­la­mı­nı) oku­ya­rak bu­nun ek­sik­siz bir "dö­kü­mü­nü" çı­kar­mış­lar­dır. </text:p>
      <text:p text:style-name="P21">İn­san Ge­no­mu Pro­je­si'nin el­bet­te baş­ta tıp ve ge­ne­tik mü­hen­dis­li­ği ol­mak üze­re çe­şit­li alan­lar­da in­san­lı­ğa bü­yük ya­rar­la­rı ola­bi­le­cek­tir. Ama bir o ka­dar, hat­ta da­ha da önem­li bir so­nu­cu ise, DNA'nın kö­ke­ni hak­kın­da bi­ze bir me­saj ver­me­si­dir. Bu me­saj, biz­zat ge­no­mu keş­fe­den­ler­den bi­ri, ya­ni pro­je­yi yü­rü­ten Ce­le­ra şir­ke­ti­nin gö­rev­len­dir­di­ği bi­lim adam­la­rın­dan Ge­ne Myers ta­ra­fın­dan açık­lan­mış­tır. </text:p>
      <text:p text:style-name="P21">Myers, San Fran­cis­co Chro­nic­le ga­ze­te­sin­de "İn­san Ge­no­mu Ha­ri­ta­sı Bi­lim Adam­la­rı Ya­ra­tı­cı'dan Söz Edi­yor" (Hu­man Ge­no­me Map Has Sci­en­tists Tal­king Abo­ut the Di­vi­ne) baş­lı­ğıy­la ve­ri­len ha­ber­de şu yo­ru­mu yap­mış­tır:</text:p>
      <text:p text:style-name="P21"><text:soft-page-break/>Mo­le­kü­ler dü­zey­de mü­kem­mel bir bi­çim­de komp­lek­siz... He­nüz ken­di­mi­zi bi­le an­la­ya­mı­yo­ruz ki, bu çok il­ginç. Bu­ra­da me­ta­fi­zik bir ele­ment var... Be­ni asıl şa­şır­tan şey ise ya­şa­mın mi­ma­ri­si... Sis­tem çok komp­leks. San­ki di­zayn edil­miş gi­bi... Bu­ra­da (ge­nom­da) mu­az­zam bir akıl var.47 </text:p>
      <text:p text:style-name="P21">DNA'da yer alan bu bil­gi, ya­şa­mı rast­lan­tı­la­rın ürü­nü sa­yan Dar­wi­nizm'i çü­rüt­mek­te­dir. Çün­kü bu bil­gi, Dar­wi­nizm'in de te­me­li ma­ter­ya­list "in­dir­ge­me­ci­li­ği" yık­mak­ta­dır. </text:p>
      <text:p text:style-name="P21">İn­dir­ge­me­ci­li­ğin So­nu</text:p>
      <text:p text:style-name="P21">Bi­lin­di­ği gi­bi ma­ter­ya­list fel­se­fe, var olan her­şe­yin sa­de­ce mad­de ol­du­ğu id­di­asın­da­dır. Bu fel­se­fe­ye gö­re, mad­de son­suz­dan be­ri var­dır, hep var ola­cak­tır ve mad­de­den baş­ka bir şey de yok­tur. Ma­ter­ya­list­ler, bu id­di­ala­rı­na des­tek sağ­la­mak için, "in­dir­ge­me­ci­lik" ola­rak ad­lan­dı­rı­lan bir man­tık kul­la­nır­lar. İn­dir­ge­me­ci­lik, mad­de gi­bi gö­rün­me­yen şey­le­rin de as­lın­da mad­de­sel et­ken­ler­le açık­la­na­bi­le­ce­ği dü­şün­ce­si­dir.</text:p>
      <text:p text:style-name="P21">Bu­nu açık­la­mak için zi­hin ör­ne­ği­ni ve­re­lim. Bi­lin­di­ği gi­bi in­sa­nın zih­ni "el­le tu­tu­lur, göz­le gö­rü­lür" bir şey de­ğil­dir. Da­ha­sı in­san bey­nin­de bir "zi­hin mer­ke­zi" de yok­tur. Bu du­rum bi­zi is­ter is­te­mez, zih­nin mad­de-öte­si bir kav­ram ol­du­ğu so­nu­cu­na gö­tü­rür. Ya­ni "ben" de­di­ği­miz, dü­şü­nen, se­ven, si­nir­le­nen, üzü­len, zevk alan ya da acı çe­ken var­lık, bir kol­tuk, bir ma­sa ya da bir taş gi­bi mad­de­sel bir var­lık de­ğil­dir. </text:p>
      <text:p text:style-name="P21">Ma­ter­ya­list­ler ise, zih­nin "mad­de­ye in­dir­ge­ne­bi­lir" ol­du­ğu id­di­asın­da­dır. Ma­ter­ya­list id­di­aya gö­re, bi­zim dü­şün­me­miz, sev­me­miz, üzül­me­miz ve tüm di­ğer zi­hin­sel fa­ali­yet­le­ri­miz, as­lın­da bey­ni­miz­de­ki atom­lar ara­sın­da mey­da­na ge­len kim­ya­sal re­ak­si­yon­lar­dan iba­ret­tir. Bir in­sa­nı sev­me­miz, bey­ni­miz­de­ki ba­zı hüc­re­ler­de­ki bir kim­ya­sal re­ak­si­yon, bir olay kar­şı­sın­da kor­ku duy­ma­mız bir baş­ka kim­ya­sal re­ak­si­yon­dur. Ma­ter­ya­list fi­lo­zof Karl Vogt, bu man­tı­ğı "ka­ra­ci­ğer na­sıl öd sı­vı­sı sal­gı­lı­yor­sa, be­yin de dü­şün­ce sal­gı­lar" şek­lin­de­ki sö­züy­le ifa­de et­miş­tir.48 Oy­sa el­bet­te öd sı­vı­sı bir mad­de­dir, ama dü­şün­ce­nin mad­de ol­du­ğu­nu gös­te­re­cek hiç­bir ka­nıt yok­tur.</text:p>
      <text:p text:style-name="P21">İn­dir­ge­me­ci­lik bir man­tık yü­rüt­me­dir. An­cak bir man­tık yü­rüt­me doğ­ru te­mel­le­re de da­ya­na­bi­lir, yan­lış te­mel­le­re de. Bu­nu ayırt et­me­nin önem­li yön­tem­le­rin­den bi­ri, bi­li­me baş­vur­mak­tır. Bu ne­den­le şu­nu sor­mak ge­re­kir: Ma­ter­ya­liz­min te­mel man­tı­ğı olan "in­dir­ge­me­ci­lik", bi­lim­sel ve­ri­ler­le kar­şı­laş­tı­rıl­dı­ğın­da doğ­ru­la­na­bi­lir mi?</text:p>
      <text:p text:style-name="P21">20. yüz­yıl­da ya­pı­lan bü­tün bi­lim­sel araş­tır­ma­lar, bü­tün de­ney so­nuç­la­rı ve bü­tün göz­lem­ler, bu so­ru­ya ke­sin­lik­le "ha­yır" ce­va­bı ve­ril­me­si ge­rek­ti­ği­ni gös­ter­mek­te­dir. </text:p>
      <text:p text:style-name="P21">Al­man Fe­de­ral Fi­zik ve Tek­no­lo­ji Ens­ti­tü­sü'nün yö­ne­ti­ci­si Prof. Dr. Wer­ner Gitt, bu ko­nu­da şun­la­rı söy­ler:</text:p>
      <text:p text:style-name="P21">"Bir kod­la­ma sis­te­mi, her za­man için zi­hin­sel bir sü­re­cin ürü­nü­dür. Bir nok­ta­ya dik­kat edil­me­li­dir; mad­de bir bil­gi ko­du üre­te­mez. Bü­tün de­ne­yim­ler, bil­gi­nin or­ta­ya çık­ma­sı için, öz­gür ira­de­si­ni, yar­gı­sı­nı ve ya­ra­tı­cı­lı­ğı­nı kul­la­nan bir ak­lın va­r ol­ma­sı ge­rek­ti­ği­ni gös­ter­mek­te­dir... Mad­de­nin bil­gi or­ta­ya çı­ka­ra­bil­me­si­ni sağ­la­ya­cak hiç­bir bi­li­nen do­ğa ka­nu­nu, fi­zik­sel sü­reç ya da mad­de­sel olay yok­tur... Bil­gi­nin mad­de için­de ken­di ken­di­ne or­ta­ya çık­ma­sı­nı sağ­la­ya­cak hiç­bir do­ğa ka­nu­nu ve fi­zik­sel sü­reç yok­tur."49 </text:p>
      <text:p text:style-name="P21">Wer­ner Gitt'in söz­le­ri, ay­nı za­man­da, son 20-30 yıl için­de ge­li­şen ve ter­mo­di­na­mi­ğin bir par­ça­sı ola­rak ka­bul edi­len "Bil­gi Te­ori­si"nin var­dı­ğı so­nuç­lar­dır. Bil­gi te­ori­si, <text:soft-page-break/>ev­ren­de­ki bil­gi­nin ya­pı­sı­nı ve kö­ke­ni­ni araş­tı­rır. Bil­gi te­oris­yen­le­ri­nin uzun araş­tır­ma­la­rı sa­ye­sin­de va­rı­lan so­nuç ise şu­dur: "Bil­gi, mad­de­den ay­rı bir şey­dir. Mad­de­ye as­la in­dir­ge­ne­mez. Bil­gi­nin ve mad­de­nin kay­na­ğı ay­rı ay­rı araş­tı­rıl­ma­lı­dır."</text:p>
      <text:p text:style-name="P21">Az ön­ce in­ce­le­di­ği­miz DNA ör­ne­ğin­de ol­du­ğu gi­bi... DNA'da, bu ya­pı­yı in­ce­le­yen bi­lim adam­la­rı­nın ifa­de­siy­le "mu­az­zam bir bil­gi" var­dır. Bu bil­gi mad­de­ye in­dir­ge­ne­me­ye­ce­ği­ne gö­re, mad­de-öte­si bir kay­nak­tan ge­li­yor ol­ma­lı­dır.</text:p>
      <text:p text:style-name="P21">Ev­rim te­ori­si­nin ya­şa­yan en bi­li­nen sa­vu­nu­cu­la­rın­dan bi­ri olan Ge­or­ge C. Wil­li­ams, ço­ğu ma­ter­ya­lis­tin ve ev­rim­ci­nin gör­mek is­te­me­di­ği bu ger­çe­ği ka­bul eder. Wil­li­ams ma­ter­ya­liz­mi uzun yıl­lar bo­yu ka­tı bir bi­çim­de sa­vun­muş­tur, ama 1995 ta­rih­li bir ya­zı­sın­da, her­şe­yin mad­de ol­du­ğu­nu var­sa­yan ma­ter­ya­list (in­dir­ge­me­ci) yak­la­şı­mın yan­lış­lı­ğı­nı şöy­le ifa­de et­mek­te­dir:</text:p>
      <text:p text:style-name="P21">Ev­rim­ci bi­yo­log­lar, iki fark­lı alan üze­rin­de ça­lış­mak­ta ol­duk­la­rı­nı şim­di­ye ka­dar far­k e­de­me­di­ler; bu iki alan mad­de ve bil­gi­dir... Bu iki alan, "in­dir­ge­me­ci­lik" ola­rak bil­di­ği­miz for­mül­le as­la bi­ra­ra­ya ge­ti­ri­le­mez­ler... Gen­ler, bi­rer mad­de­sel ob­je ol­mak­tan çok, bi­rer bil­gi pa­ket­çi­ği­dir... Bi­yo­lo­ji­de gen­ler, ge­no­tip­ler ve gen ha­vuz­la­rı gi­bi kav­ram­lar­dan söz et­ti­ği­niz­de, bil­gi hak­kın­da ko­nuş­muş olur­su­nuz, fi­zik­sel ob­je­ler hak­kın­da de­ğil... Bu du­rum, bil­gi­nin ve mad­de­nin va­r o­lu­şun iki fark­lı ala­nı ol­du­ğu­nu gös­ter­mek­te­dir ve bu iki fark­lı ala­nın kö­ke­ni de ay­rı ay­rı araş­tı­rıl­ma­lı­dır.50</text:p>
      <text:p text:style-name="P21">İn­dir­ge­me­ci­lik, 18. ve 19. yüz­yıl­da­ki il­kel bi­lim dü­ze­yi­nin bir ürü­nü­dür. Dar­wi­nizm'in de te­me­li olan bu al­da­nış, ya­şa­mın ba­sit ol­du­ğu ve kö­ke­ni­nin rast­lan­tı­lar­la açık­la­na­bi­le­ce­ği var­sa­yı­mı­na da­yan­mış­tır. 20. yüz­yıl bi­yo­lo­ji­si ise, bu­nun tam ak­si­ni gös­ter­mek­te­dir. Dar­wi­nizm'in gü­nü­müz­de­ki en önem­li eleş­tir­men­le­rin­den bi­ri ola­rak ka­bul edi­len, Ka­li­for­ni­ya Ber­ke­ley Üni­ver­si­te­si'nden emek­li pro­fe­sör Phil­lip John­son, Dar­wi­nizm'in can­lı­lı­ğın te­me­li olan "bil­gi"yi göz ar­dı edi­şi­ni ve bu­nun na­sıl bir ya­nıl­gı­ya yol aç­tı­ğı­nı şöy­le açık­lar:</text:p>
      <text:p text:style-name="P21">Dar­win son­ra­sı bi­yo­lo­ji, ma­ter­ya­list dog­ma­nın ege­men­li­ği­ne gir­di­ği için, bi­yo­log­lar or­ga­niz­ma­la­rın ger­çek­te ol­duk­la­rın­dan çok da­ha ba­sit ol­duk­la­rı­nı var­say­dı­lar. (On­la­ra gö­re) ya­şa­mın ken­di­si sa­de­ce kim­ya­dan iba­ret ol­ma­lıy­dı. Ge­rek­li kim­ya­sal­la­rı yan­ya­na ge­ti­rin ve ya­şam oluş­sun. DNA'da ay­nı şe­kil­de yal­nız­ca kim­ya­nın bir ürü­nü ol­ma­lıy­dı. New Me­xi­co Do­ğa Ta­ri­hi Mü­ze­si'nde­ki bir ser­gi bu­nu şöy­le ifa­de edi­yor­du: "Vol­ka­nik gaz­lar + yıl­dı­rım­lar = DNA = Ya­şam." Bu hi­ka­ye hak­kın­da so­ru so­rul­du­ğun­da ise, mü­ze so­rum­lu­su bu­nun ba­sit­leş­ti­ril­miş ama te­me­lin­de doğ­ru bir hi­ka­ye ol­du­ğu­nu ile­ri sür­müş­tü.51</text:p>
      <text:p text:style-name="P21">Oy­sa bu il­kel ve yü­zey­sel var­sa­yım­lar tü­müy­le bo­şa çık­tı. Ki­ta­bın ilk bö­lü­mün­de de in­ce­le­di­ği­miz gi­bi, ya­şa­mın en te­mel ve en kü­çük for­mu sa­yı­lan hüc­re­de bi­le, da­ha ön­ce­den ha­yal da­hi edi­le­me­yen bir komp­leks­lik ve do­la­yı­sıy­la mu­az­zam bir "bil­gi" ol­du­ğu an­la­şıl­dı. Bil­gi­yi mad­de­ye in­dir­ge­me ça­ba­sı­nın -ki " Vol­ka­nik gaz­lar + yıl­dı­rım­lar = DNA = ya­şam" for­mü­lü bu­nun bir ifa­de­siy­di- ne ka­dar bü­yük bir bil­gi­siz­lik ol­du­ğu ka­nıt­lan­dı. John­son, bil­gi­yi mad­de­ye in­dir­ge­me­ye ça­lı­şan söz ko­nu­su "in­dir­ge­me­ci" bi­lim adam­la­rı­nın du­ru­mu­nu şöy­le açık­lı­yor­du:</text:p>
      <text:p text:style-name="P21">İn­dir­ge­me­ci bi­yo­log­lar ger­çek­li­ğe bak­mı­yor­lar, sa­de­ce in­dir­ge­me­ci amaç­la­rın ba­şa­rı­ya ula­şa­bi­le­ce­ği bir prog­ram uya­rın­ca ha­ya­ta ba­kı­yor­lar. Bu, anah­tar­la­rı­nı ça­lı­lar ara­sın­da kay­be­den ama on­la­rı so­kak lam­ba­sı al­tın­da ara­yan, ken­di­si­ne so­rul­du­ğun­da da "çün­kü anah­tar­la­rı gör­mek için or­ada ışık yok" ce­va­bı­nı ve­ren bi­linç­siz bir in­sa­nın hi­ka­ye­si­ne ben­zi­yor.52</text:p>
      <text:p text:style-name="P21"><text:soft-page-break/>Ve bu­gün gi­de­rek da­ha faz­la bi­lim ada­mı, anah­ta­rı yan­lış yer­de ara­mak ye­ri­ne, doğ­ru ad­re­se git­me­yi ter­cih et­mek­te­dir. Ya­şa­mın ve ya­şa­mı oluş­tu­ran mu­az­zam bil­gi­nin kö­ke­ni­ni, umut­suz ve so­nuç­suz bir ça­ba için­de, rast­lan­tı­lar­da ve do­ğa ka­nun­la­rın­da ara­mak ye­ri­ne, açık olan ger­çe­ği ka­bul et­mek­te­dir­ler: Ya­şam, üs­tün bir ya­ra­tı­lı­şın ürü­nü­dür. Bil­gi­nin ha­ya­tı­mız­da çok bü­yük yer tut­tu­ğu, bil­gi­sa­yar­la­rın ve in­ter­ne­tin, ya­şa­mın bir par­ça­sı ha­li­ne gel­di­ği 21. yüz­yıl­da, bu ger­çek es­ki­sin­den da­ha da açık ola­rak or­ta­ya çık­mış­tır. Ha­ya­tı ba­sit sa­nan, "bi­yo­lo­jik bil­gi"nin var­lı­ğı­nı bi­le fark ede­me­yen Dar­wi­nizm ise, köh­ne bir 19. yüz­yıl fik­ri ola­rak ta­ri­he gö­mül­me­ye mah­kum­dur. </text:p>
      <text:p text:style-name="P21">Ger­çek ise şu­dur: Dün­ya üze­rin­de­ki can­lı­lı­ğı Al­lah ya­rat­mış ve hiç­bir ek­si­ği ol­ma­ya­cak şe­kil­de dü­zen­le­miş­tir. Bu, Al­lah'ın eş­siz ya­rat­ma sa­na­tı­dır. Al­lah, in­sa­n be­de­ni­ni de ku­sur­suz­ca ya­rat­mış, ar­dın­dan ona Ken­di ru­hun­dan üf­le­miş­tir. İn­sa­nın sa­hip ol­du­ğu tüm bi­linç­sel özel­lik­ler, ör­ne­ğin gör­me, işit­me gi­bi du­yu­lar ve dü­şün­me, his­set­me, duy­gu gi­bi kav­ram­lar, -şu­ur­suz atom­la­rın ara­sın­da­ki et­ki­le­şim­le­rin de­ğil- Allah'ın ona ver­di­ği "Ruh"un ye­te­nek­le­ri­dir. Ku­ran'da Al­lah'ın in­sa­na ver­di­ği bu ye­te­nek­ler in­sa­na şöy­le ha­tır­la­tı­lır:</text:p>
      <text:p text:style-name="P21">De ki: "Si­zi in­şa eden (ya­ra­tan), si­ze ku­lak, göz­ler ve gö­nül­ler ve­ren O'dur. Ne az şük­re­di­yor­su­nuz?" (Mülk Su­re­si, 23) </text:p>
      <text:p text:style-name="P21">Her in­san, Al­lah'ın ken­di­si­ne ver­di­ği ru­hu ta­şır ve her in­san her­şe­yi yok­tan va­r e­den Rab­bi­miz'e kar­şı so­rum­lu­dur. Al­lah, Ku­ran'da, ken­di­le­ri­ni ba­şı­boş zan­ne­den­le­re ya­ra­tı­lış­la­rı­nı ve ölüm­den son­ra tek­rar di­ri­le­cek­le­ri­ni şöy­le ha­ber ve­rir:</text:p>
      <text:p text:style-name="P21">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 </text:p>
      <text:p text:style-name="P21"/>
      <text:p text:style-name="P21"/>
      <text:p text:style-name="P21">BİR ZA­MAN­LAR EV­Rİ­ME “EMB­Rİ­YO­LO­JİK </text:p>
      <text:p text:style-name="P21">KA­NIT VAR” SA­NI­LI­YOR­DU</text:p>
      <text:p text:style-name="P21"/>
      <text:p text:style-name="P21"/>
      <text:p text:style-name="P21"/>
      <text:p text:style-name="P21">Char­les Dar­win in­sa­nın kö­ke­ni hak­kın­da­ki te­ori­si­ni ve bu­na da­ir bul­du­ğu­nu san­dı­ğı ka­nıt­la­rı The Des­cent of Man (İn­sa­nın Tü­re­yi­şi) ad­lı ki­ta­bın­da açık­la­dı. Bu ki­ta­bın say­fa­la­rın­da yer alan tek re­sim ise, he­men bi­rin­ci bö­lüm­de yer alan, bi­ri in­san di­ğe­ri ise kö­pek emb­ri­yo­la­rı­na ait iki çi­zi­mdi. "İn­sa­nın Da­ha Aşa­ğı Bir Form­dan Ge­li­şi­nin Ka­nıt­la­rı" isim­li bö­lüm­de, Dar­win şöy­le ya­zı­yor­du:</text:p>
      <text:p text:style-name="P21">Emb­ri­yo­nik ge­li­şim: İn­san 1 in­çin 125'te bi­ri bü­yük­lü­ğün­de­ki bir ovül­den ge­li­şir ve bu ovül di­ğer hay­van­la­rın­kin­den hiç­bir fark­lı­lık ta­şı­maz. Emb­ri­yo er­ken dö­nem­le­rin­de omur­ga­lı­la­rın di­ğer üye­le­rin­den çok zor ay­rı­la­bi­lir. Bu dö­nem­de... (in­san emb­ri­yo­su­nun) boy­nu­nun iki ya­nın­da­ki ya­rık­lar ha­la var­lı­ğı­nı ko­rur."53</text:p>
      <text:p text:style-name="P21">Bu­nun ar­dın­dan Dar­win, in­san emb­ri­yo­su­nun may­mun ve­ya kö­pek gi­bi omur­ga­lı emb­ri­yo­la­rı­na çok ben­ze­di­ği­ni, an­cak ge­li­şi­min (ha­mi­le­li­ğin) ile­ri dö­nem­le­rin­de fark­lı­laş­ma ol­du­ğu­nu söy­lü­yor, bu­nun göz­lem­le­re da­yan­dı­ğı­nı ile­ri sü­rü­yor­du. Dos­<text:soft-page-break/>tu Asa Gray'e yaz­dı­ğı bir mek­tup­ta ise, emb­ri­yo­lo­ji­yi, söz­de "te­ori­si­ni des­tek­le­yen en önem­li ger­çek­ler­den bi­ri" ola­rak ta­nım­la­mış­tı.54</text:p>
      <text:p text:style-name="P21">An­cak Dar­win bir emb­ri­yo­log de­ğil­di. Hiç­bir za­man emb­ri­yo­la­rı mer­cek al­tı­na alıp kap­sam­lı bir bi­çim­de in­ce­le­me­miş­ti. Do­la­yı­sıy­la bu ar­gü­ma­nı­nı ge­liş­ti­rir­ken bu ko­nu­da oto­ri­te say­dı­ğı ki­şi­ler­den alın­tı yap­tı. Ver­di­ği dip­not­ta özel­lik­le bir isim dik­kat çe­ki­yor­du: Na­tür­lic­he Schöp­fungs­gesc­hich­te (Do­ğal Ya­ra­tı­lı­ş Ta­ri­hi) ad­lı ki­ta­bın­da çe­şit­li emb­ri­yo çi­zim­le­ri ver­miş ve bun­lar üze­ri­ne yo­rum­lar yap­mış olan Al­man bi­yo­log Ernst Ha­ec­kel. </text:p>
      <text:p text:style-name="P21">Ni­te­kim Ha­ec­kel ger­çek­ten de kı­sa bir sü­re son­ra emb­ri­yo­lo­ji­nin ev­rim­ci yo­ru­mu­nun ku­ru­cu­su ve asıl sa­hi­bi ola­rak ta­ri­he ge­çe­cek­ti.</text:p>
      <text:p text:style-name="P21">Ha­ec­kel, Dar­win'in 1859'da ya­yın­la­nan Tür­le­rin Kö­ke­ni ad­lı ki­ta­bı­nı bü­yük bir he­ye­can­la oku­muş, be­nim­se­miş ve Dar­win'den bi­le ko­yu bir ev­rim­ci ol­muş­tu. Bu te­ori­ye ken­di adı­na "kat­kı­da" bu­lun­mak için bir di­zi araş­tır­ma yap­tı ve ki­tap yaz­dı. 1868'de yaz­dı­ğı Na­tür­lic­he Schöp­fungs­gesc­hich­te <text:s/>(Do­ğal Ya­ra­tı­lış Ta­ri­hi) ad­lı ki­ta­bın­da ise, ona asıl ünü­nü ka­zan­dı­ra­cak olan emb­ri­yo­lo­ji te­ori­si­ni or­ta­ya at­tı. Ha­ec­kel, bu ki­tap­ta, fark­lı hay­van­la­rın ve in­sa­nın ovül­le­ri­nin ve emb­ri­yo­la­rı­nın ge­li­şi­min baş­lan­gı­cın­da bir­bir­le­ri ile ta­ma­men ay­nı ol­duk­la­rı­nı öne sü­rü­yor­du. Ki­ta­bın 242. say­fa­sı­na yer­leş­tir­di­ği in­san, may­mun ve kö­pek emb­ri­yo­su re­sim­le­ri de bu­nun ka­nı­tıy­dı. Gö­rü­nür­de bir­bir­le­ri­nin ta­ma­men ay­nı olan bu re­sim­ler, Ha­ec­kel'e gö­re bu can­lı­la­rın or­tak bir kö­ken­den gel­dik­le­ri­ni ka­nıt­lı­yor­du.</text:p>
      <text:p text:style-name="P21">Ger­çek­te ise söz ko­nu­su can­lı­lar de­ğil, ama on­la­rın çi­zim­le­ri or­tak bir kö­ken­den ge­li­yor­du: Ha­ec­kel, tek bir emb­ri­yo çi­zi­mi yap­mış, son­ra da bu­nu çok kü­çük fark­lı­lık­la­ra uğ­ra­ta­rak in­san, may­mun ve kö­pek emb­ri­yo­su di­ye yan­ya­na yer­leş­tir­miş­ti! Ay­nı res­mi yan­ya­na ba­sın­ca, do­ğal ola­rak "bir­bi­ri­nin ay­nı" du­ru­yor­lar­dı.55</text:p>
      <text:p text:style-name="P21">İş­te Dar­win'in İn­sa­nın Tü­re­yi­şi ki­ta­bın­da kay­nak ola­rak gös­ter­di­ği "ça­lış­ma" buy­du. Oy­sa da­ha Dar­win bu ki­ta­bı yaz­ma­dan ön­ce, Ha­ec­kel'in "ça­lış­ma"sın­da çok önem­li bir çar­pıt­ma ol­du­ğu­nu fark eden ve bu­nu açık­la­yan­lar ol­muş­tu. Ha­ec­kel'in ki­ta­bı­nı ya­yın­la­dı­ğı 1868 yı­lı için­de, Arc­hiv für Anth­ro­po­lo­gie (Ant­ro­po­lo­ji Ar­şi­vi) ad­lı Al­man bi­lim der­gi­sin­de ya­yın­la­nan L. Ru­ti­me­yer im­za­lı bir ma­ka­le­de, Ha­ec­kel'in sah­te­kar­lık yap­tı­ğı göz­ler önü­ne se­ril­di. Ba­sel Üni­ver­si­te­si'nde zo­olo­ji ve kar­şı­laş­tır­ma­lı ana­to­mi pro­fe­sö­rü olan Ru­ti­me­yer, Ha­ec­kel'in emb­ri­yo çi­zim­le­ri­nin ya­yın­lan­dı­ğı iki ki­ta­bı, Na­tur­lic­he Schöp­fungs­gesc­hich­te (Do­ğal Ya­ra­tı­lış Ta­ri­hi) ve Über die Ents­te­hung und den Stamm­ba­um des Mensc­hen­gesch­lechts'i (İn­san Cin­si­ye­ti­nin So­ya­ğa­cı ve Olu­şu­mu Hak­kın­da) in­ce­le­miş, bun­la­rın her iki­sin­de­ki emb­ri­yo çi­zim­le­ri­nin de ger­çek­ler­den ta­ma­men il­gi­siz ol­du­ğu­nu gös­ter­miş­ti. Şöy­le di­yor­du Ru­ti­me­yer:</text:p>
      <text:p text:style-name="P21">Ha­ec­kel bu ça­lış­ma­la­rın hem bi­lim ada­mı ol­ma­yan ki­şi­ler ta­ra­fın­dan ko­lay­ca an­la­şı­la­bi­le­ce­ği­ni, hem de bi­lim­sel ve aka­de­mik ol­duk­la­rı­nı ile­ri sü­rü­yor. Ya­za­rın ilk yo­ru­mu­na kim­se kar­şı çık­ma­ya­cak­tır, ama ikin­ci­si pek cid­di bir bi­çim­de sa­vu­nu­la­bi­le­cek bir id­dia de­ğil­dir. Bun­lar, Or­ta­çağ for­ma­li­te­si ile sar­ma­lan­mış iş­ler­dir. Bi­lim­sel ka­nıt­la­rın (yok­tan) üre­til­di­ği çok aşi­kar­dır. Ama ya­zar, oku­yu­cu­la­rın bu ger­çe­ği fark et­me­me­si için çok dik­kat­li dav­ran­mış­tır."56</text:p>
      <text:p text:style-name="P21">Bu­na rağ­men Dar­win ve onu des­tek­le­yen di­ğer bi­yo­log­lar, Ha­ec­kel'in çi­zim­le­ri­ni re­fe­rans ola­rak ka­bul et­me­ye de­vam et­ti­ler. Bu da Ha­ec­kel'e mo­ti­vas­yon sağ­la­dı. Emb­ri­yo­lo­ji­yi Dar­wi­nizm'e güç­lü bir da­ya­nak ha­li­ne ge­tir­mek için kol­la­rı sı­va­dı. <text:soft-page-break/>Yap­tı­ğı göz­lem­ler or­ta­ya böy­le bir da­ya­nak çı­kar­mı­yor­du, ama o göz­lem­ler­den çok, çi­zim­le­re önem ve­ri­yor­du. İler­le­yen yıl­lar­da bir di­zi kar­şı­laş­tır­ma­lı emb­ri­yo çi­zi­mi yap­tı. Ba­lık, se­men­der, kap­lum­ba­ğa, ta­vuk, tav­şan ve in­san emb­ri­yo­la­rı­nı yan­ya­na gös­te­ren şe­ma­lar ha­zır­la­dı. Bu şe­ma­lar­da dik­ka­ti çe­ken yön, bu fark­lı can­lı­la­rın emb­ri­yo­la­rı­nın ilk baş­ta bir­bir­le­ri­ne çok ben­ze­me­le­ri, ge­li­şim sü­re­ci sı­ra­sın­da ya­vaş ya­vaş fark­lı­laş­ma­la­rıy­dı. Özel­lik­le in­san emb­ri­yo­su­nun ba­lık emb­ri­yo­su­na ben­zer­li­ği çok dik­kat çe­ki­ciy­di. Öy­le ki, in­san emb­ri­yo­su çi­zim­le­rin­de, ay­nı ba­lık­ta­ki gi­bi "so­lun­gaç"lar bi­le gö­rü­lü­yor­du, Ha­ec­kel, bu çi­zim­le­rin ver­di­ği söz­de bi­lim­sel­lik gö­rün­tü­sü ile "te­ori­si­ni" ilan et­ti: On­to­je­ni, Fi­lo­je­ni­yi Tek­rar Eder (Bi­re­yo­luş, So­yo­lu­şun Tek­ra­rı­dır). Bu slo­ga­nın an­la­mı şuy­du: Ha­ec­kel'e gö­re, her can­lı yu­mur­ta­sın­da ve­ya an­ne­si­nin rah­min­de ge­çir­di­ği ge­li­şim sı­ra­sın­da, ken­di tü­rü­nün "ev­rim­sel ta­ri­hi­ni" baş­tan ya­şı­yor­du. Ör­ne­ğin in­san emb­ri­yo­su an­ne kar­nın­da ilk baş­ta ba­lı­ğa ben­zi­yor, iler­le­yen haf­ta­lar­da se­men­der, sü­rün­gen, me­me­li gi­bi aşa­ma­lar­dan geç­tik­ten son­ra, in­sa­na "ev­rim­le­şi­yor"du. </text:p>
      <text:p text:style-name="P21">"On­to­je­ni, Fi­lo­je­ni­yi Tek­rar Eder" slo­ga­nın­da­ki "tek­rar et­me" (re­ca­pu­ti­la­ti­on) kav­ra­mın­dan ha­re­ket­le "Re­ka­pü­ti­las­yon Te­ori­si" ola­rak da bi­li­nen bu hi­ka­ye, kı­sa sü­re­de tüm za­man­la­rın en ün­lü söz­de ev­rim "ka­nıt"la­rın­dan bi­ri ha­li­ne gel­di. Tüm bir 20. yüz­yıl bo­yun­ca, yüz ­mil­yon­lar­ca öğ­ren­ci Ha­ec­kel'in ba­lık-se­men­der-kap­lum­ba­ğa-ta­vuk-tav­şan-in­san şe­ma­la­rı­nı ders ki­tap­la­rın­da gör­dü ve "in­san emb­ri­yo­sun­da so­lun­gaç­lar ol­du­ğu" hi­ka­ye­siy­le ye­tiş­ti­ril­di. Bu­gün de ha­la ev­rim te­ori­si­ne ina­nan pek çok ki­şi­ye so­rul­du­ğun­da, akıl­la­rı­na ge­len bir­kaç "ev­rim ka­nı­tı"ndan bi­ri bu ola­cak­tır.</text:p>
      <text:p text:style-name="P21">Oy­sa tüm bu hi­ka­ye ka­tık­sız bir sah­te­kar­lık­tan iba­ret­ti.</text:p>
      <text:p text:style-name="P21">Emb­ri­yo­lar ger­çek­te bir­bir­le­ri­ne hiç ben­ze­mi­yor­lar­dı. Ha­ec­kel yap­tı­ğı çi­zim­ler­de ola­bi­le­cek her tür­lü tah­ri­fa­tı yap­mış­tı. Emb­ri­yo­la­ra ha­ya­li or­gan­lar ek­le­miş, ba­zı­la­rın­dan or­gan­la­rı çı­kar­mış, bü­yük­lük­le­ri çok fark­lı olan emb­ri­yo­la­rı ay­nı boy­da gi­bi gös­ter­miş­ti. </text:p>
      <text:p text:style-name="P21">Ha­ec­kel'in in­san emb­ri­yo­sun­da "so­lun­gaç" di­ye gös­ter­di­ği ya­rık­la­rın ise so­lun­gaç­lar­la hiç­bir il­gi­si yok­tu: Bun­lar, ger­çek­te in­sa­nın or­ta ku­lak ka­na­lı­nın, pa­ra­ti­ro­id­le­ri­nin ve ti­müs bez­le­ri­nin baş­lan­gıç­la­rıy­dı. (Ha­ec­kel'in di­ğer ben­zet­me­le­ri­nin de al­da­tı­cı ol­du­ğu an­la­şıl­dı: Emb­ri­yo­nun "yu­mur­ta sa­rı­sı ke­se­si"ne ben­ze­ti­len kıs­mı, ger­çek­te be­bek için kan üre­ten bir ke­sey­di. Ha­ec­kel'in ve onu iz­le­yen­le­rin "kuy­ruk" ola­rak ta­nım­la­dık­la­rı kı­sım ise, in­sa­nın omur­ga ke­mi­ğiy­di ve sa­de­ce ba­cak­lar­dan da­ha ön­ce or­ta­ya çık­tı­ğı için "kuy­ruk" gi­bi gö­zü­kü­yor­du.)</text:p>
      <text:p text:style-name="P21">Ha­ec­kel'in çi­zim­ler­de sah­te­kar­lık yap­tı­ğı, he­nüz 20. yüz­yı­lın baş­la­rın­da or­ta­ya çık­mış ve o da bu ko­nu­da hay­li açık bir "iti­raf"ta bu­lun­muş­tu. Ernst Ha­ec­kel şöy­le söy­lü­yor­du: </text:p>
      <text:p text:style-name="P21">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57</text:p>
      <text:p text:style-name="P21">An­cak bu­na rağ­men Dar­wi­nist sis­tem bu pro­pa­gan­da mal­ze­me­si­ni çok be­ğen­di ve kul­lan­mak­tan vaz­geç­me­di. Çi­zim­le­rin bir bi­lim sah­te­kar­lı­ğı ol­du­ğu göz ar­dı edil­di ve <text:soft-page-break/>on yıl­lar bo­yun­ca ders ki­tap­la­rı baş­ta ol­mak üze­re pek çok ev­rim­ci kay­nak bu çi­zim­le­ri bir ger­çek gi­bi lan­se et­ti. </text:p>
      <text:p text:style-name="P21">Ha­ec­kel'in çi­zim­le­ri­nin bir sah­te­kar­lık ol­du­ğu, an­cak 90'lı yıl­la­rın ikin­ci ya­rı­sın­da yük­sek ses­le di­le ge­ti­ril­me­ye baş­lan­dı. Ün­lü bi­lim der­gi­si Sci­en­ce, 5 Ey­lül 1997 ta­rih­li sa­yı­sın­da, Ha­ec­kel'in emb­ri­yo çi­zim­le­ri­nin bir sah­te­kar­lık ürü­nü ol­du­ğu­nu açık­la­yan bir ma­ka­le ya­yın­la­dı. "Ha­ec­kel'in Emb­ri­yo­la­rı: Sah­te­kar­lık Ye­ni­den Keş­fe­dil­di" baş­lık­lı ve Eli­za­beth Pen­ni­si im­za­lı ya­zı­da şöy­le den­mek­te­dir:</text:p>
      <text:p text:style-name="P21">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Ana­tomy and Embr­yo­logy der­gi­si­ne yaz­dı­ğı ma­ka­le­de, 'emb­ri­yo­lar ço­ğu za­man şa­şır­tı­cı de­re­ce­de fark­lı gö­rü­nü­yor­lar' di­ye not edi­yor.58</text:p>
      <text:p text:style-name="P21">Ha­ec­kel'in, emb­ri­yo­la­rı ben­zer gös­te­re­bil­mek için, ba­zı or­gan­la­rı ka­sıt­lı ola­rak çi­zim­le­rin­den çı­kar­dı­ğı­nı ya da ha­ya­li or­gan­lar ek­le­di­ği­ni bil­di­ren Sci­en­ce der­gi­si, ya­zı­nın de­va­mın­da şu bil­gi­le­ri ver­mek­te­dir:</text:p>
      <text:p text:style-name="P21">"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bi­yo­lo­ji­de­ki en bü­yük sah­te­kar­lık­lar­dan bi­ri ha­li­ne ge­li­yor' di­yor. 59</text:p>
      <text:p text:style-name="P21">Sci­en­ce'ta­ki ma­ka­le­de, Ha­ec­kel'in bu ko­nu­da­ki iti­raf­la­rı­nın bu yüz­yı­lın ba­şın­dan iti­ba­ren her na­sıl­sa, ört­bas edil­di­ğin­den ve sah­te çi­zim­le­ri­nin ders ki­tap­la­rın­da bi­lim­sel ger­çek gi­bi oku­tul­ma­ya baş­lan­ma­sın­dan da şöy­le söz edil­mek­te­dir: "Ha­ec­kel'in iti­raf­la­rı, çi­zim­le­ri­nin 1901'de "Dar­win and Af­ter Dar­win" (Dar­win ve Dar­win Son­ra­sı) isim­li bir ki­tap­ta kul­la­nıl­ma­sın­dan son­ra or­ta­dan kay­bol­du. Ve çi­zim­ler, İn­gi­liz­ce bi­yo­lo­ji ders ki­tap­la­rın­da ge­niş çap­lı ola­rak ço­ğal­tıl­dı."60</text:p>
      <text:p text:style-name="P21">New Sci­en­tist'te­ki 16 Ekim 1999 ta­rih­li bir ma­ka­le­de Ha­ec­kel'in emb­ri­yo­lo­ji ma­sa­lı­nın ta­ma­men ger­çek dı­şı ol­du­ğu şöy­le an­la­tı­lı­yor­du:</text:p>
      <text:p text:style-name="P21">Ha­ec­kel, te­ori­si­ni "bi­yo­ge­ne­tik ya­sa" ola­rak ad­lan­dır­dı ve bu dü­şün­ce kı­sa za­man­da "re­ka­pi­tü­las­yon" ola­rak po­pü­ler­leş­ti. Ger­çek­te ise, Ha­ec­kel'in kes­kin ya­sa­sı­nın yan­lış ol­du­ğu ya­kın bir za­man son­ra gös­te­ril­di. Ör­ne­ğin, er­ken in­san emb­ri­yo­su­nun hiç­bir za­man bir ba­lık gi­bi so­lun­gaç­la­rı yok­tur ve emb­ri­yo hiç­bir za­man eriş­kin bir sü­rün­ge­ne ya da may­mu­na ben­zer ev­re­ler­den geç­mez.61</text:p>
      <text:p text:style-name="P21">Böy­le­ce tüm za­man­la­rın en po­pü­ler "ev­rim ka­nı­tı" sa­yı­la­bi­le­cek olan "re­ka­pi­tü­las­yon" te­ori­si çü­rü­müş ol­du.</text:p>
      <text:p text:style-name="P21">Ha­ec­kel'in sah­te­kar­lı­ğı da böy­le­ce or­ta­ya çık­mış ol­du. Ama Ha­ec­kel'in­ki­ne ya­kın bir di­ğer sah­te­kar­lık, ha­la gör­mez­den ge­lin­me­ye de­vam edi­li­yor­du.</text:p>
      <text:p text:style-name="P21">Bu, Dar­win'in sah­te­kar­lı­ğıy­dı. Dar­win, baş­ta da be­lirt­ti­ği­miz gi­bi, Ha­ec­kel'in çi­zim­le­ri­ni ve yo­rum­la­rı­nı, dev­rin di­ğer bi­lim adam­la­rı­nın ay­kı­rı gö­rüş­le­ri­ni hi­çe sa­ya­rak <text:soft-page-break/>al­mış ve te­ori­si­ni des­tek­le­mek için kul­lan­mış­tı. An­cak Dar­win'in dü­rüst­lük­ten uzak­laş­tı­ğı tek nok­ta bu de­ğil­di. Da­ha da çar­pı­cı bir nok­ta, dö­ne­min en ün­lü emb­ri­yo­lo­ğu sa­yı­la­bi­le­cek olan Karl Enrst von Ba­er'in gö­rüş­le­ri­ni ta­ma­men çar­pı­ta­rak ak­tar­mış ol­ma­sıy­dı. Jo­nat­han Wells'in Icons of Evo­lu­ti­on ad­lı ki­ta­bın­da ay­rın­tı­la­rıy­la açık­la­dı­ğı gi­bi, Von Ba­er Dar­win'in te­ori­si­ne inan­mı­yor­du ve bu­na şid­det­le kar­şı çık­mış­tı. Emb­ri­yo­lo­ji­ye ge­ti­ri­len ev­rim­ci yo­rum­la­ra da yi­ne ke­sin­lik­le kar­şıy­dı; "yük­sek hay­van­la­rın emb­ri­yo­la­rı hiç­bir za­man bir baş­ka for­mun emb­ri­yo­su­na ben­ze­mez, sa­de­ce ken­di emb­ri­yo­su­na ben­zer" di­ye yaz­mış­tı.62 Dar­wi­nist­le­rin ise "emb­ri­yo­la­rı in­ce­le­me­den ön­ce za­ten Dar­wi­nist ev­rim hi­po­te­zi­ni ka­bul et­miş" dog­ma­tik­ler ol­du­ğu­nu be­lirt­miş­ti.63 </text:p>
      <text:p text:style-name="P21">An­cak Dar­win, Tür­le­rin Kö­ke­ni'nin üçün­cü bas­kı­sın­dan iti­ba­ren, Von Ba­er'in yo­rum­la­rı­nı ve var­dı­ğı so­nuç­la­rı çar­pı­ta­rak ken­di te­ori­si le­hin­de bir ka­nıt ola­rak kul­lan­dı. Jo­nat­han Wells, bu­nu şöy­le açık­lı­yor:</text:p>
      <text:p text:style-name="P21">Dar­win von Ba­er'i ken­di emb­ri­yo­lo­jik ka­nıt­la­rı­nın kay­na­ğı ola­rak alın­tı­la­dı, ama en önem­li nok­ta­da Dar­win bu ka­nıt­la­rı ken­di te­ori­si­ne uy­gun ha­le ge­tir­mek için çar­pıt­tı. Von Ba­er ken­di yap­tı­ğı göz­lem­le­rin Dar­win ta­ra­fın­dan hak­sız bi­çim­de kul­la­nıl­ma­sı­na kar­şı çı­ka­cak ka­dar uzun ya­şa­dı ve 1876'da­ki ölü­mü­ne ka­dar Dar­wi­nist ev­ri­min güç­lü eleş­tir­men­le­rin­den bi­ri ol­du. Ama Dar­win yi­ne de onu kay­nak gös­ter­me­yi sür­dür­dü, onu (Ba­er'i) açık­ça kar­şı çık­tı­ğı te­ori­nin san­ki bir des­tek­çi­siy­miş gi­bi gös­ter­di.64 </text:p>
      <text:p text:style-name="P21">Kı­sa­ca­sı Dar­win, dö­ne­mi­nin il­kel şart­la­rı­nı, sa­de­ce yan­lış ve ön­yar­gı­lı bi­lim­sel çı­ka­rım­lar yap­mak için de­ğil, ile­ti­şim ek­sik­li­ğin­den ya­rar­la­na­rak baş­ka bi­lim adam­la­rı­nın ça­lış­ma­la­rı­nın so­nuç­la­rı­nı çar­pıt­mak için de kul­lan­mış­tı. </text:p>
      <text:p text:style-name="P21">Tüm bun­la­rın geç de ol­sa or­ta­ya çık­ma­sı, kuş­ku­suz Dar­wi­nizm'e önem­li bir dar­be­dir. Dar­win, Ha­ec­kel'in sah­te­kar­lı­ğın­dan güç bul­muş ve emb­ri­yo­lo­ji­yi, ken­di ifa­de­siy­le, te­ori­si­ne "de­lil sağ­la­yan en güç­lü ger­çek­ler sı­nı­fı" ola­rak ka­bul et­miş­ti.65 Pek çok in­san da bu hi­ka­ye­ye kan­dı, ca­hil­lik ve yü­zey­sel­lik için­de, bir za­man­lar bo­ğa­zın­da "so­lun­gaç­lar" ta­şı­dı­ğı­nı sa­na­rak, ev­ri­me inan­dı.</text:p>
      <text:p text:style-name="P21">Ama bu, bir za­man­lar­dı...</text:p>
      <text:p text:style-name="P21">Ar­tık emb­ri­yo­lo­ji­nin Dar­wi­nizm'e bir ka­nıt sağ­la­ma­dı­ğı bi­li­ni­yor. Ve ar­tık emb­ri­yo­lo­ji ala­nın­da da ay­nı slo­ga­nı tek­rar et­mek ge­re­ki­yor: </text:p>
      <text:p text:style-name="P21">Bir za­man­lar Dar­wi­nizm var­dı!...</text:p>
      <text:p text:style-name="P21"/>
      <text:p text:style-name="P21">BİR ZA­MAN­LAR HA­TA­LI ÖZEL­LİK­LER </text:p>
      <text:p text:style-name="P21">Hİ­KA­YE­Sİ VAR­DI</text:p>
      <text:p text:style-name="P21"/>
      <text:p text:style-name="P21"/>
      <text:p text:style-name="P21"/>
      <text:p text:style-name="P21">Ric­hard Daw­kins gü­nü­müz dün­ya­sı­nın en bi­li­nen ev­rim­ci bi­yo­log­la­rın­dan bi­ri­dir. Ox­ford Üni­ver­si­te­si'nde zo­olo­ji pro­fe­sö­rü olan Daw­kins'i ün­lü ya­pan et­ken ise, zo­olo­ji ala­nın­da­ki ça­lış­ma­la­rı de­ğil, Dar­wi­nizm'i ve ate­iz­mi sa­vun­mak­ta gös­ter­di­ği ıs­rar­cı­lık­tır. </text:p>
      <text:p text:style-name="P21">Daw­kins'in 1986'da The Blind Watch­ma­ker ad­lı bir ki­ta­bı ya­yın­lan­dı. "Kör Sa­at­çi" an­la­mı­na ge­len bu baş­lık al­tın­da, Daw­kins, okur­la­rı­nı, can­lı­lar­da­ki komp­leks özel­lik­le­rin as­lın­da bi­linç­siz do­ğal se­lek­si­yon me­ka­niz­ma­sı­nın bir ürü­nü ol­du­ğu­na ik­na et­<text:soft-page-break/>me­ye ça­lı­şır. Bu ik­na ça­ba­sı ço­ğu yer­de spe­kü­las­yon­la­ra, ha­ta­lı ben­zet­me­le­re ve yan­lış he­sap­la­ra da­ya­lı­dır ve bu da şim­di­ye ka­dar çe­şit­li bi­lim adam­la­rı ve ya­zar­lar ta­ra­fın­dan de­tay­lı bi­çim­de or­ta­ya kon­muş­tur.66</text:p>
      <text:p text:style-name="P21">Daw­kins'in id­di­ala­rın­dan bi­ri ise, "can­lı­lar­da­ki ha­ta­lı özel­lik­ler" ar­gü­ma­nı­dır. Daw­kins, can­lı­lar­da­ki ba­zı ya­pı­la­rın ve­rim­siz ve do­la­yı­sıy­la ha­ta­lı özel­lik­le­re sa­hip ol­du­ğu­nu sa­vun­mak­ta ve <text:s/>ku­sur­suz bir ya­ra­tı­lı­şın ha­kim ol­du­ğu ger­çe­ği­ni or­ta­dan kal­dır­ma­ya ça­lış­mak­ta­dır. Bu ko­nu­da ver­di­ği en be­lir­gin ör­nek ise, in­san da­hil tüm omur­ga­lı can­lı­la­rın gö­zün­de yer alan "ters-çev­ril­miş re­ti­na"dır. </text:p>
      <text:p text:style-name="P21">Ters-çev­ril­miş re­ti­na kav­ra­mı, omur­ga­lı gö­zü­nün re­ti­na­sın­da­ki "fo­to­re­sep­tör" (ışık al­gı­la­yı­cı) hüc­re­le­rin, gö­zün ön ta­ra­fı­na, ya­ni ışı­ğa doğ­ru de­ğil de gö­zün ar­ka ta­ra­fı­na ba­ka­cak şe­kil­de yer­leş­ti­ril­miş ol­ma­la­rı­nı ifa­de eder. Bu hüc­re­le­rin ışık al­gı­la­yan yü­zey­le­ri ar­ka ta­ra­fa bak­mak­ta, bu hüc­re­ler­den çı­kan si­nir­ler ise, ışık­la hüc­re­ler ara­sın­da bir kat­man oluş­tur­mak­ta­dır. Bu si­nir­ler gö­zün be­lir­li bir nok­ta­sın­da top­la­nır ve ora­da­ki bir ka­nal­dan dı­şa­rı çı­kar­lar. Bu ka­nal üze­rin­de fo­to­re­sep­tör hüc­re ol­ma­dı­ğı için de, bu nok­ta­da gö­rün­tü al­gı­lan­maz. "Kör nok­ta", iş­te bu nok­ta­dır. </text:p>
      <text:p text:style-name="P21">Dar­wi­nist­ler, bu "ters çev­ril­miş­lik" du­ru­mu­nu ve bu­nun oluş­tur­du­ğu kör nok­ta­yı ken­di­le­rin­ce mal­ze­me edin­miş­ler, bu­nun bir ha­ta ol­du­ğu­nu ile­ri sür­müş­ler, do­la­yı­sıy­la as­lın­da gö­zün do­ğal se­lek­si­yon va­sı­ta­sıy­la or­ta­ya çık­tı­ğı­nı ve bu gi­bi ga­rip­lik­le­rin bek­len­me­si ge­rek­ti­ği­ni id­dia et­miş­ler­dir. Ric­hard Daw­kins, baş­ta da be­lirt­ti­ği­miz gi­bi, bu ar­gü­ma­nı ses­len­di­ren en bi­li­nen ki­şi­dir. Daw­kins, The Blind­watch­ma­ker'da şöy­le yaz­mış­tır:</text:p>
      <text:p text:style-name="P21">Her mü­hen­dis, fo­to­hüc­re­le­rin ışı­ğa doğ­ru yö­nel­til­me­si, kab­lo­la­rı­nın da ar­ka­ya, be­yin ta­ra­fı­na doğ­ru uzan­ma­sı ge­rek­ti­ği­ni ka­bul ede­cek­tir. Fo­to­hüc­re­le­rin ışık­tan uza­ğa doğ­ru bak­ma­la­rı ve kab­lo­la­rı­nın ışı­ğa en ya­kın du­rum­da ol­ma­la­rı­nı ge­rek­ti­ren bir ta­sa­rı­mı yan­lış bu­la­cak­tır. Ama tüm omur­ga­lı göz­le­rin­de tam ola­rak bu ya­şan­mak­ta­dır.67 <text:s text:c="54"/></text:p>
      <text:p text:style-name="P21">Bu id­di­ala­rı or­ta­ya atan Daw­kins ve ona ina­nan­lar ya­nıl­mış­lar­dır. Ya­nıl­gı­nın ne­de­ni, Daw­kins'in gö­zün ana­to­mi­si ve fiz­yo­lo­ji­si hak­kın­da­ki ce­ha­le­ti­dir.</text:p>
      <text:p text:style-name="P21">Bu ko­nu­yu de­tay­lı bi­çim­de göz­ler önü­ne se­ren bi­lim ada­mı, Dar­wi­nizm'in gü­nü­müz­de­ki en ön­de ge­len eleş­tir­men­le­rin­den bi­ri olan, Ota­go Üni­ver­si­te­si'nden mo­le­kü­ler bi­yo­lo­ji pro­fe­sö­rü Mic­ha­el Den­ton'dır. Den­ton, Ori­gins&amp;De­sign der­gi­sin­de ya­yın­la­nan "The In­ver­ted Re­ti­na: Ma­la­dap­ta­ti­on or Pre-adap­ta­ti­on?" (Ters Çev­ril­miş Re­ti­na: Ha­ta­lı Adap­tas­yon mu, Ön­ce­den Be­lir­len­miş Bir Adap­tas­yon mu?) baş­lık­lı bi­lim­sel ma­ka­le­sin­de, Daw­kins'in "ha­ta­lı özel­lik" ola­rak gös­ter­di­ği "ters çev­ril­miş re­ti­na"nın, as­lın­da omur­ga­lı gö­zü için ola­bi­le­cek en ve­rim­li şe­kil­de ya­ra­tıl­mış ol­du­ğu­nu an­la­tır. Den­ton, bu­nu şöy­le özet­le­mek­te­dir:</text:p>
      <text:p text:style-name="P21">Omur­ga­lı re­ti­na­sın­da­ki fo­to­re­sep­tör hüc­re­le­rin çok yük­sek ener­ji ih­ti­yaç­la­rı­nı dü­şün­dü­ğü­müz­de, omur­ga­lı gö­zü­nün şa­şır­tı­cı ters çev­ril­miş ta­sa­rı­mı­nın, te­le­olo­ji­ye yö­ne­lik bir mey­dan oku­yuş ol­ma­dı­ğı, ak­si­ne yük­sek omur­ga­lı­la­rın çok ak­tif olan fo­to­re­sep­tör hüc­re­le­ri­ne çok yük­sek mik­tar­lar­da ok­si­jen ve be­sin sağ­la­yan çok özel bir çö­züm ol­du­ğu or­ta­ya çık­mak­ta­dır.68</text:p>
      <text:p text:style-name="P21">Pro­fe­sör Den­ton'ın üze­rin­de dur­du­ğu, Daw­kins'in ise far­kın­da bi­le ol­ma­dı­ğı bu ger­çe­ği an­la­mak için, ön­ce­lik­le re­ti­na­da­ki fo­to­re­sep­tör hüc­re­le­rin ne den­li yük­sek bir ener­ji ve ok­si­jen ih­ti­ya­cı için­de ol­duk­la­rı­nı be­lir­le­mek ge­re­kir. Söz ko­nu­su hüc­re­ler, biz gö­zü­mü­zü açık tu­tup ışık gör­dü­ğü­müz sü­re­ce, her sa­ni­ye, her sa­li­se, çok <text:soft-page-break/>komp­leks kim­ya­sal re­ak­si­yon­la­ra sah­ne olur­lar. Işı­ğın en kü­çük par­ça­cık­la­rı olan fo­ton­lar, bu hüc­re­ler ta­ra­fın­dan al­gı­la­nır. Bu al­gı­la­ma, fo­to­nun baş­lat­tı­ğı ol­duk­ça de­tay­lı bir kim­ya­sal re­ak­si­yon sa­ye­sin­de olur ve her an ye­ni­den tek­rar­la­nır. Bu iş­lem o ka­dar ay­rın­tı­lı ve hız­lı­dır ki, Den­ton'ın ifa­de­siy­le, "fo­to­re­sep­tör ta­ba­ka, bi­li­nen tüm do­ku­lar için­de en bü­yük me­ta­bo­lik hız­la­ra sa­hip­tir."69</text:p>
      <text:p text:style-name="P21">Kuş­ku­suz, re­ti­na hüc­re­le­ri bu yük­sek me­ta­bo­liz­ma­yı ayak­ta tu­ta­bil­mek için çok yük­sek mik­tar­da ener­ji­ye ih­ti­yaç du­yar­lar. İn­san re­ti­na­sı hüc­re­le­ri­nin ok­si­jen ih­ti­ya­cı, böb­rek hüc­re­le­ri­nin ih­ti­ya­cı­nın iki ka­tı, be­yin­de­ki se­reb­ral kor­teks kat­ma­nın­da­ki hüc­re­le­rin üç ka­tı ve kalp ka­sı­nı oluş­tu­ran hüc­re­le­rin ih­ti­ya­cı­nın al­tı ka­tı­dır. Da­ha­sı bu kar­şı­laş­tır­ma­lar tüm re­ti­na ta­ba­ka­sı esas alı­na­rak ya­pıl­mış­tır; bu ta­ba­ka­nın ya­rı­sın­dan azı­nı oluş­tu­ran fo­to­re­sep­tör hüc­re­le­rin ener­ji ih­ti­ya­cı ise ta­ba­ka­nın ge­ne­lin­den da­ha da yük­sek­tir. G. L. Walls The Ver­teb­ra­te Eye (Omur­ga­lı Gö­zü) ad­lı an­sik­lo­pe­dik ki­ta­bın­da, bu hüc­re­le­rin be­sin ve ok­si­je­ne "ih­ti­ras­lı" şe­kil­de ih­ti­yaç duy­duk­la­rı­nı ya­zar.70 </text:p>
      <text:p text:style-name="P21">Pe­ki gör­me­mi­zi sağ­la­yan bu hüc­re­le­rin ola­ğa­nüs­tü de­re­ce­de yük­sek be­sin ve ok­si­jen ih­ti­ya­cı na­sıl kar­şı­lan­mak­ta­dır?</text:p>
      <text:p text:style-name="P21">El­bet­te ki, tüm vü­cut­ta ol­du­ğu gi­bi, kan yo­luy­la...</text:p>
      <text:p text:style-name="P21">Pe­ki kan ne­re­den gel­mek­te­dir?</text:p>
      <text:p text:style-name="P21">İş­te "ters çev­ril­miş re­ti­na"nın ne­den çok mü­kem­mel bir ya­ra­tı­lış ger­çe­ği ol­du­ğu, bu nok­ta­da or­ta­ya çı­kar. Gö­zün re­ti­na ta­ba­ka­sı­nın he­men ar­ka­sın­da, bu ta­ba­ka­yı ade­ta bir ağ gi­bi sa­ran, çok özel bir da­mar do­ku­su var­dır. Den­ton, bu ko­nu­da şun­la­rı yaz­mak­ta­dır:</text:p>
      <text:p text:style-name="P21">Fo­to­re­sep­tör­le­rin abar­tı­lı me­ta­bo­lik aç­lı­ğı­nı gi­de­re­cek ok­si­jen ve be­sin­ler, "cho­ri­oca­pil­la­ris" de­nen çok özel bir kıl­cal da­mar ya­ta­ğı ta­ra­fın­dan sağ­lan­mak­ta­dır. Bu, ge­niş ve düz­leş­ti­ril­miş kıl­cal da­mar­la­rın bir­le­şe­rek oluş­tur­du­ğu ve he­men fo­to­re­sep­tör­le­rin ar­ka­sı­na yer­leş­ti­ril­miş zen­gin bir da­mar ta­ba­ka­sı­dır. Bu ta­ba­ka ile fo­to­re­sep­tör­ler ara­sın­da sa­de­ce hüc­re du­var­la­rı ve bir de "Bruch za­rı" de­nen özel bir zar var­dır; ki bun­lar sa­de­ce fo­to­re­sep­tör hüc­re­le­rin ih­ti­yaç duy­duk­la­rı me­ta­bo­lit­le­rin ve be­sin­le­rin geç­me­si­ne izin ve­ren son de­re­ce se­çi­ci bir sı­nır oluş­tu­rur­lar. Bu­ra­da­ki kıl­cal da­mar­la­rın ça­pı 18-50 mik­ron ara­sın­da de­ği­şir ki, bu da stan­dart da­mar­lar­dan çok da­ha ge­niş bir bo­yut­tur. Bu öz­gün da­mar ka­nal­la­rı ağı, fo­to­re­sep­tör ta­ba­ka­sı­nı bol mik­tar­da kan­la bes­le­mek için adap­te edil­miş ol­du­ğu­nu gös­te­ren bü­tün işa­ret­le­ri ta­şı­mak­ta­dır.71 </text:p>
      <text:p text:style-name="P21">Prof. Ja­mes T. McIl­wa­in, An Int­ro­duc­ti­on to the Bi­ology of Vi­si­on (Gör­me­nin Bi­yo­lo­ji­si­ne Gi­riş) ad­lı ki­ta­bın­da, "fo­to­re­sep­tör­le­rin bü­yük me­ta­lo­bik ih­ti­yaç­la­rı ne­de­niy­le" göz­de "ko­ro­idi ka­na 'boğ­ma' yö­nün­de bir stra­te­ji ol­du­ğu­nu, böy­le­ce ge­rek­li ener­ji ar­zın­da hiç­bir so­run ol­ma­ma­sı­nın sağ­lan­dı­ğı­nı" ya­zar.72 </text:p>
      <text:p text:style-name="P21">İş­te fo­to­re­sep­tör hüc­re­ler bu ne­den­le "ters çev­ril­miş" du­rum­da­dır­lar. Or­ta­da bir "stra­te­ji" var­dır. Re­ti­na­nın ters çev­ril­miş ya­pı­sı, Daw­kins'in san­dı­ğı gi­bi bir "ha­ta" de­ğil, be­lir­li bir ama­ca yö­ne­lik bir ya­ra­tı­lış de­li­li­dir.</text:p>
      <text:p text:style-name="P21">Den­ton, il­gi­li ma­ka­le­sin­de re­ti­na­nın baş­ka tür­lü ol­ma­sı­nın müm­kün olup ol­ma­dı­ğı­nı da in­ce­le­mek­te­dir. Var­dı­ğı so­nuç ise bu­nun müm­kün ol­ma­dı­ğı­dır. Re­ti­na­nın Daw­kins'in ken­din­ce öner­di­ği gi­bi "düz" ol­ma­sı, ya­ni fo­to­re­sep­tör hüc­re­le­rin ışı­ğa doğ­ru bak­ma­sı du­ru­mun­da, bu hüc­re­ler on­la­rı bes­le­mek­te gö­rev­li olan da­mar ta­ba­ka­sın­dan uzak­la­şa­cak­lar ve ih­ti­yaç duy­duk­la­rı be­sin ve ok­si­jen­den bü­yük öl­çü­de <text:soft-page-break/>mah­rum ka­la­cak­lar­dır. Da­mar­la­rın re­ti­na ta­ba­ka­sı­nın içi­ne uza­tıl­ma­sı da bir "çö­züm" de­ğil­dir, çün­kü bu pek çok kör nok­ta oluş­tu­ra­rak gö­zün gör­me ye­te­ne­ği­ni bü­yük öl­çü­de azal­ta­cak­tır. </text:p>
      <text:p text:style-name="P21">Den­ton şu yo­ru­mu ya­par:</text:p>
      <text:p text:style-name="P21">Omur­ga­lı re­ti­na­sı­nın ta­sa­rı­mı ne ka­dar de­rin­le­me­si­ne in­ce­le­nir­se, sa­hip ol­du­ğu her özel­li­ğin ge­rek­li ol­du­ğu o ka­dar or­ta­ya çık­mak­ta­dır. Ola­bi­le­cek en yük­sek çö­zü­nür­lük­lü gö­rü­şe ve en yük­sek muh­te­mel has­sa­si­ye­te sa­hip ola­cak bir gö­zü ilk baş­tan ta­sar­la­ma­ya kal­kar­sak, omur­ga­lı gö­zü­nü ay­nen baş­tan in­şa et­mek du­ru­mun­da ka­lı­rız- ters çev­ril­miş re­ti­na­sıy­la bir­lik­te... 73</text:p>
      <text:p text:style-name="P21">Kı­sa­ca­sı Daw­kins'in ve di­ğer ev­rim­ci­le­rin "göz­de­ki ha­ta" ar­gü­ma­nı, ce­ha­let­ten kay­nak­la­nan bir ar­gü­man­dır. Can­lı­lı­ğın de­tay­la­rı­nın da­ha yük­sek bil­giy­le -ve bi­linç­le- in­ce­len­me­si so­nu­cun­da da çü­rü­müş­tür. As­lın­da Dar­wi­nizm'in ta­ri­hin­de da­ha pek çok "ce­ha­let­ten kay­nak­la­nan ar­gü­man" var­dır. Tüm "kö­rel­miş or­gan­lar" hi­ka­ye­si böy­le­dir.</text:p>
      <text:p text:style-name="P21"/>
      <text:p text:style-name="P21">Kö­rel­miş Or­gan­lar Hi­ka­ye­si</text:p>
      <text:p text:style-name="P21">Apen­dik­si­ni ve­ya kuy­ruk so­ku­mu­nun bi­rer "kö­rel­miş or­gan" ol­du­ğu, bun­la­rın da­ha ön­ce­ki ha­ya­li "ev­rim­sel ata­lar­da" önem­li iş­lev­ler üst­len­me­le­ri­ne rağ­men, za­man için­de fonk­si­yon­la­rı­nı yi­tir­dik­le­ri şek­lin­de bir hi­ka­ye duy­du­nuz mu?</text:p>
      <text:p text:style-name="P21">Muh­te­me­len duy­muş­su­nuz­dur. Pek çok in­san da duy­muş­tur. Çün­kü söz­ ko­nu­su "kö­rel­miş or­gan­lar" hi­ka­ye­si, Dar­win'den bu ya­na ev­rim­ci­le­rin en çok rağ­bet et­tik­le­ri pro­pa­gan­da mal­ze­me­si­dir.</text:p>
      <text:p text:style-name="P21">Hi­ka­ye, Dar­win'le baş­la­mış­tı. Dar­win, Tür­le­rin Kö­ke­ni'nde "fonk­si­yon­la­rı­nı yi­tir­miş ve fonk­si­yon­la­rı azal­mış" or­gan­lar­dan söz et­miş­ti. "Ru­di­men­tary" (il­kel) ke­li­me­siy­le ta­nım­la­dı­ğı bu or­gan­la­rı bir ke­li­me­nin için­de ya­zı­lan, ama okun­ma­dı­ğı için et­ki­si ol­ma­yan harf­le­re ben­zet­miş­ti.74</text:p>
      <text:p text:style-name="P21">Ama bu Dar­wi­nizm'in di­ğer id­di­ala­rı gi­bi, o dö­ne­min il­kel bi­lim dü­ze­yin­den güç bu­lan bir hu­ra­fey­di. Bi­lim iler­le­dik­çe, Dar­win'in ve onu iz­le­yen­le­rin "kö­rel­miş" say­dık­la­rı bu or­gan­la­rın ger­çek­te önem­li fonk­si­yon­la­ra sa­hip ol­duk­la­rı ya­vaş ya­vaş or­ta­ya çık­tı. "Fonk­si­yon­suz" de­nen or­gan­lar, as­lın­da "fonk­si­yo­nu he­nüz tes­pit edi­le­me­miş" or­gan­lar­dı. Fonk­si­yon­la­rı tes­pit edil­dik­çe, ev­rim­ci­ler ta­ra­fın­dan sa­yı­lan uzun "kö­rel­miş or­gan­lar" lis­te­si de gi­de­rek kü­çül­dü. Al­man ana­to­mist R. Wi­eders­he­im ta­ra­fın­dan 1895 yı­lın­da or­ta­ya atı­lan "kö­rel­miş in­san or­gan­la­rı" lis­te­si, ap­en­diks, kuy­ruk so­ku­mu ke­mi­ği gi­bi yak­la­şık 100 or­ga­nı içe­ri­yor­du. (Ap­en­diks (ya da apan­dis), top­lum­da 'apan­di­sit' ola­rak bi­li­nen or­gan­dır. Yan­lış kul­la­nım so­nu­cu di­li­miz­de bu or­ga­nı ta­nım­la­mak için kul­la­nı­lan 'apan­di­sit' ger­çek­te bu or­ga­nın en­fek­si­yo­na uğ­ra­ma­sı­na ve­ri­len ad­dır.)75 Bi­lim iler­le­dik­çe, Wi­eders­he­im'ın lis­te­sin­de­ki or­gan­la­rın hep­si­nin vü­cut­ta çok önem­li iş­lev­le­re sa­hip ol­duk­la­rı­ or­ta­ya çık­tı. Ör­ne­ğin "kö­rel­miş or­gan" sa­yı­lan a­pen­dik­sin, ger­çek­te vü­cu­da gi­ren mik­rop­la­ra kar­şı mü­ca­de­le eden lenf sis­te­mi­nin bir par­ça­sı ol­du­ğu be­lir­len­di. Bu ger­çek, "Examp­les of Bad De­sign Go­ne Bad" (Kö­tü Ta­sa­rım Ör­nek­le­ri Kö­tü Çık­tı) baş­lık­lı bir ma­ka­le­de, çe­şit­li te­mel ana­to­mi kay­nak­la­rı­na re­fe­rans ve­ri­le­rek şöy­le açık­la­nı­yor:</text:p>
      <text:p text:style-name="P21">Apen­dik­sin mik­ros­ko­bik dü­zey­de in­ce­len­me­si, bu­nun ol­duk­ça önem­li oran­da lenf do­ku­su içer­di­ği­ni gös­ter­mek­te­dir. Ben­zer lenf do­ku­su bi­ri­kim­le­ri (ki bun­la­ra GALT, ya­ni sin­di­rim sis­te­miy­le iliş­ki­li lenf do­ku­la­rı de­nir) ba­ğır­sak sis­te­mi­nin di­ğer alan­la­<text:soft-page-break/>rın­da da gö­rü­lür. Bun­lar, vü­cu­dun yu­tu­lan mad­de­ler­de­ki ya­ban­cı an­ti­jen­le­ri ta­nı­ma ye­te­ne­ğiy­le il­gi­li­dir­ler. Be­nim ken­di araş­tır­mam, özel­lik­le, ba­ğır­sa­ğın ba­ğı­şık­lık fonk­si­yon­la­rı üze­ri­ne yo­ğun­laş­mış­tır.</text:p>
      <text:p text:style-name="P21">Tav­şan­lar­da ya­pı­lan de­ney­ler ye­ni do­ğan bi­rey­ler­de apen­dik­sin ame­li­yat edil­me­si­nin mu­ko­zal ba­ğı­şık­lık ge­li­şi­mi­ne za­rar ver­di­ği­ni gös­ter­miş­tir. Tav­şan apan­dik­si üze­ri­ne ya­pı­lan mor­fo­lo­jik ve fonk­si­yo­nel ça­lış­ma­lar ise, apan­dik­sin, me­me­li­ler­de­ki ha­va ke­se­cik­le­ri­ne denk ol­du­ğu­nu gös­ter­mek­te­dir. Bu ke­se­cik­ler, kuş­lar­da­ki sı­vı­sal ba­ğı­şık­lı­ğın ge­li­şi­min­de kri­tik bir rol oy­na­mak­ta­dır. </text:p>
      <text:p text:style-name="P21">Tav­şan ve in­san apan­dik­si­nin mik­ros­ko­bik ve mik­ro­ba­ğı­şık­sal ben­zer­lik­le­ri, in­san­da­ki apan­dik­sin tav­şan­da­ki­ne ben­zer bir gö­re­vi ol­du­ğu­nu gös­ter­mek­te­dir. İn­san apan­dik­si öze­llik­le ya­şa­mın er­ken dö­nem­le­rin­de çok önem­li­dir, çün­kü do­ğum­dan kı­sa bir sü­re son­ra bü­yük ge­li­şim ge­çir­mek­te, son­ra yaş iler­le­dik­çe ge­ri­le­mek­te­dir, ta ki sin­di­rim sis­te­mi or­gan­la­rı­na, in­ce ba­ğır­sak­ta­ki pe­yer plak­la­rı gi­bi di­ğer ba­zı kı­sım­la­rı­na ben­ze­ye­ne ka­dar. Bu ye­ni ça­lış­ma­lar, in­san apan­dik­si­nin, bir za­man­lar id­dia edil­di­ği gi­bi za­man­la kü­çül­müş ve fay­da­sı­nı kay­bet­miş bir or­gan ol­ma­dı­ğı­nı gös­ter­mek­te­dir.76</text:p>
      <text:p text:style-name="P21">Kı­sa­ca­sı tüm za­man­la­rın en ün­lü "kö­rel­miş or­ga­nı" ola­rak öne sü­rü­len apen­dik­sin kö­rel­miş sa­nıl­ma­sı­nın ne­de­ni, Dar­win ve ta­raf­tar­la­rı­nın dö­ne­min il­kel bi­lim dü­ze­yi­ne da­ya­nan dog­ma­tizm­le­riy­di. Dö­ne­min il­kel mik­ros­kop­la­rı al­tın­da apen­dik­sin lenf do­ku­su gö­zük­mü­yor­du; on­lar da ya­pı­sı­nı an­la­ya­ma­dık­la­rı do­ku­yu ken­di te­ori­le­ri ge­re­ğin­ce "fonk­si­yon­suz" say­mış­lar ve kö­rel­miş or­gan­lar lis­te­si­ne da­hil et­miş­ler­di. Dar­wi­nizm, bir kez da­ha, 19. yüz­yı­lın il­kel bi­lim dü­ze­yin­den güç bul­muş­tu.</text:p>
      <text:p text:style-name="P21">Bu du­rum sa­de­ce apen­diks için de­ğil, tüm di­ğer söz­de kö­rel­miş or­gan­lar için ge­çer­liy­di. Wi­eders­he­im'ın "kö­rel­miş or­gan­lar" lis­te­sin­de yer alan ba­dem­cik­le­rin de iler­le­yen yıl­lar­da bo­ğa­zı, özel­lik­le eriş­kin yaş­la­ra ka­dar, en­fek­si­yon­la­ra kar­şı ko­ru­ma­da önem­li rol oy­na­dı­ğı keş­fe­dil­di. Omu­ri­li­ğin so­nu­nu oluş­tu­ran kuy­ruk so­ku­mu­nun ise, le­ğen ke­mi­ği­nin çev­re­sin­de­ki ke­mik­le­re des­tek sağ­la­dı­ğı, bu ne­den­le, kuy­ruk so­ku­mu ke­mi­ği ol­ma­dan ra­hat­ça otu­ra­bil­me­nin müm­kün ol­ma­dı­ğı an­la­şıl­dı. Ay­rı­ca bu ke­mi­ğin pel­vis böl­ge­sin­de­ki or­gan­la­rın ve bu­ra­da­ki çe­şit­li kas­la­rın da tu­tun­ma nok­ta­sı ol­du­ğu be­lir­len­di. </text:p>
      <text:p text:style-name="P21">İler­le­yen yıl­lar­da yi­ne "kö­rel­miş or­gan­lar"dan sa­yı­lan ti­müs be­zi­nin T hüc­re­le­ri­ni ha­re­ke­te ge­çi­re­rek vü­cu­dun sa­vun­ma sis­te­mi­ni ak­tif ha­le ge­tir­di­ği; pi­ne­al be­zin, lü­te­inik hor­mo­nu bas­kı­la­yan me­la­to­nin gi­bi önem­li hor­mon­la­rın üre­til­me­sin­den so­rum­lu ol­du­ğu keş­fe­dil­di. Ti­ro­id be­zi­nin be­bek­ler­de ve ço­cuk­lar­da den­ge­li bir vü­cut ge­li­şi­mi­ni sağ­la­dı­ğı ve me­ta­bo­liz­ma ve vü­cut ak­ti­vi­te­si­nin dü­zen­len­me­sin­de rol oy­na­dı­ğı sap­tan­dı. Pi­tü­iter be­zin de ti­ro­id, böb­rek üs­tü, üre­me bez­le­ri gi­bi bir­çok hor­mon be­zi­nin doğ­ru ça­lış­ma­sı­nı ve is­ke­let ge­li­şi­mi­ni kont­rol et­ti­ği or­ta­ya çık­tı. </text:p>
      <text:p text:style-name="P21">Dar­win ta­ra­fın­dan "kö­rel­miş or­gan" ola­rak ni­te­len­di­ri­len göz­de­ki ya­rım ay şek­lin­de­ki çı­kın­tı­nın ise gö­zün te­miz­len­me­si ve nem­len­di­ril­me­si işi­ne ya­ra­dı­ğı an­la­şıl­dı.</text:p>
      <text:p text:style-name="P21">Gü­nü­müz­de, geç­ti­ği­miz on­ yıl­lar için­de ile­ri sü­rü­len "kö­rel­miş or­gan­lar"ın hep­si­nin as­lın­da be­lir­li fonk­si­yon­lar üst­len­di­ği tes­pit edil­miş du­rum­da­dır. Dr. Jerry Berg­man ve Dr. Ge­or­ge Ho­we ta­ra­fın­dan ka­le­me alı­nan 'Ves­ti­gi­al Or­gans' Are Fully Func­ti­onal ('Kö­rel­miş Or­gan­lar' Tü­müy­le Fonk­si­yo­nel) ad­lı ça­lış­ma­da, bu ger­çek de­tay­la­rıy­la or­ta­ya kon­mak­ta­dır. </text:p>
      <text:p text:style-name="P21"><text:soft-page-break/>Ni­te­kim pek çok ev­rim­ci de "kö­rel­miş or­gan­lar" hi­ka­ye­si­nin ce­ha­let­ten kay­nak­la­nan bir ar­gü­man ol­du­ğu­nu ka­bul et­miş du­rum­da­dır. Ev­rim­ci bi­yo­log S. R. Scad­ding Evo­lu­ti­onary The­ory (Ev­rim­sel Te­ori) der­gi­sin­de yaz­dı­ğı "Kö­rel­miş Or­gan­lar Ev­ri­me De­lil Oluş­tu­rur mu?" baş­lık­lı ma­ka­le­sin­de bu ger­çe­ği şöy­le ifa­de eder:</text:p>
      <text:p text:style-name="P21">(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77</text:p>
      <text:p text:style-name="P21">Ev­rim­ci­le­rin bu so­nu­ca var­ma­la­rı bir bu­çuk asır ka­dar uzun bir za­man sür­müş ol­sa da, so­nuç­ta Dar­wi­nizm'in bir hu­ra­fe­si da­ha ta­ri­he ka­rış­mış­tır. </text:p>
      <text:p text:style-name="P21"/>
      <text:p text:style-name="P21">Pan­da'nın Baş Par­ma­ğı</text:p>
      <text:p text:style-name="P21">Bu bö­lü­mün ba­şın­da Ric­hard Daw­kins'in "göz­de­ki ha­ta­lı özel­lik" id­di­ası­nın ge­çer­siz­li­ği­ni in­ce­le­miş­tik. Ay­nı fi­kir­le­re sa­hip bir di­ğer ev­rim­ci ise Step­hen Jay Go­uld'dur. Har­vard Üni­ver­si­te­si pa­le­on­to­lo­ğu olan Go­uld, 2002 yı­lın­da­ki ölü­mü­ne ka­dar, ABD'nin en ön­de ge­len ev­rim­ci­le­rin­den bi­ri ol­muş­tur. <text:s/></text:p>
      <text:p text:style-name="P21">Ve Go­uld'un da ay­nı Daw­kins'in re­ti­na ör­ne­ği gi­bi, bir "ha­ta­lı özel­lik" id­di­ası var­dır: Pan­da­nın baş par­ma­ğı.</text:p>
      <text:p text:style-name="P21">Pan­da­nın elin­de, in­san elin­de ol­du­ğu gi­bi, dört par­mak­tan ay­rı du­ran ve böy­le­ce ci­sim­le­ri tut­ma­yı ko­lay­laş­tı­ran ay­rı bir baş par­mak yok­tur. Hay­va­nın beş par­ma­ğı da yan­ya­na uza­nır. Ama bu beş pa­ra­lel par­ma­ğı­nın dı­şın­da, bi­le­ğin­den çı­kan "rad­yal su­sam­sı ke­mik" (ra­di­al se­sa­mo­id bo­ne) ola­rak isim­len­di­ri­len bir ke­mik çı­kın­tı­sı da­ha bu­lun­mak­ta­dır. Bu­nu ki­mi za­man bir par­mak gi­bi kul­lan­dı­ğı için, bi­yo­log­lar bu­na "pan­da­nın baş par­ma­ğı" adı­nı ver­miş­ler­dir.</text:p>
      <text:p text:style-name="P21">Go­uld'un id­di­ası ise, pan­da­nın eli­nin bu ya­pı­sıy­la ve­rim­siz ol­du­ğu­dur. Bu id­di­ayı o ka­dar önem­se­miş­tir ki, id­dia 1980 yı­lın­da ya­yın­la­nan ki­ta­bı­nın is­mi­ni oluş­tur­muş­tur: The Pan­da's Thumb (Pan­da­nın Baş Par­ma­ğı)</text:p>
      <text:p text:style-name="P21">Oy­sa Go­uld'un "ha­ta­lı özel­lik" id­di­ası da, Daw­kins'in­ki gi­bi yan­lış­tır. Go­uld'un ha­ta­sı, pan­da­nın baş par­ma­ğı­nı, in­san eli gi­bi dü­şün­me­si ve fon­ksi­yo­nel­li­ği­ni in­san eliy­le kı­yas­la­ma­sı­dır. Pa­ul Nel­son, bu ko­nu­da şu yo­ru­mu ya­par:</text:p>
      <text:p text:style-name="P21">Pan­da­nın baş par­ma­ğı ba­zı iş­ler için -ör­ne­ğin klav­ye kul­lan­mak gi­bi- op­ti­mal (ide­al) ol­ma­sa da, ken­di üst­len­di­ği iş­lev için, ya­ni bam­bu soy­mak için son de­re­ce uy­gun gö­zük­mek­te­dir.78</text:p>
      <text:p text:style-name="P21">The Gi­ant Pan­das of Wo­long (Wo­long'un Dev Pan­da­la­rı) ad­lı bi­lim­sel in­ce­le­me ki­ta­bı­nın ya­zar­la­rı ise, şu yo­ru­mu ya­par­lar:</text:p>
      <text:p text:style-name="P21">Pan­da, bi­rin­ci par­ma­ğı­nın çık­tı­ğı tüy­süz yü­ze­yi ile sah­te baş par­ma­ğı­nı ay­nen bir ma­şa gi­bi kul­la­na­rak, bam­bu ka­mış­la­rı­nı bü­yük bir has­sa­si­yet­le tu­ta­bil­mek­te­dir... Pan­da­nın yap­rak ye­me­si­ni iz­ler­ken... tut­ma ka­bi­li­ye­ti kar­şı­sın­da he­pi­miz et­ki­len­dik. Öna­yak­lar ve ağız bü­yük bir uyum için­de ça­lış­mak­ta ve ona bü­yük bir ha­re­ket eko­no­mi­si ka­zan­dır­mak­ta­dır.79</text:p>
      <text:p text:style-name="P21">1999 yı­lın­da Na­tu­re der­gi­sin­de ya­yın­la­nan bir in­ce­le­me, pan­da­nın baş­ par­ma­ğı­nın hay­va­nın do­ğal or­ta­mı açı­sın­dan son de­re­ce ve­rim­li ol­du­ğu­nu gös­ter­miş­tir. Dört Ja­pon araş­tır­ma­cı­nın or­tak yü­rüt­tük­le­ri ça­lış­ma, "kom­pü­te­ri­ze to­mog­ra­fi" ve "man­ye­tik re­zo­nans re­sim­len­dir­me­si" tek­nik­le­ri ile yü­rü­tül­müş ve so­nuç­ta pan­da­nın baş­ par­ma­ğı­nın "me­me­li­ler ara­sın­da bu­lu­nan en ola­ğa­nüs­tü yön­len­dir­me tek­nik­le­<text:soft-page-break/>rin­den bi­ri" ol­du­ğu so­nu­cu­na va­rıl­mış­tır.80 " Ro­le of the gi­ant pan­da's 'pse­udo-thumb'" (Bü­yük Pan­da­nın "Sah­te Baş Par­ma­ğı­nın Ro­lü") baş­lık­lı ma­ka­le, şu yo­rum­la bit­mek­te­dir: </text:p>
      <text:p text:style-name="P21">Bü­yük pan­da­nın eli­nin, da­ha ön­ce­ki mor­fo­lo­jik mo­del­ler­de ile­ri sü­rül­dü­ğün­den çok da­ha ra­fi­ne bir tut­ma me­ka­niz­ma­sı ol­du­ğu­nu gös­ter­miş bu­lu­nu­yo­ruz.81</text:p>
      <text:p text:style-name="P21">Kı­sa­ca­sı, son 150 yıl için­de ev­rim­ci­ler ta­ra­fın­dan or­ta­ya atı­lan tüm "kö­rel­miş or­gan" ve­ya "ha­ta­lı özel­lik" id­di­ala­rı, sö­zü edi­len bi­yo­lo­jik ya­pı­la­rın da­ha ya­kın­dan in­ce­len­me­si so­nu­cun­da bo­şa çık­mış­tır.</text:p>
      <text:p text:style-name="P21">Ev­rim­ci­ler do­ğa­da­ki hiç­bir bi­yo­lo­jik ya­pı­nın kö­ke­ni­ni açık­la­ya­maz iken, bu ya­pı­la­rın ger­çek açık­la­ma­sı olan ya­ra­tı­lış ger­çe­ği­ne kar­şı öne sür­dük­le­ri iti­raz­lar da çü­rü­müş­tür.</text:p>
      <text:p text:style-name="P21">Bu ne­den­le di­ye­bi­li­riz ki; bir za­man­lar Dar­wi­nizm var­dı. Bu te­ori, can­lı­la­rın "ha­ta­lı" ve­ya "kö­rel­miş" or­gan­lar­la do­lu ol­du­ğu­nu id­dia edi­yor­du. </text:p>
      <text:p text:style-name="P21">Bu­gün ise bu te­ori bi­lim­sel de­lil­ler­le çü­rü­tül­müş­tür.</text:p>
      <text:p text:style-name="P21"/>
      <text:p text:style-name="P21">BİR ZA­MAN­LAR “HUR­DA DNA” MA­SA­LI VAR­DI</text:p>
      <text:p text:style-name="P21"/>
      <text:p text:style-name="P21"/>
      <text:p text:style-name="P21">Bir ön­ce­ki bö­lüm­de in­ce­le­di­ği­miz "ha­ta­lı" ve­ya "kö­rel­miş" ya­pı­lar id­di­ası­nın son da­ya­na­ğı, Hur­da DNA (Junk DNA) kav­ra­mıy­dı. Ye­ni bir ko­nu ol­du­ğu -ve çok kı­sa bir sü­re ön­ce çök­tü­ğü- için bu kav­ra­mı ay­rı bir bö­lüm için­de in­ce­le­mek­te ya­rar var­dır. </text:p>
      <text:p text:style-name="P21">Kö­rel­miş or­gan­lar ef­sa­ne­si, bir ön­ce­ki bö­lüm­de in­ce­le­di­ği­miz gi­bi, 20. yüz­yı­lın ikin­ci ya­rı­sın­dan iti­ba­ren çök­me­ye baş­la­dı. İş­lev­siz de­nen or­gan­la­rın önem­li iş­lev­le­ri ol­du­ğu keş­fe­dil­dik­çe, bu ef­sa­ne de sa­vu­nu­la­maz ha­le gel­di. Ama bu ef­sa­ne­nin pro­pa­gan­da gü­cün­den mah­rum kal­mak is­te­me­yen ev­rim­ci­ler bu­nun ye­ni bir ver­si­yo­nu­na sa­rıl­dı­lar. Bu ye­ni ver­si­yon, vü­cut­ta­ki or­gan­la­rın de­ğil, ama or­gan­la­rın ge­ne­tik şif­re­si­ni içe­ren gen­le­rin bir kıs­mı­nın "kö­rel­miş" ol­du­ğu şek­lin­dey­di. Kul­la­nı­lan kav­ram ise "kö­rel­miş­lik" de­ğil, "hur­da­ya çık­mış­lık"tı.</text:p>
      <text:p text:style-name="P21">Söz­ ko­nu­su "hur­da" (junk) ni­te­le­me­si, tüm can­lı­la­rın ge­ne­tik bil­gi­si­ni kod­la­yan dev DNA mo­le­kü­lü­nün ba­zı kı­sım­la­rı için kul­la­nıl­dı. Ev­rim­ci id­di­aya gö­re DNA'nın ol­duk­ça bü­yük bir bö­lü­mü iş­lev­siz­di. Ev­rim­ci­ler bu iş­lev­siz kı­sım­la­rın, geç­miş­te­ki söz­de ev­rim sü­re­cin­de bir işe ya­ra­dı­ğı­nı ama za­man­la "hur­da­ya çık­tı­ğı­nı" ile­ri sür­dü­ler. İd­di­anın Dar­wi­nizm'le olan pa­ra­lel­li­ği çok be­lir­gin­di ve bu ne­den­le de "Hur­da DNA" (Junk DNA) kav­ra­mı, kı­sa sü­re­de bi­lim li­te­ra­tü­rü­nün sık tek­rar­la­nan te­rim­le­rin­den bi­ri ha­li­ne gel­di. An­cak kö­rel­miş or­gan­lar hi­ka­ye­si­nin bu ye­ni ver­si­yo­nu­nun öm­rü de faz­la uzun ol­ma­dı. Özel­lik­le 2001 yı­lın­da so­nuç­la­rı açık­la­nan İn­san Ge­no­mu Pro­je­si'yle bir­lik­te, "Hur­da DNA" kav­ra­mı­nın bir ya­nıl­gı ol­du­ğu bi­lim dün­ya­sı için­de yük­sek ses­le ifa­de edil­me­ye baş­lan­dı. Cle­ve­land Üni­ver­si­te­si'nden ev­rim­ci bi­lim ada­mı Evan Eich­ler "Hur­da DNA de­yi­mi bi­zim bil­gi­siz­li­ği­mi­zin yan­sı­ma­sın­dan baş­ka bir­şey de­ğil" iti­ra­fın­da bu­lu­nu­yor­du. 82</text:p>
      <text:p text:style-name="P21">Bu­nun ne­de­ni, Hur­da DNA de­nen kı­sım­la­rın da iş­lev­le­ri­nin ol­du­ğu­nun ya­vaş ya­vaş an­la­şıl­ma­sıy­dı. Şim­di, Hur­da DNA ef­sa­ne­si­nin na­sıl doğ­­du­ğu­nu ve çök­tü­ğü­nü in­ce­le­ye­lim. </text:p>
      <text:p text:style-name="P21"/>
      <text:p text:style-name="P21">Kod­la­ma­yan DNA'nın Hur­da Sa­nı­lı­şı</text:p>
      <text:p text:style-name="P21"><text:soft-page-break/>Ev­rim­ci­le­rin bu ya­nıl­gı­sı­nın an­la­şıl­ma­sı için ön­ce­lik­le DNA'nın ya­pı­sı hak­kın­da bil­gi ver­mek ge­re­kir. </text:p>
      <text:p text:style-name="P21">Tüm can­lı hüc­re­le­rin­de yer alan dev bir mo­le­kü­ler zin­cir olan DNA mo­le­kü­lü, içer­di­ği ge­ne­tik bil­gi­ler yü­zün­den ço­ğu za­man "bil­gi ban­ka­sı" ola­rak anı­lır. Mo­le­kül ay­nı za­man­da bu bil­gi­le­rin be­den­sel fa­ali­yet­ler­de kul­la­nı­mı­nı dü­zen­le­yen bir ge­ne­tik ko­da sa­hip­tir. Da­ha ön­ce­ki bö­lüm­ler­de in­ce­le­di­ği­miz gi­bi, DNA mo­le­kü­lü­nün kö­ke­ni­ni açık­la­ma ama­cıy­la ya­pı­lan tüm ev­rim­ci gi­ri­şim­ler so­nuç­suz kal­mış, bu mo­le­kül­de­ki bil­gi­nin rast­lan­tı­sal ola­rak olu­şa­ma­ya­ca­ğı or­ta­ya çık­mış­tır. DNA mo­le­kü­lü açık­ça üs­tün bir ya­ra­tı­lış ör­ne­ği­dir. </text:p>
      <text:p text:style-name="P21">DNA üze­rin­de fi­zik­sel özel­lik­le­ri­mi­zin ve fiz­yo­lo­jik fa­ali­yet­le­ri­mi­zin bil­gi­si­ni kod­la­yan be­lir­li kı­sım­la­ra "gen­ler" de­nir. Bu gen­ler fark­lı fark­lı pro­te­in­le­rin kod­lan­ma­sın­da rol oy­nar ve ya­şa­mı­mı­zın de­va­mı­nı sağ­lar. An­cak gen­le­ri­mi­zin ta­ma­mı, DNA'mı­zın yak­la­şık %10'unu oluş­tu­rur. DNA'nın ge­ri­ye ka­lan da­ha bü­yük kıs­mı, pro­te­in kod­la­ma­dı­ğı için "kod­la­ma­yan DNA" ola­rak isim­len­di­ri­lir. </text:p>
      <text:p text:style-name="P21">Kod­la­ma­yan DNA'yı da ken­di için­de ba­zı ka­te­go­ri­le­re ayır­mak müm­kün­dür. Kod­la­ma­yan DNA, ba­zen gen­ler ara­sı­na sı­kış­tı­rıl­mış va­zi­yet­te bu­lu­nur ve bun­la­ra "int­ron" adı ve­ri­lir. Bir di­ğer kı­sım kod­la­ma­yan DNA, ay­nı nük­le­otid di­zi­si­nin art ar­da sı­ra­lan­ma­sıy­la oluş­muş da­ha uzun zin­cir­ler mey­da­na ge­ti­rir. Bun­la­ra "tek­rar­lı (re­pe­ti­ti­ve) DNA" is­mi ve­ri­lir. Eğer kod­la­ma­yan DNA üze­rin­de­ki nük­le­otid­ler, tek­rar­la­yan di­zi­ler ye­ri­ne, gen­ler­de­ki komp­leks di­zi­li­mi an­dı­ra­cak şe­kil­de sı­ra­lan­mış­lar­sa, bu de­fa "sah­te gen" (pse­udo­ge­ne) ola­rak isim­len­di­ri­li­r­ler. <text:s/></text:p>
      <text:p text:style-name="P21">Ev­rim­ci­ler pro­te­in kod­la­ma­yan bu bö­lüm­le­ri ge­nel ola­rak "Junk DNA" (Hur­da DNA) adı al­tın­da top­la­mış ve bun­la­rın söz­de ev­rim­sel sü­reç­ten ak­ta­rı­lan ge­rek­siz yı­ğın­lar ol­du­ğu­nu ile­ri sür­müş­ler­dir. Oy­sa bu­nun man­tık­sal açı­dan ha­ta­lı bir yak­la­şım ol­du­ğu açık­tır. Çün­kü bu DNA ya­pı­la­rı­nın pro­te­in kod­la­mı­yor ol­ma­sı, bun­la­rın iş­lev­siz ol­du­ğu­nu gös­ter­mez. Bun­la­rın fonk­si­yon­la­rı­nı öğ­ren­mek için üze­rin­de ya­pı­la­cak araş­tır­ma­la­rın so­nuç­la­rı­nı bek­le­mek ge­re­kir. Bi­lim­sel yak­la­şım bu­nu ge­rek­ti­rir. An­cak ev­rim­ci ön­yar­gı­lar bu man­tı­ğın dev­re­ye so­kul­ma­sı­nı en­gel­le­miş, top­lu­mu yıl­lar­ca Hur­da DNA id­di­ala­rıy­la ya­nıl­ta­cak ha­ber­le­re yol aç­mış­tır. An­cak özel­lik­le son on yıl­da ya­pı­lan araş­tır­ma­lar bu id­di­ala­rın ha­yal­den baş­ka bir­şey ol­ma­dı­ğı­nı gös­te­re­rek ev­rim­ci­le­ri ya­lan­la­mış­tır. Çün­kü kod­la­ma­yan DNA kı­sım­la­rı­nın, ev­rim­ci­le­rin id­dia et­ti­ği gi­bi "hur­da" de­ğil, tam ak­si­ne "ge­no­mik ha­zi­ne" ol­du­ğu an­la­şıl­mış­tır.83</text:p>
      <text:p text:style-name="P21">Chi­ca­go Üni­ver­si­te­si'nden dok­to­ra sa­hi­bi ve an­ti-ev­rim ha­re­ke­ti­nin ön­de ge­len sa­vu­nu­cu­la­rın­dan bi­ri olan Dr. Pa­ul Nel­son, "Hur­da­cı Ar­tık Hur­da Sat­mı­yor" (The Junk De­aler Ain't Sel­ling That No Mo­re) baş­lık­lı ma­ka­le­sin­de, ev­rim­ci­le­rin hur­da DNA id­di­ala­rı­nın çö­kü­şü­nü şu cüm­le­ler­le açık­lar: </text:p>
      <text:p text:style-name="P21">"[Ate­iz­min sa­vun­cu­la­rın­dan]Carl Sa­gan, Sha­dows of For­got­ten An­ces­tors (Unu­tul­muş Ata­la­rın Göl­ge­le­ri) isim­li ki­ta­bın­da, "ge­ne­tik hur­da­lı­ğın", DNA'da­ki "faz­la­lık­la­rın, ke­ke­le­me­le­rin (ge­rek­siz tek­rar­lar) ve kop­ya edi­le­mez saç­ma­lık­la­rın", ha­ya­tın te­me­lin­de de­rin ku­sur­lar bu­lun­du­ğu­nu ka­nıt­la­dı­ğı­nı öne sür­müş­tü. Bu tür yo­rum­la­ra bi­yo­lo­ji li­te­ra­tü­rün­de gi­de­rek da­ha az rast­lan­mak­ta­dır. Ne­den mi? Çün­kü ar­tık ge­ne­tik­çi­ler, ge­ne­tik en­kaz ola­rak bi­li­nen kı­sım­la­rın fonk­si­yon­la­rı­nı keş­fe­di­yor­lar."84</text:p>
      <text:p text:style-name="P21">Şim­di 'Hur­da DNA'nın as­lın­da hiç de hur­da ol­ma­dı­ğı­nın na­sıl keş­fe­dil­di­ği­ni in­ce­le­ye­lim... </text:p>
      <text:p text:style-name="P21"><text:soft-page-break/>1. Kod­la­ma­yan DNA'nın nük­le­otid di­zi­li­min­de li­san ye­te­ne­ği ile il­gi­li bir kod­la­ma kri­te­ri bu­lun­du.</text:p>
      <text:p text:style-name="P21">1994 yı­lın­da Har­vard Tıp Fa­kül­te­si mo­le­kü­ler bi­yo­log­la­rı ile Bos­ton Üni­ver­si­te­si'nden fi­zik­çi­le­rin ger­çek­leş­tir­di­ği or­tak ça­lış­ma­da kod­la­ma­yan DNA ile il­gi­li çar­pı­cı bir so­nuç el­de edil­di. <text:s/>Araş­tır­ma­cı­lar, çe­şit­li can­lı­lar­dan alı­nan ve 50.000 baz çif­ti içe­ren 37 DNA di­zi­li­mi­ni in­ce­le­miş ve nük­le­otid­le­rin sı­ra­la­ma­sın­da be­lir­li ku­ral­la­rın olup ol­ma­dı­ğı­nı araş­tır­mış­lar­dı. Bu ça­lış­ma so­nu­cun­da, in­san DNA'sın­da %90 yer tut­mak­ta olan söz­de Hur­da DNA'nın, in­san di­li­ne has bir özel­li­ğe sa­hip ol­du­ğu or­ta­ya çık­tı.85 Bu­na gö­re, yer­yü­zün­de ko­nu­şul­mak­ta olan tüm dil­ler­de gö­rü­len or­tak bir kod­la­ma kri­te­ri­ne in­san DNA'sın­da sı­ra­la­nan nük­le­otid­ler­de de rast­lan­mış­tı. Şüp­he­siz bu bul­gu söz­de Hur­da DNA'da­ki bil­gi­nin te­sa­dü­fen bi­rik­ti­ği te­zi­ne de­ğil, ya­şa­mın üs­tün bir ya­ra­tı­lış ile var ol­du­ğu ger­çe­ği­ne des­tek sağ­lı­yor­du.</text:p>
      <text:p text:style-name="P21">2. Tek­rar­lı he­te­rok­ro­ma­tin şa­şır­tı­cı bir fonk­si­yo­nel­lik or­ta­ya koy­du: Ken­di baş­la­rı­na an­lam­sız gi­bi gö­rü­nen nük­le­otid­ler bi­ra­ra­da önem­li gö­rev­le­ri <text:s/>ye­ri­ne ge­ti­ri­yor ve ma­yo­tik bö­lün­me­de rol oy­nu­yor.</text:p>
      <text:p text:style-name="P21">Ya­kın bir geç­miş­te, Hur­da DNA ol­du­ğu zan­ne­di­len, an­cak bi­lim adam­la­rı­nın fonk­si­yon­la­rı­nı ye­ni keş­fet­me­ye baş­la­dı­ğı DNA di­zi­lim­le­rin­den bi­ri he­te­rok­ro­ma­tin­dir. Bu, DNA'da faz­la­ca tek­rar edi­len bir kod­dur. Her­han­gi bir pro­te­inin üre­ti­min­den so­rum­lu ol­du­ğu tes­pit edi­le­me­di­ği için uzun za­man "Hur­da DNA" ola­rak ta­nım­lan­mış­tır. </text:p>
      <text:p text:style-name="P21">Re­na­uld ve Gas­ser (İs­veç De­ney­sel Kan­ser Araş­tır­ma Ens­ti­tü­sü) he­te­rok­ro­ma­tin için şu yo­ru­mu ya­par­lar: </text:p>
      <text:p text:style-name="P21">Ge­nom­da dik­kat çe­ke­cek şe­kil­de tem­sil edi­li­yor ol­ma­sı­na rağ­men, (in­san hüc­re­le­ri­nin %15'i ve si­nek hüc­re­le­ri­nin yak­la­şık %30'u), he­te­rok­ro­ma­tin her za­man 'Hur­da DNA', ya­ni hüc­re­ye hiç­bir fay­da­sı ol­ma­yan DNA ola­rak ka­bul edil­miş­tir.86</text:p>
      <text:p text:style-name="P21">An­cak, son ça­lış­ma­lar he­te­rok­ro­ma­ti­nin de önem­li fonk­si­yo­nel gö­rev­le­ri ol­du­ğu­nu or­ta­ya koy­du. Mo­le­kü­ler Tıb­bi Bi­lim­ler Ens­ti­tü­sü'nden Emi­le Zuc­ker­land bu ko­nu­da şun­la­rı söy­le­di: </text:p>
      <text:p text:style-name="P21">Tek ba­şı­na fonk­si­yo­nel ol­ma­yan nük­le­otid­le­ri bi­ra­ra­ya ge­tir­di­ği­niz­de, fonk­si­yo­nel ha­le ge­len nük­le­otid­ler top­lu­lu­ğu el­de ede­bi­lir­si­niz. Kro­ma­ti­ne ait olan nük­le­otid­ler ise bu­nun bir ör­ne­ği­dir. Geç­miş­te he­te­rok­ro­ma­ti­nin hur­da ol­du­ğu­nu id­dia eden gö­rüş­le­re rağ­men, bu­gün bu alan­da ak­tif ola­rak ça­lı­şan bir­çok ki­şi, DNA'nın bu bö­lü­mü­nün çok önem­li fonk­si­yo­nel gö­rev­le­ri ol­du­ğun­dan şüp­he et­mi­yor... Nük­le­otid­ler tek baş­la­rı­na hur­da ola­bi­lir­ler, an­cak bi­ra­ra­da iken al­tın­lar.87 </text:p>
      <text:p text:style-name="P21">He­te­rok­ro­ma­ti­nin bu tür "kol­lek­tif" fonk­si­yon­la­rın­dan bi­ri ma­yo­tik bö­lün­me­de tes­pit edil­di. Ay­nı za­man­da ya­pay kro­mo­zom ça­lış­ma­la­rı da, DNA'nın bu bö­lü­mü­nün fark­lı fonk­si­yon­la­rı ol­du­ğu­nu or­ta­ya çı­kar­dı.88 </text:p>
      <text:p text:style-name="P21">3. Araş­tır­ma­cı­lar kod­la­ma­yan DNA ile hüc­re çe­kir­de­ği ara­sın­da­ki iliş­ki­yi or­ta­ya çı­kar­dı­lar. <text:s text:c="7"/>Bu ge­liş­me­le­rin "Hur­da DNA" id­di­ası­nı çü­rüt­tü­ğü­nü ifa­de et­ti­ler.</text:p>
      <text:p text:style-name="P21">1999 yı­lın­da ya­pı­lan bir ça­lış­ma, ökar­yot hüc­re­ler­de­ki pro­te­in kod­la­ma­yan-DNA'nın (di­ğer adıy­la se­kon­der DNA) çe­kir­dek için­de iş­lev­sel bir ya­pı ol­du­ğu­nu or­ta­ya çı­kar­dı. Bu ça­lış­ma­da, Cryto­mo­nad isim­li fo­to­sen­tez ya­pan tek hüc­re­li can­lı­lar in­ce­len­di.</text:p>
      <text:p text:style-name="P21"><text:soft-page-break/>Bu can­lı­la­rın özel­li­ği, bo­yut açı­sın­dan ge­niş bir çe­şit­li­lik or­ta­ya ko­yu­yor ol­ma­la­rıy­dı. An­cak hüc­re­ler fark­lı bo­yut­lar­da ol­sa­lar da, çe­kir­dek bü­yük­lü­ğü ile hüc­re­nin (can­lı­nın) bü­yük­lü­ğü ara­sın­da da­ima doğ­ru­sal bir oran­tı bu­lu­nu­yor­du.</text:p>
      <text:p text:style-name="P21">Araş­tır­ma­cı­lar kod­la­ma­yan DNA'nın mik­ta­rı­nın, çe­kir­de­ğin bü­yük­lü­ğü­ne oran­lı ol­du­ğu­nu gör­dü­ler ve bu du­ru­mu, kod­la­ma­yan DNA'nın da­ha bü­yük çe­kir­dek için ya­pı­sal ola­rak ge­rek­li ol­du­ğu­na da­ir bir gös­ter­ge ol­du­ğu so­nu­cu­na var­dı­lar. Bu ye­ni araş­tır­ma, ya­ra­tı­lış ger­çe­ği­ni red­de­den Hur­da DNA -hat­ta Daw­kins'in öne sür­dü­ğü "ben­cil DNA"89- gi­bi kav­ram­la­ra çok önem­li bir dar­be oluş­tur­du. Araş­tır­ma­cı­lar ya­zı­la­rı­nı şöy­le bi­ti­ri­yor­lar­dı: </text:p>
      <text:p text:style-name="P21">"Da­ha­sı, se­kon­der DNA [kod­la­ma­yan DNA] nük­le­omor­fun önem­li öl­çü­de ek­sik olu­şu,... se­kon­der DNA ile il­gi­li 'ben­cil' ve 'çöp­lük' DNA tez­le­ri­ni çü­rüt­mek­te­dir". 90</text:p>
      <text:p text:style-name="P21">4. Kod­la­ma­yan DNA'nın, kro­mo­zom ya­pı­sı için ge­rek­li ol­du­ğu or­ta­ya çık­tı. </text:p>
      <text:p text:style-name="P21">Kod­la­ma­yan DNA'nın son yıl­lar­da or­ta­ya çı­ka­rı­lan bir baş­ka önem­li ro­lü de kro­mo­zom ya­pı­sı ve iş­le­vin­de "ke­sin­lik­le ge­rek­li" ol­ma­sıy­dı. Bu alan­da ya­pı­lan ça­lış­ma­lar, kod­la­ma­yan DNA'nın, DNA'nın bir­çok iş­le­vi ye­ri­ne ge­tir­me­si­ni müm­kün kı­lan ya­pı­yı sağ­la­dı­ğı­nı gös­ter­di. Öy­le ki for­ma so­kul­muş bir ya­pı ol­mak­sı­zın bu iş­lev­le­rin ger­çek­leş­ti­ril­me­si im­kan­sız­dı. Bi­lim adam­la­rı bi­ra ma­ya­sı­nın kro­mo­zom­la­rın­dan bi­rin­de, te­lo­mer­le­ri (te­lo­mer­ler kro­mo­zom­la­rın her iki ucun­da bu­lu­nan ve her hüc­re bö­lün­me­si son­ra­sı bel­li öl­çü­de kı­sa­lan DNA-pro­te­in komp­leks­le­ri­dir) or­ta­dan kal­dır­dık­la­rın­da hüc­re bö­lün­me­si­nin ke­sin­ti­ye uğ­ra­dı­ğı­nı gör­dü­ler.91 O hal­de te­lo­mer­ler hüc­re­nin, sağ­lam kro­mo­zom­la­rı, ha­sar gör­müş DNA'dan ayır­ma­sı­na yar­dım­cı olu­yor­du. Bu ke­sin­ti ha­lin­den kur­tu­lan hüc­re­ler­de kro­mo­zom so­nun­da kay­be­di­li­yor­du. Bu da kod­la­ma­yan DNA'­ya ait te­lo­mer­le­rin, hüc­re­nin kro­mo­zom sa­bit­li­ği­nin ko­run­ma­sın­da ge­rek­li ol­du­ğu­nu gös­te­ri­yor­du. </text:p>
      <text:p text:style-name="P21">5. Kod­la­ma­yan DNA'nın emb­ri­yo­nun ge­li­şi­min­de­ki rol­le­ri or­ta­ya çı­ka­rıl­dı.</text:p>
      <text:p text:style-name="P21">Kod­la­ma­yan DNA'nın, ge­li­şim sı­ra­sın­da gen ifa­de­si­nin (gen­de­ki bil­gi­nin oku­na­rak pro­te­in üre­ti­mi ya­pıl­ma­sı iş­le­mi­nin) dü­zen­len­me­sin­de de önem­li rol oy­na­dı­ğı­na da­ir ka­nıt­lar el­de edil­di.92 Çe­şit­li ça­lış­ma­lar­da, kod­la­ma­yan DNA'nın, fo­to­re­sep­tör hüc­re­le­ri­nin93, üre­me böl­ge­si­nin94 ve mer­ke­zi si­nir sis­te­mi­nin95 ge­li­şi­min­de rol oy­na­dı­ğı gös­te­ril­di. Tüm bun­lar, kod­la­ma­yan DNA'nın ge­li­şim ve emb­ri­yo­je­nez (emb­ri­yo­nun ge­li­şi­mi) sı­ra­sın­da ha­ya­ti rol­le­ri dü­zen­le­di­ği­ni gös­ter­di.</text:p>
      <text:p text:style-name="P21">6. Hur­da DNA ka­te­go­ri­si­ne da­hil edi­len int­ron­la­rın hüc­re fa­ali­yet­le­rin­de ha­ya­ti rol­ler oy­na­dı­ğı <text:s text:c="14"/>or­ta­ya çık­tı.</text:p>
      <text:p text:style-name="P21">Ev­rim­ci­le­rin uzun yıl­lar Hur­da DNA zan­net­ti­ği an­cak önem­li rol­le­ri da­ha son­ra keş­fe­di­len bir baş­ka tür kod­la­ma­yan DNA ise int­ron­lar­dır. İnt­ron­la­rın özel­li­ği, fonk­si­yo­nel gen­le­rin içi­ne sı­kış­tı­rıl­mış ol­ma­la­rı­dır. İnt­ron­lar, pro­te­in üre­ti­mi ve iş­lev­le­ri sı­ra­sın­da ay­rış­tı­rı­la­rak ele­nir­ler. </text:p>
      <text:p text:style-name="P21">Ev­rim­ci­ler, int­ron­la­rın ilk ba­kış­ta pro­te­in üre­ti­min­de rol oy­na­ma­ma­sı­na al­dan­mış, bun­la­rı Hur­da DNA ka­bul et­miş­ler­di. Oy­sa ya­pı­lan araş­tır­ma­lar int­ron­la­rın çok önem­li ya­şam­sal fa­ali­yet­ler­de rol oy­na­dı­ğı­nı or­ta­ya çı­kar­dı. Gü­nü­müz­de int­ron­lar ar­tık fark­lı DNA'lar­dan mey­da­na ge­len ve hüc­re­nin ya­şa­mı açı­sın­dan ha­ya­ti de­re­ce­de önem­li rol oy­na­yan komp­leks bir ka­rı­şım ola­rak ka­bul edi­li­yor.96 <text:s text:c="2"/></text:p>
      <text:p text:style-name="P21">Ün­lü The New York Ti­mes ga­ze­te­si­nin bi­lim kö­şe­sin­de ya­yın­la­nan bir ya­zı, int­ron­lar­la il­gi­li ev­rim­ci ya­nıl­gı­la­rı or­ta­ya koy­ma­sı açı­sın­dan il­gi çe­ki­ciy­di. C. Cla­ibor­ne <text:soft-page-break/>Ray ta­ra­fın­dan ha­zır­la­nan ve "DNA: Hur­da mı, De­ğil mi?" baş­lı­ğı­nı ta­şı­yan kı­sa ya­zı­da, int­ron­lar üze­rin­de ya­pı­lan araş­tır­ma­la­rın so­nu­cu şu cüm­le­ler­le özet­le­ni­yor­du: "Yıl­lar bo­yu ya­pı­lan ça­lış­ma­lar, int­ron­la­rın hur­da ol­ma­dı­ğı­nı, bun­la­rın as­lın­da gen­le­rin ça­lış­ma şek­li­ni et­ki­le­dik­le­ri­ni or­ta­ya çı­kar­dı. ...int­ron­lar, şüp­he­siz, ak­tif rol­ler oy­nu­yor­lar."97</text:p>
      <text:p text:style-name="P21">New York Ti­mes ga­ze­te­sin­de­ki bu ya­zı­da, son bi­lim­sel ge­liş­me­ler ışı­ğın­da, int­ron­lar gi­bi "söz­de çöp­lük DNA"nın ger­çek­te or­ga­niz­ma­la­ra "fay­da­lı" ol­du­ğu vur­gu­la­nı­yor­du. </text:p>
      <text:p text:style-name="P21">Mad­de­ler ha­lin­de ele al­dı­ğı­mız tüm bu ge­liş­me­ler kod­la­ma­yan DNA hak­kın­da yep­ye­ni bil­gi­ler or­ta­ya koy­mak­la bir­lik­te önem­li bir ger­çe­ği de açı­ğa çı­kar­mış olu­yor­du. Ev­rim­ci­le­rin Hur­da DNA kav­ra­mı, bil­gi­siz­lik­ten kay­nak­la­nan, uy­dur­ma bir kav­ram­dı. Ca­se Wes­tern Re­ser­ve Üni­ver­si­te­si'nden Evan Eich­ler 2001 yı­lın­da Sci­en­ce'da ya­yın­la­nan bir ma­ka­le­de, du­ru­mu şu söz­ler­le özet­li­yor­du: "Çöp­lük DNA de­yi­mi bi­zim bil­gi­siz­li­ği­mi­zin yan­sı­ma­sın­dan baş­ka bir­şey de­ğil."98</text:p>
      <text:p text:style-name="P21">Hur­da DNA Ef­sa­ne­si­nin Son Da­ya­na­ğı da Çök­tü: <text:s text:c="30"/>Bir "Sah­te­ Gen"in­ Fonk­si­yo­nel Ol­du­ğu Or­ta­ya Çık­tı</text:p>
      <text:p text:style-name="P21">90'lı yıl­lar­dan iti­ba­ren ya­şa­nan tüm bu önem­li bi­lim­sel ge­liş­me­ler, Hur­da DNA id­di­ası­nın bil­gi­siz­lik­ten kay­nak­la­nan bir ev­rim ya­nıl­gı­sı ol­du­ğu­nu or­ta­ya koy­du. Gen­le­rin içi­ne sı­kış­mış int­ron­lar ve da­ha uzun sı­ra­lar ha­lin­de bi­ra­ra­da bu­lu­nan tek­rar­lı DNA gi­bi "kod­la­ma­yan DNA"la­rın as­lın­da iş­lev­sel ol­du­ğu gös­te­ril­miş ol­du. Bu­nun­la bir­lik­te, ge­ri­ye fonk­si­yo­nel olup ol­ma­dı­ğı tam bi­lin­me­yen tek bir tür "kod­la­ma­yan DNA" ka­lı­yor­du: "Sah­te­ gen­ler" an­la­mı­na ge­len "pse­udo­gen­ler" (pse­udo­ge­nes). </text:p>
      <text:p text:style-name="P21">Pse­udo­gen, gö­rü­nür­de, mu­tas­yo­na uğ­ra­mış fonk­si­yo­nel gen­le­rin iş­lev­le­ri­ni kay­be­de­rek or­ta­ya çı­kar­dı­kla­rı DNA par­ça­la­rı­na ev­rim­ci­ler­ce ve­ri­len isim­dir. "Pse­udo" ke­li­me­si de İn­gi­liz­ce­de "sah­te, ya­nıl­tı­cı" an­la­mın­da kul­la­nı­lır. Pse­udo­gen­le­rin ev­rim­ci­ler açı­sın­dan özel bir öne­mi ol­du­ğu söy­le­ne­bi­lir. Çün­kü mu­tas­yon­la­rın ev­rim mey­da­na ge­ti­re­ce­ği id­dia­sı­nın ge­çer­siz­li­ği­ni iç­ten içe ka­bul­len­miş, pse­udo­gen­le­re bir tür göz ­bo­ya­ma ara­cı ola­rak sa­rıl­mış­lar­dır.</text:p>
      <text:p text:style-name="P21">Kı­sa­ca ha­tır­la­ya­cak olur­sak, can­lı­lar üze­rin­de ya­pı­lan sa­yı­sız de­ney­de, mu­tas­yon­la­rın, et­ki­li ol­duk­la­rı za­man can­lı­lar­da da­ima ge­ne­tik bil­gi kay­bı­na ne­den ol­duk­la­rı gö­rül­müş­tür. Bir sa­ate ya­pı­lan rast­ge­le çe­kiç dar­be­le­ri­nin sa­ati ge­liş­tir­mey­ece­ği gi­bi, mu­tas­yon­lar da or­ga­niz­ma­la­rı as­la ge­liş­tir­me­miş, bir di­ğer de­yiş­le ev­rim­leş­tir­me­miş­ler­dir. Ev­rim te­ori­si ge­ne­tik bil­gi­de ar­tış ge­rek­tir­di­ği hal­de mu­tas­yon­lar hep ge­ne­tik bil­gi­yi azal­tır, tah­rip eder­ler. </text:p>
      <text:p text:style-name="P21">Te­ori­le­ri­ne des­tek gös­te­re­bi­le­cek­le­ri bir me­ka­niz­ma­dan da­hi yok­sun olan ev­rim­ci­ler, pse­udo­gen­le­ri ha­ya­li ev­rim sü­re­ci­nin "ha­ya­let" me­ka­niz­ma­sı­nın iş­le­di­ği­ne ka­nıt gös­ter­di­ler. Ev­rim­ci­ler, pro­te­in kod­la­ma­yan bu DNA par­ça­la­rı­nın söz­de ev­ri­min mo­le­kü­ler fo­sil­le­ri ol­du­ğu­nu id­dia et­ti­ler. Bu id­di­anın tek da­ya­na­ğı, bu gen­le­rin her­han­gi bir fonk­si­yo­nu­nun bi­lin­me­yi­şiy­di. </text:p>
      <text:p text:style-name="P21">Ta ki 2003 Ma­yı­sı'na ka­dar. </text:p>
      <text:p text:style-name="P21">Pse­udo­gen­le­rin fonk­si­yo­nel ol­du­ğu­nu gös­te­ren bir ça­lış­ma, ün­lü Na­tu­re der­gi­si­nin 1 Ma­yıs 2003 ta­rih­li sa­yı­sın­da ya­yın­lan­dı. Araş­tır­ma­cı­lar, "İfa­de Edil­miş Bir Pse­udo­gen, Ho­mo­log Kod­la­yan Ge­ni­nin Me­saj­cı RNA Ka­rar­lı­lı­ğı­nı Dü­zen­li­yor" (An exp­res­sed pse­udo­ge­ne re­gu­la­tes the mes­sen­ger-RNA sta­bi­lity of its ho­mo­lo­go­us co­ding ge­ne) baş­lık­lı ya­zı­la­rın­da, bir de­ne­ye ha­zır­la­nan fa­re­ler­de göz­lem­le­dik­le­ri bir <text:soft-page-break/>du­ru­mu ha­ber ve­ri­yor­lar­dı.99 Bu­na gö­re bir di­zi fa­re­nin, Ma­ko­rin1-p1 is­mi ve­ri­len pse­udo­gen­le­ri­nin, ge­ne­tik ola­rak de­ğiş­ti­ril­me­si so­nu­cu fa­re­ler­de ölüm­cül mu­tas­yon­lar mey­da­na gel­miş­ti. Fa­re­le­rin böb­rek ve ke­mik­le­ri­nin anor­mal şe­kil­de ge­liş­ti­ği göz­lem­len­miş­ti. </text:p>
      <text:p text:style-name="P21">Pse­udo­gen­de­ki di­zi­lim­de mey­da­na ge­len bir de­ği­şi­min fa­re­nin or­gan­la­rı­nı et­ki­le­me­si­nin açık­la­ma­sı açık­tı: Bu pse­udo­gen iş­lev­siz de­ğil, ge­rek­liy­di. </text:p>
      <text:p text:style-name="P21">Na­tu­re der­gi­sin­de bu araş­tır­ma­yı yo­rum­la­yan bir ma­ka­le­de bu ça­lış­ma­nın, ev­ri­min "mo­le­kü­ler fo­sil­le­ri" gö­züy­le ba­kı­lan pse­udo­gen­ler hak­kın­da­ki yay­gın gö­rüş­le­re mey­dan oku­du­ğu ya­zı­lı­yor­du.100 Ya­ni, bir ev­rim ef­sa­ne­si da­ha yı­kı­lı­yor­du.</text:p>
      <text:p text:style-name="P21">Pse­udo­gen­ler­le il­gi­li bir fonk­si­yon or­ta­ya çı­ka­rıl­dık­tan yal­nız­ca üç haf­ta son­ra, bir di­ğer ün­lü bi­lim der­gi­si Sci­en­ce'da ya­yın­la­nan bir araş­tır­ma, Hur­da DNA kav­ra­mı­na bir baş­ka ağır dar­be vur­du.101 Der­gi­nin 23 Ma­yıs 2003 ta­ri­hli sa­yı­sın­da ya­yın­la­nan bir araş­tır­ma, kod­la­ma­yan DNA ile il­gi­li ye­ni bir iş­lev da­ha or­ta­ya çı­ka­rı­yor­du. Yu­ka­rı­da ak­tar­dı­ğı­mız tüm ge­liş­me­le­rin far­kın­da olan ev­rim­ci­ler için, uzun sü­re gün­dem­de tut­tuk­la­rı "Çöp­lük DNA" kav­ra­mı­nın an­lam­sız­lı­ğı­nı açık­ça ka­bul et­mek­ten baş­ka se­çe­nek kal­mı­yor­du. Çöp­lük DNA kav­ra­mı­nın çö­pe atıl­ma vak­ti gel­miş­ti. Pensyl­van­nia Eya­let Üni­ver­si­te­si'nden Woj­ci­ech Ma­ka­lows­ki ta­ra­fın­dan ka­le­me alı­nan ya­zı­nın baş­lı­ğı bu de­ği­şi­mi gös­te­rir ni­te­lik­tey­di: "Not Junk Af­ter All" (Ar­tık Hur­da De­ğil). Ma­ka­lows­ki du­ru­mu şöy­le özet­li­yor­du: </text:p>
      <text:p text:style-name="P21">Özel­lik­le tek­rar­la­yan ele­man­lar­la il­gi­li olan Hur­da DNA gö­rü­şü 1990'lı yıl­lar­da de­ğiş­me­ye baş­la­dı... Şim­di­ler­de gi­de­rek da­ha faz­la sa­yı­da bi­yo­log tek­rar­la­yan ele­man­la­ra ge­no­mik ha­zi­ne ola­rak ba­kı­yor. Bu ra­por gös­te­ri­yor ki tek­rar­la­yan ele­man­lar 'Hur­da DNA de­ğil', ökar­yo­tik ge­nom­la­rın önem­li, bir­leş­ti­ri­ci bi­le­şen­le­ri. O hal­de tek­rar­la­yan DNA "Hur­da DNA" ola­rak isim­len­di­ril­me­me­li…". 102</text:p>
      <text:p text:style-name="P21">Bir za­man­lar Hur­da DNA kav­ra­mı­nı ve bu­na da­ya­lı ev­rim­ci spe­kü­las­yon­la­rı sık sık du­ya­bi­lir­di­niz. </text:p>
      <text:p text:style-name="P21">Ama, bu­ra­da özet­le­di­ği­miz gi­bi, Dar­wi­nist­le­rin son "kö­rel­miş­lik" id­di­ası olan Hur­da DNA kav­ra­mı da ta­ri­he ka­rış­tı. Dar­wi­nizm'in bu son çır­pı­nış­la­rı da bo­şa çık­tı. <text:s/></text:p>
      <text:p text:style-name="P21"/>
      <text:p text:style-name="P21"/>
      <text:p text:style-name="P21">BİR ZA­MAN­LAR TÜR­LE­RİN KÖ­KE­Nİ </text:p>
      <text:p text:style-name="P21">“TÜR­LEŞ­ME” SA­NI­LI­YOR­DU</text:p>
      <text:p text:style-name="P21"/>
      <text:p text:style-name="P21">Dar­wi­nizm'e olan ıs­rar­lı bağ­lı­lı­ğı ile ta­nı­nan New Sci­en­tist der­gi­si­nin 14 Ha­zi­ran 2003 ta­rih­li sa­yı­sın­da "Ye­ni Tür­ler Na­sıl Olu­şur?" (How Are New Spe­ci­es For­med?) baş­lık­lı bi­lim­sel bir ma­ka­le var­dı. Ya­za­rı Ge­or­ge Tur­ner şu önem­li "iti­raf"ta bu­lu­nu­yor­du:</text:p>
      <text:p text:style-name="P21">Çok de­ğil ya­kın za­man ön­ce, tür­le­rin na­sıl oluş­tu­ğu­nu bil­di­ği­mi­zi sa­nı­yor­duk. İş­le­min he­men her za­man po­pü­las­yon­la­rın ta­ma­men izo­le ol­ma­la­rıy­la baş­la­dı­ğı­na ina­nı­yor­duk. Ge­nel­lik­le po­pü­las­yo­nun cid­di bir "ge­ne­tik dar­bo­ğaz"dan geç­me­sin­den son­ra mey­da­na ge­li­yor­du; (ör­ne­ğin) ha­mi­le bir di­şi­nin uzak bir ada­ya sü­rük­len­me­sin­den ve onun yav­ru­la­rı­nın bir­bir­le­ri ile çift­leş­me­sin­den son­ra ola­bi­le­ce­ği gi­bi. Bu "ku­ru­cu et­ki"nin gü­zel­li­ği, la­bo­ra­tu­var­da test edi­le­bi­lir ol­ma­sıy­dı. Ger­çek­te, açık­ça­sı tut­ma­dı. Bi­yo­log­la­rın tüm ça­ba­la­rı­na rağ­men, hiç kim­se, ku­ru­cu bir po­pü­las­yon­dan ye­ni bir tür ya­rat­ma­nın ya­nı­na bi­le yak­la­şa­ma­dı. Da­ha­sı, bil­di­ği­miz ka­da­rıy­la, <text:soft-page-break/>in­san­la­rın az sa­yı­lar­da or­ga­niz­ma­yı ya­ban­cı or­tam­la­ra sal­ma­la­rı so­nu­cun­da hiç­bir ye­ni tür oluş­ma­dı.103 </text:p>
      <text:p text:style-name="P21">As­lın­da bu ye­ni bir iti­raf de­ğil­dir. Dar­win'den bu ya­na ge­çen bir bu­çuk yüz­yıl için­de, onun ile­ri sür­dü­ğü gi­bi bir "tür­leş­me" hiç­bir za­man göz­len­me­miş, "tür­le­rin kö­ke­ni"ne tat­min edi­ci bir açık­la­ma ge­ti­ri­le­me­miş­tir. </text:p>
      <text:p text:style-name="P21">Bu­nu açık­la­mak için Dar­win'in na­sıl bir "tür­leş­me" ön­gör­dü­ğü­nü an­lat­mak­ta ya­rar var­dır.</text:p>
      <text:p text:style-name="P21">Dar­win'in te­ori­si­nin da­yan­dı­ğı "göz­lem"le­rin tü­rü, hay­van po­pü­las­yon­la­rın­da­ki ba­zı de­ği­şim­ler­di. Bun­la­rın ba­zı­la­rı hay­van ye­tiş­ti­ri­ci­le­ri­nin ça­lış­ma­la­rıy­dı. Cins kö­pek­ler, inek­ler ve­ya gü­ver­cin­ler ye­tiş­ti­ren bu ki­şi­ler, po­pü­las­yon için­de be­lir­li bir özel­li­ği bas­kın olan (ör­ne­ğin iyi ko­şan kö­pek­le­ri, iyi süt ve­ren inek­le­ri ve­ya "ze­ki" gü­ver­cin­le­ri) se­çip bir­bi­rle­riy­le çift­leş­ti­re­rek, bir­kaç ne­sil için­de bu seç­tik­le­ri özel­lik­le­re yük­sek oran­lar­da sa­hip olan po­pü­las­yon­lar oluş­tu­ru­yor­lar­dı. Nor­mal inek­ler­den, çok da­ha faz­la süt ve­ren inek­ler tü­re­ti­yor­lar­dı. </text:p>
      <text:p text:style-name="P21">Bu "sı­nır­lı de­ği­şim", Dar­win'e do­ğa­da da­imi bir de­ği­şim ol­du­ğu­nu ve bu­nun uzun za­ma­na ya­yıl­dı­ğın­da sı­nır­sız bir de­ği­şim (ya­ni ev­rim) mey­da­na ge­ti­re­ce­ği­ni dü­şün­dürt­tü.</text:p>
      <text:p text:style-name="P21">Dar­win'in ay­nı ko­nu­da­ki ikin­ci göz­le­mi ise, Ga­la­pa­gos Ada­la­rı'nda gör­dü­ğü fark­lı is­pi­noz tür­le­riy­di. Bu is­pi­noz­la­rın, ana ka­ra­da­ki­ler­den fark­lı ga­ga ya­pı­la­rı­na sa­hip ol­duk­la­rı­nı be­lir­le­miş­ti. Ya­ni ay­nı po­pü­las­yo­nun için­de uzun ga­ga­lı, kı­sa ga­ga­lı, kıv­rık ga­ga­lı, düz ga­ga­lı is­pi­noz­lar tü­re­miş­ler­di ve bun­lar da ken­di iç­le­rin­de çift­leş­tik­le­ri için ay­rı tür­ler ha­li­ne gel­miş­ler­di.</text:p>
      <text:p text:style-name="P21">Dar­win tüm bu "de­ği­şim" ol­gu­la­rı­nı bi­ra­ra­ya ge­tir­di­ğin­de, do­ğa­da "sı­nır­sız de­ği­şim" ya­şan­dı­ğı­nı, yep­ye­ni tür­le­rin, sı­nıf­la­rın, ta­kım­la­rın or­ta­ya çık­ma­sı için sa­de­ce "uzun za­man" ge­rek­ti­ği­ni dü­şün­dü. An­cak Dar­win ya­nıl­mak­tay­dı. </text:p>
      <text:p text:style-name="P21">Be­lir­li bir özel­li­ği bas­kın olan can­lı­la­rı se­çip bir­bi­rle­riy­le çift­leş­ti­re­rek sa­de­ce ken­di tür­le­ri­nin da­ha iyi­si, da­ha güç­lü­sü can­lı­lar ye­tiş­ti­ril­miş olur. Yok­sa bu yön­tem­le bir baş­ka can­lı­yı oluş­tur­mak müm­kün de­ğil­dir. Ör­ne­ğin bu şe­kil­de bir ke­di­den bir at, bir cey­lan­dan zü­ra­fa oluş­tu­ru­la­maz ya da bir ar­mut­tan bir erik mey­da­na ge­ti­ri­le­mez. Kar­puz her za­man kar­puz­dur, şef­ta­li­ler mu­za ya da ka­ran­fil­ler gül­le­re dö­nü­şe­mez. Kı­sa­ca­sı her­han­gi bir tür­den hiç­bir şart­ta bir baş­ka tür mey­da­na gel­mez. Dar­win'in bu ko­nu­da na­sıl ya­nıl­dı­ğı­nı iler­le­yen say­fa­lar­da de­tay­lı­ca açık­la­ya­ca­ğız. </text:p>
      <text:p text:style-name="P21"/>
      <text:p text:style-name="P21">"Bi­yo­lo­jik De­ği­şi­min Do­ğal Sı­nır­la­rı"</text:p>
      <text:p text:style-name="P21">Dar­win do­ğa­da göz­lem­le­di­ği de­ği­şi­min sı­nır­sız ol­du­ğu­nu var­say­mış­tı. Eğer inek­ler, kö­pek­ler ve­ya gü­ver­cin­ler sa­de­ce bir­kaç ne­sil­de bi­le de­ği­şim gös­te­re­bi­li­yor­lar­sa, ye­te­rin­ce uzun za­man ve­ril­di­ğin­de her­şe­ye dö­nü­şe­bi­lir­ler, di­ye dü­şün­müş­tü. An­cak ara­dan ge­çen 140 yıl için­de­ki bin­ler­ce fark­lı de­ney, de­ne­yim ve göz­lem, bu var­sa­yı­mın ta­ma­men yan­lış ol­du­ğu­nu or­ta­ya çı­kar­dı. </text:p>
      <text:p text:style-name="P21">Bit­ki­ler ve hay­van­lar üze­rin­de 20. yüz­yıl bo­yun­ca ya­pı­lan tüm ye­tiş­tir­me ça­lış­ma­la­rı, tür­le­rin do­ğal "çe­şit­len­me" sü­re­ciy­le as­la aşa­ma­ya­cak­la­rı sı­nır­lar ol­du­ğu­nu gös­ter­miş­tir. Bu alan­da­ki en ün­lü isim­ler­den bi­ri olan Lut­her Bur­bank, tür­ler için­de­ki de­ği­şi­mi sı­nır­la­yan gö­rün­mez bir ka­nu­nun ol­du­ğu gö­rü­şün­de­dir:</text:p>
      <text:p text:style-name="P21">Tec­rü­be­le­rim­den bi­li­yo­rum ki, bir bu­çuk ile al­tı san­ti­met­re ara­sın­da bir erik ye­tiş­ti­re­bi­li­rim. Ama iti­raf ede­yim ki, bir be­zel­ye ka­dar kü­çük ve­ya bir grey­furt ka­dar bü­<text:soft-page-break/>yük erik el­de et­me ça­ba­sı ba­şa­rıy­la so­nuç­lan­ma­ya­cak­tır… Kı­sa­ca­sı, muh­te­mel sa­nı­lan ge­liş­me­le­rin sı­nır­la­rı var­dır ve bu sı­nır­lar bir ka­nu­na ta­bi­dir… Bu, ilk ha­le ya­ni or­ta­la­ma (va­sat) bo­yu­ta dön­me ka­nu­nu­dur… Ge­niş çap­lı de­ney­ler da­ha ön­ce­den göz­lem­le tah­min et­ti­ği­miz so­nuç­la­rı onay­la­yan bi­lim­sel de­lil­ler or­ta­ya koy­muş­tur. Ya­ni bit­ki­ler ve hay­van­lar son­ra­ki ne­sil­ler­de va­sat bo­yut­la­rı­na ve­ya ya­pı­la­rı­na ge­ri dön­me­ye eği­lim­li­dir­ler… Kı­sa­ca­sı, tüm can­lı­la­rı be­lir­li bir sı­nır­da bu­lun­ma­ya zor­la­yan bir çe­kim kuv­ve­ti var­dır.104 <text:s/></text:p>
      <text:p text:style-name="P21">Gü­nü­müz­de ha­len ba­zı ya­pay ge­ne­tik dü­zen­le­me­ler­le hay­van­la­rın ya da ta­rım ürün­le­ri­nin bi­yo­lo­jik ya­pı­la­rın­da ba­zı de­ği­şik­lik­ler ya­pı­la­bil­mek­te­dir. Da­ha güç­lü kas­lı, at­lar ya da da­ha bü­yük la­ha­na­lar el­de edi­le­bil­mek­te­dir. Ama Dar­win'in bun­lar­dan yo­la çı­ka­rak yap­tı­ğı çı­ka­rım­la­rın yan­lış ol­du­ğu ar­tık açık­ça or­ta­da­dır. Dün­ya­nın ön­de ge­len ant­ro­po­log­la­rın­dan Lo­ren Eis­ley bu­nu şöy­le açık­lar:</text:p>
      <text:p text:style-name="P21">At­la­rın ve­ya la­ha­na­la­rın ka­li­te­le­ri­ni yük­selt­mek için ya­pı­lan üre­tim şek­li, son­suz bir bi­yo­lo­jik de­ği­şi­me, ya­ni ev­ri­me gi­den bir yol de­ğil­dir. Bu tür ya­pay üre­tim­le­rin ev­ri­me ka­nıt ola­rak kul­la­nıl­ma­sı ger­çek­ten tu­haf bir du­rum­dur.105</text:p>
      <text:p text:style-name="P21">Flo­ri­da Üni­ver­si­te­si'nde hay­van bi­lim­ci olan Ed­ward S. De­evy de, do­ğa­da­ki de­ği­şi­min bir sı­nı­rı ol­du­ğu­nu şöy­le be­lir­tir: "Buğ­day yi­ne buğ­day­dır, grey­furt de­ğil­dir; do­muz­la­ra ka­nat ta­ka­ma­yız, ta­vuk­la­ra si­lin­dir şek­lin­de yu­mur­ta yu­murt­la­ta­ma­yız."106 </text:p>
      <text:p text:style-name="P21">Mey­ve si­nek­le­ri üze­rin­de ya­pı­lan de­ney­ler­de de yi­ne "ge­ne­tik sı­nır" du­va­rı­na çar­pıl­mış­tır. Bu de­ney­le­rin hep­sin­de mey­ve si­ne­ği bel­li oran­lar­da de­ği­şi­me uğ­ra­mış, ama bel­li sı­nır­la­rın öte­sin­de bir de­ği­şim göz­lem­le­ne­me­miş­tir. Neo-Dar­wi­nizm'in bi­li­nen isim­le­rin­den bi­ri olan Ernst Mayr, mey­ve si­ne­ği ile ya­pı­lan iki de­ney­le il­gi­li ola­rak şun­la­rı ak­ta­rır: </text:p>
      <text:p text:style-name="P21">Bi­rin­ci de­ney­de si­ne­ğin kıl­la­rı­nın azal­tıl­ma­sı, ikin­ci de­ney­de ise ar­tı­rıl­ma­sı he­def­len­miş­ti. Or­ta­la­ma 36 olan kıl sa­yı­sı­nı 30 ku­şak son­ra 25'e ka­dar dü­şür­mek müm­kün ol­du. Ama da­ha son­ra kı­sır­lık mey­da­na gel­di ve o se­ri­den el­de edi­len si­nek­ler ne­sil üre­te­mez ol­du­lar. İkin­ci de­ney­de ise kıl sa­yı­sı 36'dan 56'ya çı­ka­rıl­dı; bu de­fa da yi­ne ilk de­ney­de ol­du­ğu gi­bi kı­sır­lık baş gös­ter­di.107 </text:p>
      <text:p text:style-name="P21">Mayr ya­pı­lan bu de­ney­ler­den son­ra şu so­nu­cu çı­kar­mış­tır:</text:p>
      <text:p text:style-name="P21">Bel­li ki se­lek­si­yon­la ger­çek­leş­ti­ri­len zor­la­yı­cı ıs­lah­lar, ge­ne­tik çe­şit­li­li­ğin kö­kü­nü ku­rut­mak­ta­dır… Tek ta­raf­lı se­lek­si­yon, ge­nel uyum­da (çev­re­ye uyum­da) bir dü­şü­şe ne­den ol­mak­ta­dır. Bu da, ne­re­dey­se her üre­tim de­ne­yi­nin baş be­la­sı­dır.108</text:p>
      <text:p text:style-name="P21">Bu ko­nu­yu ele alan en önem­li kay­nak­lar­dan bi­ri, bi­yo­lo­ji pro­fe­sö­rü La­ne P. Les­ter'ın ve mo­le­kü­ler bi­yo­log Ray­mond G. Boh­lin'in bir­lik­te ka­le­me al­dık­la­rı Na­tu­ral Li­mits to Bi­olo­gi­cal Chan­ge (Bi­yo­lo­jik De­ği­şi­min Do­ğal Sı­nır­la­rı) ad­lı ki­tap­tır. Les­ter ve Boh­lin, ki­ta­bın gi­ri­şin­de şöy­le yaz­mak­ta­dır­lar:</text:p>
      <text:p text:style-name="P21">Ya­şa­yan or­ga­niz­ma­la­rın po­pü­las­yon­la­rı­nın, be­lir­li bir za­man di­li­mi için­de ana­to­mi, fiz­yo­lo­ji, ge­ne­tik ya­pı vs. açı­sın­dan de­ği­şim gös­ter­dik­le­ri, tar­tı­şıl­ma­yan bir ger­çek­tir. Ge­ri­ye ka­lan zor me­se­le, şu so­ru­nun ce­va­bı­dır: Ne ka­dar de­ği­şim müm­kün­dür ve bu de­ği­şim­ler han­gi me­ka­niz­ma ile olu­şur? Bit­ki ve hay­van ye­tiş­ti­ri­ci­le­ri, can­lı­la­rın de­ğiş­ti­ri­le­bi­lir­li­ği ko­nu­sun­da et­ki­le­yi­ci ör­nek­le­ri bi­ra­ra­ya ge­ti­re­bi­lir­ler. Ama bir ye­tiş­ti­ri­ci işe kö­pek­le baş­la­dı­ğın­da so­nuç­ta yi­ne kö­pek el­de et­mek­te­dir, fark­lı ve ga­rip gö­rü­nüm­lü bir kö­pek bi­le ol­sa bu, so­nuç­ta kö­pek­tir. Mey­ve si­ne­ği mey­ve si­ne­ği ola­rak kal­mak­ta, gül­ler gül ola­rak kal­mak­ta­dır.109 <text:s/></text:p>
      <text:p text:style-name="P21"><text:soft-page-break/>Ya­zar­lar ki­tap­la­rın­da bu ko­nu­yu bi­lim­sel göz­lem ve de­ney­le­re ba­ka­rak araş­tı­rır­lar. Var­dık­la­rı iki te­mel so­nuç var­dır:</text:p>
      <text:p text:style-name="P21">1) Can­lı­la­rın gen­le­ri­ne bir dış mü­da­ha­le ol­ma­dık­ça, ye­ni ge­ne­tik bil­gi edin­me­le­ri müm­kün de­ğil­dir. Bu ne­den­le, gen­le­re bir mü­da­ha­le ol­ma­dık­ça, do­ğa­da as­la ye­ni bi­yo­lo­jik bil­gi or­ta­ya çık­maz. Ya­ni ye­ni can­lı ka­te­go­ri­le­ri, ye­ni or­gan­lar, ye­ni ya­pı­lar doğ­maz. Do­ğal yol­lar­la sa­de­ce be­lir­li bir tür için­de "ge­ne­tik var­yas­yon" olu­şur. Bun­lar da kı­sa boy­lu, uzun boy­lu, az tüy­lü, çok tüy­lü kö­pek cins­le­ri or­ta­ya çık­ma­sı gi­bi "sı­nır­lı de­ği­şim"ler­dir. İs­ter­se mil­yar­lar­ca yıl geç­sin, bu de­ği­şim­le­rin ye­ni can­lı tür­le­ri ve da­ha üst ka­te­go­ri­ler (sı­nıf­lar, ai­le­ler, ta­kım­lar, fi­lum­lar) oluş­tur­ma­sı im­kan­sız­dır. </text:p>
      <text:p text:style-name="P21">2) Do­ğa­da can­lı­la­rın gen­le­ri­ne dış mü­da­ha­le, sa­de­ce mu­tas­yon­lar yo­luy­la olur. Ama mu­tas­yon­lar da, hiç­bir za­man, "ya­pı­cı" et­ki sağ­la­maz­lar. Ye­ni ge­ne­tik bil­gi oluş­tur­maz­lar; et­ki­le­ri sa­de­ce ge­ne­tik bil­gi­yi tah­rip et­mek­tir. </text:p>
      <text:p text:style-name="P21">Do­la­yı­sıy­la; </text:p>
      <text:p text:style-name="P21">Dar­win'in san­dı­ğı gi­bi, do­ğal se­lek­si­yon yo­luy­la "tür­le­rin kö­ke­ni"nin açık­lan­ma­sı im­kan­sız­dır. Kö­pek­le­ri ne ka­dar "se­lek­si­yo­na" ta­bi tu­tar­sak tu­ta­lım hep kö­pek ola­rak kal­dık­la­rı­na gö­re, on­la­rın geç­miş­te as­lın­da ba­lık ve­ya bak­te­ri ol­duk­la­rı­nı id­dia et­me­nin hiç­bir man­tı­ğı yok­tur.</text:p>
      <text:p text:style-name="P21">Pe­ki "gen­le­re dış mü­da­ha­le" se­çe­ne­ği, ya­ni mu­tas­yon­lar dik­ka­te alı­nır­sa? </text:p>
      <text:p text:style-name="P21">Dar­wi­nist te­ori 1930'lar­dan bu ya­na bu se­çe­ne­ğe bel bağ­la­mak­ta­dır ve bu ne­den­le de te­ori­nin adı neo-Dar­wi­nizm ola­rak de­ğiş­miş­tir. Ne var ki mu­tas­yon­lar da te­ori­yi kur­ta­ra­ma­mak­ta­dır. Bu önem­li ko­nu­yu, ay­rı­ca in­ce­le­mek ye­rin­de ola­cak­tır. </text:p>
      <text:p text:style-name="P21"/>
      <text:p text:style-name="P21">Ga­la­pa­gos'ta­ki Canlılar Evrimi Reddediyor</text:p>
      <text:p text:style-name="P21">Dar­win'in Ga­la­pa­gos ada­la­rın­da gör­dü­ğü fark­lı is­pi­noz­lar da bir var­yas­yon ör­ne­ği­dir ve di­ğer­le­rin­de ol­du­ğu gi­bi ke­sin­lik­le ev­ri­me bir de­lil oluş­tur­maz­lar. Son yıl­lar­da ya­pı­lan göz­lem­ler, is­pi­noz­lar­da Dar­win'in te­ori­si­nin ön­gör­dü­ğü gi­bi sı­nır­sız bir de­ği­şim ya­şan­ma­dı­ğı­nı or­ta­ya koy­muş­tur. Da­ha­sı, Dar­win'in 14 ay­rı tür ola­rak be­lir­le­di­ği fark­lı is­pi­noz tip­le­ri­nin ço­ğu, as­lın­da bir­bir­le­ri ile çift­le­şe­bi­len, ya­ni ay­nı tü­rün üye­le­ri olan var­yas­yon­lar­dır. Bi­lim­sel göz­lem­ler, he­men her ev­rim­ci kay­nak­ta an­la­tı­lan "is­pi­noz ga­ga­la­rı" ör­ne­ği­nin, ger­çek­te bir "var­yas­yon" ör­ne­ği ol­du­ğu­nu, ya­ni ev­rim te­ori­si­ne de­lil oluş­tur­ma­dı­ğı­nı gös­ter­mek­te­dir. Ga­la­pa­gos Ada­la­rı'na "Dar­wi­nis­tik ev­ri­min ka­nıt­la­rı­nı bul­mak" için gi­den ve ada­lar­da­ki is­pi­noz tür­le­ri­ni uzun yıl­lar bo­yun­ca göz­lem­le­yen Pe­ter ve Ro­se­mary Grant'in ün­lü ça­lış­ma­la­rı, ada­da bir "ev­rim" ya­şan­ma­dı­ğı­nı bel­ge­le­mek­ten baş­ka bir so­nuç ver­me­miş­tir.110</text:p>
      <text:p text:style-name="P21"/>
      <text:p text:style-name="P21">Mu­tas­yon­lar Ne İşe Ya­rar?</text:p>
      <text:p text:style-name="P21">Ge­ne­tik bil­gi son de­re­ce komp­leks­tir. Hem gen­ler­de sak­la­nan bil­gi­nin ken­di­si komp­leks­tir, hem de bu bil­gi­yi kod­la­yan, oku­yan ve bu­na gö­re üre­tim ya­pan mo­le­kü­ler ma­ki­ne­ler... Bu sis­te­me isa­bet ede­cek olan rast­lan­tı­sal bir et­ki, ya­ni bir ka­za, hiç­bir şe­kil­de ge­ne­tik bil­gi ar­tı­şı sağ­la­maz. </text:p>
      <text:p text:style-name="P21">Mu­tas­yon, bil­gi­sa­yar ya­zı­lı­mı ile uğ­ra­şan bir prog­ram­cı­nın klav­ye­si­nin üze­ri­ne rast­ge­le bir ki­tap düş­me­si ve bu ki­ta­bın ba­zı tuş­la­ra çar­pa­rak ya­zı­lı­mın içi­ne rast­ge­le harf­ler ve ra­kam­lar ek­le­me­si gi­bi bir şey­dir. Böy­le bir ka­za na­sıl bil­gi­sa­yar ya­zı­lı­mı­nı ge­liş­tir­mez, ak­si­ne bo­zar­sa, mu­tas­yon­lar da in­sa­nın ge­ne­tik ko­du­nu bo­zar­lar. Les­<text:soft-page-break/>ter ve Boh­lin'in Na­tu­ral Li­mits to Bi­olo­gi­cal Chan­ge (Bi­yo­lo­jik De­ği­şi­min Do­ğal Sı­nır­la­rı) ad­lı ki­tap­la­rın­da be­lirt­tik­le­ri gi­bi; "mu­tas­yon­lar DNA rep­li­kas­yo­nu­nun has­sas me­ka­niz­ma­sın­da mey­da­na ge­len ha­ta­lar­dır" ve do­la­yı­sıy­la "mu­tas­yon­lar, ay­nen ge­ne­tik var­yas­yon ve re­kom­bi­nas­yon gi­bi ken­di baş­la­rı­na bü­yük ev­rim­sel de­ği­şim mey­da­na ge­ti­re­mez­ler."111</text:p>
      <text:p text:style-name="P21">Man­tık­sal ola­rak bek­le­ne­bi­le­cek olan bu so­nuç, 20. yüz­yıl bo­yun­ca ya­pı­lan tüm de­ney ve göz­lem­ler ta­ra­fın­dan da doğ­ru­lan­mış­tır. Hiç­bir can­lı­da ge­ne­tik bil­gi­si­ni ge­liş­ti­re­rek kök­lü bir de­ği­şim mey­da­na ge­ti­ren bir mu­tas­yon göz­lem­len­me­miş­tir. </text:p>
      <text:p text:style-name="P21">Bu ne­den­le Fran­sız Bi­lim­ler Aka­de­mi­si Es­ki Baş­ka­nı Pi­er­re-Pa­ul Gras­sé, ev­rim te­ori­si­ni ka­bul et­me­si­ne rağ­men, mu­tas­yon­la­rın "yal­nız­ca ka­lıt­sal de­ğiş­ken­ler ol­du­ğu­nu, mer­kez nok­ta­ya bağ­lı ola­rak sa­ğa so­la ha­re­ket eden bir sar­kaç po­zis­yo­nun­da ol­duk­la­rı­nı, ama hiç­bir za­man ev­rim­sel et­ki­si olan bir so­nuç ol­ma­dık­la­rı­nı… sa­de­ce da­ha ön­ce­den var ola­nı bir çe­şit de­ği­şi­me uğ­rat­tık­la­rı­nı"112 söy­ler. </text:p>
      <text:p text:style-name="P21">Dr. Gras­sé ev­rim ko­nu­sun­da­ki prob­le­min "ba­zı çağ­daş bi­yo­log­la­rın mu­tas­yo­nu gö­rür gör­mez ev­rim­den bah­set­me­ye baş­la­ma­la­rın­dan kay­nak­lan­dı­ğı­nı" söy­ler. Ona gö­re bu ka­nı "ger­çek­­ler­le uyuş­maz; çün­kü ne ka­dar çok sa­yı­da olur­lar­sa ol­sun­lar, mu­tas­yon­lar her­han­gi bir ev­rim mey­da­na ge­tir­mez­ler."113</text:p>
      <text:p text:style-name="P21">Tür­le­rin mu­tas­yon­lar­la ye­ni ge­ne­tik bil­gi ka­za­na­ma­ya­cak­la­rı ko­nu­sun­da ve­ri­le­bi­le­cek en gü­zel ör­nek mey­ve si­nek­le­ri ile il­gi­li­dir. Mey­ve si­nek­le­ri üze­rin­de ya­pı­lan mu­tas­yon­lar, do­ğa­da­ki can­lı­la­ra de­ği­şi­min de­ğil, bir den­ge­nin ha­kim ol­du­ğu­nu gös­ter­miş­tir. Mey­ve si­ne­ği ge­be­lik sü­re­si çok kı­sa (12 gün) ol­du­ğu için uzun yıl­lar­dır mu­tas­yon de­ney­le­ri­nin göz­de de­ne­ği ol­muş­tur. Bu de­ney­ler­de si­ne­ğin mu­tas­yon ora­nı­nı 15.000 kez art­ır­mak için rönt­gen ışın­la­rı kul­la­nıl­mış­tır. Bi­lim adam­la­rı mey­ve si­ne­ği­nin do­ğal şart­lar al­tın­da mil­yon­lar­ca yıl­da ma­ruz ka­la­ca­ğı mu­tas­yon sa­yı­sı­nı kı­sa bir sü­re için­de ger­çek­leş­ti­re­rek göz­lem­le­ye­bil­miş­ler­dir. Bu ka­dar hız­lı mu­tas­yon­lar­dan son­ra el­de edi­len hiç­bir ye­ni tür yok­tur. Bi­lim adam­la­rı­ yi­ne mey­ve si­ne­ğin­den baş­ka bir şey el­de ede­me­miş­ler­dir. </text:p>
      <text:p text:style-name="P21">Mey­ve si­nek­le­rin­de­ki söz­de "fay­da­lı mu­tas­yon"la­ra ör­nek ve­ri­len kla­sik va­ka, dört ka­nat­lı mu­tant­lar­dır. Mey­ve si­nek­le­ri nor­mal­de iki ka­nat­lı­dır, an­cak ba­zı mu­tant­la­rın dört ka­na­da sa­hip ol­du­ğu göz­lem­len­miş­tir. Dar­wi­nist li­te­ra­tür bu ör­ne­ği "ge­li­şim" ola­rak su­nar. Oy­sa Jo­nat­han Wells'in Ev­ri­min İkon­la­rı ad­lı ki­ta­bın­da de­tay­lı ola­rak açık­la­dı­ğı gi­bi, bu çok ya­nlış bir yo­rum­dur. Söz ­ko­nu­su ekst­ra ka­nat­lar uçuş kas­la­rın­dan yok­sun­dur ve do­la­yı­sıy­la mu­tant si­nek­le­re avan­taj de­ğil de­za­van­taj ge­tir­mek­te­dir­ler. Ni­te­kim bu mu­tant­la­rın hiç­bi­ri la­bo­ra­tu­var dı­şın­da ya­şa­ma­mış­tır.114 </text:p>
      <text:p text:style-name="P21">Tüm bun­la­ra rağ­men ev­rim­ci­ler na­dir de ol­sa "fay­da­lı mu­tas­yon­lar" ya­şan­dı­ğı­nı ve bun­la­rın do­ğal se­lek­si­yon va­sı­ta­sıy­la se­çil­di­ği­ni ve böy­le­ce ye­ni bi­yo­lo­jik ya­pı­la­rın or­ta­ya çık­tı­ğı­nı ile­ri sü­rer­ler. Oy­sa bu­ra­da çok önem­li bir ya­nıl­gı var­dır. Bir mu­tas­yon ke­sin­lik­le "ge­ne­tik bil­gi ar­tı­şı" mey­da­na ge­tir­mez ve do­la­yı­sıy­la ev­rim sağ­la­maz. Les­ter ve Boh­lin bu ko­nu­yu şöy­le açık­lar­lar:</text:p>
      <text:p text:style-name="P21">(Mu­tas­yon­lar)... za­ten var ola­nı mo­di­fi­ye eder­ler, ço­ğun­luk­la an­lam­sız ve yok edi­ci bir şe­kil­de. Bu, fay­da­lı mu­tas­yon­la­rın hiç­bir za­man var ol­ma­dı­ğı an­la­mı­na gel­mez; pek muh­te­mel ol­ma­sa da, yi­ne de olu­şa­bi­lir­ler. Fay­da­lı bir mu­tas­yon, ba­sit­çe, bu mu­tas­yo­na sa­hip olan­la­rın, ken­di soy­la­rı­nı da­ha son­ra­ki ne­sil­le­re mu­tas­yo­na sa­hip <text:soft-page-break/>ol­ma­yan­lar­dan da­ha çok ak­tar­ma­la­rı­nı sağ­la­yan­dır... Ama bu mu­tas­yon­la­rın bir or­ga­niz­ma­yı bir di­ğe­ri­ne dö­nüş­tür­mek­le hiç­bir il­gi­si yok­tur...</text:p>
      <text:p text:style-name="P21">Bu açı­dan Dar­win Ma­de­ria'da ya­şa­yan ka­nat­sız bö­cek­le­re dik­kat çek­miş­tir. Rüz­gar­lı bir ada­da ya­şa­yan bö­cek­ler için, ka­nat­lar ke­sin bir de­za­van­taj ola­bi­lir. Uçu­şun kay­bol­ma­sı­na ne­den olan mu­tas­yon­lar ise ke­sin­lik­le ya­rar­lı ola­cak­tır. Ay­nı du­rum gör­me ye­te­ne­ği ol­ma­yan ma­ğa­ra ba­lık­la­rı için ge­çer­li­dir. Göz­ler ya­ra­lan­ma­ya çok açık­tır ve ta­ma­men ka­ran­lık bir or­tam­da ya­şa­yan can­lı­lar, göz­le­ri­ni yok ede­rek ya­ra­lan­ma ih­ti­mal­le­ri­ni sı­fı­ra in­di­ren bir mu­tas­yon­dan fay­da gö­re­cek­ler­dir. Bu mu­tas­yon­lar et­ki­li ve ya­rar­lı bir de­ği­şim oluş­tur­sa­lar da, önem­li olan bir nok­ta var­dır ki, bun­lar her za­man bir ka­yıp mey­da­na ge­tir­mek­te­dir­ler, ka­zanç de­ğil. Hiç­bir za­man, da­ha ön­ce­den göz­le­re ve­ya ka­nat­la­ra sa­hip ol­ma­yan tür­ler­de bun­la­rın üre­til­di­ği­ni göz­lem­le­mi­yo­ruz.115 </text:p>
      <text:p text:style-name="P21">Do­la­yı­sıy­la ya­zar­la­rın var­dık­la­rı so­nuç şu­dur: "Top­lam­da, mu­tas­yon­lar dai­mi bir ge­ne­tik bo­zul­ma ve de­je­ne­ras­yon ne­de­ni ola­rak iş­lev gö­rür­ler." </text:p>
      <text:p text:style-name="P21">Et­ki­le­ri hep "ge­ne­tik bil­gi kay­bı" olan mu­tas­yon­la­rın, do­ğa­da­ki mil­yon­lar­ca fark­lı can­lı tü­rü­nün ola­ğa­nüs­tü de­re­ce­de komp­leks ge­ne­tik kod­la­rı­nı üret­tik­le­ri­ne inan­mak ise, klav­ye­le­rin üze­rle­ri­ne rast­ge­le dü­şen ki­tap­la­rın, mi­lyon­lar­ca an­sik­lo­pe­di yaz­dı­ğı­na inan­mak gi­bi­dir. Ya­ni saç­ma­dır, akıl dı­şı­dır. Pa­ris Üni­ver­si­te­si Tıp Fa­kül­te­sin­de bö­lüm baş­kan­lı­ğı ya­pan ve bi­li­me kat­kı­la­rı ne­de­niy­le Bronz Yıl­dız Ma­dal­ya ve Cro­ix de Gu­er­re Şe­ref Ni­şa­nı'na la­yık gö­rü­len Dr. Mer­le d'Au­big­ne, bu ko­nu­da şu önem­li yo­ru­mu ya­par:</text:p>
      <text:p text:style-name="P21">Ki­şi­sel ola­rak ben, ya­şam ko­şul­la­rın­da­ki de­ği­şik­lik­le­re bağ­lı ola­rak ger­çek­le­şen mu­tas­yo­nun; bey­nin, ci­ğer­le­rin, kal­bin, böb­rek­le­rin hat­ta ek­lem ve kas­la­rın kar­ma­şık ve ras­yo­nel dü­ze­ni­ni açık­la­ya­bi­le­ce­ği fik­ri­ni tat­min edi­ci bul­mu­yo­rum. Akıl sa­hi­bi ya da dü­zen­le­yi­ci bir güç ol­du­ğu fik­rin­den na­sıl ka­çı­nı­la­bi­lir ki?116</text:p>
      <text:p text:style-name="P21">Kı­sa­ca­sı mu­tas­yon­lar da Dar­win'in me­se­le­si­ne, ya­ni "tür­le­rin kö­ke­ni"ne bir açık­la­ma ge­tir­me­mek­te­dir. Avus­tur­ya­lı ev­rim­ci bi­yo­log Ger­hard Mül­ler bu çö­züm­süz du­ru­mu, "ye­ni mor­fo­lo­jik ka­rak­ter­le­rin kö­ke­ni, çağ­daş sen­te­tik (neo-Dar­wi­nist) te­ori ta­ra­fın­dan ha­la açık­la­na­bil­miş de­ğil­dir" şek­lin­de ifa­de et­mek­te­dir.</text:p>
      <text:p text:style-name="P21">Neo-Dar­wi­nizm'in öne sü­rü­len iki me­ka­niz­ma­sı­nın, ya­ni do­ğal se­lek­si­yon ve mu­tas­yo­nun can­lı­la­rın kö­ke­ni­ni açık­la­ma­sı müm­kün de­ğil­dir. Çün­kü do­ğal se­lek­si­yon yo­luy­la ge­ne­tik bil­gi üre­ti­le­mez; sa­de­ce var olan bil­gi se­çi­lir. Mu­tas­yon­lar da ge­ne­tik bil­gi üret­mez; bu bil­gi­yi en iyi ih­ti­mal­le et­ki­le­mez, ço­ğu za­man tah­rip eder­ler. Ge­ne­tik bil­gi­nin -ve do­la­yı­sıy­la ya­şa­mın- kö­ke­ni­nin bu bi­linç­siz do­ğa me­ka­niz­ma­la­rı ol­ma­dı­ğı açık­tır. </text:p>
      <text:p text:style-name="P21">Bu kö­ken, Dr. Mer­le d'Au­big­ne'nin de ifa­de et­ti­ği gi­bi, "akıl sa­hi­bi ya da dü­zen­le­yi­ci bir güç"tür. Bu güç son­suz akıl, ilim ve kud­ret sa­hi­bi Yü­ce Al­lah'tır. Al­lah Ku­ran'da şöy­le bu­yur­mak­ta­dır:</text:p>
      <text:p text:style-name="P21">Ya­rat­ma­yı baş­la­tan, son­ra onu ia­de ede­cek olan O'dur; bu O'na gö­re pek ko­lay­dır. Gök­ler­de ve yer­de en Yü­ce mi­sal O'nun­dur. O, güç­lü ve üs­tün olan­dır, hü­küm ve hik­met sa­hi­bi­dir. (Rum Su­re­si, 27)</text:p>
      <text:p text:style-name="P21">Dar­wi­nizm, bu ger­çe­ği in­kar et­me­ye ça­lış­mış, ama ba­şa­ra­ma­mış köh­ne bir te­ori ola­rak ta­ri­he ge­çe­cek­tir. </text:p>
      <text:p text:style-name="P21"/>
      <text:p text:style-name="P21">"İş­te Öy­le­si­ne ­Hi­ka­ye­le­r"in So­nu</text:p>
      <text:p text:style-name="P21"><text:soft-page-break/>Bu­ra­ya ka­dar ev­rim te­ori­si­nin tür­le­rin kö­ke­ni­ni açık­la­ma ça­ba­sı­nın ta­ma­men çık­maz­da ol­du­ğu­nu in­ce­le­dik. Bu çık­maz son yıl­lar­da ev­rim­ci­ler ta­ra­fın­dan da açık­lık­la iti­raf edil­mek­te­dir. Ev­rim­ci bi­yo­log­lar, Gil­bert, Opitz ve Raff, De­ve­lop­men­tal Bi­ology der­gi­sin­de ya­yın­la­nan 1996 ta­rih­li bir ma­ka­le­le­rin­de, "tür­le­rin kö­ke­ni, ya­ni Dar­win'in prob­le­mi, çö­züm­süz kal­ma­ya de­vam et­mek­te­dir" di­ye­rek du­ru­mu özet­ler­ler.117</text:p>
      <text:p text:style-name="P21">Ama ka­mu­oyu bu du­rum­dan pek ha­ber­dar edil­mez. Dar­wi­nist sis­tem, so­kak­ta­ki in­sa­nın "tür­le­rin kö­ke­ni­nin Dar­wi­nizm açı­sın­dan çö­züm­süz kal­dı­ğı­nı" bil­me­si­ni ter­cih et­mez. Bu­nun ye­ri­ne, med­ya ve ders ki­tap­la­rı gi­bi ka­nal­lar ara­cı­lı­ğıy­la, in­san­la­ra ev­rim ma­sal­la­rı an­la­tı­lır. Bi­lim dün­ya­sın­da "iş­te öy­le­si­ne hi­ka­ye­ler" (just-so sto­ri­es) de­nen bu ma­sal­lar, ev­rim te­ori­si­ne ina­nan pek çok in­sa­nın da baş­ta ge­len mo­ti­vas­yon kay­na­ğı­dır. </text:p>
      <text:p text:style-name="P21">Bu "iş­te öy­le­si­ne hi­ka­ye­le­r"in çok ün­lü­le­rin­den bi­ri­ni özet­le an­la­ta­lım. He­men her ev­rim­ci kay­nak­ta ufak te­fek fark­lı­lık­lar­la rast­la­ya­bi­le­ce­ği­niz bu hi­ka­ye, in­sa­nın na­sıl olup da "aya­ğa kalk­tı­ğı" ile il­gi­li­dir:</text:p>
      <text:p text:style-name="P21">İn­san­la­rın ata­la­rı olan in­sa­nım­sı may­mun­lar, Af­ri­ka'nın or­man­la­rın­da, ağaç­lar­da ya­şı­yor­lar­dı. İs­ke­let­le­ri eğik­ti, el­le­ri ve ayak­la­rı ağaç­la­rı tut­ma­ya uy­gun­du. Son­ra bir za­man Af­ri­ka'da or­man­lık alan­lar azal­dı ve in­sa­nım­sı­lar sa­van­la­ra doğ­ru göç et­ti­ler. Sa­van­lar­da yük­sek ot­la­rın ara­sın­da et­ra­fı gö­re­bil­mek için dik dur­mak, ya­ni aya­ğa kalk­mak ge­re­ki­yor­du. Böy­le­ce ata­la­rı­mız aya­ğa kalk­tı­lar, dik yü­rü­me­ye baş­la­dı­lar. El­le­ri ise boş­ta kal­dı. Bu­nun so­nu­cun­da el­le­ri­ni kul­lan­ma­ya baş­la­dı­lar. El­le­ri­ni alet ya­pı­mın­da kul­lan­dık­ça, ze­ka­la­rı da ge­liş­ti. Böy­le­ce in­san ol­du­lar. </text:p>
      <text:p text:style-name="P21">Bu gi­bi hi­ka­ye­le­re ev­rim­ci ga­ze­te­ler­de ve der­gi­ler­de sık­ça rast­la­ya­bi­lir­si­niz. Ev­rim te­ori­si­ne ina­nan ve ko­nu hak­kın­da bil­gi­siz ya da yü­zey­sel bil­gi­ye sa­hip mu­ha­bir­ler, bu hi­ka­ye­le­ri oku­yu­cu­la­rı­na söz­de bi­lim­sel bi­rer ger­çek gi­bi an­lat­ma­yı ade­ta ken­di­le­ri­ne gö­rev edin­miş­le­dir. Oy­sa gi­de­rek da­ha faz­la bi­lim ada­mı bu hi­ka­ye­le­rin hiç­bir bi­lim­sel de­ğer ta­şı­ma­dı­ğı­nı ka­bul ve ilan et­mek­te­dir. Lond­ra'da­ki İn­gi­liz Do­ğa Ta­ri­hi Mü­ze­si'n­de­ uzun yıl­lar üst dü­zey pa­le­on­to­log ola­rak ça­lı­şan Dr. Col­lin Pat­ter­son, şöy­le yaz­mış­tır:</text:p>
      <text:p text:style-name="P21">Bir for­mun bir di­ğe­ri­ne na­sıl dö­nüş­tü­ğü­ne da­ir hi­ka­ye­ler yaz­mak ve bu dö­nü­şü­mün aşa­ma­la­rı­nın do­ğal se­lek­si­yon ta­ra­fın­dan na­sıl se­çil­di­ği­ne da­ir ne­den­ler bul­mak ko­lay­dır. Ama bu hi­ka­ye­ler bi­li­min bir par­ça­sı de­ğil­dir, çün­kü on­la­rı test et­me­nin hiç­bir yön­te­mi yok­tur.118 </text:p>
      <text:p text:style-name="P21">Ev­rim­ci pa­le­on­to­log T. S. Kemp ise, 1999 ba­sı­mı Fos­sils and Evo­lu­ti­on (Fo­sil­ler ve Ev­rim) ad­lı ki­ta­bın­da "iş­te öy­le­si­ne hi­ka­ye­le­r"in bi­lim­sel de­ğer­siz­li­ği­ni "kuş­la­rın ev­ri­mi" ko­nu­sun­da ya­zıl­mış olan­la­rı­nı ele ala­rak şöy­le açık­lar:</text:p>
      <text:p text:style-name="P21">Kuş­la­rın kö­ke­ni hak­kın­da bir se­nar­yo, Geç Jura dö­ne­min­de, kü­çük, ha­fif iki ayak­lı di­no­zor­lar üze­rin­de, git­tik­çe da­ha ar­bo­re­al (ağaç­lar­da ya­şa­ma­ya yö­ne­lik) bir adap­tas­yo­nu ka­yı­ran bir se­lek­si­yon ol­du­ğu şek­lin­de­dir. Ağaç­lar­da ya­şa­mak, on­la­rın yır­tı­cı­lar­dan kaç­ma ye­te­nek­le­ri­ni ar­tır­mış ve ye­ni be­sin kay­nak­la­rı bul­ma­la­rı­nı sağ­la­mış­tır. İla­ve se­lek­si­yon bas­kı­la­rı sı­ra­sıy­la sıç­ra­ma­yı, sü­zül­me­yi ve so­nuç­ta dal­dan da­la ve ağaç­tan ağa­ca güç­lü şe­kil­de uç­ma­yı zor­la­mış­tır. Bu ara form­lar, on­la­rın ya­şa­dık­la­rı eko­lo­jik ko­şul­lar ve ma­ruz kal­dık­la­rı se­lek­tif güç­ler hak­kın­da­ki var­sa­yım­la­rın hiç­bi­ri am­pi­rik (bul­gu­sal) ola­rak test edi­le­mez. So­nuç şu­dur ki bu ev­rim­sel se­nar­yo, eleş­ti­rel ola­rak ifa­de eder­sek, bir "iş­te öy­le­si­ne hi­ka­ye"dir.119 </text:p>
      <text:p text:style-name="P21"><text:soft-page-break/>Pat­ter­son'ın ve­ya Kemp'in ifa­de et­ti­ği hu­sus, ya­ni söz ko­nu­su "iş­te öy­le­si­ne hi­ka­ye­ler"in test edi­le­me­ye­cek­le­ri ve do­la­yı­sıy­la bi­lim­sel bir de­ğer ta­şı­ma­dık­la­rı, me­se­le­nin bir yö­nü­dür. İkin­ci ve bel­ki de da­ha da önem­li yö­nü ise, bu hi­ka­ye­le­rin ay­nı za­man­da ger­çek­leş­me­si im­kan­sız saç­ma­lık­lar olu­şu­dur. Ya­ni bu hi­ka­ye­ler bi­lim­sel ol­ma­yış­la­rı­nın öte­sin­de, za­ten müm­kün de de­ğil­dir­ler. </text:p>
      <text:p text:style-name="P21">Bu­nu açık­la­mak için, yi­ne in­sa­nın ev­ri­mi ko­nu­sun­da az ön­ce ak­tar­dı­ğı­mız "aya­ğa kal­kan in­sa­nım­sı­lar" hi­ka­ye­si­ni ele ala­lım.</text:p>
      <text:p text:style-name="P21">Bun­dan 150 yıl ön­ce Je­an Bap­tis­te La­marck, dö­ne­mi­nin ge­ri kal­mış bi­lim dü­ze­yiy­le böy­le bir hi­ka­ye öne sür­müş­tür. Oy­sa mo­dern ge­ne­tik gös­ter­miş­tir ki, ya­şam sı­ra­sın­da ka­za­nı­lan özel­lik son­ra­ki nes­le ak­ta­rıl­maz. Bu­nun üst­te­ki hi­ka­yey­le il­gi­si şu­dur: Hi­ka­ye­de, in­sa­nın söz­de ata­la­rı­nın, ya­şam sı­ra­sın­da ka­zan­dık­la­rı özel­lik­ler­le ev­rim­leş­tik­le­ri var­sa­yı­mı ege­men­dir. İn­san­la­rın "ot­lar ara­sın­da et­ra­fı gö­re­bil­mek için aya­ğa kalk­tık­la­rı ve el­le­ri boş­ta ol­du­ğu için bun­la­rı kul­lan­dık­la­rı ve böy­le­ce ze­ka­la­rı­nın ge­liş­ti­ği id­dia edil­mek­te­dir. Bu, ta­ma­men bi­lim ve akıl­dı­şı bir id­di­adır. Böy­le bir olay hiç ya­şan­ma­mış­tır. Ay­rı­ca bir can­lı­nın dik dur­ma­ya ça­lı­şa­rak ve­ya el alet­le­ri kul­la­na­rak bir­ta­kım özel­lik­ler el­de et­me­si müm­kün de­ğil­dir. El­de et­ti­ği­ni ka­bul et­sek bi­le (ki bu bi­lim­sel ola­rak im­kan­sız­dır), bu özel­lik­le­ri son­ra­ki nes­le ak­tar­ma­sı müm­kün de­ğil­dir. Do­la­yı­sıy­la bir im­kan­sız ger­çek­leş­se ve bir may­mun ken­di­ni zor­la­ya­rak is­ke­le­ti­ni "dik­leş­tir­se" bi­le, bu özel­lik son­ra­ki nes­le geç­mez ve do­la­yı­sıy­la bir "ev­rim" ger­çek­leş­mez. </text:p>
      <text:p text:style-name="P21">Pe­ki na­sıl ol­mak­ta­dır da bir yüz­yı­lı aş­kın bir sü­re­dir çü­rü­müş olan La­marc­kist man­tık­lar ha­la top­lu­ma em­po­ze edil­me­ye ça­lı­şıl­mak­ta­dır?</text:p>
      <text:p text:style-name="P21">Ev­rim­ci­ler, bu "iş­te öy­le­si­ne hi­ka­ye­le­r"in, ya­şa­nan asıl bi­yo­lo­jik ev­rim sü­re­ci­nin bir öze­ti ol­du­ğu­nu söy­ler­ler. On­la­ra gö­re "ih­ti­yaç­lar ev­rim do­ğur­maz"; ama "ih­ti­yaç­lar do­ğal se­lek­si­yo­nu be­lir­li bir yön­de yön­len­di­rir, bu da o yön­de so­nuç ve­ren mu­tas­yon­la­rı seç­ti­rir." Ya­ni, "in­sa­nım­sı­lar aya­ğa kalk­tı" de­dik­le­rin­de, as­lın­da "in­sa­nım­sı­la­rın aya­ğa kalk­ma­sı avan­taj­lı ola­cak­tı, iş­te tam bu dö­nem­de on­la­ra isa­bet eden bir mu­tas­yon is­ke­let­le­ri­ni dik­leş­tir­di, dik­le­şen­ler de do­ğal se­çi­lim­le se­çil­di" de­miş olur­lar. </text:p>
      <text:p text:style-name="P21">Bir baş­ka de­yiş­le, "iş­te öy­le­si­ne hi­ka­ye­ler"­de, hi­ka­ye­nin mu­tas­yon­la il­gi­li kıs­mı­nın bi­lim­sel açık­la­ma­sı ta­ma­men göz ar­dı edil­mek­te­dir. Çün­kü bu kı­sım ele alı­nıp in­ce­len­di­ğin­de, or­ta­ya bi­lim­sel­lik­ten uzak ba­tıl bir inanç çı­ka­cak­tır. </text:p>
      <text:p text:style-name="P21">Ev­rim­ci­le­rin mu­tas­yon­la il­gi­li "iş­te öy­le­si­ne hi­ka­ye­le­ri"nde bir can­lı ne­ye ih­ti­yaç du­yu­yor­sa, han­gi du­rum onu da­ha "avan­taj­lı" ha­le ge­ti­ri­yor­sa, o ih­ti­ya­cı­nı kar­şı­la­ya­cak, o du­ru­mu sağ­la­ya­cak bir mu­tas­yo­nun mut­la­ka mey­da­na ge­le­ce­ği var­sa­yıl­mak­ta­dır. </text:p>
      <text:p text:style-name="P21">Üs­te­lik bu­gü­ne ka­dar ge­ne­tik bil­gi­yi ge­liş­ti­ren tek bir mu­tas­yon bi­le göz­lem­len­me­miş­ken...</text:p>
      <text:p text:style-name="P21">Bu­ se­nar­yo­ya inan­mak, can­lı­la­ra, her ih­ti­yaç duy­duk­la­rı şe­yi sağ­la­yan si­hir­li bir değ­ne­ğe inan­mak gi­bi bir şey­dir. Ba­tıl inanç­tır. </text:p>
      <text:p text:style-name="P21">Bu çok önem­li ger­çe­ği teş­his eden­ler­den bi­ri, ev­rim te­ori­si­ne pren­sip­te inan­ma­sı­na rağ­men Dar­wi­nizm'e şid­det­le kar­şı çı­kan, Fran­sız Bi­lim­ler Aka­de­mi­si'nin es­ki baş­ka­nı olan ün­lü Fran­sız zo­olog Pi­er­re Gras­sé'dir. Gras­sé mu­tas­yon­lar hak­kın­da­ki ga­rip Dar­wi­nist inan­cı şöy­le ta­rif et­mek­te­dir:</text:p>
      <text:p text:style-name="P21"><text:soft-page-break/>Mu­tas­yon­la­rın hav­yan­la­rın ve bit­ki­le­rin ih­ti­yaç­la­rı­nın kar­şı­lan­ma­sı­nı sağ­la­dı­ğı­na inan­mak, ger­çek­ten çok zor­dur. Ama Dar­wi­nizm bun­dan faz­la­sı­nı da is­ter: Tek bir bit­ki, tek bir hay­v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120</text:p>
      <text:p text:style-name="P21">Kı­sa­ca­sı Dar­wi­nizm ha­yal kur­mak­tır. Bi­lim­le il­gi­si yok­tur. Tüm dün­ya­ya bi­lim­sel ger­çek­ler gi­bi an­la­tı­lan "iş­te öy­le­si­ne hi­ka­ye­le­r"in ise, en ufak bir bi­lim­sel da­ya­na­ğı bu­lun­ma­mak­ta­dır. </text:p>
      <text:p text:style-name="P21">Tüm bu hi­ka­ye­le­rin or­tak özel­li­ği, can­lı­la­rın be­lir­li bir ih­ti­ya­cı­nın ta­nım­lan­ma­sı ve son­ra da bu ih­ti­ya­cın mu­tas­yon­lar ta­ra­fın­dan kar­şı­lan­mış ol­du­ğu­nun var­sa­yıl­ma­sı­dır. Söz ko­nu­su ih­ti­yaç ev­rim­ci­ler ta­ra­fın­dan "ev­rim­sel bas­kı" ola­rak ni­te­le­nir. (Ör­ne­ğin sa­van­la­rın yük­sek ot­la­rı ara­sın­da aya­ğa kalk­ma ih­ti­ya­cı, "ev­rim­sel bir bas­kı"dır.) </text:p>
      <text:p text:style-name="P21">"Ge­rek­li mu­tas­yon­la­rın kul­la­nı­ma ha­zır ol­du­ğu­nu var­say­mak" ise, sa­de­ce Dar­wi­nizm'e kö­rü kö­rü­ne inan­mak­la müm­kün ola­bi­lir. Böy­le­si­ne kö­rü kö­rü­ne bir dog­ma­tiz­me ka­pıl­ma­yan her­kes, "iş­te öy­le­si­ne hi­ka­ye­le­r"in bi­lim­le il­gi­si ol­ma­yan uy­dur­ma­lar ol­du­ğu­nu gö­re­cek­tir.</text:p>
      <text:p text:style-name="P21">Ni­te­kim "iş­te öy­le­si­ne hi­ka­ye­le­r"in iç­yü­zü­nü ar­tık ev­rim­ci bi­lim adam­la­rı da yük­sek ses­le ifa­de et­me­ye baş­la­mış du­rum­da­lar. Bu­nun ye­ni bir ör­ne­ği, New York Ti­mes'da ya­yın­la­nan ti­pik bir "iş­te öy­le­si­ne hi­ka­ye" üze­ri­ne Ame­ri­kan Do­ğa Ta­ri­hi Mü­ze­si Ant­ro­po­lo­ji bö­lü­mü baş­ka­nı Ian Tat­ter­sall'un yap­tı­ğı yo­rum ol­du. New York Ti­mes'da ya­yın­la­nan ha­ber­de, "İn­san­lar ev­rim sü­re­cin­de ne­den tüy­le­ri­ni yi­tir­di­ler?" di­ye so­ru­lu­yor ve bu­na da­ir an­la­tı­lan çe­şit­li avan­taj­lı­lık se­nar­yo­la­rı ak­ta­rı­lı­yor­du. Tat­ter­sall ise şöy­le di­yor­du: "Tüy kay­bı­nın avan­taj­la­rı­na da­ir her tür­den fi­kir mev­cut, ama bun­la­rın tü­mü 'iş­te öy­le­si­ne hi­ka­ye­ler'."121</text:p>
      <text:p text:style-name="P21">Ün­lü Na­tu­re der­gi­si­nin bi­lim edi­tö­rü ve ev­rim ko­nu­sun­da­ki pek çok ma­ka­le ve ki­ta­bın ya­za­rı Henry Gee, bir ev­rim­ci ol­ma­sı­na rağ­men, bir or­ga­nın kö­ke­ni­ni onun ya­rar­la­rın­dan bah­se­de­rek açık­la­ma­ya ça­lış­ma­nın ne ka­dar yan­lış ol­du­ğu­nu 1999 ba­sı­mı ki­ta­bın­da şöy­le açık­lı­yor­du:</text:p>
      <text:p text:style-name="P21">... Bu­run­la­rı­mız göz­lük ta­şı­mak için ya­pıl­mış­tır, do­la­yı­sıy­la göz­lük­le­ri­miz var­dır. Evet, ev­rim­ci bi­yo­log­lar her­han­gi bir ya­pı­yı onun mev­cut ya­ra­rın­dan söz ede­rek açık­la­ma­ya ça­lış­tık­la­rın­da bu man­tı­ğı kul­lan­mış olu­yor­lar. Oy­sa söz ko­nu­su mev­cut ya­rar, bi­ze o ya­pı­nın na­sıl ev­ril­di­ği hat­ta o ya­pı­nın ev­rim­sel ta­ri­hi­nin onun şek­li­ni ve özel­lik­le­ri­ni et­ki­le­yip et­ki­le­me­di­ği ko­nu­sun­da hiç­bir şey söy­le­mez.122</text:p>
      <text:p text:style-name="P21">Bu açık­la­ma­lar çok önem­li­dir. Çün­kü muh­te­me­len bun­dan son­ra da baş­ta bir kı­sım med­ya ol­mak üze­re ev­rim­ci kay­nak­lar­da "iş­te öy­le­si­ne hi­ka­ye­le­r"e rast­la­ya­bi­lir­si­niz. Bun­la­rın hiç­bir ka­nı­tı ol­ma­yan içi boş ma­sal­lar ol­du­ğu­na dik­kat et­mek ge­re­kir. Bu hi­ka­ye­le­rin oluş­tu­rul­ma­sın­da hep ay­nı yön­tem iz­le­nir. Ön­ce bir can­lı­ya ait bir özel­li­ğin avan­taj­lı yö­nü ve­ya yön­le­ri ta­rif edi­lir. Son­ra bu avan­ta­jın na­sıl ev­rim­leş­miş ola­bi­le­ce­ği­ne da­ir bir se­nar­yo uy­du­ru­lur. El­bet­te bu şe­kil­de üre­ti­le­cek ev­rim­ci tez­le­rin pra­tik­te bir sı­nı­rı yok­tur. "Fi­lin hor­tu­mu yer­den yi­ye­cek top­la­ma­da avan­taj sağ­lar o hal­de fi­lin hor­tu­mu yer­den yi­ye­cek top­la­mak için ev­rim­leş­miş­tir" ve­ya "zü­ra­fa­nın boy­nu yük­sek­te­ki dal­la­ra ulaş­ma­sı­nı müm­kün kı­lar o hal­de zü­ra­fa­nın boy­nu yük­sek­te­ki yap­rak­la­ra uzan­ma­k i­çin ev­rim­leş­miş­tir" gi­bi… Bun­la­ra inan­mak, do­ğa­da <text:soft-page-break/>can­lı­la­rın her ih­ti­ya­cı­nı kar­şı­la­yan bir "si­hir­li ev­rim değ­ne­ği" ol­du­ğu­na inan­mak­tır. Ya­ni hu­ra­fe­ye inan­mak­tır. </text:p>
      <text:p text:style-name="P21">Bu hu­ra­fe­nin iç­yü­zü ise her ge­çen gün bi­raz da­ha or­ta­ya çık­mak­ta­dır.</text:p>
      <text:p text:style-name="P21">Bö­lüm ba­şın­dan bu ya­na in­ce­le­dik­le­ri­mi­ze ba­ka­rak di­ye­bi­li­riz ki; "Tür­le­rin Kö­ke­ni"nin rast­lan­tı­sal bir ev­rim sü­re­ci ol­du­ğu id­di­ası, Dar­win'in 19. yüz­yı­lın il­kel bi­lim dü­ze­yi için­de yap­tı­ğı yan­lış çı­ka­rım­la­rın bir so­nu­cu­dur. 20. yüz­yıl bo­yun­ca ya­pı­lan tüm göz­lem ve de­ney­ler, do­ğa­da ye­ni tür­ler ve da­ha üst ka­te­go­ri­ler üre­ten bir me­ka­niz­ma ol­ma­dı­ğı­nı gös­ter­miş­tir. </text:p>
      <text:p text:style-name="P21">Bi­lim, Dar­wi­nist ya­nıl­gı­yı yık­mış­tır. Ve tür­le­rin ger­çek kö­ke­ni­nin ya­ra­tı­lış ol­du­ğu, tüm can­lı­la­rı üs­tün ilim sa­hi­bi Yü­ce Al­lah'ın ya­rat­tı­ğı ger­çe­ği açı­ğa çık­mış­tır.</text:p>
      <text:p text:style-name="P21"/>
      <text:p text:style-name="P21"/>
      <text:p text:style-name="P21">BİR ZA­MAN­LAR AT SE­Rİ­LE­Rİ SE­NAR­YO­SU VAR­DI</text:p>
      <text:p text:style-name="P21"/>
      <text:p text:style-name="P21">Da­ha ön­ce de be­lirt­ti­ği­miz gi­bi, Dar­win, te­ori­si­ni or­ta­ya at­tı­ğı dö­nem­de fo­sil ka­yıt­la­rın­da te­ori­si­ne des­tek ola­bi­le­cek ara ge­çiş form­la­rı­nın ek­sik­li­ği­ni gör­müş, an­cak bun­la­rın ge­le­cek­te bu­lu­na­ca­ğı­nı um­muş­tu. Dar­win'e ina­nan pa­le­on­to­log­lar, bu önem­li ek­sik­li­ği gi­der­mek için hum­ma­lı bir ara­yı­şa gi­riş­ti­ler. Bu­nun so­nuç­la­rın­dan bi­ri, Ku­zey Ame­ri­ka kı­ta­sın­da çı­ka­rıl­mış ba­zı fo­sil­le­rin bir se­ri oluş­tu­ra­cak şe­kil­de di­zil­me­si ol­du. Dar­wi­nist­ler, gö­rü­nür­de, fo­sil ka­yıt­la­rın­da­ki ara ge­çiş for­mu ek­sik­li­ği­ne rağ­men söz­de is­tis­nai bir ba­şa­rı el­de et­tik­le­ri­ni zan­net­miş­ler­di. Se­ri­si oluş­tu­ru­lan bu can­lı, at­tı. </text:p>
      <text:p text:style-name="P21">Bu se­ri­nin en önem­li par­ça­la­rın­dan bi­ri, as­lın­da Dar­wi­nizm'den da­ha ön­ce bu­lun­muş­tu. Ün­lü İn­gi­liz pa­le­on­to­log Sir Ric­hard Owen 1841 yı­lın­da, kü­çük bir me­me­li­ye ait bir fo­sil bul­muş ve bu­na, Af­ri­ka'da ya­şa­mak­ta olan Hyrax isim­li can­lı­ya olan ben­zer­li­ğin­den esin­le­ne­rek, Hyra­cot­he­ri­um adı­nı ver­miş­ti. Hyrax, til­ki ben­ze­ri kü­çük bir can­lıy­dı ve is­ke­le­ti, Owen'ın fo­si­liy­le ka­fa­ta­sı ve kuy­ruk ha­ri­cin­de ne­re­dey­se tı­pa­tıp ay­nıy­dı. </text:p>
      <text:p text:style-name="P21">Dar­wi­nizm'e ina­nan pa­le­on­to­log­lar ise, di­ğer tüm fo­sil­le­rde ol­du­ğu gi­bi, Hyra­cot­he­ri­um'u da ev­rim­ci bir göz­le de­ğer­len­dir­me­ye baş­la­dı­lar. Rus pa­le­on­to­log Vla­di­mir Ko­va­levsky, 1874 yı­lın­da, Hyra­cot­he­ri­um ile at­lar ara­sın­da bir bağ­lan­tı kur­ma­ya ça­lış­tı. 1879 yı­lın­da ise dö­ne­min ün­lü ev­rim­ci­le­ri ara­sın­da iki isim, bu gi­ri­şi­mi da­ha da ile­ri gö­tü­re­rek, Dar­wi­nist­le­rin uzun yıl­lar gün­dem­de tu­ta­cak­la­rı at se­ri­si­ni oluş­tur­du­lar. Ame­ri­ka­lı fo­sil araş­tır­ma­cı­sı Oth­ni­el Char­les Marsh ile Tho­mas Hux­ley (Dar­win'in bul­do­gu ola­rak da ta­nı­nır), ba­zı toy­nak­lı fo­sil­le­ri, ar­ka ve ön ayak­la­rın­da­ki tır­nak sa­yı­la­rı­na ve diş ya­pı­la­rı­na gö­re di­ze­rek bir şe­ma oluş­tur­du­lar. Owen'ın Hyra­cot­he­ri­um'u bu sı­ra­da ev­rim çağ­rış­tı­ra­cak şe­kil­de ye­ni­den isim­len­di­ril­miş ve 'Şa­fak Atı' an­la­mı­na ge­len Eo­hip­pus adı­nı al­mış­tı. İd­di­ala­rı­nı şe­ma­la­rıy­la bir­lik­te, Ame­ri­can Jo­ur­nal of Sci­en­ce isim­li der­gi­de ya­yın­la­yan iki­li, bir yüz­yıl bo­yun­ca mü­ze ve ders ki­tap­la­rın­da Eo­hip­pus'tan gü­nü­müz at­la­rı­na doğ­ru sı­ra­la­nan -söz­de ev­ri­min ka­nı­tı ola­rak gös­te­ri­le­cek- se­ri­nin te­mel­le­ri­ni at­mış­lar­dı.123 Bu se­ri­nin aşa­ma­la­rı ola­rak gös­te­ri­len önem­li ka­te­go­ri­ler Eo­hip­pus, Oro­hip­pus, Mi­ohip­pus, Hip­pa­ri­on ve ni­ha­yet gü­nü­müz atı, Equ­us'tu. </text:p>
      <text:p text:style-name="P21">Bu se­ri, son­ra­ki yüz­yıl bo­yun­ca atın söz­de ev­ri­mi­ne ka­nıt ola­rak gös­te­ril­di. Tır­nak sa­yı­sın­da­ki dü­şüş, ebat­ta kü­çük­ten bü­yü­ğe doğ­ru dü­zen­li ar­tış, ev­rim­ci­le­ri ik­na et­<text:soft-page-break/>me­ye yet­miş­ti. Ev­rim­ci­ler baş­ka can­lı­la­rın da böy­le fo­sil se­ri­le­ri­ni oluş­tu­ra­bi­le­cek­le­ri­ni um­du­lar. Bu du­rum bir­kaç on ­yıl de­vam et­ti, an­cak um­duk­la­rı gi­bi so­nuç çık­ma­dı. Baş­ka can­lı­la­rın at­ta ol­du­ğu gi­bi (gö­rü­nür­de) se­ri­le­ri­ni oluş­tu­ra­ma­dı­lar. </text:p>
      <text:p text:style-name="P21">Da­ha­sı at se­ri­si de ken­di için­de çe­liş­ki­ler oluş­tur­ma­ya baş­la­dı. Ya­pı­lan ka­zı­lar­da rast­la­nan ve at se­ri­si­ne otur­tul­ma­ya ça­lı­şı­lan ye­ni fo­sil­ler so­run ol­du. Çün­kü fo­sil­le­rin ye­ri, ya­şı, tır­nak sa­yı­sı gi­bi özel­lik­ler bir­bir­le­riy­le çe­liş­ki­li bir du­rum oluş­tu­ra­rak se­ri­yi boz­ma­ya baş­lı­yor­du. At se­ri­si bu ye­ni bul­gu­lar kar­şı­sın­da tu­tar­sız ve an­lam­sız bir fo­sil yı­ğı­nı­na dö­nüş­tü. </text:p>
      <text:p text:style-name="P21">BBC te­le­viz­yo­nu es­ki bi­lim edi­tö­rü Gor­don Ratt­ray Tay­lor, bu du­ru­mu şöy­le ifa­de eder:</text:p>
      <text:p text:style-name="P21">"Bel­ki de Dar­wi­nizm'in en cid­di za­yıf­lı­ğı, pa­le­on­to­log­la­rın, or­ga­niz­ma­la­rın ik­na edi­ci fi­lo­ge­nez­le­ri­ni ve­ya di­zi­le­ri­ni bü­yük ev­rim­sel de­ği­şim­le­ri or­ta­ya ko­ya­cak şe­kil­de gös­ter­me­de­ki ba­şa­rı­sız­lık­la­rı­dır… At ge­nel­lik­le oluş­tu­rul­muş tek ör­nek ola­rak anı­lır. An­cak ger­çek­te Eo­hip­pus'tan Equ­us'a olan çiz­gi çok dü­zen­siz­dir. Ebat­lar­da sü­rek­li bir ar­tış id­di­asın­da­dır an­cak ger­çek şu­dur ki ba­zı var­yant­lar Eo­hip­pus'tan da­ha kü­çük­tür, da­ha bü­yük de­ğil. Fark­lı kay­nak­lar­dan ör­nek­ler gö­rü­nür­de ik­na edi­ci bir di­zi oluş­tu­ra­cak şe­kil­de bir ara­ya ge­ti­ri­le­bi­lir an­cak bun­la­rın za­man için­de bu şe­kil­de ger­çek­ten sı­ra­lan­dı­ğı­na da­ir hiç­bir ka­nıt yok­tur". 124</text:p>
      <text:p text:style-name="P21">Tay­lor at se­ri­le­ri­nin bir ka­nı­ta da­yan­ma­dı­ğı­nı açık­ça iti­raf et­mek­te­dir. Bu­nu açık­ça ifa­de eden araş­tır­ma­cı­lar­dan bi­ri de He­ri­bert Nils­son'dur. Nils­son bu se­ri­nin "ol­duk­ça ya­pay" ol­du­ğu­nu yaz­mış­tır:</text:p>
      <text:p text:style-name="P21">At­la­rın so­y a­ğa­cı sa­de­ce ders ki­tap­la­rın­da gü­zel ve sü­rek­li­dir. Ger­çek­te bu­nu oluş­tu­ran üç par­ça­nın sa­de­ce so­nun­cu­su­nun at­la­rı kap­sa­dı­ğı söy­le­ne­bi­lir. İlk par­ça­nın form­la­rı an­cak gü­nü­müz da­man­la­rı­nın (ka­ya por­su­ğu ben­ze­ri bir can­lı) at ol­du­ğu ka­dar kü­çük at­lar­dır. At­la­rın konst­rük­si­yo­nu ol­duk­ça ya­pay­dır çün­kü denk ol­ma­yan par­ça­lar­dan mey­da­na ge­ti­ril­miş­tir ve bu yüz­den sü­rek­li bir ge­çiş se­ri­si oluş­tu­ra­maz.125 <text:s/></text:p>
      <text:p text:style-name="P21">Atın ka­de­me­li bir ev­rim­le or­ta­ya çık­tı­ğı te­zi­nin ge­çer­siz­li­ği­ni ar­tık bir­çok ev­rim­ci ka­bul et­mek­te­dir. Ka­sım 1980'de Chi­ca­go Do­ğa Ta­ri­hi Mü­ze­si'nde 150 ev­rim­ci­nin ka­tıl­dı­ğı, dört gün sü­ren ve ka­de­me­li ev­rim te­ori­si­nin so­run­la­rı­nın ele alın­dı­ğı bir top­lan­tı­ ya­pıl­dı. Top­lan­tı­da söz alan ev­rim­ci Boy­ce Rens­ber­ger, atın ev­ri­mi se­nar­yo­su­nun fo­sil ka­yıt­la­rın­da hiç­bir da­ya­na­ğı ol­ma­dı­ğı­nı ve atın ka­de­me­li ev­rim­leş­me­si gi­bi bir sü­re­cin hiç ya­şan­ma­dı­ğı­nı şöy­le an­lat­mış­tır:</text:p>
      <text:p text:style-name="P21">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126</text:p>
      <text:p text:style-name="P21">Tay­lor, Nils­son ve Rens­ber­ger'in söz­le­rin­den de an­la­şı­la­ca­ğı gi­bi atın söz­de ev­ri­mi­ne da­ya­nak gös­te­ri­len bu se­ri bi­lim­sel ka­nıt­tan yok­sun, tu­tar­sız­lık­lar­la do­lu ör­nek­ler­den iba­ret­tir. Pe­ki ama at se­ri­si ka­nı­ta da­yan­mı­yor­sa ne­ye da­yan­mak­ta­dır? Bu­nun ce­va­bı açık­tır. Dar­wi­nizm'in di­ğer tüm se­nar­yo­la­rın­da ol­du­ğu gi­bi, atın ev­ri­mi se­nar­yo­su da ha­yal­gü­cü­ne da­yan­dı­rıl­mış, ev­rim­ci­ler bul­duk­la­rı ba­zı fo­sil­le­ri ken­di <text:soft-page-break/>ön­yar­gı­la­rı­na uy­gun şe­kil­de di­ze­rek, top­lu­ma bun­la­rın söz­de bir­bi­rin­den ev­rim­le­şen can­lı­lar ol­du­ğu iz­le­ni­mi­ni ver­miş­ler­dir.</text:p>
      <text:p text:style-name="P21">At se­ri­si­nin mi­ma­rı de­ne­bi­le­cek ki­şi olan Marsh'ın, bu iz­le­ni­mi oluş­tur­ma­da­ki ro­lü tar­tı­şıl­maz­dır. Marsh'ın "tek­ni­ği" ne­re­dey­se yüz­yıl son­ra ev­rim­ci Ro­bert Mil­ner'ın şu ke­li­me­le­rin­de or­ta­ya çık­mak­ta­dır: "...Marsh, fo­sil­le­ri­ni gü­nü­müz at tü­rü­ne ula­şa­cak şe­kil­de 'sı­ra­la­dı'. Bu­nu ya­par­ken ken­din­den mem­nun bir şe­kil­de çok sa­yı­da tu­tar­sız­lı­ğı ve ay­kı­rı ka­nı­tı gö­z ar­dı et­ti."127 </text:p>
      <text:p text:style-name="P21">Kı­sa­ca­sı Marsh ken­di zih­nin­de bir se­nar­yo oluş­tur­muş ve son­ra, san­ki bir alet çan­ta­sın­da­ki tor­na­vi­da­la­rı boy­la­rı­na gö­re di­zer­miş­çe­si­ne, fo­sil­le­ri bu se­nar­yo­ya gö­re diz­miş­ti. Oy­sa bek­le­ne­nin ak­si­ne, ye­ni fo­sil­ler, Marsh'ın se­nar­yo­su­nu kar­ma­şık bir ha­le sok­tu. Eko­log Gar­ret Har­din'in ifa­de­siy­le: </text:p>
      <text:p text:style-name="P21">"Bir za­man­lar at­la­rın mev­cut fo­sil­le­ri­nin kü­çük­ten bü­yü­ğe uza­nan, doğ­ru­sal bir ev­rim çiz­gi­si iz­le­ni­mi oluş­tur­du­ğu bir dö­nem var­dı… Da­ha faz­la fo­sil or­ta­ya çı­ka­rıl­dık­ça ... doğ­ru­sal bir çiz­gi­de ev­ri­min ol­ma­dı­ğı açık­ça or­ta­ya çık­tı"128</text:p>
      <text:p text:style-name="P21">Fo­sil­ler bir tür­lü Dar­win'in ön­gör­dü­ğü ka­de­me­li ge­li­şi­mi gös­te­re­cek şe­kil­de dü­zen­le­ne­me­di. Ev­rim­ci Fran­cis Hitc­hing bu du­ru­mu şöy­le be­lir­tir: </text:p>
      <text:p text:style-name="P21">"Bü­tün muh­te­mel fo­sil­ler da­hil edil­se bi­le, at­la­rın bü­yük­lü­ğün­de ge­nus­tan ge­nu­sa, her­han­gi ge­çiş for­mu ol­mak­sı­zın, bü­yük sıç­ra­ma­lar ol­du­ğu gö­rül­mek­te­dir" 129</text:p>
      <text:p text:style-name="P21">Gü­nü­müz­de at se­ri­si ev­rim­ci­ler açı­sın­dan ta­ma­men umut­suz de­ne­bi­le­cek bir du­rum­da­dır. Çün­kü atın söz­de ev­rim­sel ata­la­rı­nın ay­nı dö­nem­de, hat­ta yan­ya­na ya­şa­dı­ğı or­ta­ya çık­mış, böy­le­ce doğ­ru­sal ata-soy iliş­ki­siy­le açık­lan­ma­sı müm­kün ol­ma­yan bir du­rum söz ko­nu­su ol­muş­tur. Ay­rı­ca at­la­rın diş ve ke­mik ya­pı­la­rın­da bu se­ri­yi ge­çer­siz kı­lan bir­çok özel­lik be­lir­len­miş­tir. Tüm bun­la­rın or­ta­ya koy­du­ğu açık bir ger­çek var­dır. At se­ri­si­ne otur­tu­lan can­lı­lar ara­sın­da ev­rim­sel bir iliş­ki bu­lun­ma­mak­ta­dır. Bu tür­ler de, di­ğer tüm can­lı­lar­da ol­du­ğu gi­bi, fo­sil ta­ba­ka­la­rın­dan ani­den or­ta­ya çık­mak­ta­dır. Ni­te­kim ev­rim­ci­ler de tüm ça­ba­la­rı­na rağ­men bu tür­ler ara­sın­da ge­çiş­sel özel­lik­ler gös­te­re­me­miş­ler­dir. Ke­sin olan ger­çek, at se­ri­si­nin bir hu­ra­fe­den iba­ret ol­du­ğu­dur. Şim­di Dar­wi­nist­le­rin bir dö­nem ıs­rar­la öne sür­dük­le­ri at se­ri­siy­le il­gi­li tu­tar­sız­lık­la­ra da­ha ya­kın­dan bir göz ata­lım. </text:p>
      <text:p text:style-name="P21"/>
      <text:p text:style-name="P21">At Se­ri­le­rin­de­ki Tu­tar­sız­lık­lar ve Ev­rim­ci­le­rin İti­raf­la­rı</text:p>
      <text:p text:style-name="P21">Ev­rim­ci­le­rin mü­ze ve ders ki­tap­la­rın­da yan­sı­tı­lan tab­lo­nun ak­si­ne, at se­ri­si bir­çok kri­ter açı­sın­dan tu­tar­sız­dır. Ön­ce­lik­le ev­rim­ci­ler, se­ri­nin baş­lan­gı­cı ol­du­ğu ile­ri sü­rü­len Eo­hip­pus (ve­ya di­ğer adıy­la Hyra­cot­he­ri­um)'un, toy­nak­lı­la­rın söz­de ata­sı kan­di­lart­lar­la (condy­larth) ara­sın­da hiç­bir bağ­lan­tı ku­ra­ma­mak­ta­dır­lar.130 <text:s/></text:p>
      <text:p text:style-name="P21">Da­ha son­ra at se­ri­le­ri için­de­ki tu­tar­sız­lık­lar ge­lir. Bu se­ri­ye da­hil edi­len can­lı­la­rın ba­zı­la­rı­nın, bi­ra­ra­da ya­şa­dı­ğı or­ta­ya çık­mış­tır. Bu­nun­la il­gi­li çar­pı­cı bir ha­ber, Na­ti­onal Ge­og­rap­hic der­gi­si­nin Ocak 1981 sa­yı­sın­da ya­yın­lan­mış­tı. </text:p>
      <text:p text:style-name="P21">Ha­be­re gö­re araş­tır­ma­cı­lar, ABD'nin Neb­ras­ka eya­le­tin­de, bir vol­kan pat­la­ma­sı so­nu­cu ani­den lav al­tın­da kal­mış ve is­ke­let­le­ri gü­nü­mü­ze ka­dar ko­run­muş bin­ler­ce can­lı­nın fo­sil­le­ri­ni ele ge­çir­miş­ler­di. Fo­sil­le­rin ya­şı 10 mil­yon yıl­dı. Na­ti­onal Ge­og­rap­hic'te ya­yın­la­nan bu ha­ber, atın ev­ri­mi se­nar­yo­la­rıy­la il­gi­li çar­pı­cı bir bel­ge oluş­tu­ru­yor­du. Çün­kü re­sim­le­ri ya­yın­la­nan bu can­lı­lar ara­sın­da üç tır­nak­lı ve tek tır­nak­lı at­la­rın bi­ra­ra­da bu­lun­du­ğu gö­rü­lü­yor­du.131 Bu bul­gu at se­ri­sin­de­ki fo­sil­le­rin bir­bir­le­rin­den ev­rim­leş­ti­ği id­di­ası­nın çar­pık­lı­ğı­nı or­ta­ya çı­ka­rı­yor­du. Ay­nı dö­nem­de <text:soft-page-break/>ve ay­nı coğ­raf­ya­da ya­şa­mış bu can­lı­lar hem ev­rim ka­nı­tı ola­bi­le­cek hiç­bir ge­çiş gös­ter­mi­yor, hem de ev­rim­sel ata-to­run gi­bi gös­te­ri­len can­lı­la­rın ger­çek­te ay­nı dö­nem­de ya­şa­dı­ğı­nı or­ta­ya ko­yu­yor­du. Bu ke­şif, ev­rim­ci­le­rin yıl­lar­ca ders ki­tap­la­rın­da ve mü­ze­ler­de pro­pa­gan­da­sı­nı yap­tık­la­rı at se­ri­si­nin ta­ma­men ha­yal­gü­cü ve ön­yar­gı­la­ra gö­re oluş­tu­rul­du­ğu­nun ye­ni bir gös­ter­ge­siy­di.</text:p>
      <text:p text:style-name="P21">Dar­wi­nizm adı­na da­ha da bü­yük bir tu­tar­sız­lık, Me­so­hip­pus ve söz­de ata­sı ara­sın­da da mev­cut­tur. 1999 yı­lın­da ya­yın­la­dı­ğı Icons of Evo­lu­ti­on (Ev­ri­min İkon­la­rı) isim­li ki­ta­bıy­la Dar­wi­nizm'e ge­tir­di­ği eleş­ti­ri­ler­le ta­nı­nan Jo­nat­han Wells, Mi­ohip­pus'un fo­sil ka­yıt­la­rın­da ger­çek­te Me­so­hip­pus'tan ön­ce or­ta­ya çık­tı­ğı hal­de on­dan son­ra da tü­rü­nü de­vam et­tir­di­ği­ni ya­zar.132</text:p>
      <text:p text:style-name="P21">İl­ginç bir şe­kil­de, biz­zat O. C. Marsh'ın ken­di­si, o dö­nem­de Gü­ney­ba­tı Ame­ri­ka'da ya­şa­yan üç tır­nak­lı at­la­rın var­lı­ğın­dan söz et­miş ve bun­la­rın bu açı­dan so­yu tü­ken­miş Pro­to­hip­pus'a ben­ze­dik­le­ri­ni yaz­mış­tır.133 </text:p>
      <text:p text:style-name="P21">At se­ri­si­nin çar­pık­lık­la­rı, söz­de ev­rim­sel ata ile so­yu ola­rak gös­te­ri­len tü­rün, ay­nı za­man­da ve coğ­raf­ya­da bu­lun­ma­sıy­la sı­nır­lı de­ğil­dir. Dün­ya üze­rin­de at­la­rın ev­rim­sel bir sü­reç­te or­ta­ya çık­tı­ğı­nı tek ba­şı­na gös­te­re­bi­le­cek tek bir böl­ge bu­lun­ma­mak­ta­dır. Fo­sil par­ça­la­rı çe­şit­li kı­ta­lar­dan ev­rim­ci ön­yar­gı­la­ra uy­gun şe­kil­de bir ara­ya ge­ti­ril­miş, bun­lar da­ha son­ra ev­rim­ci id­di­ala­rı des­tek­le­me­de kul­la­nıl­mış­tır. Oy­sa bu, ob­jek­tif bi­lim­le bağ­da­şan bir tu­tum de­ğil­dir. <text:s/></text:p>
      <text:p text:style-name="P21">Ev­rim­ci­ler at se­ri­si­ni oluş­tu­rur­ken tır­nak sa­yı­sı ve eba­tın ya­nı­sı­ra diş ya­pı­sı­na da da­yan­mış, ama bu ar­gü­man aleyh­le­ri­ne dön­müş­tür: At se­ri­sin­de­ki sı­ra­la­ma­da, at­la­rın söz­de ev­rim­sel ata­la­rı­nın, ça­lı­lar­la bes­len­me­den ot­la bes­len­me­ye geç­ti­ği, diş­le­ri­nin de bu de­ği­şi­me uy­gun şe­kil­de ev­rim­leş­ti­ği id­dia edil­miş­tir. Oy­sa ev­rim­ci pa­le­on­to­log Bru­ce McFad­den'in 6 at tü­rü­ne ait, 5 mil­yon yıl­lık diş­ler üze­rin­de yap­tı­ğı ça­lış­ma­lar, at se­ri­sin­de­ki can­lı­la­rın diş­le­rin­de doğ­ru­sal bir de­ği­şim ol­ma­dı­ğı­nı gös­ter­miş­tir.134 </text:p>
      <text:p text:style-name="P21">Di­ğer yan­dan at­la­rın ka­bur­ga ve bel omur­la­rın­da bu­lu­nan ke­mik­le­ri­nin sa­yı­sın­da iniş­li çı­kış­lı bir du­rum, ya­ni tam bir "ev­rim­siz­lik" gö­rü­lür. Ör­ne­ğin söz­de ev­rim­sel at se­ri­le­rin­de, ka­bur­ga ke­mik­le­ri ön­ce 15'ten 19'a yük­sel­mek­te da­ha son­ra 18'e in­mek­te­dir. Bel omur­la­rı da söz­de ata­lar­da ön­ce 6'dan 8'e çık­mak­ta, son­ra yi­ne 6'ya düş­mek­te­dir. Gü­nü­müz at­la­rı­nın ka­bur­ga ke­mik­le­rin­de de fark­lı­lık­la­rın bu­lun­du­ğu bi­lin­mek­te­dir. An­cak ge­rek gü­nü­müz at­la­rın­da ge­rek söz­de ev­rim­sel ata­la­rın­da gö­rü­len bu du­ru­mun ev­rim­sel bir sü­re­ce otur­tul­ma­sı im­kan­sız­dır. Çün­kü söz­ ko­nu­su ya­pı­lar can­lı­nın ha­re­ket­le­ri­ni, hat­ta ya­şa­mı­nı et­ki­le­ye­bi­le­cek kri­tik ya­pı­lar­dır. Man­tık­sal açı­dan, böy­le ha­ya­ti ya­pı­la­rın rast­lan­tı­sal aşa­ma­lar­la ar­tıp azal­dı­ğı bir sü­re­ci ya­şa­yan bir tü­rün, so­yu­nu sür­dü­re­me­ye­ce­ği açık­tır. </text:p>
      <text:p text:style-name="P21">At se­ri­siy­le il­gi­li son bir tu­tar­sız­lık, bo­yut­ta kü­çük­ten bü­yü­ğe doğ­ru gö­rü­len ar­tı­şın ev­rim­sel bir ka­za­nım ola­rak yo­rum­lan­ma­sı­dır. Gü­nü­müz at­la­rı­nın bo­yut­la­rı­na ge­nel ola­rak göz atıl­dı­ğın­da bu ev­rim­ci yo­ru­mun an­lam­sız­lı­ğı ko­lay­lık­la an­la­şı­lır. Gü­nü­müz at­la­rı­nın en bü­yü­ğü Clydes­da­le, en kü­çü­ğü Fal­la­bel­la'dır. Fal­la­bel­la'nın yer­den yük­sek­li­ği sa­de­ce 43 san­ti­met­re ka­dar­dır.135 Gü­nü­müz­de ya­şa­yan at­la­rın bo­yut­la­rı ara­sın­da böy­le bü­yük fark­lı­lık­lar bu­lun­ma­sı­na kar­şın, ev­rim­ci­le­rin geç­miş­te­ki at cins­le­ri­ni salt bo­yut­la­rı­na gö­re ev­rim­sel sı­ra­la­ma­ya diz­me­ye kalk­ma­la­rı el­bet­te saç­ma­dır. </text:p>
      <text:p text:style-name="P21"><text:soft-page-break/>Kı­sa­ca­sı at se­ri­si­nin ön­yar­gı­ya da­ya­lı bir ev­rim ma­sa­lı ol­du­ğu ta­ma­men or­ta­ya çık­mış­tır. Bu­nu açık­ça or­ta­ya koy­mak ise Dar­wi­nizm'in çö­kü­şü­nün ses­siz ta­nık­la­rı­na, ya­ni ev­rim­ci pa­le­on­to­log­la­ra düş­tü. On­lar, ev­rim te­ori­si­nin ge­rek­tir­di­ği ara form­la­rın fo­sil ta­ba­ka­la­rın­da var ol­ma­dı­ğı­nı Dar­win za­ma­nın­dan bu ya­na bi­li­yor­lar­dı. Ernst Mayr, 2001 yı­lın­da, "pa­le­on­to­log­la­rı bel­ki de hiç­bir şey fo­sil ka­yıt­la­rın­da­ki boş­luk­lar ka­dar et­ki­le­me­miş­tir" der­ken,136 pa­le­on­to­log­lar ara­sın­da Dar­win'in ön­gör­dü­ğü sa­yı­sız ara for­mun­dan çok­tan umut ke­sil­di­ği­ni ifa­de edi­yor­du. Bel­ki de bu yüz­den at se­ri­si di­ğer ev­rim­ci­ler­ ta­ra­fın­dan he­ye­can­la sa­vu­nul­du­ğu hal­de pa­le­on­to­log­lar bu se­ri­nin ge­çer­siz­li­ği­ni on ­yıl­lar­ca ön­ce ko­nuş­ma­ya baş­la­dı­lar. Ör­ne­ğin Da­vid Ra­up'un 1979'da­ki şu söz­le­ri at se­ri­si­nin ta­ma­men an­lam­sız ve ge­çer­siz ol­du­ğu­nu gös­te­ri­yor­du: </text:p>
      <text:p text:style-name="P21">Ev­rim kay­dı ha­la şa­şır­tı­cı bir şe­kil­de boş­luk­la­rı iz­le­yen sıç­ra­ma­lar­la do­lu­dur ve il­ginç bir şe­kil­de, şu an­da Dar­win'in za­ma­nın­da ol­du­ğun­dan da­ha az sa­yı­da ge­çiş for­mu ör­nek­le­ri­ne sa­hi­biz. Şu­nu de­mek is­ti­yo­rum ki, fo­sil ka­yıt­la­rın­da Dar­win­ci de­ği­şi­min kla­sik ör­nek­le­ri, ör­ne­ğin atın Ku­zey Ame­ri­ka'da­ki ev­ri­mi, eli­miz­de­ki bil­gi­ler art­tık­ça de­ğiş­ti­ril­mek ve­ya çö­pe atıl­mak zo­run­da kal­mış­tır. Eli­miz­de nis­pe­ten az ve­ri ol­du­ğu dö­nem­ler­de gü­zel bir ge­liş­me gi­bi gö­rü­nen şey ar­tık çok da­ha komp­leks ve çok da­ha az ya­vaş-ge­li­şim­sel­dir. Ya­ni Dar­win'in prob­le­mi ha­fif­le­me­miş­tir.137 </text:p>
      <text:p text:style-name="P21">Dün­ya­nın en ün­lü mü­ze­le­rin­den bi­ri olan Ame­ri­kan Do­ğa Ta­ri­hi Mü­ze­si'nden ev­rim­ci pa­le­on­to­log Dr. Ni­les Eld­rid­ge, biz­zat ken­di mü­ze­sin­de ser­gi­len­mek­te olan at se­ri­le­riy­le il­gi­li ev­rim­ci id­di­ala­rın sa­de­ce ha­yal­gü­cü­ne da­yan­dı­ğı­nı yak­la­şık 20 yıl ön­ce ka­bul et­miş­ti. Eld­red­ge, bu spe­kü­la­tif se­ri­nin, ders ki­tap­la­rı­na gi­re­cek şe­kil­de bi­lim­sel bir ger­çek ola­rak gös­te­ril­me­si­ni de eleş­tir­miş­ti:</text:p>
      <text:p text:style-name="P21">İti­raf edi­yo­rum ki ders ki­tap­la­rı­na ra­hat­sız edi­ci mik­tar­da faz­la şey san­ki ger­çek­miş gi­bi gir­di. Me­se­la bu­nun en ün­lü ör­ne­ği, 50 yıl ön­ce ha­zır­lan­mış olan ve ha­la alt kat­ta ser­gi­len­mek­te olan atın ev­ri­mi ser­gi­si­dir. Bu, sa­yı­sız ders ki­ta­bın­da tar­tış­ma­sız ger­çek gi­bi gös­te­ril­miş­tir. Ben şim­di bu­nu esef ve­ri­ci bu­lu­yo­rum çün­kü, bu tür hi­ka­ye­le­ri or­ta­ya atan in­san­la­rın, bun­la­rın [fo­sil­le­rin] bir bö­lü­mü­nün spe­kü­la­tif do­ğa­sın­dan, biz­zat ken­di­le­ri­nin ha­ber­dar ol­du­ğu­nu dü­şü­nü­yo­rum.138</text:p>
      <text:p text:style-name="P21">Tüm bu uz­man­la­rın söz­le­ri at se­ri­siy­le il­gi­li id­di­ala­rın çü­rük­lü­ğü­nü açık­ça or­ta­ya koy­mak­ta­dır. Oy­sa gü­nü­müz­de bi­le at se­ri­si ha­la dün­ya­nın dört bir ya­nın­da mü­ze­ler­de in­san­la­ra gös­te­ril­mek­te ve ken­di­le­ri­ne atın ev­rim­le or­ta­ya çık­mış bir tür ol­du­ğu ma­sa­lı an­la­tıl­mak­ta­dır. An­cak ne il­ginç­tir ki, bi­li­mi hal­ka ta­nıt­mak ve sev­dir­mek ama­cıy­la oluş­tu­ru­lan bu bi­na­lar­da ser­gi­le­nen şey, ger­çek­te bi­lim ta­ri­hi­nin en bü­yük ya­nıl­gı­la­rın­dan bi­ri­dir. Bu in­san­la­rın bak­tı­kla­rı şey as­lın­da on­ yıl­lar­ca ön­ce yı­kıl­mış bir Dar­wi­nizm hu­ra­fe­si­nin sem­bo­lün­den baş­ka bir­şey de­ğil­dir.</text:p>
      <text:p text:style-name="P21"/>
      <text:p text:style-name="P21">Atın Ba­cak­la­rıy­la İl­gi­li Kö­rel­me İd­di­ala­rı ve Ger­çek­ler</text:p>
      <text:p text:style-name="P21">Atın tır­nak­la­rı­nın za­man­la azal­dı­ğı­nı id­dia eden ev­rim­ci­ler, gü­nü­müz atı­nın ba­cak­la­rın­da gö­rü­len kıy­mık ke­mik­le­ri­ni bu id­di­ala­rı­na da­ya­nak ola­rak gös­ter­mek­te­dir­ler. Bu­na gö­re söz­de ev­rim­sel sü­reç­te üç adet olan tır­nak, çe­ki­le­rek gü­nü­müz atı­nın ba­ca­ğın­da­ki kıy­mık ke­mik­le­ri­ni oluş­tur­muş­lar­dır. Oy­sa kıy­mık ke­mik­le­ri, ev­rim­ci­le­rin id­dia et­ti­ği gi­bi kö­rel­miş bir or­gan de­ğil­dir. Kıy­mık ke­mik­le­ri­nin ba­cak ke­mi­ği­ni sağ­lam­laş­tı­ra­rak hız­lı ko­şu sı­ra­sın­da ar­tan ba­sın­cı azalt­ma­da rol oy­na­dı­ğı bi­lin­mek­<text:soft-page-break/>te­dir. Ay­rı­ca çe­şit­li kas­lar bu­ra­ya tu­tun­mak­ta­dır. Di­ğer yan­dan, at yü­rür­ken ağır­lı­ğı­nı kar­şı­la­yan, ha­ya­ti önem­de­ki elas­tik bir ku­şak şek­lin­de­ki ana­to­mik ba­ğı ko­ru­yan, bir oluk oluş­tur­mak­ta­dır.139</text:p>
      <text:p text:style-name="P21">At­la­rın ba­ca­ğı mü­kem­mel bir ya­ra­tı­lış de­li­li­dir. Fran­sız Bi­lim­ler Aka­de­mi­si Es­ki Baş­ka­nı Pi­er­re-Pa­ul Gras­sé, at toy­na­ğın­da­ki üs­tün özel­lik­le­ri bi­raz tek­nik bir dil­le an­lat­tık­tan son­ra, bu­nun rast­lan­tı­sal bir sü­reç­te sağ­la­na­ma­ya­cak bir sü­rek­li­lik gös­ter­di­ği­ni be­lirt­miş­tir. Bu­na gö­re atın ba­ca­ğın­da­ki ek­lem­le­rin olu­şu­mun­da, ba­sınç azal­tı­cı yas­tık­lar­da, ha­re­ke­ti ko­lay­laş­tı­ran yağ­lar­da, ana­to­mik bağ­lar­da ve ke­mik­le­rin ya­pı­sın­da üs­tün bir ya­pı gö­ze çarp­mak­ta­dır:</text:p>
      <text:p text:style-name="P21">[At toy­na­ğı], üçün­cü par­mak ke­mi­ği­ni ko­ru­ya­cak şe­kil­de ba­ca­ğa tut­tu­rul­muş va­zi­yet­te bu­lu­nur ve ki­mi za­man ağır­lı­ğı bir to­nu ge­çen ba­sınç­la­rı <text:s/>ka­uçuk ya da ya­ya sa­hip ol­mak­sı­zın azal­ta­bi­lir. Bu sa­de­ce te­sa­düf­le or­ta­ya çık­mış ola­maz: toy­nak ya­kın­dan in­ce­len­di­ğin­de bir­çok or­ga­nik ye­ni­lik ve uyu­mu bi­ra­ra­da ba­rın­dır­dı­ğı gö­rü­lür. Boy­nu­zum­su mad­de­den ya­pıl­mış olan yü­zey, ya­ni dik ke­ra­to­fil la­mi­na, ke­ra­to­jen ta­ba­ka­nın po­do­fil la­mi­na­sıy­la bir­le­şir. Ke­mik­le­rin sı­ra­lı uzun­luk­la­rı, bun­la­rın ek­lem oluş­tu­ra­cak şe­kil­de bi­ra­ra­ya ge­ti­ri­li­şi, ek­lem­sel yü­zey­le­rin kıv­rım ve şe­kil­le­ri, ke­mik­le­rin ya­pı­la­rı (ke­mik­li ta­ba­ka­la­rın yö­ne­li­mi ve ayar­lan­ma­sı); ana­to­mik bağ­la­rın, mu­ha­fa­za­lı ve kay­gan ten­don­la­rın, tam­pon yas­tık­la­rın, san­dal ke­mi­ği­nin, yağ­la­yı­cı se­rom sı­vı­sı­na sa­hip si­no­vi­yal zar­la­rın var­lı­ğı… Bun­la­rın tü­mü­nün in­şa­sın­da, öz­de ka­otik ve ek­sik olan rast­ge­le olay­la­rın üre­tip mu­ha­fa­za ede­me­ye­ce­ği bir sü­rek­li­lik gö­rü­lür. Bu ta­nım­da, uyum­la­rın çok da­ha et­ki­le­yi­ci ol­du­ğu ge­nel ya­pı­nın de­tay­la­rı­na da gir­mi­yo­rum; bun­lar tek toy­nak­lı ba­cak­lar­da­ki hız­lı ha­re­ke­tin me­ka­ni­ğin­de or­ta­ya çı­ka­cak prob­lem­le­re çö­züm­ler sağ­lar.140</text:p>
      <text:p text:style-name="P21">Gras­sé'nin bu ifa­de­le­ri atın ba­ca­ğı­nın ne ka­dar mü­kem­mel bir ya­pı­ya sa­hip ol­du­ğu­nu açık­ça or­ta­ya koy­mak­ta­dır. An­cak atın ba­cak ta­sa­rı­mı hak­kın­da bi­li­nen­ler, Gras­sé'nin dö­ne­min­de­ki­ler­le sı­nır­lı de­ğil­dir. Ya­kın dö­nem­de atın ba­ca­ğı üze­rin­de ya­pı­lan ça­lış­ma­lar­dan bi­ri özel­lik­le dik­kat çe­ki­ci­dir. </text:p>
      <text:p text:style-name="P21">Flo­ri­da Üni­ver­si­te­si'nden araş­tır­ma­cı­lar, 2002 yı­lın­da ger­çek­leş­tir­dik­le­ri bir ça­lış­ma­da, at­la­rın ba­ca­ğın­da­ki bir ke­mik­te (üçün­cü me­ta­karp ke­mi­ği) son de­re­ce özel bir ya­pı ol­du­ğu­nu keş­fet­miş­ler­dir. Bu­na gö­re, yak­la­şık 25 cm. bo­yun­da­ki ke­mik üze­rin­de yer alan ve kan da­mar­la­rı­nın ge­çi­şi­ni sağ­la­yan, fa­sul­ye bü­yük­lü­ğün­de bir de­lik, ba­sın­cı özel ola­rak uzak­laş­tı­ra­cak şe­kil­de ayar­lan­mış­tır. La­bo­ra­tu­var test­le­rin­de ya­pay yol­lar­dan de­fa­lar­ca ke­mi­ği kır­ma gi­ri­şi­min­de bu­lu­nan bi­lim adam­la­rı, tek bir de­ne­me­de da­hi ke­mi­ğin –nor­mal­de ol­ma­sı ge­rek­ti­ği gi­bi- de­lik­ten kı­rıl­ma­dı­ğı­nı gör­dü­ler. De­lik ci­va­rın­da ke­mik öy­le bir ayar­la­ma­ya sa­hip­ti ki, ba­sın­cı ge­niş bir yü­ze­ye da­ğı­tı­yor, atın ba­ca­ğı­nın bu nok­ta­dan kı­rıl­ma­sı­nı en­gel­li­yor­du. Bu ya­pı o ka­dar be­ğe­ni top­la­dı ki bir uçak mü­hen­di­si olan Doç. Dr. And­rew Ra­poff, bu­nu uçak göv­de­le­rin­de kab­lo ge­çiş­le­ri­nin sağ­lan­dı­ğı de­lik­ler­de tak­lit ede­bil­mek ama­cıy­la NA­SA'dan fi­nans­man sağ­la­dı ve bu yön­de ça­lış­ma­la­ra baş­la­dı.141 </text:p>
      <text:p text:style-name="P21">Gö­rül­dü­ğü gi­bi atın ba­ca­ğın­da, dün­ya­nın en ile­ri tek­no­lo­ji­le­ri­ne sa­hip mü­hen­dis­le­rin nor­mal­de akıl­la­rı­na gel­me­yen, uçak sa­na­yin­de tak­lit edi­le­bi­le­cek ni­te­lik­te özel­lik­ler var­dır. Gras­sé'nin de be­lirt­ti­ği gi­bi böy­le özel ya­pı­la­rın rast­lan­tı­ya da­ya­lı bir açık­la­ma­sı müm­kün de­ğil­dir. Açık olan ger­çek, atın ba­ca­ğın­da te­sa­düf­ler­le mey­da­na ge­le­me­ye­cek üs­tün özel­lik­le­rin gö­rül­dü­ğü, ya­ni atın tüm özel­lik­le­riy­le Al­lah'ın ya­rat­tı­ğı üs­tün bir ya­ra­tı­lış ha­ri­ka­sı ol­du­ğu­dur. So­nuç­ta, 20. yüz­yıl bo­yun­ca pek <text:soft-page-break/>çok ev­rim­ci kay­nak­ta çok önem­li bir de­lil gi­bi gös­te­ri­len "at se­ri­le­ri" bu­gün çök­müş du­rum­da­dır. At­lar, hiç­bir "ev­rim" ser­gi­le­me­dik­le­ri gi­bi, sa­hip ol­duk­la­rı komp­leks ana­to­mi­le­riy­le, ya­ra­tı­lış ger­çe­ği­nin önem­li bir ör­ne­ği­ni oluş­tur­mak­ta­dır­lar. </text:p>
      <text:p text:style-name="P21">Dar­wi­nizm'in "atın ev­ri­mi" ma­sa­lı da, di­ğer­le­ri gi­bi, çü­rü­müş­tür.</text:p>
      <text:p text:style-name="P21"/>
      <text:p text:style-name="P21"/>
      <text:p text:style-name="P21">BİR ZA­MAN­LAR “Bİ­BER­Lİ KE­LE­BEK­LER”</text:p>
      <text:p text:style-name="P21">Hİ­KA­YE­Sİ VAR­DI</text:p>
      <text:p text:style-name="P21"/>
      <text:p text:style-name="P21"/>
      <text:p text:style-name="P21">Bis­ton be­tu­la­ria, bel­ki de tüm havy­van­lar ale­mi­nin en ün­lü tür­le­rin­den bi­ri­dir. Ge­omet­ri­dae ai­le­si­ne bağ­lı olan bu ke­le­bek tü­rü, ünü­nü, Dar­win'den bu ya­na ev­rim te­ori­si­nin en ön­de ge­len söz­de "göz­lem­len­miş ör­ne­ği" ol­ma­sı­na borç­lu­dur. </text:p>
      <text:p text:style-name="P21">Bis­ton be­tu­la­ria'nın bi­li­nen iki ay­rı var­yan­tı var­dır. Yay­gın olan açık renk­li var­yant, ya­ni Bis­ton be­tu­la­ria f. typi­ca, krem­si bir renk­te­dir ve üze­rin­de ko­yu renk­li kü­çük le­ke­ler ba­rın­dı­rır. Bu ko­yu renk­li le­ke­ler ne­de­niy­le de ke­le­bek, halk ara­sın­da "bi­ber­li ke­le­bek" (pep­pe­red moth) ola­rak bi­li­nir. 19. yüz­yı­lın or­ta­la­rın­da ise, ke­le­be­ğin ikin­ci var­yan­tı göz­lem­ci­le­rin dik­ka­ti­ni çek­me­ye baş­lar. Bu var­yant tü­müy­le ko­yu renk­li­dir ve bu si­ya­ha ya­kın ren­gi ne­de­niy­le de Bis­ton be­tu­la­ria car­bo­na­ria ola­rak ad­lan­dı­rıl­mış­tır. Car­bo­na­ria, ko­yu ren­gi ifa­de et­mek­te­dir. Ay­nı form, "ko­yu renk­li" an­la­mı­na ge­len "me­la­nik" ke­li­me­siy­le de ifa­de edi­lir.</text:p>
      <text:p text:style-name="P21">19. yüz­yıl İn­gil­te­re­si'nde söz ­ko­nu­su ko­yu form gi­de­rek yay­gın­la­şır. Bu yay­gın­laş­ma­ya "me­la­nizm" adı ve­ri­lir. Ve bu­na da­ya­na­rak da, Dar­wi­nist­ler, en az yüz­yıl bo­yun­ca bü­yük bir ıs­rar­la kul­la­na­cak­la­rı bir hi­ka­ye ya­zar­lar. Bu hi­ka­ye söz­de tüm za­man­la­rın en ün­lü "ev­rim ka­nı­tı" ola­rak kay­da ge­çer. Bi­yo­lo­ji ki­tap­la­rı­nın he­men hep­sin­de, an­sik­lo­pe­dik kay­nak­lar­da, Dar­wi­nizm'le il­gi­li med­ya ya­yın­la­rın­da, mü­ze­ler­de, bel­ge­sel film­ler­de hep bu hi­ka­ye an­la­tı­lır. </text:p>
      <text:p text:style-name="P21">Hi­ka­ye­nin öze­ti şu­dur: İn­gil­te­re'de en­düst­ri dev­ri­mi­nin baş­la­dı­ğı sı­ra­lar­da, Manc­hes­ter ve di­ğer en­düst­ri ağır­lık­lı böl­ge­ler­de­ki ağaç­la­rın ka­buk­la­rı açık renk­li­dir. Bu ne­den­le bu ağaç­la­rın üzer­le­ri­ne ko­nan ko­yu renk­li (me­la­nic) gü­ve ke­le­bek­le­ri, bun­lar­la bes­le­nen kuş­lar ta­ra­fın­dan ko­lay­ca fark edi­lir­ler ve do­la­yı­sıy­la ya­şa­ma im­kan­la­rı çok az­dır. <text:s/>Fa­kat el­li yıl son­ra en­düst­ri kir­li­li­ği­nin so­nu­cun­da ağaç­la­rın üze­rin­de­ki açık renk­li li­ken­le­rin (bir tür yo­sun) öl­me­siy­le ve bir ta­raf­tan da ağaç göv­de­le­ri­nin is­len­me­siy­le bir­lik­te ka­buk­lar ko­yu­la­şır. Bu kez de açık renk­li gü­ve­ler kuş­lar ta­ra­fın­dan sık ola­rak av­lan­ma­ya baş­lar­lar. So­nuç­ta açık renk­li ke­le­bek­ler sa­yı­ca aza­lır­ken, ko­yu renk­li me­la­nik form­lar ağaç­lar üze­rin­de fark edi­lip yem ol­ma­dık­la­rı için ço­ğa­lır­lar. </text:p>
      <text:p text:style-name="P21">Ev­rim­ci­ler ise, bu sü­re­cin te­ori­le­ri­nin bü­yük bir de­li­li ol­du­ğu, açık renk­li ke­le­bek­le­rin za­man­la ko­yu renk­li ke­le­bek­le­re dö­nü­şüp ev­rim­leş­tik­le­ri gi­bi bir göz bo­ya­ma­ya baş­vu­rur­lar. Dar­wi­nist kay­nak­lar­da an­la­tı­lan kla­sik hi­ka­ye­ye gö­re bu bir "iş ba­şın­da­ki ev­rim" (evo­lu­ti­on in ac­ti­on) du­ru­mu­dur. </text:p>
      <text:p text:style-name="P21">Oy­sa bu kla­sik Dar­wi­nist hi­ka­ye de, di­ğer­le­ri gi­bi, gü­nü­müz­de çü­rü­müş du­rum­da­dır. </text:p>
      <text:p text:style-name="P21">Bu­nu gör­mek için, hi­ka­ye­nin ge­li­şi­mi­ne bak­mak ge­re­kir.</text:p>
      <text:p text:style-name="P21"/>
      <text:p text:style-name="P21"><text:soft-page-break/>Kett­le­well'in "Ya­pış­tır­ma" Ke­le­bek­le­ri</text:p>
      <text:p text:style-name="P21">Bi­ber­li ke­le­bek­le­rin ko­yu renk­li (me­la­nik) for­mu­nun İn­gil­te­re'de­ki Sa­na­yi Dev­ri­mi ne­de­niy­le or­ta­ya çık­tı­ğı ve ço­ğal­dı­ğı te­zi, he­nüz Dar­win ha­yat­ta iken di­le ge­ti­ril­me­ye baş­lan­mış­tı. Hi­ka­ye 20. yüz­yı­lın ilk ya­rı­sın­da da sa­de­ce bir yo­rum ola­rak gün­dem­de kal­dı. Çün­kü or­ta­da hi­ka­ye­yi doğ­ru­la­ya­cak bi­lim­sel bir de­ney ve göz­lem yok­tu. Dar­wi­nist bir tıp dok­to­ru ve ama­tör bir bi­yo­log olan H.B.D. Kett­le­well, iş­te bu açı­ğı gi­der­mek için 1953 yı­lın­da bir di­zi de­ney yap­ma­ya ka­rar ver­di. İn­gil­te­re'nin kır­la­rı­na gi­de­rek, bi­ber­li ke­le­bek­le­rin ya­şam alan­la­rın­da göz­lem­ler ve de­ney­ler yap­tı. Kett­le­well eşit sa­yı­da açık renk­li ve me­la­nik ke­le­be­ği ağaç­lık­lı böl­ge­le­re sal­dı ve han­gi­le­ri­nin kuş­lar ta­ra­fın­dan da­ha çok av­lan­dı­ğı­nı göz­le­di. Açık renk­li li­ken­le­rin bu­lun­du­ğu ağaç­la­rın üze­rin­de, ko­yu renk­li­le­rin çok av­lan­dı­ğı­nı tes­pit et­ti. </text:p>
      <text:p text:style-name="P21">Kett­le­well bu hi­ka­ye­yi, 1959 yı­lın­da, ko­yu Dar­wi­nist Sci­en­ti­fic Ame­ri­can der­gi­sin­de ya­yın­la­nan "Dar­win's Mis­sing Evi­den­ce" (Dar­win'in Ka­yıp Ka­nı­tı) baş­lık­lı bir ma­ka­ley­le dün­ya­ya du­yur­du. Ma­ka­le, Dar­wi­nizm dün­ya­sın­da bü­yük he­ye­can ya­rat­tı. Dar­wi­nist bi­yo­log­lar, söz­de, "iş ba­şın­da­ki ev­rim"i ka­nıt­la­dı­ğı için Kett­le­well'i teb­rik et­ti­ler. Kett­le­well'in ke­le­bek­le­ri ağaç göv­de­le­ri üze­rin­de gös­te­ren fo­toğ­raf­la­rı her yer­de ya­yın­lan­dı. 1960'la­ra ge­lin­di­ğin­de, (Kett­le­well'in hi­ka­ye­si) bü­tün ders ki­tap­la­rı­nda ye­ri­ni al­mış­tı, dört on yıl bo­yun­ca bi­yo­lo­ji öğ­ren­ci­le­ri­nin zi­hin­le­ri­ne et­ki ede­cek­ti.142</text:p>
      <text:p text:style-name="P21">Bu ün­lü hi­ka­ye­de­ki ga­rip­lik­le­rin ilk far­k e­di­li­şi, 1985 yı­lın­da ol­du. Cra­ig Hold­re­ge isim­li genç bir Ame­ri­ka­lı bi­yo­lo­ji öğ­ret­me­ni, yıl­lar­dır öğ­ren­ci­le­ri­ne öğ­ret­ti­ği bi­ber­li ke­le­bek­ler hi­ka­ye­si­ni bi­raz da­ha araş­tır­ma­ya ka­rar ver­miş­ti. Araş­tır­ma­sı sı­ra­sın­da, Kett­le­well'in çok ya­kın ar­ka­da­şı olan ve onun de­ney­le­ri­ne ka­tı­lan Sir Cyril Clar­ke'ın not­la­rın­da il­ginç bir ifa­de­ye rast­la­dı. Şöy­le di­yor­du Clar­ke: "Göz­lem­le­di­ği­miz tek şey, ke­le­bek­le­rin gü­nü ne­re­de ge­çir­me­dik­le­ri ol­du. 25 yıl için­de, ağaç göv­de­le­rin­de ve­ya bi­zim kur­du­ğu­muz tu­zak­la­rın ya­nın­da­ki du­var­lar­da sa­de­ce iki ta­ne Be­tu­la­ria bu­la­bil­dik."143</text:p>
      <text:p text:style-name="P21">Bu çok çar­pı­cı bir iti­raf­tı. At­lan­tic Monthly, New York Ti­mes Bo­ok Re­vi­ew gi­bi der­gi­ler­de ya­zar­lık ya­pan Ame­ri­ka­lı ga­ze­te­ci Ju­dith Ho­oper, bi­ber­li ke­le­bek­ler ef­sa­ne­si­ni ko­nu alan 2002 ba­sı­mı Of Moths and Men: The Un­told Story of Sci­en­ce and The Pep­pe­red Moth (Ke­le­bek­ler ve İn­san­lar: Bi­ber­li Ke­le­bek­le­rin ve Bi­li­min An­la­tıl­ma­mış Hi­ka­ye­si) ad­lı ki­ta­bın­da, Hold­re­ge'in tep­ki­si­ni şöy­le an­la­tı­yor:</text:p>
      <text:p text:style-name="P21">Hold­re­ge "ne­ler dö­nü­yor bu­ra­da" di­ye ken­di­ne sor­du. Uzun za­man­dır, öğ­ren­ci­le­ri­ne ağaç göv­de­le­ri­ne kon­muş ke­le­bek­le­rin fo­toğ­raf­la­rı­nı gös­te­ri­yor ve kuş­la­rın da­ha gö­rü­nür olan­la­rı se­çip av­la­dı­ğı­nı an­la­tı­yor­du.... "Ama şim­di bu ke­le­be­ği 25 yıl bo­yun­ca araş­tır­mış bi­ri­si, bun­la­rı ağaç göv­de­si­ne kon­muş hal­de sa­de­ce iki kez gör­dü­ğü­nü bil­di­ri­yor­du." Li­ken­le­re, ise, ka­muf­la­ja, kuş­la­ra ne ol­muş­tu? En­düst­ri­yel me­la­niz­min bü­yük hi­­ka­ye­si­ne ne ol­muş­tu? Bu hi­ka­ye, ke­le­bek­le­rin hep ağaç­la­rın göv­de­le­ri­ne kon­du­ğu an­la­tı­mı­na da­yan­mı­yor muy­du?144</text:p>
      <text:p text:style-name="P21">Hold­re­ge'in ilk kez fark et­ti­ği ve di­le ge­tir­di­ği bu ga­rip­lik, kı­sa sü­re­de bi­ber­li ke­le­bek­ler ef­sa­ne­si­nin iç­yü­zü­nü or­ta­ya çı­kar­dı. Ju­dith Ho­oper'ın ifa­de­siy­le, "or­ta­ya çık­tı ki, bu iko­n­da­ki (sa­na­yi ke­le­bek­le­ri hi­ka­ye­sin­de­ki) çat­lak­la­rı fark eden tek ki­şi Hold­re­ge de­ğil­di. Çok geç­me­den, bi­ber­li ke­le­bek­ler ha­ra­ret­li bir bi­lim­sel tar­tış­ma­yı alev­len­dir­di."</text:p>
      <text:p text:style-name="P21">Pe­ki bi­lim­sel tar­tış­ma­da or­ta­ya çı­kan ger­çek­ler ne­ler­di? </text:p>
      <text:p text:style-name="P21"><text:soft-page-break/>Bu ko­nu­yu de­tay­lı ola­rak açık­la­yan bir di­ğer Ame­ri­ka­lı ya­zar, bi­yo­log Jo­nat­han Wells'tir. Wells, Icons of Evo­lu­ti­on ad­lı ki­ta­bın­da, bu hi­ka­ye­ye özel bir bö­lüm ayı­rır. Ki­tap­ta, hi­ka­ye­nin "de­ney­sel ka­nı­tı" ola­rak bi­li­nen Ber­nard Kett­le­well'in ça­lış­ma­sı­nın, as­lın­da bir bi­lim­sel skan­dal ni­te­li­ğin­de ol­du­ğu an­la­tıl­mak­ta­dır. Bu skan­da­lın ba­zı te­mel un­sur­la­rı şöy­le sı­ra­la­na­bi­lir:</text:p>
      <text:p text:style-name="P21">n 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çok na­dir ola­rak kon­du­ğu her­kes­çe ka­bul gör­dü. Bu ko­nu­da 25 yıl­lık bir ça­lış­ma ya­pan Cyril Clar­ke ve Rory How­lett, Mic­ha­el Ma­je­rus, Tony Li­ebert, Pa­ul Bra­ke­fi­eld gi­bi bir­çok bi­li­m a­da­mı, "Kett­le­well'in de­ne­yin­de ke­le­bek­le­rin do­ğal dav­ra­nış­la­rı dı­şın­da dav­ran­ma­ya zor­lan­dık­la­rı­nı, de­ney so­nuç­la­rı­nın bu yüz­den bi­lim­sel ka­bul edi­le­me­ye­ce­ği­ni" bil­dir­di­ler.</text:p>
      <text:p text:style-name="P21">n Kett­le­well'in de­ne­yi­ni in­ce­le­yen <text:s/>araş­tır­ma­cı­lar da­ha da çar­pı­cı bir so­nuç­la kar­şı­laş­tı­lar: İn­gil­te­re'nin kir­li­li­ğe uğ­ra­ma­mış böl­ge­le­rin­de açık renk­li ke­le­bek­le­rin da­ha faz­la ol­ma­sı bek­le­nir­ken, ko­yu­la­rın ora­nı açık renk­li­ler­den dört kat faz­lay­dı. Ya­ni Kett­le­well'in id­dia et­ti­ği ve he­men her ev­rim­ci kay­nak­ta tek­rar­lan­dı­ğı gi­bi, ke­le­bek nü­fu­sun­da­ki oran­la, ağaç ka­buk­la­rı ara­sın­da bir iliş­ki yok­tu. </text:p>
      <text:p text:style-name="P21">n İşin as­lı araş­tı­rıl­dık­ça, skan­da­lın bo­yut­la­rı bü­yü­dü: Kett­le­well ta­ra­fın­dan fo­toğ­raf­la­rı çe­ki­len "ağaç ka­bu­ğu üze­rin­de­ki gü­ve ke­le­bek­le­ri", as­lın­da ölü ke­le­bek­ler­di. Kett­le­well bu ölü can­lı­la­rı iğ­ne ve tut­kal ile ağa­ca tut­tur­muş ve öy­le gö­rün­tü­le­miş­ti. Ger­çek­te ke­le­bek­ler ağaç göv­de­si­ne de­ğil dal­la­rın alt kıs­mı­na kon­duk­la­rı için, böy­le bir re­sim el­de et­me im­ka­nı pek yok­tu.145</text:p>
      <text:p text:style-name="P21">Bu ger­çek­ler 90'lı yıl­la­rın son­la­rın­da bi­lim dün­ya­sı ta­ra­fın­dan öğ­re­ni­le­bil­di. On ­yıl­lar­dır bi­yo­lo­ji ders­le­ri­nin en bü­yük ev­rim mal­ze­me­si olan Sa­na­yi Ke­be­lek­le­ri ef­sa­ne­si­nin bu şe­kil­de çök­me­si, ev­rim­ci­ler ara­sın­da düş kı­rık­lı­ğı ya­rat­tı. Bun­lar­dan bi­ri olan Jerry Coy­ne be­nek­li ke­le­bek­ler ko­nu­sun­da­ki sah­te­kar­lı­ğı­ öğ­ren­di­ğin­de bü­yük bir üzün­tü duy­du­ğu­nu be­lirt­mek­te­dir.146</text:p>
      <text:p text:style-name="P21"/>
      <text:p text:style-name="P21">Ma­sa­lın Yük­se­li­şi ve Çö­kü­şü</text:p>
      <text:p text:style-name="P21">Pe­ki bu hi­ka­ye na­sıl uy­du­rul­muş­tu? Ju­dith Ho­oper, Kett­le­well'in ve onun­la bir­lik­te bi­ber­li ke­le­bek­le­rin ev­ri­mi hi­ka­ye­si­ni üre­ten di­ğer Dar­wi­nist­le­rin, Dar­wi­nizm'e ka­nıt bul­mak -ve böy­le­ce ün­lü ol­mak- mo­ti­vas­yo­nu için­de ka­nıt­la­rı çar­pıt­tık­la­rı­nı ve "ken­di ken­di­le­ri­ni kan­dır­dık­la­rı­nı" şöy­le açık­lar:</text:p>
      <text:p text:style-name="P21">Önem­li en­te­lek­tü­el bir ar­gü­man ola­bi­le­cek ka­nıt­la­rı ha­yal et­ti­ler, ama bu­nun mer­ke­zin­de çar­pı­tıl­mış bi­lim, gü­ve­nil­mez me­to­do­lo­ji ve ön­yar­gı­lı dü­şün­ce ya­tı­yor­du. Ke­le­bek­le­rin et­ra­fın­da, ça­ğı­mı­zın en ün­lü ev­rim­ci bi­yo­log­la­rı­nın in­sa­ni tut­ku­la­rı ve ken­di-ken­di­ni kan­dır­ma­la­rı ile do­lu bir kü­me bi­rik­miş­ti.147</text:p>
      <text:p text:style-name="P21">Hi­ka­ye­nin çö­kü­şün­de­ki en önem­li et­ken­ler­den bi­ri de, Kett­le­well'in de­ney­le­ri­nin çar­pı­tıl­dı­ğı­nın an­la­şıl­ma­sın­dan son­ra, di­ğer ba­zı bi­lim adam­la­rı­nın ay­nı ko­nu üze­rin­de yap­tık­la­rı de­ney­ler ol­du. Bi­ber­li ke­le­bek­ler hi­ka­ye­si­ni son dö­nem­de in­ce­le­yen ve ge­çer­siz­li­ği­ni ka­bul eden ev­rim­ci bi­yo­log­lar­dan bi­ri, Col­le­ge of Wil­li­am and Mary Üni­ver­si­te­si'nden Bru­ce Grant'ti. Ju­dith Ho­oper, Grant'in Kett­le­well'in de­ney­le­ri­ni tek­rar­la­yan bi­li­m a­dam­la­rı­nın var­dık­la­rı so­nuç hak­kın­da­ki yo­ru­mu­nu şöy­le ak­tar­mak­ta­dır:</text:p>
      <text:p text:style-name="P21"><text:soft-page-break/>Kett­le­well'in (ke­le­bek­ler hak­kın­da­ki) bas­kın­lık ça­lış­ma­la­rı hak­kın­da "böy­le bir şey ger­çek­leş­mi­yor" di­yor Bru­ce Grant. "Da­vid West de­ne­di. Cyril Clar­ke de­ne­di. Ben de­ne­dim. Her­kes de­ne­di. Hiç kim­se bir so­nuç el­de ede­me­di." (Ağaç göv­de­le­rin­de­ki) Ar­ka plan uyu­mu de­ney­le­ri için­se, Mik­ko­la, Grant ve Sar­gent Kett­le­well'in de­ney­le­ri­ni tek­rar et­ti­ler ve onun­ki­ne zıt so­nuç­la­ra ulaş­tı­lar. "Kett­le­well'i bir sah­te­kar ola­rak ta­nım­la­ma­mak için dik­kat edi­yo­rum" di­yor Bru­ce Grant, "ama çok dik­kat­siz bir bi­lim ada­mıy­dı."148</text:p>
      <text:p text:style-name="P21">Bi­ber­li ke­le­bek­ler hak­kın­da­ki ev­rim­ci hi­ka­ye­nin tü­müy­le yan­lış ol­du­ğu­nu gös­te­ren bir di­ğer ka­nıt ise, Bis­ton be­tu­la­ria'nın Ku­zey Ame­ri­ka'da­ki po­pü­las­yon­la­rı­dır. Bu ko­nu­da­ki ev­rim­ci tez, Sa­na­yi Dev­ri­mi'nden kay­nak­la­nan ha­va kir­li­li­ği­nin ke­le­bek po­pü­las­yon­la­rı­nı ko­yu­laş­tır­dı­ğı yö­nün­dey­di. Kett­le­well'in İn­gil­te­re'de­ki söz­de "göz­lem ve de­ney­le­ri" de bu­nun ka­nı­tı ola­rak yo­rum­lan­mış­tı. Oy­sa ay­nı ke­le­bek­ler Ku­zey Ame­ri­ka'da da ya­şa­mak­ta­dır ve Sa­na­yi Dev­ri­mi'nin ha­va kir­li­li­ği bu­ra­da da ya­şan­ma­sı­na rağ­men hiç­bir "me­la­nizm" gö­rül­me­miş­tir. Ju­dith Ho­oper bu du­ru­mu, ko­nu­yu in­ce­le­yen Ame­ri­ka­lı bi­lim ada­mı The­odo­re Da­vid Sar­gent'ın bul­gu­la­rı­na atıf­ta bu­lu­na­rak şöy­le açık­lar:</text:p>
      <text:p text:style-name="P21">(Ev­rim­ci­ler)... ay­nı za­man­da, ko­yu renk­li ağaç göv­de­le­ri, li­ken­ler, ha­va kir­li­li­ği ve di­ğer ko­nu­lar hak­kın­da­ki kla­sik hi­ka­ye­ye kar­şı kay­da de­ğer so­run­lar oluş­tu­ran Ku­zey Ame­ri­ka kı­ta­sı me­se­le­le­ri­ni de gör­mez­den gel­di­ler. Me­la­nik form­lar, Ma­ine (eya­le­ti)nde, gü­ney Ka­na­da'da, Pitts­burgh'da ve New York ci­va­rın­da da yay­gın­dır­lar... Sar­gent'ın gö­rü­şü­ne gö­re, Ku­zey Ame­ri­ka'da­ki du­rum, kla­sik en­düst­ri me­la­niz­mi hi­po­te­zi­ni çü­rüt­mek­te­dir. Bu hi­po­tez, en­düst­ri (ha­va kir­li­li­ği, ko­yu­la­şan yü­zey­ler) ve me­la­niz­min ço­ğal­ma­sı ara­sın­da güç­lü bir doğ­ru­sal iliş­ki ol­du­ğu­nu ön­gör­mek­te­dir. "Ama bu doğ­ru de­ğil­di" di­yor Sar­gent, "ne De­nis Owen'in ori­ji­nal araş­tır­ma­la­rın­da ne de o za­man­dan bu ya­na her­han­gi bir kim­se ta­ra­fın­dan böy­le bir iliş­ki bu­lun­ma­mış­tır."149</text:p>
      <text:p text:style-name="P21">Tüm bu ger­çek­le­rin or­ta­ya çık­ma­sıy­la bir­lik­te, "Dar­win'in ka­yıp ka­nı­tı" ola­rak gös­te­ri­len bi­ber­li ke­le­bek­ler hi­ka­ye­si­nin dev bir al­dat­ma­ca­dan iba­ret ol­du­ğu or­ta­ya çık­mış­tır. On ­yıl­lar­dır, dün­ya­nın dört­bir ya­nın­da yüz ­mil­yon­lar­ca in­san, ağaç ka­buk­la­rı­na iğ­ne­len­miş bir­kaç ölü ke­le­be­ğin fo­toğ­ra­fı ve sü­rek­li tek­rar­la­nan köh­ne bir hi­ka­ye ile yan­lış bil­gi­len­di­ril­miş­tir. Ger­çek­te Dar­win'in ih­ti­yaç duy­du­ğu ka­nıt­lar ha­la ka­yıp­tır; çün­kü böy­le bir ka­nıt yok­tur. </text:p>
      <text:p text:style-name="P21">Lond­ra'da ya­yın­la­nan The Da­ily Te­leg­raph ga­ze­te­sin­de 1999 yı­lın­da ya­yın­la­nan bir ma­ka­le, bi­ber­li ke­le­bek­ler ef­sa­ne­si­nin so­nu­nun na­sıl gel­di­ği­ni şöy­le özet­le­mek­te­dir:</text:p>
      <text:p text:style-name="P21">Ev­rim uz­man­la­rı, Char­les Dar­win'in te­ori­si hak­kın­da­ki en göz­de ör­nek­le­ri­nin, ya­ni bi­ber­li ke­le­bek­le­rin yük­se­liş ve çö­kü­şü­nün, bir di­zi bi­lim sah­te­kar­lı­ğı­na da­yan­dı­ğı­nı ses­siz­ce iti­raf edi­yor­lar. 1950'ler­de bu ke­le­bek üze­rin­de ya­pı­lan ve uzun za­man­dır do­ğal se­lek­si­yon ger­çe­ği­ni is­pat­la­dı­ğı dü­şü­nü­len de­ney­le­rin ar­tık de­ğer­siz ol­duk­la­rı, çün­kü "doğ­ru" (is­te­nen) ce­va­bı ver­mek üze­re di­zayn edil­dik­le­ri dü­şü­nü­lü­yor. Bi­lim adam­la­rı şim­di hi­ka­ye­si ne­re­dey­se ev­rim hak­kın­da­ki tüm ders ki­tap­la­rın­da an­la­tı­lan Bis­ton be­tu­la­ria'nın ta­rih­çe­si­nin ger­çek açık­la­ma­sı­nı bil­me­dik­le­ri­ni iti­raf edi­yor­lar.150</text:p>
      <text:p text:style-name="P21">Kı­sa­ca­sı bir za­man­lar pek çok ev­rim­ci­nin bü­yük bir ha­ra­ret­le sa­vun­du­ğu "sa­na­yi me­la­niz­mi" ef­sa­ne­si de, di­ğer söz­de ev­rim ka­nıt­la­rı gi­bi, çü­rü­müş ol­du.</text:p>
      <text:p text:style-name="P21"><text:soft-page-break/>Bir za­man­lar, bil­gi ek­sik­li­ği se­be­biy­le ve tu­tu­cu­luk­tan ötü­rü, bi­lim dün­ya­sı bi­ber­li ke­le­bek­le­rin ev­ri­mi gi­bi ma­sal­la­ra ka­na­bi­li­yor­du.</text:p>
      <text:p text:style-name="P21">Ama ar­tık bu gi­bi Dar­wi­nist ef­sa­ne­le­rin tü­mü çök­tü. </text:p>
      <text:p text:style-name="P21"/>
      <text:p text:style-name="P21">YA­KIN ZA­MA­NA KA­DAR </text:p>
      <text:p text:style-name="P21">Dİ­NO­KUŞ MA­SAL­LA­RI VAR­DI</text:p>
      <text:p text:style-name="P21"/>
      <text:p text:style-name="P21">Kuş tüy­le­ri­ne sa­hip di­no­zor­lar ve­ya di­ğer bir isim­le ha­ya­li "di­no-kuş­lar", geç­ti­ği­miz 10 yıl için­de Dar­wi­nist med­ya­nın en göz­de pro­pa­gan­da mal­ze­me­le­rin­den bi­ri ol­du. Bir­bi­ri ar­dı­na man­şet­le­re "di­no-kuş" ha­ber­le­ri, çi­zi­len re­konst­rük­si­yon­lar ve ev­rim­ci "uz­man"la­rın yap­tı­kla­rı id­di­alı açık­la­ma­lar, geç­miş­te ya­rı kuş ya­rı di­no­zor can­lı­la­rın ya­şa­dı­ğı ko­nu­sun­da pek çok in­sa­nı ik­na et­ti. </text:p>
      <text:p text:style-name="P21">Bu te­ori­nin en son ve en de­tay­lı sa­vu­nu­lu­şu ise, Sci­en­ti­fic Ame­ri­can der­gi­si­nin, Mart 2003 sa­yı­sın­da ün­lü or­ni­to­log­lar (kuş­bi­lim­ci­ler) Ric­hard O. Prum ve Alan Brush ta­ra­fın­dan ka­le­me alı­nan "Kuş Tü­yü mü Kuş mu? Han­gi­si Ön­ce Gel­di?" (The Fe­at­her or The Bird? Which Ca­me First?) baş­lık­lı bir ma­ka­le­de or­ta­ya kon­du. Prum ve Brush, o ka­dar id­di­alıy­dı­lar ki, kuş­la­rın kö­ke­ni hak­kın­da ev­rim­ci­ler ara­sın­da sü­re­ge­len tar­tış­ma­yı ar­tık nok­ta­la­dık­la­rı­nı dü­şü­nü­yor, bul­gu­la­rın söz­de "çar­pı­cı bir so­nuç" or­ta­ya koy­du­ğu­nu ile­ri sü­rü­yor­lar­dı. Bu­na gö­re, "kuş tüy­le­ri, kuş­la­rın or­ta­ya çık­ma­sın­dan ön­ce, di­no­zor­lar­da ev­rim­leş­miş­ti." Prum ve Brush kuş tüy­le­ri­nin uçuş de­ğil, "in­sü­las­yon, su ya­lı­tı­mı, kar­şı cin­si cez­bet­mek, ka­muf­laj ve sa­vun­ma" gi­bi amaç­lar için ev­rim­leş­ti­ği­ni, en son ola­rak uçuş için kul­la­nıl­dı­ğı­nı öne sü­rü­yor­lar­dı. </text:p>
      <text:p text:style-name="P21">An­cak bu tez ger­çek­te bi­lim­sel ka­nıt­lar­dan yok­sun bir spe­kü­las­yon­dan iba­ret­ti. Prum ve Brush ta­ra­fın­dan ge­liş­ti­ri­len ve Sci­en­ti­fic Ame­ri­can der­gi­si ta­ra­fın­dan sa­hip­le­ni­len ye­ni tez, son bir­kaç on yıl­dır bir fur­ya ha­lin­de, gö­zü ka­pa­lı bir fa­na­tizm­le sa­vu­nu­lan "kuş­lar di­no­zor­dur" te­ori­si­nin ye­ni ama içi boş bir ver­si­yo­nun­dan baş­ka bir şey de­ğil­di. Ve ger­çek­te, ev­ri­min di­ğer iko­nla­rı gi­bi, o da çü­rük­tü.</text:p>
      <text:p text:style-name="P21">Bu ko­nu­da gö­rüş­le­ri­ne baş­vu­ru­la­bi­le­cek bir ki­şi de Ku­zey Ca­ro­li­na Üni­ver­si­te­si Bi­yo­lo­ji Bö­lü­mü'nden Alan Fe­duc­cia'dır. Dr. Fe­duc­cia, kuş­la­rın kö­ke­ni ko­nu­sun­da dün­ya­nın en bi­li­nen oto­ri­te­le­rin­den bi­ri­dir. Dr. Fe­duc­cia ev­rim te­ori­si­ni ka­bul et­mek­te ve kuş­la­rın ev­rim­le or­ta­ya çık­tık­la­rı­na inan­mak­ta­dır. An­cak onu Prum ve Brush gi­bi "di­no-kuş" ta­raf­tar­la­rın­dan ayı­ran yön, ev­rim te­ori­si­nin bu ko­nu­da için­de bu­lun­du­ğu be­lir­siz­li­ği ka­bul et­me­si ve ka­sıt­lı ola­rak sür­dü­rü­len ger­çek­te ise hiç­bir da­ya­na­ğı ol­ma­yan "di­no-kuş" fur­ya­sı­na iti­bar et­me­me­si­dir. </text:p>
      <text:p text:style-name="P21">Alan Fe­duc­cia'nın The Ame­ri­can Or­nit­ho­lo­gists' Uni­on (Ame­ri­kan Or­ni­to­log­lar Bir­li­ği) ta­ra­fın­dan ya­yın­la­nan ve or­ni­to­lo­ji­nin en tek­nik tar­tış­ma­la­rı­na ze­min olan The Auk der­gi­si için ka­le­me al­dı­ğı, Ekim 2002 ta­rih­li "Birds are Di­no­sa­urs: Simp­le Ans­wer to a Comp­lex Prob­lem" (Kuş­lar Di­no­zor­dur: Komp­leks Bir So­ru­na Ba­sit Bir Ce­vap) baş­lık­lı ya­zı­da çok önem­li bil­gi­ler ve­ril­mek­te­dir. Dr. Fe­duc­cia, John Ost­rom ta­ra­fın­dan 1970'ler­de gün­de­me ge­ti­ri­len ve o za­man­dan bu ya­na da ha­ra­ret­le sa­vu­nu­lan kuş­la­rın di­no­zor­lar­dan ev­rim­leş­ti­ği te­ori­si­nin bi­lim­sel ka­nıt­lar­dan yok­sun ol­du­ğu­nu, böy­le bir ev­ri­min müm­kün ol­ma­dı­ğı­nı de­tay­la­rıy­la an­lat­mak­ta­dır. </text:p>
      <text:p text:style-name="P21">Fe­duc­cia, Çin'de bu­lun­du­ğu öne sü­rü­len "di­no-kuş"lar hak­kın­da ise çok önem­li bir ger­çe­ği açık­la­mak­ta­dır: Tüy­lü di­no­zor ola­rak ile­ri sü­rü­len sü­rün­gen fo­sil­le­ri­nin üze­rin­de bu­lu­nan "tüy­ler"in il­kel bi­le ol­sa kuş tü­yü ol­du­ğu net de­ğil­dir. Ak­si­ne "di­no-<text:soft-page-break/>fuzz" de­nen bu fo­sil iz­le­ri­nin kuş tüy­le­ri ile il­gi­si bu­lun­ma­dı­ğı­nı gös­te­ren pek çok ka­nıt var­dır. Fe­duc­cia şöy­le yaz­mak­ta­dır:</text:p>
      <text:p text:style-name="P21">İl­kel kuş tüy­le­ri­ne sa­hip ol­du­ğu ile­ri sü­rü­len fo­sil­le­rin ço­ğu­nu ça­lış­mış ki­şi­ler ola­rak, ben ve di­ğer pek çok uz­man, bu ya­pı­la­rın il­kel kuş tüy­le­ri (pro­to­fe­at­hers) ol­du­ğu­na da­ir inan­dı­rı­cı bir ka­nıt gör­me­mek­te­yiz. Pek çok Çin fo­si­li, "di­no­fuzz" ola­rak ad­lan­dı­rı­la­ge­len ga­rip bi­rer ha­le­ye sa­hip­tir ama her ne ka­dar bu ma­ter­yal kuş tüy­le­ri ile ho­mo­log (ben­zer) sa­yıl­sa da, bu yön­de­ki ar­gü­man­lar ik­na edi­ci­lik­ten çok uzak­tır.151 </text:p>
      <text:p text:style-name="P21">Fe­duc­cia, bu tes­pi­ti­nin ar­dın­dan, Sci­en­ti­fic Ame­ri­can'da­ki ma­ka­le­nin ya­za­rı Prum'un bu ko­nu­da ön­yar­gı­lı dav­ran­dı­ğı­nı da şöy­le be­lirt­mek­te­dir:</text:p>
      <text:p text:style-name="P21">Prum'un gö­rü­şü pek çok pa­le­on­to­log ta­ra­fın­dan pay­la­şıl­mak­ta­dır: kuş­lar di­no­zor­dur; do­la­yı­sıy­la dro­ma­eo­sa­ur­lar (the­ro­pod di­no­zor­lar) üze­rin­de ko­run­muş her­han­gi bir ip­lik­si ya­pı, mut­la­ka il­kel kuş tü­yü ol­ma­lı­dır.152</text:p>
      <text:p text:style-name="P21">Fe­duc­cia'ya gö­re bu ön­yar­gı­yı çü­rü­ten ne­den­ler­den bi­ri, kuş­lar­la hiç­bir il­gi­ ku­ru­la­ma­ya­cak fo­sil­ler­de de söz ­ko­nu­su "di­no-­fuzz" iz­le­ri­ne rast­lan­ma­sı­dır. Ay­nı ma­ka­le­de Fe­duc­cia şöy­le söy­le­mek­te­dir:</text:p>
      <text:p text:style-name="P21">En önem­li­si, di­no-fuzz şim­di ar­tık çok sa­yı­da ka­te­go­ri­de keş­fe­dil­mek­te­dir. Bun­la­rın ba­zı­la­rı he­nüz ya­yın­lan­ma­mış­tır ama özel­lik­le Çin'de bu­lun­muş bir pte­ro­sa­ur'da (uçan sü­rün­gen) ve bir the­ri­zi­no­sa­ur'da (eto­bur bir di­no­zor gru­bu) bun­lar bu­lun­muş­tur. En şa­şır­tı­cı du­rum ise, di­no-fuz­za çok ben­ze­yen de­ri fi­ber­le­ri­nin Ju­ras­sic dev­re ait bir ichth­yo­sa­ur'da da bu­lun­muş ve de­tay­lı ola­rak ta­rif edil­miş ol­ma­sı­dır. (Ichth­yo­sa­ur­lar, so­yu tü­ken­miş de­niz sü­rün­gen­le­ri­dir.) Söz ko­nu­su can­lı­lar­da­ki dal­lan­mış fi­ber­le­rin ba­zı­la­rı, mor­fo­lo­ji açı­sın­dan, "il­kel kuş tüy­le­ri" (pro­to­fe­at­her) de­nen ve (Çin­li pa­le­on­to­log) Xu ta­ra­fın­dan ta­nım­la­nan ya­pı­la­ra çok ben­zer­dir. Söz­de "il­kel kuş tüy­le­ri­nin" arc­ho­sa­ur­lar­da (Me­so­zo­ic dö­ne­me ait sü­rün­gen­ler­de) böy­le ge­niş bir da­ğı­lı­ma sa­hip ol­ma­sı, bun­la­rın kuş tüy­le­ri ile hiç­bir il­gi­le­ri ol­ma­dı­ğı­nı tek ba­şı­na gös­te­ren bir de­lil­dir.153</text:p>
      <text:p text:style-name="P21">Fe­duc­cia, geç­miş­te de fo­sil­le­rin çev­re­si­nde ba­zı ya­pı­lar bu­lun­du­ğu­nu, an­cak fo­si­le ait sa­nı­lan bu ya­pı­la­rın son­ra­dan inor­ga­nik mad­de­ler ol­du­ğu­nun be­lir­len­di­ği­ni ha­tır­lat­mak­ta­dır:</text:p>
      <text:p text:style-name="P21">İn­sa­nın ak­lı­na, Soln­ho­fen fo­sil­le­rin­de bu­lu­nan ve dend­rit­ler ola­rak bi­li­nen ça­lı ben­ze­ri iz­ler gel­mek­te­dir. Bit­ki­ye ben­zer şe­kil­le­ri­ne rağ­men, bu ya­pı­la­rın as­lın­da, fo­sil ya­tak­la­rın­da, çat­lak­lar­dan ve­ya fo­sil­le­rin ke­mik­le­rin­den ok­sit­le­ne­rek sı­zan man­ga­nez so­lüs­yo­nu­nun et­ki­siy­le olu­şan inor­ga­nik ya­pı­lar ol­du­ğu ar­tık bi­lin­mek­te­dir.154</text:p>
      <text:p text:style-name="P21">Bu ko­nu­da dik­kat çe­ki­ci bir di­ğer nok­ta ise, "tüy­lü di­no­zor" ola­rak gün­de­me ge­ti­ri­len fo­sil­le­rin tü­mü­nün Çin'de bu­lun­muş ol­ma­sı­dır. Aca­ba bu fo­sil­ler ne­den dün­ya­nın baş­ka hiç­bir ye­rin­de de­ğil de Çin'de or­ta­ya çık­mak­ta­dır? Hem de Çin'de­ki fo­sil ya­tak­la­rı, sa­de­ce "di­no-fuzz" gi­bi be­lir­siz bir ya­pı­yı de­ğil, ay­nı za­man­da kuş tüy­le­ri­ni de son de­re­ce iyi şe­kil­de sak­la­ya­bi­le­cek bir ya­pı­ya sa­hip­ken... Fe­duc­cia da ay­nı ga­rip­li­ğe dik­kat çek­mek­te­dir:</text:p>
      <text:p text:style-name="P21">Ay­nı za­man­da, ne­den vü­cu­dun dış yü­ze­yi­nin sak­la­na­bil­di­ği baş­ka ya­tak­lar­da bu­lu­nan baş­ka the­ro­pod­la­rın ve di­ğer di­no­zor­la­rın hiç­bir "di­no-fuzz"a sa­hip ol­ma­dık­la­rı, ak­si­ne her­han­gi bir kuş tü­yü ben­ze­ri ya­pı­dan ta­ma­men yok­sun ger­çek sü­rün­gen de­ri­si­ne sa­hip ol­duk­la­rı da açık­lan­ma­lı­dır. Ve ne­den di­no-fuz­za sa­hip Çin­li dro­ma­<text:soft-page-break/>eo­sa­ur fo­sil­le­ri, nor­mal­de bek­le­ne­ce­ği şe­kil­de kuş tü­yü sa­pı ser­gi­le­me­mek­te­dir­ler -eğer bun­lar ger­çek­ten var ol­sa, ko­lay­lık­la ko­run­muş ola­bi­le­cek­ken?155</text:p>
      <text:p text:style-name="P21">Pe­ki Çin'de bu­lu­nan tüm bu söz­de "tüy­lü di­no­zor­lar" ne­dir? Sü­rün­gen­ler ile kuş­lar ara­sın­da ara ge­çiş form­la­rı gi­bi gös­te­ri­len bu can­lı­la­rın ger­çek kim­li­ği ne­dir?</text:p>
      <text:p text:style-name="P21">Fe­duc­cia, "tüy­lü di­no­zor" ola­rak gös­te­ri­len can­lı­la­rın bir kıs­mı­nın "di­no-fuzz" sa­hi­bi so­yu tü­ken­miş sü­rün­gen­ler, ba­zı­la­rı­nın da ger­çek kuş­lar ol­du­ğu­nu açık­la­mak­ta­dır:</text:p>
      <text:p text:style-name="P21">Açık­tır ki, as­lın­da, Çin'in Yi­xi­an ve Ji­ufo­tang böl­ge­le­rin­de­ki Cre­ta­ce­ous dev­ri­ne ait göl ya­tak­la­rın­da iki fark­lı fo­sil ol­gu­su var­dır; bi­ri­si "di­no-fuzz" ka­lın­tı­la­rı ser­gi­le­yen -ki bu­nun iyi bir ör­ne­ği söz­de "tüy­lü di­no­zor"la­rın ilk bu­lu­nan ör­ne­ği olan Si­no­sa­urop­teryx'tir- grup­tur. Di­ğe­ri ise ger­çek­ten kuş tüy­le­ri­ne sa­hip olan­lar­dır. Na­tu­re der­gi­si­nin ka­pa­ğın­da gös­te­ri­len ve tüy­lü di­no­zor­lar ola­rak su­nu­lan an­cak son­ra­dan önem­siz, uçu­cu ol­ma­yan kuş­lar ol­du­ğu an­la­şı­lan fo­sil­ler gi­bi.156</text:p>
      <text:p text:style-name="P21">Ya­ni tüm dün­ya­ya "tüy­lü di­no­zor" ve­ya "di­no-kuş" ola­rak gös­te­ri­len fo­sil­ler, ya ta­vuk­lar gi­bi uça­ma­yan ba­zı kuş­la­ra ya da "di­no-fuzz" de­nen an­cak kuş tüy­le­ri ile il­gi­si bu­lun­ma­yan or­ga­nik bir ya­pı­ya sa­hip olan sü­rün­gen­le­re ait­tir. Or­ta­da kuş­lar ve sü­rün­gen­ler ara­sın­da "ara form" oluş­tu­ra­cak tek bir fo­sil bi­le yok­tur. (Fe­duc­cia üst­te say­dı­ğı bu iki te­mel gru­bun ya­nın­da bir de "sık rast­la­nan ga­ga­lı kuş Con­fu­si­usor­nis", ba­zı enan­ti­or­nit­hi­nes­ler ve ye­ni ta­nım­la­nan bir to­hum-yi­yi­ci kuş olan Je­ho­lor­nis pri­ma'dan söz et­mek­te­dir ki, bun­la­rın da hiç­bi­ri "di­no-kuş" de­ğil­dir.) </text:p>
      <text:p text:style-name="P21">Do­la­yı­sıy­la Ric­hard O. Prum ve Alan Brush'ın Sci­en­ti­fic Ame­ri­can der­gi­sin­de ya­yın­la­nan ma­ka­le­le­rin­de öne sü­rü­len, "kuş­lar di­no­zor­dur" te­zi­nin fo­sil­ler­le ka­nıt­lan­dı­ğı id­di­ası, ger­çek­le­re tü­müy­le ay­kı­rı­dır. </text:p>
      <text:p text:style-name="P21"/>
      <text:p text:style-name="P21">Ev­rim­ci­le­rin Giz­le­mek İs­te­di­ği Yaş So­ru­nu ve "Cla­dis­tics" Ya­nıl­gı­sı</text:p>
      <text:p text:style-name="P21">Ge­rek Ric­hard O. Prum ve Alan Brush'ın Sci­en­ti­fic Ame­ri­can der­gi­sin­de ya­yın­la­nan ma­ka­le­le­rin­de, ge­rek­se "di­no-kuş" fur­ya­sı­nı kö­rük­le­yen tüm ev­rim­ci kay­nak­lar­da ıs­rar­la gö­z ar­dı edi­len, hat­ta giz­le­nen çok önem­li bir ger­çek var­dır:</text:p>
      <text:p text:style-name="P21">Ya­nıl­tı­cı bir bi­çim­de "di­no-kuş" ya da "tüy­lü di­no­zor" de­dik­le­ri fo­sil­le­rin yaş­la­rı, 130 mil­yon yıl ön­ce­sin­den ge­ri­ye git­me­mek­te­dir. Oy­sa "ya­rı kuş" ola­rak gös­ter­mek is­te­dik­le­ri bu can­lı­lar­dan en az 20 mil­yon yıl da­ha yaş­lı olan, ger­çek bir kuş za­ten var­dır: Arc­ha­eop­teryx. Bi­li­nen en es­ki kuş ol­ma özel­li­ği ta­şı­yan Arc­ha­eop­teryx, ku­sur­suz uçuş kas­la­rı­na, uçuş tüy­le­ri­ne ve nor­mal bir kuş is­ke­le­ti­ne sa­hip ger­çek bir kuş­tur. 150 mil­yon yıl ön­ce dün­ya gök­le­rin­de ba­şa­rı­lı bir bi­çim­de sü­zül­müş­tür. Du­rum bu iken, Arc­ha­eop­teryx'ten çok da­ha son­ra­ki ta­rih­ler­de ya­şa­mış can­lı­la­rın kuş­la­rın il­kel ata­la­rı ola­rak gös­te­ril­me­si tek ke­li­mey­le saç­ma­lık­tır.</text:p>
      <text:p text:style-name="P21">Pe­ki ev­rim­ci­ler böy­le bir saf­sa­ta­yı na­sıl sa­vu­na­bil­mek­te­dir­ler?</text:p>
      <text:p text:style-name="P21">Dar­wi­nist­ler bu­nu sa­vun­mak için ken­di­le­rin­ce bir "yön­tem" bul­muş­lar­dır: Bu yön­te­min is­mi "Cla­dis­tics"tir. Bu te­rim, son 20-30 yıl­dır pa­le­on­to­lo­ji dün­ya­sın­da sık­ça kul­la­nı­lan ye­ni bir fo­sil yo­rum­la­ma yön­te­mi­dir. Cla­dis­tics yön­te­mi­ni sa­vu­nan­lar, bu­lu­nan fo­sil­le­rin yaş­la­rı­nın ta­ma­men gö­z ar­dı edil­me­si­ni, sa­de­ce el­de­ki fo­sil­le­rin ka­rak­te­ris­tik özel­lik­le­ri­nin bir­bi­ri ile kar­şı­laş­tı­rıl­ma­sı­nı ve bu kar­şı­laş­tır­ma so­nu­cun­da or­ta­ya çı­kan ben­zer­lik­le­re gö­re ev­rim­sel soy ağaç­la­rı ku­rul­ma­sı­nı sa­vu­nur­lar. </text:p>
      <text:p text:style-name="P21">Bu gö­rü­şü sa­vu­nan ev­rim­ci bir in­ter­net si­te­sin­de, fo­sil ya­şı Arc­ha­eop­teryx'ten çok da­ha genç olan Ve­lo­ci­rap­tor'un Arc­ha­eop­teryx'in ata­sı sa­yıl­ma­sı­nın söz­de ne­den "man­tık­lı" ol­du­ğu şöy­le açık­lan­mak­ta­dır:</text:p>
      <text:p text:style-name="P21"><text:soft-page-break/>Şim­di şu­nu so­ra­bi­li­riz: Ve­lo­ci­rap­tor na­sıl olur da Arc­ha­eop­teryx'in ata­sı ola­bi­lir, on­dan son­ra gel­miş ol­ma­sı­na rağ­men?</text:p>
      <text:p text:style-name="P21">Çün­kü fo­sil ka­yıt­la­rın­da­ki boş­luk­lar­dan do­la­yı, fo­sil­ler her za­man "tam vak­tin­de" or­ta­ya çık­maz­lar. Ör­ne­ğin Geç Kra­ta­se dev­ri­ne ait, Ma­da­gas­kar'da bu­lun­muş Ra­ho­na­vis ad­lı ye­ni bu­lu­nan bir fo­sil, kuş­lar­la Ve­lo­ci­rap­tor gi­bi bir sü­rün­gen ara­sın­da ge­çiş for­mu gi­bi dur­mak­ta­dır, ama 60 mil­yon yıl geç­tir. Ama hiç kim­se bu­nun geç or­ta­ya çı­kı­şı­nın ka­yıp hal­ka ol­ma­sı­na en­gel teş­kil et­ti­ği­ni söy­le­me­mek­te­dir, çün­kü çok uzun bir sü­re ya­şa­mış ola­bi­lir. Bu gi­bi ör­nek­ler "ha­ya­let bağ­lan­tı­lar" ola­rak ad­lan­dı­rı­lır; bu hay­van­la­rın da­ha ön­ce de var ol­duk­la­rı­nı var­sa­yı­yo­ruz, on­la­rın muh­te­mel ata­la­rı­na sa­hip ol­du­ğu­muz ve muh­te­mel to­run­la­rı­na da sa­hip ol­du­ğu­muz za­man.157 </text:p>
      <text:p text:style-name="P21">Cla­dis­tic­sin öze­ti olan bu açık­la­ma, bu yön­te­min ne ka­dar bü­yük bir çar­pıt­ma ol­du­ğu­nu da gös­ter­mek­te­dir. Ön­ce­lik­le şu­nu be­lirt­me­li­yiz: Yu­ka­rı­da­ki alın­tı­da be­lir­ti­len Ve­lo­ci­rap­tor, kuş­la­rın di­no­zor­lar­dan ev­rim­leş­ti­ği ma­sa­lın­da söz­de ara-ge­çiş for­mu ola­rak su­nu­lan fo­sil­ler­den bi­ri­dir. An­cak bu fo­sil de di­ğer­le­ri gi­bi, ev­rim­ci­le­rin ta­raf­lı yo­rum­la­rın­dan baş­ka bir şey de­ğil­dir. Ha­ya­li Ve­lo­ci­rap­tor çi­zim­le­rin­de gö­rü­len tüy­ler ta­ma­men ev­rim­ci­le­rin ha­ya­li­ni yan­sıt­mak­ta­dır; ger­çek­te ise bu can­lı­nın tüy­le­ri ol­du­ğu­na da­ir hiç­bir de­lil bu­lun­ma­mak­ta­dır. Ay­rı­ca yi­ne yu­ka­rı­da­ki alın­tı­da gör­dü­ğü­müz gi­bi, ev­rim­ci­ler, açık­ça, fo­sil ka­yıt­la­rı­nın so­nuç­la­rı­nı, ken­di te­ori­le­ri­nin ge­rek­le­ri­ne gö­re çar­pıt­mak­ta­dır­lar. 70 mil­yon yıl­lık bir fo­si­lin sa­hi­bi olan bir tü­rün, as­lın­da 170 mil­yon yıl ön­ce de ya­şa­dı­ğı­nı var­say­ma­nın ve bu­na gö­re bir ev­rim­sel ak­ra­ba­lık </text:p>
      <text:p text:style-name="P21">iliş­ki­si kur­ma­nın, ger­çek­le­ri çar­pıt­mak­tan baş­ka bir an­la­mı yok­tur. Cla­dis­tics, ev­rim te­ori­si­nin fo­sil ka­yıt­la­rı kar­şı­sın­da­ki ye­nil­gi­si­nin giz­li bir iti­ra­fı ve ye­ni bir bo­yu­tu­dur as­lın­da. Özet­le­mek ge­re­kir­se;</text:p>
      <text:p text:style-name="P21">1) Dar­win, fo­sil ka­yıt­la­rı de­tay­lı ola­rak in­ce­len­di­ğin­de, bil­di­ği­miz tür­le­rin hep­si­nin ara­sı­nı dol­du­ra­cak "ara form­la­rın" bu­lu­na­ca­ğı­nı öne sür­müş­tür. Te­ori­nin bek­len­ti­si bu­dur.</text:p>
      <text:p text:style-name="P21">2) An­cak 150 yıl­lık pa­le­on­to­lo­ji ça­ba­sı, ara form­la­rı or­ta­ya koy­ma­mış, bu can­lı­la­rın izi­ne rast­la­na­ma­mış­tır. Bu, te­ori adı­na bü­yük bir ye­nil­gi­dir.</text:p>
      <text:p text:style-name="P21">3) Ara form­lar bu­lu­na­ma­dı­ğı gi­bi, ev­rim­ci­le­rin, sa­de­ce ben­zer­lik­le­rin­den do­la­yı bir­bir­le­ri­nin ata­sı ol­du­ğu­nu ilan ede­bi­le­cek­le­ri can­lı­la­rın da yaş­la­rı çe­liş­ki­li­dir. Da­ha "il­kel" gi­bi gö­rü­nen bir can­lı, da­ha "ol­gun" gi­bi gö­zü­ken bir can­lı­dan da­ha geç or­ta­ya çık­mak­ta­dır. </text:p>
      <text:p text:style-name="P21">İş­te bu son nok­ta, ev­rim­ci­le­ri cla­dis­tics de­nen tu­tar­sız yön­te­mi ge­liş­tir­me­ye zor­la­mış­tır.</text:p>
      <text:p text:style-name="P21">Cla­dis­tics­le bir­lik­te, Dar­wi­nizm, "bi­lim­sel bul­gu­la­ra da­ya­nan, bun­lar­dan yo­la çı­kan" bir te­ori ol­ma özel­li­ği­ni açık­ça yi­tir­miş, ak­si­ne "bi­lim­sel bul­gu­la­rı çar­pı­tan, bu bul­gu­la­rı ken­di var­sa­yım­la­rı­na gö­re de­ğiş­ti­ren" bir dog­ma ha­li­ne gel­miş­tir. Bir za­man­lar Sov­yet­ler Bir­li­ği'nde uy­gu­la­nan Lysen­ko­izm (Ge­ne­tik ka­nun­la­rı­nı red­de­den ve ka­lı­tı­mın La­marck'ın te­ori­si­ne gö­re ger­çek­leş­ti­ği­ni sa­vu­nan Tro­fim Lysen­ko ta­ra­fın­dan ge­liş­ti­ri­len ve Sta­lin dö­ne­min­de SSCB'nin res­mi bi­lim dokt­ri­ni olan saf­sa­ta) gi­bi. Bu­nun­la bir­lik­te Dar­wi­nizm'in Lysen­ko­izm gi­bi bi­lim­sel­lik­ten uzak ol­du­ğu da an­la­şıl­mış­tır.</text:p>
      <text:p text:style-name="P21"/>
      <text:p text:style-name="P21"><text:soft-page-break/>Kuş­lar ile Di­no­zor­lar Ara­sın­da­ki Aşıl­maz Fark­lar</text:p>
      <text:p text:style-name="P21">Sa­de­ce Prum ve Brush'un te­zi de­ğil, "kuş­lar di­no­zor­dur" te­ori­si­nin her ver­si­yo­nu çü­rük­tür. Çün­kü kuş­lar ve di­no­zor­lar ara­sın­da hiç­bir ev­rim­sel sü­reç­le ka­pa­tı­la­ma­ya­cak bir "di­zayn fark­lı­lı­ğı" var­dır. Bir­çok ki­ta­bı­mız­da ay­rın­tı­lı ola­rak in­ce­le­di­ği­miz bu fark­la­rın ba­zı­la­rı­nı, kı­sa­ca özet­le­ye­lim:</text:p>
      <text:p text:style-name="P21">1) Kuş­la­rın ak­ci­ğer ya­pı­sı, sü­rün­gen­ler­den ve tüm di­ğer ka­ra omur­ga­lı­la­rın­dan ta­ma­men fark­lı bir ya­pı­da­dır. Kuş­lar­da, ka­ra omur­ga­lı­la­rı­nın ak­si­ne, ha­va ak­ci­ğer için­de tek yön­de ha­re­ket eder ve böy­le­ce kuş da­ima ok­si­jen alıp kar­bon­di­ok­sit ve­re­bi­lir. Kuş­la­ra öz­gü bu ya­pı­nın stan­dart ka­ra omur­ga­lı ak­ci­ğe­rin­den ev­rim­leş­miş ol­ma­sı im­kan­sız­dır, çün­kü ara bir ya­pı­da can­lı­nın ne­fes al­ma­sı ve do­la­yı­sıy­la ya­şa­mı­nı de­vam et­tir­me­si müm­kün de­ğil­dir.158</text:p>
      <text:p text:style-name="P21">2) Alan Fe­duc­cia ve Ju­lie No­wic­ki ta­ra­fın­dan geç­ti­ği­miz 2002 yı­lın­da, kuş­lar ve sü­rün­gen­le­rin emb­ri­yo­la­rı ara­sın­da ya­pı­lan kar­şı­laş­tır­ma­lar, iki can­lı gru­bu­nun ayak ya­pı­la­rı­nın çok bü­yük fark­lı­lık gös­ter­di­ği­ni ve ara­la­rın­da ev­rim­sel bir iliş­ki ku­rul­ma­sı­nın im­kan­sız ol­du­ğu­nu ka­nıt­la­mış­tır.159</text:p>
      <text:p text:style-name="P21">3) İki can­lı gru­bu­nun ka­fa­ta­sı ara­sın­da­ki en son kar­şı­laş­tır­ma­lar da ay­nı so­nu­cu ver­mek­te­dir. And­re El­za­nows­ki 1999 yı­lın­da yap­tı­ğı bir in­ce­le­me so­nu­cun­da "dro­ma­eo­sa­urid­le­rin çe­ne­le­rin­de ve üst çe­ne­le­rin­de hiç­bir spe­si­fik kuş ben­zer­li­ği bu­lu­na­ma­mış­tır" so­nu­cu­na var­mış­tır.160</text:p>
      <text:p text:style-name="P21">4) Diş­ler, kuş­lar ile sü­rün­gen­le­ri bir­bi­rin­den ayı­ran fark­lar­dan bi­ri­dir. Geç­miş­te ya­şa­mış ba­zı kuş­la­rın ga­ga­la­rın­da diş­ler ol­du­ğu bi­lin­mek­te­dir. Uzun za­man ev­ri­me bir ka­nıt gi­bi gös­te­ri­len bu du­ru­mun hiç de öy­le ol­ma­dı­ğı, çün­kü kuş diş­le­ri­nin çok öz­gün ol­du­ğu ise za­man­la an­la­şıl­mış­tır. Fe­duc­cia bu ko­nu­da şöy­le ya­zar:</text:p>
      <text:p text:style-name="P21">Bel­ki de the­ro­pod­lar ve kuş­lar ara­sın­da­ki en çar­pı­cı ben­zer­lik, diş­le­ri­nin ya­pı­sı ve diş­le­rin çı­kı­şı­nın do­ğa­sı­dır. Kuş ve the­ro­pod diş­le­ri ara­sın­da­ki dra­ma­tik fark­lı­lık­la­ra dik­kat edil­me­me­si ol­duk­ça şa­şır­tı­cı­dır; özel­lik­le de me­me­li pa­le­on­to­lo­ji­si­nin bü­yük öl­çü­de diş mor­fo­lo­ji­siy­le il­gi­li ol­du­ğu­nu ha­tır­la­dı­ğı­mız­da. Kı­sa­ca ifa­de et­mek ge­re­kir­se, kuş diş­le­ri (ör­ne­ğin Arc­ha­eop­teryx, Hes­pe­ror­nis, Pa­ra­hes­pe­ror­nis, Ichth­yor­nis, Cat­ha­yor­nis ve tüm di­ğer Me­so­zo­ic kuş­lar­da gö­rül­dü­ğü gi­bi) bir­bir­le­ri­ne dik­kat çe­ki­ci bi­çim­de ben­zer ve the­ro­pod­la­rın­kin­den be­lir­gin bir bi­çim­de far­kı­lı­dır... Form, ge­li­şim ve ye­ni­len­me açı­sın­dan, kuş­la­rın ve the­ro­pod­la­rın diş ya­pı­la­rı ara­sın­da hiç­bir or­tak, ak­ta­rıl­mış özel­lik yok­tur.161</text:p>
      <text:p text:style-name="P21">5) Kuş­lar sı­cak­kan­lı, sü­rün­gen­ler ise so­ğuk­kan­lı can­lı­lar­dır. Bu, son de­re­ce fark­lı iki ay­rı me­ta­bo­liz­ma de­mek­tir ve ara­da­ki dö­nü­şü­mün rast­lan­tı­sal mu­tas­yon­lar­la ger­çek­leş­me­si müm­kün de­ğil­dir. Di­no­zor­la­rın sı­cak­kan­lı ol­duk­la­rı yö­nün­de­ki tez ise, bu zor­lu­ğu gi­de­re­bil­mek için or­ta­ya atıl­mış­tır. An­cak her­han­gi bir ka­nı­ta da­yan­ma­yan bu te­zin ge­çer­siz­li­ği­ni gös­te­ren pek çok de­lil var­dır.162</text:p>
      <text:p text:style-name="P21">Tüm bun­lar, kuş­la­rın kö­ke­ni hak­kın­da­ki ev­rim­ci te­zin hiç­bir bi­lim­sel da­ya­na­ğı ol­ma­dı­ğı­nı gös­ter­mek­te­dir. Dar­wi­nist med­ya bel­ki kı­sa bir sü­re da­ha "di­no­kuş" fur­ya­sı­nı sür­dü­re­bi­lir, ama bu­nun tü­müy­le bi­lim dı­şı bir pro­pa­gan­da kam­pan­ya­sı ol­du­ğu or­ta­ya çık­mış du­rum­da­dır. Kuş­la­rın ve do­ğa­da­ki tüm can­lı­la­rın kö­ke­ni­ne ma­ter­ya­list dog­ma­dan sıy­rı­la­rak ba­kan her­kes ise, açık bir ger­çe­ği gö­re­cek­tir: Can­lı­lar, do­ğal et­ken­ler­le ve rast­lan­tı­lar­la as­la açık­la­na­ma­ya­cak son de­re­ce komp­leks özel­lik­le­re sa­hip­tir­ler. Bu­nun tek açık­la­ma­sı, ya­ra­tı­lış ger­çe­ği­dir. Tüm can­lı­la­rı her tür­lü ya­rat­<text:soft-page-break/>ma­yı bi­len, üs­tün bir ilim sa­hi­bi olan Al­lah bir an­da ve ku­sur­suz ola­rak ya­rat­mış­tır. Al­lah Ku­ran'da şöy­le bu­yur­mak­ta­dır:</text:p>
      <text:p text:style-name="P21">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21"/>
      <text:p text:style-name="P21"/>
      <text:p text:style-name="P21">SON­SÖZ</text:p>
      <text:p text:style-name="P21"/>
      <text:p text:style-name="P21">Ün­lü bi­lim fel­se­fe­ci­si Tho­mas Kuhn, The Struc­tu­re of Sci­en­ti­fic Re­vo­lu­ti­ons (Bi­lim­sel Dev­rim­le­rin Ya­pı­sı) ad­lı ese­rin­de "pa­ra­dig­ma" kav­ra­mı üze­rin­de du­rur. Pa­ra­dig­ma, bi­lim dün­ya­sı­nın be­lir­li bir dö­nem­de ka­bul et­ti­ği "kav­ram­sal dün­ya gö­rü­şü"dür. Bi­lim adam­la­rı ki­mi za­man bir pa­ra­dig­ma­ya sı­kı­ca bağ­la­nır­lar; ama bu­nun yan­lış ol­du­ğu za­man­la, ye­ni bi­lim­sel bul­gu­lar­la an­la­şı­lır. Ör­ne­ğin bir za­man­lar bi­lim dün­ya­sı­nın or­tak gö­rü­şü olan dün­ya mer­kez­li Bat­lam­yus ev­ren mo­de­li, çok güç­lü bir pa­ra­dig­ma ol­ma­sı­na kar­şın, Ko­per­nik'in bul­gu­la­rı so­nu­cun­da yı­kıl­mış ve ye­ri­ne fark­lı bir pa­ra­dig­ma ka­bul edil­miş­tir. Tho­mas Kuhn'a gö­re bi­lim dün­ya­sın­da za­man za­man böy­le bü­yük pa­ra­dig­ma de­ği­şim­le­ri ya­şa­nır ve bu­nun adı "bi­lim­sel dev­rim"dir. </text:p>
      <text:p text:style-name="P21">Kuhn, bi­lim adam­la­rı­nın bü­yük bö­lü­mü­nün mev­cut bir pa­ra­dig­ma­yı ko­ru­mak için ça­ba­la­ya­cak­la­rı­na, di­ğer bir de­yiş­le tu­tu­cu dav­ra­na­cak­la­rı­na da dik­kat çe­ker. Bu ne­den­le­dir ki, bi­lim­sel dev­rim­le­ri ge­rçek­leş­ti­ren­ler, Kuhn'a gö­re, "bi­lim­sel oto­ri­te" sa­yı­lan ki­şi­ler de­ğil, bi­lim dün­ya­sı­nın da­ha dı­şın­da ka­bul edi­len­ler ve­ya bu dün­ya­ya ye­ni gi­ren genç be­yin­ler­dir. Kuhn, ün­lü bi­lim ada­mı Max Planck'ın bir sö­zü­ne de atıf­ta bu­lu­nur: Planck'a gö­re "bi­lim­sel bir ger­çek, ra­kip­le­ri­ni ik­na ede­rek ve on­la­rın ışı­ğı gör­me­si­ni sağ­la­ya­rak za­fer ka­zan­maz; ak­si­ne bu ra­kip­ler ölür ve on­la­rın ye­ri­ne ge­len ye­ni ne­sil­ler (ye­ni bi­lim­sel ger­çe­ğe) aşi­na olur."</text:p>
      <text:p text:style-name="P21">Bu­gü­nün bi­lim dün­ya­sın­da da bir dev­rim ya­şan­mak­ta­dır. Dar­wi­nizm bi­lim­sel ola­rak çök­müş­tür, ama "bi­lim dün­ya­sı­nın oto­ri­te­le­ri" ola­rak gö­rü­len kim­se­le­rin ço­ğu bu­nu ka­bul et­me­mek, "ışı­ğı gör­me­mek" için di­ren­mek­te­dir­ler. Tü­müy­le ide­olo­jik ve dog­ma­tik bir di­re­niş­tir bu. Ama gi­de­rek za­yıf­la­mak­ta­dır­lar ve ka­mu­oyu bu­nu fark et­mek­te­dir. Bi­lim dün­ya­sı­nın önü­ne açı­lan ışı­ğın is­mi ise "ya­ra­tı­lış ger­çe­ği­dir". Bu ko­nu­yu araş­tı­ran bi­lim adam­la­rı ya­şa­mın Dar­wi­nizm'in id­dia et­ti­ği gi­bi rast­lan­tı­sal do­ğa güç­le­ri­nin ürü­nü ol­ma­dı­ğı­nı, ak­si­ne çok üs­tün bil­gi sa­hi­bi bir Ya­ra­tı­cı'nın ese­ri ol­du­ğu­nu sa­vu­nur­lar. Bu üs­tün ya­ra­tı­cı, tüm alem­le­rin Rab­bi olan Yü­ce Al­lah'tır. Bu ger­çek, her ge­çen gün da­ha faz­la bi­lim ada­mı ta­ra­fın­dan ka­bul edil­mek­te ve Dar­wi­nizm'in bi­lim­sel çö­kü­şü da­ha da açık şe­kil­de or­ta­ya kon­mak­ta­dır.</text:p>
      <text:p text:style-name="P21">ABD'de­ki ev­rim kar­şı­tı ha­re­ke­tin en önem­li isim­le­rin­den bi­ri olan Ca­li­for­nia Ber­ke­ley Üni­ver­si­te­si pro­fe­sö­rü Phil­lip E. John­son, Dar­wi­nizm'in çok ya­kın­da ta­ri­hin çöp­lü­ğü­ne atı­la­ca­ğın­dan emin­dir. John­son, ABD'nin fark­lı eya­let­le­rin­de Dar­wi­nizm aley­hin­de­ki bi­lim­sel de­lil­le­rin de ders ki­tap­la­rı­na da­hil edil­me­si­ne izin ve­ren ye­ni ka­nun­sal dü­zen­le­me­ler­den söz et­tik­ten son­ra, şu yo­ru­mu ya­par:</text:p>
      <text:p text:style-name="P21">(An­cak) olay­la­rı de­ğiş­ti­re­cek bü­yük dö­nüm nok­ta­sı, okul müf­re­dat­la­rın­da de­ğil, ka­nıt­la­rı bi­len ve az çok ba­ğım­sız bir zih­ne sa­hip olan in­san­la­rın dü­şün­ce­le­rin­de ve ya­zı­la­rın­da ger­çek­le­şi­yor. Dar­wi­nist­ler de­lil­ler açı­sın­dan kay­bet­tik­le­ri­ni, ka­zan­ma­<text:soft-page-break/>dık­la­rı­nı bi­li­yor­lar ve ay­nı za­man­da ka­mu­oyu des­te­ği­ni yi­tir­dik­le­ri­nin de far­kın­da­lar. Umut­suz bir bi­çim­de, çö­küş­le­ri­ni, ör­ne­ğin, bi­ber­li ke­le­bek­le­rin ağaç göv­de­le­ri­ne kon­ma­dık­la­rı­nı (ve asıl) do­ğal se­lek­si­yo­nun ge­ne­tik bil­gi­de ar­tış sağ­la­ma­dı­ğı­nı ka­bul et­me­yi er­te­le­me­ye ça­lı­şı­yor­lar. Bir ta­raf­tan da ye­nil­gi­le­ri­ni giz­le­mek­te tec­rü­be ka­za­nı­yor­lar. 163</text:p>
      <text:p text:style-name="P21">Tür­ki­ye'de­ki Dar­wi­nist­ler de, inan­dık­la­rı te­ori­nin na­sıl ve ne­den eleş­ti­ril­di­ği­ni dü­şün­me­li­dir­ler. Ba­tı'da­ki mes­lek­taş­la­rı, bu ki­tap­ta in­ce­le­di­ği­miz tüm de­lil­le­rin far­kın­a var­ma­ya baş­la­mış­lar­dır an­cak yi­ne de ki­mi­le­ri bir şe­kil­de bun­la­rı göz ar­dı et­mek, Dar­wi­nizm'i bun­la­ra rağ­men ayak­ta tu­ta­bil­mek için ça­ba har­ca­mak­ta­dır­lar. 1950'le­rin dün­ya­sın­da, bi­lim­sel ge­liş­me­ler­den ha­ber­siz şe­kil­de, Dar­wi­nizm'in ha­ya­li "es­ki gü­zel gün­le­ri"nde ya­şa­ma­ya ça­lı­şan ba­zı ki­şi­ler ken­di­le­ri­ne ev­rim ka­nı­tı so­rul­du­ğun­da, ha­la, çok ha­ra­ret­li bir bi­çim­de; ge­çer­siz­li­ği ka­nıt­lan­mış Mil­ler De­ne­yi'nden, in­san emb­ri­yo­sun­da­ki söz­de "so­lun­gaç­lar"dan, bi­ber­li ke­le­bek­ler hi­ka­ye­sin­den ve­ya ha­ya­li at se­ri­le­rin­den söz ede­bil­mek­te­dir­ler. Kamb­ri­yen Pat­la­ma­sı, in­dir­ge­ne­mez komp­leks­lik, ge­ne­tik bil­gi­nin kö­ke­ni gi­bi ger­çek­le­ri ise gö­zar­dı et­mek için ça­lış­mak­ta­dır­lar. 50'li, 60'lı yıll­ar­da okun­muş olan köh­ne ki­tap­la­rı­n ve Dar­wi­nist pro­pa­gan­da ma­ter­yal­le­ri­nin et­ki­siy­le, ha­la bu çü­rük te­ori­ye inan­mak­ta ıs­rar­cı dav­ran­ma­nın hiç­bir fay­da­sı yok­tur. Tür­ki­ye'de­ki Dar­wi­nist­le­ri de böy­le bir du­ru­ma düş­mek­ten sa­kın­ma­ya, bi­lim­sel de­lil­le­ri göz ar­dı et­me­den, ön yar­gı­lar­dan kur­tu­lu­rak, doğ­ru­la­rı gör­me­ye da­vet edi­yo­ruz.</text:p>
      <text:p text:style-name="P21">Dar­wi­nizm'in bağ­lı­la­rı­nın yap­ma­la­rı ge­re­ken, bu te­ori­ye kö­rü kö­rü­ne inan­mak­tan vaz­geç­mek­tir. Bi­li­min so­nuç­la­rı­nı in­ce­le­me­li ve bu so­nuç­la­rı ön­yar­gı­sız ola­rak de­ğer­len­dir­me­li­dir­ler. Eğer ev­rim te­ori­si le­hin­de ka­nıt­la­rı­ var­sa, bu­nu açık­la­ma­lı­dır­lar. Ama bu açık­la­ma­la­rı­nın ge­çer­siz­li­ği or­ta­ya çık­tı­ğın­da, kö­rü kö­rü­ne ev­rim te­ori­si­ne bağ­lı kal­ma­ma­lı ve ger­çe­ği gör­me­li­dir­ler. </text:p>
      <text:p text:style-name="P21">Eğer bu ara­yı­şla­rın­da sa­mi­mi olur­lar­sa, Dar­wi­nizm'in en ko­yu sa­vu­nu­cu­la­rı da, bu te­ori­nin bü­yük bir al­da­nış ol­du­ğu­nu gö­re­cek­ler­dir. Bu, bi­lim­sel ola­rak or­ta­ya çık­mış bir ger­çek­tir.</text:p>
      <text:p text:style-name="P21">Ve Dar­wi­nizm'in bu bi­lim­sel çö­kü­şü, as­lın­da, biz­le­re Ku­ran'da ha­ber ve­ri­len Ade­tul­lah'ın (Al­lah'ın ka­nun­la­rı­nın) bir te­cel­li­si­dir. Al­lah Ku­ran'da "ba­tıl"ın (ya­ni ya­la­nın ve sah­te­nin) "hak"kın gel­me­siy­le (ya­ni ger­çe­ğin or­ta­ya kon­ma­sıy­la) yok ola­ca­ğı­nı ha­ber ve­rir:</text:p>
      <text:p text:style-name="P21">De ki: "Hak gel­di, ba­tıl yok ol­du. Hiç şüp­he­siz ba­tıl yok olu­cu­dur." (İs­ra Su­re­si, 81)</text:p>
      <text:p text:style-name="P21">Dar­wi­nizm de ba­tıl, ya­ni yan­lış, sah­te ve al­da­tı­cı bir öğ­re­ti­dir. Bir za­man­lar, bil­gi ek­sik­li­ği­ni, bi­lim dü­ze­yi­nin za­yıf­lı­ğı­nı kul­la­na­rak et­ki­li ol­muş ve pek çok in­sa­nı al­da­ta­bil­miş­tir. Ama ger­çe­ğin or­ta­ya kon­ma­sı, bi­li­min ger­çek bul­gu­la­rı­nın ön­yar­gı­sız in­san­lar ta­ra­fın­dan in­ce­len­me­siy­le bir­lik­te, bu al­dat­ma­ca çök­müş­tür. </text:p>
      <text:p text:style-name="P21">Dar­wi­nist­le­rin bu­gün yap­ma­ya ça­lış­tık­la­rı şey, ba­tı­lı ayak­ta tu­ta­bil­mek için hak­kı red­det­mek, giz­le­mek ve­ya göz ar­dı et­mek­tir. Ama bu yan­lış bir yol­dur; bu şe­kil­de ken­di­le­ri­ni hem al­dat­mış, hem de kü­çük dü­şür­müş olur­lar. Al­lah'ın Ku­ran'da, bil­dir­di­ği ayet­ten Dar­wi­nist­ler de ders al­ma­lı­dır­lar:</text:p>
      <text:p text:style-name="P21">Hak­kı ba­tıl ile ört­me­yin ve hak­kı giz­le­me­yin. (Kal­dı ki) siz (ger­çe­ği) bi­li­yor­su­nuz. (Ba­ka­ra Su­re­si, 42)</text:p>
      <text:p text:style-name="P21">Ger­çe­ği gör­dük­ten son­ra di­ren­me­mek ve doğ­ru ola­na yö­nel­mek doğ­ru bir ha­re­ket­tir. Bir in­san şim­di­ye ka­dar bil­gi ek­sik­li­ğin­den ya da ken­di­si­ne ya­pı­lan tel­kin­ler­<text:soft-page-break/>den do­la­yı ev­rim ya­la­nı­na inan­mış ola­bi­lir. Ama eğer sa­mi­mi bir in­san­sa, bir al­dat­ma­ca­nın pe­şin­den gi­de­rek dün­ya­da ve ahi­ret­te kü­çük dü­şe­ce­ği­ne, doğ­ru­yu araş­tı­rıp bul­ma­lı ve ona uy­ma­lı­dır. Unu­tul­ma­ma­lı­dır ki sa­mi­mi­yet ve dü­rüst­lük dün­ya­da da ahi­ret­te de gü­zel bir kar­şı­lık gö­re­cek­tir. </text:p>
      <text:p text:style-name="P21"/>
      <text:p text:style-name="P21">DİPNOTLAR</text:p>
      <text:p text:style-name="P21"/>
      <text:p text:style-name="P21">1- Søren Løvtrup , Dar­wi­nism: The Re­fu­ta­ti­on of A Myth, Cro­om Helm, New York, 1987, s.422</text:p>
      <text:p text:style-name="P21">2- Ro­bert D. Mar­tin, Pri­mat­la­rın Ori­ji­ni ve Ev­rim, Prin­ce­town Üni­ver­si­te­si Ya­yın­la­rı, 1990, s.82 </text:p>
      <text:p text:style-name="P21">3- Da­vid Pil­be­am, Ame­ri­can Sci­en­tist, Sa­yı 66, Ma­yıs-Ha­zi­ran, 1978, s.379 </text:p>
      <text:p text:style-name="P21">4- Jo­nat­han Wells, Ca­li­for­nia Ber­ke­ley Üni­ver­si­te­si'n­de bi­yo­lo­ji li­san­sı ve mo­le­kü­ler bi­yo­lo­ji dok­to­ra­sı yap­mış bir bi­lim ada­mı­dır. Ay­rı­ca Ya­le Üni­ver­si­te­si'n­de 19. yüz­yıl­da­ki Dar­wi­nizm tar­tış­ma­la­rı­nın ta­ri­hi Ha­len Se­att­le'da­ki Dis­co­very Ins­ti­tu­te'da ça­lış­ma­la­rı­nı sür­dür­mek­te­dir. </text:p>
      <text:p text:style-name="P21">5- Ev­ri­min bir din ola­rak ta­nım­lan­ma­sı ba­zı oku­yu­cu­la­ra ga­rip ge­le­bi­lir, ama son de­re­ce ye­rin­de­dir. Din, bir in­sa­nın inan­dı­ğı ve ha­ya­ta ba­kı­şı­nı be­lir­le­yen te­mel pren­sip­le­ri ifa­de <text:s text:c="3"/>eder. İn­sa­na ma­ter­ya­list bir ba­kış ve­ren ve bi­li­me de­ğil inan­ca da­ya­nan ev­rim te­ori­si de bir din­dir. Bu te­ori­yi din ola­rak ta­nım­la­yan­lar ara­sın­da Ju­li­an Hux­ley ve­ya Pi­er­re Te­il­hard de Char­din gi­bi ba­zı ev­rim­ci­le­rin de yer al­dı­ğı­nı be­lirt­mek ge­re­kir. </text:p>
      <text:p text:style-name="P21">6- Ben­ja­min D. Wi­ker, "Do­es Sci­en­ce Po­int to God? Part II: The Chris­ti­an Cri­tics", The Cri­sis Ma­ga­zi­ne, Tem­muz-Ağus­tos 2003, http://www.cri­sis­ma­ga­zi­ne.com/ju­la­ug2003/fe­atu­re1.htm</text:p>
      <text:p text:style-name="P21">7- CHAR­LES DAR­WIN TO J.D. HO­OKER, Down [March 29, 1863]. http://ibib­lio.org/gu­ten­berg/etext00/2llcd10.txt</text:p>
      <text:p text:style-name="P21">8- "The Cru­cib­le of Li­fe", Earth, Şu­bat 1998</text:p>
      <text:p text:style-name="P21">9- "Ori­gin of Li­fe on Earth", Na­ti­onal Ge­og­rap­hic, Mart 1998 </text:p>
      <text:p text:style-name="P21">10- Jo­nat­han Wells, Icons of Evo­lu­ti­on, Sci­en­ce or Myth, Why Much of What We Te­ach Abo­ut Evo­lu­ti­on is Wrong, Was­hing­ton, DC, Reg­nery Pub­lis­hing, 2000, s. 21</text:p>
      <text:p text:style-name="P21">11- Je­remy Rif­kin, Dar­win'in Çö­kü­şü, Ufuk Ki­tap­la­rı, İs­tan­bul 2001, s.133</text:p>
      <text:p text:style-name="P21">12- Pa­ul Da­vi­es, C.W. [re­no­uned physi­cist] &amp; Adams Phil­lip [jo­ur­na­list], "Mo­re Big Qu­es­ti­ons," ABC Bo­oks: Sydney, Aust­ra­lia, 1998, ss.53-54, 47-48, 48</text:p>
      <text:p text:style-name="P21">13- Mic­ha­el J. Be­he, Dar­win'in Ka­ra Ku­tu­su, "Ev­rim Te­ori­si"ne Kar­şı Bi­yo­kim­ya­sal Za­fer, <text:s/>Ak­soy Ya­yın­cı­lık, 1998, s.8</text:p>
      <text:p text:style-name="P21">14- Mic­ha­el J. Be­he, Dar­win'in Ka­ra Ku­tu­su, s.14</text:p>
      <text:p text:style-name="P21">15- Ge­rald L. Schro­eder, Tan­rı'nın Sak­lı Yü­zü, Ge­le­nek Ya­yın­cı­lık, Ni­san 2003, İs­tan­bul, ss.67-68</text:p>
      <text:p text:style-name="P21">16- Mic­ha­el J. Be­he, Dar­win'in Ka­ra Ku­tu­su, s.15</text:p>
      <text:p text:style-name="P21">17- W. R. Bird, The Ori­gin of Spe­ci­es Re­vi­si­ted, Nash­vil­le: Tho­mas Nel­son Co., 1991, s. 325</text:p>
      <text:p text:style-name="P21">18- Encyc­lo­pe­dia Bri­tan­ni­ca 2002, Ex­pan­ded Edi­ti­on DVD-ROM, "Cu­vi­er, Ge­or­ges, Ba­ron"</text:p>
      <text:p text:style-name="P21"><text:soft-page-break/>19- Encyc­lo­pe­dia Bri­tan­ni­ca 2002, Ex­pan­ded Edi­ti­on DVD-ROM, "Cu­vi­er, Ge­or­ges, Ba­ron"</text:p>
      <text:p text:style-name="P21">20- Char­les Dar­win, The Ori­gin of Spe­ci­es by Me­ans of Na­tu­ral Se­lec­ti­on, The Mo­dern Lib­rary, New York, s. 234</text:p>
      <text:p text:style-name="P21">21- Alan Fe­duc­cia, The Ori­gin and Evo­lu­ti­on of Birds, Ya­le Uni­ver­sity Press, 1999, s. 81</text:p>
      <text:p text:style-name="P21">22- N. Eld­red­ge, and I. Tat­ter­sall, The Myths of Hu­man Evo­lu­ti­on, Co­lum­bia Uni­ver­sity Press, 1982, s. 45-46</text:p>
      <text:p text:style-name="P21">23- Hick­man, C.P. [Pro­fes­sor Eme­ri­tus of Bi­ology at Was­hing­ton and Lee Uni­ver­sity in Le­xing­ton], L.S. Ro­berts [Pro­fes­sor Eme­ri­tus of Bi­ology at Te­xas Tech Uni­ver­sity], and F.M. Hick­man. 1988. In­teg­ra­ted Prin­cip­les of Zo­ology. Ti­mes Mir­ror/Mo­seby Col­le­ge Pub­lis­hing, St. Lo­uis, MO. 939; (s. 866)</text:p>
      <text:p text:style-name="P21">24- Fos­sils and Evo­lu­ti­on, Dr TS Kemp - Cu­ra­tor of Zo­olo­gi­cal Col­lec­ti­ons, Ox­ford Uni­ver­sity, Ox­ford Uni Press, s.246, 1999</text:p>
      <text:p text:style-name="P21">25- Da­vid Ber­link­si, Com­men­tary , Sept. 1996 s. 28</text:p>
      <text:p text:style-name="P21">26- Ge­rald Schro­eder, "Evo­lu­ti­on: Ra­ti­ona­lity vs. Ran­dom­ness", http://www.ge­raldsch­ro­eder.com/evo­lu­ti­on.html </text:p>
      <text:p text:style-name="P21">27- Ric­hard A. Kerr, "A Trig­ger for the Camb­ri­an Exp­lo­si­on?", Sci­en­ce, 298, Nov 22 2002: 1547</text:p>
      <text:p text:style-name="P21">28- Gre­gory A. Wray, "The Grand Sche­me of Li­fe", Re­vi­ew of The Cru­cib­le Cre­ati­on: The Bur­gess Sha­le and the Ri­se of Ani­mals by Si­mon Con­way Mor­ris, Trends in Ge­ne­tics, Feb­ru­ary 1999, vol. 15, no. 2</text:p>
      <text:p text:style-name="P21">29- Jo­nat­han Wells, Icons of Evo­lu­ti­on, s. 31</text:p>
      <text:p text:style-name="P21">30- Ni­les Eld­red­ge, Ian Tat­ter­sall, The Myths of Hu­man Evo­lu­ti­on, ss.126-127</text:p>
      <text:p text:style-name="P21">31- Le­won­tin, Ric­hard C., Hu­man Di­ver­sity, Sci­en­ti­fic Ame­ri­can Lib­rary: New York NY, 1995, s.163</text:p>
      <text:p text:style-name="P21">32- Henry Gee, In Se­arch of De­ep Ti­me, New York, The Free Press, 1999, s. 116-117</text:p>
      <text:p text:style-name="P21">33- Ber­nard Wo­od, Mark Col­lard, "The Hu­man Ge­nus", Sci­en­ce, vol. 284, No 5411, 2 Ap­ril 1999, ss. 65-71</text:p>
      <text:p text:style-name="P21">34- Pat Ship­man, "Do­ub­ting Dma­ni­si", Ame­ri­can Sci­en­tist, No­vem­ber- De­cem­ber 2000, s.491</text:p>
      <text:p text:style-name="P21">35- Ro­ger Le­win, Bo­nes of Con­ten­ti­on, s.312</text:p>
      <text:p text:style-name="P21">36- John R. Du­rant, "The Myth of Hu­man Evo­lu­ti­on", New Uni­ver­si­ti­es Qu­ar­terly 35 (1981), ss. 425-438</text:p>
      <text:p text:style-name="P21">37- G. A. Clark, C. M. Wil­ler­met, Con­cep­tu­al Is­su­es in Mo­dern Hu­man Ori­gins Re­se­arch, New York, Al­di­ne de Gruy­ter, 1997, s. 76 </text:p>
      <text:p text:style-name="P21">38- Jo­nat­han Wells, Icons of Evo­lu­ti­on: Sci­en­ce or Myth, Why Much of What We Te­ach Abo­ut Evo­lu­ti­on is Wrong, s. 225</text:p>
      <text:p text:style-name="P21">39- Pa­ul S. Tay­lor, Ori­gins Ans­wer Bo­ok, 5. bas­kı, 1995, s. 35</text:p>
      <text:p text:style-name="P21">40- John Whit­fi­eld, "Ol­dest mem­ber of hu­man fa­mily fo­und", Na­tu­re, 11 July 2002 </text:p>
      <text:p text:style-name="P21">41- D.L. Par­sell, "Skull Fos­sil From Chad For­ces Ret­hin­king of Hu­man Ori­gins", Na­ti­onal Ge­og­rap­hic News, 10 Tem­muz 2002</text:p>
      <text:p text:style-name="P21"><text:soft-page-break/>42- John Whit­fi­eld, "Ol­dest mem­ber of hu­man fa­mily fo­und", Na­tu­re, 11 Tem­muz 2002</text:p>
      <text:p text:style-name="P21">43- "Fa­ce of Yes­ter­day: Henry Gee on the dra­ma­tic dis­co­very of a se­ven-mil­li­on-ye­ar-old ho­mi­nid", <text:s/>The Gu­ar­di­an, <text:s/>11 Tem­muz 2002</text:p>
      <text:p text:style-name="P21">44- Henry Gee, In Se­arch Of De­ep Ti­me, Be­yond the Fos­sil Re­cord to a New Hıs­tory of Li­fe, s. 5</text:p>
      <text:p text:style-name="P21">45- Henry Gee, In Se­arch Of De­ep Ti­me, s.32</text:p>
      <text:p text:style-name="P21">46- F. Clark Ho­well, "Tho­ughts on the Study and In­terp­re­ta­ti­on of the Hu­man Fos­sil Re­cord," ss.1-39 in W. Eric Me­ik­le, F. Clark Ho­well &amp; Ni­na G. Jab­lons­ki (edi­tors), Con­tem­po­rary Is­su­es in Hu­man Evo­lu­ti­on , Me­mo­ir <text:s text:c="3"/>21 (San Fran­cis­co: Ca­li­for­nia Aca­demy of Sci­en­ces, 1996), ss. 3, 31</text:p>
      <text:p text:style-name="P21">47- Tom Aba­te, San Fran­cis­co Chro­nic­le, 19, Şu­bat 2001. http://www.sfga­te.com/cgi-bin/ar­tic­le.cgi?fi­le=/chro­nic­le/arc­hi­ve/2001/02/19/BU141026.DTL</text:p>
      <text:p text:style-name="P21">48- Encyc­lopædia Bri­tan­ni­ca. "Mo­dern Ma­te­ri­alism"</text:p>
      <text:p text:style-name="P21">49- Wer­ner Gitt. In the Be­gin­ning Was In­for­ma­ti­on. CLV, Bi­ele­feld, Ger­many, ss. 107, 141</text:p>
      <text:p text:style-name="P21">50- Ge­or­ge C. Wil­li­ams. The Third Cul­tu­re: Be­yond the Sci­en­ti­fic Re­vo­lu­ti­on. (ed. John Brock­man). New York, Si­mon &amp; Schus­ter, 1995. ss. 42-43</text:p>
      <text:p text:style-name="P21">51- Phil­lip John­son's We­ekly Wed­ge Up­da­te, "DNA De­mo­ted" Ap­ril 30, 2001, http://www.arn.org/docs/pjwe­ekly/pj_we­ekly_010430.htm</text:p>
      <text:p text:style-name="P21">52- Phil­lip John­son's We­ekly Wed­ge Up­da­te, "DNA De­mo­ted" Ap­ril 30, 2001 , http://www.arn.org/docs/pjwe­ekly/pj_we­ekly_010430.htm</text:p>
      <text:p text:style-name="P21">53- Char­les Dar­win, The Ori­gin of Spe­ci­es &amp; The Des­cent of Man, The Mo­dern Lib­rary, New York, s. 398</text:p>
      <text:p text:style-name="P21">54- Char­les Dar­win, Let­ter to Asa Gray, Sept. 10, 1860, in Fran­cis Dar­win (edi­tor), The Li­fe and Let­ters of Char­les Dar­win , Vol. II (New York: D. App­le­ton and Com­pany, 1896), s.131</text:p>
      <text:p text:style-name="P21">55- "HA­EC­KEL'S FRA­UDU­LENT CHARTS"; http://www.path­lights.com/ce_encyc­lo­pe­dia/17rec03.htm</text:p>
      <text:p text:style-name="P21">56- L. Ru­ti­me­yer, "Re­fe­ra­te," Arc­hiv fur Anth­ro­po­lo­gie, 1868 </text:p>
      <text:p text:style-name="P21">57- Fran­cis Hitc­hing, The Neck of the Gi­raf­fe: Whe­re Dar­win Went Wrong, New York: Tick­nor and Fi­elds 1982, s. 204</text:p>
      <text:p text:style-name="P21">58- Sci­en­ce, 5 Ey­lül 1997</text:p>
      <text:p text:style-name="P21">59- Sci­en­ce, 5 Ey­lül 1997</text:p>
      <text:p text:style-name="P21">60- Eli­za­beth Pen­ni­si, "Ha­ec­kel's Embr­yos: Fra­ud Re­dis­co­ve­red", Sci­en­ce, 5 Ey­lül 1997</text:p>
      <text:p text:style-name="P21">61- Ken McNa­ma­ra, "Embr­yos and Evo­lu­ti­on", New Sci­en­tist, 16 Ekim 1999</text:p>
      <text:p text:style-name="P21">62- Jo­nat­han Wells, Icons of Evo­lu­ti­on: Sci­en­ce or Myth?, s. 84</text:p>
      <text:p text:style-name="P21">63- Jo­nat­han Wells, Icons of Evo­lu­ti­on: Sci­en­ce or Myth?, s. 85</text:p>
      <text:p text:style-name="P21">64- Jo­nat­han Wells, Icons of Evo­lu­ti­on: Sci­en­ce or Myth?, s. 86</text:p>
      <text:p text:style-name="P21">65- Char­les Dar­win, Let­ter to Asa Gray, Sept. 10, 1860, in Fran­cis Dar­win (edi­tor), The Li­fe and Let­ters of Char­les Dar­win , Vol. II (New York: D. App­le­ton and Com­pany, 1896), s.131</text:p>
      <text:p text:style-name="P21">66- Daw­kins'in "kör sa­at­çi" te­zi­nin çü­rül­me­si için bkz. Lee Spet­ner, Not By Chan­ce: Shat­te­ring the Mo­dern The­ory of Evo­lu­ti­on, Ju­da­ica Press, 1997; Mic­ha­el J. <text:soft-page-break/>Be­he, Dar­win's Black Box: The Bi­oc­he­mi­cal Chal­lan­ge to Evo­lu­ti­on, The Free Press, 1996; Phil­lip E. Joh­son, Dar­win on Tri­al, 199, 2nd.ed., In­ter­Var­sity Press, 1993</text:p>
      <text:p text:style-name="P21">67- Ric­hard Daw­kins, The Blind Watch­ma­ker, Lon­don: Pen­gu­in Bo­oks,1986; s.93-94</text:p>
      <text:p text:style-name="P21">68- Mic­ha­el Den­ton, "The In­ver­ted Re­ti­na: Ma­la­dap­ta­ti­on or Pre-adap­ta­ti­on?", Ori­gins &amp; De­sign, 19:2, Is­sue 37, 1999</text:p>
      <text:p text:style-name="P21">69- Mic­ha­el Den­ton, "The In­ver­ted Re­ti­na: Ma­la­dap­ta­ti­on or Pre-adap­ta­ti­on?", Ori­gins &amp; De­sign, 19:2, Is­sue 37, 1999</text:p>
      <text:p text:style-name="P21">70- Walls, G.L. (1963). The Ver­teb­ra­te Eye . New York: Haf­ner Pub­lis­hing Com­pany; s.652</text:p>
      <text:p text:style-name="P21">71- Mic­ha­el Den­ton, "The In­ver­ted Re­ti­na: Ma­la­dap­ta­ti­on or Pre-adap­ta­ti­on?", Ori­gins &amp; De­sign, 19:2, Is­sue 37, 1999</text:p>
      <text:p text:style-name="P21">72- McIl­wa­in, T.J. (1996). An Int­ro­duc­ti­on to the Bi­ology of Vi­si­on. Camb­rid­ge: Camb­rid­ge Uni­ver­sity Press; s. 14</text:p>
      <text:p text:style-name="P21">73- Mic­ha­el Den­ton, “The In­ver­ted Re­ti­na: Ma­la­dap­ta­ti­on or Pre-adap­ta­ti­on?”, Ori­gins &amp; De­sign, 19:2, Is­sue 37, 1999</text:p>
      <text:p text:style-name="P21">74- Char­les Dar­win, The Ori­gin of Spe­ci­es, III. ed. Chap­ter 13: Mu­tu­al Af­fi­ni­ti­es of Or­ga­nic Be­ings: Morp­ho­logy: Embr­yo­logy: Ru­di­men­tary Or­gans </text:p>
      <text:p text:style-name="P21">75- http://www.cer­rah.net/apan­dist.htm</text:p>
      <text:p text:style-name="P21">76- www.ge­oci­ti­es.com/Ca­pe­Ca­na­ve­ral/Lab/6562/evo­lu­ti­on/de­sign­go­ne­bad.html</text:p>
      <text:p text:style-name="P21">77- S. R. Scad­ding, "Do 'Ves­ti­gi­al Or­gans' Pro­vi­de Evi­den­ce for Evo­lu­ti­on?", Evo­lu­ti­onary The­ory, Cilt 5, Ma­yıs 1981, s. 173</text:p>
      <text:p text:style-name="P21">78- Pa­ul A. Nel­son, "Jet­ti­son the Ar­gu­ments, or the Ru­le? The Pla­ce of Dar­wi­ni­an The­olo­gi­cal The­ma­ta in Evo­lu­ti­onary Re­aso­ning", Ac­cess Re­se­arch Net­work, 1988, http://www.arn.org/docs/nel­son/pn_jet­ti­son.htm</text:p>
      <text:p text:style-name="P21">79- Ge­or­ge Schal­ler, H. Jinc­hu, P. Wens­hi, and Z. Jing, The Gi­ant Pan­das of Wo­long , Chi­ca­go: Uni­ver­sity of Chi­ca­go Press, 1986, s.4, 58</text:p>
      <text:p text:style-name="P21">80- En­do, H., Ya­ma­gi­wa, D., Ha­yas­hi, Y. H., Ko­ie, H., Ya­ma­ya, Y, and Ki­mu­ra, J., Na­tu­re, vol. 397, 1999, ss. 309-310</text:p>
      <text:p text:style-name="P21">81- En­do, H., Ya­ma­gi­wa, D., Ha­yas­hi, Y. H., Ko­ie, H., Ya­ma­ya, Y., and Ki­mu­ra, J., Na­tu­re, vol. 397, 1999, ss. 309-310</text:p>
      <text:p text:style-name="P21">82- Gretc­hen Vo­gel, "Ob­jec­ti­on #2: Why Se­qu­en­ce the Junk?", Sci­en­ce, 16 Şu­bat 2001</text:p>
      <text:p text:style-name="P21">83- Woj­ci­ech Ma­ka­lows­ki, "Not Junk Af­ter All", Sci­en­ce, Vo­lu­me 300, Num­ber 5623, <text:s/>23 Ma­yıs 2003,</text:p>
      <text:p text:style-name="P21">84- http://www.arn.org/docs/ode­sign/od182/ls182.htm#anc­hor569108</text:p>
      <text:p text:style-name="P21">85- "Do­es non­sen­se DNA spe­ak it's own di­alect?", Sci­en­ce News, Vol. 164 , 24 Ara­lık,1994</text:p>
      <text:p text:style-name="P21">86- Hu­bert Re­na­uld and Su­san M. Gas­ser, "He­te­roch­ro­ma­tin: a me­io­tic match­ma­ker," Trends in Cell Bi­ology 7 (May 1997): ss. 201-205</text:p>
      <text:p text:style-name="P21">87- Emi­le Zuc­ker­kandl, "Ne­ut­ral and Non­ne­ut­ral Mu­ta­ti­ons: The Cre­ati­ve Mix-Evo­lu­ti­on of Comp­le­xity in Ge­ne In­te­rac­ti­on Systems,' Jo­ur­nal of Mo­le­cu­lar Evo­lu­ti­on 44 (1997): S2-8.</text:p>
      <text:p text:style-name="P21"><text:soft-page-break/>88- Hu­bert Re­na­uld and Su­san M. Gas­ser, "He­te­roch­ro­ma­tin: a me­io­tic match­ma­ker," Trends in Cell Bi­ology 7 (May 1997): 201-205.</text:p>
      <text:p text:style-name="P21">89- Ben­cil DNA te­zi: Ev­rim­ci­le­rin, kod­la­ma­yan DNA'nın söz­de ev­rim­sel olu­şu­mu­nu açık­la­ma­da baş­vur­du­ğu bir tez. Bu tez, can­lı­la­rın iş­le­vi­ni yi­tir­miş DNA par­ça­la­rı ara­sın­da bir tür re­ka­bet ol­du­ğu­nu sa­vu­nan ha­ya­li id­di­adır. Bu ya­zı­da da gös­te­ril­di­ği gi­bi, Cryto­mo­nad'lar üze­rin­de ya­pı­lan bu ça­lış­may­la çü­rü­tül­müş­tür.</text:p>
      <text:p text:style-name="P21">90- Be­aton, M.J. and T. Ca­va­li­er-Smith. 1999. Eu­kar­yo­tic non-co­ding DNA is func­ti­onal: evi­den­ce from the dif­fe­ren­ti­al sca­ling of crypto­mo­nal ge­no­mes. Proc. R. Soc. Lond. B. 266:2053-2059</text:p>
      <text:p text:style-name="P21">91- San­dell LL, Za­ki­an VA. 1994. Loss of a ye­ast te­lo­me­re: ar­rest, re­co­very, and chro­mo­so­me loss. Cell 75: 729-739.</text:p>
      <text:p text:style-name="P21">92- Ting SJ. 1995. A bi­nary mo­del of re­pe­ti­ti­ve DNA se­qu­en­ce in Ca­enor­hab­di­tis ele­gans. DNA Cell Bi­ol. 14: 83-85.</text:p>
      <text:p text:style-name="P21">93- Van­dend­ri­es ER, John­son D, Re­in­ke R. 1996. Ort­ho­den­tic­le is re­qu­ired for pho­to­re­cep­tor cell de­ve­lop­ment in the Dro­sop­hi­la eye. Dev Bi­ol 173: 243-255.</text:p>
      <text:p text:style-name="P21">94- Kep­lin­ger BL, Ra­be­toy AL, Ca­ve­ner DR. 1996. A so­ma­tic rep­ro­duc­ti­ve or­gan en­han­cer comp­lex ac­ti­va­tes exp­res­si­on in both the de­ve­lo­ping and the ma­tu­re Dro­sop­hi­la rep­ro­duc­ti­ve tract. Dev Bi­ol 180: 311-323.</text:p>
      <text:p text:style-name="P21">95- Koh­ler J, Scha­fer-Pre­uss S, Butt­ge­re­it D. 1996. Re­la­ted en­han­cers in the int­ron of the be­ta1 tu­bu­lin ge­ne of Dro­sop­hi­la me­la­no­gas­ter are es­sen­ti­al for ma­ter­nal and CNS-spe­ci­fic exp­res­si­on du­ring embr­yo­ge­ne­sis. Nuc­le­ic Acids Res 24: 2543-2550.</text:p>
      <text:p text:style-name="P21">96- R. No­wak, "Mi­ning Tre­asu­res from 'junk DNA ", Sci­en­ce 263 (1994): 608.</text:p>
      <text:p text:style-name="P21">97- "DNA; Junk or Not", The New York Ti­mes, 4 Mart 2003 </text:p>
      <text:p text:style-name="P21">98- Gretc­hen Vo­gel, "Ob­jec­ti­on #2: Why Se­qu­en­ce the Junk?", Sci­en­ce, 16 Şu­bat 2001</text:p>
      <text:p text:style-name="P21">99- Hi­rot­su­ne, S., Yos­hi­da, N., Chen, A., Gar­rett, L., Su­gi­ya­ma, F., Ta­ka­has­hi, S., Ya­ga­mi, K., Wynshaw-Bo­ris, A., and Yos­hi­ki, A. 2003. An exp­res­sed pse­udo­ge­ne re­gu­la­tes the mes­sen­ger-RNA sta­bi­lity of its ho­mo­lo­go­us co­ding ge­ne. Na­tu­re 423: <text:s/>91-96.</text:p>
      <text:p text:style-name="P21">100- Lee, J. T. 2003. Mo­le­cu­lar bi­ology: Comp­li­city of ge­ne and pse­udo­ge­ne [News and Vi­ews]/78 Emi­le Zuc­ker­kandl, "Ne­ut­ral and Non­ne­ut­ral Mu­ta­ti­ons: The Cre­ati­ve Mix-Evo­lu­ti­on of Comp­le­xity in Ge­ne In­te­rac­ti­on Systems,' Jo­ur­nal of Mo­le­cu­lar Evo­lu­ti­on 44 (1997): S2-S8.a­tu­re 423: 26-28.</text:p>
      <text:p text:style-name="P21">101- "The Birt­h of an Al­ter­na­ti­vely Spli­ced Exon: 3' Spli­ce-Si­te Se­lec­ti­on in Alu Exons ", Ga­lit Lev-Ma­or, et al. Sci­en­ce, Vo­lu­me 300, Num­ber 5623, Is­sue of 23 May 2003, ss. 1288-1291</text:p>
      <text:p text:style-name="P21">102- Sci­en­ce, 23 Ma­yıs 2003</text:p>
      <text:p text:style-name="P21">103- Ge­or­ge Tur­ner, "How Are New Spe­ci­es For­med?", New Sci­en­tist, Ju­ne 14, 2003, s.36</text:p>
      <text:p text:style-name="P21">104- Nor­man Mac­beth, Dar­win Ret­ri­ed, Bos­ton, Gam­bit INC., 1971, s.36.</text:p>
      <text:p text:style-name="P21">105- Nor­man Mac­beth, Dar­win Ret­ri­ed, ss.35-36</text:p>
      <text:p text:style-name="P21">106- Ed­ward S. De­evy, "The Reply: Let­ter from Bir­nam Wo­od", Ya­le Re­vi­ew, 56 (1967), s.636</text:p>
      <text:p text:style-name="P21"><text:soft-page-break/>107- Ernst Mayr, Ani­mal Spe­ci­es and Evo­lu­ti­on, Camb­rid­ge, Har­vard Uni­ver­sity Pres, 1963, ss.285-286.</text:p>
      <text:p text:style-name="P21">108- Ernst Mayr, Ani­mal Spe­ci­es and Evo­lu­ti­on, ss.290.</text:p>
      <text:p text:style-name="P21">109- La­ne P. Les­ter, Ray­mond G. Boh­lin, Na­tu­ral Li­mits to Bi­olo­gi­cal Chan­ge, s.13-14</text:p>
      <text:p text:style-name="P21">110- Jo­nat­han Wells, Icons of Evo­lu­ti­on, ss.159-175</text:p>
      <text:p text:style-name="P21">111- La­ne Les­ter, Ray­mond G. Boh­lin, Na­tu­ral Li­mits to Bi­olo­gi­cal Chan­ge, <text:s/>2nd ed, Pro­be Bo­oks, 1989, ss.67,70</text:p>
      <text:p text:style-name="P21">112- Garry E. Par­ker, Cre­ati­on: The Facts of Li­fe, San Di­ego, Cre­ati­on of Li­fe Pub­lis­hers, 1980, s.76</text:p>
      <text:p text:style-name="P21">113- Pi­er­re-Pa­ul Gras­sé, Evo­lu­ti­on of Li­ving Or­ga­nisms, Aca­de­mic Press, New York, 1977, s. 88</text:p>
      <text:p text:style-name="P21">114- Jo­nat­han Wells, Icons of Evo­lu­ti­on (Reg­nery, 2000), s. 178</text:p>
      <text:p text:style-name="P21">115- La­ne Les­ter, Ray­mon G. Boh­lin, Na­tu­ral Li­mits to Bi­olo­gi­cal Chan­ge, Pro­be Bo­oks, 1989, s. 170-171</text:p>
      <text:p text:style-name="P21">116- Henry Mor­ge­nau &amp; Roy Ab­ra­ham Varg­he­se, Kos­mos Bi­os Te­os, Ge­le­nek Ya­yın­cı­lık, Ekim 2002, İs­tan­bul, s.161.</text:p>
      <text:p text:style-name="P21">117- Scott Gil­bert, John Opitz, and Ru­dolf Raff, "Resynt­he­si­zing Evo­lu­ti­onary and De­ve­lop­men­tal Bi­ology", De­ve­lop­men­tal Bi­ology 173, Ar­tic­le No. 0032, 1996, s. 361 </text:p>
      <text:p text:style-name="P21">118- Per­so­nal let­ter (writ­ten 10 Ap­ril 1979) from Dr. Col­lin Pat­ter­son, Se­ni­or Pa­le­on­to­lo­gist at the Bri­tish Mu­se­um of Na­tu­ral His­tory in Lon­don, to Lut­her D. Sun­der­land; as qu­oted in Dar­win's Enig­ma by Lut­her D. Sun­der­land, Mas­ter Bo­oks, San Di­ego, USA, 1984, s. 89</text:p>
      <text:p text:style-name="P21">119- T. S. Kemp, Fos­sils and Evo­lu­ti­on, Ox­ford Uni­ver­sity Press, 1999, s. 19</text:p>
      <text:p text:style-name="P21">120- Pi­er­re-P Gras­sé, Evo­lu­ti­on of Li­ving Or­ga­nisms, New York: Aca­de­mic Press, 1977, s.103</text:p>
      <text:p text:style-name="P21">121- Nic­ho­las Wa­de, "Why Hu­mans and The­ir Fur Par­ted Ways", The New York Ti­mes, 19 Ağus­tos 2003 <text:s/></text:p>
      <text:p text:style-name="P21">122- Henry Gee, In Se­arch Of De­ep Ti­me: Be­yond The Fos­sil Re­cord To A New Hıs­tory Of Li­fe, The Free Press, A Di­vi­si­on of Si­mon &amp; Schus­ter, Inc., 1999, s. 103</text:p>
      <text:p text:style-name="P21">123- 0. C. Marsh, "Re­cent Poly­dacty­le Hor­ses", Ame­ri­can Jo­ur­nal of Sci­en­ce 43, 1892, ss. 339-354</text:p>
      <text:p text:style-name="P21">124- Gor­don Ratt­ray Tay­lor, "The Gre­at Evo­lu­ti­on Mystery" New York, Har­per &amp; Row, 1983, sf. 230</text:p>
      <text:p text:style-name="P21">125- He­ri­bert Nils­son, Synthe­tisc­he Art­bil­dung Lund, Swe­den: Ver­tag CWE Gle­en­rup, 1954, ss. 551-552</text:p>
      <text:p text:style-name="P21">126- Boy­ce Rens­ber­ger, Ho­us­ton Chro­nic­le, 5 Ka­sım 1980, Bö­lüm 4, s. 15.</text:p>
      <text:p text:style-name="P21">127- Mil­ner, The Encyc­lo­pe­dia of Evo­lu­ti­on, 1993, s. 222</text:p>
      <text:p text:style-name="P21">128- Gar­ret Har­din, Na­tu­re and Man's Fa­te, (New York, Men­tor, 1961), ss. 225-226.</text:p>
      <text:p text:style-name="P21">129- Fran­cis Hitc­hing, The Neck of the Gi­raf­fe-Whe­re Dar­win Went Wrong, NY: Tick­nor and Fi­elds, 1982, ss. 16-17, 19, 28-30</text:p>
      <text:p text:style-name="P21">130- Ko­fahl, R.E., Handy Dandy Evo­lu­ti­on Re­fu­ter, Be­ta Bo­oks, San Di­ego, Ca­li­for­nia, 1997, s.159</text:p>
      <text:p text:style-name="P21"><text:soft-page-break/>131- Vo­or­hi­es M.R., "An­ci­ent Ash­fall Cre­ates a Pom­pei of Pre­his­to­ric Ani­mals," Na­ti­onal Ge­og­rap­hic, Vol. 159, No. 1, Ja­nu­ary 1981, ss.67-68,74 ; "Hor­se Find De­fi­es Evo­lu­ti­on" Cre­ati­on Ex Ni­hi­lo 5(3):15, Ja­nu­ary 1983, http://www.ans­wer­sin­ge­ne­sis.org/docs/3723.asp </text:p>
      <text:p text:style-name="P21">132- Jo­nat­han Wells, "Icons of Evo­lu­ti­on: Sci­en­ce or Myth? Why much of what we te­ach abo­ut evo­lu­ti­on is wrong", s.199; Ro­yal Tru­man, "A re­vi­ew of Icons of Evo­lu­ti­on" www.ans­wer­sin­ge­ne­sis.org/ho­me/area/ma­ga­zi­nes/tj/docs/tj_v15n2_icons_re­vi­ew.asp </text:p>
      <text:p text:style-name="P21">133- O.C. Marsh, 'Re­cent poly­dacty­le hor­ses,' Ame­ri­can Jo­ur­nal of Sci­en­ce, 43:339–354, 1892.</text:p>
      <text:p text:style-name="P21">134- Bru­ce J. Mac­Fad­den et al., An­ci­ent di­ets, eco­logy, and ex­tinc­ti­on of 5-mil­li­on-ye­ar-old hor­ses from Flo­ri­da, Sci­en­ce 283(5403):824–827, 5 Feb­ru­ary 1999.</text:p>
      <text:p text:style-name="P21">135- Hor­se and hor­se­mans­hip,' Encyc­lopædia Bri­tan­ni­ca, 20:646655, 15th ed. 1992</text:p>
      <text:p text:style-name="P21">136- Ernst Mayr, What Evo­lu­ti­on Is, New York: Ba­sic Bo­oks, s. 163</text:p>
      <text:p text:style-name="P21">137- D.M. Ra­up, 'Conf­licts bet­we­en Dar­win and pa­le­on­to­logy,' Fi­eld Mu­se­um of Na­tu­ral His­tory Bul­le­tin 50:22, 1979</text:p>
      <text:p text:style-name="P21">138- Sun­der­land L.D., Dar­win's Enig­ma, 1988, s.78</text:p>
      <text:p text:style-name="P21">139- J. Berg­man and G. Ho­we, 'Ves­ti­gi­al Or­gans' Are Fully Func­ti­onal Cre­ati­on Re­se­arch So­ci­ety Bo­oks, Kan­sas City, s.77, 1990;</text:p>
      <text:p text:style-name="P21">140- Pa­ul-Pi­er­re Gras­se., Evo­lu­ti­on of Li­ving Or­ga­nisms, s. 51-52</text:p>
      <text:p text:style-name="P21">141- Flo­ri­da Üni­ver­si­te­si: "From the Bo­ne of a Hor­se, a New Idea for Airc­raft Struc­tu­res, 2 Ara­lık 2002, http://www.na­pa.ufl.edu/2002news/hor­se­bo­ne.htm ; "Uzay ve Ha­va­cı­lık Mü­hen­dis­le­ri Atın Ke­mik Ta­sa­rı­mı­nı Tak­lit Edi­yor" http://www.ha­run­yah­ya.net/V2/Lang/tr/Pg/Work­De­ta­il/Num­ber/969 </text:p>
      <text:p text:style-name="P21">142-Ju­dith Ho­oper, Of Moths and Men, W.W. Nor­ton &amp; Com­pany, Inc., New York, 2002, s.xvii</text:p>
      <text:p text:style-name="P21">143- Ju­dith Ho­oper, Of Moths and Men, s.xvi­ii</text:p>
      <text:p text:style-name="P21">144- Ju­dith Ho­oper, Of Moths and Men, s. xvi­ii</text:p>
      <text:p text:style-name="P21">145- Jo­nat­han Wells, Icons of Evo­lu­ti­on: Sci­en­ce or Myth? Why Much of What We Te­ach Abo­ut Evo­lu­ti­on is Wrong, ss. 141-151</text:p>
      <text:p text:style-name="P21">146- Jerry Coy­ne, "Not Black and Whi­te", a re­vi­ew of Mic­ha­el Ma­je­rus's Me­la­nism: Evo­lu­ti­on in Ac­ti­on, Na­tu­re, 396 (1988), ss. 35-36</text:p>
      <text:p text:style-name="P21">147- Ju­dith Ho­oper, Of Moths and Men, s. xvi­ii </text:p>
      <text:p text:style-name="P21">148- Ju­dith Ho­oper, Of Moths and Men, s.296 </text:p>
      <text:p text:style-name="P21">149- Ju­dith Ho­oper, Of Moths and Men, s.293 </text:p>
      <text:p text:style-name="P21">150- Ro­bert Matt­hews, "Sci­en­tists Pick Ho­les in Dar­win's Moth The­ory", The Da­ily Te­leg­raph, Lon­don, 18 Mart 1999</text:p>
      <text:p text:style-name="P21">151- Alan Fe­duc­cia, "Birds are Di­no­sa­urs: Simp­le Ans­wer to a Comp­lex Prob­lem", The Auk, Ekim 2002, vol. 119 (4), s. 1187–1201</text:p>
      <text:p text:style-name="P21">152- Alan Fe­duc­cia, "Birds are Di­no­sa­urs: Simp­le Ans­wer to a Comp­lex Prob­lem", The Auk, Ekim 2002, vol. 119 (4), s. 1187–1201</text:p>
      <text:p text:style-name="P21">153- Alan Fe­duc­cia, "Birds are Di­no­sa­urs: Simp­le Ans­wer to a Comp­lex Prob­lem", The Auk, Ekim 2002, vol. 119 (4), s. 1187–1201</text:p>
      <text:p text:style-name="P21"><text:soft-page-break/>154- Alan Fe­duc­cia, "Birds are Di­no­sa­urs: Simp­le Ans­wer to a Comp­lex Prob­lem", The Auk, Ekim 2002, vol. 119 (4), s. 1187–1201</text:p>
      <text:p text:style-name="P21">155- Alan Fe­duc­cia, "Birds are Di­no­sa­urs: Simp­le Ans­wer to a Comp­lex Prob­lem", The Auk, Ekim 2002, vol. 119 (4), s. 1187–1201</text:p>
      <text:p text:style-name="P21">156- Alan Fe­duc­cia, "Birds are Di­no­sa­urs: Simp­le Ans­wer to a Comp­lex Prob­lem", The Auk, Ekim 2002, vol. 119 (4), s. 1187–1201</text:p>
      <text:p text:style-name="P21">157- http://www.ge­oci­ti­es.com/Ca­pe­Ca­na­ve­ral/Hall/2099/Di­no­Ka­bin.html</text:p>
      <text:p text:style-name="P21">158- Mic­ha­el J. Den­ton, Na­tu­re's Des­tiny, Free Press, New York, 1998, s. 361</text:p>
      <text:p text:style-name="P21">159- Da­vid Wil­li­am­son, "Sci­en­tist Says Ost­rich Study Con­firms Bird 'Hands' Un­li­ke Tho­se Of Di­no­sa­urs", Eu­re­kA­lert, 14-Aug-2002, http://www.eu­re­ka­lert.org/pub_re­le­ases/2002-08/uonc-sso081402.php</text:p>
      <text:p text:style-name="P21">160- A El­za­nows­ki 1999. "A com­pa­ri­son of the jaw ske­le­ton in the­ro­pods and birds, with a desc­rip­ti­on of the pa­la­te in the Ovi­rap­to­ri­dae". Smith­so­ni­an Cont­ri­bu­ti­ons to Pa­le­obi­ology 89:311–323</text:p>
      <text:p text:style-name="P21">161- Alan Fe­duc­cia, "Birds are Di­no­sa­urs: Simp­le Ans­wer to a Comp­lex Prob­lem", The Auk, Ekim 2002, vol. 119 (4), s. 1187–1201</text:p>
      <text:p text:style-name="P21">162- MO­RELL, V.."A Cold, Hard Lo­ok at Di­no­sa­urs", Dis­co­ver, 1996, 17(12):98–108.++</text:p>
      <text:p text:style-name="P21">163- Phil­lip John­son, “A Step For­ward in Ohio”, To­uchs­to­ne, Vo­lu­me 16, Is­sue 1,Ocak-Şu­bat 2003, sf. 11;http://www.to­uchs­to­ne­mag.com/docs/is­su­es/16.1docs/16-1pg11.html </text:p>
      <text:p text:style-name="P21"/>
      <text:p text:style-name="P15">452</text:p>
      <text:p text:style-name="P15">BATLAMYUS</text:p>
      <text:p text:style-name="P15"/>
      <text:p text:style-name="P15">454</text:p>
      <text:p text:style-name="P15">Koper­nik, Bat­lam­yus'un or­ta­ya at­tı­ğı ve Ka­to­lik Ki­li­se­si ta­ra­fın­dan be­nim­se­nen Dün­ya mer­kez­li ev­ren mo­de­li­ni yık­tı. Onun ta­nım­la­dı­ğı ye­ni mo­del, Dün­ya'nın Gü­neş Sis­te­mi'nin bir par­çası ol­duğunu gös­teriyor­du.</text:p>
      <text:p text:style-name="P15"/>
      <text:p text:style-name="P15"/>
      <text:p text:style-name="P15">Kurbağalar da bir zamanlar evrimcilerin kapıldıkları bilimsel bir yanılgının malzemesi olmuşlardı. </text:p>
      <text:p text:style-name="P15"/>
      <text:p text:style-name="P15"/>
      <text:p text:style-name="P15">Lu­igi Gal­va­ni </text:p>
      <text:p text:style-name="P15"/>
      <text:p text:style-name="P15">455</text:p>
      <text:p text:style-name="P15">1600'lü yılların sonunda bilim adamları ateşe "flojiston" adı verilen gözle görülemeyen bir maddenin yol açtığını ileri sürdüler. Ancak ate­şin kay­na­ğı­nın </text:p>
      <text:p text:style-name="P15">"flo­jis­ton" ol­ma­dı­ğı, uzun bir za­man </text:p>
      <text:p text:style-name="P15">son­ra an­laşıl­dı.</text:p>
      <text:p text:style-name="P15"/>
      <text:p text:style-name="P15"/>
      <text:p text:style-name="P15">456</text:p>
      <text:p text:style-name="P15"><text:soft-page-break/>Dar­win'in ev­rim te­ori­si, bi­li­min ve tek­no­lo­ji­nin son de­re­ce ge­ri ol­du­ğu bir dö­nem­de or­ta­ya atıl­mış­tı. Dar­wi­nizm'in hız­la ya­yıl­ma­sı­nın te­me­lin­de 19. yüz­yı­lın bil­gi­siz­li­ği var­dı. Za­man­la ge­li­şen tek­no­lo­ji, bi­lim ala­nı­na da yan­sı­dı. Bi­lim­sel in­ce­le­me ve araş­tır­ma araç ge­reç­le­rin­de bü­yük iler­le­me­ler ol­du. Pek çok bu­luş ya­pıl­dı. Bi­lim­sel alan­da ya­şa­nan ge­liş­me­ler Dar­wi­nizm gi­bi köh­ne te­ori­le­rin ger­çek yü­zü­nü açı­ğa çı­kar­mak­ta­dır.</text:p>
      <text:p text:style-name="P15"/>
      <text:p text:style-name="P15"/>
      <text:p text:style-name="P15">458</text:p>
      <text:p text:style-name="P15"/>
      <text:p text:style-name="P15">Darwinizm'in kabul gördüğü dönemde herşey çok geriydi. Bu gerilik, insanların Darwinizm'in saçmalıklarına kolaylıkla kapılmalarına neden oldu. An­cak Dar­wi­nizm'in mas­ke­si 21. yüz­yıl­da ta­ma­men düşürülmüş, evrimin <text:s/>köh­ne ve çü­rük bir te­ori ol­du­ğu de­lil­le­riy­le or­ta­ya kon­muş­tur.</text:p>
      <text:p text:style-name="P15"/>
      <text:p text:style-name="P15">Bir za­man­lar keş­fi he­ye­can­la kar­şı­la­nan si­yah be­yaz te­le­viz­yon­lar yer­le­ri­ni ku­sur­suz gö­rün­tü net­li­ği sağ­la­yan renk­li te­le­viz­yon­la­ra bırakmıştır. </text:p>
      <text:p text:style-name="P15"/>
      <text:p text:style-name="P15"/>
      <text:p text:style-name="P15">Bir zamanların en gözde müzik dinleme aleti olan gra­mo­fon­lar, yer­le­ri­ni mo­dern mü­zik set­le­ri­ne, CD ça­lar­la­ra bı­rak­mış­tır.</text:p>
      <text:p text:style-name="P15"/>
      <text:p text:style-name="P15">459</text:p>
      <text:p text:style-name="P15"/>
      <text:p text:style-name="P15">Tek­no­lo­ji­de­ki ge­liş­me­ler bi­li­me yan­sı­mış, bi­lim­sel iler­le­me­ler ev­rim te­ori­si­nin tüm man­tık­sız­lık­la­rını göz­ler önüne ser­miş­tir.</text:p>
      <text:p text:style-name="P15"/>
      <text:p text:style-name="P15"/>
      <text:p text:style-name="P15">Tarihi bir fotoğraf makinesi ve yenisi.</text:p>
      <text:p text:style-name="P15"/>
      <text:p text:style-name="P15"/>
      <text:p text:style-name="P15">Tele­fo­nun ilk za­man­la­rı ve bu­gün­kü hali.</text:p>
      <text:p text:style-name="P15"/>
      <text:p text:style-name="P15"/>
      <text:p text:style-name="P15">Bir za­man­lar bil­gi­sa­yar tek­no­lo­ji­si da­hi bi­lin­mez­ken, bu­gün çok mo­dern gö­rü­nüm­lü bil­gi­sa­yar­lar kul­la­nıl­mak­ta ve in­ter­net tek­no­lo­jisi gün geç­tik­çe iler­lemek­tedir. </text:p>
      <text:p text:style-name="P15"/>
      <text:p text:style-name="P15"/>
      <text:p text:style-name="P15">460</text:p>
      <text:p text:style-name="P15">Dar­wi­nizm bi­lim­sel ola­rak çök­müş bir te­ori­dir. Hiç­bir za­man ger­çek­çi bir bi­lim­sel da­ya­na­ğı ol­ma­yan bu te­ori, bi­lim dü­ze­yi­nin ye­ter­siz­li­ği ne­de­niy­le, bir sü­re için ba­zı­la­rı­na "ik­na edi­ci" gö­rün­müş, ama za­man için­de ge­li­şen bi­lim bu ik­na edi­ci­li­ğin de bir al­dat­ma­ca ol­du­ğu­nu or­ta­ya çı­kar­mış­tır.</text:p>
      <text:p text:style-name="P15"/>
      <text:p text:style-name="P15"/>
      <text:p text:style-name="P15"><text:soft-page-break/></text:p>
      <text:p text:style-name="P15">462</text:p>
      <text:p text:style-name="P15">Yak­la­şık 55-35 mil­yon </text:p>
      <text:p text:style-name="P15">yıl­lık yen­geç fo­si­li­nin, gü­nü­müz­de ya­şa­yan yen­geç­ler­den hiç­bir far­kı yok­tur.</text:p>
      <text:p text:style-name="P15"/>
      <text:p text:style-name="P15">463</text:p>
      <text:p text:style-name="P15">Yak­la­şık 135 mil­yon yıl­lık de­niz yıl­dı­zı fo­si­li ve can­lı ör­ne­ği, söz ko­nu­su can­lı­la­rın 135 mil­yon yıl­dır hiç de­ğiş­me­dik­le­ri­ni or­ta­ya ko­yu­yor. </text:p>
      <text:p text:style-name="P15"/>
      <text:p text:style-name="P15"/>
      <text:p text:style-name="P15">Yak­la­şık 300 </text:p>
      <text:p text:style-name="P15">mil­yon yıl­lık Karbonifer dö­ne­min­e ait su ak­re­bi fo­si­li ve gü­nü­müz­de yaşayan bir ör­neği.</text:p>
      <text:p text:style-name="P15"/>
      <text:p text:style-name="P15"/>
      <text:p text:style-name="P15"/>
      <text:p text:style-name="P15"/>
      <text:p text:style-name="P15">Günümüzde yaşayan örneklerinden hiçbir farkı olmayan bu 1.8 milyon – 11 bin yıllık </text:p>
      <text:p text:style-name="P15"><text:span text:style-name="T5"><text:s/></text:span>kınkanatlı böcek fosili de, yeryüzündeki tüm canlıların Allah tarafından yaratıldığının delillerindendir.</text:p>
      <text:p text:style-name="P15"/>
      <text:p text:style-name="P15">464</text:p>
      <text:p text:style-name="P15">Ame­ri­ka­lı bi­yo­log Jo­nat­han Wells ve ki­ta­bı: "Ev­ri­min İko­nla­rı: Bi­lim mi Ef­sa­ne mi? Ev­rim Hak­kın­da Öğ­ret­ti­ği­miz Şey­le­rin Ço­ğu Ne­den Yan­lış?"</text:p>
      <text:p text:style-name="P15"/>
      <text:p text:style-name="P15"/>
      <text:p text:style-name="P15">Kar­bo­ni­fer dö­ne­mi­ne (354 - 290 mil­yon yıl) ait bir eğ­rel­ti otu fo­si­li ve gü­nü­müz­de ya­şa­mak­ta olan ör­neği. </text:p>
      <text:p text:style-name="P15"/>
      <text:p text:style-name="P15">465</text:p>
      <text:p text:style-name="P15">Ev­rim te­ori­si 19. yüz­yı­lın son­la­rın­dan bu ya­na Ba­tı­lı ül­ke­le­rin eği­tim sis­tem­le­ri­ne gir­di ve genç ne­sil­le­re söz­de bi­lim­sel bir ger­çek gi­bi öğ­re­til­di. Ama ger­çek­te öğ­re­ti­len­ler, bi­li­me ay­kı­rı ev­rim "put­la­rıy­dı." </text:p>
      <text:p text:style-name="P15">Gü­nü­müz­de de okul­lar­da, üni­ver­si­te­ler­de genç­le­re Dar­wi­nist ma­ter­ya­list eği­tim ve­ril­mek­te, te­le­viz­yon­lar­da, ga­ze­te­ler­de, Dar­wi­nist ma­ter­ya­list zih­ni­yet in­san­la­ra tel­kin edil­mek­te­dir. Kü­çük yaş­lar­dan iti­ba­ren ha­ya­tın ve tüm ev­re­nin söz­de te­sa­düf­le­rin ese­ri ol­du­ğu­na, in­sa­nın so­rum­suz ve ba­şı­boş bı­ra­kıl­dı­ğı­na, ha­ya­tın bir mü­ca­de­le ve sa­vaş ye­ri ol­du­ğu­na ve güç­lü ola­nın hak­lı gö­rül­dü­ğü­ne inan­dı­rı­lan bu genç­ler, pek çok top­lum için cid­di so­ru­na dö­nüş­mek­te­dir. Gü­nü­müz­de genç­li­ğin ya­şa­dı­ğı, uyuş­tu­ru­cu, al­kol, şid­det gi­bi bir­çok so­ru­nun te­me­li Dar­wi­nist mater­yalist eğitim­dir. Temiz ah­lak­lı ve top­luma fay­dalı bir genç­lik yetiş­mesi için Dar­winist eğitime son veril­mesi şart­tır. </text:p>
      <text:p text:style-name="P15"/>
      <text:p text:style-name="P15">466</text:p>
      <text:p text:style-name="P15"><text:soft-page-break/>İslam dini her türlü bilim daln ve her türlü ilmi araştrmay incelemeyi emreder. Dolaysyla İslam dini ile bilim arasnda bir ayrm olmas mümkün değildir. Darwinizm ise bilimsel bir düşünce değil, sahte bir dindir. Bu yüzden İslam ile Darwinizm'in bağdaştırılması söz konusu olamaz.</text:p>
      <text:p text:style-name="P15"/>
      <text:p text:style-name="P15">467</text:p>
      <text:p text:style-name="P15">Benjamin Wiker'in kitabı</text:p>
      <text:p text:style-name="P15"/>
      <text:p text:style-name="P15">472</text:p>
      <text:p text:style-name="P15">Laz­za­ro Spal­lan­za­ni</text:p>
      <text:p text:style-name="P15"/>
      <text:p text:style-name="P15"/>
      <text:p text:style-name="P15">Lou­is Pas­te­ur, ya­şa­mın can­sız mad­de­nin için­den ken­di­li­ğin­den do­ğa­bi­le­ce­ği dog­ma­sı­nı bi­lim­sel de­ney­ler­le yık­tı. Bu bul­guy­la bir­lik­te, Dar­wi­nist­le­rin ha­ya­li "ev­rim sü­re­ci" da­ha ilk hal­ka­sın­da çık­ma­za sap­lan­mış olu­yor­du.</text:p>
      <text:p text:style-name="P15"/>
      <text:p text:style-name="P15"/>
      <text:p text:style-name="P15">Darwin'in Türlerin Kökeni adlı kitabı</text:p>
      <text:p text:style-name="P15"/>
      <text:p text:style-name="P15">473</text:p>
      <text:p text:style-name="P15">J. B. S. Hal­da­ne</text:p>
      <text:p text:style-name="P15"/>
      <text:p text:style-name="P15"/>
      <text:p text:style-name="P15">Alexander Oparin</text:p>
      <text:p text:style-name="P15"/>
      <text:p text:style-name="P15"/>
      <text:p text:style-name="P15">Stan­ley Mil­ler</text:p>
      <text:p text:style-name="P15"/>
      <text:p text:style-name="P15">474</text:p>
      <text:p text:style-name="P15">Miller'in varsayımının aksine, erken atmosfer organik moleküllerin oluşması için hiç uygun değildi.</text:p>
      <text:p text:style-name="P15"/>
      <text:p text:style-name="P15">475</text:p>
      <text:p text:style-name="P15">Stan­ley Mil­ler</text:p>
      <text:p text:style-name="P15"/>
      <text:p text:style-name="P15"/>
      <text:p text:style-name="P15">Jeremy Rifkin</text:p>
      <text:p text:style-name="P15"/>
      <text:p text:style-name="P15">476</text:p>
      <text:p text:style-name="P15"/>
      <text:p text:style-name="P15">İs­ra­il­li fi­zik­çi ve mo­le­kü­ler </text:p>
      <text:p text:style-name="P15">bi­yo­log Ge­rald Schro­eder</text:p>
      <text:p text:style-name="P15"/>
      <text:p text:style-name="P15"/>
      <text:p text:style-name="P15">477</text:p>
      <text:p text:style-name="P15"><text:soft-page-break/></text:p>
      <text:p text:style-name="P15"/>
      <text:p text:style-name="P15">Dar­win dö­ne­min­de hüc­re­nin için sı­vı do­lu bir ke­se ol­du­ğu zan­ne­di­li­yor­du. An­cak iler­le­yen yıl­lar­da ya­pı­lan araş­tır­ma­lar hüc­re­nin pek çok or­ga­nel­den mey­da­na ge­len son de­re­ce komp­leks bir ya­pı ol­du­ğu­nu or­ta­ya koy­du. </text:p>
      <text:p text:style-name="P15"/>
      <text:p text:style-name="P15"/>
      <text:p text:style-name="P15">478-479</text:p>
      <text:p text:style-name="P15"/>
      <text:p text:style-name="P15">Mole­kü­ler bi­yo­lo­ji, ya­şa­mın Dar­win za­ma­nın­da ha­yal bi­le edi­le­me­ye­cek ka­dar komp­leks ol­du­ğu­nu ortaya çı­kar­dı. Bu­gün can­lı hüc­re­si­nin, in­sanoğ­lu­nun tüm eser­ler­inden da­ha üs­tün ol­du­ğu­nu bi­li­yo­ruz. Ve bu ger­çek, ya­şa­mı rast­lan­tı­la­rın ürü­nü sa­yan Darw­ini­zim'i yı­kıyor. </text:p>
      <text:p text:style-name="P15"/>
      <text:p text:style-name="P15"/>
      <text:p text:style-name="P15">Hüc­re­nin komp­leks ya­pı­sı­nın en kap­sam­lı bö­lü­mü­nü, ge­ne­tik ya­pı­sı­nı be­lir­le­yen DNA'sı oluş­tur­mak­ta­dır. </text:p>
      <text:p text:style-name="P15"/>
      <text:p text:style-name="P15"/>
      <text:p text:style-name="P15">Bilim adam­la­rı DNA'nın ya­pı­sı, şif­re­len­me­si hak­kın­da yap­tık­la­rı uzun yıl­la­rı kap­sa­yan araş­tır­ma­la­ra, har­ca­dık­la­rı bü­yük ser­vet­le­re kar­şın, da­ha ye­ni ye­ni kay­da de­ğer bil­gi­ler edin­mek­te­dir­ler. Bu­na rağ­men hüc­re­nin ge­ne­tik ya­pı­sın­da­ki mü­kem­mel­lik de ha­len bü­yük bir sır ol­ma özel­li­ği­ni ko­ru­mak­ta­dır. DNA'nın komp­leks ya­pı­sı, içer­di­ği ha­ya­ti ve yük­sek ka­pa­si­te­de­ki bil­gi­ler, ha­ya­tın olu­şu­mu­nu te­sa­düf­ler­le açık­la­mak is­te­yen­le­ri ça­re­siz­li­ğe sü­rük­le­yen ko­nu­la­rın ba­şın­da gel­mek­te­dir. </text:p>
      <text:p text:style-name="P15"/>
      <text:p text:style-name="P15"/>
      <text:p text:style-name="P15"/>
      <text:p text:style-name="P15">Fosil bi­li­mi­nin ku­ru­cu­su olan Cu­vi­er, Ya­ra­tı­lı­ş'ın bi­lim­sel bir ge­rçek ol­du­ğu­nu sa­vun­muş ve ev­ri­min im­kan­sız ol­du­ğu­nu açık­lamış­tı. </text:p>
      <text:p text:style-name="P15"/>
      <text:p text:style-name="P15">481</text:p>
      <text:p text:style-name="P15"/>
      <text:p text:style-name="P15">Arc­ha­eop­teryx'in ev­rim­ci­ler­ce id­dia edil­di­ği gi­bi "il­kel bir kuş" ol­ma­dı­ğı, ku­sur­suz bir uçuş ye­te­ne­ği­ne sa­hip ol­duğu ar­tık biliniyor. </text:p>
      <text:p text:style-name="P15"/>
      <text:p text:style-name="P15">482</text:p>
      <text:p text:style-name="P15">Dar­win'in en hararetli sa­vu­nu­cu­su ola­rak bi­li­nen Tho­mas Hux­ley</text:p>
      <text:p text:style-name="P15"/>
      <text:p text:style-name="P15">483</text:p>
      <text:p text:style-name="P15">Arc­ha­eop­teryx fosili. </text:p>
      <text:p text:style-name="P15"/>
      <text:p text:style-name="P15"/>
      <text:p text:style-name="P15">Arc­ha­eop­teryx'e da­ir bir başka re­konst­rük­si­yon çi­zim. </text:p>
      <text:p text:style-name="P15"/>
      <text:p text:style-name="P15"><text:soft-page-break/>482</text:p>
      <text:p text:style-name="P15">Günü­müz</text:p>
      <text:p text:style-name="P15"><text:span text:style-name="T5"><text:s/></text:span>sün­ger­le­ri­ne ben­ze­yen </text:p>
      <text:p text:style-name="P15">Me­tal­detes fosili</text:p>
      <text:p text:style-name="P15"/>
      <text:p text:style-name="P15"/>
      <text:p text:style-name="P15">Kambriyen </text:p>
      <text:p text:style-name="P15">döneminde sıkça rastlanan Wiwaxia fosili</text:p>
      <text:p text:style-name="P15"/>
      <text:p text:style-name="P15"/>
      <text:p text:style-name="P15">Mobergella:</text:p>
      <text:p text:style-name="P15">Kambriyen </text:p>
      <text:p text:style-name="P15">dönemine ait bir kabuklu fosili</text:p>
      <text:p text:style-name="P15"/>
      <text:p text:style-name="P15"/>
      <text:p text:style-name="P15">Kamb­ri­yen dö­ne­mi­ne (540-495 mil­yon yıl ön­ce­si­ne) ait fo­sil­ler, can­lı­la­rın yer­yü­zü kat­man­la­rın­da -bir ev­rim sü­re­ci ge­çir­me­den- komp­leks özel­lik­le­riy­le or­ta­ya çık­tık­la­rı­nı, ya­ni ya­ra­tıl­dık­la­rı­nı gös­te­rir.</text:p>
      <text:p text:style-name="P15"/>
      <text:p text:style-name="P15"/>
      <text:p text:style-name="P15">Marella:</text:p>
      <text:p text:style-name="P15">Hem yürüyebilen hem yüzebilen bir eklembacaklıdır. <text:s text:c="2"/></text:p>
      <text:p text:style-name="P15"/>
      <text:p text:style-name="P15">483</text:p>
      <text:p text:style-name="P15">Char­les D. Wal­cott</text:p>
      <text:p text:style-name="P15"/>
      <text:p text:style-name="P15"/>
      <text:p text:style-name="P15"><text:span text:style-name="T5"><text:s/></text:span>Xystridura:</text:p>
      <text:p text:style-name="P15">Tri­lo­bit­le­rin bu tü­rü çok sa­yı­da lens­ten olu­şan komp­leks göz­lere sahip­tir.</text:p>
      <text:p text:style-name="P15"/>
      <text:p text:style-name="P15"/>
      <text:p text:style-name="P15">Pikaia.</text:p>
      <text:p text:style-name="P15">Bilinen en eski kordota fosili</text:p>
      <text:p text:style-name="P15"/>
      <text:p text:style-name="P15"/>
      <text:p text:style-name="P15">Kamb­ri­yen döneminde tüm can­lı fi­lum­la­rı­nın birara­da var ol­ma­sı, Dar­wi­nist so­y a­ğa­cı­nı te­melin­den yık­mak­tadır.</text:p>
      <text:p text:style-name="P15"/>
      <text:p text:style-name="P15"/>
      <text:p text:style-name="P15">487</text:p>
      <text:p text:style-name="P15"/>
      <text:p text:style-name="P15">Kam­bri­yen dö­ne­min­de ya­şa­yan can­lı­lar, ev­rim­ci­le­rin tüm id­di­ala­rı­nı yer­le bir ede­cek özel­lik­le­re sa­hip­ti. Fo­sil ka­yıt­la­r­ının da or­ta­ya koy­du­ğu gi­bi, son de­re­ce komp­leks ya­pı­la­rı olan bu can­lı­lar bir an­da or­ta­ya çık­mış, ya­ni ya­ra­tıl­mış­lar­dır. </text:p>
      <text:p text:style-name="P15"/>
      <text:p text:style-name="P15"><text:soft-page-break/>Kamb­ri­yen döneminde ani­den or­ta­ya çı­kan komp­leks can­lı­la­rı gös­te­ren il­lüst­ras­yonlar. </text:p>
      <text:p text:style-name="P15"/>
      <text:p text:style-name="P15"/>
      <text:p text:style-name="P15"/>
      <text:p text:style-name="P15">488-489</text:p>
      <text:p text:style-name="P15"/>
      <text:p text:style-name="P15">YÜZ MİLYONLARCA SENE EVVEL YAŞAMIŞ KOMPLEKS CANLILARA AİT FOSİLLER, EVRİM İDDİALARINI YALANLIYOR!</text:p>
      <text:p text:style-name="P15"/>
      <text:p text:style-name="P15">Miosen dönemine (23-5 milyon yıl) ait çuha çiçeği fosili</text:p>
      <text:p text:style-name="P15"/>
      <text:p text:style-name="P15"/>
      <text:p text:style-name="P15">Oligosen dönemine (37 - 23 milyon yıl) ait, akçaağacın kanatlı meyvesinin fosili</text:p>
      <text:p text:style-name="P15"/>
      <text:p text:style-name="P15"/>
      <text:p text:style-name="P15">Günümüze ait çuha çiçeği</text:p>
      <text:p text:style-name="P15"/>
      <text:p text:style-name="P15"/>
      <text:p text:style-name="P15">Or­do­vis­yen dö­ne­mi­ne (490-443 mil­yon yıl ön­ce­si­ne) ait kat­man­lar­da da­hi rast­la­nan de­niz kes­ta­ne­si fo­si­li ve gü­nü­mü­ze ait bir ör­ne­ği.</text:p>
      <text:p text:style-name="P15"/>
      <text:p text:style-name="P15"/>
      <text:p text:style-name="P15"/>
      <text:p text:style-name="P15">Sol­da Ju­ra dö­ne­mi­ne (206 – 144 mil­yon yıl) ait bir tür ka­ri­des fo­si­li gö­rül­mek­te­dir ve bu­gün­kü ka­ri­des­ler ile aynı yapıdadır.</text:p>
      <text:p text:style-name="P15"/>
      <text:p text:style-name="P15"/>
      <text:p text:style-name="P15">Fosil ka­yıt­la­rı­nın or­ta­ya koy­du­ğu önem­li bir so­nuç "du­ra­ğan­lık"tır. Yüz­ mil­yon­lar­ca yıl­lık fo­sil­ler ile ya­şa­yan ör­nek­le­ri ara­sın­da hiçbir fark yok­tur. Hiçbir "ev­rim" ya­şan­ma­mış­tır. </text:p>
      <text:p text:style-name="P15"/>
      <text:p text:style-name="P15"/>
      <text:p text:style-name="P15">Günü­müz­de uçuş tek­nik­le­ri açı­sın­dan bi­lim adam­la­rı için özel bir araş­tır­ma sa­ha­sı oluş­tu­ran yu­suf­çuk, 140 mil­yon yıl ön­ce­si­ne ait fo­si­lin­de de bu­gün­kü mü­kem­mel görünümü ve özellikleri ser­gi­le­mek­tedir.</text:p>
      <text:p text:style-name="P15"/>
      <text:p text:style-name="P15"/>
      <text:p text:style-name="P15">25 mil­yon yıl­lık ka­vak ağa­cı­na ait yap­rak fo­si­li, gü­nü­müz ka­vak ağa­cı­nın yap­rak­ların­dan fark­sız.</text:p>
      <text:p text:style-name="P15"/>
      <text:p text:style-name="P15"/>
      <text:p text:style-name="P15">490</text:p>
      <text:p text:style-name="P15">Pilt­down Ada­mı skan­da­lı­nın do­ğum ye­ri olan Pilt­down'da ya­pı­lan ka­zı­yı gös­teren bir çizim.</text:p>
      <text:p text:style-name="P15"><text:soft-page-break/></text:p>
      <text:p text:style-name="P15">491</text:p>
      <text:p text:style-name="P15">Pilt­down Ada­mı'nın iç­yü­zü 1953'te an­la­şıl­dı: Ka­fa­ta­sı­nı in­ce­le­yen uz­man­lar, bu­nun sah­te bir fo­sil ol­duğunu bul­dular.</text:p>
      <text:p text:style-name="P15"/>
      <text:p text:style-name="P15">492</text:p>
      <text:p text:style-name="P15">Sah­te ol­du­ğu or­ta­ya çı­ka­na dek, Pilt­down Ada­mı 40 yıl bo­yun­ca mü­ze­ler­de ser­gi­len­di, "bi­lim­sel" ya­yın­la­rın kapak­larını süs­ledi. </text:p>
      <text:p text:style-name="P15"/>
      <text:p text:style-name="P15">493</text:p>
      <text:p text:style-name="P15">Ger­çek­te may­mun­lar­dan in­sa­na uza­nan bir "ev­rim çiz­gi­si" yok­tur ve te­orik dü­zey­de bi­le ol­sa kurulamamış­tır. </text:p>
      <text:p text:style-name="P15"/>
      <text:p text:style-name="P15"/>
      <text:p text:style-name="P15">Dar­wi­nizm'in fo­sil ka­yıt­la­rı ile olan çe­liş­ki­si­ni iti­raf eden iki ün­lü pa­le­on­to­log: </text:p>
      <text:p text:style-name="P15">Ni­les Eld­red­ge ve Step­hen Jay Go­uld. </text:p>
      <text:p text:style-name="P15"/>
      <text:p text:style-name="P15">494</text:p>
      <text:p text:style-name="P15">Sahe­lanth­ro­pus ka­fa­ta­sı, Aust­ra­lo­pit­he­cus'tan da­ha yaş­lı ol­ma­sı­na rağ­men da­ha "in­san­sı" özel­lik­ler gös­ter­di­ği için, ev­rim şemasını alt-üst ediyor­du.</text:p>
      <text:p text:style-name="P15"/>
      <text:p text:style-name="P15">495</text:p>
      <text:p text:style-name="P15">Sahe­lanth­ro­pus, ev­rim­ci med­ya ku­ru­luş­la­rın­da ve bi­lim­sel der­gi­ler­de bi­le, in­sa­nın kö­ke­ni ko­nu­sun­da­ki Dar­wi­nist ön­yar­gı­la­rı sar­san bir bul­gu ola­rak yo­rum­lan­dı. </text:p>
      <text:p text:style-name="P15"/>
      <text:p text:style-name="P15">496</text:p>
      <text:p text:style-name="P15">Aust­ra­lo­pit­he­cus</text:p>
      <text:p text:style-name="P15"/>
      <text:p text:style-name="P15">498</text:p>
      <text:p text:style-name="P15">The Mat­rix filminde in­san­la­rın komp­leks bi­rer "ya­zı­lım" ola­rak gös­te­ril­me­si, as­lın­da ger­çek­ler­den çok da uzak bir tas­vir değil­dir.</text:p>
      <text:p text:style-name="P15"/>
      <text:p text:style-name="P15">499</text:p>
      <text:p text:style-name="P15">Wat­son ve Crick ömür­le­ri­ni DNA'yı ve kö­ke­ni­ni araş­tır­mak­la ge­çir­di­ler. Crick'in var­dığı so­nuç, ya­şa­mın kö­ke­ni­nin bir "mu­ci­ze" ol­du­ğu­nu ka­bul et­mek­ti. </text:p>
      <text:p text:style-name="P15"/>
      <text:p text:style-name="P15">501</text:p>
      <text:p text:style-name="P15">Doğa olay­la­rı­nın ge­ne­tik bil­gi­yi üret­ti­ği­ gibi bir iddiayı ka­bul et­mek, tam an­la­mıy­la bir ba­tıl inanç­tır. </text:p>
      <text:p text:style-name="P15"/>
      <text:p text:style-name="P15">503</text:p>
      <text:p text:style-name="P15">Dar­wi­nist emb­ri­yo­lo­ji­nin ku­ru­cu­su, Al­man bi­yo­log Haec­kel'di. </text:p>
      <text:p text:style-name="P15"/>
      <text:p text:style-name="P15">504</text:p>
      <text:p text:style-name="P15">Tür­le­rin Kö­ke­ni ki­ta­bı, </text:p>
      <text:p text:style-name="P15"><text:soft-page-break/>Ha­ec­kel'in çok önem­li ya­nıl­gı­la­ra ka­pıl­ma­sı­na neden ol­du.</text:p>
      <text:p text:style-name="P15"/>
      <text:p text:style-name="P15"/>
      <text:p text:style-name="P15">Haec­kel'in fark­lı can­lı­la­rın emb­ri­yo­la­rı ara­sın­da ben­zer­lik var­mış iz­le­ni­mi ya­rat­mak için ha­zır­lan­mış sah­te şemaları. </text:p>
      <text:p text:style-name="P15"/>
      <text:p text:style-name="P15">505</text:p>
      <text:p text:style-name="P15">Ernst Ha­ec­kel</text:p>
      <text:p text:style-name="P15"/>
      <text:p text:style-name="P15">506</text:p>
      <text:p text:style-name="P15">Haec­kel'in sah­te­kar­lı­ğı mer­cek al­tın­da: 1999'da İn­gi­liz bi­yo­log Ric­hard­son'ın çek­ti­ği emb­ri­yo fo­toğ­raf­la­rı, Ha­ec­kel'in çi­zim­le­ri­nin ger­çek­le hiç­bir il­gi­si ol­ma­dı­ğı­nı ka­nıt­la­dı. Üst­te­ki sı­ra­da Ha­ec­kel'in hayali çi­zim­le­ri, alt­ta­ki sı­ra­da ise ger­çek fo­toğ­raf­lar yer alı­yor. </text:p>
      <text:p text:style-name="P15"/>
      <text:p text:style-name="P15">508</text:p>
      <text:p text:style-name="P15">Ate­ist Ric­hard Daw­kins, 1986'da ya­yın­la­nan "Kör Sa­at­çi" ad­lı ki­ta­bın­da do­ğa­da­ki söz­de "ha­ta­lı özellik"lerden söz et­miş­ti. Daw­kins'in bu ar­gü­ma­nı­nın ce­ha­le­te da­yan­dı­ğı son­ra­dan or­ta­ya çık­tı. </text:p>
      <text:p text:style-name="P15"/>
      <text:p text:style-name="P15">509</text:p>
      <text:p text:style-name="P15">Bi­yo­lo­ji Pro­fe­sö­rü Mic­ha­el Den­ton ve kitabı</text:p>
      <text:p text:style-name="P15"/>
      <text:p text:style-name="P15">510</text:p>
      <text:p text:style-name="P15">Reti­na, gö­rün­tü­yü si­nir sin­yal­le­ri­ne dönüş­türür. </text:p>
      <text:p text:style-name="P15"/>
      <text:p text:style-name="P15"/>
      <text:p text:style-name="P15">Göz boş­lu­ğun­da­ki da­mar­lar re­ti­na­yı bes­ler. </text:p>
      <text:p text:style-name="P15"/>
      <text:p text:style-name="P15"/>
      <text:p text:style-name="P15">Kor­nea, ışı­ğın odak­lan­ma­sı­na yar­dım­cı olur. </text:p>
      <text:p text:style-name="P15"/>
      <text:p text:style-name="P15"/>
      <text:p text:style-name="P15">Optik sinirler gözü beyne bağlar. </text:p>
      <text:p text:style-name="P15"/>
      <text:p text:style-name="P15"/>
      <text:p text:style-name="P15">Mercek, görüntüyü odaklar. </text:p>
      <text:p text:style-name="P15"/>
      <text:p text:style-name="P15"/>
      <text:p text:style-name="P15">Scle­ra, göz yu­var­la­ğı­nı kap­la­yan sert be­yaz yapıdır. </text:p>
      <text:p text:style-name="P15"/>
      <text:p text:style-name="P15"/>
      <text:p text:style-name="P15">Işık göz­be­be­ği­nin ka­ran­lık açık­lı­ğın­dan içe­ri gi­rer. </text:p>
      <text:p text:style-name="P15"/>
      <text:p text:style-name="P15"/>
      <text:p text:style-name="P15"><text:soft-page-break/>İris kas­la­rı, ne ka­dar ışık alı­na­ca­ğı­nı kont­rol eder. </text:p>
      <text:p text:style-name="P15"/>
      <text:p text:style-name="P15"/>
      <text:p text:style-name="P15">Al­lah'ın üs­tün ya­rat­ma­sı­nın te­cel­li­le­rin­den olan göz, ola­bi­le­cek en ve­rim­li şe­kil­de ça­lı­şa­bi­le­cek şekilde yaratılmıştır.</text:p>
      <text:p text:style-name="P15"/>
      <text:p text:style-name="P15">512</text:p>
      <text:p text:style-name="P15">19. yüz­yı­lın il­kel bi­lim dü­ze­yi için­de, apen­diks iş­lev­siz ve do­la­yı­sıy­la "kö­rel­miş" bir or­gan sa­nıl­mış­tı. </text:p>
      <text:p text:style-name="P15"/>
      <text:p text:style-name="P15">513</text:p>
      <text:p text:style-name="P15">Step­hen Jay Go­uld</text:p>
      <text:p text:style-name="P15"/>
      <text:p text:style-name="P15">514</text:p>
      <text:p text:style-name="P15">Gould, 1980'de ya­yın­la­nan "Pan­da­nın Baş Par­ma­ğı" ad­lı ki­ta­bın­da bu can­lı­nın el ya­pı­sı­nın "ha­ta­lı ta­sa­rım" ol­du­ğu­nu öne sür­müş­tü. Ama ye­ni bi­lim­sel araş­tır­ma­lar, bu id­di­ayı ge­çer­siz kıl­dı ve pan­da­nın bu özel­li­ği­nin oldukça önem­li ol­du­ğu­nu or­taya koy­du. </text:p>
      <text:p text:style-name="P15"/>
      <text:p text:style-name="P15">515</text:p>
      <text:p text:style-name="P15">Pandanın Parmağı Tümüyle İşlevseldir </text:p>
      <text:p text:style-name="P15"/>
      <text:p text:style-name="P15"/>
      <text:p text:style-name="P15">Ev­rim­ci­ler ya­ra­tı­lı­şı in­kar et­mek için do­ğa­da ku­sur ve uyum­suz­luk arar­lar. S. J. Go­uld'un pan­da­la­rın baş par­mak­la­rı ile il­gi­li id­di­ası bu­na bir ör­nek­tir. Oy­sa Go­uld ya­nıl­mak­ta­dır. Çün­kü bu ke­mik­si par­mak Go­uld'un zan­net­ti­ği gi­bi bir ku­sur de­ğil­dir. Ak­si­ne ha­re­ke­ti ko­lay­laş­tı­rır ve ten­don­la­rın yır­tıl­ma­sı­nı en­gel­le­yi­ci et­ki­ye sa­hip­tir. ­</text:p>
      <text:p text:style-name="P15">1999 yı­lın­da Na­tu­re der­gi­sin­de ya­yın­la­nan bir in­ce­le­me, pan­da­nın baş­ par­ma­ğı­nın hay­va­nın do­ğal or­ta­mı açı­sın­dan son de­re­ce ve­rim­li ol­du­ğu­nu gös­ter­mek­te­dir. Dört Ja­pon araş­tır­ma­cı­nın or­tak sür­dür­dük­le­ri ça­lış­ma, "kom­pü­te­ri­ze to­mog­ra­fi" ve "man­ye­tik re­zo­nans re­sim­len­dir­me­si" tek­nik­le­ri ile yü­rü­tül­müş ve so­nuç­ta pan­da­nın baş ­par­ma­ğı­nın "me­me­li­ler ara­sın­da bu­lu­nan en ola­ğa­nüs­tü yön­len­dir­me tek­nik­le­rin­den bi­ri" ol­du­ğu so­nu­cu­na va­rıl­mış­tır. (En­do, H., Ya­ma­gi­wa, D., Ha­yas­hi, Y. H., Ko­ie, H., Ya­ma­ya, Y., and Ki­mu­ra, J. 1999. Na­tu­re 397: 309-310) Yu­ka­rı­da, ça­lış­ma­yı yü­rü­ten uz­man­la­rın pan­da­nın el ya­pı­sı ile il­gi­li yap­tık­la­rı bil­gi­sa­yar çi­zi­mi yer alı­yor.</text:p>
      <text:p text:style-name="P15"/>
      <text:p text:style-name="P15">525</text:p>
      <text:p text:style-name="P15">Lo­ren Eis­ley</text:p>
      <text:p text:style-name="P15"/>
      <text:p text:style-name="P15"/>
      <text:p text:style-name="P15">Ernst Mayr</text:p>
      <text:p text:style-name="P15"/>
      <text:p text:style-name="P15">527</text:p>
      <text:p text:style-name="P15"><text:soft-page-break/>Dört ka­nat­lı mu­tant mey­ve si­nek­le­ri­nin ekst­ra ka­nat­la­rı, uçuş kas­la­rın­dan yok­sun­dur; bu ne­den­le ge­li­şim de­ğil, sakat­lık ör­neğidir­ler. </text:p>
      <text:p text:style-name="P15"/>
      <text:p text:style-name="P15"/>
      <text:p text:style-name="P15">Can­lı­la­rın ya­pı­la­rı­na, özel­lik­le­ri­ne ait her tür­lü bil­gi­nin şif­re­li ola­rak sak­lı bu­lun­du­ğu gen­ler, mu­tas­yon­lar so­nu­cun­da bo­zul­ma­ya uğ­rar­lar. Do­la­yı­sıy­la can­lı­la­rın va­ro­lu­ş­la­rın­da </text:p>
      <text:p text:style-name="P15">her­han­gi bir kat­kı­la­rı­nın ol­ma­sı söz </text:p>
      <text:p text:style-name="P15">ko­nu­su de­ğil­dir. </text:p>
      <text:p text:style-name="P15">Mu­tas­yo­nun tah­rip edi­ci, bo­zu­cu et­ki­le­ri yan­da­ki re­sim­de açık­ça gö­rül­mek­te­dir. </text:p>
      <text:p text:style-name="P15"/>
      <text:p text:style-name="P15">529</text:p>
      <text:p text:style-name="P15">Dar­win, "tür­le­ri­n kö­ke­ni"ni ele al­ma­ya ça­lış­ma­sı­na rağ­men, açık­la­ya­ma­dı. Tür­le­rin kö­ke­ni Dar­wi­nizm açı­sın­dan </text:p>
      <text:p text:style-name="P15">çö­züm­süz­dür.</text:p>
      <text:p text:style-name="P15"/>
      <text:p text:style-name="P15">530</text:p>
      <text:p text:style-name="P15">Tarih boyunca maymunlar hep maymun, insanlar da hep insan olarak </text:p>
      <text:p text:style-name="P15">var olmuştur. </text:p>
      <text:p text:style-name="P15"/>
      <text:p text:style-name="P15">531</text:p>
      <text:p text:style-name="P15">Lamarck'ın yan­lış </text:p>
      <text:p text:style-name="P15">te­zi bi­lim­sel ola­rak çü­rü­tül­müş­tür, ancak bu­na rağ­men ha­la kit­le­le­rin zih­ni­ne iş­len­me­ye ça­lı­şıl­mak­tadır.</text:p>
      <text:p text:style-name="P15"/>
      <text:p text:style-name="P15">532</text:p>
      <text:p text:style-name="P15">Mutasyon ürünü olan sakat eller. </text:p>
      <text:p text:style-name="P15"/>
      <text:p text:style-name="P15">534</text:p>
      <text:p text:style-name="P15">Söz­de at se­ri­le­ri­nin baş­lan­gı­cı­na yer­leş­ti­ri­len Hyra­cot­he­ri­um, bir an­ti-Dar­wi­nist olan Ric­hard Owen ta­ra­fın­dan ta­nım­lan­mış­tı. An­cak son­ra­ki pa­le­on­to­log­lar, bu can­lı­yı ev­rim­le iliş­ki­len­dir­me­ye ça­lış­tılar.</text:p>
      <text:p text:style-name="P15"/>
      <text:p text:style-name="P15">535</text:p>
      <text:p text:style-name="P15">At se­ri­le­ri­nin ilk kur­gu­la­yı­cı­sı, "Dar­win'in buldogu" ola­rak bi­linen Hux­ley idi. </text:p>
      <text:p text:style-name="P15"/>
      <text:p text:style-name="P15">536</text:p>
      <text:p text:style-name="P15">Bir mü­ze­de bu­lu­nan bu at se­ri­si di­ğer­le­ri gi­bi de­ği­şik de­vir­ler­de de­ği­şik coğ­raf­ya­lar­da ya­şa­mış çe­şit­li hay­van­la­rın ta­raf­lı bir ba­kış açı­sıy­la, key­fi ola­rak bir­bi­ri ar­dı­na di­zil­me­siy­le oluş­tu­ru­lur. Atın ev­ri­mi se­nar­yo­su­nun fo­sil ka­yıt­la­rın­da hiç­bir da­ya­na­ğı yok­tur.</text:p>
      <text:p text:style-name="P15"/>
      <text:p text:style-name="P15">538</text:p>
      <text:p text:style-name="P15"><text:soft-page-break/>Bilim­sel araş­tır­ma­lar, at­la­rın ev­ri­mi id­di­ası­nın bir ma­sal­dan iba­ret ol­du­ğu­nu, hiç­bir ger­çek­li­ği­nin ol­ma­dı­ğı­nı or­ta­ya koy­muş­tur. Di­ğer tüm can­lı­lar gi­bi, at­lar at ola­rak var ol­muş ve ta­rih bo­yun­ca hiç­bir de­ği­şi­me uğ­ra­ma­mış­tır. </text:p>
      <text:p text:style-name="P15"/>
      <text:p text:style-name="P15"/>
      <text:p text:style-name="P15">540</text:p>
      <text:p text:style-name="P15"/>
      <text:p text:style-name="P15"/>
      <text:p text:style-name="P15">Batı İskoç adalarında yetişen dağlık bölge ponileri.</text:p>
      <text:p text:style-name="P15"/>
      <text:p text:style-name="P15"/>
      <text:p text:style-name="P15">At­lar ken­di iç­le­rin­de ge­niş bir var­yas­yon ka­pa­si­te­si­ne sa­hip­tir­ler ve ni­te­kim bu­gün ya­pı ve bo­yut açı­sın­dan son de­re­ce fark­lı at cins­le­ri ya­şa­mak­ta­dır. At se­ri­le­ri oluş­tu­ran ev­rim­ci­le­rin ya­nıl­gı­sı, bu fark­lı cins­le­rin fo­sil­le­ri­ni sözde ev­rim­sel bir sı­ra­la­ma gi­bi gös­ter­me­ye ça­lış­mak ol­muş­tur.</text:p>
      <text:p text:style-name="P15"/>
      <text:p text:style-name="P15"/>
      <text:p text:style-name="P15">Shetland ponileri, en küçük atlardır.</text:p>
      <text:p text:style-name="P15"/>
      <text:p text:style-name="P15">541</text:p>
      <text:p text:style-name="P15">Moğolistan kökenli vahşi Asya atları</text:p>
      <text:p text:style-name="P15"/>
      <text:p text:style-name="P15"/>
      <text:p text:style-name="P15">Avustralya kökenli </text:p>
      <text:p text:style-name="P15">Timor ponisi</text:p>
      <text:p text:style-name="P15"/>
      <text:p text:style-name="P15"/>
      <text:p text:style-name="P15">Batı Britanya'da yetişen Breton</text:p>
      <text:p text:style-name="P15"><text:span text:style-name="T5"><text:s/></text:span>cinsi dağ atı. </text:p>
      <text:p text:style-name="P15"/>
      <text:p text:style-name="P15"/>
      <text:p text:style-name="P15">Normandiya bölgesi kökenli Percheron atları</text:p>
      <text:p text:style-name="P15"/>
      <text:p text:style-name="P15"/>
      <text:p text:style-name="P15">Doğu Fransa'da yaşayan Ardennaislerin bir türü.</text:p>
      <text:p text:style-name="P15"/>
      <text:p text:style-name="P15"/>
      <text:p text:style-name="P15"/>
      <text:p text:style-name="P15">H.B.D. Kett­le­well</text:p>
      <text:p text:style-name="P15"/>
      <text:p text:style-name="P15">545</text:p>
      <text:p text:style-name="P15">Judith Hooper'in ünlü kitabı</text:p>
      <text:p text:style-name="P15"/>
      <text:p text:style-name="P15"/>
      <text:p text:style-name="P15"><text:soft-page-break/>On­ yıl­lar­dır bi­yo­lo­ji ders ki­tap­la­rın­da ya­yın­la­nan "ağaç ka­buk­la­rı üze­rin­de­ki bi­ber­li ke­le­bek­le­rin fo­toğ­raf­la­rı, as­lın­da Kett­le­well'in ağaç­la­ra iğ­ne­le­di­ği ve­ya zamk­la ya­pış­tır­dı­ğı ölü ke­be­lek­le­re ait­ti.</text:p>
      <text:p text:style-name="P15"/>
      <text:p text:style-name="P15"/>
      <text:p text:style-name="P15">547</text:p>
      <text:p text:style-name="P15"/>
      <text:p text:style-name="P15">Sah­te­kar­lık­lar üze­ri­ne ku­ru­lu olan Sa­na­yi Ke­le­bek­le­ri ef­sa­ne­si ta­ma­men çök­müş­tür. Bu ger­çe­ği halk­tan giz­le­mek için sür­dü­rü­len ya­yın­la­rın bi­lim­sel bir de­ğe­ri yok­tur ve propagan­dadan ibaret­tir. </text:p>
      <text:p text:style-name="P15"/>
      <text:p text:style-name="P15"/>
      <text:p text:style-name="P15">548</text:p>
      <text:p text:style-name="P15"/>
      <text:p text:style-name="P15">SAH­TE KE­LE­BEK­LER, </text:p>
      <text:p text:style-name="P15">HA­LA DO­ĞA TA­Rİ­Hİ MÜ­ZE­Sİ'N­DE</text:p>
      <text:p text:style-name="P15"/>
      <text:p text:style-name="P15"/>
      <text:p text:style-name="P15"/>
      <text:p text:style-name="P15">Kett­le­well'in "bi­ber­li ke­le­bek­ler­i ev­ri­mi" hi­ka­ye­si­nin ta­ma­men ger­çek dı­şı ol­du­ğu­nun or­ta­ya çık­ma­sı­na rağ­men, Dar­wi­nist kay­nak­lar ha­la bu sah­te­kar­lı­ğı in­san­la­ra bi­lim­sel bir ka­nıt ola­rak sun­ma­ya de­vam edi­yor­lar. Lond­ra'da­ki Do­ğa Ta­ri­hi Mü­ze­si'n­de Ekim 2003'te çe­ki­len bu gö­rün­tü­ler, "bi­ber­li ke­le­bek­ler" hi­ka­ye­si­nin mü­ze­nin "Dar­win sa­lo­nu"nda ha­la ser­gi­len­di­ği­ni gös­te­ri­yor. </text:p>
      <text:p text:style-name="P15"/>
      <text:p text:style-name="P15"/>
      <text:p text:style-name="P15">Londra, Doğa Tarihi Müzesi</text:p>
      <text:p text:style-name="P15"/>
      <text:p text:style-name="P15"/>
      <text:p text:style-name="P15">550</text:p>
      <text:p text:style-name="P15"/>
      <text:p text:style-name="P15"/>
      <text:p text:style-name="P15">Medyadaki "dino-kuş" furyasının hiçbir bilimsel temeli yok. (Scientific American, Mart 2003)</text:p>
      <text:p text:style-name="P15"/>
      <text:p text:style-name="P15"/>
      <text:p text:style-name="P15">Ünlü ornitolog Feduccia, "dino-kuş" masalına karşı. </text:p>
      <text:p text:style-name="P15"/>
      <text:p text:style-name="P15">552</text:p>
      <text:p text:style-name="P15">Ev­rim­ci­le­rin di­no-kuş se­nar­yo­su­nun çok te­mel bir çe­liş­ki­si, kuş­la­rın ata­sı ola­rak gös­te­ri­len the­ro­pod di­no­zor­la­rın, bi­li­nen en es­ki kuş olan Arc­he­op­teryx'ten çok da­ha genç ol­ma­la­rı­dır. Di­ğer bir de­yiş­le, kuş­la­rın söz­de ata­sı olan the­ro­pod di­no­zor­lar or­ta­ya çık­tık­la­rın­da, kuş­lar za­ten var­dı­lar. Re­sim­ler­de Arc­he­op­teryx'in fo­si­li ve re­konst­rük­si­yo­nu yer alıyor.</text:p>
      <text:p text:style-name="P15"/>
      <text:p text:style-name="P15"><text:soft-page-break/>553</text:p>
      <text:p text:style-name="P15">80 mil­yon yıl­lık Ve­lo­ci­rap­tor fo­si­li ve yan­da ha­ya­li Ve­lo­ci­rap­tor çi­zi­mi. Ve­lo­ci­rap­tor, kuş­la­rın di­no­zor­lar­dan ev­rim­leş­ti­ği ma­sa­lın­da söz­de ara-ge­çiş for­mu ola­rak su­nu­lan fo­sil­ler­den bi­ri­dir. An­cak bu fo­sil de di­ğer­le­ri gi­bi, ev­rim­ci­le­rin ta­raf­lı yo­rum­la­rın­dan baş­ka bir şey de­ğil­dir. Çi­zim­de gö­rü­len tüy­ler ta­ma­men ev­rim­ci­le­rin ha­ya­li­ni yan­sıt­mak­ta­dır; ger­çek­te ise bu can­lı­nın tüy­le­ri ol­du­ğu­na da­ir hiç­bir de­lil bu­lun­ma­mak­tadır.</text:p>
      <text:p text:style-name="P15"/>
      <text:p text:style-name="P15">554</text:p>
      <text:p text:style-name="P15">Kuş­la­rın tüy­le­ri, bu can­lı­lar ile sü­rün­gen­ler ara­sı­na aşıl­maz bir sı­nır ko­yan ya­pı­lar­dan bi­ri­dir. Sü­rün­gen pul­la­rı ile ta­ma­men fark­lı ya­pı­da­ki kuş tüy­le­ri­nin bu pul­lar­dan türemesi im­kan­sız­dır. </text:p>
      <text:p text:style-name="P15"/>
      <text:p text:style-name="P15"/>
      <text:p text:style-name="P15"/>
      <text:p text:style-name="P25">SOSYAL SİLAH DARWINİZM</text:p>
      <text:p text:style-name="P25"/>
      <text:p text:style-name="P15">GİRİŞ </text:p>
      <text:p text:style-name="P15"/>
      <text:p text:style-name="P15">Yir­min­ci yüz­yı­lın in­san­lık ta­ri­hi­nin en ka­ran­lık, en teh­li­ke­li, en çok kan dö­kü­len, in­san­la­rın en faz­la kor­ku ve şid­de­te ma­ruz kal­dı­ğı yüz­yıl­lar­dan bi­ri ol­du­ğu her­kes­çe bi­lin­mek­te ve ka­bul edil­mek­te­dir. Hit­ler, Sta­lin, Pol Pot, İdi Amin gi­bi dik­ta­tör­le­rin za­lim­li­ği­ni, mil­yon­lar­ca in­sa­nı na­sıl soy­kı­rı­ma uğ­rat­tık­la­rı­nı, Hit­ler'in ken­di hal­kın­dan da­hi ken­din­ce "işe ya­ra­maz" gör­dü­ğü in­san­la­rı na­sıl gaz oda­la­rın­da öl­dürt­tü­ğü­nü; İn­gil­te­re'den Al­man­ya'ya, ABD'den İs­veç'e ka­dar bir­çok Ba­tı ül­ke­sin­de yüz bin­ler­ce in­sa­nın sa­de­ce has­ta, sa­kat ve­ya yaş­lı ol­du­ğu için na­sıl zor­la kı­sır­laş­tı­rıl­dı­ğı­nı ve­ya ölü­me terk edil­di­ği­ni; acı­ma­sız re­ka­bet ne­de­niy­le dün­ya­nın her ya­nın­da in­san­la­rın ezil­dik­le­ri­ni ve sö­mü­rül­dük­le­ri­ni; ırk­çı­lı­ğın ki­mi dev­let­le­rin ide­olo­ji­si ha­li­ne gel­di­ği­ni ve ba­zı ırk­la­rın in­san bi­le sa­yıl­ma­dı­ğı­nı; Do­ğu ile Ba­tı, ko­mü­nist ile ka­pi­ta­list, sağ ile sol ara­sın­da ça­tış­ma­lar, sı­cak ve so­ğuk sa­vaş­lar ya­şan­dı­ğı­nı; bu ne­den­le ay­nı ül­ke halk­la­rı­nın, hat­ta kar­deş­le­rin bi­le bir­bir­le­ri­ne düş­man ha­le gel­di­ği­ni her­kes bil­mek­te­dir. </text:p>
      <text:p text:style-name="P15">An­cak ço­ğu za­man fark edil­me­yen, 20. yüz­yı­lı böy­le­si­ne çal­kan­tı­la­rın, kar­ma­şa, sa­vaş ve ça­tış­ma­la­rın içi­ne iten, in­san­lar ara­sın­da kin ve düş­man­lı­ğa se­bep olan ide­olo­jik te­mel­dir. Bu ide­olo­jik ze­mi­nin te­mel­le­ri 19. yüz­yıl­da İn­gi­liz eko­no­mist Tho­mas Malt­hus ile atıl­mış­tır. Din ah­la­kın­dan uzak ya­şa­yan ba­zı in­san­lar ta­ra­fın­dan ka­bul gö­ren bu çar­pık fik­ri te­mel, yi­ne bir İn­gi­liz olan sos­yo­log Her­bert Spen­cer ile güç­len­di­ril­miş ve bir üçün­cü İn­gi­liz olan Char­les Dar­win'in ev­rim te­ori­si ile yay­gın­laş­tı­rıl­mış­tır. <text:s/></text:p>
      <text:p text:style-name="P15">Bu üç isim, din ah­la­kı­nın özel­lik­le­rin­den olan da­ya­nış­ma, fe­da­kar­lık, yok­sul­la­rın ve za­yıf­la­rın ko­run­ma­sı, tüm in­san­la­rın eşit sa­yıl­ma­sı gi­bi er­dem­le­ri ta­ma­men göz ar­dı et­ti­ler. Bu­nun ye­ri­ne ha­ya­tın bir mü­ca­de­le ala­nı ol­du­ğu; za­yıf olan­la­rın, yok­sul olan­la­rın, ken­di­le­rin­ce "aşa­ğı ırk­tan" olan­la­rın ezil­me­le­ri­nin ve hat­ta yok edil­me­le­ri­nin meş­ru ol­du­ğu; kı­ya­sı­ya mü­ca­de­le so­nu­cun­da "en uy­gun" olan­la­rın ha­yat­ta ka­la­rak di­ğer­le­ri­nin yok ola­ca­ğı, in­san­lı­ğın böy­le­ce "iler­le­ye­ce­ği" ya­la­nı­nı or­ta­ya at­tı­lar. </text:p>
      <text:p text:style-name="P15"><text:soft-page-break/>Char­les Dar­win, ev­rim te­ori­si ile, te­me­li ben­cil­lik olan bu fel­se­fe­yi do­ğa bi­lim­le­ri­ne uy­gu­la­ma­ya ça­lış­tı. Al­lah'ın do­ğa­da var et­ti­ği da­ya­nış­ma ve yar­dım­laş­ma ör­nek­le­ri­ni göz ar­dı ede­rek, söz­de tüm can­lı­la­rın acı­ma­sız bir ya­şam mü­ca­de­le­si sür­dür­dük­le­ri­ni öne sür­dü. Hat­ta hiç­bir bi­lim­sel de­li­le da­yan­ma­dan, ay­nı acı­ma­sız­lı­ğın in­san top­lum­la­rı için de ge­çer­li ol­du­ğu­nu id­di­a et­ti. Dar­win'in ev­rim te­ori­si, top­lum­la­ra uy­gu­lan­dı­ğın­da or­ta­ya sos­yal Dar­wi­nizm çık­tı. </text:p>
      <text:p text:style-name="P15">Her ne ka­dar ki­mi­le­ri sos­yal Dar­wi­nizm'in 19. yüz­yı­lın ikin­ci ya­rı­sın­da doğ­muş, 20. yüz­yı­lın ilk ya­rı­sın­da da et­ki­si­ni yi­tir­miş bir sos­yal teo­ri ol­du­ğu­nu ile­ri sür­se de, ger­çek­te bu te­ori­nin top­lum­la­rın ve bi­rey­le­rin kül­tü­rü üze­rin­de­ki olum­suz et­ki­si çok da­ha ka­lı­cı ve za­rar ve­ri­ci ol­du. Ha­ya­tın söz­de bir "mü­ca­de­le ala­nı" ol­du­ğu, in­sa­nın bu mü­ca­de­le­yi ka­zan­mak ya da en azın­dan bu vah­şi or­tam­da "ayak­ta kal­mak" için ya­şa­ma­sı ge­rek­ti­ği sap­kın­lı­ğı, din ah­la­kı­na tü­müy­le ay­kı­rı, çar­pık bir "dün­ya gö­rü­şü" ola­rak yay­gın­laş­tı. İn­san­lı­ğa fe­la­ket ge­ti­ren ye­ni ya­şam bi­çim­le­ri or­ta­ya çı­kar­dı. Bu ye­ni ya­şam bi­çim­le­ri; ko­mü­nizm ve­ya fa­şizm gi­bi to­ta­li­ter ve kan­lı ide­olo­ji­le­rin, sos­yal ada­le­ti göz ar­dı eden vah­şi ka­pi­ta­liz­min, ırk­çı­lı­ğın, et­nik ça­tış­ma­la­rın, ah­la­ki de­je­ne­ras­yo­nun ve da­ha pek çok "be­la"nın kay­na­ğı ol­du. <text:s/></text:p>
      <text:p text:style-name="P15">Sos­yal Dar­wi­nizm, mev­cut kö­tü­lük­le­re, acı­ma­sız po­li­ti­ka ve uy­gu­la­ma­la­ra bir an­da söz­de bi­lim­sel bir ge­çer­li­lik ka­zan­dır­dı. Hiç­bir bi­lim­sel da­ya­na­ğı bu­lun­ma­yan bu akım­la bir­lik­te, acı­ma­sız­lık, vah­şet ve zu­lüm din ah­la­kı­nı ya­şa­ma­yan pek çok kim­se ta­ra­fın­dan ola­ğan kar­şı­lan­ma­ya baş­lan­dı. İn­san­lar ve top­lum­lar ara­sı iliş­ki­ler­de mer­ha­met, şef­kat, an­la­yış, öz­ve­ri, yar­dım­laş­ma ve da­ya­nış­ma gi­bi din ah­la­kı­nın ge­re­ği olan er­dem­ler göz ar­dı edil­di. Zul­mün uy­gu­la­yı­cı­la­rı -ken­di­le­rin­ce- za­lim­lik­le­ri­nin bi­lim­sel bir te­me­le sa­hip ol­du­ğu­nu id­di­a edi­yor, yap­tık­la­rı vah­şe­tin bu şe­kil­de ma­kul kar­şı­la­na­bi­le­ce­ği­ni zan­ne­di­yor­lar­dı. El­bet­te bu id­di­ala­rı ve zan­la­rı, çok bü­yük bir ya­lan ve ya­nıl­gı­dan iba­ret­ti. Bu ki­tap­ta özel­lik­le iki ko­nu­yu açık­lı­ğa ka­vuş­tu­ra­cak ve in­ce­le­ye­ce­ğiz:</text:p>
      <text:p text:style-name="P15">İlk ola­rak, Dar­wi­nizm'in top­lum­la­rın ve bi­rey­le­rin ya­şa­mı için ne­den cid­di bir teh­li­ke ol­du­ğu­nu an­la­ma­yan ve­ya an­la­maz­lık­tan ge­len­le­re, bu te­ori­nin ge­niş çap­ta ka­bul gör­me­si­nin ve özel­lik­le genç ne­sil­le­rin bu teo­riy­le eği­til­me­si­nin teh­li­ke­le­ri­ni gös­te­re­ce­ğiz. </text:p>
      <text:p text:style-name="P15">İkin­ci ola­rak da, Dar­win'in ve her ev­rim­ci­nin sos­yal Dar­wi­nist­ler ile ay­nı gö­rüş­te ol­ma­dı­ğı­nı sa­vu­nan­la­ra bir ce­vap ve­re­cek; her ev­rim­ci­nin, ev­rim te­ori­si­ni ka­bul et­mek­le as­lın­da sos­yal Dar­wi­nizm'i de ka­bul et­ti­ği­ni açık­la­ya­ca­ğız. </text:p>
      <text:p text:style-name="P15">Ki­tap bo­yun­ca da sık sık yer ve­re­ce­ği­miz şu ger­çe­ğin unu­tul­ma­ma­sı ge­re­kir: İn­san­la­rı bir tür hay­van gi­bi gör­me ya­nıl­gı­sı­na ka­pıl­mış olan ev­rim te­ori­si­nin or­ta­ya koy­du­ğu ya­şam mo­de­li acı­ma­sız­lık, sev­gi­siz­lik, ben­cil­lik, çı­kar­cı­lık üze­ri­ne ku­ru­lu­dur. Dar­wi­nizm, in­san­la­rın hay­van­lar gi­bi ya­şa­dı­ğı ve dav­ran­dı­ğı bir dün­ya kur­ma öz­le­min­de­dir. Sos­yal Dar­wi­nizm'in öğ­re­ti­le­ri ve uy­gu­la­ma­la­rı da bu ger­çe­ği göz­ler önü­ne ser­mek­te­dir. Sos­yal Dar­wi­nizm'in sap­kın gö­rüş­le­ri­ne gö­re, yaş­lı ve yar­dı­ma muh­taç ko­num­da­ki bir in­sa­nın bir ak­şam evin­de otu­rur­ken hiç­bir ge­rek­çe ol­ma­dan sü­rük­le­ne­rek evin­den çı­ka­rı­lıp kat­le­dil­me­ye gö­tü­rül­me­si ola­ğan­dır. Özür­lü in­san­la­rın, top­la­ma kamp­la­rın­da bi­ra­ra­ya ge­ti­ri­lip ölü­me terk edil­me­le­ri nor­mal kar­şı­la­nır. İn­san­la­rın ka­fa­tas­la­rı­nın öl­çü­lüp, bu öl­çüm­le­re gö­re sı­nıf­lan­dı­rıl­ma­la­rı ge­re­kir. Bu çar­pık dü­şün­ce­ye gö­re söz­de alt sı­nıf­lar­da olan­lar acı­ma­sız­ca ezi­lir, sö­mü­rü­lür ve or­ta­dan kal­dı­rı­lır. İn­san­la­rın ve top­lum­la­rın an­cak bu vah­şe­ti uy­gu­la­dık­la­rı tak­dir­de <text:soft-page-break/>iler­le­ye­ce­ği­ne ina­nan bu ki­şi­ler için, bu yol­da ya­pı­lan kat­li­am­lar, soy­kı­rım­lar, zu­lüm­ler, acı­ma­sız­lık­lar bir tür ba­şa­rı ola­rak ka­bul edi­lir. Bu ba­şa­rı­yı el­de ede­me­yen in­san­lar, top­lum­lar, kül­tür­ler ve mil­let­ler ise yok ol­ma­lı­dır­lar. </text:p>
      <text:p text:style-name="P15">Şüp­he­siz bu çok sap­kın ve teh­li­ke­li bir dü­şün­ce ya­pı­sı­dır. Bu teh­li­ke­nin far­kın­da ol­mak, söz ko­nu­su teo­ri ve bu te­ori­ye da­ya­lı ide­olo­ji­le­re kar­şı ge­rek­li fik­ri ön­lem­le­rin alın­ma­sı açı­sın­dan son de­re­ce önem­li­dir. Unut­ma­mak ge­re­kir ki, Dar­wi­nizm ve Dar­wi­nizm'i te­mel alan tüm top­lum mo­del­le­ri in­san­lı­ğı bü­yük fe­la­ket­le­re sü­rük­le­ye­cek mo­del­ler­dir. Al­lah'ın in­san­la­ra em­ret­ti­ği ve Ku­ran'da bil­di­ri­len ah­lak ise, top­lum­la­rı her za­man için re­fa­ha, hu­zu­ra ve ba­rı­şa gö­tü­re­cek bir ah­lak­tır.</text:p>
      <text:p text:style-name="P15"/>
      <text:p text:style-name="P15">SOSYAL DARWINİZM</text:p>
      <text:p text:style-name="P15"/>
      <text:p text:style-name="P15">Güç­lü­nün hak­lı sa­yıl­ma­sı, eşit­siz­lik, ırk ve­ya et­nik te­mel­li ay­rım­cı­lık, zu­lüm, hak­sız re­ka­bet ve çe­kiş­me, fa­kir­le­rin ezil­me­si, güç­lü­nün za­yıf ola­nı sö­mür­me­si top­lum­la­rın ta­rih bo­yun­ca ya­şa­dı­ğı kö­tü­lük­ler ve zor­luk­lar­dan­dır. Bin­ler­ce yıl ön­ce­sin­de bi­le, ör­ne­ğin Hz. Mu­sa'nın dö­ne­min­de ya­şa­yan Fi­ra­vun'un yö­ne­ti­min­de, tüm bun­la­rı gör­mek müm­kün­dür. Fi­ra­vun, zen­gin­li­ği ve güç­lü or­du­su ne­de­niy­le, dai­ma ken­di­ni üs­tün gör­müş­tür. Doğ­ru söy­le­dik­le­ri çok açık olan Hz. Mu­sa ve Hz. Ha­run'u tüm gü­cüy­le ya­lan­la­mış, hat­ta on­la­rı öl­dür­mek is­te­miş­tir. Fi­ra­vun ay­rı­ca ay­rı­lık­çı bir po­li­ti­ka sür­dür­müş, hal­kı­nı sı­nıf­la­ra ayır­mış, ba­zı­la­rı­nı "aşa­ğı sı­nıf" ola­rak ni­te­len­dir­miş, te­ba­sın­da­ki İs­ra­i­lo­ğul­la­rı'na tür­lü iş­ken­ce­ler yap­mış, on­la­rın er­kek­le­ri­ni öl­dü­rüp, ka­dın­la­rı­nı sağ bı­rak­mış­tır. Böy­le­ce İs­ra­i­lo­ğul­la­rı'nın so­yu­nun ke­sil­me­si­ni he­def­le­miş­tir. Al­lah Ku­ran'da Fi­ra­vun'un bu sap­kın­lık­la­rı­nı şöy­le bil­di­rir:</text:p>
      <text:p text:style-name="P15">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15">Yok­sa ben, şun­dan da­ha ha­yır­lı de­ğil mi­yim ki o, aşa­ğı (sı­nıf­tan) bir za­val­lı ve ne­re­dey­se (sö­zü) açık­la­ma­dan yok­sun olan (bi­ri)dir. (Zuh­ruf Su­re­si, 52)</text:p>
      <text:p text:style-name="P15">Böy­le­lik­le ken­di kav­mi­ni kü­çüm­se­di, on­lar da ona bo­yun eğ­di­ler... (Zuh­ruf Su­re­si, 54)</text:p>
      <text:p text:style-name="P15">Be­re­ket­ler kıl­dı­ğı­mız ye­rin do­ğu­su­na da, ba­tı­sı­na da o hor kı­lı­nıp-za­yıf bı­ra­kı­lan­la­rı (müs­taz'af­la­rı) mi­ras­çı­lar kıl­dık... (Araf Su­re­si, 137)</text:p>
      <text:p text:style-name="P15">Sa­de­ce güç­lü­nün hak­lı sa­yıl­dı­ğı, in­san­la­rın sı­nıf­la­ra ay­rıl­dı­ğı, "aşa­ğı" gö­rü­len­le­rin ezi­le­rek yok edil­mek is­ten­dik­le­ri, ba­zı in­san­la­rın di­ğer­le­ri­ne in­san­lık dı­şı mu­ame­le­ler­de bu­lun­du­ğu tek az­gın top­lum Fi­ra­vun ege­men­li­ğin­de­ki es­ki Mı­sır de­ğil­di. Bin­ler­ce yıl ön­ce­sin­den gü­nü­mü­ze ka­dar bu tür yö­ne­tim­le­rin ve uy­gu­la­ma­la­rın bir­çok ör­ne­ği bu­lun­mak­ta­dır. </text:p>
      <text:p text:style-name="P15">An­cak, 19. yüz­yıl­da tüm bu kö­tü­lük­ler çok da­ha fark­lı bir bo­yut ka­zan­dı. 19. yüz­yı­la ka­dar za­lim­lik, sal­dır­gan­lık, acı­ma­sız­lık ola­rak ni­te­len­di­ri­len bu tür uy­gu­la­ma ve po­li­ti­ka­la­rın, bir an­da söz­de "do­ğa­nın ger­çek­le­ri­ne da­ya­nan bi­lim­sel uy­gu­la­ma­lar" ol­du­ğu ya­la­nı sa­vu­nul­ma­ya baş­lan­dı. Pe­ki tüm bu acı­ma­sız­lık­la­ra bir­den­bi­re söz­de bir meş­ru­luk ka­zan­dı­ran ney­di? </text:p>
      <text:p text:style-name="P15">Char­les Dar­win'in ev­rim te­ori­si... Dar­win, 1859 yı­lın­da ya­yın­la­nan Tür­le­rin Kö­ke­ni ad­lı ki­ta­bın­da or­ta­ya at­tı­ğı ev­rim te­ori­si ile, ha­ya­tın kö­ke­ni­ne da­ir ba­zı spe­kü­las­<text:soft-page-break/>yon­lar­da bu­lu­nu­yor­du. Bu spe­kü­las­yon­la­rı, son de­re­ce al­da­tı­cı bir dün­ya gö­rü­şü­nün, Al­lah'ın var­lı­ğı­nı in­kar eden ve te­sa­düf­le­ri "ya­ra­tı­cı" sa­yan (Allah'ı ten­zih ede­riz), in­sa­nı hay­van ola­rak ka­bul eden, ha­ya­tı bir mü­ca­de­le ve kı­ya­sı­ya re­ka­bet ye­ri ola­rak gö­ren sap­kın bir fel­se­fe­nin söz­de bi­lim­sel bir ger­çek gi­bi ka­bul edil­me­si­ne ne­den ol­du. <text:s/></text:p>
      <text:p text:style-name="P15">Dar­win, bi­lim­sel bir de­li­li ol­ma­yan, 19. yüz­yı­lın köh­ne bi­lim an­la­yı­şı­nın bir so­nu­cu ola­rak or­ta­ya çı­kan bu te­ori­yi tek ba­şı­na ge­liş­tir­miş de­ğil­di. Ken­di­sin­den yak­la­şık 50 yıl ön­ce 1798 yı­lın­da Tho­mas Malt­hus, Es­say on the Prin­cip­le of Po­pu­la­ti­on (Nü­fus İl­ke­si Üze­ri­ne De­ne­me) ad­lı ça­lış­ma­sın­da Dar­win'in te­ori­si­ne te­mel oluş­tu­ra­cak, ger­çek­le il­gi­si ol­ma­yan ba­zı fi­kir­ler or­ta­ya at­mış­tı. Malt­hus, gü­nü­müz­de bi­lim­sel bir de­ğe­ri ol­ma­dı­ğı is­pat­lan­mış olan ça­lış­ma­sın­da, nü­fu­sun be­sin kay­nak­la­rın­dan da­ha hız­lı art­tı­ğı­nı, bu­nun için nü­fus üze­rin­de bir kon­trol ol­ma­sı ge­rek­ti­ği­ni id­di­a edi­yor­du. Sa­vaş­la­rın, sal­gın has­ta­lık­la­rın nü­fus üze­rin­de do­ğal bir kon­trol sağ­la­dı­ğı­nı ve bu ne­den­le fay­da­lı ol­duk­la­rı­nı id­di­a eden Malt­hus, ilk kez "ha­yat­ta kal­ma mü­ca­de­le­si"nden söz eden ki­şi ol­du. Malt­hus'un in­sa­ni de­ğer­ler­den uzak bu te­zi­ne gö­re, fa­kir­ler ko­run­ma­ma­lı, müm­kün ol­du­ğun­ca kö­tü şart­lar­da ya­şa­tıl­ma­lıy­dı­lar ki, ço­ğal­ma­la­rı en­gel­len­sin ve üst sı­nıf­la­ra ye­te­ri ka­dar be­sin kay­na­ğı ka­la­bil­sin. (De­tay­lı bil­gi için bkz. "Malt­hus'tan Dar­win'e Mer­ha­met­siz­li­ğin Ta­ri­hi" bö­lü­mü.) Vic­dan ve sağ­du­yu sa­hi­bi her in­sa­nın şid­det­le kar­şı çı­ka­ca­ğı bu vah­şe­tin ka­bul gör­me­si hiç şüp­he­siz bü­yük bir zu­lüm­dür. Din ah­la­kı­nın fa­kir­le­re, muh­taç­la­ra yar­dım eli­nin uza­tıl­ma­sı­nı ge­rek­tir­me­si­ne rağ­men, Malt­hus ve onu ta­ki­ben Dar­win bu maz­lum­la­rın acı­ma­sız­ca ölü­me terk edil­me­le­ri­ni söy­lü­yor­du. </text:p>
      <text:p text:style-name="P15">Malt­hus'un in­san­lık dı­şı bu fi­kir­le­ri­ni he­men be­nim­se­ye­rek ge­liş­ti­ren ki­şi­le­rin ba­şın­da İn­gi­liz sos­yo­log ve fel­se­fe­ci Her­bert Spen­cer ge­li­yor­du. Dar­wi­nizm'in te­mel id­di­ası­nı özet­le­yen "en uy­gun olan ha­yat­ta ka­lır" ifa­de­si Spen­cer'a ait­ti. "Uy­gun ol­ma­yan­lar"ın ise elen­me­le­ri ya­ni öl­me­le­ri ge­rek­ti­ği­ni id­di­a eden Spen­cer, "in­san­lar eğer ya­şa­mak için ye­te­ri ka­dar ta­mam­lar­sa ya­şar­lar ve ya­şa­ma­la­rı da iyi­dir. Eğer ya­şa­mak için ye­te­ri ka­dar ta­mam de­ğil­ler­se ölür­ler ve en iyi­si öl­me­le­ri­dir" di­yor­du.1 Ya­ni Spen­cer'a gö­re fa­kir, eği­tim­siz, has­ta, sa­kat, ba­şa­rı­sız her in­san öl­me­liy­di. Tüm bun­lar Spen­cer'ın ne ka­dar ür­kü­tü­cü, za­lim ve has­ta bir ruh ha­li­ne ve dün­ya gö­rü­şü­ne sa­hip ol­du­ğu­nun gös­ter­ge­le­riy­di. Acı­ma, şef­kat ve ko­ru­ma his­si duy­ma­sı ge­re­ken in­san­la­ra kar­şı bü­yük bir mer­ha­met­siz­lik du­yu­yor, ay­nı Malt­hus gi­bi on­la­rı ezi­yet yo­luy­la yok et­me­nin yol­la­rı­nı arı­yor­du. Dev­le­tin fa­kir­le­ri ko­ru­yan ya­sa­lar çı­kar­ma­sı­nı da en­gel­le­me­ye ça­lı­şan Spen­cer için Ame­ri­ka­lı ta­rih­çi Ric­hard Hofs­tad­ter, So­ci­al Dar­wi­nism in Ame­ri­can Tho­ught (Ame­ri­kan Dü­şün­ce­sin­de Sos­yal Dar­wi­nizm) ad­lı ki­ta­bın­da şu yo­rum­da bu­lu­nur:</text:p>
      <text:p text:style-name="P15">Spen­cer sa­de­ce yok­sul­lar için ha­zır­la­nan ya­sa­la­ra de­ğil, ay­nı za­man­da dev­le­tin des­tek­le­di­ği eği­tim, sağ­lık de­ne­ti­mi, ba­rın­dır­ma ko­şul­la­rı­nın dü­zen­len­me­si ve hat­ta sah­te dok­tor­la­ra kar­şı ca­hil ki­şi­le­re dev­let ko­ru­ma­sı sağ­lan­ma­sı ile il­gi­li ya­sa­la­ra da kar­şı çı­kı­yor­du. 2</text:p>
      <text:p text:style-name="P15">Malt­hus ve Spen­cer'ın mer­ha­met­siz dün­ya gö­rüş­le­rin­den yo­ğun ola­rak et­ki­le­nen Dar­win ise, Tür­le­rin Kö­ke­ni ad­lı ki­ta­bın­da tür­le­rin do­ğal se­lek­si­yon ile ev­rim­leş­tik­le­ri ma­sa­lı­nı or­ta­ya at­tı. Dar­win bir bi­lim ada­mı de­ğil­di, bi­yo­lo­ji ile sa­de­ce ama­tör ola­rak il­gi­len­miş­ti. Bu­nun dı­şın­da Dar­win'in dö­ne­min­de­ki mik­ros­kop­lar da­hi son de­re­ce il­kel­di. O dö­nem­de hüc­re, he­nüz sa­de­ce bir le­ke gi­bi gö­rü­lü­yor­du, ka­lı­tım <text:soft-page-break/>ka­nun­la­rı ise keş­fe­dil­me­miş­ti bi­le. Dar­win, bi­lim­sel açı­dan son de­re­ce ye­ter­siz bu ko­şul­lar­da, kı­sıt­lı bil­gi­siy­le ge­liş­tir­di­ği te­ori­sin­de, do­ğa­nın hep avan­taj­lı ve en uy­gun olan­la­rı seç­ti­ği­ni, di­ğer­le­ri­ni ise ele­di­ği­ni, can­lı­lı­ğın da bu şe­kil­de ge­liş­ti­ği­ni id­di­a et­ti. Dar­win'in da­ha en baş­tan yan­lış bir te­mel üze­ri­ne in­şa et­ti­ği bi­lim dı­şı te­ori­si­ne gö­re, can­lı­lık te­sa­düf­le­rin ese­riy­di; bu şe­kil­de Dar­win, can­lı­lı­ğı Al­lah'ın ya­rat­tı­ğı ger­çe­ği­ni de red­det­miş olu­yor­du. (Al­lah'ı ten­zih ede­riz.) Dar­win, Tür­le­rin Kö­ke­ni ki­ta­bın­dan son­ra, İn­sa­nın Tü­re­yi­şi ad­lı ki­ta­bın­da bi­lim dı­şı te­ori­si­ni in­san­la­ra da uy­gu­la­ma­ya kal­kış­tı. Ki­ta­bın­da, söz­de ge­ri kal­mış ırk­lar ol­du­ğun­dan, bu ırk­la­rın ya­kın bir ge­le­cek­te ele­ne­cek­le­rin­den, böy­le­ce üs­tün olan­la­rın ge­li­şe­rek iler­le­ye­cek­le­rin­den bah­se­di­yor­du. Dar­win'in, bu ki­ta­bın­da ve ba­zı ya­zış­ma­la­rın­da ev­rim te­ori­si­ni in­san­la­ra da uy­gu­la­ma­sıy­la, sos­yal Dar­wi­nizm şe­kil­len­miş ol­du. </text:p>
      <text:p text:style-name="P15">Bun­dan son­ra­sı­nı ise ko­yu Dar­win ta­raf­tar­la­rı de­vam et­tir­di. İn­gil­te­re'de Spen­cer ve Dar­win'in ku­ze­ni Fran­cis Gal­ton, Ame­ri­ka'da Wil­li­am Gra­ham Sum­ner gi­bi ba­zı aka­de­mis­yen­ler ve ba­zı ka­pi­ta­list­ler, Al­man­ya'da ise Ernst Ha­ec­kel gi­bi Dar­wi­nist­ler ve ar­dın­dan 20. yüz­yı­lın kan­lı dik­ta­tö­rü Adolf Hit­ler gi­bi fa­şist ırk­çı­lar sos­yal Dar­wi­nizm'in acı­ma­sız ve mer­ha­met­siz ku­ral­la­rı­nın ön­de ge­len sa­vu­nu­cu ve uy­gu­la­yı­cı­la­rı ol­du­lar. </text:p>
      <text:p text:style-name="P15">Sos­yal Dar­wi­nizm kı­sa sü­re­de vah­şi ka­pi­ta­lizm adı al­tın­da hak­sız re­ka­be­ti en acı­ma­sız şek­liy­le uy­gu­la­yan­la­rın; ırk­çı­la­rın; em­per­ya­list­le­rin; fa­kir­le­ri ve yar­dı­ma muh­taç­la­rı ko­ru­ma gö­re­vi­ni ye­ri­ne ge­tir­me­yen yö­ne­ti­ci­le­rin ken­di­le­ri­ni söz­de sa­vun­ma ara­cı ha­li­ne gel­di. Sos­yal Dar­wi­nist­ler, za­yıf­la­rın, fa­kir­le­rin, söz­de "aşa­ğı" ırk­tan in­san­la­rın ezil­me­le­ri­ni; özür­lü­le­rin sağ­lık­lı in­san­lar, kü­çük iş­let­me­le­rin ise bü­yük şir­ket­ler kar­şı­sın­da yok ol­ma­la­rı­nı do­ğa­nın bir ka­nu­nu ve in­san­lı­ğın iler­le­me­si­nin tek yo­lu gi­bi gös­ter­me­ye ça­lış­tı­lar. Vic­dan­sız­lık ol­du­ğu ka­bul edil­me­si­ne rağ­men, in­san­lık ta­ri­hi bo­yun­ca sü­re­ge­len bu hak­sız­lık­la­rı bir an­da söz­de bi­lim­sel­lik kı­lı­fı al­tın­da meş­ru gös­ter­mek is­te­di­ler. Sos­yal Dar­wi­nizm mer­ha­met­siz­li­ği, bir do­ğa ka­nu­nu ve in­san­lı­ğın söz­de ev­ri­mi­nin en önem­li yo­luy­muş gi­bi an­la­tı­yor­du </text:p>
      <text:p text:style-name="P15">Özel­lik­le Ame­ri­ka­lı ba­zı ka­pi­ta­list­ler oluş­tur­duk­la­rı kı­ya­sı­ya re­ka­bet or­ta­mı­nı sos­yal Dar­wi­nist söy­lem­ler­le ken­di­le­rin­ce meş­ru­laş­tır­dı­lar. Oy­sa bu, bü­yük bir al­dat­ma­ca­dan baş­ka bir şey de­ğil­di. Hak­sız ve acı­ma­sız re­ka­be­ti, söz­de bi­lim­sel bir da­ya­na­ğı var­mış gi­bi gös­ter­me­ye ça­lı­şan­lar sa­de­ce ya­lan söy­lü­yor­lar­dı. Ör­ne­ğin Ame­ri­ka'nın en bü­yük ser­ma­ye sa­hip­le­rin­den An­drew Car­ne­gi­e de bu ya­nıl­gı­ya ka­pı­lan­lar­dan bi­riy­di ve 1889'da­ki bir ko­nuş­ma­sın­da şöy­le di­yor­du:</text:p>
      <text:p text:style-name="P15">Re­ka­bet ka­nu­nu için top­lu­mun öde­di­ği be­del, ucuz kon­for­lar ve lüks­ler için öde­di­ği be­del gi­bi bü­yük­tür; an­cak bu ka­nu­nun avan­taj­la­rı be­de­lin­den da­ha faz­la­dır –çün­kü bu ka­nun sa­ye­sin­de mad­di ge­li­şim mü­kem­mel­dir ve bu bi­ze da­ha ge­liş­miş ko­şul­lar sağ­la­mak­ta­dır... Bu ka­nun ki­şi için ba­zen zor ol­sa da, ırk için en iyi­si­dir, çün­kü her alan­da en uy­gun ola­nın ha­yat­ta kal­ma­sı­nı ga­ran­ti et­mek­te­dir. Bu ne­den­le, bü­yük çev­re­sel eşit­siz­lik­ler, iş im­kan­la­rı­nın, en­düs­tri ve ti­ca­re­tin bir­kaç ki­şi­nin elin­de top­lan­ma­sı ve bun­la­rın ara­sın­da re­ka­bet ka­nu­nu gi­bi ko­şul­la­rı ka­bul et­mek­te ve hoş kar­şı­la­mak­ta­yız. Bun­lar sa­de­ce fay­da­lı de­ğil, ay­nı za­man­da ır­kın ge­li­şi­mi için esas­tır.3</text:p>
      <text:p text:style-name="P15">Gö­rül­dü­ğü gi­bi, sos­yal Dar­wi­nizm'e gö­re tek he­def ır­kın fi­zik­sel, eko­no­mik ve po­li­tik açı­dan ge­liş­me­si­dir. Bi­rey­le­rin mut­lu­lu­ğu, re­fa­hı, hu­zu­ru ve gü­ven­li­ği önem­li gö­rül­me­mek­te­dir. Acı çe­ken, yar­dım için fer­yat eden, ço­cuk­la­rı­na, ai­le­si­ne, yaş­lı an­ne <text:soft-page-break/>ba­ba­sı­na ye­mek, ilaç, ba­rı­nak bu­la­ma­yan, za­val­lı, güç­süz in­san­la­ra hiç­bir şe­kil­de mer­ha­met du­yul­maz. Ör­ne­ğin bu sap­kın dü­şün­ce­ye gö­re, fa­kir ama gü­zel ah­lak­lı bir in­san de­ğer­li gö­rül­mez, bu ki­şi­nin öl­me­si­nin top­lu­mun ya­ra­rı­na ol­du­ğu da­hi id­di­a edi­lir. Bu­nun ya­nın­da ise, kö­tü ah­lak­lı ama zen­gin bir in­san "ırk­la­rı­nın ge­li­şi­mi" için son de­re­ce önem­li gö­rü­lür, <text:s/>ko­şul­lar ne olur­sa ol­sun o ki­şi­ye bü­yük de­ğer ve­ri­lir. Sos­yal Dar­wi­nizm'in or­ta­ya koy­du­ğu bu çar­pık man­tık ör­gü­sü, bu dü­şün­ce­yi sa­vu­nan­la­rı ah­la­ki ve ma­ne­vi çö­kün­tü­ye sü­rük­le­mek­te­dir. Bir baş­ka sos­yal Dar­wi­nist Wil­li­am Gra­ham Sum­ner ise 1879'da bu sap­kın akı­mın al­dat­ma­ca­la­rı­nı şöy­le ifa­de et­miş­tir: </text:p>
      <text:p text:style-name="P15">Bu al­ter­na­ti­fin dı­şı­na çı­ka­ma­ya­ca­ğı­mız ar­tık an­la­şıl­sın: eşit­siz­lik, en uy­gun ola­nın ha­yat­ta kal­ma­sı; eşit­lik, uy­gun ol­ma­ya­nın ha­yat­ta kal­ma­sı. İlk sa­yı­lan özel­lik­ler bir top­lu­mu ile­ri­ye gö­tü­rür­ken, top­lu­mun tüm en iyi üye­le­ri­nin le­hin­de­dir; son­ra­ki­ler ise top­lu­mu ge­ri­ye gö­tü­rür ve tüm en kö­tü üye­le­rin le­hin­de­dir.4</text:p>
      <text:p text:style-name="P15">Sos­yal Dar­wi­nizm'in en vah­şi uy­gu­la­yı­cı­la­rı ise ırk­çı­lar­dı. Dar­wi­nist ırk­çı­lar ara­sın­da en teh­li­ke­li­si de el­bet­te Na­zi ide­olog­la­rı ve ha­re­ke­tin li­de­ri olan Adolf Hit­ler'di. Na­zi­ler, Dar­win'in te­ori­si­ni ken­di­le­ri­ne te­mel ala­rak, hem öje­ni (Dar­win'in ku­ze­ni Fran­cis Gal­ton'un, kö­tü gen­le­rin ayık­lan­ma­sıy­la top­lu­mun da­ha ni­te­lik­li bi­rey­ler­den oluş­tu­ru­la­bi­le­ce­ği­ne iliş­kin id­dia­sı) ka­nun­la­rı­nı uy­gu­la­dı­lar, hem de soy­kı­rım ci­na­yet­le­ri­ni ger­çek­leş­tir­di­ler. Sos­yal Dar­wi­nizm'in en ağır bi­lan­ço­su Na­zizm eliy­le ol­du. Na­zi­ler, Dar­wi­nist söy­lem­le­ri san­ki ken­di­le­ri­ne bir hak­lı­lık ka­zan­dı­ra­cak­mış gi­bi pa­ra­van ola­rak kul­lan­dı­lar; Dar­wi­nist bi­lim adam­la­rı­nın da da­nış­man­lı­ğı ile, aşa­ğı ırk say­dık­la­rı Ya­hu­di­le­ri, Çin­ge­ne­le­ri, Do­ğu Av­ru­pa­lı­la­rı soy­kı­rı­ma uğ­rat­tı­lar; akıl has­ta­la­rı­nı, özür­lü­le­ri, yaş­lı­la­rı gaz oda­la­rın­da kat­let­ti­ler. Tüm bu ci­na­yet­le­ri en acı­ma­sız yön­tem­ler­le ger­çek­leş­tir­di­ler. 20. yüz­yıl­da, dün­ya­nın gö­zü önün­de sos­yal Dar­wi­nizm adı­na mil­yon­lar­ca ci­na­yet iş­len­di. </text:p>
      <text:p text:style-name="P15">Dar­win'in ku­ze­ni Fran­cis Gal­ton'un ön­der­li­ği ile baş­la­yan öje­ni ha­re­ke­ti ise, sos­yal Dar­wi­nizm'in ay­rı bir fe­la­ket ürü­nü ola­rak or­ta­ya çık­tı. Do­ğal se­lek­si­yo­nu hız­lan­dır­mak için, in­san eliy­le bir se­çi­lim ol­ma­sı ge­rek­ti­ği­ni öne sü­ren ve böy­le­ce in­san tü­rü­nü da­ha hız­lı ge­liş­ti­re­cek­le­ri­ni sa­nan öje­ni ta­raf­tar­la­rı, Ame­ri­ka'dan İs­veç'e ka­dar bir­çok ül­ke­de ken­di­le­rin­ce "ge­rek­siz" gör­dük­le­ri in­san­la­rı zor­la kı­sır­laş­tır­dı­lar. Ai­le­le­ri­nin ha­be­ri ve iz­ni ol­ma­dan yüz bin­ler­ce in­san, ken­di rı­za­sı dı­şın­da, in­san ye­ri­ne kon­ma­ya­rak ame­li­yat edil­di. Öje­ni­nin en za­lim uy­gu­la­ma­la­rı ise Na­zi Al­man­ya­sı'nda ger­çek­leş­ti. Na­zi­ler ön­ce top­lum­da­ki sa­kat, ze­ka özür­lü ve­ya ka­lıt­sal has­ta­lık­la­rı olan in­san­la­rı kı­sır­laş­tır­dı­lar; son­ra bu­nun­la ye­tin­me­ye­rek bu maz­lum in­san­la­rı top­lu­ca öl­dür­me­ye baş­la­dı­lar. Yüz bin­ler­ce suç­suz in­san, sa­de­ce eli, par­ma­ğı, ba­ca­ğı ol­ma­dı­ğı ve­ya yaş­lan­dı­ğı için öl­dü­rül­dü.</text:p>
      <text:p text:style-name="P15">Hiç şüp­he­siz bu, din ah­la­kın­da ke­sin­lik­le ye­ri ol­ma­yan çok bü­yük bir zu­lüm ve vah­şet­tir. Al­lah in­san­la­ra, ih­ti­yaç için­de olan­la­rı ko­ru­yup kol­la­ma­la­rı­nı em­ret­miş­tir. Fa­kir­le­rin ih­ti­yaç­la­rı­nı kar­şı­la­mak; özür­lü in­san­la­ra kar­şı şef­kat­li ve mer­ha­met­li ol­mak, on­la­rın hak­la­rı­nı gö­ze­tip ko­ru­mak; top­lum için­de yar­dım­laş­ma ve da­ya­nış­ma­yı sağ­la­mak din ah­la­kı­nın ge­re­ği olan gü­zel ah­lak özel­lik­le­ri­dir. Al­lah'ın em­ret­ti­ği ah­la­kı göz ar­dı eden­ler ise, hem ken­di­le­ri­ni hem de için­de ya­şa­dık­la­rı top­lum­la­rı bü­yük fe­le­kat­le­rin içi­ne sü­rük­le­mek­te­dir­ler. Sos­yal Dar­wi­nizm'in ne­den ol­du­ğu be­la­lar bu ger­çe­ğin en çar­pı­cı ör­nek­le­rin­den­dir.</text:p>
      <text:p text:style-name="P15"><text:soft-page-break/>Sos­yal Dar­wi­nizm'in söz­de ge­çer­li­lik ka­zan­dır­dı­ğı fe­la­ket­ler­den bir di­ğe­ri ise sö­mür­ge­ci­lik­tir. Sö­mür­ge­ci dev­let­le­rin o dö­nem­ki ba­zı yö­ne­ti­ci­le­ri, sö­mür­ge­le­ri­ne kar­şı ta­kın­dık­la­rı acı­ma­sız tu­tum­la­rı­nı sos­yal Dar­wi­nizm'in bi­lim, akıl ve man­tık açı­sın­dan hiç­bir tu­tar­lı­lı­ğı ve ge­çer­li­li­ği ol­ma­yan tez­le­riy­le ken­di­le­rin­ce hak­lı gös­ter­me­ye ça­lış­tı­lar. "Aşa­ğı ırk"la­rın "üs­tün ırk" ta­ra­fın­dan kon­trol al­tın­da tu­tul­ma­sı ge­rek­ti­ği­ni, bu­nun do­ğa­nın bir ka­nu­nu ol­du­ğu­nu id­di­a ede­rek zul­me da­ya­lı em­per­ya­list po­li­ti­ka­la­rı­nı söz­de bi­lim­sel bir te­me­le yer­leş­tir­di­ler. </text:p>
      <text:p text:style-name="P15">20. yüz­yıl­da mey­da­na ge­len iki bü­yük dün­ya sa­va­şın­da ise ta­raf­lar sos­yal Dar­wi­nizm'in çar­pık man­tık­la­rı­nı kul­la­na­rak, sa­vaş­la­rı ka­çı­nıl­maz olay­lar gi­bi gös­ter­me­ye ça­lış­tı­lar. Ma­sum ve za­val­lı in­san­la­rın kat­le­dil­me­le­ri­ni; ev­le­ri­nin, iş­le­ri­nin, tar­la­la­rı­nın, hay­van­la­rı­nın ya­kı­lıp yı­kıl­ma­sı­nı; mil­yon­lar­ca in­sa­nın ev­le­rin­den, yurt­la­rın­dan ol­ma­la­rı­nı; be­bek­le­rin ve ço­cuk­la­rın da­hi umur­suz­ca öl­dü­rül­me­le­ri­ni son de­re­ce man­tık­sız sos­yal Dar­wi­nist id­di­alar­la in­san­lı­ğın ge­liş­me­si­nin bir yo­luy­muş gi­bi ta­nıt­ma­ya ça­lış­tı­lar. <text:s/></text:p>
      <text:p text:style-name="P15">So­nuç ola­rak sos­yal Dar­wi­nizm 19. ve 20. yüz­yıl­da ırk­çı­lı­ğın, sö­mür­ge­ci­li­ğin, hak­sız ve acı­ma­sız re­ka­be­tin, güç­lü­nün güç­sü­zü ez­me­si­nin ve on mil­yon­lar­ca in­sa­nın öl­dü­ğü sa­vaş­la­rın ar­ka pla­nın­da­ki kış­kır­tı­cı güç ol­du. Sos­yal Dar­wi­nizm'le bir­lik­te yüz­yıl­lar­dır sü­re­ge­len bir­çok kö­tü­lük söz­de bi­lim­sel­lik kis­ve­si­ne bü­rün­dü. Ni­te­kim ev­rim­ci pa­le­on­to­log Step­hen Jay Go­uld'un, The Mis­me­asu­re of Man (İn­sa­nın Yan­lış Öl­çü­mü) ad­lı ki­ta­bın­da, Dar­win'in Tür­le­rin Kö­ke­ni ki­ta­bı için yap­tı­ğı aşa­ğı­da­ki yo­rum da bu ger­çe­ği bir kez da­ha göz­ler önü­ne ser­mek­te­dir: </text:p>
      <text:p text:style-name="P15">1859 yı­lın­da Tür­le­rin Kö­ke­ni'nin ya­yın­lan­ma­sın­dan son­ra esa­ret, ko­lo­ni­leş­me, ırk fark­lı­lık­la­rı, sı­nıf­sal ya­pı­lar ve cin­sel rol­ler hak­kın­da­ki tar­tış­ma­lar bi­lim bay­ra­ğı al­tın­da yü­rü­tül­me­ye baş­lan­dı.5</text:p>
      <text:p text:style-name="P15"/>
      <text:p text:style-name="P15">Dar­win de Bir Sos­yal Dar­wi­nist­ti</text:p>
      <text:p text:style-name="P15">Her ne ka­dar gü­nü­müz­de ev­rim­ci­ler Dar­win'in adı­nı, sos­yal Dar­wi­nizm'in 20. yüz­yıl­da do­ğur­du­ğu acı so­nuç­la­ra ka­rış­tır­ma­ma­ya ça­lış­sa­lar da, Dar­win açık­ça bir sos­yal Dar­wi­nist­ti. Özel­lik­le İn­sa­nın Tü­re­yi­şi ad­lı ki­ta­bın­da ve özel ya­zış­ma­la­rın­da net ola­rak sos­yal Dar­wi­nist ifa­de­ler kul­la­nı­yor­du. Dar­win da­ha 1869'da ya­zar Hu­go Thi­el'e yaz­dı­ğı bir mek­tup­ta te­ori­si­nin top­lum­la­ra uy­gu­lan­ma­sın­da bir sa­kın­ca gör­me­di­ği­ni be­lirt­miş­ti:</text:p>
      <text:p text:style-name="P15">Tür­le­rin de­ği­şi­miy­le il­gi­li ba­kış açı­ma ben­zer ba­zı fi­kir­le­rin, ah­la­ki ve sos­yal so­run­lar üze­rin­de uy­gu­lan­dı­ğı­nı gö­rü­yo­rum. Bu ko­nuy­la çok il­gi­len­di­ği­me inan­ma­lı­sın. 6</text:p>
      <text:p text:style-name="P15">Fran­sis­can Üni­ver­si­te­si'nde bi­lim ve ila­hi­yat ko­nu­sun­da ders­ler ve­ren, Mo­ral Dar­wi­nism: How We Be­ca­me He­do­nists (Ah­la­ki Dar­wi­nizm: Na­sıl Haz­cı Ol­duk?) ad­lı ki­ta­bın ya­za­rı Ben­ja­min Wi­ker, ken­di­siy­le ya­pı­lan bir rö­por­taj­da, Dar­win'in ilk sos­yal Dar­wi­nist ol­du­ğu­nu be­lirt­mek­te ve şöy­le de­mek­te­dir:</text:p>
      <text:p text:style-name="P15">Be­ğe­nin ya da be­ğen­me­yin, Dar­win'in İn­sa­nın Tü­re­yi­şi ad­lı ki­ta­bı okun­du­ğun­da as­lın­da ilk sos­yal Dar­wi­nis­tin ve mo­dern öje­ni ha­re­ke­ti­nin ba­ba­sı­nın ken­di­si ol­du­ğu açık­ça an­la­şı­lır. Sos­yal Dar­wi­nizm ve öje­ni, doğ­ru­dan onun do­ğal se­lek­si­yon pren­si­bi­ni te­mel alır.</text:p>
      <text:p text:style-name="P15">Ba­na gö­re, in­san­la­rın Dar­wi­nizm ve öje­ni gi­bi ko­nu­lar ara­sın­da bağ­lan­tı­lar ku­ran bir ki­şi­ye iti­raz et­me­le­ri­nin ger­çek ne­de­ni, te­ori­nin ah­la­ki çı­ka­rım­lar­la le­ke­len­me­si­ni is­te­me­me­le­ri­dir. An­cak bu çı­ka­rım­lar sa­de­ce met­nin içe­ri­sin­de de­ğil, Dar­wi­<text:soft-page-break/>nizm'in or­ta­ya çık­tı­ğın­dan bu ya­na ge­çen bir bu­çuk yüz­yıl­lık dö­nem­de bı­rak­tı­ğı sos­yal ve ah­la­ki et­ki­le­rin için­de ka­nıt­lan­mış du­rum­da­dır­lar.7</text:p>
      <text:p text:style-name="P15">Ki­ta­bın iler­le­yen bö­lüm­le­rin­de de gö­rü­le­ce­ği gi­bi, Dar­win'in bir­çok ifa­de­si ve açık­la­ma­sı, onun sos­yal Dar­wi­nist gö­rüş­le­rin ilk kay­na­ğı ol­du­ğu­nu açık­ça gös­ter­mek­te­dir. Gü­nü­müz­de ev­rim­ci­ler, sos­yal Dar­wi­nizm'in 20. yüz­yıl­da­ki ür­kü­tü­cü so­nuç­la­rın­dan do­la­yı bu gö­rüş­le­ri açık açık ka­bul et­mek­ten ka­çın­mak­ta­dır­lar. An­cak sos­yal Dar­wi­nizm'in te­mel öge­le­ri olan re­ka­bet, ırk­çı­lık, ay­rım­cı­lık ev­rim te­ori­si­nin te­me­lin­de de yer al­mak­ta­dır. Ev­rim­ci­ler ka­bul et­sin ve­ya et­me­sin­ler, Dar­wi­nizm'in be­nim­sen­me­siy­le do­ğa­cak so­nuç­lar bun­lar­dır. İn­san­la­rı te­sa­düf­le­rin ese­ri ola­rak gö­ren; on­la­rın bi­raz da­ha ge­liş­miş bir hay­van tü­rü ol­du­ğu­nu zan­ne­den, ba­zı ırk­la­rın di­ğer­le­ri­ne gö­re da­ha az ge­liş­tik­le­ri­ni do­la­yı­sıy­la hay­van­la­ra da­ha ya­kın ol­duk­la­rı­nı, do­ğa­nın bir mü­ca­de­le, kı­ya­sı­ya re­ka­bet edi­len bir yer ol­du­ğu­nu, güç­lü­le­rin za­yıf­la­rı ez­me­siy­le in­san­lı­ğın ge­li­şe­ce­ği­ni id­di­a eden bir te­ori­nin tra­jik so­nuç­lar ge­tir­me­si ka­çı­nıl­maz­dır. Ev­rim­ci­le­rin sos­yal Dar­wi­nizm'i red­de­di­yor gi­bi gö­rün­me­le­ri bir çö­züm de­ğil­dir. Çö­züm, ev­rim te­ori­si­nin bi­lim­sel ola­rak ge­çer­siz ol­du­ğu­nun ka­bul edil­me­sin­de­dir. Te­men­ni­miz, bu te­ori­nin ya­nıl­gı­la­rı­na al­dan­mış olan­la­rın da bu ger­çe­ği gör­me­le­ri­dir.</text:p>
      <text:p text:style-name="P15">Do­ğa Ka­nun­la­rı­nı İn­san­la­ra Uy­gu­la­ma Ha­ta­sı</text:p>
      <text:p text:style-name="P15">Dar­win, ev­rim te­ori­si­ni or­ta­ya at­tı­ğın­da, bi­lim dün­ya­sı bir­çok açı­dan ol­duk­ça ge­ri du­rum­day­dı. He­nüz elek­tron mik­ros­ko­bu yok­tu, do­la­yı­sıy­la or­ga­niz­ma­la­rın de­tay­la­rı bi­lin­mi­yor­du. Hüc­re ba­sit bir le­ke ola­rak gö­rü­lü­yor, bir­çok or­ga­nel­den olu­şan, en az bir şe­hir ka­dar komp­leks bir ya­pı­ya sa­hip ol­du­ğu bi­lin­mi­yor­du. Ge­ne­tik bi­li­mi he­nüz yok­tu, ka­lı­tım ka­nun­la­rı da­ha keş­fe­dil­me­miş­ti. Bir­çok bi­yo­log ve bi­lim ada­mı –bun­la­ra Dar­win de da­hil­dir– ka­za­nı­lan özel­lik­le­rin bir son­ra­ki nes­le ak­ta­rı­la­bi­le­ce­ği­ni zan­ne­de­cek ka­dar yan­lış bil­gi­le­re sa­hip­ti. (Ör­ne­ğin nal­bant­lık yap­tı­ğı için kol kas­la­rı güç­le­nen bir ba­ba­nın güç­lü kol kas­la­rı­na sa­hip oğul­la­rı ola­ca­ğı gi­bi ca­hil­ce bir inan­ca sa­hip­ler­di.) Dar­win, te­ori­si­ni böy­le­si­ne bi­lim­sel ola­rak il­kel bir or­tam­da ge­liş­tir­di. Ev­rim te­ori­si­nin ma­ter­ya­list ve ate­ist dü­şün­ce­ye bir ze­min sağ­la­ma­sı, bu te­ori­nin bi­lim­sel za­yıf­lı­ğı­na rağ­men bi­lim dün­ya­sı­nın bir kıs­mı ta­ra­fın­dan he­men be­nim­sen­me­si­ne ne­den ol­du. Ne Dar­win ne de ta­raf­ta­rı olan bir baş­ka ev­rim­ci, ev­rim te­ori­si için pa­le­on­to­lo­ji, bi­yo­lo­ji ve­ya ana­to­mi gi­bi bi­lim dal­la­rı­nın hiç­bi­rin­den bir de­lil sun­ma­mış­tı. Da­ha­sı, iler­le­yen yıl­lar­da ve özel­lik­le 20. yüz­yı­lın ikin­ci ya­rı­sın­da ya­pı­lan göz­lem ve de­ney­ler, el­de edi­len ye­ni bul­gu­lar bu te­ori­nin ta­ma­men yan­lış ol­du­ğu­nu açık­ça or­ta­ya koy­du. </text:p>
      <text:p text:style-name="P15">An­cak ev­rim te­ori­si, bi­lim­sel bir da­ya­na­ğı ol­ma­dı­ğı hal­de, içer­di­ği ide­olo­jik me­saj­lar ne­de­niy­le, ba­zı çev­re­ler ta­ra­fın­dan top­lum­sal ala­na da uy­gu­lan­dı. Soy­kı­rım­lar, kit­le kat­li­am­la­rı, kar­de­şin kar­de­şi vur­du­ğu iç sa­vaş­lar, on­lar­ca ül­ke­yi ya­kıp yı­kan bü­yük dün­ya sa­vaş­la­rı ile ge­çen 20. yüz­yı­lın sim­ge­si ha­li­ne ge­len fe­la­ket­le­rin te­me­lin­de yer al­dı. Din ah­la­kı­nın in­san­la­ra ka­zan­dır­dı­ğı mer­ha­met, şef­kat, yar­dım­laş­ma, sev­gi, fe­da­kar­lık gi­bi er­dem­ler ye­ri­ni sa­de­ce güç­lü­le­rin ka­zan­dı­ğı, za­yıf­la­rın ezi­le­rek or­ta­dan kal­dı­rıl­dı­ğı or­man ka­nun­la­rı­na bı­rak­tı. Bi­lim­sel açı­dan hiç­bir ge­çer­li­li­ği ol­ma­yan bir teo­ri, bü­tün bir yüz­yı­lı et­ki­si al­tı­na al­dı.</text:p>
      <text:p text:style-name="P15">Sos­yal Dar­wi­nist­le­rin en bü­yük ya­nıl­gı­la­rın­dan bi­ri, bi­lim­sel de­li­li ol­ma­yan bir te­ori­yi top­lum­sal ala­na uy­gu­la­ma­ya kal­kış­ma­la­rıy­dı. </text:p>
      <text:p text:style-name="P15"><text:soft-page-break/>Sos­yal Dar­wi­nist­le­rin bir di­ğer bü­yük ya­nıl­gı­la­rı ise, hay­van­lar için ge­çer­li olan ka­nun­la­rın in­san­lar için de ge­çer­li ol­du­ğu­nu san­ma­la­rı­dır. İn­san­lar, hay­van­lar­dan fark­lı ola­rak şu­ur, akıl, vic­dan ve yar­gı ye­te­ne­ği­ne sa­hip­tir­ler. Do­la­yı­sıy­la, sos­yal Dar­wi­nist­le­rin id­di­a et­ti­ği gi­bi, or­man ka­nun­la­rı­na hiç­bir şe­kil­de ta­bi de­ğil­dir­ler. Al­lah in­sa­nı akıl, şu­ur ve mu­ha­ke­me ye­te­ne­ği ile bir­lik­te ya­rat­mış­tır ve her in­san ya­şa­mı bo­yun­ca bu ye­te­nek­le­ri­ni en iyi şe­kil­de kul­lan­mak­la so­rum­lu­dur. Al­lah her in­sa­nı bel­li bir ömür ile ya­rat­mış­tır. Rab­bi­miz'in ken­di­si için tak­dir et­ti­ği sü­re so­na er­di­ğin­de her in­san öle­cek, son­ra da dün­ya­da yap­tı­ğı her tav­rın he­sa­bı­nı ver­mek üze­re ye­ni­den di­ril­ti­le­cek­tir. </text:p>
      <text:p text:style-name="P15">Do­ğa­da, ba­zı can­lı­lar, için­de bu­lun­duk­la­rı ko­şul­la­ra uyum sağ­la­ya­ma­dık­la­rın­da öle­bi­lir­ler ve­ya ne­sil­le­ri tü­ke­ne­bi­lir. Ör­ne­ğin ko­yu renk tüy­lü bir tav­şan, kar­la kap­lı bir or­man­da ko­lay­lık­la fark edi­le­bi­le­ce­ği için, kı­sa sü­re­de baş­ka bir hay­va­nın avı olup öle­bi­lir. Ama bu du­rum, Dar­wi­nist­le­rin id­di­a et­ti­ği gi­bi ye­ni bir tü­rün oluş­ma­sı­nı sağ­la­maz. Ya­ni, ölen ko­yu renk tüy­lü tav­şan­la­rın ye­ri­ne baş­ka bir tür, ör­ne­ğin açık renk tüy­lü ge­yik­ler mey­da­na gel­mez. Ay­rı­ca in­san­lar hay­van­lar­dan çok fark­lı­dır­lar. İn­san­lar ya­şa­mak için do­ğa ko­şul­la­rı­na adap­te ol­mak zo­run­da de­ğil­dir­ler. Bi­la­kis, bu­lun­duk­la­rı or­ta­mı ken­di is­tek ve ih­ti­yaç­la­rı­na gö­re de­ğiş­tir­me im­kan ve ye­te­ne­ği­ne sa­hip­tir­ler. Ör­ne­ğin so­ğuk bir ik­lim­de bi­na­la­rı­nı, ısıt­ma do­na­nım­la­rı­nı, kı­ya­fet­le­ri­ni ik­li­me uy­du­ra­bi­lir­ler. İn­san top­lum­la­rın­da do­ğal se­lek­si­yon ol­maz, çün­kü in­san, ak­lı ve ye­te­nek­le­riy­le bu tür bir ele­me­yi en­gel­ler. </text:p>
      <text:p text:style-name="P15">Bu bü­yük ya­nıl­gı­lar sos­yal Dar­wi­nist­le­rin top­lum­la­rı in­san­lık dı­şı bir ba­kış açı­sıy­la de­ğer­len­dir­me­le­ri­ne ne­den ol­muş­tur. Za­yıf­la­rın, ba­kı­ma muh­taç olan­la­rın, güç­süz­le­rin, sa­kat­la­rın ken­di baş­la­rı­na terk edil­me­le­riy­le top­lum­la­rın iler­le­ye­ce­ği­ni dü­şün­me­le­ri, bu akıl ve vic­dan dı­şı ba­kış açı­sı­nın önem­li bir ör­ne­ği­dir. Oy­sa ben­cil­lik, za­yıf ve muh­taç in­san­la­ra yar­dım et­me­mek, iler­le­me de­ğil ge­ri­le­me ge­ti­rir. Çün­kü sos­yal Dar­wi­nizm'in ba­kım­sız ve muh­taç du­rum­da bı­rak­tı­kıl­ma­sı ge­rek­ti­ği­ni id­di­a et­ti­ği ki­şi­ler ak­le­de­bi­len, dü­şü­ne­bi­len bi­linç sa­hi­bi in­san­lar­dır. Bu in­san­lar, hak­sız­lık­la, zu­lüm­le kar­şı kar­şı­ya gel­dik­le­rin­de, ih­ti­yaç için­de bı­ra­kıl­dık­la­rın­da -eğer din ah­la­kı­nın in­san­la­ra ka­zan­dır­dı­ğı sa­bır, af­fe­di­ci­lik, an­la­yış gi­bi er­dem­le­re de sa­hip de­ğil­ler­se- ken­di­le­ri­ne bu mu­ame­le­yi ya­pan­la­ra kar­şı bü­yük bir öf­ke ve kin du­ya­bi­lir­ler. Öf­ke­le­ri­ni din­di­re­bil­mek için­se ya­kın ta­rih­te de bir­çok ör­ne­ği gö­rül­dü­ğü gi­bi şid­de­te baş­vu­ra­bi­lir­ler. Bu da bü­yük ça­tış­ma­lar ve kav­ga­lar do­ğu­ra­bi­lir. Bu­nun ne­ti­ce­sin­de, tüm mad­di ve ma­ne­vi im­kan­lar bu tür ça­tış­ma­la­rı ya­tış­tır­ma­ya har­ca­na­ca­ğı için iler­le­me de­ğil, ak­si­ne sa­nat­tan tek­no­lo­ji­ye, eko­no­mi­den bi­li­me ka­dar her alan­da ge­ri­le­me ya­şa­nır.</text:p>
      <text:p text:style-name="P15">Ay­rı­ca, öje­ni ta­raf­tar­la­rı­nın yap­tık­la­rı gi­bi, has­ta ve­ya özür­lü in­san­la­rın öl­dü­rül­me­le­ri hem çok bü­yük bir vah­şet­tir, hem de bu vah­şe­tin top­lu­mun iler­le­me­si­ne kat­kı sağ­la­ma­sı hiç­bir şe­kil­de müm­kün de­ğil­dir. Ci­na­ye­tin bu ka­dar açık bir şe­kil­de iş­len­me­si­nin ve ka­bul gör­me­si­nin, top­lum­da oluş­tu­ra­ca­ğı yı­kım çok bü­yük ka­yıp­lar ge­ti­re­cek­tir. Gü­nü­müz­de dün­ya nü­fu­su­nun yak­la­şık %6'sı özür­lü­dür. Bu çok bü­yük bir sa­yı­dır –yak­la­şık ya­rım mil­yar in­san. Böy­le bir du­rum­da her in­san ai­le­sin­den ve­ya çev­re­sin­den bir­çok ki­şi­yi kay­be­de­cek, ya­kın­la­rın­dan en az bir­kaç ki­şi­nin öl­dü­rül­me­si­ne izin ver­miş ola­cak­tır. Bu­nun ge­ti­re­ce­ği ağır ma­ne­vi ya­ra­lar, in­san­la­rın ruh sağ­lı­ğı­nı ve den­ge­si­ni bo­za­cak, bü­yük bir ah­la­ki çö­kün­tü­yü be­ra­be­rin­de ge­ti­re­cek­tir. An­ne­nin ço­cuk­la­rı­na, ço­cuk­la­rın an­ne ba­ba­la­rı­na, kar­de­şin kar­de­şe gü­ve­ne­me­<text:soft-page-break/>di­ği, her an bi­ri­nin di­ğe­ri hak­kın­da ölüm iz­ni ve­re­bi­le­ce­ği bir top­lum­da çok cid­di bir de­je­ne­ras­yon ve bu­na­lım ya­şa­na­ca­ğı açık­tır. Ay­rı­ca, in­san­la­rın sa­de­ce özür­lü ol­duk­la­rı için öl­dü­rül­dük­le­ri bir top­lum, as­lın­da kor­kunç bir ah­la­ki çö­kün­tü ya­şı­yor de­mek­tir. Böy­le bir top­lu­mun tüm ma­ne­vi de­ğer­ler­den yok­sun ol­ma­sı, in­san­lı­ğı­nı ta­ma­men yi­tir­miş ol­ma­sı ge­re­kir. Ci­na­yet yo­luy­la in­san­lı­ğı ge­liş­tir­di­ği­ni id­di­a et­mek, hiç şüp­he­siz, çok cid­di zi­hin­sel ve ruh­sal so­run­lar ya­şan­dı­ğı­nın çok önem­li bir gös­ter­ge­si­dir. </text:p>
      <text:p text:style-name="P15">Kuş­ku­suz, en bü­yük fe­la­ket­ler­den bi­ri de, "ele­me­ye" ma­ruz tu­tu­lan in­san­la­rın çe­ke­ce­ği bü­yük acı­lar­dır. Bu acı­lar di­ğer in­san­la­rın da vic­dan­la­rın­da bü­yük ya­ra­lar oluş­tu­rur. <text:s/></text:p>
      <text:p text:style-name="P15">İler­le­yen say­fa­lar­da da gö­rü­le­ce­ği gi­bi, Char­les Dar­win'in ol­duk­ça ge­ri bir bi­lim an­la­yı­şı ile or­ta­ya at­tı­ğı ev­rim te­ori­si­nin top­lum­la­ra uy­gu­lan­ma­sı ile ge­li­şen sos­yal Dar­wi­nizm, ta­ma­men in­san do­ğa­sı­na ters, uy­gu­lan­dı­ğın­da in­san­lı­ğı ge­ri­le­ten, aşa­ğı­la­yan, bu­na­lı­ma ve kao­sa iten, kar­ga­şa, kin ve nef­ret ge­ti­ren, sa­vaş­la­ra, ci­na­yet­le­re, ça­tış­ma­la­ra se­bep olan bir dün­ya gö­rü­şü­dür. Sos­yal Dar­wi­nizm her ne ka­dar 19. yüz­yı­lın ikin­ci ya­rı­sın­da ve 20. yüz­yıl­da ger­çek an­lam­da ha­kim ol­muş­sa da, gü­nü­müz­de ha­la bir­çok alan­da olum­suz et­ki­si­ni gös­ter­mek­te­dir. Ev­rim­sel psi­ko­lo­ji, ge­ne­tik de­ter­mi­nizm gi­bi ad­lar al­tın­da top­lum­lar ha­la Dar­wi­nizm'in ya­nıl­gı­la­rı­na gö­re de­ğer­len­di­ril­me­ye ça­lı­şıl­mak­ta­dır. 21. yüz­yı­lın ye­ni fe­la­ket­ler­den ko­ru­na­bil­me­si için, sos­yal Dar­wi­nizm'in teh­li­ke­le­ri her yö­nüy­le in­san­lı­ğa gös­te­ril­me­li, ay­rı­ca bu fel­se­fe­ye te­mel oluş­tu­ran ev­rim te­ori­si­nin hiç­bir bi­lim­sel de­li­li ol­ma­dı­ğı dün­ya­ya an­la­tıl­ma­lı­dır.</text:p>
      <text:p text:style-name="P15"/>
      <text:p text:style-name="P15">MALTHUS’TAN DARWIN’E MERHAMETSİZLİĞİN TARİHİ </text:p>
      <text:p text:style-name="P15"/>
      <text:p text:style-name="P15">Da­ha ön­ce de be­lir­til­di­ği gi­bi, Tür­le­rin Kö­ke­ni ad­lı ki­ta­bı ya­zar­ken, Dar­win'in gö­rüş­le­rin­den en çok et­ki­len­di­ği ki­şi­le­rin ba­şın­da İn­gi­liz eko­no­mist ve nü­fus bi­lim­ci Tho­mas Ro­bert Malt­hus ge­li­yor­du. </text:p>
      <text:p text:style-name="P15">Malt­hus ilk bas­kı­sı 1798 yı­lın­da ya­yın­la­nan Es­say on the Prin­cip­le of Po­pu­la­ti­on, as it Af­fects the Fu­tu­re (Top­lu­mun Ge­le­cek­te­ki Ge­li­şi­mi­ne Et­ki­le­ri Açı­sın­dan Nü­fus İl­ke­si Üze­ri­ne Bir De­ne­me) ad­lı ki­ta­bın­da, in­san nü­fu­su­nun her 25 yıl­da geo­met­rik oran­da (2, 4, 8, 16, 32, 64, 128, 256...), yi­ye­cek kay­nak­la­rı­nın ise ay­nı sü­re için­de arit­me­tik oran­da (1, 2, 3, 4, 5, 6, 7, 8, 9...) art­tı­ğı­nı id­di­a et­miş­ti. Ya­ni Malt­hus'a gö­re, nü­fus her 25 yıl­da iki ka­tı­na çı­kar­ken, yi­ye­cek kay­nak­la­rı çok da­ha az bir ar­tış gös­te­ri­yor­du. Malt­hus, üç yüz­yıl için­de nü­fu­sun yi­ye­cek kay­nak­la­rı­na ora­nı­nın 4.096'ya 13 ola­ca­ğı­nı id­di­a et­ti. Ya­ni Malt­hus'un bu bi­lim­sel ol­ma­yan id­di­ası­na gö­re kay­nak­lar, hız­la ar­tan nü­fus için ye­ter­siz ka­lı­yor ve ha­yat­ta kal­mak için cid­di bir mü­ca­de­le için­de ol­mak söz­de ka­çı­nıl­maz ha­le ge­li­yor­du. Dar­win'in ki­ta­bı­nın alt baş­lı­ğın­da ifa­de edi­len id­di­a da buy­du: Tür­le­rin Kö­ke­ni.... Ka­yı­rıl­mış Irk­la­rın Ha­yat Mü­ca­de­le­sin­de Ko­run­ma­sı...</text:p>
      <text:p text:style-name="P15">Malt­hus, De­ne­me'sin­de nü­fu­sun bu hız­lı ar­tı­şı­nın ön­len­me­si ge­rek­ti­ği­ni be­lir­te­rek ken­din­ce ba­zı çö­züm­ler öne sür­dü. Malt­hus'a gö­re nü­fus ar­tı­şı­nı kon­trol eden iki te­mel fak­tör var­dı: Iz­dı­rap­lar ve kö­tü ah­lak. Kıt­lık ve sal­gın has­ta­lık gi­bi olay­lar nü­fu­su kon­trol eden ız­dı­rap­lar­dı. Sa­vaş, ye­ni do­ğan be­bek­le­rin öl­dü­rül­me­si gi­bi olay­lar ise nü­fu­su kon­trol eden di­ğer fak­tör­ler­di. Malt­hus, sa­vaş, kıt­lık, has­ta­lık ve be­<text:soft-page-break/>bek ci­na­yet­le­ri gi­bi olay­lar­la nü­fu­sun hız­la ar­tı­şı­nın kon­trol al­tı­na alı­na­bi­le­ce­ği­ni ve bu sa­ye­de nü­fu­sun be­sin kay­nak­la­rı ile den­ge­li bir ha­le ge­le­bi­le­ce­ği­ni yaz­mış­tı. Sağ­du­yu ve vic­dan sa­hi­bi her in­sa­nın hem­fi­kir ola­ca­ğı gi­bi, bu hem akıl ve man­tık dı­şı hem de son de­re­ce vah­şi bir id­dia­dır. Top­lum­la­rın re­fah ve hu­zu­ru dü­şü­nü­le­rek, ge­lir ve ge­çim kay­nak­la­rı­nın doğ­ru plan­lan­ma­sı, el­bet­te top­lum­la­rın ge­le­ce­ği açı­sın­dan bü­yük önem ta­şı­mak­ta­dır. An­cak bir top­lu­mun ge­le­ce­ği­ni, sa­vaş­lar­la, kat­li­am­lar­la, ci­na­yet­ler­le plan­la­ma­ya kal­kış­mak el­bet­te ka­bul edi­le­bi­lir bir du­rum de­ğil­dir. Ve bu­nun top­lum­la­ra acı ve göz­ya­şı do­lu fe­la­ket­ler ge­ti­re­ce­ği açık­tır.</text:p>
      <text:p text:style-name="P15">Bun­la­rın ya­nı sı­ra Malt­hus'un baş­ka man­tık dı­şı öne­ri­le­ri de var­dı. Ör­ne­ğin iş­çi sı­nı­fın­dan ve­ya yok­sul ke­sim­den ev­li çift­le­rin ço­cuk sa­hi­bi ol­ma­ma­la­rı için ge­rek­li tüm ted­bir­le­rin alın­ma­sı ge­rek­ti­ği­ni öne sür­müş­tü. Malt­hus'un gö­rüş­le­ri 1834 yı­lın­da, İn­gil­te­re'de fa­kir­ler için özel "ça­lış­ma ev­le­ri" ku­rul­ma­sı­nı sağ­la­yan ye­ni bir ya­say­la zir­ve­ye ulaş­tı. Bu ya­say­la, ça­lış­ma ev­le­rin­de­ki nü­fus ar­tı­şı­nı azalt­mak için ev­li çift­le­rin ke­sin ku­ral­lar­la ay­rı kal­ma­la­rı sağ­la­nı­yor­du. </text:p>
      <text:p text:style-name="P15">As­lın­da bu uy­gu­la­ma­la­rın al­tın­da ya­tan ne­den­ler­den bi­ri es­ki­den be­ri ge­len söz­de "aşa­ğı sı­nıf"la­rın sü­rek­li ar­tan nü­fu­su­nun, da­ha me­de­ni in­san­la­rı "tü­ke­te­ce­ği" kor­ku­suy­du. El­bet­te bu kor­ku son de­re­ce yer­siz­dir ve çok bü­yük bir ya­nıl­gı­nın ürü­nü­dür. Ön­ce­lik­le, bir in­sa­nın, mad­di du­ru­mu, top­lum için­de­ki ko­nu­mu ve­ya di­li, ır­kı, cin­si­ye­ti ne­de­niy­le bir di­ğe­ri­ne üs­tün­lük ka­zan­ma­sı söz ko­nu­su de­ğil­dir. Al­lah, tüm in­san­la­rı eşit ola­rak ya­rat­mış­tır. İn­san­la­rı de­ğer­li kı­lan sa­hip ol­duk­la­rı çe­şit­li im­kan­lar ve­ya fi­zik­sel özel­lik­le­ri de­ğil, gös­ter­dik­le­ri gü­zel ah­lak özel­lik­le­ri­dir. </text:p>
      <text:p text:style-name="P15">Ne var ki Fran­sız Dev­ri­mi'nin ar­dın­dan, es­ki iti­bar ve gü­cü­nü elin­de tu­ta­ma­ya­ca­ğı en­di­şe­sin­de olan İn­gi­liz bur­ju­va­zi­si, yok­sul­la­rın sa­yı­ca ar­tı­şı­nı en­gel­le­ye­bil­mek için Malt­hus­çu­lu­ğa bü­yük bir des­tek ver­miş ve bu yön­de ra­di­kal ön­lem­ler al­mak­tan çe­kin­me­miş­tir. Bu du­rum, din ah­la­kın­dan uzak­la­şan in­san­la­rın ka­pıl­dık­la­rı ya­nıl­gı­la­rın ne­ti­ce­le­rin­den bi­ri­dir. Dö­ne­min ön­de ge­len­le­ri, top­lum­la­rı­nın ge­le­ce­ği­nin var­lık­lı in­san­la­rın sa­yı­ca çok ol­ma­sın­da ve yok­sul olan­la­rın ise azal­ma­sın­da ol­du­ğu­nu san­mış­lar­dır. El­bet­te bir top­lum­da var­lık­lı in­san­la­rın sa­yı­sı­nın art­ma­sı, re­fah se­vi­ye­si­nin yük­sel­me­si is­te­ni­len bir du­rum­dur. An­cak, re­fah se­vi­ye­si­ni yük­selt­mek için uy­gu­la­na­cak yön­tem­le­rin ne­ler ol­du­ğu son de­re­ce önem­li­dir. Sos­yal Dar­wi­nizm'in öne sür­dü­ğü gi­bi fa­kir­le­ri kat­le­de­rek, yok­sul­la­ra zul­me­de­rek var­lık­lı in­san­la­rın sa­yı­sı­nı ar­tır­ma­ya ça­lış­mak as­la ka­bul edi­le­me­ye­cek bir yön­tem­dir. Ay­rı­ca bir top­lu­mun ge­liş­me­si sa­de­ce var­lık­lı in­san­la­rın sa­yı­sı­nın art­ma­sı ile de sağ­la­na­maz. Var­lık­lı, ama din ah­la­kı­nın ge­re­ği olan dü­rüst­lük, fe­da­kar­lık, te­va­zu, sa­mi­mi­yet, sa­bır, hoş­gö­rü, akıl­cı­lık, ça­lış­kan­lık gi­bi er­dem­ler­den yok­sun olan in­san­la­rın sa­yı­ca ço­ğal­ma­la­rı­nın top­lu­ma fay­da ye­ri­ne za­rar ge­ti­re­ce­ği açık­tır. Bu ne­den­le, top­lum­la­rı ile­ri gö­tür­mek için ya­pı­lan plan­la­rın he­de­fi­ne ulaş­ma­sı, o top­lu­mun mad­di ola­rak ge­li­şir­ken ma­ne­vi de­ğer­le­re olan bağ­lı­lı­ğı­nın da güç­len­di­ril­me­si ile müm­kün­dür. <text:s/></text:p>
      <text:p text:style-name="P15">An­cak Malt­hus'la ay­nı dö­nem­de ya­şa­yan pek çok ki­şi, bu açık ger­çe­ğin far­kı­na var­ma­mış ve top­lum­la­rı­nı son­ra­ki yıl­lar­da bü­yük bir ah­la­ki çö­kün­tü­nün içi­ne ite­cek bu sap­kın gö­rüş­le­re des­tek ver­miş­tir. </text:p>
      <text:p text:style-name="P15">Malt­hus'un yok­sul nü­fu­sun ar­tı­şı­nı ön­le­mek için öne sür­dü­ğü acı­ma­sız öne­ri­le­rin­den ba­zı­la­rı şun­lar­dı:</text:p>
      <text:p text:style-name="P15">Yok­sul ke­si­me te­miz­li­ği tav­si­ye et­mek ye­ri­ne on­la­rı ak­si alış­kan­lık­lar yö­nün­de ce­sa­ret­len­dir­me­li­yiz. Şe­hir­le­ri­miz­de­ki yol­la­rı da­ha dar yap­ma­lı, ev­le­ri da­ha ka­la­ba­lık <text:soft-page-break/>otu­ru­lan yer­ler ha­li­ne ge­tir­me­li ve ve­ba­nın ge­ri dön­me­si için ça­ba har­ca­ma­lı­yız. Kır­sal ke­sim­de köy­le­ri­mi­zi dur­gun su ke­nar­la­rın­da in­şa et­me­li, yer­le­şim­le­rin ba­tak­lık alan­la­rın­da ve sağ­lık­sız ko­şul­lar­da da ol­sa ya­pıl­ma­sı­nı teş­vik et­me­li­yiz. An­cak her­şe­yin öte­sin­de, za­rar­lı has­ta­lık­lar için alı­nan özel ön­lem­le­ri ve ba­zı has­ta­lık­la­rı kö­kün­den yok et­mek için pro­je­ler dü­zen­le­ye­rek in­san­lı­ğa hiz­met et­tik­le­ri­ni dü­şü­nen ha­yır­se­ver­le­ri -ki bu in­san­lar ha­ta­ya düş­müş­ler­dir- kı­na­ma­lı­yız.8</text:p>
      <text:p text:style-name="P15">Malt­hus be­bek ci­na­yet­le­ri­ni de teş­vik et­mek­tey­di:</text:p>
      <text:p text:style-name="P15">Ada­let ve tak­dir ko­nu­la­rıy­la usu­len meş­gul ol­ma­mı­zın ne­de­ni, yok­su­lun des­tek is­te­me hak­kı­nı red­det­mek için­dir. Bu amaç­la, hiç­bir ye­ni do­ğan ço­cu­ğun yar­dım ta­lep et­me hak­kı­na sa­hip ol­ma­ma­sı ge­rek­ti­ği­ni açık­la­ya­rak ge­rek­li dü­zen­le­me­le­rin ya­pıl­ma­sı­nı tek­lif et­me­li­yim. Kı­yas ya­pıl­ma­sı ge­re­kir­se, (gay­ri­meş­ru) ola­rak do­ğan ço­cuk top­lum için­de çok az bir de­ğe­re sa­hip­tir, di­ğer­le­ri ise za­man içe­ri­sin­de onun ye­ri­ni ala­cak­tır. Nü­fu­su bu (ar­zu edi­len) se­vi­ye­de tut­mak için ge­re­ke­nin öte­sin­de do­ğan bü­tün ço­cuk­lar, ye­tiş­kin­le­rin ölüm­le­ri ile on­la­ra yer açıl­ma­dı­ğı müd­det­çe, öl­me­li­dir­ler.9</text:p>
      <text:p text:style-name="P15">Malt­hus, top­lum­la­rın ge­le­ce­ği için ye­ni do­ğan be­bek­le­rin kat­le­dil­me­si­ni ma­kul gö­re­bi­le­cek de­re­ce­de sap­kın bir man­tık ör­gü­sü­ne sa­hip­ti. Bu sa­tır­la­rı oku­yan ba­zı kim­se­ler Malt­hus'un gö­rüş­le­ri­nin geç­miş­te kal­dı­ğı­nı ve gü­nü­müz­de ar­tık böy­le­si­ne sap­kın fi­kir­le­rin ka­bul gö­re­me­ye­ce­ği­ni dü­şü­nü­yor ola­bi­lir­ler. Ama bu bir ya­nıl­gı­dır. Gü­nü­müz­de Çin'de nü­fus plan­la­ma­sı­nın ye­ni do­ğan be­bek­le­rin öl­dü­rül­me­si yo­luy­la ya­pıl­dı­ğı göz önün­de bu­lun­du­rul­du­ğun­da, Malt­hus'un ve onun ta­kip­çi­si olan Dar­win'in sap­kın gö­rüş­le­ri­nin top­lum­lar üze­rin­de­ki ka­lı­cı ve tah­rip edi­ci et­ki­le­ri da­ha iyi an­la­şı­la­cak­tır. Ko­mü­nist Çin'de, din ah­la­kı­nın ya­şan­ma­sı dev­let eliy­le en­gel­len­me­ye ça­lı­şıl­mak­ta, dev­let hal­kı­nı Dar­wi­nist bir dün­ya gö­rü­şü ile de­ğer­len­dir­mek­te­dir. Bu ne­den­le de ya­şa­nan bü­yük top­lum­sal ve ah­la­ki çö­kün­tü­nün ya­nı sı­ra; Çin'de in­san­lar ça­lış­ma kamp­la­rın­da tüm in­sa­ni ko­şul­lar­dan yok­sun ola­rak zor­la ça­lış­tı­rıl­mak­ta; dev­le­tin izin ver­di­ği sa­yı­dan faz­la ço­cu­ğa sa­hip olan ai­le­le­rin ço­cuk­la­rı zor­la top­la­tı­lıp öl­dü­rül­mek­te; fi­kir su­çu ne­de­niy­le da­hi in­san­lar idam edil­mek­te, idam sah­ne­le­ri top­lum­sal bir tö­ren ha­li­ne ge­ti­ril­mek­te­dir. Çin'de ya­şa­nı­lan­lar, Dar­wi­nist gö­rüş­le­rin et­ki­si al­tın­da ka­lan bir top­lu­mun içi­ne dü­şe­ce­ği du­ru­mun gü­nü­müz­den bir ör­ne­ği­dir. </text:p>
      <text:p text:style-name="P15">Malt­hus'un tez­le­ri, İn­gil­te­re'de yok­sul­la­rın du­ru­mu­nu da­ha da kö­tü­leş­ti­re­cek bas­kı­cı bir ya­sa­nın ha­zır­lan­ma­sıy­la kal­ma­dı, sos­yal so­run­la­rı da­ha da kar­ma­şık ve için­den çı­kı­la­maz bir ha­le ge­tir­di. Gü­nü­müz­de ha­la ba­zı çev­re­ler­ce sa­vu­nu­lan, Dar­wi­nizm gi­bi 20. yüz­yı­la kar­ga­şa, sa­vaş, ırk­çı­lık ve din­siz­lik gi­bi be­la­lar ge­ti­ren bir te­ori­ye ön­cü­lük eden bu tez, hiç­bir bi­lim­sel de­li­le da­yan­ma­mak­ta­dır. Hat­ta Malt­hus te­zi­ni or­ta­ya ko­yar­ken, ke­çi­ler ve kö­pek­ler hak­kın­da an­la­tı­lan, ne ka­da­rı doğ­ru ol­du­ğu da­hi bi­lin­me­yen bir hi­ka­ye­den esin­len­miş­tir. </text:p>
      <text:p text:style-name="P15"/>
      <text:p text:style-name="P15">Ke­çi­le­rin ve Kö­pek­le­rin Hi­ka­ye­sin­den Dar­wi­nizm'e </text:p>
      <text:p text:style-name="P15">De­ne­me'yi ya­zar­ken Malt­hus'a asıl esin kay­na­ğı olan olay Pa­si­fik Ok­ya­nu­su'nda­ki bir ada­ya İs­pan­yol de­niz­ci Ju­an Fer­nan­dez ta­ra­fın­dan bı­ra­kıl­dı­ğı söy­le­nen ke­çi­ler ile il­gi­li bir hi­ka­ye­dir. Hi­ka­ye­ye gö­re, bu ke­çi­ler za­man­la ada­da ço­ğal­mış­lar ve ada­ya uğ­ra­yan de­niz­ci­ler için yi­ye­cek kay­na­ğı ha­li­ne gel­miş­ler­dir. Ke­çi­ler bir yan­dan da hız­la ço­ğa­la­rak ada­da­ki be­sin kay­nak­la­rı­nı tü­ket­me­ye baş­la­mış­lar­dır. İs­pan­yol­lar <text:soft-page-break/>ise, ken­di­le­ri­ne sal­dı­ra­rak ti­ca­ret­le­ri­ni en­gel­le­yen İn­gi­liz as­ker­le­ri­nin bu ada­da­ki ke­çi­ler­den fay­da­lan­ma­la­rı­nı en­gel­le­mek için ada­ya di­şi ve er­kek kö­pek­ler bı­rak­mış­lar­dır. Bu kez kö­pek­ler za­man için­de ço­ğal­mış­lar ve ke­çi­le­rin bir­ço­ğu­nu öl­dür­müş­ler­dir. Fran­sız ma­te­ma­tik­çi ve dev­rim­ci Con­dor­cet Town­send bu şe­kil­de do­ğa­nın den­ge­si­nin ku­rul­du­ğu­nu yaz­mış ve şöy­le de­miş­tir:</text:p>
      <text:p text:style-name="P15">İki tü­rün de en za­yıf­la­rı do­ğa­ya borç öde­yen­le­rin il­ki ol­du­lar; en fa­al ve güç­lü olan­lar ha­yat­la­rı­nı ko­ru­du­lar. İn­san tü­rü­nün de sa­yı­sı­nı dü­zen­le­yen, yi­ye­cek mik­ta­rı­dır.10</text:p>
      <text:p text:style-name="P15">Da­ha ön­ce de be­lirt­ti­ği­miz gi­bi bir­ta­kım do­ğal ko­şul­lar hay­van­la­rın sa­yı­sı­nın art­ma­sı ve­ya ço­ğal­ma­sı, nes­li­nin tü­ken­me­si ve­ya ko­run­ma­sı gi­bi ko­nu­lar üze­rin­de et­ki­li ola­bi­lir. An­cak bu­nun in­san top­lum­la­rı için de ge­çer­li ola­bi­le­ce­ği­ni san­mak çok cid­di bir ya­nıl­gı­dır. Böy­le bir ya­nıl­gı­yı uy­gu­la­ma­ya koy­ma­nın ise ne ka­dar kor­kunç so­nuç­la­ra yol aça­bi­le­ce­ği, ya­şa­nan tec­rü­be­ler­le ka­nıt­lan­mış­tır.</text:p>
      <text:p text:style-name="P15">Town­send de bu dü­şün­ce­le­ri­ni yü­rür­lük­te olan Yok­sul Ya­sa­sı'na uy­gu­la­mak is­te­di. İn­gil­te­re'de­ki Yok­sul Ya­sa­sı'na gö­re fa­kir­ler aç kal­mı­yor­lar, an­cak çok faz­la ça­lış­mak zo­run­da bı­ra­kı­lı­yor­lar­dı. Town­send ise fa­kir­le­ri ça­lış­ma­ya zor­la­yan bu ya­sa­nın da­ha faz­la zor­luk ve gü­rül­tü­ye ne­den ol­du­ğu­nu öne sür­dü. Bu­nun ye­ri­ne fa­kir­le­ri "aç­lık­la yo­la ge­tir­me­nin" ken­din­ce da­ha ma­kul ola­ca­ğı­nı id­di­a et­ti. Town­send'e gö­re, "Aç­lık en vah­şi hay­va­nı da­hi da­ha uy­sal­laş­tı­ra­cak, on­la­ra me­de­ni­ye­ti ve kon­trol al­tı­na gir­me­yi öğ­re­te­cek ve on­la­rı ça­lış­ma­ya teş­vik ede­cek"ti.11 El­bet­te bu, çok acı­ma­sız ve vic­dan­sız­ca bir yak­la­şım­dır. Bu acı­ma­sız­lı­ğın te­me­lin­de, in­san­la­rı mad­di im­kan­la­rı­na ve fi­zik­sel özel­lik­le­ri­ne gö­re sı­nıf­lan­dır­ma ya­nıl­gı­sı yer al­mak­ta­dır. Din ah­la­kı­na hiç­bir şe­kil­de uy­gun ol­ma­yan bu ay­rım­cı­lık, ta­rih bo­yun­ca top­lum­sal dü­ze­ni bo­zan, kar­ga­şa, anar­şi ve ça­tış­ma­ya ne­den olan bir un­sur ol­muş­tur. </text:p>
      <text:p text:style-name="P15">Ke­çi­le­rin ve kö­pek­le­rin hi­ka­ye­si, Town­send'in ar­dın­dan Malt­hus'un tez­le­ri­nin de te­me­li­ni oluş­tur­du. Malt­hus'tan son­ra Her­bert Spen­cer ta­ra­fın­dan or­ta­ya ko­nu­lan "en uy­gun olan ha­yat­ta ka­lır" cüm­le­siy­le ifa­de edi­len al­dat­ma­ca­nın ve ar­dın­dan Dar­win'in öne sür­dü­ğü "do­ğal se­lek­si­yon­la ev­rim" ya­nıl­gı­sı­nın il­ham kay­na­ğı da yi­ne bu hi­ka­ye­dir. </text:p>
      <text:p text:style-name="P15">Oy­sa da­ha ön­ce de vur­gu­la­dı­ğı­mız gi­bi, hay­van­lar için ge­çer­li olan ba­zı ka­nun­la­rı in­san­la­ra uy­gu­la­mak Town­send ile baş­la­yan, Malt­hus, Spen­cer ve Dar­win'le de­vam eden zin­cir­de­ki ki­şi­le­rin en bü­yük ha­ta­la­rın­dan bi­ri ol­muş­tur. Bu ki­şi­ler, in­san­la­rı an­cak ra­di­kal ve şid­de­te da­ya­lı ted­bir­ler­le diz­gin­le­ne­bi­len, aç­lık, sa­vaş ve se­fa­let gi­bi et­ken­ler­le kon­trol al­tın­da tu­tu­la­bi­len vah­şi var­lık­lar gi­bi gör­müş­ler­dir. Oy­sa in­san, akıl, sağ­du­yu, man­tık sa­hi­bi bir var­lık­tır. Hay­van­lar gi­bi iç­gü­dü­le­ri ile de­ğil, akıl ve vic­da­nıy­la ha­re­ket eder. </text:p>
      <text:p text:style-name="P15"/>
      <text:p text:style-name="P15">Malt­hus'un İd­di­a­la­rı Bi­lim­sel Ve­ri­le­re Da­yan­ma­mak­ta­dır</text:p>
      <text:p text:style-name="P15">Malt­hus'un te­ori­si tüm çar­pık­lık­la­rı­na rağ­men, dö­ne­min ko­şul­la­rı için­de ba­zı çev­re­ler ta­ra­fın­dan ka­bul gör­müş­tür. Ve son­ra­ki yüz­yı­lı et­ki­si al­tı­na alan ba­zı sap­kın ide­olo­ji ve akım­la­ra da te­mel oluş­tur­muş­tur. Bu­nun­la bir­lik­te hiç­bir bi­lim­sel de­li­le da­yan­ma­mak­ta­dır ve çe­liş­ki­ler­le do­lu­dur. Bun­lar­dan ba­zı­la­rı şöy­le­dir:</text:p>
      <text:p text:style-name="P15">1. Malt­hus, ki­ta­bı­nı yaz­dı­ğı sı­ra­da elin­de nü­fus ar­tı­şı ile il­gi­li kul­la­na­bi­le­ce­ği hiç­bir ve­ri bu­lun­ma­mak­tay­dı. Çün­kü İn­gil­te­re'de­ki ilk ulu­sal nü­fus sa­yı­mı 1801 yı­lın­da, ya­ni Malt­hus De­ne­me'si­ni yaz­dık­tan 3 yıl son­ra ya­pıl­mış­tı. Ay­rı­ca Malt­hus, 1801 <text:soft-page-break/>yı­lın­da ya­pı­lan nü­fus sa­yı­mı­nı da kul­la­na­maz­dı, çün­kü nü­fus ar­tış ora­nı­nı he­sap­la­ya­bil­mek için ön­ce­ki yıl­la­ra ait nü­fus öl­çüm­le­ri­ne de ih­ti­ya­cı var­dı. Do­la­yı­sıy­la nü­fus ar­tış ora­nı­nı be­lir­le­ye­bi­le­ce­ği gü­ve­ni­lir is­ta­tis­tik­le­re sa­hip de­ğil­di. İd­di­a­la­rı­nı ta­ma­men var­sa­yım­lar üze­ri­ne da­yan­dır­mış­tı. </text:p>
      <text:p text:style-name="P15">2. Malt­hus, yi­ye­cek kay­nak­la­rı­nın ar­tış hı­zı­nı he­sap­la­ya­bi­le­ce­ği ve­ri­le­re de sa­hip de­ğil­di. Ne ka­dar ara­zi­nin eki­li ol­du­ğu­nu, ne ka­da­rın­dan ne mik­tar­da ürün el­de edil­di­ği­ni he­sap­la­ya­bi­le­ce­ği bir yön­tem o dö­nem­de yok­tu. Bu ko­nu­da da sa­de­ce tah­min­ler­de bu­lun­muş­tu. </text:p>
      <text:p text:style-name="P15">3. Malt­hus'un öne sür­dü­ğü ku­ral ken­di için­de çe­liş­ki­liy­di. Malt­hus, nü­fus­la­rın geo­met­rik ola­rak art­tı­ğı­nı öne sür­müş­tü. O za­man, hay­van ve bit­ki nü­fu­su da geo­met­rik ola­rak art­mak­tay­dı ki bi­lin­di­ği gi­bi her iki­si de in­san ya­şa­mı için te­mel oluş­tur­mak­ta­dır­lar. Pra­tik­te ne in­san­lar, ne hay­van­lar, ne de bit­ki­ler geo­met­rik ola­rak ço­ğal­maz­lar. Ar­tış oran­la­rı çev­re ko­şul­la­rı­na gö­re de­ği­şe­bil­mek­te­dir. İn­san da­hil ol­mak üze­re tüm eko­sis­tem, son de­re­ce den­ge­li bir uyum için­de­dir. Do­ğa­da­ki dü­zen, Malt­hus ve Dar­win'in id­di­a et­ti­ği gi­bi "ye ve­ya yem ol" şek­lin­de özet­le­ne­bi­len, söz­de ha­yat mü­ca­de­le­si id­di­asın­dan son de­re­ce uzak­tır. </text:p>
      <text:p text:style-name="P15">Kı­sa­ca­sı Malt­hus'un or­ta­ya at­tı­ğı id­dia­lar hiç­bir bi­lim­sel de­li­le da­yan­ma­mak­ta­dır, tam ter­si­ne yan­lış­lık­la­rı ve man­tık­sız­lık­la­rı is­pat­lan­mış­tır. Dar­win ise ev­rim te­ori­si­ni, Malt­hus'un sa­de­ce bir­ta­kım var­sa­yım­la­ra da­ya­lı, ha­ya­li id­di­ala­rı üze­ri­ne kur­muş­tur.</text:p>
      <text:p text:style-name="P15">Malt­hus­çu Dar­win</text:p>
      <text:p text:style-name="P15">Dar­win, Malt­hus'un De­ne­me'si­ni 1838 yı­lın­da oku­du ve not def­te­ri­ne şöy­le yaz­dı:</text:p>
      <text:p text:style-name="P15">Ekim 1838'de, ya­ni sis­te­ma­tik bir şe­kil­de araş­tır­ma­la­rı­ma baş­la­dık­tan 15 ay son­ra, sırf me­ra­kım­dan Malt­hus'un nü­fus­la il­gi­li ça­lış­ma­sı­nı oku­ma­ya baş­la­dım. Ve hay­van­lar­la bit­ki­ler­de sü­rek­li göz­lem­le­di­ğim ha­yat­ta kal­ma mü­ca­de­le­si­ni dü­şün­dü­ğüm­de, bir an far­kı­na var­dım ki, bu ko­şul­lar al­tın­da uy­gun var­yas­yon­lar ko­ru­na­cak ve uy­gun ol­ma­yan­lar yok edi­le­cek­ti. Bu­nun so­nu­cun­da ise ye­ni tür­ler or­ta­ya çı­ka­cak­tı. Bu­ra­da, son­ra­dan üze­rin­de ça­lı­şa­bi­le­ce­ğim bir te­ori­yi so­nun­da el­de et­miş­tim.12</text:p>
      <text:p text:style-name="P15">Dar­win'in not­la­rın­dan da an­la­şıl­dı­ğı üze­re, do­ğal se­lek­si­yon­la ev­rim ve ha­yat mü­ca­de­le­si kav­ram­la­rı Dar­win'in zih­nin­de Malt­hus'u oku­duk­tan son­ra şe­kil­len­miş­tir. Dar­win, Tür­le­rin Kö­ke­ni'nde Malt­hus'un id­di­ala­rı­nı ta­ma­men be­nim­se­di­ği­ni ise şu söz­le­riy­le ka­bul edi­yor­du:</text:p>
      <text:p text:style-name="P15">Do­ğal ola­rak, yük­sek bir hız­la ço­ğa­lan her or­ga­nik var­lık, eğer yok edil­mez­se, dün­ya kı­sa sü­re için­de tek bir çif­tin so­yu ile kap­la­nır­dı. Bu is­tis­na­sız bir ku­ral­dır. Ya­vaş ço­ğa­lan in­san nü­fu­su da­hi, son yir­mi beş yıl içe­ri­sin­de iki­ye kat­lan­mış­tır ve bu oran göz önün­de bu­lun­du­rul­du­ğun­da, önü­müz­de­ki bir­kaç bin yıl içe­ri­sin­de in­san so­yu için ger­çek­ten de ayak­ta du­ra­cak yer kal­ma­ya­cak­tır...13</text:p>
      <text:p text:style-name="P15">Dar­win, Malt­hus'un te­ori­si ve do­ğal se­lek­si­yon te­zi ara­sın­da­ki iliş­ki­yi ise şöy­le açık­lı­yor­du:</text:p>
      <text:p text:style-name="P15">Ha­yat­ta ka­la­bi­len bi­rey saysndan da­ha faz­las dün­ya­ya gel­dik­çe, tek bir bi­re­yin ayn tü­rün di­ğer bi­rey­le­ri­ne karş, ya da farkl tür­le­rin bi­rey­le­ri arasnda ve­ya fi­zik­sel şart­la­ra karş, her ha­li­kar­da bir ha­yat mü­ca­de­le­si ol­maldr. Bu, Malt­hus'un öğ­re­ti­si­nin çe­şit­li de­re­ce­ler­de tüm hay­van ve bit­ki ale­mi­ne uy­gu­lan­masdr...14</text:p>
      <text:p text:style-name="P15"><text:soft-page-break/>Dar­win'in, Malt­hus'un sap­kın gö­rüş­le­rin­den des­tek bu­lan bu dü­şün­ce­le­ri cid­di bir ya­nıl­gı­dır ve bi­lim­sel hiç­bir de­ğe­re sa­hip de­ğil­dir. Bu­nun da öte­sin­de, nü­fus plan­la­ma­sı­nı za­yıf­la­rı ve fa­kir­le­ri or­ta­dan kal­dı­ra­rak sağ­la­ma­yı öne sü­ren, ye­te­rin­ce güç­lü ol­ma­yan­la­rın yok ol­ma­la­rı ge­rek­ti­ği­ni ifa­de eden bu ba­kış açı­sı bü­yük bir za­lim­lik­tir. Ni­te­kim ya­şa­mı; hu­zu­ru, gü­ven­li­ği ve an­la­yı­şı te­mel alan bir sa­ha ola­rak de­ğil de yal­nız­ca ha­yat­ta kal­ma­yı, bu­nun için de aman­sız­ca mü­ca­de­le et­me­yi ge­rek­ti­ren bir alan ola­rak gö­ren bu ba­kış açı­sı, top­lum­la­ra bü­yük fe­la­ket­ler ge­tir­miş­tir.</text:p>
      <text:p text:style-name="P15"/>
      <text:p text:style-name="P15">Malt­hus'tan Acı­ma­sız Dün­ya Gö­rü­şü­ne </text:p>
      <text:p text:style-name="P15">Malt­hus ve Dar­win'in gö­rüş­le­ri bi­lim­sel de­lil­le­re da­yan­ma­ma­sı­na rağ­men bü­yük bir des­tek gör­dü. Bu­nun ne­de­ni­ni, her iki­si­nin de ya­şa­dık­la­rı dö­nem­de ara­mak ge­re­kir. Malt­hus ve Dar­win, Sa­na­yi Dev­ri­mi son­ra­sın­da­ki dö­nem­de İn­gil­te­re'de ya­şa­mak­tay­dı­lar. İn­gil­te­re aris­tok­ra­si­si, Sa­na­yi Dev­ri­mi ile bir­lik­te ko­nu­mu­nu ve gü­cü­nü iş­çi sı­nı­fı­na kar­şı kay­bet­mek­ten kor­ku­yor­du. Bir yan­dan da ucuz iş gü­cü­ne faz­la­sıy­la ih­ti­yaç­la­rı var­dı. Bu iki­lem so­nu­cun­da yö­ne­ti­ci sı­nı­fın ken­di çar­pık an­la­yı­şı ile var­dı­ğı so­nuç şu ol­du: İn­gil­te­re'de "aşa­ğı sı­nıf" kon­trol al­tı­na alın­ma­lı, ezil­me­li, güç­len­di­ril­me­me­li ve ça­lış­tı­rıl­ma­lıy­dı. Malt­hus ise, hız­la ar­tan nü­fu­sa kar­şı ye­ter­siz ka­lan be­sin kay­nak­la­rı te­zi­ni öne sü­rer­ken, çö­zü­mü "aşa­ğı sı­nıf"ın ço­ğal­ma­sı­nı dur­dur­mak­ta gös­te­re­rek, hem yok­sul­la­rı teh­dit et­miş olu­yor hem de on­la­ra kar­şı ka­tı ted­bir­ler alın­ma­sı­na ne­den olu­yor­du. Dar­win Malt­hus'un te­zi­ni do­ğa bi­li­mi­ne ve bi­yo­lo­ji­ye uy­gu­la­ya­rak, bu id­dia­ya söz­de bi­lim­sel bir gö­rü­nüm ka­zan­dır­mış­tı. </text:p>
      <text:p text:style-name="P15">Ric­hard Hofs­tad­ter, So­ci­al Dar­wi­nism in Ame­ri­can Tho­ught (Ame­ri­kan Dü­şün­ce­sin­de Sos­yal Dar­wi­nizm) ad­lı ki­ta­bın­da Dar­win'in, Malt­hus'un te­zi­ne ver­di­ği des­tek için şöy­le de­miş­tir:</text:p>
      <text:p text:style-name="P15">Malt­hus­çu­luk İn­gil­te­re'de çok po­pü­ler ha­le gel­di... Bu akım ay­nı za­man­da zen­gin­le­ri, fa­kir­le­rin çek­tik­le­ri acı­la­ra yö­ne­lik ola­rak ye­ri­ne ge­tir­me­le­ri ge­re­ken gö­rev­le­rin­den kur­tar­mış­tır. Olay­la­rın akı­şı içe­ri­sin­de Malt­hus'un yan­lış­lı­ğı ka­nıt­lan­dı ve teo­ri tam si­ya­si eko­no­mi­de ya­vaş ya­vaş or­ta­dan kal­kı­yor­du ki, ona Dar­win'in bi­yo­lo­jik yak­la­şı­mın­dan ta­ze des­tek gel­di.15</text:p>
      <text:p text:style-name="P15">Araş­tır­ma­cı ya­zar Ian Tay­lor ise Malt­hus'la il­gi­li bir ma­ka­le­sin­de, Malt­hus'un te­zi­nin içer­di­ği de­je­ne­re fi­kir­ler için şöy­le de­mek­te­dir:</text:p>
      <text:p text:style-name="P15">Tüm bun­lar­dan alı­na­cak ders, Al­lah'ı, O'nun tak­di­ri­ni ve mü­da­ha­le­si­ni red­de­den Dar­win ve di­ğer­le­ri­nin, Malt­hus'un pren­si­bin­de, ağı­za alın­ma­ya­cak ve saç­ma bi­lim­sel öne­ri­le­re yö­nel­ten, deh­şet ve­ri­ci bir fe­la­ket ve ça­re­siz­lik bul­muş ol­ma­la­rı­dır. Malt­hus'un ar­gü­ma­nın­da­ki son de­re­ce be­lir­gin za­yıf­lık­la­ra ve ye­ter­siz­lik­le­re rağ­men, bu böy­le­dir.16</text:p>
      <text:p text:style-name="P15">Malt­hus'un "acı­ma­sız, umut­suz­luk ve­ren, saç­ma" id­dia­sı bi­lim ta­ra­fın­dan ya­lan­lan­sa da gü­nü­mü­ze ka­dar et­ki­si­ni de­vam et­ti­re­bil­miş­tir. Ian Tay­lor In The Minds of Men (İn­san­la­rın Zih­nin­de) ad­lı ki­ta­bın­da Malt­hus'la baş­la­yan ve Hit­ler ile son bu­lan bu acı­ma­sız­lık zin­ci­ri­ni şöy­le özet­ler:</text:p>
      <text:p text:style-name="P15">Malt­hus dü­şün­ce­si­ni, da­ha son­ra­dan "en uy­gun olan ha­yat­ta ka­lır" te­ma­sı ha­li­ni alan ku­ra­la da­yan­dır­dı. Bu kav­ram, Con­dor­cet'ten Malt­hus'a, Spen­cer'a, Wal­la­ce'a ve Dar­win'e ka­dar uza­nır. En so­nun­da, Adolf Hit­ler gi­bi ki­şi­le­ri et­ki­le­mek ama­cıy­la hız­lı­ca ge­liş­ti. An­cak unut­ma­ma­lı­yız ki her­şe­yin ba­şın­da ke­çi­le­rin ve kö­pek­le­rin hi­ka­ye­si var­dı.17</text:p>
      <text:p text:style-name="P15"><text:soft-page-break/>Gö­rül­dü­ğü gi­bi, Malt­hus'un za­lim gö­rüş­le­ri­nin des­tek gör­me­si­nin te­me­lin­de bun­la­rı, ken­di acı­ma­sız­lık­la­rı­na, men­fa­at­le­ri­ne, sap­kın­lık­la­rı­na bir tür kı­lıf ola­rak kul­lan­ma­yı is­te­yen ba­zı yö­ne­ti­ci­le­rin ve li­der­le­rin, ide­olo­jik kay­gı­lar ta­şı­yan bir­ta­kım ka­na­at ön­der­le­ri­nin önem­li bir pa­yı ol­muş­tur. Söz ko­nu­su çev­re­le­rin ken­di çı­kar­la­rı uğ­ru­na des­tek ver­dik­le­ri bu acı­ma­sız dün­ya gö­rü­şü­nün ne­den ol­du­ğu fe­la­ket­ler ise, ta­rih­te eşi gö­rül­me­miş bü­yük­lük­te ol­muş­tur. İler­le­yen say­fa­lar­da, Malt­hus'la baş­la­yan bu mer­ha­met­siz ve acı­ma­sız dün­ya gö­rü­şü­nün, sos­yal Dar­wi­nizm is­mi al­tın­da na­sıl güç­len­di­ril­di­ği­ni ve in­san­lı­ğa ne­le­re mal ol­du­ğu­nu in­ce­le­ye­ce­ğiz. </text:p>
      <text:p text:style-name="P15"/>
      <text:p text:style-name="P15"/>
      <text:p text:style-name="P15">DARWIN’İN TAKİPÇİSİ “HIRSIZ BARONLAR”</text:p>
      <text:p text:style-name="P15"/>
      <text:p text:style-name="P15">On do­ku­zun­cu yüz­yıl son­la­rın­da baş­la­yan ve gü­nü­mü­ze ka­dar de­vam eden bir­çok teh­li­ke­li fi­kir akı­mı­nın, ide­olo­ji ve uy­gu­la­ma­nın ar­dın­da Dar­wi­nizm'in ol­ma­sı son de­re­ce il­ginç­tir. Dar­wi­nizm, bir­bi­ri­ne zıt ku­tup­lar­da olan ide­olo­ji­le­rin da­hi te­mel da­ya­nak nok­ta­sı­nı oluş­tur­mak­ta­dır. Na­ziz­min, fa­şiz­min ve ko­mü­niz­min do­ğu­şun­da ve ya­yı­lı­şın­da, ırk­çı ve ko­mü­nist kat­li­am­la­rın söz­de meş­ru­laş­tı­rıl­ma­sın­da önem­li bir rol oy­na­yan Dar­wi­nizm, "vah­şi ka­pi­ta­lizm"in de söz­de bi­lim­sel te­me­li­ni oluş­tur­muş­tur. Özel­lik­le Vik­tor­ya dö­ne­mi İn­gil­te­re­si'nde ve "hır­sız ba­ron­lar" ola­rak ad­lan­dı­rı­lan acı­ma­sız ba­zı ka­pi­ta­list­le­rin Ame­ri­ka­sı'nda Dar­wi­nizm, ka­pi­ta­liz­min mer­ha­met­siz yö­nü­ne ver­di­ği des­tek ne­de­niy­le bü­yük bir rağ­bet gör­müş ve güç­len­di­ril­miş­tir. </text:p>
      <text:p text:style-name="P15">Vah­şi ka­pi­ta­liz­min en önem­li özel­li­ği, da­ha za­yıf iş­let­me­le­rin ve da­ha za­yıf in­san­la­rın hiç­bir sı­nır­lan­dır­ma ol­ma­dan ezi­le­bi­le­cek­le­ri, sö­mü­rü­le­bi­le­cek­le­ri ve yok edi­le­bi­le­cek­le­ri ya­nıl­gı­sı­dır. Hiç şüp­he­siz bu, bü­yük bir za­lim­lik ve acı­ma­sız­lık­tır ve hiç­bir şe­kil­de ka­bul edi­le­mez. Gü­nü­müz­de bu ya­nıl­gı "bü­yük ba­lık kü­çük ba­lı­ğı yu­tar" de­yi­miy­le özet­len­mek­te­dir. Ya­ni kü­çük iş­let­me­ler dai­ma bü­yük iş­let­me­ler ta­ra­fın­dan or­ta­dan kal­dı­rı­lır. Bu, Dar­wi­nizm'in iş dün­ya­sı­na uyar­la­ma­sı­dır. </text:p>
      <text:p text:style-name="P15">Bu­nu eleş­ti­rir­ken, ba­zı kav­ram­la­rı net­leş­tir­mek de ye­rin­de ola­cak­tır. 20. yüz­yıl­da, dün­ya üze­rin­de özel­lik­le iki fark­lı eko­no­mik mo­del de­nen­miş­tir: Özel mül­ki­yet ve ser­best gi­ri­şi­me da­ya­lı li­be­ral eko­no­mi ve dev­let mül­ki­ye­ti­ne ve plan­lı eko­no­mi­ye da­ya­lı sos­ya­list eko­no­mi. Dün­ya­nın her ye­rin­de sos­ya­list eko­no­mi­ler ba­şa­rı­sız­lı­ğa uğ­ra­mış, top­lum­la­ra fa­kir­lik ve se­fa­let ge­tir­miş­tir. Li­be­ral eko­no­mi ise, tar­tı­şıl­maz bir bi­çim­de ba­şa­rı gös­ter­miş, top­lum­la­ra ve bi­rey­le­re da­ha faz­la re­fah sağ­la­mış­tır.</text:p>
      <text:p text:style-name="P15">An­cak li­be­ral eko­no­mi top­lu­mun ge­ne­li­ne re­fah ge­tir­mek için tek ba­şı­na ye­ter­li de­ğil­dir. Li­be­ral eko­no­mi sa­ye­sin­de ço­ğu kez top­lum­da­ki ge­nel eko­no­mik dü­zey yük­se­lir, ama top­lu­mun hep­si bu yük­se­liş­ten pa­yı­nı ala­maz. Top­lu­mun bir kıs­mı fa­kir ola­rak ka­lır ve sos­yal ada­let­siz­lik teh­li­ke­si baş gös­te­rir. İş­te bu teh­li­ke­nin ön­len­me­si ve sos­yal ada­let­siz­li­ğin or­ta­dan kal­dı­rıl­ma­sı için iki şey ge­rek­li­dir:</text:p>
      <text:p text:style-name="P15">1) Dev­le­tin "sos­yal dev­let" an­la­yı­şı ge­re­ğin­ce fa­kir­le­re, düş­kün­le­re, iş­siz­le­re sa­hip çık­ma­sı. On­lar ya­ra­rı­na dü­zen­le­me­ler­de bu­lun­ma­sı.</text:p>
      <text:p text:style-name="P15">2) Top­lu­mun ge­ne­lin­de, din ah­la­kı­nın ge­re­ği olan "yar­dım­laş­ma ve da­ya­nış­ma" duy­gu­la­rı­nın ege­men ol­ma­sı. </text:p>
      <text:p text:style-name="P15">Bu iki mad­de­den özel­lik­le ikin­ci­si ha­ya­ti­dir, çün­kü bi­rin­ci mad­de­yi -ya­ni dev­let­le­rin an­la­yı­şı­nı- be­lir­le­yen de so­nuç­ta top­lum­la­rın eği­lim­le­ri­dir. Eğer bir top­lum güç­lü di­<text:soft-page-break/>ni ve ah­la­ki de­ğer­ler ne­de­niy­le sos­yal ada­le­te önem ve­rir­se, o top­lum­da uy­gu­la­na­cak li­be­ral eko­no­mi hem eko­no­mik kal­kın­ma hem de sos­yal ada­let sağ­lar. Zen­gin­ler, el­de et­tik­le­ri ser­ve­tin bir kıs­mı­nı fa­kir­le­re yar­dım et­mek, za­yıf­la­ra des­tek ver­me­ye yö­ne­lik sos­yal prog­ram­lar dü­zen­le­mek için kul­la­nır­lar. (Ni­te­kim Al­lah'ın Ku­ran'da bil­dir­di­ği eko­no­mi mo­de­li de bu şe­kil­de­dir. İs­la­mi­yet'te özel mül­ki­yet var­dır, ama mülk sa­hip­le­ri fa­kir­le­re yar­dım et­mek­le, mal­la­rı­nın bir kıs­mı­nı "ze­kat" ve "sa­da­ka" şek­lin­de, ih­ti­yaç sa­hip­le­ri­ne yar­dım için kul­lan­mak­la yü­küm­lü­dür­ler.)</text:p>
      <text:p text:style-name="P15">Eğer bir top­lu­mun ah­la­ki de­ğer­le­ri de­je­ne­re ol­muş­sa, iş­te o za­man li­be­ral eko­no­mi; fa­kir­le­rin ve düş­kün­le­rin hiç­bir yar­dım gör­me­dik­le­ri, ak­si­ne ezil­dik­le­ri, her­han­gi bir sos­yal yar­dım prog­ra­mı­nın ol­ma­dı­ğı, sos­yal ada­let­siz­li­ğin bir so­run de­ğil "do­ğal bir du­rum" ola­rak gö­rül­dü­ğü "vah­şi ka­pi­ta­lizm"e dö­nü­şür. </text:p>
      <text:p text:style-name="P15">Bu­ra­da eleş­ti­re­ce­ği­miz eko­no­mi mo­de­li de, li­be­ral eko­no­mi ya­ni özel mül­ki­yet ve re­ka­be­te da­ya­lı ser­best eko­no­mik mo­del- de­ğil, vah­şi ka­pi­ta­lizm­dir. <text:s/>Vah­şi ka­pi­ta­liz­min il­ham kay­na­ğı ise, iler­le­yen say­fa­lar­da in­ce­le­ye­ce­ği­miz gi­bi, sos­yal Dar­wi­nizm'dir. </text:p>
      <text:p text:style-name="P15">Dar­wi­nist uy­gu­la­ma­yı iş dün­ya­sı­na ilk ge­ti­ren­ler, Ame­ri­ka'nın "hır­sız ba­ron­lar" ola­rak anı­lan ke­si­miy­di. "Hır­sız ba­ron­lar", Dar­wi­nizm'e ina­nı­yor­lar­dı ve Dar­wi­nizm'in "en uy­gun olan­lar ha­yat­ta ka­lır­lar" id­di­ası­nın, ken­di acı­ma­sız uy­gu­la­ma­la­rı­nı söz­de meş­ru­laş­tır­dı­ğı­nı sa­nı­yor­lar­dı.18 So­nuç ise, iş dün­ya­sın­da ci­na­yet­le­re ka­dar va­ra­bi­len acı­ma­sız bir re­ka­be­tin baş­la­ma­sı ol­du. "Hır­sız ba­ron­lar"ın tek he­de­fi da­ha çok pa­ra ve güç ka­zan­mak­tı. Top­lu­mun re­fa­hıy­la hiç il­gi­len­mi­yor­lar, hat­ta ken­di iş­çi­le­ri­ne da­hi hiç de­ğer ver­mi­yor­lar­dı. Dar­wi­nizm'in eko­no­mi­ye gir­me­siy­le, mil­yon­lar­ca in­sa­nın ha­ya­tı mah­vol­du. Son de­re­ce dü­şük üc­ret­ler, çok ağır ça­lış­ma ko­şul­la­rı, çok uzun ça­lış­ma sa­at­le­ri ve hiç­bir gü­ven­lik ön­le­mi­nin ol­ma­ma­sı, iş­çi­le­rin has­ta­lan­ma­la­rı­na, ya­ra­lan­ma­la­rı­na ve hat­ta öl­me­le­ri­ne ne­den olu­yor­du. </text:p>
      <text:p text:style-name="P15">Dar­wi­nist İş­ve­ren­le­rin Za­lim­lik­le­ri</text:p>
      <text:p text:style-name="P15">19. yüz­yıl­da İn­gil­te­re'de baş­la­ya­rak tüm dün­ya­ya ya­yı­lan Sa­na­yi Dev­ri­mi ile bir­lik­te, ye­ni fab­ri­ka­lar ku­rul­muş ve bu fab­ri­ka­lar­da ma­ki­na­lar kul­la­nıl­ma­ya baş­lan­mış­tı. An­cak, in­san ha­ya­tı­na, özel­lik­le de iş­çi­le­rin ha­ya­tı­na hiç de­ğer ver­me­yen ba­zı iş­let­me sa­hip­le­ri, ge­rek­li gü­ven­lik ön­lem­le­ri­ni al­ma­dık­la­rı için çok sık ya­ra­lan­ma­lar olu­yor­du. Bu ya­ra­lan­ma­la­rın ço­ğu ölüm­le ya da el­le­rin, par­mak­la­rın ve­ya kol­la­rın kop­ma­sı gi­bi cid­di sa­kat­lık­lar­la so­nuç­la­nı­yor­du. 1900'ler­de yıl­da bir mil­yon iş­çi­nin öl­dü­ğü, ya­ra­lan­dı­ğı ve­ya has­ta­lan­dı­ğı be­lir­len­miş­ti.19 </text:p>
      <text:p text:style-name="P15">Ha­ya­tı bo­yun­ca fab­ri­ka­da ça­lı­şan bir iş­çi için bir or­ga­nı­nı kay­bet­mek ne­re­dey­se ka­çı­nıl­maz bir son­du. İş­çi­ler ara­sın­da ya­pı­lan araş­tır­ma­lar, ya­rı­sın­dan ço­ğu­nun ça­lış­ma ha­yat­la­rı bo­yun­ca, kol ve ba­cak kay­bın­dan, gör­me ve­ya işit­me kay­bı­na ka­dar çok cid­di ya­ra­lan­ma­lar ge­çir­dik­le­ri­ni ve­ya has­ta­lan­dık­la­rı­nı or­ta­ya çı­kar­mış­tı. Ör­ne­ğin sert si­per­lik­li şap­ka imal eden iş­çi­ler ci­va ze­hir­len­me­si­ne uğ­ru­yor­lar­dı. Rad­yum­lu bo­ya kul­la­nan iş­çi­le­rin ne­re­dey­se ta­ma­mı enin­de so­nun­da kan­ser olu­yor­lar­dı.20</text:p>
      <text:p text:style-name="P15">Ba­zı iş­ve­ren­ler ise ça­lış­ma ko­şul­la­rı­nın ve ya­şa­nan ka­za­la­rın ta­ma­men far­kın­da ol­ma­la­rı­na rağ­men, ko­şul­la­rı iyi­leş­tir­mek için hiç­bir ön­lem al­mı­yor­lar­dı. Çe­lik imal eden dö­küm­ha­ne­ler­de ça­lı­şan bir­çok iş­çi 12 sa­at­lik var­di­ya­lar­da, 40-50 de­re­ce sı­cak­lık­ta ve çok dü­şük üc­ret­ler­le ça­lı­şı­yor­du.21 1892 yı­lın­da ABD Baş­ka­nı Ben­ja­min Har­ri­son or­ta­la­ma bir Ame­ri­kan iş­çi­si­nin her gün sa­vaş­ta­ki bir as­ker ka­dar teh­<text:soft-page-break/>li­ke ile kar­şı kar­şı­ya ol­du­ğu­nu söy­le­ye­rek iş­çi­le­rin ma­ruz kal­dık­la­rı in­san­lık dı­şı mu­ame­le­yi özet­le­miş­ti.22 </text:p>
      <text:p text:style-name="P15">Ba­zı ka­pi­ta­list iş adam­la­rı in­san ha­ya­tı­nı ko­lay har­ca­na­bi­lir ola­rak gö­rü­yor­lar­dı. Sa­de­ce de­mir yo­lu in­şa­at­la­rı sı­ra­sın­da, kö­tü ko­şul­lar ne­de­niy­le yüz­ler­ce in­san ha­ya­tı­nı kay­bet­miş­ti.23 İn­san ha­ya­tı­na hiç de­ğer ve­ril­me­di­ği­ni gös­te­ren en çar­pı­cı ör­nek­ler­den bi­ri de, Ame­ri­ka­lı iş ada­mı J. P. Mor­gan'ın acı­ma­sız­lı­ğı­dır. J.P. Mor­gan ta­ne­si 3.5 do­lar­dan 5000 adet bo­zuk tü­fek alıp bun­la­rı ta­ne­si 22 do­la­ra ABD or­du­su­na sat­mış­tı. Ya­ni ken­di dev­le­ti­nin or­du­su­nu al­da­ta­cak, ken­di as­ker­le­ri­nin ha­ya­tı­nı teh­li­ke­ye ata­cak ka­dar ah­la­ki de­ğer­le­ri­ni yi­tir­miş­ti. Tü­fek­ler­de­ki bo­zuk­luk ne­de­niy­le on­la­rı kul­la­nan as­ker­le­rin baş­par­mak­la­rı ko­pu­yor­du.24 Bu tü­fek­ler yü­zün­den ya­ra­la­nan as­ker­ler J. P. Mor­gan aley­hi­ne da­va aç­tı­lar, an­cak kay­bet­ti­ler. Çün­kü o dö­nem­de mah­ke­me­ler ge­nel­lik­le "hır­sız ba­ron­lar"ın le­hin­de ka­rar ver­mek­tey­di. 25</text:p>
      <text:p text:style-name="P15">Dö­ne­min ka­pi­ta­list iş­ve­ren­le­rin­den bi­ri­nin, ken­di­si­ne iş­çi­le­ri için ko­ru­yu­cu bir dam in­şa et­me­si­ni söy­le­yen­le­re, "iş­çi­le­rin ki­re­mit­ler­den da­ha ucuz ol­du­ğu" ce­va­bı­nı ver­me­si dö­ne­min mer­ha­met­siz­li­ği­ne bir baş­ka ör­nek­tir. 26</text:p>
      <text:p text:style-name="P15">Tüm bu za­lim­li­ğin te­me­li in­ce­len­di­ğin­de, Dar­wi­nizm'in et­ki­si açık­ça gö­rü­lür. İn­sa­nı ken­di­le­rin­ce bir hay­van tü­rü ola­rak ka­bul eden, ba­zı in­san­la­rın da­ha az ge­liş­miş ol­duk­la­rı, ha­ya­tın mü­ca­de­le ye­ri ol­du­ğu ve sa­de­ce gü­cün ka­zan­dı­ğı ya­la­nı­nı ka­bul eden bir dün­ya gö­rü­şü­nün so­nuç­la­rı el­bet­te ki acı­ma­sız­lık, mer­ha­met­siz­lik ve ezi­yet­tir. </text:p>
      <text:p text:style-name="P15">Dar­wi­nizm'in İş Dün­ya­sın­da­ki Tah­ri­ba­tı</text:p>
      <text:p text:style-name="P15">Vah­şi ka­pi­ta­liz­min sa­vu­nu­cu­la­rı olan iş adam­la­rı­nın bir­ço­ğu as­lın­da Al­lah'a ina­nan ki­şi­ler ola­rak ye­tiş­ti­ril­miş­ler­di. An­cak son­ra­dan, Dar­wi­nizm'in sah­te tel­kin­le­ri­nin et­ki­si al­tın­da ka­la­rak, inanç­la­rı­nı terk et­me ha­ta­sı­na düş­tü­ler. Ör­ne­ğin 19. yüz­yıl­da çe­lik en­düs­tri­si­nin ön­de ge­len isim­le­rin­den ün­lü Ame­ri­ka­lı iş ada­mı An­drew Car­ne­gi­e, ilk baş­ta Hı­ris­ti­yan­lı­ğa bağ­lı idi, an­cak son­ra­dan Dar­wi­nizm'in al­dat­ma­ca­la­rı­na kan­mış­tı. Car­ne­gi­e oto­bi­yog­ra­fi­sin­de ken­di­si­nin ve bir­çok ar­ka­da­şı­nın na­sıl Dar­wi­nizm'in et­ki­si al­tın­da kal­dık­la­rı­nı açık­ça ifa­de edi­yor­du. </text:p>
      <text:p text:style-name="P15">Oy­sa Car­ne­gi­e'nin bir ger­çek gi­bi gör­dü­ğü ev­rim te­ori­si baş­tan so­na bü­yük bir al­dat­ma­ca ve sah­te­kar­lık­tan iba­ret­ti. İler­le­yen yıl­lar­da bi­lim dün­ya­sın­da ya­şa­nan ge­liş­me­ler bu al­dat­ma­ca­nın ger­çek yü­zü­nü göz­ler önü­ne ser­di. Ne var ki o dö­nem­de, pek çok in­san gi­bi ba­zı iş adam­la­rı da he­nüz bu ger­çe­ği an­la­ya­ma­mış­lar­dı. Car­ne­gi­e ile ay­nı ha­ta­ya dü­şen baş­ka iş adam­la­rı da Dar­wi­nist tel­kin­ler ne­ti­ce­sin­de vah­şi ka­pi­ta­liz­mi ka­bul­len­miş­ler­di. Bu du­rum, da­ha çok pa­ra ka­zan­mak için acı­ma­sız­ca re­ka­bet et­me­yi, in­san­la­rın ha­yat­la­rı­na de­ğer ver­me­me­yi, fe­da­kar­lık­tan ka­çın­ma­yı ma­kul gör­me­le­ri­ne ne­den ol­du. <text:s/></text:p>
      <text:p text:style-name="P15">Dar­wi­nizm ya­nıl­gı­sı­na ka­pıl­mış olan Car­ne­gi­e, re­ka­be­ti ha­ya­tın vaz­ge­çil­mez bir ka­nu­nu san­mış ve tüm ha­yat fel­se­fe­si­ni bu ya­nıl­gı­nın üze­ri­ne kur­muş­tu. Re­ka­bet ka­nu­nu­nun, ba­zı in­san­lar için zor ol­sa da, ırk için en iyi­si ol­du­ğu­nu ve bu sa­ye­de sa­de­ce uy­gun olan­la­rın ha­yat­ta kal­dık­la­rı­nı id­di­a edi­yor­du.27</text:p>
      <text:p text:style-name="P15">Car­ne­gi­e'i ilk ola­rak Dar­wi­nizm'le ta­nış­tı­ran­lar ise New York Üni­ver­si­te­si'nden bir pro­fe­sö­rün evin­de kar­şı­laş­tı­ğı "ye­ni bir 'in­san­lık di­ni' ara­yı­şın­da olan söz­de hür ve ay­dın­lan­mış dü­şü­nür­ler"di.28 Car­ne­gi­e'in ya­kın çev­re­sin­de­ki ki­şi­ler­den bi­ri de, Dar­win'in ta­kip­çi­le­rin­den ve sos­yal Dar­wi­nizm'in en önem­li isim­le­rin­den Her­bert Spen­cer idi. Spen­cer, bir­çok ön­de ge­len Ame­ri­ka­lı iş ada­mı­nı et­ki­si al­tı­na al­mış­tı. <text:soft-page-break/>Söz ko­nu­su iş adam­la­rı, için­de bu­lun­duk­la­rı ko­şul­la­rın et­ki­siy­le Spen­cer ve Dar­win'in sap­kın dü­şün­ce­le­ri­ni be­nim­si­yor, bu­nun ken­di­le­ri­ni ve için­de ya­şa­dık­la­rı top­lu­mu na­sıl bir çık­ma­zın içi­ne sü­rük­le­ye­ce­ği­ni he­sa­ba ka­ta­mı­yor­lar­dı. </text:p>
      <text:p text:style-name="P15">Ame­ri­kan Do­ğa Ta­ri­hi Mü­ze­si'nden an­tro­po­log ve The Ency­clo­pe­di­a of Evo­lu­ti­on (Ev­rim An­sik­lo­pe­di­si)'ın ya­za­rı Ric­hard Mil­ner, dö­ne­min iş adam­la­rı­nın Dar­wi­nizm'in et­ki­si al­tın­da ka­lış­la­rı­nı an­la­tır­ken, Car­ne­gi­e'in Dar­wi­nizm ile olan bağ­lan­tı­sı­nı şöy­le di­le ge­ti­rir:</text:p>
      <text:p text:style-name="P15">... Car­ne­gi­e ti­ca­ret ha­ya­tın­da, in­sa­nı ve dün­ya­yı sö­mü­ren, re­ka­bet­te ezip ge­çen ve yap­tık­la­rı­nı sos­yal Dar­wi­nizm fel­se­fe­si ile meş­ru ha­le ge­ti­ren, güç­lü ve acı­ma­sız bir iş ada­mı ol­ma yo­lun­da yük­sel­di. Gi­ri­şim­ci re­ka­be­tin, za­yıf­la­rı or­ta­dan kal­dı­ra­rak top­lu­ma bir hiz­met­te bu­lun­du­ğu­na ina­nı­yor­du. İş ya­şa­mın­da, ha­yat­ta kal­ma­yı ba­şa­ran­lar "uy­gun­du" ve bu yüz­den sta­tü­le­ri­ni ve ödül­le­ri­ni hak edi­yor­lar­dı. Car­ne­gi­e, ka­pi­ta­list eti­ği bir do­ğa ka­nu­nu ha­li­ne ge­tir­di.29</text:p>
      <text:p text:style-name="P15">Car­ne­gi­e ve onun gi­bi dü­şü­nen iş adam­la­rı­nın, güç­lü ve acı­ma­sız ol­ma­yı ti­ca­re­tin bir par­ça­sı ola­rak gör­me­le­ri çok bü­yük bir ha­ta­dır. İn­san­la­rın ge­çim­le­ri­ni sağ­la­ma­la­rı, ra­hat ve kon­for­lu bir ya­şam sü­re­bil­me­le­ri için ti­ca­ri fa­ali­yet­te bu­lun­ma­la­rı son de­re­ce do­ğal­dır. An­cak bu es­na­da, di­ğer in­san­la­rın za­rar gör­me­le­ri­ne ne­den ol­mak, ken­di men­fa­at­le­ri uğ­ru­na di­ğer in­san­la­rın zor du­rum­da kal­ma­la­rı­na göz yum­mak, ken­di gü­cü­nü ar­tır­mak için da­ha za­yıf olan­la­rı iyi­ce ez­me­ye kal­kış­mak hiç­bir şe­kil­de ka­bul edi­le­bi­lir de­ğil­dir. Al­lah in­san­la­ra her ko­nu­da ol­du­ğu gi­bi ti­ca­ret­te de dü­rüst ve doğ­ru dav­ran­ma­la­rı­nı, ih­ti­yaç için­de olan­la­rın hak­la­rı­nı ko­ru­yup kol­la­ma­la­rı­nı em­ret­miş­tir. Güç­süz olan­la­rı eze­rek ve hat­ta on­la­rı ta­ma­men or­ta­dan kal­dır­ma­yı he­def­le­ye­rek top­lum ya­ra­rı­nın amaç­lan­dı­ğı­nı öne sür­mek ise bü­yük bir ya­lan­dan baş­ka bir­şey de­ğil­dir. </text:p>
      <text:p text:style-name="P15">Car­ne­gi­e, iler­le­yen yıl­lar­da da soh­bet­le­rin­de, de­meç­le­rin­de, ki­tap­la­rın­da, ma­ka­le­le­rin­de ve ki­şi­sel ya­zış­ma­la­rın­da hep Dar­wi­nist ifa­de­le­re yer ver­miş­tir. Ta­rih­çi Jo­seph F. Wall, An­drew Car­ne­gi­e ad­lı ki­ta­bın­da bu ko­nu­da şöy­le der:</text:p>
      <text:p text:style-name="P15">Car­ne­gi­e, yal­nız­ca ya­yın­la­nan ma­ka­le ve ki­tap­la­rın­da de­ğil, ay­nı za­man­da dö­ne­mi­nin iş adam­la­rı­na yaz­dı­ğı özel mek­tup­la­rın­da da sos­yal Dar­wi­nist inanç sis­te­mi­ne sık sık atıf­lar­da bu­lun­du. "En uy­gun ola­nın ha­yat­ta kal­ma­sı", "ır­kın ge­liş­me­si" ve "ya­şam mü­ca­de­le­si" gi­bi cüm­le­ler ka­le­min­den ko­lay­lık­la dö­kü­lü­yor­du. Ti­ca­re­ti bü­yük bir re­ka­bet­çi mü­ca­de­le ola­rak de­ğer­len­di­ri­yor­du.30</text:p>
      <text:p text:style-name="P15">Sos­yal Dar­wi­nizm'in tel­kin­le­ri al­tın­da ka­lan ki­şi­ler­den bi­ri de ün­lü Ame­ri­ka­lı sa­na­yi­ci John D. Roc­ke­fel­ler idi. Roc­ke­fel­ler'ın "Ti­ca­re­tin bü­yü­me­si sa­de­ce uy­gun ola­nın ha­yat­ta kal­ma­sı... bir do­ğa ka­nu­nu­nun iş­le­me­si­dir..."31 söz­le­ri de bu du­ru­mun gös­ter­ge­le­rin­den bi­ri­dir.</text:p>
      <text:p text:style-name="P15">Dar­wi­nizm'in iş dün­ya­sı üze­rin­de­ki et­ki­si­nin en be­lir­gin ör­nek­le­rin­den bi­ri­ni Spen­cer'ın Ame­ri­ka se­ya­ha­tin­de gör­mek müm­kün­dür. Ric­hard Hofs­tad­ter, So­ci­al Dar­wi­nism in Ame­ri­can Tho­ught (Ame­ri­kan Dü­şün­ce Ya­pı­sın­da Sos­yal Dar­wi­nizm) ad­lı ki­ta­bın­da bu ola­yı şöy­le an­lat­mak­ta­dır:</text:p>
      <text:p text:style-name="P15">Her ne ka­dar ko­nuk­la­rı, Spen­cer'ın dü­şün­ce­sin­de­ki ay­rın­tı­la­rı tam ola­rak an­la­ya­ma­sa­lar da, res­mi zi­ya­fet­ler onun Bir­le­şik Dev­let­ler'de ne ka­dar po­pü­ler ol­du­ğu­nu gös­te­ri­yor­du. Spen­cer, İn­gil­te­re'ye dön­mek üze­re ge­mi gü­ver­te­sin­dey­ken, Car­ne­gi­e ve You­mans'ın el­le­ri­ni tu­ta­rak ga­ze­te­ci­le­re şöy­le ses­len­di: "İş­te Ame­ri­ka­lı en iyi iki ar­ka­da­şım." Spen­cer'a gö­re bu ha­re­ket, his­set­ti­ği ki­şi­sel sı­cak­lı­ğın na­dir ola­rak <text:soft-page-break/>tek­rar­la­na­cak bir gös­ter­ge­siy­di. An­cak bu­nun da öte­sin­de, ti­ca­ri me­de­ni­ye­tin ba­kış açı­sı ile ye­ni bi­li­min (sos­yal Dar­wi­nizm'in) uyu­mu­nu sim­ge­li­yor­du.32</text:p>
      <text:p text:style-name="P15">Ba­zı ka­pi­ta­list­le­rin sos­yal Dar­wi­nizm'i be­nim­se­me­le­ri­nin ne­den­le­rin­den bi­ri de, bu akı­mın sap­kın tel­kin­le­ri­nin fa­kir­le­rin so­rum­lu­lu­ğu­nu var­lık­lı in­san­la­rın üzer­le­rin­den al­ma­sıy­dı. Ah­la­ki de­ğer­le­rin ko­run­du­ğu top­lum­lar­da, zen­gin olan­la­rın fa­kir ve ko­run­ma­ya muh­taç­la­ra il­gi gös­ter­me­si, on­la­ra yar­dım­da bu­lun­ma­sı bek­le­nir­ken, sos­yal Dar­wi­nizm'in mer­ha­met­siz uy­gu­la­ma­la­rı ile bu er­dem or­ta­dan kal­dı­rıl­ma­ya ça­lı­şı­lı­yor­du. Bi­lim ya­za­rı Isa­ac Asi­mov, The Gol­den Do­or: The Uni­ted Sta­tes from 1876 to 1918 (Al­tın Ka­pı: 1876'dan 1918'e Bir­le­şik Dev­let­ler) ad­lı ki­ta­bın­da sos­yal Dar­wi­nizm'in bu acı­ma­sız yö­nü için şu yo­rum­da bu­lun­muş­tur: </text:p>
      <text:p text:style-name="P15">Spen­cer, "en uy­gun olan ha­yat­ta ka­lır" ifa­de­si­ni or­ta­ya at­tı ve ör­ne­ğin 1884'de, ça­lı­şa­ma­ya­cak ka­dar va­sıf­sız ya da top­lum üze­ri­ne yük olan ki­şi­le­rin bi­rer yar­dım ve ha­yır­se­ver­lik ob­je­si ya­pıl­ma­la­rın­dan­sa öl­dü­rül­me­le­ri­ne izin ve­ril­me­si ge­rek­ti­ği­ni sa­vun­du. Bu­nu yap­mak için de, uy­gun ol­ma­yan bi­rey­le­ri ayık­la­mak ve ır­kı güç­len­dir­mek ge­re­ki­yor­du. Bu, in­sa­noğ­lu­nun en kö­tü gü­dü­le­ri­ni meş­ru­laş­tır­mak için kul­la­nı­la­bi­le­cek kor­kunç bir fel­se­fey­di.33</text:p>
      <text:p text:style-name="P15">Vah­şi ka­pi­ta­liz­mi uy­gu­la­yan isim­ler Dar­wi­nizm'i des­tek­ler­ken, Dar­wi­nist­ler de söz ko­nu­su ki­şi­le­ri des­tek­le­miş­ler­dir. Ör­ne­ğin sos­yal Dar­wi­nizm'in ön­de ge­len söz­cü­le­rin­den Wil­li­am Gra­ham Sum­ner mil­yo­ner­le­rin top­lum­da­ki "en uy­gun ki­şi­ler" ol­duk­la­rı id­di­ası­nı or­ta­ya at­mış­tır. Ve bu ne­den­le özel im­ti­yaz­la­ra hak­la­rı ol­du­ğu, on­la­rın re­ka­bet po­ta­sın­da do­ğal ola­rak se­çil­dik­le­ri gi­bi man­tık dı­şı çı­ka­rım­lar­da bu­lun­muş­tur.34 Fel­se­fe pro­fe­sö­rü Step­hen As­ma, sos­yal Dar­wi­nizm'le il­gi­li The Hu­ma­nist der­gi­sin­de­ki ya­zı­sın­da, Spen­cer'ın ka­pi­ta­list­le­re ver­di­ği des­te­ği şöy­le açık­la­mak­ta­dır:</text:p>
      <text:p text:style-name="P15">Spen­cer, "en uy­gun olan ha­yat­ta ka­lır" ifa­de­si­ni or­ta­ya at­tı, Dar­win de bu ifa­de­yi be­nim­se­ye­rek Tür­le­rin Kö­ke­ni ki­ta­bı­nın son­ra­ki bas­kı­la­rın­da kul­lan­dı... Spen­cer'ın Ame­ri­ka­lı ta­raf­tar­la­rı olan gi­ri­şim­ci­ler John D. Roc­ke­fel­ler ve An­drew Car­ne­gi­e'e gö­re sos­yal hi­ye­rar­şi, do­ğa­nın sar­sıl­maz ve ev­ren­sel ka­nun­la­rı­nı yan­sı­tı­yor­du. Do­ğa, güç­lü­nün ha­yat­ta kal­dı­ğı, za­yı­fın ise yok ol­du­ğu şe­kil­de ge­li­şi­yor­du. Bu­na gö­re, ha­yat­ta ka­lan eko­no­mik ve sos­yal ya­pı­lar di­ğer­le­ri­ne oran­la "da­ha güç­lü" ve da­ha iyiy­di­ler. Bu ya­pı­la­rın ye­te­rin­ce güç­lü ol­ma­yan­la­rı ise açık­ça yok olup git­ti­ler.35</text:p>
      <text:p text:style-name="P15">Oy­sa da­ha ön­ce de vur­gu­la­dı­ğı­mız gi­bi, top­lum­la­rın iler­le­me­si­ni sağ­la­yan ana un­sur ma­ne­vi de­ğer­ler ve bu de­ğer­le­rin ko­run­ma­sı­dır. Yar­dım­laş­ma ve da­ya­nış­ma ru­hu­nun güç­lü ol­du­ğu, in­san­la­rın bir­bi­ri­ne sev­gi, mer­ha­met ve say­gıy­la yak­laş­tı­ğı top­lum­lar­da eko­no­mik ko­şul­lar­da­ki zor­luk­lar bir­lik ru­hu için­de ko­lay­lık­la aşı­la­bi­lir. Ama in­sa­ni iliş­ki­le­rin or­ta­dan kalk­tı­ğı, her­ke­sin bir di­ğe­ri­ni sa­de­ce ra­kip ola­rak gör­dü­ğü, mer­ha­me­tin ve an­la­yı­şın ol­ma­dı­ğı bir top­lum­da, eko­no­mik yön­den bir ge­liş­me ol­sa da­hi, yıp­ra­tı­cı ve yı­kı­cı çok da­ha bü­yük so­run­lar baş­gös­te­re­cek­tir. Bu ne­den­le ya­pıl­ma­sı ge­re­ken, top­lum­da­ki tüm bi­rey­le­rin re­fah se­vi­ye­si­ni ve ya­şam ka­li­te­si­ni ar­tı­ra­cak çö­züm­ler oluş­tur­mak, in­san­la­rın yal­nız eko­no­mik ola­rak de­ğil ma­ne­vi ola­rak da gü­ven için­de ola­bi­le­cek­le­ri bir or­tam mey­da­na ge­tir­mek­tir. Bu­nun ise an­cak ger­çek din ah­la­kı­nın ya­şan­ma­sıy­la müm­kün ola­bi­le­ce­ği açık­tır. Din ah­la­kı­na uy­gun ol­ma­yan hiç­bir akım ve ide­olo­ji, geç­miş­te ve gü­nü­müz­de pek çok ör­ne­ği ile is­pat­lan­dı­ğı üze­re, in­san­la­ra öz­le­mi için­de ol­duk­la­rı re­fah, hu­zur ve gü­ve­ni as­la sağ­la­ya­maz­lar. </text:p>
      <text:p text:style-name="P15"><text:soft-page-break/>Sos­yal Dar­wi­nizm'in ve Din­siz­li­ğin Or­tak Ürü­nü:</text:p>
      <text:p text:style-name="P15">Vah­şi Ka­pi­ta­list Ya­pı:</text:p>
      <text:p text:style-name="P15">Bu­ra­ya ka­dar an­la­tı­lan­lar­dan gö­rül­dü­ğü gi­bi, 19. yüz­yıl­da or­ta­ya çı­kan acı­ma­sız ka­pi­ta­list­ler, uy­gu­la­ma­la­rı­nı Dar­wi­nizm'e da­yan­dır­mış­lar­dır. Sa­de­ce güç­lü ve zen­gin olan­la­rın ya­şa­ma hak­kı ol­du­ğu­nu sa­vu­nan, fa­kir­le­rin, za­yıf­la­rın, sa­kat­la­rın, has­ta­la­rın "işe ya­ra­maz ağır­lık­lar" ol­duk­la­rı­nı ve do­la­yı­sıy­la müm­kün ol­du­ğun­ca sö­mü­rül­me­le­ri ge­rek­ti­ği­ni id­di­a eden Dar­wi­nist ka­pi­ta­list­ler, 19. yüz­yıl­dan iti­ba­ren bir­çok ül­ke­de zu­lüm sis­te­mi kur­muş­lar­dır. Bu acı­ma­sız re­ka­bet or­ta­mın­da in­san­la­rı ez­mek, sin­dir­mek, kor­kut­mak, ya­ra­la­mak, hat­ta öl­dür­mek da­hi meş­ru sa­yıl­mış, her tür­lü ah­lak ve ka­nun dı­şı ey­lem, "do­ğa­nın ka­nun­la­rı­na uy­gun" sa­yıl­dı­ğı için en­gel­len­me­miş ve­ya kı­nan­ma­mış­tır. </text:p>
      <text:p text:style-name="P15">Bu sis­tem gü­nü­müz­de de din ah­la­kı­nın ya­şan­ma­dı­ğı bir­çok ül­ke­de de­vam et­mek­te­dir. Zen­gin ile fa­ki­rin ara­sın­da­ki far­kın gi­de­rek ar­tan bir hız­la açıl­dı­ğı bu ül­ke­ler­de, ih­ti­yaç için­de olan in­san­la­rın ya­şa­dık­la­rı ko­şul­lar gör­mez­den ge­lin­mek­te­dir. Sos­yal Dar­wi­nizm'in ba­tıl tel­kin­le­ri­ne gö­re fa­kir­le­rin ko­run­ma­sı ve ba­kıl­ma­sı do­ğa ka­nun­la­rı­na ay­kı­rı ka­bul edil­di­ği ve bu in­san­lar top­lu­ma yük ola­rak gö­rül­dük­le­ri için, düş­kün­le­re ve fa­kir­le­re yar­dım eli uza­tıl­ma­mak­ta­dır. </text:p>
      <text:p text:style-name="P15">Sa­de­ce bir ül­ke için­de­ki in­san­la­rın re­fah se­vi­ye­le­ri de­ğil, ül­ke­ler ara­sı re­fah se­vi­ye­si de bü­yük fark­lı­lık­lar gös­ter­mek­te­dir. Özel­lik­le Ba­tı ül­ke­le­rin­de re­fah se­vi­ye­si gi­de­rek ar­tar­ken, bir­çok Üçün­cü Dün­ya ül­ke­sin­de aç­lık, has­ta­lık, se­fa­let ve yok­sul­luk hü­küm sür­mek­te, in­san­lar ba­kım­sız­lık­tan ve aç­lık­tan öl­mek­te­dir­ler. Oy­sa, akıl­cı ve vic­dan­lı bir şe­kil­de kul­la­nıl­dı­ğı tak­dir­de, dün­ya­nın kay­nak­la­rı tüm in­san­la­ra re­fah sağ­la­ma­ya ye­te­cek ka­dar bol­dur. </text:p>
      <text:p text:style-name="P15">Dün­ya kay­nak­la­rı­nın ada­let­li bir bi­çim­de kul­la­nıl­ma­sı, fa­kir ve ba­kı­ma muh­taç­la­rın, aç­lı­ğa ve yok­sul­lu­ğa terk edil­miş olan­la­rın in­sa­ni ko­şul­lar­da ya­şa­ma­la­rı­nın sağ­la­na­bil­me­si için, Dar­wi­nizm'in tüm dün­ya­da­ki fik­ri et­ki­si­nin yok edil­me­si şart­tır. Dar­wi­nist gö­rüş ve an­la­yı­şın ye­ri­ni, Ku­ran ah­la­kı­nı be­nim­se­yen bir an­la­yış al­dı­ğın­da bu tür so­run­lar do­ğal ola­rak çö­zü­le­cek­tir. Çün­kü sos­yal Dar­wi­nizm za­yıf­la­rın ezil­me­si­ni, "bü­yük­le­rin kü­çük­le­ri yut­ma­sı­nı", acı­ma­sız­ca re­ka­bet et­me­yi in­san­la­ra tel­kin eder­ken, din ah­la­kın­da mer­ha­met, ko­ru­ma, yar­dım­laş­ma, da­ya­nış­ma, pay­laş­ma var­dır. Ör­ne­ğin Pey­gam­ber Efen­di­miz (sav) bir ha­dis-i şe­rif­le­rin­de "Ya­nı­ba­şın­da­ki kom­şu­su aç­ken tok ola­rak ge­ce­le­yen ki­şi (ol­gun) mü­min de­ğil­dir" di­ye bu­yur­mak­ta­dır­lar.36 Pey­gam­ber Efen­di­miz (sav)'in bu hik­met­li söz­le­ri, Müs­lü­man­la­rın şef­kat ve mer­ha­met­le­ri­nin gös­ter­ge­le­rin­den bi­ri­dir. </text:p>
      <text:p text:style-name="P15">Al­lah, bir­çok aye­tin­de in­san­la­ra sev­gi, mer­ha­met, şef­kat ve fe­da­kar­lı­ğı em­ret­miş, Müs­lü­man­la­rın gü­zel ah­lak­la­rın­dan ör­nek­ler ver­miş­tir. Sos­yal Dar­wi­nizm'de zen­gin, var­lık­lı olan­la­rın yok­sul­la­rı ve muh­taç­la­rı ez­me­le­ri, on­la­rın üzer­le­ri­ne ba­sa­rak yük­sel­me­le­ri gi­bi bir zu­lüm var­ken, İs­lam ah­la­kın­da var­lık­lı olan­la­rın muh­taç olan­la­rı ko­ru­ma­la­rı em­re­dil­mek­te­dir. Rab­bi­miz'in bu ko­nu­da bil­dir­di­ği ayet­ler­den ba­zı­la­rı şöy­le­dir:</text:p>
      <text:p text:style-name="P15">Siz­den, fa­zi­let­li ve var­lık­lı olan­lar, ya­kın­la­ra, yok­sul­la­ra ve Al­lah yo­lun­da hic­ret eden­le­re ver­mek­te ek­silt­me yap­ma­sın­lar, af­fet­sin­ler ve hoş­gör­sün­ler... (Nur Su­re­si, 22) </text:p>
      <text:p text:style-name="P15"><text:soft-page-break/>Sa­na ne­yi in­fak ede­cek­le­ri­ni so­rar­lar. De ki: "Ha­yır ola­rak in­fak ede­ce­ği­niz şey, an­ne-ba­ba­ya, ya­kın­la­ra, ye­tim­le­re, yok­sul­la­ra ve yol­da kal­mı­şa­dır... (Ba­ka­ra Su­re­si, 215)</text:p>
      <text:p text:style-name="P15">... Ar­tık bun­lar­dan yi­yin ve zor­luk çe­ken yok­su­lu da do­yu­run. (Hac Su­re­si, 28)</text:p>
      <text:p text:style-name="P15">Ki on­lar, na­maz­la­rın­da sü­rek­li­dir­ler. Ve on­la­rın mal­la­rın­da be­lir­li bir hak var­dır: Yok­sul ve yok­sun olan(lar)için. (Mea­ric Su­re­si, 23-25)</text:p>
      <text:p text:style-name="P15">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15">Al­lah, Ku­ran'da yok­su­la ve za­yı­fa yar­dım et­me­yen­le­rin ce­hen­nem­le kar­şı­lık gö­re­cek­le­ri­ni de bil­dir­mek­te­dir:</text:p>
      <text:p text:style-name="P15">Suç­lu-gü­nah­kar­la­rı; "Si­zi şu ce­hen­ne­me sü­rük­le­yip-iten ne­dir?"</text:p>
      <text:p text:style-name="P15">On­lar: "Biz na­maz kı­lan­lar­dan de­ğil­dik" de­di­ler.</text:p>
      <text:p text:style-name="P15">"Yok­su­la ye­dir­mez­dik." (Müd­des­sir Su­re­si, 41- 44)</text:p>
      <text:p text:style-name="P15">Da­ha son­ra onu, uzun­lu­ğu yet­miş ar­şın olan bir zin­ci­re vu­rup gön­de­rin. Çün­kü, o, bü­yük olan Al­lah'a iman et­mi­yor­du. Yok­su­la ye­mek ver­me­ye des­tek­çi ol­maz­dı. Bun­dan do­la­yı bu­gün, ken­di­si­ne hiç­bir sı­cak dost yok­tur. (Hak­ka Su­re­si, 32-35)</text:p>
      <text:p text:style-name="P15">Şu önem­li ger­çe­ği de unut­ma­mak ge­re­kir: Her­ke­se ka­zan­cı­nı ve ba­şa­rı­sı­nı ve­ren, tüm var­lı­ğın sa­hi­bi ve tüm ka­ina­tın ha­ki­mi olan Yü­ce Al­lah'tır. Bir in­san, "ha­yat mü­ca­de­le­sin­de" kı­ya­sı­ya re­ka­bet et­ti­ği, güç­süz­le­ri eze­rek güç­len­di­ği için <text:s/>zen­gin ol­maz. Her in­sa­na tüm mal var­lı­ğı­nı ve­ren Al­lah'tır. Al­lah, zen­gin­li­ği in­san­lar ara­sın­da, on­la­rı de­ne­mek için da­ğıt­mak­ta­dır. Zen­gin bir in­san, ger­çek­te bu mal var­lı­ğı ile de­nen­mek­te­dir. Al­lah bir aye­tin­de bu ger­çe­ği şöy­le bil­di­rir: </text:p>
      <text:p text:style-name="P15">Şüp­he­siz Biz, yer­yü­zü üze­rin­de­ki şey­le­ri ona bir süs kıl­dık; on­la­rın han­gi­si­nin da­ha gü­zel dav­ra­nış­ta bu­lun­du­ğu­nu de­ne­ye­lim di­ye. (Kehf Su­re­si, 7)</text:p>
      <text:p text:style-name="P15">Bu du­rum­da in­sa­na dü­şen so­rum­lu­luk, Al­lah'ın ken­di­si­ne bir ni­met ola­rak ver­di­ği tüm im­kan­la­rı Al­lah'ın ken­di­sin­den ra­zı ola­ca­ğı şe­kil­de en gü­ze­liy­le de­ğer­len­dir­mek­tir. Sa­mi­mi ola­rak iman eden bir kim­se, sa­hip ol­du­ğu her tür­lü im­ka­nın Al­lah'ın bir lüt­fu ol­du­ğu­nun, Rab­bi­miz di­le­di­ği tak­dir­de sa­hip ol­du­ğu her­şe­yi ken­di­sin­den ala­bi­le­ce­ği gi­bi is­ter­se çok da­ha faz­la­sı­nı da ve­re­bi­le­ce­ği­nin bi­lin­ciy­le ha­re­ket et­me­li­dir. </text:p>
      <text:p text:style-name="P15"/>
      <text:p text:style-name="P15">SOSYAL DARWINİZM VE KAYIRILMIŞ IRKLAR YALANI </text:p>
      <text:p text:style-name="P15"/>
      <text:p text:style-name="P15">Dün­ya ta­ri­hi­nin pek çok dö­ne­min­de ırk­çı top­lum­la­ra, yö­ne­ti­ci­le­re ve uy­gu­la­ma­la­ra rast­la­mak müm­kün­dür. An­cak ırk­çı­lı­ğa ilk kez söz­de bi­lim­sel bir ge­çer­li­lik ka­zan­dı­ran ki­şi Dar­win ol­muş­tur. Dar­win'in Tür­le­rin Kö­ke­ni ad­lı ki­ta­bı­nın alt baş­lı­ğı The Pre­ser­va­ti­on of Fa­vo­red Ra­ces in the Strugg­le for Li­fe (Ha­yat Mü­ca­de­le­sin­de Ka­yı­rıl­mış Irk­la­rın Ko­run­ma­sı) idi. Dar­win'in "ka­yı­rıl­mış ırk­la­rın ko­run­ma­sı" hak­kın­da yaz­dık­la­rı ve özel­lik­le İn­sa­nın Tü­re­yi­şi ki­ta­bın­da­ki bi­lim dı­şı id­di­ala­rı, Al­man­la­rın Ar­yan ır­kı­nın, İn­gi­liz­le­rin ise Ang­lo Sak­son­la­rın üs­tün ol­duk­la­rı ya­nıl­gı­la­rı­nı des­tek­le­mek­tey­di. Ay­rı­ca, Dar­win'in do­ğal se­lek­si­yon te­ori­si, kı­ya­sı­ya bir ha­yat­ta kal­ma mü­ca­de­le­sin­den söz edi­yor­du. Bu "or­man ka­nu­nu" in­san top­lum­la­rı­na uy­gu­lan­dı­ğın­da, ırk­lar ve mil­let­ler ara­sın­da ça­tış­ma ve sa­vaş­la­rın baş gös­ter­me­si ka­çı­nıl­maz­<text:soft-page-break/>dı. Ni­te­kim öy­le ol­du. Irk­çı ve sa­vaş­çı yö­ne­ti­ci­ler­den fel­se­fe­ci­le­re, po­li­ti­ka­cı­lar­dan bi­lim adam­la­rı­na ka­dar dö­ne­min ön­de ge­len bir­çok is­mi, Dar­win'in te­ori­si­ni sa­hip­len­di. North Ca­ro­li­na Üni­ver­si­te­si Ta­rih Bö­lü­mü'nden Prof. Karl A. Schleu­nes The Twis­ted Ro­ad to Ausc­hwitz (Ausc­hwitz'e Gi­den Do­lam­baç­lı Yol) ad­lı ki­ta­bın­da, ırk­çı­la­rın Dar­win'in te­ori­si­ni he­men ka­bul­len­dik­le­ri­ni şöy­le açık­lar:</text:p>
      <text:p text:style-name="P15">Dar­win'in ha­yat­ta kal­ma mü­ca­de­le­si fik­ri, ırk­çı­lar ta­ra­fın­dan hız­la ka­bul edil­di... En son (söz­de) bi­lim­sel gö­rüş­le­rin meş­ru kıl­dı­ğı bu tip bir mü­ca­de­le, ırk­çı­la­rın sa­vu­nu­cu­lu­ğu­nu yap­tık­la­rı yük­sek ve aşa­ğı in­san kav­ra­mı­nın doğ­ru­lu­ğu­nu ka­nıt­la­dı... ve bun­lar ara­sın­da­ki mü­ca­de­le­yi ge­çer­li kıl­dı.37</text:p>
      <text:p text:style-name="P15">Schleu­nes'in ki­ta­bın­da söz et­ti­ği, "Dar­win'in ku­ra­mı­nın ırk­çı­la­rın in­san sı­nıf­la­rı ile il­gi­li gö­rüş­le­ri­ni doğ­ru­la­ma­sı" ko­nu­su el­bet­te ırk­çı­la­rın ba­kış açı­sı­nı yan­sıt­mak­ta­dır. Irk­çı fi­kir­le­ri sa­vu­nan­lar Dar­win'in or­ta­ya at­tı­ğı id­di­alar­la, sap­kın gö­rüş­le­ri­ne ken­di­le­rin­ce bi­lim­sel bir da­ya­nak bul­duk­la­rı­nı san­mış­lar­dır. Oy­sa, Dar­win'in id­di­ala­rı hiç­bir bi­lim­sel te­me­le da­yan­ma­dı­ğı gi­bi, kı­sa sü­re son­ra te­ori­nin ge­çer­siz­li­ği­nin biz­zat bi­lim ta­ra­fın­dan göz­ler önü­ne se­ril­me­si, ırk­çı­la­rın ve Dar­win'in ce­ha­let do­lu gö­rüş­le­ri­ni te­mel alan da­ha pek çok akı­mın ya­nıl­gı için­de ol­duk­la­rı­nı gös­ter­miş­tir.</text:p>
      <text:p text:style-name="P15">20. yüz­yıl­da, Dar­wi­nizm'den al­dı­ğı des­tek­le, ırk­çı­lı­ğı en şid­det­li şe­kil­de uy­gu­la­ma­ya ko­yan güç, el­bet­te ki Na­zi Al­man­ya­sı'dır. Fa­kat söz­de "bi­lim­sel" ırk­çı­lı­ğın ge­liş­ti­ği tek yer Al­man­ya ol­ma­dı. Baş­ta İn­gil­te­re ve Ame­ri­ka ol­mak üze­re bir­çok ül­ke­de ırk­çı gö­rü­şe sa­hip yö­ne­ti­ci­le­rin ve en­te­lek­tü­el­le­rin sa­yı­sı gi­de­rek ar­tar­ken, bir yan­dan da ırk­çı ya­sa­lar ve dü­zen­le­me­ler baş gös­ter­di. </text:p>
      <text:p text:style-name="P15">19. yüz­yıl­da ve 20. yüz­yı­lın baş­la­rın­da ev­rim­ci­le­rin ne­re­dey­se ta­ma­mı ırk­çı gö­rüş­le­re sa­hip­ti. Bir­çok bi­lim ada­mı, ırk­çı gö­rüş­le­ri­ni açık­ça sa­vun­mak­tan çe­kin­mi­yor­du. O dö­nem­de ya­zıl­mış olan ki­tap­lar ve ma­ka­le­ler bu­nun en so­mut ör­nek­le­ri­dir. So­ut­hern Il­li­no­is Üni­ver­si­te­si'nde ta­rih pro­fe­sö­rü olan John S. Hal­ler, Out­casts from Evo­lu­ti­on: Sci­en­ti­fic At­ti­tu­des of Ra­ci­al In­fe­rio­rity (Ev­rim­den Mah­rum Bı­ra­kı­lan­lar: Irk­sal Aşa­ğı­lan­ma­ya Bi­lim­sel Ba­kış) ad­lı ki­ta­bın­da 19. yüz­yıl­da ev­rim­ci­le­rin ta­ma­mı­nın be­yaz ır­kın üs­tün­lü­ğü ve di­ğer ırk­la­rın ise aşa­ğı ırk ol­duk­la­rı ya­la­nı­na inan­dık­la­rı­nı an­la­tır. Sci­en­ti­fic Ame­ri­can der­gi­sin­de bu ki­tap hak­kın­da ya­zı­lan bir ma­ka­le­de şöy­le den­mek­te­dir:</text:p>
      <text:p text:style-name="P15">Bu, uzun sü­re­dir hak­kın­da şüp­he­ler olan bir ko­nu­yu de­lil­len­di­ren son de­re­ce önem­li bir ki­tap­tır: Ku­zey Ame­ri­ka­lı bi­lim adam­la­rı­nın, 19. yüz­yıl bo­yun­ca (ve 20. yüz­yıl­da da) kök­lü ve ka­tı bir şe­kil­de, ne­re­dey­se it­ti­fak­la ka­bul et­tik­le­ri ırk­çı­lık... Da­ha en ba­şın­dan, Af­ri­ka kö­ken­li Ame­ri­ka­lı­lar, bu en­te­lek­tü­el­ler ta­ra­fın­dan ba­zı yön­ler­den ıs­lah edi­le­mez, de­ğiş­ti­ri­le­mez ve ke­sin­lik­le aşa­ğı ola­rak de­ğer­len­di­ri­li­yor­lar­dı.38</text:p>
      <text:p text:style-name="P15">Sci­en­ce der­gi­sin­de ya­yın­la­nan bir baş­ka ya­zı­da ise ay­nı ki­tap­ta­ki ba­zı id­dia­lar için şu yo­rum­da bu­lu­nu­lu­yor­du:</text:p>
      <text:p text:style-name="P15">Vik­tor­ya dö­ne­min­de ye­ni olan şey Dar­wi­nizm'di... 1859 ön­ce­sin­de, bir­çok bi­lim ada­mı si­yah­la­rın be­yaz­lar­la ay­nı tür­den olup ol­ma­dı­ğı­nı sor­gu­la­mış­tı. 1859'dan son­ra, ev­rim­sel plan -özel­lik­le Af­ri­ka­lı Ame­ri­ka­lı­la­rın be­yaz­lar­la olan ya­kın iliş­ki­le­rin­de­ki mü­ca­de­le­le­rin­de ha­yat­ta ka­lıp ka­la­ma­ya­cak­la­rı gi­bi- ye­ni so­ru­la­rın or­ta­ya atıl­ma­sı­na ne­den ol­du. Son de­re­ce önem­li olan ce­vap her yer­de yan­kı­la­nan bir "ha­yır"dı... Af­ri­ka­lı aşa­ğı idi, çün­kü may­mun­lar­la Cer­men­ler ara­sın­da­ki "ka­yıp hal­ka­yı" tem­sil edi­yor­du.39</text:p>
      <text:p text:style-name="P15"><text:soft-page-break/>Kuş­ku­suz bu, hiç­bir ger­çek­lik pa­yı ol­ma­yan bir id­dia­dır. İn­san­la­rın de­ri­le­ri­nin fark­lı renk­ler­de ol­ma­sı, fark­lı ırk ve­ya et­nik kö­ken­le­re men­sup ol­ma­la­rı, bi­ri­ni di­ğe­rin­den da­ha üs­tün ve­ya da­ha za­yıf kı­lan bir du­rum de­ğil­dir. 19. yüz­yıl­da bu ya­nıl­gı­nın ha­kim ol­ma­sı­nın te­mel ne­den­le­rin­den bi­ri ise, dö­ne­min il­kel bi­lim­sel ko­şul­la­rı ne­de­niy­le ço­ğun­lu­ğa ha­kim olan ce­ha­let­tir. </text:p>
      <text:p text:style-name="P15">19 ve 20. yüz­yı­lın ırk­çı gö­rüş­le­riy­le ta­nı­nan bi­lim adam­la­rı­na ve­ri­le­bi­le­cek ör­nek­ler­den bir di­ğe­ri Prin­ce­ton Üni­ver­si­te­si'nden Ame­ri­ka­lı bi­yo­log Ed­win G. Conk­lin'dir. Conk­lin, di­ğer ırk­çı Dar­wi­nist­ler gi­bi sap­kın fi­kir­le­ri­ni açık­ça be­lirt­mek­ten çe­kin­me­miş­tir:</text:p>
      <text:p text:style-name="P15">Her­han­gi bir mo­dern ır­kın Ne­an­der­tal ya da Hei­del­berg tip­le­ri ile kar­şı­laş­tı­rıl­ma­sı şu­nu gös­te­rir... Zen­ci ırk­lar, be­yaz ve sa­rı ırk­lar­dan çok ori­ji­nal ır­ka (may­mun­su ata­la­ra) ben­ze­mek­te­dir. Her fak­tör, be­yaz ır­kın üs­tün­lü­ğü­ne ina­nan­la­rı, ır­kın saf­lı­ğı­nı ko­ru­mak, di­ğer­le­rin­den ay­rı­mı­nı pe­kiş­tir­mek ve sür­dür­mek için ça­ba har­ca­ma­ya yö­nelt­me­li­dir. 40</text:p>
      <text:p text:style-name="P15">Ox­ford Ün­ver­si­te­si'nden pa­le­on­to­lo­ji ve je­olo­ji pro­fe­sö­rü Wil­li­am Sol­las da 1911 yı­lın­da ya­yın­la­nan An­ci­ent Hun­ters (Es­ki Av­cı­lar) ad­lı ki­ta­bın­da ırk­çı gö­rüş­le­ri­ni şöy­le ifa­de et­miş­ti:</text:p>
      <text:p text:style-name="P15">Ada­let güç­lü­nün elin­de­dir ve her ır­ka gü­cü ora­nın­da pay­laş­tı­rıl­mış­tır. Bir top­ra­ğı iş­gal için ön­ce­lik an­la­mı ta­şı­ma­ma­sı­na rağ­men, ora­da hak ta­lep et­me­yi sağ­la­ya­cak olan güç kul­la­nı­mı­dır. Bu ne­den­le, müm­kün olan her yo­lu de­ne­ye­rek güç ar­tı­rı­mı­na git­mek, her ır­kın ol­du­ğu ka­dar in­san so­yu­nun da ken­di­ne kar­şı bir gö­re­vi­dir. İs­ter bi­lim, is­ter eği­tim, is­ter sa­vun­ma ör­güt­len­me­si alan­la­rın­da ol­sun, or­ga­nik dün­ya­nın güç­lü fa­kat lü­tuf­kar hü­küm­da­rı olan do­ğal se­lek­si­yo­nun, bu­nu hız­la ve so­nu­na ka­dar ger­çek­leş­tir­me­me­si bir ce­za, doğ­ru­dan doğ­ru­ya bu gö­re­vin ye­ri­ne ge­ti­ril­me­me­si ola­cak­tır.41 </text:p>
      <text:p text:style-name="P15">Şu­nu be­lirt­mek ge­re­kir ki, ada­le­tin güç­lü ola­na ait ol­du­ğu­nu söy­le­mek top­lum­sal ve top­lum­lar ara­sı bü­yük ka­os­la­ra yol aça­cak cid­di bir yan­lış­tır. Ada­let, ko­şul­la­rı ve im­kan­la­rı her ne olur­sa ol­sun, ren­gi­ne, di­li­ne ve cin­si­ye­ti­ne ba­kıl­ma­dan tüm in­san­la­rın eşit ola­rak ya­rar­lan­ma­la­rı ge­re­ken bir kav­ram­dır. Ger­çek ada­let de bu­dur. Dar­wi­nist ırk­çı­la­rın öne sür­dü­ğü gi­bi "ada­le­tin yal­nız­ca güç­lü olan­lar için ge­çer­li ol­du­ğu" id­dia­sı doğ­ru­yu hiç­bir şe­kil­de yan­sıt­ma­yan bir hak­sız­lık ve ada­let­siz­lik­tir. Ay­rı­ca unut­ma­mak ge­re­kir ki, her bi­rey ken­di­si ve için­de ya­şa­dı­ğı top­lum için her­şe­yin da­ha gü­ze­li­ni, da­ha iyi­si­ni, da­ha ka­li­te­li­si­ni el­de et­mek is­te­ye­bi­lir. Bu­nun için özel emek de sar­fe­de­bi­lir. Ama bu­nu ya­par­ken baş­ka­la­rı­na za­rar ver­me­yi gö­ze al­mak hiç­bir şe­kil­de doğ­ru de­ğil­dir. Bu­nun ak­si­ni id­di­a et­mek hem ak­la hem de vic­da­na ay­kı­rı­dır.</text:p>
      <text:p text:style-name="P15">İler­le­yen ta­rih­ler­de de, ırk­çı ol­ma­dık­la­rı­nı söy­le­yen ev­rim­ci­le­rin da­hi ya­zı­la­rın­da -ev­ri­me olan inanç­la­rı­nın do­ğal bir so­nu­cu ola­rak- ırk­çı gö­rüş­le­re rast­lan­mak­ta­dır. Bun­lar­dan bi­ri olan ev­rim­ci pa­le­on­to­log Ge­or­ge Gay­lord Simp­son, her ne ka­dar ken­di­si­ne ırk­çı den­me­si­ne ke­sin­lik­le kar­şı çık­sa da, Sci­en­ce der­gi­sin­de ya­yın­la­nan bir ma­ka­le­sin­de ev­rim so­nu­cun­da ırk­sal fark­lı­lık­lar oluş­tu­ğu­nu ve ba­zı ırk­la­rın di­ğer­le­ri­ne gö­re da­ha ge­liş­miş ve­ya da­ha il­kel ol­duk­la­rı­nı id­di­a et­miş­tir:</text:p>
      <text:p text:style-name="P15">Ev­rim, fark­lı top­lu­luk­lar­da fark­lı hız­lar­da iler­ler. Bu ne­den­le bir­çok hay­van gru­bun­da ba­zı tür­ler da­ha ya­vaş ev­rim­le­şir­ler. Do­la­yı­sıy­la bu tür­ler bu­gün ba­zı özel­lik­le­ri ve hat­ta ge­nel ya­pı­la­rı açı­sın­dan da­ha il­kel­dir­ler. Bir­çok­la­rı­nın sor­du­ğu gi­bi, in­san <text:soft-page-break/>ırk­la­rı içe­ri­sin­de, ben­zer şe­kil­de, bir yön­den ya da ge­nel­de, il­kel olan­la­rın olup ol­ma­dı­ğı­nı sor­mak do­ğal­dır. As­lın­da, bir ırk­ta bir özel­li­ğin di­ğe­ri­ne oran­la da­ha ge­liş­miş ya da da­ha il­kel ol­du­ğu­nu bul­mak müm­kün­dür.42</text:p>
      <text:p text:style-name="P15">Simp­son ta­ra­fın­dan ifa­de edi­len bu ba­tıl gö­rüş hiç­bir bi­lim­sel da­ya­na­ğı ol­ma­ma­sı­na rağ­men fark­lı çev­re­ler ta­ra­fın­dan ide­olo­jik kay­gı­lar­la be­nim­sen­di. Dö­ne­min di­ğer bi­lim adam­la­rı da ya­zı­la­rın­da, ko­nuş­ma­la­rın­da ve ki­tap­la­rın­da ev­rim te­ori­si­nin bi­lim dı­şı id­di­ala­rı­nı sa­vu­nur­ken, bir yan­dan da ırk­çı­lı­ğa des­tek ve­ri­yor­lar­dı. 20. yüz­yı­lın ilk ya­rı­sı­nın ön­de ge­len ırk­çı ve ev­rim­ci an­tro­po­log­la­rın­dan ve o dö­ne­min Ame­ri­kan Do­ğa Ta­ri­hi Mü­ze­si baş­ka­nı Henry Fa­ir­fi­eld Os­born da "The Evo­lu­ti­on of Hu­man Ra­ces" (İn­san Irk­la­rı­nın Ev­ri­mi) baş­lık­lı ya­zı­sın­da ırk­lar ara­sın­da kı­yas­lar ya­pa­rak hiç­bir bi­lim­sel de­li­le da­yan­ma­yan bir­ta­kım çı­ka­rım­lar öne sür­müş­tür:</text:p>
      <text:p text:style-name="P15">Or­ta­la­ma ye­tiş­kin bir zen­ci­nin ze­ka stan­dar­dı, Ho­mo sa­pi­ens (in­san) tü­rü­ne ait on bir ya­şın­da­ki bir genç ile ben­zer­dir.43</text:p>
      <text:p text:style-name="P15">Bu bi­lim adam­la­rı­nın ifa­de­le­rin­de de gö­rül­dü­ğü gi­bi, 19. ve 20. yüz­yıl­da ev­rim­ci bi­lim adam­la­rı ço­ğun­luk­la ırk­çıy­dı­lar ve bu sap­kın gö­rüş­le­ri­nin ta­şı­dı­ğı teh­li­ke­ler gör­mez­den ge­li­ni­yor­du. Ame­ri­ka­lı bi­lim ada­mı Ja­mes Fer­gu­son, 19. yüz­yıl­da baş­la­yan söz­de bi­lim­sel ev­rim­sel ırk­çı­lı­ğın dün­ya üze­rin­de­ki tah­rip edi­ci et­ki­si hak­kın­da şun­la­rı söy­le­mek­te­dir:</text:p>
      <text:p text:style-name="P15">19. yüz­yıl Av­ru­pa­sı'nda ırk kav­ra­mı, ge­li­şen be­şe­ri bi­lim­ler için bir en­di­şe un­su­ruy­du... İlk fi­zik­sel an­tro­po­log­lar, 1930'lar­da Al­man­ya'da ve gü­nü­müz­de Gü­ney Af­ri­ka'da ge­le­nek­sel ırk­çı­lı­ğı kö­rük­le­yen -Ar­yan üs­tün­lü­ğü- kav­ra­mı­nın ge­liş­me­si­ne yar­dım­cı ol­du­lar.44</text:p>
      <text:p text:style-name="P15">Ev­rim­ci Step­hen Jay Go­uld ise, bir ma­ka­le­sin­de ev­rim­ci an­tro­po­log­la­rın ırk­çı gö­rüş­le­ri için şöy­le de­mek­te­dir:</text:p>
      <text:p text:style-name="P15">Irk­la­rın ta­nım­lan­ma­sı ve de­re­ce­len­di­ril­me­si ko­nu­sun­da­ki tut­ku­su­nu de­ğer­len­dir­me­dik­çe... 19. yüz­yıl so­nu ve 20. yüz­yıl ba­şı an­tro­po­lo­ji ta­ri­hi­ni ye­te­rin­ce an­la­ya­ma­yız.45</text:p>
      <text:p text:style-name="P15">Ev­rim te­ori­si­nin söz­de bi­lim­sel ge­çer­li­lik ka­zan­dır­ma­sıy­la, 19. ve 20. yüz­yıl bi­lim adam­la­rı hiç­bir çe­kin­me ve te­red­düt duy­ma­dan, "aşa­ğı" ırk­lar, in­san­lar­dan çok may­mun­la­ra da­ha ya­kın olan ırk­lar gi­bi ha­ya­li kav­ram­lar­dan söz ede­bil­miş­ler­di. Hit­ler gi­bi za­lim ırk­çı dik­ta­tör­ler ise, bu or­ta­mı fır­sat bi­le­rek mil­yon­lar­ca in­sa­nı ken­din­ce "aşa­ğı", "ye­ter­siz", "ku­sur­lu", "has­ta" ol­duk­la­rı için kat­let­ti­ler. </text:p>
      <text:p text:style-name="P15"/>
      <text:p text:style-name="P15">Dar­win de Irk­çıy­dı</text:p>
      <text:p text:style-name="P15">20. yüz­yıl ırk­çı­lı­ğın acı­ma­sız­lı­ğı­na ve mer­ha­met­siz­li­ği­ne bir­çok ke­re­ler şa­hit ol­du­ğu için, gü­nü­müz­de ev­rim­ci­le­rin bü­yük bir ço­ğun­lu­ğu, 19. yüz­yıl ev­rim­ci­le­ri­nin ak­si­ne ırk­çı­lı­ğa kar­şı ol­duk­la­rı­nı söy­ler­ler. Dar­win'in adı­nı da ırk­çı­lık id­di­ala­rın­dan ken­di­le­rin­ce te­miz­le­me­ye ça­lı­şır­lar. Dar­win'le il­gi­li ya­zı­la­rın bir­ço­ğun­da Dar­win'e söz­de kö­le­li­ğe kar­şı çı­kan, müş­fik, iyi ni­yet­li, mer­ha­met­li bir in­san ol­du­ğu iz­le­ni­mi ve­ril­mek için özel bir ça­ba har­can­dı­ğı gö­rü­lür. Oy­sa, Dar­win ger­çek an­lam­da ırk­çı­dır ve do­ğal se­lek­si­yon te­ori­si­nin in­san­lar ara­sın­da ırk ay­rı­mı­na ve ırk­lar ara­sın­da­ki ça­tış­ma­ya bi­lim­sel bir ge­rek­çe ol­du­ğu ya­nıl­gı­sı­na inan­mak­ta­dır. Dar­win'in ki­tap­la­rın­da, ba­zı mek­tup­la­rın­da ve özel not­la­rın­da ırk­çı­lı­ğı­na da­ir açık ifa­de­ler bu­lun­mak­ta­dır. 19. yüz­yıl ev­rim­ci­le­ri­nin ne­re­dey­se ta­ma­mı­nın ırk­çı ol­ma­la­rı­nın en önem­li ne­den­le­rin­den bi­ri, fik­ri ön­der­le­ri olan Dar­win'in de ırk­çı gö­rüş­le­re sa­hip ol­ma­sı­dır. Ör­ne­<text:soft-page-break/>ğin Dar­win, İn­sa­nın Tü­re­yi­şi ad­lı ki­ta­bın­da zen­ci­ler ve Abo­ri­jin­ler gi­bi ba­zı ırk­la­rın söz­de aşa­ğı ırk­lar ol­duk­la­rı­nı ve ha­yat­ta kal­ma mü­ca­de­le­si için­de, ge­le­cek­te ele­ne­rek or­ta­dan kal­ka­cak­la­rı­nı id­di­a et­miş­tir:</text:p>
      <text:p text:style-name="P15">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46</text:p>
      <text:p text:style-name="P15">Dar­win, yu­ka­rı­da­ki söz­le­rin­de ba­zı ırk­la­rı go­ril­ler­le bir tut­muş, "me­de­ni in­san ırk­la­rı"nın "vah­şi ırk­la­rı" yok ede­cek­le­ri­ni, on­la­rı yer­yü­zün­den ta­ma­men si­le­cek­le­ri­ni id­di­a et­miş­tir. Ya­ni Dar­win ya­kın bir ge­le­cek­te mey­da­na ge­le­cek olan soy­kı­rım­lar­dan, ırk kat­li­am­la­rın­dan söz et­mek­te­dir. Ni­te­kim Dar­win'in bu fe­la­ket do­lu "ön­gö­rü­le­ri" ger­çek­leş­miş, ev­rim te­ori­si­ni ken­di­le­ri­ne söz­de bi­lim­sel bir des­tek ola­rak gö­ren ırk­çı­lar, 20. yüz­yıl­da bü­yük kat­li­am­lar yap­mış­lar­dır. Na­zi­le­rin II. Dün­ya Sa­va­şı'nda yak­la­şık 40 mil­yon in­sa­nı kat­let­me­le­ri, Gü­ney Af­ri­ka'da­ki apart­he­id sis­te­mi (Gü­ney Af­ri­ka hü­kü­me­tin­ce uy­gu­la­nan Av­ru­pa­lı ırk­la­rın di­ğer­le­ri­ne gö­re ay­rı­ca­lık­la­ra sa­hip ol­ma­sı sis­te­mi), Av­ru­pa'da Türk­le­re ve di­ğer ya­ban­cı­la­ra yö­ne­lik ırk­çı sal­dı­rı­lar, ABD'de zen­ci­le­re, Avus­tral­ya'da ise Abo­ri­jin­le­re yö­ne­lik ırk ay­rım­cı­lı­ğı, Av­ru­pa'nın bir­çok ül­ke­sin­de za­man za­man tır­ma­nı­şa ge­çen ne­o-Na­zi ha­re­ket­le­ri hep Dar­wi­nizm'in ırk­çı­lı­ğa ver­di­ği söz­de bi­lim­sel des­te­ği kul­la­na­rak güç bul­muş­tur. (Fa­şizm, ırk­çı­lık ve Dar­wi­nizm bağ­lan­tı­sı hak­kın­da da­ha de­tay­lı bil­gi için bkz. Ha­run Yah­ya, Dar­wi­nizm'in Kan­lı İde­o­lo­ji­si: Fa­şizm, Vu­ral Ya­yın­cı­lık, Ma­yıs 2001)</text:p>
      <text:p text:style-name="P15">Dar­win'in ırk­çı ifa­de­le­ri bun­lar­la da sı­nır­lı de­ğil­dir. Ör­ne­ğin Tür­le­rin Kö­ke­ni'nden ön­ce ya­yın­la­nan The Vo­ya­ge of the Be­ag­le (Be­ag­le'ın Yol­cu­lu­ğu) ad­lı ki­ta­bın­da, Be­ag­le ad­lı ge­miy­le yap­tı­ğı yol­cu­luk sı­ra­sın­da kar­şı­laş­tı­ğı Ti­er­ra del Fue­go yer­li­le­rin­den, az ge­liş­miş, ge­ri kal­mış in­san ırk­la­rı ola­rak söz et­mek­te ve şöy­le de­mek­te­dir:</text:p>
      <text:p text:style-name="P15">Bu is­tis­na­sız, ha­ya­tım bo­yun­ca göz­lem­le­di­ğim en tu­haf ve en il­ginç man­za­ray­dı (Ti­er­re del Feu­go yer­li­le­ri­ni ilk kez gör­mek). Bir vah­şi ile me­de­ni in­san ara­sın­da­ki fark­lı­lı­ğın bu den­li bü­yük ola­ca­ğı­na inan­maz­dım. Fark, vah­şi bir hay­van­la ev­cil bir hay­van ara­sın­da­ki fark­tan çok da­ha bü­yük. Emi­nim ki tüm dün­ya aran­sa, da­ha aşa­ğı se­vi­ye­de bir in­san bu­lu­na­maz­dı.47</text:p>
      <text:p text:style-name="P15">Dar­win, ken­din­ce "bar­bar" ola­rak ni­te­len­dir­di­ği Pa­ta­go­ni­a yer­li­le­ri­ni ise şöy­le ta­rif et­mek­te­dir:</text:p>
      <text:p text:style-name="P15">... Bel­ki de hiç­bir şey, in­san­da bir bar­ba­rı ken­di inin­de gör­mek ka­dar bü­yük şaş­kın­lık uyan­dı­ra­maz – bu in­sa­nın en aşa­ğı ve en vah­şi ha­li­dir. İn­sa­nın ak­lı geç­miş yüz­yıl­la­ra doğ­ru gi­di­yor ve son­ra so­ru­yor, ata­la­rı­mız bun­lar gi­bi in­san­lar ola­bi­lir mi? Ha­re­ket­le­ri ve ifa­de­le­ri, ev­cil­leş­ti­ril­miş hay­van­lar­dan da­ha az an­la­şı­lır­dı... Vah­şi ve me­de­ni in­san ara­sın­da­ki far­kı ta­rif et­me­nin ve­ya tas­vir et­me­nin müm­kün ol­du­ğu­na inan­mı­yo­rum.48</text:p>
      <text:p text:style-name="P15">Dar­win, yaz­dı­ğı bir mek­tu­bun­da ise yi­ne Ti­er­re del Feu­go yer­li­le­ri için şu ta­nım­la­ma­da bu­lun­muş­tur: </text:p>
      <text:p text:style-name="P15">Ti­er­ra del Feu­go'da, çplak, bo­yal, tir tir tit­re­yen ve gö­rü­nü­şü in­san ade­ta afal­la­tan vah­şi adam ilk gör­dü­ğüm­de, ata­larmn az çok bu­na ben­zer varlklar ol­ma­<text:soft-page-break/>lar ge­rek­ti­ği­ni dü­şün­düm. O za­man bu ba­na çok iğ­renç gel­miş­ti. Hat­ta bu ba­na, şu an­ki inancm olan kyas gö­tür­me­ye­cek ka­dar uzak ata­larmn tüy­lü vah­şi hay­van­lar ol­du­ğu fik­rin­den bi­le da­ha iğ­renç gel­miş­ti. May­mun­lar te­miz kalp­li hay­van­lardr. (Dar­win'in Char­les King­sley'e Mek­tu­bu) 49</text:p>
      <text:p text:style-name="P15">Tüm bu söz­ler Dar­win'in ırk­çı­lı­ğı­nın önem­li gös­ter­ge­le­ri­dir. Dar­win, ba­zı in­san ırk­la­rı­nı ola­bil­di­ğin­ce aşa­ğı­lar­ken, may­mun­la­rı "te­miz kalp­li hay­van­lar" ifa­de­siy­le in­san­laş­tır­mak­ta ve öv­mek­tey­di. Dar­win'in ırk­çı­lı­ğı­nın gös­ter­ge­le­ri sa­de­ce bun­lar da de­ğil­di; "aşa­ğı" ırk­la­rın yok edil­me­le­ri ge­rek­ti­ği­ni, bu­nun do­ğal se­lek­si­yo­nun bir so­nu­cu ol­du­ğu­nu ve me­de­ni­ye­tin iler­le­yi­şi­ne bü­yük kat­kı sağ­la­dı­ğı­nı açık­ça sa­vu­nu­yor­du. Dar­win bu akıl ve vic­dan dı­şı dü­şün­ce­le­ri­ni Tem­muz 1881 ta­ri­hin­de W. Gra­ham ad­lı bir bi­lim ada­mı­na yaz­dı­ğı mek­tu­bun­da şöy­le di­le ge­ti­ri­yor­du:</text:p>
      <text:p text:style-name="P15">Do­ğal se­lek­si­yo­na da­ya­lı kav­ga­nın, me­de­ni­ye­tin iler­le­yi­şi­ne si­zin zan­net­ti­ği­niz­den da­ha faz­la ya­rar sağ­la­dı­ğı­nı ve sağ­la­mak­ta ol­du­ğu­nu is­pat­la­ya­bi­li­rim. Dü­şü­nün ki, bir­kaç yüz­yıl ön­ce Av­ru­pa, Türk­ler ta­ra­fın­dan iş­gal edil­di­ğin­de, Av­ru­pa mil­let­le­ri ne ka­dar bü­yük risk al­tın­da kal­mış­tı, ama ar­tık bu­gün Av­ru­pa'nın Türk­ler ta­ra­fın­dan iş­ga­li bi­ze ne ka­dar gü­lünç ge­li­yor. Av­ru­pa ırk­la­rı ola­rak bi­li­nen me­de­ni ırk­lar, ya­şam mü­ca­de­le­sin­de Türk bar­bar­lı­ğı­na kar­şı ga­lip gel­miş­ler­dir. Dün­ya­nın çok da uzak ol­ma­yan bir ge­le­ce­ği­ne bak­tı­ğım­da, bu tür aşa­ğı ırk­la­rın ço­ğu­nun me­de­ni­leş­miş yük­sek ırk­lar ta­ra­fın­dan yok edi­le­ce­ği­ni gö­rü­yo­rum."50</text:p>
      <text:p text:style-name="P15">Gö­rül­dü­ğü gi­bi Dar­win'in ırk­çı he­ze­yan­la­rı, yük­sek bir ah­la­ka ve şan­lı bir ta­ri­he sa­hip Türk Mil­le­ti'ne ka­dar uzan­mış­tır. (Dar­win'in Türk Mil­le­ti ile il­gi­li asıl­sız ve düş­man­ca açık­la­ma­la­rı­nın, ta­ri­hi ve bi­lim­sel açı­dan na­sıl ge­çer­siz kı­lın­dı­ğı­nı Ha­run Yah­ya'nın Ev­rim Te­ori­si­nin Irk­çı Yü­zü: Dar­win'in Türk Düş­man­lı­ğı ad­lı ki­ta­bın­dan oku­ya­bi­lir­si­niz. Kül­tür Ya­yın­cı­lık, İs­tan­bul, Ekim 2001)</text:p>
      <text:p text:style-name="P15">Dar­win, ken­di sap­kın dü­şün­ce­le­ri­ne gö­re "aşa­ğı ırk" ola­rak gör­dü­ğü mil­let­le­rin yok edil­me­si­ni ön­gö­re­rek, hem ev­rim te­ori­si­nin ırk­çı­lı­ğa ver­di­ği des­te­ği gös­te­ri­yor, hem de 20. yüz­yıl­da mey­da­na ge­le­cek olan ırk sa­vaş­la­rı­nın, kat­li­am­la­rın ve soy­kı­rım­la­rın söz­de bi­lim­sel te­me­li­ni oluş­tu­ru­yor­du. </text:p>
      <text:p text:style-name="P15">Ev­rim­ci­ler bü­yük bir ça­ba ile Dar­win'in adı­nın ırk­çı­lık­la bir­lik­te anıl­ma­sı­nı en­gel­le­me­ye ça­lış­sa­lar da, Har­vard Üni­ver­si­te­si'nden Step­hen Jay Go­uld, Tür­le­rin Kö­ke­ni ki­ta­bı­na atıf­ta bu­lu­na­rak, Dar­win'in ırk­çı­lı­ğa ver­di­ği des­te­ği ka­bul et­mek­te­dir: </text:p>
      <text:p text:style-name="P15">1859'dan ön­ce ırk­çı­lık hak­kın­da bi­yo­lo­jik tar­tış­ma­la­ra rast­la­nı­yor ola­bi­lir, an­cak ev­rim te­ori­si­nin ka­bul edil­me­siy­le bun­lar bü­yük bir önem ka­za­na­rak art­tı­lar.51 </text:p>
      <text:p text:style-name="P15">Sa­de­ce Dar­win de­ğil, Tho­mas Hux­ley gi­bi ev­rim te­ori­si­nin en ön­de ge­len sa­vu­nu­cu­la­rı da ırk­çıy­dı. Hux­ley, Ame­ri­kan İç Sa­va­şı'ndan kı­sa sü­re son­ra, zen­ci kö­le­le­rin öz­gür­lük­le­ri­ne ka­vuş­ma­la­rı­nın ar­dın­dan şöy­le yaz­mış­tı:</text:p>
      <text:p text:style-name="P15">Çev­re­sin­de­ki olay­la­rın far­kın­da olan man­tık­lı hiç­bir in­san, or­ta­la­ma bir zen­ci­nin be­yaz in­san ile eşit ya da on­dan bi­raz aşa­ğı ol­du­ğu­na inan­maz. Tüm bu ye­ter­siz­lik­ler çı­ka­rıl­dı­ğın­da, çı­kık çe­ne­li ak­ra­ba­mı­zın -ka­yır­ma­nın ve za­lim­li­ğin ol­ma­dı­ğı eşit bir or­tam­da, ısı­rık­la­rın de­ğil de dü­şün­ce­le­rin kul­la­nıl­dı­ğı bir ya­rış­ma­da ol­du­ğu­mu­zu var­sa­yar­sak- bü­yük be­yin­li ve kü­çük çe­ne­li ra­ki­bi­ne kar­şı ba­şa­rıy­la mü­ca­de­le ede­bi­le­ce­ği­ni dü­şün­mek ger­çek­ten de ak­lın al­ma­ya­ca­ğı bir dü­şün­ce­dir.52 </text:p>
      <text:p text:style-name="P15">Hux­ley, ken­din­ce zen­ci ır­kın­dan ken­din­ce in­san­lar­dan de­ğil de hay­van­lar­dan söz eder gi­bi bah­set­mek­te, zen­ci­le­rin dü­şün­ce ya­rı­şın­da mut­la­ka ge­ri ka­la­cak­la­rı gi­bi <text:soft-page-break/>asıl­sız ve de­fa­lar­ca ak­si is­pat­lan­mış bir id­dia­da bu­lun­mak­ta­dır. Bu da ev­rim te­ori­si­nin ger­çek yü­zü­nü gös­ter­me­si açı­sın­dan son de­re­ce önem­li­dir. </text:p>
      <text:p text:style-name="P15">1800'le­rin or­ta­la­rın­da ev­rim te­ori­siy­le bir­lik­te or­ta­ya atı­lan ırk­çı­lık to­hum­la­rı, 1900'le­rin or­ta­la­rı­na doğ­ru asıl so­nuç­la­rı­nı ver­me­ye baş­la­dı. En şid­det­li ola­rak Al­man­ya'da Nas­yo­nel Sos­ya­lizm ile bir­lik­te ken­di­ni gös­ter­di. Dar­win'in çağ­da­şı ve ev­rim te­ori­si­nin ateş­li bir sa­vu­nu­cu­su olan Fri­ed­rich Ni­etzs­che, Al­man­ya'da "sü­per in­san" ve "efen­di ırk" gi­bi asıl­sız kav­ram­la­rı po­pü­ler ha­le ge­tir­di. Na­zizm ise ka­çı­nıl­maz bir son­du. Hit­ler ve Na­zi­ler, Dar­win'in or­man ka­nu­nu­nu, mil­li po­li­ti­ka ha­li­ne ge­tir­di­ler ve ar­ka­la­rın­da 40 mil­yon ölü bı­rak­tı­lar. (Bu ko­nu "Dar­win-Na­zizm Koa­lis­yo­nu­nun So­nu­cu: 40 Mil­yon Ölü" baş­lık­lı bö­lüm­de de­tay­la­rıy­la in­ce­le­ne­cek­tir.)</text:p>
      <text:p text:style-name="P15"/>
      <text:p text:style-name="P15">Ge­ne­tik Açı­dan İn­san­lar Ara­sın­da Irk Ayrımı Yok­tur</text:p>
      <text:p text:style-name="P15">Özel­lik­le son 10 yıl­dır ge­ne­tik bi­li­min­de el­de edi­len bul­gu­lar, bi­yo­lo­jik açı­dan in­san­lar ara­sın­da ırk­sal fark­lı­lık­lar ol­ma­dı­ğı­nı or­ta­ya çı­kar­dı. Bi­lim adam­la­rı­nın bir­ço­ğu ise bu ko­nu­da hem­fi­kir­di­ler. Ör­ne­ğin At­lan­ta'da ya­pı­lan Bi­li­min İler­le­me­si Kon­gre­si'nde (Ad­van­ce­ment of Sci­en­ce Con­ven­ti­on) bi­lim adam­la­rı şöy­le bir açık­la­ma­da bu­lun­du­lar: </text:p>
      <text:p text:style-name="P15">Irk, ta­ri­he geç­miş olay­lar­la şart­lan­dı­rıl­mış al­gı­la­rı­mı­zın ürü­nü olan sos­yal bir kur­gu­dur. Hiç­bir bi­yo­lo­jik ger­çek­li­ği yok­tur.53</text:p>
      <text:p text:style-name="P15">Ge­ne­tik araş­tır­ma­lar­da, ırk­lar ara­sın­da­ki ge­ne­tik fark­lı­lık­la­rın çok kü­çük ol­du­ğu, gen­le­re ba­kı­la­rak ırk­la­rın ayırt edi­le­me­ye­ce­ği or­ta­ya çık­tı. Ko­nu hak­kın­da araş­tır­ma ya­pan bi­lim adam­la­rı ay­nı grup için­de yer alan in­san­lar ara­sın­da da­hi ge­ne­tik ola­rak %0.2 fark ol­du­ğu­nu be­lirt­mek­te­dir­ler. Irk­sal fark­lı­lık­la­rı be­lir­le­yen de­ri ren­gi, göz şek­li gi­bi özel­lik­ler ise bu %0.2'nin sa­de­ce %6'sı­nı oluş­tur­mak­ta­dır. Bu da ge­ne­tik ola­rak ırk­lar ara­sın­da sa­de­ce %0.012 fark ol­du­ğu an­la­mı­na gel­mek­te­dir.54 Di­ğer bir de­yiş­le ırk­sal fark­lı­lık­lar ke­sin­lik­le önem­siz de­ne­cek ka­dar az­dır.</text:p>
      <text:p text:style-name="P15">New York Ti­mes ga­ze­te­si­nin 22 Ağus­tos 2000 ta­rih­li sa­yı­sın­da Na­ta­li­e An­gi­er im­za­sıy­la ya­yın­la­nan "Do Ra­ces Dif­fer? Not Re­ally, DNA Shows" (Irk­lar Fark­lı mı? DNA'nın Gös­ter­di­ği­ne Gö­re Pek De­ğil) baş­lık­lı ya­zı­da bu son bul­gu­lar şöy­le özet­len­mek­te­dir:</text:p>
      <text:p text:style-name="P15">Bi­lim adam­la­rı uzun yıl­lar bo­yun­ca, top­lum ta­ra­fın­dan ka­bul edi­len ırk­sal ka­te­go­ri­le­rin ge­ne­tik dü­ze­ye yan­sı­ma­dı­ğın­dan şüp­he et­ti­ler. </text:p>
      <text:p text:style-name="P15">An­cak, araş­tır­ma­cı­lar -in­san vü­cu­du­nun- ne­re­dey­se her hüc­re­si­nin kal­bin­de sak­la­nan ve ge­ne­tik ma­ter­ya­lin ta­mam­la­yı­cı­sı olan in­san ge­no­mu­nu da­ha ya­kın­dan in­ce­le­dik­çe, in­san­la­rı "ırk" yo­luy­la bir­bi­rin­den ayırt et­mek için kul­la­nı­lan stan­dart eti­ket­le­rin çok az ve­ya hiç­bir bi­yo­lo­jik an­lam ifa­de et­me­di­ği­ne da­ha faz­la ik­na ol­du­lar.</text:p>
      <text:p text:style-name="P15">İlk ba­kış­ta bir ki­şi­nin Kaf­kas­ya­lı, Af­ri­ka­lı ya da As­ya­lı olup ol­ma­dı­ğı­nı söy­le­me­nin ko­lay ol­du­ğu­nu an­cak, gö­rü­ne­nin al­tın­da­ki özel­lik­le­re inil­di­ğin­de ve ge­nom, 'ır­kın' DNA özel­lik­le­ri için ta­ran­dı­ğın­da bu ko­lay­lı­ğın or­ta­dan kalk­tı­ğı­nı söy­lü­yor­lar.55</text:p>
      <text:p text:style-name="P15">İn­san Ge­no­mu Pro­je­si'ni yü­rü­ten Ce­le­ra Ge­no­mics Şir­ke­ti'nin baş­ka­nı J. Cra­ig Ven­ter da ır­kın bi­lim­sel de­ğil sos­yal bir kav­ram ol­du­ğu­nu söy­le­mek­te­dir.56 Dr. Ven­ter ve Na­tio­nal Ins­ti­tu­tes of He­alth'de ça­lı­şan bi­lim adam­la­rı, in­san ge­no­mu­nun tüm di­zi­si­nin (se­kan­sı­nın) tas­la­ğı­nı bi­ra­ra­ya ge­tir­dik­le­ri­ni ve sa­de­ce tek bir in­san ır­kı ol­du­ğu so­nu­cu­na var­dık­la­rı­nı be­lirt­mek­te­dir­ler. </text:p>
      <text:p text:style-name="P15"><text:soft-page-break/>Man­hat­tan North Ge­ne­ral Hos­pi­tal'ın baş­ka­nı Dr. Ha­rold P. Free­man ise, bi­yo­lo­ji ve ırk ko­nu­sun­da­ki ça­lış­ma­la­rı­nın so­nu­cu­nu şöy­le özet­le­mek­te­dir:</text:p>
      <text:p text:style-name="P15">Irk açı­sın­dan ko­nuş­tu­ğu­muz­da, gen­le­ri­ni­zin yüz­de ka­çı­nın dış gö­rü­nü­mü­nü­ze yan­sı­dı­ğı­nı so­rar­sa­nız, bu­na ve­ri­le­cek ce­vap %0.01 ci­va­rın­da ola­cak­tır. Bu ge­ne­tik ya­pı­nı­zın çok çok dü­şük dü­zey­de­ki bir yan­sı­ma­sı­dır.57</text:p>
      <text:p text:style-name="P15">Ay­nı so­nu­ca va­ran bi­lim adam­la­rın­dan bir di­ğe­ri ise Was­hing­ton Üni­ver­si­te­si'nden bi­yo­lo­ji pro­fe­sö­rü Alan R. Temp­le­ton'dır. Temp­le­ton fark­lı halk­lar­dan in­san­la­rın DNA'la­rı­nı ana­liz et­miş­tir. Ana­liz­ler so­nu­cun­da, in­san tü­rün­de çok faz­la ge­ne­tik var­yas­yon var­ken, bu var­yas­yon­la­rın ço­ğu­nun bi­rey­sel ol­du­ğu­nu göz­lem­le­miş­tir. Her ne ka­dar halk­lar ara­sın­da ba­zı var­yas­yon­lar var­sa da, bu var­yas­yon­la­rın çok kü­çük ol­duk­la­rı­nı be­lir­le­miş­tir. Temp­le­ton var­dı­ğı so­nuç­la­rı -ev­ri­me olan ön­yar­gı­lı inan­cı­nı ko­ru­mak­la bir­lik­te- şöy­le özet­le­mek­te­dir:</text:p>
      <text:p text:style-name="P15">Irk, top­lum­da kül­tü­rel, po­li­tik ve eko­no­mik bir kav­ram­dır, an­cak bi­yo­lo­jik bir kav­ram de­ğil­dir. Ne ya­zık ki bir­çok in­san –ge­ne­tik fark­lı­lık­la­rın– in­san ır­kı­nın özü ol­du­ğu gi­bi yan­lış bir ka­nı­ya sa­hip­tir... Ben ko­nu­ya bi­raz ob­jek­tif­lik kat­mak is­te­dim. Bu ol­duk­ça ta­raf­sız ana­liz so­nu­cu­na gö­re, in­san­lı­ğın bir­bi­rin­den ger­çek­ten fark­lı alt grup­la­ra bö­lün­me­si gi­bi bir­şey söz ko­nu­su de­ğil­dir. 58</text:p>
      <text:p text:style-name="P15">Temp­le­ton'ın el­de et­ti­ği so­nuç­la­ra gö­re, Av­ru­pa­lı­lar­la Aşa­ğı Sa­ha­ra­lı Af­ri­ka­lı­lar ara­sın­da ve Av­ru­pa­lı­lar­la Me­la­nez­ya­lı­lar (Ku­zey Do­ğu Avus­tral­ya ada­la­rı­nın sa­kin­le­ri) ara­sın­da­ki ge­ne­tik ben­zer­lik, Af­ri­ka­lı­lar­la Me­la­nez­ya­lı­lar ara­sın­da ol­du­ğun­dan da­ha faz­la­dır. Oy­sa Aşa­ğı Sa­ha­ra­lı Af­ri­ka­lı­lar­la Me­la­nez­ya­lı­lar si­yah de­ri­li ol­ma­la­rı, saç­la­rı­nın cin­si, ka­fa­ta­sı ve yüz şe­kil­le­ri ile bir­bir­le­ri­ne da­ha çok ben­ze­mek­te­dir­ler. Bun­lar bir ır­kı ta­nım­lar­ken kul­la­nı­lan özel­lik­ler­dir, an­cak ge­ne­tik ola­rak bu in­san­lar bir­bir­le­ri­ne da­ha az ben­zer­ler. Temp­le­ton bu bul­gu­nun gös­ter­di­ği gi­bi, "ırk­sal özel­lik­le­rin" gen­ler­de gö­rül­me­di­ği­ni be­lirt­mek­te­dir.59</text:p>
      <text:p text:style-name="P15">Po­pü­las­yon ge­ne­tik­çi­le­ri Lu­ca Ca­val­li-Sfor­za, Pao­lo Me­noz­zi ve Al­ber­to Pi­az­za ta­ra­fın­dan ya­zı­lan İn­san Gen­le­ri­nin Ta­ri­hi ve Coğ­raf­ya­sı ad­lı ki­tap­ta da şu so­nu­ca va­rıl­mak­ta­dır:</text:p>
      <text:p text:style-name="P15">Boy ya da de­ri ren­gi gi­bi dış özel­lik­ler­den so­rum­lu olan gen­ler dış­ta tu­tu­lur­sa, in­san "ırk­la­rı" de­ri­le­ri­nin al­tın­da ola­ğa­nüs­tü ben­zer­dir­ler. Bi­rey­ler ara­sın­da­ki çe­şit­len­me­ler, grup­lar ara­sın­da­ki çe­şit­len­me­ler­den çok da­ha bü­yük­tür. 60</text:p>
      <text:p text:style-name="P15">Ki­tap hak­kın­da bir de­ğer­len­dir­me­nin yer al­dı­ğı Ti­me der­gi­sin­de ise ko­nuy­la il­gi­li ola­rak şun­lar söy­len­mek­te­dir:</text:p>
      <text:p text:style-name="P15">As­lın­da bi­rey­ler ara­sın­da­ki fark­lı­lık o den­li bü­yük­tür ki, ırk kav­ra­mı­nın tü­mü ge­ne­tik dü­zey­de an­lam­sız ha­le gel­mek­te­dir. Oto­ri­te­ler, her­han­gi bir po­pü­las­yo­nun bir baş­ka­sı kar­şı­sın­da ge­ne­tik üs­tün­lü­ğü­nün çı­ğırt­kan­lı­ğı­nı ya­pan te­ori­le­rin "hiç­bir bi­lim­sel te­me­li" ol­ma­dı­ğı­nı söy­lü­yor­lar. Zor­luk­la­ra rağ­men bi­lim­ci­ler, ef­sa­ne yı­kı­cı bir­ta­kım ke­şif­ler­de bu­lun­du­lar. Bun­lar­dan bi­ri da­ha ki­ta­bın ka­pa­ğın­da yer alı­yor: Dün­ya­nın ge­ne­tik çe­şit­li­li­ği­nin renk­li ha­ri­ta­sın­da, yel­pa­ze­nin bir ucun­da Af­ri­ka var­dır, di­ğer ucun­da da Avus­tral­ya. Avus­tral­ya­lı Abo­ri­jin­ler ve Or­ta-Sah­ra­lı Af­ri­ka­lı­lar de­ri ren­gi ve vü­cut bi­çi­mi gi­bi dış özel­lik­le­ri pay­laş­tık­la­rı için, on­la­rın çok ya­kın­dan ilin­ti­li ol­duk­la­rı ge­niş öl­çü­de ka­bul gör­dü. Ama gen­le­ri, fark­lı bir öy­kü an­la­tı­yor. Avus­tral­ya­lı­lar tüm in­san­lar için­de Af­ri­ka­lı­lar­dan en uzak olan­lar­dır ve kom­şu­la­rı olan Gü­ney­do­ğu As­ya­lı­la­rı çok an­dı­rır­lar.61</text:p>
      <text:p text:style-name="P15">Ye­ni Em­per­ya­lizm ve Sos­yal Dar­wi­nizm</text:p>
      <text:p text:style-name="P15"><text:soft-page-break/>Sö­mür­ge­ci­lik, Dar­win'den çok da­ha ön­ce, 16. yüz­yıl­da Av­ru­pa ül­ke­le­rin­de ge­liş­me­ye baş­la­mış­tı. An­cak ırk­çı­lık gi­bi, sö­mür­ge­ci­lik de Dar­win'in te­ori­sin­den güç bul­du ve fark­lı bir he­def edin­di. 16. yüz­yıl ve son­ra­sın­da, özel­lik­le de Sa­na­yi Dev­ri­mi'nin ar­dın­dan, Av­ru­pa dev­let­le­ri­nin fark­lı kı­ta­la­ra ve ül­ke­le­re ya­yıl­ma­la­rın­da­ki amaç da­ha çok ti­ca­ri idi. Av­ru­pa­lı­lar üret­tik­le­ri mal­lar için pa­zar ara­yı­şı­na gir­miş­ler­di ve çö­zü­mü fark­lı kı­ta­lar­da­ki ül­ke­le­re ha­kim ol­mak­ta gör­müş­ler­di. 19. yüz­yıl­da­ki em­per­ya­list gi­ri­şim­ler ise da­ha fark­lı ne­den­ler içe­ri­yor­du. Bu ne­den­le bu dö­nem­de­ki em­per­ya­list ha­re­ket­ler "Ye­ni Em­per­ya­lizm" ola­rak anıl­mak­ta­dır. </text:p>
      <text:p text:style-name="P15">Sos­yal Dar­wi­nist tel­kin­ler ye­ni em­per­ya­liz­min dün­ya gö­rü­şü­ne ta­ma­men ha­kim­di. Ye­ni em­per­ya­liz­me yol açan Dar­wi­nist ne­den­ler­den bi­ri üs­tün­lük ya­rı­şıy­dı. Bir­bir­le­riy­le re­ka­be­te gi­ren İn­gi­liz­ler, Fran­sız­lar, Al­man­lar ve di­ğer­le­ri, söz­de "ha­yat mü­ca­de­le­sin­de" üs­tün gel­mek ve "en güç­lü" mil­let ola­bil­mek için da­ha çok top­rak edin­me­le­ri ge­rek­ti­ği ya­nıl­gı­sı­na ka­pıl­mış­lar­dı. </text:p>
      <text:p text:style-name="P15">İkin­ci ne­den ise, di­ğer ırk­la­ra kar­şı üs­tün­lü­ğün ka­nıt­lan­ma­sı ya­nıl­gı­sı idi. "Üs­tün ırk" ol­duk­la­rı­nı id­di­a eden Ang­lo-Sak­son­lar ve Ar­yan­lar, "aşa­ğı ırk" say­dık­la­rı Af­ri­ka­lı­la­rı, As­ya­lı­la­rı ve­ya Avus­tral­ya yer­li­le­ri­ni kon­trol­le­ri al­tı­na al­ma­yı, on­la­rın iş güç­le­ri­ni, zen­gin­lik kay­nak­la­rı­nı ve im­kan­la­rı­nı sö­mür­me­yi ken­di­le­rin­ce do­ğal hak­la­rı ola­rak gö­rü­yor­lar­dı. Böy­le­ce, eko­no­mik kay­gı­lar­dan çok Dar­wi­nist he­def­ler so­nu­cun­da 19. yüz­yıl em­per­ya­liz­mi ge­liş­ti.62</text:p>
      <text:p text:style-name="P15">Bri­tan­ni­ca An­sik­lo­pe­di­si'nin 1946 bas­kı­sın­da ye­ni em­per­ya­liz­min sos­yal Dar­wi­nist kö­ken­le­ri için şöy­le den­mek­te­dir: </text:p>
      <text:p text:style-name="P15">19. yüz­yıl so­nun­da­ki bu ye­ni em­per­ya­lizm dö­ne­mi, ma­ne­vi des­te­ği­ni, tüm Av­ru­pa'yı ka­sıp ka­vu­ran Bis­mark­çı­lık, sos­yal Dar­wi­nizm ve güç ve ba­şa­rı­yı yü­cel­ten ben­zer tüm te­ori­ler­den al­dı. Irk­çı te­ori­ler, ge­le­nek­sel ah­la­ki de­ğer­le­re (Hı­ris­ti­yan­lık gi­bi) kar­şı, dö­ne­min ne­re­dey­se en bas­kın inan­cı ha­li­ne gel­mek­te olan bu ye­ni dü­şün­ce­ye "bi­lim" ve "do­ğa" yo­luy­la meş­rui­yet ka­zan­dır­mış gi­bi gö­rün­mek­te­dir. 63</text:p>
      <text:p text:style-name="P15">Sos­yal Dar­wi­nizm'in, 19. yüz­yıl ye­ni em­per­ya­liz­mi­nin ger­çek kö­ke­ni ol­du­ğu bir­çok araş­tır­ma­cı ve ya­zar ta­ra­fın­dan ka­bul edil­mek­te­dir. Ör­ne­ğin ta­rih pro­fe­sö­rü Ger­tru­de Him­mel­farb, Dar­win and the Dar­wi­ni­an Re­vo­lu­ti­on (Dar­win ve Dar­win­ci Dev­rim) ad­lı ki­ta­bın­da, sos­yal Dar­wi­nizm'in ırk­çı­lık ve em­per­ya­lizm ile olan ya­kın bağ­lan­tı­sı için şun­la­rı söy­le­mek­te­dir:</text:p>
      <text:p text:style-name="P15">Sos­yal Dar­wi­nizm ge­nel­de şöy­le an­la­şıl­mış­tır: re­ka­be­ti, gü­cü ve şid­de­ti, ge­le­nek, tö­re ve din ah­la­kı­nın üze­rin­de yü­cel­ten bir fel­se­fe. Böy­le­ce, ra­di­kal mil­li­yet­çi­li­ğin, em­per­ya­liz­min, mi­li­ta­riz­min, dik­ta­tör­lü­ğün, kah­ra­man­lık kült­le­ri­nin, üs­tün in­san ve "efen­di ırk" inan­cı­nın bir çe­şit ba­vu­lu ha­li­ne gel­miş­tir.64</text:p>
      <text:p text:style-name="P15">Ün­lü Al­man ta­rih­çi Weh­ler de sos­yal Dar­wi­nizm'in bu yö­nü­nü şu söz­le­ri ile ifa­de et­mek­te­dir:</text:p>
      <text:p text:style-name="P15">Sos­yal Dar­wi­nizm, iş­çi ve­ya sö­mür­ge halk­la­rı­nın öz­gür­lük is­tek­le­ri­nin, var ol­ma mü­ca­de­le­si içe­ri­sin­de­ki ikin­ci sı­nıf in­san­la­rın ge­rek­siz pro­tes­to­su ola­rak al­gı­la­nıp bir ke­na­ra atıl­ma­sı­na im­kan ver­di. Sos­yal Dar­wi­nizm'e, yö­ne­ten­le­rin çı­kar­la­rıy­la bağ­lan­tı­sın­da­ki bu gü­cü ka­zan­dı­ran şey, "red­de­di­le­mez" bir bi­lim­sel ha­va içe­ri­sin­de su­nu­lan uy­gu­la­ma çe­şit­li­li­ğiy­di. Bir ide­olo­ji ola­rak em­per­ya­liz­mi des­tek­le­di­ği için, en­düs­tri­leş­miş mil­let­ler içe­ri­sin­de­ki ta­raf­tar­la­rın­ca can­lı tu­tu­lu­yor­du. 65</text:p>
      <text:p text:style-name="P15"><text:soft-page-break/>Al­man Ge­ne­ral Bern­har­di'nin 1912 yı­lın­da Bri­ta­in as Ger­many's Vas­sal (Al­man­ya'nın Te­ba­sı ola­rak Bri­tan­ya) ad­lı ki­tap­ta Al­man em­per­ya­liz­mi için yaz­dı­ğı sa­tır­lar­da sos­yal Dar­wi­nist gö­rüş­le­ri gör­mek müm­kün­dür: </text:p>
      <text:p text:style-name="P15">Dün­ya me­de­ni­ye­ti ya­ra­rı­na, Al­man­ya'nın sö­mür­ge im­pa­ra­tor­lu­ğu­nu ge­niş­let­mek bi­zim gö­re­vi­miz­dir. Yal­nız­ca bu şe­kil­de, dün­ya ge­ne­lin­de Al­man me­de­ni­ye­ti­ni po­li­tik ya da en azın­dan ulu­sal ola­rak bir­leş­ti­re­bi­li­riz. An­cak bu şe­kil­de Al­man me­de­ni­ye­ti­nin in­san­lı­ğın ge­li­şi­min­de en ge­rek­li fak­tör ol­du­ğu ka­bul gö­re­cek­tir. Dün­ya ça­pın­da ye­ni böl­ge­ler el­de et­mek için tüm gü­cü­müz­le ça­ba har­ca­ma­lı­yız çün­kü Al­man­ya'yı ge­le­cek­te do­ğa­cak mil­yon­lar­ca Al­man için ko­ru­ma­lı, on­lar için yi­ye­cek ve iş sağ­la­ma­lı­yız. On­lar Al­man gö­ğü­nün al­tın­da, Al­man ha­ya­tı ya­şa­ma­lı­dır­lar.66</text:p>
      <text:p text:style-name="P15">Dar­wi­nist tel­kin­le­rin et­ki­siy­le güç bu­lan em­per­ya­liz­min ne­den ol­du­ğu da­ha çok top­rak ele ge­çir­me hır­sı, em­per­ya­list ül­ke­ler ara­sın­da ça­tış­ma­la­ra ne­den ol­du. Yi­ne Dar­wizm'in ya­nıl­gı­la­rı­na da­ya­nı­la­rak ele ge­çi­ri­len top­rak­lar­da yer­li halk­la­rın söz­de "aşa­ğı ırk"dan in­san­lar ola­rak de­ğer­len­di­ril­me­le­ri ne­de­niy­le bü­yük zu­lüm­ler ya­şan­dı. Söz ko­nu­su top­rak­la­ra söz­de me­de­ni­yet gö­tür­mek için yo­la çık­tık­la­rı­nı öne sü­ren em­per­ya­list­ler, Dar­wi­nizm te­mel­li sap­kın ba­kış açı­la­rı yü­zün­den, pek çok acı ve göz ya­şı­na ne­den ol­du­lar. </text:p>
      <text:p text:style-name="P15">Sos­yal Dar­wi­nizm ve Irk­lar Ara­sı Ça­tış­ma</text:p>
      <text:p text:style-name="P15">Al­lah'ın yer­yü­zün­de fark­lı ırk­lar, ka­bi­le­ler, ulus­lar ya­rat­ma­sı­nın hik­met­le­rin­den bi­ri, bun­lar ara­sın­da kül­tü­rel alış­ve­riş ve do­la­yı­sıy­la kü­re­sel bir kül­tü­rel zen­gin­lik ol­ma­sı­dır. Al­lah, fark­lı in­san top­lu­luk­la­rı­nı "bir­bir­le­ri ile ta­nış­ma­la­rı için" ya­rat­mış ol­du­ğu­nu Ku­ran'da ha­ber ver­mek­te­dir. (Hu­cu­rat Su­re­si, 13)</text:p>
      <text:p text:style-name="P15">Sos­yal Dar­wi­nizm'in ba­tıl dün­ya gö­rü­şü­ne gö­re ise in­san­lar ta­nış­mak için de­ğil ça­tış­mak için var­dır. Bu­na gö­re, in­san­lı­ğın iler­le­me­si­nin en önem­li yo­lu ırk­lar ve ulus­lar ara­sın­da­ki ça­tış­ma­dır. Sos­yal Dar­wi­nist­le­rin man­tık dı­şı ön­gö­rü­le­ri­ne gö­re, ırk­lar ara­sın­da­ki ça­tış­ma­da üs­tün ge­le­bil­mek için ye­ni bu­luş­lar ya­pı­la­cak, so­nuç­ta da da­ha "me­de­ni" ve "üs­tün" olan­lar ga­lip ge­le­cek ve böy­le­ce in­san­lık ge­li­şe­cek­tir. İn­san­la­rın sa­va­şa­rak, ci­na­yet iş­le­ye­rek, kat­li­am ya­pa­rak, di­ğer­le­ri­ni eze­rek ve on­la­ra zul­me­de­rek iler­le­ye­cek­le­ri­ni öne sür­mek vah­şe­tin sa­vu­nu­cu­lu­ğu­nu yap­mak­tan baş­ka bir şey de­ğil­dir. İn­san­lar ve­ya top­lum­lar ara­sın­da za­man za­man çe­şit­li an­laş­maz­lık­lar ve­ya so­run­lar baş­gös­te­re­bi­lir. An­cak tüm so­run­lar ba­rış­çıl yön­tem­ler iz­le­ne­rek ra­hat­lık­la çö­zü­me ka­vuş­tu­ru­la­bi­lir. Şid­de­te baş­vu­ra­rak çö­zü­mün olu­şa­bi­le­ce­ği­ni dü­şün­mek, so­ru­nun da­ha da için­den çı­kıl­maz bir hal al­ma­sın­dan baş­ka bir­şe­ye ya­ra­ma­ya­cak­tır. Ya da -da­ha ön­ce de be­lirt­ti­ği­miz gi­bi- mil­let­le­rin ken­di men­fa­at­le­ri­ni ve ge­le­cek­le­ri­ni ko­ru­ya­cak ted­bir­ler al­mak is­te­me­le­ri, hak­lı bir ta­lep­tir. An­cak di­ğer mil­let­le­rin hak­la­rı­nı yok sa­ya­rak ve­ya ken­di me­fa­at­le­ri­nin di­ğer­le­ri­ni yok et­mek­te ol­du­ğu­na ina­na­rak bir po­li­ti­ka be­lir­len­me­si hem man­tık hem de vic­dan dı­şı­dır. </text:p>
      <text:p text:style-name="P15">Gü­nü­müz ev­rim­ci­le­ri­nin "in­san­cıl" ve ırk­çı­lı­ğa kar­şı bi­ri ola­rak ta­nıt­ma­ya ça­lış­tık­la­rı Dar­win de ırk­lar ara­sı ça­tış­ma­yı sa­vun­muş ve bu ça­tış­ma­da üs­tün ge­le­cek olan­la­rın ken­din­ce "me­de­ni" olan­lar ola­ca­ğı ya­la­nı­nı or­ta­ya at­mış­tır. Dar­win'in ve di­ğer ev­rim­ci­le­rin bah­set­tik­le­ri me­de­ni­ler ise el­bet­te ki "be­yaz ırk"tır. Dar­win'in İn­sa­nın Tü­re­yi­şi ki­ta­bın­da­ki ba­zı ifa­de­le­ri şöy­le­dir:</text:p>
      <text:p text:style-name="P15"><text:soft-page-break/>Me­de­ni ulus­lar bar­bar­lar­la kar­şı­laş­tık­la­rın­da, ölüm­cül ik­li­min yer­li ır­ka yar­dım et­ti­ği yer­ler dı­şın­da, mü­ca­de­le kı­sa sü­re­cek­tir... Bir­bir­le­riy­le re­ka­bet eden ulus­la­rın ba­şa­rı­ya ulaş­ma­sın­da­ki en önem­li fak­tör me­de­ni­yet dü­zey­le­ri gi­bi gö­zük­mek­te­dir. 67</text:p>
      <text:p text:style-name="P15">Dar­win ki­ta­bı­nın baş­ka yer­le­rin­de ol­du­ğu gi­bi, bu ifa­de­le­rin­de de "bar­bar­lar" ile "me­de­ni­ler"in ça­tış­ma­sın­dan söz et­mek­te ve üs­tün­lü­ğün me­de­ni­le­re ait ola­ca­ğı­nı id­di­a et­mek­te­dir. Bu ha­yal ürü­nü var­sa­yım­la­rı ne­de­niy­le de ne­re­dey­se bir asır bo­yun­ca de­vam ede­cek ka­os ve acı­la­ra ze­min ha­zır­la­mış­tır. </text:p>
      <text:p text:style-name="P15">Dar­win'den son­ra da pek çok Dar­wi­nist, ırk­lar ara­sı ça­tış­ma­yı ade­ta bi­lim­sel bir ger­çek­miş gi­bi di­le ge­tir­miş­ler­dir. Ör­ne­ğin 19. yüz­yı­lın ev­rim­ci teo­ris­yen­le­rin­den ve Fran­cis Gal­ton'ın ta­kip­çi­si ola­rak ka­bul edi­len Karl Pe­ar­son'ın Na­tio­nal Li­fe from the Stand­po­int of Sci­en­ce (Bi­lim Açı­sın­dan Mil­li Ha­yat) ad­lı ki­ta­bın­dan alı­nan aşa­ğı­da­ki ifa­de­le­ri, 19. yüz­yıl Dar­wi­nist­le­ri­nin ırk­lar ara­sı ça­tış­ma­la­ra ba­kış açı­la­rı­nı ve ye­ni em­per­ya­liz­min ar­dın­da­ki ne­den­le­ri gör­mek açı­sın­dan önem­li­dir. Pe­ar­son, di­ğer sos­yal Dar­wi­nist­ler gi­bi, ırk­lar ara­sı ça­tış­ma­nın ge­rek­li ol­du­ğu­nu id­di­a et­mek­te, bir ırk için­de­ki mü­ca­de­le­nin ev­rim için ye­ter­li ol­ma­ya­ca­ğı­nı san­mak­ta­dır. Pe­ar­son'ın hiç­bir bi­lim­sel doğ­ru­lu­ğu ol­ma­yan bu id­di­ala­rın­dan ba­zı­la­rı şöy­le­dir:</text:p>
      <text:p text:style-name="P15">Kö­tü ırk hak­kın­da söy­le­dik­le­rim ba­na gö­re aşa­ğı in­san ırk­la­rı için ge­çer­li. Kaç yüz­yıl­dır, kaç bin yıl­dır, zen­ci Af­ri­ka­lı­lar Af­ri­ka'da be­yaz adam ta­ra­fın­dan ra­hat­sız edil­me­den bü­yük top­rak­la­ra sa­hip ol­du­lar? Bu­na rağ­men ara­la­rın­da­ki ka­bi­le ça­tış­ma­la­rı Ar­yan ır­kı ile bi­raz bi­le kı­yas­la­na­bi­le­cek bir me­de­ni­yet oluş­tur­ma­dı. İs­te­di­ği­niz gi­bi on­la­rı eği­tip ye­tiş­ti­rin, ır­kı de­ğiş­tir­me ko­nu­sun­da ba­şa­rı­lı ola­bi­le­ce­ği­ni­ze inan­mı­yo­rum. Ta­rih ba­na yük­sek se­vi­ye­de me­de­ni­yet oluş­tur­mak için sa­de­ce ve sa­de­ce tek bir yol gös­te­ri­yor, ır­kın ırk­la mü­ca­de­le­si ve fi­zik­sel ve zi­hin­sel ola­rak uy­gun olan ır­kın ha­yat­ta kal­ma­sı...68</text:p>
      <text:p text:style-name="P15">Pe­ar­son ve ben­zer­le­ri­nin bu tür sap­kın açık­la­ma­la­rı, em­per­ya­list­le­re söz­de bi­lim­sel bir des­tek sağ­la­mış­tır. Af­ri­ka kı­ta­sı­nı, As­ya'nın önem­li bir bö­lü­mü­nü iş­gal eden, Avus­tral­ya yer­li­le­ri­ne tür­lü zu­lüm­de bu­lu­nan ba­zı Av­ru­pa dev­let­le­ri, iş­gal­le­ri­nin do­ğa­nın bir ka­nu­nu ve in­sa­noğ­lu­nun ge­liş­me­si­nin tek yo­lu ol­du­ğu­nu id­di­a et­miş­ler­dir. (Bu id­dia­nın bi­lim­sel hiç­bir da­ya­na­ğı ol­ma­dı­ğı ise bi­lim dün­ya­sın­da ya­şa­nan iler­le­me­ler ile biz­zat bi­lim ta­ra­fın­dan is­pat­lan­mış­tır.) Pe­ar­son'a gö­re, ta­rih bo­yun­ca bi­linç­siz­ce ya­pı­lan sa­vaş­lar ar­tık bi­linç­li ve ön­ce­den plan­lı ola­rak ya­pıl­ma­lı­dır:</text:p>
      <text:p text:style-name="P15">... Ir­kın ır­ka ve mil­le­tin mil­le­te kar­şı bir mü­ca­de­le­si var. İlk za­man­la­rın­da bu mü­ca­de­le bar­bar ka­bi­le­le­rin kör ve bi­linç­siz bir mü­ca­de­le­siy­di. Gü­nü­müz­de, me­de­ni be­yaz ada­mın du­ru­mun­da, çok da­ha bi­linç­li ve mil­le­ti sü­rek­li de­ği­şen çev­re­ye da­ha uy­gun ha­le ge­ti­re­cek şe­kil­de dik­kat­li­ce yön­len­di­ril­miş bir mü­ca­de­le var. Ulus, mü­ca­de­le­nin na­sıl ve ne­re­ye doğ­ru yü­rü­tü­le­ce­ği­ni ön­ce­den gö­re­bil­me­li­dir...</text:p>
      <text:p text:style-name="P15">Siz­den ulu­sa, di­ğer ulus­lar­la ge­rek or­du ge­rek ti­ca­ret ve ge­rek­se eko­no­mik sü­reç­le­ri kul­la­na­rak sü­rek­li bir mü­ca­de­le için­de bu­lu­nan or­ga­ni­ze bir bü­tün ola­rak bak­ma­nı­zı is­te­miş­tim. Ve siz­den her tür­lü mü­ca­de­le­ye ta­ma­men kö­tü bir şey ola­rak bak­ma­ma­nı­zı is­te­miş­tim. Çün­kü mü­ca­de­le dün­ya ta­ri­hi bo­yun­ca in­sa­nın iler­le­yi­şi­nin kay­na­ğı ol­muş­tur.69</text:p>
      <text:p text:style-name="P15">Irk­lar ve mil­let­ler ara­sın­da­ki ça­tış­ma­la­rın, sa­vaş­la­rın ve kav­ga­la­rın iler­le­me­nin bir yo­lu ol­du­ğu­na ina­nan, ken­di ır­kı ve mil­le­ti dı­şın­da­ki ırk ve mil­let­le­ri "aşa­ğı" gö­ren bu sap­kın man­tık, 19. yüz­yıl­da dün­ya­nın dört bir ya­nın­da bü­yük top­rak­la­rı ege­men­li­ği al­tı­na al­dı. Ba­zı em­per­ya­list Av­ru­pa dev­let­le­ri, iş­gal et­tik­le­ri top­rak­lar­da­ki <text:soft-page-break/>halk­la­ra kar­şı son de­re­ce acı­ma­sız dav­ran­dı­lar. Uy­gu­la­ma­la­rın­da bu halk­la­rı in­san ola­rak gör­me­dik­le­ri, kü­çüm­se­dik­le­ri, aşa­ğı ve za­yıf gör­dük­le­ri, ken­di­le­riy­le eşit hak­la­ra sa­hip ol­ma­la­rı­nı ka­bul et­me­dik­le­ri açık­ça gö­rü­lü­yor­du. 19. yüz­yıl­da ge­li­şen ye­ni em­per­ya­lizm, sos­yal Dar­wi­nizm'in dün­ya ça­pın­da bir uy­gu­la­ma­sı ol­du. </text:p>
      <text:p text:style-name="P15">Dar­wi­nizm'in tel­kin­le­ri­nin bu ka­dar des­tek gör­me­si­nin ne­den­le­rin­den bi­ri de dö­ne­min Av­ru­pa ül­ke­le­rin­de in­san­la­rın din ah­la­kın­dan uzak­laş­mış ol­ma­la­rı­dır. Din ah­la­kı in­san­la­rın ba­rış için­de ya­şa­ma­la­rı­nı ge­rek­ti­rir. Al­lah in­san­la­ra bir­bir­le­ri­ne kar­şı af­fe­di­ci ve hoş­gö­rü­lü ol­ma­la­rı­nı em­ret­miş­tir. Yer­yü­zün­de dü­ze­ni boz­mak, sa­va­şı ve ça­tış­ma­la­rı kış­kırt­mak ise Al­lah Ka­tın­da bü­yük so­rum­lu­lu­ğu olan kö­tü­lük­ler­dir. Allah Ku­ran'da, yer­yü­zün­de boz­gun­cu­lu­ğu, in­san­la­ra za­rar ve­ril­me­si­ni sev­me­di­ği­ni ha­ber ver­miş­tir:</text:p>
      <text:p text:style-name="P15">O, iş ba­şı­na geç­ti mi (ya da sır­tı­nı çe­vi­rip git­ti mi) yer­yü­zün­de boz­gun­cu­luk çı­kar­ma­ya, eki­ni ve nes­li he­lak et­me­ye ça­ba har­car. Al­lah ise, boz­gun­cu­lu­ğu sev­mez. (Ba­ka­ra Su­re­si, 205) </text:p>
      <text:p text:style-name="P15"/>
      <text:p text:style-name="P15">Sö­mür­ge­ler­de­ki Acı­ma­sız Uy­gu­la­ma­lar</text:p>
      <text:p text:style-name="P15">Sö­mür­ge­ci dev­let­le­rin ön­de ge­len­le­ri­ne ha­kim olan sos­yal Dar­wi­nist gö­rüş­ler, on­la­rın sö­mür­ge­le­rin­de­ki halk­la­ra uy­gu­la­dık­la­rı po­li­ti­ka­lar­da da ken­di­ni gös­te­ri­yor­du. Bu halk­la­rı in­san say­ma­yan, ken­di­le­rin­ce il­kel bi­rer ara ge­çiş for­mu ola­rak gö­ren bu yö­ne­tim­ler, ha­kim ol­duk­la­rı ül­ke­le­re ço­ğu za­man acı, yı­kım, mut­suz­luk ge­tir­di­ler. Bu ül­ke­le­rin acı­ma­sız po­li­ti­ka­la­rın­da sos­yal Dar­wi­nizm en önem­li et­men­ler­den bi­ri­dir. Da­ha ön­ce de be­lir­til­di­ği gi­bi, ba­zı mil­let­le­rin mev­cut üs­tün ırk id­di­ala­rı ve ki­bir­le­ri ile ge­len sal­dır­gan, acı­ma­sız, di­ğer mil­let­le­ri aşa­ğı gö­ren uy­gu­la­ma­la­rı sos­yal Dar­wi­nizm ile sah­te bir meş­rui­yet ka­zan­mış­tır. Söz ko­nu­su ül­ke­ler bu tür po­li­ti­ka­la­rın­da ken­di­le­rin­ce yap­tık­la­rı­nı hak­lı gö­rü­yor­lar, bu da hırs ve sal­dır­gan­lık­la­rı­nı ar­tı­rı­yor­du.</text:p>
      <text:p text:style-name="P15">Af­yon Sa­va­şı bu­nun il­ginç bir ör­ne­ğiy­di. İn­gil­te­re da­ha 19. yüz­yı­lın baş­la­rın­da Çin'e af­yon sat­ma­ya baş­la­mış­tı. Oy­sa, İn­gil­te­re'de af­yon üre­til­me­si, sa­tı­şı ve kul­la­nı­mı ya­sak­tı. Ken­di in­san­la­rı­nı böy­le bir be­la­dan ti­tiz­lik­le ko­ru­yan dö­ne­min İn­gi­liz yö­ne­ti­ci­le­ri, kı­sa sü­re­de bu ül­ke­nin in­san­la­rı­nı af­yon bağ­lım­lı­sı ha­li­ne ge­tir­di­ler. İm­pa­ra­to­run oğ­lu da­hi aşı­rı af­yon­dan ölün­ce, İm­pa­ra­tor İn­gi­liz­le­rin ül­ke­ye af­yon sok­ma­la­rı­na bir son ver­me­ye ka­rar ver­di. Hü­kü­met gö­rev­li­si Lin Ze­xu (Lin Tse-Hsü) Do­ğu Hin­dis­tan Şir­ke­ti'nin en bü­yük ti­ca­ret li­ma­nı olan Can­ton'a, af­yon it­ha­la­tı­na bir son ver­me­le­ri için gö­rüş­mek üze­re gön­de­ril­di. İn­gi­liz tüc­car­lar iş bir­li­ği­ne ya­naş­ma­dık­la­rı için Ze­xu af­yon de­po­la­rı­nı ka­pat­tır­dı. Bu, he­men ar­dın­dan as­ke­ri bir mü­da­ha­le ge­tir­di. Çin­li­ler ke­sin bir ye­nil­gi­ye uğ­ra­dı­lar ve çok aşa­ğı­la­yı­cı bir an­laş­ma­yı ka­bul et­mek zo­run­da kal­dı­lar: Bu an­laş­ma­ya gö­re Çin'de af­yon ti­ca­re­ti ya­sal sa­yı­la­cak­tı. Lin Ze­xu ise hü­kü­met­te­ki gö­re­vin­den alın­dı ve sür­gü­ne gön­de­ril­di. </text:p>
      <text:p text:style-name="P15">Por­te­kiz­li­ler ise söz­de "üs­tün­lük­le­ri­ni" An­go­la hal­kı­nı kö­le­leş­ti­re­rek gös­ter­di­ler. Bu böl­ge­de ya­şa­yan hal­kın bü­yük bö­lü­mü­nü ge­mi­ler­le ka­çır­dı­lar ve beş yıl­lı­ğı­na "söz­leş­me­li" iş­çi­ler ola­rak de­niz aşı­rı yer­le­re gön­der­di­ler. An­cak "iş­çi­le­rin" çok az bir kıs­mı söz­leş­me­nin so­nu­nu gö­re­bi­le­cek ka­dar ya­şa­dı.70 İş­gal edi­len yer­le­rin he­men he­men hep­sin­de iş­gal­ci dev­let­ler uy­gun gör­dük­le­ri top­rak­la­ra ve kay­nak­la­ra el koy­du­lar, ken­di ül­ke­le­rin­den ge­len yer­le­şim­ci­le­re ve­ya şir­ket­le­re bu yer­le­ri ver­di­<text:soft-page-break/>ler. Yer­le­rin­den edi­len yer­li hal­ka ise hiç il­gi gös­te­ril­me­di. Bu halk­la­rın pa­ra­la­rı, iş güç­le­ri, mal­la­rı ve ma­den kay­nak­la­rı so­nu­na ka­dar sö­mü­rül­dü. </text:p>
      <text:p text:style-name="P15">İn­gi­liz­ler, sö­mür­ge­le­rin­den al­dık­la­rı pa­muk, çay, ma­den cev­her­le­ri gi­bi ham mad­de­le­ri İn­gil­te­re'ye ge­ti­ri­yor­lar­dı. Da­ha son­ra bu ham mad­de­ler­le üre­ti­len mal­lar tek­rar sö­mür­ge­le­re ge­ti­ri­le­rek çok yük­sek fi­yat­la­ra sa­tı­lı­yor­du. Hin­dis­tan'dan alı­nan pa­muk İn­gil­te­re'de iş­le­ni­yor ve tek­rar Hin­dis­tan'a sa­tı­lı­yor­du. Asıl il­ginç olan ise Hin­dis­tan'da Hint pa­mu­ğu­nun sa­tı­şı­nın ya­sak­lan­mış ol­ma­sıy­dı, ya­ni sa­de­ce İn­gi­liz­le­rin sat­tı­ğı pa­muk kul­la­nı­la­bi­li­yor­du. Ay­rı­ca Hint­li­ler, sa­de­ce İn­gi­liz­le­rin üret­tik­le­ri tu­zu sa­tın ala­bi­li­yor­lar­dı. </text:p>
      <text:p text:style-name="P15">Ye­ni em­per­ya­liz­min bir baş­ka hak­sız uy­gu­la­ma­sı da, ege­men­lik al­tı­na alı­nan ül­ke­le­rin yö­ne­ti­ci­le­ri­ne say­gı­sız dav­ra­nıl­ma­sı, bu ki­şi­le­rin önem­sen­me­me­si­dir. Oy­sa ön­ce­ki dö­nem­ler­de, Kra­li­çe Eli­za­beth'ten Na­po­le­on'a ka­dar tüm yö­ne­ti­ci­ler ya­ban­cı li­der­le­re eşit şe­kil­de dav­ran­mış­lar­dı. Ne var ki, 19. yüz­yıl­da Av­ru­pa­lı­lar­da gi­de­rek güç­le­nen "ken­di­ni üs­tün gör­me sap­lan­tı­sı", ka­ba­lık ve küs­tah­lık ge­tir­di. </text:p>
      <text:p text:style-name="P15">Asıl il­ginç olan ise Dar­wi­nist em­per­ya­list­le­rin, baş­ka mil­let­le­ri sö­mü­rür­ken, bu­nu ken­di­le­rin­ce "aşa­ğı ırk­la­rın" ve "ge­ri kal­mış­la­rın" yü­kü­nü üst­len­mek ola­rak gös­ter­me­le­riy­di. İd­di­a­la­rı­na gö­re dün­ya­nın ge­liş­me­si için, üs­tün ır­kın dü­ze­ni­nin tüm dün­ya­ya ya­yıl­ma­sı, aşa­ğı olan­la­rın kal­kın­dı­rıl­ma­la­rı ge­re­ki­yor­du. Di­ğer bir de­yiş­le, sö­mür­ge­ci güç­ler iş­gal et­tik­le­ri top­rak­la­ra "me­de­ni­yet" gö­tür­dük­le­ri id­di­asın­day­dı­lar. An­cak uy­gu­la­ma­la­rı ve po­li­ti­ka­la­rı on­la­rın bu söz­de "iyi ni­yet­li" id­di­ala­rı­nın ger­çek­le­ri yan­sıt­ma­dı­ğı­nı gös­te­ri­yor­du. Sos­yal Dar­wi­nist dü­şün­ce­le­re sa­hip 19. ve 20. yüz­yıl sö­mür­ge­ci dev­let­le­ri, git­tik­le­ri ül­ke­le­re re­fah, mut­lu­luk, kül­tür ve me­de­ni­yet de­ğil, kar­ga­şa, kav­ga, kor­ku ve aşa­ğı­lan­ma ge­tir­di­ler. Sö­mür­ge­ci­li­ğin sö­mür­ge ül­ke­le­re ba­zı ya­rar­lar sağ­la­dı­ğı ka­bul edil­se de, za­rar­la­rı çok da­ha faz­lay­dı.. </text:p>
      <text:p text:style-name="P15">Karl Pe­ar­son'ın aşa­ğı­da yer alan acı­ma­sız, in­san­lık­tan, mer­ha­met­ten uzak söz­le­ri sos­yal Dar­wi­nizm'e da­ya­lı ırk­çı ve em­per­ya­list gö­rüş­le­rin tam bir öze­ti ni­te­li­ğin­de­dir:</text:p>
      <text:p text:style-name="P15">Mü­ca­de­le acı çek­mek­tir, cid­di an­lam­da acı çek­mek de­mek­tir. An­cak mü­ca­de­le ve acı, be­yaz ada­mın şu an­da eriş­ti­ği ge­li­şi­min aşa­ma­la­rı ol­muş­tur. Ar­tık ma­ğa­ra­lar­da ya­şa­mı­yor, kök­ler­le ve ka­buk­lu ye­miş­ler­le bes­len­mi­yor ol­ma­sı ger­çe­ği bu­nu açık­lı­yor. Ge­li­şi­min, en uy­gun olan ır­kın ha­yat­ta kal­ma­sı­na bağ­lı ol­ma­sı -bu ba­zı­la­rı­nı­za aşı­rı de­re­ce­de ka­ran­lık ge­li­yor ola­bi­lir- ha­yat­ta kal­ma mü­ca­de­le­si­ne ken­di­ni af­fet­ti­ren özel­lik­le­ri ka­zan­dır­mak­ta­dır. İyi me­tal, kız­gın me­tal po­ta­sın­dan çı­kar. Kı­lı­cın sa­ba­na dö­nü­şe­ce­ği, Ame­ri­ka­lı, Al­man ve İn­gi­liz ta­cir­le­rin dün­ya pa­zar­la­rın­da ar­tık ham mad­de ve yi­ye­cek için re­ka­bet et­me­ye­cek­le­ri, be­yaz adam­la si­yah ada­mın ara­la­rın­da­ki top­ra­ğı pay­la­şa­cak­la­rı ve her bi­ri­nin top­ra­ğı is­te­di­ği gi­bi iş­le­ye­bi­le­ce­ği bir za­ma­nı ümit ede­bi­lir­si­niz. An­cak ba­na ina­nın ki, o gün gel­di­ğin­de in­sa­noğ­lu ar­tık iler­le­me­ye­cek­tir. Aşa­ğı ır­kın do­ğur­gan­lı­ğı­nı kon­trol ede­cek hiç­bir şey ol­ma­ya­cak­tır; acı­ma­sız ka­lı­tım ka­nu­nu do­ğal se­lek­si­yon ta­ra­fın­dan kon­trol edil­me­ye­cek ve yön­len­di­ril­me­ye­cek­tir. İn­sa­noğ­lu du­ra­ğan­la­şa­cak­tır... Ge­li­şim yo­lu ulus­la­rın en­kaz­la­rı ile kap­lan­dı; mü­kem­me­li­ye­te gi­den dar yo­lu bu­la­ma­yan aşa­ğı ırk­la­rın ve mağ­dur­la­rın iz­le­ri her yer­de. Yi­ne de bu ölü in­san­lar, doğ­ru­su, in­sa­noğ­lu­nun gü­nü­müz­de­ki da­ha yük­sek en­te­lek­tü­el se­vi­ye­si­ne ve da­ha de­rin duy­gu­sal ya­şa­mı­na yük­sel­me­sin­de işe ya­ra­yan at­la­ma taş­la­rı­dır.71</text:p>
      <text:p text:style-name="P15"><text:soft-page-break/>Dün­ya­da­ki ulus­la­rın ço­ğu­nu aşa­ğı gö­ren, on­la­rın acı­la­rı­nı, ölüm­le­ri­ni söz­de ev­rim­leş­me yo­lun­da bir ba­sa­mak ola­rak ka­bul eden bu "dün­ya gö­rü­şü"nün tüm in­san­lık için ne ka­dar bü­yük bir teh­li­ke ola­ca­ğı açık­tır. Bu ki­tap bo­yun­ca dik­kat çe­ki­len teh­li­ke de bu­dur. Eğer bir fik­ri, ne ka­dar teh­li­ke­li olur­sa ol­sun ve­ya ne ka­dar bi­lim ve man­tık dı­şı olur­sa ol­sun, bi­ri­le­ri el bir­li­ği ile bi­lim­sel bir ger­çek gi­bi su­nar ve yo­ğun pro­pa­gan­da­sı­nı ya­par­sa, o za­man bu fi­kir ve ürün­le­ri, bir sü­re son­ra ko­nu hak­kın­da ye­te­rin­ce bil­gi sa­hi­bi ol­ma­yan in­san­lar ta­ra­fın­dan ka­bul gör­me­ye baş­la­ya­cak­tır. İş­te Dar­wi­nizm'in teh­li­ke­si bun­da giz­li­dir. 19. ve 20. yüz­yıl­da "ha­yat­ta kal­ma mü­ca­de­le­si", "üs­tün ve aşa­ğı ırk­lar ara­sı ça­tış­ma­lar" gi­bi kav­ram­la­rın doğ­ru­lu­ğu­na ina­nan in­san­lar, bu id­di­ala­rı ken­di­le­ri­ne si­per ede­rek her tür­lü acı­ma­sız­lı­ğı yap­mış­lar ve­ya ya­pan­la­ra ses çı­kar­ma­mış­lar­dır. Bu­nun so­nu­cun­da ise Hit­ler, Mus­so­li­ni, Fran­co gi­bi has­ta ruh­lu, ırk­çı, sal­dır­gan, öf­ke­li, mer­ha­met­siz dik­ta­tör­ler or­ta­ya çık­mış, mil­yon­lar bu in­san­la­rın söz­le­ri­ne al­kış tut­muş, on mil­yon­lar ise bu za­lim­le­rin ide­olo­ji­le­ri yü­zün­den acı, se­fa­let ve kor­ku için­de ya­şa­mış ve öl­müş­tür. </text:p>
      <text:p text:style-name="P15">Sos­yal Dar­wi­nizm ve Sa­vaş</text:p>
      <text:p text:style-name="P15">Sos­yal Dar­wi­nizm'in ırk­lar ara­sı ça­tış­ma­nın mil­let­le­rin iler­le­me­si­ni sağ­la­ya­ca­ğı al­dat­ma­ca­sı, sa­vaş­la­ra da ze­min ha­zır­la­mış­tır. Sos­yal Dar­wi­nizm'in yay­gın ol­du­ğu Bi­rin­ci Dün­ya Sa­va­şı ön­ce­si dö­nem­de, sa­vaş, za­yıf­la­rın elen­me­si, güç­lü­le­rin ha­yat­ta kal­ma­sı, in­san ır­kı­nın ge­li­şe­bil­me­si, ağır­lık ve yük ola­rak gö­rü­len in­san­la­rın yok edil­me­si için söz­de "en uy­gun yol" ola­rak gö­rü­lü­yor­du. </text:p>
      <text:p text:style-name="P15">Ta­rih bo­yun­ca in­san­lık bir­çok sa­vaş ya­şa­mış­tır. An­cak bu sa­vaş­lar, ge­nel­lik­le sı­nır­lar­da, si­vil halk doğ­ru­dan he­def alın­mak­sı­zın, sa­va­şan ül­ke­le­rin or­du­la­rı ara­sın­da ger­çek­le­şir­di. Sos­yal Dar­wi­nist amaç­lar­la ya­pı­lan sa­vaş­lar­da ise asıl he­def halk­tı. Çün­kü amaç söz­de "uy­gun" ol­ma­yan, ken­di­le­rin­ce "aşa­ğı" olan hal­kı yok et­mek ve "ge­rek­siz faz­la olan nü­fu­su" azalt­mak­tı. </text:p>
      <text:p text:style-name="P15">Bi­rin­ci Dün­ya Sa­va­şı ön­ce­sin­de, sa­va­şın Dar­wi­nist da­ya­nak­la­rı­nın an­la­tıl­dı­ğı ya­zı­la­ra ve ko­nuş­ma­la­ra sık sık rast­la­nı­yor­du. New York Ame­ri­kan Do­ğa Ta­ri­hi Mü­ze­si der­gi­si Na­tu­ral His­tory'nin baş edi­tö­rü Ric­hard Mil­ner, Bi­rin­ci Dün­ya Sa­va­şı'nda Al­man en­te­lek­tü­el­le­rin Dar­win­ci ve sa­vaş­çı gö­rüş­le­ri için şöy­le de­mek­te­dir:</text:p>
      <text:p text:style-name="P15">Bi­rin­ci Dün­ya Sa­va­şı sı­ra­sın­da, Al­man ay­dın­lar do­ğal se­lek­si­yo­nun kar­şı ko­nu­la­maz bir güç, on­la­rı ha­ki­mi­yet için kan­lı mü­ca­de­le­ye mec­bur bı­ra­kan bir do­ğa ka­nu­nu ol­du­ğu­na inan­dı­lar. Si­ya­si ve as­ke­ri ders ki­tap­la­rı, Dar­win'in te­ori­le­ri­ni, dün­ya ha­ki­mi­ye­ti için ya­pı­lan araş­tır­ma­nın "bi­lim­sel" bir te­me­li ola­rak ge­liş­tir­di­ler. Al­man bi­lim adam­la­rı ve bi­yo­lo­ji pro­fe­sör­le­ri ise bu­na tam des­tek ver­di­ler.72</text:p>
      <text:p text:style-name="P15">Ge­ne­ral F. von Bern­har­di de ay­nı yıl­lar­da The Next War (Bir Son­ra­ki Sa­vaş) ad­lı ki­ta­bın­da sos­yal Dar­wi­nizm pro­pa­gan­da­sı yap­mış ve sa­va­şı öv­müş­tü. Sa­va­şın bi­yo­lo­jik bir zo­run­lu­luk ol­du­ğu­nu id­di­a eden Bern­har­di, dün­ya­yı uy­gun ol­ma­yan­lar­dan te­miz­le­me­nin en iyi yo­lu­nun sa­vaş ol­du­ğu­nu id­di­a et­miş­ti. Bern­har­di "Sa­vaş, ön­ce­lik­li öne­mi olan bi­yo­lo­jik bir zo­run­lu­luk­tur, in­san­lı­ğın ha­ya­tın­da vaz­ge­çi­le­mez bir dü­zen­le­yi­ci un­sur­dur. Sa­vaş, gü­cü ar­tı­rır ve in­sa­nın iler­le­yi­şi­ni teş­vik eder" di­yor­du.73</text:p>
      <text:p text:style-name="P15">Sa­va­şın "dü­zen­le­yi­ci bir un­sur" ol­du­ğu­nu öne sür­mek ne akıl ve man­tık­la ne de bi­lim­sel ve­ri­ler­le açık­la­na­bi­lir bir du­rum de­ğil­dir. Sa­vaş bü­yük can ve mal ka­yıp­la­rı­na se­bep olan, top­lum­la­rın ge­le­ce­ği üze­rin­de te­la­fi edil­me­si zor tah­rip­le­re ne­den olan yı­kı­cı bir güç­tür. </text:p>
      <text:p text:style-name="P15"><text:soft-page-break/>Bu­na rağ­men sü­rek­li sa­vaş­ma­yı, kat­li­am­lar yap­ma­yı söz­de me­de­ni­ye­tin bir ge­rek­li­li­ği ola­rak gö­ren­ler, sa­vaş çı­ğırt­kan­lı­ğı yap­ma­ya de­vam edi­yor­lar­dı. Ör­ne­ğin Bern­har­di ki­ta­bı­nın bir baş­ka ye­rin­de şöy­le ya­zı­yor­du:</text:p>
      <text:p text:style-name="P15">Sa­vaş, yal­nız­ca ulus­la­rın ya­şam­la­rı için ge­rek­li bir un­sur de­ğil ay­nı za­man­da, ger­çek­ten me­de­ni­leş­miş bir ulu­sun en yük­sek güç ve can­lı­lık bul­du­ğu kül­tü­rün vaz­ge­çil­mez bir par­ça­sı­dır... Sa­vaş bi­yo­lo­jik açı­dan hak­lı ka­rar­lar ve­rir, çün­kü ka­rar­la­rı nes­ne­le­rin do­ğa­sı­na da­yan­mak­ta­dır... Bu yal­nız­ca bi­yo­lo­jik bir ka­nun ol­mak­tan öte, ah­la­ki bir yü­küm­lü­lük ve uy­gar­lı­ğın vaz­ge­çil­mez bir par­ça­sı­dır!74</text:p>
      <text:p text:style-name="P15">Hiç şüp­he­siz bu tel­kin­le­re al­da­nan­la­rın en bü­yük ya­nıl­gı­la­rın­dan bi­ri in­sa­nın ya­pı­sı­nın sa­vaş­ma­ya uy­gun ol­du­ğu­nu ve sa­vaş­ma­nın in­san­lar için ka­çı­nıl­maz ol­du­ğu­nu dü­şün­me­le­riy­di. On­la­ra gö­re in­san­lar sa­vaş­tık­ça ener­ji ve can­lı­lık ka­zan­mak­tay­dı­lar. Oy­sa bu bü­yük bir ya­lan­dır. Al­lah in­san­la­rı, ba­rış­tan hu­zur bu­la­cak bir ya­pı­da ya­rat­mış­tır. Ka­os ve ça­tış­ma in­sa­nın ru­hun­da bü­yük ge­ri­lim ve te­dir­gin­lik­le­re ne­den olur. İn­sa­nın sos­yal, eko­no­mik ve kül­tü­rel açı­dan en hız­lı iler­le­yi­şi hu­zur ve gü­ven­li­ğin ha­kim ol­du­ğu or­tam­lar­da müm­kün­dür. Sa­vaş ve ça­tış­ma ise yal­nız­ca yı­kım ve ka­yıp ge­ti­rir. Ger­tru­de Him­mel­farb, Dar­win and the Dar­wi­ni­an Re­vo­lu­ti­on (Dar­win ve Dar­win­ci Dev­rim) ad­lı ki­ta­bın­da, sos­yal Dar­wi­nizm'in sa­va­şa ba­kış açı­sı için şu yo­rum­da bu­lu­nur:</text:p>
      <text:p text:style-name="P15">Ge­ne­ral­ler için, ön­ce­lik­li olan sa­vaş ih­ti­yaç­la­rıy­dı, em­per­ya­list ma­ce­ra­lar ve ulu­sal de­ney­ler ar­dın­dan ge­li­yor­du. Di­ğer­le­ri için ise du­rum tam ter­siy­di: Em­per­ya­list ve mil­li­yet­çi tut­ku­lar sa­va­şı ve mi­li­ta­riz­mi ge­tir­di. Hat­ta öy­le­le­ri de var­dı ki, sa­va­şın üs­tün­lük­le­ri­ni, mi­li­ta­rizm ve mil­li­yet­çi­lik gi­bi so­rum­lu­luk­lar ol­mak­sı­zın da se­vi­yor­lar­dı; bu en saf ve en ön yar­gı­sız ha­liy­le sos­yal Dar­wi­nizm idi.75</text:p>
      <text:p text:style-name="P15">Ev­rim­ci an­tro­po­log ve Dar­win'in ya­şam öy­kü­sü­nün ya­za­rı Sir Art­hur Ke­ith de, sa­vaş ta­raf­ta­rı ol­du­ğu­nu açık­ça ifa­de et­miş, ki­şi­sel ola­rak ba­rı­şı sev­me­si­ne rağ­men böy­le bir de­ne­yi­min, ya­ni ba­rı­şın so­nuç­la­rın­dan kork­tu­ğu­nu söy­le­ye­rek ol­duk­ça çar­pık bir ba­kış açı­sı ser­gi­le­miş­tir. Beş yüz­yıl de­vam eden ba­rış dö­ne­min­den son­ra dün­ya­nın, "kaç son­ba­har bo­yun­ca bu­dan­ma­mış ve son­suz yıl­lar bo­yun­ca kon­trol edil­me­yen aşı­rı bir bü­yü­me ile is­yan et­miş bir mey­ve bah­çe­si"ne dö­nü­şe­ce­ği gi­bi man­tık dı­şı bir ön­gö­rü­de bu­lun­muş­tur.76</text:p>
      <text:p text:style-name="P15">Ke­ith'in söz­le­ri, Dar­wi­nist tel­kin­le­rin in­san­la­rı ne ka­dar acı­ma­sız­laş­tı­ra­bil­di­ği­nin bir gös­ter­ge­si­dir. Ke­ith, dün­ya­nın za­man za­man "bu­dan­ma­sı" ge­rek­ti­ği­ne, ya­ni dün­ya­nın güç­len­me­si­ne söz­de en­gel olan "un­sur­la­rın" ke­si­lip atıl­ma­sı ge­rek­ti­ği­ne ina­nı­yor­du. Açık­ça vah­şe­tin sa­vu­nu­cu­lu­ğu­nu ya­pı­yor­du. Ke­ith'in sö­zü­nü et­ti­ği "bu­da­ma" sa­vaş­lar­dı. Sa­vaş­lar­da ölen­ler, ya­ni Ke­ith'in "atıl­ma­sı ge­re­ken­ler" ola­rak gör­dük­le­ri ise za­val­lı ka­dın­lar ve er­kek­ler­le, ma­sum ço­cuk­lar­dı. Dar­wi­nizm'in al­dat­ma­ca­la­rı­na ka­nan­la­rın, bu ma­sum­lar için acı­ma, sev­gi, şef­kat duy­ma­la­rı müm­kün de­ğil­dir. Çün­kü inan­dık­la­rı teo­ri, on­la­ra be­yaz ır­kı ge­liş­ti­rip güç­len­dir­mek için ge­re­kir­se, za­yıf gö­rü­len­le­rin yok edi­le­bi­le­ce­ği vic­dan­sız­lı­ğı­nı tel­kin et­mek­te­dir. Bu da ta­rih bo­yun­ca eşi­ne az rast­la­nır za­lim­lik­le­rin ya­şan­ma­sın­da ne­den ol­muş­tur. </text:p>
      <text:p text:style-name="P15">İş­te sos­yal Dar­wi­nizm'in sa­vaş hak­kın­da­ki bu sap­kın yo­rum­la­rı, 19. yüz­yıl­dan iti­ba­ren ara­lık­sız de­vam eden sa­vaş­la­rın, iç ça­tış­ma­la­rın, kav­ga­la­rın ve kat­li­am­la­rın te­mel ne­den­le­rin­den­dir. Sos­yal Dar­wi­nizm hak­kın­da hiç­bir şey bil­me­yen ba­zı in­san­lar bi­le, te­me­li bu te­ori­ye da­ya­nan sa­vaş çı­ğırt­kan­lı­ğı­nın so­nu­cun­da, sos­yal Dar­wi­nizm'in et­ki­si al­tı­na gir­miş­ler­dir. </text:p>
      <text:p text:style-name="P15"><text:soft-page-break/>20. yüz­yı­lın baş­la­rın­da ise sa­de­ce bir grup mar­ji­nal ideo­log de­ğil, ga­ze­te­ci­ler­den aka­de­mis­yen­le­re ve po­li­ti­ka­cı­lar­dan bü­rok­rat­la­ra ka­dar bir­çok ki­şi sa­va­şın ge­rek­li­li­ği­ne inan­ma ya­nıl­gı­sı­na ka­pıl­mış­tı.77 Ya­ni ka­dın­la­rın, ço­cuk­la­rın, yaş­lı­la­rın, muh­taç du­rum­da­ki in­san­la­rın yok edil­me­le­ri, genç in­san­la­rın umur­suz­ca cep­he­ye sü­rül­me­le­ri söz­de "in­san­lık ya­ra­rı­na" teş­vik edi­li­yor­du. </text:p>
      <text:p text:style-name="P15">Bu gö­rüş­ler en üst ma­kam­lar ta­ra­fın­dan da pay­la­şı­lı­yor­du. Ör­ne­ğin Al­man Şan­söl­ye­si Beth­mann-Holl­weg, Bi­rin­ci Dün­ya Sa­va­şı baş­la­dı­ğın­da or­ta sı­nıf ara­sın­da yay­gın olan Slav­lar ve Cer­men­ler ara­sın­da bir ça­tış­ma­nın ka­çı­nıl­maz ol­du­ğu hak­kın­da­ki gö­rü­şü pay­la­şı­yor­du.78 Kai­ser'in de ay­nı gö­rüş­le­ri pay­laş­tı­ğı bi­lin­mek­tey­di. Bir­çok ta­rih­çi­nin de ka­bul et­ti­ği gi­bi, sa­va­şın ka­çı­nıl­maz ol­du­ğu, aşa­ğı ırk­la­rın te­miz­len­me­si için do­ğal ve fay­da­lı ol­du­ğu yö­nün­de­ki vic­dan dı­şı id­di­a, Bi­rin­ci Dün­ya Sa­va­şı'nın en önem­li ne­den­le­rin­den bi­riy­di. </text:p>
      <text:p text:style-name="P15">Fa­şiz­min ön­cü­sü sa­yı­lan Al­man fel­se­fe­ci Ni­etzs­che, Al­man­ya'da sos­yal Dar­wi­nizm'in en ön­de ge­len sa­vu­nu­cu­la­rın­dan bi­riy­di. Ni­etzs­che'nin söz­le­rin­de de, Bern­har­di ile ay­nı ne­den­ler­den sa­vaş ta­raf­ta­rı ol­du­ğu açık­ça gö­rü­lü­yor­du. Ni­etzs­che'ye gö­re ide­al top­lum­sal sis­tem, sa­va­şı mer­kez al­ma­lıy­dı: "Er­kek­ler sa­vaş için eği­ti­le­cek­ler ve ka­dın­lar ise sa­vaş­çı­la­rın tek­rar dün­ya­ya gel­me­si için ça­lı­şa­cak­lar; bu­nun dı­şın­da­ki her­şey ah­mak­lık­tır."79 Ni­etzs­che'nin sap­kın ba­kış açı­sı­na gö­re ha­yat sa­de­ce sa­vaş­tan iba­ret­ti ve her­şey sa­vaş için­di. </text:p>
      <text:p text:style-name="P15">Hem Dar­win'in hem de Ni­etzs­che'nin bü­yük bir hay­ra­nı olan Hit­ler de, on­la­rın sa­vaş­çı fi­kir­le­ri­ni uy­gu­la­ma­ya ko­yan fa­na­tik bir sos­yal Dar­wi­nist­ti. Hit­ler, mi­li­ta­rist dü­şün­ce­le­ri­ni ev­rim te­ori­si ile bir­leş­ti­re­rek şöy­le de­miş­ti:</text:p>
      <text:p text:style-name="P15">Do­ğa­nın ta­ma­mı güç ve za­yıf­lık ara­sın­da­ki sü­rek­li ça­tış­ma ve güç­lü­nün za­yıf üze­rin­de­ki son­su­za ka­dar sü­ren za­fe­ri­dir.80</text:p>
      <text:p text:style-name="P15">Hit­ler ve ben­zer­le­ri­nin id­di­a et­tik­le­ri bu fi­kir­ler, as­lın­da bü­yük bir ce­ha­le­tin ürü­nüy­dü. Mi­li­ta­rist ve sal­dır­gan dü­şün­ce­le­ri­ni, ken­di­le­rin­ce ev­rim te­ori­siy­le bir­lik­te bi­lim­sel bir ze­mi­ne oturt­tuk­la­rı­nı zan­ne­den­ler sa­de­ce ken­di­le­ri­ni al­dat­mak­tay­dı­lar. Ne var ki bu al­da­nı­şa peş­le­rin­den sü­rük­le­dik­le­ri on bin­ler­ce in­san­la, dün­ya ta­ri­hin­de eşi­ne az rast­la­nır bir yı­kı­mın mi­ma­rı ol­du­lar. </text:p>
      <text:p text:style-name="P15">Ya­zar -ve Si­yo­nist ha­re­ke­tin ön­cü­le­rin­den- Max Nor­da­u "The Phi­lo­sophy and Mo­rals of War" (Sa­va­şın Fel­se­fe­si ve Ah­la­kı) ad­lı ma­ka­le­sin­de Dar­win'in, sa­vaş ta­raf­tar­la­rı­nın en ön­de ge­len is­mi ol­du­ğu­nu söy­ler:</text:p>
      <text:p text:style-name="P15">Tüm sa­vaş ta­raf­tar­la­rı ara­sın­da­ki en bü­yük oto­ri­te Dar­win'dir. Ev­rim te­ori­si­nin ila­nın­dan son­ra, do­ğal bar­bar­lık­la­rı­nı Dar­win'in is­mi ile giz­le­ye­bi­li­yor­lar ve kalp­le­ri­nin de­rin­le­rin­de­ki za­lim iç­gü­dü­le­ri­ni bi­li­min son sö­zü ola­rak gös­te­re­bi­li­yor­lar­dı.81 </text:p>
      <text:p text:style-name="P15">Co­lum­bi­a Üni­ver­si­te­si'nde ta­rih ders­le­ri ve­ren Jac­qu­es Bar­zun ise, Dar­win, Marx, Wag­ner ad­lı ki­ta­bın­da Dar­wi­nizm'in ulaş­tı­ğı her yer­de mi­li­ta­riz­mi ve sa­vaş­çı­lı­ğı ateş­le­di­ği­ni ve sa­va­şı bir sem­bol ha­li­ne ge­tir­di­ği­ni be­lirt­miş­tir:</text:p>
      <text:p text:style-name="P15">Sa­vaş, dün­ya­da­ki in­sa­ni iş­le­rin sem­bo­lü, imaj, teş­vi­ği, se­be­bi ve di­li ha­li­ne gel­miş­tir. 1870-1914 dö­ne­mi ede­bi­ya­tı­nın önem­li bir kıs­mı­nı in­ce­le­me­miş olan bir ki­şi, kan dök­mek için yaplan bit­mez tü­ken­mez gay­re­tin bu bo­yut­lar­da ol­du­ğu­nun far­kı­na va­ra­maz. Yüzyln ikin­ci yarsnda or­ta­ya çkan mi­li­tan­lar sa­vaş ade­ta şi­ir­leş­tir­miş, sa­vaş bek­len­ti­sin­den bü­yük haz duy­muş­lardr. İn­san­lı­ğın va­ro­luş ama­cı­nın sa­de­ce ha­yat mü­ca­de­le­si ol­du­ğu­nu ve bu mü­ca­de­le­de kay­be­den­le­rin öl­me­si­nin de do­ğal kar­şı­lan­ma­sı ge­rek­ti­ği­ni sa­vun­muş­lar­dır....82</text:p>
      <text:p text:style-name="P15"><text:soft-page-break/>Bar­zun yi­ne ay­nı ki­ta­bın­da sos­yal Dar­wi­nizm'in ırk­çı, sa­vaş­çı ve ça­tış­ma­cı yö­nü­nün 19. yüz­yıl son­la­rın­dan iti­ba­ren özel­lik­le Av­ru­pa'yı na­sıl et­ki­si al­tı­na al­dı­ğı­nı şöy­le açık­la­mış­tır:</text:p>
      <text:p text:style-name="P15">1870 ve 1914 yıl­la­rı ara­sın­da her Av­ru­pa ül­ke­sin­de si­lah­lan­ma­yı is­te­yen bir sa­vaş par­ti­si, acı­ma­sız bir re­ka­bet is­te­yen bi­rey­ci bir par­ti, ge­ri kal­mış in­san­lar üze­rin­de ser­best bir el is­te­yen em­per­ya­list bir par­ti, ya­ban­cı­la­ra kar­şı iç­ten tas­fi­ye­yi sağ­la­ya­cak olan sos­ya­list bir par­ti var­dı… Bu par­ti­le­rin tü­mü za­fe­ri kut­la­dık­la­rın­da ya da ye­nil­dik­le­rin­de hat­ta da­ha ön­ce, bi­li­min tek­rar can­lan­ma­sı an­la­mı­na ge­len Spen­cer (sos­yal Dar­wi­nizm'in ku­ru­cu­su) ve Dar­win'i des­tek­le­miş­ler­di. Irk bi­yo­lo­jik­ti, sos­yo­lo­jik­ti; Dar­win­ciy­di.83</text:p>
      <text:p text:style-name="P15">Pek çok aka­de­mis­yen ve ya­za­rın eser­le­rin­de tes­pit edip di­le ge­tir­di­ği bu Dar­wi­nist al­dat­ma­ca­lar, 20. yüz­yı­lın ne­den sa­vaş­la­rın, kat­li­am­la­rın, soy­kı­rım­la­rın yüz­yı­lı ol­du­ğu­nu açık­la­yan ifa­de­ler­dir. </text:p>
      <text:p text:style-name="P15">Al­lah Ka­tın­da Üs­tün­lük Ir­ka Gö­re De­ğil Tak­va­ya Gö­re­dir</text:p>
      <text:p text:style-name="P15">Irk­çı­lı­ğın deh­şe­ti sa­de­ce Na­zi­ler ile sı­nır­lı de­ğil­dir. Dün­ya­nın bir­çok ye­rin­de ırk­çı­lık ne­de­niy­le bü­yük fe­la­ket­ler ya­şan­mış, yüz­bin­ler­ce in­san ırk­çı­lık yü­zün­den öl­dü­rül­müş, aşa­ğı­lan­mış, ev­le­rin­den, ai­le­le­rin­den zor­la alı­na­rak kö­le­leş­ti­ril­miş ve söz­de hay­van mu­ame­le­si gö­re­rek so­nun­da ölü­me terk edil­miş, ilaç de­ney­le­rin­de ko­bay ola­rak kul­la­nıl­mış, ha­yat­la­rı hi­çe sa­yıl­mış­tır. Bu ki­tap­ta ve­ri­len ör­nek­ler, ırk­çı­lı­ğa da­ya­lı vah­şe­tin ve acı­ma­sız­lı­ğın bel­ge­le­ne­bil­miş olan ör­nek­le­rin­den sa­de­ce bir­ka­çı­dır.</text:p>
      <text:p text:style-name="P15">Ma­ter­ya­list bir teo­ri olan Dar­wi­nizm'in ön­gör­dü­ğü top­lum ya­pı­sı­nın na­sıl ol­du­ğu­nun iyi tes­pit edil­me­si ge­re­kir. Sos­yal Dar­wi­nizm, di­ğer tüm ma­ter­ya­list top­lum­sal te­ori­ler gi­bi, in­sa­nın sa­de­ce ken­di­si­ne kar­şı so­rum­lu ve ken­di çı­kar­la­rı için ya­şa­yan ben­cil bir var­lık ol­du­ğu­nu öne sür­dü­ğü için, hiç­bir za­man bi­rey­le­re ve top­lu­ma gü­zel ah­lak ve mut­lu­luk ka­zan­dı­ra­maz. İn­sa­nın gü­zel ah­lak ve mut­lu­luk ka­zan­ma­sı için, ben­cil hırs­la­rın­dan vaz­geç­me­si ge­re­kir. Bu­nun na­sıl ola­ca­ğı­nı in­sa­na öğ­re­ten ise Rab­bi­miz'in em­ri olan din ah­la­kı­dır. Ku­ran'da, in­sa­na Al­lah'a kar­şı olan so­rum­lu­luk­la­rı ve O'nun rı­za­sı için uy­ma­sı ge­re­ken ah­la­ki de­ğer­ler bil­di­ril­miş­tir. </text:p>
      <text:p text:style-name="P15">Eğer bir in­san Al­lah'ın emir­le­ri­ne, Al­lah'ın in­dir­di­ği Ki­tap'a iman eder ve uyar­sa, o za­man in­san­la­ra kar­şı sev­gi, mer­ha­met, şef­kat duy­gu­la­rı ile do­lu olur. </text:p>
      <text:p text:style-name="P15">Al­lah'tan kor­kan, Al­lah'ı se­ven ve O'nun emir­le­ri­ne ita­at eden ki­şi­ler, in­san­la­rı Al­lah'ın ya­rat­tı­ğı bi­rer var­lık ola­rak se­ver, on­lar ara­sın­da ırk­la­rı­na, mil­let­le­ri­ne, tip­le­ri­ne, renk­le­ri­ne, dil­le­ri­ne gö­re bir ayı­rım yap­maz­lar. Her bi­rin­de Al­lah'ın ya­rat­tı­ğı bir gü­zel­lik gö­rür, bu gü­zel­lik­ten zevk alır­lar. İnanç­la­rı ne­de­niy­le se­ve­cen, mer­ha­met­li, ko­ru­yu­cu in­san­lar olur­lar. Ne var ki Dar­wi­nizm'in ya­lan­la­rı ile bey­ni yı­ka­nan bir in­san di­ğer ırk­lar­dan, mil­let­ler­den nef­ret eder, on­la­rı ez­mek­ten, hat­ta yok et­mek­ten zevk alır, çev­re­si­ne dai­ma ge­ri­lim, mut­suz­luk ve kor­ku ge­ti­rir. İş­te 19. ve 20. yüz­yıl­da gö­rü­len ırk­çı­lık ve em­per­ya­lizm, Dar­wi­nist dün­ya gö­rü­şü­nün bir so­nu­cu­dur. Al­lah, Ku­ran'da ırk­la­ra gö­re ayı­rım ya­pıl­ma­sı­nı ya­sak­la­mış, in­san­la­rın ah­lak­la­rı ve iman­la­rı ile Al­lah Ka­tın­da üs­tün­lük el­de ede­bi­le­cek­le­ri­ni bil­dir­miş­tir: </text:p>
      <text:p text:style-name="P15">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5"><text:soft-page-break/></text:p>
      <text:p text:style-name="P15">DARWINİZM-NAZİZM KOALİSYONUNUN SONUCU 40 MİLYON ÖLÜ </text:p>
      <text:p text:style-name="P15"/>
      <text:p text:style-name="P15">Sos­yal Dar­wi­nizm hak­kın­da bu­ra­ya ka­dar an­la­tı­lan­lar­dan son­ra, dün­ya ta­ri­hi­nin en bü­yük soy­kı­rım­la­rın­dan bi­ri­nin mi­ma­rı olan ve ta­ri­he en acı­ma­sız ve za­lim hü­kü­met­ler­den bi­ri ola­rak ge­çen Na­zi­le­rin de sos­yal Dar­wi­nizm'e sı­kı sı­kı­ya bağ­lı ol­duk­la­rı­nı söy­le­mek şa­şır­tı­cı ol­ma­ya­cak­tır.</text:p>
      <text:p text:style-name="P15">Hit­ler'in ve Na­zi ide­olog­la­rı­nın ya­zı­la­rı, ko­nuş­ma me­tin­le­ri ve di­ğer do­kü­man­lar in­ce­len­di­ğin­de, ırk­çı, sal­dır­gan ve sa­vaş­çı po­li­ti­ka­la­rı­nı Dar­wi­nizm üze­ri­ne kur­duk­la­rı açık­ça gö­rül­mek­te­dir. </text:p>
      <text:p text:style-name="P15">Hit­ler'in ay­nı hay­van ye­tiş­ti­ri­ci­le­ri gi­bi in­san so­yu­nu ıs­lah ede­bi­le­ce­ği­ni san­ma­sı; Ar­yan ır­kı­nı "kir­let­ti­ği­ni" dü­şün­dü­ğü ırk­la­rın, ka­lı­tım­sal has­ta­lı­ğı olan­la­rın ve za­yıf­la­rın yok edil­me­le­ri ge­rek­ti­ği­ni id­di­a et­me­si; mil­yon­lar­ca in­sa­nın kat­li­ni acı­ma­sız­ca em­ret­me­si onun in­san­la­rı hay­van gi­bi gör­dü­ğü­nün ve Dar­wi­nizm'e olan bağ­lı­lı­ğı­nın de­lil­le­rin­den bir­ka­çı­dır. Na­zi soy­kı­rı­mın­dan sağ ola­rak kur­tu­lan ki­şi­ler­den bi­ri olan Ale­xan­der Ki­mel, "Na­zi Te­rö­rü" baş­lık­lı ma­ka­le­sin­de, sos­yal Dar­wi­nizm ve Na­zi bağ­lan­tı­sı­nı vur­gu­lar ve sos­yal Dar­wi­nizm'e ina­nan Na­zi­le­rin, in­san­la­ra na­sıl olup da acı­ma­dan hay­van mu­ame­le­si ya­pa­bil­dik­le­ri­ni şöy­le açık­lar:</text:p>
      <text:p text:style-name="P15">Na­zizm, sos­yal Dar­wi­nizm'i ka­bul ede­rek in­san­la­rı hay­van­lar­la eşit ha­le ge­tir­di, el­le­rin­de­ki bi­rey­sel se­çim yap­ma öz­gür­lü­ğü­nü, ken­di­le­ri için dü­şü­ne­bil­me ye­te­ne­ği­ni al­dı. Acı­ma­sız­lık, te­rör, ya­lan ve in­sa­nın in­san ta­ra­fın­dan acı­ma­sız­ca is­tis­mar edil­me­si bir dav­ra­nış nor­mu ha­li­ne gel­di. Eğer in­san­la­rı hay­van­lar gi­bi ay­nı do­ğal se­lek­si­yon ka­nun­la­rı yö­ne­ti­yor­sa, in­sa­nın bi­lin­cin­de­ki ila­hi kı­vıl­cım alın­dı­ğın­da in­san­la­ra hay­van­lar gi­bi dav­ra­nı­la­bi­lir: Su­ni ola­rak üre­ti­le­bi­lir ve bü­yük­baş hay­van­lar gi­bi mu­ame­le gö­re­bi­lir­ler. Ör­ne­ğin sa­vaş ve sa­va­şın umur­sa­maz ida­re­si çok bü­yük ka­yıp­lar ge­tir­miş­ti. Hit­ler ise, du­ru­mu ka­yıp­la­rı en­gel­le­ye­rek de­ğil, üre­me me­tod­la­rı­nı ge­liş­ti­re­rek dü­zelt­me­ye ça­lış­mış­tı. Aussc­hwitz'de (Na­zi Dok­to­ru) Men­ge­le, ikiz­ler üze­rin­de, on­la­rı öl­dü­re­rek, ke­sip bi­çe­rek, üre­me me­tod­la­rı­nın na­sıl ge­liş­ti­ri­le­ce­ği­ne, Al­man ka­dın­la­rı­nın do­ğum ran­dı­ma­nı­nın na­sıl iki ka­tı­na çı­kar­tı­la­bi­le­ce­ği­ne da­ir "bi­lim­sel" de­ney­ler yü­rüt­tü. Al­man­lar üre­yen hay­van­lar gi­bi gö­rül­dü, S.S. on­la­rın ço­ban­la­rı ve Füh­rer­le­ri de eği­ti­ci efen­di­le­ri idi. Al­man­lar ödül ka­zan­mış bü­yük­baş hay­van­lar, di­ğer ulus­lar sı­ra­dan bü­yük­baş hay­van­lar ve Ya­hu­di­ler ise za­rar­lı bö­cek­ler ola­rak ka­bul edil­miş ve öy­le mu­ame­le gör­müş­ler­dir..84</text:p>
      <text:p text:style-name="P15">Na­zi­le­rin asır­lar bo­yun­ca ör­ne­ği gö­rül­me­miş bir soy­kı­rım ger­çek­leş­ti­rir­ken te­mel al­dık­la­rı sap­kın ba­kış açı­sı buy­du. Hit­ler'in sa­vun­du­ğu "üs­tün ırk" al­dat­ma­ca­sı, bir bi­yo­lo­jik "tür"ün için­de yer alan grup­la­rın eşit­siz­li­ği ya­la­nı­na da­ya­nı­yor­du. Ya­ni Hit­ler'e ve ta­raf­tar­la­rı­na gö­re, ba­zı tür­ler ev­rim­de iler­le­miş ama bu tür­ler için­de­ki ba­zı bi­rey­ler ve­ya grup­lar ge­ri kal­mış­lar­dı. Irk­çı­lı­ğın ze­mi­ni­ni oluş­tu­ran bu sap­kın id­di­a Dar­win'in te­ori­si­nin en te­mel nok­ta­la­rın­dan bi­riy­di. </text:p>
      <text:p text:style-name="P15">Prof. Karl A. Schleu­nes, Aussc­hwitz hak­kın­da­ki ki­ta­bın­da Dar­win'in te­ori­si­nin, ırk­çı­lı­ğa söz­de bi­lim­sel bir des­tek sağ­la­dı­ğı­nı şöy­le ka­bul eder:</text:p>
      <text:p text:style-name="P15">Dar­win'in, ha­yat­ta kal­ma mü­ca­de­le­si fik­ri, ırk­çı­la­rın üs­tün ve aşa­ğı in­san ve mil­let kav­ra­mı­nı hak­lı gös­ter­di ve bun­lar ara­sın­da­ki mü­ca­de­le­yi onay­la­dı.85</text:p>
      <text:p text:style-name="P15"><text:soft-page-break/>Ev­rim­ci bi­lim adam­la­rı tam da Na­zi­le­rin is­te­dik­le­ri gi­bi teo­rik bir çer­çe­ve çi­zi­yor­lar­dı. Ör­ne­ğin hay­van dav­ra­nış bi­li­mi­nin ku­ru­cu­su sa­yı­lan ev­rim­ci Kon­rad Lo­renz, ırk­la­rın arın­dı­rıl­ma­sı­nı bi­yo­lo­jik ya­pı­lar­la kı­yas­lı­yor ve şöy­le di­yor­du:</text:p>
      <text:p text:style-name="P15">Ay­nı kan­ser­de ol­du­ğu gi­bi, en iyi te­da­vi asa­lak­la­rın kö­kü­nü en kı­sa sü­re­de ku­rut­mak­tır. Her za­man top­lum için so­run olan aşa­ğı halk­la­rın olum­suz sos­yal et­ki­le­ri­ne kar­şı öje­nist ko­run­ma yön­tem­le­rin uy­gu­lan­ma­sı zo­run­lu­dur... Bu aşa­ğı un­sur­lar, (sağ­lık­lı) bir top­lu­mun için­den et­kin bir bi­çim­de ayık­lan­ma­dık­la­rın­da -tıp­kı kö­tü huy­lu bir tü­mö­rün hüc­re­le­ri­nin tüm in­san vü­cu­dun­da hız­la ço­ğal­ma­sı­na izin ve­ril­me­si gi­bi– hem ken­di­le­ri­ni hem de on­la­rı ba­rın­dı­ran bün­ye­yi yok eder­ler.86</text:p>
      <text:p text:style-name="P15">Fark­lı ırk­la­rı ve­ya top­lum için­de­ki za­yıf ve muh­taç in­san­la­rı bir tür "kan­ser" gi­bi gör­mek ve on­la­rı aman­sız­ca te­miz­le­mek is­te­mek, açık­lan­ma­sı müm­kün ol­ma­yan bir il­kel­lik ve vah­şet­tir. Na­zi ide­olog­la­rı bu vah­şe­ti, Dar­wi­nizm'in al­dat­ma­ca­la­rı­nı öne sü­re­rek söz­de bi­lim­sel­lik mas­ke­si al­tı­na giz­le­me­ye ça­lış­mış­lar­dır. Ra­ce and Re­ich (Irk ve Kral) ad­lı ki­ta­bın ya­za­rı J. Te­nen­ba­um, Na­zi po­li­ti­ka­la­rı­nın Dar­wi­nizm ile na­sıl şe­kil­len­di­ği­ni şöy­le özet­ler:</text:p>
      <text:p text:style-name="P15">Mü­ca­de­le, se­lek­si­yon ve en uy­gun ola­nın ha­yat­ta kal­ma­sı... tüm bu kav­ram­lar ve göz­lem­ler Dar­win ta­ra­fın­dan or­ta­ya atıl­dı. An­cak da­ha ön­ce de, on do­ku­zun­cu yüz­yıl Al­man sos­yal fel­se­fe­sin­de bu kav­ram­lar ka­bul gör­me­ye baş­la­mış­tı... Bu­nun bir ne­ti­ce­si ola­rak, Al­man­la­rın üs­tün ırk ol­duk­la­rı inan­cı­na da­ya­lı tüm dün­ya­ya ha­kim ol­ma dok­tri­ni ge­liş­ti. Bu dok­trin ay­nı za­man­da Al­man Dev­le­ti ile za­yıf ulus­lar ara­sın­da­ki "çe­kiç ve örs" iliş­ki­si­ne da­yan­dı­rıl­mış­tı.87</text:p>
      <text:p text:style-name="P15">Te­nen­ba­um, Na­zi­le­rin, po­li­tik sis­tem­le­ri­ni, hiç­bir nok­ta­sı­nı ek­sik bı­rak­ma­dan ta­ma­men Dar­wi­nizm'e gö­re be­lir­le­dik­le­ri­ni açık­la­dık­tan son­ra şöy­le de­vam eder:</text:p>
      <text:p text:style-name="P15">Si­ya­si söz­lük­le­ri, top­rak, mü­ca­de­le, se­lek­si­yon ve nes­lin tü­ken­me­si gi­bi ke­li­me­ler­le do­luy­du. Man­tık­la­rı­nın kı­ya­sı açık­ça şöy­le ifa­de edil­miş­ti: Dün­ya, fark­lı ulus­la­rın top­rak için mü­ca­de­le et­ti­ği bal­ta gir­me­miş bir or­man­dır. Da­ha güç­lü olan ka­za­nır, da­ha za­yıf olan ölür ya da öl­dü­rü­lür...88</text:p>
      <text:p text:style-name="P15">Hit­ler, 1933 yı­lın­da Nu­rem­berg mi­tin­gin­de, "üs­tün ırk­la­rın aşa­ğı ırk­la­rı ida­re et­ti­ği­ni... bu­nun do­ğa­da gö­rü­len bir hak ol­du­ğu­nu ve tek man­tık­lı hak ol­du­ğu­nu" ile­ri sü­rer­ken, bu­nu bir do­ğa ka­nu­nu ola­rak gör­dü­ğü­nü id­di­a edi­yor­du.89 Ama el­bet­te bu id­dia­sı ile, ta­ri­hin en bü­yük ya­lan­la­rın­dan bi­ri­nin sa­vu­nu­cu­lu­ğu­nu ya­pı­yor­du. </text:p>
      <text:p text:style-name="P15">Hit­ler'in, "Ulu­sun Ka­de­ri Hak­kın­da" baş­lık­lı ko­nuş­ma­sın­da­ki söz­le­ri de Dar­wi­nist gö­rüş­le­ri­nin bir öze­ti­dir:</text:p>
      <text:p text:style-name="P15">Ya­şa­mın en te­mel mo­ti­vas­yon fak­tör­le­ri ara­sın­da, ken­di ken­di­ni mu­ha­fa­za ve ge­le­cek ne­sil­le­rin ko­run­ma­sı yer alır. Si­ya­set, in­san­la­rın ha­yat­ta ka­la­bil­mek için ver­dik­le­ri mü­ca­de­le­den baş­ka bir şey de­ğil­dir. Bu şid­det­li ya­şa­ma ar­zu­su ev­ren­sel­dir ve tüm ulu­su yön­len­di­rir. Ya­şa­mak için du­yu­lan is­tek, ça­tış­ma­ya sü­rük­le­me­li­dir, çün­kü bu is­tek tat­min edi­le­mez ol­mak­la bir­lik­te ya­şa­mın te­me­li­dir. Ya­şa­na­cak alan sı­nır­lı­dır. Bu, yüz­den in­sa­ni­yet­ten zi­ya­de acı­ma­sız­lık ya­şam­da esas­tır! İn­san, ih­ti­laf­lar ve sü­re­ge­len mü­ca­de­le so­nu­cun­da dün­ya­nın sa­hi­bi ol­muş­tur. Bu in­san­lı­ğın de­ğil, güç ve ha­ki­mi­ye­ti ka­za­nan kuv­ve­tin üs­tün­lü­ğü­dür. Irk­lar ara­sın­da fark­lı­lık­lar var­dır. Dün­ya, kül­tü­rü­nü seç­kin sı­nıf­tan (elit­ler­den) al­mış­tır. Bu­gün ne gö­rü­yor­sak hep­si Ar­yan­la­rın ça­lış­ma­la­rı­nın ve ba­şa­rı­la­rı­nın bi­rer so­nu­cu­dur. An­cak her ır­kın için­de so­nu­ca gö­tü­ren asıl fak­tör, ye­tiş­tir­me­yi ba­şar­dı­ğı önem­li şah­si­yet­ler­dir. İn­san­lı­ğın şek­li­ni de­mok­ra­tik ço­ğun­luk­lar de­ğil, önem­li şah­si­yet­ler be­lir­le­miş­tir.90</text:p>
      <text:p text:style-name="P15"><text:soft-page-break/>Hit­ler'in he­ze­yan­la­rı­nın açık­ça gö­rül­dü­ğü bu sap­kın fi­kir­ler, o dö­nem­de pek çok ki­şi­yi et­ki­si al­tı­na al­mış­tı. Ce­ha­le­tin de et­ki­siy­le on bin­ler, Hit­ler'in ha­yal ürü­nü bu var­sa­yım­la­rın ta­kip­çi­si ol­du. Da­ha ön­ce de vur­gu­la­dı­ğı­mız gi­bi, top­lum­la­rı iler­le­ten, ça­tış­ma dür­tü­sü ve­ya ha­yat­ta ka­la­bil­mek için ve­ri­len acı­ma­sız mü­ca­de­le de­ğil­dir. Her top­lum da­ha var­lık­lı ve gü­zel bir ya­şam için gay­ret eder, ama bu gay­re­tin ba­şa­rı­ya ulaş­ma­sı, söz ko­nu­su top­lu­mun ma­ne­vi ve ah­la­ki de­ğer­le­re olan bağ­lı­lı­ğı ile doğ­ru oran­tı­lı­dır. Baş­ka­la­rı­nı yok et­me­ye ça­lış­mak, bit­mek bil­me­yen şid­det ve sal­dır­gan­lık her za­man tüm ta­raf­la­ra yı­kım ge­ti­rir. Irk­lar ara­sın­da­ki fi­zik­sel ve­ya kül­tü­rel fark­lı­lık­lar ise bun­la­rın bi­ri­ni di­ğe­ri­ne üs­tün kı­la­cak özel­lik­ler de­ğil­dir. Tam ter­si­ne bu fark­lı­lık­lar, ba­rış ve gü­ven­li­ğin ha­kim ol­du­ğu or­tam­lar­da kül­tü­rel zen­gin­li­ği sağ­la­yan de­ğer­li un­sur­lar­dır. </text:p>
      <text:p text:style-name="P15">Din ah­la­kı da bu fark­lı­lık­la­rı kül­tü­rel bir zen­gin­li­ğe dö­nüş­tür­me­yi ge­rek­li kı­lar. Al­lah, in­san­la­ra ko­şul­lar ne olur­sa ol­sun af­fe­di­ci ol­ma­yı, ada­let­ten as­la ay­rıl­ma­ma­yı, di­ğer in­san­la­ra şef­kat­le ve mer­ha­met­le yak­laş­ma­yı em­ret­miş­tir. İman eden­ler, <text:s text:c="3"/>Al­lah'ın fark­lı ırk­lar ve mil­let­ler ya­rat­ma­sı­nın pek çok hik­me­ti ol­du­ğu­nu bi­lir, kar­deş­lik ve da­ya­nış­ma ru­huy­la ha­re­ket eder­ler. İn­san­la­rı ırk­la­rı­na gö­re sı­nıf­lan­dır­ma­ya kal­kış­mak, men­sup ol­du­ğu ırk ne­de­niy­le –hiç­bir hak­lı ge­rek­çe­si ol­ma­ma­sı­na rağ­men- övü­nüp ki­bir­len­mek ise iman et­me­yen­le­rin ve şirk ko­şan­la­rın özel­lik­le­ri­dir. Bir ayet­te in­kar eden­le­rin, ken­di soy­la­rı­nı öf­ke ile ko­ru­ma tut­ku­la­rı şu şe­kil­de bil­di­ri­lir:</text:p>
      <text:p text:style-name="P15">Ha­ni o in­kar eden­ler, ken­di kalp­le­rin­de, 'öf­ke­li soy ko­ru­yu­cu­lu­ğu'nu (ha­mi­ye­ti), ca­hi­li­ye­nin 'öf­ke­li soy ko­ru­yu­cu­lu­ğu­nu' kı­lıp-kış­kırt­tık­la­rı za­man... (Fe­tih Su­re­si, 26)</text:p>
      <text:p text:style-name="P15">Hit­ler ise ruh­sal den­ge­siz­li­ği­nin de et­ki­siy­le bu sap­kın gö­rüş­le­ri­ni sa­vun­ma­ya de­vam et­miş, Dar­win'in te­ori­si­nin ken­di gö­rüş­le­ri ile bu de­re­ce pa­ra­lel ol­ma­sı­nı ba­tıl fi­kir­le­ri­ni yay­mak için söz­de iyi bir mal­ze­me ola­rak gör­müş­tür. Hit­ler'in Dar­wi­nizm'e olan bağ­lı­lı­ğı da­ha 1925 yı­lın­da ya­yın­la­nan Kav­gam ad­lı ki­ta­bın­da gö­rül­mek­te­dir. Ör­ne­ğin ki­ta­bı­nın 4. bö­lü­mün­de, Dar­wi­nizm'in, ba­şa­rı­lı bir Al­man­ya için tek te­mel ol­du­ğu­nu be­lirt­miş­tir. Dar­win: Be­fo­re and Af­ter (Dar­win: Ön­ce ve Son­ra) ki­ta­bı­nın ya­za­rı Clarck, Hit­ler'in Dar­wi­nizm'e olan bağ­lı­lı­ğı için şu yo­rum­da bu­lu­nur:</text:p>
      <text:p text:style-name="P15">Ev­rim­sel fi­kir­ler -ol­duk­ça açık bir şe­kil­de– Me­in Kampf'ın (Kav­gam) en kö­tü bö­lüm­le­ri­nin ve (Hit­ler'in) hal­ka yap­tı­ğı ko­nuş­ma­la­rın kay­na­ğı­dır. Hit­ler, üs­tün ır­kın her za­man aşa­ğı ır­ka üs­tün ge­le­ce­ği so­nu­cu­na var­mış­tır.91</text:p>
      <text:p text:style-name="P15">The Day Na­zi Ger­many Di­ed (Na­zi Al­man­ya­sı'nın Öl­dü­ğü Gün) ad­lı ki­ta­bın ya­za­rı Bea­te Wil­der-Smith de, Na­zi dok­tri­ni­nin te­mel un­su­ru­nun ne ol­du­ğu­nu şöy­le açık­lar:</text:p>
      <text:p text:style-name="P15">Na­zi te­ori­si­nin ve dok­tri­ni­nin en önem­li pren­sip­le­rin­den bi­ri... ev­rim te­ori­si­nin (ve) ...tüm bi­yo­lo­ji­nin yu­ka­rı­ya doğ­ru ev­rim­leş­ti­ği ve da­ha az ge­liş­miş tür­le­rin fa­al bir şe­kil­de kö­kü­nün ku­ru­tul­ma­sı ge­rek­ti­ği (ve) ...do­ğal se­lek­si­yo­na yar­dım­cı olu­na­bi­le­ce­ği ve olun­ma­sı ge­rek­ti­ği­dir... bu yüz­den (Na­zi­ler), "az ge­liş­miş" ola­rak de­ğer­len­dir­dik­le­ri Ya­hu­di­le­ri ve... si­yah­la­rı yok et­mek için si­ya­si ya­sa­la­rı uy­gu­la­ma­ya koy­du­lar...92</text:p>
      <text:p text:style-name="P15">Prof. Ge­or­ge J. Ste­in ise, Ame­ri­can Sci­en­tist der­gi­sin­de­ki "Bi­olo­gi­cal Sci­en­ce and the Ro­ots of Na­zism" (Bi­yo­lo­jik Bi­lim ve Na­ziz­min Kök­le­ri) baş­lık­lı ya­zı­sın­da, Hit­ler'in sos­yal Dar­wi­nist gö­rüş­le­ri hak­kın­da şöy­le ya­zar:</text:p>
      <text:p text:style-name="P15"><text:soft-page-break/>... Al­man sos­yal Dar­wi­nizm'i Al­man­ya'nın her ye­rin­de yay­gın bi­çim­de bi­li­ni­yor ve ka­bul edi­li­yor, bun­dan da­ha önem­li­si bi­lim adam­la­rı da da­hil ol­mak üze­re ço­ğu Al­man ta­ra­fın­dan bi­lim­sel açı­dan doğ­ru ol­du­ğu dü­şü­nü­lü­yor­du. Da­ha ya­kın za­man­da nas­yo­nal sos­ya­lizm ve Hit­ler üze­ri­ne ya­pı­lan aka­de­mik ça­lış­ma­lar bu ger­çe­ği fark et­me­ye baş­la­dı... (Dar­win'in te­ori­si­ni uy­gu­la­ma­la­rı) Na­zizm'in en be­lir­gin özel­li­ğiy­di. Nas­yo­nal sos­ya­list "bi­yo-po­li­ti­ka"... Ra­di­kal eşit­siz­li­ğe da­ir mis­tik-bi­yo­lo­jik bir po­li­ti­ka­dır; var ol­mak için son­suz bir mü­ca­de­le­ye da­ya­nır ve en uy­gun ola­nın ha­yat­ta kal­ma­sı­nı do­ğa ka­nu­nu ola­rak ka­bul eder ve do­ğal se­lek­si­yo­nu bir ka­mu po­li­ti­ka­sı ha­li­ne ge­tir­mek için dev­let gü­cü­nü kul­la­nır...93</text:p>
      <text:p text:style-name="P15">Prof. Ste­in, ya­zı­sın­da, Al­man sos­yal Dar­wi­niz­mi'nin te­me­lin­de, in­sa­nın hay­van­dan fark­lı bir can­lı ol­ma­dı­ğı id­di­ası­nın bu­lun­du­ğu­nu be­lir­tir ve şöy­le der:</text:p>
      <text:p text:style-name="P15">Al­man sos­yal Dar­wi­niz­mi'nin ana hat­la­rıy­la öze­ti şöy­ley­di... in­san, üs­tün ve­ya in­sa­ni özel­lik­le­re sa­hip de­ğil­di ve sa­de­ce do­ğa­nın bir par­ça­sıy­dı. Di­ğer yan­dan, Al­man­lar bi­yo­lo­jik açı­dan da­ha üs­tün bir top­lu­lu­ğun üye­le­riy­di­ler... Si­ya­set, bi­yo­lo­ji ka­nun­la­rı­nın ya­lın bir uy­gu­la­ma­sıy­dı. As­lın­da, Ha­ec­kel ve yan­daş­la­rı olan sos­yal Dar­wi­nist­ler, nas­yo­nal sos­ya­liz­min te­mel var­sa­yım­la­rı ha­li­ni ala­cak olan fi­kir­le­ri ge­liş­tir­di­ler... Dev­le­tin ku­rum ola­rak işi, öje­ni ve ya­pay se­lek­si­yon­du...94</text:p>
      <text:p text:style-name="P15">Ste­in'ın ya­zı­sın­da açık­ça ifa­de et­ti­ği Nas­yo­nel Sos­ya­list­le­rin bu ya­nıl­gı­la­rı, on­lar­ca ül­ke­nin da­hil ol­mak zo­run­da kal­dı­ğı bir dün­ya sa­va­şı­na ze­min ha­zır­la­dı. Dar­win'in ha­yal ürü­nü te­ori­le­ri­nin des­te­ğiy­le ge­li­şip güç bu­lan Na­zizm, dün­ya ta­ri­hin­de eşi­ne az rast­la­nı­lır bir fe­la­ke­tin mi­ma­rı ol­du. Bu öy­le­si­ne bü­yük bir fe­la­ket­ti ki, mil­yon­lar­ca in­san ha­ya­tı­nı kay­bet­ti, şe­hir­ler ha­ri­ta­lar­dan si­lin­di. En bü­yük za­ra­rı ise, Na­zi ide­olog­la­rın pro­pa­gan­da­la­rın­da da­ha çok güç ka­za­na­ca­ğı­nı ve iler­le­ye­ce­ği­ni id­di­a et­tik­le­ri Al­man top­lu­mu al­dı. Ça­tış­ma­nın, sa­va­şın, acı­ma­sız­lı­ğın, di­ğer mil­let­le­ri yok et­me­ye kal­kış­ma­nın bir mil­le­ti as­la iler­let­me­ye­ce­ği bir kez da­ha gö­rül­müş ol­du. </text:p>
      <text:p text:style-name="P15">Hit­ler ise ya­şa­dı­ğı sü­re bo­yun­ca Na­zi­le­rin ken­di­le­ri­ne ve di­ğer in­san­la­ra ba­kış açı­sı­nı özet­le­yen, "Biz Na­zi­ler... bar­ba­rız. Bar­bar ol­mak is­ti­yo­ruz. Bu onur­lu bir ün­van ve bu­nun­la dün­ya­yı genç­leş­ti­re­ce­ğiz."95 söz­le­riy­le ya­nıl­gı­la­rın­dan hiç vaz­geç­me­di.</text:p>
      <text:p text:style-name="P15">Sir Art­hur Ke­ith'in ifa­de­siy­le, ev­rim­ci olan Hit­ler, Al­man­ya'nın de­ne­yi­mi­ni ev­rim te­ori­si­ne uy­dur­mak için bi­linç­li ola­rak ça­ba­la­mış­tı.96 Ke­ith ay­rı­ca ev­rim te­ori­si, Hit­ler ve sa­vaş üç­ge­ni için şun­la­rı söy­ler:</text:p>
      <text:p text:style-name="P15">Eğer sa­vaş ev­ri­min ço­cu­ğu ise –ve böy­le ol­du­ğu­na ina­nı­yo­rum– bu du­rum­da ev­rim, "çıl­dır­mış" ve ka­bi­le­le­rin, ulus­la­rın ve fark­lı ırk­la­rın bir­bir­le­riy­le re­ka­bet­le­rin­de öy­le­si­ne acı­ma­sız ol­muş­tur ki, iler­le­me­yi en­gel­le­yi­ci bir rol üst­len­miş­tir. Ev­rim­sel ka­nun­la­rın in­san do­ğa­sı­na zor­la ka­bul et­tir­di­ği yap­tı­rım­lar­dan onu kur­tar­mak dı­şın­da, sa­vaş­tan kur­tul­ma­nın hiç­bir yo­lu yok­tur.97</text:p>
      <text:p text:style-name="P15">Pe­ter Hoff­man ise, Hit­ler's Per­so­nal Se­cu­rity (Hit­ler'in Ki­şi­sel Gü­ven­li­ği) ad­lı ki­ta­bın­da Hit­ler'in Dar­wi­nist gö­rüş­le­ri için şöy­le de­mek­te­dir:</text:p>
      <text:p text:style-name="P15">Hit­ler mü­ca­de­le­ye, her in­sa­nı di­ğer­le­ri­ne üs­tün gel­mek için ça­ba­la­ma­ya zor­la­yan Dar­win­ci bir pren­sip ola­rak inan­dı; mü­ca­de­le ol­mak­sı­zın çü­rür ve yok olur­lar­dı... Ni­san 1945'te al­dı­ğı ye­nil­gi­de bi­le Hit­ler, güç­lü­nün ha­yat­ta kal­ma­sı­na olan inan­cı­nı di­le ge­tir­di ve Slav­la­rın da­ha güç­lü ol­duk­la­rı­nı is­pat­la­dık­la­rı­nı du­yur­du.98</text:p>
      <text:p text:style-name="P15">Kı­sa­ca­sı bir­çok ta­rih­çi­nin ve araş­tır­ma­cı­nın gö­rüş­le­rin­den an­la­şıl­dı­ğı, ay­nı za­man­da Hit­ler'in ya­zı­la­rın­da ve ko­nuş­ma­la­rın­da da açık­ça gö­rül­dü­ğü gi­bi Na­zizm, Dar­wi­nizm'den güç ve kay­nak bul­muş­tu. Hit­ler ve di­ğer Na­zi ön­de ge­len­le­ri, bir­çok söz­<text:soft-page-break/>de bi­lim­sel ar­gü­man kul­la­na­rak, tüm ki­şi­sel psi­ko­pat­lık, acı­ma­sız­lık ve za­lim­lik­le­ri­ni, Dar­wi­nizm'e da­yan­dı­ra­rak ken­di­le­rin­ce meş­ru­laş­tır­mış­lar­dı. As­lın­da böy­le­si­ne bir ide­olo­ji ve psi­ko­lo­ji ge­liş­tir­me­le­ri­ne ne­den olan kül­tü­rel or­tam da, bü­yük öl­çü­de sos­yal Dar­wi­nizm'in iz­le­ri­ni ta­şı­yor­du. İler­le­yen say­fa­lar­da da in­ce­le­ye­ce­ği­miz gi­bi, Ernst Ha­ec­kel gi­bi ko­yu Dar­wi­nist­le­rin eliy­le Al­man­ya'ya gi­ren sos­yal Dar­wi­nizm, 20. yüz­yı­lın ilk ya­rı­sın­da tüm Al­man top­lu­mu­nu de­rin­den et­ki­le­miş, de­je­ne­re et­miş ve Na­ziz­me ka­pıl­ma­la­rı­na ne­den olan en önem­li zi­hin­sel te­me­li oluş­tur­muş­tu. </text:p>
      <text:p text:style-name="P15"/>
      <text:p text:style-name="P15">Na­zi Al­man­ya­sı'nda Ev­rim ve Sa­vaş </text:p>
      <text:p text:style-name="P15">Sos­yal Dar­wi­nizm'in sap­kın tel­kin­le­ri­ne gö­re sa­vaş, top­lum­la­rı iler­le­ten ve en uy­gun olan­la­rın se­çil­me­si­ni, za­yıf­la­rın ise elen­me­si­ni sağ­la­yan bir yol­dur. Bu çar­pık akım, sa­va­şı sa­de­ce za­yıf ırk­la­rı yok et­ti­ği için de­ğil, ay­nı za­man­da "üs­tün ırk" için­de­ki za­yıf üye­le­ri yok et­ti­ği için de po­zi­tif bir güç ola­rak ka­bul eder. Bu ne­den­le sos­yal Dar­wi­nizm, sa­va­şı onay­lar ve teş­vik eder. Na­zi­ler de ay­nı sos­yal Dar­wi­nist man­tık­la sa­vaş­çı­lı­ğı be­nim­se­miş­ler­dir. Ro­bert Clark, Dar­win: Be­fo­re and Af­ter (Dar­win: Ön­ce­si ve Son­ra­sı) ad­lı ki­ta­bın­da, Hit­ler'in sa­va­şa ba­kış açı­sı ile il­gi­li ola­rak Kav­gam'ı kay­nak gös­te­re­rek aşa­ğı­da­ki bil­gi­le­ri ak­tar­mak­ta­dır:</text:p>
      <text:p text:style-name="P15">Hit­ler'in Mil­let­ler Ce­mi­ye­ti'ne, sa­va­şa ve ba­rı­şa yak­la­şı­mı ay­nı pren­sip­le­re da­yan­mak­ta­dır. "Bir dün­ya mah­ke­me­si... bir şa­ka olur­du.... Do­ğa ta­ma­men gü­cün ve za­yı­fın kuv­vet­li bir mü­ca­de­le­si­dir, güç­lü­nün za­yıf üze­rin­de­ki son­suz za­fe­ri­dir. Eğer böy­le ol­ma­say­dı, do­ğa­nın ge­ne­lin­de çü­rü­me (bo­zul­ma) dı­şın­da bir şey ol­maz­dı. Bu en te­mel ka­nu­nu ih­lal eden dev­let­ler bo­zul­ma­ya uğ­rar. Ya­şa­ya­cak olan sa­vaş­ma­lı­dır. Dai­mi mü­ca­de­le­nin ya­şa­mın bir ka­nu­nu ol­du­ğu bu dün­ya­da, sa­vaş­mak is­te­me­yen ise ya­şa­ma hak­kı­na sa­hip de­ğil­dir." Baş­ka tür­lü dü­şü­nen, do­ğa­yı "aşa­ğı­la­mış" olur. "Ke­der, mut­suz­luk ve has­ta­lık da al­dı­ğı sert kar­şı­lık­tır".99</text:p>
      <text:p text:style-name="P15">Ça­tış­ma­cı ide­olo­ji ve sa­vaş his­te­ri­si, sos­yal Dar­wi­nizm'le bir­lik­te güç­len­miş, Dar­wi­nist tel­kin­ler, bu eği­lim­le­ri kö­rük­le­yen ve tüm bir top­lum ta­ra­fın­dan be­nim­sen­me­si­ne ne­den olan çok güç­lü ve et­ki­li bir ka­ta­li­zör ol­muş­tur. Irk­çı­lık, ça­tış­ma ve sa­vaş öz­le­mi, böy­le­ce ilk kez söz­de bi­lim­sel bir da­ya­nak bul­muş ve bi­li­min oto­ri­te­si­ne da­ya­na­rak top­lu­ma red­de­di­le­mez bir ger­çek gi­bi su­nul­muş­tur. Na­zi dö­ne­mi­nin ev­rim­ci teo­ris­yen­le­rin­den Dr. Al­bert Ed­ward Wig­gam'ın, 1922 yı­lın­da ya­yın­la­nan ki­ta­bın­da yaz­dık­la­rı, o sı­ra­lar Al­man fi­kir dün­ya­sın­da ol­duk­ça sık rast­la­nan "al­dat­ma­ca­lar"dan bi­ri­ni yan­sıt­ma­sı açı­sın­dan dik­kat çe­ki­ci­dir:</text:p>
      <text:p text:style-name="P15">Bir za­man­lar in­san­la­rın be­yin­le­ri, ku­zen­le­ri olan in­sa­nım­sı can­lı­lar­dan çok az da­ha bü­yük­tü. Ama tek­me­le­ye­rek, ısı­ra­rak, sa­va­şa­rak... ve düş­man­la­rı­nı kur­naz­lık­la alt ede­rek ve bun­la­rı ya­pa­cak ka­pa­si­te­ye sa­hip ol­ma­yan­la­rı öl­dü­re­rek in­san­la­rın be­yin­le­ri bü­yü­dü ve ha­cim ola­rak ol­ma­sa da çe­vik­lik ve akıl ba­kı­mın­dan ge­liş­ti.100</text:p>
      <text:p text:style-name="P15">Ta­ma­men has­ta bir zih­nin ürü­nü olan bu ha­ya­li "ev­rim­sel ta­rih"ten çı­ka­rı­lan so­nuç ise açık­tı: Na­zi­le­rin ba­tıl ba­kış açı­la­rı­na gö­re, sa­vaş uzun va­de­de olum­lu bir şey­di, çün­kü ev­rim­ci­ler in­sa­noğ­lu­nun yal­nız­ca ölüm­cül çe­kiş­me­ler­le iler­le­di­ği­ni id­di­a edi­yor­lar­dı. Hit­ler ve Ro­sen­berg gi­bi di­ğer Na­zi ide­olog­la­rı da, gü­nü­müz me­de­ni­ye­ti­nin sü­rek­li sa­vaş­lar­la mey­da­na gel­di­ği­ni id­di­a et­miş­ler­di. Dö­ne­min ba­zı söz­de bi­lim adam­la­rı da bu çar­pık gö­rü­şün ken­di­le­rin­ce sa­vu­nu­cu­lu­ğu­nu üst­len­miş­ler­di. Ör­ne­ğin Dar­wi­nizm'in Al­man­ya'da­ki bi­li­nen sa­vu­nu­cu­la­rın­dan, Ber­lin Üni­ver­si­te­si pro­fe­sö­rü Ha­ec­kel, özel­lik­le Es­ki Yu­nan'ın sa­vaş­çı şe­hir dev­le­ti olan Spar­ta'yı öv­müş, <text:soft-page-break/>Spar­ta­lı­la­rın se­çil­miş bir ırk ol­duk­la­rı­nı ve bu yüz­den ba­şa­rı­lı ve üs­tün ol­duk­la­rı­nı id­di­a et­miş­tir. "Ola­ğa­nüs­tü de­re­ce­de sağ­lık­lı ve güç­lü ço­cuk­lar dı­şın­da­ki­le­ri öl­dür­me­le­ri­nin, Spar­ta­lı­la­ra sü­rek­li bir güç ve dinç­lik ver­di­ği­ni" söy­le­miş­tir.101 Spar­ta­lı­la­rın acı­ma­sız ve vah­şet do­lu bu uy­gu­la­ma­la­rı­nı da­hi ma­kul gö­ren Ha­ec­kel'e gö­re, Al­man­ya da "Spar­ta ge­le­ne­ği­ni iz­le­me­liy­di, çün­kü fi­zik­sel ola­rak bo­zuk­lu­ğu olan ve has­ta­lık­lı be­bek­le­rin öl­dü­rül­me­si, hem öl­dü­rü­len be­bek­le­rin hem de top­lu­mun ya­ra­rı­na bir uy­gu­la­ma" idi. Ha­ec­kel'in vic­dan dı­şı ve son de­re­ce za­li­ma­ne bu öne­ri­le­ri, Dar­wi­nizm'in bi­lim dı­şı id­di­ala­rı­nın na­sıl sap­kın bir man­tık ör­gü­sü­ne te­mel teş­kil et­ti­ği­ni gös­ter­me­si açı­sın­dan önem­li bir ör­nek­tir. Ha­ec­kel ve Dar­wi­nizm'e gö­re, tüm ha­yat­la­rın eşit de­ğer­de ol­du­ğu ya da ko­run­ma­sı ge­rek­ti­ği yal­nız­ca "ge­le­nek­sel bir dog­ma" idi ve söz­de bi­lim­sel ger­çek­le­re ay­kı­rı dü­şü­yor­du.102 Akıl ve man­tık sa­hi­bi hiç kim­se­nin ka­bul ede­me­ye­ce­ği bu id­dia­lar, bir dö­nem Al­man­ya­sı'nın ön­de ge­len­le­ri ta­ra­fın­dan şid­det­le be­nim­sen­miş­ti.</text:p>
      <text:p text:style-name="P15">Sos­yal Dar­wi­nizm, sa­de­ce Al­man­ya'da de­ğil­di, dün­ya­nın pek çok ye­rin­de, İla­hi din­le­rin öğ­ret­ti­ği gü­zel ah­la­kı, bu ah­lak­ta yer alan mer­ha­met, ko­ru­ma, yar­dım­laş­ma, acı­ma, sa­bır gös­ter­me gi­bi er­dem­le­ri red­de­di­yor­du. Bu er­dem­le­rin ye­ri­ne ise, çı­ka­rı­na uy­ma­ya­nı öl­dür­mek, yok et­mek, acı­ma­sız ve mer­ha­met­siz ol­mak gi­bi -ger­çek­te in­san­lı­ğın en bü­yük sap­tı­rı­cı­sı olan şey­ta­na ait- özel­lik­le­rin üs­tün ol­du­ğu­nu id­di­a edi­yor­du. Na­zi­le­rin Ya­hu­di düş­man­lı­ğı­nın kö­ke­nin­de de, İla­hi din­le­re duy­duk­la­rı nef­ret var­dı.</text:p>
      <text:p text:style-name="P15">Ne­o-Na­ziz­min dün­ya­da sür­mek­te olan var­lı­ğı, biz­le­re bu has­ta­lık­lı ide­olo­ji­nin ha­len bü­yük bir teh­li­ke ol­ma­ya de­vam et­ti­ği­ni gös­ter­mek­te­dir. Unut­ma­mak ge­re­kir ki, her ne isim al­tın­da olur­sa ol­sun, sos­yal Dar­wi­nizm'in in­san­lık için uy­gun gör­dü­ğü ya­şam şek­lin­de sa­de­ce ça­tış­ma, kav­ga, mü­ca­de­le, çe­kiş­me, kan dök­me, sa­vaş, acı çek­me ve kor­ku var­dır. Ausc­hwitz gi­bi ölüm kamp­la­rı, sos­yal Dar­wi­nizm'in uy­gu­la­ma alan­la­rı­dır; Dar­wi­nizm ka­çı­nıl­maz ola­rak sos­yal Dar­wi­nizm'i ge­ti­rir. Sos­yal Dar­wi­nizm'in ye­ni­den ege­men ol­du­ğu bir dün­ya­da ise, ye­ni Ausc­hwitz­ler gör­mek ka­çı­nıl­maz­dır. </text:p>
      <text:p text:style-name="P15"/>
      <text:p text:style-name="P15">Hit­ler, Sos­yal Dar­wi­nist Ol­du­ğu İçin Za­lim­di</text:p>
      <text:p text:style-name="P15">Ko­yu bir Dar­wi­nist olan Hit­ler ve di­ğer Na­zi ön­de ge­len­le­ri yap­tık­la­rı kat­li­am­lar­dan, in­san­la­ra yıl­lar bo­yun­ca ya­şat­tık­la­rı deh­şet­ten do­la­yı bir suç­lu­luk duy­mu­yor­lar, hat­ta ken­di­le­ri­ni söz­de bi­rer kah­ra­man ola­rak gö­rü­yor­lar­dı. Çün­kü in­sa­noğ­lu­nun ev­ri­mi­ni sağ­la­yan, ge­le­cek­te "ev­rim­le­şe­rek ge­liş­miş ne­sil­le­rin" mü­teş­şek­kir ola­ca­ğı bi­rer kur­ta­rı­cı ol­duk­la­rı­nı zan­ne­di­yor­lar­dı. Oy­sa bu bir ya­lan ve al­dat­ma­cay­dı. Hit­ler'in sap­kın ide­olo­ji­si­ne gö­re top­la­ma kamp­la­rı, ma­sum in­san­la­rın kat­le­dil­dik­le­ri, iş­ken­ce gör­dük­le­ri yer­ler de­ğil, üs­tün ır­kın ko­run­ma­sı için has­ta­lık­lı, za­yıf, kö­tü un­sur­la­rın izo­le edil­dik­le­ri ka­ran­ti­na yer­le­riy­di. Hit­ler, has­ta­lık­lı bir ru­ha ve dü­şün­ce ya­pı­sı­na sa­hip­ti. Bu has­ta­lık­lı zih­nin ürü­nü olan teh­li­ke­li fi­kir­le­ri­ni, sos­yal Dar­wi­nizm'in tel­kin­le­ri ile ge­niş­le­tip uy­gu­la­ma­ya koy­muş­tu. Böy­le­ce Dar­wi­nizm, ta­ri­hin en bü­yük yı­kı­mı­nı ge­ti­ren, in­san­la­ra en bü­yük acı­la­rı ve kor­ku­la­rı ya­şa­tan bir soy­kı­rı­mın ve yıl­lar sü­ren bir sa­va­şın te­mel fel­se­fe­si­ni oluş­tu­ran sah­te bir bi­lim ola­rak ta­ri­he geç­ti. Hit­ler ise bu sah­te bi­li­min uy­gu­la­yı­cı­sı bir za­lim ola­rak.</text:p>
      <text:p text:style-name="P15"/>
      <text:p text:style-name="P21"/>
      <text:p text:style-name="P15"><text:soft-page-break/></text:p>
      <text:p text:style-name="P15">SOSYAL DARWINİSTLERİN KISIRLAŞTIRMA VE ÖLDÜRME YASALARI </text:p>
      <text:p text:style-name="P15"/>
      <text:p text:style-name="P15">Sos­yal Dar­wi­nizm'in en ge­niş çap­lı ve en acı­ma­sız uy­gu­la­ma­la­rın­dan bir di­ğe­ri de öje­ni­dir. (İn­san ır­kı­nın ka­lı­tım yo­luy­la ıs­la­hı­na ça­lı­şan söz­de bi­lim da­lı.) İlk ola­rak Char­les Dar­win'in ku­ze­ni Fran­cis Gal­ton ta­ra­fın­dan 1883 yı­lın­da kul­la­nı­lan öje­ni (eu­ge­nics) te­ri­mi, Yu­nan­ca iki ke­li­me­nin bir­leş­me­sin­den olu­şur; eu (iyi) ve ge­net (do­ğum). İki ke­li­me bi­ra­ra­ya gel­di­ğin­de "do­ğuş­tan iyi oluş", "ka­lı­tım­sal soy­lu­luk" an­lam­la­rın­da kul­la­nıl­mak­ta­dır. An­cak bu kav­ram, an­la­mın­da yer al­dı­ğı gi­bi iyi­lik de­ğil, tam ter­si­ne bü­yük bir vah­şet ve za­lim­lik içer­mek­te­dir. </text:p>
      <text:p text:style-name="P15">Öje­ni ta­raf­tar­la­rı sa­de­ce ken­di ırk­la­rı­nın ve­ya ken­di sı­nıf­la­rı­nın ko­run­ma­la­rı ve ge­liş­ti­ril­me­le­ri ge­rek­ti­ği­ni id­di­a et­miş­ler ve di­ğer ırk­tan ve­ya sı­nıf­tan in­san­la­rın "su­ni se­lek­si­yon"a ta­bi tu­tul­ma­la­rı ge­rek­ti­ği­ni san­mış­lar­dır. Ör­ne­ğin öje­ni te­ori­si­nin ku­ru­cu­su sa­yı­lan İn­gi­liz Fran­cis Gal­ton'a gö­re, ko­run­ma­sı ge­re­ken­ler sa­de­ce İn­gil­te­re'nin yük­sek sı­nı­fı­dır. Bu­nun için de Gal­ton, yok­sul, has­ta, güç­süz, ye­te­nek­siz in­san­la­rın ço­ğal­ma­la­rı­nın en­gel­len­me­si ge­rek­ti­ği­ni öne sür­müş­tür. </text:p>
      <text:p text:style-name="P15">Na­zi­ler ise, Ar­yan ır­kı­na men­sup sağ­lık­lı in­san­lar dı­şın­da­ki in­san­la­rın dev­le­te ve top­lu­ma yük ol­duk­la­rı­nı ve kı­sır­laş­tır­ma ve­ya öl­dür­me yo­luy­la or­ta­dan kal­dı­rıl­ma­la­rı ge­rek­ti­ği­ni id­di­a et­miş­ler ve bu dü­şün­ce­le­ri­ni uy­gu­la­ma­ya koy­muş­lar­dır. Na­zi­ler, öje­ni po­li­ti­ka­sı da­hi­lin­de yüz bin­ler­ce in­sa­nı kı­sır­laş­tı­rır­ken, has­ta, sa­kat, zi­hin­sel özür­lü, yaş­lı, ye­te­nek­siz, kim­se­siz ol­du­ğu için yüz bin­ler­ce in­sa­nı da gaz oda­la­rı­na gön­de­re­rek, aç bı­ra­ka­rak ve­ya ilaç ve­re­rek öl­dür­müş­ler­dir. </text:p>
      <text:p text:style-name="P15">Öje­ni sa­vu­nu­cu­la­rı­nın en cid­di ya­nıl­gı­la­rın­dan bi­ri, in­san­la­rın ka­rak­ter­le­ri­ne has özel­lik­le­rin bü­yük bir ço­ğun­lu­ğu­nu ka­lı­tım­sal san­ma­la­rı ve­ya ka­sıt­lı ola­rak bu id­dia­da bu­lun­ma­la­rı­dır. Ör­ne­ğin Gal­ton da­hil ol­mak üze­re öje­ni ta­raf­tar­la­rı­na gö­re tem­bel­lik, yok­sul­luk gi­bi is­ten­me­yen özel­lik­ler ka­lı­tım­sal­dır. Tem­bel in­san­la­rın tem­bel ço­cuk­la­rı ola­ca­ğı­nı san­dık­la­rı için, bu in­san­la­rın ev­len­me­le­ri­ne ve ço­cuk sa­hi­bi ol­ma­la­rı­na en­gel ol­ma­ya ça­lış­mış­lar­dır. Ev­rim­ci­le­rin bu de­re­ce man­tık dı­şı ve saç­ma bir id­dia­yı da­hi söz­de bi­lim adı­na sa­vu­na­bil­me­le­ri ol­duk­ça il­ginç­tir. </text:p>
      <text:p text:style-name="P15">Dar­wi­nist­le­rin söz­de bi­lim adı­na sa­vun­duk­la­rı öje­ni, pek çok in­sa­nın bü­yük acı­lar ya­şa­ma­sı­na ne­den ol­muş­tur. Bu za­lim­li­ğin ta­ri­hi ge­li­şi­mi­nin in­ce­len­me­si, söz ko­nu­su vah­şe­ti sa­vu­nan­la­rın te­mel da­ya­nak­la­rı­nın da­ha iyi an­la­şıl­ma­sı­nı sağ­la­ya­cak­tır. Dar­win'in öje­ni­yi na­sıl ken­din­ce söz­de bi­lim adı­na sa­vu­nup teş­vik et­ti­ği­nin ken­di söz­le­riy­le or­ta­ya ko­nul­ma­sı bu açı­dan son de­re­ce önem­li­dir. As­lın­da Öje­ni sap­kın­lı­ğı­nın te­me­li Pla­ton'un Dev­let ad­lı ese­ri­ne ka­dar uzan­sa da, Dar­wi­nizm ile bir­lik­te söz­de bi­lim­sel bir gö­rü­nüm ka­zan­mış, hat­ta ne­re­dey­se bir bi­lim da­lı ha­li­ne gel­miş­tir. Gal­ton'dan bü­yük öl­çü­de et­ki­le­nen ve ön­ce­ki say­fa­lar­da ırk­çı gö­rüş­le­ri­ne yer ver­di­ği­miz Karl Pe­ar­son, öje­ni­nin kay­na­ğı­nın ev­rim te­ori­si ol­du­ğu­nu şöy­le ifa­de et­mek­te­dir:</text:p>
      <text:p text:style-name="P15">... Mo­dern öje­ni dü­şün­ce­si yal­nız­ca 19. yüz­yıl­da uyan­dı. Bu yüz­yıl sı­ra­sın­da öje­ni­ye il­gi­nin art­ma­sı­nın bir­kaç ne­de­ni var­dır. En önem­li ne­den ise ev­rim te­ori­si­dir. Öje­ni te­ri­mi­ni de keş­fe­den Fran­cis Gal­ton, fi­kir­le­ri­ni ku­ze­ni Char­les Dar­win'in dok­tri­ni­ne da­yan­dı­rı­yor­du.103</text:p>
      <text:p text:style-name="P15">Dar­win'den Ku­ze­ni Gal­ton'a Ka­lan Mi­ras: Öje­ni</text:p>
      <text:p text:style-name="P15"><text:soft-page-break/>Öje­ni sap­kın­lı­ğı­nın te­mel­le­ri as­lın­da Malt­hus ve Dar­win ile atıl­mış­tı. Dar­win'e de esin kay­na­ğı olan Malt­hus'un De­ne­me'sin­de, öje­ni­ye te­mel oluş­tu­ra­cak ba­tıl tel­kin­ler bu­lu­nu­yor­du. Ör­ne­ğin Malt­hus in­san­la­rın da­mız­lık hay­van­la­ra uy­gu­la­nan yön­tem­ler­le ço­ğa­la­bi­le­cek­le­ri­ni id­di­a edi­yor­du:</text:p>
      <text:p text:style-name="P15">Üre­me ko­nu­su­na gös­te­ri­le­cek dik­kat­le, tıp­kı hay­van­lar­da ol­du­ğu gi­bi in­san­lar ara­sın­da da bel­li bir de­re­ce­ye ka­dar iler­le­me kay­det­mek müm­kün gö­rü­nü­yor. Ze­ka­nın ak­ta­rı­lıp ak­ta­rı­la­ma­ya­ca­ğı şüp­he­li­dir an­cak boy, güç, gü­zel­lik, ten ren­gi ve bel­ki uzun ömür bi­le bel­li bir de­re­ce­ye ka­dar nak­le­di­le­bi­lir­dir.104</text:p>
      <text:p text:style-name="P15">Di­ğer pek çok açık­la­ma­sın­da ol­du­ğu gi­bi, bu söz­le­rin­de de Malt­hus'un, in­san­la­rı bir tür hay­van ola­rak de­ğer­len­dir­di­ği açık­ça gö­rül­mek­te­dir. Malt­hus'un bu sap­kın ba­kış açı­sı Dar­win'i de et­ki­le­miş ve Dar­win de öje­ni ile il­gi­li fe­la­ket do­lu ba­zı ön­gö­rü­ler­de bu­lun­muş­tu. İn­sa­nın Tü­re­yi­şi ki­ta­bın­da, ba­zı sos­yal uy­gu­la­ma­lar ne­de­niy­le za­yıf olan­la­rın elen­me­dik­le­ri­ni ve bu­nun da bi­yo­lo­jik ge­ri­le­me­ye ne­den ola­bi­le­ce­ği­ne da­ir en­di­şe­le­ri­ni di­le ge­tir­miş­ti. Dar­win'in sap­kın dü­şün­ce­le­ri­ne gö­re, "ya­ba­ni in­san­lar" ve hay­van­lar ara­sın­da ku­sur­lu­lar hız­la ele­nir­ken, me­de­ni top­lum­lar­da bu in­san­la­rın tıp ve ha­yır­se­ver­ler ta­ra­fın­dan ko­run­ma­la­rı bü­yük ha­tay­dı. Dar­win'e gö­re, hay­van ye­tiş­ti­ri­ci­le­ri na­sıl su­ni se­lek­si­yon yo­luy­la soy ıs­la­hı ya­pa­rak da­ha iyi özel­lik­le­re sa­hip hay­van­lar ye­tiş­ti­ri­yor­lar, za­yıf ve güç­süz­le­ri eli­yor­lar­sa, in­san top­lum­la­rın­da da öy­le ya­pıl­ma­lıy­dı:</text:p>
      <text:p text:style-name="P15">Böy­le­lik­le uy­gar bir top­lu­mun za­yıf üye­le­ri ken­di tür­le­ri­ni ço­ğal­tır­lar. Ev­cil hay­van­la­rın üre­me­le­ri ile il­gi­le­nen her­kes, bu­nun in­san ır­kı için son de­re­ce za­rar­lı ol­du­ğun­dan ke­sin­lik­le emin­dir. Ba­kım ta­le­bi­nin ya da yan­lış yön­len­di­ril­miş ba­kı­mın ne ka­dar kı­sa sü­re­de ev­cil bir ır­kı de­je­ne­ras­yo­na sü­rük­le­ye­ce­ği şa­şır­tı­cı­dır. An­cak in­sa­nın du­ru­mu ha­riç, hiç kim­se, en kö­tü hay­van­la­rın üre­me­si­ne izin ve­re­cek ka­dar ca­hil­ce dav­ra­na­maz.105</text:p>
      <text:p text:style-name="P15">Ya­ba­ni in­san­la­rın vü­cut­ça ve ka­fa­ca za­yıf olan­la­rı ele­ni­ve­rir ve sağ ka­lan­lar, ço­ğun­luk­la, ger­çek­ten sağ­lık­lı kim­se­ler­dir. Öte yan­dan biz uy­gar in­san­lar, elen­me sü­re­ci­ni en­gel­le­mek için eli­miz­den ge­le­ni ya­pa­rız; ge­ri ze­ka­lı­lar, sa­kat­lar ve has­ta­lar için ba­kım ev­le­ri ku­ra­rız; yok­sul­la­rı ko­ru­ma ya­sa­la­rı çı­ka­rı­rız; tıp uz­man­la­rı­mız, her has­ta­yı ya­şat­mak için en son ana dek bü­tün us­ta­lık­la­rı­nı gös­te­rir… Böy­le­ce uy­gar­laş­mış top­lum­la­rın za­yıf bi­rey­le­ri ken­di soy­la­rı­nı sür­dür­mek­te­dir. Ev­cil hay­van ye­tiş­ti­ri­ci­li­ği yap­mış hiç kim­se bu­nun in­san ır­kı­na bü­yük bir za­rar ve­re­ce­ğin­den kuş­ku duy­maz.106</text:p>
      <text:p text:style-name="P15">Has­ta­lık­lı bir zih­nin ürü­nü olan bu he­ze­yan­lar, ırk­çı­la­rın, öje­ni sa­vu­nu­cu­la­rı­nın, sa­vaş çı­ğırt­kan­la­rı­nın ve in­san­lı­ğı bü­yük be­la­la­ra sü­rük­le­yen pek çok ide­olo­ğun te­mel düs­tu­ru ol­muş­tur. Dar­win, İn­sa­nın Tü­re­yi­şi'nin so­nun­da, "ha­yat­ta kal­mak için mü­ca­de­le"nin in­san­lık için fay­da­lı ol­du­ğu, ak­si tak­dir­de, in­sa­nın tem­bel­le­şe­ce­ği ve ha­yat mü­ca­de­le­sin­de da­ha ye­te­nek­li in­san­la­rın da­ha az ye­te­nek­li­le­re gö­re üs­tün ko­nu­ma ge­le­me­ye­cek­le­ri gi­bi da­ha pek çok bi­lim dı­şı id­di­a öne sür­müş­tür. 107</text:p>
      <text:p text:style-name="P15">Dar­win, tüm bu çar­pık te­ori­le­ri ile öje­ni uy­gu­la­ma­la­rı­na ze­min ha­zır­la­mış­tır. Ev­rim te­ori­si­nin söz­de bi­lim­sel bir ger­çek gi­bi gö­rül­me­si ise, öje­nist ve ırk­çı po­li­ti­ka­la­rın ka­bul edi­lip uy­gu­la­ma­ya ge­çi­ril­me­si­ne ne­den ol­muş­tur. </text:p>
      <text:p text:style-name="P15"/>
      <text:p text:style-name="P15">İn­gil­te­re'de Öje­ni</text:p>
      <text:p text:style-name="P15"><text:soft-page-break/>İn­gil­te­re'de öje­ni vah­şe­ti­nin ön­cü­sü, Dar­win'in da­ha ön­ce de sö­zü­nü et­ti­ği­miz ku­ze­ni Fran­cis Gal­ton'dı. Dar­win'in oğ­lu Leo­nard Dar­win de öje­ni sap­kın­lı­ğı­nın İn­gil­te­re'de­ki sa­vu­nu­cu­la­rın­dan ve uy­gu­la­yı­cı­la­rın­dan­dı. Ay­rı­ca Wins­ton Churc­hill de öje­ni ha­re­ke­ti­ne des­tek ve­ren­ler ara­sın­day­dı.108</text:p>
      <text:p text:style-name="P15">Gal­ton, "güç­lü olan ha­yat­ta ka­lır" il­ke­si­ne uyul­ma­sı ve sa­de­ce en güç­lü in­san­larn dün­ya­ya katlmasna izin ve­ril­me­si ge­rek­ti­ği­ni id­di­a et­miş­ti. Gal­ton'un bu bi­lim ve man­tık dı­şı te­zi­ne gö­re in­sa­noğ­lu, in­sann söz­de ev­ri­mi­ni kon­trol altnda tu­ta­bi­le­cek ve hat­ta da­ha üs­tün bir rk mey­da­na ge­ti­re­bi­le­cek bir ko­num­dayd. Gal­ton, "yük­sek sı­nıf"ın ve "yük­sek ırk"ın üs­tün­lü­ğü gi­bi sap­kın fi­kir­le­re inan­dı­ğı­nı açık­ça be­lirt­mek­ten çe­kin­mi­yor­du. Öte yan­dan zen­ci ır­kı­nın dü­şük ze­ka se­vi­ye­si­ne sa­hip ol­du­ğu­nu da id­di­a et­miş ve şöy­le de­miş­tir:</text:p>
      <text:p text:style-name="P15">... Zen­ci­ler ara­sın­da, ya­rım akıl­lı ola­rak ad­lan­dır­ma­mız ge­re­ken­le­rin sa­yı­sı ol­duk­ça faz­la­dır. Ame­ri­ka'da zen­ci kö­le­ler­den bah­se­den her ki­tap bu­nun ör­nek­le­riy­le do­lu­dur. Ben de, Af­ri­ka'ya yap­tı­ğım se­ya­hat­ler sı­ra­sın­da gör­dü­ğüm bu ger­çek kar­şı­sın­da çok et­ki­len­miş­tim. Zen­ci­le­rin ken­di­le­riy­le il­gi­li ko­nu­lar­da yap­tık­la­rı ha­ta­lar o ka­dar ço­cuk­ça, ap­tal­ca ve ba­sit­ti ki ken­di tü­rüm­den utan­ma­ma ne­den ol­du.109</text:p>
      <text:p text:style-name="P15">Ba­zı kö­pek cins­le­ri­nin ba­zı in­san ırk­la­rı­na oran­la da­ha üst ze­ka se­vi­ye­si­ne sa­hip ol­du­ğu110 ya­la­nı­nı sa­vu­na­cak ka­dar ile­ri gi­de­bi­len Gal­ton, zen­ci­le­ri ve kö­le­le­ri de­ğer­len­di­rir­ken, çok açık bir ger­çe­ği gör­mez­den gel­miş­ti; kö­le­ler­le il­gi­li ki­tap­la­rın bir­ço­ğu kö­le sa­hip­le­ri ta­ra­fın­dan ya­zıl­mış­tı. Ay­rı­ca kö­le­ler, ken­di­le­ri­ne ta­ma­men ya­ban­cı bir top­lum için­de, hiç bil­me­dik­le­ri bir kül­tür­de ya­şa­ma­ya baş­la­dık­la­rı için, bir­çok dav­ra­nı­şı ve uy­gu­la­ma­yı ya­ban­cı­la­ma­la­rı son de­re­ce do­ğal­dı. Af­ri­ka'nın bir kö­yü­ne ya­şa­ma­ya gi­den her­han­gi bir Av­ru­pa­lı­nın da, on­la­rın ya­şam şe­kil­le­ri­ne ve kül­tür­le­ri­ne uyum sağ­la­ma­ya ça­lı­şır­ken, ben­zer be­ce­rik­siz­lik­ler ya­pa­ca­ğı son de­re­ce açık­tır. </text:p>
      <text:p text:style-name="P15">Da­ha da önem­li­si, Gal­ton'un zen­ci­ler ve­ya di­ğer ül­ke­le­re göç eden ken­di va­tan­daş­la­rı için ile­ri sür­dü­ğü id­dia­lar hiç­bir bi­lim­sel da­ya­na­ğa da sa­hip de­ğil­dir. Bun­lar, dö­ne­min il­kel ko­şul­la­rı için­de, ma­ter­ya­list dün­ya gö­rü­şüy­le zi­hin­le­ri yı­kan­mış ba­zı söz­de bi­lim adam­la­rı­nın ve dü­şü­nür­le­rin ha­yal ürü­nü var­sa­yım­la­rı­na da­ya­nı­la­rak oluş­tu­rul­muş­tur. </text:p>
      <text:p text:style-name="P15">Gal­ton'ın ön yar­gı­lı ve tu­tar­sız tez­le­ri bun­lar­la da sı­nır­lı de­ğil­di. Ör­ne­ğin sos­yal ge­liş­me­nin ger­çek­le­şe­bil­me­si için, ze­ka­sı ve en­te­lek­tü­el se­vi­ye­si dü­şük ki­şi­le­rin ço­ğal­ma­la­rı­nın dur­du­rul­ma­sı ve di­ğer­le­ri­nin ço­ğal­ma­la­rı­nın teş­vik edil­me­si ge­rek­ti­ği­ni de öne sür­müş­tü. Ak­si tak­dir­de sos­yal bir çö­küş ola­ca­ğı­nı id­di­a edi­yor­du. Oy­sa asıl sos­yal çö­kü­şün Gal­ton ve ben­zer­le­ri­nin or­ta­ya koy­duk­la­rı, kat­li­am­la­ra, ça­tış­ma­la­ra ve şid­de­te da­ya­lı ya­şam mo­de­li­nin uy­gu­la­ma­ya ko­nul­ma­sıy­la ya­şa­na­ca­ğı açık­tır. Gal­ton, 1907 yı­lın­da Hux­ley Üni­ver­si­te­si'nde ve­ri­len bir kon­fe­rans sı­ra­sın­da, "ulu­su­mu­zun be­yin­le­ri, üst se­vi­ye­li sı­nıf­la­rı­mız­da­ki in­san­lar ara­sın­da bu­lu­nu­yor" id­di­asın­da bu­lun­du.111 Gal­ton ay­rı­ca, üst sı­nı­fa ait ço­cuk­la­rın do­ğum sı­ra­sın­da be­lir­len­me­le­ri­ni ve ai­le­le­ri­ne bu ço­cuk­lar için 1000 po­und öden­me­si­ni öner­di. Üst sı­nı­fın ka­dın­la­rı­na, ken­di is­tek­le­ri­nin dı­şın­da bir er­kek ve bir kız ço­cuk da­ha do­ğur­ma­la­rı­nı tek­lif et­ti.112</text:p>
      <text:p text:style-name="P15">Gal­ton'un, ken­din­ce üst sı­nıf ola­rak gör­dü­ğü kim­se­le­rin sa­yı­ca ço­ğal­ma­sı­nın top­lu­mu iler­le­te­ce­ği­ne inan­ma­sı akıl ve man­tık­la çe­li­şen bir dü­şün­ce­dir. Üs­te­lik bi­lim­sel de de­ğil­dir. Bir top­lu­mu iler­le­ten pek çok un­sur var­dır. Ama bun­la­rın en önem­li­si, <text:soft-page-break/>top­lu­mu oluş­tu­ran fert­le­rin ah­la­kı ve ka­rak­ter­le­ri­dir. Gü­zel ah­la­ka, güç­lü bir ka­rak­te­re sa­hip bi­rey­ler­den olu­şan bir top­lu­mun iler­le­me­si hız­lı ve ka­lı­cı ola­cak­tır. Bu özel­lik­le­rin, ka­lıt­sal ola­rak bi­rey­den bi­re­ye ak­ta­rıl­ma­sı ise müm­kün de­ğil­dir. İçin­de ya­şa­dı­ğı top­lu­mun ger­çek­ten iler­le­me­si­ni is­te­yen ki­şi­nin ön­ce­lik ver­me­si ge­re­ken asıl ko­nu, çe­şit­li kül­tü­rel ve eğit­sel prog­ram­lar­la bi­rey­le­rin ma­nen güç­len­me­si­ni sağ­la­mak ol­ma­lı­dır. Gal­ton ve ben­zer­le­ri­nin, et­kin ol­duk­la­rı ül­ke­ler­de, in­san­la­ra ade­ta hay­van mu­ame­le­si ya­pa­rak zen­gin­le­ri ço­ğalt­mak fa­kir­le­ri azalt­mak is­te­me­le­ri, bu­nun için ci­na­ye­ti da­hi meş­ru­laş­tır­ma­ya ça­lış­ma­la­rı hem bü­yük bir za­lim­lik hem de ta­ri­fi müm­kün ol­ma­yan bir ce­ha­let­tir. Bu­na rağ­men, Gal­ton'ın da yön­len­dir­me­siy­le, İn­gil­te­re'de öje­ni ha­re­ke­ti­nin ilk fa­ali­ye­ti do­ğum kon­tro­lü üze­ri­ne ol­muş­tur. Bu, sa­de­ce ev­rim te­ori­si­nin ya­nıl­gı­la­rı­na ka­pı­lan­lar ta­ra­fın­dan söz­de "aşa­ğı in­san­lar" ola­rak gö­rü­len "fa­kir" hal­kı ve yi­ne ken­di­le­rin­ce "aşa­ğı" ırk­tan in­san­la­rı he­def alan bir ça­lış­ma­dır. </text:p>
      <text:p text:style-name="P15">1920'ler ve 30'lar­da, fa­kir hal­kın nü­fu­su­nun sü­rek­li ar­tar­ken, or­ta ve yük­sek sı­nı­fın nü­fus ar­tı­şı­nın azal­dı­ğı ve bu­nun bü­yük bir teh­li­ke ol­du­ğu dü­şü­nü­lü­yor­du. Ör­ne­ğin Ju­li­an Hux­ley, 1925 yı­lın­da Na­tu­re der­gi­sin­de şöy­le yaz­mış­tı:</text:p>
      <text:p text:style-name="P15">İs­te­ni­len­le­rin ora­nı dü­şer­ken, is­te­nil­me­yen­le­rin ora­nı ar­tı­yor. Bu du­rum ele alın­ma­lı­dır.113</text:p>
      <text:p text:style-name="P15">Öje­nist­le­re gö­re "is­te­ni­len­ler" ile "is­te­nil­me­yen­ler"in ara­sın­da­ki den­ge­yi kur­mak için atı­la­cak ilk adım söz­de "ırk hij­ye­ni" idi. Irk hij­ye­ni için ön­ce­lik­le kim­le­rin is­te­ni­len kim­le­rin is­te­nil­me­yen ol­du­ğu­nu be­lir­le­mek ge­re­ki­yor­du. Bu ay­rı­mı yap­mak için ol­duk­ça il­kel ve akı­lal­maz yol­la­ra baş­vu­ru­lu­yor­du. Ör­ne­ğin, İn­gil­te­re ve ABD'de in­san­la­rın ka­fa­tas­la­rı öl­çül­me­ye baş­lan­dı. Gal­ton'ın da ön­der­li­ğin­de baş­la­tı­lan kam­pan­ya­lar­la in­san­la­rın ka­fa­tas­la­rı­nın bü­yük­lü­ğü öl­çü­lü­yor, bu­na gö­re söz­de ze­ka­la­rı be­lir­le­ni­yor­du. An­cak, ka­fa­ta­sı öl­çü­le­ri­nin ze­ka ile doğ­ru­dan bir bağ­lan­tı­sı­nın ol­ma­dı­ğı bi­lim ta­ra­fın­dan son­ra­dan or­ta­ya ko­na­cak­tı. </text:p>
      <text:p text:style-name="P15">Ka­fa­ta­sı öl­çüm­le­rin­den son­ra ze­ka test­le­ri kul­la­nıl­ma­ya baş­lan­dı. Ze­ka test­le­ri­nin so­nuç­la­rı­na gö­re in­san­la­rın kı­sır­laş­tı­rıl­ma­la­rı­na, ha­yat bo­yu gö­ze­tim ve kon­trol al­tın­da tu­tul­ma­la­rı­na ka­rar ve­ril­di. An­cak iler­le­yen yıl­lar­da, kul­la­nı­lan ze­ka test­le­ri­nin de gü­ve­ni­lir so­nuç­lar ver­me­di­ği an­la­şıl­dı. Da­ha­sı, bu test so­nuç­la­rı de­ğer­len­di­ri­lir­ken ki­şi­le­rin ye­tiş­tik­le­ri çev­re­nin ko­şul­la­rı, al­dık­la­rı eği­tim gi­bi fak­tör­ler hiç göz önün­de bu­lun­du­rul­mu­yor, sa­de­ce o ki­şi­le­rin ka­lı­tım­sal ola­rak ze­ki olup ol­ma­dık­la­rı so­nu­cu­na va­rı­lı­yor­du. Bun­lar, hiç­bir gü­ve­ni­lir­li­ği ol­ma­yan, dö­ne­min bi­lim­sel ce­ha­le­ti­ni yan­sı­tan de­ğer­len­dir­me­ler­di. Za­ten amaç da as­lın­da gü­ve­ni­lir so­nuç­lar el­de et­mek de­ğil, bir şe­kil­de "is­te­nil­me­yen" kit­le­yi, ya­ni fa­kir­le­ri, has­ta­la­rı ve "aşa­ğı" gö­rü­len ırk­la­rı or­ta­dan kal­dır­mak ve­ya izo­le et­mek­ti.</text:p>
      <text:p text:style-name="P15"/>
      <text:p text:style-name="P15">ABD'de Öje­ni</text:p>
      <text:p text:style-name="P15">Gal­ton'un ölü­müy­le bir­lik­te öje­ni ha­re­ke­ti­nin ön­cü­lü­ğü Ame­ri­ka'ya geç­ti. Henry God­dard, Henry Fa­ir­fi­eld Os­born, Harry La­ugh­lin ve Ma­di­son Grant, Gal­ton'ın Ame­ri­ka­lı va­ris­le­rin­den sa­de­ce bir­ka­çıy­dı. </text:p>
      <text:p text:style-name="P15">Öje­ni vah­şe­ti­ni ABD'de des­tek­le­yen­le­rin ba­şın­da Roc­ke­fel­ler Ens­ti­tü­sü ve Car­ne­gi­e Vak­fı gel­mek­tey­di. Roc­ke­fel­ler Ens­ti­tü­sü, Al­man­ya'da öje­ni ha­re­ke­ti­nin ön­cü­le­rin­den Kai­ser Wil­helm Ens­ti­tü­sü'nü fi­nan­se et­ti ve ırk hij­ye­ni ko­nu­su­nu ta­kın­tı ha­li­ne ge­tir­miş olan Prof. Dr. Ernst Rü­din'e 1920'ler­de ge­ne­tik araş­tır­ma­la­rı için özel <text:soft-page-break/>bir bi­na tah­sis et­ti. Al­man Akıl Has­ta­la­rı­nı Te­miz­le­me Ha­re­ke­ti bü­yük öl­çü­de Roc­ke­fel­ler Ens­ti­tü­sü ta­ra­fın­dan des­tek­len­di. Ay­rı­ca Roc­ke­fel­ler Ens­ti­tü­sü'nden No­bel Ödül­lü Dr. Ale­xis Car­rel, Al­man­la­rın yap­tı­ğı bu kat­lia­mı coş­kuy­la al­kış­la­mış ve akıl has­ta­la­rı ile mah­kum­la­rın top­lu­ca kat­le­dil­me­le­ri gi­bi bir vah­şe­ti hiç çe­kin­me­den sa­vun­muş­tur.114</text:p>
      <text:p text:style-name="P15">Öje­ni sap­kın­lı­ğı, Ame­ri­ka'da pek çok eya­let­te zo­run­lu kı­sır­laş­tır­ma ya­sa­la­rı­nın ka­bul edil­me­si­ne ne­den ol­muş­tur. ABD'de top­lam 100 bin ki­şi –ço­ğu rı­za­sı ol­ma­dan– kı­sır­laş­tı­rıl­dı. 20. yüz­yı­lın ba­şın­da Vir­gi­ni­a'da 8.000 ki­şi­nin "uy­gun" ol­ma­dık­la­rı ge­rek­çe­si ile kı­sır­laş­tı­rıl­ma­la­rı, öje­ni vah­şe­ti­nin ABD'de bo­yut­la­rı­nı gös­te­ren sa­de­ce bir ör­nek­tir. Bu in­san­lık dı­şı uy­gu­la­ma 1974 yı­lı­na ka­dar bir­çok eya­let­te ya­sal­dı.115</text:p>
      <text:p text:style-name="P15">Ame­ri­ka'da­ki öje­ni sap­kın­lı­ğı­nın en ön­de ge­len isim­le­rin­den bi­ri, ge­ne­tik­çi Char­les B. Da­ven­port idi. Da­ven­port, ka­lı­tım ka­nun­la­rıy­la Dar­wi­nizm'i bir­leş­tir­me­ye ça­lı­şan ma­ka­le­le­ri ile ta­nı­nı­yor­du. Ne var ki bu ma­ka­le­ler­de öne sü­rü­len id­dia­lar bi­rer var­sa­yım ol­mak­tan öte­ye git­mi­yor­du. 1906 yı­lın­da, Ame­ri­can Bree­ders As­so­ci­ati­on'a (Ame­ri­kan Ye­tiş­ti­ri­ci­ler Bir­li­ği) öje­ni üze­ri­ne ça­lış­ma­lar yap­ma­la­rı için ıs­rar et­ti. 1910 yı­lın­da Eu­ge­nics Re­cord Of­fi­ce (ERO – Öje­ni Ka­yıt Ofi­si)'i kur­du. ERO, Sta­ti­on for Ex­pe­ri­men­tal Evo­lu­ti­on (De­ney­sel Ev­rim Mer­ke­zi) için ay­rı­lan büt­çe­nin %13-29'unu alı­yor­du. Bu, ERO'nun dö­ne­min di­ğer bi­lim­sel ku­ru­luş­la­rı­na gö­re da­ha faz­la fi­nan­se edil­di­ği­ni gös­ter­mek­te­dir. Bu ku­ru­luş, öje­ni vah­şe­ti­ni yay­gın­laş­tır­mak için ça­lı­şa­cak bir­çok in­sa­na eği­tim ver­di. Ve­ri­len ders­le­rin ba­şın­da ev­rim te­ori­si ve öje­ni ka­nun­la­rı ge­li­yor­du. Öğ­ren­ci­le­re ay­rı­ca Stan­ford-Bi­net gi­bi öje­ni uy­gu­la­ma­la­rın­da yo­ğun ola­rak kul­la­nı­lan ba­zı ze­ka test­le­ri­nin na­sıl uy­gu­la­na­ca­ğı ve de­ğer­len­di­ri­le­ce­ği de öğ­re­til­di.116</text:p>
      <text:p text:style-name="P15">ERO ta­ra­fın­dan eği­ti­len ki­şi­ler, alan ça­lış­ma­la­rı ya­pa­rak ve­ri­ler top­la­mak­la gö­rev­len­di­ril­di­ler. ERO top­la­dı­ğı bu ve­ri­ler­le, uy­gun ol­ma­dı­ğı­nı dü­şün­dü­ğü ki­şi­le­rin ev­le­ne­rek ço­cuk sa­hi­bi ol­ma­la­rı­nı en­gel­le­me­yi he­def­li­yor­du. 1924 yı­lın­da ERO ta­ra­fın­dan, kı­sır­laş­tır­ma ya­sa­sı­nın met­ni ha­zır­lan­dı. Bu me­tin­de has­ta­lık­lar suç sa­yı­lıp ki­şi­le­rin kı­sır­laş­tı­rıl­ma­la­rı öne­ri­li­yor­du. </text:p>
      <text:p text:style-name="P15">İn­san­la­rın ken­di is­tek­le­ri dı­şın­da, zor­la kı­sır­laş­tı­rıl­ma­la­rı ak­lın ve vic­da­nın ka­bul ede­bi­le­ce­ği bir du­rum de­ğil­dir. Ge­ne­tik bo­zuk­luk­la­rı olan­lar, fark­lı has­ta­lık­la­ra sa­hip olan in­san­lar, fi­zik­sel özür­le­ri olan­lar, ak­li den­ge­si ye­rin­de ol­ma­yan ki­şi­ler şef­kat ve mer­ha­met du­yul­ma­sı ge­re­ken maz­lum­lar­dır. Din ah­la­kı­nın ha­kim ol­du­ğu top­lum­lar­da bu in­san­lar ko­ru­nup gö­ze­ti­lir, ih­ti­yaç­la­rı en iyi şe­kil­de kar­şı­lan­ma­ya ça­lı­şı­lır. Öje­ni vah­şe­ti­ni sa­vu­nan­la­rın­ken­di­le­rin­ce "su­ça eği­lim­li" ola­rak ta­nım­la­dık­la­rı ki­şi­le­ri zor­la kı­sır­laş­tır­ma­ya ça­lış­ma­la­rı ve­ya on­la­rı yok et­me­yi he­def­le­me­le­ri de za­lim­lik­ten baş­ka bir­şey de­ğil­dir. Bu in­san­lar ge­rek­li kül­tür prog­ram­la­rı­na da­hil edi­le­rek eği­ti­le­bi­lir, top­lu­ma ya­rar­lı bir ha­le ge­ti­ri­le­bi­lir­ler. Söz ko­nu­su ki­şi­le­rin ıs­lah edil­me­le­ri­nin zor ol­du­ğu du­rum­lar­da bi­le, ya­pıl­ma­sı ge­re­ken bu ki­şi­le­ri yok et­me­ye ça­lış­mak de­ğil, ola­bi­le­cek en vic­da­ni ve adi­la­ne çö­zü­mü oluş­tu­ra­bil­mek ol­ma­lı­dır. </text:p>
      <text:p text:style-name="P15">Ni­te­kim iler­le­yen dö­nem­ler­de Ame­ri­ka­lı ka­na­at ön­der­le­ri ve top­lum için­de­ki sağ­du­yu sa­hi­bi in­san­lar, öje­ni­nin tam an­la­mıy­la bir vah­şet ol­du­ğu ger­çe­ği­nin far­kı­na var­mış­lar ve ge­rek­li ön­lem­le­ri ala­rak bu vah­şe­tin uy­gu­la­ma­dan kal­dı­rıl­ma­sı­nı sağ­la­mış­lar­dır. Ne var ki bu es­na­da Na­zi­ler, kı­sır­laş­tır­ma ile il­gi­li ilk uy­gu­la­ma­la­rın­da Ame­ri­kan ya­sa­la­rı­nı ör­nek al­mış­lar ve 2 mil­yon ki­şi­yi zor­la kı­sır­laş­tır­mış­lar­dır.117</text:p>
      <text:p text:style-name="P15"><text:soft-page-break/>Bu­ra­ya ka­dar ele alı­nan ör­nek­ler­de de açık­ça gö­rül­dü­ğü gi­bi, sos­yal Dar­wi­nizm'in ya­lan ve al­dat­ma­ca­lar­la do­lu tel­kin­le­riy­le, in­san­lar bir­bir­le­ri­ne kar­şı du­yar­sız­laş­tı­rıl­mak­ta, acı­ma, mer­ha­met his­le­ri ta­ma­men kal­dı­rı­la­rak, in­san­la­rın bir­bir­le­ri­ne ade­ta bi­rer hay­van gi­bi mu­ame­le et­me­le­ri sağ­lan­ma­ya ça­lı­şıl­mak­ta­dır. Bu, din ah­la­kı­nın in­san­la­ra ka­zan­dır­dı­ğı gü­zel özel­lik­le­re ve er­dem­le­re ta­ma­men zıt­tır. Ku­ran'da em­re­di­len ah­lak­ta, za­yıf, ba­kı­ma muh­taç, kim­se­siz ve­ya has­ta in­san­la­rın ba­kıl­ma­sı, şef­kat ve fe­da­kar­lık­la ko­run­ma­la­rı var­dır. Al­lah, iman eden­le­re her ko­şul­da, ken­di­le­rin­den ön­ce di­ğer in­san­la­rın ra­ha­tı­nı sağ­la­ma­la­rı­nı, dai­ma sa­bır gös­ter­me­le­ri­ni ve hep fe­da­kar­lık­ta bu­lun­ma­la­rı­nı em­ret­mek­te­dir. Allah Ku­ran'da, sa­bır gös­te­re­rek iyi­lik­te bu­lu­nan­la­rı şöy­le müj­de­le­mek­te­dir:</text:p>
      <text:p text:style-name="P15">Ken­di­le­ri, ona duy­duk­la­rı sev­gi­ye rağ­men ye­me­ği, yok­su­la, ye­ti­me ve esi­re ye­di­rir­ler.</text:p>
      <text:p text:style-name="P15">Biz si­ze, an­cak Al­lah'ın yü­zü (rı­za­sı) için ye­di­ri­yo­ruz; siz­den ne bir kar­şı­lık is­ti­yo­ruz, ne bir te­şek­kür. Çün­kü biz, asık su­rat­lı, zor­lu bir gün ne­de­niy­le Rab­bi­miz'den kor­ku­yo­ruz.</text:p>
      <text:p text:style-name="P15">Ar­tık Al­lah, on­la­rı böy­le bir gü­nün şer­rin­den ko­ru­muş ve on­la­ra pa­rıl­tı­lı bir ay­dın­lık ve bir se­vinç ver­miş­tir. Ve sab­ret­me­le­ri do­la­yı­sıy­la cen­net­le ve ipek­le ödül­len­dir­miş­tir. (İn­san Su­re­si, 8-12)</text:p>
      <text:p text:style-name="P15">Na­zi Al­man­ya­sı'nda Öje­ni</text:p>
      <text:p text:style-name="P15">Ian Kers­haw ta­ra­fın­dan ya­zı­lan ve 1998 yı­lın­da ya­yın­la­nan Adolf Hit­ler'in bi­yog­ra­fi­sin­de, 1920'le­rin Al­man­ya­sı'nda sos­yal Dar­wi­nizm'in, öje­ni­nin ve fa­şiz­min iç içe geç­tik­le­ri be­lir­til­mek­te ve şöy­le de­nil­mek­te­dir:</text:p>
      <text:p text:style-name="P15">En­teg­ral nas­yo­na­lizm, nas­yo­nal sos­ya­lizm, sos­yal Dar­wi­nizm, ırk­çı­lık, bi­yo­lo­jik an­ti-se­mi­tizm, öje­ni, seç­kin­ci­lik (eli­tizm) fark­lı öl­çü­ler­de bir­bir­le­riy­le ka­rış­tı­lar...118</text:p>
      <text:p text:style-name="P15">Bi­lim ta­ri­hin­de­ki yan­lış­lar üze­ri­ne ça­lış­ma­lar ya­pan Dr. Ro­bert Yo­ung­so­ni­se, yap­tı­ğı bir de­ğer­len­dir­me­de, Na­zi­le­rin kat­li­am­la­rı­nın te­me­lin­de öje­ni fik­ri­nin yer al­dı­ğı­nı ve öje­ni­nin ta­ri­hin en bü­yük bi­lim­sel ya­lan­la­rın­dan bi­ri ol­du­ğu­nu şöy­le ifa­de eder:</text:p>
      <text:p text:style-name="P15">Öje­ni­nin bu ka­ran­lık yö­nü­nün so­nu­cu, Adolf Hit­ler'in saf 'Ar­yan­lar'ın ev­len­me­le­ri­ni teş­vik ede­rek ve az ge­liş­miş gen­le­re sa­hip ol­duk­la­rı­nı id­di­a et­ti­ği al­tı mil­yon in­sa­nı öl­dü­re­rek 'efen­di ırk'ı üret­me­yi de­ne­me­siy­di. Gal­ton'u soy­kı­rım ne­de­niy­le, hat­ta bu ko­nu­yu sa­vun­ma­sı­nın ge­ti­re­ce­ği so­nuç­la­rı ön­gör­me­de­ki ba­şa­rı­sız­lı­ğı ne­de­niy­le suç­la­mak pek adil ol­ma­ya­cak­tır. Fa­kat yi­ne de Gal­ton ke­sin­lik­le öje­ni­nin baş­lı­ca mi­ma­rıy­dı ve Hit­ler'de bu fi­kir sap­lan­tı ha­li­ni al­mış­tı. Do­la­yı­sıy­la, so­nuç­la­rı açı­sın­dan bu gö­rüş tüm za­man­la­rın en bü­yük bi­lim­sel ha­ta­la­rın­dan bi­ri­si ola­rak ni­te­len­di­ri­le­bi­lir.119</text:p>
      <text:p text:style-name="P15">Yo­ung­son, Gal­ton'un ak­la ve bi­li­me ay­kı­rı gö­rüş­le­ri­ni, yal­nız­ca "bi­lim­sel bir ha­ta" ola­rak ni­te­len­dir­mek­le as­lın­da çok "iyi ni­yet­li" bir yak­la­şım ser­gi­le­mek­te­dir. Gal­ton ve ben­zer­le­ri­nin öne sür­dük­le­ri id­dia­lar, dün­ya ta­ri­hin­de eşi­ne az rast­la­nır vah­şet ve kat­lia­mın te­me­li­ni oluş­tur­muş kor­kunç bir dün­ya gö­rü­şü­dür. Na­zi Al­man­ya­sı, sos­yal Dar­wi­nist dün­ya gö­rü­şü top­lum­la­ra tam ola­rak uy­gu­lan­dı­ğın­da, ne bü­yük fe­la­ket­le­rin ya­şa­na­ca­ğı­nı gör­mek açı­sın­dan ta­ri­hi bir ib­ret va­ka­sı­dır. </text:p>
      <text:p text:style-name="P15">Na­zi­ler, ken­di­le­rin­ce Ar­yan ır­kı­nı "kir­le­ten" her ır­kı, her "aşa­ğı", "ek­sik", "ku­sur­lu" ve "has­ta" in­sa­nı öl­dür­me­yi bir dev­let po­li­ti­ka­sı ola­rak ka­bul et­miş­ler­di. Hit­ler bu acı­ma­sız­lı­ğın ne­de­ni­ni ken­din­ce şöy­le açık­lı­yor­du:</text:p>
      <text:p text:style-name="P15"><text:soft-page-break/>Çü­rü­ye­cek in­san­lar... do­ğa uzun va­de­de za­rar­lı öğe­le­ri or­ta­dan kal­dı­rır. İn­san, tüm can­lı­la­rın kar­şı­lık­lı ola­rak bir­bir­le­ri­ni yok et­me­le­ri­ni is­te­yen bu do­ğa ka­nu­nu kar­şı­sın­da tik­sin­ti­ye ka­pı­la­bi­lir. Kuş, bir yu­suf­çuk ta­ra­fın­dan ka­pı­lır, yu­suf­çuk ise da­ha son­ra­dan ken­din­den da­ha bü­yük bir kuş ta­ra­fın­dan yu­tu­la­cak di­ğer bir kuş ta­ra­fın­dan yu­tu­lur... Do­ğa­nın ku­ral­la­rı­nı bil­mek on­la­ra uy­ma­mı­za ola­nak sağ­lar. 120</text:p>
      <text:p text:style-name="P15">Hit­ler do­ğa­da­ki eko­lo­jik den­ge­yi sağ­la­yan ba­zı olay­la­ra ba­ka­rak, bu­nun in­san­lar için de ge­çer­li ol­du­ğu­nu öne sü­rer­ken bü­yük bir ya­nıl­gı­ya ka­pıl­mış­tı. Hay­van­la­rın bir di­ğe­ri­ni yem ola­rak gör­me­si, in­san­la­rın da ken­di­le­rin­den güç­süz gör­dük­le­ri­ni acı­ma­sız­ca yok et­me­le­ri an­la­mı­na gel­mez. Hay­van­lar şu­u­ru ol­ma­yan var­lık­lar­dır. İn­san­lar ise akıl, şu­ur ve vic­dan sa­hi­bi­dir­ler ve iyiy­le kö­tü­yü, doğ­ruy­la yan­lı­şı bir­bi­rin­den ayırt et­mek ye­te­ne­ği­ne, olay­la­rı de­ğer­len­dir­me ka­bi­li­ye­ti­ne sa­hip­tir­ler. İn­san­la­rın hay­va­ni bir ya­şam sür­me­si ge­rek­ti­ği­ni id­di­a eden­ler ise an­cak Hit­ler gi­bi ruh­sal den­ge­siz­lik­le­ri­ne ken­di­le­rin­ce meş­ru <text:s/>ze­min oluş­tur­ma­ya ça­lı­şan­lar­dır. Ni­te­kim Hit­ler, bu al­dat­ma­ca­la­rı ne ka­dar bü­yük bir sap­lan­tı ha­li­ne ge­tir­di­ği­ni şu söz­le­ri ile de ifa­de edi­yor­du:</text:p>
      <text:p text:style-name="P15">Eğer kut­sal bir em­ri ka­bul ede­bi­lir­sem o şu ola­cak­tır: "Sen tür­le­ri ko­ru­ya­cak­sın." Bi­re­yin ya­şa­mı­na çok yük­sek bir fi­yat bi­çil­me­me­li­dir. Eğer bi­rey do­ğa­nın gö­zün­de önem­liy­se, do­ğa onu ko­ru­mak için ge­rek­li il­gi­yi gös­te­re­cek­tir. Bir si­ne­ğin bı­rak­tı­ğı mil­yon­lar­ca yu­mur­ta içe­ri­sin­den, çok azı yu­mur­ta­dan çı­kar, ama yi­ne de si­nek ır­kı ge­li­şir.121 </text:p>
      <text:p text:style-name="P15">Oy­sa her in­san ha­ya­tı, ır­kı, cin­si­ye­ti ve di­li ne olur­sa ol­sun de­ğer­li­dir. Vic­dan sa­hi­bi bir in­sa­nın yap­ma­sı ge­re­ken de, ır­kı­na ve­ya sa­hip ol­du­ğu fi­zik­sel özel­lik­le­ri­ne bak­ma­dan tüm in­san­la­rı ko­ru­mak için elin­den ge­le­ni yap­ma­sı­dır. Hit­ler'in ve di­ğer Na­zi ide­olog­la­rı­nın in­san ha­ya­tı­nı bu de­re­ce de­ğer­siz gör­me­le­ri­nin ve di­ğer mil­let­le­re kar­şı duy­duk­la­rı kin ve in­ti­kam duy­gu­la­rı­nın in­san­lı­ğın ba­şı­na ne bü­yük fe­la­ket­ler ge­tir­di­ği­ni ise II. Dün­ya Sa­va­şı tüm in­san­la­ra gös­ter­miş­tir. Ay­rı­ca Hit­ler'in sap­kın dün­ya gö­rü­şü yal­nız­ca di­ğer ırk­lar için de­ğil, Hit­ler'in ken­di va­tan­daş­la­rı için de bü­yük bir be­la­ya dö­nüş­müş­tür. Al­man­ya'da yay­gın bir şe­kil­de uy­gu­la­ma­ya ge­çi­ri­len öje­ni bu­nun ör­nek­le­rin­den bi­ri­dir. </text:p>
      <text:p text:style-name="P15">•<text:span text:style-name="T5"> </text:span>Al­man­ya'da Öje­ni Ha­re­ke­ti­nin Tır­ma­nı­şı </text:p>
      <text:p text:style-name="P15">1900 yı­lın­da, Al­man sa­na­yi­ci Al­fred Krupp ta­ra­fın­dan en iyi ma­ka­le ya­rış­ma­sı dü­zen­len­di. Ya­rış­ma­da, "İç Po­li­ti­ka­yı Ge­liş­tir­mek ve Ya­sa­la­ra Uy­gu­la­mak İçin Dar­wi­nizm'in İl­ke­le­rin­den Ne­ler Öğ­re­ne­bi­li­riz?" ko­nu­su üze­ri­ne ya­zı­lan en iyi ma­ka­le­ye ödül ve­ri­le­cek­ti. </text:p>
      <text:p text:style-name="P15">Ya­rış­ma­yı Wil­helm Schall­me­yer ka­zan­dı. Schall­me­yer, kül­tür top­lu­mu­nu, ah­la­kı ve hat­ta "doğ­ru" ve "yan­lış"ı ken­din­ce ya­şam mü­ca­de­le­si kav­ra­mı ile açık­la­ma­ya ça­lı­şı­yor­du. Tüm ka­nun­la­rın bu kav­ram­la­ra uy­gun ha­le ge­ti­ril­me­si ge­rek­ti­ği­ni; böy­le­ce be­yaz ır­kın Avus­tral­ya Abo­ri­jin­le­ri ile ay­nı se­vi­ye­ye düş­me­si­nin en­gel­le­ne­ce­ği­ni; top­lum, fi­zik­sel ve zi­hin­sel açı­dan za­yıf in­san­la­rı ko­ru­duk­ça, ge­ri­le­me­nin ka­çı­nıl­maz ol­du­ğu­nu id­di­a edi­yor­du. Irk­sal hij­yen vah­şe­ti­nin Al­man­ya'da­ki ku­ru­cu­su ve sos­yal Dar­wi­nist Dr. Al­fred Plo­etz, Schall­me­yer'in çar­pık fi­kir­le­ri­nin ta­ma­mı­nı des­tek­le­di­ği­ni ve be­yaz ır­kın ko­run­ma­sı ge­rek­ti­ği­ni açık­la­dı. Ör­ne­ğin sa­vaş za­man­la­rın­da ır­kın ko­ru­na­bil­me­si için, sa­de­ce ırk­sal açı­dan aşa­ğı olan ki­şi­le­rin ön cep­he­ye gön­de­ril­me­si­ni ıs­rar­la sa­vun­du. Ön saf­ta sa­va­şan as­ker­ler ge­nel­lik­le öl­dü­rül­dük­le­ri için, söz­de "işe ya­ra­ma­yan za­yıf­lar" ölür­ken, üs­tün olan­la­rın ha­yat­ta ka­la­cak­la­rı­nı id­di­a <text:soft-page-break/>edi­yor­du. Da­ha da ile­ri gi­de­rek, do­ğum­lar sı­ra­sın­da bir dok­tor gru­bu­nun ha­zır bu­lun­ma­sı­nı ve be­be­ğin ya­şa­mak için ye­te­ri ka­dar uy­gun olup ol­ma­dı­ğı­na ka­rar ver­me­le­ri­ni, eğer uy­gun de­ğil­se ço­cu­ğu öl­dür­me­le­ri­ni öner­di.122</text:p>
      <text:p text:style-name="P15">Yu­ka­rı­da­ki deh­şet ve­ri­ci öne­ri­ler, Na­zi ik­ti­da­rın­dan ön­ce öje­ni ha­re­ke­ti­nin atıl­mış ilk adım­la­rıy­dı. 14 Tem­muz 1933 ta­ri­hin­de, Na­zi par­ti­si­ni ik­ti­da­ra ge­ti­ren Mart se­çim­le­rin­den sa­de­ce 4 ay son­ra, öje­ni ve söz­de "zi­hin­sel hij­yen" ha­re­ke­ti git­tik­çe yay­gın­laş­ma­ya baş­la­dı. O ta­rih­ten ön­ce, öje­nik amaç­lar­la kı­sır­laş­tır­ma uy­gu­lan­sa da­hi ka­nu­na ay­kı­rı idi. An­cak ar­tık "Ge­le­cek Ne­sil­ler­de Ka­lı­tım­sal Has­ta­lık­la­rın Ön­len­me­si Ya­sa­sı", da­ha da iyi bi­li­nen adı ile "Kı­sır­laş­tır­ma Ya­sa­sı" kap­sa­mın­da öje­nik vah­şe­tin ser­best­çe uy­gu­lan­ma­sı­na izin ve­ri­li­yor­du. Bu zor­ba­lı­ğın baş mi­ma­rı, Mü­nih Üni­ver­si­te­si'nde psi­ki­yat­ri pro­fe­sö­rü olan Kai­ser-Wil­helm Ens­ti­tü­sü Baş­ka­nı pro­fe­sör Ernst Ru­din idi. Ru­din, Kı­sır­laş­tır­ma Ya­sa­sı ka­bul edil­dik­ten kı­sa sü­re son­ra, Na­zi par­ti­sin­den ba­zı avu­kat ve uz­man­lar­la bir­lik­te, ya­sa­nın an­la­mı­nı ve amaç­la­rı­nı an­la­tan bir açık­la­ma ya­yın­la­dı. Ya­sa­nın ama­cı özet­le, Al­man ide­ali­ne ula­şa­bil­mek için ulu­sun, "saf ol­ma­yan ve is­ten­me­yen" un­sur­lar­dan te­miz­len­me­si­nin sağ­lan­ma­sıy­dı.</text:p>
      <text:p text:style-name="P15">Za­val­lı ve ko­run­ma­ya muh­taç ko­num­da­ki bu in­san­la­rın, öje­ni deh­şe­ti­nin ön gör­dü­ğü in­san­lık dı­şı mu­ame­le­le­re ta­bi tu­tul­ma­la­rı an­cak sos­yal Dar­wi­nizm'in ya­lan­la­rı ile al­dan­mış kim­se­ler ta­ra­fın­dan ka­bul edi­le­bi­lir bir du­rum­dur. Bu in­san­la­rın her bi­ri yar­dım gör­me­si ge­re­ken has­ta­lık­la­ra ve aciz­lik­le­re sa­hip­tir. Aciz ko­num­da­ki in­san­la­ra di­le­dik­le­ri gi­bi dav­ra­na­bi­le­cek­le­ri­ni dü­şü­nen Na­zi­ler, ik­ti­dar­da ol­duk­la­rı dö­nem bo­yun­ca deh­şet ve­ri­ci sah­ne­le­rin ya­şan­ma­sı­na ne­den ol­muş­lar­dır. </text:p>
      <text:p text:style-name="P15">Al­man­ya'da uy­gu­la­ma­ya ko­nu­lan bu il­kel ya­sa­ya gö­re, kı­sır­laş­tır­ma ki­şi­nin rı­za­sı ol­ma­dan da ya­pı­la­bi­li­yor­du. Res­mi bir dok­tor, po­li­sin yar­dı­mı ile, ge­re­kir­se zor kul­la­na­rak kı­sır­laş­tır­ma­ya ka­nu­nen hak sa­hi­biy­di. Ame­ri­ka­lı sos­yal Dar­wi­nist, ırk­çı ve Na­zi ta­raf­ta­rı Lot­hrop Stod­dard, In­to the Dark­ness – Na­zi Ger­many To­day (Ka­ran­lı­ğa Doğ­ru – Gü­nü­müz­de Na­zi Al­man­ya­sı) ad­lı ki­ta­bın­da, Al­man­ya'ya yap­tı­ğı bir zi­ya­re­ti sı­ra­sın­da öje­ni mah­ke­me­le­ri hak­kın­da­ki iz­le­nim­le­rin­den söz et­mek­te­dir. Stod­dard, halk sağ­lık hiz­met­le­ri­nin ve­rem bö­lü­mün­den bir gö­rev­li ile yap­tı­ğı bir soh­bet­te ken­di­si­ne şun­la­rın söy­len­di­ği­ni ifa­de eder: </text:p>
      <text:p text:style-name="P15">Ve­rem­li bir has­ta­ya uy­gu­la­nan te­da­vi o ki­şi­nin sos­yal de­ğe­ri­ne gö­re be­lir­le­ni­yor. Eğer de­ğer­li bir va­tan­daş ise ve te­da­vi­si müm­kün­se hiç­bir har­ca­ma­dan ka­çı­nıl­mı­yor. Eğer te­da­vi edi­le­mez ol­du­ğu­na ka­rar ve­ri­lir­se ya­şat­ma­ya yö­ne­lik hiç­bir şey ya­pıl­mı­yor. Çün­kü onu ya­şat­mak ne ken­di­si­ne ne de top­lu­ma bir ya­rar ge­tir­me­ye­cek. Al­man­ya an­cak bel­li sa­yı­da in­sa­nı do­yu­ra­bi­lir. Biz Nas­yo­nel Sos­ya­list­ler sa­de­ce sos­yal ve bi­yo­lo­jik de­ğe­ri olan in­san­la­ra bak­mak­la so­rum­lu­yuz.123</text:p>
      <text:p text:style-name="P15">İs­lam ah­la­kın­da ise in­san­lar, mad­di im­kan­la­rı, mev­ki­le­ri ve ko­num­la­rı ne olur­sa ol­sun te­da­vi ola­nak­la­rın­dan eşit ola­rak fay­da­lan­ma hak­kı­na sa­hip­tir­ler. Bir in­sa­nı fi­zik­sel ola­rak ba­zı ku­sur­la­rı ol­du­ğu ya da var­lık­lı ol­ma­dı­ğı için ölü­me terk et­mek, açık­ça ci­na­yet iş­le­mek­tir. Bu­nu top­lum­sal alan­da uy­gu­la­ma­ya kal­kış­mak ise top­lu kat­li­am yap­mak an­la­mı­na ge­lir.</text:p>
      <text:p text:style-name="P15">Na­zi Al­man­ya­sı'nda, Kı­sır­laş­tır­ma Ya­sa­sı gi­de­rek da­ha da ge­niş­le­til­di. 24 Ka­sım 1933 ta­ri­hin­de, "ka­mu ah­la­kı­na kar­şı gel­me­yi alış­kan­lık ha­li­ne ge­ti­ren­ler"in de kı­sır­laş­tı­rıl­ma­la­rı­na ka­rar ve­ril­di. Na­zi­le­rin "ırk­sal kir­len­me tez­le­ri", böy­le­ce "ka­mu <text:soft-page-break/>ah­la­kı­na kar­şı gel­me su­çu"nu da kap­sı­yor­du. İler­le­yen yıl­lar, Nas­yo­nel Sos­ya­list­le­rin kor­kunç plan­la­rı­nın sa­de­ce kı­sır­laş­tır­ma­dan iba­ret ol­ma­dı­ğı­nı da gös­te­re­cek­ti.</text:p>
      <text:p text:style-name="P15"/>
      <text:p text:style-name="P15">•<text:span text:style-name="T5"> </text:span>Nu­rem­berg Ya­sa­la­rı </text:p>
      <text:p text:style-name="P15">Na­zi­le­rin asıl he­de­fi için, Kı­sır­laş­tır­ma Ya­sa­sı ye­ter­li de­ğil­di. Söz­de "arın­dı­rıl­mış Ar­yan ır­kı"nı oluş­tu­ra­bil­mek için, 1935 yı­lın­da Nu­rem­berg Ya­sa­la­rı çı­kar­tıl­dı. Bu ya­sa­lar, vah­şe­tin ve il­kel­li­ğin tes­cil­len­miş ha­liy­di. Söz ko­nu­su ya­sa­lar­la, Ar­yan ır­kı­nın söz­de arın­dı­rı­la­ca­ğı sap­lan­tı­sı ka­bul­le­nil­miş­ti.</text:p>
      <text:p text:style-name="P15">Irk arın­dır­ma ça­lış­ma­la­rı, ilk ola­rak dev­let me­mur­la­rı­nın soy­la­rı­nın araş­tı­rıl­ma­sı ile baş­la­dı. Ar­yan ır­kı­na ait ol­ma­dı­ğı dü­şü­nü­len me­mur­lar emek­li ol­ma­ya mec­bur edil­di­ler. Nu­rem­berg Ya­sa­la­rı Al­man hal­kı­nı iki­ye ayı­rı­yor­du; dev­le­te ta­bi olan­lar ve si­ya­si hak­lar da da­hil ol­mak üze­re tam va­tan­daş­lık hak­kı­na sa­hip olan­lar. Ya­hu­di­ler, Çin­ge­ne­ler ve di­ğer ırk­lar­dan ki­şi­ler ise sa­de­ce ta­bi olan­lar­dı, va­tan­daş­lık hak­la­rı­na sa­hip de­ğil­ler­di. Nu­rem­berg Ya­sa­la­rı'nın ikin­ci­si olan "Al­man Ka­nı­nı ve Al­man Onu­ru­nu Ko­ru­ma Ya­sa­sı" (kı­sa­ca "Kan Ko­ru­ma Ya­sa­sı" ola­rak bi­li­nir) ulu­sun söz­de ırk saf­lı­ğı­nı ga­ran­ti al­tı­na al­ma­yı amaç­lı­yor­du. Ye­ni ya­sa­ya gö­re, Al­man va­tan­daş­la­rı ile Al­man ta­bi­le­ri ara­sın­da ev­li­lik ya­pıl­ma­sı suç sa­yı­lı­yor­du. Bu­nun da öte­sin­de bu ya­sa, "is­ten­me­yen bi­rey­ler"in izo­le edil­me­le­ri için ge­le­cek­te­ki uy­gu­la­ma­la­ra bir te­mel oluş­tur­mak­tay­dı.</text:p>
      <text:p text:style-name="P15"/>
      <text:p text:style-name="P15">•<text:span text:style-name="T5"> </text:span>Üs­tün Ir­kı Be­lir­le­me Prog­ram­la­rı </text:p>
      <text:p text:style-name="P15">Öje­ni prog­ra­mın­da ilk adım, Na­zi­le­rin ya­nıl­gı­la­rı­na gö­re üs­tün ve ko­ru­na­cak olan ır­kın han­gi özel­lik­le­re sa­hip ol­du­ğu­nu be­lir­le­mek­ti. Bu­na gö­re üs­tün ır­kın özel­lik­le­ri şöy­ley­di:</text:p>
      <text:p text:style-name="P15">Sa­rı­şın, uzun boy­lu, uzun ka­fa­tas­lı, dar yüz­lü, güç­lü çe­ne­li, yük­sek ke­mer­li dar bu­run­lu, yu­mu­şak saç­lı, ara­lık­lı açık renk­li göz­lü ve pem­be-be­yaz cilt ren­gi­ne sa­hip.124</text:p>
      <text:p text:style-name="P15">Has­ta­lık­lı ve sap­lan­tı­lı bir zih­nin ürü­nü ol­du­ğu he­men an­la­şı­lan bu ve ben­ze­ri kıs­tas­lar hem bi­li­me ay­kı­rı­dır hem de ah­la­ken ka­bul edi­le­bi­lir de­ğil­dir. Da­ha ön­ce de vur­gu­la­dı­ğı­mız gi­bi, in­san­la­rı ten­le­ri­nin, göz­le­ri­nin, saç­la­rı­nın ren­gi­ne gö­re ay­rı­ma ta­bi tut­mak hiç­bir man­tı­ki ve­ya ah­la­ki de­ğer ile açık­la­na­maz. </text:p>
      <text:p text:style-name="P15">Be­lir­le­nen bu akıl dı­şı kıs­tas­la­ra rağ­men, Na­zi­le­rin, ırk­la­rı bir­bi­rin­den ayır­ma­la­rı o ka­dar ko­lay ol­mu­yor­du. Bu­nun için ka­fa­ta­sı ölç­mek, bi­lim­sel de­ğe­ri ol­ma­yan ba­zı ze­ka test­le­ri uy­gu­la­mak da­hil ol­mak üze­re pek çok il­kel me­tod­la in­san­lar üze­rin­de çe­şit­li öl­çüm­ler yap­tı­lar. Ge­rek­li üs­tün ırk özel­lik­le­ri­ne sa­hip ol­duk­la­rı­nı dü­şün­dük­le­ri ka­dın­lar özel ev­ler­de tu­tul­du­lar ve bu il­kel­lik de­vam et­ti­ği sü­re bo­yun­ca Na­zi su­bay­la­rı ta­ra­fın­dan ha­mi­le bı­ra­kıl­dı­lar. Bu gay­ri ah­la­ki "in­san ye­tiş­tir­me çift­lik­le­ri"nde, ba­ba­la­rı bel­li ol­ma­yan ço­cuk­lar dün­ya­ya gel­di. Bu ço­cuk­lar söz­de üs­tün Al­man ır­kı­nın ge­le­cek nes­li idi. An­cak, bu çift­lik­ler­de hiç bek­len­me­dik bir so­nuç el­de edil­di. Bu çift­lik­ler­de do­ğan ço­cuk­la­rın IQ or­ta­la­ma­la­rı, an­ne ba­ba­la­rı­nın or­ta­la­ma­la­rın­dan da­ha dü­şük­tü.125</text:p>
      <text:p text:style-name="P15">T4 Öte­na­zi Prog­ra­mı: "Bi­lim­sel" Ci­na­yet­ler </text:p>
      <text:p text:style-name="P15">Na­zi­ler tüm bu ya­sa­lar­la bir­lik­te çok da­ha ina­nıl­maz uy­gu­la­ma­la­rın te­mel­le­ri­ni at­mış ol­du­lar. İn­san­lık için utanç ve­ri­ci olan bu uy­gu­la­ma­lar­dan bi­ri de "zi­hin­sel has­ta­la­rın top­lu kat­lia­mı" ola­rak açık­la­na­bi­le­cek olan "T4 Öte­na­zi Prog­ra­mı"ydı. Prog­<text:soft-page-break/>ram adı­nı, uy­gu­la­ma­nın yü­rü­tül­dü­ğü mer­ke­zin Ber­lin'de­ki ad­re­si­nin baş harf­le­rin­den al­mak­tay­dı: Ti­er­gar­tens­tras­se 4.</text:p>
      <text:p text:style-name="P15">Na­zi Al­man­ya­sı'nda öte­na­zi, söz­de ırk te­miz­li­ği­ni sağ­la­mak için kı­sır­laş­tır­ma­dan son­ra baş­vu­ru­lan ikin­ci yön­tem ha­li­ne gel­miş­ti. T4 öte­na­zi prog­ra­mı da­hi­lin­de, te­da­vi­si müm­kün ol­ma­yan, fi­zik­sel ve­ya zi­hin­sel özür­lü, ruh­sal so­run­la­rı olan in­san­lar ve yaş­lı­lar öl­dü­rül­dü­ler. Bir yan­da gaz oda­la­rın­da ma­sum be­bek­ler, ka­dın­lar, yaş­lı­lar yal­nız­ca fark­lı ırk­tan ol­duk­la­rı için soy­kı­rı­ma ta­bi tu­tu­lur­ken, di­ğer yan­da ay­nı ırk­tan ol­ma­la­rı­na rağ­men za­yıf ve güç­süz gö­rül­dük­le­ri için bin­ler­ce maz­lum acı­ma­sız­ca kat­le­di­li­yor­du. Hit­ler bu acı­ma­sız prog­ra­mı 1939 yı­lın­da baş­lat­tı ve 1941 yı­lı­na ka­dar res­mi ola­rak bu uy­gu­la­ma de­vam et­ti. An­cak ci­na­yet­ler 1945 yı­lın­da Na­zi­le­rin ye­nil­gi­si­ne ka­dar gay­ri res­mi ola­rak sür­dü­rül­dü. </text:p>
      <text:p text:style-name="P15">T4, "Ge­hei­me Re­ich­ssac­he" (Giz­li Al­man Hü­kü­me­ti Me­se­le­le­ri) ola­rak bi­li­nen emir ve ön­lem­le­ri de içe­ri­yor­du ve bun­la­rın ye­ri­ne ge­ti­ril­me­sin­de gö­rev­li olan ki­şi­ler ses­siz kal­ma­ya mec­bur­du­lar. Na­zi dö­ne­min­de­ki öte­na­zi uy­gu­la­ma­la­rı ko­nu­sun­da faz­la bil­gi edi­ni­le­me­me­si­nin en önem­li ne­den­le­rin­den bi­ri, bu prog­ram da­hi­lin­de eği­ti­len ve kul­la­nı­lan per­so­ne­lin da­ha son­ra sa­va­şın en teh­li­ke­li cep­he­le­ri­ne as­ker ola­rak gön­de­ril­me­le­riy­di. Bun­lar­dan bi­ri Yu­gos­lav­ya cep­he­siy­di. Bu ül­ke­de­ki di­re­ni­şi yü­rü­ten Par­ti­zan­lar, esir al­mak ye­ri­ne tüm düş­man as­ker­le­ri­ni öl­dür­me­le­riy­le ta­nı­nı­yor­lar­dı. Öte­na­zi ta­nık­la­rı­nın bü­yük bir ço­ğun­lu­ğu da bu cep­he­ye gön­de­ri­le­rek or­ta­dan kal­dı­rıl­mış­tı. </text:p>
      <text:p text:style-name="P15">Al­man­ya'da söz­de "Irk­sal Te­miz­lik"in ku­ru­cu­su olan Al­fred Plo­etz, Fun­da­men­tal Out­li­ne of Ra­ci­al Hygie­ne (Irk­sal Te­miz­li­ğin Te­mel Tas­la­ğı) ad­lı ki­ta­bın­da, has­ta­la­rın ve en­gel­li­le­rin öl­dü­rül­me­sin­den ilk bah­se­den ki­şi­ler­den bi­ri ol­du. Plo­etz'in sap­kın man­tık ör­gü­sü­ne gö­re, za­yıf­la­rın ve has­ta­la­rın ko­run­ma­la­rı ve ba­kıl­ma­la­rı "ır­kın ko­run­ma­sı ve te­miz­li­ği" açı­sın­dan son de­re­ce yan­lış­tı. Bu sap­kın dü­şün­ce­ye gö­re, za­yıf­lar elen­me­le­ri ge­re­ken yer­de ko­ru­nup ya­şa­tı­lı­yor­lar­dı. (Oy­sa sağ­lık­lı bir top­lum­da ya­pıl­ma­sı ge­re­ken bu­dur. Za­yıf olan­lar ko­ru­nur ve kol­la­nır.) Plo­etz, özür­lü ve­ya ku­sur­lu do­ğan bir be­be­ğin, Dok­tor­lar Ku­ru­lu ta­ra­fın­dan ve­ri­le­cek az doz­da mor­fin­le he­men öl­dü­rül­me­si ge­rek­ti­ği­ni öne sü­re­cek ka­dar da <text:s/>za­lim­di. </text:p>
      <text:p text:style-name="P15">Plo­etz'i di­ğer­le­ri de iz­le­di. 1922 yı­lın­da hu­kuk­çu Karl Bin­ding ve psi­ki­yat­rist Al­fred Hoc­he The Re­lea­se of the Des­truc­ti­on of Li­fe De­vo­id of Va­lu­e (De­ğer­siz Ha­ya­tın Yok Edil­me İz­ni) adın­da öte­na­zi­yi sa­vu­nan bir ki­tap ya­yın­la­dı­lar. Ki­tap­ta, has­ta­la­rın ve özür­lü­le­rin hem ken­di­le­ri­ne hem de top­lu­ma yük ol­duk­la­rı­nı ve öl­me­le­ri­nin bü­yük bir ka­yıp ol­ma­ya­ca­ğı­nı, bu "işe ya­ra­maz" in­san­la­rı ha­yat­ta tut­ma­nın ma­li­ye­ti­nin çok yük­sek ol­du­ğu­nu ve dev­le­tin bu pa­ra­yı çok da­ha ve­rim­li ko­nu­la­ra har­ca­ya­bi­le­ce­ği­ni id­di­a et­ti­ler. Ken­di­le­rin­ce çö­züm ola­rak fi­zik­sel ve zi­hin­sel özür­lü­le­rin öl­dü­rül­me­le­ri ge­rek­ti­ği­ni ile­ri sür­dü­ler ve bu­nun için di­ni ve ka­nu­ni en­gel­le­rin or­ta­dan kal­dı­rıl­ma­sı­nı is­te­di­ler.126 Hoc­he'un akıl dı­şı var­sa­yım­la­rın­dan bi­ri de, in­san ha­ya­tı­nın ko­run­ma­sı ile il­gi­li ah­la­ki de­ğer­le­rin ya­kın­da yok ola­ca­ğı, "ge­rek­siz" ha­yat­la­rın yok edil­me­si­nin top­lu­mun ha­yat­ta ka­la­bil­me­si için bir zo­run­lu­luk ha­li­ne ge­le­ce­ği idi.127</text:p>
      <text:p text:style-name="P15">Bu­nun ne de­re­ce kor­kunç bir öne­ri ol­du­ğu­nu da­ha iyi an­la­mak için, söz ko­nu­su kim­se­le­rin öne sür­dük­le­ri mo­del­le­rin uy­gu­la­ma­ya ko­nul­du­ğu bir top­lum­da bu­lun­du­ğu­nu­zu dü­şün­mek ye­ter­li ola­cak­tır. Ku­lak­la­rı duy­ma­yan bir kız kar­de­şi­niz, göz­le­ri gör­me­yen an­ne­niz, ruh­sal so­run­la­rı olan bir kom­şu­nuz, ayak­la­rı tut­ma­yan bü­yük­<text:soft-page-break/>ba­ba­nız, te­da­vi­si müm­kün ol­ma­yan bir has­ta­lı­ğa sa­hip olan bü­yü­kan­ne­niz, yaş­la­nan ba­ba­nız göz­le­ri­ni­zin önün­de ölü­me gö­tü­rül­se ve bu vah­şe­ti ya­pan­lar bu­nu söz­de bi­lim adı­na, top­lu­mun iyi­li­ği için yap­tık­la­rı­nı id­di­a et­se­ler ne dü­şü­nür­dü­nüz? Hiç şüp­he­siz bu id­di­ala­rı­nın hiç­bir bi­lim­sel ya­nı ol­ma­dı­ğı­nı ga­yet iyi an­lar, sev­di­ği­niz ve de­ğer ver­di­ği­niz in­san­la­rın kat­le­dil­me­le­ri­nin bü­yük bir za­lim­lik ol­du­ğu­nu bi­lir­di­niz. Bu id­di­ala­rın, bu­na­lım­lı zi­hin­le­rin ürü­nü he­ze­yan­lar ol­du­ğu­nu kav­ra­ma­nız hiç de zor ol­maz­dı. Uy­gu­la­nan vah­şe­tin si­ze ve tüm ta­nı­dık­la­rı­nı­za ta­ri­fi müm­kün ol­ma­yan acı­lar ya­şa­ta­ca­ğı da açık­tır. İş­te baş­ta Na­zi Al­man­ya­sı ol­mak üze­re öje­ni his­te­ri­si­ne ka­pı­lan pek çok top­lum­da bu tarz acı­lar ya­şan­mış, bu ci­na­yet­ler söz ko­nu­su top­lum­la­rın vic­dan­la­rın­da de­rin ya­ra­lar aç­mış­tır. </text:p>
      <text:p text:style-name="P15">Unu­tul­ma­ma­lı­dır ki, ev­rim­ci­le­rin ya­şa­nan zu­lüm­le­rin bü­yük­lü­ğü­nü göz ar­dı edip in­san­la­ra unut­tur­ma­ya ça­lış­ma­la­rı ve­ya bu ci­na­yet­le­ri yok say­mak için gay­ret et­me­le­ri bo­şu­na­dır. Üs­tü ne ka­dar ör­tül­me­ye ça­lı­şı­lır­sa ça­lı­şıl­sın, ger­çek­ler or­ta­da­dır. Dar­wi­nizm'in al­dat­ma­ca­la­rı­nın oluş­tur­du­ğu ide­olo­jik ze­min ne­de­niy­le in­san­lık çok bü­yük acı­lar ya­şa­mış, bü­yük ka­yıp­lar ver­miş­tir.</text:p>
      <text:p text:style-name="P15">Ay­nı dö­nem­de öte­na­zi vah­şe­ti sa­de­ce Al­man­ya'da de­ğil baş­ta ABD ol­mak üze­re bir­çok ül­ke­de yay­gın­laş­ma­ya baş­la­dı. ABD'de Roc­ke­fel­ler Ens­ti­tü­sü'nden, Dr. Ale­xis Car­rel'in, 1935 yı­lın­da Man The Unk­nown (Bi­lin­me­yen İn­san) ad­lı ki­ta­bı ya­yın­lan­dı ve bu ki­tap üç yıl için­de 9 ay­rı di­le çev­ril­di. Car­rel, ki­ta­bı­nın "The Re­ma­king of Man" (İn­sa­nın Ye­ni­den Ya­pıl­ma­sı) ad­lı son bö­lü­mün­de, top­lum­sal so­run­la­ra söz­de çö­züm ola­rak öje­ni ve öte­na­zi­yi gös­ter­di. Zi­hin­sel has­ta­la­rın ve suç­lu­la­rın, uy­gun gaz­la­rın bu­lun­du­rul­du­ğu kü­çük öte­na­zi ens­ti­tü­le­rin­de öl­dü­rül­me­le­ri ge­rek­ti­ği­ni söy­le­ye­rek ci­na­ye­ti şu söz­ler­le sa­vun­ma­ya ça­lı­şı­yor­du: <text:s/></text:p>
      <text:p text:style-name="P15">Çok sa­yı­da özür­lü ve suç­lu ol­ma­sı çö­zül­me­miş bir so­run­dur. Bun­lar, nor­mal nü­fus için bü­yük bir yük­tür. Da­ha ön­ce de dik­kat çek­ti­ğim gi­bi, ha­pis­ha­ne­le­rin ve akıl has­ta­ne­le­ri­nin ba­kı­mı­nı sağ­la­mak ve hal­kı gans­gter­ler­den ve akıl has­ta­la­rın­dan ko­ru­mak için çok bü­yük meb­lağ­la­ra ge­rek var­dır. Ne­den bu ge­rek­siz ve za­rar­lı var­lık­la­rı ko­ru­yo­ruz? Anor­mal olan­lar, nor­mal olan­la­rın ge­li­şi­mi­ni en­gel­le­mek­te­dir. Bu ger­çek­le dü­rüst­çe yüz­leş­mek ge­re­kir. Top­lum ne­den suç­lu­lar­dan ve akıl has­ta­la­rın­dan da­ha eko­no­mik bir yak­la­şım­la kur­tul­mu­yor? So­rum­lu­yu so­rum­suz­dan ayır­ma­ya ça­lış­ma­ya, suç­lu­yu ce­za­lan­dır­ma­ya, suç iş­le­me­si­ne rağ­men ah­la­ki ola­rak ma­sum ol­du­ğu dü­şü­nü­len­le­ri ay­rı tut­ma­ya de­vam ede­me­yiz.</text:p>
      <text:p text:style-name="P15">Biz in­san­la­rı yar­gı­la­ya­cak ye­ter­li­lik­te de­ği­liz. An­cak top­lum, so­run çı­ka­ran teh­li­ke­li un­sur­la­ra kar­şı ko­run­ma­lı­dır. Bu na­sıl ya­pı­la­bi­lir? El­bet­te, ger­çek sağ­lı­ğın da­ha bü­yük ve bi­lim­sel açı­dan da­ha ge­liş­miş has­ta­ne­ler ya­pa­rak sağ­la­na­ma­ya­ca­ğı gi­bi, da­ha bü­yük ve da­ha ra­hat ha­pis­ha­ne­ler in­şa ede­rek bu­nu ba­şa­ra­ma­yız. Al­man­ya'da Hü­kü­met aşa­ğı tür­le­rin, akıl has­ta­la­rı­nın ve suç­lu­la­rın ço­ğal­ma­sı­na kar­şı et­kin ön­lem­ler al­mış­tır. İde­al çö­züm, bu tip­te­ki tüm bi­rey­le­rin teh­li­ke­li ol­duk­la­rı is­pat edil­dik­ten he­men son­ra or­ta­dan kal­dı­rıl­ma­la­rı­dır... </text:p>
      <text:p text:style-name="P15">Bu ara­da suç­lu­la­ra kar­şı da çok et­kin bir mü­ca­de­le ver­mek ge­re­ki­yor. Bel­ki de ha­pis­ha­ne­ler kal­dı­rıl­ma­lı­dır. Da­ha kü­çük ve az ma­li­yet­li ku­rum­lar bun­la­rın ye­ri­ni ala­bi­lir. Önem­siz suç­lar­dan hü­küm giy­miş suç­lu­la­rın –da­ha son­ra­sın­da kı­sa sü­re­li has­ta­ne­de kal­ma­la­rı şar­tıy­la- kam­çı­la­na­rak ya da baş­ka bi­lim­sel yön­tem­ler­le ıs­lah edil­me­le­ri dü­ze­nin sağ­lan­ma­sı için bü­yük ola­sı­lık­la ye­ter­li ola­cak­tır. Da­ha bü­yük suç­lar iş­le­yen­ler ge­rek­li gaz­la­rın bu­lun­du­rul­du­ğu kü­çük öte­na­zi ku­rum­la­rın­da in­san­ca ve <text:soft-page-break/>az mas­raf­lı yön­tem­ler­le yok edil­me­li­dir­ler. Ben­zer yön­tem, ce­za ge­rek­ti­ren bir su­çu bu­lu­nan, ak­li den­ge­si ye­rin­de ol­ma­yan ki­şi­le­re de uy­gu­la­na­bi­lir. Mo­dern top­lum ken­di­ni nor­mal bi­rey­le­re uy­gun ola­cak şe­kil­de or­ga­ni­ze et­me ko­nu­sun­da te­red­dü­te ka­pıl­ma­ma­lı­dır. Fel­se­fi sis­tem­ler ve duy­gu­sal ön yar­gı­lar böy­le bir ge­rek­si­ni­me yol aç­ma­ma­lı­dır. İn­san ki­şi­li­ği­nin ge­li­şi­mi uy­gar­laş­ma­nın ni­ha­i ama­cı­dır.128</text:p>
      <text:p text:style-name="P15">Dr. Car­rell, ki­ta­bın­da suç­lu­la­rın ve top­lu­ma za­rar ver­di­ği dü­şü­nü­len in­san­la­rın kat­le­dil­me­le­ri­nin en iyi ve en "eko­no­mik" çö­züm ol­du­ğu­nu id­di­a et­mek­te­dir. Da­ha ön­ce de be­lir­til­di­ği gi­bi, sos­yal Dar­wi­nizm, top­lu­mun so­run­la­rı­na çö­züm arar­ken, olay­la­rın in­sa­ni bo­yut­la­rı­nı göz önün­de bu­lun­dur­ma­mak­ta, son de­re­ce me­ka­nik, in­sa­ni­yet­siz, acı­ma­sız ve za­lim, in­san vic­da­nıy­la as­la bağ­daş­ma­yan ön­lem­ler öne sür­mek­te­dir. İn­san­la­rın, özel­lik­le de söz­de "is­ten­me­yen" in­san­la­rın, hay­van ve­ya eş­ya gi­bi ka­bul edil­me­si ge­rek­ti­ği­ni id­di­a et­mek­te­dir.</text:p>
      <text:p text:style-name="P15">Bu­ra­da şu ko­nu­ya açık­la­ma ge­tir­mek ge­re­kir: Suç­la ve suç iş­le­yen­ler­le mü­ca­de­le, top­lum­lar için son de­re­ce önem­li­dir. Bu mü­ca­de­le mu­hak­kak fik­ri alan­da yü­rü­tül­me­li­dir. Hem suç iş­le­me­ye ze­min ha­zır­la­yan or­tam­lar or­ta­dan kal­dı­rıl­ma­lı hem de suç iş­le­yen in­san­lar çe­şit­li kül­tü­rel ve eğit­sel prog­ram­lar ile top­lu­ma ka­zan­dı­rıl­ma­ya ça­lı­şıl­ma­lı­dır. Dar­wi­nizm'in in­sa­nı bir tür hay­van ola­rak gös­te­ren ya­lan­la­rı, her tür­lü su­ça ze­min ha­zır­la­mak­ta; ci­na­ye­ti, hır­sız­lı­ğı, te­ca­vü­zü, sal­dır­gan­lı­ğı ve her tür­lü kö­tü­lü­ğü söz­de meş­ru­laş­tır­mak­ta­dır. İn­san­la­ra ön­ce suç iş­le­me­yi ken­di­le­rin­ce ma­kul gös­ter­mek, son­ra da suç iş­le­dik­le­ri için on­la­rı kat­le­de­rek ce­za­lan­dır­ma­yı öne sür­mek, açık­la­ma­sı ol­ma­yan bir du­rum­dur. Bu ne­den­le, ye­te­rin­ce bil­gi sa­hi­bi ol­ma­dık­la­rı ya da bu id­di­ala­rın ne­den ola­bi­le­ce­ği fe­la­ket­le­ri dü­şün­me­dik­le­ri için ev­rim te­ori­si­ni sa­vun­ma­ya de­vam eden­le­rin teh­li­ke­nin bo­yut­la­rı­nın far­kı­na var­ma­la­rı son de­re­ce önem­li­dir. Suç iş­le­yen­le­ri "öl­dür­mek" yo­luy­la top­lu­ma re­fah ge­tir­me­ye ça­lış­mak son de­re­ce vah­şi, il­kel ve bar­bar bir yön­tem­dir. Suç ora­nı­nı ve suç­lu in­san­la­rın sa­yı­sı­nı azalt­ma­nın en et­kin ve ka­lı­cı yo­lu, top­lu­mu ma­ne­vi açı­dan güç­len­dir­mek, bil­gi­len­dir­mek, ya­şam ko­şul­la­rı­nı ge­liş­tir­mek, re­fah dü­ze­yi­ni ar­tır­mak­tır. En önem­li­si, top­lu­mun di­ni inan­cı­nı, Al­lah kor­ku­su­nu ve sev­gi­si­ni güç­len­dir­mek­tir. <text:s/>Al­lah'tan kor­kan, öl­dük­ten son­ra, dün­ya ha­ya­tın­da yap­tık­la­rı­nın kar­şı­lı­ğı­nı ce­za ve­ya mü­ka­fat ola­rak ala­ca­ğı­nı bi­len, Al­lah'ı se­ven bir in­san, Allah'ın ya­rat­tık­la­rı­nı da se­ver. Di­ğer in­san­la­ra sev­gi ve say­gı du­yar, dai­ma gü­zel ah­lak gös­te­rir. Bu an­la­yış bir top­lum­da ne ka­dar yer­le­şik olur­sa, o top­lum o ka­dar çok re­fah ve hu­zur için­de olur, ge­li­şip iler­ler. </text:p>
      <text:p text:style-name="P15"/>
      <text:p text:style-name="P15">•<text:span text:style-name="T5"> </text:span>Hit­ler'in Ci­na­yet­le­re İzin Ve­ren Giz­li Em­ri </text:p>
      <text:p text:style-name="P15">Na­zi Al­man­ya­sı'nda çı­kar­tı­lan ırk­çı ya­sa­lar­dan son­ra, sı­ra, hal­ka öje­ni uy­gu­la­ma­la­rı­nı, özel­lik­le öte­na­zi­yi ka­bul et­ti­re­bil­me­ye gel­miş­ti. Bu­nun için çok çe­şit­li pro­pa­gan­da yön­tem­le­ri kul­la­nıl­dı. Bu yön­tem­le­rin ba­şın­da film­ler ge­li­yor­du. Amaç, in­san­la­rı "bu ka­dar çok işe ya­ra­maz in­sa­nı ya­şat­mak için ne­den bu ka­dar çok ça­ba har­can­sın ki" ya­la­nı­na inan­dı­ra­bil­mek­ti. Ga­ze­te­ler­de, zi­hin­sel özür­lü­ler için ne ka­dar pa­ra har­can­dı­ğı­na ve bu pa­ra­nın baş­ka han­gi ya­rar­lı iş­ler­de kul­la­nı­la­bi­le­ce­ği­ne da­ir ha­ber­ler ve ya­zı­lar ya­yın­lan­dı. Baş­la­tı­lan kam­pan­ya o ka­dar bü­yük­tü ki, okul ki­tap­la­rı­na ka­dar ulaş­tı.129</text:p>
      <text:p text:style-name="P15">1938'le­rin so­nun­da Al­man­ya'da ilk öte­na­zi uy­gu­la­ma­la­rı baş­la­dı. 1938'in son­la­rı­na doğ­ru Le­ip­zig'den Knau­er adın­da bir adam Adolf Hit­ler'e bir mek­tup gön­der­di. <text:soft-page-break/>Mek­tup­ta, kör, ge­ri ze­ka­lı ve ek­sik uzuv­la­rı ile do­ğan ço­cu­ğu­nun ha­ya­tı­na son ver­mek için bir dok­tor is­te­di­ği­ni yaz­dı. Mek­tu­bu­na ce­vap ola­rak Hit­ler özel dok­to­ru Pro­fe­sör Karl Brandt'i Le­ip­zig'e yol­la­dı ve so­nuç ola­rak ço­cuk, dok­tor­lar ta­ra­fın­dan öl­dü­rül­dü.130</text:p>
      <text:p text:style-name="P15">Hit­ler, Dr. Karl Brandt ve Phi­lip Bo­uh­ler'e özel du­rum­lar­da öte­na­zi­ye izin ver­me yet­ki­si ver­di. "Hit­ler'in Em­ri" ola­rak anı­lan yet­ki bel­ge­sin­de şöy­le de­ni­yor­du:</text:p>
      <text:p text:style-name="P15">Bo­uh­ler ve Dr. Brandt, is­men be­lir­le­ne­cek olan ba­zı dok­tor­la­rın yet­ki­le­ri­ni ge­niş­let­mek­ten so­rum­lu­dur­lar. Bu­na gö­re, has­ta­lık du­rum­la­rı­nın tet­kik edil­me­si son­ra­sın­da in­san sağ­du­yu­su –bu has­ta­lar için- mer­ha­met­li bir ölüm için ka­rar ve­re­bi­le­cek­tir. İm­za, A. Hit­ler. 131</text:p>
      <text:p text:style-name="P15">Ci­na­ye­ti gün­lük ha­ya­tın bir par­ça­sı ha­li­ne ge­ti­ren bu yet­ki, Na­zi Al­man­ya­sı'nın psi­ki­yat­rist­le­ri ta­ra­fın­dan iş­le­nen suç­la­ra "ya­sal" te­mel oluş­tur­mak­la kal­ma­mış, da­ha son­ra Nu­rem­berg da­va­la­rın­da ve di­ğer ba­zı da­va­lar­da, sa­nık­la­rın bu yet­ki­yi bir emir ola­rak yo­rum­la­ma­la­rı, yap­tık­la­rı kat­li­am­la­rı söz­de ha­fif­le­ten bir ne­den ola­rak öne sü­rül­müş­tür. </text:p>
      <text:p text:style-name="P15"/>
      <text:p text:style-name="P15">T4 Öte­na­zi Prog­ra­mı Na­sıl Uy­gu­lan­dı?</text:p>
      <text:p text:style-name="P15">1939 yı­lı­nın or­ta­la­rın­da öte­na­zi prog­ra­mı ile il­gi­li ha­zır­lık­la­rın son saf­ha­sı baş­la­tıl­mış­tı. Psi­ki­yat­ri ko­mi­te­si ve da­nış­man­lar ta­ra­fın­dan ha­zır­la­nan an­ket­ler Ekim ayın­da, akıl has­ta­lık­la­rı ile il­gi­li has­ta­ne ve ku­ru­luş­la­ra gön­de­ril­di. An­ket­te­ki so­ru­lar şun­la­rı içe­ri­yor­du: "Has­ta­nın is­mi, me­de­ni du­ru­mu, mil­li­ye­ti, en ya­kın ak­ra­ba­sı, dü­zen­li ola­rak zi­ya­ret edi­li­yor mu, zi­ya­ret­çi­le­ri kim­ler, fi­nan­sal so­rum­lu­lu­ğu ki­me ait, ne ka­dar za­man­dır has­ta­ne­de ka­lı­yor, ne ka­dar za­man­dır has­ta, teş­his, baş­lı­ca be­lir­ti­ler, ya­ta­lak mı, zapt al­tın­da mı, te­da­vi­si müm­kün ol­ma­yan bir has­ta­lık­tan ve­ya şi­ka­yet­ten do­la­yı mı ya­tı­yor, sa­vaş ya­ra­lı­sı mı? Ve has­ta­nın ır­kı." Bu an­ket­ler T4 prog­ra­mı için­de gö­rev ya­pan ön­cü grup­lar ta­ra­fın­dan da­ğı­tı­lı­yor­du.</text:p>
      <text:p text:style-name="P15">T4 sis­te­min­de, 4 ön­cü grup ku­rul­muş­tu ve her­han­gi bir so­ruş­tur­ma du­ru­mun­da bu grup­lar asıl kay­na­ğı giz­le­miş ola­cak­lar­dı. T4'ün asıl eki­bin­den ge­len emir­le­ri bu ön­cü grup­lar uy­gu­lu­yor­lar­dı. Her­han­gi bir has­ta­ne ve­ya ai­le, ölüm em­ri­ni ve­ya şek­li­ni araş­tır­dı­ğın­da bu asıl gru­ba ulaş­ma­sı, 4 ön­cü gru­bun ar­dın­da her­han­gi bi­ri­ni bul­ma­sı müm­kün de­ğil­di. </text:p>
      <text:p text:style-name="P15">Bu dört gru­ba pa­ra­lel ola­rak ça­lı­şan bir baş­ka grup da­ha var­dı ki, bun­lar özel­lik­le ço­cuk­la­rın öl­dü­rül­me­si ko­nu­sun­da uz­man­laş­mış­lar­dı. Bu gru­bun adı Re­alms Com­mit­te­e for Sci­en­ti­fic Ap­pro­ach to Se­ve­re Ill­ness du­e to He­re­dity and Cons­ti­tu­ti­on (Ka­lı­tım­sal ve Bün­ye­ye Bağ­lı Olan Cid­di Has­ta­lık­la­ra Bi­lim­sel Yak­la­şım için Halk Ko­mi­te­si) idi ve bu ku­ru­lu­şa bağ­lı ola­rak ça­lı­şan iki alt grup da­ha var­dı. Cha­ri­tab­le Com­pany for the Trans­port of The Sick (Has­ta­la­rın Ta­şın­ma­sı için Yar­dım­se­ver­ler Bir­li­ği) adın­da olan or­ga­ni­zas­yon has­ta­la­rı, öl­dür­me mer­kez­le­ri­ne ta­şı­mak­la gö­rev­liy­di. Cha­ri­tab­le Fo­un­da­ti­on for Ins­ti­tu­tio­nal Ca­re (Ku­rum­sal Ba­kım için Yar­dım­se­ver­ler Vak­fı) adın­da­ki or­ga­ni­zas­yon ise son ha­zır­lık ve dü­zen­le­me­le­ri yap­mak­la gö­rev­liy­di. </text:p>
      <text:p text:style-name="P15">Na­zi­le­rin in­saf­sız uy­gu­la­ma­la­rın­dan bi­ri de, öl­dü­rü­len has­ta­la­rın ai­le­le­rin­den "ci­na­ye­tin mas­raf­la­rı"nın alın­ma­sıy­dı; an­cak ai­le­ler öde­me­le­ri ya­kın­la­rı­nın öl­dü­rül­me­le­ri için yap­tık­la­rı­nı bil­mi­yor­lar­dı. </text:p>
      <text:p text:style-name="P15"><text:soft-page-break/>Ge­len an­ket­ler, akıl has­ta­ne­sin­de o has­ta­lar­dan so­rum­lu olan dok­tor ve­ya psi­ki­yat­rist­ler ta­ra­fın­dan dol­du­ru­lu­yor­du. An­ket­ler ge­ri gel­di­ğin­de T4'ün psi­ki­yat­rist­le­ri ve di­ğer uz­man­la­rı ta­ra­fın­dan de­ğer­len­di­ri­li­yor­du. Hiç­bir has­ta mu­aye­ne edil­mi­yor ve gö­rül­mü­yor­du. Bir has­ta­nın öl­dü­rü­lüp öl­dü­rül­me­ye­ce­ği­ne, bu an­ket­ler­de­ki bil­gi­le­re gö­re ka­rar ve­ri­li­yor­du. </text:p>
      <text:p text:style-name="P15">An­ket­ler gön­de­ril­me­ye baş­lan­dı­ğın­da ba­zı akıl has­ta­ne­le­ri ve uy­gun bi­na­lar, öl­dür­me mer­kez­le­ri ve ci­na­yet eği­tim okul­la­rı ola­rak kul­la­nıl­mak üze­re ye­ni­den dü­zen­len­di­ler. Bi­na­la­rın için­de­ki ölüm oda­la­rı, duş yer­le­ri gi­bi ka­muf­le edil­di­ler. </text:p>
      <text:p text:style-name="P15">Bu deh­şet ve­ri­ci sis­tem şöy­le iş­li­yor­du: An­ket ce­vap­la­rı gel­dik­ten son­ra, ölü­mü­ne ka­rar ve­ri­len has­ta­la­rın kal­dık­la­rı ku­ru­ma bir bil­dir­ge gön­de­ri­li­yor ve sa­vaş ya­ra­lı­la­rı­na yer açıl­ma­sı ve­ya bu has­ta­la­rın da­ha iyi te­da­vi edi­le­bil­me­le­ri için baş­ka ye­re alı­na­cak­la­rı bil­di­ri­li­yor­du. Bu has­ta­lar, ön­cü or­ga­ni­zas­yon­lar­dan bi­ri olan ve has­ta­la­rı ta­şı­mak­la gö­rev­li olan ku­ru­luş ta­ra­fın­dan top­la­nı­yor ve öl­dür­me mer­kez­le­rin­den bi­ri­ne gö­tü­rü­lü­yor­lar­dı. Bu mer­kez­le­re ge­liş­le­rin­den son­ra­ki bir­kaç sa­at için­de ise öl­dü­rü­lü­yor­lar­dı. </text:p>
      <text:p text:style-name="P15">Öl­dü­rü­len­ler sa­de­ce zi­hin­sel açı­dan te­da­vi­si müm­kün ol­ma­yan has­ta­lar de­ğil­di. Öte­na­zi uy­gu­la­ma­sı hız ka­zan­dık­ça, Na­zi­ler di­ğer ken­di­le­rin­ce "is­ten­me­yen" bi­rey­le­ri de bu uy­gu­la­ma­ya da­hil et­ti­ler. Ruh­sal bo­zuk­lu­ğu olan­lar, şi­zof­ren­ler, yaş­lı­lık­tan do­la­yı hal­siz­lik çe­ken­ler, sa­ra­lı­lar, felç, par­kin­son, do­ku sert­leş­me­si ve be­yin tü­mö­rü gi­bi di­ğer or­ga­nik nö­ro­lo­jik has­ta­lı­ğı olan­lar için de ölüm emir­le­ri ve­ril­di. Ço­cuk­lar da ay­nı şe­kil­de öl­dü­rü­lü­yor­lar­dı, ye­tim­ha­ne­ler ve ıs­la­hev­le­ri, kat­le­di­le­cek ye­ni aday­lar için de­tay­lı­ca araş­tı­rı­lı­yor­du. </text:p>
      <text:p text:style-name="P15">Şu önem­li nok­ta­yı be­lirt­mek ge­re­kir ki, öl­dü­rü­len has­ta­la­rın %50'si eğer ya­şa­ma­la­rı­na izin ve­ril­sey­di iyi­leş­me im­ka­nı olan has­ta­lar­dı.132</text:p>
      <text:p text:style-name="P15">Da­ha ön­ce de be­lir­til­di­ği gi­bi, T4 ope­ras­yon­la­rı­nı ve ölüm mer­kez­le­ri­ni giz­le­mek için bun­la­rın sı­ra­dan akıl has­ta­ne­le­ri gi­bi gö­rün­me­si­ne bü­yük bir önem ve­ril­miş­ti. Bu ger­çek, Nu­rem­berg da­va­la­rın­da KdF'nin (bu te­rim Füh­rer'in Şan­söl­ye­si an­la­mın­da kul­la­nıl­mak­ta­dır) II. bi­ri­mi­nin şe­fi ve öte­na­zi prog­ra­mı­nın in­fa­zın­dan so­rum­lu asıl ki­şi­ler­den bi­ri olan Vik­tor Brack ta­ra­fın­dan iti­raf edil­miş­ti. Brack, Nu­rem­berg da­va­la­rın­da, ölüm oda­la­rı­na gi­rer­ken has­ta­la­rın el­le­rin­de hav­lu ve sa­bun ol­du­ğu­nu ve ger­çek­ten duş ala­cak­la­rı­nı san­dık­la­rı­nı be­lirt­ti. Duş­lar­dan ise, su ye­ri­ne öl­dü­rü­cü gaz ve­ri­li­yor­du. </text:p>
      <text:p text:style-name="P15">Ci­na­yet­le­ri ger­çek­leş­ti­ren öğ­ren­ci­le­ri, Hit­ler'e bağ­lı yük­sek rüt­be­li Na­zi su­bay­la­rı se­çi­yor­du ve bu ki­şi­ler çok ka­tı bir şe­kil­de eği­ti­li­yor­lar­dı. İlk baş­lar­da ci­na­yet­le­ri iz­li­yor­lar, eği­tim­le­ri iler­le­dik­çe has­ta­la­rı oda­la­ra ta­şı­ma­ya ve ölüm ga­zı­nı has­ta­la­rın bu­lun­du­ğu oda­ya ver­me­ye baş­lı­yor­lar­dı. Bu­nun ar­dın­dan has­ta­la­rın can çe­kiş­me­le­ri­ni iz­li­yor ve öl­dük­le­ri­ne emin ol­duk­tan son­ra oda­la­rı ha­va­lan­dı­rıp ce­set­le­ri kal­dı­rı­yor­lar­dı. Bu şe­kil­de bin­ler­ce ma­sum in­sa­nı kat­let­ti­ler. </text:p>
      <text:p text:style-name="P15">Tüm bu ci­na­yet­ler çok sı­kı gü­ven­lik ön­lem­le­ri al­tın­da ger­çek­leş­ti­ri­li­yor, dı­şa­rı en kü­çük bil­gi sız­dı­rıl­ma­ma­sı için her tür­lü ted­bir alı­nı­yor­du. Çün­kü bu bi­na­lar­da öl­dü­rü­len ki­şi­ler, "baş­ka ırk­tan" in­san­lar da de­ğil­ler­di. Ço­ğu Al­man ve­ya Avus­tur­ya­lı idi. Eğer Al­man hal­kı, ken­di va­tan­daş­la­rı­nın bu şe­kil­de öl­dü­rül­dük­le­ri­ni öğ­re­nir­se, Na­zi­le­rin bu­nu açık­la­ma­la­rı zor ola­ca­ğı için her tür­lü gü­ven­lik ön­le­mi alı­nı­yor­du.</text:p>
      <text:p text:style-name="P15">Bir tür cel­lat ha­li­ne ge­len öğ­ren­ci­ler, bir sü­re son­ra ci­na­yet iş­le­me­ye alı­şı­yor­lar, bu in­san­la­rın yal­va­rış­la­rın­dan, çığ­lık­la­rın­dan ve can çe­kiş­me­le­rin­den et­ki­len­me­me­ye <text:soft-page-break/>baş­lı­yor­lar­dı. Bu sü­reç için­de ise eğit­men­le­ri ta­ra­fın­dan çok dik­kat­li ola­rak göz­lem­le­ni­yor­lar, re­ak­si­yon­la­rı not edi­li­yor ve bu­na gö­re hak­la­rın­da ra­por ya­zı­lı­yor­du. Ay­rı­ca, bu öğ­ren­ci­ler ken­di mil­let­le­rin­den in­san­la­rı sa­de­ce has­ta ol­duk­la­rı için bu ka­dar ko­lay öl­dü­re­bi­li­yor­lar­sa, söz­de "aşa­ğı ırk­tan" in­san­la­rı da­ha ko­lay öl­dü­re­bi­le­cek­le­ri he­sap­la­na­rak, ile­ri­de­ki "da­ha ge­niş çap­lı" uy­gu­la­ma­lar için eği­ti­li­yor­lar­dı. Bu ci­na­yet­le­ri iş­le­me­ye da­ya­na­ma­yan ve­ya tep­ki gös­te­ren öğ­ren­ci­ler ise sa­va­şın ön ceph­le­ri­ne gön­de­ri­li­yor­lar ve da­hil ol­duk­la­rı bö­lü­ğün ko­mu­ta­nı ta­ra­fın­dan "in­ti­har man­ga­sı­na" alı­nı­yor­lar­dı. </text:p>
      <text:p text:style-name="P15">Cel­lat ol­mak için eği­ti­len öğ­ren­ci­ler, ya­nık in­san eti ko­ku­su­na, öl­mek­te olan in­san­la­rın çığ­lık­la­rı­na ve can çe­kiş­me­le­ri­ne kar­şı da­ya­nık­lı, ölü­me gö­tür­dük­le­ri in­san­lar­la san­ki du­şa gi­di­yor­lar­mış gi­bi ra­hat­ça ko­nu­şa­bi­len, so­ğuk­kan­lı, "ku­sur­suz ka­til­ler" ola­rak ye­tiş­ti­ri­li­yor­lar­dı. Öğ­ren­ci­ler çe­şit­li şe­kil­ler­de ödül­len­di­ri­li­yor ve böy­le­ce teş­vik edi­li­yor­lar­dı. "Çe­şit­li ödül­le­rin" dı­şın­da, 2. Sı­nıf Al­man De­mir Haç Ni­şa­nı alı­yor­lar­dı. Bu ni­şa­nın ve­ril­me ne­de­ni ola­rak ise, "Al­man Hü­kü­me­ti­nin Giz­li Me­se­le­le­ri" gös­te­ri­li­yor­du. </text:p>
      <text:p text:style-name="P15">Halk za­man için­de bu ens­ti­tü­ler­de ne­ler ol­du­ğu­nu an­la­ma­ya baş­la­yın­ca pro­tes­to­lar baş­la­dı. Bu­nun üze­ri­ne Hit­ler'in ci­na­yet­le­ri dur­dur­ma em­ri ver­di­ği bil­di­ril­di. An­cak ci­na­yet­ler dur­ma­dı, sa­de­ce yön­tem de­ği­şik­li­ği­ne gi­dil­di. Ar­tık öl­dü­rü­cü iğ­ne ve­ya aç bı­rak­ma gi­bi yön­tem­ler kul­la­nı­lı­yor ve ölü­ler top­lu ola­rak gö­mü­lü­yor­du. Bu şe­kil­de öte­na­zi vah­şe­ti sa­vaş bo­yun­ca de­vam et­ti. </text:p>
      <text:p text:style-name="P15"/>
      <text:p text:style-name="P15">Özel Ha­re­ket 14f13</text:p>
      <text:p text:style-name="P15">Pek çok "is­ten­me­yen" akıl has­ta­sı ve söz­de "fay­da­sız in­san" kat­le­dil­dik­ten son­ra T4 prog­ra­mı, 14f13 ko­du al­tın­da ça­lış­ma ala­nı­nı ge­niş­let­ti. Prog­ram, akıl has­ta­ne­le­ri ve araş­tır­ma ens­ti­tü­le­ri ile sı­nır­lıy­ken şim­di, ge­nel­lik­le kal­dık­la­rı yer­ler­de­ki ko­şul­lar­dan do­la­yı has­ta­la­nan Al­man ve Avus­tur­ya­lı mah­kum­lar ile top­la­ma kamp­la­rın­da­ki Ya­hu­di­le­re, Po­lon­ya­lı­la­ra ve Çin­ge­ne­le­re yö­nel­miş­ti. 14f13 ope­ras­yo­nu­nun baş­lan­gıç ta­ri­hi Ara­lık 1941'dir. Psi­ki­yat­rist­ler­den olu­şan özel ko­mis­yon­lar T4 Ber­lin eki­bi­ne ek­len­miş­ti ve bu ki­şi­ler, has­ta ve ken­di­le­rin­ce is­ten­me­yen şa­hıs­la­rı se­çe­rek, tıb­bi bö­lüm­le­rin ve has­ta ka­rar­gah­la­rı­nın te­miz­len­me­si ama­cıy­la top­la­ma kamp­la­rı­na gön­der­miş­ler­di. Se­çi­len has­ta­lar ge­nel­lik­le al­tı ölüm mer­ke­zin­den bi­ri­ne yol­la­nı­yor ve ora­da öl­dü­rü­lü­yor­lar­dı. Top­la­ma kamp­la­rın­dan se­çi­len in­san­lar ge­nel­lik­le ça­lış­ma ka­pa­si­te­le­ri­ne gö­re ay­rı­lı­yor, ça­lı­şa­ma­ya­cak du­rum­da olan­lar ölü­me gön­de­ri­li­yor­du. </text:p>
      <text:p text:style-name="P15">1943 yı­lın­da, öl­dür­me is­tas­yon­la­rın­dan bi­ri olan Ha­da­mar'da ço­cuk­lar da öl­dü­rül­me­ye baş­lan­dı. An­cak bun­la­rın ara­sın­da kö­tü­rüm ya da zi­hin­sel ola­rak en­gel­li olan­la­rın dı­şın­da, ba­rı­nak­lar­da, genç ev­le­rin­de ve ye­tim­ha­ne­ler­de ka­lan­lar da var­dı.133</text:p>
      <text:p text:style-name="P15">Mer­ha­met­siz­li­ğin ve Acı­ma­sız­lı­ğın Kö­ke­ni Din­siz­lik­tir</text:p>
      <text:p text:style-name="P15">Na­zi Al­man­ya­sı, sos­yal Dar­wi­nist dü­şün­ce­le­rin pra­tik­te uy­gu­lan­ma­sı ile, bir top­lu­mun ne ha­le ge­le­ce­ği­nin, in­san­la­rın ne tür za­lim­lik­le­re ma­ruz ka­la­ca­ğı­nın açık bir gös­ter­ge­si­dir. Irk­çı te­ori­le­ri eleş­ti­ren The Em­pe­ror's New Clot­hes (İm­pa­ra­tor'un Ye­ni Kı­ya­fet­le­ri) isim­li ki­ta­bın ya­za­rı ev­rim­sel bi­yo­lo­ji pro­fe­sö­rü Jo­seph L. Gra­ves Jr., Dar­wi­nizm'in yol aç­tı­ğı Na­zi Al­man­ya­sı tra­je­di­si için şu yo­rum­da bu­lu­nur:</text:p>
      <text:p text:style-name="P15"><text:soft-page-break/>Na­zi Al­man­ya­sı'nın ya­şa­dı­ğı tra­je­di, öje­ni­nin, ırk­sal hi­ye­rar­şi­nin ve sos­yal Dar­wi­nizm'in id­di­ala­rı­nın be­nim­sen­me­si du­ru­mun­da ne­ler ola­bi­le­ce­ği­nin en açık ör­ne­ği­dir.134</text:p>
      <text:p text:style-name="P15">Bu kim­se­le­rin na­sıl olup da bu ka­dar bü­yük bir kin, nef­ret, du­yar­sız­lık, acı­ma­sız­lık ile do­lu ol­duk­la­rı, na­sıl olup da in­san düş­ma­nı ka­til­le­re dö­nüş­tük­le­ri, üze­rin­de dü­şü­nül­me­si ge­re­ken bir ko­nu­dur. Bu so­ru­nun ce­va­bı açık­tır: Dar­wi­nist öğ­re­ti­ye gö­re eği­til­miş, in­sa­nı de­ğer­siz bir hay­van­dan fark­sız gö­ren, ya­şa­mın bir mü­ca­de­le ala­nı ol­du­ğu­nu zan­ne­den ve bu mü­ca­de­le­de ayak­ta kal­mak için her tür­lü kö­tü­lü­ğü ken­din­ce meş­ru gö­ren in­san­la­rın acı­ma­sız bir top­lum dü­ze­ni oluş­tur­ma­la­rı ka­çı­nıl­maz­dır. İn­sa­nı, Al­lah'ın ya­rat­tı­ğı ve ru­hun­dan üf­le­di­ği, vic­dan ve akıl sa­hi­bi, de­ğer­li bir var­lık ola­rak gör­me­yi red­de­den, in­sa­nın hay­van ve bit­ki­ler­den fark­sız bir or­ga­niz­ma ol­du­ğu­nu sa­nan­la­rın, top­lu ci­na­yet­ler iş­le­me­le­ri, za­val­lı in­san­la­rın yal­va­rış­la­rın­dan ve çek­tik­le­ri acı­lar­dan hiç et­ki­len­me­me­le­ri son de­re­ce do­ğal­dır. Böy­le bir in­san ken­di­si­ne ve­ya çı­kar­la­rı­na bir za­rar ge­le­ce­ği­ni dü­şün­dü­ğün­de di­ğer­le­ri­ni hiç acı­ma­dan, mer­ha­met et­me­den ko­lay­lık­la öl­dü­re­bi­lir, on­la­rı mut­suz­luk, fa­kir­lik, yok­luk ve zu­lüm için­de bir ha­ya­ta terk ede­bi­lir. Bu ka­dar za­lim bi­ri­nin, has­ta­la­rı ko­ru­ma­sı, düş­kün­le­re yar­dım et­me­si, fe­da­kar­lık­ta bu­lun­ma­sı bek­le­ne­mez. Böy­le bi­ri has­ta ve yaş­lı olan an­ne-ba­ba­sı­nı da­hi ko­ru­ma­ya­cak­tır. Sa­kat kar­de­şi­ne bak­ma­yı ge­rek­siz bir za­man, ener­ji ve pa­ra kay­bı ola­rak gö­re­bi­le­cek­tir. Bu sap­kın dün­ya gö­rü­şü yay­gın­la­şır­sa, yö­ne­ti­ci­ler­den ai­le bi­rey­le­ri­ne, dok­tor­lar­dan eği­tim gö­rev­li­le­ri­ne ka­dar her in­san, bu sap­kın­lı­ğın et­ki­si al­tın­da dav­ra­na­cak­tır. Din ah­la­kı­nın ya­şan­ma­dı­ğı top­lum­lar­da, fe­da­kar­lık, sa­bır, mer­ha­met, şef­kat, sev­gi, say­gı, ve­fa gi­bi er­dem­le­rin ya­şan­ma­sı müm­kün de­ğil­dir. Ger­çek din ah­la­kı­nın ha­kim ol­ma­ma­sı her top­lu­ma ben­zer yı­kım ve fe­la­ket­ler ge­tir­miş­tir. </text:p>
      <text:p text:style-name="P15"/>
      <text:p text:style-name="P15"/>
      <text:p text:style-name="P15">KADINLARI AŞAĞI GÖREN BİR TEORİ </text:p>
      <text:p text:style-name="P15"/>
      <text:p text:style-name="P15">Sos­yal Dar­wi­nizm'in ırk­çı­lı­ğa, fa­şiz­me ve em­per­ya­liz­me -ve di­ğer yan­dan da ko­mü­niz­me- sağ­la­dı­ğı söz­de bi­lim­sel des­tek ge­nel­de bi­li­nen ve çok­ça ya­zı­lan bir ko­nu­dur. Pek bi­lin­me­yen bir ger­çek ise, Char­les Dar­win de da­hil ol­mak üze­re pek çok Dar­wi­nist'in, ka­dın­la­rın hem bi­yo­lo­jik hem de zi­hin­sel ola­rak er­kek­ler­den aşa­ğı ol­duk­la­rı ya­nıl­gı­sı­na inan­ma­sı­dır. Dar­wi­nist­le­rin er­kek­ler ile ka­dın­lar ara­sın­da var ol­du­ğu­nu id­di­a et­tik­le­ri zi­hin­sel fark o ka­dar önem­li bo­yut­lar­da­dır ki, ba­zı ev­rim­ci­ler ka­dın ve er­ke­ği iki fark­lı fi­zik­sel tü­re ayır­mış­lar­dır; er­kek­ler Ho­mo fron­ta­lis, ka­dın­lar ise Ho­mo pa­ri­eta­lis.137 </text:p>
      <text:p text:style-name="P15">Dar­win'in, ka­dın­la­rı ken­din­ce "aşa­ğı" bir tür ola­rak ta­nım­la­ma­sı­nın ne­de­ni, do­ğal se­lek­si­yo­na da­ya­lı bir dün­ya gö­rü­şü­ne sa­hip ol­ma­sı­dır. Dar­wi­nist­le­rin bu bi­lim ve akıl dı­şı gö­rü­şü­ne gö­re er­kek­ler ka­dın­la­ra oran­la, sa­vaş­mak, eş bul­mak, yi­ye­cek ve gi­ye­cek edin­mek için re­ka­bet et­mek gi­bi ko­nu­lar­da da­ha çok se­çi­li­me uğ­ra­mak­ta­dır­lar; ka­dın­lar ise ta­rih bo­yun­ca bu tür se­çi­lim­ler­den uzak kal­mış­lar­dır. Bu bi­lim­sel da­ya­na­ğı ol­ma­yan çı­ka­rı­ma gö­re, do­ğal se­lek­si­yon er­kek­ler üze­rin­de çok bü­yük bir güç uy­gu­la­dı­ğı için, er­kek­ler her alan­da da­ha üs­tün ko­nu­ma gel­miş­ler, ka­dın­la­ra gö­re da­ha çok ev­rim­leş­miş­ler­dir. İler­le­yen say­fa­lar­da da in­ce­le­ne­ce­ği gi­bi, Dar­<text:soft-page-break/>win'in bu çı­ka­rı­mı bi­lim­sel bul­gu­la­ra da­yan­ma­mak­ta­dır, ta­ma­men ev­rim­ci ön yar­gı­la­rın so­nu­cun­da ha­ya­li ola­rak or­ta­ya atıl­mış­tır. </text:p>
      <text:p text:style-name="P15">Bir­çok araş­tır­ma­cı, Dar­win'in do­ğal se­lek­si­yon hak­kın­da­ki gö­rüş­le­ri­nin cin­si­yet ay­rım­cı­lı­ğı­nı teş­vik et­ti­ği­ni or­ta­ya koy­mak­ta­dır. Ör­ne­ğin ta­rih ve fel­se­fe pro­fe­sö­rü Evel­le­en Ric­hards, "Dar­win'in ka­dın­la­rın do­ğa­sı hak­kın­da­ki gö­rüş­le­ri­nin ev­rim te­ori­si­ne de yan­sı­dı­ğı ve bu ne­den­le ne­sil­ler bo­yun­ca (söz­de) bi­lim­sel ka­dın ay­rım­cı­lı­ğı­nı bes­le­di­ği" so­nu­cu­na var­mış­tır.138 Ev­rim­ci bi­lim ya­za­rı Elai­ne Mor­gan ise, Dar­win'in bi­yo­lo­ji, et­no­lo­ji ve di­ğer ba­zı bi­lim dal­la­rı­nı kul­la­na­rak, er­kek­le­ri, ka­dın­la­rın "aşa­ğı ve de­ğiş­ti­ri­le­mez şe­kil­de ikin­ci sı­nıf ol­duk­la­rı­nı" dü­şün­me­le­ri için teş­vik et­ti­ği­ni be­lir­tir.139</text:p>
      <text:p text:style-name="P15">Ev­rim­ci bi­lim ada­mı John R. Du­rant'ın be­lirt­ti­ği gi­bi, ırk­çı­lık ve cin­si­yet ay­rı­mı ev­rim te­ori­si­nin bel­li baş­lı so­nuç­la­rın­dan iki­si­dir:</text:p>
      <text:p text:style-name="P15">Dar­win, gö­rü­şü­nü hay­van ve in­san­la­rın gö­rü­nüm­le­riy­le il­gi­li ba­zı göz­lem­le­re da­yan­dır­dı. Kü­çük be­yin­le­ri ve kav­ra­yı­şı da­ha kuv­vet­li kol­la­rıy­la man­tık­tan çok iç­gü­dü­nün ha­kim ol­du­ğu bir ya­şam sür­dük­le­ri söy­le­nen vah­şi­ler, do­ğa ve in­san ara­sın­da or­ta bir ko­nu­ma yer­leş­ti­ril­miş­ler­dir. Da­ha son­ra Dar­win bu sı­ra­la­ma­yı, ço­cuk­la­rı ve do­ğuş­tan ge­ri ze­ka­lı ki­şi­le­ri ve ay­nı za­man­da ka­dın­la­rı da da­hil et­mek ama­cıy­la ge­niş­let­miş­tir. Dar­win, ka­dın­la­rın sez­gi, hız­lı al­gı­la­ma ve bel­ki tak­lit gi­bi güç­le­ri­nin, aşa­ğı ırk­la­rın, do­la­yı­sıy­la es­ki ve aşa­ğı me­de­ni­yet dü­ze­yin­den in­san­la­rın özel­lik­le­ri­ne ben­zer ol­du­ğu­nu dü­şü­nü­yor­du.140</text:p>
      <text:p text:style-name="P15">Du­rant'ın söz et­ti­ği Dar­win'in ya­nıl­gı­la­rı, İn­sa­nın Tü­re­yi­şi ad­lı ki­ta­bın­da şöy­le geç­mek­te­dir:</text:p>
      <text:p text:style-name="P15">Ge­nel­lik­le ka­dın­lar­da, sez­gi, hız­lı kav­ra­ma ve bel­ki tak­lit gü­cü gi­bi özel­lik­le­rin, er­kek­le­re oran­la çok da­ha be­lir­gin ol­du­ğu iti­raf edi­lir; an­cak bu ye­te­nek­ler­den -en azın­dan- ba­zı­la­rı, aşa­ğı ırk­la­ra ve bu ne­den­le de es­ki ve aşa­ğı me­de­ni­yet dü­ze­yi­ne ait özel­lik­ler­dir.141</text:p>
      <text:p text:style-name="P15">Dar­win'in ka­dın­lar ve ev­li­lik hak­kın­da­ki ge­nel dü­şün­ce­le­ri de göz önün­de bu­lun­du­rul­du­ğun­da, ka­dın­la­rı ikin­ci sı­nıf var­lık­lar ola­rak gör­dü­ğü ve on­la­rı kü­çüm­se­di­ği açık­ça gö­rül­mek­te­dir. Dar­win bu bi­lim dı­şı gö­rü­şü­nü te­ori­si­ne de yan­sıt­mış­tı. Ev­li­li­ğin ne­den ya­rar­lı ol­du­ğu­nu ken­din­ce şöy­le açık­lı­yor­du:</text:p>
      <text:p text:style-name="P15">Ço­cuk­lar, dai­mi bir ar­ka­daş, il­gi gös­te­re­cek (ile­ri yaş­ta ar­ka­daş), se­vi­le­cek ve oyun oy­na­na­cak bi­ri... Her­şe­ye rağ­men bir kö­pek­ten da­ha iyi bir şey. Ev ve ev­le il­gi­le­ne­cek bir ki­şi. Mü­zik ve ha­va­dan su­dan ko­nuş­ma­lar. Bun­lar sağ­lık için iyi şey­ler­dir.142</text:p>
      <text:p text:style-name="P15">Kı­sa­ca­sı Dar­win, ev­li­li­ği "bir ka­dı­nın ar­ka­daş­lı­ğı ne de ol­sa bir kö­pe­ğin ar­ka­daş­lı­ğın­dan da­ha iyi­dir" man­tı­ğı ile ge­rek­li gö­rü­yor­du. Dar­win ev­li­lik­le il­gi­li ifa­de­le­rin­de, bü­tün ha­ya­tı­nı bir­lik­te ge­çi­re­cek iki in­sa­nın ara­sın­da­ki dost­luk, sev­gi, say­gı, bağ­lı­lık, sa­da­kat, ya­kın­lık, sa­mi­mi­yet ve gü­ven gi­bi özel­lik­ler­den hiç söz et­mi­yor­du. Dar­win ev­li­lik için ay­rı­ca şun­la­rı söy­le­mek­tey­di:</text:p>
      <text:p text:style-name="P15">Za­man kay­bı; ak­şam­la­rı oku­ya­maz­sın, şiş­man­lık ve tem­bel­lik, en­di­şe ve so­rum­lu­luk, ki­tap­lar vs. için da­ha az pa­ra ayır­mak, eğer çok ço­cuk­luy­sa­nız ge­çim sağ­la­ma bas­kı­sı... bel­ki ka­rım Lon­dra'yı sev­me­ye­cek, o za­man ce­za, uyu­şuk ve tem­bel bir ap­tal­la sür­gün ha­ya­tı ola­cak.143</text:p>
      <text:p text:style-name="P15">İn­san­la­rın hay­van­lar­dan te­mel bir far­kı ol­ma­dı­ğı­nı, özel­lik­le ka­dın­la­rın ve ço­cuk­la­rın hay­van­la­ra da­ha ya­kın var­lık­lar ol­du­ğu­nu sa­nan bir in­san için bu akıl ve vic­dan <text:soft-page-break/>dı­şı ifa­de­ler son de­re­ce do­ğal­dır. Eşi­ni ve ço­cuk­la­rı­nı aşa­ğı bir tür ola­rak gö­ren bir in­san el­bet­te ki on­la­ra sev­gi, say­gı duy­ma­ya­cak; on­lar için fe­da­kar­lık­ta bu­lun­mak, on­la­ra gü­zel­lik­ler sun­mak is­te­me­ye­cek; men­fa­ati­ne uy­gun ol­ma­dı­ğı sü­re­ce on­lar­la il­gi­len­me­ye­cek­tir. As­lın­da Dar­win'in ifa­de­le­ri, Dar­wi­nist ah­lak­ta in­san sev­gi­si­nin, ya­kın­lık ve dost­lu­ğun ya­şa­na­ma­ya­ca­ğı­nı bir kez da­ha gös­ter­mek­te­dir. </text:p>
      <text:p text:style-name="P15">Dar­win, ken­din­ce er­kek­le­rin ka­dın­la­ra gö­re da­ha üs­tün ol­duk­la­rı id­di­ası­nı ise şöy­le ifa­de et­miş­tir:</text:p>
      <text:p text:style-name="P15">İki cin­sin zi­hin­sel güç­le­ri ara­sın­da­ki en te­mel fark­lı­lı­ğı, er­kek­le­rin de­rin dü­şün­me, man­tık, ha­yal gü­cü ve­ya sa­de­ce du­yu ve el­le­rin kul­la­nı­mı­nı ge­rek­ti­ren her iş­te ka­dın­lar­dan da­ha yük­sek mev­ki­le­re ulaş­ma­la­rı gös­ter­mek­te­dir. Şi­ir, re­sim, hey­kel­traş­lık, mü­zik, ta­rih, bi­lim ve fel­se­fe ko­nu­la­rın­da ön­de ge­len ka­dın ve er­kek­le­rin lis­te­si ya­pıl­mış ol­say­dı, iki lis­te­yi kar­şı­laş­tı­ra­bil­mek müm­kün ol­maz­dı. Bay Gal­ton'un, He­re­di­tary Ge­ni­us (Ka­lıt­sal Da­hi) ad­lı ki­ta­bın­da çok iyi ifa­de et­ti­ği gi­bi, eğer er­kek­ler, bir­çok ko­nu­da, ka­dın­lar üze­rin­de tar­tı­şıl­maz bir üs­tün­lü­ğe sa­hip ise­ler, o za­man er­kek­le­rin or­ta­la­ma zi­hin gü­cü­nün ka­dın­la­rın­kin­den yük­sek ol­ma­sı ge­rek­li­dir so­nu­cu­nu, or­ta­la­ma­lar­dan sap­ma ka­nu­nun­dan çı­ka­ra­bi­li­riz.144</text:p>
      <text:p text:style-name="P15">Kuş­ku­suz Dar­win bu ya­nıl­gı­yı öne sü­rer­ken, hiç­bir bi­lim­sel de­li­le da­yan­mı­yor­du. Dar­win'in ka­dın­lar hak­kın­da­ki bu ta­raf­lı ve ön yar­gı­lı id­di­ala­rı, hız­la Dar­win'in çağ­da­şı bi­lim adam­la­rı ara­sın­da ya­yıl­dı. </text:p>
      <text:p text:style-name="P15">Ce­nev­re Üni­ver­si­te­si'nde do­ğa ta­ri­hi pro­fe­sö­rü olan ma­ter­ya­list Carl Vogt, Dar­win'in var­dı­ğı bü­tün so­nuç­la­rı –hiç­bir bi­lim­sel de­ğer­len­dir­me­ye ta­bi tut­ma­dan- ka­bul edi­yor ve "ço­cuk, ka­dın ve bu­nak be­ya­zın ye­tiş­kin bir zen­ci ile ay­nı zi­hin­sel özel­lik­le­re ve ki­şi­li­ğe sa­hip ol­du­ğu­nu, do­la­yı­sıy­la bun­la­rın aşa­ğı sı­nıf­tan ol­duk­la­rı­nı id­di­a edi­yor­du.145 Vogt da­ha da ile­ri git­miş ve ka­dın­la­rın er­kek­ler­den çok, aşa­ğı hay­van­la­ra da­ha ya­kın ol­duk­la­rı ya­la­nı­nı öne sür­müş­tü. Vogt'un ya­nıl­gı­la­rı­na gö­re, ka­dın, ev­ri­mi er­ken dur­du­ğu için "ge­li­şi­mi en­gel­len­miş bir er­kek­ti".146 Vogt'un bir baş­ka sap­kın id­di­ası­na gö­re de, me­de­ni­yet iler­le­dik­çe ka­dın­la er­kek ara­sın­da­ki uçu­rum da­ha da açı­lı­yor­du, ör­ne­ğin Av­ru­pa'nın ile­ri top­lum­la­rın­da bu fark çok da­ha bü­yük­tü.147 Dar­win, Vogt'un he­ze­yan­la­rın­dan ol­duk­ça et­ki­len­miş­ti ve onu en önem­li ta­raf­tar­la­rı ara­sın­da say­mak­tan onur du­yu­yor­du.148</text:p>
      <text:p text:style-name="P15">Ta­ri­hin pek çok dev­rin­de ve Dar­win'in ya­şa­dı­ğı dö­nem­de, -top­lum­la­rın ce­ha­le­ti ve ge­ri kal­mış­lı­ğı ne­de­niy­le- ka­dın­la­rın bir­çok alan­da ge­ri plan­da tu­tul­ma­ya ça­lı­şıl­dık­la­rı ve bu­nun bü­yük oran­da ger­çek­leş­ti­ği doğ­ru­dur. An­cak bu ta­ma­men yer­le­şik kül­tür­den, top­lu­mun ve çev­re­nin et­ki­sin­den kay­nak­la­nan bir du­rum­dur. Dar­win ve ta­raf­tar­la­rı­nın id­di­a et­tik­le­ri gi­bi as­la bi­yo­lo­jik bir ge­ri­de kal­ma de­ğil­dir. Al­lah, ka­dı­nı ve er­ke­ği eşit ola­rak ya­rat­mış­tır. Er­ke­ğin ka­dı­na üs­tün ol­du­ğu­nu id­di­a edip, ka­dın­la­rı bu yol­la bas­kı al­tı­na alıp on­la­ra ikin­ci sı­nıf in­san mu­ame­le­si yap­mak, din ah­la­kı­nın ya­şan­ma­dı­ğı top­lum­la­ra has bir il­kel­lik­tir. Gü­nü­müz­de, eşit fır­sat­lar ve­ril­di­ğin­de ka­dın­la­rın da en az er­kek­ler ka­dar ba­şa­rı­lı, ze­ki ve ye­te­nek­li ol­duk­la­rı bi­lin­mek­te­dir ve bu­nun sa­yı­sız ör­ne­ği bu­lun­mak­ta­dır. </text:p>
      <text:p text:style-name="P15"/>
      <text:p text:style-name="P15">Ka­fa­ta­sı Öl­çüm­le­ri­ne Da­ya­nan Cin­si­yet Ay­rım­cı­lı­ğı</text:p>
      <text:p text:style-name="P15">Ba­zı ev­rim­ci bi­lim adam­la­rı, ka­dın­la­rın da­ha "aşa­ğı" ol­duk­la­rı­nı gös­ter­mek için ken­di­le­rin­ce ka­dın­la­rın be­yin ka­pa­si­te­le­ri­nin da­ha kü­çük ol­du­ğu­nu ka­nıt­la­ma­ya ça­lış­tı­lar. İlk ön­ce­le­ri, ka­dın­la­rın ka­fa­ta­sı öl­çü­le­ri­ni al­mak gi­bi son de­re­ce aşa­ğı­la­yı­cı ve <text:soft-page-break/>man­tık dı­şı yön­tem­le­re baş­vur­du­lar. Be­yin ne ka­dar bü­yük­se ze­ka­nın da o ka­dar ge­liş­miş ol­du­ğu­nu san­dık­la­rı için (bu­nun bi­lim­sel açı­dan ge­çer­li bir kı­yas ol­ma­dı­ğı bu­gün ke­sin ola­rak bi­lin­mek­te­dir), ka­fa­tas­la­rı­nı kı­yas­la­ya­rak ka­dın­la­rın aşa­ğı ol­duk­la­rı­nı ka­nıt­la­ya­cak­la­rı­nı id­di­a et­ti­ler. Bu, as­lın­da Dar­win'in ki­ta­bın­da söz et­ti­ği bi­lim dı­şı yön­tem­ler­den bi­riy­di:</text:p>
      <text:p text:style-name="P15">Fark­lı zi­hin­sel ye­te­nek­ler aşa­ma­lı ola­rak ken­di ken­di­le­ri­ne ge­liş­tik­le­rin­de, bey­nin bü­yü­ye­ce­ği ne­re­dey­se ke­sin­dir... İn­san bey­ni­nin vü­cu­du­na gö­re bü­yük ora­nı -ay­nı oran go­ril ve oran­gu­ta­nın­ki ile kı­yas­lan­dı­ğın­da- in­sa­nın ge­liş­miş zi­hin­sel güç­le­riy­le ya­kın­dan bağ­lan­tı­lı­dır... İn­san bey­ni­nin bü­yük­lü­ğü ile zi­hin­sel ye­te­nek­le­rin ge­li­şi­mi ara­sın­da -vah­şi­le­rin ve me­de­ni ırk­la­rın, es­ki ve gü­nü­müz in­san­la­rı­nın ka­fa­tas­la­rı­nın kar­şı­laş­tı­rıl­ma­sı ve tüm omur­ga­lı se­ri­si­nin ben­zer­lik­le­riy­le des­tek­le­nen- bir çe­şit ya­kın iliş­ki bu­lu­nur.149</text:p>
      <text:p text:style-name="P15">Dar­win'in için­de bu­lun­du­ğu il­kel bi­lim ko­şul­la­rın­da öne sür­dü­ğü id­di­ası­na gö­re, ka­fa­ta­sı öl­çü­le­ri ve be­yin ha­cim­le­ri üze­ri­ne ya­pı­lan ça­lış­ma­la­rın ne­ti­ce­le­ri ev­rim te­ori­si­ni des­tek­le­yen ve­ri­ler or­ta­ya ko­ya­cak­tı. Ne var ki, bi­lim­sel ve­ri­ler ve araş­tır­ma­lar bu id­dia­nın tam ter­si­ni or­ta­ya koy­du. Fark­lı ka­fa­ta­sı öl­çü­le­ri ya da be­yin ha­cim­le­ri hiç­bir şe­kil­de ev­ri­mi des­tek­le­yi­ci bil­gi sun­mu­yor­du. Ni­te­kim bu öl­çüm­le­rin bi­lim­sel açı­dan ge­çer­li bir kı­yas ol­ma­dı­ğı bu­gün ar­tık ke­sin ola­rak ka­bul edil­mek­te­dir. </text:p>
      <text:p text:style-name="P15">Ka­dın­la­rın söz­de aşa­ğı cins ol­duk­la­rı­nı kra­ni­yo­lo­ji­yi (ka­fa­ta­sı bi­li­mi­ni) kul­la­na­rak ken­din­ce is­pat­la­ya­bi­le­ce­ği­ni sa­nan bi­lim adam­la­rın­dan bi­ri de Pa­ul Bro­ca'ydı. Fi­zik­sel an­tro­po­lo­ji­nin ku­ru­cu­la­rın­dan sa­yı­lan Bro­ca, in­san grup­la­rı­nın ka­fa­tas­la­rı­nı öl­çe­rek on­la­ra de­ğer biç­mek gi­bi il­kel yön­tem­ler kul­la­nan ve bu il­kel­li­ği sa­vu­nan bi­riy­di.150 Bro­ca, yap­tı­ğı söz­de bi­lim­sel öl­çüm­le­rin ar­dın­dan şu çar­pık man­tı­ğı öne sür­müş­tü: Ge­nel ola­rak be­yin, yaş­lı­la­ra oran­la ye­tiş­kin­ler­de, va­sat bir er­ke­ğe gö­re seç­kin bir er­kek­te ve aşa­ğı ırk­la­ra gö­re üs­tün ırk­lar­da da­ha bü­yük­tür... Di­ğer şey­ler eşit ol­du­ğu du­rum­da, ze­ka­nın ge­liş­me­siy­le bey­nin hac­mi ara­sın­da önem­li bir iliş­ki bu­lun­mak­ta­dır.151</text:p>
      <text:p text:style-name="P15">Bro­ca özel­lik­le ka­dın­lar­la er­kek­ler ara­sın­da­ki zi­hin ve ka­fa­ta­sı ya­pı­sı fark­lı­lık­la­rı ile de il­gi­le­ni­yor­du. Top­la­dı­ğı ka­fa­ta­sı öl­çüm­le­ri­ni ön yar­gı­lı yo­rum­lar­la de­ğer­len­dir­miş ve ka­dın­la­rın zi­hin­sel ola­rak da­ha aşa­ğı ol­duk­la­rı var­sa­yı­mı­nı or­ta­ya koy­muş­tu.152 Bro­ca ay­rı­ca, ka­dın­lar­la er­kek­ler ara­sın­da­ki be­yin fark­lı­lı­ğı­nın ken­di dö­ne­min­de da­hi gi­de­rek da­ha bü­yük ha­le gel­di­ği­ni id­di­a et­miş­ti. Oy­sa bu id­di­ası­nı de­lil­len­di­re­bi­le­ce­ği bi­lim­sel bir ve­ri­si yok­tu. Bu id­di­ası­nı ken­din­ce des­tek­le­ye­bil­mek için bir baş­ka bi­lim dı­şı var­sa­yım or­ta­ya at­mış­tı: Ona gö­re bu ar­tan fark­lı­lı­ğın ne­de­ni, bas­kın er­kek­le pa­sif ka­dın üze­rin­de fark­lı­la­şan ev­rim­sel bas­kıy­dı.153</text:p>
      <text:p text:style-name="P15">Bro­ca'nın or­ta­ya koy­du­ğu so­nuç­la­rın bi­lim­sel bir de­ğer ta­şı­ma­dı­ğı gü­nü­müz ev­rim­ci­le­ri ta­ra­fın­dan da iti­raf edil­mek­te­dir. Go­uld, Bro­ca'nın bi­lim­sel ol­ma­yan bu so­nuç­la­rı için şu yo­ru­mu yap­mış­tır: </text:p>
      <text:p text:style-name="P15">Bro­ca'nın ve­ri­le­ri özen­le se­çi­le­rek bi­ra­ra­ya ge­ti­ril­miş ve da­ha son­ra, ön­ce­ki so­nuç­lar doğ­rul­tu­sun­da bi­linç­siz­ce kul­la­nıl­mış­lar­dır.154</text:p>
      <text:p text:style-name="P15">Baş­ka bir de­yiş­le Bro­ca, el­de et­ti­ği ve­ri­le­ri ev­rim te­ori­si­nin al­dat­ma­ca­la­rı­na gö­re "bi­linç­siz­ce" ve ön yar­gıy­la yo­rum­la­mış­tı. </text:p>
      <text:p text:style-name="P15">Ka­fa­ta­sı öl­çü­le­ri­ni kul­la­na­rak ka­dın­la­rı ken­din­ce aşa­ğı gö­ren ev­rim­ci­ler ara­sın­da sos­yal psi­ko­lo­ji­nin ku­ru­cu­la­rın­dan Gus­ta­ve Le Bon da var­dı. Le Bon şöy­le di­yor­du:</text:p>
      <text:p text:style-name="P15"><text:soft-page-break/>En ze­ki ırk­lar­da... çok sa­yı­da ka­dı­nın bey­ni­nin bü­yük­lü­ğü, en ge­liş­miş er­kek bey­nin­den çok go­ril­le­rin­ki­ne da­ha ya­kın­dır. Bu aşa­ğı­lık o ka­dar be­lir­gin­dir ki, hiç kim­se bir an için bi­le bu­na kar­şı çık­maz; tar­tış­ma­ya de­ğe­cek olan sa­de­ce bu du­ru­mun de­re­ce­si­dir... Ka­dın­lar... in­san ev­ri­mi­nin en aşa­ğı form­la­rı­nı tem­sil eder­ler ve... ye­tiş­kin, me­de­ni bir er­kek­ten çok, ço­cuk­la­ra ve vah­şi­le­re da­ha ya­kın­dır­lar. Ka­rar­sız­lık, tu­tar­sız­lık, dü­şün­ce­siz­lik, man­tık­sız­lık ve mu­ha­ke­me ye­ter­siz­li­ği gi­bi ko­nu­lar­da üs­tün­lük ser­gi­ler­ler. Şüp­he­siz ki, seç­kin ka­dın­lar da var­dır... an­cak on­la­ra, çift baş­lı bir go­ril gi­bi ucu­be­le­rin do­ğu­mu ka­dar en­der rast­la­nır; so­nuç ola­rak, on­la­rı ta­ma­men göz ar­dı ede­bi­li­riz.155</text:p>
      <text:p text:style-name="P15">Dar­wi­nist­ler, di­ğer pek çok id­di­ala­rın­da ol­du­ğu gi­bi ka­dın­lar hak­kın­da­ki id­di­ala­rın­da da ya­nıl­mak­ta­dır­lar. Ka­dın­la­rın müş­fik, se­ve­cen, mer­ha­met­li, in­ce dü­şün­ce­li ya­pı­la­rı on­la­rı ev­rim­ci­le­rin san­dı­ğı gi­bi ge­ri bı­ra­kan de­ğil tam ter­si­ne da­ha da üs­tün kı­lan özel­lik­ler­dir. İn­sa­nı bir tür hay­van gi­bi gör­me­ye kod­lan­mış olan ev­rim­ci­ler, bu tarz in­sa­ni özel­lik­le­ri ken­di­le­rin­ce ge­ri kal­mış­lık ola­rak de­ğer­len­di­ri­yor ola­bi­lir­ler. An­cak bun­lar in­sa­nın ya­şam ka­li­te­si­ni ar­tı­ran çok önem­li ve gü­zel özel­lik­ler­dir. Sa­nat, ede­bi­yat, tek­no­lo­ji gi­bi pek çok alan­da ge­liş­me­yi ve iler­le­me­yi sağ­la­yan, ev­rim­ci­le­rin var­lı­ğı­nı as­la ka­bul et­mek is­te­me­dik­le­ri söz ko­nu­su in­sa­ni özel­lik­ler­dir. </text:p>
      <text:p text:style-name="P15"/>
      <text:p text:style-name="P15">Bi­lim Dar­win'i Bir Kez Da­ha Ya­lan­lı­yor</text:p>
      <text:p text:style-name="P15">Her ne ka­dar Dar­win ve ba­zı çağ­daş­la­rı, ka­fa­ta­sı öl­çüm­le­ri ya­pa­rak in­san­la­rı ırk­la­rı­na ve cin­si­yet­le­ri­ne gö­re "aşa­ğı" ve­ya "üs­tün" di­ye sı­nıf­lan­dır­mış ol­sa­lar da, Dar­win'in pek çok id­dia­sı gi­bi bu da gü­nü­müz­de bi­lim ta­ra­fın­dan ge­çer­siz kı­lın­mış­tır. Ka­fa­ta­sı ve be­yin bü­yük­lü­ğü­nün ze­ka ve­ya zi­hin­sel ka­pa­si­te ile bir il­gi­si­nin ol­ma­dı­ğı an­la­şıl­mış­tır. </text:p>
      <text:p text:style-name="P15">Be­yin bü­yük­lü­ğü ile ze­ka­nın doğ­ru oran­tı­lı ol­ma­dı­ğı as­lın­da do­ğa­da açık­ça gö­rül­mek­te­dir. Ör­ne­ğin fil­le­rin ve ba­li­na­la­rın be­yin­le­ri in­sa­na gö­re çok da­ha bü­yük­tür. An­cak in­sa­nın tüm bu can­lı­lar­dan da­ha ze­ki ol­du­ğu açık­tır. Bu­nun dı­şın­da gü­nü­müz­de in­san­la­rın ka­fa­ta­sı ha­cim­le­ri 700 cc ile 2.200 cc ara­sın­da de­ği­şik­lik gös­ter­mek­te­dir.156 Fa­kat bu fark­lı­lık­lar, in­san­la­rın ze­ka­la­rı ara­sın­da­ki fark­lı­lı­ğı be­lir­ler ni­te­lik­te de­ğil­dir. </text:p>
      <text:p text:style-name="P15">Ka­fa­ta­sı öl­çüm­le­ri dı­şın­da, ge­ne­tik bi­li­mi de Dar­win'in ka­dın ve er­kek ara­sın­da­ki fark­lı­lık­lar­la il­gi­li id­di­ala­rı­nın doğ­ru ol­ma­dı­ğı­nı or­ta­ya çı­kar­mış­tır. Ka­lı­tım ka­nun­la­rı­na gö­re er­kek, hem kız hem de er­kek ço­cuk­la­rı­na gen­le­ri­ni ak­ta­ra­bil­mek­te­dir. Eğer er­kek, Dar­win'in id­di­a et­ti­ği gi­bi bi­yo­lo­jik ola­rak "üs­tün" özel­lik­le­re sa­hip­se, o za­man onun kız ço­cu­ğu da bi­yo­lo­jik ola­rak ay­nı üs­tün özel­lik­le­re sa­hip ola­bi­le­cek, do­la­yı­sıy­la hem ka­dın­lar hem de er­kek­ler ay­nı özel­lik­le­ri pay­la­şa­bi­le­cek­tir. An­cak Dar­win ve çağ­daş­la­rı ge­ne­tik bi­li­mi hak­kın­da hiç­bir şey bil­mi­yor­lar­dı. Hat­ta Dar­win, bir tü­rün el­de et­ti­ği özel­lik­le­rin sa­de­ce bir cins­ten gel­di­ği­ni öne sü­re­bi­le­cek ka­dar bu ko­nu­da bil­gi­siz­di.157 Dar­win ay­rı­ca da­hi­lik, ha­yal gü­cü ve man­tık gi­bi üs­tün özel­lik­le­rin kız­dan çok er­kek ço­cu­ğa ak­ta­rıl­dı­ğı­nı öne sü­re­cek ka­dar ca­hil­ce açık­la­ma­lar­da bu­lun­muş­tu.158</text:p>
      <text:p text:style-name="P15"/>
      <text:p text:style-name="P15">Ku­ran Ah­la­kı­na Gö­re Ka­dın ve Er­kek Eşit­tir,</text:p>
      <text:p text:style-name="P15">Üs­tün­lük Ah­la­ka Gö­re­dir</text:p>
      <text:p text:style-name="P15"><text:soft-page-break/>Ku­ran ah­la­kın­da, er­kek ve ka­dın ara­sın­da hiç­bir fark yok­tur. Al­lah Ku­ran'da ka­dın­la­ra ve er­kek­le­re eşit so­rum­lu­luk­lar yük­le­miş, hep­si­ni ay­nı ko­nu­lar­dan so­rum­lu tut­muş­tur. Bir in­sa­nı Al­lah Ka­tın­da üs­tün kı­lan, ka­dın ve­ya er­kek ol­ma­sı de­ğil, Al­lah kor­ku­su, Al­lah'a olan de­rin sev­gi ve bağ­lı­lı­ğı ve gü­zel ah­la­kı­dır. Rab­bi­miz bir aye­tin­de, ka­dın ol­sun er­kek ol­sun iyi ve gü­zel dav­ra­nış­lar­da bu­lu­nan kim­se­le­rin en gü­zel şe­kil­de ah­lak­la­rı­nın kar­şı­lı­ğı­nı ala­cak­la­rı­nı şöy­le ha­ber ver­miş­tir:</text:p>
      <text:p text:style-name="P15">Er­kek ol­sun, ka­dın ol­sun inan­mış ola­rak kim sa­lih bir amel­de bu­lu­nur­sa, on­lar cen­ne­te gi­re­cek ve on­lar, bir 'çe­kir­de­ğin sır­tın­da­ki to­mur­cuk ka­dar' bi­le hak­sız­lı­ğa uğ­ra­ma­ya­cak­lar­dır. (Ni­sa Su­re­si, 124) </text:p>
      <text:p text:style-name="P15">Al­lah Ku­ran'da ka­dın ol­sun er­kek ol­sun iman eden bir kim­se­nin sa­hip ol­ma­sı ge­re­ken özel­lik­le­ri şöy­le açık­la­mış­tır:</text:p>
      <text:p text:style-name="P15">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15">Al­lah'ın ayet­te bil­dir­di­ği gi­bi her in­sa­nın, cin­si­ye­ti göz önün­de bu­lun­du­rul­mak­sı­zın, so­rum­lu­luk­la­rı ay­nı­dır. Bu so­rum­lu­luk­la­rı ek­sik­siz ye­ri­ne ge­ti­ren, yal­nız­ca Al­lah'a yö­ne­lip dö­nen ve Al­lah'tan kor­kup sa­kı­nan er­kek ve ka­dın­la­rı Al­lah şu şe­kil­de müj­de­le­miş­tir: </text:p>
      <text:p text:style-name="P15">Ni­te­kim Rab­le­ri on­la­ra (du­ala­rı­nı ka­bul ede­rek) ce­vab ver­di: "Şüp­he­siz Ben, er­kek ol­sun, ka­dın ol­sun, siz­den bir iş­te bu­lu­na­nın işi­ni bo­şa çı­kar­mam"... (Al-i İm­ran Su­re­si, 195) </text:p>
      <text:p text:style-name="P15">Dar­wi­nist­le­rin kıs­tas ola­rak al­dık­la­rı zi­hin­sel özel­lik­ler de, Al­lah'ın in­san­la­ra cin­si­yet ay­rı­mı ol­mak­sı­zın ver­di­ği ye­te­nek­ler­dir. Al­lah bir ayet­te "Ey iman eden­ler, Al­lah'tan kor­kup-sa­kı­nır­sa­nız, si­ze doğ­ru­yu yan­lış­tan ayı­ran bir nur ve an­la­yış (fur­kan) ve­rir..." (En­fal Su­re­si, 29) bu­yur­mak­ta­dır. Al­lah'ın ayet­te bil­dir­di­ği gi­bi, mu­ha­ke­me ye­te­ne­ği ve do­la­yı­sıy­la akıl, cin­si­ye­te gö­re de­ğil, Al­lah kor­ku­su­na gö­re ge­li­şir. </text:p>
      <text:p text:style-name="P15">İma­nın ken­di­si­ne ka­zan­dır­dı­ğı akıl ile ha­re­ket eden her in­san, ka­dın ol­sun er­kek ol­sun, pek çok ko­nu­da ba­şa­rı el­de ede­bi­lir, üs­tün özel­lik­ler ka­za­na­bi­lir. Sa­mi­mi ola­rak iman eden bir ki­şi ise en çok Allah'ın rı­za­sı­nı, rah­me­ti­ni ve cen­ne­ti­ni ka­zan­mak için ça­ba har­car. </text:p>
      <text:p text:style-name="P15"/>
      <text:p text:style-name="P15"/>
      <text:p text:style-name="P15">DARWINİZM VE AHLAKİ ÇÖKÜNTÜ</text:p>
      <text:p text:style-name="P15"/>
      <text:p text:style-name="P15">Ah­la­ki de­je­ne­ras­yon­da sü­rek­li ar­tış; bir­kaç je­ne­ras­yon ön­ce ayıp­la­nan, kö­tü­le­nen, ya­sak­la­nan, onay­lan­ma­yan dav­ra­nış­la­rın za­man için­de ya­vaş ya­vaş ka­bul gör­me­ye baş­la­ma­sı, hat­ta bir sü­re son­ra öze­ni­len, yay­gın­ca uy­gu­la­nan bir dav­ra­nış ha­li­ne gel­me­si ço­ğu in­sa­nın fark et­me­di­ği ama son de­re­ce önem­li bir so­run­dur. Top­lum için­de sal­dır­gan­lı­ğın, sah­te­kar­lı­ğın art­ma­sı, eş­le­rin bir­bir­le­ri­ni ko­lay­ca al­da­ta­bil­me­le­ri, hat­ta ki­mi za­man her iki ta­ra­fın bu­nu ka­bul et­me­si, bo­şan­ma­la­rın art­ma­sı, ya­kın za­ma­na ka­dar ah­lak­sız­lık ola­rak bi­li­nen ya­şam şe­kil­le­ri­nin ve dav­ra­nış­la­rın "fark­lı se­çim", "mar­ji­nal­lik" adı al­tın­da söz­de meş­ru gö­rü­lüp yay­gın­laş­ma­sı, ho­mo­sek­sü­el­lik gi­bi sap­kın­lık­la­rın ka­bul gör­me­si, uyuş­tu­ru­cu ve al­kol ba­ğım­lı­lı­ğın­da cid­di bir ar­tış ol­ma­sı, soy­gun, do­lan­dı­rı­cı­lık, yan­ke­si­ci­lik gi­bi olay­la­rın sa­yı­sı­nın art­ma­sı, <text:soft-page-break/>in­san­la­rın da­ha ko­lay ci­na­yet iş­ler ha­le gel­me­le­ri, suç oran­la­rı­nın ve su­ça eği­li­min art­ma­sı, in­san­la­rın bir­bir­le­ri­ne sev­gi ve say­gı­la­rı­nın kal­ma­ma­sı, de­di­ko­du­nun yay­gın­laş­ma­sı, ah­la­ki de­je­ne­ras­yo­nun or­ta­ya çı­kış şe­kil­le­rin­den sa­de­ce bir­ka­çı­dır. Özel­lik­le ba­zı Ba­tı­lı ül­ke­le­rin için­de bu­lun­du­ğu du­rum, söz ko­nu­su de­je­ne­ras­yo­nun ne de­re­ce teh­li­ke­li ol­du­ğu­nu açık­ça gös­ter­mek­te­dir.</text:p>
      <text:p text:style-name="P15">Tüm bu olum­suz­luk­la­rın kö­ke­nin­de, in­san­la­rın ni­çin var ol­duk­la­rı so­ru­su­na ver­dik­le­ri yan­lış ce­vap­lar yat­mak­ta­dır. İn­san ger­çek­te, ken­di­si­ni yok­tan ya­rat­mış olan Yü­ce Al­lah'ı ta­nı­mak için var­dır. İn­sa­nın kal­bi, an­cak Al­lah'ı ana­rak hu­zur bu­lur; Al­lah "... Ha­be­ri­niz ol­sun; kalp­ler yal­nız­ca Al­lah'ın zik­riy­le mut­ma­in olur" (Rad Su­re­si, 28) bu­yu­ra­rak, in­san­la­rın yan­lış yer­ler­de ara­dık­la­rı hu­zu­run tek ger­çek kay­na­ğı­nı bil­dir­mek­te­dir. İn­sa­na dün­ya üze­rin­de mut­lu­luk ve hu­zur ve­re­cek olan ya­şam bi­çi­mi de, Al­lah'ın in­san­la­ra em­ret­ti­ği din ah­la­kı­dır. </text:p>
      <text:p text:style-name="P15">İş­te bu ger­çe­ğin göz ar­dı edil­me­si, ah­la­ki de­je­ne­ras­yon mey­da­na ge­tir­mek­te, bu da mut­suz, ümit­siz, dep­re­sif in­san­lar oluş­tur­mak­ta­dır.</text:p>
      <text:p text:style-name="P15">Bu ah­la­ki çü­rü­me­yi mey­da­na ge­ti­ren en bü­yük et­ken­ler­den bi­ri de, in­sa­nı Al­lah'ın ku­lu ola­rak de­ğil, te­sa­dü­fen or­ta­ya çık­mış ben­cil bir hay­van ola­rak ta­nım­la­yan Dar­wi­nist ide­olo­ji­dir. Bu bi­lim ve akıl dı­şı id­dia­ya gö­re, in­sa­nın, hay­van­lar­dan fark­lı ka­nun­la­ra ve ah­la­ki de­ğer­le­re sa­hip ol­ma­sı bek­len­me­me­li­dir. Ha­yat bir mü­ca­de­le ye­ri­dir ve in­san ha­yat­ta ka­la­bil­mek ve ba­şa­rı­lı ola­bil­mek için di­ğer in­san­lar­la kı­ya­sı­ya mü­ca­de­le et­me­li, acı­ma­sız ol­ma­lı­dır. Bu ise gü­zel ah­la­ka da­ir özel­lik­le­rin hi­çe sa­yıl­ma­sı de­mek­tir. Ca­li­for­ni­a Ber­ke­ley Üni­ver­si­te­si pro­fe­sö­rü Phil­lip E. John­son, De­fea­ting Dar­wi­nism (Dar­wi­nizm'i Yen­mek) ad­lı ki­ta­bın­da, 1960'lı yıl­lar­dan iti­ba­ren, di­ni inanç­la­rın za­yıf­la­ma­sı ve ma­ter­ya­list dün­ya gö­rü­şü­nün ha­kim ol­ma­sıy­la, top­lum ha­ya­tın­da or­ta­ya çı­kan olum­suz­luk­lar­dan şöy­le söz et­mek­te­dir:</text:p>
      <text:p text:style-name="P15">1960'la­rın İkin­ci Ame­ri­kan Ba­ğım­sız­lık Bil­dir­ge­si'ni oluş­tur­du­ğu­nu söy­le­mek ne­re­dey­se doğ­ru ola­cak­tır; bu ba­zı in­san­la­rın2 Al­lah'tan ko­pup ay­rıl­ma­la­rı­nın bil­dir­ge­si­dir. Bu tür bir bil­di­ri­min ar­ka­sın­dan çok da­ha ile­ri bo­yut­lar­da ah­la­ki ve hu­ku­ki so­run­lar doğ­ma­sı bek­len­me­li­dir, ger­çek­ten de böy­le ol­du... 159 </text:p>
      <text:p text:style-name="P15">Mic­ha­el Den­ton ise, 20. yüz­yı­la dam­ga­sı­nı vu­ran be­la­la­rın Dar­wi­nizm göz önün­de bu­lun­du­rul­ma­dan de­ğer­len­di­ri­le­me­ye­ce­ği­ni be­lir­tir ve şöy­le der:</text:p>
      <text:p text:style-name="P15">Dar­wi­nist dev­rim ol­ma­dan yir­min­ci yüz­yıl an­la­şı­la­maz. Son sek­sen yıl için­de dün­ya­yı et­ki­si al­tı­na alan ne­ga­tif sos­yal ve po­li­tik akım­lar, Dar­wi­nizm'in en­te­lek­tü­el yap­tı­rı­mı ol­mak­sı­zın ger­çek­le­şe­mez­di. On do­ku­zun­cu yüz­yıl­da gi­de­rek ar­tan se­kü­ler ba­kış açı­sı­nın, baş­lan­gıç­ta ev­ri­min ka­bu­lü­nü ko­lay­laş­tır­dı­ğı­nı söy­ler­ken, gü­nü­müz­de yir­min­ci yüz­yı­lın ag­nos­tik (bi­li­ne­mez­ci) ve şüp­he­ci ba­kış açı­sın­dan, bü­yük ola­sı­lık­la her­şey­den çok Dar­wi­nizm'in so­rum­lu ol­du­ğu­nu ha­tır­la­mak ye­rin­de ola­cak­tır. Bir za­man­lar ma­ter­ya­liz­min so­nu­cu olan (teo­ri), gü­nü­müz­de onun da­ya­nak nok­ta­sı ha­li­ni al­mış­tır.160 </text:p>
      <text:p text:style-name="P15">Bu nok­ta­da, Dar­wi­nizm'in ah­la­ki çö­kün­tü ve de­je­ne­ras­yo­na ze­min ha­zır­la­yan id­di­ala­rı­nın mad­de­ler ha­lin­de in­ce­len­me­si ye­rin­de ola­cak­tır. </text:p>
      <text:p text:style-name="P15"/>
      <text:p text:style-name="P15">Dar­wi­nizm Ate­iz­me Te­mel Oluş­tu­rur</text:p>
      <text:p text:style-name="P15">Dar­wi­nizm'in ma­ter­ya­list çev­re­ler ta­ra­fın­dan bü­yük bir ka­rar­lı­lık­la sa­vu­nul­ma­sı­nın en önem­li ne­de­ni, Dar­wi­nizm'in ate­ist yö­nü­dür. </text:p>
      <text:p text:style-name="P15"><text:soft-page-break/>Ate­izm, es­ki çağ­lar­dan be­ri var ol­muş­tur. An­cak Dar­wi­nizm ile bir­lik­te, ate­ist­ler asır­lar­dır ce­vap ve­re­me­dik­le­ri "can­lı­lar ve in­san na­sıl var ol­du" so­ru­su­na, söz­de bi­lim­sel bir ce­vap bul­duk­la­rı­nı san­dı­lar. Ev­ren­de­ki dü­zen ve den­ge­nin te­sa­düf­le­rin so­nu­cu ol­du­ğu­nu ile­ri sü­rü­yor, kai­nat­ta hiç­bir amaç bu­lun­ma­dı­ğı­nı id­di­a edi­yor­lar­dı. Oy­sa bu gö­rüş­le­rin her bi­ri, 20. yüz­yıl­da­ki bi­lim­sel, si­ya­si ve top­lum­sal ge­liş­me­ler­le yı­kıl­dı. As­tro­no­mi­den bi­yo­lo­ji­ye, psi­ko­lo­ji­den top­lum­sal ah­la­ka ka­dar pek çok fark­lı alan­da­ki bul­gu, tes­pit ve so­nuç­lar ev­rim te­ori­si­nin tez­le­ri­ni ve ate­iz­min tüm var­sa­yım­la­rı­nı te­me­lin­den çö­kert­ti.</text:p>
      <text:p text:style-name="P15">Dar­wi­nizm'in ka­çı­nıl­maz ola­rak ate­izm­le so­nuç­lan­dı­ğı­nı bir­çok ev­rim­ci ve ma­ter­ya­list de ka­bul et­mek­te­dir. Bu­nu ilk kez açık bir şe­kil­de Tho­mas Hux­ley ifa­de et­miş, ev­rim te­ori­si ta­ma­men ka­bul edil­di­ğin­de, di­ne ina­nıl­ma­ya­ca­ğı­nı söy­le­miş­ti. </text:p>
      <text:p text:style-name="P15">Cor­nell Üni­ver­si­te­si'nde ta­rih pro­fe­sö­rü olan Wil­li­am Pro­vi­ne, ay­nı za­man­da bir ev­rim­ci­dir. Pro­vi­ne, ev­rim te­ori­si­ne ina­nan bi­ri­nin ha­yat gö­rü­şü­nün din­le ta­ma­men çe­liş­ti­ği­ni açık­lar.161</text:p>
      <text:p text:style-name="P15">Ame­ri­can As­so­ci­ati­on for the Ad­van­ce­ment of At­he­ism (Ate­iz­min İler­le­til­me­si İçin Ame­ri­kan Bir­li­ği) baş­ka­nı Char­les Smith ise, "Ev­rim Ate­izm­dir" di­ye­rek ay­nı ger­çe­ği ka­bul eder.162 </text:p>
      <text:p text:style-name="P15">Ber­ke­ley Üni­ver­si­te­si pro­fe­sör­le­rin­den Phil­lip John­son, ev­rim te­ori­si­nin ate­ist ve din ah­la­kı­na uy­gun ol­ma­yan fi­kir akım­la­rı için ta­şı­dı­ğı öne­mi şöy­le açık­la­mak­ta­dır:</text:p>
      <text:p text:style-name="P15">…<text:span text:style-name="T5"> </text:span>Dar­wi­nizm'in ka­bul edil­me­si Al­lah'ın var­lı­ğı­nın in­kar edil­me­si an­la­mı­na ge­li­yor­du ve so­nuç ola­rak Allah'ın vah­yi­ne da­ya­lı di­nin ye­ri­ne ev­rim­sel na­tü­ra­liz­me (ma­ter­ya­liz­me) da­ya­lı sap­kın bir inanç oluş­tu­rul­du. Bu sap­kın inanç sa­de­ce bi­li­min de­ğil, hü­kü­met­le­rin, hu­ku­kun ve ah­la­kın da te­mel inan­cı­nı oluş­tur­du, mo­der­niz­min te­mel fel­se­fe­si sa­yıl­dı.163</text:p>
      <text:p text:style-name="P15">John­son'ın da be­lirt­ti­ği gi­bi, Dar­wi­nizm'e ve ma­ter­ya­liz­me kö­rü kö­rü­ne ina­nan bir­çok bi­lim ada­mı, ken­di­le­rin­ce bi­li­mi, Al­lah'ı in­kar et­me­nin bir ara­cı ola­rak kul­lan­ma­yı ken­di­le­ri­ne en önem­li he­def ola­rak be­lir­le­miş­ler­dir. Oy­sa bi­lim, Al­lah'ın var­lı­ğı­nın de­lil­le­ri­ni in­san­la­ra gös­te­ren de­ğer­li bir araç­tır. Bu­nun en önem­li gös­ter­ge­le­rin­den bi­ri de, özel­lik­le son yir­mi yıl için­de bi­lim dün­ya­sın­da, ya­ra­tı­lış ger­çe­ği­ni sa­vu­nan bi­lim adam­la­rı­nın sa­yı­sın­da bü­yük ar­tış ol­ma­sı­dır. Ya­pı­lan her araş­tır­ma, in­ce­le­me ve bu­luş, el­de edi­len her ye­ni bil­gi tüm ev­ren­de son de­re­ce has­sas ve bir o ka­dar da ku­sur­suz bir den­ge­nin var­lı­ğı­nı gös­ter­mek­te, ka­ina­tın üs­tün ve yü­ce bir Ak­lın ese­ri ol­du­ğu­nu or­ta­ya koy­mak­ta­dır. Bu Akıl, her tür­lü ek­sik­lik­ten ve nok­san­lık­tan mü­nez­zeh, üs­tün güç sa­hi­bi Yü­ce Al­lah'tır. </text:p>
      <text:p text:style-name="P15">Mo­le­kü­ler bi­yo­log Mic­ha­el Den­ton, Dar­wi­nizm'in din­siz­li­ği ge­tir­di­ği­ni ve in­sa­nın ken­di­si­ne ba­kış açı­sın­da bü­yük tah­ri­ba­ta ne­den ol­du­ğu­nu ise şöy­le açık­lar:</text:p>
      <text:p text:style-name="P15">Dar­wi­nist teo­ri, in­sa­nın Al­lah ile ba­ğı­nı ko­par­dı­ğı ve onu ama­cı ve so­nu ol­ma­yan bir ev­re­nin için­de ba­şı­boş bı­rak­tı­ğı için et­ki­si bu de­re­ce de­rin­den yıp­ra­tı­cı ol­muş­tur. Gü­nü­müz­de, in­san­la­rın in­san­lı­ğa ba­kış açı­la­rı­nı ve ev­ren­de­ki yer­le­ri­ni bu de­re­ce de­rin­den, olum­suz yön­de et­ki­le­yen baş­ka bir fi­kir bu­lun­ma­mak­ta­dır.</text:p>
      <text:p text:style-name="P15">Dar­win'in ye­ni ve dev­rim­ci (ay­nı za­man­da akıl ve bi­lim dı­şı) gö­rü­şü, dün­ya üze­rin­de­ki ya­şa­mın tüm çe­şit­li­li­ği­nin –da­ha ön­ce­den ina­nıl­dı­ğı gi­bi Al­lah'ın ya­rat­ma­sı­nın de­ğil- do­ğal ve ge­li­şi­gü­zel sü­reç­le­rin so­nu­cun­da mey­da­na gel­di­ği­ni ile­ri sür­mek­te­dir. (Al­lah'ı ten­zih ede­riz.) Bu sap­kın id­dia­nın ka­bu­lü... Ba­tı top­lu­mu­nun se­kü­le­ri­zas­yo­nun­da ke­sin bir rol oy­na­mış­tır...164 </text:p>
      <text:p text:style-name="P15"><text:soft-page-break/>Top­lum­la­rın Al­lah'a olan inanç­la­rı­nın kay­bol­ma­sı ve­ya za­yıf­la­ma­sı, o top­lum­lar için en bü­yük ma­ne­vi yı­kım­dır. Al­lah kor­ku­su ol­ma­yan, ölüm­den son­ra ger­çek son­suz ha­yat­la­rı­na ka­vu­şa­cak­la­rı­nı, dün­ya­da yap­tık­la­rı­na gö­re cen­net ve­ya ce­hen­nem ile kar­şı­lık gö­re­cek­le­ri­ni in­kar eden in­san­lar, son de­re­ce teh­li­ke­li, gü­ve­nil­mez, sal­dır­gan, su­ça eği­lim­li, mer­ha­met­siz ve çı­kar­cı ola­bil­mek­te­dir­ler. Al­lah'tan kork­ma­yan bir in­san için hiç­bir ko­nu­da sı­nır yok­tur. Ya­sa­lar ta­ra­fın­dan ce­za­lan­dı­rıl­ma­ya­ca­ğı­nı ve­ya bir şe­kil­de bu tür ce­za­lar­dan kur­tu­la­ca­ğı­nı dü­şün­dü­ğü sü­re­ce her tür­lü ah­lak­sız­lı­ğı ve ka­nun­suz­lu­ğu ya­pa­bi­lir, top­lum için­de her tür­lü hu­zur­suz­lu­ğa ne­den ola­bi­lir, in­san­la­rı do­lan­dı­ra­bi­lir, can­la­rı­nı ya­ka­bi­lir ve ben­ze­ri bir­çok zu­lüm­de bu­lu­na­bi­lir. </text:p>
      <text:p text:style-name="P15">Al­lah kor­ku­su ve Al­lah sev­gi­si ise, in­san­la­rın gü­zel ah­la­kı ya­şa­ma­la­rı­nı, Al­lah'ın hoş­nut ola­ca­ğı şe­kil­de dav­ran­ma­la­rı­nı sağ­lar. Bu bir top­lu­mu hem iler­le­tir, hem de güç­len­di­rir. Ak­si du­rum­da ise ça­tış­ma­lar, kav­ga­lar, sa­vaş­lar, acı­ma­sız­lık­lar, ada­let­siz­lik­ler son bul­maz. </text:p>
      <text:p text:style-name="P15">Al­lah, in­san­la­ra iyi­li­ği, gü­zel­li­ği, ada­le­ti, dü­rüst­lü­ğü ve dü­ze­ni em­re­der. Al­lah, Ku­ran'da şöy­le bu­yur­mak­ta­dır:</text:p>
      <text:p text:style-name="P15">Med­yen (top­lu­mu­na da) kar­deş­le­ri Şu­ayb'ı (gön­der­dik. Şu­ayb on­la­ra:) De­di ki: "Ey kav­mim, Al­lah'a kul­luk edin, si­zin O'ndan baş­ka İla­hı­nız yok­tur. Si­ze Rab­bi­niz­den apa­çık bir bel­ge gel­miş­tir. Öl­çü­yü ve tar­tı­yı tam tu­tun, in­san­la­rın (hak­la­rı olan mal­la­rı­nı) eş­ya­sı­nı de­ğe­rin­den dü­şü­rüp-ek­silt­me­yin ve dü­ze­ne ko­nul­ma­sın­dan son­ra yer­yü­zün­de boz­gun­cu­luk çı­kar­ma­yın. Bu si­zin için da­ha ha­yır­lı­dır, eğer ina­nı­yor­sa­nız." (Araf Su­re­si, 85)</text:p>
      <text:p text:style-name="P15">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 (Araf Su­re­si, 86)</text:p>
      <text:p text:style-name="P15"/>
      <text:p text:style-name="P15">Dar­wi­nizm İn­sa­nın Ba­şı­boş ve Amaç­sız Ol­du­ğu Ya­la­nı­nı Öne Sü­rer</text:p>
      <text:p text:style-name="P15">Ev­rim­ci Ge­or­ge Gay­lord Simp­son'ın aşa­ğı­da­ki söz­le­ri, Dar­wi­nizm'in in­san hak­kın­da­ki ta­ma­men yanıl­gı­lar üze­ri­ne ku­ru­lu ba­kış açı­sı­nı­ en açık şe­kil­de özet­le­mek­te­dir:</text:p>
      <text:p text:style-name="P15">İn­san, ev­ren­de an­la­ma ka­pa­si­te­si­ne ve po­tan­si­ye­li­ne sa­hip tek var­lık­tır. Ama bi­linç­siz ve akıl­sız mad­de­le­rin bir ürü­nü­dür. Böy­le­ce dün­ya­ya ge­li­şi­ni ken­di­si ba­şar­mış olan in­san, sa­de­ce ken­di­si­ne kar­şı so­rum­lu­dur.165</text:p>
      <text:p text:style-name="P15">Kla­sik Dar­wi­nist ya­lan­la­rın­dan bi­ri olan bu id­di­a, top­lum­sal çö­kün­tü­nün te­me­lin­de yer alan önem­li ne­den­ler­den bi­ri­dir. Dar­wi­nist­ler, in­sa­nın dün­ya­ya ge­li­şi­ni ken­di­si­nin ba­şar­dı­ğı ya­nıl­gı­sı­nı öne sü­rer­ken tek bir bi­lim­sel de­lil da­hi su­na­ma­mak­ta, ide­olo­jik ne­den­ler­le bu al­dat­ma­ca­yı ayak­ta tut­ma­ya ça­lış­mak­ta­dır­lar. Bu ger­çek dı­şı id­dia­ya gö­re, in­sa­nın var­lı­ğı­nın ön­ce­den be­lir­len­miş hiç­bir ama­cı yok­tur. Bu söz­de amaç­sız var­lık, za­ten bir gün öle­cek ve yok ola­cak­tır. Oy­sa ger­çek böy­le de­ğil­dir. <text:s/></text:p>
      <text:p text:style-name="P15">Al­lah in­sa­nı yok­tan ya­rat­mış­tır. İn­sa­nın ya­ra­tı­lı­şı­nın be­lir­li bir ama­cı var­dır ve bu amaç Ku­ran'da bil­di­ril­miş­tir. Al­lah in­san­la­rı Ken­di­si'ne kul­luk et­me­le­ri için ya­rat­mış­tır. Her in­san dün­ya­da ka­de­rin­de be­lir­len­miş olan sü­re ka­dar ka­la­cak ve bu sü­re bi­tip öl­dük­ten son­ra da ye­ni­den di­ril­ti­le­cek­tir. Ve her in­san ahi­ret gü­nün­de, dün­ya­day­ken yap­tık­la­rın­dan sor­gu­ya çe­ki­le­cek­tir. Ev­rim­ci­le­rin tüm güç­le­ri ile bu ger­çe­ği red­det­me­ye, unut­ma­ya ve unut­tur­ma­ya ça­lış­ma­la­rı da bu ger­çe­ği hiç­bir şe­<text:soft-page-break/>kil­de de­ğiş­tir­mez. Dün­ya­day­ken bu ha­ta­la­rın­dan dön­me­dik­le­ri müd­det­çe, Al­lah'ı ve ahi­ret gü­nü­nü in­kar eden­le­rin, in­sa­nın amaç­sız bir var­lık ol­du­ğu­nu öne sü­ren­le­rin he­sap gü­nü gel­di­ğin­de ya­şa­ya­cak­la­rı piş­man­lık çok bü­yük ola­cak­tır. <text:s text:c="3"/>Rab­bi­miz bu piş­man­lı­ğı Ku­ran'da şöy­le ha­ber ver­miş­tir:</text:p>
      <text:p text:style-name="P15">Ate­şin üs­tün­de dur­du­rul­duk­la­rın­da on­la­rı bir gör­sen; der­ler ki: "Keş­ke (dün­ya­ya bir da­ha) ge­ri çev­ril­sey­dik de Rab­bi­miz'in ayet­le­ri­ni ya­lan­la­ma­say­dık ve mü'min­ler­den ol­say­dık." (Enam Su­re­si, 27) </text:p>
      <text:p text:style-name="P15">İn­san­la­ra amaç­sız ol­duk­la­rı­nın tel­ki­ni­nin ve­ril­me­si, on­la­rı bü­yük bir bu­na­lı­ma ve boş­lu­ğa sü­rük­le­mek­te­dir. Bu ya­la­na ina­nan­lar ha­ya­tı çok an­lam­sız ve ge­rek­siz gör­mek­te, bu ise bü­yük bir ma­ne­vi çö­kün­tü­ye ne­den ol­mak­tır. Gü­nü­mü­zün ön­de ge­len ev­rim sa­vu­nu­cu­la­rın­dan Ric­hard Daw­kins'in akıl ve man­tık dı­şı id­di­ala­rı da, söz ko­nu­su ma­ter­ya­list ba­kış açı­sı­nın ti­pik bir ör­ne­ği­dir. Daw­kins, in­san­la­rın bi­rer gen ma­ki­na­sı ol­duk­la­rı­nı ve va­ro­luş­la­rı­nın tek ama­cı­nın bu gen­le­ri bir son­ra­ki nes­le ak­tar­mak ol­du­ğu­nu id­di­a eder. Daw­kins'e gö­re, ne ev­re­nin ne de in­sa­nın va­ro­lu­şu­nun baş­ka bir ama­cı yok­tur. Bu sap­kın­lı­ğa gö­re tüm ev­ren ve in­san­lar rast­lan­tı­la­rın ve kao­sun ürü­nü­dür­ler. Bu ba­tıl inan­cın in­san­la­rı ümit­siz­li­ğe ve mut­suz­lu­ğa sü­rük­le­ye­ce­ği çok açık­tır. Ölüm­le bir­lik­te yok olup gi­de­ce­ği­ni dü­şü­nen bir in­san için dün­ya­da­ki hiç­bir şe­yin bir an­la­mı kal­maz. Dost­luk­la­rın, sev­gi­nin, yap­tı­ğı iyi­lik­le­rin, ya­şa­dık­la­rı­nın hiç­bir kar­şı­lı­ğı ve de­va­mı ol­ma­ya­ca­ğı­nı zan­ne­den bir in­sa­na hiç­bir gü­zel­lik zevk ver­me­ye­cek­tir. </text:p>
      <text:p text:style-name="P15">Bu­nun da öte­sin­de, bu çar­pık man­tık ör­gü­sü ne­de­niy­le in­san­lar iş­le­dik­le­ri kö­tü­lük­le­rin de kar­şı­lı­ğı­nı al­ma­ya­cak­la­rı­nı dü­şü­ne­cek­ler­dir. Bu da in­san­la­rın bir şe­kil­de ört­bas ede­bi­le­cek­le­ri­ni dü­şün­dük­le­ri ya da ce­za­lan­dı­rıl­ma­ya­ca­ğı­nı san­dık­la­rı kö­tü­lük­le­ri hiç sa­kın­ma­dan iş­le­me­le­ri­ne ne­den ola­cak­tır. Ya­lan söy­le­mek­ten, iki­yüz­lü dav­ran­mak­tan, de­di­ko­du yap­mak­tan, hak­sız ka­zanç sağ­la­mak­tan, acı­ma­sız­lık­tan, hır­sız­lık­tan ve hat­ta ci­na­yet iş­le­mek­ten da­hi sa­kın­ma­ya­cak ha­le ge­le­cek­ler­dir. Böy­le sap­kın bir dü­şün­ce­ye ka­pıl­mış olan in­san­la­rın sa­yı­ca art­tı­ğı top­lum­lar­da ise dü­zen­den ve is­tik­rar­dan söz et­me­nin müm­kün ol­ma­ya­ca­ğı açık­tır. </text:p>
      <text:p text:style-name="P15">Dar­wi­nist tel­kin­le­rin in­san ru­hu­nun üze­rin­de yap­tı­ğı tah­ri­ba­tın en dik­kat çe­ki­ci ör­nek­le­rin­den bi­ri, Daw­kins'in, Un­wea­ving The Ra­in­bow (Gök­ku­şa­ğı­nı Sök­mek) isim­li ki­ta­bı­nın ön­sö­zün­de şu söz­ler­le ifa­de edil­mek­te­dir:</text:p>
      <text:p text:style-name="P15">İlk ki­ta­bı­mın ya­yım­cı­sı, ki­ta­bı oku­duk­tan son­ra, ver­di­ği so­ğuk ve kas­vet­li me­saj­dan çok bu­nal­dı­ğı­nı ve üç ge­ce bo­yun­ca uyu­ya­ma­dı­ğı­nı iti­raf et­ti. Ba­zı­la­rı da ba­na sa­bah­la­rı uyan­ma­ya na­sıl kat­la­na­bil­di­ği­mi so­ru­yor. Uzak bir ül­ke­den bir öğ­ret­men ise ba­na si­tem do­lu bir mek­tup gön­der­di. Mek­tu­bun­da, ay­nı ki­ta­bı oku­yan bir öğ­ren­ci­si­nin ken­di­si­ne göz­yaş­la­rı için­de gel­di­ği­ni ve ha­ya­tın boş ve amaç­sız ol­du­ğu dü­şün­ce­si­nin onu olum­suz yön­de et­ki­le­di­ği­ni ya­zı­yor­du. Öğ­ret­men, di­ğer­le­ri­nin de ay­nı "hiç­lik ka­ram­sar­lı­ğı"ndan et­ki­len­me­me­le­ri için, öğ­ren­ci­si­ne ki­ta­bı baş­ka­la­rı­na gös­ter­me­me­si­ni tav­si­ye et­miş. 166</text:p>
      <text:p text:style-name="P15">Daw­kins'in bu iti­ra­fın­da da gö­rül­dü­ğü gi­bi, Dar­wi­nizm'in in­san­la­ra tel­kin et­ti­ği ka­ram­sar­lık ve amaç­sız­lık, top­lum­lar için bü­yük bir teh­li­ke­dir. Bu teh­li­ke­nin en önem­li yön­le­rin­den bi­ri, in­san­la­ra sa­de­ce Daw­kins'in öne sür­dü­ğü gi­bi "kas­vet ve­ri­ci ger­çe­ği" sun­ma­sı de­ğil, ak­si­ne "kas­vet ve­ri­ci bir ya­lan" sun­ma­sı ve on­la­rı "ne­şe ve­ri­ci ger­çek­ten" ko­par­ma­ya ça­lış­ma­sı­dır. Bu ne­şe, mut­lu­luk ve hu­zur ve­ri­ci ger­çek, in­sa­nın yal­nız, ba­şı­boş, terk edil­miş, amaç­sız bir var­lık ol­ma­dı­ğı, ken­di­si­ni ya­rat­mış olan <text:soft-page-break/>Al­lah'ın be­lir­le­di­ği bir ama­ca sa­hip ol­du­ğu ger­çe­ği­dir. Al­lah'ın in­san­la­rı bir amaç için ya­rat­tı­ğı­nı unu­tan top­lum­lar ise ah­la­ki ve ma­ne­vi çö­kün­tü­ye uğ­ra­ma­ya mah­kum­dur­lar. Uyuş­tu­ru­cu ve al­kol ba­ğım­lı­la­rı­nın, in­ti­ha­ra te­şeb­büs eden­le­rin, içi­ne ka­pa­na­rak ade­ta "ha­ya­ta kü­sen­le­rin", dep­res­yon, stres gi­bi psi­ko­lo­jik ra­hat­sız­lık­la­rı olan in­san­la­rın bü­yük bir kıs­mı, ha­yat­la­rı­nın ger­çek ama­cı­nı bil­me­yen in­san­lar­dır. Prof. Fred Hoy­le bir ev­rim­ci ol­ma­sı­na rağ­men, Tür­le­rin Kö­ke­ni ile ge­len ni­hi­lis­tik (ha­ya­tın amaç­sız ve in­san de­ğer­le­ri­nin önem­siz ol­du­ğu ya­nıl­gı­sı) fel­se­fe­nin teh­li­ke­si için şöy­le der: </text:p>
      <text:p text:style-name="P15">Tür­le­rin Kö­ke­ni'nin ya­yın­lan­ma­sı­nın ar­dın­dan söz­de eği­tim­li gö­rüş­le­rin be­nim­se­me­yi ter­cih et­ti­ği ni­hi­list fel­se­fe­nin in­san­lı­ğı oto­ma­tik ola­rak ken­di­ni yok et­me sü­re­ci­ne tes­lim et­ti­ği dü­şün­ce­si hiç ak­lım­dan çık­mı­yor. O za­man fe­la­ket­ler için ge­ri sa­yım baş­la­mış­tı.167 </text:p>
      <text:p text:style-name="P15">Al­lah her in­sa­nı Ken­di­si'ne kul­luk et­me­si için ya­rat­mış ve ona Ken­di ru­hun­dan üf­le­miş­tir. İn­san, can­sız mad­de­ler­den rast­lan­tı­lar so­nu­cun­da oluş­muş bir var­lık de­ğil­dir. İn­san, Yü­ce Al­lah'ın ya­rat­tı­ğı, akıl ve vic­dan ver­di­ği, tür­lü ni­met­ler bah­şet­ti­ği bir var­lık­tır. Dar­wi­nist­le­rin ve ma­ter­ya­list­le­rin amaç­sız ve ba­şı­boş san­dık­la­rı in­sa­nın as­lın­da çok önem­li, çok üs­tün ve de­ğer­li bir ama­cı var­dır: Ken­di­si­ni ya­ra­tan, yok­tan var eden, bir hiç­ken ken­di­si­ne can ve bi­linç ve­ren Yü­ce Rab­bi­miz'i ha­ya­tı­nın her anın­da hoş­nut et­mek, Rab­bi­miz'in emir­le­ri­ne bü­yük bir ti­tiz­lik­le ve şevk­le uy­mak, bu­nun kar­şı­lı­ğın­da ise Al­lah'ın rah­me­ti­ni ve son­su­za ka­dar sü­re­cek olan cen­ne­ti­ni ka­zan­ma­yı umut et­mek­tir. İn­sa­nın asıl ha­ya­tı ölü­mün­den son­ra baş­la­ya­cak olan ahi­ret ha­ya­tı­dır. İn­san dün­ya­da, cen­ne­ti ka­zan­mak için ya­şar. </text:p>
      <text:p text:style-name="P15">Al­lah in­san­la­rın ba­şı­boş ol­ma­dık­la­rı­nı Ku­ran ayet­le­rin­de şöy­le bil­di­rir:</text:p>
      <text:p text:style-name="P15">İn­san, 'ken­di ba­şı­na ve so­rum­suz' bı­ra­kı­la­ca­ğı­nı mı sa­nı­yor? (Kı­ya­met Su­re­si, 36)</text:p>
      <text:p text:style-name="P15">Bi­zim, si­zi boş bir amaç uğ­ru­na ya­rat­tı­ğı­mı­zı ve ger­çek­ten Bi­ze dön­dü­rü­lüp ge­ti­ril­me­ye­ce­ği­ni­zi mi san­mış­tı­nız? (Mü­mi­nun Su­re­si, 115)</text:p>
      <text:p text:style-name="P15"/>
      <text:p text:style-name="P15">Sos­yal Dar­wi­nizm'in 'İn­san Hay­van­dır' Ya­la­nı</text:p>
      <text:p text:style-name="P15">Dar­wi­nizm'e gö­re, in­san bir hay­van tü­rü­dür. Bu akıl ve bi­lim dı­şı id­dia­ya ka­nan­lar da, in­sa­nın tüm özel­lik­le­ri­nin söz­de "hay­van ata­la­rı"ndan mi­ras kal­dı­ğı­nı öne sü­rer­ler. Bu ise, bir in­sa­nın ken­di­si­ne ve di­ğer in­san­la­ra ba­kış açı­sı üze­rin­de çok teh­li­ke­li et­ki­ler ya­par. İn­san, bir hay­van tü­rü ola­rak gör­dü­ğü di­ğer in­san­la­ra de­ğer ver­mez, dü­şün­ce­le­ri­ni önem­se­mez, ha­yat­la­rı­nı de­ğer­siz gö­rür. Bir in­sa­nın ölü­mü­nü bir si­ne­ğin ve­ya kö­pe­ğin ölü­mün­den da­ha önem­li gör­mez. Bir in­sa­nın aç ve­ya muh­taç ko­num­da ol­ma­sı, onu hay­van ola­rak gö­ren ve hay­van­la­rın da za­ten ça­tış­ma ve re­ka­bet yo­luy­la ge­liş­ti­ği­ni dü­şü­nen bir in­sa­nı ra­hat­sız et­mez. Böy­le kor­kunç bir ba­kış açı­sı in­san­la­rın bir­bir­le­ri­ne olan sev­gi ve say­gı­la­rı­nı da ta­ma­men or­ta­dan kal­dı­rır. İş­te bu ne­den­ler­dir ki, Dar­wi­nizm'in ya­nıl­gı­la­rı­na al­dan­mış olan­la­rın bir kez da­ha dü­şün­me­le­ri ve bu al­dat­ma­ca­nın ne­le­re ma­lo­la­bi­le­ce­ği­ni göz ar­dı et­me­me­le­ri önem­li­dir.</text:p>
      <text:p text:style-name="P15">Ge­or­ge Gay­lord Simp­son, Dar­wi­nizm'in in­sa­na ba­kış açı­sı hak­kın­da şöy­le der:</text:p>
      <text:p text:style-name="P15">Dar­win'in dün­ya­sın­da, in­sa­nın, fark­lı bir hay­van tü­rü ola­rak ta­nım­lan­ma­sı­nın dı­şın­da özel hiç­bir sta­tü­sü yok­tur. Ke­li­me­nin tam an­la­mıy­la do­ğa­nın bir par­ça­sı­dır ve on­dan ay­rı de­ğil­dir. Ya­şa­yan her tür­lü can­lı­ya –amip, ba­ğır­sak kur­du, pi­re, de­niz yo­su­nu, me­şe ağa­cı ve­ya may­mun– iliş­ki de­re­ce­le­ri fark­lı bi­le ol­sa, ben­zer­lik gös­<text:soft-page-break/>ter­mek­te­dir. Kar­şı­laş­tır­mak ge­re­kir­se, may­mun­lar gi­bi kar­deş­le­re sa­hip ol­mak­tan­sa, ba­ğır­sak kur­du gi­bi kırk iki ku­ze­ne sa­hip ol­mak bi­ze da­ha az em­pa­ti (duy­gu pay­la­şı­mı) his­set­ti­re­bi­lir.168 </text:p>
      <text:p text:style-name="P15">Oy­sa bu hem bi­lim hem de akıl ve man­tık dı­şı bir id­dia­dır. İn­san­lar ve hay­van­lar Al­lah'ın ya­rat­tı­ğı iki fark­lı var­lık­tır. Hay­van­lar, hay­va­ni iç gü­dü­ler­le ha­re­ket eder­ler ve şu­ur­suz­dur­lar. İn­san ise mu­ha­ke­me ye­te­ne­ği olan, şu­ur sa­hi­bi bir var­lık­tır. İn­sa­nın bir tür hay­van ol­du­ğu­nu id­di­a eden­le­rin yap­ma­ya ça­lış­tık­la­rı ise, or­man ka­nun­la­rı­nı in­san top­lum­la­rı­na uy­gu­la­ma­ya ça­lış­mak­tır. Bu ise, in­san­la­rın hu­zur ve re­fa­hı­nı sağ­la­yan her tür­lü gü­zel­li­ği or­ta­dan kal­dı­ran kor­ku­tu­cu bir kao­sa ne­den olur. Dar­win de mek­tup­la­rın­dan bi­rin­de bu çar­pık ba­kış açı­sı­nı ifa­de et­miş ve in­sa­nın hay­van­lar­dan ev­rim­leş­me­si ya­la­nı­na da­ya­na­rak fi­kir­le­ri­nin her­han­gi bir de­ğe­ri olup ol­ma­ya­ca­ğı­nı sor­gu­la­mış­tır. Dar­win'in söz­le­ri şöy­le­dir:</text:p>
      <text:p text:style-name="P15">Aşa­ğı hay­van­lar­dan ge­liş­miş olan in­san zih­ni­nin inan­dı­ğı şey­le­rin, her­han­gi bir de­ğe­ri ya da gü­ve­ni­lir­li­ği olup ol­ma­dı­ğı ko­nu­sun­da ak­lı­ma her za­man kor­kunç bir şüp­he ge­lir. Bir may­mu­nun zih­nin­de­ki inanç­la­ra –ta­bi eğer var­sa- hiç kim­se gü­ve­nir miy­di?169</text:p>
      <text:p text:style-name="P15">Dar­win'in söz­le­ri, ev­rim­ci­le­rin in­sa­na ba­kış açı­la­rı­nın ne ka­dar deh­şet ve­ri­ci ol­du­ğu­nun bir öze­ti ni­te­li­ğin­de­dir. Dar­win'in bu he­ze­ya­nı Ba­tı dün­ya­sı­nın önem­li bir ke­si­min­de gi­de­rek ege­men ol­muş­tur ve gü­nü­müz­de pek çok ül­ke­de, hat­ta okul­lar­da oku­tu­lan ders ki­tap­la­rın­da da­hi, in­san­la­ra hay­van ol­duk­la­rı tel­ki­ni ve­ril­mek­te­dir. Ör­ne­ğin 1994 ba­sı­mı Bio­logy, Vi­su­ali­zing Li­fe (Bi­yo­lo­ji: Ya­şa­mı Ha­yal Et­mek) ad­lı ders ki­ta­bın­da şöy­le den­mek­te­dir: </text:p>
      <text:p text:style-name="P15">Siz bir hay­van­sı­nız, yer so­lu­can­la­rı, di­no­zor­lar, ke­le­bek­ler ve de­niz yıl­dız­la­rı ile or­tak bir mi­ra­sı pay­la­şı­yor­su­nuz.170 </text:p>
      <text:p text:style-name="P15">Bi­lim ve te­olo­ji ko­nu­la­rın­da üni­ver­si­te­de ders­ler ve­ren ve Mo­ral Dar­wi­nism: How We Be­ca­me He­do­nists? (Ah­la­ki Dar­wi­nizm: Na­sıl Haz­cı­lar Ha­li­ne Gel­dik?) ad­lı ki­ta­bın ya­za­rı Ben­ja­min Wi­ker, Dar­win'den ön­ce ve son­ra in­sa­na ba­kış açı­sın­da na­sıl bü­yük bir sap­ma ol­du­ğu­nu be­lir­tir. İn­san­lar­la hay­van­lar ara­sın­da­ki aşıl­maz fark­lı­lık­la­rın göz ar­dı edi­le­rek, in­san­la­rın hay­van­lar­la bir tu­tul­ma ya­nıl­gı­sı­nın na­sıl yay­gın­laş­tı­ğı­nı ise şöy­le an­la­tır: </text:p>
      <text:p text:style-name="P15">... Ge­le­nek­sel ah­la­kın tü­mü ol­ma­sa bi­le ço­ğun­lu­ğu, in­san­la­rın fark­lı bir tür ol­du­ğu var­sa­yı­mı­na da­yan­dı­rı­lır. Bu ne­den­le, ci­na­ye­tin ya­sak­lan­ma­sı in­san do­ğa­sı açı­sın­dan ta­nım­lan­mak­ta­dır. Öl­dür­me­yin! Ne­yi öl­dür­me­yin? Ap­hid­le­ri mi (kü­çük bir bö­cek tü­rü)? Ka­rın­ca yi­yen­le­ri mi? Oran­gu­tan­la­rı mı? Ha­yır, baş­ka bir ma­sum in­sa­nı öl­dür­me­yin. An­cak Dar­wi­nizm'le bir­lik­te, in­sa­noğ­lu ve di­ğer hay­van­lar ara­sın­da­ki tür ay­rı­mı ta­ma­men bu­la­nık­la­şır. Ar­tık çi­zil­me­si ge­re­ken ah­la­ki bir çiz­gi yok­tur, çün­kü tür­le­rin çiz­gi­si si­lin­miş­tir. </text:p>
      <text:p text:style-name="P15">Ric­hard Daw­kins ve Pe­ter Sin­ger gi­bi Dar­wi­nist­ler bu sap­kın­lı­ğı tüm de­tay­la­rıy­la iti­raf et­mek­te ve pro­pa­gan­da­sı­nı yap­mak­ta­dır­lar. Daw­kins, Blind Watc­hma­ker (Kör Sa­at­çi) ad­lı ki­ta­bın­da şun­la­rı söy­le­mek­te­dir: </text:p>
      <text:p text:style-name="P15">Ken­di­mi­zi ev­rim­sel yel­pa­ze­de yer alan bir hay­van ola­rak gör­dü­ğü­müz­de, ar­tık ah­la­kı­mı­zın ya tüm can­lı­lar için ge­çer­li ol­du­ğu­nu ka­bul et­me­li­yiz ya da ah­la­kı­mı­zın her­han­gi bir te­me­li ol­du­ğu­nu red­det­me­li­yiz. Ge­nel­lik­le Dar­wi­nist­ler, her iki­si için de tu­tar­sız bir du­rum su­nar­lar. Ba­zı hay­van­la­rın in­san­lar ile ay­nı ah­la­ki dü­zey­de ol­duk­la­rı­nı dü­şü­nür­ler. Ba­zı açı­lar­dan ise in­sa­noğ­lu­nu her­han­gi bir hay­van ola­rak ele <text:soft-page-break/>alır­lar. Bir ta­raf­tan, hay­van hak­la­rı için mü­ca­de­le eder, di­ğer bir ta­raf­tan ise de­for­me ol­muş, yaş­lı ve güç­süz in­sa­noğ­lu­nun, ev­cil hay­van­la­ra gös­ter­di­ği­miz şef­ka­tin "dı­şın­da tu­tul­ma­sı" ge­rek­ti­ği­ni id­di­a eder­ler.171</text:p>
      <text:p text:style-name="P15">Gö­rül­dü­ğü gi­bi ev­rim te­ori­si­ni in­sa­nı bir tür hay­van ola­rak sun­mak is­te­me­si­nin ana ne­den­le­rin­den bi­ri, tüm ah­la­ki de­ğer­le­rin or­ta­dan kalk­tı­ğı bir dün­ya öz­le­mi­dir. Eğer in­san, Dar­wi­nizm'in id­di­a et­ti­ği gi­bi bir hay­van tü­rü ise, ki bu hiç­bir şe­kil­de doğ­ru de­ğil­dir, o za­man ah­la­ki hiç­bir de­ğe­rin hat­ta ah­lak kav­ra­mı­nın da­hi in­san­lar için bir öne­mi kal­ma­mak­ta­dır. Bu­nun bir top­lu­ma ve­re­ce­ği za­ra­rın bo­yut­la­rı ise tah­min edi­le­nin öte­sin­de ola­bi­lir. İş­te bu ne­den­le, tüm in­san­lık Dar­wi­nizm'e ve bu bi­lim sah­te­kar­lı­ğı­nın al­dat­ma­ca­la­rı­na kar­şı son de­re­ce dik­kat­li ol­ma­lı­dır. </text:p>
      <text:p text:style-name="P15">Dar­wi­nizm, söz­de in­san­la­rın hay­van­lar­dan fark­sız ol­duk­la­rı­nı öne sür­dü­ğün­de, bu­nu sa­de­ce fi­zik­sel ve bi­yo­lo­jik an­lam­da id­di­a et­me­mek­te, in­san ve hay­van dav­ra­nış­la­rı­nın da bir­bi­rin­den fark­sız ol­du­ğu­nu ka­bul et­tir­me­ye ça­lış­mak­ta­dır. Bu du­rum­da in­sa­na söz­de hay­van ata­la­rın­dan mi­ras kal­dı­ğı id­di­a edi­len şid­det, sal­dır­gan­lık, ben­cil­lik, acı­ma­sız re­ka­bet, te­ca­vüz, ho­mo­sek­sü­el­lik gi­bi kö­tü özel­lik ve dav­ra­nış­lar, in­san için ade­ta "do­ğal dav­ra­nış­lar" sta­tü­sü­ne ge­ti­ril­mek­te­dir. Ör­ne­ğin ev­rim­ci bi­lim ada­mı J. P. Dar­ling­ton şöy­le de­mek­te­dir:</text:p>
      <text:p text:style-name="P15">Bi­rin­ci nok­ta; ben­cil­lik ve şid­det do­ğuş­tan­dır, en uzak ata­la­rı­mız­dan bi­ze mi­ras kal­mış­tır. O za­man şid­det in­san­lar için do­ğal­dır; ev­ri­min bir ürü­nü­dür.172</text:p>
      <text:p text:style-name="P15">Bu du­rum­da in­san­la­rın her tür­lü su­çu iş­le­me­si nor­mal kar­şı­lan­mak­ta, suç iş­le­mek ma­zur gö­rül­mek­te, hat­ta ço­ğu za­man ce­za­lan­dı­rıl­ma­ma­sı ge­rek­ti­ği id­di­a edil­mek­te­dir. Go­uld, Ever Sin­ce Dar­win (Dar­win'den Bu Ya­na) ad­lı ki­ta­bın­da, kri­mi­no­lo­ji uz­ma­nı İtal­yan pro­fe­sör Ce­sa­re Lom­bro­so ile baş­la­yan bu gö­rüş için şöy­le der:</text:p>
      <text:p text:style-name="P15">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arı­mız­da ko­ru­nur. Ba­zı bi­rey­ler nor­mal­den çok faz­la ata­sal özel­li­ğe sa­hip ola­rak do­ğar. Dav­ra­nış­la­rı geç­mi­şin ba­zı ya­ba­nıl top­lum­la­rı için uy­gun ol­sa bi­le, bu­gün bu dav­ra­nış­la­ra suç di­yo­ruz. Do­ğuş­tan suç­lu­ya acı­ya­bi­li­riz çün­kü ken­di­ne ha­kim ola­maz. 173</text:p>
      <text:p text:style-name="P15">Lom­bro­so'nun fik­ri­ni açık­la­yan ev­rim­ci Go­uld'un ifa­de­le­rin­de açık­ça gö­rül­dü­ğü gi­bi, suç iş­le­mek ta­ma­men in­sa­nın ira­de­si dı­şın­da olan, in­san­la­ra söz­de hay­van ata­la­rın­dan mi­ras bir dav­ra­nış gi­bi ka­bul edil­mek­te­dir. Oy­sa bu ger­çek dı­şı bir id­dia­dır. Al­lah her in­sa­nı, ken­di­si­ne sü­rek­li kö­tü­lü­ğü em­re­den nef­si ve o kö­tü­lük­ten ko­ru­nup sa­kın­ma­sı­nı, iyi­lik­te bu­lun­ma­sı­nı em­re­den vic­da­nı ile bir­lik­te ya­rat­mış­tır. Ayet­ler­de şöy­le bu­yu­rul­muş­tur:</text:p>
      <text:p text:style-name="P15">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5">Do­la­yı­sıy­la her in­san, yap­tı­ğı ha­re­ke­tin iyi mi kö­tü mü, dav­ra­nı­şı­nın gü­zel mi çir­kin mi ol­du­ğu­nun bi­lin­cin­de­dir. Ve her in­san kö­tü olan­dan sa­kın­mak, iyi ola­nı yap­mak­la so­rum­lu­dur. İyi­lik­te bu­lu­nan in­san­lar gü­zel ta­vır­la­rı­nın kar­şı­lı­ğı­nı en gü­zel şe­kil­de ala­cak­la­rı gi­bi, kö­tü­lük­te bu­lu­nan­lar da yap­tık­la­rı kö­tü­lü­ğün ce­za­sı­nı mut­la­ka çe­ke­<text:soft-page-break/>cek­ler­dir. Her tür­lü su­çu ve ah­lak­sız­lı­ğı meş­ru gös­te­ren ev­rim te­ori­si ise, in­san­la­rı hem dün­ya­da hem de ahi­ret­te bü­yük bir fe­la­ke­tin içi­ne sü­rük­le­mek­te­dir. </text:p>
      <text:p text:style-name="P15">İn­san hay­van de­ğil­dir. İn­san, Al­lah'ın ken­di­si­ne ru­hun­dan üf­le­di­ği, ak­la, ira­de­ye, vic­da­na, sağ­du­yu­ya, doğ­ru­yu yan­lış­tan ayır­ma an­la­yı­şı­na sa­hip, dü­şü­ne­bi­len, ka­rar ve­re­bi­len, yar­gı­la­ya­bi­len, ce­za ve mü­ka­fat ve­re­bi­len, ya­şa­dık­la­rın­dan ders çı­ka­ra­bi­len, Al­lah'ın im­ti­han et­ti­ği bir var­lık­tır. Bu özel­lik­le­rin hiç­bi­ri di­ğer can­lı­lar­da bu­lun­ma­mak­ta­dır ve bu­lu­na­maz da. Çün­kü bun­lar in­sa­nın fi­zik­sel ya­pı­sı ile, gen­le­ri ile il­gi­li özel­lik­le­ri de­ğil­dir. Tüm bun­lar in­sa­nın ru­hu­na ait özel­lik­ler­dir. </text:p>
      <text:p text:style-name="P15">Öy­ley­se, ruh ve akıl sa­hi­bi olan in­san bu ger­çe­ği his­set­me­li, ona gö­re onur­lu, ira­de­li ve vic­da­nı­na uy­gun bir ya­şam sür­me­li­dir. </text:p>
      <text:p text:style-name="P15">"Ha­yat Mü­ca­de­le­si" Ya­la­nı­nın Ge­tir­di­ği Kö­tü Ah­lak</text:p>
      <text:p text:style-name="P15">Da­ha ön­ce de be­lirt­ti­ği­miz gi­bi Dar­wi­nizm'in en te­mel ya­nıl­gı­la­rın­dan bi­ri, "ha­yat mü­ca­de­le­si" ve "güç­lü ola­nın ha­yat­ta kal­ma­sı" ifa­de­le­riy­le özet­le­nen id­dia­dır. Ev­rim­ci­le­rin ger­çek dı­şı id­di­ala­rı­na gö­re, ha­yat, in­san da­hil tüm can­lı­lar için bir mü­ca­de­le, kav­ga ve re­ka­bet ye­ri­dir. Böy­le bir dün­ya­da sev­gi, say­gı, iş bir­li­ği, fe­da­kar­lık gi­bi gü­zel ah­lak özel­lik­le­ri­ne yer yok­tur. </text:p>
      <text:p text:style-name="P15">Char­les Dar­win, İn­sa­nın Tü­re­yi­şi ad­lı ki­ta­bın­da in­sa­nın bu­gün­kü ko­nu­mu­na mü­ca­de­le ile gel­di­ği ve iler­le­mek için mü­ca­de­le­ye de­vam et­me­si­nin şart ol­du­ğu, hiç­bir ka­nun ile bu iler­le­me­nin dur­du­rul­ma­ma­sı ge­rek­ti­ği ya­la­nı­nı öne sür­müş­tür:</text:p>
      <text:p text:style-name="P15">İn­sa­noğ­lu, di­ğer tüm hay­van­lar gi­bi, gü­nü­müz­de­ki yük­sek du­ru­mu­na şüp­he­siz ki hız­lı üre­me­si­nin so­nu­cun­da ya­şam mü­ca­de­le­si ve­re­rek gel­miş­tir ve eğer da­ha yük­se­ğe doğ­ru iler­le­ye­cek­se, zor­lu bir mü­ca­de­le­nin için­de yer al­ma­sı ge­rek­mek­te­dir.</text:p>
      <text:p text:style-name="P15">Ak­si tak­dir­de, kı­sa sü­re için­de uyu­şuk­lu­ğa ka­pı­la­cak ve da­ha yük­sek ye­te­nek­le­re sa­hip olan in­san­lar bu sa­vaş­ta ye­te­rin­ce ba­şa­rı­lı ola­ma­ya­cak­lar­dır. Bun­dan do­la­yı, do­ğal art­ma ora­nı­mız hiç­bir yön­tem ile yok edil­me­me­li­dir. Bu bi­zi çe­şit­li kö­tü­lük­le­re yön­len­dir­se de. Tüm in­san­lar için açık re­ka­bet ol­ma­lı­dır.174 </text:p>
      <text:p text:style-name="P15">Dar­wi­nizm'in ge­tir­di­ği ka­ran­lık dün­ya­da önem­li olan, bir in­sa­nın ha­ya­tı bo­yun­ca kı­ya­sı­ya bir mü­ca­de­le için­de ol­ma­sı­dır. Oy­sa bu ne bi­lim­sel ge­çer­li­li­ği olan ne de ak­la ve man­tı­ğa uy­gun olan bir id­dia­dır. Bu teh­li­ke­li tel­kin­le­rin uy­gu­la­ma­ya ge­çi­ril­me­siy­le mey­da­na ge­le­cek or­tam­da dü­rüst­lük, kah­ra­man­lık, fe­da­kar­lık, sa­da­kat ye­ri­ne; sah­te­kar­lık, ego­ist­lik, ya­lan­cı­lık, ve­fa­sız­lık gi­bi özel­lik­ler ge­çer­li ola­cak­tır ve an­cak bu kö­tü özel­lik­le­re sa­hip olan­lar ka­za­na­cak­tır. Dar­wi­nizm'in bu çar­pık dün­ya ve ah­lak an­la­yı­şı­nın da­yan­dı­rıl­dı­ğı te­mel­ler ev­rim­ci­ler ta­ra­fın­dan sa­tır ara­la­rın­da sık sık di­le ge­ti­ril­mek­te ve in­san­la­ra tel­kin edil­mek­te­dir. </text:p>
      <text:p text:style-name="P15">Ör­ne­ğin Ya­le Üni­ver­si­te­si'nden bi­yo­lo­ji dok­to­ru Lor­rai­ne Le­e La­ri­son Cud­mo­re, "The Cen­ter of Li­fe" (Ha­ya­tın Mer­ke­zi) ad­lı bir ma­ka­le­sin­de ev­rim­ci ha­yat gö­rü­şün­de mer­ha­met ve acı­ma­ya yer ol­ma­dı­ğı­nı açık­ça iti­raf et­mek­te­dir:</text:p>
      <text:p text:style-name="P15">Ev­rim, sert ve ka­çı­nıl­maz­dır. Mer­ha­me­te ve­ya dü­rüst bir mü­ca­de­le­ye yer yok­tur. Çok faz­la or­ga­niz­ma do­ğar, bu yüz­den de, bun­la­rın bir­ço­ğu­nun öl­me­si ge­re­ke­cek­tir. Önem­li olan, ay­rı­lan bir son­ra­ki ki­şi­den da­ha çok si­zin gen­le­ri­ni­zi ta­şı­yan ço­cuk bı­ra­kıp bı­rak­ma­dı­ğı­nız­dır.175</text:p>
      <text:p text:style-name="P15">Ki­ta­bın di­ğer bö­lüm­le­rin­de in­ce­le­nen ırk­çı­lık, vah­şi ka­pi­ta­lizm, öje­ni gi­bi sos­yal Dar­wi­nizm'in güç­len­dir­di­ği sap­kın ve teh­li­ke­li dü­şün­ce ve uy­gu­la­ma­la­rın hep­si, Dar­wi­nizm'in ha­yat­ta kal­ma mü­ca­de­le­si ve güç­lü olan ya­şar ya­nıl­gı­la­rı­nın bi­rer so­nu­cu­dur­lar. Oy­sa ha­yat bir mü­ca­de­le ye­ri de­ğil­dir. İn­sa­nın tek mü­ca­de­le­si ken­di <text:soft-page-break/>nef­siy­le ve di­ğer kö­tü­lük­ler­le ol­ma­lı­dır. İn­san ken­di ki­şi­li­ğin­de­ki ve çev­re­sin­de­ki kö­tü­lük­ler­le mü­ca­de­le ede­rek hem ken­din­de hem de in­san­lar ara­sın­da sev­gi, mer­ha­met, şef­kat, ba­rış, gü­ven, say­gı, sa­da­kat, ne­şe, hu­zur gi­bi gü­zel­lik­le­ri ha­kim et­me­ye ça­lış­ma­lı­dır. Al­lah'ın hoş­nut ol­du­ğu ve in­san­lar için seç­ti­ği din ah­la­kı da bu­nu ge­rek­tir­mek­te­dir. </text:p>
      <text:p text:style-name="P15"/>
      <text:p text:style-name="P15">Sos­yal Dar­wi­nizm İn­san Ha­ya­tı­na De­ğer Ver­mez</text:p>
      <text:p text:style-name="P15">Dar­wi­nizm'in "ha­yat mü­ca­de­le­si" dog­ma­sı ve in­san­la­rın bi­rer hay­van ol­duk­la­rı ya­la­nı, uy­gu­la­ma­ya ko­nul­du­ğun­da, in­san ha­ya­tı de­ğer­siz­le­şir. Her­han­gi bir se­bep­le in­san öl­dür­mek, bir in­sa­nı aç­lı­ğa, ölü­me terk et­mek, sa­vaş çı­kar­mak, kat­li­am yap­mak, te­rör ey­le­mi ger­çek­leş­tir­mek, akıl has­ta­sı, özür­lü ol­du­ğu ve­ya baş­ka bir ırk­tan ol­du­ğu için in­san­la­rı yok et­mek, "ma­kul" ve ko­lay ha­le ge­lir. </text:p>
      <text:p text:style-name="P15">Bu sap­kın man­tı­ğa uya­rak in­san ha­ya­tı­na de­ğer ver­me­yen­ler­den bi­ri, Ame­ri­ka­lı sos­yal Dar­wi­nist pro­fe­sör E. A. Ross'tur. Ross'un çar­pık id­di­ala­rı­na gö­re, "Hı­ris­ti­yan­lı­ğın or­ta­ya at­tı­ğı top­lum­sal yar­dım­laş­ma ve ha­yır­se­ver­lik kül­tü, ge­ri­ze­ka­lı­la­rın ve ap­tal­la­rın üre­me­le­ri­ne ve ço­ğal­ma­la­rı­na ya­ra­yan ko­ru­yu­cu bir kal­ka­nın ge­liş­me­si­ne" ne­den ol­muş­tur. Ve yi­ne Ross'a gö­re, "Dev­let, sa­kat­la­rı, ör­ne­ğin sa­ğır dil­siz­le­ri ko­ru­ma al­tı­na al­mak­ta, son­ra da bun­lar üre­ye­rek sa­kat bir ırk oluş­tur­mak­ta"dır. Tüm bun­la­ra söz­de do­ğal ev­rim­sel ge­liş­me­yi en­gel­le­dik­le­ri için kar­şı çı­kan Ross'a gö­re, "dün­ya­yı dü­zelt­me­nin ye­ga­ne yo­lu, tüm ap­tal­la­rı, be­ce­rik­siz­le­ri ve sa­kat­la­rı" ken­di hal­le­ri­ne bı­ra­ka­rak, do­ğal se­lek­si­yon sü­re­ci için­de ayık­lan­ma­la­rı­nı bek­le­mek­tir.176</text:p>
      <text:p text:style-name="P15">Bu­nun ne ka­dar acı­ma­sız bir dü­şün­ce ol­du­ğu açık­ça or­ta­da­dır. İn­san vic­dan sa­hi­bi bir var­lık­tır ve vic­da­nı za­yıf­la­rı, düş­kün­le­ri, fa­kir­le­ri, muh­taç­la­rı ko­ru­ma­sı­nı em­re­der. Ak­si tak­dir­de, eğer in­san "in­san gi­bi dü­şün­me" ye­te­ne­ği­ni yi­ti­rir­se, bu kez ger­çek­ten hay­van­dan da­ha aşa­ğı bir ko­nu­ma ge­lir. Çün­kü hay­van­lar ara­sın­da da­hi bü­yük bir da­ya­nış­ma ve yar­dım­laş­ma var­dır. (De­tay­lı bil­gi için bkz. Can­lı­lar­da Fe­da­kar­lık ve Akıl­cı Dav­ra­nış­lar, Ha­run Yah­ya, Araş­tır­ma Ya­yın­cı­lık)</text:p>
      <text:p text:style-name="P15">Ross, in­sa­na de­ğer ver­me­yen tek sos­yal Dar­wi­nist de­ğil­dir. Onun deh­şet ve­ri­ci dü­şün­ce­le­ri­ne sa­hip çı­kan pek çok Dar­wi­nist bu­lun­mak­ta­dır. Ör­ne­ğin Prin­ce­ton Üni­ver­si­te­si'nde bi­yoe­tik pro­fe­sö­rü olan ev­rim­sel psi­ko­log Pe­ter Sin­ger, cid­di fi­zik­sel sa­kat­lı­ğı olan in­san­la­rın ya­şa­ma de­ğer gö­rül­me­me­le­ri ge­rek­ti­ği­ni söy­le­ye­cek ka­dar ile­ri git­miş­tir. Bu za­lim­li­ği­ni de şu acı­ma­sız söz­le­ri ile ifa­de et­miş­tir: "Eğer cid­di şe­kil­de sa­kat bir in­san ço­cu­ğu­nu in­san ol­ma­yan bir hay­van­la ör­ne­ğin kö­pek ve­ya do­muz­la kı­yas­lar­sak... in­san ol­ma­ya­nın her za­man da­ha üs­tün özel­lik­le­ri ol­du­ğu­nu gö­rü­rüz... Sa­de­ce in­san ço­cu­ğun Ho­mo sa­pi­ens tü­rü­ne ait ol­ma­sı ger­çe­ği, bu ço­cu­ğun bir do­muz­dan ve­ya kö­pek­ten da­ha fark­lı mu­ame­le gör­me­si­ne ne­den olur. An­cak tü­rün bir üye­si ol­mak tek ba­şı­na ah­lak­la il­gi­li de­ğil­dir."177</text:p>
      <text:p text:style-name="P15">Sin­ger, Dar­wi­nist vah­şet­te da­ha da ile­ri git­miş ve zi­hin­sel özür­lü­le­rin yi­ye­cek amaç­lı ve­ya bi­lim­sel de­ney­ler için öl­dü­rü­le­bi­le­ce­ği­ni söy­le­miş­tir. Şüp­he­siz bu çok iğ­renç bir vah­şet­tir. An­cak Dar­wi­nist man­tık­ta bu tarz iğ­renç­lik­ler ve vah­şet da­hi sa­vu­nu­la­bil­mek­te­dir. Sin­ger'ın söz­le­ri şöy­le­dir:</text:p>
      <text:p text:style-name="P15">Zi­hin­sel özür­lü­le­rin ya­şam hak­la­rı yok­tur ve bu yüz­den- in­san eti­ne yö­ne­lik bir is­tek ge­liş­tir­me­miz ge­re­kir­se- yi­ye­cek için ya da bi­lim­sel de­ney amaç­lı ola­rak öl­dü­rü­le­bi­lir­ler.178</text:p>
      <text:p text:style-name="P15"><text:soft-page-break/>Right To Di­e So­ci­ety (Öl­me Hak­kı Ce­mi­ye­ti) es­ki baş­ka­nı Jo­seph Fletc­her da, zi­hin­sel özür­lü­ler için ben­zer id­di­alar­da bu­lun­mak­ta­dır:</text:p>
      <text:p text:style-name="P15">En dü­şük dü­zey­de ze­ka­ya ya da zi­hin­sel ye­te­ne­ğe sa­hip ol­ma­yan ki­şi­ler, kaç or­ga­nı ça­lı­şır­sa ça­lış­sın, her ne ka­dar ya­şam fonk­si­yon­la­rı oto­ma­tik ola­rak ye­ri­ne ge­lir­se gel­sin, in­san de­ğil­dir­ler... Ze­ka özür­lü­le­rin her­han­gi bir so­rum­lu­luk­la­rı yok­tur, hiç ol­ma­mış­tır ve ol­ma­ya­cak­tır. Bu, ze­ka özür­lü ki­şi­le­rin in­san ol­ma­dı­ğı an­la­mı­na ge­lir.179</text:p>
      <text:p text:style-name="P15">Ye­ni do­ğan be­bek­le­rin öl­dü­rül­me­si ise, in­san ha­ya­tı­na de­ğer ver­me­yen Dar­wi­nizm'in ma­kul gör­dü­ğü acı­ma­sız, vah­şi uy­gu­la­ma­lar­dan bir di­ğe­ri­dir. Dar­wi­nizm, eğer ye­ni do­ğan be­be­ğe bak­mak o an­ne ba­ba için güç­lük ise, on­la­rı ha­yat mü­ca­de­le­sin­de ge­ri­le­te­cek­se, ev­rim­sel açı­dan bu be­be­ğin öl­dü­rül­me­si­nin ge­rek­li ol­du­ğu­nu ile­ri sü­re­bi­le­cek ka­dar vic­dan­sız­ca bir dü­şün­ce­yi sa­vun­mak­ta­dır. Ör­ne­ğin Dar­win, ye­ni do­ğan be­bek­le­rin öl­dü­rül­me­si­nin hay­van­lar­da sık­ça gö­rül­dü­ğü­nü ve bu­nun nü­fus kon­tro­lün­de önem­li bir fak­tör ol­du­ğu­nu id­di­a et­miş­tir. Ev­rim­ci Bar­ba­ra Bur­ke, Sci­en­ce der­gi­sin­de­ki bir ya­zı­sın­da bu ko­nu hak­kın­da şöy­le der:</text:p>
      <text:p text:style-name="P15">Ba­zı hay­van tür­le­ri içe­ri­sin­de, ço­cuk öl­dür­me do­ğal bir dav­ra­nış ola­rak gö­rü­lür. Bu, in­san­lar için de, pri­mat ata­la­rı­mız­dan kal­ma bir özel­lik ola­rak do­ğal gö­rü­le­bi­lir mi?... Char­les Dar­win, İn­sa­nın Tü­re­yi­şi ad­lı ki­ta­bın­da, ye­ni do­ğan be­bek­le­rin öl­dü­rül­me­si­nin, in­san ta­ri­hi bo­yun­ca, nü­fus ar­tı­şı­nın ön­len­me­si için kul­la­nı­lan tüm yön­tem­le­rin ara­sın­da muh­te­me­len en önem­li­si ol­du­ğu­nu yaz­mış­tır.180</text:p>
      <text:p text:style-name="P15">Ha­ec­kel gi­bi Dar­wi­nist­ler ise, öje­ni bö­lü­mün­de de in­ce­len­di­ği gi­bi in­ti­ha­rı teş­vik et­miş­ler, ha­ya­tın da­ya­nıl­maz ol­du­ğu­nu dü­şü­nen­le­rin, in­ti­har ede­rek ha­yat­la­rı­nı so­na er­dir­me hak­kı­na sa­hip ol­duk­la­rı­nı id­di­a et­miş­ler­dir. An­cak Al­lah, in­san­la­ra can­la­rı­na kıy­ma­yı ha­ram kıl­mış­tır. </text:p>
      <text:p text:style-name="P15">Öje­ni, öte­na­zi ve ırk­çı­lık gi­bi bö­lüm­ler­de de in­ce­le­di­ği­miz tüm bu vah­şi uy­gu­la­ma ve inanç­lar, Dar­wi­nizm'in in­san ha­ya­tı­na hiç önem ver­me­yen bir ide­olo­ji ol­du­ğu­nu gös­te­ren ör­nek­ler­dir. Ve bi­lim­sel hiç­bir de­ğe­ri ol­ma­yan he­ze­yan­lar üze­ri­ne in­şa edil­miş­tir.</text:p>
      <text:p text:style-name="P15">Oy­sa her in­sa­nın ha­ya­tı bü­yük bir önem ta­şır. Ku­ran ah­la­kın­da in­san­lar bir­bir­le­ri­ni çok de­ğer­li ve önem­li gö­rür­ler ve bir­bir­le­ri için fe­da­kar­lık­lar­da bu­lu­nur­lar. Bir mü­min, ken­di ih­ti­ya­cı ol­sa da­hi, ye­me­ği­ni di­ğe­ri­ne ve­rir: </text:p>
      <text:p text:style-name="P15">Ken­di­le­ri, ona duy­duk­la­rı sev­gi­ye rağ­men ye­me­ği, yok­su­la, ye­ti­me ve esi­re ye­di­rir­ler. (İn­san Su­re­si, 8)</text:p>
      <text:p text:style-name="P15">Müs­lü­man­lar yok­sul­la­rı ve ye­tim­le­ri ko­ru­mak­la, on­la­rın mal­la­rı­nı ada­let­le on­la­ra ver­mek­le, yol­da kal­mış­la­ra yar­dım et­mek­le, za­yıf bı­ra­kıl­mış ka­dın­la­rı, er­kek­le­ri, ço­cuk­la­rı ve yaş­lı­la­rı ko­ru­mak­la yü­küm­lü­dür­ler. Al­lah, ör­ne­ğin, bir aye­tin­de an­ne ba­ba­ya "öf" bi­le den­me­me­si­ni em­ret­miş (İs­ra Su­re­si, 23) ve bü­tün in­san­la­ra bir­bir­le­ri­ne sö­zün en gü­ze­li­ni söy­le­me­le­ri­ni bu­yur­muş­tur. (İs­ra Su­re­si, 53) Bir baş­ka ayet­te ise Al­lah "... Kim bir nef­si, bir baş­ka nef­se ya da yer­yü­zün­de­ki bir fe­sa­da kar­şı­lık ol­mak­sı­zın (hak­sız ye­re) öl­dü­rür­se, san­ki bü­tün in­san­la­rı öl­dür­müş gi­bi olur. Kim de onu (öl­dü­rül­me­si­ne en­gel ola­rak) di­ril­tir­se, bü­tün in­san­la­rı di­rilt­miş gi­bi olur..." (Mai­de Su­re­si, 32) bu­yur­mak­ta­dır. </text:p>
      <text:p text:style-name="P15">Her­ke­sin bir­bi­ri­ni ruh ve akıl sa­hi­bi, de­ğer­li, önem­li in­san­lar ola­rak gör­dü­ğü bir top­lu­mun ba­rış, hu­zur, gü­ven­lik, sev­gi ve say­gı ile do­la­ca­ğı açık bir ger­çek­tir.</text:p>
      <text:p text:style-name="P15"/>
      <text:p text:style-name="P15"><text:soft-page-break/>EVRİMSEL PSİKOLOJİ YANILGISI</text:p>
      <text:p text:style-name="P15"/>
      <text:p text:style-name="P15">Dar­win'in Tür­le­rin Kö­ke­ni ve İn­sa­nın Tü­re­yi­şi ad­lı ki­tap­la­rı­nın ya­yın­lan­ma­sı­nın ar­dın­dan pek çok ev­rim­ci, in­sa­nın sos­yal dav­ra­nış­la­rı­nın, his­le­ri­nin, yar­gı­la­rı­nın, fi­kir­le­ri­nin, kı­sa­ca­sı in­san ru­hu­na ait özel­lik­le­rin ev­rim ta­ra­fın­dan na­sıl şe­kil­len­di­ril­miş ola­bi­le­ce­ği üze­ri­ne spe­kü­las­yon­lar yap­ma­ya baş­la­dı. Dar­win de bu ev­rim­ci­ler ara­sın­day­dı. En yay­gın ya­nıl­gı­ya gö­re, eğer be­den­le­ri­mi­zin gö­rü­nü­mü ve iş­le­yi­şi ev­rim­le şe­kil­len­di­ril­diy­se, o za­man bu be­den­le gös­ter­di­ği­miz dav­ra­nış­lar da ev­rim­le şe­kil­len­di­ril­miş ol­ma­lıy­dı. Böy­le­ce, can­lı­la­rın bi­yo­lo­jik ya­pı­la­rı­nın da­hi ev­rim­le na­sıl mey­da­na gel­di­ği­ni açık­la­ya­ma­yan ev­rim­ci­ler, in­san ru­hu­na ait özel­lik­le­rin söz­de ev­ri­mi­ne da­ir hi­ka­ye­ler uy­dur­ma­ya baş­la­dı­lar. </text:p>
      <text:p text:style-name="P15">Dar­win da­ha Tür­le­rin Kö­ke­ni'nde ge­le­cek­te psi­ko­lo­ji­nin te­me­li­nin ev­ri­me da­ya­na­ca­ğı­nı id­di­a edi­yor ve bu ha­ya­li id­di­ası­nı şöy­le ifa­de edi­yor­du: </text:p>
      <text:p text:style-name="P15">Uzak ge­le­cek­te çok da­ha önem­li araş­tır­ma­la­ra açık alan­lar gö­rü­yo­rum. Psi­ko­lo­ji ye­ni bir te­mel üze­ri­ne ku­ru­la­cak; zi­hin­sel güç ve ka­pa­si­te­nin, ka­de­me ka­de­me ka­za­nıl­ma­sı­na da­ya­nan bir te­mel. İn­sa­nın kö­ke­ni ve ta­ri­hi ay­dın­la­na­cak.181</text:p>
      <text:p text:style-name="P15">Hay­van ve in­san dav­ra­nış­la­rı­nın kö­ke­ni­ni ev­rim­sel ola­rak açık­la­mak için ilk kap­sam­lı gi­ri­şim Har­vard Üni­ver­si­te­si'nden bö­cek bi­lim­ci Ed­ward O. Wil­son'dan gel­di. Wil­son bu gi­ri­şi­mi tüm ba­şa­rı­sız­lı­ğı­na rağ­men, "sos­yo­bi­yo­lo­ji" ola­rak ad­lan­dır­dı.</text:p>
      <text:p text:style-name="P15">Wil­son, 1975 yı­lın­da ya­yın­la­dı­ğı So­ci­obio­logy: The New Synthe­sis (Sos­yo­bi­yo­lo­ji: Ye­ni Sen­tez) ad­lı ki­ta­bın­da, hay­van dav­ra­nış­la­rı­nın ta­ma­mı­nın bi­yo­lo­jik bir te­me­li ol­du­ğu­nu id­di­a et­ti. Bu ya­nıl­gı­sı­nı bi­yo­lo­jik ev­ri­me da­yan­dı­ran Wil­son, hay­van­la­rın ve in­san­la­rın dav­ra­nış­la­rı­nı kon­trol eden özel gen­ler bu­lun­du­ğu­nu sa­nı­yor­du. Wil­son'ın asıl uz­man­lık ko­nu­su bö­cek­ler­di ve ki­ta­bı­nın ilk 26 bö­lü­mün­de bö­cek­ler­den söz edi­yor­du. Ki­ta­bın 27. bö­lü­mün­de ise bu id­di­ala­rı­nı in­san­la­ra uyar­la­ma­ya kal­kış­mış­tı. 1978 yı­lın­da Hu­man Na­tu­re (İn­san Do­ğa­sı) ad­lı ki­ta­bın­da da, kin, saldrganlk, ya­banc kor­ku­su, uyum­lu­luk, ho­mo­sek­sü­el­lik, er­kek­ler­le kadnlar arasnda­ki ka­rak­te­ris­tik farkllklar gi­bi in­san dav­ra­nış­la­rın­dan so­rum­lu gen­ler ol­du­ğu­na da­ir spe­kü­las­yon­la­ra ge­niş yer ver­di. Wil­son'ın ki­tap­la­rın­da ve ya­zı­la­rın­da or­ta­ya koy­du­ğu bu id­dia­lar hiç­bir za­man bir spe­kü­las­yon ol­mak­tan ile­ri­ye gi­de­me­di. Wil­son ve ta­kip­çi­le­ri­nin id­di­ala­rı bi­lim­sel bul­gu­lar ta­ra­fın­dan hiç­bir za­man des­tek­len­me­di. Tam ter­si­ne, bi­lim­sel ve­ri ve bul­gu­la­rın her bi­ri Wil­son ve onun­la ay­nı fi­kir­de olan­la­rın ya­nıl­dık­la­rı­nı or­ta­ya koy­du.</text:p>
      <text:p text:style-name="P15">Wil­son'ın, bir di­ğer bi­lim dı­şı id­dia­sı da, can­lı­la­rın sa­de­ce gen ta­şı­mak­la so­rum­lu araç­lar ol­duk­la­rı ve en önem­li gö­rev­le­ri­nin bu gen­le­ri ta­şı­yıp ge­le­cek ne­sil­le­re ak­tar­mak ol­du­ğuy­du. Wil­son'ın bi­lim dı­şı gö­rüş­le­ri­ne gö­re, ev­rim gen­le­rin ev­ri­miy­di, do­ğal se­lek­si­yon gen­le­ri se­çi­yor­du, do­la­yı­sıy­la en önem­li şey gen­ler­di. Wil­son, So­ci­obio­logy: The New Synthe­sis (Sos­yo­bi­yo­lo­ji; Ye­ni Sen­tez) ad­lı ki­ta­bın­da, hiç­bir bi­lim­sel de­ğer ta­şı­ma­yan bu id­di­ası­nı şöy­le ifa­de edi­yor­du:</text:p>
      <text:p text:style-name="P15">Dar­wi­nist an­lam­da, can­lı ken­di­si için ya­şa­maz. Te­mel fonk­si­yo­nu baş­ka can­lı­lar üret­mek da­hi de­ğil­dir; gen­le­ri üre­tir ve gen­le­rin ge­çi­ci ta­şı­yı­cı­sı ola­rak hiz­met ve­rir. Eşey­sel üre­me ile mey­da­na ge­len her can­lı, o tü­rü oluş­tu­ran gen­le­rin öz­gün ve te­sa­dü­fi bir alt kü­me­si­dir. Do­ğal se­lek­si­yon, ba­zı gen­le­rin ay­nı kro­mo­zom­da­ki di­ğer gen­le­re üs­tün ge­le­rek, ge­le­cek ne­sil­ler­de tem­sil­ci­lik ka­zan­dı­ğı bir sü­reç­tir. Bu araç, müm­kün olan en az bi­yo­kim­ya­sal kar­ma­şay­la gen­le­ri ko­ru­ya­cak ve ya­ya­cak olan <text:soft-page-break/>ma­ki­ne­nin bir par­ça­sı­dır. Sa­mu­el Bu­ler'ın ün­lü, "bir ta­vuk sa­de­ce bir yu­mur­ta­nın baş­ka bir yu­mur­ta üret­me yo­lu­dur" de­yi­şi mo­der­ni­ze edil­miş­tir: or­ga­niz­ma sa­de­ce DNA'nın da­ha faz­la DNA üret­me­si­nin bir yo­lu­dur. 182</text:p>
      <text:p text:style-name="P15">Wil­son'ın id­di­ala­rı­nın hiç­bir bi­lim­sel da­ya­na­ğı yok­tu. İd­di­a­la­rı ev­rim­ci ön yar­gı­la­rı­nın bir so­nu­cuy­du sa­de­ce. Ev­rim­ci­ler ara­sın­da da­hi Wil­son'ın spe­kü­las­yon­la­rı­na iti­raz eden­ler ol­du. Bun­lar­dan bi­ri Step­hen Jay Go­uld idi:</text:p>
      <text:p text:style-name="P15">An­cak Wil­son çok da­ha güç­lü id­di­alar­da bu­lu­nu­yor. 27. Bö­lüm... in­san dav­ra­nış­la­rın­da­ki –kin­dar­lık, sal­dır­gan­lık, ya­ban­cı düş­man­lı­ğı, uyum­lu­luk, ho­mo­sek­sü­el­lik ve ba­tı top­lu­mun­da ka­dın ve er­kek ara­sın­da­ki ka­rak­te­ris­tik özel­lik­ler gi­bi- ti­pik ve de­ğiş­ken ni­te­lik­ler için gen­le­rin bu­lun­du­ğu hak­kın­da ge­niş çap­lı bir spe­kü­las­yon­dur. 183</text:p>
      <text:p text:style-name="P15">Wil­son ile baş­la­yan in­san dav­ra­nış­la­rı hak­kın­da­ki ev­rim­ci spe­kü­las­yon­lar, Ric­hard Daw­kins ile en akıl al­maz ve man­tık dı­şı nok­ta­la­ra ka­dar ulaş­tı. </text:p>
      <text:p text:style-name="P15"/>
      <text:p text:style-name="P15">Daw­kins ve "Ben­cil Gen"­le­ri Ta­şı­yan Ro­bot­lar</text:p>
      <text:p text:style-name="P15">Sos­yo­bi­yo­lo­ji­nin ve gü­nü­müz­de­ki uzan­tı­sı olan ev­rim­sel psi­ko­lo­ji­nin gen­ler hak­kın­da­ki bi­lim dı­şı id­di­ala­rı­nın so­nu­cun­da, Ox­ford Üni­ver­si­te­si'nden ev­rim­ci zoo­log Ric­hard Daw­kins ta­ra­fın­dan po­pü­ler­leş­ti­ri­len "ben­cil gen" al­dat­ma­ca­sı or­ta­ya çık­tı. </text:p>
      <text:p text:style-name="P15">Daw­kins gi­bi ev­rim­ci­le­re gö­re, bir can­lı­nın en önem­li he­de­fi ha­yat­ta kal­mak, üre­mek ve böy­le­ce gen­le­ri­ni ko­ru­ya­rak ge­le­cek ne­sil­le­re ak­ta­ra­bil­mek­tir. Bu id­dia­nın te­me­li ise ta­ma­men ha­ya­li bir se­nar­yo­ya da­yan­mak­ta­dır. </text:p>
      <text:p text:style-name="P15">Ev­rim te­ori­si­nin bu se­nar­yo­su­na gö­re, bir za­man­lar can­sız kim­ya­sal mad­de­ler, her na­sıl ol­duy­sa ken­di­le­ri­ni or­ga­ni­ze et­miş­ler ve ken­di ken­di­ni kop­ya­la­ya­bi­len DNA baz­lı bir sis­tem oluş­tur­muş­lar­dır. Bu ha­ya­li kim­ya­sal çor­ba­dan çı­kan ilk or­ga­niz­ma ise ço­ğal­mak dı­şın­da pek bir işe ya­ra­ma­yan bir gen­dir. Bu gen na­sıl ol­duy­sa ken­di­ni kop­ya­la­ma­ya "ka­rar ver­miş", bu işe baş­la­mış ve ye­ni gen­ler üret­miş­tir. Bu kop­ya­la­ma­lar sı­ra­sın­da mey­da­na ge­len ha­ta­lar so­nu­cun­da ise fark­lı özel­lik­le­re sa­hip gen­ler oluş­muş­tur. Bir za­man son­ra ise, her na­sıl ol­duy­sa bu ge­ne­tik mal­ze­me­ler çe­şit­li be­den­ler ge­liş­tir­me­yi "öğ­ren­miş­ler" ve böy­le­ce ken­di­le­ri­ni ta­şı­ya­cak ve da­ha et­ki­li şe­kil­de üre­te­bi­le­cek ma­ki­ne­ler üret­miş­ler­dir. En iyi be­de­ni kod­la­yan gen­ler, bu sa­ye­de di­ğer­le­ri­ne gö­re da­ha et­ki­li ola­cak şe­kil­de kop­ya­lan­mış­lar­dır. Ev­rim­ci­ler ne­de­ni­ni ve na­sı­lı­nı hiç­bir şe­kil­de açık­la­ya­ma­dık­la­rı bu ma­sa­lın so­nu­cun­da, bu be­den­le­rin za­man için­de, şe­kil ve fonk­si­yon açı­sın­dan da­ha da ge­liş­ti­ği­ni id­di­a eder­ler. Hiç­bir bi­lim­sel de­li­li ol­ma­yan, ger­çek­leş­me­si im­kan­sız olan bu hi­ka­ye mo­dern Dar­wi­nizm'in te­mel id­di­ala­rın­dan bi­ri­dir. Oy­sa ev­rim­ci­ler de ga­yet iyi bil­mek­te­dir­ler ki, de­ğil in­san be­de­ni­nin tek bir or­ga­nı, bu or­ga­nı mey­da­na ge­ti­ren hüc­re­le­rin, bu hüc­re­le­rin ya­pı taş­la­rı­nın tek bir par­ça­sı­nın da­hi ken­di ken­di­ne oluş­ma­sı müm­kün de­ğil­dir. </text:p>
      <text:p text:style-name="P15">Daw­kins ise, ev­rim te­ori­si­nin bu ma­sa­lın­dan yo­la çı­ka­rak, ev­ri­min, as­lın­da gen­ler ara­sın­da­ki re­ka­bet ol­du­ğu­nu id­di­a et­miş ve bu­na bağ­lı ola­rak in­sa­na kar­şı olan sap­kın ba­kış açı­sı­nı The Sel­fish Ge­ne (Ben­cil Gen) ad­lı ki­ta­bın­da şöy­le özet­le­miş­tir: </text:p>
      <text:p text:style-name="P15">Biz­ler, gen­ler ola­rak bi­li­nen ben­cil mo­le­kül­le­ri ko­ru­mak için gö­zü ka­pa­lı ola­rak prog­ram­lan­mış, ha­yat­ta ka­lan ma­ki­ne­ler, ro­bot araç­la­rız. Bu, be­ni ha­la hay­ret için­de bı­ra­kan bir ger­çek­tir. Bu­nu yıl­lar­dır bi­li­yor ol­ma­ma rağ­men, hiç­bir za­man bu fik­<text:soft-page-break/>re ta­ma­men alı­şa­ma­dım. Ar­zu­la­rım­dan bi­ri, baş­ka­la­rı­nı da hay­ret için­de bı­rak­ma­yı ba­şa­ra­bil­mek­tir.184</text:p>
      <text:p text:style-name="P15">Yu­ka­rı­da da gö­rül­dü­ğü gi­bi Daw­kins'in man­tık dı­şı id­di­ası­na gö­re, in­san sa­de­ce "gen ta­şı­yan bir ro­bot"tur. Bu dün­ya­da­ki tek va­ro­luş ama­cı ise, ta­şı­dı­ğı gen­le­ri­ni ço­ğalt­mak, onu di­ğer gen­ler­le re­ka­be­tin­de des­tek­le­mek ve son­ra­ki ne­sil­le­re ak­tar­mak­tır. İn­san ru­hu­nun var­lı­ğı­nı gör­mez­den ge­le­rek in­sa­nı me­ka­nik bir ara­ca ben­ze­ten bu id­dia­nın hiç­bir ger­çek­çi yö­nü ol­ma­dı­ğı açık­ça or­ta­da­dır.</text:p>
      <text:p text:style-name="P15">Bu­na kar­şı in­sa­na ma­ter­ya­list bir açık­la­ma ge­tir­mek is­te­yen ço­ğu ev­rim­ci, Daw­kins'in hiç­bir bi­lim­sel ge­çer­li­li­ği ol­ma­yan bu te­ori­si­ni des­tek­le­miş­tir. Wil­son da Hu­man Na­tu­re ad­lı ki­ta­bın­da in­sa­nın sa­de­ce gen­le­ri ile bir önem ve amaç ka­zan­dı­ğı­nı id­di­a et­mek­te­dir:</text:p>
      <text:p text:style-name="P15">... Bi­zim­ki de da­hil ol­mak üze­re hiç­bir tür, ge­ne­tik ta­ri­hi (ya­ni ev­rim) ta­ra­fın­dan oluş­tu­ru­lan zo­run­lu­luk­lar dı­şın­da bir ama­ca sa­hip de­ğil­dir... Bir tür ken­di bi­yo­lo­jik do­ğa­sı dı­şın­da her­han­gi bir ama­ca sa­hip de­ğil­dir.185</text:p>
      <text:p text:style-name="P15">Bi­lim­sel da­ya­na­ğı ol­ma­yan bu ma­ter­ya­list inan­ca gö­re eğer tek amaç gen­le­rin de­va­mı ise, gen­le­ri ko­ru­mak­la gö­rev­li in­sa­nın hiç­bir ah­la­ki de­ğe­ri ola­maz. Gen­le­ri­nin çı­kar­la­rı için ola­bil­di­ğin­ce ben­cil ve acı­ma­sız ol­ma­lı­dır. Daw­kins ve ta­raf­tar­la­rı­na gö­re, bu re­ka­bet­te ka­za­na­cak olan ben­cil olan­lar­dır. Daw­kins bu sap­kın Dar­wi­nist gö­rü­şü Ben­cil Gen ad­lı ki­ta­bın­da şöy­le özet­ler:</text:p>
      <text:p text:style-name="P15">Biz ve di­ğer tüm hay­van­lar, gen­le­ri­miz ta­ra­fın­dan oluş­tu­ru­lan ma­ki­ne­le­riz. Ba­şa­rı­lı Chi­ca­go gang­ster­le­ri gi­bi gen­le­ri­miz, ba­zı du­rum­lar­da mil­yon­lar­ca yıl­dır, ol­duk­ça re­ka­bet­çi bir dün­ya­da, ha­yat­ta kal­dı­lar... Bu bi­ze gen­le­ri­miz­den ba­zı ni­te­lik­ler bek­le­me hak­kı ka­zan­dı­rı­yor. Ba­şa­rı­lı bir gen­den bek­le­nen en önem­li ni­te­li­ğin za­lim bir ben­cil­lik ol­du­ğu­nu id­di­a edi­yo­rum. Bu gen ben­cil­li­ği, in­san­la­rın dav­ra­nış­la­rın­da da ben­cil­li­ğe ne­den ola­cak­tır. Yi­ne de, gö­re­ce­ği­miz gi­bi, bir ge­nin ben­cil amaç­la­rı­na sı­nır­lı bir fe­da­kar­lık gös­te­re­rek de ula­şa­bi­le­ce­ği ba­zı özel du­rum­lar var­dır. Son cüm­le­de­ki 'özel' ve 'sı­nır­lı' ke­li­me­le­ri önem­li­dir. Her ne ka­dar ak­si­ne inan­mak is­te­sek de, tür­le­rin ev­ren­sel sev­gi ve yar­dım­laş­ma­sı ev­rim­sel açı­dan an­lam ifa­de et­me­yen kav­ram­lar­dır.186</text:p>
      <text:p text:style-name="P15">Daw­kins'in ce­ha­let ürü­nü bu te­ori­si­ne gö­re, in­sa­nın ta­şı­dı­ğı gen­ler ben­cil ol­du­ğu­na gö­re, in­san da ben­cil­dir. Bu du­rum­da "ben­cil ro­bot­la­rın", ben­cil gen­le­ri­ni ko­ru­mak ve ço­ğalt­mak için her tür­lü yo­lu de­ne­me­le­ri bek­le­ne­cek­tir. Bu tür var­lık­la­rın çı­kar­la­rı için ci­na­yet iş­le­me­me­le­ri, hır­sız­lık yap­ma­ma­la­rı, te­ca­vüz et­me­me­le­ri için hiç­bir ne­den kal­ma­mak­ta­dır. "Ben­cil ma­ki­ne­le­rin" ah­lak ku­ral­la­rı ol­ma­sı, sağ­du­yu­lu, vic­dan­lı dav­ran­ma­la­rı bek­le­ne­mez. Ör­ne­ğin bir in­sa­nın çı­ka­rı için bir baş­ka­sı­nı öl­dür­me­si, bu du­rum­da bir suç ve­ya ah­lak­sız­lık de­ğil, ge­ne­tik bir zo­run­lu­luk­tur. Gen­ler ben­cil ol­du­ğu için dav­ra­nış­lar da ben­cil­dir. Gö­rül­dü­ğü gi­bi Daw­kins'in in­sa­na ba­kış açı­sı son de­re­ce önem­li teh­li­ke­ler, top­lum ah­la­kı­nı par­ça­la­ma­ya yö­ne­lik kor­kunç tel­kin­ler içer­mek­te­dir. </text:p>
      <text:p text:style-name="P15">Oy­sa ki, ben­cil gen id­dia­sı son de­re­ce man­tık­sız ve saç­ma­dır. Daw­kins ve ben­zer­le­ri gen­le­ri ade­ta bi­linç, ira­de ve güç sa­hi­bi var­lık­lar ola­rak an­lat­mak­ta­dır­lar. Oy­sa gen­ler, uzun DNA zin­cir­le­ri­dir. DNA ise fos­fat ve şe­ker ile bir­bi­ri­ne tut­tu­rul­muş uzun bir nük­le­ik asit mer­di­ve­ni­dir. Ya­ni uzun bir mo­le­kül­dür. Na­sıl H2O ve­ya H2SO4 (sül­fü­rik asit) bi­rer mo­le­kül­se, DNA da öy­le bir mo­le­kül­dür. Na­sıl "ben­cil <text:soft-page-break/>su", "ben­cil tuz" ve­ya "kıs­kanç sül­fü­rik asit"ten söz ede­mez­sek, ben­cil gen­ler­den de söz ede­me­yiz. </text:p>
      <text:p text:style-name="P15">Ev­rim­ci­ler, in­sa­nı bir mad­de yı­ğı­nın­dan iba­ret gi­bi gös­ter­me­ye ve bu mad­de yı­ğı­nı­nın bir ye­ri­ne bir şe­kil­de şu­ur at­fet­me­ye ça­lış­mak­ta­dır­lar. Gen­le­re şu­ur at­fe­de­cek ka­dar tu­tar­sız bir id­di­a ile­ri sür­me­le­ri ise, ev­rim te­ori­si­nin için­de düş­tü­ğü du­ru­mu gös­ter­me­si açı­sın­dan ib­ret ve­ri­ci­dir. Es­ki­den tah­ta­dan ve­ya taş­tan ya­pıl­ma put­lar­da akıl ve bi­linç ol­du­ğu­nu zan­ne­den put­pe­rest­li­ğin ye­ri­ni, gü­nü­müz­de mo­le­kül­ler­de, bu mo­le­kül­le­ri oluş­tu­ran can­sız atom­lar­da akıl ve bi­linç ol­du­ğu­nu id­di­a eden Dar­wi­nizm al­mış­tır. </text:p>
      <text:p text:style-name="P15">Ev­ri­min Bir Baş­ka Çık­ma­zı: Fe­da­kar "Gen­ler"</text:p>
      <text:p text:style-name="P15">Ev­rim te­ori­si­nin ya­lan­la­rı­na gö­re do­ğa­da sa­de­ce güç­lü­le­rin ha­yat­ta kal­dı­ğı, kı­ya­sı­ya bir mü­ca­de­le or­ta­mı var­dır. An­cak do­ğa­da­ki can­lı­lar göz­lem­len­dik­le­rin­de, bir­ço­ğu­nun bir­bir­le­ri­ne yar­dım­cı ol­duk­la­rı, bir­bir­le­ri için fe­da­kar­lık­ta bu­lun­duk­la­rı, hat­ta di­ğer­le­ri­nin iyi­li­ği için ken­di ha­yat­la­rı­nı da­hi teh­li­ke­ye at­tık­la­rı gö­rül­mek­te­dir. Wil­son, ev­rim te­ori­si­nin te­mel id­dia­sı ile çe­li­şen bu ger­çe­ği açık­la­mak için ba­zı te­mel­siz var­sa­yım­lar öne sür­müş ve bu söz­de açık­la­ma­la­rı sos­yo­bi­yo­lo­ji­nin te­me­li­ni oluş­tur­muş­tu. Wil­son açık­la­ma­la­rı­nı, W. D. Ha­mil­ton'ın, "ak­ra­ba se­çi­li­mi" adı­nı ver­di­ği bir baş­ka al­dat­ma­ca­ya da­yan­dır­mış­tı. Bu al­dat­ma­ca­ya gö­re, yav­ru­su­nu ve­ya ken­di sü­rü­sün­den bir baş­ka can­lı­yı ko­ru­yan, onun için fe­da­kar­lık­ta bu­lu­nan bir can­lı, as­lın­da ken­di "ben­cil gen­le­ri­ni" ko­ru­mak­ta­dır. Amaç, gen­le­ri bir son­ra­ki nes­le ak­tar­mak ol­du­ğu­na ve bir an­ne­nin gen­le­ri yav­ru­sun­da da bu­lun­du­ğu­na gö­re, yav­ru­su­nu ha­ya­tı pa­ha­sı­na ko­ru­yan an­ne, as­lın­da ken­di gen­le­ri­ni ko­ru­muş olur. Ya­ni fe­da­kar­lı­ğı as­lın­da ben­cil­li­ğin­den­dir! </text:p>
      <text:p text:style-name="P15">Bu son de­re­ce saç­ma bir id­dia­dır. Her­şey­den ön­ce, do­ğa­da­ki hiç­bir hay­van gen­le­ri­nin far­kın­da ola­bi­le­ce­ği bir şu­u­ra sa­hip de­ğil­dir, do­la­yı­sıy­la on­la­rı ko­ru­mak gi­bi bir fik­re de sa­hip ola­maz. Da­ha­sı, yav­ru­sun­da ve­ya ku­zen­le­rin­de de ken­di­si­ne ait gen­ler­den ol­du­ğu­nu bil­me­si müm­kün de­ğil­dir ki, bu­nun için ha­ya­tı­nı fe­da et­sin. Gen­le­rin, bir can­lı­yı bu yön­de yön­len­dir­me­si as­la müm­kün de­ğil­dir. Gen­ler, ön­ce­ki say­fa­lar­da da be­lir­til­di­ği gi­bi şu­ur­suz mo­le­kül zin­cir­le­ri­dir. </text:p>
      <text:p text:style-name="P15">Ay­rı­ca, hay­van­lar sa­de­ce ken­di gen­le­ri­ni ta­şı­yan hay­van­la­ra de­ğil, di­ğer­le­ri­ne de yar­dım ede­bil­mek­te­dir­ler. Do­ğa­da bu­nun bir­çok ör­ne­ği bu­lun­mak­ta­dır. Bu ise ev­rim­ci id­di­alar­la açık­la­na­ma­ya­cak bir dav­ra­nış­tır; çün­kü fe­da­kar­lık­ta bu­lu­nan can­lı­nın, gen­le­ri­ni ko­ru­du­ğu id­dia­sı ta­ma­men an­lam­sız kal­mak­ta­dır. </text:p>
      <text:p text:style-name="P15">Kal­dı ki gen­le­ri ko­ru­ma his­si­nin bu can­lı­la­rın ge­ne­tik ya­pı­la­rın­da kod­lu ol­du­ğu­nu id­di­a et­mek de ev­rim­ci­le­rin so­run­la­rı­nı çöz­mez. Çün­kü bu kez, böy­le­si­ne komp­leks bir dav­ra­nı­şın gen­le­re na­sıl kod­lan­dı­ğı so­ru­su ge­le­cek­tir. Ev­rim te­ori­si te­sa­düf me­ka­niz­ma­la­rı ile tek bir ge­nin da­hi na­sıl oluş­tu­ğu­nu açık­la­ya­maz­ken, bu gen­le­re kod­la­nan bil­gi­le­rin na­sıl olup da te­sa­dü­fen oluş­tu­ğu­nu açık­la­ma­sı ke­sin­lik­le müm­kün de­ğil­dir. Can­lı­la­rın gen­le­rin­de kod­lan­mış olan her bil­gi bir bi­lin­cin ese­ri­dir. Bu, son­suz bir ilim ve akıl sa­hi­bi olan Al­lah'ın ya­rat­ma­sı­dır. </text:p>
      <text:p text:style-name="P15">Sos­yo­bi­yo­log­lar do­ğa­da­ki can­lı­la­rın öz­ve­ri­li dav­ra­nış­la­rıy­la il­gi­li id­dia­nın ay­nı­sı­nı in­san­la­ra da uy­gu­la­ma­ya kal­kış­mak­ta­dır­lar. Ya­ni ev­rim­ci­le­rin ha­yal ürü­nü id­di­ala­rı­na gö­re, bir an­ne ço­cu­ğu­nu teh­li­ke­ler­den ko­ru­du­ğun­da, ge­rek­ti­ğin­de onun için ca­nı­nı hiç dü­şün­me­den fe­da et­ti­ğin­de, bu an­ne as­lın­da gen­le­ri­ni ko­ru­ma en­di­şe­si ta­şı­mak­ta­dır. Ev­rim­ci­le­rin in­san ru­hu­na ait özel­lik­le­rin var­lı­ğı­nı ka­bul et­me­me­le­ri, tüm <text:soft-page-break/>bun­la­rı ev­rim te­ori­siy­le açık­la­ma­ya ça­lış­ma­la­rı hiç­bir bi­lim­sel de­li­le da­yan­ma­mak­ta­dır. Ev­rim­ci­ler bu man­tık dı­şı id­di­ala­rı ile in­san ru­hu­nu, bi­lin­ci­ni ve vic­da­nı­nı yok say­mak­ta­dır­lar. Oy­sa in­san, ru­ha, ak­la, vic­da­na, dü­şün­me ve yar­gı ye­te­nek­le­ri­ne sa­hip, doğ­ru ve yan­lı­şı bir­bi­rin­den ayırt ede­bi­len şu­ur­lu bir var­lık­tır. Bir an­ne ise, ço­cu­ğu için fe­da­kar­lık­ta bu­lun­du­ğun­da, ço­cu­ğu­nu sev­di­ği, ona şef­kat ve mer­ha­met duy­du­ğu, onu za­yıf gör­dü­ğü ve ko­ru­ma so­rum­lu­lu­ğu­nu üst­len­di­ği için fe­da­kar­lık­ta bu­lun­mak­ta­dır. Ör­ne­ğin bir an­ne, ço­cu­ğu acı çek­ti­ğin­de, ken­di­si­ni onun ye­ri­ne ko­yar ve bu onu üzer, en­di­şe­len­di­rir, ço­cu­ğu­nun acı­sı­nı din­di­re­bil­mek için her tür­lü fe­da­kar­lı­ğa ha­zır olur. Bun­lar -ba­zı ev­rim­ci­le­rin hi­ka­ye­le­rin­de id­di­a et­tik­le­ri gi­bi- "gen ta­şı­yan bir ma­ki­ne"nin ve­ya bir "ro­bot"un sa­hip ola­ma­ya­ca­ğı özel­lik­ler­dir. </text:p>
      <text:p text:style-name="P15">As­lın­da ev­rim­ci­ler de, in­san ru­hu­na ait özel­lik­le­ri ev­rim te­ori­si­nin tez­le­ri ile açık­la­ya­ma­ya­cak­la­rı­nın far­kın­da­dır­lar. Ör­ne­ğin ev­rim­ci Ro­bert Wal­la­ce, The Ge­ne­sis Fac­tor (Baş­lan­gıç Fak­tö­rü) ad­lı ki­ta­bı­nın so­nun­da şöy­le de­mek­te­dir: </text:p>
      <text:p text:style-name="P15">İn­sa­nın, sa­de­ce ge­ne­tik ola­rak üre­me­yi he­def­le­yen akıl­lı bir ego­ist ol­du­ğu­na inan­mı­yo­rum. İn­san bu­dur. An­cak sa­de­ce bu de­ğil­dir. Açık­ça çok da­ha faz­la­dır. Bu­nun ka­nı­tı çok ba­sit ve bol­dur. İn­san ru­hu­nun öl­çü­le­mez bir de­rin­li­ği ol­du­ğu­nu gö­re­bil­mek için bi­ri­nin Jo­hann Pac­hel­bel'in "D Ma­jör Ca­non" ad­lı bes­te­si­ni din­le­me­si ye­ter­li­dir...187</text:p>
      <text:p text:style-name="P15">Wal­la­ce'ın dik­kat çek­ti­ği nok­ta son de­re­ce önem­li­dir. Ev­rim­ci­le­rin ger­çek dı­şı in­san ta­nı­mı­na gö­re, in­san sa­de­ce gen ta­şı­mak­la gö­rev­li bir ma­ki­ne­dir. Böy­le bir var­lı­ğın din­le­di­ği mü­zik­ten zevk al­ma­sı, bir film iz­le­di­ğin­de eğ­len­me­si, hat­ta böy­le bir film mey­da­na ge­tir­me­si, ki­tap yaz­ma­sı, ki­tap oku­ma­sı, oku­duk­la­rı­nı öğ­ren­me­si, fi­kir alış­ve­ri­şin­de bu­lun­ma­sı im­kan­sız­dır. İn­sa­nın, ev­rim­ci­le­rin an­lat­tık­la­rın­dan çok da­ha fark­lı bir ya­ra­tı­lış­ta ol­du­ğu çok açık­tır ve her in­san bu­nun de­li­li­ni ken­di­sin­de gör­mek­te­dir. İn­san gi­bi de­rin bir dü­şün­ce ka­pa­si­te­si­ne sa­hip, ru­hun­da yüz­ler­ce duy­gu ve zev­ki ya­şa­ya­bi­len bir var­lı­ğın na­sıl var ol­du­ğu ve özel­lik­le­ri­nin kö­ke­ni­nin ne ol­du­ğu, ev­rim­ci­le­rin bi­lim dı­şı id­di­alar­la as­la ce­vap­la­ya­ma­ya­cak­la­rı so­ru­lar­dır. </text:p>
      <text:p text:style-name="P15">Ge­ne­tik De­ter­mi­nizmin Çö­kü­şü</text:p>
      <text:p text:style-name="P15">İn­san ge­no­mu­nun di­zi­li­mi­nin ve ana­li­zi­nin ya­yın­lan­ma­sı ile bir­lik­te, DNA'nın çok bü­yük bir gü­ce sa­hip ol­du­ğu­na ve gen­le­rin kim ol­du­ğu­mu­zun be­lir­len­me­sin­de çok önem­li bir ro­lü bu­lun­du­ğu­na da­ir yay­gın bir ka­na­at oluş­tu. Ne­re­dey­se her gün ga­ze­te­ler­de gen­le­ri­mi­zin söz­de kon­trol et­ti­ği bir özel­li­ği­mi­zin ha­be­ri ile kar­şı­laş­ma­ya baş­la­dık. "Bi­lim Adam­la­rı Da­hi­lik Ge­ni­ne Ni­şan Alı­yor"; "Ken­nedy Tra­je­di­le­ri Risk Al­ma Ge­ni­ne Bağ­lan­dı"; "Bi­lim Adam­la­rı Er­kek Kar­deş­ler Üze­rin­de­ki Araş­tır­ma­la­rın 'Ho­mo­sek­sü­el Ge­ni' Ol­du­ğu­nu Ka­nıt­la­dı­ğı­nı Söy­lü­yor"... Şi­zof­re­ni­den kıs­kanç­lı­ğa, al­ko­lizm­den te­le­viz­yon sey­ret­me alış­kan­lı­ğı­na ka­dar her­şe­yin ge­ni­nin bu­lun­du­ğu­na da­ir ha­ber­ler sık sık bi­lim­sel ve bi­lim­sel ol­ma­yan ya­yın­lar­da yer alı­yor. </text:p>
      <text:p text:style-name="P15">Tüm bu ha­ber baş­lık­la­rı­na ba­kan in­san­lar ise, in­san ge­no­mu hak­kın­da bir şey­ler öğ­ren­dik­çe, in­sa­nın ze­ka­sın­dan ka­rak­te­ri­ne, ba­şa­rı­la­rın­dan ba­şa­rı­sız­lık­la­rı­na ka­dar her tür­lü özel­li­ği­nin gen­le­rin­de kod­lu ol­du­ğu­nu gö­re­ce­ği­mi­zi san­dı­lar. Ba­zı kim­se­ler, ha­yat­la­rı­mı­zın bir for­mül­den iba­ret ol­du­ğu ya­nıl­gı­sı­na inan­ma­ya baş­la­dı. </text:p>
      <text:p text:style-name="P15">Şu­nu be­lirt­mek ge­re­kir ki, in­san ge­no­mu üze­ri­ne ya­pı­lan ça­lış­ma­lar son de­re­ce de­ğer­li ça­lış­ma­lar­dır. Ay­rı­ca in­sa­nın ge­ne­tik ya­pı­sı üze­rin­de yü­rü­tü­len in­ce­le­me­ler, ba­zı fi­zik­sel has­ta­lık­lar hak­kın­da önem­li bil­gi­le­rin el­de edil­me­si­ne de ara­cı ol­muş­tur. An­cak, İn­san Ge­no­mu Pro­je­si'ni yö­ne­ten­ler ve ko­nuy­la il­gi­le­nen bi­lim adam­la­<text:soft-page-break/>rı­nın da açık­ça ifa­de et­tik­le­ri gi­bi, bu du­rum, gen­le­re ger­çek dı­şı ba­zı rol­ler yük­le­me­ye kal­kış­ma­yı hiç­bir şe­kil­de açık­la­ya­maz. Ya­pı­lan araş­tır­ma­lar in­san­la­rın ka­rak­ter­le­rin­de, dav­ra­nış­la­rın­da ve akıl yü­rüt­me­le­rin­de gen­le­rin dik­ka­te alın­ma­ya­cak ka­dar kü­çük bir ro­lü ol­du­ğu­nu, her ka­rak­ter için bir gen ol­ma­sı­nın ise im­kan­sız ol­du­ğu­nu or­ta­ya koy­mak­ta­dır. Ör­ne­ğin Ins­ti­tu­te of Sci­en­ce in So­ci­ety'den (Ce­mi­yet­te Bi­lim Ens­ti­tü­sü) Ma­e-Wan Ho, "The Hu­man Ge­no­me Map, The De­ath of Ge­ne­tic De­ter­mi­nism and Be­yond" (İn­san Ge­nom Ha­ri­ta­sı, Ge­ne­tik De­ter­mi­niz­min So­nu ve Son­ra­sı) baş­lık­lı ma­ka­le­sin­de şöy­le di­yor: </text:p>
      <text:p text:style-name="P15">Gen­le­rin sa­yı­sı, son on yıl­dır ile­ri sü­rü­len, gen­le­rin sa­de­ce vü­cu­du­mu­zun ya­pı­sı­nı ve han­gi has­ta­lık­la­ra ya­ka­la­na­ca­ğı­mı­zı de­ğil ay­nı za­man­da dav­ra­nış­la­rı­mı­zı, zi­hin­sel ye­te­nek­le­ri­mi­zi, cin­sel ter­cih­le­ri­mi­zi ve su­ça eği­li­mi de be­lir­le­di­ği yö­nün­de­ki aşı­rı de­re­ce­de man­tık­sız id­dia­yı des­tek­le­ye­bi­le­cek ka­dar ye­ter­li de­ğil­dir.188</text:p>
      <text:p text:style-name="P15">İn­san Ge­no­mu Pro­je­si'ni yü­rü­ten iki ku­ru­luş­tan bi­ri olan Na­tio­nal Hu­man Ge­no­me Re­se­arch Ins­ti­tu­te (Ulu­sal İn­san Ge­no­mu Araş­tır­ma Ens­ti­tü­sü) baş­ka­nı Fran­cis S. Col­lins de, in­sa­nı in­san ya­pa­nın, gen­le­ri ol­ma­dı­ğı­nı çok açık ve ke­sin bir dil­le açık­la­mak­ta­dır. Col­lins, "Ha­ve No Fe­ar. Ge­nes Aren't Every­thing" (Kork­ma­yın. Gen­ler Her­şey De­ğil­dir) baş­lık­lı ya­zı­sın­da şun­la­rı söy­le­mek­te­dir:</text:p>
      <text:p text:style-name="P15">Ney­se ki, in­san ge­no­mu üze­rin­de­ki on yıl­lık yo­ğun ça­lış­ma, ge­ne­tik de­ter­mi­nizm ile il­gi­li kor­ku­la­rın yer­siz ol­du­ğu­nu gös­te­ren ye­te­ri ka­dar de­lil sun­du. Açık ola­rak gös­ter­di ki, biz in­san­lar ge­ne­tik par­ça­la­rı­mı­zın top­la­mın­dan çok da­ha faz­la­sı­yız. Söy­le­me­ye ge­rek yok, gen­le­ri­miz in­sa­nın ge­li­şi­min­de ve bir­çok in­san has­ta­lı­ğı­nın or­ta­ya çık­ma­sın­da önem­li bir rol oy­na­mak­ta­dır. An­cak, tek yu­mur­ta ve çift yu­mur­ta ikiz­le­ri üze­rin­de, dü­şük ve yük­sek tek­no­lo­ji ile ya­pı­lan mo­le­kü­ler ça­lış­ma­lar, in­san tec­rü­be­sin­de gen­le­rin her­şe­yi be­lir­le­yen fak­tör ol­ma­dı­ğı­nı ke­sin­leş­tir­di.189</text:p>
      <text:p text:style-name="P15">Col­lins ay­nı ma­ka­le­sin­de, gen­le­rin in­san dav­ra­nış­la­rı üze­rin­de de önem­li bir et­ki­si ol­ma­dı­ğı­nı be­lirt­mek­te­dir. Bir suç­lu­nun DNA'sı­na ba­kı­la­rak, "ge­ne­tik ola­rak su­ça eği­lim­li mi" di­ye in­ce­len­me­si­nin ve bu­na gö­re ce­za be­lir­len­me­si­nin ise hak­sız so­nuç­lar or­ta­ya çı­ka­ra­bil­di­ği­ni açık­la­mak­ta­dır:</text:p>
      <text:p text:style-name="P15">Pe­ki ze­ka ve sal­dır­gan dav­ra­nış gi­bi has­ta­lık­lar­la il­gi­li ol­ma­yan özel­lik­ler?... Şid­det­le il­gi­li bir ge­nin bu­lun­ma­sı­nın bin yıl­lık öz­gür ira­de an­la­yı­şı­mız üze­rin­de çok de­rin bir et­ki­si ola­bi­lir­di ve ada­let te­ra­zi­si­ni iki teh­li­ke­li yön­de eğe­bi­lir­di. Eğer şid­det içe­ren bir suç iş­le­yen bi­ri bu ge­ne sa­hip­se, avu­ka­tı DNA sa­vun­ma­sı­nı kul­la­na­bi­lir­di ("eğer bu suç gen­ler­dey­se, ki­şi te­miz­dir!") ve sa­vun­ma, ha­kim ve jü­ri ta­ra­fın­dan ey­lem­le­rin­den so­rum­lu gö­rül­me­ye­bi­lir­di. Bu­nun­la bir­lik­te, hiç şid­det ey­le­min­de bu­lun­ma­mış an­cak şid­det ge­ni bu­lu­nan bi­ri­nin ha­ya­tı­nın ge­ri ka­lan bö­lü­mün­de suç zan­lı­sı ola­rak gö­rül­dü­ğü (hat­ta mo­dern cüz­zam­lı­lar kam­pı­na gön­de­ril­di­ği) bir se­nar­yo da dü­şü­nü­le­bi­lir. </text:p>
      <text:p text:style-name="P15">Eğer gen­ler ger­çek­ten dav­ra­nış­la­rı kon­trol et­se­ler­di, kay­bet­ti­ği­miz tek şey ada­let sis­te­mi­miz ve bu sis­te­min en önem­li ku­ra­lı olan eşit ko­ru­ma ol­ma­ya­cak­tı. Bu du­rum­da eşit fır­sat kav­ra­mı­mız na­sıl ayak­ta ka­lır­dı? Pe­ki ya er­dem dü­şün­ce­si ne olur­du? Gat­ta­ca ad­lı film­de be­tim­le­nen ür­kü­tü­cü "ge­no­tok­ra­si"yi dü­şü­nün. Ço­cuk­la­rın, doğ­duk­la­rın­dan he­men son­ra, DNA'la­rın­da ya­zı­lı zi­hin­sel ye­te­nek­le­ri­ne ve mes­lek po­tan­si­yel­le­ri­ne gö­re kast­la­ra ay­rıl­dık­la­rı bir dün­ya.190</text:p>
      <text:p text:style-name="P15"><text:soft-page-break/>Col­lins ma­ka­le­sin­de, in­san­la­ra ait dav­ra­nış­la­rın gen­ler­de kod­lu ol­du­ğu id­di­ası­nın man­tık­sız­lı­ğı­nı, bi­yo­log John Jo­e McFad­den'dan alın­tı yap­tı­ğı bir ben­zet­me ile şöy­le an­lat­mak­ta­dır: </text:p>
      <text:p text:style-name="P15">Bi­yo­log John Jo­e McFad­den ta­ra­fın­dan su­nu­lan bir ben­zet­me­yi kul­la­nır­sak; öz­gün dav­ra­nış­la­rı­mı­zı ve zih­ni­mi­zin di­ğer ürün­le­ri­ni kod­la­yan gen­le­ri ara­mak, İm­pa­ra­tor Kon­çer­to­su­nu bul­mak için bir ke­ma­nın tel­le­ri­ni ve­ya pi­ya­no­nun tuş­la­rı­nı in­ce­le­me­ye ben­ze­mek­te­dir. As­lın­da, in­san ge­no­mu, yak­la­şık 30 bin ge­ni­miz­den her bi­ri­nin, mo­le­kü­ler bi­yo­lo­ji ola­rak bi­li­nen fev­ka­la­de ve mu­az­zam kon­ser­de ça­lan özel bir ens­trü­ma­nı tem­sil et­ti­ği en bü­yük or­kes­tra­lar­dan bi­ri ola­rak dü­şü­nü­le­bi­lir. Her ens­trü­man önem­li­dir ve her bi­ri doğ­ru (ve ol­duk­ça kar­ma­şık) se­si oluş­tur­mak için ahenk için­de ol­ma­lı­dır. Ben­zer şe­kil­de, gen­ler de bey­nin ge­liş­me­si için son de­re­ce önem­li­dir ve fonk­si­yo­nel nö­ron­lar ve si­nir ile­ti­ci­ler üre­te­bil­mek için "ahenk için­de" ol­ma­lı­dır­lar. An­cak bu ke­sin ola­rak gen­le­rin akıl oluş­tur­du­ğu an­la­mı­na gel­me­mek­te­dir, ay­nı bir vi­yo­la ve­ya pi­ko­lo­nun (kü­çük flüt) so­nat ya­pa­ma­ma­sı gi­bi.191</text:p>
      <text:p text:style-name="P15">Col­lins, ya­zı­sı­nın so­nu­nu ise çok önem­li bir ger­çe­ğe ayır­mak­ta­dır. İn­sa­nı in­san ya­pan özel­lik­le­rin DNA'dan kay­nak­lan­ma­dı­ğı­nı bil­me­mi­zin baş­ka bir önem­li ne­de­ni da­ha var di­yen Col­lins, Al­lah'ın üs­tün ya­ra­tı­şı­na dik­kat çek­mek­te­dir: </text:p>
      <text:p text:style-name="P15">Bir­ço­ğu­muz için, DNA'nın in­san­lı­ğı­mı­zın esas mad­de­si ol­du­ğu fik­ri­ni red­det­mek için bi­li­min me­ka­ni­ği­nin dı­şın­da çok güç­lü bir ne­den da­ha var. Bu, çok bü­yük bir gü­cün var­lı­ğı­na olan inanç­tır... ba­zı bi­lim adam­la­rı ve ya­zar­lar ma­ne­vi eği­li­mi ta­ma­men hu­ra­fe ola­rak ka­bul et­mek­te­dir­ler. (Hiç şüp­he­siz bu on­la­rın çok bü­yük bir ya­nıl­gı­sı­dır.) Ni­te­kim Ric­hard Daw­kins, "biz­ler DNA ta­ra­fın­dan in­şa edil­miş ve ama­cı ay­nı DNA'nın kop­ya­la­rı­nı üret­mek olan ma­ki­ne­le­riz. Bu her can­lı nes­ne­nin ya­şa­mak için tek ne­de­ni­dir" tes­pi­tin­de bu­lun­muş­tur. Ger­çek­ten öy­le mi? İn­san ol­ma­yı, bir bak­te­ri ve­ya bö­cek ol­mak­tan ayı­ran bir şey yok mu? </text:p>
      <text:p text:style-name="P15">Ge­ne­tik ve mo­le­kü­ler bi­yo­lo­ji, her çağ­da ve tüm in­san kül­tür­le­rin­de or­tak olan ev­ren­sel doğ­ru ve yan­lış an­la­yı­şı­nın na­sıl or­ta­ya çık­tı­ğı­nı açık­la­ya­bi­lir mi? Yu­nan­ca'da aga­pe (mer­ha­met-sev­gi) de­nen ben­cil ol­ma­yan sev­gi­nin ne­de­ni­ni açık­la­ya­bi­lir mi? DNA'mız ris­ke gi­re­cek ol­sa bi­le baş­ka­la­rı için fe­da­kar­lık­ta bu­lun­ma­nın ne­de­ni­ni açık­la­ya­bi­lir mi? Ev­rim­sel psi­ko­log­lar gen­le­rin et­kin ola­rak ya­yıl­ma­sı­nı en­gel­le­yen in­san dav­ra­nış­la­rı için çe­şit­li açık­la­ma­lar su­nar­ken, bu id­dia­lar bi­ze ger­çek dı­şı ge­li­yor.</text:p>
      <text:p text:style-name="P15">Bi­li­min var­lı­ğı­mı­zın sır­la­rı­nı tek ba­şı­na elin­de bu­lun­dur­du­ğu fik­ri tek ba­şı­na bir din ha­li­ne gel­di... Bi­lim el­bet­te ki do­ğa­yı an­la­ma­nın doğ­ru yo­lu; an­cak bi­lim bi­ze, in­san kim­li­ği­nin, do­ğa­nın ve bu­nun­la be­ra­ber bi­li­min ala­nı dı­şın­da ka­lan baş­ka yön­le­ri ol­du­ğu­nu in­kar et­me­miz için hiç­bir se­bep ver­mez.192</text:p>
      <text:p text:style-name="P15">Col­lins'in de dik­kat çek­ti­ği gi­bi, şe­ker­den, fos­fat­tan ve kar­bon-hid­ro­jen-azot-ok­si­jen bi­le­şik­le­rin­den olu­şan mo­le­kül zin­cir­le­ri­nin in­sa­na sev­gi, bağ­lı­lık, sa­nat­tan zevk al­ma, se­vin­me, an­ne­lik his­si, sa­hip­len­me, hırs, fe­da­kar­lık gi­bi his­ler ka­zan­dır­ma­la­rı im­kan­sız­dır. İn­san, ru­hu yok sa­yıl­dı­ğın­da, sa­de­ce bir et ve ke­mik yı­ğı­nı­dır. Bu et ve ke­mik yı­ğı­nı­nın dü­şün­me­si­ni, ma­te­ma­tik he­sap­la­rı yap­ma­sı­nı, ye­di­ği ye­me­ğin lez­ze­tin­den zevk al­ma­sı­nı, gör­me­di­ği bir dos­tu­nu öz­le­me­si­ni, gör­dü­ğü bir gü­zel­lik­ten hoş­lan­ma­sı­nı sağ­la­yan, ken­di­le­ri de mad­de­sel var­lık­lar olan gen­ler de­ğil­dir. İn­san, Al­lah'ın ya­rat­tı­ğı, be­de­nin­den ay­rı ola­rak ruh ver­di­ği bir var­lık­tır. İn­san, be­de­nin­<text:soft-page-break/>den, gen­le­rin­den, bey­nin­den ve hüc­re­le­rin­den çok da­ha ay­rı, fark­lı bir var­lık­tır. İn­sa­nın ruh sa­hi­bi bir var­lık ol­du­ğu Ku­ran'da şöy­le ha­ber ve­ril­miş­tir:</text:p>
      <text:p text:style-name="P15">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5">İn­sa­nın ru­hu, Al­lah'ın Ken­di­si'nden üf­le­di­ği ruh­tur. Al­lah'ın var­lı­ğı­nı ve in­sa­nın sa­hip ol­du­ğu me­ta­fi­zik özel­lik­le­ri ka­bul et­mek is­te­me­yen ev­rim­ci ma­ter­ya­list­ler, "her­şey gen­ler­de kod­lu" ya­la­nı­nı öne sü­re­rek in­san­la­rı bu ger­çek­ten uzak tut­mak is­te­mek­te­dir­ler. Oy­sa, gen­le­rin in­san ru­hu­nu ya­ra­ta­ma­ya­cak­la­rı açık­ça or­ta­da­dır; bu­na kö­rü kö­rü­ne sap­lan­mış­lar­dır. </text:p>
      <text:p text:style-name="P15">Bu sap­kın inanç as­lın­da ye­ni de de­ğil­dir. Ta­rih bo­yun­ca "put­pe­rest­lik" ola­rak bi­lin­miş­tir. An­tik put­pe­rest­ler na­sıl tah­ta­dan oy­duk­la­rı put­la­rın, ken­di ilah­la­rı ol­du­ğu­nu id­di­a edi­yor­lar­sa, ev­rim te­ori­si de gen­le­ri sah­te ilah­lar ola­rak ka­bul et­mek­te, her­şe­yin ama­cı ve ya­ra­tı­cı­sı ol­du­ğu­nu id­di­a et­mek­te­dir. (Al­lah'ı ten­zih ede­riz.) An­cak bu son de­re­ce il­kel ve dog­ma­tik ba­kış açı­sı -ev­rim te­ori­si­ne da­ya­nak sağ­la­ma­sı umu­lan- bi­lim­sel bul­gu­lar­la çü­rü­tül­müş­tür. Gen­ler­le il­gi­li en önem­li ve ta­ri­hi araş­tır­ma­nın ba­şın­da­ki bi­lim ada­mı olan Col­lins da­hi, ev­rim­ci­le­rin söz­de ilah ilan et­tik­le­ri gen­le­rin hiç­bir güç­le­ri ol­ma­dı­ğı­nı ve in­sa­nın gen­le­rin öte­sin­de me­ta­fi­zik bir var­lı­ğı ol­du­ğu­nu açık­ça be­lirt­mek­te­dir. </text:p>
      <text:p text:style-name="P15">Put­pe­rest­lik, ya­ni hiç­bir gü­cü ol­ma­yan mad­de­sel var­lık­la­ra ilah­lık at­fet­mek, ta­rih bo­yun­ca sü­re­ge­len bir in­kar­cı ge­le­ne­ği­dir. Gü­nü­müz­de ise bu ge­le­ne­ği ev­rim­ci zih­ni­yet ile sür­dür­mek­te­dir­ler. Al­lah Ku­ran'da, hiç­bir gü­cü ol­ma­yan var­lık­la­rı ilah edi­nen­ler için şöy­le bil­dir­mek­te­dir:</text:p>
      <text:p text:style-name="P15">O'nun dı­şın­da, hiç­bir şe­yi ya­rat­ma­yan, üs­te­lik ken­di­le­ri ya­ra­tıl­mış olan, ken­di ne­fis­le­ri­ne bi­le ne za­rar, ne ya­rar sağ­la­ya­ma­yan, öl­dür­me­ye, ya­şat­ma­ya ve ye­ni­den di­ril­tip-yay­ma­ya güç­le­ri yet­me­yen bir­ta­kım ilah­lar edin­di­ler. (Fur­kan Su­re­si, 3)</text:p>
      <text:p text:style-name="P15">Al­lah, in­kar­cı­la­rın ka­pıl­dık­la­rı bu inan­cın sap­kın­lı­ğı­nı bir baş­ka ayet­te şöy­le açık­la­mak­ta­dır:</text:p>
      <text:p text:style-name="P15">De ki: "O'nun dı­şın­da (ilah ola­rak) öne sür­dük­le­ri­ni­zi ça­ğı­rın, on­lar siz­den ne za­ra­rı uzak­laş­tı­ra­bi­lir­ler, ne de (onu ya­ra­rı­nı­za) dö­nüş­tü­re­bi­lir­ler. (İs­ra Su­re­si, 56)</text:p>
      <text:p text:style-name="P15">Al­lah'ın akıl sa­hi­bi in­san­la­ra em­ri ise şu­dur:</text:p>
      <text:p text:style-name="P15">Al­lah'tan baş­ka, sa­na ya­ra­rı da, za­ra­rı da ol­ma­yan(ilah­lar)a tap­ma. Eğer sen (bu­nun ak­si­ni) ya­pa­cak olur­san, bu du­rum­da ger­çek­ten zul­me­den­ler­den olur­sun. (Yu­nus Su­re­si, 106)</text:p>
      <text:p text:style-name="P15"/>
      <text:p text:style-name="P15">SONUÇ</text:p>
      <text:p text:style-name="P15"/>
      <text:p text:style-name="P15">Ah­la­ki Çö­kün­tü, Eko­no­mik Çö­kün­tü­yü de Geç­ti!...", "Ço­cuk Fa­hi­şe­ler...", "Genç İn­gi­liz­le­re Gö­re Te­ca­vüz Do­ğal", "Fin­lan­di­ya'da 400 Eş­cin­sel ve Lez­bi­yen Çift Ev­len­di", "Gay Dü­ğü­nü", "Öf­ke Din­mi­yor" "Yol­suz­luk­la­rın Ar­dı Ar­ka­sı Ke­sil­mi­yor", "Yol­suz­luk Bu­na­lı­mı", "Uyuş­tu­ru­cu­ya Baş­la­ma Ya­şı 13 Ol­du", "Bı­ra­kın Uyuş­tu­ru­cu Ser­best Kal­sın!", "Zu­lüm Her Yer­de", "Kıt­lık­ta Sa­vaş", "Ka­bu­sa Dur Di­yen Yok", "Sa­vaş, Skan­dal, Ayak­lan­ma­lar Yı­lı", "Sırp­lar Na­zi­le­re Özen­di", "Si­vil­le­ri Tank­la Ez­di­ler", "Yer­yü­zü Ba­rut Fı­çı­sı Gi­bi", "Dün­ya Ateş ve Göz­ya­şı­na Bo­ğul­du", "Suç Pat­la­ma­sı", <text:soft-page-break/>"Su Gi­bi Al­kol Tü­ke­ti­li­yor", "Av­ru­pa Genç­li­ği Al­ko­le Tes­lim", "ABD Şid­de­ti Ön­le­ye­mi­yor", "İn­san­lık Kal­ma­mış", "Ma­ne­vi Çö­küş", "Ame­ri­ka­lı Genç­ler Ah­la­ki Çö­kün­tü­de", "İn­san­lık Yal­nız­lı­ğa Ko­şu­yor" ...</text:p>
      <text:p text:style-name="P15">Bun­lar fark­lı ta­rih­ler­de fark­lı ga­ze­te­ler­de­ki man­şet­ler­den ba­zı ör­nek­ler; he­men her gün ga­ze­te ve te­le­viz­yon ha­ber­le­rin­de kar­şı­laş­tı­ğı­mız tür­den ba­zı ha­ber­ler. Bun­lar ve ben­ze­ri ha­ber­le­rin sa­yı­sı o ka­dar faz­la ki, ar­tık in­san­la­rın bü­yük bir ço­ğun­lu­ğu bu tür olay­la­ra alış­mış du­rum­da. Pek çok in­san, dün­ya­nın dört bir ya­nın­da sü­rek­li kar­ga­şa, ça­tış­ma, anar­şi ol­ma­sı­nı, ay­nı ül­ke­nin in­san­la­rı­nın da­hi bir­bir­le­riy­le çe­kiş­me için­de ol­ma­la­rı­nı, ar­dı ar­ka­sı ke­sil­me­yen yol­suz­luk­la­rı, fa­kir ve muh­taç­la­ra yar­dım eli­nin uza­tıl­ma­ma­sı­nı, stres, dep­res­yon gi­bi ruh­sal sı­kın­tı­la­rın gi­de­rek yay­gın­laş­ma­sı­nı, in­ti­har­la­rın sa­yı­sı­nın art­ma­sı­nı ya­dır­ga­mı­yor. San­ki ne­re­dey­se tüm dün­ya; ça­tış­ma­cı, kav­ga­cı, uz­laş­maz, sı­kın­tı ve ge­ri­lim do­lu, hak­sız­lı­ğın, ada­let­siz­li­ğin hü­küm sür­dü­ğü bir ya­şa­mı be­nim­se­miş ve her­kes bu­nu ka­bul­len­miş gi­bi. </text:p>
      <text:p text:style-name="P15">Bu ka­bul­len­miş­li­ğin te­mel ne­den­le­rin­den bi­ri, tüm bu olum­suz­luk­la­rın söz­de "do­ğal" sa­nıl­ma­sı, "in­san do­ğa­sı"nın ade­ta ka­çı­nıl­maz so­nuç­la­rı gi­bi gö­rül­me­si­dir. Oy­sa ger­çek­te bun­lar in­san­lı­ğa ege­men olan ba­tıl bir "dün­ya gö­rü­şü­nün" ge­tir­di­ği so­nuç­lar­dır. Bu ba­tıl gö­rüş ma­ter­ya­list ve Dar­wi­nist dün­ya gö­rü­şü­dür. Bu ki­tap­ta in­ce­le­di­ği­miz sos­yal Dar­wi­nizm ise bu gö­rü­şün çok önem­li bir bö­lü­mü­nü oluş­tur­mak­ta­dır. </text:p>
      <text:p text:style-name="P15">İn­san­la­rın ço­ğu far­kın­da ol­sa­lar da ol­ma­sa­lar da, Dar­wi­nist-ma­ter­ya­list bir ya­şa­ma yön­len­di­ril­mek­te­dir­ler. Fa­kir in­san­la­rın ve­ya "Üçün­cü Dün­ya Ül­ke­le­ri" halk­la­rı­nın se­fa­le­ti­ne kar­şı üzün­tü ve­ya kay­gı du­yul­ma­ma­sı, zul­me ma­ruz ka­lan in­san­la­ra kar­şı du­yar­sız olun­ma­sı, ben­cil bir ya­şam şek­li­nin ha­kim ol­ma­sı, kin­dar, in­ti­kam­cı, kav­ga­cı, re­ka­bet­çi ah­la­kın yay­gın­laş­ma­sı, hat­ta özel­lik­le iş dün­ya­sın­da bun­la­rın mak­bul sa­yıl­ma­sı, in­san­la­rın di­ğer in­san­la­ra sev­gi ve say­gı duy­ma­ma­la­rı bu dün­ya gö­rü­şü­nün baş­lı­ca be­lir­ti­le­ri­dir. Ki­tap bo­yun­ca da in­ce­len­di­ği gi­bi, Dar­wi­nist-ma­ter­ya­list gö­rüş te­ca­vüz­den sa­va­şa ka­dar her tür­lü vic­dan­sız­lı­ğı meş­ru gös­ter­mek­te ve bu yol­la teş­vik et­mek­te­dir. </text:p>
      <text:p text:style-name="P15">As­lın­da he­men her in­san, Dar­wi­nist-ma­ter­ya­list gö­rü­şün acı­sı­nı bir şe­kil­de çek­mek­te­dir. Irk­çı sal­dı­rı­la­ra ma­ruz ka­lan zen­ci bir öğ­ren­ci­den ben­cil ve du­yar­sız ço­cuk­la­rı ta­ra­fın­dan ba­kım­sız ve mah­ru­mi­yet için­de bı­ra­kı­lan yaş­lı bir an­ne-ba­ba­ya, iş­ve­re­ni ta­ra­fın­dan sağ­lık­sız ko­şul­lar­da dü­şük üc­ret­le uzun sa­at­ler ça­lış­tı­rı­lan iş­çi­ler­den ha­ya­tın boş ve amaç­sız ol­du­ğu­nu zan­ne­den, so­rum­suz ve ba­şı­boş bir ha­yat ya­şa­ya­rak ken­di­ni mad­di ve ma­ne­vi bu­na­lı­ma sü­rük­le­yen genç in­san­la­ra ka­dar, pek çok in­san mut­suz, sı­kın­tı ve ge­ri­lim do­lu bir ha­yat ya­şa­mak­ta­dır. </text:p>
      <text:p text:style-name="P15">Bu kı­sır dön­gü­nün so­na er­me­si, in­san­lı­ğın ba­rı­şa, hu­zu­ra ve mut­lu­lu­ğa, sev­gi ve say­gı do­lu bir dün­ya­ya yö­nel­me­si için ge­re­ken şey, ma­ter­ya­list dün­ya gö­rü­şü­nün fik­ren ye­nil­gi­ye uğ­ra­tıl­ma­sı­dır. Bu­nun için in­san­la­rın ma­ter­ya­liz­min da­ya­nak nok­ta­sı olan Dar­wi­nizm'in bi­lim­sel ola­rak çök­müş ol­du­ğu­nu ve Dar­wi­nizm'in uy­gu­la­ma­ya ko­nul­ma­sı du­ru­mun­da ne bü­yük be­la­la­ra ne­den ola­ca­ğı­nı öğ­ren­me­le­ri son de­re­ce önem­li­dir. </text:p>
      <text:p text:style-name="P15">Bu­nun­la bir­lik­te Dar­wi­nizm ya­nıl­gı­sı­na ka­pıl­mış olan­la­rın da önem­li bir ger­çe­ğin far­kı­na var­ma­la­rı ge­re­kir. Tüm ek­sik­lik­le­ri ve yan­lış­lık­la­rı­na rağ­men ıs­rar­la sa­vun­ma­ya ça­lış­tık­la­rı ev­rim te­ori­si­nin bi­lim­sel ola­rak hiç­bir ge­çer­li­li­ği kal­ma­mış­tır. Bu­gün bi­lim dün­ya­sın­da ya­şa­nan her ge­liş­me bu ger­çe­ği bir kez da­ha pe­kiş­tir­mek­te, <text:soft-page-break/>ev­rim te­ori­si ta­ri­hin toz­lu say­fa­la­rı­na gö­mül­mek­te­dir. Üs­te­lik ta­ri­hi pek çok tec­rü­be –ki­tap bo­yun­ca ör­nek­le­ri ile açık­lan­dı­ğı gi­bi- gös­ter­mek­te­dir ki, ev­rim te­ori­si­nin or­ta­ya koy­du­ğu ya­şam mo­de­li, zu­lüm, hak­sız­lık, acı­ma­sız­lık, ada­let­siz­lik ile eşan­lam­lı­dır ve in­san­la­ra acı, göz­ya­şı ve ka­yıp­tan baş­ka bir­şey ge­tir­mez. Bu ne­den­le Dar­wi­nist­le­rin de ev­rim te­ori­si­nin teş­vik et­ti­ği kö­tü­lük­le­rin far­kı­na var­ma­la­rı, ön yar­gı­la­rın­dan kur­tu­la­rak akıl ve bi­lim dı­şı bu te­ori­nin sa­vu­nu­cu­lu­ğun­dan bir an ön­ce vaz­geç­me­le­ri ge­re­kir. Uma­rız, bu eser söz ko­nu­su ya­nıl­gı­ya ka­pıl­mış olan­la­rın ne ka­dar cid­di bir ha­ta için­de ol­duk­la­rı­nı kav­ra­ma­la­rı­na ara­cı olur.</text:p>
      <text:p text:style-name="P15"/>
      <text:p text:style-name="P15"/>
      <text:p text:style-name="P15"/>
      <text:p text:style-name="P15">DİPNOTLAR</text:p>
      <text:p text:style-name="P15"/>
      <text:p text:style-name="P15">1. Herbert Spencer, Social Status, 1850, s. 414-415</text:p>
      <text:p text:style-name="P15">2. Richard Hofstadter, Social Darwinism in American Thought, Rev. Ed., Boston, Beacon Press, 1955, s.41</text:p>
      <text:p text:style-name="P15">3. Mark Kingwell, "Competitive States of America, <text:s/>Microsoft proves it: we're still wrestling with that treasured national ideal", New York Times, 25 Haziran 2000; http://www.spaceship-earth.org/Letters/Editor/Competitive_States_of_America.htm</text:p>
      <text:p text:style-name="P15">4. http://www.allston.org/josh/socialdarwinismf99.htm</text:p>
      <text:p text:style-name="P15">5. Stephen Jay Gould, The Mismeasure of Man, W.W. Norton and Company, New York, 1981, s. 72</text:p>
      <text:p text:style-name="P15">6. The Life and Letters of Charles Darwin, Editör: Francis Darwin, D. Appleton and Co., 1896, Vol. 2, s . 294</text:p>
      <text:p text:style-name="P15">7. http://www.touchstonemag.com/docs/issues/15.8docs/15-8pg43.html</text:p>
      <text:p text:style-name="P15">8. Thomas R. Malthus, An essay on the principle of population as it affects the future improvement of society., Reprint, London:Reeves and Turner, (1798) 1878, s. 412</text:p>
      <text:p text:style-name="P15">9. Thomas R. Malthus, An essay on the principle of population as it affects the future improvement of society., Reprint.London:Reeves and Turner, (1798) 1878, s.411, 430-431.</text:p>
      <text:p text:style-name="P15">10. Karl Polanyi, The Great Transformation, Boston, Beacon Press, 1957, s.112</text:p>
      <text:p text:style-name="P15">11. Karl Polanyi, The Great Transformation, Boston, Beacon Press, 1957,s.112. </text:p>
      <text:p text:style-name="P15">12. Sir Gavin de Beer, Charles Darwin, London: Thomas Nelson &amp; Sons, 1963 </text:p>
      <text:p text:style-name="P15">13. Charles Darwin, On the Origin of Species By Means of Natural Selection, London, 1859, (tekrar baskı 1964, Harvard University Press, Cambridge) s.64 </text:p>
      <text:p text:style-name="P15">14. Charles Darwin, On the Origin of Species, s. 117 </text:p>
      <text:p text:style-name="P15">15. Richard Hofstadter, Social Darwinism in American Thought, s. 88</text:p>
      <text:p text:style-name="P15">16. http://www.creationism.org/csshs/v04n3p18.htm </text:p>
      <text:p text:style-name="P15">17. Ian Taylor, In the Minds of Men, s. 65</text:p>
      <text:p text:style-name="P15">18. Matthew Josephson, The Robber Barons, New York, Harcourt and Brace, 1934</text:p>
      <text:p text:style-name="P15">19. Robert Hunter, Poverty, New York: Torchbooks, 1965 </text:p>
      <text:p text:style-name="P15"><text:soft-page-break/>20. Jeanne Stellman, Susan Daum, Work is Dangerous to Your Health, New York, Random House Vintage Books, 1973 </text:p>
      <text:p text:style-name="P15">21. Otto Bettmann, The Good Old Days! They Were Terrible!, New York, Random House, 1974, s. 68 </text:p>
      <text:p text:style-name="P15">22. Otto Bettmann, The Good Old Days! They Were Terrible!, s. 70 </text:p>
      <text:p text:style-name="P15">23. Howard Zinn, A People’s History of the United States, New York, Harper Collins, 1999, s. 255 </text:p>
      <text:p text:style-name="P15">24. Howard Zinn, A People’s History of the United States, s. 255 </text:p>
      <text:p text:style-name="P15">25. Otto Bettmann, The Good Old Days! They Were Terrible!, s. 71</text:p>
      <text:p text:style-name="P15">26. Otto Bettmann, The Good Old Days! They Were Terrible!, s.71</text:p>
      <text:p text:style-name="P15">27. Kenneth Hsu, The Great Dying; Cosmic Catastrophe, Dinosaurs and the Theory of Evolution., New Yokr, Harcourt, Brace, Jovanovich, 1986, s. 10 <text:s/></text:p>
      <text:p text:style-name="P15">28. Joseph F Wall, Andrew Carnegie, New York, Oxford University Press, 1970, s. 364 </text:p>
      <text:p text:style-name="P15">29. Richard Milner, Encyclopedia of Evolution: Humanity's Search for Its Origin, New York, Facts on File, 1990, s. 72 </text:p>
      <text:p text:style-name="P15">30. Joseph F Wall, Andrew Carnegie, s.389 </text:p>
      <text:p text:style-name="P15">31. William Ghent, Our Benevolent Feudalism, New York, Macmillan, 1902, s. 29 </text:p>
      <text:p text:style-name="P15">32. Richard Hofstadtler, Social Darwinism in American Thought, s. 49</text:p>
      <text:p text:style-name="P15">33. Isaac Asimov, The Golden Door: The United States from 1876 to 1918, Boston, Houston Mifflin Company, 1977, s.94</text:p>
      <text:p text:style-name="P15">34. Richard Milner, Encyclopedia of Evolution, 1990, <text:s/>s.412 </text:p>
      <text:p text:style-name="P15">35. Stephen T. Asma, "The New Social Darwinism: Deserving Your Destitution.", The Humanist, 1993, 53(5), s. 11 </text:p>
      <text:p text:style-name="P15">36. Ibn Ebi Şeybe, Kitabü'l-İman (neşr:el-bani) s.33; El-Bânî, Silsiletü’l-ehâdisis’sahîha, I, 69-71; Hakim ve Beyhaki, 250, H.no:190. </text:p>
      <text:p text:style-name="P15">37. Karl A. Schleunes, The Twisted Road to Auschwitz (Urbana, Illinios, University of Illinois Press, 1970), s. 30, 32; Jerry Bergman, Eugenics and Nazi Racial Policy, s. 118</text:p>
      <text:p text:style-name="P15">38. Sidney M. Mintz, American Scientist, vol.60, Mayıs/Haziran 1972, s. 387</text:p>
      <text:p text:style-name="P15">39. John C. Burham, Science, vol.175, 4 Şubat 1972, s. 506 </text:p>
      <text:p text:style-name="P15">40. Edwin G. Conklin, The Direction of Human Evolution, New York, Scribner's, 1921, s. 34</text:p>
      <text:p text:style-name="P15">41. http://www.ncl.ac.uk/lifelong-learning/distrib/darwin/08.htm </text:p>
      <text:p text:style-name="P15">42. George Gaylord Simpson, "The Biological Nature of Man", Science, vol.152, 22 Nisan, 1966, s. 475 </text:p>
      <text:p text:style-name="P15">43. Henry Fairfield Osborn, "The Evolution of Human Races," Natural History, Ocak/Şubat 1926; ikinci kez yayınlanışı Natural History, vol. 89, Nisan 1980, s. 129 </text:p>
      <text:p text:style-name="P15">44. James Ferguson, "The Laboratory of Racism", New Scientist, vol. 103, 27 Eylül 1984, s. 18 </text:p>
      <text:p text:style-name="P15">45. Stephen Jay Gould, "Human Equality is a Contingent Fact of History", Natural History, vol.93, Kasım 1984, s. 28</text:p>
      <text:p text:style-name="P15">46. Charles Darwin, The Descent of Man, 2. baskı, New York, A L. Burt Co., 1874, s. 178 </text:p>
      <text:p text:style-name="P15"><text:soft-page-break/>47. Charles Darwin, The Voyage of the Beagle, (edited David Amigoni, London: Wordsworth, 1997), Bölüm 10, "Tierra Del Fuego" </text:p>
      <text:p text:style-name="P15">48. Charles Darwin, The Voyage of the Beagle, s.477 </text:p>
      <text:p text:style-name="P15">49. http://www.ncl.ac.uk/lifelong-learning/distrib/darwin/08.htm</text:p>
      <text:p text:style-name="P15">50. Francis Darwin, The Life and Letters of Charles Darwin, Vol. I, 1888. New York, D. Appleton and Company, s.285-286 </text:p>
      <text:p text:style-name="P15">51. Stephen Jay Gould, Ontogeny and Phylogeny, Cambridge, Mass: Harvard University Press, 1977, s. 12752.</text:p>
      <text:p text:style-name="P15">52. Thomas Huxley, Lay Sermons, Addresses and Reviews, New York, NY:Appleton, 1871, s. 20 </text:p>
      <text:p text:style-name="P15">53. Robert Lee Hotz, "Race has no basis in biology, researchers say," Los Angeles Times, 20 Şubat 1997 </text:p>
      <text:p text:style-name="P15">54. Susan Chaves Cameron, Journal of Counseling and Development, 76:277-285, 1998</text:p>
      <text:p text:style-name="P15">55. Natalie Angier, "Do Races Differ? Not Really, DNA Shows", New York Times, 22 Ağustos 2000 </text:p>
      <text:p text:style-name="P15">56. Natalie Angier, "Do Races Differ? Not Really, DNA Shows", New York Times, 22 Ağustos 2000 </text:p>
      <text:p text:style-name="P15">57. Natalie Angier, "Do Races Differ? Not Really, DNA Shows", New York Times, 22 Ağustos 2000 </text:p>
      <text:p text:style-name="P15">58. Genetically Speaking, Race Doesn't Exist In Humans http://www.eurekalert.org/pub_releases/1998-10/WUiS-GSRD-071098.php</text:p>
      <text:p text:style-name="P15">59. Genetically Speaking, Race Doesn't Exist In Humans http://www.eurekalert.org/pub_releases/1998-10/WUiS-GSRD-071098.php</text:p>
      <text:p text:style-name="P15">60. Time, 16 Ocak 1995</text:p>
      <text:p text:style-name="P15">61. Time, 16 Ocak 1995</text:p>
      <text:p text:style-name="P15">62. Jim Knapp, Imperialism: The Struggle to Be Superior, http://www-personal.umich.edu/~jimknapp/papers/Imperialism.html </text:p>
      <text:p text:style-name="P15">63. Encyclopedia Britannica, 1946 edition, volume 12, page 122A </text:p>
      <text:p text:style-name="P15">64. Gertrude Himmelfarb, Darwin and the Darwinian Revolution, Chicago, Elephant Paperbacks, Ivan R. Dee, Publisher, 1996, s. 416</text:p>
      <text:p text:style-name="P15">65. Hans-Ulrich Wehler, The German Empire, s.180, http://www.geocities.com/Area51/Rampart/4871/Darwin.html</text:p>
      <text:p text:style-name="P15">66. T. D. Hall, The Scientific Background of the Nazi "Race Purification" Program, US &amp; German Eugenics, Ethnic Cleansing, Genocide, and Population Control, http://www.trufax.org/avoid/nazi.html </text:p>
      <text:p text:style-name="P15">67. Charles Darwin, The Decent of Man, s. 297 </text:p>
      <text:p text:style-name="P15">68. Karl Pearson, National Life from the Standpoint of Science, Cambridge, Cambridge University Press, 1900, s. 11-16, 20-23, 36-37, 43-44 </text:p>
      <text:p text:style-name="P15">69. Karl Pearson, National Life from the Standpoint of Science, Cambridge, Cambridge University Press, 1900, s. 11-16, 20-23, 36-37, 43-44</text:p>
      <text:p text:style-name="P15">70. John Merriman, A History of Modern Europe, Volume Two: From the French Revolution to the Present, s.990-991 </text:p>
      <text:p text:style-name="P15">71. Karl Pearson, National Life from the Standpoint of Science, 1900</text:p>
      <text:p text:style-name="P15"><text:soft-page-break/>72. Richard Milner, Encyclopedia of Evolution: Humanity's Search for Its Origin, s. 59</text:p>
      <text:p text:style-name="P15">73. Oscar Levy, Complete Works of Nietzsche, 1930, Vol. 2, s. 75 </text:p>
      <text:p text:style-name="P15">74. Richard Hofstadter, Social Darwinism in American Thought, s. 197; Gertrude Himmelfarb, Darwin and the Darwinian Revolution, s. 417</text:p>
      <text:p text:style-name="P15">75. Richard Hofstadter, Social Darwinism in American Thought, s. 197; Gertrude Himmelfarb, Darwin and the Darwinian Revolution, s. 417</text:p>
      <text:p text:style-name="P15">76. Arthur Keith'in, Machin'in Darwin's Theory Applied to Mankind adlı kitabına yazdığı önsözden, s. Viii; Gertrude Himmelfarb, Darwin and the Darwinian Revolution, s. 417</text:p>
      <text:p text:style-name="P15">77. W. Carr, A history of Germany 1815-1990, 4. Baskı, s. 205; Ernst Haeckel, Der Kamkpf um den Entwicklungs-Gedanken, 1905 <text:s/></text:p>
      <text:p text:style-name="P15">78. W. Carr, A History of Germany 1815-1990, 4. Baskı, s. 208 </text:p>
      <text:p text:style-name="P15">79. Oscar Levy, Complete Works of Nietzsche, 1930, Vol. 2, s. 75</text:p>
      <text:p text:style-name="P15">80. H. Enoch, Evolution or Creation, 1966, s. 147-148 </text:p>
      <text:p text:style-name="P15">81. Max Nordau, "The Philosophy and Morals of War", North American Review, 169 (1889), s. 794</text:p>
      <text:p text:style-name="P15">82. Jacques Barzun, Darwin, Marx, Wagner, Garden City, New York, Doubleday, 1958, s. 92, 93</text:p>
      <text:p text:style-name="P15">83. Jacques Barzun, Darwin, Marx, Wagner, s. 92-95</text:p>
      <text:p text:style-name="P15">84. http://www.kimel.net/terror.html </text:p>
      <text:p text:style-name="P15">85. Karl A. Schleunes, The Twisted Road to Auschwitz, University of Illinois Press, Urbana, Illinois, 1970. s.30-32 </text:p>
      <text:p text:style-name="P15">86. A. Chase, The Legacy of Malthus; The Social Costs of the New Scientific Racism, Alfred Knopf, New York, 1980, s. 349 </text:p>
      <text:p text:style-name="P15">87. Arthur Keith, Evolution and Ethics, G.P. Putnam’s Sons, New York, 1946, s. 230 </text:p>
      <text:p text:style-name="P15">88. The Nuremberg Trials, Vol. 14, U.S. Government Printing Office, Washington, D.C., s. 279 </text:p>
      <text:p text:style-name="P15">89. J. Tenenbaum, Race and Reich, Twayne Pub., New York, 1956, s. 211 </text:p>
      <text:p text:style-name="P15">90. Adolf Hitler, Um das Schicksal der Nation', in B. Dusik (ed.), Hitler. Reden Schriften Anordnungen. Februar 1925 bis Januar 1933, vol. 2(2), Munich, 1992, Doc 245. <text:s/></text:p>
      <text:p text:style-name="P15">91. Robert Clark, Darwin: Before and After, Grand Rapids International Press, Grand Rapids, MI, 1958, s. 115 </text:p>
      <text:p text:style-name="P15">92. Beate Wilder-Smith, The Day Nazi Germany Died, Master Books, San Diego, CA, 1982, s. 27 </text:p>
      <text:p text:style-name="P15">93. George J. Stein, "Biological science and the roots of Nazism", American Scientist 76(1):50–58, 1988, s.51 </text:p>
      <text:p text:style-name="P15">94. George J. Stein, "Biological science and the roots of Nazism", American Scientist 76(1):50–58, 1988, s. 56 </text:p>
      <text:p text:style-name="P15">95. Rauschning, H., The Revolution of Nihilism, Alliance Book Corp., New York, 1939 </text:p>
      <text:p text:style-name="P15">96. Arthur Keith, Evolution and Ethics, G.P. Putnam’s Sons, New York, 1946, s. 230 </text:p>
      <text:p text:style-name="P15"><text:soft-page-break/>97. Arthur Keith, Evolution and Ethics, G.P. Putnam’s Sons, New York, 1946, s. 105 </text:p>
      <text:p text:style-name="P15">98. Peter Hoffman, Hitler's Personal Security, London, Pergamon Press, 1979, s. 264 </text:p>
      <text:p text:style-name="P15">99. Robert Clark, Darwin: Before and After, Grand Rapids International Press, Grand Rapids, MI, 1958, s. 115-116 </text:p>
      <text:p text:style-name="P15">100. A. E. Wiggam, The New Dialogue of Science, Garden Publishing Co., Garden City, NY, 1922, s. 102</text:p>
      <text:p text:style-name="P15">101. Ernst Haeckel, The History of Creation: Or the Development of the Earth and Its Inhabitants by the Action of Natural Causes, Appleton, New York, 1876, s. 170 </text:p>
      <text:p text:style-name="P15">102. George Stein, "Biological science and the roots of Nazism", American Scientist 76(1):50–58, 1988., s. 56; Ernst Haeckel, The Wonders of Life; A Popular Study of Biological Philosophy, Harper, New York, 1905, s. 116 </text:p>
      <text:p text:style-name="P15">103. K. Ludmerer, Eugenics, In: Encyclopedia of Bioethics, Edited by Mark Lappe, The Free Press, New York, 1978, s.457 </text:p>
      <text:p text:style-name="P15">104. Thomas Robert Malthus, An Essay On The Principle of Population, Sixth Edition, 1826, based on the second edition (1803)</text:p>
      <text:p text:style-name="P15">105. Charles Darwin, The Descent of Man, 2nd Ed., s. 133–134, 1887</text:p>
      <text:p text:style-name="P15">106. Charles Darwin, İnsanın Türeyişi, s. 171 </text:p>
      <text:p text:style-name="P15">107. Charles Darwin, The Descent of Man, s. 945 <text:s text:c="2"/></text:p>
      <text:p text:style-name="P15">108. Allan Chase, The Legacy of Malthus, Chicago:University of Illinois Press, 1980, s.136).</text:p>
      <text:p text:style-name="P15">109. Francis Galton, Hereditary Genius: An Inquiry into its Laws and Consequences, London:Macmillan, 1892, s. 330</text:p>
      <text:p text:style-name="P15">110. Joseph L. Graves Jr., The Emperor's New Clothes, Rutgers Universtiy Press, 2001, s. 96</text:p>
      <text:p text:style-name="P15">111. Joseph L. Graves Jr., The Emperor's New Clothes, Rutgers Universtiy Press, 2001, s. 98</text:p>
      <text:p text:style-name="P15">112. Joseph L. Graves Jr., The Emperor's New Clothes, Rutgers Universtiy Press, 2001, s. 98</text:p>
      <text:p text:style-name="P15">113. Nature, 116 (1925), s. 456 </text:p>
      <text:p text:style-name="P15">114. Bernhard Schreiber, The Men Behind Hitler - A German Warning to the World, http://www.toolan.com/hitler/Hitler, s. 18</text:p>
      <text:p text:style-name="P15">115. http://www.politicalamazon.com/pioneerfund.html</text:p>
      <text:p text:style-name="P15">116. Joseph L. Graves Jr., The Emperor's New Clothes, Rutgers Universtiy Press, 2001, s. 116-117 </text:p>
      <text:p text:style-name="P15">117. Joseph L. Graves Jr., The Emperor's New Clothes, Rutgers Universtiy Press, 2001, s. 119</text:p>
      <text:p text:style-name="P15">118. Ian Kershaw, Hitler, volume 1, 1998, s. 134 </text:p>
      <text:p text:style-name="P15">119. R. Youngson, Scientific Blunders; A Brief History of How Wrong Scientists Can Sometimes Be, Carroll and Graf Pub., New York, 1998</text:p>
      <text:p text:style-name="P15">120. A. Hitler, Hitler’s Secret Conversations 1941–1944, With an introductory essay on The Mind of Adolf Hitler by H.R. Trevor-Roper, Farrar, Straus and Young, New York, 1953, s. 116</text:p>
      <text:p text:style-name="P15"><text:soft-page-break/>121. A. Hitler, Hitler’s Secret Conversations 1941–1944, With an introductory essay on The Mind of Adolf Hitler by H.R. Trevor-Roper, Farrar, Straus and Young, New York, 1953, s. 116 </text:p>
      <text:p text:style-name="P15">122. Bernhard Schreiber, The Men Behind Hitler - A German Warning to the World, http://www.toolan.com/hitler/Hitler, s. 11</text:p>
      <text:p text:style-name="P15">123. Bernhard Schreiber, The Men Behind Hitler - A German Warning to the World, http://www.toolan.com/hitler/Hitler, s.22</text:p>
      <text:p text:style-name="P15">124. J.C. Fest, The Face of the Third Reich, Pantheon, NY, 1970, s. 99–100</text:p>
      <text:p text:style-name="P15">125. Jerry Bergman, Darwinism and the Nazi Race Holocaust, http://www.trueorigin.org/holocaust.asp</text:p>
      <text:p text:style-name="P15">126. Bernhard Schreiber, The Men Behind Hitler - A German Warning to the World, http://www.toolan.com/hitler/Hitler, s. 17</text:p>
      <text:p text:style-name="P15">127. Bernhard Schreiber, The Men Behind Hitler - A German Warning to the World, http://www.toolan.com/hitler/Hitler, s. 17</text:p>
      <text:p text:style-name="P15">128. Bernhard Schreiber, The Men Behind Hitler - A German Warning to the World, http://www.toolan.com/hitler/Hitler, II. Bölüm</text:p>
      <text:p text:style-name="P15">129. Bernhard Schreiber, The Men Behind Hitler - A German Warning to the World, http://www.toolan.com/hitler/Hitler, s. 32</text:p>
      <text:p text:style-name="P15">130. Bernhard Schreiber, The Men Behind Hitler - A German Warning to the World, http://www.toolan.com/hitler/Hitler, s. 32</text:p>
      <text:p text:style-name="P15">131. Bernhard Schreiber, The Men Behind Hitler - A German Warning to the World, http://www.toolan.com/hitler/Hitler, s. 33</text:p>
      <text:p text:style-name="P15">132. Bernhard Schreiber, The Men Behind Hitler - A German Warning to the World, http://www.toolan.com/hitler/Hitler, s. 40</text:p>
      <text:p text:style-name="P15">133. Bernhard Schreiber, The Men Behind Hitler - A German Warning to the World, http://www.toolan.com/hitler/Hitler, s. 40</text:p>
      <text:p text:style-name="P15">134. Joseph L. Graves Jr., The Emperor's New Clothes, Rutgers Universtiy Press, 2001, s. 128</text:p>
      <text:p text:style-name="P15">135. Doç. Dr. Haydar Sur, Sağlık Hizmetlerinin Geçmişi ve Gelişimi, http://www.merih.net/m1/whaysur12.htm</text:p>
      <text:p text:style-name="P15">136. http://www.mihr.com/mihr/osm/sistem/ilim.htm</text:p>
      <text:p text:style-name="P15">137. Jerry Bergman, <text:s/>"The History of Evolution's Teaching of Women's Inferiority", http://www.rae.org/women.html</text:p>
      <text:p text:style-name="P15">Birçok bilimsel dergi ve gazetede 400'den fazla yazısı yayınlanan, 20 kitabı olan ve Darwinizm'i eleştiren çalışmalarıyla tanınan Jerry Bergman, "The History of Evolution's Teaching of Women's Inferiority" adlı makalesinde, Darwin'in ve çağdaşı evrimcilerin kadınlara bakış açılarını incelemiş ve kadınları aşağılayan ifadelerinden bazılarını bir araya getirerek, Darwin'in ve Darwinizm'in bilinmeyen bir yönünü oldukça çarpıcı delillerle ortaya koymuştur.</text:p>
      <text:p text:style-name="P15">138. Evelleen Richards, "Will the Real Charles Darwin Please Stand Up?", New Scientist, (Dec. 22/29 1983): 887</text:p>
      <text:p text:style-name="P15">139. EIaine Morgan, The Descent of Woman, New York: Stein and Day, 1972, s.1</text:p>
      <text:p text:style-name="P15">140. John R. Durant, "The Ascent of Nature in Darwin's Descent of Man" in The Darwinian Heritage, Ed. by David Kohn, (Princeton, NJ: Princeton University Press, 1985), s.295 </text:p>
      <text:p text:style-name="P15"><text:soft-page-break/>141. Charles Darwin, The Descent of Man and Selection in Relation to Sex, New York: D. Appleton and Company, 1871 (1896 baskısı), s.326 </text:p>
      <text:p text:style-name="P15">142. Charies Darwin, The Autobiography of Charles Darwin 1809-1882 (Ed. by Nora Barlow), New York: W. W. Norton &amp; Company, Inc., 1958, 232-233</text:p>
      <text:p text:style-name="P15">143. Charies Darwin, The Autobiography of Charles Darwin 1809-1882 (Ed. by Nora Barlow), New York: W. W. Norton &amp; Company, Inc., 1958, 232-233</text:p>
      <text:p text:style-name="P15">144. Charles Darwin, The Descent of Man and Selection in Relation to Sex, New York: D. Appleton and Company, 1871 (1896 baskısı), s.564 </text:p>
      <text:p text:style-name="P15">145. Carl Vogt, Lectures on Man: His Place in Creation, and the History of Earth, edited by James Hunt, London: Paternoster Row, Longman, Green, Longman, and Roberts, 1864, xv, 192 </text:p>
      <text:p text:style-name="P15">146. Stephanie A. Shields, "Functionalism, Darwinism, and the Psychology of Women; A Study in Social Myth," American Psychologist, no. 1 (1975): 749 </text:p>
      <text:p text:style-name="P15">147. Evelleen Richards, "Darwin and the Descent of Women," in David Oldroyd and Ian Langham (Eds.), The Wider Domain of Evolutionary Thought (Holland: D. Reidel, 1983), 75 </text:p>
      <text:p text:style-name="P15">148. Evelleen Richards, "Darwin and the Descent of Women," in David Oldroyd and Ian Langham (Eds.), The Wider Domain of Evolutionary Thought (Holland: D. Reidel, 1983), 74 49</text:p>
      <text:p text:style-name="P15">149. Charles Darwin, The Descent of Man and Selection in Relation to Sex, New York: D. Appleton and Company, 1871 (1896 baskısı), s.54</text:p>
      <text:p text:style-name="P15">150. Stephen Jay Gould, The Mismeasure of Man, s.83</text:p>
      <text:p text:style-name="P15">151. Stephen Jay Gould, The Mismeasure of Man, s. 83, 188 </text:p>
      <text:p text:style-name="P15">152. Stephen Jay Gould, The Mismeasure of Man, s.104 </text:p>
      <text:p text:style-name="P15">153. Stephen Jay Gould, The Mismeasure of Man, s.104 </text:p>
      <text:p text:style-name="P15">154. Stephen Jay Gould, The Mismeasure of Man, s.85 </text:p>
      <text:p text:style-name="P15">155. Stephen Jay Gould, The Mismeasure of Man, s.104-105</text:p>
      <text:p text:style-name="P15">156. Wayne Jackson, More Skull-Duggery, 7 Ekim 2002, http://www.christiancourier.com/penpoints/skullDuggery.htm</text:p>
      <text:p text:style-name="P15">157. John Hurrell Crook, "Sexual Selection, Dimorphism, and Social Organization in the Primates," in Campbell (Ed.), Sexual Selection and the Descent of Man 1871-1971 Chicago: Aldine Publishing Company, 1972</text:p>
      <text:p text:style-name="P15">158. Charles Darwin, The Descent of Man and Selection in Relation to Sex, New York: D. Appleton and Company, 1871 (1896 baskısı), s.565 </text:p>
      <text:p text:style-name="P15">159. Phillip E. Johnson, Defeating Darwinism, Intervarsity Press, 1997, s.103-104</text:p>
      <text:p text:style-name="P15">160. Michael Denton, Evolution: A Theory in Crisis, 1988, s. 358</text:p>
      <text:p text:style-name="P15">161. William Provine, "Evolution and the Foundation of Ethics", MBL Science, (A Publication of Marine Biological Laboratory at Woods Hole, Massachusetts), vol. 3, no. 1, s. 25-29; The Scientist, 5 Eylül 1988</text:p>
      <text:p text:style-name="P15">162. H. Epoch, Evolution or Creation, (1988), s. 148-149</text:p>
      <text:p text:style-name="P15">163. Phillip E. Johnson, Defeating Darwinism, Intervarsity Press, 1997, s.99</text:p>
      <text:p text:style-name="P15">164. http://www.trufax.org/avoid/manifold.html</text:p>
      <text:p text:style-name="P15">165. George Gaylord Simpson, Life of The Past:An Introduction to Paleontology, New Haven: Yale University Press, 1953</text:p>
      <text:p text:style-name="P15"><text:soft-page-break/>166. Richard Dawkins, Unweaving The Rainbow, Houghton Mifflin Company Newyork, 1998, s. ix</text:p>
      <text:p text:style-name="P15">167. Sir Fred Hoyle, The Intelligent Universe, 1983, s. 9</text:p>
      <text:p text:style-name="P15">168. George Gaylord Simpson, "The World into Which Darwin Led Us," Science 131 (1960), s. 970</text:p>
      <text:p text:style-name="P15">169. Francis Darwin (ed.), Life and Letters of Charles Darwin (1903; 1971 reprint), Volume 1, s. 285</text:p>
      <text:p text:style-name="P15">170. George B. Johnson, Biology: Visualizing Life, Holt, Rinehart and Winston, Inc., 1994, <text:s/>s. 453 </text:p>
      <text:p text:style-name="P15">171. http://www.touchstonemag.com/docs/issues/15.8docs/15-8pg43.html</text:p>
      <text:p text:style-name="P15">172. P.J. Darlington, Evolution for Naturalists, 1980, s. 243-244</text:p>
      <text:p text:style-name="P15">173. Stephen Jay Gould, Ever Since Darwin, s. 223</text:p>
      <text:p text:style-name="P15">174. Charles Darwin, The Descent of Man and Selection in Relation to Sex, New York: D. Appleton and Company, 1871 (1896 baskısı), s. 403</text:p>
      <text:p text:style-name="P15">175. Lorraine Lee Larison Cudmore, "The Center of Life," in Science Digest, Kasım 1977, s. 46</text:p>
      <text:p text:style-name="P15">176. Thomas F. Gossett, Race: The History of an Idea in America, Dallas: Southern Methodist University Press, 1963, s. 170</text:p>
      <text:p text:style-name="P15">177. Peter Singer, "Sanctity of Life or Quality of Life?, Pediatrics, Temmuz1983, s. 128-129</text:p>
      <text:p text:style-name="P15">178. Martin Mawyer, "Death Act Dies in California", Fundamentalist Journal, 7 Haziran 1988:61 </text:p>
      <text:p text:style-name="P15">179. Martin Mawyer, "Death Act Dies in California", Fundamentalist Journal, 7 Haziran 1988:61</text:p>
      <text:p text:style-name="P15">180. Barbara Burke, "Infanticide", Science 84, Mayıs 1984, s. 29 </text:p>
      <text:p text:style-name="P15">181. Charles Darwin, On the Origin of Species, 1859, s.449</text:p>
      <text:p text:style-name="P15">182. E. O. Wilson, Sociobiology: The New Synthesis, Cambridge, 1975, s.3</text:p>
      <text:p text:style-name="P15">183. Stephen Jay Gould, Ever Since Darwin, New York, W.W. Norton &amp; Co., 1977</text:p>
      <text:p text:style-name="P15">184. Richard Dawkins, The Selfish Gene, 1976 baskısının önsözü, Oxford: Oxford University Press</text:p>
      <text:p text:style-name="P15">185. E.O. Wilson, On Human Nature, Cambridge, Mass.: Harvard University Press, 1978, s. 2-3</text:p>
      <text:p text:style-name="P15">186. Richard Dawkins, The Selfish Gene, İkinci Baskı,1989, Oxford: Oxford University Press., s.2</text:p>
      <text:p text:style-name="P15">187. Robert Wallace, The Genesis Factor, New York: Morrow and Co.,1979, s.217-218</text:p>
      <text:p text:style-name="P15">188. Mae-Wan Ho, The Human Genome Map, the Death of Genetic Determinism and Beyond, ISIS Report, 14 Şubat 2001; http://www.i-sis.org.uk/HumangenTWN-pr.php</text:p>
      <text:p text:style-name="P15">189. Francis S. Collins, Lowell Weiss ve Kathy Hudson, "Have no fear. Genes aren't everything", The New Republic, 06/25/2001 </text:p>
      <text:p text:style-name="P15">190. Francis S. Collins, Lowell Weiss ve Kathy Hudson, "Have no fear. Genes aren't everything", The New Republic, 06/25/2001</text:p>
      <text:p text:style-name="P15">191. Francis S. Collins, Lowell Weiss ve Kathy Hudson, "Have no fear. Genes aren't everything", The New Republic, 06/25/2001</text:p>
      <text:p text:style-name="P15"><text:soft-page-break/>192. Francis S. Collins, Lowell Weiss ve Kathy Hudson, "Have no fear. Genes aren't everything", The New Republic, 06/25/2001</text:p>
      <text:p text:style-name="P15"/>
      <text:p text:style-name="P15">563</text:p>
      <text:p text:style-name="P15"/>
      <text:p text:style-name="P15">Sos­yal Dar­wi­nizm bir­çok acı­ma­sız­lı­ğa, özel­lik­le de za­val­lı in­san­la­rın ha­yat­la­rı­nı önem­siz gö­ren uy­gu­la­ma­la­ra söz­de bi­lim­sel bir meş­ru­iyet ka­zan­dır­mış­tır. </text:p>
      <text:p text:style-name="P15"/>
      <text:p text:style-name="P15"/>
      <text:p text:style-name="P15">565</text:p>
      <text:p text:style-name="P15"/>
      <text:p text:style-name="P15">Darwin'in bilim dışı teorisiyle pekiştirilen "zayıf ve güçsüz olanların ezilmesi gerektiği" yanılgısı, eşitsizliğin, haksızlığın ve adaletsizliğin yaygınlaşmasındaki en temel faktörlerden biridir.</text:p>
      <text:p text:style-name="P15"/>
      <text:p text:style-name="P15"/>
      <text:p text:style-name="P15">567</text:p>
      <text:p text:style-name="P15"/>
      <text:p text:style-name="P15">Nazi­ler, zi­hin­sel ve­ya ka­lıt­sal has­ta­lı­ğı olan ço­cuk­la­rı ön­ce kı­sır­laş­tır­dı­lar, son­ra gaz oda­la­rın­da öl­dür­me­ye baş­la­dı­lar. Sa­de­ce baş­par­ma­ğı ol­ma­yan ço­cuk­lar da­hi öje­nist uy­gu­la­ma­la­rın he­de­fi ha­li­ne gel­di­ler</text:p>
      <text:p text:style-name="P15"/>
      <text:p text:style-name="P15">568</text:p>
      <text:p text:style-name="P15"/>
      <text:p text:style-name="P15">Ben­ja­min Wi­ker'ın Mo­ral Dar­wi­nism ad­lı ki­ta­bıve Darwin'in İnsanın Türeyişi adlı kitabı</text:p>
      <text:p text:style-name="P15"/>
      <text:p text:style-name="P15"/>
      <text:p text:style-name="P15">569</text:p>
      <text:p text:style-name="P15"/>
      <text:p text:style-name="P15">Sava­şın, ırk­la­rın ya da mil­let­le­rin ge­liş­me­si­ni sağ­la­yan bir ge­rek­li­lik ola­rak al­gı­lan­ma­sı, Dar­wi­nist fel­se­fe­nin yı­kım ge­ti­ren so­nuç­la­rın­dan bi­ri­dir. En kan­lı sa­vaş­lar­dan bi­ri olan 2. Dün­ya Sa­va­şı'nda ha­ra­be­ye dön­müş Fran­sız sokak­ları, bu yıkımı göz­ler önüne ser­mek­tedir.</text:p>
      <text:p text:style-name="P15"/>
      <text:p text:style-name="P15"/>
      <text:p text:style-name="P15">570</text:p>
      <text:p text:style-name="P15">Dar­win'in dö­ne­min­de kul­la­nı­lan il­kel mik­ros­kop­lar hüc­re­yi ba­sit bir le­ke gi­bi gös­te­riyor­du. </text:p>
      <text:p text:style-name="P15"/>
      <text:p text:style-name="P15"/>
      <text:p text:style-name="P15">Günü­müz­de kul­la­nı­lan mik­ros­kop­lar ise, hüc­re­nin ne ka­dar komp­leks ve ola­ğa­nüs­tü ku­sur­suz bir ya­pı­ya sa­hip ol­duğunu gös­ter­miş­tir. </text:p>
      <text:p text:style-name="P15"/>
      <text:p text:style-name="P15"/>
      <text:p text:style-name="P15"><text:soft-page-break/>571</text:p>
      <text:p text:style-name="P15"/>
      <text:p text:style-name="P15">Bir top­lum­da yar­dı­ma muh­taç du­rum­da­ki in­san­lar kö­tü mu­ame­le gö­rür ve ken­di baş­la­rı­na ter­k e­di­lir­ler­se bu, -eğer söz ko­nu­su top­lum­da din ah­la­kı­nın ge­re­ği olan sa­bır ve af­fe­di­ci­lik ha­kim de­ğil­se- top­lum­da ge­ri­li­me ve öf­ke­ye ne­den olur. </text:p>
      <text:p text:style-name="P15"/>
      <text:p text:style-name="P15"/>
      <text:p text:style-name="P15">572</text:p>
      <text:p text:style-name="P15"/>
      <text:p text:style-name="P15"/>
      <text:p text:style-name="P15">Sos­yal Dar­wi­nist uy­gu­la­ma­lar in­san­lı­ğa kin, öf­ke, ça­tış­ma, kav­ga, ci­na­yet­ler ve sa­vaş­tan baş­ka bir şey ge­tir­me­miş­tir. </text:p>
      <text:p text:style-name="P15">Ge­ri­de bı­rak­tı­ğı­mız yüz­yıl­da ya­şa­nan acı­la­rın, 21. yüz­yıl­da tek­rar­lan­ma­ma­sı ve bu yüz­yı­lın ba­rış ve hu­zur do­lu ol­ma­sı için in­san­la­rın Dar­wi­nizm'in al­dat­ma­ca­la­rı ve teh­li­ke­le­ri ko­nu­sun­da bi­linç­len­di­ril­me­le­ri şart­tı</text:p>
      <text:p text:style-name="P15"/>
      <text:p text:style-name="P15"/>
      <text:p text:style-name="P15">573</text:p>
      <text:p text:style-name="P15"/>
      <text:p text:style-name="P15">Thomas Malt­hus</text:p>
      <text:p text:style-name="P15"/>
      <text:p text:style-name="P15"/>
      <text:p text:style-name="P15">574</text:p>
      <text:p text:style-name="P15">Sos­yal Dar­wi­nizm'in sap­kın tel­kin­le­ri­ne gö­re za­yıf, güç­süz, za­val­lı in­san­lar ölü­me ter­k e­dil­me­li­dir­ler. Bu, dün­ya ta­ri­hi­nin gör­dü­ğü en acı­ma­sız fel­se­fe­ler­den­dir.</text:p>
      <text:p text:style-name="P15"/>
      <text:p text:style-name="P15"/>
      <text:p text:style-name="P15">576</text:p>
      <text:p text:style-name="P15"/>
      <text:p text:style-name="P15"/>
      <text:p text:style-name="P15">Al­lah, in­san­la­ra muh­taç olan­la­rı ko­ru­yup kol­la­ma­yı, şef­kat­li ve mer­ha­met­li ol­ma­yı em­ret­miş­tir. Al­lah'ın em­ret­ti­ği ah­la­kın ya­şan­ma­sı pek çok sorunun çözümü olacak­tır. </text:p>
      <text:p text:style-name="P15"/>
      <text:p text:style-name="P15">577</text:p>
      <text:p text:style-name="P15"/>
      <text:p text:style-name="P15"/>
      <text:p text:style-name="P15">HAYAT KAVGADIR İDDİASI DOĞRU DEĞİLDİR</text:p>
      <text:p text:style-name="P15"/>
      <text:p text:style-name="P15"/>
      <text:p text:style-name="P15">Malt­hus'a ve Dar­win'e olan bağ­lı­lık­la­rı ne­de­niy­le ba­zı Dar­wi­nist­ler "ha­yat kav­ga­dır" dü­şün­ce­si­ni en uç nok­ta­la­ra ka­dar ta­şı­dı­lar. Bir kıs­mı, sa­de­ce hay­van­la­rın de­ğil iç or­gan­lar­dan mo­le­kül­le­re ka­dar tüm var­lık­la­rın re­ka­bet için­de ol­duk­la­rı­nı id­dia et­ti. Ör­ne­ğin T. H. Hux­ley her or­ga­niz­ma­nın mo­le­kül­le­ri­nin bir­bi­ri ile re­ka­bet için­de ol­du­ğu­nu ile­ri sür­dü. Al­man emb­ri­yo­log Wil­helm Ro­ux ise or­gan­la­rın be­sin için bir­<text:soft-page-break/>bir­le­ri ile mü­ca­de­le et­tik­le­ri­ni, böb­rek­le­rin ci­ğer­le­re, kal­bin bey­ne kar­şı sa­vaş­tı­ğı­nı id­dia et­ti.1</text:p>
      <text:p text:style-name="P15">20. yüz­yıl­da bi­yo­lo­ji ala­nın­da el­de edi­len bul­gu­lar ise do­ğa­da böy­le bir ha­yat mü­ca­de­le­si ol­ma­dı­ğı­nı gös­ter­mek­te­dir. Bu­gün bi­yo­lo­ji­de esas ola­rak or­ga­niz­ma için­de­ki re­ka­bet­ten de­ğil iş bir­li­ğin­den söz edil­mek­te­dir. Ör­ne­ğin bi­yo­log Le­wis Tho­mas Li­ves of Cells (Hüc­re­le­rin Ha­ya­tı) ad­lı ki­ta­bın­da şöy­le yaz­mak­ta­dır:</text:p>
      <text:p text:style-name="P15">Bil­di­ği­miz ka­da­rıy­la, can­lı var­lık­lar ara­sın­da­ki bir­lik­te­lik­le­rin bü­yük ço­ğun­lu­ğu ger­çek­te yar­dım mak­sat­lı, bir de­re­ce­ye ka­dar sim­bi­yo­tik­tir (or­tak ya­şam); ge­nel­de düş­man­la­rı ile kar­şı­laş­tık­la­rın­da, bir­bir­le­ri­ne sin­yal­ler ve uya­rı­lar yol­la­dık­la­rı, be­ra­ber ha­re­ket et­tik­le­ri bir iliş­ki...2</text:p>
      <text:p text:style-name="P15">Dar­win Ret­ri­ed: An Ap­pe­al to Re­ason (Dar­win Ye­ni­den Yar­gı­lan­dı: Ak­la Baş­vu­ru) ki­ta­bı­nın ya­za­rı Nor­man Mac­beth ise Malt­hus ve Dar­win'in ya­nıl­dık­la­rı­nı ve do­ğa­da kı­ya­sı­ya bir mü­ca­de­le ol­ma­dı­ğı­nı şöy­le açık­la­mak­ta­dır:</text:p>
      <text:p text:style-name="P15">Dar­win, bi­yo­log ol­mak­tan çok (acı­ma­sız bir) sos­yo­log olan Malt­hus'tan bu fik­ri dev­ral­dı. Bu fi­kir bit­ki­le­re ve hay­van­la­ra yö­ne­lik sev­gi do­lu de­rin bir dü­şün­ce­nin so­nu­cu ola­rak or­ta­ya çık­ma­dı. Bu tip bir dü­şün­ce... her or­ga­nik var­lı­ğın ge­omet­rik oran­la ço­ğal­mak için bü­yük ça­ba har­ca­dı­ğı­nı ya da sü­re­ge­len bir mü­ca­de­le­nin var ol­du­ğu­nu gös­ter­mez...3</text:p>
      <text:p text:style-name="P15">Ev­rim­ci Pe­ter Kro­pot­kin de hay­van­la­rın ara­la­rın­da­ki da­ya­nış­ma­yı ko­nu edin­di­ği Mu­tu­al Aid: A Fac­tor in Evo­lu­ti­on (Kar­şı­lık­lı Yar­dım­laş­ma: Ev­rim­de Bir Fak­tör) isim­li ki­ta­bın­da Dar­win ve ta­raf­tar­la­rı­nın içi­ne düş­tük­le­ri ya­nıl­gı­yı şöy­le di­le ge­tir­mek­te­dir:</text:p>
      <text:p text:style-name="P15">Dar­win ve onu iz­le­yen­ler, do­ğa­yı can­lı­la­rın sü­rek­li ola­rak bir­bir­le­riy­le sa­vaş­tık­la­rı bir yer ola­rak ta­nım­la­dı­lar. Hux­ley'e gö­re hay­van­lar ale­mi glad­ya­tör­le­rin şo­vu­na ben­zi­yor­du. Hay­van­lar bir­bir­le­riy­le sa­vaş­mak­ta, en hız­lı ve en kur­naz ola­nı er­te­si gün sa­va­şa­bil­mek için ha­yat­ta kal­mak­tay­dı. An­cak ilk ba­kış­ta, Hux­ley'in do­ğa­ya ba­kış açı­sı­nın bi­lim­sel ol­ma­dı­ğı an­la­şıl­mak­ta­dır…4</text:p>
      <text:p text:style-name="P15">Bi­lim ve Tek­nik der­gi­sin­de ya­yın­la­nan bir ma­ka­le­de ise do­ğa­nın mü­ca­de­le ye­ri ol­du­ğu id­di­asın­da­ki ya­nıl­gı şöy­le iti­raf edil­mek­te­dir:</text:p>
      <text:p text:style-name="P15">So­run, can­lı­la­rın ni­ye bir­bir­le­ri­ne yar­dım et­tik­le­ri­dir. Dar­win'in te­ori­si­ne gö­re; her can­lı ken­di var­lı­ğı­nı sür­dür­mek ve üre­ye­bil­mek için bir sa­vaş ver­mek­te­dir. Baş­ka­la­rı­na yar­dım et­mek, o can­lı­nın sağ kal­ma ola­sı­lı­ğı­nı bağ­lı ola­rak azal­ta­ca­ğı­na gö­re, uzun va­de­de ev­rim­de bu dav­ra­nı­şın elen­me­si ge­re­kir­di. Oy­sa can­lı­la­rın öz­ve­ri­li ola­bi­le­cek­le­ri göz­len­miş­tir.5 </text:p>
      <text:p text:style-name="P15">Tüm bu bil­gi­ler bir kez da­ha gös­ter­mek­te­dir ki, Dar­win'in il­kel bi­lim ko­şul­la­rı al­tın­da or­ta­ya koy­du­ğu teorisi pek çok yanıl­gı ve al­dat­maca ile doludur. Bilimin hemen her alanın­da yaşanan pek çok geliş­me, Dar­win'in ev­rim teorisinin geçer­siz­liğini göz­ler önüne ser­mek­tedir. Bu yanıl­gıyı söz­de bilim adına benim­seyen­ler de, as­lın­da bilim dışı il­kel bir teorinin savunuculuğunu üst­len­dik­leri ger­çeğini göz ar­dı et­memeli ve bu yanıl­gıdan bir an ön­ce vaz­geç­melidir­ler.</text:p>
      <text:p text:style-name="P15"/>
      <text:p text:style-name="P15"/>
      <text:p text:style-name="P15">Nor­man Mac­beth'in Darwin Yeniden Yargılandı: Akla Başvuru adlı kitabı</text:p>
      <text:p text:style-name="P15"/>
      <text:p text:style-name="P15"/>
      <text:p text:style-name="P15"><text:soft-page-break/>1. http://www.tru­fax.org/avo­id/ma­ni­fold.html</text:p>
      <text:p text:style-name="P15">2. L. Tho­mas, The Li­ves of a Cell, New York: Ban­tam Bo­oks INC., (1974) </text:p>
      <text:p text:style-name="P15">3. www.tru­fax.org/avo­id/ma­ni­fold.html</text:p>
      <text:p text:style-name="P15">4. Pe­ter Kro­pot­kin, Mu­tu­al Aid: A Fac­tor of Evo­lu­ti­on, 1902, I. Bö­lüm.</text:p>
      <text:p text:style-name="P15">5. Bi­lim ve Tek­nik, sayı 190, s.4</text:p>
      <text:p text:style-name="P15"/>
      <text:p text:style-name="P15"/>
      <text:p text:style-name="P15">578</text:p>
      <text:p text:style-name="P15"/>
      <text:p text:style-name="P15">Mal­thus'a gö­re "aşa­ğı sı­nıf" kont­rol al­tı­na alın­ma­lı, ezil­me­li, güç­len­di­ril­me­me­li ve ça­lış­tı­rıl­ma­lıy­dı. Bu çar­pık gö­rüş be­nim­sen­di ve iş­çi sı­nı­fı en ağır şar­tlar­da ça­lış­tı­rıl­ma­ya baş­lan­dı.</text:p>
      <text:p text:style-name="P15"/>
      <text:p text:style-name="P15"/>
      <text:p text:style-name="P15">579</text:p>
      <text:p text:style-name="P15"/>
      <text:p text:style-name="P15">Mal­thus'un çar­pık man­tı­ğı ço­cuk­lar üze­rin­de de uy­gu­lan­mış ve pek çok ço­cuk zor şart­lar al­tın­da ça­lış­tı­rıl­mış­tır.</text:p>
      <text:p text:style-name="P15"/>
      <text:p text:style-name="P15"/>
      <text:p text:style-name="P15">581</text:p>
      <text:p text:style-name="P15"/>
      <text:p text:style-name="P15">Aç­lık çe­ken ya da sa­va­ş ve ça­tış­ma­la­rın fa­kir­leş­tir­di­ği ül­ke­ler­de­ki mağ­dur halk, var­lık­lı ke­sim­le­rin yar­dım­la­rı­na muh­taç­tır. An­cak sos­yal Dar­wi­nist ah­lak­ta in­san­la­rın bir­bi­ri­ne yar­dım et­me­si, ih­ti­yaç için­de olan­la­rın gö­ze­til­me­si teş­vik edil­mez.</text:p>
      <text:p text:style-name="P15"/>
      <text:p text:style-name="P15"/>
      <text:p text:style-name="P15">582</text:p>
      <text:p text:style-name="P15"/>
      <text:p text:style-name="P15">19. yüz­yıl­da fab­ri­ka­lar ve di­ğer sa­na­yi iş­let­me­le­ri sos­yal Dar­wi­nist ve vah­şi ka­pi­ta­list ah­la­kın en şid­det­li uy­gu­la­ma­la­rı­nın ger­çek­leş­ti­ği yer­ler­di. Bu sap­kın ah­la­ka sa­hip iş ve­ren­ler, iş­çi­le­ri­nin ha­ya­tı­nı çok de­ğer­siz gö­rü­yor, sa­de­ce ken­di men­fa­at­lerini düşünüyor­lar­dı. </text:p>
      <text:p text:style-name="P15"/>
      <text:p text:style-name="P15"/>
      <text:p text:style-name="P15"/>
      <text:p text:style-name="P15">19. yüz­yıl­da ço­cuk­la­ra da­hi acın­mı­yor­du. Çocuklar çok uzun sa­at­ler yo­ru­cu iş­ler­de ça­lış­tı­rı­lı­yor­lar­dı. </text:p>
      <text:p text:style-name="P15"/>
      <text:p text:style-name="P15"/>
      <text:p text:style-name="P15">584</text:p>
      <text:p text:style-name="P15"/>
      <text:p text:style-name="P15">And­rew Car­ne­gie</text:p>
      <text:p text:style-name="P15"/>
      <text:p text:style-name="P15"/>
      <text:p text:style-name="P15"><text:soft-page-break/>587</text:p>
      <text:p text:style-name="P15"/>
      <text:p text:style-name="P15"/>
      <text:p text:style-name="P15">Dün­ya­nın kay­nak­la­rı tüm in­san­lar için ye­ter­li­dir. An­cak bu kay­nak­lar akıl­cı ve vic­dan­lı bir şe­kil­de kul­la­nıl­ma­mak­ta­dır. Dün­ya­nın bir­çok ye­rin­de yi­ye­cek­ler is­raf edi­lir­ken, bir­çok ül­ke­de in­san­lar aç­lık ve se­fa­let­ten öl­mek­te­dir­ler. Bu in­san­la­rın ada­let, sev­gi ve şef­kat gö­re­bil­me­le­ri için sos­yal Dar­wi­nist an­la­yı­şın ta­ma­men or­ta­dan kal­dı­rıl­ma­sı ge­re­kir. </text:p>
      <text:p text:style-name="P15"/>
      <text:p text:style-name="P15"/>
      <text:p text:style-name="P15">588</text:p>
      <text:p text:style-name="P15"/>
      <text:p text:style-name="P15">19. yüzyıl</text:p>
      <text:p text:style-name="P15"/>
      <text:p text:style-name="P15"/>
      <text:p text:style-name="P15">19. yüzyılın ikinci yarısında İngiltere'den insan manzaraları. Bir kesim refah ve zenginlik içindeyken, bir başka kesim büyük bir sefalet yaşıyordu. </text:p>
      <text:p text:style-name="P15"/>
      <text:p text:style-name="P15"/>
      <text:p text:style-name="P15">Ara­dan bir yüz­yıl geç­me­si­ne rağ­men de­ği­şen bir şey ol­ma­dı. Oy­sa dün­ya­nın im­kan­la­rı tüm in­san­la­rın re­fah için­de ya­şa­ya­cak­la­rı ka­dar ge­niş­tir. Ya­pıl­ma­sı ge­re­ken, din ah­la­kı­nın ge­re­ği olan fe­da­kar­lık, yar­dım­laş­ma ve da­ya­nış­manın yay­gın­laş­masını sağ­lamak­tır. </text:p>
      <text:p text:style-name="P15"/>
      <text:p text:style-name="P15"/>
      <text:p text:style-name="P15">20. yüzyıl</text:p>
      <text:p text:style-name="P15"/>
      <text:p text:style-name="P15"/>
      <text:p text:style-name="P15">590</text:p>
      <text:p text:style-name="P15"/>
      <text:p text:style-name="P15">1863 yı­lın­da, kır­baç­la­na­rak iş­ken­ce gö­ren ve son­ra kaç­ma­yı ba­şa­ran bir zen­ci kö­le. Bu yıl­lar­da Ame­ri­ka'da kö­le­ler ge­nel­lik­le kır­baç­la­na­rak ve­ya da­ha ağır yön­tem­ler­le iş­ken­ce gö­rü­yor­lar­dı.</text:p>
      <text:p text:style-name="P15"/>
      <text:p text:style-name="P15"/>
      <text:p text:style-name="P15">591</text:p>
      <text:p text:style-name="P15"/>
      <text:p text:style-name="P15"/>
      <text:p text:style-name="P15">20. yüz­yı­lın or­ta­la­rı­na doğ­ru, ırk­çı­lık ABD'nin ba­zı böl­ge­le­rin­de ye­ni­den tır­ma­nı­şa geç­ti. Şid­de­te da­ya­lı bir ide­olo­ji­ye sa­hip olan Klu Klux Klan ör­gü­tü, ABD'de ırk­çı­lı­ğın ön­de ge­len sa­vu­nu­cu­la­rın­dan­dı. Be­yaz ır­kın üs­tün­lü­ğü ya­la­nı­nı sa­vu­nan ve si­yah­la­rın söz­de ikin­ci sı­nıf in­san ol­duk­la­rı gi­bi ya­nıl­gı­lar öne sü­ren bu ör­gü­tün fa­ali­yet­le­ri pek çok ma­sum in­sa­nın ha­ya­tı­nı kay­bet­me­si­ne ne­den ol­du. </text:p>
      <text:p text:style-name="P15"/>
      <text:p text:style-name="P15"/>
      <text:p text:style-name="P15"><text:soft-page-break/>593</text:p>
      <text:p text:style-name="P15">Dar­wi­nist­le­rin aşa­ğı ırk ola­rak gör­dük­le­ri Abo­ri­jin­ler, di­ğer in­san­lar­dan far­kı ol­ma­yan bir ırk­tır. Sağ­da 2000 Olim­pi­yat ate­şi­ni ya­kan Abo­ri­jin kö­ken­li ün­lü at­let Cathy Fre­eman.</text:p>
      <text:p text:style-name="P15"/>
      <text:p text:style-name="P15"/>
      <text:p text:style-name="P15">Darwin'in The Vo­ya­ge of the Be­ag­le (Beagle'ın Yolculuğu) ad­lı ki­ta­bı</text:p>
      <text:p text:style-name="P15"/>
      <text:p text:style-name="P15"/>
      <text:p text:style-name="P15">594</text:p>
      <text:p text:style-name="P15">1904 yı­lın­da Gü­ney Ba­tı Af­ri­ka'da öz­gür­lük is­te­yen kö­le­ler vah­şi bir şe­kil­de bas­tırıl­dılar.</text:p>
      <text:p text:style-name="P15"/>
      <text:p text:style-name="P15"/>
      <text:p text:style-name="P15">596</text:p>
      <text:p text:style-name="P15"/>
      <text:p text:style-name="P15">1902 yı­lın­da ası­la­rak öl­dü­rü­len iki zen­ci genç. Bu genç­ler fark­lı ırk­tan ol­duk­la­rı için ırk­çı­lar ta­ra­fın­dan öl­dü­rül­müş­ler­di. Oy­sa 21. yüz­yıl­da an­la­şıl­dı­ ki, bi­yo­lo­jik açı­dan in­san­lar ara­sın­da ırk­sal fark­lı­lık­lar bu­lun­ma­mak­ta­dır. </text:p>
      <text:p text:style-name="P15"/>
      <text:p text:style-name="P15"/>
      <text:p text:style-name="P15">597</text:p>
      <text:p text:style-name="P15"/>
      <text:p text:style-name="P15"/>
      <text:p text:style-name="P15">New York Ti­mes ga­ze­te­sin­de ya­yın­la­nan "Irk­lar Fark­lı mı? DNA'nın Gös­ter­di­ği­ne Gö­re Pek De­ğil" baş­lık­lı ya­zı.</text:p>
      <text:p text:style-name="P15"/>
      <text:p text:style-name="P15"/>
      <text:p text:style-name="P15">Rab­bi­miz bir ayet­te in­san­lar ara­sın­da­ki so­ya gö­re üs­tün­lük id­di­ası­nın bir fay­da sağ­la­ma­ya­ca­ğı­nı bir ayet­te şöy­le bil­dir­mek­te­dir: “Böy­le­ce Sur'a üfü­rül­dü­ğü za­man ar­tık o gün ara­la­rın­da soy­lar (ve­ya soy­bağ­la­rı) yok­tur ve (üs­tün­lük un­su­ru ola­rak soy­lu­lu­ğu ve­ya bir­bir­le­ri­ne du­rum­la­rı­nı) so­ruş­tur­maz­lar da.” (Mü­mi­nin Su­re­si, 101)</text:p>
      <text:p text:style-name="P15"/>
      <text:p text:style-name="P15"/>
      <text:p text:style-name="P15"/>
      <text:p text:style-name="P15">598</text:p>
      <text:p text:style-name="P15"/>
      <text:p text:style-name="P15">IRKÇI UYGULAMALARDAN ÖRNEKLER</text:p>
      <text:p text:style-name="P15"/>
      <text:p text:style-name="P15"/>
      <text:p text:style-name="P15">Nijeryalı Küçük Kobay Kız</text:p>
      <text:p text:style-name="P15"/>
      <text:p text:style-name="P15"/>
      <text:p text:style-name="P15">Ba­zı ilaç fir­ma­la­rı­nın Af­ri­ka, Do­ğu Av­ru­pa, As­ya ve Gü­ney Ame­ri­ka ül­ke­le­ri va­tan­daş­la­rı üze­rin­de ye­ni üret­tik­le­ri ilaç­la­rı de­ne­dik­le­ri ve bu de­ney­ler es­na­sın­da ah­lak <text:soft-page-break/>ve mes­lek ku­ral­la­rı­nın ih­lal edil­di­ği bi­li­nen bir ger­çek­tir. Bu­nun geç­ti­ği­miz yıl­lar­da or­ta­ya çı­kan ör­nek­le­rin­den bi­ri dün­ya­ca ün­lü bir ilaç fir­ma­sı ta­ra­fın­dan ger­çek­leş­ti­ri­len bir uy­gu­la­ma ol­du. 1996 yı­lın­da Ni­jer­ya'nın Ka­no şeh­rin­de ya­şa­yan 10 ya­şın­da ve sa­de­ce 18.5 ki­lo ağır­lı­ğın­da­ki kü­çük bir kız, me­nen­jit­ten do­la­yı kor­kunç ağ­rı­lar çe­ki­yor­du. Söz ko­nu­su Ame­ri­kan ilaç fir­ma­sı­nın kur­du­ğu kamp­ta he­nüz iz­ni alın­ma­mış bir an­ti­bi­yo­tik ço­cuk­lar üze­rin­de de­ne­ni­yor­du. De­ne­nen ilaç, bu fir­ma için çok önem­liy­di; bor­sa ana­liz­le­rin­de, ön­gö­rü­len tüm kul­la­nım alan­la­rı için izin alın­ma­sı ha­lin­de, ila­cın şir­ke­te her yıl 1 mil­yar do­lar ge­ti­re­ce­ği tah­mi­nin­de bu­lu­nu­lu­yor­du. De­ney­ler için Ame­ri­ka'da has­ta bu­la­ma­yan şir­ket, Ka­no'ya gel­miş­ti. Kü­çük kız bu fir­ma­nın uz­man­la­rı ta­ra­fın­dan bir tür ko­bay ola­rak kul­la­nıl­dı. </text:p>
      <text:p text:style-name="P15">Dok­tor­lar, kü­çük kı­za gün­de 56 mi­lig­ram bu ilaç­tan ver­me­ye baş­la­dı­lar. İla­ca baş­la­dık­tan bir gün son­ra kü­çük kız öl­dü. Was­hing­ton Post ga­ze­te­si yap­tı­ğı araş­tır­ma­lar ne­ti­ce­sin­de, Af­ri­ka, As­ya, Do­ğu Av­ru­pa ve Gü­ney Ame­ri­ka'da ti­ca­ri çı­kar ama­cıy­la yü­rü­tü­len ilaç de­ne­me­le­ri­nin gi­de­rek yay­gın­laş­tı­ğı­nı gös­ter­di. Bazı Ame­ri­kan fir­ma­la­rı, Ame­ri­kan Gı­da ve İlaç Da­ire­si'nin sı­kı ku­ral­la­rın­dan kaç­mak için bu ül­ke­ler­de­ki dok­tor­lar­la iş bir­li­ği­ne gi­di­yor ve on bin­ler­ce Üçün­cü Dün­ya ül­ke­si va­tan­da­şı­nı de­ney­ler­de kul­la­nı­yor­lar­dı. Ni­jer­ya'da­ki me­nen­jit de­ne­yin­de ol­du­ğu gi­bi, söz ko­nu­su fir­ma­nın söz­cü­le­ri de­ney­le­rin ge­rek­li izin­ler alı­na­rak ger­çek­leş­ti­ği­ni söy­le­se de uz­man­lar ola­yın bir­çok ba­kım­dan tıp ah­la­kı­na ve ge­çer­li ku­ral­la­ra sığ­ma­dı­ğı­nı be­lirt­ti­ler. Ör­ne­ğin bu tür de­ney­le­rin ge­nel­de en az 1 yıl sür­me­si ge­re­kir­ken Ni­jer­ya'da­ki de­ney sa­de­ce 6 haf­ta sür­müş­tü. Öte yan­dan Ame­ri­ka'da me­nen­jit has­ta­la­rı­na, ilaç­lar ge­nel­lik­le et­ki­si­ni çok ça­buk gös­te­ren da­mar içi en­jek­si­yon yo­luy­la ve­ri­lir­ken, Ni­jer­ya'da­ki de­ney­ler­de bu ila­cın ağız­dan alı­nan ve da­ha ön­ce ço­cuk­lar üze­rin­de hiç de­nen­me­miş bir tü­rü kul­la­nıl­mış­tı. Yi­ne, bu tür de­ney­ler­de, ila­cın olum­lu et­ki gös­ter­me­me­si du­ru­mun­da he­men ke­sil­me­si ve baş­ka bir ila­ca ge­çil­me­si ge­re­kir­ken, ila­cı üre­ten fir­ma­nın uz­man­la­rı kü­çük kı­za, öle­ne ka­dar bu ilaç­tan ver­me­ye de­vam et­miş­ler­di. </text:p>
      <text:p text:style-name="P15">Söz ko­nu­su ila­cın ço­cuk­lar­da kul­la­nıl­ma­sı­na hiç­bir za­man izin çık­ma­ma­sı, ye­tiş­kin­ler­de kul­la­nıl­ma­sı­nın ise ka­ra­ci­ğer ra­hat­sız­lık­la­rı ve ölüm­le­re yol aç­tı­ğı ge­rek­çe­siy­le Ame­ri­ka'da kı­sıt­lan­ma­sı ve Av­ru­pa'da tüm­den ya­sak­lan­ma­sı, ila­cın ne ka­dar teh­li­ke­li ol­du­ğu­nu gös­ter­mek­te­dir.1</text:p>
      <text:p text:style-name="P15"/>
      <text:p text:style-name="P15"/>
      <text:p text:style-name="P15">Dar­win'in Tür­le­rin Kö­ke­ni ki­ta­bı­nın ya­yın­lan­ma­sın­dan son­ra, ba­zı he­ves­li Dar­wi­nist­ler, in­sa­nın söz­de ev­ri­min­de­ki "ka­yıp hal­ka­la­rı" ara­ma­ya baş­la­dı­lar. Irk­çı ev­rim­ci­ler, Avust­ral­ya­lı Abo­ri­jin yer­li­le­ri­nin in­sa­nın ev­ri­min­de­ki il­kel aşa­ma­lar­dan bi­ri ol­duk­la­rı­na ina­nı­yor­lar­dı. Ken­di­le­rin­ce bu ya­nıl­gı­la­rı­nı ka­nıt­la­mak için, Abo­ri­jin­le­rin ce­set­le­ri me­zar­la­rın­dan ka­çı­rıl­ma­ya, Ame­ri­ka ve Av­ru­pa'da­ki mü­ze­le­re sa­tıl­ma­ya baş­lan­dı. 1991 yı­lın­da Avust­ral­ya'da ya­yın­la­nan haf­ta­lık The Bul­le­tin'da Da­vid Mo­nag­han im­za­sı ile şok edi­ci bil­gi­ler ya­yın­lan­dı.2 Mo­nag­han 18 ay bu ko­nu üze­rin­de ça­lış­mış, Lond­ra'da araş­tır­ma­lar yap­mış ve 8 Ekim 1990 ta­ri­hin­de İn­gil­te­re'de ya­yın­la­nan "Dar­win's Body-Snatc­hers" (Dar­win'in Me­zar Hır­sız­la­rı) isim­li bir bel­ge­sel ha­zır­la­mış­tı. Ga­ze­te­ci Mo­nag­han'ın, The Bul­le­tin'da ya­yın­la­nan ya­zı­sın­da ve­ri­len bil­gi­ler­den ba­zı­la­rı şöy­ley­di:</text:p>
      <text:p text:style-name="P15"><text:soft-page-break/>•<text:span text:style-name="T5"> </text:span>İn­gi­liz ve Ame­ri­ka­lı ev­rim­ci­ler, söz­de "aşa­ğı in­san" ör­nek­le­ri top­la­ma işi­ni ol­duk­ça ge­niş­let­miş­ler­di. Was­hing­ton'da­ki Smith­so­ni­an Ens­ti­tü­sü'nde fark­lı ırk­lar­dan 15.000 in­sa­na ait ka­lın­tı var­dı. (El­bet­te top­la­dık­la­rı bu ör­nek­ler, hiç­bir şe­kil­de on­la­rın id­dia et­tik­le­ri gi­bi aşa­ğı ırk­tan in­san­lar de­ğil­di. Bun­lar, fark­lı fiz­yo­lo­jik ya­pı­la­ra sa­hip fark­lı et­nik kö­ken ve ır­ka ait olan in­san­lar­dı.)</text:p>
      <text:p text:style-name="P15">•<text:span text:style-name="T5"> </text:span>Mü­ze mü­dür­le­ri­nin ya­nı sı­ra, İn­gi­liz bi­li­mi­nin ön­de ge­len isim­le­ri de bu me­zar hır­sız­lı­ğı ti­ca­re­ti­ne ka­rış­mış­lar­dı.3 Ana­to­mist Ric­hard Owen, ant­ro­po­log Sir Art­hur Ke­ith ve Dar­win'in ken­di­si bu ki­şi­le­rin ara­sın­day­dı. Dar­win, bir mek­tu­bun­da, eğer bu is­te­ği on­la­rı kız­dır­maz­sa, dört tam kan Taz­man­ya­lı Abo­ri­jin'in ka­fa­ta­sı­nı is­te­di­ği­ni söy­lü­yor­du. Mü­ze­ler sa­de­ce is­ke­let­ler­le de­ğil, de­ri­ler­le de il­gi­le­ni­yor­lar­dı. Bun­la­rı ser­gi­le­ne­cek il­ginç mal­ze­me­ler ola­rak gö­rü­yor­lar­dı. </text:p>
      <text:p text:style-name="P15">•<text:span text:style-name="T5"> </text:span>Tuz­lan­mış Abo­ri­jin be­yin­le­ri­ne de bü­yük bir rağ­bet var­dı, bu be­yin­le­ri ken­di­le­rin­ce Abo­ri­jin­le­rin aşa­ğı ırk ol­duk­la­rı­nı ka­nıt­la­mak için is­ti­yor­lar­dı. </text:p>
      <text:p text:style-name="P15">•<text:span text:style-name="T5"> </text:span>Abo­ri­jin­le­re ait ka­fa­tas­la­rı­nın, bu in­san­lar öl­dü­rü­le­rek el­de edil­di­ği­ne da­ir hiç­bir şüp­he bu­lun­ma­mak­ta­dır. </text:p>
      <text:p text:style-name="P15">•<text:span text:style-name="T5"> </text:span>1874 yı­lın­dan iti­ba­ren 20 yıl bo­yun­ca Sid­ney'de­ki Avust­ral­ya Mü­ze­si'nde mü­dür­lük ya­pan Ed­ward Ram­say, ya­yın­la­dı­ğı mü­ze ki­tap­çı­ğın­da Abo­ri­jin­ler­den "Avust­ral­ya hay­van­la­rı" ola­rak söz edi­yor­du. Ki­tap­çık­ta me­zar­lar­dan na­sıl Abo­ri­jin­le­re ait ce­set­le­rin ça­lı­na­ca­ğı­nı an­lat­mak­la kal­mı­yor, ay­nı za­man­da ye­ni öl­dü­rü­len Abo­ri­jin­le­rin ka­fa­tas­la­rın­da­ki kur­şun­la­rın na­sıl çı­ka­rı­la­ca­ğı­nı an­la­tı­yor­du. Bir­çok ka­fa­ta­sı ko­lek­si­yon­cu­su onun tav­si­ye­le­ri­ne gö­re ça­lış­tı. Bun­gee Si­yah­la­rı­nın ka­fa­tas­la­rı­nı is­te­dik­ten dört haf­ta son­ra, genç bir bi­lim öğ­ren­ci­si ona iki ka­fa­ta­sı yol­la­dı ve bu ka­fa­tas­la­rı­nın ka­bi­le­le­ri­nin son iki üye­si ol­du­ğu­nu ve ye­ni vu­rul­duk­la­rı­nı söy­le­di.4</text:p>
      <text:p text:style-name="P15">•<text:span text:style-name="T5"> </text:span>Al­man ev­rim­ci Ama­lie Di­et­rich Avust­ral­ya'ya gel­di­ğin­de ben­zin is­tas­yo­nu sa­hip­le­ri­ne Abo­ri­jin­le­ri vur­ma­la­rı­nı tav­si­ye et­ti ve vur­duk­la­rı Abo­ri­jin­le­ri mü­ze­si için al­mak is­te­di­ği­ni söy­le­di. 5</text:p>
      <text:p text:style-name="P15">Abo­ri­jin­le­re uy­gu­la­nan kat­li­am­la­rı ve kö­tü mu­ame­le­yi bel­ge­yen bir baş­ka ça­lış­ma ise, Avust­ral­ya Çev­re ve Kül­tür Mi­ra­sı Ba­ka­nı Shar­man Sto­ne ta­ra­fın­dan ya­zı­lan Abo­ri­gi­nes in Whi­te Aust­ra­lia: A Do­cu­men­tary His­tory of the At­ti­tu­des Af­fec­ting Of­fi­ci­al Po­licy and the Aust­ra­li­an Abo­ri­gi­ne 1697–1973 (Avust­ral­ya­lı Abo­ri­jin­le­re Yö­ne­lik Res­mi Po­li­ti­ka­yı Et­ki­le­yen Yak­la­şım­la­rın Do­kü­man­ter Ta­ri­hi, 1697-1973) ad­lı ki­tap­tır. Ya­za­rın bir­kaç yo­ru­mu dı­şın­da ki­tap par­la­men­to tu­ta­nak­la­rı, mah­ke­me ka­yıt­la­rı, edi­tör­le­re ge­len mek­tup­lar, ant­ro­po­lo­jik ra­por­lar gi­bi bel­ge­ler­den oluş­mak­ta­dır. </text:p>
      <text:p text:style-name="P15">Shar­man Sto­ne, ki­tap­ta, Dar­win'in te­ori­si ile Abo­ri­jin­le­rin kat­le­dil­me­si ara­sın­da şöy­le bir bağ­lan­tı kur­mak­ta­dır: </text:p>
      <text:p text:style-name="P15">1859'da, Char­les Dar­win'in ki­ta­bı Tür­le­rin Kö­ke­ni ile bir­lik­te bi­yo­lo­jik (ve do­la­yı­sıy­la sos­yal) ev­rim hal­kın an­la­ya­bi­le­ce­ği şe­kil­de an­la­tıl­ma­ya baş­la­dı. Eği­tim­li ki­şi­ler ken­di ara­la­rın­da me­de­ni­ye­tin tek doğ­ru­sal <text:s/>sü­reç ol­du­ğu­nu ve ırk­la­rın bu doğ­ru­nun üze­rin­de aşa­ğı ya da yu­ka­rı ha­re­ket et­ti­ği­ni tar­tış­ma­ya baş­la­dı­lar. Av­ru­pa­lı adam "ha­yat­ta kal­ma­ya en uy­gun­du... (Abo­ri­jin­ler ise,) do­ğa ka­nu­nu ge­re­ği di­no­zor­lar ve do­do ku­şu gi­bi enin­de so­nun­da yok ola­cak­lar­dı. El­le­rin­de­ki olay­lar­la des­tek­le­dik­le­ri bu te­ori, si­yah ır­kın ço­ğal­dı­ğı­nın fark edil­di­ği yir­min­ci yüz­yı­lın bel­li bir bö­lü­mü­ne ka­dar ka­bul gör­me­ye ve anıl­ma­ya de­vam et­ti. Bu za­ma­na ka­dar, ih­mal ve ci­na­ye­ti hak­lı gös­ter­mek için kul­la­nı­la­bi­li­yor­du.6</text:p>
      <text:p text:style-name="P15"><text:soft-page-break/>Ya­za­rın da be­lirt­ti­ği gi­bi, ba­zı Av­ru­pa­lı Dar­wi­nist­ler, Abo­ri­jin­le­rin sü­rek­li öl­me­si­ni, bu ır­kın "do­ğa ka­nun­la­rı­nın bir ge­re­ği ola­rak" yok ol­ma­ya mah­kum ol­du­ğu­nun de­li­li ola­rak gös­te­ri­yor­lar­dı. An­cak, 20. yüz­yıl­da bu söz­de de­lil­le­ri­nin ge­çer­siz ol­du­ğu an­la­şıl­dı. Çün­kü Abo­ri­jin­le­rin öl­me ne­den­le­ri do­ğa ka­nun­la­rı de­ğil, gör­dük­le­ri kö­tü mu­ame­le idi. Ay­rı­ca, si­yah de­ri­li in­san­la­rın sa­yı­sı­nın ol­duk­ça hız­la art­tı­ğı­nın gö­rül­me­si ile, Dar­wi­nist­le­rin bu id­di­ala­rı­nın da doğ­ru ol­ma­dı­ğı an­la­şıl­dı. </text:p>
      <text:p text:style-name="P15">1861 yı­lın­da, Yük­sek He­yet'in yap­tı­ğı bir so­ruş­tur­ma­da bir po­lis me­mu­ru­nun ver­di­ği ce­vap­lar, Abo­ri­jin­le­re kö­tü mu­ame­le­nin Dar­wi­nist ve ırk­çı te­mel­le­ri­ni ve o dö­nem­de bu­nun son de­re­ce do­ğal kar­şı­lan­dı­ğı­nı gör­mek açı­sın­dan önem­li­dir. Bu gö­rev­li şöy­le de­mek­te­dir:</text:p>
      <text:p text:style-name="P15">Eğer biz si­yah­la­rı ce­za­lan­dır­maz­sak, on­lar bu­nu bir za­yıf­lık gös­ter­ge­si ola­rak gö­rür­ler... Bu han­gi ır­kın en güç­lü ol­du­ğu ile il­gi­li bir ko­nu –eğer on­la­ra bo­yun eğer­sek bu­nun için bi­zi kü­çük gö­re­bi­lir­ler.7</text:p>
      <text:p text:style-name="P15">Sto­ne'un ak­tar­dı­ğı­na gö­re, 1880 yı­lın­da ya­yın­la­nan bir ga­ze­te ha­be­rin­de de şöy­le de­ni­yor­du:</text:p>
      <text:p text:style-name="P15">Ya­pa­bi­le­ce­ği­miz hiç­bir şey, bu dün­ya­da­ki ge­li­şi­mi­mi­zi yö­ne­ten gi­zem­li ve de­ğiş­mez ka­nun­la­rı de­ğiş­tir­me­ye­cek­tir. Bu ka­nun­lar sa­ye­sin­de Avust­ral­ya'nın yer­li ır­kı, be­yaz ada­mın ora­ya va­rı­şı ile bir­lik­te ölü­me mah­kum ol­muş­tur. Bi­ze dü­şen ve yap­ma­mız ge­re­ken tek şey ise bun­la­rın oluş­ma­sı­na ola­bi­le­cek en az vah­şe­ti kul­la­na­rak yar­dım­cı ol­mak­tır. Si­yah­la­rı kor­ku ile yö­net­me­li­yiz...8</text:p>
      <text:p text:style-name="P15">Bu sa­tır­lar, sos­yal Dar­wi­nist ba­kış açı­sı­nın te­me­lin­de yer alan acı­ma­sız­lı­ğı bir kez da­ha göz­ler önü­ne ser­mek­te­dir. Yal­nız­ca de­ri­le­ri­nin renk­le­ri fark­lı ol­du­ğu ve bir­ta­kım fark­lı fiz­yo­lo­jik özel­lik­le­re sa­hip ol­duk­la­rı için bu in­san­la­rı, ken­di­le­rin­ce bir tür hay­van ola­rak gör­me­le­ri ve bu in­san­la­ra hay­van­la­ra da­hi la­yık gö­rül­me­ye­cek bir mu­ame­le­de bu­lun­ma­la­rı sos­yal Dar­wi­nist­le­rin za­lim­li­ği­nin de­lil­le­rin­den yal­nız­ca bi­ri­dir. Yi­ne 1880 yı­lın­da bir ga­ze­te­ye ya­zı­lan mek­tup­ta, sos­yal Dar­wi­nist­le­rin Abo­ri­jin­le­re yap­tı­ğı zu­lüm şöy­le an­la­tı­lı­yor­du:</text:p>
      <text:p text:style-name="P15">Açık­ça söy­le­mek ge­re­kir­se, bu bi­zim Abo­ri­jin­ler­le na­sıl mü­ca­de­le et­ti­ği­mi­zi gös­te­ri­yor: Abo­ri­jin yer­li­le­ri­nin otur­duk­la­rı ye­ni böl­ge­le­ri iş­gal et­tik­ten son­ra, on­la­ra o böl­ge­de rast­la­na­bi­le­cek vah­şi hay­van­lar ya da kuş­lar gi­bi dav­ran­dık. Ya­şam­la­rı ve mal­la­rı, ağ­la­rı ve ka­no­la­rı, Av­ru­pa­lı­lar ta­ra­fın­dan, ta­ma­men ken­di is­tek­le­ri doğ­rul­tu­sun­da kul­la­nıl­mak üze­re el­le­rin­den alın­dı. Yi­ye­cek­le­ri alın­dı, ço­cuk­la­rı zor­la ça­lın­dı, ka­dın­la­rı ta­ma­men be­yaz adam­la­rın kap­ri­si ne­de­niy­le gö­tü­rül­dü. En kü­çük bir di­re­ni­şe si­lah­lar­la kar­şı­lık ve­ril­di... Eğ­len­mek is­te­yen­ler, yer­li si­yah­la­rı hiç­bir en­gel­le­me­ye ma­ruz kal­mak­sı­zın öl­dür­dü­ler, on­la­ra te­ca­vüz et­ti­ler ve on­la­rı soy­du­lar. Bun­lar kont­rol­den çık­mış­tı ve sö­mür­ge yö­ne­ti­mi iş­le­dik­le­ri suç­la­rın so­nuç­la­rın­dan on­la­rı kur­tar­mak için her za­man ya­nı baş­la­rın­day­dı.9</text:p>
      <text:p text:style-name="P15">Bu­ra­da an­la­tı­lan­lar, Dar­wi­nist ırk­çı­lı­ğın ka­ran­lık ve acı­ma­sız yü­zü­nün sa­de­ce çok kü­çük bir par­ça­sı­dır. An­cak din­siz­li­ğin ka­bu­su­nu, Dar­wi­nizm'in in­san­lı­ğa ge­tir­di­ği fe­la­ket­le­ri gör­mek açı­sın­dan ol­duk­ça ye­ter­li­dir.</text:p>
      <text:p text:style-name="P15"/>
      <text:p text:style-name="P15"/>
      <text:p text:style-name="P15">Darwin'in Mezar Hırsızları</text:p>
      <text:p text:style-name="P15"/>
      <text:p text:style-name="P15"/>
      <text:p text:style-name="P15"><text:soft-page-break/></text:p>
      <text:p text:style-name="P15"/>
      <text:p text:style-name="P15">Günü­müz­de de Abo­ri­jin­le­re yö­ne­lik ay­rım­cı uy­gu­la­ma­lar de­vam et­mek­te­dir. Yu­ka­rı­da Abo­ri­jin­le­r elin­den top­rak­la­rı­nın alın­ma­sı­nı pro­tes­to eder­ken gö­rül­mek­te­dir. </text:p>
      <text:p text:style-name="P15"/>
      <text:p text:style-name="P15"/>
      <text:p text:style-name="P15"/>
      <text:p text:style-name="P15">Sir ünvanı alan ilk Aborijin, Sir Douglas Nicholls ve eşi. </text:p>
      <text:p text:style-name="P15"/>
      <text:p text:style-name="P15"/>
      <text:p text:style-name="P15">1. Ye­ni Bin­yıl Ga­ze­te­si, 20.12.2000 </text:p>
      <text:p text:style-name="P15">2. Da­vid Mo­nag­han, 'The Body-snatc­hers', The Bul­le­tin, No­vem­ber 12. 1991, s. 30-38 </text:p>
      <text:p text:style-name="P15">3. Da­vid Mo­nag­han, 'The Body-snatc­hers', The Bul­le­tin, No­vem­ber 12. 1991, s.33 </text:p>
      <text:p text:style-name="P15">4. Da­vid Mo­nag­han, 'The Body-snatc­hers', The Bul­le­tin, No­vem­ber 12. 1991, s.34.</text:p>
      <text:p text:style-name="P15">5. Da­vid Mo­nag­han, 'The Body-snatc­hers', The Bul­le­tin, No­vem­ber 12. 1991, s.33</text:p>
      <text:p text:style-name="P15">6. Shar­man Sto­ne, Abo­ri­gi­nes in Whi­te Aust­ra­lia: A Do­cu­men­tary His­tory of the At­ti­tu­des Af­fec­ting Of­fi­ci­al Po­licy and the Aust­ra­li­an Abo­ri­gi­ne 1697–1973, He­ine­mann Edu­ca­ti­onal Bo­oks, Mel­bo­ur­ne, 1974 </text:p>
      <text:p text:style-name="P15">7. Shar­man Sto­ne, Abo­ri­gi­nes in Whi­te Aust­ra­lia: A Do­cu­men­tary His­tory of the At­ti­tu­des Af­fec­ting Of­fi­ci­al Po­licy and the Aust­ra­li­an Abo­ri­gi­ne 1697–1973, He­ine­mann Edu­ca­ti­onal Bo­oks, Mel­bo­ur­ne, 1974, s. 83</text:p>
      <text:p text:style-name="P15">8. Shar­man Sto­ne, Abo­ri­gi­nes in Whi­te Aust­ra­lia: A Do­cu­men­tary His­tory of the At­ti­tu­des Af­fec­ting Of­fi­ci­al Po­licy and the Aust­ra­li­an Abo­ri­gi­ne 1697–1973, He­ine­mann Edu­ca­ti­onal Bo­oks, Mel­bo­ur­ne, 1974, s.96</text:p>
      <text:p text:style-name="P15">9. Shar­man Sto­ne, Abo­ri­gi­nes in Whi­te Aust­ra­lia: A Documen­tary His­tory of the At­titudes Af­fec­ting Of­ficial Policy and the Aust­ralian Aborigine 1697–1973, Heinemann Educational Books, Mel­bour­ne, 1974, s.93</text:p>
      <text:p text:style-name="P15"/>
      <text:p text:style-name="P15"/>
      <text:p text:style-name="P15">REKAPİTÜLASYON TEORİSİ VE IRKÇILIK</text:p>
      <text:p text:style-name="P15"/>
      <text:p text:style-name="P15"/>
      <text:p text:style-name="P15">Al­man ate­ist ve ev­rim­ci bi­yo­log Ernst Ha­ec­kel ta­ra­fın­dan or­ta­ya atı­lan re­ka­pi­tü­las­yon te­ori­si­ne gö­re, can­l emb­ri­yo­la­r ge­li­şim sü­reç­le­ri bo­yun­ca söz­de ata­la­r­nn ge­çir­miş ol­duk­la­r ev­rim­sel sü­re­ci tek­rar­la­mak­ta­dır­lar. Bu akıl dı­şı id­di­aya gö­re ör­ne­ğin in­san emb­ri­yo­su an­ne kar­nn­da­ki ge­li­şi­mi s­ra­sn­da ön­ce ba­lk, son­ra sü­rün­gen özel­lik­le­ri gös­ter­mek­te, en son ola­rak da in­sa­na dö­nüş­mek­te­dir. Uzun yıl­lar bo­yun­ca ev­rim te­ori­si­nin bir de­li­li gi­bi gös­te­ri­len bu id­di­anın bi­lim­sel ol­ma­dı­ğı, ta­ma­men ha­yal ürü­nü bir se­nar­yo ol­du­ğu an­la­şıl­mış­tır.1</text:p>
      <text:p text:style-name="P15">Ernst Ha­ec­kel, or­ta­ya at­t­ğ bi­lim dı­şı te­ori­si­ni ken­din­ce des­tek­le­mek için sah­te çi­zim­ler yap­mş; ba­lk ve in­san emb­ri­yo­la­r­n bir­bi­ri­ne ben­zet­me­ye ça­lş­mş­tr. Sah­te­kar­l­ğ­nn or­ta­ya çk­ma­sn­dan son­ra yap­t­ğ sa­vun­ma ise, di­ğer ev­rim­ci­le­rin de ben­ze­ri sah­te­kar­lk­lar yap­t­ğ­n be­lirt­mek­ten baş­ka bir şey ol­ma­mş­tr.2</text:p>
      <text:p text:style-name="P15"><text:soft-page-break/>An­cak Ha­ec­kel'in or­ta­ya at­tı­ğı ve çi­zim sah­te­kar­lık­la­rı ya­pa­rak sa­vun­du­ğu bu ha­yal ürü­nü se­nar­yo, baş­ta Al­man­ya ol­mak üze­re bir­çok ül­ke­de ırk­çı­lı­ğa söz­de bi­lim­sel bir ze­min ha­zır­la­mış­tır.</text:p>
      <text:p text:style-name="P15">Re­ka­pi­tü­las­yon te­ori­si­nin bi­lim dı­şı id­di­ala­rı­na gö­re, in­sa­nın emb­ri­yo dö­ne­min­de ve­ya ço­cuk­lu­ğun­da sa­hip ol­du­ğu özel­lik­ler, söz­de ev­rim­sel ata­la­rı­nın ye­tiş­kin­le­rin­den ka­lan özel­lik­ler­dir. Ör­ne­ğin Ha­ec­kel ve ta­kip­çi­le­ri "me­de­ni" bir in­sa­nın ço­cuk­lu­ğu­nun, "vah­şi" in­sa­nın ye­tiş­kin­le­ri ile ay­nı ze­ka ve ta­vır özel­lik­le­ri­ne sa­hip ol­du­ğu­nu id­dia et­miş­ler ve bu id­di­ala­rı­nı ken­di­le­rin­ce be­yaz ır­kın üs­tün­lü­ğü­nü ka­nıt­la­mak için kul­lan­mış­lar­dır. Step­hen Jay Go­uld Ever Sin­ce Dar­win (Dar­win'den Be­ri) ad­lı ki­ta­bın­da re­ka­pi­tü­las­yon te­ori­si­nin ırk­çı­lı­ğa ver­di­ği des­te­ği şöy­le özet­ler:</text:p>
      <text:p text:style-name="P15">Re­ka­pi­tü­las­yon, Ha­ec­kel'in en göz­de gö­rü­şüy­dü... Ha­ec­kel ve mes­lek­taş­la­rı re­ka­pi­tü­las­yo­nu, Ku­zey Av­ru­pa'lı be­yaz­la­rın ırk­sal üs­tün­lü­ğü­nü onay­la­mak ama­cıy­la da gün­de­me ge­tir­di­ler... Her­bert Spen­cer, "uy­gar­laş­ma­mış top­lum­la­rın zi­hin­sel özel­lik­le­ri­nin... me­de­ni top­lum­la­rın ço­cuk­la­rın­da ye­ni­den or­ta­ya çı­kan özel­lik­ler" ol­du­ğu­nu yaz­dı. Carl Vogt, 1864 yı­lın­da bu­nu da­ha sert şe­kil­de ifa­de ede­rek şöy­le de­di: "Ye­tiş­kin bir zen­ci, zi­hin­sel ye­te­nek­le­ri açı­sın­dan ço­cuk­la ay­nı özel­lik­le­ri ta­şır..."3</text:p>
      <text:p text:style-name="P15">El­be­te Spen­cer, Vogt ve ben­zer­le­ri­nin or­ta­ya at­tık­la­rı bu id­dia hiç­bir şe­kil­de ger­çe­ği yan­sıt­ma­mak­tay­dı. Hiç­bir bi­lim­sel da­yan­ğı ol­ma­yan bu id­di­alar, za­man için­de biz­zat bi­li­min ken­di­si ta­ra­fın­dan çü­rü­tül­dü ve ta­ri­hin toz­lu say­fa­la­rı ara­sı­na terk edil­di. Go­uld, Na­tu­ral His­tory der­gi­sin­de ya­yın­la­nan "Dr. Down's Syndro­me" (Dr. Down Send­ro­mu) ad­lı ya­zı­sın­da ise şöy­le de­miş­tir:</text:p>
      <text:p text:style-name="P15">Bu te­ori ge­nel­lik­le, "bi­rey oluş soy olu­şun tek­ra­rı­dır" söz­le­riy­le ifa­de edi­lir. An­la­mı, da­ha yük­sek hay­van­la­rın, emb­ri­yo­la­rı­nın ge­li­şim sü­reç­le­rin­de ata­la­rı olan aşa­ğı can­lı­la­rın ye­tiş­kin form­la­rı­nı tem­sil eden bir di­zi aşa­ma­dan geç­tik­le­ri­dir. Re­ka­pi­tü­las­yon be­yaz bi­lim adam­la­rı­nın yay­gın ırk­çı­lı­ğı­na uy­gun bir odak nok­ta­sı sağ­la­mış­tır. 4</text:p>
      <text:p text:style-name="P15">Air War Col­le­ge In­ter­na­ti­onal Se­cu­rity Stu­di­es Co­re (Ulus­la­ra­ra­sı Gü­ven­lik Ça­lış­ma­la­rı Mer­ke­zi) baş­ka­nı Pro­fe­sör Ge­or­ge J. Ste­in ise Ame­ri­can Sci­en­tist der­gi­sin­de ya­yın­la­nan "Bi­olo­gi­cal Sci­en­ce and the Ro­ots of Na­zism" (Bi­yo­lo­jik Bi­lim ve Na­ziz­min Kök­le­ri) baş­lık­lı ma­ka­le­sin­de, "As­lın­da Ha­ec­kel ve sos­yal Dar­wi­nist mes­lek­taş­la­rı nas­yo­nel sos­ya­liz­min te­mel öner­me­leri olan fikir­leri geliş­tir­miş­ler­dir" diyerek, Haec­kel-sos­yal Dar­winizm–ırk­çılık arasın­daki teh­likeli iliş­kiyi özet­lemek­tedir. 5</text:p>
      <text:p text:style-name="P15"/>
      <text:p text:style-name="P15"/>
      <text:p text:style-name="P15">1. Keith S. Thompson, "Ontogeny and Phylogeny Recapitulated", American Scientist, vol 76, Mayıs/Haziran 1988, s.273 </text:p>
      <text:p text:style-name="P15">2. Francis Hitching, The Neck of the Giraffe: Where Darwin Went Wrong, New York: Ticknor and Fields 1982, s.204</text:p>
      <text:p text:style-name="P15">3. Stephen Jay Gould, "Racism and Recapitulation," Ever Since Darwin adlı kitabın 27. bölümü, (New York, W.W. Norton &amp; Co., 1977), s. 217</text:p>
      <text:p text:style-name="P15">4. Stephen Jay Gould, "Dr. Down's Syndrome", Natural History, vol.89, Nisan 1980, s.144</text:p>
      <text:p text:style-name="P15">5. George J. Stein, "Biological Science and the Roots of Nazism," American Scientist, Vol. 76, Jan/Feb. 1988, s. 56.</text:p>
      <text:p text:style-name="P15"/>
      <text:p text:style-name="P15"><text:soft-page-break/></text:p>
      <text:p text:style-name="P15"/>
      <text:p text:style-name="P15">602</text:p>
      <text:p text:style-name="P15">Adam Willaerts'in bir İngiliz gemisinin Doğu Hindistan'a hareketini gösteren tablosu.</text:p>
      <text:p text:style-name="P15"/>
      <text:p text:style-name="P15"/>
      <text:p text:style-name="P15">603</text:p>
      <text:p text:style-name="P15"/>
      <text:p text:style-name="P15"/>
      <text:p text:style-name="P15">Üst­te, İn­gi­liz sö­mür­ge­si al­tın­da­ki Hin­dis­tan'da, İn­gi­liz Kra­li­yet ai­le­si­nin ge­çi­şi gö­rül­mek­te­dir. Alt­ta ise, Os­man­lı İm­pa­ra­tor­lu­ğu'nun ar­dın­dan Fi­lis­tin top­rak­la­rı­nı iş­gal eden İn­gi­liz kuv­vet­le­ri­nin ge­li­şi gö­rül­mek­te­dir. Os­man­lı yö­ne­ti­mi al­tın­da asır­lar­ca hu­zur ve gü­ven­li­ğin ha­kim ol­du­ğu Fi­lis­tin top­rak­la­rın­da, sö­mür­ge yö­ne­ti­miy­le bir­lik­te kar­ga­şa, ça­tış­ma ve zu­lüm baş­la­mış­tır.</text:p>
      <text:p text:style-name="P15"/>
      <text:p text:style-name="P15"/>
      <text:p text:style-name="P15">604</text:p>
      <text:p text:style-name="P15"/>
      <text:p text:style-name="P15">Afrikalı halklar, Darwinist yanılgıları benimseyen Batılılar tarafından yıllarca sömürüldü.</text:p>
      <text:p text:style-name="P15"/>
      <text:p text:style-name="P15"/>
      <text:p text:style-name="P15">605</text:p>
      <text:p text:style-name="P15"/>
      <text:p text:style-name="P15">Ame­ri­kan ta­ri­hin­de­ki en buh­ran­l iki dö­nem­den bi­ri 1861-65 yl­la­r ara­sn­da ger­çek­le­şen Ku­zey-Gü­ney Sa­va­şı'dır. Sa­vaş, kö­le­li­ğin kal­d­rl­ma­s­n is­te­yen Ku­zey eya­let­le­riy­le kö­le­li­ğin sür­me­si­ni sa­vu­nan Gü­ney eya­let­le­ri ara­sn­da ol­muş­tur. Be­yaz ır­kın üs­tün­lü­ğü id­di­ası, in­san­la­rı sa­de­ce di­ğer bir ırk­la de­ğil ken­di ır­kıy­la da dört yıl bo­yun­ca sa­va­şa­cak ko­nu­ma ge­tir­miş­tir. Ku­zey eya­let­le­ri­nin sa­va­şı ka­zan­ma­sıy­la Ame­ri­ka'da kö­le­lik ya­sak­lan­mış­tır. </text:p>
      <text:p text:style-name="P15"/>
      <text:p text:style-name="P15"/>
      <text:p text:style-name="P15">607</text:p>
      <text:p text:style-name="P15"/>
      <text:p text:style-name="P15">Fran­sız sö­mür­ge­si Kon­go'yu res­me­den bir tab­lo. Kon­go or­man­la­rın­da­ki yer­li­ler, on­la­rı bir tür hay­van gi­bi gör­me ya­nıl­gı­sı­na ka­pıl­mış olan "be­yaz adam" ta­ra­fın­dan kat­le­dil­miş­ler­di. </text:p>
      <text:p text:style-name="P15"/>
      <text:p text:style-name="P15"/>
      <text:p text:style-name="P15">608</text:p>
      <text:p text:style-name="P15">Üst­te: Af­ri­ka­lı As­han­ti Ka­bi­le­si­nin li­de­ri Kral Prem­peh ve Ana Kra­li­çe, İn­gi­liz as­ker­le­ri­nin önün­de ye­re ka­pa­na­rak bo­yun eğ­dik­le­ri­ni gös­te­ri­yor­lar. </text:p>
      <text:p text:style-name="P15">Alt­ta: Avust­ral­ya yer­li­le­ri­ne ya­pı­lan mu­ame­le.</text:p>
      <text:p text:style-name="P15"/>
      <text:p text:style-name="P15"><text:soft-page-break/></text:p>
      <text:p text:style-name="P15">609</text:p>
      <text:p text:style-name="P15"/>
      <text:p text:style-name="P15"/>
      <text:p text:style-name="P15">Üstte: Hindistan'daki İngiliz askerleri tören sırasında</text:p>
      <text:p text:style-name="P15">Alt­ta: Çu­val ya­rı­şı ya­pa­rak, Kra­li­çe Vik­tor­ya'nın do­ğum gü­nü­nü kut­la­yan İn­gi­liz as­ker­le­ri­ni eğ­len­di­ren Zu­lu­lu­lar.</text:p>
      <text:p text:style-name="P15">Yanda üst­te: Öz­gür­lük is­te­yen Hint­li­le­ri ağır bir sal­dı­rı ile bas­tı­ran İn­gi­liz­ler</text:p>
      <text:p text:style-name="P15">Yanda sol­da: Wind­sor Dü­kü Prens Ed­ward, Ko­iya­hur Mih­ra­ce­si'nden he­di­ye­ler ka­bul eder­ken. </text:p>
      <text:p text:style-name="P15">Yanda alt­ta: Hint or­du­su için as­ker se­çen İn­gi­liz as­ke­ri.</text:p>
      <text:p text:style-name="P15"/>
      <text:p text:style-name="P15"/>
      <text:p text:style-name="P15">610</text:p>
      <text:p text:style-name="P15"/>
      <text:p text:style-name="P15"/>
      <text:p text:style-name="P15">Sol­da­ki kü­çük re­sim: 1919 yı­lın­da, Neb­ras­ka'da 5.000 ki­şi­lik be­yaz bir gü­ruh, ad­li­ye sa­ra­yı­nı ku­şa­ta­rak si­yah bir tu­tuk­lu­yu ele ge­çir­di­ler. Gü­ruh, si­yah ada­mı sa­kat­la­ya­na ka­dar döv­dü, da­ha son­ra 1000 ke­re­den faz­la ateş et­ti ve son ola­rak ce­se­di­ni yak­tı. </text:p>
      <text:p text:style-name="P15">Bü­yük re­sim: In­di­ana'da 1930 yı­lın­da Tho­mas Shipp ve Ab­ra­ham Smith ad­lı iki si­yah genç linç edil­di­ler. Bin­ler­ce si­lah­lı, beyz­bol so­pa­lı be­yaz, iki gen­ci öl­dü­re­ne ka­dar döv­dü­ler ve son­ra as­tı­lar. </text:p>
      <text:p text:style-name="P15">1930'lar­da Ku Klux Klan gi­de­rek da­ha da yay­gın­laş­ma­ya baş­la­mış­tı. Bu linç olay­la­rı, ırk­çı­lı­ğın ge­tir­di­ği kin ve acı­ma­sız­lı­ğı gös­te­ren sa­yı­sız ör­nek­ten iki­si­dir. </text:p>
      <text:p text:style-name="P15"/>
      <text:p text:style-name="P15"/>
      <text:p text:style-name="P15">611</text:p>
      <text:p text:style-name="P15"/>
      <text:p text:style-name="P15"/>
      <text:p text:style-name="P15">Fran­sız­lar 1827 yı­lın­da Ce­za­yir'i iş­ga­le baş­la­dı­lar. Sö­mür­ge­ci­lik an­la­yı­şı­nın bir ge­re­ği ola­rak ken­di­le­ri dı­şın­da­ki mil­let­le­ri ikin­ci sı­nıf in­san­lar ola­rak gö­ren dö­ne­min Fran­sız­la­rı, Ce­za­yir'de bas­kı­ya ve şid­de­te da­ya­nan bir sis­tem kur­du­lar. İlk ön­ce Arap­ça ko­nuş­mak ve eği­tim gör­mek ya­sak­lan­dı. Res­mi ko­nuş­ma di­li sa­de­ce Fran­sız­ca ola­rak ka­bul edil­di. Da­ha son­ra Ce­za­yir eko­no­mik ola­rak tam an­la­mıy­la Fran­sa'ya ba­ğım­lı ha­le ge­ti­ril­di. Di­re­niş­ler ise çok kan­lı bir şe­kil­de bas­tı­rıl­dı. </text:p>
      <text:p text:style-name="P15">Ce­za­yir hal­kı­na yap­ılan iş­ken­ce ve kö­tü mu­ame­le­nin bir res­mi. </text:p>
      <text:p text:style-name="P15"/>
      <text:p text:style-name="P15"/>
      <text:p text:style-name="P15">613</text:p>
      <text:p text:style-name="P15"/>
      <text:p text:style-name="P15">Çatış­ma­nın, in­sa­nın do­ğa­sın­da ol­du­ğu­nu öne sü­ren Dar­wi­nist man­tık, ba­rış ve hu­zur için­de ya­şa­mak ye­ri­ne, mil­let­le­ri sa­va­şa teş­vik et­mek­te­dir. An­cak sa­va­şın ma­sum si­vil halk üze­rin­de­ki so­nuç­la­rı or­tadadır.</text:p>
      <text:p text:style-name="P15"/>
      <text:p text:style-name="P15"><text:soft-page-break/></text:p>
      <text:p text:style-name="P15">614</text:p>
      <text:p text:style-name="P15"/>
      <text:p text:style-name="P15">Sos­yal Dar­wi­nist man­tık, acı­ma­sız Na­zi sö­mü­rü­sü­nün de da­ya­na­ğı ol­muş­tur. Na­zi iş­ga­li dö­ne­min­de, Rus hal­kın­dan mil­yon­lar­ca ki­şi kö­le iş­çi ola­rak sı­nır dı­şı edi­lir­ken, mil­yon­lar­ca kişi de key­fi olarak idam edil­miş­ti.</text:p>
      <text:p text:style-name="P15"/>
      <text:p text:style-name="P15"/>
      <text:p text:style-name="P15">615</text:p>
      <text:p text:style-name="P15"/>
      <text:p text:style-name="P15">Sosyal Darwinizm'in şiddeti ve çatışmayı teşvik eden telkinleri dünyanın dört bir yanında milyonlarca insana acı veren savaşların yaşanmasına neden oldu. Öl­dü­rü­len an­ne­si­nin ce­se­di üze­rin­de ağ­la­yan be­bek­ler, sa­vaş­lar­da ya­şa­nan bü­yük acı­la­rın sa­de­ce bir bö­lü­mü­dür. </text:p>
      <text:p text:style-name="P15"/>
      <text:p text:style-name="P15"/>
      <text:p text:style-name="P15">1939 yı­lın­da ab­la­sı Na­zi­ler ta­ra­fın­dan öl­dü­rü­len Po­lon­yalı bir kız. </text:p>
      <text:p text:style-name="P15"/>
      <text:p text:style-name="P15">616</text:p>
      <text:p text:style-name="P15"/>
      <text:p text:style-name="P15">Sos­yal Dar­wi­nist fel­se­fe­nin ha­kim ol­du­ğu 20. yüz­yıl, sa­vaş­la­rın ve ça­tış­ma­la­rın yü­cel­til­di­ği bir yüz­yıl ol­du. Ve iş­te bu ne­den­le ta­ri­he kan­lı bir yüz­yıl ola­rak geç­ti. Dün­ya­nın pek çok ye­rin­de mil­yon­lar­ca in­sa­nın yüzün­den acı ifadesi on yıl­lar­ca ek­sil­medi. </text:p>
      <text:p text:style-name="P15"/>
      <text:p text:style-name="P15"/>
      <text:p text:style-name="P15">1906 yı­lın­da linç edi­len Af­ri­ka­lı Ame­ri­kalılar. </text:p>
      <text:p text:style-name="P15"/>
      <text:p text:style-name="P15"/>
      <text:p text:style-name="P15"/>
      <text:p text:style-name="P15">617</text:p>
      <text:p text:style-name="P15"/>
      <text:p text:style-name="P15"/>
      <text:p text:style-name="P15">Al­man­lar, 1. Dün­ya Sa­va­şı'ın­da sa­vaş dü­zen­le­me­le­ri­ni ih­lal ede­rek, har­dal ga­zı kul­lan­mış­lar­dır. Re­sim­de bu gaz ile ölen bir İn­gi­liz as­ke­ri gö­rül­mek­tedir. </text:p>
      <text:p text:style-name="P15"/>
      <text:p text:style-name="P15"/>
      <text:p text:style-name="P15">618</text:p>
      <text:p text:style-name="P15"/>
      <text:p text:style-name="P15">Siyah bir avu­ka­ta sal­dı­ran be­yaz öğ­ren­ci­ler. Irk­çı­lık; öf­ke, kin, sal­dır­gan­lık ve ça­tış­ma se­be­bi­dir. Bu öğ­ren­ci­ler, hiç su­çu ol­ma­yan bir in­sa­nı sa­de­ce de­ri­si­nin ren­gi yü­zün­den öl­dü­re­bi­le­cek ka­dar in­san­lık­tan çık­mış­lar­dır. On­la­rı bu ha­le ge­ti­ren ise, bi­le­rek ve­ya bil­me­den, tel­ki­ni al­tın­da ya­şa­dık­la­rı sos­yal Dar­wi­nizm'dir. </text:p>
      <text:p text:style-name="P15">Üst­te, 1930 yı­lın­da Ala­ba­ma'da bir yol­cu oto­bü­sü. Be­yaz ol­ma­yan­lar için "Co­lo­red Pas­sen­gers" (be­yaz ol­ma­yan yol­cu­lar) ifa­de­si ile be­lir­ti­le­rek ay­rı bir bö­lüm ya­pıl­mış. </text:p>
      <text:p text:style-name="P15"><text:soft-page-break/></text:p>
      <text:p text:style-name="P15"/>
      <text:p text:style-name="P15">621</text:p>
      <text:p text:style-name="P15"/>
      <text:p text:style-name="P15">1945 Al­man­yası’n­dan bir gö­rün­tü</text:p>
      <text:p text:style-name="P15"/>
      <text:p text:style-name="P15"/>
      <text:p text:style-name="P15">622</text:p>
      <text:p text:style-name="P15"/>
      <text:p text:style-name="P15">Hitler, Nuremberg mitingi sırasında</text:p>
      <text:p text:style-name="P15"/>
      <text:p text:style-name="P15"/>
      <text:p text:style-name="P15">Hit­ler'in sos­yal Dar­wi­nist açık­la­ma­la­ra sık­ça yer ver­di­ği ki­tabı: Kav­gam </text:p>
      <text:p text:style-name="P15"/>
      <text:p text:style-name="P15"/>
      <text:p text:style-name="P15">623</text:p>
      <text:p text:style-name="P15"/>
      <text:p text:style-name="P15">Hit­ler ve Na­zi­ler, ruh­sal den­ge­siz­lik­le­ri­nin ürü­nü olan sap­kın fi­kir­le­ri­ni, sos­yal Dar­wi­nist söy­lem­ler­le güç­len­di­re­rek, dün­ya ta­ri­hi­nin en bü­yük kat­li­amı­nı yap­mış­lar­dır. </text:p>
      <text:p text:style-name="P15"/>
      <text:p text:style-name="P15"/>
      <text:p text:style-name="P15">624</text:p>
      <text:p text:style-name="P15"/>
      <text:p text:style-name="P15">Üstte, Nazi­le­rin ve Hit­ler'in üs­tün ırk oluş­tur­ma sap­lan­tı­la­rı, mil­yon­lar­ca ma­sum in­sa­nın ölü­mü­ne ne­den ol­du. Mil­yon­lar­ca­sı ise, yıl­lar­ca in­san­lık dışı muamele gör­düler. </text:p>
      <text:p text:style-name="P15"/>
      <text:p text:style-name="P15"/>
      <text:p text:style-name="P15">Altta,19 Ağus­tos 1942: Fran­sız sa­hi­li Di­ep­pe'de­ki Na­zi gar­ni­zo­nu ta­ra­fın­dan kat­le­di­len in­san­lar.</text:p>
      <text:p text:style-name="P15">Yanda (sağ­da), Nor­veç cep­he­sin­de­ki yo­ğun sa­vaş or­ta­mın­da ağır si­lah ta­şı­yan Al­man­lar. Sos­yal Dar­wi­nist man­tık, geç­ti­ği­miz yüz­yıl­da pek çok in­sa­nın sa­vaş­lar­da öl­me­si­ne, pek çok ül­ke­nin de yı­kı­ma uğ­ra­ma­sı­na se­bep ol­muş­tur.</text:p>
      <text:p text:style-name="P15"/>
      <text:p text:style-name="P15"/>
      <text:p text:style-name="P15">626</text:p>
      <text:p text:style-name="P15"/>
      <text:p text:style-name="P15"/>
      <text:p text:style-name="P15">3-4 mil­yon in­sa­nın öl­dü­ğü Ausch­witz kam­pın­da aç­lık­tan ölen ve­ya öl­mek üze­re olan in­san­lar. Na­zi­le­rin sos­yal Dar­wi­nizm ile des­tek­le­dik­le­ri söz­de üs­tün ırk sap­lan­tı­la­rı, mil­yon­lar­ca ma­sum in­sa­nın bu şe­kil­de öl­me­si­ne ne­den ol­du. </text:p>
      <text:p text:style-name="P15"/>
      <text:p text:style-name="P15"/>
      <text:p text:style-name="P15">627</text:p>
      <text:p text:style-name="P15"/>
      <text:p text:style-name="P15"><text:soft-page-break/>1940 yılında Alman işgalciler tarafından asılarak, halka teşhir edilen üç Yugoslav. </text:p>
      <text:p text:style-name="P15"/>
      <text:p text:style-name="P15"/>
      <text:p text:style-name="P15">628-629</text:p>
      <text:p text:style-name="P15"/>
      <text:p text:style-name="P15">ÜÇLÜ FAŞİZM KOALİSYONU:</text:p>
      <text:p text:style-name="P15">DARWIN-HAECKEL-HITLER</text:p>
      <text:p text:style-name="P15"/>
      <text:p text:style-name="P15"/>
      <text:p text:style-name="P15">Tari­he, Char­les Dar­win'in ve sos­yal Dar­wi­nizm'in Al­man­ya'da­ki bir nu­ma­ra­lı tem­sil­ci­si ola­rak ge­çen Ernst Ha­ec­kel, Dar­win'in Tür­le­rin Kö­ke­ni ki­ta­bı­nı oku­duk­tan son­ra şu yo­ru­mu yap­mış­tı:</text:p>
      <text:p text:style-name="P15">Dar­win'in mü­kem­mel bir şe­kil­de bir­leş­ti­ril­miş do­ğa kav­ra­mın­da ve ev­rim dokt­ri­ni­nin güç­lü te­me­lin­de, bi­yo­lo­jik ça­lış­ma­la­rı­mın baş­lan­gı­cın­dan be­ri be­ni ra­hat­sız eden tüm şüp­he­le­ri­min çö­zü­mü­nü bul­dum.1</text:p>
      <text:p text:style-name="P15">Dar­win'in ki­ta­bı ile şüp­he­le­rin­den arın­dı­ğı­nı sa­nan Ha­ec­kel, elbette yanılıyordu. Dönenim ilkel bilim koşulları içinde şekillenen evrim teorisi, hayatın başlangıcı başta olmak üzere hiçbir konu hakkında geçerli, tutarlı ve daha da önemlisi bilimsel bir bilgi ortaya koyamamıştır. Haeckel, The Won­ders of Li­fe (Ha­ya­tın Mu­ci­ze­le­ri) ad­lı ki­ta­bın­da, Darwinizm'e dayalı olarak geliştirdiği in­san ırk­la­rı hak­kın­da­ki ba­tıl gö­rüş­le­ri­ni şöy­le özet­le­miş­ti:</text:p>
      <text:p text:style-name="P15">Her ne ka­dar, üs­tün ve aşa­ğı ırk­lar­da­ki in­san­la­rın zi­hin­sel ya­şam­la­rı ve me­de­ni­yet­le­ri ara­sın­da bü­yük fark­lı­lık­lar bi­li­ni­yor­sa da, bun­lar ge­nel­de, bir ku­ral ola­rak, önem­sen­mez­ler ve bu yüz­den de fark­lı se­vi­ye­ler­de­ki ya­şam de­ğe­ri yan­lış ola­rak he­sap­la­nır. Aşa­ğı ırk­lar, (Ved­dah­lar ve­ya Avust­ral­ya zen­ci­le­ri) psi­ko­lo­jik ba­kım­dan, Av­ru­pa­lı­lar­dan zi­ya­de me­me­li­le­re (may­mun ve kö­pek­ler) da­ha ya­kın­dır­lar. Bu yüz­den, on­la­rın ya­şam­la­rı için ta­ma­men fark­lı bir de­ğer sap­ta­ma­mız ge­re­kir... Me­de­ni ada­mın de­rin dü­şü­nen zih­ni ile vah­şi­nin dü­şün­ce­siz hay­van ru­hu ara­sın­da­ki uçu­rum çok bü­yük­tür, vah­şi­yi kö­pe­ğin ru­hun­dan ayı­ran uçu­rum­dan da bü­yük­tür.2 </text:p>
      <text:p text:style-name="P15">Ha­ec­kel'ın bu id­di­ala­rı hiç­bir bi­lim­sel de­li­le da­yan­mı­yor­du. Bu­na rağ­men çar­pık ve sap­kın ina­nış­la­rı olan pek çok in­san ta­ra­fın­dan ade­ta bi­lim­sel bir ger­çek­miş gi­bi sa­hip­le­nil­di. Öte yan­dan Ha­ec­kel, ev­rim te­ori­sin­den, mo­nizm adı­nı ver­di­ği bir çe­şit ma­ter­ya­list bir ina­nış oluş­tur­du. Mo­nizm de­ni­len bu sap­kın dü­şün­ce, ru­hun var­lı­ğı­nı ta­ma­men red­de­di­yor ve her­şe­yi mad­de­ye in­dir­gi­yor­du. Ha­ec­kel, şöy­le di­yor­du: </text:p>
      <text:p text:style-name="P15">İlk kez do­ğa­nın bir­li­ği­ni kav­ra­ya­bil­dik, böy­le­ce ar­tık en kar­ma­şık or­ga­nik olay­la­ra bi­le me­ka­nik-ne­den­sel bir açık­la­ma ge­ti­re­bi­li­riz. So­nuç ola­rak "can­lı ve can­sız be­den­ler ara­sın­da her­han­gi bir fark yok­tur." Tüm do­ğal olay­lar, ha­va­ya atı­lan bir taş ve­ya sü­lü­ğen (bo­ya, koz­me­tik ve ec­za sa­na­yin­de kul­la­nı­lan bir tür ma­den) oluş­tur­mak için bir­le­şen kü­kürt ve­ya ci­va, bit­ki­le­rin bü­yü­me­si ve çi­çek aç­ma­sı, hay­van­la­rın ço­ğal­ma­la­rı ve­ya ha­re­ket­le­ri, in­sa­nın dü­şün­me­si ve olay­la­rı al­gı­la­ma­sı bir­bi­rin­den far­kı ol­ma­yan me­ka­nik olay­lar­dır.3 </text:p>
      <text:p text:style-name="P15">Ma­ter­ya­list bir ba­kış açı­sıy­la pek çok so­ru­nun ce­va­bı­nı bul­du­ğu­nu sa­nan Ha­ec­kel aslında sadece kendini kandırıyordu. Can­lı ve can­sız bir be­den ara­sın­da bir fark ol­ma­dı­ğı­nı, her­şe­yin me­ka­nik bir açık­la­ma­sı ol­du­ğu­nu öne sü­ren ma­ter­ya­list gö­rüş, 21. yüz­yıl­da iler­le­yen bi­lim ve ya­pı­lan araş­tır­ma­lar­la çok bü­yük bir dar­be al­mış ve <text:soft-page-break/>ma­ter­ya­liz­min söz­de bi­lim­sel da­ya­nak­la­rı­nın her bi­ri yer­le bir ol­muş­tur. Ya­pı­lan her ye­ni bu­luş, bi­lim­sel her iler­le­me bir kez da­ha ev­re­nin ku­sur­suz bir ta­sa­rı­mın ese­ri ol­du­ğu ger­çe­ği­ni or­ta­ya koy­muş­tur. Ev­ren ma­ter­ya­list­le­rin id­dia et­ti­ği gi­bi, eze­li ve ebe­di de­ğil­dir, me­ka­nik ge­li­şim­ler ve et­ki­le­şim­ler so­nu­cu or­ta­ya çık­ma­mış­tır. Ev­re­ni ve için­de­ki­le­ri ku­sur­suz bir den­ge ile yok­tan ya­ra­tan Al­lah'tır ve Rab­bi­miz'in tak­dir et­ti­ği va­kit gel­di­ğin­de tüm in­san­lar ve var­lık­lar gi­bi ev­re­nin de so­nu ola­cak­tır. </text:p>
      <text:p text:style-name="P15">An­cak ko­yu ma­ter­ya­list olan Ha­ec­kel, sap­kın dü­şün­ce ya­pı­sı ne­de­niy­le, İla­hi din­le­ri ve din ah­la­kı­nın ge­re­ği olan in­san­cıl­lı­ğı ve mer­ha­me­ti red­de­di­yor­du. Da­ha ön­ce de be­lirt­ti­ği­miz gi­bi öje­ni vah­şe­ti­ni sa­vu­na­rak Spar­ta­lı­lar (M.Ö. 9. yüz­yıl­da ku­rul­muş, sa­na­tı, fel­se­fe­yi ve ede­bi­ya­tı red­de­den, sa­de­ce as­ke­ri gü­ce da­ya­nan bir Yu­nan şe­hir dev­le­tiy­di) ta­ra­fın­dan uy­gu­la­nan "in­sa­nın su­ni se­lek­si­yo­nu"nu ken­din­ce övü­yor­du. Spar­ta­lı­lar dö­ne­min­de, özel bir ka­nun uya­rın­ca tüm ye­ni do­ğan ço­cuk­lar dik­kat­li bir in­ce­le­me­ye ve se­çi­li­me ta­bi tu­tu­lu­yor­lar­dı. Za­yıf, has­ta ve­ya fi­zik­sel ola­rak ku­sur­la­rı olan­la­rı acı­ma­sı­zca kat­le­di­yor­lar­dı. Sa­de­ce sağ­lık­la­rı mü­kem­mel olan ve güç­lü ço­cuk­la­rın ya­şa­ma­la­rı­na izin ve­ri­li­yor­du. Ha­ec­kel de Spar­ta­lı­la­rın ma­sum be­bek­le­ri kat­let­me­yi ön­gö­ren bu vah­şi uy­gu­la­ma­la­rı­nı des­tek­li­yor­du.4</text:p>
      <text:p text:style-name="P15">Ha­ec­kel ken­di­si­ni eleş­ti­ren­le­re ise şöy­le kar­şı­lık ve­ri­yor­du:</text:p>
      <text:p text:style-name="P15">Her yıl, te­da­vi edi­le­mez has­ta­lık­la­rın ka­lıt­sal yü­küy­le do­ğan bin­ler­ce sa­kat, sa­ğır-dil­siz ve ge­ri ze­ka­lı ço­cu­ğa, su­ni ola­rak bak­ma­nın ve ye­tiş­tir­me­nin in­san­lı­ğa ne gi­bi bir fay­da­sı var?5 </text:p>
      <text:p text:style-name="P15">Kuş­ku­suz Ha­ec­kel'in öne sür­dü­ğü, son de­re­ce çar­pık bir man­tık ör­gü­sü­dür. Sev­gi, mer­ha­met ve şef­kat his­le­ri­ni yal­nız­ca ken­di­le­ri­ne fay­da ge­ti­re­cek olan­la­ra yö­nelt­mek in­san­lık dı­şı bir yak­la­şım­dır. Bu, ma­ter­ya­liz­min ve Dar­wi­nizm'in in­san­la­ra ver­di­ği tel­kin­le­rin ne­ti­ce­sin­de olu­şan çok ben­cil­ce bir tu­tum­dur. Din ah­la­kı ya­şan­dı­ğın­da ise in­san­lar, hiç­bir men­fa­at­le­ri ol­ma­sa da­hi ih­ti­yaç için­de ola­na şef­kat du­yar, onu sev­gi ve mer­ha­met his­le­ri ile ko­ru­yup kol­lar­lar. Ger­çek in­sa­ni­yet de bu­dur. Ör­ne­ğin Ku­ran'da mü­min­le­rin ken­di­le­rin­den ön­ce yok­sul­la­rı, esir­le­ri, ih­ti­yaç için­de olan­la­rı dü­şü­nüp ye­mek­le­ri­ni on­la­ra ver­dik­le­ri ve bu­nu yal­nız­ca Al­lah'ın rı­za­sı­nı ka­zan­mak için yap­tık­la­rı bil­di­ril­mek­te­dir:</text:p>
      <text:p text:style-name="P15">Ken­di­le­ri, ona duy­duk­la­rı sev­gi­ye rağ­men ye­me­ği, yok­su­la, ye­ti­me ve esi­re ye­di­rir­ler. "Biz si­ze, an­cak Al­lah'ın yü­zü (rı­za­sı) için ye­di­ri­yo­ruz; siz­den ne bir kar­şı­lık is­ti­yo­ruz, ne bir te­şek­kür." (İn­san Su­re­si, 8-9)</text:p>
      <text:p text:style-name="P15">Öte yan­dan Ha­ec­kel'in ön­cü­lü­ğü­nü yap­tı­ğı mo­nist­ler, yal­nız­ca fi­zik­sel olan­la­rın de­ğil, ba­zı ka­rak­te­ris­tik özel­lik­le­rin de ge­ne­tik ku­sur­lar­dan kay­nak­la­na­bi­le­ce­ği­ni id­dia edi­yor ve ku­sur­lu bul­duk­la­rı her­ke­sin su­ni se­lek­si­yon ile or­ta­dan kal­dı­rıl­ma­la­rı ge­rek­ti­ği­ni sa­vu­nu­yor­lar­dı.</text:p>
      <text:p text:style-name="P15">Ha­ec­kel'in ki­tap­la­rı, Na­zi öje­ni prog­ra­mı­nın ka­bul edil­me­sin­de önem­li rol oy­na­dı. Özel­lik­le, Ha­ec­kel'in öğ­ren­ci­si olan ve ha­yat hi­ka­ye­si­ni ya­zan Wil­helm Bölsc­he, Hit­ler'e Ha­ec­kel'in sos­yal Dar­wi­nist fi­kir­le­ri­ni doğ­ru­dan ak­tar­dı. Ay­rı­ca, 1904'ten 1944'e ka­dar ya­yın­la­nan ve öje­ni al­dat­ma­ca­la­rı ile sah­te Na­zi bi­li­mi­ni yay­mak için kul­la­nı­lan en te­mel or­gan ha­li­ne ge­len Arc­hiv für Ras­sen und Ge­sellsc­hafts­bi­olo­gie (Irk­sal ve Sos­yal Bi­yo­lo­ji Ar­şi­vi) dü­zen­li ola­rak Ha­ec­kel'in, eser­le­rin­de­ki teh­li­ke­li fi­kir­le­rin­den alın­tı­lar yap­tı.6</text:p>
      <text:p text:style-name="P15">Ta­rih­çi Da­ni­el Gas­man'ın ifa­de­siy­le, "Hit­ler'in ta­rih, po­li­ti­ka, din, Hı­ris­ti­yan­lık, do­ğa, öje­ni, bi­lim, sa­nat ve ev­rim hak­kın­da­ki gö­rüş­le­ri­nin bü­yük bö­lü­mü, ek­lek­tik (seç­<text:soft-page-break/>me­ci) ve fark­lı bir­çok kay­nak­tan ol­ma­la­rı­na kar­şın, Ha­ec­ke­lin­ki­ler ile uyu­şu­yor­du ve sık­ça ay­nı dil­de ifa­de edi­li­yor­lar­dı." 7 </text:p>
      <text:p text:style-name="P15">Ha­ec­kel'in sap­kın­lık­la­rın­dan bi­ri de, in­ti­har ve öte­na­zi­yi sa­vu­nu­yor ol­ma­sıy­dı. Ha­ec­kel'in he­ze­yan­la­rı­na gö­re in­san, sa­de­ce an­ne ve ba­ba­sı­nın ara­sın­da­ki cin­sel bağ­lı­lı­ğın bir so­nu­cu ola­rak var ol­muş­tu ve bu yüz­den de ya­şam çok kül­fet­li bir hal al­dı­ğın­da bu ki­şi ya­şam­dan ay­rı­la­bi­lir­di. Ha­ec­kel bu çar­pık dü­şün­ce­le­ri­ni şöy­le ifa­de et­mek­tey­di:</text:p>
      <text:p text:style-name="P15">Eğer bu du­rum­da ya­şam ko­şul­la­rı, döl­len­miş yu­mur­ta­dan ken­di ha­ta­sı ol­mak­sı­zın ge­liş­miş za­val­lı var­lı­ğın üze­ri­ne çok faz­la bas­kı ya­par­sa, eğer iyi ola­rak ümit edi­len ye­ri­ne sa­de­ce ba­kım ve ih­ti­yaç, has­ta­lık ve her tür­lü se­fa­let ge­lir­se, bu ki­şi­nin tar­tış­ma­sız ola­rak ölüm yo­luy­la ız­dı­rap­la­rı­na son ver­me hak­kı var­dır... Bir ki­şi­nin da­ya­nıl­maz acı­la­rı­na gö­nül­lü bir ölüm­le son ver­me­si ger­çek bir kur­tu­luş ey­le­mi­dir.8</text:p>
      <text:p text:style-name="P15">Oy­sa in­san kör te­sa­düf­ler so­nu­cu mey­da­na gel­miş bir var­lık de­ğil­dir. İn­sa­nı ya­ra­tan Al­lah'tır ve in­sa­nın ya­ra­tı­lı­şı­nın bir ama­cı var­dır. Bu amaç Ku­ran'da şöy­le bil­di­ril­miş­tir:</text:p>
      <text:p text:style-name="P15">Ben, cin­le­ri ve in­san­la­rı yal­nız­ca Ba­na iba­det et­sin­ler di­ye ya­rat­tım. (Za­ri­yat Su­re­si, 56)</text:p>
      <text:p text:style-name="P15">İn­san, ya­şa­mı bo­yun­ca yap­tı­ğı her ha­re­ket­ten so­rum­lu­dur. Ve ya­şa­dı­ğı her anı­n ahi­ret­te he­sa­bı­nı ve­re­cek­tir. Ha­ec­kel gi­bi, in­san­la­rı in­ti­ha­ra, ölü­me, ci­na­ye­te sü­rük­le­yen­ler ise kuş­ku­suz he­sa­bı­nı ve­re­me­ye­cek­le­ri bü­yük bir so­rum­lu­luk yük­len­mek­te­dir­ler.</text:p>
      <text:p text:style-name="P15">Ha­ec­kel yi­ne Won­ders of Li­fe (Ya­şam Mu­ci­ze­le­ri) ad­lı ki­ta­bın­da, ye­ni do­ğan be­bek­le­rin sa­ğır ve bi­linç­siz doğ­duk­la­rı­nı (ki bu doğ­ru de­ğil­dir) ve bu yüz­den in­san ru­hu ta­şı­ma­dık­la­rı­nı id­dia et­miş­ti. Bu bi­lim dı­şı id­di­ası­na da­ya­na­rak da "anor­mal ola­rak do­ğan be­bek­le­rin öl­dü­rül­me­le­ri­ni" sa­vun­muş ve sözde bu­nun "man­tık­sal ola­rak bir ci­na­yet gi­bi ka­bul edi­le­me­ye­ce­ği­ni" öne sür­müş­tü. Gö­rül­dü­ğü gi­bi Ha­ec­kel açık­ça ci­na­ye­ti sa­vu­nu­yor, çev­re­sin­de­ki in­san­la­rı da ka­til ol­ma­ya yön­len­di­ri­yor­du. </text:p>
      <text:p text:style-name="P15">Ha­ec­kel sa­de­ce ki­şi­nin is­te­ği­ne bağ­lı öte­na­zi­nin de­ğil, rı­za dı­şın­da­ki öte­na­zi­nin de sa­vu­nu­cu­lu­ğu­nu ya­pa­cak ka­dar gad­dar­dı. Bu ko­nu­da­ki öf­ke­si­ni şu söz­ler­le ifa­de edi­yor­du: "Yüz­ler­ce, bin­ler­ce te­da­vi edi­le­mez in­san –de­li­ler, cüz­zam­lı­lar, kan­ser­li­ler vs.– ken­di­le­ri­ne ve ge­nel ola­rak top­lu­ma en kü­çük bir fay­da sağ­la­mak­sı­zın su­ni ola­rak ha­yat­ta tu­tu­lu­yor­lar."9 Ha­ec­kel'in bu du­ru­ma ge­tir­di­ği acı­ma­sız "çö­züm" ise şöy­ley­di:</text:p>
      <text:p text:style-name="P15">Bu kö­tü­lük­ten kur­tul­ma­nın yo­lu, tek doz­luk acı­sız ve hız­lı et­ki eden ze­hi­rin... yet­ki­li bir ku­ru­lun gö­ze­ti­mi al­tın­da kul­la­nıl­ma­sı­dır.10</text:p>
      <text:p text:style-name="P15">Ha­ec­kel'in sa­vun­du­ğu vah­şe­tin Al­man­ya üze­rin­de çok yı­kı­cı et­ki­le­ri ol­du. Ça­lış­ma­la­rı, Al­man­ya'da yak­la­şık 300 bin ruh has­ta­sı­nın, fi­zik­sel sa­kat­lı­ğı olan in­san­la­rın, te­da­vi­si müm­kün ol­ma­yan has­ta­la­rın ve ken­di­le­rin­ce di­ğer "is­ten­me­yen" in­san­la­rın acı­ma­sız­ca kat­le­dil­di­ği T4 ad­lı öte­na­zi prog­ra­mı­nın ön­cü­lü­ğü­nü yap­tı. </text:p>
      <text:p text:style-name="P15">Ha­ec­kel ve Hit­ler'in za­lim­lik­le­ri­nin, teş­vik et­tik­le­ri ve izin ver­dik­le­ri ci­na­yet­le­rin tek bir kay­na­ğı var­dı: Sos­yal Dar­wi­nizm. </text:p>
      <text:p text:style-name="P15">Dar­win-Ha­ec­kel-Hit­ler ko­alis­yo­nu­nun so­nu­cun­da or­ta­ya çı­kan öje­ni, öte­na­zi, zor­la kı­sır­laş­tır­ma, top­la­ma kamp­la­rı, ırk hij­ye­ni, gaz oda­la­rı ile 20. yüz­yı­lın or­ta­la­rın­da in­san­lık ta­ri­hi­nin en bü­yük ve acı­ma­sız zulüm­leri yaşan­dı.</text:p>
      <text:p text:style-name="P15"/>
      <text:p text:style-name="P15"><text:soft-page-break/></text:p>
      <text:p text:style-name="P15"/>
      <text:p text:style-name="P15">Nazi dok­tor­la­rı, öje­nist uy­gu­la­ma­la­rı göz­le­ri ka­pa­lı ye­ri­ne ge­ti­ri­yor, ha­yat kur­tar­ma­la­rı ge­re­kir­ken, mil­yon­lar­ca in­sa­nın ölü­mü­ne ara­cı olu­yor­lar­dı. </text:p>
      <text:p text:style-name="P15"/>
      <text:p text:style-name="P15"/>
      <text:p text:style-name="P15"/>
      <text:p text:style-name="P15">1. Daniel Gasman, Scientific Origins, s. 6; Benjamin Wiker, Moral Darwinism: How We Became Hedonists, Intervarsity Press, 2002, s. 257 </text:p>
      <text:p text:style-name="P15">2. Ernst Haeckel, The Wonders of Life: Popular Study of Biological Philosophy, Çeviri: Joseph McCab (New York: Harper &amp; Brothers, 1905), s.390-91; Daniel Gasman, The Scientific Origins of National Socialism: Social Darwinism in Ernst Haeckel and the German Monist League, (London: MacDonald, 1971), s.39-40 </text:p>
      <text:p text:style-name="P15">3. Ernst Haeckel, The History of Creation, s. 1.23 </text:p>
      <text:p text:style-name="P15">4. Ernst Haeckel, The History of Creation, s. 1.75-76</text:p>
      <text:p text:style-name="P15">5. Benjamin Wiker, Moral Darwinism, s. 260</text:p>
      <text:p text:style-name="P15">6. Robert Jay Lifton, The Nazi Doctors, New York: Basic Books, 1986, s.441, 161</text:p>
      <text:p text:style-name="P15">7. Daniel Gasman, Scientific Origin, s. 161</text:p>
      <text:p text:style-name="P15">8. Ernst Haeckel, Wonders of Life, s.112-14 </text:p>
      <text:p text:style-name="P15">9. Benjamin Wiker, Moral Darwinism, s. 262; Ian T. Taylor, In The Minds of Men: Darwin and the New World Order, 3. baskı, TFE Publishing, 1991, s.409</text:p>
      <text:p text:style-name="P15">10. Ernst Haeckel, The Wonders of Life, New York: Harper, 1904, s. 119</text:p>
      <text:p text:style-name="P15"/>
      <text:p text:style-name="P15"/>
      <text:p text:style-name="P15"/>
      <text:p text:style-name="P15">631</text:p>
      <text:p text:style-name="P15"/>
      <text:p text:style-name="P15">Nazi Al­man­ya­sı'nda bir kam­yo­na y­ğıl­mış ve is­ke­le­te dön­müş ce­set­ler, top­la­ma kamp­la­r­nn gün­lük gö­rün­tü­le­rin­den­di. Bu kamp­lar­da Na­zi­le­rin söz­de "aşa­ğı rk" ola­rak gör­dük­le­ri mil­yon­lar­ca Po­lon­ya­l, Çin­ge­ne, Ya­hu­di ma­sum in­san öl­dü­rül­dü. </text:p>
      <text:p text:style-name="P15">Ausch­witz'de Bir Çin­ge­ne, Pay­la­şı­lan Acı­lar: Bir Çin­ge­ne Ai­le­si Soy­kı­rı­mı Ha­tır­lı­yor, Na­zi­le­rin Çin­ge­ne Kat­li­amı gi­bi ki­tap­lar, Na­zi­le­rin çin­ge­ne­le­re yap­tık­la­rı zul­mü gün ışı­ğı­na çı­ka­ran eser­ler­den sa­de­ce bir­kaçıdır.</text:p>
      <text:p text:style-name="P15"/>
      <text:p text:style-name="P15"/>
      <text:p text:style-name="P15">633</text:p>
      <text:p text:style-name="P15"/>
      <text:p text:style-name="P15"/>
      <text:p text:style-name="P15">1914' deki öjeni eğitim sınıfından bir fotoğraf </text:p>
      <text:p text:style-name="P15"/>
      <text:p text:style-name="P15"/>
      <text:p text:style-name="P15">634</text:p>
      <text:p text:style-name="P15"/>
      <text:p text:style-name="P15"/>
      <text:p text:style-name="P15"><text:soft-page-break/>Öje­nist­le­re gö­re, yaş­lı­lar da elen­me­si ge­re­ken za­yıf bi­rey­ler­di. Bu ne­den­le, yaş­lı­la­ra say­gı ve sev­gi gös­te­ril­mi­yor, top­lum­dan uzak­laş­tı­rıl­ma­la­rı ge­rek­ti­ği­ne ina­nı­lı­yor­du. </text:p>
      <text:p text:style-name="P15"/>
      <text:p text:style-name="P15"/>
      <text:p text:style-name="P15">635</text:p>
      <text:p text:style-name="P15"/>
      <text:p text:style-name="P15">Gal­ton, par­mak iz­le­rin­den ve yüz şe­kil­le­rin­den, suç­lu­la­rın or­tak ge­ne­tik özel­lik­le­ri­ni tes­pit et­mek gi­bi man­tık­sız ve so­nuç­suz bir ça­lış­ma yap­mış­tı.</text:p>
      <text:p text:style-name="P15"/>
      <text:p text:style-name="P15"/>
      <text:p text:style-name="P15">636</text:p>
      <text:p text:style-name="P15"/>
      <text:p text:style-name="P15"/>
      <text:p text:style-name="P15">Öje­ni­nin ön­de ge­len isim­le­rin­den H. La­ugh­lin, "ırk­sal te­miz­lik bi­li­mi" ko­nu­sun­da yap­tı­ğı ça­lış­ma­lar ne­de­niy­le He­idel­berg Üni­ver­si­te­si'nden onur ödü­lü al­mış­tı. Söz ko­nu­su ha­be­ri ya­yın­la­yan ga­ze­te küpürü. </text:p>
      <text:p text:style-name="P15"/>
      <text:p text:style-name="P15"/>
      <text:p text:style-name="P15">637</text:p>
      <text:p text:style-name="P15"/>
      <text:p text:style-name="P15">New York'ta­ki Öje­ni Ka­yıt Ofi­si (ERO) ve Char­les B. Da­ven­port</text:p>
      <text:p text:style-name="P15"/>
      <text:p text:style-name="P15"/>
      <text:p text:style-name="P15">Öje­ni­nin söz­de bi­lim­sel da­ya­na­ğı ev­rim te­ori­si­dir. Öje­nist­le­rin, ev­rim ve öje­ni bağ­lan­tı­sı­nı vur­gu­la­dık­la­rı bir pos­ter. Pos­ter­de, "Öje­ni, İn­sa­nın Ev­ri­mi­ni Ken­di­si­nin Yön­len­dir­mesidir" ifadesi yer alıyor. </text:p>
      <text:p text:style-name="P15"/>
      <text:p text:style-name="P15"/>
      <text:p text:style-name="P15">638</text:p>
      <text:p text:style-name="P15"/>
      <text:p text:style-name="P15">Ame­ri­kan Öje­ni Ce­mi­ye­ti, eya­let pa­na­yır­la­rın­da, öje­ni ders­le­ri ve­ri­yor ve söz­de "en uy­gun" ai­le­nin se­çil­di­ği ya­rış­ma­lar dü­zen­li­yor­du. </text:p>
      <text:p text:style-name="P15"/>
      <text:p text:style-name="P15"/>
      <text:p text:style-name="P15">639</text:p>
      <text:p text:style-name="P15"/>
      <text:p text:style-name="P15">Ar­yan ır­kın­dan ol­ma­dık­la­rı için bir­çok ço­cuk il­gi­siz, sev­gi­siz bı­ra­kı­lı­yor, hat­ta tür­lü ba­ha­ne­ler­le öl­dü­rül­me­ye ve­ya kı­sır­laş­tı­rıl­ma­ya ça­lı­şı­lıyor­du.</text:p>
      <text:p text:style-name="P15"/>
      <text:p text:style-name="P15"/>
      <text:p text:style-name="P15">640</text:p>
      <text:p text:style-name="P15"/>
      <text:p text:style-name="P15">Ka­iser-Wil­helm Ens­ti­tü­sü'nün öje­ni ile il­gi­li ça­lış­ma­la­rın­dan bir ör­nek</text:p>
      <text:p text:style-name="P15"/>
      <text:p text:style-name="P15"/>
      <text:p text:style-name="P15"><text:soft-page-break/>641</text:p>
      <text:p text:style-name="P15"/>
      <text:p text:style-name="P15"/>
      <text:p text:style-name="P15">Nazi­le­rin ari ırk ta­nı­mı­na uy­gun ola­rak ta­sar­la­nan pro­pa­gan­da pos­ter­le­ri. Bu pos­ter­ler­de yer alan in­san­lar, ari ırk ta­nı­mı­na uy­gun ola­rak sa­rı­şın, uzun ka­fa­tas­lı, ke­mer­li dar bu­run­lu, ma­vi göz­lü...</text:p>
      <text:p text:style-name="P15"/>
      <text:p text:style-name="P15"/>
      <text:p text:style-name="P15"/>
      <text:p text:style-name="P15">642</text:p>
      <text:p text:style-name="P15"/>
      <text:p text:style-name="P15">Kafa­ta­sı öl­çüm­le­ri, saç ren­gi­nin tes­pi­ti, ci­ğer hac­mi öl­çüm­le­ri ve par­mak iz­le­ri öje­nist amaç­lar için kul­la­nı­lı­yor, "üs­tün" ol­ma­dı­ğı dü­şü­nü­len ki­şi­ler bu şe­kil­de tes­pit edi­li­yor­du. </text:p>
      <text:p text:style-name="P15"/>
      <text:p text:style-name="P15"/>
      <text:p text:style-name="P15">643</text:p>
      <text:p text:style-name="P15"/>
      <text:p text:style-name="P15">Hit­ler, Na­zi Al­man­ya­sı için, genç­le­rin ta­şı­dı­ğı öne­min far­kın­day­dı. Na­zi­zmin sap­kın tel­kin­le­ri ile ye­ti­şen ye­ni ne­si­lin, Hit­ler'in ta­kip­çi­si ol­ma­sı plan­la­nı­yor­du. Bu ne­den­le, Hit­ler'in pro­pa­gan­da mü­hen­dis­le­ri­nin özel ih­ti­sas alan­la­rın­dan bi­ri de genç­ler­ ol­du. Üs­tün fi­zik­sel özel­lik­le­re sa­hip ba­zı genç­ler özel öje­ni kamp­la­rın­da bi­ra­ra­ya top­la­nı­yor ve bu kamp­lar özel üre­me çift­lik­le­ri gi­bi kul­la­nı­lı­yor­du. Son de­re­ce sap­kın ve ah­lak dı­şı bu yön­tem­le, Al­man hal­kı­nın da­ha saf ve da­ha üs­tün bir ha­le ge­le­ce­ği­ne ina­nıl­mış­tı. Öte yan­dan genç be­yin­ler, Na­ziz­min sap­kın fi­kir­le­ri ile yı­ka­nı­yor, genç­ler kö­rü kö­rü­ne bu ide­olo­ji­ye bağ­la­nı­yor­lar­dı. Da­ha ço­cuk yaş­la­rın­dan iti­ba­ren, Na­ziz­min ba­tıl tel­kin­le­ri ile ze­hir­le­nen bu genç­ler, ne­yin doğ­ru ne­yin yan­lış ol­du­ğu­nu da­hi ayırt ede­mez bir ha­le ge­ti­ri­li­yor­lar­dı. </text:p>
      <text:p text:style-name="P15"/>
      <text:p text:style-name="P15"/>
      <text:p text:style-name="P15">644</text:p>
      <text:p text:style-name="P15"/>
      <text:p text:style-name="P15">Hit­le­r'in her tür­lü po­li­ti­kasının, insanları ölü­me ve vah­şe­te götürdüğünü tem­sil eden 1945 yı­lı­na ait bir karikatür</text:p>
      <text:p text:style-name="P15"/>
      <text:p text:style-name="P15"/>
      <text:p text:style-name="P15">645</text:p>
      <text:p text:style-name="P15"/>
      <text:p text:style-name="P15"/>
      <text:p text:style-name="P15">Öje­ni­ci­ler, tıp li­te­ra­tü­rün­de ye­ri ol­ma­yan özel te­rim­ler da­hi ge­liş­tir­miş­ler­di. Ör­ne­ğin fark­lı ırk­lar­dan kim­se­le­ri ve­ya akıl has­ta­la­rı­nı, "za­yıf zi­hin du­ru­mu" teş­hi­si ile dam­ga­lı­yor ve son­ra da ölü­me terk edi­yor­lar­dı. Yu­ka­rı­da, bu dö­nem­de ABD'de­ki akıl has­ta­la­rı gö­rül­mek­te­dir. </text:p>
      <text:p text:style-name="P15"/>
      <text:p text:style-name="P15"/>
      <text:p text:style-name="P15"><text:soft-page-break/>647</text:p>
      <text:p text:style-name="P15"/>
      <text:p text:style-name="P15">"Hit­ler'in Em­ri" ola­rak anı­lan bu yet­ki bel­ge­sin­de, Hit­ler, Na­zi dok­tor­la­rı­na ge­rek­li gör­dük­le­ri has­ta­la­rı öl­dür­me yet­ki­si ver­mek­te­dir. Bu yet­ki, Na­zi dok­tor­la­rı­nın iş­le­dik­le­ri suç­la­ra söz­de "ya­sal" bir te­mel oluş­tur­muş­tur. </text:p>
      <text:p text:style-name="P15"/>
      <text:p text:style-name="P15"/>
      <text:p text:style-name="P15">648</text:p>
      <text:p text:style-name="P15"/>
      <text:p text:style-name="P15">Hada­mar Öl­dür­me Mer­ke­zi'n­de­ki in­san ya­kan fı­rın­la­rın tüten bacası.</text:p>
      <text:p text:style-name="P15"/>
      <text:p text:style-name="P15"/>
      <text:p text:style-name="P15">Bern­burg Öl­dür­me Mer­ke­zi­'nin fark­lı açı­lar­dan çe­kil­miş fotoğ­raf­ları.</text:p>
      <text:p text:style-name="P15"/>
      <text:p text:style-name="P15"/>
      <text:p text:style-name="P15">649</text:p>
      <text:p text:style-name="P15"/>
      <text:p text:style-name="P15"/>
      <text:p text:style-name="P15">Büyük re­sim­de, Bern­burg Psi­ki­yat­ri Has­ta­ne­si'­nin ma­ke­ti gö­rül­mek­te­dir. Ma­vi ok­lar, ölüm böl­ge­si­ne gi­den has­ta­la­rın ta­şın­dı­ğı yo­lu, da­ire içi­ne alı­nan bi­na ise ölü­le­rin ya­kıl­dı­ğı yer­le­ri ve gaz oda­la­rı­nı gös­ter­mek­te­dir. </text:p>
      <text:p text:style-name="P15">Sağ­da­ki re­sim: Sos­yal bi­lim­ler ala­nı­nda pro­fe­sör olan Dr. Kät­he Le­ich­te 1940'ta Ra­vensb­rück top­la­ma kam­pı­na sevk edil­di ve 1942'de ges­ta­po­lar ta­ra­fın­dan Bern­burg Öte­na­zi Ens­ti­tü­sü'n­de ze­hir­li gaz ve­ri­le­rek öl­dü­rül­dü.</text:p>
      <text:p text:style-name="P15">Sol­da­ki re­sim: Bir zo­olo­ji pro­fe­sö­rü­nün kı­zı olan Mar­ga­ri­ta Sin­ger öte­na­zi prog­ra­mı çer­çe­ve­sin­de öl­dü­rül­dü.</text:p>
      <text:p text:style-name="P15"/>
      <text:p text:style-name="P15"/>
      <text:p text:style-name="P15">Sol üst­te: Gaz oda­la­rı­na gi­den yol.</text:p>
      <text:p text:style-name="P15">Sağ üst­te: Ce­set­le­rin in­ce­len­di­ği ve de­ney­ler için kul­la­nıl­dı­ğı yer.</text:p>
      <text:p text:style-name="P15">Sol alt­ta: Tüm has­ta­la­rın öl­dü­ğü­nü tes­pit et­mek için kul­la­nı­lan göz­lem ca­mı.</text:p>
      <text:p text:style-name="P15">Sağ alt­ta: Has­ta­la­rın gaz oda­sı­na gel­dik­le­rin­de duş ala­cak­la­rı­nı san­ma­la­rı için ko­nan duş­lar. </text:p>
      <text:p text:style-name="P15"/>
      <text:p text:style-name="P15"/>
      <text:p text:style-name="P15">651</text:p>
      <text:p text:style-name="P15"/>
      <text:p text:style-name="P15"/>
      <text:p text:style-name="P15">1925 yı­lın­da Al­man­ya'da­ki bir psi­ki­yat­ri has­tanesi. </text:p>
      <text:p text:style-name="P15"/>
      <text:p text:style-name="P15"/>
      <text:p text:style-name="P15">(üstte) Hada­mar Öl­dür­me Mer­ke­zi'nde­ki me­zar­lık. </text:p>
      <text:p text:style-name="P15"/>
      <text:p text:style-name="P15"/>
      <text:p text:style-name="P15">(yanda) Öte­na­zi prog­ra­mı da­hi­lin­de öl­dü­rü­len­le­rin anı­sı­na in­şa edi­len bir anıt. </text:p>
      <text:p text:style-name="P15"><text:soft-page-break/>Mil­li­yet ga­ze­te­si, 10 Ekim 2003 ta­rih­li haber. </text:p>
      <text:p text:style-name="P15"/>
      <text:p text:style-name="P15"/>
      <text:p text:style-name="P15">652</text:p>
      <text:p text:style-name="P15"/>
      <text:p text:style-name="P15">Sol baş­ta­: Var­şo­va get­to­su­nu şeh­rin di­ğer kıs­mın­dan ayı­ran du­va­rın in­şa­sı.</text:p>
      <text:p text:style-name="P15">Sol­dan ikin­ci: Bel­zec Top­la­ma Kam­pı'­na gön­de­ri­len za­val­lı in­san­lar.</text:p>
      <text:p text:style-name="P15">Sol alt­ta: Bel­zec Top­la­ma Kam­pı'n­da Çin­ge­ne bir çift. </text:p>
      <text:p text:style-name="P15">Sağ alt­ta: De­niz su­yu­nun içi­le­bi­lir­li­ği­ni de­ne­yen Na­zi dok­tor­la­rı ta­ra­fın­dan de­nek ola­rak kul­la­nı­lan bir Çin­ge­ne. </text:p>
      <text:p text:style-name="P15"/>
      <text:p text:style-name="P15"/>
      <text:p text:style-name="P15">653</text:p>
      <text:p text:style-name="P15"/>
      <text:p text:style-name="P15"/>
      <text:p text:style-name="P15">TÜRK-İSLAM AHLAKINDA MERHAMET</text:p>
      <text:p text:style-name="P15"/>
      <text:p text:style-name="P15"/>
      <text:p text:style-name="P15">Türk-İs­lam ah­la­kı­nın ha­kim ol­du­ğu Os­man­lı İm­pa­ra­tor­lu­ğu'nda, has­ta­lar sa­de­ce ai­le­le­ri de­ğil, çev­re­le­rin­de­ki­ler ta­ra­fın­dan da­hi ko­ru­nup kol­la­nı­yor­lar, özel kli­nik­ler­de ba­kı­lı­yor­lar hat­ta çe­şit­li yön­tem­ler­le te­da­vi edil­me­ye ça­lı­şı­lı­yor­lar­dı. Fa­kir hal­ka üc­ret­siz sağ­lık hiz­met­le­ri su­nu­lu­yor, hat­ta fa­kir­ler­den pa­ra ta­lep eden he­kim ve­ya has­ta­ne gö­rev­li­le­ri ce­za­lan­dı­rı­lı­yor­du. 1871 yı­lın­da hal­kın sağ­lık hiz­met­le­ri­ni dü­zen­le­mek ama­cıy­la "Sıh­hi­ye Mü­fet­tiş­lik­le­ri" ile "Mem­le­ket Ta­bip­lik­le­ri" ku­rul­muş­tu. Bu dü­zen­le­me ile ön­gö­rü­len uy­gu­la­ma­lar­dan ba­zı­la­rı şöy­ley­di:</text:p>
      <text:p text:style-name="P15">•<text:span text:style-name="T5"> </text:span>Dok­tor­lar haf­ta­nın be­lir­li gün ve sa­at­le­rin­de, be­lir­li bir yer­de, zen­gin, fa­kir ayrımı gö­zet­mek­si­zin baş­vu­ran tüm has­ta­la­rı üc­ret al­ma­dan mu­aye­ne ede­cek­tir. Ge­rek­li aşı­lar da üc­ret­siz ya­pı­la­cak­tır.</text:p>
      <text:p text:style-name="P15">•<text:span text:style-name="T5"> </text:span>Mu­aye­ne­ye ge­le­me­ye­cek du­rum­da olan­la­rı dok­tor­lar ev­le­rin­de mu­aye­ne ede­cek, öde­me gü­cü olan­lar­dan, ön­ce­den be­lir­le­nen bir üc­ret alı­na­cak­tır. Yok­sul olan­lar­dan üc­ret alın­ma­ya­cak, zo­run­lu gi­der­ler be­le­di­ye san­dı­ğın­dan dok­to­ra öde­ne­cek­tir.</text:p>
      <text:p text:style-name="P15">•<text:span text:style-name="T5"> </text:span>Önem­li bir ge­rek­çe ol­ma­dan has­ta­la­ra bak­ma­mak, yok­sul­lar­dan üc­ret al­mak iş­ten uzak­laş­tır­ma ne­de­ni­dir.135</text:p>
      <text:p text:style-name="P15">Os­man­lı'da akıl has­ta­la­rı­na da özel te­da­vi yön­tem­le­ri uy­gu­la­nı­yor­du. Os­man­lı'da 15. yüz­yıl­da da­hi akıl has­ta­la­rı için imar edil­miş da­rüş­şi­fa­lar var­dı. Has­ta­lar, has­ta­lık­la­rı­na gö­re se­çil­miş özel Türk mü­zi­ği ma­kam­la­rıy­la te­da­vi edil­me­ye ça­lı­şı­lır­dı. Ay­rı­ca özel ye­mek­ler, çi­çek­ler ve man­za­ra­lar ile de te­da­vi uy­gu­la­nı­yor­du. Has­ta­la­ra özel­lik­le kuş eti ve­ri­li­yor­du. Her has­ta­nın oda­sı­nda iki pen­ce­re bulunuyordu. Pen­ce­re­ler ter­ci­hen gül bah­çe­si­ne ba­kı­yor­du.136</text:p>
      <text:p text:style-name="P15">Os­man­lı İm­pa­ra­tor­lu­ğu'ndan çok da­ha ön­ce de, di­ğer Müs­lü­man dev­let­ler­de de fi­zik­sel ve ruh­sal yön­den has­ta olan­la­rın te­da­vi­si için özel yön­tem­ler kul­la­nı­lı­yor­du. Özel­lik­le Ab­ba­si Ha­li­fe­li­ği dö­ne­min­de İs­lam dün­ya­sı, tüm dün­ya­da­ki en ile­ri tıp ve psi­ki­yat­ri dü­ze­yi­ne erişmişti. Dün­ya­nın ilk has­ta­ne­le­ri İs­lam dün­ya­sın­da ku­rul­du, akıl has­ta­la­rı­nın tel­kin­le te­da­vi­si de yi­ne ilk kez İs­lam dün­ya­sın­da uy­gu­lan­ma­ya <text:soft-page-break/>baş­la­dı. Ku­ran ah­la­kı, Müs­lü­man­la­ra bu ça­lış­ma­la­rı ya­pa­cak mer­ha­me­ti, şef­ka­ti, ak­lı ve an­la­yı­şı ka­zan­dır­mış­tı.</text:p>
      <text:p text:style-name="P15">İs­lam ah­la­kın­da ina­nan­lar fa­kir­le­re, za­yıf­la­ra, düş­kün­le­re, muh­taç in­san­la­ra, ken­di ba­kı­mı­na güç ye­ti­re­me­yen­le­re şef­kat duy­ma­ya, mer­ha­met et­me­ye, öz­ve­ri­de bu­lun­ma­ya, bak­ma­ya, ko­ru­yup kol­la­ma­ya teş­vik edi­lir. Al­lah'ın Ku­ran'da, za­yıf­la­ra, fa­kir­le­re, yaş­lı­la­ra kar­şı na­sıl dav­ra­nıl­ma­sı ge­rek­ti­ği­ni bil­dir­di­ği ayet­ler­den ba­zı­la­rı şöy­le­dir:</text:p>
      <text:p text:style-name="P15">... Al­lah'tan baş­ka­sı­na kul­luk et­me­yin, an­ne­ye-ba­ba­ya, ya­kın­la­ra, ye­tim­le­re ve yok­sul­la­ra iyi­lik­le dav­ra­nın, in­san­la­ra gü­zel söz söy­le­yin, na­ma­zı dos­doğ­ru kı­lın ve ze­ka­tı ve­rin... (Ba­ka­ra Su­re­si, 83)</text:p>
      <text:p text:style-name="P15">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 </text:p>
      <text:p text:style-name="P15">Sa­na ne­yi in­fak ede­cek­le­ri­ni so­rar­lar. De ki: "Ha­yır ola­rak in­fak ede­ce­ği­niz şey, an­ne-ba­ba­ya, ya­kın­la­ra, ye­tim­le­re, yok­sul­la­ra ve yol­da kal­mı­şa­dır. Ha­yır ola­rak her ne ya­par­sa­nız, Al­lah onu şüp­he­siz bi­lir." (Ba­ka­ra Su­re­si, 215)</text:p>
      <text:p text:style-name="P15">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5"/>
      <text:p text:style-name="P15"/>
      <text:p text:style-name="P15">655</text:p>
      <text:p text:style-name="P15"/>
      <text:p text:style-name="P15"/>
      <text:p text:style-name="P15">Dar­win, ev­li­li­ği "bir kö­pe­ğin ar­ka­daş­lı­ğın­dan­sa bir ka­dı­nın­ki da­ha iyi­dir" dü­şün­ce­siy­le ka­bul et­ti­ği­ni be­lirt­miş­tir. Bu söz­le­ri Dar­win'in ka­dın­la­ra ba­kış açı­sı­nın bir öze­ti­dir. Aşa­ğı­da Dar­win ve eşinin bulun­duğu bir resim görül­mek­tedir. </text:p>
      <text:p text:style-name="P15"/>
      <text:p text:style-name="P15"/>
      <text:p text:style-name="P15">656</text:p>
      <text:p text:style-name="P15"/>
      <text:p text:style-name="P15">Al­lah ka­dın­lar­la er­kek­le­ri eşit ola­rak ya­rat­mış­tır. İma­nın ken­di­si­ne ka­zan­dır­dı­ğı akıl­la ha­re­ket eden bir ki­şi, ka­dın ol­sun er­kek ol­sun güzel başarılar kazanabilir. </text:p>
      <text:p text:style-name="P15"/>
      <text:p text:style-name="P15"/>
      <text:p text:style-name="P15">658</text:p>
      <text:p text:style-name="P15"/>
      <text:p text:style-name="P15">Ar­yan olup ol­ma­dık­la­rı­nın an­la­şıl­ma­sı için per­gel ve cet­vel kul­la­nı­la­rak ka­fa­tas­la­rı öl­çü­len Al­man­lar.</text:p>
      <text:p text:style-name="P15"/>
      <text:p text:style-name="P15"><text:soft-page-break/></text:p>
      <text:p text:style-name="P15">659</text:p>
      <text:p text:style-name="P15"/>
      <text:p text:style-name="P15">Dar­win'in tez­le­ri bi­lim­sel bul­gu­la­ra de­ğil, ya­şa­dı­ğı Vik­tor­ya dö­ne­mi­nin kül­tü­rü­ne ve il­kel bi­lim an­la­yı­şı­na da­ya­nı­yor­du. </text:p>
      <text:p text:style-name="P15"/>
      <text:p text:style-name="P15"/>
      <text:p text:style-name="P15">661</text:p>
      <text:p text:style-name="P15"/>
      <text:p text:style-name="P15"/>
      <text:p text:style-name="P15">Phil­lip E. John­son ve kitabı Darwinizm'i Yenmek</text:p>
      <text:p text:style-name="P15"/>
      <text:p text:style-name="P15"/>
      <text:p text:style-name="P15">663</text:p>
      <text:p text:style-name="P15"/>
      <text:p text:style-name="P15">Din ah­la­kı­nın ya­şan­ma­dı­ğı top­lum­lar­da öf­ke, sal­dır­gan­lık, şid­det ar­tar. İn­san­lar, şef­kat, mer­ha­met, af­fe­di­ci­lik, sa­bır, hoş­gö­rü gi­bi Al­lah'ın em­ri olan ah­la­ki özel­lik­ler­den uzak­la­şır­lar. </text:p>
      <text:p text:style-name="P15"/>
      <text:p text:style-name="P15"/>
      <text:p text:style-name="P15">665</text:p>
      <text:p text:style-name="P15"/>
      <text:p text:style-name="P15">Sos­yal Dar­wi­nist tel­kin­le­re gö­re, bir in­sa­nın ölü­mü­, bir si­ne­ğin ölü­mün­den fark­sız­dır. Dar­wi­nizm, in­san­la­ra de­ğer ver­mez­. Bu kü­çük ço­cuk­la­rın du­ru­mu da­hi, Dar­wi­nist tel­kin­le­re al­dan­mış ki­şi­le­rin vic­dan­la­rın­da bir et­ki mey­da­na ge­tir­me­ye­bilir. </text:p>
      <text:p text:style-name="P15"/>
      <text:p text:style-name="P15"/>
      <text:p text:style-name="P15">666</text:p>
      <text:p text:style-name="P15"/>
      <text:p text:style-name="P15">Richard Dawkins'in Blind Watch­ma­ker (Kör Sa­at­çi) ad­lı ki­ta­bı</text:p>
      <text:p text:style-name="P15"/>
      <text:p text:style-name="P15"/>
      <text:p text:style-name="P15">667</text:p>
      <text:p text:style-name="P15"/>
      <text:p text:style-name="P15">Sos­yal Dar­wi­nist fel­se­fe ne­de­niy­le mağ­dur hal­kın ya­şa­dık­la­rı­na bir ör­nek. Gü­nü­müz­de ya­şa­nan te­rör olay­la­rı da Dar­wi­nist ah­la­kın bir so­nu­cu­dur. Ruh sa­hi­bi in­san­la­rı hay­van­lar­la eş tu­tan Dar­wi­nizm, in­san­lı­ğa kan, acı ve göz­ya­şın­dan baş­ka bir şey ge­tir­me­miş­tir.</text:p>
      <text:p text:style-name="P15"/>
      <text:p text:style-name="P15"/>
      <text:p text:style-name="P15">669</text:p>
      <text:p text:style-name="P15"/>
      <text:p text:style-name="P15">Yandaki gra­fik­te, 30 yıl için­de iş­le­nen suç oran­la­rın­da­ki bü­yük ar­tış gö­rül­mek­te­dir. Top­lum­lar din­ ah­la­kın­dan uzak­laş­tık­ça, ah­la­ki çö­kün­tü ve suç iş­le­me ora­nı da art­mak­ta­dır.</text:p>
      <text:p text:style-name="P15"><text:soft-page-break/></text:p>
      <text:p text:style-name="P15"/>
      <text:p text:style-name="P15">670</text:p>
      <text:p text:style-name="P15"/>
      <text:p text:style-name="P15">İn­san­la­rı bir hay­van tü­rü ola­rak gö­ren Dar­wi­nist an­la­yı­şa gö­re, in­san­la­rın hiç­bir de­ğe­ri yok­tur. Sos­yal Dar­wi­nist man­tık­ta, acı çe­ken, zor­luk ve kor­ku için­de olan in­san­la­rın kur­ta­rıl­ma­sı için hiç­bir şey ya­pıl­maz. Bu in­san­lar yar­dım­sız ve ko­ru­ma­sız bı­ra­kı­lır­lar. İs­lam ah­la­kın­da ise, her mü­min di­ğer in­san­la­rın hu­zu­ru, gü­ven­li­ği ve re­fa­hı için ça­ba gös­ter­mek­le so­rum­lu­dur. </text:p>
      <text:p text:style-name="P15"/>
      <text:p text:style-name="P15"/>
      <text:p text:style-name="P15">671</text:p>
      <text:p text:style-name="P15"/>
      <text:p text:style-name="P15">"DOĞAL SELEKSİYON UYGULAYACAĞIZ"</text:p>
      <text:p text:style-name="P15">DİYEREK YAPILAN KATLİAM</text:p>
      <text:p text:style-name="P15"/>
      <text:p text:style-name="P15"/>
      <text:p text:style-name="P15">20 Ni­san 1999 ta­ri­hin­de ABD'nin Co­lo­ra­do eya­le­tin­de Co­lum­bi­ne Li­se­si'nin iki öğ­ren­ci­si, 18 ya­şın­da­ki Eric Har­ris ve 17 ya­şın­da­ki Dylan Kle­bold, okul­la­rı­na si­lah­lı ve bom­ba­lı sal­dı­rı­da bu­lun­du­lar; 12 öğ­ren­ci­yi ve 1 öğ­ret­me­ni 30 da­ki­ka için­de öl­dür­dük­ten son­ra in­ti­har et­ti­ler. </text:p>
      <text:p text:style-name="P15">Olay­dan he­men son­ra iki sal­dır­gan öğ­ren­ci­nin ev­le­rin­de ya­pı­lan araş­tır­ma­lar­da çok il­ginç bel­ge ve bil­gi­le­re ula­şıl­dı. İki­si de bu sal­dı­rı­yı en az bir yıl ön­ce­sin­den plan­la­mış­lar­dı. Den­ver'da­ki West­word ad­lı bir in­ter­net ga­ze­te­sin­de ya­yın­la­nan 26 Ni­san 1998 gi­riş­li ya­zı­la­rın­dan bi­rin­de Eric Har­ris, ken­di­si­nin ve Kle­bold'un okul­da "do­ğal se­lek­si­yon uy­gu­la­ya­cak­la­rı­nı" ya­zı­yor­du:</text:p>
      <text:p text:style-name="P15">Ni­san (1999 yı­lı­nın) ayı için­de bir gün ben ve V (ar­ka­da­şı Kle­bold'u ya­zı­la­rın­da Vod­ka tak­ma adıy­la isim­len­di­ri­yor) in­ti­kam ala­ca­ğız ve do­ğal se­lek­si­yo­nu bir­kaç aşa­ma da­ha yu­ka­rı­ya çe­ke­ce­ğiz. Şu si­lah­la­rı kul­la­na­ca­ğız; gü­rül­tü­lü cır­cır bö­ce­ği si­la­hı, WD40 te­ne­ke­le­ri­ne ya­pış­tı­rıl­mış gü­rül­tü­lü cır­cır bö­cek­le­ri, şa­rap­nel yük­lü bo­ru bom­ba­la­rı, alev bom­ba­la­rı, klor ga­zı bom­ba­la­rı ve sis bom­ba­la­rı ile do­lu bir te­rö­rist çan­ta­sı.1</text:p>
      <text:p text:style-name="P15">Bun­la­rın ya­nı sı­ra sal­dı­rı anın­da Har­ris'in üze­rin­de­ki t-shirt'ün üze­rin­de "DO­ĞAL SE­LEK­Sİ­YON" ya­zı­yor­du.2</text:p>
      <text:p text:style-name="P15">Har­ris ve Kle­bold'un yaz­dık­la­rın­dan an­la­şıl­dı­ğı­na gö­re, bu sal­dı­rı Co­lum­bi­ne Li­se­si'nde­ki "da­ha aşa­ğı" gör­dük­le­ri öğ­ret­men­le­re ve öğ­ren­ci­le­re yö­ne­lik bir in­ti­kam sal­dı­rı­sıy­dı.3</text:p>
      <text:p text:style-name="P15">Ya­zı­la­rı­nın ço­ğun­da Eric sü­rek­li ola­rak do­ğal se­lek­si­yon ve üs­tün­lük his­le­rin­den söz edi­yor­du. Bu sal­dı­rı için ön­ce­den ha­zır­la­dık­la­rı üç vi­deo çe­ki­min­de ise iki­si de ken­di­le­ri­nin na­sıl di­ğer­le­ri­ne gö­re "da­ha ev­rim­leş­miş" ol­duk­la­rın­dan ve "in­san­lı­ğın üs­tün­de" ol­ma­nın na­sıl bir duy­gu ol­du­ğun­dan söz edi­yor­lar­dı.4</text:p>
      <text:p text:style-name="P15">Ger­çek­ten de bun­la­rı yaz­dık­tan tam bir yıl son­ra, Har­ris ve Kle­bold bah­set­tik­le­ri­ne ben­zer si­lah­lar­la bir­lik­te Co­lum­bi­ne Li­se­si'ne gir­di­ler ve öğ­ren­ci­le­ri öl­dür­me­ye baş­la­dı­lar. Her iki­si de okul­da Hit­ler'e olan hay­ran­lık­la­rı ile ta­nı­nı­yor, t-shirt­le­ri­nin üze­<text:soft-page-break/>rin­de swas­ti­ka amb­lem­le­ri (ga­ma­lı haç) yer alı­yor­du. Ay­rı­ca sal­dı­rı­yı ger­çek­leş­tir­dik­le­ri gün Hit­ler'in 110. do­ğum gü­nüy­dü. </text:p>
      <text:p text:style-name="P15">Bu­ra­da sö­zü edi­len ço­cuk­lar, o gü­ne ka­dar bu tür bir sal­dı­rı ey­le­min­de bu­lu­na­cak­la­rı tah­min edil­me­yen, sı­ra­dan gi­bi gö­rü­nen, iyi ai­le­le­re men­sup iki li­se öğ­ren­ci­si­dir. Ay­rı­ca gün­lük­le­rin­den an­la­şıl­dı­ğı üze­re bu ki­şi­ler ai­le­le­ri ile iyi ge­çin­mek­te, on­lar­la hiç­bir so­run­la­rı bu­lun­ma­mak­ta­dır. </text:p>
      <text:p text:style-name="P15">Bu genç­le­ri böy­le psi­ko­pat­ça bir sal­dı­rı dü­zen­le­me­ye iten, ka­rak­ter­le­rin­de­ki sal­dır­gan, anor­mal ya­pı­yı, al­dık­la­rı eği­tim­le des­tek­le­ye­bil­miş ol­ma­la­rı­dır. Ken­di­le­ri­ni dış­la­dık­la­rı­nı dü­şü­nen ar­ka­daş­la­rı ile so­run­la­rı­nı çöz­mek için, okul­da öğ­ren­dik­le­ri "do­ğal se­lek­si­yon" kav­ra­mı­na baş­vur­muş­lar­dır. Ha­ya­tın kı­ya­sı­ya bir mü­ca­de­le ye­ri ol­du­ğu, ha­yat­ta kal­mak için sa­vaş­mak ge­rek­ti­ği, güç­lü­le­rin za­yıf­la­rı ez­di­ği, in­san ha­ya­tı­nın bir de­ğe­ri ol­ma­dı­ğı, in­sa­nın hay­van­dan fark­sız ol­du­ğu gi­bi ger­çek dı­şı tel­kin­ler­le "eği­ti­len" in­san­la­rın bu tür ey­lem­ler yap­ma­la­rı ve bu­nu do­ğal se­lek­si­yo­na bağ­la­ma­la­rı şa­şır­tı­cı ol­ma­yan bir so­nuç­tur. </text:p>
      <text:p text:style-name="P15">Al­dık­la­rı eği­tim ne­ti­ce­sin­de el­de et­tik­le­ri ha­yat gö­rü­şü, Dar­wi­nizm'in in­san­la­ra em­po­ze et­ti­ği ha­yat gö­rü­şü­dür. Ders ki­tap­la­rın­da ve sı­nıf­la­rın­da do­ğal se­lek­si­yo­nu, acı­ma­sız re­ka­be­ti öğ­re­nen ve bu­nu ha­yat­ta kal­ma­nın tek yo­lu zan­ne­den­ler, kin, nef­ret, acı­ma­sız­lık, düş­man­lık, in­san­la­rı kor­kut­ma gi­bi ah­lak ve akıl dı­şı his­le­ri­ni ma­kul gö­re­bil­mek­te­dir­ler. Ve bu­na bağ­lı ola­rak ben­zer ey­lem­ler­de bu­lu­na­bil­mek­te­dir­ler. </text:p>
      <text:p text:style-name="P15">"Do­ğal se­lek­si­yon" gi­bi dog­ma­lar ye­ri­ne, Ku­ran ah­la­kı­nın öğ­ret­ti­ği de­ğer­ler­le eği­til­dik­le­rin­de ise, genç­ler -ve tüm top­lum- nef­ret, kin, ça­tış­ma, kav­ga ye­ri­ne, af­fe­di­ci ol­ma­yı, sev­gi ve şef­kat duy­ma­yı, dost ol­ma­yı, ba­rış­çı­lı­ğı, hu­zu­ru ken­di­le­ri­ne he­def edi­ne­cek­ler­dir. Ah­la­ki de­je­ne­ras­yo­nun çö­zü­mü, de­je­ne­ras­yo­na ne­den olan fel­se­fe­yi fik­ren or­ta­dan kal­dır­mak ve ye­ri­ne Ku­ran'ın em­ret­ti­ği ah­la­ki de­ğer­le­ri yer­leş­tir­mek­tir. </text:p>
      <text:p text:style-name="P15"/>
      <text:p text:style-name="P15"/>
      <text:p text:style-name="P15"/>
      <text:p text:style-name="P15">"Do­ğal Se­lek­si­yon ya­pa­ca­ğız" di­ye­rek ar­ka­daş­la­rı­nı kat­le­den bu ço­cuk­lar, gün­lük­le­ri­ne ken­di­le­ri­nin da­ha çok ev­rim­leş­tik­le­ri­ni ve bu yüz­den di­ğer­le­rin­den da­ha üs­tün ol­duk­la­rı­nı yaz­mış­lar­dı. </text:p>
      <text:p text:style-name="P15"/>
      <text:p text:style-name="P15"/>
      <text:p text:style-name="P15">1. CNN, "Columbine Killer Envisioned Crashing Plane in NYC, 6 Aralık 2001, http://edition.cnn.com/2001/US/12/05/columbine.diary/</text:p>
      <text:p text:style-name="P15">2. Denver Rocky Mountain News, 25 Haziran 1999, s. 4A, 14A</text:p>
      <text:p text:style-name="P15">3. Antonio Mendoza, "High School Armageddon", http://www.mayhem.net/Crime/columbine.html</text:p>
      <text:p text:style-name="P15">4. Antonio Mendoza, High School Armageddon, http://www.mayhem.net/Crime/columbine.html</text:p>
      <text:p text:style-name="P15"/>
      <text:p text:style-name="P15"/>
      <text:p text:style-name="P15"/>
      <text:p text:style-name="P15">673</text:p>
      <text:p text:style-name="P15"><text:soft-page-break/></text:p>
      <text:p text:style-name="P15">E. O. Wil­son ve ki­ta­bı Sos­yo­bi­yo­lo­ji: Ye­ni Sen­tez</text:p>
      <text:p text:style-name="P15"/>
      <text:p text:style-name="P15"/>
      <text:p text:style-name="P15">675</text:p>
      <text:p text:style-name="P15"/>
      <text:p text:style-name="P15">Vah­şet ve sal­dır­gan­lık, in­san­la­ra söz­de hay­van ata­la­rın­dan mi­ras ka­lan ve gen­le­rin­de kod­lu olan dav­ra­nış­lar de­ğil­dir. Bun­lar, vic­dan­sız­lı­ğın, din­siz­li­ğin ge­tir­di­ği kö­tü ah­lak özel­lik­le­ri­dir. </text:p>
      <text:p text:style-name="P15"/>
      <text:p text:style-name="P15"/>
      <text:p text:style-name="P15">678</text:p>
      <text:p text:style-name="P15"/>
      <text:p text:style-name="P15"/>
      <text:p text:style-name="P15">An­ne­ler, ev­rim­ci­le­rin id­dia et­ti­ği gi­bi gen­le­ri­ni ko­ru­mak için de­ğil, sev­gi, şef­kat ve ko­ru­ma duy­gu­la­rıy­la ço­cuk­la­rı için fe­da­kar­lık­ta bu­lu­nur­lar. </text:p>
      <text:p text:style-name="P15"/>
      <text:p text:style-name="P15"/>
      <text:p text:style-name="P15">Doğa­da sa­de­ce ölü­mü­ne re­ka­bet yok­tur. Bir­çok can­lı hem yav­ru­la­rı­na hem de di­ğer hay­van­la­ra kar­şı son de­re­ce öz­ve­ri­li dav­ra­nış­lar gös­ter­mek­te­dir. </text:p>
      <text:p text:style-name="P15"/>
      <text:p text:style-name="P15"/>
      <text:p text:style-name="P15">679</text:p>
      <text:p text:style-name="P15"/>
      <text:p text:style-name="P15"/>
      <text:p text:style-name="P15">EVRİMSEL PSİKOLOJİNİN SAVUNDUĞU VAHŞET:</text:p>
      <text:p text:style-name="P15">BEBEK CİNAYETLERİ</text:p>
      <text:p text:style-name="P15"/>
      <text:p text:style-name="P15"/>
      <text:p text:style-name="P15">Ga­ze­te­ler 1996-1997 yıl­la­rın­da be­bek ci­na­yet­le­riy­le il­gi­li şok edi­ci iki va­ka­yı bil­di­ri­yor­du. Bi­rin­de on se­kiz ya­şın­da iki ko­lej­li genç bir otel oda­sın­da be­bek­le­ri­ni dün­ya­ya ge­tir­di­ler, onu öl­dür­dü­ler ve son­ra ce­se­di çö­pe at­tı­lar. Di­ğe­rin­de ise on se­kiz ya­şın­da­ki genç kız, okul ba­lo­su­nu bı­ra­ka­rak ban­yo­da do­ğum yap­tı, be­be­ği ölü ola­rak bir çöp ku­tu­su­na at­tı ve dans sa­lo­nu­na ge­ri dön­dü. İki olay da ci­na­yet suç­la­ma­sıy­la yar­gı­ya in­ti­kal et­ti. </text:p>
      <text:p text:style-name="P15">Ço­ğun­luk bu olay­la­rın ne­de­ni­ni ah­la­ki çö­kün­tü­ye ve­ya zi­hin­sel bo­zuk­lu­ğa bağ­lar­ken, Mas­sac­hus­setts Ens­ti­tü­sü Psi­ko­lo­ji kür­sü­sün­de psi­ko­lo­ji pro­fe­sö­rü olan Ste­ven Pin­ker'ın kor­ku ve­ri­ci bir açık­la­ma­sı var­dı: Ge­ne­tik zo­run­lu­luk. New York Ti­mes'da ma­ka­le­si ya­yın­la­nan Pin­ker, be­be­ği doğ­du­ğu gün­de öl­dür­me­nin zi­hin­sel bir has­ta­lık ol­ma­dı­ğı­nı, çün­kü "ta­rih bo­yun­ca bu­nun bir­çok kül­tür­de uy­gu­lan­dı­ğı­nı ve ka­bul edil­di­ği­ni" id­dia et­ti:</text:p>
      <text:p text:style-name="P15">Bir be­be­ği öl­dür­mek ah­lak dı­şı bir ey­lem­dir ve ge­nel­lik­le ah­lak­sız­lı­ğa kar­şı öf­ke­mi­zi, ona has­ta­lık di­ye­rek ifa­de ede­riz. An­cak nor­mal in­san gü­dü­le­ri her za­man ah­la­ki de­ğil­dir. Be­bek öl­dür­mek si­nir­sel dev­re­le­rin bo­zuk ol­ma­sı­nın ve­ya kö­tü ye­tiş­ti­ril­me­nin bir so­nu­cu ol­mak zo­run­da de­ğil...1</text:p>
      <text:p text:style-name="P15"><text:soft-page-break/>Pin­ker'ın yu­ka­rı­da­ki söz­le­rin­de en çok dik­kat çe­ken kı­sım, "nor­mal bir in­san dav­ra­nı­şı her za­man ah­la­ka uy­gun ol­mak du­ru­mun­da de­ğil­dir" ifa­de­si­dir. Bu, Pin­ker'ın olay­la­ra ba­kış açı­sın­da­ki anor­mal­li­ği gös­ter­mek­te­dir. Ya­ni Pin­ker'a gö­re ba­zı dav­ra­nış­lar ah­lak dı­şı ol­sa­lar da, in­san­la­ra öz­gü "nor­mal" dav­ra­nış­lar ol­duk­la­rı için ma­zur gö­rü­le­bil­me­li­dir. El­bet­te bu ka­bul edi­le­bi­lir bir id­dia de­ğil­dir. Çün­kü bu du­rum­da, ye­ni do­ğan be­be­ğin öl­dü­rül­me­si Pin­ker'a gö­re –şart­lar ge­rek­li kıl­dı­ğın­da- söz­de "nor­mal" bir in­san dav­ra­nı­şı­dır. Ev­rim­ci­le­rin ta­ma­men ha­yal ürü­nü olan id­di­ala­rı­na gö­re, il­kel ko­şul­lar al­tın­da an­ne­le­rin mev­cut yav­ru­la­rı­na ye­ter­li ba­kı­mı sağ­la­mak ve ye­ni do­ğan be­bek­le­ri­ni bes­le­mek ara­sın­da zor bir ter­cih yap­ma­la­rı ge­rek­mek­tey­di. Bu­na gö­re "eğer be­bek has­ta doğ­duy­sa ve ha­yat­ta kal­ma­sı pek muh­te­mel de­ğil ise, o za­man ku­sur­lu­la­rı or­ta­dan kal­dı­ra­rak tek­rar de­ne­me­ye de­vam ede­bi­lir­ler"di. Hal­bu­ki bu var­sa­yım ne bi­lim­sel­dir ne de ger­çe­ği yan­sıt­mak­ta­dır. Bu rağ­men Dar­wi­nist zih­ni­yet, Pin­ker'ı bu vah­şe­ti sa­vun­ma­ya it­mek­te­dir. </text:p>
      <text:p text:style-name="P15">Pin­ker ve ben­zer­le­rin öne sür­dük­le­ri id­di­anın top­lum dü­ze­nin­de ne bü­yük bir tah­ri­ba­ta yol aça­ca­ğı açık­tır. Ah­la­ki olay­lar­da ge­ne­tik zo­run­lu­luk kav­ra­mı or­ta­ya kon­du­ğun­da, o za­man ci­na­yet iş­le­yen bir in­san "bu­nu yap­mak zo­run­day­dım, gen­le­rim ba­na bu­nu yap­tır­dı" di­ye­cek­tir. Böy­le bir du­rum­da ise, gen­ler ce­za­lan­dı­rı­la­ma­ya­cak­la­rı­na gö­re, or­ta­da suç ve suç­lu kal­ma­ya­cak­tır. Pin­ker, id­di­ala­rın­da in­san ak­lı­nı ve vic­da­nı­nı yok say­mak­ta, her­şe­yi gen­le­re gö­re açık­la­ya­bi­le­ce­ği­ni zan­net­mek­te­dir. Top­lum­dan tep­ki al­dı­ğın­da ise, ifa­de­le­rin­de ba­zı de­ği­şik­lik­ler yap­mak­ta an­cak bu kez ken­di için­de çe­liş­mek­te­dir. </text:p>
      <text:p text:style-name="P15">Pin­ker'ı eleş­ti­ren ki­şi­ler­den bi­ri olan And­rew Fer­gu­son, The We­ekly Stan­dard ad­lı ga­ze­te­de şöy­le yaz­mak­ta­dır:</text:p>
      <text:p text:style-name="P15">Bi­zim bu­nu ah­la­ki bir deh­şet ola­rak de­ğil de,... ge­ne­tik ola­rak kod­lan­mış ev­rim­sel bir adap­tas­yon ola­rak gör­me­mi­zi sağ­lı­yor­lar.2</text:p>
      <text:p text:style-name="P15">Önem­li olan, Pin­ker'ın söz ko­nu­su id­di­ala­rı­nı hiç­bir bi­lim­sel de­li­le da­yan­ma­ma­sı­na rağ­men sa­vu­na­bil­me­si­dir. Bun­lar sa­de­ce ev­rim­ci­le­rin ba­tıl dün­ya gö­rüş­le­ri­ne da­ya­lı spe­kü­las­yon­lar­dır. Ni­te­kim Pin­ker'ın id­di­ala­rı­na ge­ti­ri­len eleş­ti­ri­ler­den bi­ri de bu­dur. Ör­ne­ğin And­rew Fer­gu­son, Pin­ker'ın man­tı­ğı­nı eleş­tir­miş ve id­di­ala­rı­na hiç­bir de­lil ve­re­me­di­ği­ni be­lirt­miş­tir. As­lın­da ev­rim­sel psi­ko­lo­ji­nin ta­ma­mı de­lil­siz spe­kü­las­yon­la­ra, ha­yal gü­cü­ne da­ya­lı hi­ka­ye­ler­den oluş­mak­ta­dır. Phi­lip John­son The Wed­ge of Truth ad­lı ki­ta­bın­da şöy­le der:</text:p>
      <text:p text:style-name="P15">Te­mel ola­rak, ev­rim­sel psi­ko­lo­ji, il­kel kül­tür­ler hak­kın­da­ki bö­lük pör­çük ka­nı­ta da­ya­na­rak ya­pı­lan bir spe­kü­las­yon da­ğı ile sür­dü­rü­lü­yor.3</text:p>
      <text:p text:style-name="P15">And­rew Fer­gu­son ise, eleş­ti­ri­sin­de bu ko­nu hak­kın­da şu tes­pi­ti yap­mak­ta­dır:</text:p>
      <text:p text:style-name="P15">Var­sa­yım ger­çek ha­li­ne ge­ti­ri­li­yor; da­ha son­ra ger­çek da­ha faz­la var­sa­yım­da bu­lun­mak için bir te­mel oluş­tu­ru­yor, bu da bir baş­ka ger­çe­ğe dö­nü­şü­yor ve bu böy­le de­vam edi­yor.4 </text:p>
      <text:p text:style-name="P15"/>
      <text:p text:style-name="P15"/>
      <text:p text:style-name="P15">1. Steven Pinker, "Why They Kill Their Newborns", New York Times, 2 Kasım 1997</text:p>
      <text:p text:style-name="P15">2. Andrew Ferguson, "How Steven Pinker's Mind Works", The Weekly Standard, 12 Ocak 1998, s. 16</text:p>
      <text:p text:style-name="P15">3. Philip Johnson, The Wedge of Truth, Intervarsity Press, Illinois, 2000, s. 113</text:p>
      <text:p text:style-name="P15"><text:soft-page-break/>4. Andrew Ferguson, "How Steven Pinker's Mind Works", The Weekly Standard, 12 Ocak 1998, s. 16</text:p>
      <text:p text:style-name="P15"/>
      <text:p text:style-name="P15"/>
      <text:p text:style-name="P15"/>
      <text:p text:style-name="P24"/>
      <text:p text:style-name="P24"/>
      <text:p text:style-name="P24"/>
      <text:p text:style-name="P24"/>
      <text:p text:style-name="P10">GÖRÜNTÜ NASIL MADDE ZANNEDİLİR? </text:p>
      <text:p text:style-name="P10"/>
      <text:p text:style-name="P10">HAYALİN DİĞER ADI: MADDE </text:p>
      <text:p text:style-name="P10"/>
      <text:p text:style-name="P10"/>
      <text:p text:style-name="P10">ÖNSÖZ</text:p>
      <text:p text:style-name="P10"/>
      <text:p text:style-name="P10">Bu kitapta anlatılanlar, bugüne kadar pek çok insanı olağanüstü derecede şaşırtan, hayata bakış açılarının tamamen değişmesine sebep olan, son derece önemli ve büyük bir gerçektir. Bu gerçeği şöyle özetleyebiliriz: "Dünyada yaşadığımız hayatın birer parçası olan tüm olaylar, insanlar, binalar, şehirler, arabalar, mevkiler, kısacası hayatımız boyunca gördüğümüz, tuttuğumuz, dokunduğumuz, kokladığımız, tattığımız, dinlediğimiz hiçbirşeyin aslıyla muhatap olamayız. Biz sadece beynimizde oluşan görüntü ve hislerle muhatap oluruz." <text:s/></text:p>
      <text:p text:style-name="P10">Dışarıda madde vardır, ancak biz bu maddenin aslını hiçbir zaman bilemeyiz. Bize verilen telkinle bunların, beynimizin dışındaki bir dünyada sabit olduklarını ve bizim bu nedenle bunların asıllarını gördüğümüzü, hissettiğimizi zannederiz. Oysa, biz hiçbir varlığın aslını asla göremeyiz ve bu varlıkların asıllarına asla dokunamayız. Kısacası bizim hayatımız boyunca dışarıdaki maddeyle muhatap olduğumuzu sanırken, aslında herşeyin hayalini ve kopyalarını biliriz. </text:p>
      <text:p text:style-name="P10">Bu kitabın konusunu oluşturan bu gerçek, bir felsefe veya herhangi bir fikir değildir. Aksine bugün modern bilimin kesin olarak ispatladığı ve inkarı kesinlikle mümkün olmayan teknik bir gerçektir. Bugün tıp, biyoloji, fizik, nöroloji, beyin ve ilgili tüm alanlarda uzman olan hangi bilim adamına "biz dünyayı nasıl ve nerede görüyoruz?" diye sorulsa, verdikleri tek cevap vardır: tüm dünyayı beynimizdeki görme merkezinde görürüz.</text:p>
      <text:p text:style-name="P10">21. yüzyılda bilimin kesin olarak ortaya çıkardığı, insanda büyük bir şaşkınlık ve hayret uyandıran bu bilginin bizi ulaştırdığı en önemli sonuçlardan biri ise şu iki sorunun cevabıdır: </text:p>
      <text:p text:style-name="P10">" Tüm hayatımız boyunca, beynimizde meydana gelen görüntülerle muhatap olduğumuza göre, bu görüntüleri beynimizde oluşturan kimdir? Beynimizde oluşan bu görüntüleri beynimizin içinde bir gözü olmadan izleyen ve izlediklerinden zevk alan, sevinen, heyecan duyan kimdir?" </text:p>
      <text:p text:style-name="P10">Bu kitapta bu çok önemli iki sorunun da cevabını bulacaksınız.</text:p>
      <text:p text:style-name="P10"><text:soft-page-break/></text:p>
      <text:p text:style-name="P10">MADDENİN ARDINDAKİ SIR KONUSU, </text:p>
      <text:p text:style-name="P10">VAHDET-i VÜCUT DEĞiLDiR</text:p>
      <text:p text:style-name="P10"/>
      <text:p text:style-name="P10">Maddenin ardındaki sır konusu, bazı kişilerin itirazlarına neden olmaktadır. Sözkonusu kişiler, bu konunun özünü yanlış anladıkları için, bu konunun vahdet-i vücut öğretisi ile aynı olduğunu iddia etmektedirler.</text:p>
      <text:p text:style-name="P10">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10">Vahdet-i vücud düşüncesini anlatan birçok önemli İslam aliminin, geçmişte, bu kitaplarda yer alan bazı konuları tefekkür ederek anlattıkları doğrudur. Ancak bu eserlerde anlatılanlar vahdet-i vücud düşüncesi ile aynı değildir.</text:p>
      <text:p text:style-name="P10">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10">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0">Sonuç olarak, maddenin beynimizde oluşan bir hayal olması onu "yok" hale getirmez. Ancak bize, insanın muhatap olduğu maddenin mahiyeti hakkında bilgi verir, ki bu da maddenin aslı ile hiçbir insanın muhatap olamadığı gerçeğidir.</text:p>
      <text:p text:style-name="P10">Bu gerçek İdealizm, Matrix Felsefesi ve Maddenin Gerçeği isimli kitabımızda şu şekilde dile getirilmiştir:</text:p>
      <text:p text:style-name="P10"/>
      <text:p text:style-name="P10">Dışarıda Madde Vardır, Ancak Biz Maddenin Aslına Ulaşamayız!</text:p>
      <text:p text:style-name="P10">Madde hayaldir demek, madde yoktur demek değildir. Aksine biz görsek de görmesek de maddesel bir dünya vardır. Ancak biz bu dünyayı beynimizin içinde bir kopya -diğer bir deyişle algılarımızın yorumu olarak- görürüz. Dolayısıyla <text:soft-page-break/>madde, bizim için hayaldir. </text:p>
      <text:p text:style-name="P10">Kaldı ki dışarıda maddenin varlığını, bizden başka gören varlıklar da vardır. Allah'ın melekleri, yazıcı olarak tayin ettiği elçileri de bu dünyaya şahitlik etmektedirler:</text:p>
      <text:p text:style-name="P10">Onun sağında ve solunda oturan iki yazıcı kaydederlerken O, söz olarak (herhangi bir şey) söylemeyiversin, mutlaka yanında hazır bir gözetleyici vardır. (Kaf Suresi, 17-18)</text:p>
      <text:p text:style-name="P10">Herşeyden önemlisi, en başta Allah herşeyi görmektedir. Bu dünyayı her türlü detayıyla Allah yaratmıştır ve Allah her haliyle görmektedir. Kuran ayetlerinde şöyle haber verilmektedir:</text:p>
      <text:p text:style-name="P10">... Allah'tan korkup-sakının ve bilin ki, Allah yaptıklarınızı görendir. (Bakara Suresi, 233)</text:p>
      <text:p text:style-name="P10">De ki: "Benimle aranızda şahid olarak Allah yeter; kuşkusuz O, kullarından gerçeğiyle haberdardır, görendir." (İsra Suresi, 96)</text:p>
      <text:p text:style-name="P10">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10">Şüphesiz o, Bizim Katımızda olan Ana Kitap'tadır; çok yücedir, hüküm ve hikmet doludur. (Zuhruf Suresi, 4)</text:p>
      <text:p text:style-name="P10">... Katımızda (bütün bunları) saklayıp-koruyan bir kitap vardır. (Kaf Suresi, 4)</text:p>
      <text:p text:style-name="P10">Gökte ve yerde gizli olan hiçbir şey yoktur ki, apaçık olan bir kitapta (Levh-i Mahfuz'da) olmasın. (Neml Suresi, 75 )</text:p>
      <text:p text:style-name="P10"/>
      <text:p text:style-name="P10"/>
      <text:p text:style-name="P10">GİRİŞ</text:p>
      <text:p text:style-name="P10"/>
      <text:p text:style-name="P10">Odanızın penceresinden dışarıdaki manzarayı seyrettiğinizde, hayatınız boyunca aldığınız telkinden dolayı, bu manzarayı gözlerinizle gördüğünüzü zannedersiniz. Oysa gerçek böyle değildir. Çünkü siz gözlerinizle dışarıdaki bir manzarayı görmezsiniz. Siz, beyninizin içinde oluşan manzaraya ait görüntüyü görürsünüz. Bu bir tahmin ya da bir felsefe değil, bilimsel bir gerçektir. </text:p>
      <text:p text:style-name="P10">Görme olayının nasıl gerçekleştiği hatırlandığında bu konu daha açık olarak anlaşılacaktır. Göz, sadece, kendisine ulaşan ışığı, retinasındaki hücreler sayesinde elektrik sinyaline çevirmekle görevlidir. Bu elektrik sinyali ise, beyninizdeki görme merkezinize ulaşır. Daha sonra bu elektrik sinyalleri, pencerenizden gördüğünüz manzaranın görüntüsünü oluştururlar. Sonuç olarak, görüntünün oluştuğu yer beyninizdir. Ve siz beyninizin içindeki manzarayı görürsünüz, evinizin dışındaki manzarayı değil. </text:p>
      <text:p text:style-name="P10">Örneğin yan sayfadaki resimde, pencereden bakan insanın gözüne dışarıdan "ışık" ulaşmaktadır. Bu ışık, gözdeki hücreler tarafından elektrik sinyaline dönüştürülerek, bu insanın beyninin arka kısmında yer alan küçücük görme merkezine gelir. Ve bu elektrik sinyalleri, beyinde bir manzara görüntüsü oluşturur. Gerçekte, beynimizin içi açılsa, burada bu manzaraya ait bir görüntü bulamayız. Ancak, beynimizin içindeki bir şuur, beyne gelen elektrik sinyallerini manzara olarak algılar. Peki beynin içinde, gözü, göz hücreleri, retinası olmadan, elektrik <text:soft-page-break/>sinyallerini bir manzara olarak algılayan şuur nedir, kime aittir?</text:p>
      <text:p text:style-name="P10">Aynı durum şu anda okumakta olduğunuz kitap için de geçerlidir. Gözlerinize gelen ışığın elektrik sinyallerine çevrilerek beyninize ulaşması sonucunda, beyninizde bu kitabın görüntüsü oluşur. Yani kitap şu anda sizin dışınızda değil, içinizde, beyninizin arka kısmındaki görme merkezinizdedir. Belki kitabın sertliğini elinizde hissediyor olduğunuz için kitabı dışınızda zannedebilirsiniz. Oysa, bu sertlik hissi de aynı görme algısında olduğu gibi beyninizde meydana gelmektedir. Parmak uçlarınızdaki sinirler uyarıldığında, bu uyarı elektriksel bir bilgiye dönüşerek, bu kez beyninizdeki dokunma merkezinize ulaşır. Ve siz beyninizde kitaba dokunduğunuza ve onun sertliğini, sayfalarının kayganlığını, kapağındaki kabartmaları, kağıt kenarlarının keskinliğini algıladığınıza dair hislere sahip olursunuz.</text:p>
      <text:p text:style-name="P10">Gerçekte ise, hiçbir zaman bu kitabın aslına dokunamazsınız. Dokunduğunuzu sandığınızda, aslında beyninizin içindeki dokunma hissini algılarsınız. Bu kitap, bir madde olarak sizin beyninizin dışında vardır, ama siz sadece beyninizde oluşan kitap görüntüsü ile muhatap olabilirsiniz. Bu kitabın bir yazar tarafından yazılmış olması, bir bilgisayarda sayfa düzeninin yapılmış olması veya bir matbaada basılmış olması sizi yanıltmasın. Çünkü birazdan anlatılacaklar, bu kitabın her aşamasında yer alan insanların, matbaanın, bilgisayarların da hiçbir zaman asıllarını bilemeyeceğinizi size gösterecektir.</text:p>
      <text:p text:style-name="P10">Sonuç olarak, biz gördüğümüz, dokunduğumuz, duyduğumuz herşeyi beynimizin içinde yaşarız. Bu teknik bir gerçektir ve bilimsel deliller neticesinde itiraza veya tartışmaya açık bir konu değildir. Asıl önemli olan nokta ise, bu teknik gerçeğin bizi ulaştırdığı ve yukarıda sorulan sorudur: </text:p>
      <text:p text:style-name="P10">Beynimizin içinde bir gözü olmadan, pencereden görünen manzarayı izleyen, bu manzaradan zevk alan, heyecan duyan kimdir? Bu önemli sorunun cevabı da ilerleyen sayfalarda verilecektir.</text:p>
      <text:p text:style-name="P10"/>
      <text:p text:style-name="P10"/>
      <text:p text:style-name="P10">DÜNYA HAYATININ BEYNİMİZDEKİ KOPYASIYLA MUHATAP OLDUĞUMUZ TEKNİK BİR GERÇEKTİR</text:p>
      <text:p text:style-name="P10"/>
      <text:p text:style-name="P10">Yaşadığımız dünyaya ait her türlü niteliği, her özelliği ve bildiğimiz herşeyi duyu organlarımız aracılığıyla öğreniriz. Duyu organlarımız aracılığı ile bize ulaşan bilgiler, bir dizi işlem sonucunda elektrik sinyallerine dönüşür ve bu sinyaller beynimizin ilgili noktalarında yorumlanır. Beynimizin bu yorumları sonucunda biz örneğin bir kitap görürüz, çileğin tadını alırız, ıhlamur ağaçlarını koklar, ipek bir kumaşın dokusunu bilir veya rüzgarda sallanan yaprakların hışırtısını duyabiliriz.</text:p>
      <text:p text:style-name="P10">Aldığımız telkinle, hep bedenimizin dışındaki kumaşa dokunduğumuzu, bizden 30 cm uzaklıktaki kitabı okuduğumuzu, metrelerce uzaktaki ıhlamur ağaçlarının kokusunu aldığımızı ve çok yükseklerdeki yaprakların hışırtısını duyduğumuzu zannederiz. Oysa, bu saydıklarımızın hepsi bizim içimizde gerçekleşen olaylardır. Kitabın görüntüsünden yaprakların hışırtısına kadar herşey içimizde, beynimizde meydana gelir. </text:p>
      <text:p text:style-name="P10">Bu noktada şaşırtıcı bir gerçekle daha karşılaşırız: Beynimizde, gerçekte ne renkler, <text:soft-page-break/>ne sesler, ne de görüntüler vardır. Beynimizde bulabileceğiniz tek şey elektrik sinyalleridir. Bu, felsefi bir görüş değildir; algılarımızın işleyişi ile ilgili bilimsel bir açıklamadır. Örneğin Mapping The Mind (Zihnin Haritasını Çıkarmak) isimli kitabında bilim yazarı Rita Carter, dünyayı nasıl algıladığımızı şöyle açıklar:</text:p>
      <text:p text:style-name="P10">Her bir duyu organı kendine uygun uyarıya cevap verecek şekilde yaratılmıştır. Bu uyarılar ise, moleküller, dalgalar veya titreşimler şeklindedir. Tüm bu çeşitliliklerine rağmen duyu organları temelde aynı görevi görürler: kendilerine özgü uyarıları elektrik sinyallerine dönüştürürler. Bir uyarı ise sadece bir uyarıdır. Kırmızı renk değildir, veya Beethoven'ın Beşinci Senfonisinin ilk notası değildir – sadece bir elektrik enerjisidir. Aslında, bir duyuyu diğerlerinden farklı hale getirmek yerine, duyu organları hepsini benzer hale, yani elektrik sinyallerine dönüştürürler. </text:p>
      <text:p text:style-name="P10">Öyle ise, tüm duyulara ilişkin uyarılar, birbirinden tamamen farksız bir formda beyne elektrik akımları şeklinde girerler ve buradaki sinir hücrelerini uyarırlar. Tüm olan budur. Bu elektrik sinyallerini tekrar ışık dalgalarına veya moleküllere dönüştüren bir geri dönüşüm sistemi yoktur. Bir elektrik akımının görüntüye ve bir diğerinin kokuya dönüşmesi ise, bu elektrik akımının hangi sinir hücrelerini etkilediğine bağlıdır.1</text:p>
      <text:p text:style-name="P10">Yukarıdaki açıklamalar çok önemli bir konuya dikkat çekmektedir: Bizim dünya hakkında algıladığımız tüm hisler, görüntüler, tadlar ve kokular, aslında aynı malzemeden, yani elektrik sinyallerinden meydana gelmektedirler. Elektrik sinyallerini bizim için anlamlı hale getiren, bu sinyalleri koku, tat, görüntü, ses veya dokunma olarak yorumlayan ise beyindir. Beyin gibi ıslak bir etten oluşan bir maddenin, hangi elektrik sinyalini koku, hangisini görüntü olarak yorumlayacağını bilmesi, aynı malzemeden birbirinden çok farklı duyular ve hisler meydana getirmesi ise büyük bir mucizedir.</text:p>
      <text:p text:style-name="P10">Şimdi bu büyük mucizenin nasıl gerçekleştiğini, yani "dünyayı nasıl algılıyoruz?" sorusunun cevabını tüm algılarımız için tek tek inceleyelim. </text:p>
      <text:p text:style-name="P10"/>
      <text:p text:style-name="P10">Gören Gözlerimiz Değildir, Görüntü Beynimizde Oluşur</text:p>
      <text:p text:style-name="P10">Hayatımız boyunca aldığımız telkinle, tüm dünyayı gözlerimizle gördüğümüzü zannederiz. Hatta "gözlerimiz dünyaya açılan pencerelerimizdir" diye biliriz. Oysa, görmenin bilimsel açıklamasına göre gerçek böyle değildir; çünkü biz gözlerimizle görmeyiz. Gözlerimiz ve gözlerimize bağlı olan milyonlarca sinir hücremiz, sadece "görme olayının" gerçekleşmesi için beyne mesaj ileten kablo görevine sahiptirler. Görme olayının nasıl gerçekleştiğini lise bilgilerimizden hatırlayacak olursak bu gerçeği daha kolay fark edebiliriz. </text:p>
      <text:p text:style-name="P10">Bir cisimden gelen ışık, göz merceğinden geçer ve gözün arka tarafındaki ağ tabakanın üzerine baş aşağı ve iki boyutlu bir görüntü bırakır. Ağ tabakadaki çubuk ve koni hücreler, bazı kimyasal işlemlerden sonra bu görüntüyü elektriksel akıma dönüştürür. Bu elektriksel akımlar, göz sinirleri aracılığı ile beynin arka kısmında yer alan görme merkezine götürülür. Beyin ise bu gelen sinyali anlamlı ve üç boyutlu görüntüler haline getirir. <text:s/></text:p>
      <text:p text:style-name="P10">Örneğin biz bir çocuk parkında oyun oynayan çocukları izlediğimizde, bu çocukları ve parkı gözlerimizle görmeyiz; çünkü bu manzaraya ait görüntü gözümüzün önünde değil, beynimizin arka tarafında oluşur.</text:p>
      <text:p text:style-name="P10"><text:soft-page-break/>Burada çok yüzeysel olarak anlattığımız görme, gerçekte son derece olağanüstü bir işlemdir. Işık demetleri anında ve kusursuz şekilde elektrik sinyallerine dönüştürülmekte ve sonra bu elektrik sinyalleri, üç boyutlu, rengarenk, ışıl ışıl bir dünya olarak bize görünmektedir. Eye and Brain (Göz ve Beyin) kitabının yazarı R. L. Gregory bunu fark etmiş kişilerden biri olarak görme sistemindeki muhteşem yapıyı şöyle ifade eder:</text:p>
      <text:p text:style-name="P10">Gözlerimize minik tepetaklak olmuş görüntüler veriliyor ve biz çevremizde bunları sağlam nesneler olarak görüyoruz. Retinaların üzerindeki uyarıların sonucunda nesneler dünyasını algılıyoruz ve bu bir mucizeden farksız aslında.2</text:p>
      <text:p text:style-name="P10">Tüm bunlar bizi hep aynı gerçeğe götürmektedir: Biz hayatımız boyunca, dünyayı bizim dışımızda zannederiz. Oysa, dünya herşeyiyle bizim içimizdedir. Biz, dışımızda sandığımız dünyayı aslında içimizde, beynimizdeki küçücük bir noktada görürüz. Örneğin, bir holding patronu, holding binasının, şehir dışındaki fabrikasının, otoparktaki arabasının, deniz kıyısındaki yalısının, marinadaki yatının, emrinde çalışan yüzlerce insanın, avukatlarının, ailesinin, dostlarının hep kendi bedeninin dışındaki varlıklarıyla muhatap olduğunu düşünür. Oysa bunların hepsinin, sadece kendi kafatasının içinde, beyninin arka tarafındaki küçücük bir bölgede oluşan görüntüleriyle muhataptır. Dışarıdaki asıllarının nasıl olduğunu ise hiçbir zaman bilemez.. </text:p>
      <text:p text:style-name="P10">Söz konusu kişi bu gerçeği bilmez, bilse de düşünmek istemez. Ama son model arabası ile geldiği holdinginin önünde gururla dururken esen hafif bir rüzgar gözüne toz kaçmasına neden olsa, bu gerçeği hemen anlayabilir. Tozdan dolayı kaşınan sağ gözünü, gözü açıkken hafifçe kaşıdığında holding binasının yukarı aşağı veya sağa sola doğru gidip geldiğini görecektir. İşte o zaman düşünen bir insan, gördüğü görüntünün kendi dışında sabit bir varlık olmadığını anlar. Çünkü gözünü kaşımasıyla görüntü gidip gelmektedir.</text:p>
      <text:p text:style-name="P10">Sonuç olarak şu bir gerçektir ki, her insan hayatı boyunca gördüğü herşeyi beyninde görür ve hiçbir zaman gördüklerinin asıllarına ulaşamaz. Gördükleri, dışarıda var olan görüntülerin beyninde oluşan birer kopyasıdır. Bu kopyanın aslının nasıl olduğu <text:s/>ise bizim bilgimizin dışındadır.</text:p>
      <text:p text:style-name="P10">Bir materyalist olmasına rağmen, Alman psikiyatri ve nöroloji profesörü Hoimar von Ditfurth, bu bilimsel gerçek hakkında şunları söyler:</text:p>
      <text:p text:style-name="P10">Argümanlarımızın hareket ettirici kolunu nereye yerleştirirsek yerleştirelim, sonuç değişmiyor: Etiyle kemiğiyle karşımızda duran, gözümüzün gördüğü şey, "dünya" değildir, sadece onun imgesidir; bir benzeridir; orjinalle ne kadar örtüştüğü tartışılır bir izdüşümüdür.3</text:p>
      <text:p text:style-name="P10">Örneğin şu anda başınızı kaldırıp içinde bulunduğunuz odaya baktığınızda gördüğünüz, sizin dışınızdaki oda değildir. Siz odanın, beyninizin içinde oluşan kopya görüntüsünü görürsünüz. Ve hiçbir zaman bu odanın aslını duyularınız aracılığı ile görmenize imkan yoktur.</text:p>
      <text:p text:style-name="P10"/>
      <text:p text:style-name="P10">Kapkaranlık Beyninizin İçinde Aydınlık ve Rengarenk</text:p>
      <text:p text:style-name="P10">Bir Görüntü Nasıl Oluşur? </text:p>
      <text:p text:style-name="P10">Gözden kaçırılmaması gereken çok önemli bir nokta daha vardır; kafatası ışığı içeri geçirmez. Yani beynin bulunduğu yer kapkaranlıktır, dolayısıyla beynin, ışığın <text:soft-page-break/>kendisiyle muhatap olması asla mümkün değildir. Ancak siz, mucizevi bir şekilde bu zifiri karanlıkta ışıklı, pırıl pırıl bir dünyayı seyredersiniz. Rengarenk bir doğa, ışıl ışıl bir manzara, yeşilin her tonu, meyvelerin renkleri, çiçeklerin desenleri, güneşin parıltısı, kalabalık bir sokaktaki tüm insanlar, trafikte hızla yol alan araçlar, bir alışveriş merkezindeki yüzlerce çeşit kıyafet olmak üzere herşey bu zifiri karanlık yerde oluşur.</text:p>
      <text:p text:style-name="P10">Buradaki ilginç durumu bir örnekle açıklayalım. Karşımızda alev alev yanan bir mangal ateşi olduğunu düşünelim. Bu mangalın karşısına geçip onu uzun süre izleyebiliriz. Ama bu süre boyunca beynimiz, mangaldan gelen ışığın, parıltının ve sıcaklığın aslı ile hiçbir zaman muhatap olamaz. Mangaldaki alevin ışığını ve sıcaklığını hissettiğimiz anda bile kafamızın ve beynimizin içi kapkaranlıktır ve ısısı hiç değişmez. Kapkaranlık beynin içinde, elektrik sinyallerinin, rengarenk, ışıltılı, aydınlık bir görüntüye dönüşmesi olağanüstü büyük bir mucizedir. Bu olayın üzerinde derin düşünen insan, karşılaştığı harikuladelik karşısında büyük bir hayranlık duyacaktır.</text:p>
      <text:p text:style-name="P10"/>
      <text:p text:style-name="P10">Işık da beynimizde oluşur</text:p>
      <text:p text:style-name="P10">Görme olayının nasıl gerçekleştiğini anlatırken, hep dışarıdan gelen ışığın, gözümüzdeki hücreleri harekete geçirdiğini ve bu hareketlenmenin görüntünün oluşmasına neden olduğunu belirttik. Ancak, burada belirtilmesi gereken çok önemli bir nokta daha bulunmaktadır. Gerçekte, beynimizin dışında, bizim tanıdığımız anlamda ışık da yoktur. Bizim bildiğimiz, tanıdığımız ışık, yine beynimizde oluşur. Dış dünyada, yani beynimizin dışında ışık olarak tanımladığımız şey, elektromanyetik dalgalar ve fotonlardır (fotonlar tanecik şeklindeki enerjidir). Bu elektromanyetik dalgalar veya fotonlar, retinayı uyardığında, bizim bildiğimiz "ışık" oluşur. Fizik kitaplarında ışığın bu özelliği şöyle ifade edilmektedir:</text:p>
      <text:p text:style-name="P10">Işık kelimesi fiziksel veya objektif bir manada, elektromanyetik dalgalarla veya fotonlarla ilgili olarak kullanıldı. Aynı kelime psikolojik bir manada elektromanyetik dalgalar ve fotonlar, göz retinasına çarptığı vakit insanda uyanan hisle ilgili olarak da kullanılmaktadır. Işık kelimesinin hem objektif hem de subjektif kavramlarını birlikte ifade edelim: Işık, bir insan gözüne, retinanın uyarımından doğan görme etkileriyle varlığını gösteren bir enerji şeklidir.4</text:p>
      <text:p text:style-name="P10">Sonuç olarak, ışık gözümüze gelen bazı elektromanyetik dalgaların veya parçacıkların bizde oluşturduğu etki ile meydana gelmektedir. Yani dışarıda, beynimizdeki görüntüyü oluşturacak bir ışık da yoktur. Sadece bir enerji vardır. Ve bu enerji, gözümüze ulaştığında biz rengarenk, ışıl ışıl, parlak, aydınlık bir dünya görürüz.</text:p>
      <text:p text:style-name="P10"/>
      <text:p text:style-name="P10">Renkler de beynimizde oluşur</text:p>
      <text:p text:style-name="P10">Biz doğduğumuz andan itibaren çevremizde renkli bir dünya görür, rengarenk bir ortamla muhatap oluruz. Oysa evrende tek bir renk dahi yoktur. Renkler beynimizin içinde oluşur. Dışarıda sadece farklı dalga boylarına sahip elektromanyetik dalgalar vardır. Gözümüze ulaşan, bu farklı dalga boylarındaki enerjidir. Yukarıda da belirtildiği gibi biz buna ışık deriz, ancak bu bizim bildiğimiz anlamda parlak, aydınlık bir ışık değildir, sadece bir enerjidir. Beynimiz, bu farklı <text:soft-page-break/>dalga boylarına sahip enerjiyi yorumladığında biz bunları "renkler" olarak görürüz. Oysa ne denizler mavi, ne çimenler yeşil, ne toprak kahverengi, ne de meyveler renklidir. Onlar, sadece beynimizde öyle algıladığımız için öyledirler. Bilinç ve beyin konusunda yazdığı kitapları ile tanınan Daniel C. Dennet, bu gerçeği şöyle özetler:</text:p>
      <text:p text:style-name="P10">Ortak kanıya göre bilim, renkleri fiziksel dünyadan kaldırmış ve yerine sadece renksiz, farklı dalga boylarındaki elektromanyetik ışınları bırakmıştır.5</text:p>
      <text:p text:style-name="P10">Dennet, beyinle ilgili bir kitabında, renklerin meydana gelişi hakkında ise şunları söylemektedir:</text:p>
      <text:p text:style-name="P10">Dünyada renk yoktur; renk sadece bakanın gözünde ve beyninde oluşur. Nesneler ışığın farklı dalga boylarını yansıtırlar, ancak bu ışık dalgalarının rengi yoktur.6</text:p>
      <text:p text:style-name="P10">Bu bilimsel gerçeğin daha iyi anlaşılması için renkleri nasıl gördüğümüzü kısaca inceleyelim. </text:p>
      <text:p text:style-name="P10">Güneşten gelen ışıklar bir cisme çarptıklarında, her cisim ışığı farklı dalga boyunda yansıtır. Bu farklı dalga boylarındaki ışık göze ulaşır. (Burada ışık olarak bahsedilenin, aslında elektromanyetik dalgalar ve fotonlar olduğunu, bizim tanıdığımız ışığın sadece beynimizde oluştuğunu unutmamak gerekir.) Rengin algılanması gözün retina tabakasındaki koni hücrelerinde başlar. Retinada, ışığın belli dalga boyuna tepki veren üç ana koni hücre grubu vardır. Bu hücre gruplarının birincisi kırmızı, ikincisi mavi, üçüncüsü ise yeşil ışığa hassastır. Bu üç farklı koni hücresinin farklı oranlarda uyarılmaları sonucunda milyonlarca farklı renk tonu ortaya çıkar. Ancak, ışığın koni hücrelerine ulaşması renklerin oluşması için yeterli değildir. Johns Hopkins Üniversitesi Tıp Fakültesi'nden araştırmacı Jeremy Nathans, gözdeki hücrelerin renkleri oluşturmadığını şöyle belirtir:</text:p>
      <text:p text:style-name="P10">Bir koni hücresinin tek yapabildiği, ışığı yakalayıp yoğunluğu hakkında bilgi vermektir. Renk hakkında size hiçbir şey söylemez.7</text:p>
      <text:p text:style-name="P10">Koni hücreleri algıladıkları bu renk bilgilerini, sahip oldukları pigmentler sayesinde elektrik sinyallerine dönüştürürler. Bu hücrelere bağlı olan sinir hücreleri de elektrik sinyallerini beyindeki özel bir bölgeye iletirler. İşte hayatımız boyunca gördüğümüz rengarenk dünyamızın oluştuğu yer beyindeki bu özel bölgedir. </text:p>
      <text:p text:style-name="P10">Dolayısıyla beynimizin dışında renkler yoktur, ışık da yoktur. Sadece elektromanyetik dalgalar veya parçacıklar şeklinde hareket eden bir enerji vardır. Hem renkler hem de ışık sadece bizim beynimizdedir. Yani biz bir gülü kırmızı olduğu için kırmızı renkte görmeyiz. Bizim bir gülü kırmızı görmemizin nedeni, retinamıza çarpan enerjinin, beynimiz tarafından kırmızı olarak yorumlanmasıdır.</text:p>
      <text:p text:style-name="P10">Renk körlüğü, renklerin beynimizde oluştuklarının önemli delillerindendir. Bilindiği gibi gözdeki retinada oluşan küçük bir bozukluk renk körlüğüne sebep olur. Bu durumda birçok insan yeşil ile kırmızıyı birbirinden ayırt edemez. Bu durumda dışarıdaki nesnenin "renkli" olup olmaması önemli değildir. Çünkü biz nesneleri onlar renkli olduklarından dolayı renkli görüyor değiliz. Burada varmamız gereken sonuç şudur: Varlıklara yüklediğimiz tüm nitelikler, "dış dünyada" değil beynimizdedir. Bizler hiçbir zaman algılarımızı aşıp, dışarıya ulaşamayacağımız için maddelerin ya da renklerin asıllarını da bilemeyiz. Ünlü düşünür Berkeley de bu gerçeğe şu sözleriyle dikkat çeker:</text:p>
      <text:p text:style-name="P10">Kısaca, aynı şeyler, aynı zamanda bazıları için kırmızı, bazıları için sıcak başkaları için tam tersi olabiliyorsa, bu demektir ki biz yanılsamaların etkisindeyiz...8</text:p>
      <text:p text:style-name="P10"><text:soft-page-break/></text:p>
      <text:p text:style-name="P10">Bütün Sesleri Beynimizde Duyarız</text:p>
      <text:p text:style-name="P10">Duyma işlemi de aynı görme gibi gerçekleşir. Diğer bir deyişle dış dünyaya ait görüntüleri nasıl beynimizin içinde görüyorsak, sesleri de beynimizin içinde duyarız. Dış kulak, çevredeki ses dalgalarını kulak kepçesi ile toplayıp orta kulağa iletir. Orta kulak ise aldığı ses titreşimlerini güçlendirerek iç kulağa aktarır. İç kulak da bu titreşimleri sesin yoğunluğuna ve sıklığına göre elektrik sinyallerine dönüştürerek beyne gönderir. Beyinde birkaç konaklamadan sonra mesajlar, son olarak bu sinyallerin işleme koyulup yorumlandığı duyma merkezine iletilirler. Böylece duyma işlemi de beyindeki duyma merkezinde gerçekleşir. </text:p>
      <text:p text:style-name="P10">Dolayısıyla, beynimizin dışında sesler değil, ses dalgaları olarak bilinen fiziksel titreşimler vardır. Bu ses dalgalarının sese dönüştüğü yer ise dışarısı veya kulağımız değil, beynimizin içidir. Yani gören gözlerimiz olmadığı gibi, duyan da kulaklarımız değildir. Örneğin, en yakın arkadaşınızla sohbet ederken, arkadaşınızın görüntüsünü beyninizde izler, sesini de beyninizin içinde dinlersiniz. Ve nasıl beyninizdeki görüntü üç boyutlu, derinlik hissi ile oluşursa, arkadaşınızın sesi de size derinlik hissini onaylayacak şekilde gelir. Örneğin arkadaşınızı sizden uzakta görüyorsanız veya arkanızda bir yerde oturuyorsa, sesinin de yerine göre derinden veya çok yakınınızdan ya da arkanızdan geldiğini zannedersiniz. Oysa arkadaşınızın sesi ne arkanızda ne de uzağınızdadır. Arkadaşınızın sesi, sizin içinizde, beyninizdedir. </text:p>
      <text:p text:style-name="P10">Duyduğunuz sesin aslı konusundaki olağanüstülükler bu kadar da değildir. Beyin nasıl ışığı geçirmiyor ise, sesi de geçirmez. Yani beyne hiçbir zaman hiçbir ses ulaşmaz. Dolayısıyla duyduğunuz sesler ne kadar gürültülü de olsa beyninizin içi tamamen sessizdir. Oysa bütün bu gürültüyü, en net sesleri, beyninizde dinlersiniz. Öylesine bir netliktir ki bu, sağlıklı bir insan kulağı hiçbir parazit, hiçbir cızırtı olmaksızın herşeyi duyar. </text:p>
      <text:p text:style-name="P10">Ses geçirmeyen, derin bir sessizliğin hakim olduğu beyninizde bir orkestranın senfonilerini dinlersiniz, kalabalık bir ortamın tüm gürültüsünü duyarsınız, bir yaprağın hışırtısından jet uçaklarının gürültüsüne dek geniş bir frekans ve desibel aralığındaki tüm sesleri algılayabilirsiniz. Sevdiğiniz bir sanatçının konserine gittiğinizde tüm salonu çınlatan o güçlü ses de aslında beyninizdeki derin sessizliğin içinde oluşur. Kendi kendinize yüksek sesle şarkı söylediğinizde de bunu yine beyninizde dinlersiniz. Oysa o anda hassas bir cihazla beyninizin içindeki ses düzeyi ölçülse, burada tamamen sessizliğin hakim olduğu görülecektir. Bu, çok olağanüstü bir durumdur. Beyninize gelen elektrik sinyalleri, ses olarak, örneğin bir stadyum dolusu insanın eşlik ettiği bir grubun konseri olarak beyninizde dinlenmektedir.</text:p>
      <text:p text:style-name="P10"/>
      <text:p text:style-name="P10">Tüm Kokular Beynin İçinde Meydana Gelir</text:p>
      <text:p text:style-name="P10">Bir insana kokuları nasıl hissettiği sorulsa, muhtemelen "burnumla" diyecektir. Oysa bazı insanların kesin bir gerçek olarak gördüğü bu cevap doğru değildir. Yale Üniversitesi'nden nöroloji profesörü olan Gordon Shepherd "Burnumuzla kokladığımızı düşünürüz, ama bu sanki 'kulak memesi ile duyuyoruz' demek gibi bir şeydir" sözleriyle bunun doğru olmadığını açıklamaktadır.9</text:p>
      <text:p text:style-name="P10"><text:soft-page-break/>Koku algımızın işleyişi diğer duyu organlarımızın işleyişine benzer. Aslında burnumuzun dışarıdan görünen bölümünün görevi sadece bir kanal gibi, havadaki koku moleküllerini içeri almaktır. Vanilya veya gül kokusu gibi uçucu moleküller, burnun epitelyum denilen bölgesindeki titrek tüylerde bulunan alıcılara gelir ve bu alıcılarda etkileşime girer. Koku moleküllerinin epitelyum bölgesindeki etkileşimleri beynimize elektrik sinyali olarak ulaşır. Bu elektrik sinyalleri ise beynimizde koku olarak algılanır. </text:p>
      <text:p text:style-name="P10">Sonuçta bizim güzel ya da çirkin diye adlandırdığımız kokuların hepsi, uçucu moleküllerin etkileşimlerinin elektrik sinyaline dönüştürüldükten sonra beyindeki algılanış biçimlerinden başka birşey değildir. Bir parfümü, bir çiçeği, sevdiğiniz bir yemeğin ya da denizin kokusunu, hoşunuza giden ya da gitmeyen her türlü kokuyu beyninizde algılarsınız. Fakat aslında koku molekülleri beyne hiçbir zaman ulaşamaz. Ses ve görüntüde olduğu gibi koku algısında da beyninize ulaşan yalnızca elektrik sinyalleridir. </text:p>
      <text:p text:style-name="P10">Bu durumda kokunun yönü de olmaz, çünkü tüm kokular beyninizdeki koku alma merkezinde algılanır. Örneğin kekin kokusu fırından, yemeğin kokusu mutfaktan, hanımelinin kokusu bahçeden, denizin kokusu metrelerce uzağınızdaki denizden gelmez. Hepsi tek bir noktada, beyninizdeki ilgili yerde algılanır. Bu algı merkezinin dışında sağ, sol, ön, arka gibi bir kavram yoktur. Bunların her biri ilk bakışta farklı etkilerle oluşuyor ve farklı yönlerden geliyor gibi gözükse de, aslında hepsi beyinde oluşmaktadır. Koku alma merkezinizde oluşan etkileri, dışarıdaki maddelerin kokusu zannedersiniz. Oysa bir gülün görüntüsü nasıl ki görme merkezinizin içindeyse, o gülün kokusu da aynı şekilde koku alma merkezinizin içindedir. Dışarıda gerçek bir koku varsa da, sizin bunun aslına ulaşmanız asla mümkün değildir.</text:p>
      <text:p text:style-name="P10">George Berkeley, bu önemli gerçeği fark etmiş bir düşünür olarak, "Önce, renklerin, kokuların vb. gerçekte var olduğu sanıldı; ama daha sonra, bu çeşit görüşler reddedildi ve görüldü ki bunlar ancak duyumlarımız sayesinde vardır." demektedir. </text:p>
      <text:p text:style-name="P10">Kokunun bir algı olduğunu anlamak için rüyaları düşünmek de faydalı olabilir. İnsanlar rüyalarında nasıl tüm görüntüleri son derece gerçekçi bir şekilde görebiliyorlarsa aynı şekilde rüyalarında bütün kokuları da gerçekte olduğu gibi hissederler. Örneğin rüyasında restorana giden bir kişi yemeğini menüdeki yiyeceklerin kokuları arasında yemekte, deniz kenarına gezintiye çıkan biri denizin kendine has kokusunu duymakta, papatya bahçesine giren birisi o mükemmel kokulardan haz duymaktadır. Ya da bir başkası parfümeri mağazasına girip kendisine parfüm seçebilmekte ve hatta tek tek bu parfümlerin kokusunu ayırt edebilmektedir. Herşey öylesine gerçekçidir ki kişi, uykusundan uyandığında bu duruma şaşırabilmektedir.</text:p>
      <text:p text:style-name="P10">Bu konuyu anlayabilmek için rüyalara kadar gitmeye de gerek yoktur aslında. Saydığımız tasvirleri şu an hayal edip düşünmeniz dahi yeterlidir. Örneğin şimdi bir papatyanın kokusunu düşünün. Elinizde kokladığınız bir papatya olmamasına rağmen eğer konsantre olursanız papatya kokusunu hissedebilirsiniz. Koku şu anda beyninizde oluşmaktadır. Nasıl ki şu an annenizi gözünüzün önüne getirmek istediğinizde, anneniz yanınızda olmamasına rağmen onu zihninizde <text:soft-page-break/>görebiliyorsanız, benzer şekilde papatyanın kokusunu da zihninizde duyabiliyorsunuz.</text:p>
      <text:p text:style-name="P10">Washington Üniversitesi'nden psikolog Michael Posner ve nörolog Marcus Raichle, dışarıdan bir uyarı gelmediği halde görüntü veya bir başka algının nasıl oluştuğu konusunda şu yorumu yapmaktadırlar:</text:p>
      <text:p text:style-name="P10">Gözlerinizi açın, bir manzara hiç çaba göstermeden sizin görüntünüzü doldurmaktadır; gözlerinizi kapatın ve o manzarayı düşünün. Bu şekilde o manzaranın bir görüntüsünü çağırabilirsiniz, kesinlikle sizin gözlerinizle gördüğünüz manzara kadar canlı, kesintisiz ya da eksiksiz değildir. Fakat hala manzaranın temel özelliklerine sahip olan niteliktedir. Her iki durumda da manzaranın bir görüntüsü zihinde oluşmaktadır. Gerçek görsel deneyimlerle oluşan görüntü, hayal edilen bir görüntüden ayırt edilebilmesi bakımından "algı" olarak adlandırılmaktadır. Algı retinaya çarpan ve daha sonra beyinde işlemden geçirilecek olan sinyalleri gönderen ışığın ürünü olarak oluşmaktadır. Fakat bu sinyalleri göndermek için hiçbir ışık retinaya çarpmadığında bir görüntüyü nasıl oluşturabilmekteyiz?10</text:p>
      <text:p text:style-name="P10">Görüldüğü gibi bir görüntünün zihnimizde oluşması için, dışarıda bir kaynak olmasına ihtiyaç yoktur. Aynı durum koku algısı için geçerlidir. Nasıl ki rüyanızda veya hayalinizde olmayan bir kokuyu duyabiliyorsanız, gerçek hayatta da kokusunu duyduğunuz nesnelerin dışınızdaki hallerinin nasıl olduğunu bilemezsiniz. Asla onların asılları ile muhatap olamazsınız.</text:p>
      <text:p text:style-name="P10"/>
      <text:p text:style-name="P10">Tüm Lezzetler Beyinde Oluşur</text:p>
      <text:p text:style-name="P10">Tat alma algısı da diğer duyu organlarına benzer şekilde açıklanabilir. İnsan dilinin ön tarafında dört farklı tip kimyasal alıcı vardır; bunlar tuzlu, şekerli, ekşi ve acı tatlarına karşılık gelir. Tat alıcılarımız bir dizi işlemden sonra bu algıları elektrik sinyallerine dönüştürür ve beyne iletirler. Ve bu sinyaller de beyin tarafından tat olarak algılanır. Bir pastayı, yoğurdu, limonu ya da sevdiğiniz bir meyveyi yediğinizde aldığınız tat, gerçekte elektrik sinyallerinin beyin tarafından yorumlanmasıdır.</text:p>
      <text:p text:style-name="P10">Beyninizde oluşan bir pasta görüntüsüne beyninizde oluşan şeker tadı eklenir ve pasta hakkında herşey sevdiğiniz hale gelir. Siz iştahla pastanızı yediğinizde aldığınız tat aslında elektrik sinyallerinin beyninizde meydana getirdiği bir etkiden başka birşey değildir. Beyniniz dışarıdan gelen uyarıları nasıl yorumlarsa siz ancak onu bilirsiniz. Yoksa dışarıdaki nesneye asla ulaşamazsınız; örneğin çikolatanın kendisini göremez, koklayamaz ve tadamazsınız. Ya da beyninize giden tat alma sinirleri kesilse, o an yediğiniz herhangi birşeyin tadının beyninize ulaşması mümkün olmaz; tat duyunuzu tamamen yitirirsiniz. Aldığınız tatların olağanüstü gerçekçi olması, üstelik bunlara ait görüntüleri de seyrediyor olmanız sizi kesinlikle aldatmasın. Konunun bilimsel açıklaması bu şekildedir. </text:p>
      <text:p text:style-name="P10"/>
      <text:p text:style-name="P10">Dokunma Duyusu da Beyinde Oluşur</text:p>
      <text:p text:style-name="P10">İnsanların, yukarıda anlatılan gerçeklere, yani görme, duyma, tat alma gibi hislerin tamamının beyinde oluştuğu hissine kanaatlerinin gelmesini engelleyen en önemli etkenlerden biri dokunma hissidir. Örneğin bu kitabı beyninde gördüğünü <text:soft-page-break/>söylediğiniz bir insan, dikkatli düşünmediği takdirde, "beynimde görüyor olamam, bak elimle dokunuyorum" diyecektir. Veya "bu kitabın dışarıda maddesel olarak aslının nasıl olduğunu bilemeyiz, biz sadece kitabın beynimizin içindeki görüntüsünü görebiliriz" dediğimizde yine aynı yüzeysel düşünceye sahip bir insan, "hayır, bak elimle tutuyorum ve sertliğini hissediyorum demek ki nasıl olduğunu biliyorum" diye cevap verecektir. </text:p>
      <text:p text:style-name="P10">Oysa bu insanların anlayamadıkları veya anlamazlıktan geldikleri gerçek şudur: Diğer tüm duyu organlarımız gibi, dokunma hissi de beyinde oluşur. Yani siz bir cisme dokunduğunuzda onun sert, yumuşak, ıslak, yapışkan veya ipeksi olduğunu beyninizde algılarsınız. Parmak uçlarınıza gelen etkiler, beyninize yine elektrik sinyali olarak ulaştırılır ve beyninizde bu sinyaller dokunma hissi olarak algılanır. Örneğin siz pürüzlü bir yüzeye dokunduğunuzda, onun gerçekte pürüzlü olup olmadığını veya pürüzlü bir zeminin gerçekte nasıl bir his uyandırdığını asla bilemezsiniz. Çünkü siz pürüzlü bir yüzeyin aslına hiçbir zaman dokunamazsınız. Sizin pürüzlü zemini hissetmek konusunda bildikleriniz, beyninizin belli uyarıları yorumlama şeklidir. </text:p>
      <text:p text:style-name="P10">Çay içerek yakın bir dostu ile sohbet eden bir insan, sıcak çay bardağından eli yanınca hemen bardağı elinden bırakır. Ancak burada da söz konusu kişi, bardağın sıcaklığını gerçekte elinde değil beyninde hisseder. Aynı insan çayın tadını ve kokusunu da beyninde algılar, görüntüsünü ise beyninde seyreder. Fakat insan, zevkle içtiği çayın aslında beynindeki kopyasıyla muhatap hiç fark etmeksizin, bardağın aslıyla muhatap olduğunu zannederek yine görüntüsü beyninde oluşan arkadaşı ile sohbet eder. Aslında bu, çok olağanüstü bir olaydır. Kişinin bardağın sertliğinden, ısısından, çayın kokusundan, tadından etkilenerek bardağın aslına dokunduğunu, çayın aslını içtiğini sanması, bu kişiye beyninde yaşatılan hislerin hayret verici netliğini ve mükemmelliğini göstermektedir. Üzerinde dikkatle düşünülmesi gereken bu önemli gerçeği 20. yüzyılın ünlü düşünürü Bertrand Russell şöyle ifade etmiştir:</text:p>
      <text:p text:style-name="P10">…<text:span text:style-name="T5"> </text:span>Parmaklarımızla masaya bastığımız zamanki dokunma duyusuna gelince, bu parmak uçlarındaki elektron ve protonlar üzerinde bir elektrik etkisidir. Modern fiziğe göre, masadaki elektron ve protonların yakınlığından oluşmuştur. Eğer parmak uçlarımızdaki aynı etki, bir başka yolla ortaya çıkmış olsaydı, hiç masa olmamasına rağmen aynı şeyi hissedecektik.11</text:p>
      <text:p text:style-name="P10">Russell'ın dikkat çektiği nokta son derece önemlidir. Gerçekten de, eğer parmak uçlarımıza başka bir yolla bir uyarı verilse, çok farklı hisleri algılayabiliriz. Nitekim ilerleyen sayfalarda detaylı görüleceği gibi, günümüzde simülatörler aracılığı ile bu yapılmaktadır. Ele takılan özel bir eldiven ile bir insan, ortamda olmadığı halde bir kediyi sevdiğini, bir insanla tokalaştığını, suyun altında elini yıkadığını veya sert bir cisme dokunduğunu hissedebilmektedir. Gerçekte ise, dokunduğunu hissettiği bu varlıkların hiçbiri bulunmamaktadır. Tüm bunlar, insanın, yaşamındaki tüm hisleri beyninde algıladığının kesin bir delilidir. </text:p>
      <text:p text:style-name="P10"/>
      <text:p text:style-name="P10">Beynimizde Oluşan Dünyanın Aslına Asla Ulaşamayız</text:p>
      <text:p text:style-name="P10">Buraya kadar anlatılanlardan açıkça görüldüğü gibi hayatımız boyunca yaşadığımız, gördüğümüz, hissettiğimiz herşey beynimizde meydana gelmektedir. Örneğin, <text:soft-page-break/>koltuğunda oturarak camdan dışarıyı seyreden bir insan, koltuğun sertliğini, döşemesinin kayganlığını beyninde hisseder. Mutfaktan gelen kahve kokusu gerçekte mutfakta, yani uzağında değil, beyninin içindedir. Camdan gördüğü deniz manzarası, kuşlar, ağaçlar ise yine beyninde oluşan görüntülerdir. Kendisine kahve ikram eden dostu ve kahvenin güzel tadı da yine beyninde oluşur. Kısacası, evinin salonunda oturduğunu ve camdan dışarısını seyrettiğini zanneden bir insan gerçekte, beyninin içindeki ekrandan salonunu, camdan görünen manzarayı izlemektedir. İşte insan, beynindeki ekranda izlediği, anlamlı şekilde biraraya getirilen algılarının tamamına "yaşamım" der ve hiçbir zaman beyninin dışına çıkamaz. </text:p>
      <text:p text:style-name="P10">Bu izlediğimiz ekranın dışında maddenin gerçeği nasıldır, bunu hiçbir zaman bilemeyiz. Gerçeği de bizim gördüğümüz gibi mi, örneğin bir yaprağın yeşili dışarıda da böyle mi, bilemeyiz. Veya yediğimiz şekerin tadı gerçekte bu şekilde mi yoksa beynimiz mi onu böyle algılıyor, bunu kesinlikle öğrenme imkanımız yoktur. Örneğin daha önce gördüğünüz bir manzarayı gözünüzde canlandırın. Manzara karşınızda değildir ama onu beyninizde görmektesinizdir. Bu konuyla ilgili bilim yazarı Rita Carter şöyle söylemektedir:</text:p>
      <text:p text:style-name="P10">Bir yüz veya manzara gördüğümüzde, tam aslını görmeyiz, gördüğümüz orijinalinin bir yorumu veya tamamen yeni inşa edilmiş bir versiyonudur... Bunlar her ne kadar çok iyi kopyalar olsa bile orijinalinden eksik veya farklıdır.12</text:p>
      <text:p text:style-name="P10">Aynı durum o manzaraya baktığınız an için de geçerlidir. Manzarayı uzak bir yerden gözünüzde canlandırmanızla önünde durup ona bakmanız arasında aslında bir fark yoktur. Dolayısıyla manzarayı izlerken de aslında onun aslını değil beyninizde inşa edilmiş bir versiyonunu görmektesinizdir.</text:p>
      <text:p text:style-name="P10">Bu konu üzerinde biraz düşünen bir insan bu gerçeği bütün netliği ile görecektir. Bu insanlardan biri olan George Berkeley İnsan Bilgisinin İlkeleri Üzerine İnceleme adlı yapıtında bu gerçeği şöyle ifade eder: </text:p>
      <text:p text:style-name="P10">…<text:span text:style-name="T5"> </text:span>Görme yoluyla ışık ve renk, onların çeşitli dereceleri ve farklılıkları düşüncesine sahip oluyorum. Dokunma ile yumuşağı ve serti, sıcağı ve soğuğu, hareketi ve direnci algılıyorum… Koku alma bana kokuları, tat alma tatları, işitme ise sesleri öğretiyor… Bu duyumlardan bazıları birarada gözlemlendikleri için, onlara ortak bir ad verilir ve onlar bir şey sayılırlar. Böylece örneğin belli bir düzenleniş içerisinde, bir renk, bir tat, bir koku, bir biçim ve bir sertlik birlikte gözlemlendiğinde elma sözcüğüyle belirlenen ayrı bir şey olarak tanınır; öteki düşünce dermeleri, taş, ağaç, kitap ve öteki duyumlanabilir şeyleri meydana getirirler…13</text:p>
      <text:p text:style-name="P10">Berkeley'in bu sözlerinde ifade ettiği gerçek şudur: Beynimizde yaşadığımız çeşitli duyuların bütünleşmesi ile bir nesneyi tanımlarız. Bu örnekte olduğu gibi elmanın tadı, kokusu, sertliği, kırmızı rengi, yuvarlaklığı ve diğer özellikleriyle ilgili algılar beynimizde bir bütün olarak algılanır ve biz bu bütüne "elma" deriz. Ama biz hiçbir zaman bir elmanın aslı ile muhatap olmayız. Bizim tek görebildiğimiz, koklayabildiğimiz, tadabildiğimiz, dokunabildiğimiz veya duyabildiğimiz beynimizdeki kopyalardır. </text:p>
      <text:p text:style-name="P10">Buraya kadar anlatılanları tekrar düşündüğümüzde bu gerçek bütün açıklığı ile ortaya çıkacaktır. Örneğin; </text:p>
      <text:p text:style-name="P10">n Işığın olmadığı beyinde, rengarenk ışıklarla donatılmış bir caddeyi, bütün renkleri, <text:soft-page-break/>canlılığı ve parlaklığı ile seyredebiliyorsak, o zaman bu caddenin, ışıklı panoların, vitrinlerin, sokak lambalarının, arabaların farlarının beynimizde elektrik sinyallerinden oluşan kopyalarını görürüz. </text:p>
      <text:p text:style-name="P10">n Beynimize hiçbir ses giremediğine göre, o zaman biz hiçbir zaman yakınlarımızın seslerinin asıllarını duyamayız. Duyduklarımız hep kopyalarıdır. </text:p>
      <text:p text:style-name="P10">n Veya biz hiçbir zaman denizin serinliğini, güneşin sıcaklığını hissedemeyiz. Biz hep beynimizde bunların kopyalarını yaşarız. </text:p>
      <text:p text:style-name="P10">n Aynı şekilde, bugüne kadar hiçbir insan nanenin aslının tadına bakmamıştır. Nane olarak algıladığı tat, beyninde oluşan bir algıdır sadece. Çünkü nanenin aslına ne dokunabilir, ne onun aslını görebilir, ne aslının kokusunu veya tadını alabilir. </text:p>
      <text:p text:style-name="P10">Sonuç olarak, biz hayatımız boyunca bize gösterilen kopya algılarla yaşarız. Ancak bu kopyalar o kadar gerçekçidir ki, hiçbir zaman kopyalarını yaşadığımızı fark etmeyiz. Örneğin, şu anda başınızı kaldırın ve bulunduğunuz odada gözünüzü gezdirin. Kendinizi içinde mobilyalar bulunan bir odanın içinde gibi görüyorsunuz. Oturduğunuz koltuğun kollarına dokunduğunuzda, sanki gerçekten bu kolların asıllarına dokunuyormuş gibi sertliğini hissediyorsunuz. Gösterilen görüntülerin gerçekçiliği, bu görüntülerin yaratılışında kullanılan sanatın mükemmelliği sizi ve sizin gibi milyarlarca insanı, bunların "dışarıdaki maddenin gerçeği" olduğuna ikna etmeye yetiyor. Hatta insanlar o kadar kesin olarak ikna oluyorlar ki, dünyaya ait her hissin beyinlerinde oluştuğunu lise çağlarından itibaren kitaplarda okumalarına, hatta biyoloji kitapları bu gerçekle dolu olmasına rağmen, bunların beyinlerinde bir kopyayla muhatap olduklarına zorlukla ikna olabiliyorlar. Bunun nedeni, görüntünün muhteşem bir sanatla, son derece gerçekçi ve kusursuz yaratılıyor olmasıdır.</text:p>
      <text:p text:style-name="P10">Bugüne kadar hiçbir insan, beyninindeki algıların dışına çıkamamıştır. Her insan, beynindeki hücresinin içinde yaşamaktadır ve algılarının kendisine gösterdikleri dışında hiçbir şey yaşayamaz. Dolayısıyla algılarının dışındaki dünyada, neler olduğunu hiçbir zaman bilemez. Bu nedenle "maddenin aslını biliyorum" demek büyük bir ön yargı olur, çünkü hiçbir insanın buna getirebileceği tek bir delil dahi bulunmamaktadır. İnsan sadece <text:s/>beyninde oluşan hayal ile muhatap olur. Örneğin rengarenk çiçeklerle bezenmiş bir bahçeyi gezen bir insan, gerçekte bu bahçenin aslını değil, beynindeki kopyasını görür. Ancak, bu bahçe o kadar gerçekçidir ki, her insan bu hayalinde oluşan bahçeden gerçekmiş gibi aynı zevki alır. Hatta bugüne kadar milyarlarca insan, bu bahçe gibi gördüğü herşeyin aslını gördüğünü sanmıştır. </text:p>
      <text:p text:style-name="P10">Ayrıca şunu da belirtmeliyiz ki, teknolojinin veya bilimin ilerlemesi de bu konuda herhangi bir değişikliğe sebep olamaz. Çünkü her bilimsel bulgu veya teknolojik buluş yine insanların beyinlerinde oluşacaktır, dolayısıyla bu yöntemle de dış dünyaya ulaşmak mümkün olamayacaktır. </text:p>
      <text:p text:style-name="P10">Uzaklık Hissi de Beyinde Oluşan Bir Algıdır</text:p>
      <text:p text:style-name="P10">Caddedeki kalabalık, arabalar, korna sesleri, mağazalar, binalar... Bir caddeye baktığınızda gördüğünüz bu tablo size çok net, çok gerçek gibi gelir. Bu nedenle, insanların büyük bir bölümü bu gördükleri tablonun beyinlerinde meydana geldiğini kavrayamaz, hepsini gerçeğini gördüklerini zannederek yanılırlar. Bu tablo o kadar mükemmel bir şekilde yaratılmıştır ki, insanın bunun dış dünyanın aslı <text:soft-page-break/>olmadığını, sadece kendi zihninde yaşadığı bir kopya görüntü olduğunu anlaması mümkün değildir. </text:p>
      <text:p text:style-name="P10">Görüntüyü bu kadar inandırıcı ve etkileyici yapan şeyler ise mesafe, derinlik, renk, gölge, ışık gibi unsurlardır. Bu malzemeler o kadar kusursuzca kullanılmıştır ki, beynimizde üç boyutlu, renkli ve canlı bir görüntü haline gelirler. Sonsuz sayıdaki ayrıntı bu görüntüye eklenince, ortaya, hiç farkına varmadan bütün bir ömür boyunca gerçek zannederek içinde yaşadığımız, ama aslında sadece zihnimizde muhatap olduğumuz bir dünya çıkar. </text:p>
      <text:p text:style-name="P10">Şimdi kendinizi bir araba kullanırken düşünün. Arabanın direksiyonunu kendinizden bir kol mesafesi uzaklıkta, trafik lambalarını ise birkaç yüz metre ileride görürsünüz. Önünüzdeki arabayla aranızda yaklaşık 10 metre bulunmaktadır. Ufukta gözüken dağlar ise, hesaplarınıza göre kilometrelerce uzaktadırlar. Oysa bu tahminlerinizin hepsi yanlıştır! Ne dağlar, ne de önünüzdeki araba o kadar uzakta değildir. Aslında bütün görüntüler bir sinema perdesi gibi beyninizde tek bir yüzeyde, iki boyutlu olarak yer alırlar. Gözümüze yansıyan görüntüler, televizyon ekranındaki görüntüler gibi iki boyutludur. O halde bu mesafe ve derinlik duygusu nasıl oluşmaktadır?</text:p>
      <text:p text:style-name="P10">Mesafe dediğimiz algı, bir çeşit üç boyutlu görme şeklidir. Görüntülerde mesafe ve derinlik hissini uyandıran şeyler ise perspektif, gölge ve hareket dediğimiz unsurlardır. Optik biliminde mekan (space) algısı denilen bu algı şekli, çok karmaşık sistemlerle sağlanır. Bu sistemi en basit şekliyle şöyle anlatabiliriz: Aslında gözümüze gelen görüntü sadece iki boyutludur. Yani yükseklik ve genişlik ölçülerine sahiptir. Göz merceğine gelen görüntülerin boyutları ve iki gözün aynı anda iki farklı görüntü görmesi derinlik ve mesafe hissini oluşturur. Bizim her bir gözümüze düşen görüntü, diğer göze gelen görüntüden açı, ışık gibi unsurlar açısından farklıdır. Beyin bu iki farklı görüntüyü tek bir resim haline getirerek derinlik ve mesafe hissini oluşturur.</text:p>
      <text:p text:style-name="P10">Bunu daha iyi anlamak için bir deney yapabiliriz. Önce sağ kolunuzu iyice ileri uzatın ve işaret parmağınızı kaldırın. Şimdi gözlerini parmağınıza odaklayıp sırayla sağ ve sol gözlerini kapatıp açın. İki göze farklı iki görüntü geldiği için parmağın hafifçe yer değiştirdiğini veya kaydığını göreceksiniz. Şimdi iki gözünüzü de açıp sağ işaret parmağında odaklamaya devam ederken sol işaret parmağını mümkün olduğu kadar gözlerinize yaklaştırın. Yakında olan parmağın çift görüntü oluşturduğunu fark edeceksiniz, bu ise algı sisteminde uzaktaki parmaktan farklı bir derinlik oluşması nedeniyledir. Şimdi bu durumdayken gözlerinizi sırayla kapatıp açarsanız yakındaki parmağın daha fazla yer değiştirdiğini göreceksiniz, çünkü iki göze düşen görüntülerin farkı artmıştır.</text:p>
      <text:p text:style-name="P10">Üç boyutlu film yapılırken de bu teknik kullanılır; iki farklı açıdan çekilen görüntü aynı ekran üzerine yansıtılır. Seyirciler renk filtresi veya polarize filtreli özel gözlükler takarlar. Gözlüğün camındaki filtreler iki görüntüden birini yakalar, beyin bunları birleştirip üç boyutlu görüntü haline getirir. </text:p>
      <text:p text:style-name="P10">İki boyutlu bir retinada derinlik hissinin oluşması, iki boyutlu bir resim tuvalinde gerçekçi bir derinlik hissi oluşturmaya çalışan ressamların kullandığı tekniğe çok benzer. Derinlik hissini oluşturan bazı önemli unsurlar vardır. Bunlar; nesnelerin üst üste yerleşmesi, atmosfer perspektifi, doku değişimi, doğrusal perspektif, <text:soft-page-break/>boyut, yükseklik ve harekettir. Örneğin doku değişimi derinlik hissinin oluşumunda son derece önemlidir. Üzerinde dolaştığımız yüzey, örneğin bir yol ya da çiçeklerle dolu bir tarla aslında bir dokudur. Bize yakın olan dokular daha detaylı, uzakta kalanlar ise daha silik gözükür. Bu yüzden bir doku üzerine yerleştirilen nesnelerin mesafesi hakkında yargıda bulunmak daha kolaydır. Ayrıca burada gölge ve ışık unsurları da devreye girerek üç boyutlu görüntüyü tamamlarlar.</text:p>
      <text:p text:style-name="P10">Nitekim başarılı ressamların yaptığı resimleri hayranlıkla seyretmemizin nedeni, gölge ve perspektif unsurlarını kullanarak resme verdikleri derinlik ve gerçeklik hissidir.</text:p>
      <text:p text:style-name="P10">Perspektif, uzaktaki şeylerin, gören kişiye göre yakındaki şeylere oranla daha küçük olarak gözükmesinden kaynaklanır. Örneğin bir manzara resmine baktığımızda uzaktaki ağaçlar küçük, yakındaki ağaçlar büyük gözükür ya da arka plandaki dağ görüntüsü ön planda duran insan görüntüsünden daha küçük çizilir. Doğrusal perspektifte ise ressamlar paralel çizgileri kullanırlar. Örneğin, tren rayları ufuk çizgisinde birleşerek mesafe ve derinlik hissini oluştururlar.</text:p>
      <text:p text:style-name="P10">Ressamların tablolarında kullandıkları yöntem, beynimizde meydana gelen görüntü için de geçerlidir. Beynimizdeki iki boyutlu bir mekanda derinlik, ışık, gölge aynı metodla meydana gelir. Bir görüntüde ayrıntılar, yani ışık, gölge ve boyutlar ne kadar ayrıntılı işlenirse, o görüntü o kadar gerçekçi olur ve duyularımızı aldatır. Böylece biz üçüncü boyut olan derinlik ve mesafe varmış gibi hareket ederiz. Halbuki gördüğümüz bütün görüntüler bir film karesi gibi tek bir satıh üzerinde bulunur. Beynimizdeki görme merkezi son derece küçüktür! Bütün o uzak mesafeler, uzaktaki evler, gökteki yıldızlar, Ay, Güneş, havada uçan uçaklar, kuşlar gibi görüntüler bu küçük mekana sığdırılır. Yani sizin bakıp binlerce kilometre yukarıda dediğiniz bir uçakla, elinizi uzatıp tutabildiğiniz bardak arasında teknik olarak bir mesafe yoktur, tümü beyninizdeki algı merkezinde tek bir yüzey üzerindedir.</text:p>
      <text:p text:style-name="P10">Örneğin, ufukta kaybolmakta olan bir gemi, aslında sizden kilometrelerce uzakta değildir. Gemi sizin beyninizin içindedir. Baktığınız camın pervazları, camın önündeki kavak ağacı, evinizin önünden geçen yol, deniz ve denizde yol alan gemi de dahil olmak üzere beyninizdeki görme merkezinde, yani aynı iki boyutlu mekanda oluşmaktadır. Nasıl ki bir ressam, büyüklük küçüklük gibi oranları, renk, gölge ve ışık gibi malzemeleri ve perspektifi kullanarak, uzaklık hissini iki boyutlu bir tabloda gösterebiliyorsa, bizim beynimizde de benzer şekilde, uzaklık algısı oluşur. Sonuç olarak, gördüklerimizi kendimizden uzakta gibi algılamamız, gördüklerimizle aramızda bir mesafe olması bizi yanıltmamalıdır. Çünkü mesafe de diğerleri gibi bir algıdır.</text:p>
      <text:p text:style-name="P10"/>
      <text:p text:style-name="P10">Siz mi odanın içindesiniz, oda mı sizin içinizde?</text:p>
      <text:p text:style-name="P10">İnsanların, gördüklerinin beyinlerinde bir algı olduğunu kavramalarını engelleyen nedenlerden biri de, bedenlerini de bu görüntünün içinde görmeleridir. "Ben bu odanın içinde olduğuma göre, demek ki bu oda benim beynimde oluşmuyor" gibi yanlış bir sonuca varmaktadırlar. Onları bu yanlış sonuca götüren yanılgıları ise kendi bedenlerinin de görüntüsüyle muhatap olduklarını unutmalarıdır. Nasıl ki, çevremizde gördüğümüz herşey sadece kopya görüntülerden ibaret ise, kendi <text:soft-page-break/>bedenimiz de aynı şekilde beynimizde oluşan bir kopya görüntüdür. Örneğin şu anda oturduğunuz koltukta, boynunuzdan aşağıda kalan kısmınızı görüyorsunuz. Bu görüntü de diğerleri ile aynı sistemle meydana geliyor. Elinizi bacağınızın üzerine koyduğunuzda bu dokunma hissi yine beyninizde oluşuyor. Yani siz şu anda beyninizde oluşan bedeninizi görüyor ve bedeninize dokunduğunuzu beyninizde hissediyorsunuz.</text:p>
      <text:p text:style-name="P10">Bedeniniz de beyninizde bir görüntü olduğuna göre, oda mı sizin içinizde siz mi odanın içindesiniz? Bu sorunun doğru cevabının, "oda sizin içinizde" olduğu çok açıktır. Ve siz beyninizdeki oda görüntüsünün içindeki bedeninizin görüntüsünü görürsünüz.</text:p>
      <text:p text:style-name="P10">Bunu bir örnekle daha açıklayalım. Farz edin ki, asansörü çağırdınız ve asansör geldiğinde üst kat komşunuz da asansörün içinde. Asansöre bindiniz. Gerçekte, siz mi asansörün içindesiniz, yoksa asansör mü sizin içinizde? Gerçek olan şudur: Asansör, içindeki komşunuzun ve kendi bedeninizin görüntüsüyle birlikte beyninizde oluşmaktadır.</text:p>
      <text:p text:style-name="P10">Sonuç olarak biz hiçbir şeyin "içinde" olmayız. Herşey bizim içimizde, yani beynimizde oluşur. Güneş'in, Ay'ın, yıldızların veya gökte giden bir uçağın bizden milyonlarca kilometre uzaklıkta olmaları da bu gerçeği değiştirmez. Güneş ve Ay da aynı, elinizde tuttuğunuz bu kitap gibi sizin beyninizin içindeki küçücük görme merkezinizde oluşan kopya görüntülerdir.</text:p>
      <text:p text:style-name="P10"/>
      <text:p text:style-name="P10">Yapay Olarak Meydana Getirilen Algılar</text:p>
      <text:p text:style-name="P10">Bilim yazarı Rita Carter, Mapping The Mind isimli kitabında, "görmek için gözlere ihtiyaç yoktur" diyerek, bilim adamları tarafından gerçekleştirilen önemli bir deneye yer vermektedir. Deneyde görme özürlü kişilere, video resimlerini titreşimlere dönüştüren bir cihaz takıldı. Bu kişilerin gözlerinin yanına takılan bir kamera ise uyarıları bu kişinin beynine gönderiyordu. Böylece bu kişi sürekli olarak görsel dünyadan uyarı alabiliyordu. Hastalar bir süre sonra gerçekten görüyormuş gibi davranmaya başladılar. Örneğin, cihazlardan birinde görüntüyü yaklaştırmak için bir lens vardı. Bu lens hasta uyarılmadan çalıştırıldığında, hasta görüntü büyüyerek üzerine geliyormuş gibi gördüğü için iki kolu ile kendini koruma ihtiyacı hissetmiştir.16</text:p>
      <text:p text:style-name="P10">Bu deneyde de görüldüğü gibi, algılarımızın oluşması için yapay olarak oluşturulan algılar da yeterli olmaktadır.</text:p>
      <text:p text:style-name="P10"/>
      <text:p text:style-name="P10">Rüyalarda yaşadığımız "algılar dünyası"</text:p>
      <text:p text:style-name="P10">Bir insan rüyası sırasında gözleri kapalı olarak yatağında yatar. Ancak buna rağmen, gerçek hayatında karşılaştığı olayların, yaşadığı hislerin, uyarı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text:soft-page-break/>varmış gibi aynısı ile hisseder. Her gürültüde yüreği ağzına gelir, korkudan titrer, kalbi hızla atar, terler, insan bedeni tehlike anlarında neler hissederse, fiziksel olarak ne tepkiler verirse hepsini aynen yaşar. Oysa, zihninin dışında, gördüklerinin hiçbirinin bir karşılığı yoktur.</text:p>
      <text:p text:style-name="P10">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yoktur. Hatta çok sıcak bir odada uyuyor olmasına rağmen ıslaklığı ve üşümeyi, aynı uyanıkken olduğu gibi yaşar.</text:p>
      <text:p text:style-name="P10">Veya rüyasında maddenin aslı ile muhatap olduğunu iddia eden bir kişi kendinden son derece emin olabilir. Kendisine "maddenin kopya görüntüsüyle muhatap olduğunu", "dış dünyanın aslıyla muhatap olmanın mümkün olmadığını" anlatan arkadaşının omzuna elini koyarak "Şimdi ben bir hayal miyim? Sen elimi omzunda hissetmiyor musun? O zaman nasıl kopya görüntü olabiliyorsun? Nereden çıkarıyorsun bu iddiaları? Gel seninle bir Boğaz turu yapalım, hem bu konuyu konuşuruz, bir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yaşadıklarının hayal olmadığını anlatmaya hazırlanırken saatinin ziliyle uyanır. Ancak ne ilginçtir ki, rüyasında gördüklerinin hayal olduğuna itiraz eden bu insan, uyanıkken de gördüklerinin zihninde oluşan kopya görüntüler olduğunu anlatan bir arkadaşı yanında olsa, ona da aynı şekilde itiraz edecektir.</text:p>
      <text:p text:style-name="P10">İnsanlar rüyalarından uyandıklarında o ana kadar görmüş olduklarının hayal olduğunu anlarlar, ama "uyanma" görüntüsüyle başlayan ve adına "gerçek hayat" dedikleri hayatın bir hayal olabileceğinden nedense hiç kuşkulanmazlar. Oysa, "gerçek hayatımız" dediğimiz görüntüleri algılayış şeklimiz, rüyalarımızı algılayış şeklimizle tamamen aynıdır. Her ikisini de zihnimizde görürüz. Ve rüyalarımızdan uyandırılmadığımız sürece, onların bir hayal olduğunu anlamayız. Ancak uyandığımız zaman "demek ki gördüklerim bir rüyaymış" deriz. Öyle ise şu anda gördüklerimizin bir rüya olmadığını nasıl ispatlayabiliriz? Sadece henüz uyandırılmamış olduğumuz için, içinde bulunduğumuz anı gerçek zannediyor olabiliriz. Her gece gördüğümüz rüyalardan daha uzun süren bu rüyadan bir gün uyandırıldığımızda, bu gerçekle karşılaşacak olabiliriz. Ve bunun aksini söyleyerek ispatlayabileceğimiz hiçbir delilimiz yoktur. </text:p>
      <text:p text:style-name="P10">Dünya hayatının bir rüya gibi olduğu, bu rüyadan "büyük bir uyanış" ile uyanıldığında ancak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10">Hazreti Muhammed Aleyhisselam "insanlar uykudadır, öldükleri vakit uyanırlar" buyurmuştur. Demek ki, dünya hayatında gördüğü şeyler uyuyan kimsenin <text:soft-page-break/>rüyasında gördüğü şeyler gibidir. Yani hayaldir.17</text:p>
      <text:p text:style-name="P10">Bir ayette ise Allah insanların kıyamet gününde tekrar diriltildiklerinde şöyle diyeceklerini bildirmektedir:</text:p>
      <text:p text:style-name="P10">Demişlerdir ki: "Eyvahlar bize, uykuya-bırakıldığımız yerden bizi kim diriltip-kaldırdı? Bu, Rahman (olan Allah)ın va'dettiğidir, (demek ki) gönderilen (elçi)ler doğru söylemiş". (Yasin Suresi, 52)</text:p>
      <text:p text:style-name="P10">Ayette de görüldüğü gibi, insanlar kıyamet günü aynı bir rüyadan uyanır gibi uyanmaktadırlar. Bir insan, ağır bir uykuya daldığı ve rüya gördüğü sırada aniden uyandırıldığında kendisini uyandıranın kim olduğunu nasıl sorgularsa, bu insanlar da aynı şekilde kendilerini kimin uyandırdığını sormaktadırlar. Bu ayette de dikkat çekildiği gibi dünya hayatı gördüğümüz bir rüya gibidir ve her insan bu rüyadan uyandırılacak ve gerçek hayatı olan ahiret hayatına dair görüntüleri görmeye başlayacaktır.</text:p>
      <text:p text:style-name="P10"/>
      <text:p text:style-name="P10">Yapay olarak oluşturulan dünyalara diğer örnekler</text:p>
      <text:p text:style-name="P10">"Dış dünya" olmadan, algıların çok gerçekçi olarak yaşanabileceğine dair günümüz teknolojisinde de çok önemli örnekler bulunmaktadır. Özellikle son yıllarda büyük bir gelişme gösteren "sanal gerçeklik" kavramı, bu konuda fikir vericidir. </text:p>
      <text:p text:style-name="P10">Sanal gerçeklik, en basit şekliyle, bilgisayarda canlandırılan üç boyutlu görüntülerin, bazı aygıtların yardımıyla insanlara "gerçek bir dünya" gibi gösterilmesidir. Bugün birçok alanda farklı amaçlarla kullanılan bu teknolojiye, bu nedenle "yapay gerçeklik", "sanal dünyalar", "sanal ortamlar" gibi isimler de verilmektedir. </text:p>
      <text:p text:style-name="P10">Sanal gerçekliğin en önemli özelliği, özel aletler kullanan bir kişinin gördüğü görüntüyü gerçek zannetmesi hatta kendisini bu görüntüye kaptırmasıdır. Bu nedenle son yıllarda sanal gerçeklik ifadesinin İngilizce karşılığının başında "immersive" kelimesi de kullanılmaktadır ve bu kelimenin anlamı "dalmak, kaptırmak"tır. (Immersive Virtual Reality: Kaptıran Sanal Gerçeklik)</text:p>
      <text:p text:style-name="P10">Sanal bir dünya oluşturmak için kullanılan aletler; görüntü sağlayan bir ekranı olan kask, dokunma hissi veren elektronik bir eldiven gibi aletlerdir. Kaskın içindeki bir alet ise sürekli olarak başın hareketlerini ve açısını kontrol ederek görüntünün, başın açısı ve duruşu ile orantılı olarak ekrana gelmesini sağlar. Bazen bir oda büyüklüğündeki bir kübün tüm duvarlarına ve zeminine stereo görüntüler yansıtılır ve bu odaya giren kişiler, taktıkları stereo gözlüklerle, odada dolaşıp kendilerini bambaşka mekanlarda, örneğin bir şelale kenarında, bir dağın zirvesinde, denizin ortasındaki bir geminin güvertesinde güneşlenirken görebilirler. Başa takılan kasklar üç boyutlu, derinlik ve mekan algısı olan görüntüler oluştururlar. Görüntüler insan boyutları ile orantılı olarak verilir ve eldiven gibi bazı aletlerle dokunma hissi sağlanır. Böylece bu aletleri kullanan kişi gördüğü sanal dünyadaki eşyalara dokunabilir, onların yerlerini değiştirebilir. Bu mekanlarda insanın gördüğü görüntüdeki sesler de son derece inandırıcıdır. Ses her yönden, farklı derinliklere sahip olarak verilebilmektedir. Bazı uygulamalarda, dünyanın çok farklı yerlerindeki birkaç kişiye aynı sanal ortam gösterilebilmektedir. Böylece örneğin dünyanın farklı ülkelerinden, hatta farklı kıtalarından üç insan, kendilerini diğerleri ile birlikte bir sürat motoruna binerken görebilirler.</text:p>
      <text:p text:style-name="P10"><text:soft-page-break/>Sanal dünyanın oluşturulması için gerekli olan aletlerde kullanılan sistem, beş duyumuz için geçerli olan sistemle aynıdır. Örneğin, kullanıcının eline taktığı eldivenin içindeki mekanizmanın etkisiyle, parmak uçlarına bazı sinyaller verilir ve bu sinyaller beyine iletilir. Beyin bu sinyalleri yorumladığında bu kişi, çevresinde hiç olmadığı halde ipek bir halıya veya yüzeyinde birçok girinti ve çıkıntı bulunan, kabarık desenli bir vazoya dokunduğunu hissedebilmektedir. </text:p>
      <text:p text:style-name="P10">Sanal gerçekliğin kullanılmaya başlandığı önemli alanlardan biri tıptır. Michigan Üniversitesi'nde geliştirilen bir teknikle doktor adayları ve özellikle acil servis personeli yapay bir ameliyathane ortamında eğitilmektedir. Bu uygulamada, bir odanın zeminine ve duvarlarına ameliyathane ile ilgili görüntüler, ameliyathanenin ortasına ise bir ameliyat masası ve bir "hasta"nın görüntüsü yansıtılmaktadır. Doktor adayları ise üç boyutlu gözlüklerini takarak bu sanal hasta üzerinde ameliyata başlamaktadırlar. Resimlerde de görüldüğü gibi, bu resmi gören bir insan, hangisinin gerçek hangisinin sanal olduğunu anlayamayacaktır.</text:p>
      <text:p text:style-name="P10">Bu örneklerde de görüldüğü gibi, yapay uyarılarla bir insana gerçek olmayan bir dünya gerçek gibi gösterilebilmektedir. Son yıllarda çekilen bazı ünlü filmlerin bu konuyu ele alması da son derece dikkat çekicidir. Örneğin, The Matrix isimli Hollywood filminde, filmin iki kahramanı, bir koltukta yatar vaziyette iken sinir sistemlerine bir bilgisayar bağlandığında kendilerini bambaşka mekanlarda görmektedirler. Bir sahnede, uzak doğu sporları yaparken bir başka sahnede ise kendilerini bambaşka kıyafetler içinde çok kalabalık bir caddede yürürken bulmaktadırlar. Filmin kahramanı, yaşadıklarının gerçekçiliği karşısında bunların bir bilgisayar tarafından oluşturulan görüntüler olduğuna inanamadığını söylediğinde ise, bilgisayar tarafından görüntü dondurulmakta ve bu kişi gerçek sandığı dünyanın aslında bir görüntü olduğu konusunda ikna edilmektedir.</text:p>
      <text:p text:style-name="P10">Sonuç olarak günümüz teknolojisi ile, yapay uyarılar ile yapay görüntüler, diğer bir deyişle yapay bir dünya oluşturmak mümkündür. Bu yapay görüntülerin gerçeklerinden hiçbir farkı olmadığı, deneyen kişiler tarafından ifade edilmektedir. O halde, biz de her an gördüğümüz "yaşam görüntüsü"nde muhatap olduklarımızın mutlaka "asılları" olduğunu iddia edemeyiz. Çünkü bu algılarımızın nedeni çok daha farklı bir kaynak olabilir.</text:p>
      <text:p text:style-name="P10"/>
      <text:p text:style-name="P10">Hipnozun gösterdiği önemli gerçek</text:p>
      <text:p text:style-name="P10">Yapay uyarılarla bir dünya oluşturulabileceği gerçeğine verilebilecek en iyi örneklerden biri de hipnoz tekniğidir. Bilindiği gibi hipnozda, hipnotize edilen kişiye bir dizi telkin yapılır ve bu kişinin, gerçeğinden ayırt edilemeyecek derecede inandırıcı birtakım olayları yaşaması sağlanır. Söz konusu kişi, bulunduğu odada olmayan görüntüleri, kişileri veya manzarayı görür, sesleri duyar, kokuları ve tatları alır. Bu sırada yaşadığı olaylardan dolayı sevinir, üzülür, heyecanlanır, sıkılır, endişelenir, telaşlanır. Hatta hipnoz altındaki kişinin yaşadığı olayların etkileri dışarıdan fiziksel olarak da izlenebilir; yapılan telkinle doğru orantılı olarak kişide nabız artışı, tansiyon artışı, cildinde kızarıklık oluşması, ateşinin yükselmesi, mevcut ağrıyı veya acıyı hissetmemesi gibi belirtiler meydana gelebilmektedir.18</text:p>
      <text:p text:style-name="P10">Örneğin hipnoz uygulanan bir deneyde, bir kişiye bir hastanede bulunduğu ve bu hastanenin 10. katında ölmek üzere olan bir hasta olduğu söylenmiş ve ancak <text:soft-page-break/>kendisinin hızlı bir şekilde elindeki ilacı yetiştirirse hayatının kurtulabileceği telkin edilmiştir. Bu kişi hipnoz sırasındaki telkinin etkisiyle, son derece hızlı olarak 10 katı çıkmaya başladığını sanmıştır. Bu sırada nefes nefese kalmış, iyice yorulduğu için de nefesini kontrol edemeyecek hale gelmiştir. Bunun üzerine artık en üst kata geldiği, ilacı yetiştirdiği söylenmiş ve rahat bir yatağa uzanabileceği telkin edilmiştir. Ve böylece hipnoz uygulanan kişi rahatlamaya başlamıştır.19 Hipnoz yapılan kişi, kendisine telkin edilen mekanı ve ortamı tüm gerçekliğiyle yaşamasına rağmen, ortada ne bahsedildiği gibi bir mekan, ne insanlar, ne de olaylar vardır.</text:p>
      <text:p text:style-name="P10">Bir diğer deneyde ise normal bir odada bulunan kişiye bir hamamda olduğu ve hamamın çok sıcak olduğu telkin edilmiş, ardından bu kişi aşırı derecede terlemeye başlamıştır.20 Burada çok önemli bir nokta dikkat çekmektedir. İnsan vücudunda terlemenin oluşması için bazı etkilerin meydana gelmesi gerekir. Bu hipnoz olayında karşımıza çıkan gerçek ise şudur: Hipnotize edilen kişi, dışarıda terlemeye sebep olacak hiçbir etken bulunmadığı halde terlemiştir. Bu örnek açıkça göstermektedir ki, bir mekanda bulunmak ya da bir ortamı hissetmek için o ortamın ya da mekanın aslıyla muhatap olmak şart değildir. Suni uyarılar veya telkin yoluyla, benzer etkilerin oluşturulması mümkündür.</text:p>
      <text:p text:style-name="P10">Ulusal Hipnoterapi Derneği, Ulusal Psikoterapistler Derneği, Profesyonel Hipnoterapistler Merkezi, Hipnoterapi Araştırma Derneği gibi birçok kuruluşun üyesi olan İngiliz hipnoterapi uzmanı Terrence Watts da, bir makalesinde, hipnoz sırasında geçmişteki bir olayı hatırlayarak anlatan kişilerde, anlattıkları olayla bağlantılı olarak bazı fiziksel değişimler gözlendiğini belirtmektedir. Örneğin kişinin anlattığı olayda, nefes alamama durumu oluşmuşsa, olayı hipnoz altında anlattığı sırada yine nefesi daralmakta, hatta bir süre için tamamen durmaktadır. Watts, hipnoz altındayken küçükken dövüldüğü bir anı anlatan kişinin yüzünde tokat izlerinin belirdiğini belirtmektedir. Ayrıca Watts bunun bir gizem olmadığını, vücudun acı algısına tepki verdiğini belirtmektedir.21</text:p>
      <text:p text:style-name="P10">Hipnoz uygulamalarında görülen en çarpıcı örneklerden biri de, hipnoz yapılan kişinin cildinde telkin sonucu yaralar dahi oluşabilmesidir. Örneğin Paul Thorsen isimli bir araştırmacı, hipnoz altındaki bir kişinin koluna sadece bir kalemin ucunu değdirmiş ve bunun kızgın bir şiş olduğunu telkin etmiştir. Kısa bir süre sonra kalemin ucunun değdiği noktada bir yanık kabarcığı belirmiştir. Yine aynı araştırmacı, Anne O. isimli kişiye, hipnoz esnasında kolunun A harfi şeklinde kanırtırcasına çizildiğini telkin etmiştir. Başka hiçbir şey yapılmadığı halde, o bölgede A harfi şeklinde kızarıklık belirmiştir.22 Bourru ve Burot isimli araştırmacılar ise, hipnoz altındaki bir kişiye kolunun kesildiğini telkin ederek, yumuşak bir kalemle çizilen hafif bir çizginin ardından kan sızdığını görmüşlerdir.23</text:p>
      <text:p text:style-name="P10">J. A. Hadfield ise, hipnotize ettiği bir denizciye, koluna kızgın bir demir bastığını ve o bölgenin yanacağını söylemiştir. Halbuki, sadece parmağının ucunu şöyle bir dokunmuştur. Ardından da üzerini sarmıştır. 6 saat sonra sargılar açıldığında, o bölgede gerçekten hafif bir kızarıklık ve kabarıklık görülmüştür. Hadfield, "ertesi gün kabarık hayli büyümüştü ve tıpkı yanık yeri gibi su toplamıştı" diye belirtmiştir.24</text:p>
      <text:p text:style-name="P10">Hipnoz sırasında insan vücudunda meydana gelen bu değişiklikler, görme, duyma, dokunma, işitme, acı, ağrı gibi algılarımızın oluşması için dış dünyaya ihtiyacımızın <text:soft-page-break/>olmadığını göstermektedir. Örneğin dış dünyada kızgın bir demir olmamasına rağmen, bu telkini alan kişinin kolunda yanık izi oluşabilmektedir. </text:p>
      <text:p text:style-name="P10">Tüm bu örneklerden de anlaşıldığı gibi, hem görüntünün nasıl oluştuğunu incelediğimizde, hem teknolojik gelişmeleri takip ettiğimizde, hem de hipnoz gibi telkin yöntemlerini bu bilgilere eklediğimizde ortaya kesin bir gerçek çıkmaktadır: İnsan, ömrü boyunca bedeninin dışındaki bir dünyada yaşadığını zanneder. Halbuki dünya dediğimiz herşey algı merkezlerimize ulaşan sinyalleri beynimizin yorumlamasıdır. Yani biz beynimizin içinde oluşan dünyadan başka bir dünyayla hiçbir zaman muhatap olamayız. Dışımızda ne var bunu asla bilemeyiz. Beyne ulaşan sinyallerin kaynağının orjinalinin ne olduğunu da bilemeyiz. Bugün bu konu, en temel bilimsel kitaplarda yer alan ve lise çağlarından itibaren insanlara öğretilen, kesin bir gerçektir. Sorun, insanların bu gerçek üzerinde düşünmemeleridir.</text:p>
      <text:p text:style-name="P10"/>
      <text:p text:style-name="P10">Tüm Bu Algıları Yaşayan Kim? </text:p>
      <text:p text:style-name="P10">Buraya kadar olan bölümlerde, yaşantımıza ait tüm algıların beynimizde oluştuğunu inceledik. Bu noktada, biraz dikkatli düşünen her insanın soracağı çok önemli bir soru ile karşılaşırız. </text:p>
      <text:p text:style-name="P10">Bilindiği gibi, gözümüzdeki hücrelerden gelen elektrik sinyalleri, beynimizde görüntüye çevrilir. Örneğin, beyin, görme merkezine gelen bazı elektrik sinyallerini bir ayçiçeği tarlası olarak yorumlar. Öyle ise gören göz değildir. </text:p>
      <text:p text:style-name="P10">Peki, gören gözlerimiz değilse, beynin arka kısmında, kapkaranlık bir mekanda, bir göze, retinaya, merceğe, göz sinirlerine, göz bebeğine ihtiyaç duymadan, elektrik sinyallerini rengarenk bir ayçiçeği tarlası olarak gören, bu gördüğü manzaradan zevk alan kimdir? </text:p>
      <text:p text:style-name="P10">Veya hiçbir sesin giremediği beyinde, bir kulağa ihtiyaç duymadan, elektrik sinyallerini en yakın dostunun sesi olarak duyan, bu sesi duyduğunda sevinen, duymayınca özleyen kimdir? </text:p>
      <text:p text:style-name="P10">Beynin içinde bir ele, parmaklara, kaslara ihtiyaç duymadan kedisinin tüylerini okşadığını hisseden kimdir? </text:p>
      <text:p text:style-name="P10">Sıcaklık, soğukluk, kıvam, biçim, derinlik, uzaklık gibi dokunma duyularını aslının aynısı olarak beyinde kim yaşamaktadır? </text:p>
      <text:p text:style-name="P10">Hiçbir kokunun giremediği beynin içinde, limon, lavanta, gül, kavun, karpuz, portakal, ızgara kokusunu aynısı ile koklayan ve ızgaranın kokusunu duyduğunda iştahlanan kimdir? </text:p>
      <text:p text:style-name="P10">Buraya kadar sürekli algılarımızın beynimizde meydana geldiğinden bahsettik. Öyle ise, beynin içinde oluşan bu görüntüleri, bir televizyon ekranından izler gibi izleyen, izledikleri ile sevinen, üzülen, heyecanlanan, hoşnutluk duyan, telaşlanan, merak eden kimdir? Tüm gördüklerini ve hissettiklerini yorumlayacak bilinç kime aittir? </text:p>
      <text:p text:style-name="P10">Hayatı boyunca, kapkaranlık, sessiz kafatasının içinde kendisine gösterilen görüntüleri izleyen, düşünen, sonuç çıkaran, karar veren bilinç sahibi varlık kimdir? </text:p>
      <text:p text:style-name="P10">Bütün bunları algılayan, bilinci meydana getiren varlığın, şuursuz atomların oluşturduğu, su, yağ protein gibi maddelerden meydana gelen beyin olamayacağı açıktır. Beynin ötesinde, çok daha farklı bir varlık olmalıdır. Daniel Dennet, bir <text:soft-page-break/>materyalist olmasına karşın, kitabında bu soruyu şöyle ifade eder:</text:p>
      <text:p text:style-name="P10">Bilinçli düşüncelerim ve özellikle de güneş ışığından, Vivaldi'den, hafifçe kıpırdayan dallardan aldığım zevk – nasıl olur da tüm bunlar sadece beynimde oluşan fiziksel şeylerdir? Nasıl olur da, beynimdeki elektrokimyasal oluşumların bir kombinasyonu nasıl bu yüzlerce ince dalın zaman içinde müzikle diz çökmesinin hoş şekline varıyor? Beynimdeki bir bilgi işleme olayı, nasıl olup da üzerime düşen güneş ışığının yumuşak ılıklığı olabiliyor? Hatta, beynimdeki bir olay nasıl beynimdeki bir başka bilgi işlem olayının taslak olarak görselleştirilmiş zihinsel görüntüsü olabilir? Bu imkansız görünüyor. Benim bilinçli düşüncelerim ve deneyimlerim olan olaylar, beyin olayları olamayacakmış gibi görünüyor, fakat başka birşey olmalı, şüphesiz beyin olaylarının sebep olduğu ya da bunlar tarafından üretilen, fakat buna ek olarak farklı maddeden oluşan farklı bir mekana yerleştirilmiş birşey. Evet, neden olmasın?25</text:p>
      <text:p text:style-name="P10">R.L.Gregory ise beynin gerisinde bulunan ve bütün bu görüntüleri gören bu varlığı şöyle sorgular: </text:p>
      <text:p text:style-name="P10">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26</text:p>
      <text:p text:style-name="P10">Maddeden başka bir varlığı kabul etmeyen materyalistlerin içinden çıkamadıkları asıl nokta işte burasıdır. Gören, gördüğünü algılayan ve tepki veren "içteki göz" kime aittir? Karl Pribram da bilim ve felsefe dünyasında, algıyı hissedenin kim olduğu ile ilgili bu önemli arayışa şöyle dikkat çekmiştir:</text:p>
      <text:p text:style-name="P10">Yunanlılardan beri, filozoflar "makinenin içindeki hayalet", "küçük insanın içindeki küçük insan", vb. üzerine düşünüp durmuşlardı. "Ben" -yani beyni kullanan varlık- nerededir? Asıl bilmeyi gerçekleştiren kim? Assisi'li Aziz Francis'in de söylemiş olduğu gibi: "Aradığımız şey bakanın ne olduğudur."27</text:p>
      <text:p text:style-name="P10">Pek çok insan, bu konuyu düşünerek gerçeğin kıyısına kadar geldiği halde "gören kim" sorusunun cevabını vermekte, düşüncede bundan daha ileriye gitmekte tereddüt eder. Yukarıdaki örneklerde de görüldüğü gibi benliğimizi meydana getiren varlık için kimileri "küçük insan", kimileri "makinenin içindeki hayalet", bazıları "beyni kullanan varlık", bazıları ise "içteki göz" tabirini kullanmışlardır. Tüm bu tabirler, beynin ötesinde bilinç sahibi olan varlığı tanımlayabilmek ve ona ulaşabilmek için yapılmıştır. Ancak bu insanlar materyalist görüşleri nedeniyle gerçekten görenin, duyanın kim olduğunu dile getirememişlerdir. </text:p>
      <text:p text:style-name="P10">Bu gerçeğin cevabını bize veren yegane kaynak, dindir. Allah Kuran'da insanı önce bedenen yarattığını, sonra da ona "ruhundan üfürdüğünü" bildirmiştir: </text:p>
      <text:p text:style-name="P10">Hani Rabbin meleklere demişti: "Ben, kuru bir çamurdan, şekillenmiş bir balçıktan bir beşer yaratacağım. Ona bir biçim verdiğimde ve ona ruhumdan üfürdüğümde hemen ona secde ederek (yere) kapanın." (Hicr Suresi, 28 - 29)</text:p>
      <text:p text:style-name="P10">Sonra onu 'düzeltip bir biçime soktu' ve ona ruhundan üfledi. Sizin için de kulak, gözler ve gönüller var etti. Ne az şükrediyorsunuz? (Secde Suresi, 9)</text:p>
      <text:p text:style-name="P10">Yani insanın, bedeni dışında bir başka varlığı daha vardır. Beyninin içindeki görüntüyü "görüyorum" diyen, beyninin içinde duyduğu sesleri "duyuyorum" <text:soft-page-break/>diyen, kendi varlığının şuurunda olan ve "ben benim" diyen bu varlık Allah'ın insana vermiş olduğu ruhtur. </text:p>
      <text:p text:style-name="P10">Akıl ve vicdan sahibi her insan, hayatı boyunca yaşadığı her olayı beyninin içindeki ekranda izleyen varlığın, ruhu olduğunu hemen anlayacaktır. Her insan göze ihtiyaç duymadan görebilen, kulağa ihtiyaç duymadan duyabilen, beyne ihtiyaç duymadan düşünebilen bir ruha sahiptir.</text:p>
      <text:p text:style-name="P10">Tek mutlak varlığın madde olduğunu iddia eden, insan bilincinin de yalnızca beyindeki kimyasal olayların bir sonucu olduğunu zanneden materyalist düşünce ise bu konuda çıkmaz içindedir. Bunu görmek için, herhangi bir materyaliste şu soruları sorabilirsiniz: </text:p>
      <text:p text:style-name="P10">n Görüntü beynimizde oluşuyor, ama bu görüntüyü beynimizde kim seyrediyor? </text:p>
      <text:p text:style-name="P10">n Şu anda yanınızda bulunmayan alt kat komşunuzu gözünüzün önüne getirin. Onu bütün netliği ile görüyorsunuz. Kıyafetinin detayları, yüzündeki çizgiler, saçlarındaki beyazlar, sesinin tonu, konuşma üslubu, yürüyüşü ile hayalinizde çok net olarak canlandırdığınız bu insanı kim izliyor? </text:p>
      <text:p text:style-name="P10">İşte bu ve benzeri soruları materyalistlere sorduğunuzda hiçbir cevap alamazsınız. Çünkü bu soruların tek cevabı, Allah'ın insana vermiş olduğu ruhtur. Materyalistler ise madde dışında hiçbir varlığı kabul etmeme yanılgısına kapılmışlardır. İşte bu nedenle bu kitapta anlatılan olağanüstü gerçek, Allah'ın varlığını inkar eden materyalist düşünceye en büyük darbeyi vuran, materyalistlerin düşünmekten ve konuşmaktan en çok çekindikleri konudur. </text:p>
      <text:p text:style-name="P10"/>
      <text:p text:style-name="P10">Bu Görüntüleri Ruhumuza İzlettiren Kimdir?</text:p>
      <text:p text:style-name="P10">Bu aşamada sorulması gereken bir soru daha vardır: Ruhumuz, beynimizde oluşan görüntüleri izlemektedir. Peki bu görüntüleri oluşturan kimdir? Kapkaranlık beynimizin içinde, ışıklı, rengarenk, aydınlık, gölgeli görüntüleri oluşturan, elektrik sinyallerinden, küçücük bir mekanda koskoca bir dünyayı meydana getiren beyin olabilir mi? Beyin, ıslak, yumuşak, kıvrımlı bir et parçasıdır. Böyle bir et parçası, en ileri teknoloji ile üretilmiş televizyonlardan daha net, hiçbir kayması veya karlanması olmayan, renkleri son derece canlı olan pussuz bir görüntü oluşturabilir mi? Bir et parçasının üzerinde bu kalitede bir görüntü meydana gelebilir mi? Veya bu ıslak et parçası, en gelişmiş müzik setinden daha kaliteli, daha net, cızırtısız, stereo bir ses meydana getirebilir mi? Beyin gibi yaklaşık 1,5 kilo ağırlığındaki bir et parçasının bu kadar kusursuz algılar oluşturabilmesi elbette imkansızdır.</text:p>
      <text:p text:style-name="P10">Bu noktada, bir gerçekle daha karşılaşırız. Çevremizde gördüğümüz herşeyle birlikte, sahip olduğumuz bedenimiz, elimiz, kolumuz, yüzümüz bir gölge varlık olduğuna göre, beynimiz de bir gölge varlıktır. Öyle ise görüntü olan bir varlığın görüntü meydana getirdiğini söyleyemeyiz. </text:p>
      <text:p text:style-name="P10">Bertrant Russel Rölativite'nin Alfabesi isimli eserinde, "Kuşku yok ki, madde genel olarak bir oluşlar grubu olarak yorumlanacaksa, bunu göze, optik sinire ve beyine de uygulamak gerekir."28 diyerek bu gerçeğe dikkat çekmektedir.</text:p>
      <text:p text:style-name="P10">Bu gerçeğin farkına varan ünlü felsefeci Bergson ise, Madde ve Bellek isimli kitabında, "dünya imgelerden yapılmıştır, bu imgeler ancak bizim bilincimizde vardır; beynin kendisi de bu imgelerden birisidir"29 der. O zaman ruhumuza bu görüntüleri gösteren, ona gerçeğiyle aynı netlikte görüntü ve algılarla bir hayat <text:soft-page-break/>yaşatan, üstelik bu görüntüleri kesintisiz olarak devam ettiren kimdir? </text:p>
      <text:p text:style-name="P10">Ruhumuza, tüm görüntüleri gösteren, tüm sesleri duyuran, ruhumuzun zevk alması için tüm tatları ve kokuları yaratan, tüm alemlerin Rabbi, herşeyin Yaratıcısı olan Allah'tır. </text:p>
      <text:p text:style-name="P10"/>
      <text:p text:style-name="P10">Materyalizmin En Önemli Çıkmazlarından Biri: İnsan Bilinci</text:p>
      <text:p text:style-name="P10">Materyalist felsefe, insan bilincini yani insanın ruhuna ait özelliklerin kaynağını asla açıklayamaz. Çünkü, materyalist felsefede sadece maddenin varlığına inanılır. İnsan ruhuna ait bilinç, düşünme, karar verme, sevinme, heyecanlanma, özleme, zevk alma, neşelenme, muhakeme ve yargıda bulunabilme gibi özellikler hiçbir maddesel kavram ile açıklanamazlar. Materyalistler bu konuyu "insan bilinci beyinsel faaliyetlerin bir ürünüdür" diyerek geçiştirmeye çalışırlar. Bu materyalist bilim adamlarından biri olan Francis Crick, söz konusu materyalist iddiayı şöyle özetler:</text:p>
      <text:p text:style-name="P10">Sevinçleriniz, üzüntüleriniz, hatıralarınız ve tutkularınız, kişiliğinizle ilgili hisleriniz ve iradeniz, aslında çok sayıda sinir hücresinin ve onlara bağlı moleküllerin birarada gerçekleştirdiği hareketlerden başka bir şey değildir.30</text:p>
      <text:p text:style-name="P10">Oysa bu, ne bilimsel ne de mantıksal açıdan savunulabilecek bir iddia değildir. Materyalistlerin insan ruhuna ait özelliklere böyle bir açıklama getirmelerini zorunlu kılan, onların maddeci ön yargılarıdır. Maddenin ötesinde bir varlığın mevcut olduğu gerçeğini kabul etmemek için, insan zihnini maddeye "indirgemeye" çalışmakta ve bu amaçla akıl ve mantıkla bağdaşmayan iddialara yönelmektedirler. Bilim yazarı John Horgan, "indirgemecilik" adı verilen söz konusu materyalist düşünceye bağlı olmasına karşın, Francis Crick'in bu iddiasının kabul edilemez olduğunu ve içine düştüğü çelişkiyi şöyle itiraf eder:</text:p>
      <text:p text:style-name="P10">Bir bakıma Crick haklı. Biz nöron paketinden başka bir şey değiliz. Aynı zamanda, ne tuhaftır ki nörolojinin yetersiz olduğu anlaşıldı. Aklı nöronlarla açıklamak, aklı kuark ve elektronlarla açıklamaktan daha fazla bir kavrayış ve fayda getirmedi. Birçok alternatif indirgemecilik (reductionism) var. "Biz özel gen paketinden başka bir şey değiliz". "Biz doğal seleksiyonla şekillenen adaptasyonlardan başka bir şey değiliz". "Biz farklı konular için ayrılmış bilgisayar makinalarından başka birşey değiliz". Crick'in iddiasına benzeyen bu duyuruların hepsi savunulabilir, ancak hepsi yetersizdir.31</text:p>
      <text:p text:style-name="P10">Bu açıklamaların elbette hepsi yetersiz, hatta bunun yanı sıra tamamen mantıksızdır. En koyu materyalistler dahi bu gerçeğin çok iyi farkındadırlar aslında. Nitekim, Darwin'in en yakın destekçisi olarak bilinen materyalist Thomas Huxley de, "Bilinç gibi bu kadar olağanüstü birşey nasıl olup da sinir dokularının birbiriyle etkileşiminden meydana gelmiştir? Bu, Alaaddin'in lambasını oğuşturduğunda içinden Cin'in çıkması kadar açıklanamazdır." diyerek, bilincin nöronlar arası iletişimle açıklanamayacağını ifade etmiştir.32</text:p>
      <text:p text:style-name="P10">Huxley'den günümüze, insan bilincinin nöronlarla açıklanamaz olduğu gerçeği değişmemiştir. Ancak bunun nedeni, bilimin bu konudaki bulgularının yetersizliği değildir. Aksine, nöroloji konusunda 20. yüzyılın özellikle sonlarında çok gelişmeler yaşanmış, pek çok karanlık nokta aydınlığa kavuşmuştur. Ancak bunlar, insan bilincinin asla maddeye indirgenemeyeceğini, maddenin ötesinde bir gerçeğin <text:soft-page-break/>aranması gerektiğini ortaya koyan çalışmalardır. Nitekim, Almanya'nın önde gelen Darwinist-materyalist yazarlarından biri olan Hoimar Von Ditfurth, kabul ettikleri yöntem ile bilincin açıklanamayacağını şöyle itiraf eder:</text:p>
      <text:p text:style-name="P10">İzlediğimiz doğa tarihi ve genetik gelişme yolu üzerinde, bilincin, ruhun, zekanın ve duygunun ne olduklarına ilişkin bir yanıt veremeyeceğimiz gün gibi aşikardır. Çünkü psişik-bilinçsel boyut, en azından bu dünyada, şu anda, evrimin gelip gelebildiği en üst boyuttur. Dolayısıyla da evrimin öteki aşama ve basamaklarına, gene bilincimiz yardımıyla, dıştan, onların üstüne yükselerek bakabildiğimiz halde, bilincin (ruhun) kendisine böyle bir yaklaşım yapabilme olanağından yoksunuz. Çünkü elimizde bilincin kendisinden daha gelişmiş bir üst merci bulunmamaktadır.33</text:p>
      <text:p text:style-name="P10">Amerikalı felsefe ve matematik doktoru William A. Dembski, Converting Matter into Mind (Maddeyi Zihne Çevirmek) adlı bir makalesinde, insan beynindeki nöronların biyokimyasal işleyişinin anlaşıldığını ve bunun hangi zihinsel faaliyetlerle ilgili olduğunun tespit edildiğini, ama karar vermek, istemek, akıl yürütmek gibi özelliklerin "maddeye indirgenemediğini" ve bilinci araştıran uzmanların bu indirgemeciliğin hatasını gördüğünü şöyle yazar:</text:p>
      <text:p text:style-name="P10">... Bilinç bilimcilerinin bu olguyu (bilinci) nörolojik düzeyde anlamak ümidinden zaten vazgeçmiş oldukları görülür... Materyalizme olan bağlılık sürse de, insan aklını nöron düzeyinde açıklama ümidi artık ciddi bir düşünce değildir...34</text:p>
      <text:p text:style-name="P10">Bilincin, maddeci dünya görüşü ile açıklanması, bilim ne kadar ilerlerse ilerlesin mümkün değildir, çünkü beyin hakında ne kadar detay ortaya çıkarsa, zihnin maddeye indirgenemeyeceği de o kadar ortaya çıkmaktadır. Materyalistler, insan bilincini gerçekten kavramak istiyorlarsa, ön yargılarını ve saplantılarını bırakarak düşünmeli ve araştırmalıdırlar. Çünkü bilincin gerçek manasını madde ile açıklamak mümkün değildir. Bilinç, Allah'ın insanlara verdiği ruhun bir fonksiyonudur.</text:p>
      <text:p text:style-name="P10"/>
      <text:p text:style-name="P10">Materyalistlere Sorular</text:p>
      <text:p text:style-name="P10">İnsanların düşüncelerinin, muhakeme ve yargı yeteneklerinin, karar alma mekanizmalarının, sevinç, heyecan, neşe, huzur gibi duygularının, beyinlerindeki nöronların birbirleriyle etkileşimi olduğunu öne sürmek son derece mantıksız bir iddiadır. Konuyu biraz kapsamlı düşünen materyalistler de bunun farkındadırlar. Ünlü materyalist Karl Lashley, insan bilincinin maddeye indirgenebileceğini uzun yıllar savunmasına rağmen, kariyerinin sonlarına doğru şu yorumu yapmıştır:</text:p>
      <text:p text:style-name="P10">Zihin-beden ilişkisi ister gerçek bir metafizik konu ister sistematik bir aldanış olarak ele alınsın, bu konu psikologlar ve insan sorunuyla ilgilenen nörologlar için bir sorun olmaya devam etmektedir... Nasıl olur da beyin, bir fiziko-kimyasal sistem olarak, bir şeyi algılayabilir veya bilebilir; ya da bunu yaptığına dair bir aldanış geliştirebilir?35</text:p>
      <text:p text:style-name="P10">Lashley, söz konusu çelişkiyi tek bir soru ile ifade etmiştir. Oysa bu konuda materyalistlerin kendilerine sormaları ve üstünde düşünmeleri gereken daha pek çok detay vardır. Aşağıdaki açıklamalar, maddeci yaklaşımın çıkmazını gözler önüne sermesi bakımından üzerinde düşünülmesi gereken konulardan birkaçıdır:</text:p>
      <text:p text:style-name="P10">n Düşüncelerin, heyecan ve duyguların nöronların bir ürünü olduğunu söylemek, tüm bunların aslında nöronları meydana getiren şuursuz atomların hatta atomların <text:soft-page-break/>alt parçacıkları olan kuarkların, elektronların ürünü olduğunu iddia etmek ile aynıdır.</text:p>
      <text:p text:style-name="P10">n Şuursuz atomlar, sevinmeyi, acıyı, heyecanı, müzikten zevk almayı, lezzeti, dostluğu, sohbet zevkini bilemezler.</text:p>
      <text:p text:style-name="P10">n Şuursuz atomlar Darwinist ve materyalist olup, biraraya gelip kitap yazamazlar.</text:p>
      <text:p text:style-name="P10">n Şuursuz atomlar, elektron mikroskobunun altında kendilerini veya kendilerinin biraraya gelip oluşturduğu sinir hücrelerini inceleyip, bu incelemelerinden bilimsel sonuçlar çıkartamazlar.</text:p>
      <text:p text:style-name="P10">n Acaba, "bilinç beynimizdeki nöronlarda" derken tam olarak ne kast etmektedirler? Nöronlar da diğer hücreler gibi hücre zarı, mitokondri, DNA, ribozom gibi materyallerden oluşur. Acaba bilinç, materyalistlere göre, bunların neresindedir? Bilincin, nöronlar arasındaki kimyasal reaksiyonlar ve elektrik sinyallerinden doğduğunu zannediyorlarsa, yanılmaktadırlar. Çünkü bize bildikleri bir "bilinçli kimyasal reaksiyon" söyleyemezler. Veya belirli bir voltajda "düşünmeye" başlayan bir "elektrik akımı" gösteremezler.</text:p>
      <text:p text:style-name="P10">Materyalistler, bu konular üzerinde samimi olarak düşündüklerinde, kendilerinin de, diğer tüm insanların da nöron yumağından veya atom yığınından çok daha farklı varlıklar olduğunu kavrayacaklardır. Beyin uzmanı Wolf Singer, bir materyalist olmasına rağmen, karşı karşıya kaldığı bu gerçeği şöyle itiraf etmiştir:</text:p>
      <text:p text:style-name="P10">Evrenin bu en karmaşık maddesinde kendisini "Ben" olarak algılayan bir "şey" var.36</text:p>
      <text:p text:style-name="P10">Bu bilim adamının ifade ettiği "şey", Allah'ın insana verdiği ruhtur. İnsan, sahip olduğu bu ruh ile, düşünebilen, sevinebilen, heyecanlanabilen, fikirler üreten, aksi fikirlere karşı çıkabilen, onur, saygı, sevgi, dostluk, vefa, samimiyet, dürüstlük gibi kavramları bilen bir varlıktır. Nöronlar ve onları oluşturan atomlar ise düşünemezler, karar veremezler, felsefi fikirler öne süremezler, sevgi, şefkat hislerini bilemezler. Bunu, materyalistlerin çoğu da tek başlarına kaldıklarında bilmekte ve kabul etmektedirler. Ancak maddeci ön yargılarını, bilimselliğin ve aklın gereği sanma yanılgısında oldukları için bu apaçık gerçeği kabullenmemektedirler. Oysa, materyalizmi savunmak uğruna içine düştükleri durum ve kabul ettikleri akıl dışı mantıklar, onlara çok daha büyük bir zarar vermektedir. "Düşüncelerimiz atomlarımızın, sadece nöronlarımızın ürünüdür" diyen bir insanın, düşlerini gerçek zanneden veya akıl almaz masallar uydurup sonra bunlara kendi inanan bir insandan hiçbir farkı yoktur.</text:p>
      <text:p text:style-name="P10">Gerçek olan ise şudur: İnsan, Allah'ın kendisine verdiği ruhu taşıyan, bu ruh ile düşünen, konuşan, sevinen, kararlar alan, medeniyetler kuran, ülkeler yöneten bir varlıktır.</text:p>
      <text:p text:style-name="P10"/>
      <text:p text:style-name="P10">MADDENİN GERÇEĞİ NEDEN ÖNEMLİ BİR KONUDUR?</text:p>
      <text:p text:style-name="P11"><text:s/></text:p>
      <text:p text:style-name="P10"/>
      <text:p text:style-name="P10">İnsanların gördükleri, duydukları, dokundukları, kokladıkları ve mutlak varlık sandıkları herşeyin gerçekte birer algılar bütünü olması ve yaşamımız boyunca sadece kopya görüntülerle muhatap olmamız, tıpkı kainatın yoktan var olması, sonsuzluğun varlığı, öldükten sonra sonsuz bir hayat için yeniden diriltilecek <text:soft-page-break/>olmamız gibi olağanüstü bir durumdur. Allah, kusursuz ve saymakla bitmeyecek kadar çok detaya sahip olan evreni, her an, eksiksiz olarak yaratmaktadır. Üstelik bu yaratış o kadar kusursuzdur ki, yeryüzünde bugüne kadar var olmuş pek çok insan bu evrenin ve gördükleri herşeyin bir hayal olduğunu anlayamamışlar, hep maddenin aslı ile muhatap olduklarını sanmışlardır. </text:p>
      <text:p text:style-name="P10">21. yüzyılda, bilimsel bulguların maddenin aslına hiçbir zaman ulaşamayacağımızı kesin olarak kanıtlaması ile bu gerçek daha da ortaya çıkmıştır. Ancak, bazı insanlar hala bu durumu anlamazlıktan gelmektedir. Oysa bu, anlamazlıktan veya görmezlikten gelinecek, önemsenmeyecek veya reddedilecek bir bilgi değildir. Aksine, maddenin ne olduğunu bilmek gerçekçi olmanın önemli bir şartıdır. Bu nedenle, bu konu ile karşılaşan insanların, bu konunun önemini düşünmeleri ve kavramaları çok önemlidir. Maddenin gerçek mahiyetini okuyan bazı insanlar, bu konuya neden bu kadar çok önem verildiğini anlayamadıklarını belirtmektedirler. Hatta, bu konunun iman ile bir ilgisi olmadığını sanmakta, neden her imani konunun arkasından bu konunun anlatıldığını sormaktadırlar. Oysa, bu konunun önemi ortadadır. Materyalistleri ürküten, onların tüm fikirlerini yerle bir eden bu gerçeğin önemini, tüm Müslümanlar anlamalı ve insanlara da duyurmaya çalışmalıdırlar. </text:p>
      <text:p text:style-name="P10">Maddenin gerçek mahiyetinin bilinmesi, insanların bazı imani konuları anlamaları açısından da büyük bir önem taşımaktadır ve diğer imani konular kadar önemle anlatılmalıdır. Herşeyden önce, maddenin gerçek yönünün anlaşılması ile, insanlar hem dünyaya olan hırs dolu bağlılıklarından arınmakta ve yalnızca ahirete yönelmekte, hem büyük bir yanılgıdan kurtulmakta, hem de bu yanılgıları nedeniyle bir türlü kavrayamadıkları bazı gerçekleri rahatlıkla kavrayabilmektedirler. Örneğin Allah'ın nerede olduğu, cennet ve cehennemin varlığı, ruhun mahiyeti, ölümden sonraki yaşam, sonsuzluk gibi konular, materyalist bir dünya görüşüne sahip veya bu görüşün telkini altında yetişmiş insanlar tarafından kavranamamaktadır. Ancak, maddenin bir hayal olarak algılanıyor olması, bu soruların cevaplarının doğal olarak verilmesini sağlamaktadır. Böylece insanlar Allah'ın tek mutlak varlık olduğunu açıkça görebilmektedirler. </text:p>
      <text:p text:style-name="P10">Maddenin ne olduğunun anlaşılması ile, insanlar dünya hayatında bağlandıkları herşeyin, hırslarının, tutkularının, kendilerine Allah'ı ve ahireti unutturan herşeyin boş ve aldatıcı olduğunu kuvvetle hissetmektedirler. Bu ise, dünya hırslarından kurtulup, katıksız olarak, ihlasla Allah'a yönelmelerine ve şirkten kurtulmalarına vesile olmaktadır. </text:p>
      <text:p text:style-name="P10">İnsanların kibir ve azametle her türlü insanlık ve ahlak dışı davranışa eğilim gösterdiği bir yüzyılda, insanlar kendilerinin ve gözlerinde büyüttükleri insanların birer gölge varlık olduklarını anladıklarında, kibir ve azametlerinin yerini tevazu ve yumuşak başlılık alacaktır. </text:p>
      <text:p text:style-name="P10">Tüm bu gelişmeler ise, huzur ve güvenliğin olduğu, cimriliğin ve bencilliğin, acımasız rekabetin ortadan kalktığı toplumlar oluşmasına vesile olacaktır. </text:p>
      <text:p text:style-name="P10">Maddenin aslına ulaşamıyor olmamızın yaygın olarak kabul edilmesiyle meydana gelecek en önemli gelişmelerden biri ise şüphesiz, materyalist felsefenin çöküşü olacaktır. </text:p>
      <text:p text:style-name="P10">Şimdi, maddenin mutlak olmadığı gerçeğinin neden tarihin en önemli konularından <text:soft-page-break/>biri olduğunu detaylarıyla görelim. </text:p>
      <text:p text:style-name="P10"/>
      <text:p text:style-name="P10">Maddenin Gerçeği, Tek Mutlak Varlığın Allah Olduğunu Gösterir</text:p>
      <text:p text:style-name="P10">Bu ilmin gösterdiği en önemli konulardan biri, tek mutlak varlığın Allah olduğu gerçeğidir. Materyalist felsefelerin etkisinde kalarak maddeyi mutlak varlık zanneden bazı insanlar, Allah'ın varlığını ve nerede olduğunu anlatırken, son derece sapkın ve cahilce bir üslup kullanırlar. Örneğin, "Allah nerede" sorusuna "Bana aklını göster, gösteremezsin. İşte Allah akıl gibi bir gerçektir, ama görünmez" diyerek cahilce cevap verirler. Bazıları ise, (Allah'ı tenzih ederiz) kendi akıllarınca Allah'ı hayal olarak gösterir, Allah'ın varlığını radyo dalgalarına benzetir. (Allah'ı tenzih ederiz) Onların batıl görüşüne göre, kendileri ve sahip oldukları herşey mutlak varlıklardır ve Allah'ın varlığı ise, bu maddesel varlıkları radyo dalgaları gibi sarmaktadır. Oysa hayal olan kendileri ve sahip olduklarıdır. Tek mutlak varlık ise Allah'tır. Allah'ın varlığı her yeri kuşatmıştır. İnsan ise hiçbir şekilde mutlak varlık olamayacağı için, görüntüdür.</text:p>
      <text:p text:style-name="P10">Bu gerçeği Rabbimiz bir ayette şöyle bildirir:</text:p>
      <text:p text:style-name="P10">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0">Bu gerçeğin kavranmasıyla, şirk koşmadan, Allah'ı birleyerek iman tam anlamıyla oluşur. Çünkü Allah'tan başka tüm varlıkların gölge varlıklar olduklarını bilen bir insan, kesin bir imanla (hakkel yakin derecesinde) "yalnızca Allah vardır, O'ndan başka ilah (güç sahibi varlık) yoktur" der. </text:p>
      <text:p text:style-name="P10">Allah'ı gözleriyle görmediği için Allah'ın varlığına inanmayanların maddeci iddiaları da, maddenin gerçek mahiyeti öğrenildiğinde tamamen yıkılır. Çünkü bu gerçeği öğrenen kişi, kendi varlığının bir hayal niteliğinde olduğunu anlar. Hayal olan bir varlığın ise, mutlak olan bir varlığı göremeyeceğini kavrar. Nitekim Kuran'da, insanların Kendisi'ni göremediği, ama Kendisi'nin onları gördüğünü Rabbimiz şöyle açıklar:</text:p>
      <text:p text:style-name="P10">Gözler O'nu idrak edemez; O ise bütün gözleri idrak eder... (En'am Suresi, 103) </text:p>
      <text:p text:style-name="P10">Elbette ki biz insanlar Allah'ın varlığını gözlerimizle göremeyiz. Ama biliriz ki, Allah bizim içimizi, dışımızı, bakışlarımızı, düşüncelerimizi tam olarak kuşatmıştır. Bu nedenle Allah Kuran'da Kendisi'nin "kulaklara ve gözlere malik olan" (Yunus Suresi, 31) olduğunu bildirmektedir. Allah'ın bilgisi dışında biz tek bir söz söyleyemeyiz, hatta tek bir nefes dahi alamayız. Allah bizim yaptığımız herşeyi bilir, bu durum Kuran'da da şöyle belirtilmiştir: <text:s/></text:p>
      <text:p text:style-name="P10">Şüphesiz, yerde ve gökte Allah'a hiçbir şey gizli kalmaz. (Al-i İmran Suresi, 5) </text:p>
      <text:p text:style-name="P10">Allah'ın her an bizi izlediği, gördüğü, işittiği çok önemli bir gerçektir. Bu gerçeğin farkında olan bir insan, Allah'ı gözleriyle görmese bile, O'nun her anında kendisinden haberdar olduğunu bilir. Bu nedenle her ne iş üzerinde olursa olsun, Allah'ın şahit olduğunu bilerek, Allah'ın hoşnut olmayacağı bir davranıştan, konuşmadan, bakıştan veya düşünceden sakınır. Allah, her işimizde bize yakın <text:soft-page-break/>olduğunu, bizi izlediğini ve hiçbir şeyin O'ndan uzak olmayacağını şöyle bildirir:</text:p>
      <text:p text:style-name="P10">Senin içinde olduğun herhangi bir durum, onun hakkında Kur'an'dan okuduğun herhangi bir şey ve sizin işlediğiniz herhangi bir iş yoktur ki, ona daldığınızda, Biz sizin üzerinizde şahidler durmuş olmayalım. Yerde ve gökte zerre ağırlığınca hiçbir şey Rabbinden uzakta saklı kalmaz. Bunun daha küçüğü de, daha büyüğü de yoktur ki, apaçık bir kitapta olmasın. (Yunus Suresi, 61)</text:p>
      <text:p text:style-name="P10">Tek mutlak varlık olan Allah, elbette ki bir hayal olarak yarattığı insanı her yönüyle bilmektedir. Bu, Allah için çok kolaydır. Fakat kimi insanlar cehaletleri nedeniyle, bunu anlamakta zorlanırlar. Oysa "dış dünya" sandığımız algıları seyrederken, yani hayatımızı sürdürürken, bize en yakın olan varlığın, herhangi bir algı değil, Allah'ın Kendisi olduğu apaçık bir gerçektir. Kuran'da yer alan, "Andolsun, insanı Biz yarattık ve nefsinin ona ne vesveseler vermekte olduğunu biliriz. Biz ona şah damarından daha yakınız" (Kaf Suresi, 16) ayetinin sırrı da bu gerçekte gizlidir. Ama bir insan kendi bedeninin "mutlak varlık olan madde"den oluştuğunu zannettiğinde bu önemli gerçeği kavrayamaz. Çünkü kendisine en yakın olanın yine kendi bedeni olduğunu zannetmektedir. Örneğin bu insan kendi varlığını "beyni" olarak algılıyorsa, ona şah damarından daha yakın bir varlık olabileceğine ihtimal vermez. Oysa maddenin mutlak olmadığını, herşeyin zihninde yaşadığı kopyalar olduğunu kavradığında, artık dışarısı, içerisi, uzak, yakın gibi kavramların bir anlamı kalmamıştır. Şah damarı da, beyni, eli, ayağı da, kendi dışında zannettiği evi, arabası ve hatta çok uzakta sandığı Güneş, Ay, yıldızlar da tek bir satıhtadır. Allah kendisini çepeçevre kuşatmıştır ve ona "sonsuz yakın"dır. </text:p>
      <text:p text:style-name="P10">Allah insanlara "sonsuz yakın" olduğunu, "kullarım Beni sana soracak olursa, muhakkak ki Ben (onlara) pek yakınım..." (Bakara Suresi, 186) ayeti ile de bildirir. Bir başka ayette geçen, "Muhakkak Rabbin insanları çepeçevre kuşatmıştır" (İsra Suresi, 60) ifadesi de yine aynı gerçeği haber verir. Buna rağmen bazı insanlar kendilerine en yakın olan varlığın yine kendileri olduğunu sanarak yanılırlar. Oysa Allah bize, kendimizden bile daha yakındır. "Hele can boğaza gelip dayandığında, ki o sırada siz (sadece) bakıp-durursunuz, Biz ona sizden daha yakınız; ancak görmezsiniz." (Vakıa Suresi, 83-85) ayetleriyle de insana en yakın varlığın Allah olduğu gerçeğine bir kez daha dikkat çekilmiştir. Gerçekten de ölüm döşeğindeki ya da hasta yatağındaki bir insan büyük bir yanılgıyla, o an kendisine en yakın varlığın baş ucundaki doktoru veya ona sarılan annesi ya da elini tutan, kendisine dokunan bir yakını olduğunu düşünebilir. Ancak ayette de bildirildiği gibi Allah o sırada kendisine hepsinden daha yakındır. Üstelik yalnızca o an değil, insan ilk var olduğu andan itibaren kendisine en yakın olan yegane varlık Allah'tır. Fakat insanların bir kısmı gözleriyle görmedikleri için bu gerçekten habersiz yaşarlar.</text:p>
      <text:p text:style-name="P10">Allah'ın mekandan münezzeh olduğu ve her yeri çepeçevre kuşattığı gerçeği bir başka ayette de şöyle belirtilmektedir: </text:p>
      <text:p text:style-name="P10">Doğu da Allah'ındır, batı da. Her nereye dönerseniz Allah'ın yüzü orasıdır. Şüphesiz ki Allah kuşatandır, bilendir. (Bakara Suresi, 115)</text:p>
      <text:p text:style-name="P10">Allah bir başka ayetinde ise bu gerçeği şöyle açıklar:</text:p>
      <text:p text:style-name="P10">Gökleri ve yeri altı günde yaratan, sonra arşa istiva eden O'dur. Yere gireni, ondan çıkanı, gökten ineni ve ona çıkanı bilir. Her nerede iseniz, O sizinle beraberdir, Allah, yaptıklarınızı görendir. (Hadid Suresi, 4)</text:p>
      <text:p text:style-name="P10"><text:soft-page-break/>Tüm bu anlatılanlardan çıkan sonuç; tek ve gerçek mutlak varlığın Allah olduğudur. Allah ilmiyle, bir gölge varlık olan insanı ve diğer herşeyi kuşatmıştır. Bir ayette de, "Sizin ilahınız yalnızca Allah'tır ki, O'nun dışında ilah yoktur. O, ilim bakımından herşeyi kuşatmıştır." (Taha Suresi, 98) denilerek bu gerçeğe işaret edilmektedir. Allah Kuran'da yer alan diğer bir ayette ise insanları böyle bir gaflete karşı şöyle uyarmıştır: </text:p>
      <text:p text:style-name="P10">Dikkatli olun; gerçekten onlar, Rablerine kavuşmaktan yana derin bir kuşku içindedirler. Dikkatli olun; gerçekten O, herşeyi sarıp-kuşatandır. (Fussilet Suresi, 54)</text:p>
      <text:p text:style-name="P10"/>
      <text:p text:style-name="P10">İnsanların Yaptıkları da Allah'a Aittir</text:p>
      <text:p text:style-name="P10">Allah'ın yarattığı gölge bir varlık olan insan, Allah'tan bağımsız olarak bir güce de sahip olamaz. Allah bir ayetinde bu gerçeği şöyle bildirir: </text:p>
      <text:p text:style-name="P10">Allah dilemedikçe siz dileyemezsiniz... (İnsan Suresi, 30) </text:p>
      <text:p text:style-name="P10">Bazı insanlar bu çok önemli gerçekten gafil olarak yaşarlar. 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Bu ayetlerden biri, "... sizi de, yapmakta olduklarınızı da Allah yaratmıştır" ayetidir. (Saffat Suresi, 96) Allah, "... attığın zaman sen atmadın, ama Allah attı..." (Enfal Suresi, 17) ayetiyle ise, her yaptığımızın Kendisi'ne ait fiiller olduğunu bildirmektedir. </text:p>
      <text:p text:style-name="P10">Allah başka ayetlerde de peygambere müminlerden sadaka almalarını bildirir. Ancak, ayetin devamında sadakaları alanın gerçekte Kendisi olduğunu açıklar:</text:p>
      <text:p text:style-name="P10">Onların mallarından sadaka al, bununla onları temizlemiş, arındırmış olursun. Onlara dua et. Doğrusu, senin duan, onlar için 'bir sükûnet ve huzurdur.' Allah işitendir, bilendir. Onlar bilmiyorlar mı ki, gerçekten Allah kullarından tevbeleri kabul edecek ve sadakaları alacak olan O'dur. Şüphesiz, tevbeleri kabul eden, esirgeyen O'dur. (Tevbe Suresi, 103-104)</text:p>
      <text:p text:style-name="P10">Büyük İslam alimi Muhyiddin Arabi, yaptığımız fiillerin de Allah'a ait olduğunu şöyle açıklar:</text:p>
      <text:p text:style-name="P10">Ruhlara gelince, onlardan meydana gelen fiillerin kaynağı da onların zatında değildir. Ruh ve cisimleri devamlı olarak harekete sevk eden kuvvet ancak Cenab-ı Hakk'tır... Ruh ve maddeler mütemeyyiz varlıklardan ve müteayyin hakikatlerden değildirler. İlahi fiillerden, yüce varlığın muhtelif suretlerindendirler. Yine bunun gibi, sonlu ve sonsuz denilen şeyler de, gerçekte başka başka şeyler olmayıp, değişik iki noktadan öyle görünen bir tek şeyden ibarettirler.37</text:p>
      <text:p text:style-name="P10">Muhyiddin Arabi'nin sözünde de açıkladığı gibi tüm fiileri yaratan, ruhlara bu fiilleri işleyenin kendisi olduğu hissini veren Allah'tır. Allah, tüm ruhlarda bu hissi o kadar gerçekçi olarak yaratır ki, örneğin taşı atan insan gerçekten o taşı atanın kendisi olduğunu zanneder. Oysa, gölge bir varlık olan insan atma eylemini yapamaz. Ancak Allah, insana bu eylemleri kendisi yapıyormuş gibi hissettirir. Allah'ın yaratışındaki mucizenin ve kusursuzluğun bir sonucu olarak, insan bu hissi çok yoğun hisseder ve gerçekten taşı tuttuğunu, kolunu geriye uzatarak hız ve güç <text:soft-page-break/>aldığını ve taşı attığını zanneder.</text:p>
      <text:p text:style-name="P10">İnsan her anında, Allah'a bağımlı olarak yaşar, bilse de bilmese de, kabul etse de etmese de aslında Allah'a boyun eğmiştir. Allah bir ayetinde bunu şöyle bildirir:</text:p>
      <text:p text:style-name="P10">Göklerde ve yerde her ne varsa -isteyerek de olsa, istemeyerek de olsa- Allah'a secde eder. Sabah akşam gölgeleri de (O'na secde eder). (Ra'd Suresi, 15)</text:p>
      <text:p text:style-name="P10">Yeryüzünde tanıdığınız, bildiğiniz, tarihte yaşamış, günümüzde var olan kim varsa, hangi mevkide olursa olsun, neye sahip olursa olsun veya ne kadar inatçı bir inkarcı olursa olsun, bu gerçek değişmez. Her insan Allah'a boyun eğen, Allah'ın yarattığı, ruhundan üflediği, gölge bir varlıktır. Bunu bilen bir insanın zenginliği, sahip olduğu ilim, ünvan veya şöhret, mevki veya makam ile, yetenekleri veya işyerindeki başarılar ile övünüp büyüklenmesi imkansız hale gelir. Buna rağmen kibirlenenler ise, aslında büyük bir acizlik içindedirler. Çünkü Allah insanların kendi attıklarını sandıkları taşı dahi gerçekte atmadıklarını, bunu yapanın Kendisi olduğunu bildirmişken, halen daha insanın başarılarından dolayı kendisine pay çıkarması çok büyük cehalettir. </text:p>
      <text:p text:style-name="P10">Allah her insanı bu şekilde imtihan etmekte ve aynı zamanda eğitmektedir. Bugün bu gerçeğe akıl erdiremeyen, çok açık olmasına rağmen kabul etmeyenler, ölümden sonra tekrar diriltildiklerinde herşeyi tüm açıklığı ile görecekler ve hiçbir şeye güç yetiremediklerini anlayacaklardır. Allah, Kendisi'ni inkar edenlerin acizliğini bir ayetinde şöyle bildirmiştir:</text:p>
      <text:p text:style-name="P10">Rablerini inkar edenlerin durumu şudur: Onların yaptıkları, fırtınalı bir günde rüzgarın şiddetle savurduğu bir kül gibidir. Kazandıklarından hiçbir şeye güç yetiremezler. İşte uzak bir sapıklık (içinde olmak) budur. (İbrahim Suresi, 18)</text:p>
      <text:p text:style-name="P10">Allah ise herşeye güç yetiren tek varlıktır:</text:p>
      <text:p text:style-name="P10">Göklerde ve yerde olanların tümü Allah'ı tesbih eder. Mülk O'nundur, hamd (övgü) de O'nundur. O, herşeye güç yetirendir. (Teğabün Suresi, 1)</text:p>
      <text:p text:style-name="P10"/>
      <text:p text:style-name="P10">Maddenin Gerçeğinin Kavranması İnsanları </text:p>
      <text:p text:style-name="P10">İman Etmeye Yöneltecektir</text:p>
      <text:p text:style-name="P10">Hayatı boyunca ruhuna gösterilen görüntüleri izlediğini fark eden insanlar, hem ruhlarını hem de kesintisizce devam eden bu görüntüleri yaratanın Allah olduğuna kesin olarak inanacaklardır. </text:p>
      <text:p text:style-name="P10">Bazı insanların, maddenin sırrını kabul etmemekteki ısrarlarının bir nedeni de, Allah'ın büyüklüğünü ve azametini kavrayıp kendi hiçliklerini kabul etmek istemeyişleridir. Ama bu insanlar kabullenmek istemeseler de ortada tartışmasız bir gerçek vardır: Göklerde ve yerde olanların hepsi Allah'ındır ve O'nun tecellisidir. Tek mutlak varlık Allah'tır ve Allah'ın yarattığı diğer varlıklar mutlak değildir, birer görüntüdür. Allah'ın yarattığı görüntüleri seyreden "ben"ler, yani insanlar, Allah'tan birer ruhturlar. </text:p>
      <text:p text:style-name="P10">Bu ilim ve bu büyük sır kavrandığı takdirde insanların bilinçleri keskin bir netliğe kavuşacak, üzerlerindeki manevi pus ortadan kalkacaktır. Anlayan herkes Allah'a gönülden teslim olacak, Allah'ı çok sevecek ve O'ndan çok korkacaktır. Bununla birlikte insanların üzerindeki kibir, kendini beğenmişlik hislerinin yerini tevazu ve mahcubiyet alacaktır. Allah'ın insanlardan istediği de budur. Bu çarpıcı gerçeği anlayanlar yeni bir bakış açısı kazanacak, yepyeni bir hayata başlayacaklardır. <text:soft-page-break/>Böylece Allah'ın kudretini gereği gibi takdir edecekler ve "Onlar, Allah'ın kadrini hakkıyla takdir edemediler. Oysa kıyamet günü yer, bütünüyle O'nun avucundadır; gökler de sağ eliyle dürülüp-bükülmüştür. O, şirk koştuklarından münezzeh ve yücedir." (Zümer Suresi, 67) ayetinde söz edilen kişilerden olmaktan uzaklaşacaklardır.</text:p>
      <text:p text:style-name="P10"/>
      <text:p text:style-name="P10">Maddenin Gerçeğini Bilmek Dünya Hırsını Ortadan Kaldırır</text:p>
      <text:p text:style-name="P10">Buraya kadar anlattığımız konu, yaşamınız boyunca size anlatılmış en büyük gerçeklerden biridir. Çünkü tüm maddesel dünyanın gerçekte bir "gölge varlık" olduğunu ispatlayan bu konu, Allah'ın varlığının ve yaratışının kavranmasının, O'nun yegane mutlak varlık olduğunun anlaşılabilmesinin anahtarıdır. Aynı zamanda hem insanın ne kadar aciz olduğunun ilmi ve reddedilemez bir ispatıdır, hem de Allah'ın muhteşem sanatının bir tecellisidir. Bu nedenle de bu ilim insanları kesin olarak iman ettirmekte, iman etmemeyi imkansız hale getirmektedir. Bazı insanların bu gerçekten kaçmalarının ana sebebi de budur.</text:p>
      <text:p text:style-name="P10">Burada anlatılanlar, tıpkı bir fizik kanunu veya bir kimya formülü kadar kesin gerçeklerdir. İnsanlar yeri geldiğinde en zor matematik problemlerini bile çözebilmekte, anlaşılması çok zor görülen pek çok konuyu kavrayabilmektedirler. Ama aynı kişilere, insanların hayatları boyunca zihinlerinde oluşan görüntülerle muhatap oldukları, maddenin aslıyla hiçbir şekilde muhatap olamayacakları anlatıldığında, bunu bir türlü anlamaya yanaşmamaktadırlar. Bu, son derece "abartılı" bir anlayışsızlık durumudur. Çünkü burada anlatılan konunun kavranması, tıpkı bir insanın, "iki çarpı iki kaç eder?", "kaç yaşındasın?" gibi sorulara vereceği cevaplar kadar kolaydır. Dünyayı nerede gördüğünü hangi bilim adamına, hangi nöroloji profesörüne sorsanız size "tabii ki beynimde" diye cevap verecektir. Hatta, bu gerçeği lise biyoloji 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ın gözünden bu kadar büyük bir titizlikle saklanması büyük bir olaydır aslında. </text:p>
      <text:p text:style-name="P10">İnsanların, bütün bilimsel gerçekleri kolaylıkla kabul edip, bu gerçekten bu kadar çok korkup kaçmalarının temel sebebi ise, maddenin gerçeğini öğrenmenin tüm insanların hayata bakış açılarını temelinden değiştirecek olmasıdır. Maddeyi ve kendilerini mutlak varlık olarak kabul edenler ve tüm hayatlarını buna bağlı olarak kuranlar, bir anda kendilerinin, eşlerinin, çocuklarının, sahip oldukları tüm servetin sadece zihinlerindeki yansımasıyla muhatap olduklarını anlayacaklardır. İşte insanların bu gerçekten bu kadar korkmalarının, anladıkları halde anlamazlıktan gelmelerinin, bir ilkokul çocuğunun dahi kolaylıkla kavrayabileceği bir gerçeği son derece anlamsız itirazlarla yok etmeye çalışmalarının ardında yatan neden, bu dünya hırslarını kaybetme korkusudur. </text:p>
      <text:p text:style-name="P10">Mallara, oğullara, dünyanın geçici süslerine hırsla bağlı olan biri için bu gerçekten de büyük bir korku sebebidir. Çünkü bu gerçeği anladığında, daha ölmeden ölmüş, malını ve canını teslim etmiş olacaktır. Allah "Eğer sizden onları(n tümünü) isteyip sizi çıplak bırakacak olursa, cimrilik edersiniz ve sizin kinlerinizi de ortaya çıkarmış olur." (Muhammed Suresi, 37) ayetiyle, insanlardan tüm mallarını istediğinde <text:soft-page-break/>onların nasıl direneceklerini ve cimrilik edeceklerini bildirmektedir. Bir insan maddenin gerçeğini öğrendiğinde ise, zaten malının, canının Allah'a ait olduğunu, verecek veya vermemekte direnecek bir şeyi olmadığını anlayacak, ölmeden önce herşeyiyle Allah'a teslim olacaktır. Samimi iman edenler için bu bir güzellik, şeref ve Allah'a yakınlığa bir vesiledir. İmansız veya zayıf imanlı insanlar ise, bu güzelliği fark edemedikleri için bu gerçeği büyük bir ısrarla reddederler. </text:p>
      <text:p text:style-name="P10">Beyinde Bir Görüntü Olan Fabrika, Yat ve Arsaların, Kendilerini Boşa Üzen Sahipleri</text:p>
      <text:p text:style-name="P10">Bu bölümde, hayatı boyunca zengin olmanın hırsını yaşamış, genç yaşından itibaren gece gündüz çalışmış, "herşeyi alnımın teriyle kazandım" diyen bir fabrika sahibinin içinde bulunduğu gafil durumdan örnekler vererek çok önemli bir gerçeği anlatacağız. </text:p>
      <text:p text:style-name="P10">Burada söz edeceğimiz kişi orta yaşlarını geçmiş, iyi okullarda okuttuğu kız ve erkek çocukları olan, birkaç araba, yat, birçok ev ve arsanın sahibidir. Bu adam, dünya hayatında –kendince- övünebileceği herşeye sahiptir. Yine kendi düşüncesine göre, dünya hayatında bir insanın amaç edinebileceği herşeyi elde etmiştir. Maddi zenginliği ile birlikte büyük bir itibar görür. Sabahları kendisine hizmet eden hizmetçilerinden arabasının kapısını açarak önünde eğilen şoförüne, şirket binasına girerken kendisini saygıyla selamlayan güvenlik görevlilerinden şirketten içeri girdiği andan odasına gidene kadar "hazırola geçen" şirket çalışanlarına kadar kendisini tanıyan herkesin gözünde büyük bir itibar, mevki ve makam sahibidir. Çok yüksek mevkilerde ve önemli yerlerde çok yakın dostları ve çevresi vardır. Her gün toplantıdan toplantıya koşar, birçok derneğin ve kuruluşun üyesi ve hatta başkanıdır. Bir gün içinde yüzlerce kişiye emir verir. Bankasında ve özel kasasında sayamayacağı kadar çok parası, hisse senedi, tahvili bulunur. Ara sıra bunları sayarak, daha da çok tatmin bulur, gururlanır, övünür. Özellikle herşeyi tek başına, çalışarak elde ediyor olması, bütün hayatını adamış olduğu kazançlara ulaşmış olması ona büyük bir tatmin ve güven duygusu verir. </text:p>
      <text:p text:style-name="P10">Bir gün, arkadaşlarıyla bir yat gezisindeyken, bir kişi yanına gelir ve ona şunları söyler: "Şu anda burada gördüğün bütün insanlar, bu yat, deniz, fabrikaların, evlerin, emrinde çalışan insanlar... Bunların hepsinin sadece beyninde meydana gelen görüntüleriyle muhatapsın. Bunların asıllarını hiçbir zaman bilemezsin. Beynine giden sinirler kesilse, bu yat, yattaki insanlar, onların sesleri, konuşmaları, denizin kokusu, içtiğin meyve suyunun tadı, kısacası herşey bir anda yok olur. Bunların hepsi ve senin dünya hayatın boyunca sahip olduğun herşey, zihninde meydana gelir. Evlerinin, arabalarının, yatının, fabrikanın, şirketinin rüyanda sahip olduğun mallardan hiçbir farkı yoktur. Tıpkı, gece rüyanda özel uçağınla Avrupa'ya gittiğini görmen, ancak sabah uyandığında ne bir uçağının olup ne de Avrupa'da bulunup, kendini yatağında bulman gibi. Peki, bu hayatım dediğin uykundan da bir gün uyanıp, kendini bambaşka bir yerde, bu hayatına dair görüntüleri izlerken bulmayacağından nasıl emin olabilirsin?" </text:p>
      <text:p text:style-name="P10">Bu zengin adam, kendisine anlatılanlara şiddetle karşı çıkacaktır. Kendisine bu gerçeğin bilimsel delilleri bütün açıklığı ile anlatılsa ve kendisi de bunu anlasa dahi, gerçeği kabullenmekten kaçacaktır. Çünkü, kendi aklına göre, sahip olduğu herşeyin rüya gibi bir hayal olduğunu kabul etmesi, bütün hayatı boyunca bir <text:soft-page-break/>hayalin peşinden gittiğini kabul etmesi demek olacaktır. O zaman, bu insanın övündüğü, böbürlendiği, kibir yaptığı herşey bir hayaldir. Bu, bir insanın rüyasında zengin olup, bu hayali zenginliği ile insanlara hava atması kadar insanı küçük ve akılsız duruma düşürecek bir durumdur. O zaman bu insan, artık şirketine girdiğinde, gördüğü saygı ve itibardan dolayı büyüklüğe kapılamaz. Çünkü kendisine saygı gösterenlerin, önünde eğilenlerin hepsi zihninde meydana gelen kopya varlıklardır. Veya kendisine bunlar anlatılırken içinde bulunduğu yatı ile misafirlerine kendi deyimiyle "hava atamayacak"tır. Çünkü yat da yattaki misafirleri de beyninde meydana gelen hayallerdir. </text:p>
      <text:p text:style-name="P10">Kendisine maddenin bir hayal olduğu, maddi bir varlığın aslı ile hiçbir zaman hiçbir şekilde muhatap olamayacağı anlatılırken, aklına bir gün önce satın aldığı çiftliği gelir. Öyle ise, satıcıya tek tek sayarak verdiği para, satışı yapan kişi, satın aldığı çiftlik, o çiftlikteki tüm mal varlığı, bunu satın alarak gösteriş yaptığı çevresi, hepsi zihnindedir. Nasıl bir gece önce rüyasında önemli bir ihaleyi kazandığını ve bundan dolayı büyük bir kazanç elde ettiğini gördüyse ve uyandığında bunlardan elinde hiçbir şey kalmadıysa, bu gerçek zannettikleri de bir rüya gibidir. </text:p>
      <text:p text:style-name="P10">Öyle ise şu anda o yatının içinde değildir. Yatı onun içinde, beyninde meydana gelen bir görüntüdür. Son model mobilyalarla döşediği evine girdiğini sandığında, gerçekte beyninin içindeki büyük bahçe kapısını açar ve beyninin içindeki eve girer. Ev de, mobilyalar da, bahçe de, bahçe kapısı da zihnindedir. </text:p>
      <text:p text:style-name="P10">Kendisine anlatılanların son derece açık gerçekler olduğunun farkında olan bu insan, bir anda elindeki herşeyin aslında bir gölge varlık olduğunun farkına varır. Tüm bunlar, kendisini yaratan Allah'ın ona gösterdiği görüntülerdir. Allah, onu denemek için ona tüm bunlara sahip olduğunu zannedeceği bir görüntü, bir yaşam yaratmıştır. O da kendisine bunları verenin, bu görüntülerle nimetlendirip zengin edenin Allah olduğunu unutup, bunlarla şımarmış, böbürlenmiş, insanlara "hava atıp" onları küçük, kendini ise üstün görmüştür. O zaman, hayatı boyunca bir hayal için, rüya gibi bir alem için boş yere hırs yapmıştır. Ama bir gün, bu hayallere kendini kaptırdığı, onlarla oyalanıp durduğu bir günde, bunların hiçbirinin mutlak varlığı olmadığını, sadece Allah'ın var olduğunu anlamıştır. </text:p>
      <text:p text:style-name="P10">Dünya hayatı boyunca bu gerçeği kabullenmekten kaçanlara, görmezlikten gelenlere Allah bir ayetinde şöyle dikkat çekmiştir:</text:p>
      <text:p text:style-name="P10">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10">Ayette görüldüğü gibi Allah, inkar edenlerin yaptıkları işleri bir seraba, hayale benzetmektedir. Ve o insanlar bu hayallere bağlanıp onlardan medet umduklarında, bunların gerçek olmadığını, tek gerçek ve mutlak olanın Allah olduğunu anlamaktadırlar. İnsanların bu gerçekten bu kadar korkmalarının ve kabullenmek istememelerinin ardında yatan en önemli nedenlerden biri, işte bu örnekte anlatılan kişi gibi ellerindeki tüm varlıklarının, itibarlarının, zenginliklerinin bir anda gideceğini anlamalarıdır. Burada bir noktaya dikkatinizi çekmek istiyoruz: Bu anlatılanlarda, "insanın sahip olduğu herşey ölümü ile birlikte arkasında kalacak ve ona hiçbir şey sağlamayacak" denmemektedir. Burada "insanın sahip olduğu <text:soft-page-break/>herşey bir hayaldir" denilmektedir. Tüm hayatı boyunca gösterdiği hırsın, kendisini üzerek, sıkıntıya sokarak, insanları kırıp onları ezmeye çalışarak elde ettiklerinin bir hayal olduğunu gördüğünde boş bir aldanış içinde olduğunu anlamaktadır. Gafil insanların bu aldanış içinde yaşadıkları Kuran'da birçok ayette insanlara bildirilmektedir. Örneğin Allah bir ayetinde insanların mala düşkünlüklerini ve sahiplenme hırslarını şöyle bildirmektedir:</text:p>
      <text:p text:style-name="P10">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0">Bir başka ayette ise Allah dünya hayatının bir oyun, oyalanma ve aldanış olduğunu şöyle haber vermektedir:</text:p>
      <text:p text:style-name="P10">Bilin ki, dünya hayatı ancak bir oyun, 'tutkulu bir oyalama', bir süs, kendi aranızda bir övünme, mal ve çocuklarda bir 'çoğalma-tutkusu'dur. Bir yağmur örneği gibi; onun bitirdiği ekin ekici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10">İnsanlar, dünya hayatında sahip olduklarını sandıkları bu görüntülerin gerçekte bir hayal olduğunu anladıklarında, boşa üzülüp hırslandıklarını, boşa vakit geçirip oyalandıklarını, anlamaktadırlar. Sahip oldukları için hırslanan, onlar için insanlara kızıp bağıran, sinirlenenler, masaları yumruklayanlar, maddenin aslı ile hiçbir şekilde muhatap olamadıklarını anladıklarında, rüyasında insanlara saldıran, kızan, bağırıp çağıran insan konumuna gelecekleri için bundan çok utanmakta ve şiddetle pişman olmaktadırlar. Asıl olanın kendilerine bu görüntüleri gösteren Allah'ın razı olacağı şekilde davranmak olduğunu hemen anlamaktadırlar. Bu gerçeği kavrayanlar yani müminler ise şöyle demektedirler:</text:p>
      <text:p text:style-name="P10">De ki: "Şüphesiz benim namazım, ibadetlerim, hayatım ve ölümüm alemlerin Rabbi olan Allah'ındır." (En'am Suresi, 162) </text:p>
      <text:p text:style-name="P10">Şu önemli noktayı hiç unutmamak gerekir: Bu gerçeği hayatının herhangi bir anında kavrayan bir insan hiçbir zaman geç kalmış sayılmaz. Çünkü hemen hayata bakış açısını ve tüm yaşantısını bu gerçeğe göre düzenleyip, artık hayaller için değil, tek mutlak varlık olan Rabbimiz için yaşamaya başlayabilir. Allah, her zaman kulları için affedici olandır. </text:p>
      <text:p text:style-name="P10">Bu gerçeği görmezden gelerek, kendilerince kurnazlık yapıp, tek mutlak varlığın Allah olduğunu kabullenmeyenler ise, kendi kendilerini büyük bir tuzağın içine düşürmüş olurlar. Allah onların bu durumunu şöyle haber verir:</text:p>
      <text:p text:style-name="P10">... Onların onda (dünyada) bütün işledikleri boşa çıkmıştır ve yapmakta oldukları şeyler de geçersiz olmuştur. (Hud Suresi, 16)</text:p>
      <text:p text:style-name="P10">İnsan bu gerçeği şu an kabul etmek istemese ve tüm sahip olduklarını mutlak varlıklar olarak kabul ederek kendini aldatsa bile, sonuçta ölümünün ardından yeniden diriltildiğinde, yani ahirette herşey çok net ortaya çıkacaktır. O gün, ayette bildirildiği gibi insanın "görüş gücü keskinleşecek" (Kaf Suresi, 22) ve herşeyi çok daha açık fark edecektir. Ama eğer dünyadaki yaşamını hayali amaçlar peşinde koşarak harcamışsa, orada hiç yaşamamış olmayı dileyecektir. "Keşke o <text:soft-page-break/>(ölüm herşeyi) kesip bitirseydi. Malım bana hiçbir yarar sağlayamadı. Güç ve kudretim yok olup gitti" (Hakka Suresi, 27-29) diyerek helak olacaktır. </text:p>
      <text:p text:style-name="P10"/>
      <text:p text:style-name="P10">Maddenin Gerçeğini Görenlerin Kaybolan Kibri</text:p>
      <text:p text:style-name="P10">Bu açık gerçeği fark eden bazı kimselerin –kendi ifadeleriyle- "keyifleri kaçmakta"dır. Fabrikalarının, evlerinin, arabalarının, mallarının, oğullarının, eşlerinin, yakınlarının, makamlarının sadece beyinlerindeki kopyalarıyla muhatap olduklarını anladıklarında, Allah karşısındaki acizlikleri ve güçsüzlükleri de açıkça ispat edilmiş olmaktadır. Hem kendileri, hem sahip oldukları şeyler hatta tüm evren bir hayal olmakta, kendileri de bir "hiç" olduklarını anlamaktadırlar. Geriye sadece "ben" dedikleri ruhları kalmaktadır. Bu ruhu da onlara veren Allah olduğu için, bu kişi önceden imansız dahi olsa kesin olarak Allah'a iman etmekte ve O'na teslim olmaktadır.</text:p>
      <text:p text:style-name="P10">İnsan, bu gerçekleri kavradığında, gurur, kibir, kendini beğenmişlik hislerinin yerini tevazu ve aczini çok iyi anlama hissi almaktadır. Böyle bir insana dünyanın bütün zenginliği, en önemli mevkisi de verilse bu insan şımarmayacak, kibirlenip zalimleşemeyecektir. Hiçbir zaman, Allah'ın kendisine gösterdiği görüntüleri izlediğini unutmayacak ve kendini hayallere kaptırmayacaktır. Bu olağanüstü gerçek, hırs, büyüklük, azametin yanı sıra, kin, nefret, öfke gibi olumsuz duyguları da kaldıracaktır. Herşeyin bir hayal olduğunu bilen insanlar, hayaller için birbirleri ile kıyasıya bir rekabet içinde olmayacak, birbirlerine bu yüzden düşmanlık ve kin beslemeyeceklerdir. Herkesin kendini sadece Allah'a teslim ettiği bir ortamda tevazu, teslimiyet, şefkat, hürmet, sevgi ve samimiyet oluşacaktır. </text:p>
      <text:p text:style-name="P10">Bu nedenle insanların bu gerçeği anlamazlıktan gelmeleri, bu gerçekten ürküp kaçmaları çok mantıksızdır. İmansız bir insanı bu gerçekler ürkütebilir. Çünkü bu gerçekleri kabul ettiğinde Allah'ın varlığını da kabul edecektir. Ancak imanlı insanların, maddenin, zihinde Allah'ın yaşattığı bir kopya görüntü olduğu, tek mutlak varlığın ise Allah olduğu gerçeğine büyük bir sevinç ve coşku ile sarılmaları gerekmektedir. İmanlı bir insanın, Allah'ın bu muhteşem sanatından korkup bunu anlamazlıktan gelmesi akılsızca bir tavır olur. Çünkü gerçek apaçık ortada iken, akla getirmeyerek, düşünmeyerek, gölge görüntünün netliğine ve üç boyutlu oluşuna aldanmaya devam etmek anlamsızdır. Mümin, gerçeklerden korkmaz, gerçeğin güzelliğini ve derinliğini, Allah'ın kusursuz sanatının bu sistem içinde nasıl daha da mucizevi hale geldiğini düşünür. </text:p>
      <text:p text:style-name="P10"/>
      <text:p text:style-name="P10">Bu Gerçek Dünyaya Hırsla Bağlananları Korkutmaktadır</text:p>
      <text:p text:style-name="P10">Yaptığı işten dolayı ödül alan bir adam, beynindeki ödülü alır. Ödülünü alırken onu alkışlayarak kutlayan insanlar, aslında beyninde oluşan insan görüntüleridir. </text:p>
      <text:p text:style-name="P10">İnsan, beynindeki küçük ekranda oluşan bu ödül törenini izlerken, salondaki insanların, ödülün ve salonun asılları ile beyninin dışında muhatap olamaz. Çünkü kafatasının dışına çıkamaz. Bu, bir insanın kendisine verilen ödülü video kasetten seyretmesi gibidir. </text:p>
      <text:p text:style-name="P10">İşte insanların, bu gerçekten büyük bir dehşetle kaçmalarının nedeni budur. Dünya hayatına hırsla bağlananlar, mevki ve makamlarının, kazandıkları ödüllerin, banka hesaplarının, yatlarının, gayri menkullerinin, kendilerini öven, takdir eden <text:soft-page-break/>insanların, beyinlerindeki birer görüntü olduğunu anladıklarında müthiş bir öfkeye kapılmaktadırlar. Bu şekilde, elde ettikleri itibar, şöhret ve malların hırsla bağlanmaya değmeyeceğini fark etmekte, tüm kibirleriyle bu gerçekten kaçmaktadırlar. Ancak gerçekten ne kadar kaçarlarsa kaçsınlar, yine de tüm hayatlarını kafataslarının içinde geçirdikleri gerçeğini değiştiremezler.</text:p>
      <text:p text:style-name="P11"><text:s/></text:p>
      <text:p text:style-name="P10">Sıkıntı ve Zorluklar da Rüyada Görülen Hayaller Gibidir </text:p>
      <text:p text:style-name="P10">Bazı insanlar, sadece belli konuların beyinlerinde meydana gelen görüntüler olduğunu düşünüp, bazı olaylar karşısında ise bu gerçeği unutma eğilimindedirler. Oysa olayın ne olduğu gözetilmeksizin, insanın hayatının her anında beynindeki kopya görüntüleri yaşar. Örneğin, iflas eden bir iş adamı, gerçekte beynindeki iş yeri görüntüsünde, yine beyninde oluşan insan görüntüleri ile muhatap olur. Ticaretini yaptığı eşyanın, bu eşya karşılığında aldığı paranın tamamı zihninde meydana gelen algılardır. Bu insan bütün parasını kaybettiğinde aslında para görüntüsünü kaybeder. İş yerine ve tüm eşyalarına haciz konan bir insan, beyninde oluşan eşya ve iş yeri görüntülerini kaybetmiştir. Veya arabası çalınan bir insan da yine zihninde izlediği araba hayalini kaybetmiştir. Hayatı boyunca tek bir an bile aslı ile muhatap olamadığı ama buna rağmen sahiplendiği bir görüntüyü artık görememektedir. <text:s/></text:p>
      <text:p text:style-name="P10">Sadece bunlar da değil, hayatı boyunca yaşadığı tüm zorluklar insanın beyninde oluşur. Örneğin, iç karışıklıkların hakim olduğu bir ülkede, her an ölüm tehlikesi altında yaşayan, düşman askerlerinin saldırıları ile her an karşı karşıya gelen bir insan, aslında beyninde oluşan düşman askerleri görüntüsü ile karşı karşıyadır. Bir saldırı sırasında yara alan, kolunu kaybeden bir insan da beynindeki kol görüntüsünü kaybeder, tüm acı hissi beyninde bir algı olarak oluşur. Düşmanlarının tehdit dolu anlatımları, kinli ve saldırgan sözleri beyninde oluşan seslerden ibarettir. </text:p>
      <text:p text:style-name="P10">Sonuç olarak, zorluklar, sıkıntılar, korku meydana getiren olaylar da insanın beyninde meydana gelen hayallerdir. Gördüğü görüntülerin gerçek yönünü bilen bir insan, içinde bulunduğu zorluktan dolayı sıkıntı duymaz, bunlardan şikayet etmez. Veya en saldırgan ve tehlikeli düşmanın karşısında dahi, beynindeki hayallerle karşı karşıya olduğunu bilerek korku ve ümitsizliğe kapılmaz. Her birinin Allah'ın oluşturduğu görüntüler olduğunu ve Allah'ın bunları hikmetle yarattığını bilir. Her ne ile karşılaşırsa karşılaşsın, Rabbimize olan teslimiyet ve güvenin verdiği bir huzur içinde olur. Nitekim Allah birçok ayetinde inananlar için korku ve hüzün olmayacağını bildirmiştir:</text:p>
      <text:p text:style-name="P10">Şüphesiz: "Bizim Rabbimiz Allah'tır" deyip sonra doğru bir istikamet tutturanlar (yok mu); artık onlar için korku yoktur ve onlar mahzun olmayacaklardır. (Ahkaf Suresi, 13)</text:p>
      <text:p text:style-name="P10">Hayatı boyunca gördüğü tüm olayları, duyduğu tüm seslerin Allah'ın beyninde yarattığı görüntüleriyle muhatap olduğunu bilen bir insan, korkmak, boş yere sıkılıp üzülmek, paniğe kapılmak yerine, bu görüntülerin ve kendisinin Yaratıcısı olan, sonsuz merhametli ve şefkatli olan Allah'a tevekkül eder. </text:p>
      <text:p text:style-name="P10"/>
      <text:p text:style-name="P10">Maddenin Gerçeği Gizlenmediğinde Oluşacak Ortam</text:p>
      <text:p text:style-name="P10"><text:soft-page-break/>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10">Dünyaya önem vermeyen, maddenin hayal olduğunu anlayan insanlar için önem verilmesi gereken şey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ve aczini çok iyi anlama hissi alacaktır. Dolayısıyla insanlar Kuran'da bahsedilen bütün güzel ahlak örneklerini severek ve isteyerek yaşayacaklardır. Bu sayılan değişimler ise günümüz toplumlarının pek çok sorununu doğal olarak ortadan kaldıracaktır. </text:p>
      <text:p text:style-name="P10">Küçük çıkarları için bile sinirlenen, öfkelenen, saldırganlaşan insanların yerini, her gördüğünün hayaliyle muhatap olduğunu bilen, bu nedenle öfke, kızgınlık, bağırıp çağırma gibi tepkilerin kendisini küçük düşüreceğini bile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kavuşmak isteyen kişilerin yapması gereken şey ise bu büyük gerçeği iyice düşünmek ve anlamaya gayret etmektir. Allah bir ayetinde şöyle bildirmiştir:</text:p>
      <text:p text:style-name="P10">Gerçek şu ki size Rabbinizden basiretler gelmiştir. Kim basiretle-görürse kendi lehine, kim de kör olursa (görmek istemezse) kendi aleyhinedir... (En'am Suresi, 104)</text:p>
      <text:p text:style-name="P10"/>
      <text:p text:style-name="P10">Maddenin Gerçeğinin Bilinmesi Materyalizmin Sonudur</text:p>
      <text:p text:style-name="P10">Hayatımız boyunca maddenin aslıyla muhatap olmadığımız gerçeğinden en çok korku ve endişe duyanlar, elbette ki materyalist felsefenin bağlılarıdır. Bunun nedenini daha iyi görmek için materyalizmin genel bir tanımına bakmak yeterli olacaktır. Örneğin materyalistlerin kendi kaynaklarında materyalizmin sapkın felsefesi şöyle tarif edilir: </text:p>
      <text:p text:style-name="P10">Materyalizm, dünyanın ezeli ve ebediliğini (öncesiz ve sonrasızlığını), Tanrı tarafından yaratılmış olmadığını ve de zaman ve mekanda sonsuzluğunu kabul eder.38</text:p>
      <text:p text:style-name="P10">Meydan Larousse Ansiklopedisinin 8. cildinde ise maddeci felsefe şöyle tarif edilir: </text:p>
      <text:p text:style-name="P10">Maddecilik, 'madde'den başka bir cevherin varlığını kabul etmeyen öğretidir. <text:soft-page-break/>Bütün gerçekliklerin cevherini ve özünü ruhun meydana getirdiğini söyleyen 'ruhçuluk'un karşıtıdır...</text:p>
      <text:p text:style-name="P10">Bu kısa tanımlarda da görüldüğü gibi, materyalist felsefe maddeyi tek mutlak varlık olarak kabul eder ve madde dışında hiçbir varlığı veya kavramı kabul etmez. Örneğin, maddeci felsefe ruhun varlığını kabul etmez, insan bilincini beynin faaliyetlerinin bir ürünü olarak görür. (Materyalistlerin bu iddialarının geçersizliğine "Materyalizmin En Büyük Çıkmazlarından Biri: İnsan Bilinci" başlıklı bölümde yer verilmiştir). Bu kitap boyunca anlatılanların en önemli ve tarihi yönü ise, materyalist felsefeyi tamamen geçersiz kılmasıdır. Çünkü, bugün artık açıkça bilinmektedir ki, madde dediğimiz şeylerin sadece zihnimizdeki hallerini bilebiliriz.. Ve zihnimiz dışındaki maddenin nasıl olduğunu göstermemiz imkansızdır. Çünkü zihnimizin dışına çıkıp madde dediğimiz şeyin aslı ile muhatap olmamız mümkün değildir. İki cümle ile özetlenen bu gerçeği kabul ettikten sonra, artık ortada ne madde, ne maddecilik, yani materyalizm kalmamaktadırDış dünyadaki maddesel varlıklara hiçbir zaman ulaşamayacağımıza göre, hiçbir zaman görmeyeceğimiz maddeler üzerine felsefe yapmanın, bunlar üzerine bir hayat görüşü bina etmenin mantıksızlığı ve gereksizliği de açıkça ortadadır. </text:p>
      <text:p text:style-name="P10">İşte materyalist felsefenin bağlılarının, maddenin ardındaki bu önemli sırrın açıklanmasından son derece rahatsız olmalarının, bu sır çok açık olmasına rağmen onu anlamazlıktan gelmelerinin temel nedeni, bu konunun felsefelerinin sonunu getirdiğini anlamalarıdır. Tarih boyunca tüm materyalistler maddenin gerçeğinin açıklanmasından, hatta materyalizm taraftarlarının bu gerçeği anlatan kitapları okumalarından büyük rahatsızlık duymuşlar ve bunu dile getirmişlerdir. Örneğin Rusya'daki kanlı komünist devrimin liderlerinden biri olan Vladimir I. Lenin, neredeyse bir asır önce yazdığı Materyalizm ve Ampiryokritisizm isimli kitabında taraftarlarını bu gerçeğe karşı şöyle uyarmaktadır: </text:p>
      <text:p text:style-name="P10">Duyularımızla algıladığımız nesnel gerçekliği bir kere yadsıdın mı, kuşkuculuğa (agnostisizm) ve öznelciliğe (subjektivizme) kayacağından, fideizme (dini inanca) karşı kullanacağın tüm silahları yitirirsin; bu da fideizmin istediği şeydir. Parmağını kaptırdın mı, önce kolun sonra tüm benliğin gider.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39</text:p>
      <text:p text:style-name="P10">Bu satırlar, Lenin'in büyük bir korkuyla fark ettiği ve hem kendi kafasından hem de "yoldaş"larının kafalarından silmek istediği gerçeğin, materyalistleri ne kadar tedirgin ettiğini göstermektedir. Ancak günümüz materyalistleri Lenin'den daha da büyük bir tedirginlik içindedirler; çünkü bu gerçek bundan 100 yıl öncesine göre çok daha açık, kesin ve güçlü bir biçimde ortaya konmaktadır. </text:p>
      <text:p text:style-name="P10">Geçmişte bir felsefe veya bir yorum olarak düşünülen bu konu, tüm dünya tarihinde ilk kez bu kadar karşı konulamaz bir biçimde ve bilimsel bulgulara dayanılarak anlatılmaktadır. Bilim yazarı Lincoln Barnett, bu konunun sadece "sezilmesinin" bile materyalist bilim adamlarını korku ve endişeye sürüklediğini şöyle belirtmektedir:</text:p>
      <text:p text:style-name="P10">Filozoflar tüm nesnel gerçekleri algıların bir gölge dünyası haline getirirken, bilim <text:soft-page-break/>adamları insan duyularının sınırlarını korku ve endişe ile sezdiler.40</text:p>
      <text:p text:style-name="P10">Ülkemizde ve tüm dünyada, bu konu ile karşı karşıya gelen her materyalistte bu "korku ve endişe" çok güçlü olarak görülmektedir. Örneğin ülkemizde, felsefelerinin sözde temeli olan evrim teorisinin bilimsel yönden çökertilmesiyle zaten ciddi bir şok yaşamakta olan materyalistler, şimdi de Darwinizm'den çok daha önemli bir dayanaklarını, bizzat maddenin kendisini kaybettiklerini anlamaya başlamışlardır. Bu nedenle, konunun önemine dikkat çekip, bu konunun kendileri açısından "en büyük tehlike" olduğundan, kendi "kültürel dokularını tamamen yıktığından" söz etmektedirler. </text:p>
      <text:p text:style-name="P10">Aslında bu, Allah'ın Kuran'da inananlara bildirdiği bir vaadinin de tecellisidir. Hakkın ortaya çıktığı yerde batıl olan fikirler yok olmaya mahkumdur:</text:p>
      <text:p text:style-name="P10">De ki: "Hak geldi, batıl yok oldu. Hiç şüphesiz batıl yok olucudur." (İsra Suresi, 81)</text:p>
      <text:p text:style-name="P10">Hayır, Biz hakkı batılın üstüne fırlatırız, o da onun beynini darmadağın eder. Bir de bakarsın ki, o, yok olup gitmiştir. (Allah'a karşı) Nitelendiregeldiklerinizden dolayı eyvahlar size. (Enbiya Suresi, 18)</text:p>
      <text:p text:style-name="P10">Materyalizm, insanlık tarihi boyunca var olmuş ve bu felsefenin savunucuları, maddeyi kendilerine sözde delil alarak, kendilerini yoktan var eden, bir hiç iken kendilerine can veren içinde yaşayabilecekleri bir evren yaratan Allah'a başkaldırmışlardır. "Madde var ise, Allah bu maddenin neresinde olabilir?" gibi yüzeysel ve cahilce mantıklarla Allah'ın varlığını inkar eden ve insanların da inkar etmeleri için çaba harcayan bu kişiler, günümüzde en büyük dayanaklarının yıkıldığına şahit olmaktadırlar. Çünkü burada anlatılan gerçek, felsefelerini temelden yıkıp atmakta, üzerinde tartışmaya dahi imkan bırakmamaktadır. Tüm düşüncelerini, hayatlarını, kibirlerini ve inkarlarını üzerine bina ettikleri madde, ellerinden bir çırpıda uçup gitmiştir. </text:p>
      <text:p text:style-name="P10">Materyalistler, tarih boyunca birbirlerine inkarı ve inkarın metotlarını miras bırakmışlardır. Örneğin Lenin'in yukarıdaki sözlerini bugün birçok materyalist kullanmakta ve taraftarlarına bu gerçeği dinlememelerini, okumamalarını tavsiye etmektedirler. Ancak bilimin, maddenin mahiyeti ile ilgili bu gerçeği açıkça ortaya çıkarması ve internet gibi teknolojik imkanlarla tüm dünyaya bilginin ulaştırılmasının son derece kolay ve hızlı olması, onların bu çabalarını boşa çıkarmaktadır. Çünkü insanlar büyük bir hızla bu gerçeği okumakta, öğrenmekte ve kavramaktadır. Yakın bir geçmişe kadar materyalizmi en geçerli dünya görüşü olarak kabul edenler, bugün büyük bir hayret ve şaşkınlıkla dünya hayatının ve maddenin gerçek yönünü öğrenmektedirler. İşte bu, Allah'ın inkarcılara kurduğu muhteşem bir tuzaktır. İnkarcılar nasıl tarih boyunca sadece Allah'ı inkar etmek için sapkınca maddeyi ilah edinerek kendi düşük akıllarınca dine karşı tuzak kurduklarını sandılarsa, Allah karşılığında onların sahte ilahlarını ellerinden alacak bir ortam yaratmış ve onların tuzaklarını başlarına geçirmiştir. Allah, tarih boyunca inkarcıların tuzaklarına verdiği bu karşılığı şöyle bildirir:</text:p>
      <text:p text:style-name="P10">... Onlar bu tuzağı tasarlıyorlarken, Allah da bir düzen (bir karşılık) kuruyordu. Allah, düzen kurucuların hayırlısıdır. (Enfal Suresi, 30) </text:p>
      <text:p text:style-name="P10">Allah, insanlara maddenin aslı ile muhatap oldukları hissini vererek, materyalistleri tuzağa düşürmüş ve onları, tarihte benzeri görülmemiş şekilde küçültmüştür. Mallarını, mülklerini, mevkilerini, ünvanlarını, içinde bulundukları toplumu, tüm <text:soft-page-break/>dünyayı ve aslında birer hayalden ibaret olan herşeyi mutlak varlık sanmışlar, üstelik bunlara güvenerek Allah'a karşı büyüklenmişlerdir. Kendi akıllarınca böbürlenerek Allah'a isyan etmiş ve inkarda ileri gi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10">Yoksa hileli-bir düzen mi kurmak istiyorlar? Fakat (asıl) o inkar edenler hileli-düzene düşecek olanlardır. (Tur Suresi, 42)</text:p>
      <text:p text:style-name="P10">Materyalistler, tarihin en büyük yenilgisine adım adım yaklaşırken, bunun farkına da varamamışlardır. Örneğin, tüm görüntülerin beyinde algılandığını keşfederken, bunun kendi inançlarını temelinden çökerteceğini hesaplayamamışlardır. Materyalist bir bilim adamı, yaptığı araştırmalar sonucunda, tüm gördüğü şeylerin gerçekte sandığı gibi olmadığını, aksine beyninde meydana gelen bir görüntülerle muhatap olduğunu ispatlayarak, materyalist inancına kendi elleriyle darbe vurmuştur. Allah, inkarcıların kendi kurdukları tuzağa kendilerinin şuursuzca düştüğünü bir ayette şöyle bildirir:</text:p>
      <text:p text:style-name="P10">Böylece Biz, her ülkenin önde gelenlerini -orada hileli- düzenler kursunlar diye- oranın suçlu günahkarları kıldık. Oysa onlar, hileli-düzeni ancak kendilerine kurarlar da bunun şuuruna varmazlar. (Enam Suresi, 123) </text:p>
      <text:p text:style-name="P10">Kuşkusuz bu gerçeğin farkına varmak materyalistler için olabilecek en dehşet verici olaydır. Çünkü sahip oldukları herşeyin sadece kopya görüntüleriyle muhatap oluyor olmaları, kendi tabirleri ile onlar için henüz dünyadayken, "ölmeden bir ölüm" hükmündedir.</text:p>
      <text:p text:style-name="P10">Bu gerçekle birlikte, bir Allah, bir de kendileri kalmıştır. Nitekim Allah, "Kendisini tek olarak (ve yapayalnız) yarattığım (şu adam)ı Bana bırak." (Müddessir Suresi, 11) ayetiyle, her insanın Kendi Katında aslında yapayalnız olduğu gerçeğine dikkat çekmiştir. Bu olağanüstü gerçek daha pek çok ayetle haber verilmiştir:</text:p>
      <text:p text:style-name="P10">Andolsun, sizi ilk defa yarattığımız gibi (bugün de) 'teker teker, yapayalnız ve yalın' (bir tarzda) Bize geldiniz ve size lütfettiklerimizi arkanızda bıraktınız... (En'am Suresi, 94)</text:p>
      <text:p text:style-name="P10">Ve onların hepsi, kıyamet günü O'na, 'yapayalnız, tek başlarına' geleceklerdir. (Meryem Suresi, 95)</text:p>
      <text:p text:style-name="P10">Allah bir başka ayetinde ise, ahiret gününde inkarcılara şöyle sesleneceğini bildirir:</text:p>
      <text:p text:style-name="P10">Onların tümünü toplayacağımız gün; sonra şirk koşanlara diyeceğiz ki: "Nerede (o bir şey) sanıp da ortak koştuklarınız?" (En'am Suresi, 22)</text:p>
      <text:p text:style-name="P10">Bunun ardından inkarcılar, dünyada var zannederek Allah'a şirk koştukları mallarının, evlatlarının, çevrelerinin kendilerinden uzaklaştığına ve tamamen yok olduklarına şahit olacaklardır. Allah bu gerçeği de, "Bak, kendilerine karşı nasıl yalan söylediler ve düzmekte oldukları da kendilerinden kaybolup-uzaklaştı." (En'am Suresi, 24) ayetiyle haber vermiştir. </text:p>
      <text:p text:style-name="P10">21. yüzyıl, bu gerçeğin tüm insanlar arasında yayılacağı, materyalizmin ise yeryüzünden silineceği tarihi bir dönüm noktasıdır. Bu gerçeği görebilen insanların, geçmişte neye inandıkları, neyi niçin savundukları hiç önemli değildir. Önemli olan, gerçeği gördükten sonra, buna direnmemek, ölümle birlikte zaten apaçık <text:soft-page-break/>anlaşılacak olan bu gerçeği geç olmadan anlamaktır. Unutmamak gerekir ki, gerçeklerden kaçılmaz.</text:p>
      <text:p text:style-name="P10"/>
      <text:p text:style-name="P10"/>
      <text:p text:style-name="P10"/>
      <text:p text:style-name="P10"/>
      <text:p text:style-name="P10">ZAMAN DA BİR ALGIDIR</text:p>
      <text:p text:style-name="P10"/>
      <text:p text:style-name="P10"/>
      <text:p text:style-name="P10">Kitabın buraya kadar olan bölümünde, mutlak bir varlık zannedilen maddenin aslına hiçbir zaman ulaşamayacağımız ve her insanın sadece beynindeki kopya görüntülerle muhatap olduğu açıklandı. Ve bu olağanüstü gerçeğin, tüm dünyada Allah sevgisi ve korkusunun artması, maneviyatın ve güzel ahlakın yayılması, materyalizmin çöküşü için ne kadar büyük bir öneme sahip olduğu belirtildi. </text:p>
      <text:p text:style-name="P10">Materyalistlerin, madde gibi ezeli ve mutlak sandıkları bir başka kavram ise, zamandır. Ancak, madde gibi zaman da bir algıdır ve ezeli değildir, yaratıldığı bir an vardır. Günümüzde, bilimsel delilleri ile ortaya konan bu gerçek, Kuran'da birçok ayet ile de bildirilmiştir. </text:p>
      <text:p text:style-name="P10"/>
      <text:p text:style-name="P10">Zaman, Bir Anı Diğer An ile Kıyasladığımızda Ortaya </text:p>
      <text:p text:style-name="P10">Çıkan Bir Kavramdır</text:p>
      <text:p text:style-name="P10">Zaman, tamamen bizim algılarımıza ve algılarımız arasında yaptığımız kıyasa dayalı bir kavramdır. Örneğin, siz şu anda bu kitabı okuyorsunuz. Varsayalım ki, kitabı okumadan önce mutfakta yemek yiyordunuz. İşte mutfakta yemek yediğiniz "an" ile "şu an" arasında bir süre olduğunu düşünür ve buna "zaman" dersiniz. Gerçekte ise, mutfakta yemek yediğiniz "an" sizin hafızanızdaki bir bilgidir. Ve siz içinde bulunduğunuz "şu an" ile, hafızanızdaki bilgi arasında bir kıyas yapar ve bunu "zaman" olarak nitelendirirsiniz. Bu kıyası yapmadığınız takdirde zaman kavramı da kalmayacak, insan için sadece içinde bulunduğu an mevcut olacaktır.</text:p>
      <text:p text:style-name="P10">Örneğin, bir insanın lise mezuniyet töreni hafızasındaki bir bilgidir. İnsan, o lise töreninden itibaren hafızasındaki diğer bilgileri de içinde yaşamakta olduğu an ile kıyaslayınca, zaman algısını elde eder ve hafızasındaki bilgiler doğrultusunda bu zamanın uzunluğunu veya kısalığını tayin eder. Oysa bu "uzunluk" ve "kısalık"da tamamen beyninde oluşan ve bu kıyastan kaynaklanan bir histir.</text:p>
      <text:p text:style-name="P10">Aynı şekilde bir kişi, yere düşen kalemi eğilip alan ve masanın üzerine bırakan birini gördüğünde kıyas yapar. Gördüğü insan kalemi masaya bıraktığı anda, o kişinin kalemi eğilip alması ve masaya doğru yürümesi, seyreden kişinin beyninde yer alan bilgilerdir. Zaman algısı, kalemi masaya bırakan insan ile bu bilgiler arasında kıyas yapılarak ortaya çıkar. </text:p>
      <text:p text:style-name="P10">Ünlü fizikçi Julian Barbour, zamanın tarifini şöyle yapmaktadır:</text:p>
      <text:p text:style-name="P10">Zaman eşyaların pozisyonlarını değiştirme ölçüsünden başka birşey değil. Bir sarkaç sallanır, saatin kolları ilerler.41</text:p>
      <text:p text:style-name="P10">Kısacası zaman, beyinde anı olarak saklanan birtakım bilgiler, daha doğrusu görüntüler arasında kıyas yapılmasıyla var olmaktadır. Eğer bir insanın hafızası olmasaydı, o insan sadece içinde bulunduğu anı yaşayacak, beyni bu tür yorumlar <text:soft-page-break/>yapamayacak ve dolayısıyla zaman algısı da oluşmayacaktı.</text:p>
      <text:p text:style-name="P10">Zamanın Bir Algı Olduğu Konusunda Bilim Adamlarının Görüşleri</text:p>
      <text:p text:style-name="P10">Zamanın, hareket eden cisimler ve meydana gelen değişimler arasında yaptığımız belirli bir sıralamadan doğan bir kavram olduğu gerçeği, bugün bilimsel olarak da kabul edilmiştir. Bu konuda görüş belirten düşünür ve bilim adamlarından örnekler vererek konuyu daha iyi açıklamaya çalışalım. </text:p>
      <text:p text:style-name="P10">The End of Time (Zamanın Sonu) isimli kitabında zamansızlık ve sonsuzluk hakkındaki açıklamaları ile bilim dünyasında büyük yankı uyandıran fizikçi Julian Barbour, zamanın bir algı olmasının, birçok insan için kabullenilmesi zor bir gerçek olduğunu belirtmektedir. Discover dergisinde, Barbour ile yapılan bir röportajda zaman algısı için şu yorumlar yapılmaktadır:</text:p>
      <text:p text:style-name="P10">"Ben hala kabullenmekte zorlanıyorum" diyor (Barbour). Ancak, sağ duyu evreni anlamak için hiçbir zaman güvenilir bir yol gösterici olmadı. Copernicus Güneş'in Dünya çevresinde dönmediğini ilk söylediğinden beri fizikçiler algılarımızı şaşırttılar. Herşeye rağmen, Dünya 67,000 mil/saat hız ile boşlukta dönerken en ufak bir hareket bile hissetmiyoruz. Barbour zamanın geçtiğine dair hissimizin, "Düz Dünya Cemiyeti"nin (Flat Earth Society) batıl inancı kadar yanlış olduğunu iddia ediyor.42</text:p>
      <text:p text:style-name="P10">Yukarıda da görüldüğü gibi, ünlü fizikçi Barbour, zamanın mutlak olduğuna dair sahip olduğumuz inancın batıl olduğunu belirtmektedir. Ve günümüzde fizik alanındaki araştırmalar bu gerçeği açıkça göstermektedir. Zaman mutlak değildir, meydana gelen olaylara göre farklı algılanan göreceli bir kavramdır. </text:p>
      <text:p text:style-name="P10">Nobel ödüllü ünlü genetik profesörü ve düşünür François Jacob ise, Mümkünlerin Oyunu adlı kitabında zamanın geriye akışı ile ilgili şunları anlatır:</text:p>
      <text:p text:style-name="P10">Tersinden gösterilen filmler, zamanın tersine doğru akacağı bir dünyanın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 beynimizin süreçleri ve belleğimizin oluşması da aynı şekilde tersine çevrilmiş olacaktır. Geçmiş ve gelecek için de aynı şey olacaktır ve dünya tastamam bize göründüğü gibi görünecektir.43</text:p>
      <text:p text:style-name="P10">Beynimiz belirli bir sıralama yöntemine göre işlediği için şu anda dünya üstte anlatıldığı gibi işlememekte ve zamanın hep ileri aktığını düşünmekteyiz. Oysa bu, beynimizin içinde verilen bir karardır ve dolayısıyla tamamen izafidir. Eğer hafızamızdaki bilgiler geriye doğru oynatılan filmlerdeki gibi dizilse, zamanın akışı da bizim için geriye doğru oynatılan filmlerdeki gibi olacaktır. Böyle bir durumda, geçmişi gelecek, geleceği de geçmiş olarak algılamaya başlar, hayatı şimdiki düzeninin tam tersi bir düzende yaşardık. </text:p>
      <text:p text:style-name="P10">Gerçekte ise zamanın nasıl aktığını, ya da akıp akmadığını asla bilemeyiz. Bu da zamanın mutlak bir gerçek olmadığını, sadece bir algı biçimi olduğunu gösterir. </text:p>
      <text:p text:style-name="P10">Zamanın bir algı olduğu, 20. yüzyılın en büyük fizikçisi sayılan Einstein'ın ortaya koyduğu Genel Görecelik Kuramı ile de doğrulanmıştır. Lincoln Barnett, Evren ve <text:soft-page-break/>Einstein adlı kitabında bu konuda şunları yazar:</text:p>
      <text:p text:style-name="P10">Salt uzayla birlikte Einstein, sonsuz geçmişten sonsuz geleceğe akan şaşmaz ve değişmez bir evrensel zaman kavramını da bir yana bıraktı. Görecelik Kuramı'nı çevreleyen anlaşılmazlığın büyük bölümü, insanların zaman duygusunun da renk duygusu gibi bir algı biçimi olduğunu kabul etmek istemeyişinden doğuyor... Nasıl uzay maddi varlıkların muhtemel bir sırası ise, zaman da olayların muhtemel bir sırasıdır. Zamanın öznelliğini en iyi Einstein'in sözleri açıklar: "Bireyin yaşantıları bize bir olaylar dizisi içinde düzenlenmiş görünür. Bu diziden hatırladığımız olaylar 'daha önce' ve 'daha sonra' ölçüsüne göre sıralanmış gibidir. Bu nedenle birey için bir ben-zamanı, ya da öznel zaman vardır. Bu zaman kendi içinde ölçülemez. Olaylarla sayılar arasında öyle bir ilgi kurabilirim ki, büyük bir sayı önceki bir olayla değil de, sonraki bir olayla ilgili olur."44 </text:p>
      <text:p text:style-name="P10">Einstein'ın bu sözlerinden, zamanın ileriye doğru aktığı fikrinin tamamen bir şartlanma olduğu anlaşılmaktadır.</text:p>
      <text:p text:style-name="P10">Einstein, Barnett'in ifadeleriyle, "uzay ve zamanın da sezgi biçimleri olduğunu, renk, biçim ve büyüklük kavramları gibi bunların da bilinçten ayrılamayacağını göstermiş"tir.45</text:p>
      <text:p text:style-name="P10">Genel Görecelik Kuramı'na göre "zaman mutlak değildir, onu ölçtüğümüz olaylar dizisinden ayrı, bağımsız bir varlığı yoktur."</text:p>
      <text:p text:style-name="P10">Rüyalarımız, zamanın göreceliğinin anlaşılması açısından oldukça önemlidir. Biz uykumuzda günlerce sürdüğünü düşündüğümüz olaylar yaşarken, aslında sadece birkaç dakika hatta birkaç saniye süren bir rüya görmüşüzdür.</text:p>
      <text:p text:style-name="P10">Konuyu biraz daha açıklamak için bir örnek üzerinde düşünelim. Özel olarak dizayn edilmiş tek pencereli bir odaya kon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 hem de güneşin kaç kere doğup battığına bağlı olarak yaptığımız hesaptır. Örneğin, odada üç gün 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 </text:p>
      <text:p text:style-name="P10">Bu örnek de göstermektedir ki, zamanın akış hızıyla ilgili bilgimiz, sadece algılayana göre değişen referanslara dayanmaktadır.</text:p>
      <text:p text:style-name="P10">Farklı koşullarda, insanların aynı zaman dilimini, daha uzun veya daha kısa algılamaları da bunun bir örneğidir. Örneğin, ameliyattaki kardeşinin çıkmasını bekleyen bir insan için, bir saatlik süre aradan saatler geçmiş kadar uzun gelir. Ancak aynı kişi çok zevk aldığı bir işi yaparken, bir saatin nasıl geçtiğini anlamaz. </text:p>
      <text:p text:style-name="P10">Einstein'ın Genel Görecelik Kuramı'nın bilimsel olarak ortaya koyduğu bir gerçek şudur: Zamanın hızı, bir cismin hızına ve çekim merkezine olan uzaklığına göre değişmektedir. Hız arttıkça zaman kısalmakta, sıkışmakta; daha ağır daha yavaş işleyerek sanki "durma" noktasına yaklaşmaktadır. </text:p>
      <text:p text:style-name="P10">Bunu Einstein'ın bir örneği ile açıklayalım. Bu örneğe göre ikiz kardeşlerden biri Dünya'da kalırken, diğeri ışık hızına yakın bir hızda uzay yolcuğuna çıkar. Uzaya <text:soft-page-break/>çıkan kişi, geri döndüğünde ikiz kardeşini kendisinden çok daha yaşlı bulacaktır. Bunun nedeni uzayda seyahat eden kardeş için zamanın daha yavaş akmasıdır. Aynı örnek, ışık hızının yüzde doksan dokuzuna yakın bir süratle hareket eden roketle uzayda yolculuk yapan bir baba ve Dünya'da kalan oğlu için de düşünülebilir. Einstein'e göre, "Eğer babanın yaşı 27, oğlunun yaşı 3 olsa, 30 dünya senesi sonra baba dünyaya döndüğünde oğul 33 yaşında, baba ise 30 yaşında olacaktır."46</text:p>
      <text:p text:style-name="P10">Zamanın izafi oluşu, saatlerin yavaşlaması veya hızlanmasından değil; tüm maddesel sistemin atomaltı seviyesindeki parçacıklara kadar farklı hızlarda çalışmasından ileri gelir. Zamanın kısaldığı böyle bir ortamda insan vücudundaki kalp atışları, hücre bölünmesi, beyin faaliyetleri gibi işlemler daha ağır işlemektedir. Böylelikle kişi zamanın yavaşlamasını hiç fark etmeden günlük yaşamını sürdürür.</text:p>
      <text:p text:style-name="P10"/>
      <text:p text:style-name="P10">Zamanın İzafi Bir Kavram Olduğu Kuran'da Bildirilmiştir</text:p>
      <text:p text:style-name="P10">Önceki sayfalarda da belirtildiği gibi, zamanın mutlak bir gerçek değil, izafi bir algı olduğu modern bilimin bulguları ile kesinlik kazanmıştır. Bilimin 20. yüzyılda keşfettiği bu gerçeğin, Kuran'da 1400 sene önce bildirilmiş olması ise çok büyük bir mucizedir. </text:p>
      <text:p text:style-name="P10">Örneğin Allah, birçok ayetinde dünya hayatının çok kısa olduğunu vurgulamaktadır. Bir insanın ortalama 60 yıllık ömrünün, ayetlerde "günün bir saati" kadar kısa olduğunu Rabbimiz şöyle belirtmektedir:</text:p>
      <text:p text:style-name="P10">Sizi çağıracağı gün, O'na övgüyle icabet edecek ve (dünyada) pek az bir süre kaldığınızı sanacaksınız. (İsra Suresi, 52)</text:p>
      <text:p text:style-name="P10">Gündüzün bir saatinden başka sanki hiç ömür sürmemişler gibi onları birarada toplayacağı gün, onlar birbirlerini tanımış olacaklar… (Yunus Suresi, 45)</text:p>
      <text:p text:style-name="P10">Bazı ayetlerde ise, zamanın insanların sandıklarından çok daha kısa olduğunu Allah şöyle bildirir. </text:p>
      <text:p text:style-name="P10">Dedi ki: "Yıl sayısı olarak yeryüzünde ne kadar kaldınız?" Dediler ki: "Bir gün ya da bir günün birazı kadar kaldık, sayanlara sor." Dedi ki: "Yalnızca az (bir zaman) kaldınız, gerçekten bir bilseydiniz." (Mü'minun Suresi, 112-114)</text:p>
      <text:p text:style-name="P10">Kuran'da başka ayetlerde ise, farklı boyutlarda zamanın daha farklı bir hızla aktığı haber verilmektedir. Örneğin Allah'ın Katındaki bir günün insanların bin yılına eşit olduğu belirtilmektedir. (Hac Suresi, 47) Bu konu ile ilgili diğer ayetler şöyledir:</text:p>
      <text:p text:style-name="P10">Melekler ve Ruh (Cebrail), ona, süresi elli bin yıl olan bir günde çıkabilmektedir. (Mearic Suresi, 4)</text:p>
      <text:p text:style-name="P10">Gökten yere her işi O evirip düzene koyar. Sonra (işler,) sizin saymakta olduğunuz bin yıl süreli bir günde yine O'na yükselir. (Secde Suresi, 5)</text:p>
      <text:p text:style-name="P10">Kuran'ın daha pek çok ayetinde kullanılan üslup zamanın bir algı olduğunu açıkça ortaya koymaktadır. Örneğin Allah Kuran'da bahsedilen mümin bir topluluk olan Kehf Ehlini 300 yılı aşkın bir süre derin bir uyku halinde tutmuştur. Daha sonra uyandırdığında ise bu kişiler, zaman olarak çok az bir süre kaldıklarını düşünmüşler, ne kadar uzun uyuduklarını tahmin edememişlerdir:</text:p>
      <text:p text:style-name="P10">Böylelikle mağarada yıllar yılı onların kulaklarına vurduk (derin bir uyku verdik). Sonra iki gruptan hangisinin kaldıkları süreyi daha iyi hesap ettiğini belirtmek için onları uyandırdık. (Kehf Suresi, 11-12)</text:p>
      <text:p text:style-name="P10"><text:soft-page-break/>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10">Aşağıdaki ayette anlatılan durum da zamanın aslında psikolojik bir algı olduğunun önemli bir delilidir. </text:p>
      <text:p text:style-name="P10">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 </text:p>
      <text:p text:style-name="P10">Görüldüğü gibi bu ayetlerde zamanın izafi olduğunu, mutlak olmadığını açıkça bildirilmektedir. Yani zaman, algıya ve algılayana göre değişmektedir; algılayan dışında kendi başına bir varlığı olan sabit bir varlık değildir. </text:p>
      <text:p text:style-name="P10"/>
      <text:p text:style-name="P10">Zamanın İzafiyeti, Kader Gerçeğini de Açıklamaktadır</text:p>
      <text:p text:style-name="P10">Zamanın izafiyeti ile ilgili açıklamalardan ve ayetlerden görüldüğü gibi, zaman algıyla değişkenlik gösteren, sabit olmayan bir kavramdır. Örneğin bizim için milyarlarca yıl süren bir zaman dilimi, Allah Katında bir andır. Bizim için 50 bin yıllık bir süre melekler ve Cebrail için bir gündür. </text:p>
      <text:p text:style-name="P10">Bu gerçeğin bilinmesi, kader konusunun kavranması için çok önemlidir. Çünkü kader, Allah'ın geçmiş ve gelecek tüm olayları "tek bir an" içinde yaratmış olmasıdır. Bu da, Allah Katında evrenin yaratılış anından kıyamete kadar olan her olayın yaşanmış ve bitmiş olması demektir. İnsanların önemli bir bölümü, Allah'ın henüz yaşanmamış olayları önceden nasıl bildiğini, Allah Katında geçmiş ve gelecek tüm olayların nasıl yaşanıp bittiğini ve kaderin gerçekliğini bir türlü kavrayamazlar. Oysa "yaşanmamış olaylar" bizim açımızdan yaşanmamış olaylardır. Çünkü biz Allah'ın yarattığı zamana bağlı olarak yaşamımızı sürdürürüz ve hafızamıza verilen bilgiler olmadan hiçbir şey bilemeyiz. Allah, dünyadaki imtihan ortamı gereği "gelecek" olarak isimlendirdiğimiz olayları hafızamıza vermediği için, gelecekte ne olacağını da bilemeyiz. Allah ise zamana ve mekana bağlı değildir, zaten bunların tümünü yoktan yaratan Kendisi'dir. Bu nedenle Allah için geçmiş, gelecek ve şu an hepsi birdir ve hepsi olup bitmiştir. Allah bir olayın sonunu görmek için beklemez. Zaten bir olayın başı da sonu da O'nun Katında tek bir anda yaşanır. Örneğin Firavun'un nasıl bir sona uğradığını Allah daha Hz. Musa'yı Firavun'a göndermeden. Hz. Musa daha doğmadan, hatta Mısır devleti daha kurulmadan önce bilir ve tüm bu olaylar Firavun'un sonu ile birlikte Allah Katında tek bir an olarak yaşanmıştır. Ayrıca Allah için geçmişi hatırlama diye bir şey de yoktur. Geçmiş ve gelecek hazır olarak Allah'ın daima karşısındadır, hepsi aynı anda mevcuttur.</text:p>
      <text:p text:style-name="P10">Bir insan tüm hayatını bir film şeridi olarak düşünürse, biz bu şeridi video kasetten <text:soft-page-break/>seyreder gibi seyrederiz ve kasedi ileri almak gibi bir imkanımız yoktur. Allah ise, bu film şeridinin tamamını aynı anda görür ve bilir. Zaten bu filmi tüm detaylarıyla tespit etmiş ve yaratmış olan O'dur. Biz nasıl bir cetvelin başını, ortasını ve sonunu bir kerede görebiliyorsak, Allah bizim bağlı olduğumuz zamanı başından sonuna kadar tek bir an olarak sarıp kuşatmıştır. İnsanlar ise sadece zamanı gelince bu olayları yaşayıp, Allah'ın onlar için yarattığı kadere tanık olurlar. Bu, dünya üzerindeki bütün insanların kaderleri için bu şekildedir. Bugüne kadar yaratılmış ve bugünden sonra da yaratılacak olan bütün insanların dünya ve ahiretteki hayatları, her anları ile Allah'ın Katında hazır ve yaşanmış olarak bulunmaktadır. Allah'ın sonsuz "hıfzı"nda, milyarlarca insanla birlikte tüm canlıların, gezegenlerin, bitkilerin, eşyaların kaderinde yazılı olaylar da hiç eksilmeden veya kaybolmadan durmaktadır. Kader gerçeği, Allah'ın Hafız (Muhafaza eden, Koruyan) sıfatının, sonsuz gücünün, kudretinin ve büyüklüğünün tecellilerinden biridir. </text:p>
      <text:p text:style-name="P10"/>
      <text:p text:style-name="P10">"Geçmiş" Kavramı Hafızamızdaki Bilgilerden Dolayı Oluşur</text:p>
      <text:p text:style-name="P10">Biz, bize verilen telkinden dolayı, geçmiş, şu an ve gelecek gibi bölümlere ayrılmış zaman dilimlerini yaşadığımızı zannederiz. Oysa, "geçmiş" gibi bir kavrama sahip olmamızın tek nedeni, -daha önce de belirttiğimiz gibi- hafızamıza bazı olayların verilmesidir. Örneğin, ilkokula kaydolduğumuz an hafızamızda bulunan bir bilgidir ve biz bu nedenle bunu geçmiş bir olay olarak algılarız. Gelecekle ilgili olaylar ise hafızamızda bulunmaz. Bu nedenle biz henüz haberdar olmadığımız bu olayları "yaşanacak", "gelecekte meydana gelecek" olaylar olarak kabul ederiz. Oysa geçmiş nasıl bizim için yaşanmış, tecrübe edilmiş, görülmüş olaylar ise, gelecek de aynı şekilde yaşanmıştır. Ancak bu olaylar bizim hafızamıza verilmediği için biz bunları bilemeyiz. </text:p>
      <text:p text:style-name="P10">Eğer Allah, gelecekle ilgili olayları da hafızamıza vermiş olsaydı, o zaman gelecek de bizim için geçmiş olurdu. Örneğin, 30 yaşındaki bir insanın hafızasında 30 yıllık hatıralar, olaylar bulunur ve bu nedenle bu insan 30 yıllık bir geçmişi olduğunu düşünür. Eğer bu insanın hafızasına 30 ile 70 yaş arasındaki geleceğine dair olaylar da verilecek olsa, o zaman 30 yaşındaki bu insan için hem 30 yılı hem de 30 ile 70 yaşı arasındaki "geleceği" geçmişi haline gelir. Çünkü, bu durumda geçmişi de geleceği de hafızasında mevcut bulunacak, her ikisi de onun için yaşanmış, görülmüş, tecrübe edilmiş olaylar olacaktır. </text:p>
      <text:p text:style-name="P10">Ancak Allah, bize olayları belli bir sıra içinde, küçükten büyüğe doğru akacak şekilde, sanki geçmişten geleceğe akan bir zaman varmış gibi algılattığı için, bize geleceğimizle ilgili olayları bildirmez, bunların bilgisini hafızamıza vermez. Gelecek bizim hafızamızda yoktur, ancak Allah'ın sonsuz hıfzında, tüm insanların geçmişleri ve gelecekleri bulunmaktadır. Bu, daha önce de belirtildiği gibi, bir insanın hayatını, zaten mevcut olan bir filmden izlemesi gibidir. Film, zaten çekilmiş ve bitmiştir. Ancak, bu filmi ileri sarma imkanı bulunmayan insan, kareleri teker teker seyrettikçe hayatını görür. Henüz seyretmediği karelerin ise geleceği olduğunu zannederek yanılır. </text:p>
      <text:p text:style-name="P10"/>
      <text:p text:style-name="P10">Geçmiş ve Gelecek Gayb Haberidir</text:p>
      <text:p text:style-name="P10">Allah Kuran'ın birçok ayetinde gaybı, yani görünmeyeni, bilinmeyeni, şahit <text:soft-page-break/>olunmayanı bilenin yalnızca Kendisi olduğunu bildirmektedir: </text:p>
      <text:p text:style-name="P10">De ki: "Ey gökleri ve yeri yaratan, gaybı ve müşahede edilebileni bilen Allah'ım. Anlaşmazlığa düştükleri şeylerde, kullarının arasında sen hüküm vereceksin." (Zümer Suresi, 46)</text:p>
      <text:p text:style-name="P10">De ki: "Elbette sizin kendisinden kaçtığınız ölüm, şüphesiz sizinle karşılaşıp-buluşacaktır. Sonra gaybı da, müşahede edilebileni de bilen (Allah)a döndürüleceksiniz; O da size yaptıklarınızı haber verecektir." (Cuma Suresi, 8)</text:p>
      <text:p text:style-name="P10">(Allah:) "Ey Adem, bunları onlara isimleriyle haber ver" dedi. O, bunları onlara isimleriyle haber verince de dedi ki: "Size demedim mi, göklerin ve yerin gaybını gerçekten Ben bilirim, gizli tuttuklarınızı ve açığa vurduklarınızı da ben bilirim." (Bakara Suresi, 33)</text:p>
      <text:p text:style-name="P10">Genelde gaybın sadece geleceğe ait bilinmeyen bilgiler olduğu düşünülür, oysa hem geçmiş hem de gelecek gaybtır. Geçmişte yaşananlar da gelecekte yaşanacak olanlar da Allah Katında saklı bulunan bilgilerdir. Ancak Allah, Kendi Katında bulunan gayb bilgilerinden bazılarını insanların hafızalarına vererek, bunları bilinir, yani müşahede edilir hale getirmektedir. Örneğin Allah Kuran'da geçmişe yönelik bilgiler vererek, Peygamberimiz (sav)'e bunların gayb haberleri olduğunu haber verir: </text:p>
      <text:p text:style-name="P10">Bunlar: Sana vahyettiğimiz gayb haberlerindendir. Bunları sen ve kavmin bundan önce bilmiyordun. Şu halde sabret. Şüphesiz (güzel olan) sonuç takva sahiplerinindir. (Hud Suresi, 49)</text:p>
      <text:p text:style-name="P10">Bu, sana (ey Muhammed) vahyettiğimiz gayb haberlerindendir. Yoksa onlar, (Yusuf'un kardeşleri) o hileli-düzeni kurarlarken, yapacakları işe topluca karar verdikleri zaman sen yanlarında değildin. (Yusuf Suresi, 102)</text:p>
      <text:p text:style-name="P10">Allah Peygamberimiz (sav)'e henüz yaşanmamış bazı olaylardan da haberler vermiştir ki, bunlar geleceğe dair gayb haberleridir. Örneğin Mekke'nin fethi (Fetih Suresi, 27) ve Rum'un putperestlere karşı galibiyeti (Rum Suresi, 3-4), bu olaylar henüz yaşanmadan önce Peygamberimiz (sav)'e bildirilmiştir. Peygamberimiz (sav)'in kıyamet alametleri, ahir zaman gibi konulardaki hadisleri de, o dönem tüm insanlar için gayb olan bu bilgileri, Allah'ın kendisine öğrettiğini göstermektedir. Kuran'da peygamberlere ve diğer bazı salih müminlere de gaybtan haberler verildiği açıklanmaktadır. Örneğin Hz. Yusuf'a kardeşlerinin tuzaklarının boşa çıkacağı haber verilmiş (Yusuf Suresi, 15), Hz. Musa'nın annesine, bebek yaştaki oğlunun Firavun zulmünden kurtulacağı ve peygamber olacağı vahiyle açıklanmıştır. (Kasas Suresi, 7)</text:p>
      <text:p text:style-name="P10">Sonuç olarak, bizim geçmiş ve gelecek olarak isimlendirdiğimiz olay ve bilgilerin tamamı, Allah Katında saklı duran gayb haberleridir. Allah dilediği zaman dilediği kişinin hafızasına bu haberlerden bazılarını vererek, gaybın bir kısmını bilinir hale getirmektedir. İşte müşahade edilebilir yani görülebilir, şahit olunmuş hale gelen bu olaylar, insanlar tarafından geçmiş olarak nitelendirilir. </text:p>
      <text:p text:style-name="P10"/>
      <text:p text:style-name="P10">Kadere Teslimiyetin Önemi</text:p>
      <text:p text:style-name="P10">Geçmiş ve geleceğin gerçekte Allah Katında yaratılmış ve yaşanmış olarak saklı ve hazır olaylar olmaları bize çok önemli bir gerçeği gösterir: Her insan kayıtsız ve şartsız kaderine teslim olmuştur. İnsan nasıl geçmişini değiştiremezse, geleceğini <text:soft-page-break/>de değiştiremez. Çünkü geçmişi gibi geleceği de yaşanmıştır; geleceğindeki tüm olaylar, ne zaman, nerede, ne yemek yiyeceği, kiminle ne konuşacağı, ne kadar para kazanacağı, hangi hastalıklara yakalanacağı, nihayetinde ne zaman, nasıl, nerede öleceği hepsi bellidir ve bunları değiştiremez. Çünkü bunlar zaten Allah Katında, Allah'ın hafızasında yaşanmış olarak bulunmaktadır. Sadece bunların bilgisi henüz kendi hafızasında değildir.</text:p>
      <text:p text:style-name="P10">Dolayısıyla başlarına gelen olaylara üzülen, sinirlenen, bağırıp çağıranlar, geleceği için kaygılananlar, hırslananlar aslında kendilerini boş yere üzmektedirler. Çünkü, nasıl olacağından kaygı ve korku duydukları gelecekleri, zaten yaşanmıştır. Ve ne yaparlarsa yapsınlar bunları değiştirme imkanları bulunmamaktadır. </text:p>
      <text:p text:style-name="P10">Bu noktada belirtilmesi gereken çok önemli bir nokta, yanlış bir kader anlayışından kaçınmak gerektiğidir. Bazı insanlar, "nasıl olsa kaderimde ne varsa o olacak, o zaman benim hiçbir şey yapmama gerek yok" diyerek çarpık bir kader anlayışı geliştirirler. Her yaşadığımızın kaderimizde belli olduğu bir gerçektir. Biz daha o olayı yaşamadan önce o olay Allah Katında yaşanmıştır ve bilgisi de tüm detayları ile Allah Katındaki Levh-i Mahfuz isimli kitapta yazılıdır. Ancak, Allah her insana sanki olayları değiştirmeye, kendi karar ve seçimine göre hareket etmeye imkanı varmış gibi bir his verir. Örneğin insan, su içmek istediğinde bunun için "kaderimde varsa içerim" diyerek oturup beklemez. Bunun için kalkar, bardağı alır ve suyunu içer. Gerçekten de kaderinde tespit edilmiş bardakta, tespit edilmiş miktarda suyu içer. Ancak, bunları yaparken kendi iradesi ve isteği ile yaptığına dair bir his duyar. Ve hayatı boyunca bu hissi her yaptığı işte yaşar. Allah'a ve Allah'ın yarattığı kaderine teslim olmuş bir insan ile bu gerçeği kavrayamayan bir insan arasındaki fark şudur: Teslimiyetli olan insan, kendi yaptığı hissini yaşamasına rağmen, bunların tümünü Allah'ın dilemesi ile yaptığını bilir. Diğeri ise, her yaptığını kendi aklı ve gücü ile yaptığını zannederek yanılır. </text:p>
      <text:p text:style-name="P10">Örneğin, bir hastalığı olduğunu öğrenen teslimiyetli bir insan, bunun kaderinde olduğunu bildiği için son derece tevekküllü davranır. "Allah bunu kaderimde yarattığına göre, mutlaka büyük bir hayır vardır" diye düşünür. Ama "nasılsa kaderimde iyileşmek varsa iyileşirim" diyerek tedbir almadan beklemez. Aksine, olabilecek tüm tedbirleri alır. Doktora gider, beslenmesine dikkat eder, ilaçlarını alır. Ancak gittiği doktorun, doktorun uyguladığı tedavinin, aldığı ilaçların, bunların kendi üzerinde ne kadar etkili olacağının, iyileşip iyileşmeyeceğinin, kısacası her detayın kaderinde olduğunu unutmaz. Bunların hepsinin, Allah'ın hafızasında, daha kendisi dünyaya gelmeden önce hazır olarak bulunduğunu bilir. Allah, Kuran'da, insanların yaşadıkları herşeyin önceden bir kitapta yazılı bulunduğunu şöyle bildirir:</text:p>
      <text:p text:style-name="P10">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10">İşte bu yüzden, kadere iman eden bir insan, başına gelen hiçbir olaydan dolayı üzülmez, ümitsizliğe kapılmaz. Aksine son derece tevekküllü, teslimiyetli ve daima huzurlu olur. Çünkü Allah insanların başlarına gelen herşeyin önceden belli <text:soft-page-break/>olduğunu, bu nedenle başlarına gelen zorluklara üzülmemelerini ve kendilerine verilen nimetlerle şımarmamalarını emretmiştir. İnsanın karşılaştığı zorluklar da, elde ettiği başarı ve zenginlikler de Allah'ın takdiri iledir. Bunların hepsi Rabbimizin insanları denemek için kaderlerinde önceden belirlediği olaylardır. Bir ayette bildirildiği gibi, "... Allah'ın emri, takdir edilmiş bir kaderdir". (Ahzab Suresi, 38)</text:p>
      <text:p text:style-name="P10">Allah bir başka ayetinde ise "Hiç şüphesiz, Biz herşeyi kader ile yarattık." (Kamer Suresi, 49) diye bildirmektedir. Sadece insanların değil, tüm canlıların, eşyanın, Güneş'in, Ay'ın, dağların, ağaçların, her varlığın Allah Katında belirlenmiş bir kaderi vardır. Örneğin kırılan bir antika vazo, kaderinde tespit edilen anda kırılmıştır. Birkaç yüzyıllık bu vazo, daha ilk imal edilirken, kimlerin kullanacağı, hangi evin hangi köşesinde, hangi eşyalarla birlikte duracağı belli olarak üretilir. Vazonun her deseni, üzerindeki her renk kaderde önceden tespit edilmiştir. Vazonun hangi gün, hangi saat, hangi dakika, kim tarafından nasıl kırılacağı da Allah'ın hıfzında yaşanmış olarak durmaktadır. Hatta, vazonun ilk imal edildiği an, ilk kez satılmak üzere vitrine konduğu an, bir evin köşesinde durduğu an ve kırılarak parça parça olduğu an, kısacası antika vazonun yüzyıllarca içinde bulunduğu her an, Allah Katında tek bir an olarak mevcuttur. Vazoyu kıran kişi, birkaç saniye önce bile bundan habersizken, Allah Katında o an yaşanmıştır ve bilinmektedir. Bu nedenle Allah, insanlara ellerinden çıkanlara üzülmemelerini bildirir. Çünkü, ellerinden çıkanlar kaderlerinde çıkmıştır ve o insanların bunu değiştirmeye güçleri yoktur. Ancak insanlar kaderlerinde meydana gelen olaylardan bir ders almalı, bunlarla eğitilmeli, bu olaylardaki hikmet ve hayırları görerek, daima, kaderlerini yaratan sonsuz merhametli, şefkatli, adaletli, kullarını esirgeyen ve koruyan Rabbimize yönelmelidirler. </text:p>
      <text:p text:style-name="P10">Bu önemli gerçekten gafil yaşayan insanlar, hayatları boyunca hep endişe ve korku içinde olurlar. Örneğin çocuklarının geleceği için çok endişelenirler. Hangi okulda okuyacağı, nasıl bir meslek sahibi olacağı, sağlığının nasıl olacağı, nasıl bir hayat süreceği gibi konularda tevekkülsüz bir gayret içindedirler. Oysa, her insanın, daha tek bir hücre olduğu halinden ilk okuma yazma öğrendiği ana, üniversite sınavında verdiği cevaplardan hayatı boyunca hangi şirkette ne iş yapacağına, hangi kağıtlara kaç kez imza atacağına, nerede ve nasıl öleceğine kadar her anı Allah Katında bellidir. Bu olayların tümü, Allah'ın hıfzında saklı olarak durmaktadır. Örneğin şu anda, her insanın cenin hali, ilkokuldaki hali, üniversitedeki hali, 35. yaş gününü kutladığı anı, işine başladığı ilk günü, öldüğünde melekleri gördüğü an, yakınları tarafından defnedildiği ve ahirette Allah'a hesap verdiği anlar, tek bir an olarak Allah'ın Katında bulunmaktadır. O halde, her anı Allah'ın Katında yaşanmış, görülmüş ve halen Allah'ın hafızasında hazır bulunan bir hayat için endişelenmek, korku duymak, üzülmek büyük bir gaflettir. Ne kadar çabalarsa çabalasın, ne kadar kaygılanırsa kaygılansın bir insanın kendisi de, çocuğu da, eşi ve yakınları da kendileri için Allah Katında hazır bulunan hayatlarını yaşayacaklardır.</text:p>
      <text:p text:style-name="P10">Öyle ise, akıl ve vicdan sahibi bir insanın bu gerçeği kavrayarak, Allah'a ve Allah'ın yarattığı kadere gönülden teslim olması gerekir. Aslında her insan zaten Allah'a teslim olmuş ve boyun eğmiş olarak yaratılmıştır. Çünkü, istese de istemese de Allah'ın kendisi için yarattığı kadere boyun eğerek yaşar. Kaderi inkar eden insan da kaderinde "kaderi inkar etmek" olduğu için inkarcıdır. </text:p>
      <text:p text:style-name="P10"><text:soft-page-break/>Allah'a gönülden teslim olarak boyun eğenler ise, hem Allah'ın hoşnutluğunu, rahmetini ve cennetini kazanmayı umabilirler, hem de dünyada ve ahirette, güven ve mutluluk içinde bir huzurlu yaşam sürerler. Çünkü, Allah'a teslim olan, Allah'ın yarattığı kaderin kendisi için en hayırlısı olduğunu bilen bir insanı üzecek, korkutacak, endişelendirecek hiçbir şey yoktur. Bu insan, elinden gelen her çabayı gösterir, ancak bu çabanın da kaderinde olduğunu, ne yaparsa yapsın kaderinde yazılı olanları değiştirmeye güç yetiremeyeceğini bilir.</text:p>
      <text:p text:style-name="P10">Mümin, Allah'ın yarattığı kadere teslim olacak, bununla birlikte karşılaştığı olaylar karşısında elinden geldiğince sebeplere sarılacak, tedbir alacak, olayları hayır yönünde yönlendirmek için çalışacak, ama tüm bunların kader içinde gerçekleştiği ve Allah'ın en hayırlısını önceden takdir ettiğinin bilinci ve rahatlığı içinde olacaktır. Kuran'da bu tavra örnek olarak Hz. Yakub'un çocuklarının güvenliği için almış olduğu bir tedbirden söz edilir. Hz. Yakup, kötü niyetli insanların dikkatini çekmemeleri için oğullarına şehre ayrı ayrı kapılardan girmeyi öğütlemiş, ama bunun Allah'ın belirlemiş olduğu kaderi asla etkilemeyeceğini de onlara hatırlatmıştır:</text:p>
      <text:p text:style-name="P10">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10">Allah, insanların ne yaparlarsa yapsınlar kaderlerini değiştiremeyeceklerini bir ayette şöyle bildirir:</text:p>
      <text:p text:style-name="P10">Sonra kederin ardından üzerinize bir güvenlik (duygusu) indirdi, bir uyuklama ki, içinizden bir grubu sarıveriyordu. Bir grup da, canları derdine düşmüştü; Al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Allah, sinelerin özünde saklı duranı bilendir. (Al-i İmran Suresi, 154)</text:p>
      <text:p text:style-name="P10">Ayette de görüldüğü gibi, bir insan ölmemek için hayır ve ibadet olan bir işten kaçsa bile, eğer kendine ölüm yazılmışsa zaten ölecektir. Hatta, ölümden kaçmak için başvurduğu yollar ve yöntemler de kaderinde bellidir ve her insan kaderindeki olayı yaşayacaktır. Allah, bu ayette de, insanlara kaderlerinde yarattığı olayların amacının onları denemek ve onların kalplerini temizlemek olduğunu belirtmektedir. Fatır Suresi'nde ise, her insanın ömrünün Allah Katında belli olduğu, rahimlere düşen bebeklerin de Allah'ın izniyle olduğu bildirilir:</text:p>
      <text:p text:style-name="P10">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10">Kamer Suresi'nin aşağıdaki ayetlerinde ise, insanın her yaptığının satır satır yazılı olduğu bildirilirken, cennet halkının yaşadıkları da yaşanmış olaylar olarak anlatılmaktadır. Daha önce de belirtildiği gibi, cennetteki gerçek hayat bizim için <text:soft-page-break/>gelecektir. Ancak, cennette olanların yaşantıları, sohbetleri, ziyafetleri şu anda Allah'ın hıfzında bulunmaktadır. Biz doğmadan önce de tüm insanlığın dünyadaki ve ahiretteki geleceği Allah Katında bir an içinde yaşanmıştır ve Allah'ın hıfzında muhafaza edilmektedir: </text:p>
      <text:p text:style-name="P10">Onların işlemiş oldukları herşey kitaplarda (yazılı)dır.</text:p>
      <text:p text:style-name="P10">Küçük, büyük herşey satır satır (yazılı)dır.</text:p>
      <text:p text:style-name="P10">Hiç şüphesiz muttakiler, cennetlerde ve nehir (çevresin)dedirler.</text:p>
      <text:p text:style-name="P10">Çok kudretli, mülkünün sonu olmayan (Allah)ın yanında doğruluk makamındadırlar. (Kamer Suresi, 52-55)</text:p>
      <text:p text:style-name="P10">Allah Katında zamanın tek bir an olduğunu, Allah için geçmiş ve gelecek olmadığını Kuran'da kullanılan bu üsluptan da anlarız. Görüldüğü gibi bizim için gelecek zamanda olacak bazı olaylar, Kuran'da çoktan olup bitmiş bir olay gibi anlatılmaktadır. Çünkü Allah geçmişi de geleceği de, bir an olarak zaten yaratmıştır. Bu nedenle gelecekte olacağı anlatılan bir olay zaten olup bitmiştir. Ama biz görmediğimiz için onu gelecek zannederiz. Örneğin, ahirette insanların Allah'a verecekleri hesabın belirtildiği ayetler, bunu çoktan olup bitmiş bir olay gibi anlatmaktadır:</text:p>
      <text:p text:style-name="P10">Sur'a üfürüldü; böylece Allah'ın diledikleri dışında, göklerde ve yerde olanlar çarpılıp-yıkılıverdi. Sonra bir daha ona üfürüldü, artık onlar ayağa kalkmış durumda gözetliyorlar. Yer, Rabbi'nin nuruyla parıldadı; kitap kondu; peygamberler ve şahidler getirildi ve aralarında hak ile hüküm verildi, onlar haksızlığa uğratılmazlar. Her bir nefse yaptığının tam karşılığı verildi. O, onların işlediklerini daha iyi bilendir. İnkar edenler, cehenneme bölük bölük sevk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text:s/>Rablerinden korkup-sakınanlar da, cennete bölük bölük sevk edildiler. Sonunda oraya geldikleri zaman, kapıları açıldı ve onlara (cennetin) bekçileri dedi ki: "Selam üzerinizde olsun, hoş ve temiz geldiniz. Ebedi kalıcılar olarak ona girin." (Zümer Suresi, 68-73)</text:p>
      <text:p text:style-name="P10">Bu konudaki diğer örnekler ise şöyledir:</text:p>
      <text:p text:style-name="P10">(Artık) Her bir nefis yanında bir sürücü ve bir şahid ile gelmiştir. (Kaf Suresi, 21)</text:p>
      <text:p text:style-name="P10">Gök yarılıp-çatlamıştır; artık o gün, 'sarkmış-za'fa uğramıştır.' (Hakka Suresi, 16) </text:p>
      <text:p text:style-name="P10">Ve sabretmeleri dolayısıyla cennetle ve ipekle ödüllendirmiştir. Orada tahtlar üzerinde yaslanıp-dayanmışlardır. Orada ne (yakıcı) bir güneş ve ne de dondurucu bir soğuk görürler. (İnsan Suresi, 12-13) </text:p>
      <text:p text:style-name="P10">Görebilenler için cehennem de sergilenmiştir. (Naz'iat Suresi, 36) </text:p>
      <text:p text:style-name="P10">Artık bugün, iman edenler, kafir olanlara gülmektedirler. (Mutaffifin Suresi, 34) </text:p>
      <text:p text:style-name="P10">Suçlu-günahkarlar ateşi görmüşlerdir, artık içine kendilerinin gireceklerini de anlamışlardır; ancak ondan bir kaçış yolu bulamamışlardır. (Kehf Suresi, 53)</text:p>
      <text:p text:style-name="P10">Yukarıdaki ayetlerde, ölümümüzden sonra yaşanacak olan olaylar, yaşanmış ve bitmiş olaylar olarak anlatılmaktadır. Çünkü Allah, bizim bağlı olduğumuz izafi zaman boyutundan ve mekandan münezzehtir. <text:s/>Allah tüm olayları zamansızlıkta dilemiş, insanlar bunları yapmış, tüm bu olaylar yaşanmış ve sonuçlanmıştır. Küçük <text:soft-page-break/>büyük her türlü olayın, Allah'ın bilgisi dahilinde gerçekleştiği ve bir kitapta kayıtlı olduğu gerçeği ise aşağıdaki ayette şöyle haber verilir:</text:p>
      <text:p text:style-name="P10">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0"/>
      <text:p text:style-name="P10">SONSUZ ZAMAN ALLAH’IN HAFIZASINDA SAKLIDIR</text:p>
      <text:p text:style-name="P10"/>
      <text:p text:style-name="P10">Maddenin, aslıyla hiçbir zaman muhatap olmadığımızı ve gördüğümüz herşeyin beynimizde oluşan bir algılar bütünü olduğu gerçeğini tam olarak kavrayamayan bazı insanlar, çeşitli yanılgılara düşmekte, bu gerçekten yanlış sonuçlar çıkarmaktadırlar. Örneğin bir kısmı, maddenin hayal olduğuna dair izahları "madde yok" denmiş gibi algılamaktadır. Bir kısmı ise, maddenin ancak biz gördüğümüz zaman hayal olarak var olduğunu, ancak görmediğimizde yok olduğunu sanmaktadır. Bunların hiçbiri doğru değildir. </text:p>
      <text:p text:style-name="P10">Öncelikle, "madde yok" veya "insanlar, ağaçlar, kuşlar... bunların hiçbiri yok" demek kesinlikle doğru değildir. Çünkü bunların hepsi vardır, ve hepsini Allah yaratmıştır. Ancak Allah tüm bu varlıkları kitabın başından beri anlattığımız gibi bizim için bir görüntü, algı olarak yaratmıştır. Yani Allah, bu varlıkları yarattıktan sonra onları, kendi başlarına var (kaim) olan sabit varlıklar kılmamıştır. Her birini her an yaratmaya devam etmektedir. </text:p>
      <text:p text:style-name="P10">Biz görsek de görmesek de bu varlıklar Allah'ın hafızasında sonsuza kadar bulunmaktadırlar. Bizden öncekiler gibi bizden sonraki varlıkları da Allah tek bir an içinde zaten yaratmıştır. Zamanın bir algı olduğu konusunda anlatıldığı gibi, zamanı da Allah yaratmıştır ve Allah zamandan münezzehtir. <text:s/>Dolayısıyla bizim için gelecekte var olacak olan varlıklar da aslında Allah Katında "tek bir an" içinde yaratılmışlardır ve şu anda vardırlar. Ancak biz zamana bağımlı olduğumuz için onları henüz görmeyiz. </text:p>
      <text:p text:style-name="P10">Gelecekte görebileceğimiz veya bizim için gelecekte var olacak varlıklar nasıl Allah'ın hafızasında her an mevcut iseler, geçmiştekiler de aynı şekilde, hiç kaybolmadan Allah'ın hafızasında mevcutturlar. Örneğin, sizin cenin olarak anne rahmindeki haliniz, okuma yazmaya başladığınız günkü haliniz, ilk karnenizi elinize aldığınız an, ilk araba kullandığınız an, bir gün otobüste yer verdiğiniz yaşlı hanımın yüzündeki gülümsemenin olduğu an gibi geçmişte yaşadığınız tüm anlarla birlikte gelecekte yaşayacağınız tüm anlar da şu anda Allah'ın hıfzındadır ve hiç kaybolmadan sonsuza kadar kalacaklardır. </text:p>
      <text:p text:style-name="P10">Söz gelimi yolda yürürken ayağınıza takılan bir taş parçası, kaderde, siz daha doğmadan önce, ayağınıza takılacağı zaman belirlenmiş şekilde yaratılmıştır. O taşın daha büyük bir kayadan parçalandığı, bütün girinti ve çıkıntılarının oluştuğu her aşama Allah Katında, siz daha o taş ayağınıza takılmadan önce mevcuttur. Aynı şey bir çöp kutusu içinde gördüğünüz ölü bir kelebek veya başınıza ağaçtan düşen kuru bir yaprak için de geçerlidir. Kelebeğin, daha tırtıl halinden, kozadan çıkışına, kanatlarını kuruttuğu andan yerdeki çöpe karıştığı ana kadar hepsi, kaderde sonsuz <text:soft-page-break/>evvelden bellidir. Allah Katında bu kelebeğin canlı halleri ve ölü hali hiç kaybolmadan durmaktadır ve sonsuza kadar durmaya devam edecektir. </text:p>
      <text:p text:style-name="P10"/>
      <text:p text:style-name="P10">Tüm Olaylar "Levh-i Mahfuz" İsimli Kitapta Kayıtlıdır</text:p>
      <text:p text:style-name="P10">Önceki bölümde de anlattığımız gibi Allah, bizim için geçmiş ve gelecek olan tüm olay ve varlıkları, tek bir anda yaratmıştır. Kuran'da, tüm insanların ve varlıkların kaderlerinin Allah'ın Katında, Levh-i Mahfuz olarak isimlendirilen "Ana Kitap"ta saklandığı şöyle bildirilmektedir: </text:p>
      <text:p text:style-name="P10">Şüphesiz o, Bizim Katımızda olan Ana Kitap'tadır; çok yücedir, hüküm ve hikmet doludur. (Zuhruf Suresi, 4)</text:p>
      <text:p text:style-name="P10">... Katımızda (bütün bunları) saklayıp-koruyan bir kitap vardır. (Kaf Suresi, 4)</text:p>
      <text:p text:style-name="P10">Gökte ve yerde gizli olan hiçbir şey yoktur ki, apaçık olan bir kitapta (Levh-i Mahfuz'da) olmasın. (Neml Suresi, 75 )</text:p>
      <text:p text:style-name="P10">Allah, başka ayetlerinde de göklerde ve yerde olan herşeyin bu kitapta olduğu gerçeğini şöyle haber verir:</text:p>
      <text:p text:style-name="P10">İnka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Sebe' Suresi, 3)</text:p>
      <text:p text:style-name="P10">Ayetlerde de bildirildiği gibi, evren yaratıldığından beri var olan canlı cansız herşey, gerçekleşen her olay Allah'ın yaratmasıdır ve dolayısıyla O'nun bilgisindedir; yani tüm bunlar Allah'ın hıfzındadır. Levh-i Mahfuz da Allah'ın Hafız sıfatının bir tecellisidir. </text:p>
      <text:p text:style-name="P10"/>
      <text:p text:style-name="P10">Geçmiş ve Gelecek Aslında "Şu An" Yaşanmaktadır</text:p>
      <text:p text:style-name="P10">Allah Katında zaman olmadığı için, bütün olaylar tek bir anda gerçekleşmektedir ve o "şu an"dır. "Şu anda" bizim için geçmiş ve gelecek olan tüm olaylar Allah Katında, bizim olayları gördüğümüz netlikten çok daha net ve canlı olarak yaşanmaktadır. Örneğin, Hz. Yunus şu anda gemideki kura sonucunda denize atılmaktadır, Hz. Yusuf şu anda kardeşleri tarafından kuyuya atılmaktadır, şu anda zindandaki ilk yemeğini yemekte, zindandan şu anda çıkarak yürümektedir. Hz. Meryem şu anda Cebrail ile konuşmakta, Hz. İsa şu anda doğmaktadır. Hz. Nuh, gemisinin ilk çivisini şu anda çakmakta, Hz. Nuh ve ailesi şu anda gemiden Allah'ın kendileri için seçtiği topraklara inmektedirler. Hz. Musa'nın annesi onun beşiğini şu anda suya bırakmakta, Hz. Musa şu anda çalılıkta Allah'tan ilk vahyini almakta, deniz şu anda ikiye yarılmakta, inananlar şu anda denizden geçerken, Firavun şu anda ordusuyla birlikte boğularak ölmektedir. Hz. Musa şu anda Hızır ile buluşup görüşmektedir, Hızır da yetim çocukların duvarını şu anda onarmaktadır. Hz. Zülkarneyn'den kendilerini korumak için bir set inşa etmelerini isteyenler, taleplerini şu anda ona iletmektedirler ve Hz. Zülkarneyn kıyamete kadar delinemeyecek ve aşılamayacak olan seddi şu an inşa etmektedir. Hz. İbrahim babasına şu anda nasihat etmekte, putperest kavminin putlarını şu anda kırmaktadır ve kavminin kendisini attığı ateş Hz. İbrahim'e şu anda serinlik vermektedir. Hz. Muhammed (sav) şu anda Cebrail'den vahiy almakta, tam şu anda Mescid-i Haram'dan Mescid-i Aksa'ya götürülmektedir. Lut kavmi şu anda yerle bir olmaktadır. Cennet ehli şu anda <text:soft-page-break/>tahtlarda oturmuş karşılıklı sohbetler etmektedir. Cehennem ehli ise şu anda ateşe sunulmakta, büyük bir azap ve telafisi olmayan bir pişmanlık içinde acı çekmektedir. </text:p>
      <text:p text:style-name="P10">Allah bu görüntülerin tamamını, "şu anda", bizim bilemeyeceğimiz daha keskin bir netlikte görmekte ve duymaktadır. Allah bizim duyamadığımız dalgaboyundaki sesleri de duymakta ve göremediğimiz görüntüleri de görmektedir. Bizim şahit olduğumuz ve olmadığımız tüm olaylar ve tüm sesler Allah Katında her an hazırdır ve tüm canlılığı ile her an yaşanmaktadır. Bunların hiçbiri hiçbir zaman kaybolmaz, her zaman Allah'ın hafızasında tüm detayları ile yaşanır. </text:p>
      <text:p text:style-name="P10">Bu gerçek sizin hayatınız için de geçerlidir. Örneğin dedenizden size kalan evin temeli aslında şu anda atılmaktadır. Babanız bu evde şu anda doğmaktadır. Sizin ilk konuşmaya başladığınız an da şu andır. Bugününüzden tam 10 sene sonra yediğiniz yemeği aslında şu anda yemektesiniz. </text:p>
      <text:p text:style-name="P10">Tüm bu örneklerin karşımıza bir kez daha çıkardığı gerçek şudur: Hiçbir an, hiçbir kare, hiçbir olay, hiçbir varlık yok olmamıştır ve olmayacaktır. Nasıl televizyonda izlediğimiz bir film, film şeridine kaydedildiyse, çeşitli karelerden oluşuyorsa ve bu kareleri bizim görmememiz onların olmadığı anlamına gelmiyorsa, bizim "geçmişte yaşanmış" veya "gelecekte yaşanacak" dediğimiz olaylar için de aynı şey geçerlidir. </text:p>
      <text:p text:style-name="P10">Fakat bir noktanın yanlış anlaşılmaması çok önemlidir: Bu sahnelerin hiçbiri bir hatıra ya da bir anı gibi veya hayal gibi değildir. Bunların tümü, aynen şu an yaşadığınız an gibi canlıdır. Herşey diri olarak korunmaktadır. Biz yalnızca Allah bize bu algıları vermediği için onları geçmiş, bitmiş olaylar olarak görürüz. Ve Allah dilediği an bize bu görüntüleri gösterebilir, bu olaylara ait algıları vererek bize de bu olayları yaşatabilir. </text:p>
      <text:p text:style-name="P10">Bu örneklerde de görüldüğü gibi, Allah için geçmiş, gelecek, şimdi hepsi birdir. İşte bu nedenle Allah'a hiçbir şey gizli kalmaz. Nitekim ayette de Rabbimiz bu gerçeğe şöyle dikkat çekmiştir:</text:p>
      <text:p text:style-name="P10">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10"/>
      <text:p text:style-name="P10">Allah, Cennette Dileyene Geçmişi Aynısı ile Gösterebilir</text:p>
      <text:p text:style-name="P10">Cennetteki bir kul eğer isterse, Allah ona dünya hayatından olayları, aynısı ile gösterebilir. (Doğrusunu Allah bilir) Örneğin cennetteki bir insan Allah'tan ölmüş olan köpeğinin canlı halini, yanmış olan evinin yanmadan önceki halini, Titanik gemisinin batmadan önceki halini görmek istediği takdirde Allah ona bunların hepsini gösterecektir. Hem de o anki en canlı halleriyle. Örneğin Titanik, denizde yol alırken, o anda civarında bulunan tüm balıklar yine aynı yerlerinde olacak, içinde bulunan insanlar yine aynı konuları, aynı kelimelerle konuşuyor olacaktırlar. Veya geçmişte yaşamış büyük uygarlıklar, en ihtişamlı dönemleriyle, yapılarıyla, zenginlikleri ile bir bütün olarak görülebileceklerdir. İnka medeniyetini merak eden bir insan, bu medeniyetin her dönemini istediği an görebilecektir. Allah'ın hafızasında her olay sonsuza kadar aynı canlılıkta yaşanmaya devam ettiği için, insan merak ettiği herşeyi aynısı ile hazır bulacaktır.</text:p>
      <text:p text:style-name="P10"><text:soft-page-break/>Allah bir ayetinde "... Orda nefislerinizin arzuladığı herşey sizindir ve istediğiniz herşey de sizindir." (Fussilet Suresi, 31) diyerek cennette insanın dilediği herşeye sahip olacağını bildirmektedir. İnsanlara üzüntü vermeyecek, onları neşelendirip keyiflendirecek, dünyaya ait her görüntüyü ve olayı, Allah, cennetteki kullarına diledikleri takdirde gösterecektir. Bu, Rabbimizin cennete layık kulları için hazırladığı büyük bir nimetidir. </text:p>
      <text:p text:style-name="P10"/>
      <text:p text:style-name="P10">Bu Konunun İnsanlar için Önemi</text:p>
      <text:p text:style-name="P10">Bu konu, insanlar için büyük bir önem taşımaktadır. Çünkü, bizim gün içinde yaşadığımız ve hatta akşam olduğunda dahi unuttuğumuz her konuşmamız, her tavrımız, her bakışımız, aklımızdan geçirdiğimiz her düşünce, Allah Katında unutulmaz ve aynısı ile muhafaza edilir. Örneğin, bir arkadaşıyla sohbet ederken, dedikodu yapan bir insan bunu önemsemez, hatta unutur. Ancak onun dedikodu yaptığı an Allah Katında sonsuza kadar kalır. Veya, içinden Müslümanlar aleyhine bir düşünce geçen bir insanın o düşüncesi, onu düşündüğü andaki yüz ifadesi, içinden geçirdiği cümleler, Allah Katında sonsuza kadar durur. Veya, kendisi aç olmasına rağmen fedakarlık yaparak bir dostunu doyuran bir insanın fedakarlığı, o anki durumu, bakışı, düşünceleri de Allah Katında kaybolmadan sonsuza kadar kalacaktır. Ya da karşısına çıkan bir zorluğa Allah rızası için sabreden, kendisine sıkıntı veren bir kişiye güzel söz söyleyen kişinin güzel ahlaklı davranışı da hiçbir zaman kaybolmadan sonsuza kadar muhafaza edilir. Ve Allah, ahiret gününde, herkesi yaptığı bu iyi ve kötü davranışlardan sorguya çekecektir. İnsanların, kendileri yaptıkları halde unuttukları şeyler, hiç unutulmadan veya bir değişikliğe de uğramadan karşılarına çıkacaktır. Hatta bazı kimseler, sorgulama sırasında kendisine verilen kitabın ne kadar detaylı olduğuna şaşıracak ve şöyle diyeceklerdir:</text:p>
      <text:p text:style-name="P10">(Önlerine) Kitap konulmuştur; artık suçlu-günahkarların, onda olanlardan dolayı dehşetle-korkuya kapıldıklarını görürsün. Derler ki: "Eyvahlar bize, bu kitaba ne oluyor ki, küçük büyük bırakmayıp herşeyi sayıp-döküyor?" Yapıp-ettiklerini (önlerinde) hazır bulmuşlardır. Rabbin hiç kimseye zulmetmez. (Kehf Suresi, 49)</text:p>
      <text:p text:style-name="P10">Bu nedenle, bu gerçeğin farkında olan bir insan, her tavrının ve düşüncesinin sonsuza kilitlendiğini, sonsuza kadar Allah'ın hafızasında var olmaya devam edeceğini hiç unutmamalı ve ahiretteki sorgulamadan korkup sakınmalıdır.</text:p>
      <text:p text:style-name="P12"/>
      <text:h text:style-name="P55" text:outline-level="1">MADDENİN GERÇEĞİ KONUSUNA GELEN İTİRAZLARA CEVAPLAR</text:h>
      <text:p text:style-name="P50"/>
      <text:p text:style-name="P50">Maddenin gerçeği konusu, son derece açık, net ve anlaşılır olmasına rağmen, daha önceki konularda da değinildiği gibi, bazı insanlar birçok nedenle bu gerçeği kabul etmekten kaçınmakta ve anlamazlıktan gelmektedir. </text:p>
      <text:p text:style-name="P50"><text:soft-page-break/>Bu gerçeğin ulaştığı birçok insan "maddenin ardındaki sır"rı öğrenmekten dolayı yaşadığı olağanüstü heyecanı dile getirmiş, bu gerçeğin hayatını ve tüm düşüncelerini temelinden değiştirdiğini belirtmiştir. Birçok kişi ise, bu gerçeği daha iyi kavrayabilmek için daha detaylı sorular sorarak, konuyu daha derinlemesine anlamaya çalışmışlardır. Bu kişilerden bazılarının yorumlarını "Maddenin Sırrını Öğrenenler Büyük Bir Heyecan Yaşıyorlar" bölümünde görebilirsiniz. </text:p>
      <text:p text:style-name="P50">Bazı çevreler ise, bu konuyu körü körüne reddetmekte ve kendilerince bazı mantıklar öne sürerek, bu olağanüstü gerçeği inkar edebilmenin yollarını aramaktadırlar. Oysa, bu konunun reddi bilimsel olarak mümkün değildir. Bu konuyu reddeden insanın, görüntünün veya seslerin, beyninin içinde oluşmadığını bilimsel olarak ispat etmesi gerekir. Ama gelen itirazların hiçbirinde, hiçbir bilim adamı, nöroloji profesörü, beyin uzmanı, psikolog, psikiyatrist veya biyoloji profesörü olsun, hiç kimse, tüm algılarımızın beynimizde oluştuğunu reddetmemektedir. Çünkü bu, bilimsel olarak kesinliği bilinen bir gerçektir. </text:p>
      <text:p text:style-name="P50">Buna rağmen bazı kimseler, "görüntü beyninizde oluştuğuna göre..." diye başlayan bir cümlenin ardından gelecek olan apaçık gerçekten kaçabilmek için, bazı laf oyunları yapmakta, bu gerçeğin üzerini kelime oyunları veya ağdalı bilimsel bir üslupla kapatmaya çalışmaktadır. Bunun en açık örneklerinden biri, kendisine "görüntü beyinde mi oluşur" diye sorulan bazı bilim adamlarının verdikleri cevaplardır. </text:p>
      <text:p text:style-name="P50">Bu bilim adamlarından biri söz konusu soruya şöyle bir cevap vermektedir: "Hayır, beyinde görüntü oluşmaz. Gelen uyarılar görsel bir deneyimin içeriğini oluşturan bir temsil oluştururlar". </text:p>
      <text:p text:style-name="P50">Şimdi bu bilim adamının, gerçekleri göz ardı etmek için kullandığı yöntemi inceleyelim. Bu bilim adamı, "görüntü beyinde mi oluşur?" sorusuna, önce kesin bir "hayır" demektedir. Ardından ise, gelen uyarılar ile görüntüyü görmemizi sağlayan bir temsili görüntü oluştuğunu belirtmektedir. Sonuçta, sorulan soruya aslında "evet" demektedir. Beyinde oluşan görüntü elbette ki "temsili bir görüntü"dür. Yani beynin içinde hiçbir zaman masanın, güneşin veya gökyüzünün kendisi olmaz. Temsili veya başka bir deyişle kopyası olan bir görüntüsü olur. Biz de, "dünyayı görüyoruz" derken, bu "temsili dünyayı", "kopya dünyayı" veya "hayal olan dünyayı" görürüz. Bunların hepsi, aynı gerçeğin farklı şekillerde ifadesidir. Bu bilim adamının yaptığı, "beynimizde gördüğümüz dünya temsili bir dünya mıdır?" sorusuna "kesinlikle hayır, beynimizde gördüğümüz dünyanın kopyasıdır" gibi bir cevap vermektir. Yani sorulan soruyu önce kesinlikle reddedip, ardından da farklı bir anlatımla, biraz daha karışık cümlelerle aslında beynimizde gördüğümüzü onaylamaktadır. Bu, bazı bilim adamlarının, bu gerçeği kabul ettiklerinde, tek mutlak varlık olarak kabul ettikleri maddeyi kaybetmenin getirdiği korku ve endişe ile başvurdukları samimiyetsiz bir yöntemdir. </text:p>
      <text:p text:style-name="P50">Bazıları ise, görüntünün beynimizde oluştuğunu inkar edememekte ama yine "evet tüm dünyayı beynimin içinde görüyorum" demekten kaçınmak için, "Beyin sadece gelen uyarıları işler ve sinirsel aktiviteleri ayarlar, böylece görüntüyü görür, sesi <text:soft-page-break/>duyarsınız" diyerek dolambaçlı bir cevap vermektedirler. Zaten, asıl konu, beyin tüm işlemleri yaptıktan sonra görüntünün nerede oluştuğudur. Bu bilim adamının verdiği cevap, sorunun bir cevabı değil, görüntü oluşmadan önceki aşamanın kısa bir anlatımıdır. Beyin gelen uyarıları işler, ama sonra bu işlediklerini tekrar göze veya kulağa geri göndermez. Dolayısıyla gören göz, duyan da kulak değildir. Öyle ise, beyin gelen uyarıları işledikten sonra ne yapar? Bu işlenen bilgi nerede kalır, bu bilgi görüntüye veya sese nerede dönüşür? Bu bilgiyi görüntü olarak gören, ses olarak duyan kimdir? Bu bilim adamlarından istenen cevaplar bunlarken, onlar birçok dolambaçlı cevapla, gerçeği itiraf etmekten kaçınmaktadırlar. Aslında bu kadar açık bir gerçeğin tartışılması büyük bir mucizedir. </text:p>
      <text:p text:style-name="P50">Ancak bu itiraz veya kaçış yöntemlerinin hepsi geçersiz ve zayıftır. Burada anlatılanları inkar edecek kişinin, tüm algılarımızın beynimizde oluştuğu gerçeğini reddedecek bilgilerle gelmedikçe, söyleyeceklerinin bir değeri olmayacaktır. Görüntünün ve tüm hislerimizin beynimizde oluştuğu gerçektir. Ancak bir insan açık gerçeği kavradığı halde bu görüntüleri oluşturanın -kendi aklınca ve cahilce bir inatla- Allah olduğunu inkar edebilir, "bu konuyu düşünmek keyfimi kaçırıyor" diyebilir, "maddenin aslını hiçbir zaman göremediğimi düşündükçe içim sıkılıyor", "hayatımın hiçbir anlamı kalmadı" diyebilir. Ama şunu hemen belirtmek gerekir ki, maddenin konusundaki bu önemli gerçeği öğrenmek asla keyif kaçırıcı bir durum değildir. Tam tersine Allah'ın üstün ve gücünü daha derin takdir etmeye, Allah'ın üstün yaratma sanatını daha iyi kavramaya, Allah'ı daha çok sevmeye, dolayısıyla gördüğü tüm görüntülerin de Allah'ın tecellileri olduğu bilinciyle daha çok sevmeye, hepsinden daha çok sevk almaya, güzel bir derinlik yaşamaya vesiledir. Kısaca, çok büyük ve kıymetli bir nimettir. Buna rağmen, hiçlik haline gelip, Allah'tan başka hiçbir varlık kalmıyor olması imanın derinliğini kavrayamamış bazı insanların ağırına gidiyor olabilir. Ancak bu insanlar asla, "gördüklerimi gözlerimle görüyorum" veya "gördüklerimin dışarıdaki maddenin aslıdır" diyemezler. Çünkü bunları kanıtlayacak hiçbir bilimsel delile veya gözleme sahip değildirler, olamazlar da. Zaten, en koyu materyalist dahi tüm görüntüyü beyninde gördüğünü kabul etmektedir. </text:p>
      <text:p text:style-name="P50">Bu bölümde, genelde bu gerçeği kabul etmeye yanaşmayan kişilerden gelen itirazlara verilen cevaplara yer verilecektir. Aşağıdaki itirazları ve cevaplarını okuduğunuzda, samimi ve ön yargısız olarak düşünüldüğünde aslında bu soruların cevaplarının çok açık olduğunu siz de göreceksiniz. </text:p>
      <text:p text:style-name="P50">İtiraz: "Yolda otobüs gördüğünüzde ezilmemek için kaçarsınız. Demek ki otobüs var. Eğer beyninizde görüyorsanız neden kaçıyorsunuz?" </text:p>
      <text:p text:style-name="P50">Cevap: Bu ve benzeri soruları soranların yanıldıkları ve anlayamadıkları nokta, "algı" kavramının sadece görme duyusu ile ilgili olduğunu sanmalarıdır. Oysa sadece görme değil, dokunma, çarpma, darbe, sertlik, acı, sıcaklık, soğukluk, ıslaklık gibi tüm hisler, aynı görme gibi insanın beyninde oluşan algılardır. Örneğin otobüse binmek için otobüsün kapısının soğuk metalini elinde hisseden bir insan, aslında bu "soğuk metal hissini" beyninde algılar. Bu çok açık ve bilinen bir gerçektir. Dokunma duyusu, daha önce de belirtildiği gibi, bir insanın -örneğin <text:soft-page-break/>parmaklarından gelen sinir uyarılarının- beyninin belli bir noktasında oluşturduğu bir histir. Hisseden parmaklarımız değildir. İnsanlar bunu bilimsel olarak da açıklandığı için kabul etmektedirler. Ancak, konu otobüsün kapısını tutmak değil de, otobüsün insana çarpması olunca, yani bu dokunma hissi daha şiddetli ve acı verici olunca, bu gerçeğin geçerli olmadığını sanmaktadırlar. Oysa, acı veya darbe de beyinde hissedilir. Bir otobüsün çarptığı bir insan darbenin şiddetini ve tüm acıyı beyninde hisseder. </text:p>
      <text:p text:style-name="P50">Bunu daha iyi anlamak için rüyaları düşünmek faydalı olacaktır. İnsan rüyasında da kendisine otobüs çarptığını, kazadan sonra gözünü hastanede açtığını, ameliyata alındığını, doktorların konuşmalarını, ailesinin 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Ve bunların hepsi gerçek yaşamdakiler kadar doğal ve inandırıcıdır. O an, rüyanın içindeki biri ona rüya gördüğünü, gördüklerinin bir hayal olduğunu söylese ona inanmaz. Oysa, gördüklerinin hepsi bir hayaldir ve ne otobüsün, ne hastanenin, ne de rüyasında gördüğü bedeninin dış dünyada maddi karşılığı vardır. Rüyasında gördüğü bedenin ve otobüsün maddi karşılıkları olmamasına rağmen, "gerçek bir bedene" "gerçek bir otobüs" çarpmış gibi hissedebilmektedir. </text:p>
      <text:p text:style-name="P50">Öyle ise materyalistlerin "maddenin varlığını tokat yiyince anlarsın", "dizine bir tekme gelince, maddenin varlığından şüphen kalmaz", "köpek görünce kaçarsın ama", "otobüs çarpınca beyninde mi değil mi anlarsın", "madem algı o zaman otobana çıkıp arabalardan kaçmadan ortada dur" gibi itirazlarının hiçbir anlamı ve geçerliliği yoktur. Hızlı bir darbe, can acıtan köpeğin dişleri, şiddetli bir tokat, maddenin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text:p>
      <text:p text:style-name="P50">Bazı insanların otobandan hızla geçen bir otobüsü veya bu otobüsün sebep 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Ve bazı insanlar bu olaylar neticesinde bunların algı olduğunu unutabilmektedir. Ama zihinde meydana gelen algılar ne kadar eksiksiz ve mükemmel olursa olsun, bunların birer algı olduğu gerçeği değişmeyecektir. İnsan otobanda yürürken bir kaza yaşasa da, depremde yıkılan bir evin altında kalsa da, yangında alevler tarafından sarılsa da, merdivenlere takılıp düşse de tüm bu olayları zihninde yaşar ve asla gerçekleri ile muhatap olamaz. </text:p>
      <text:p text:style-name="P50">Bir insan otobandaki bir otobüsün önüne atladığında, zihnindeki otobüs, zihnindeki bedenine çarpar. O insanın bu kaza sonucunda hayatını yitirmesi, bedeninin <text:soft-page-break/>parçalanması da bu gerçeği değiştirmez. Eğer insanın zihninde gördüğü bu olay ölüm ile sonuçlanırsa, Allah o insana gösterdiği görüntüyü bir perdenin kaldırılması gibi kaldırır ve o kişiye başka bir görüntü, ahirete ait görüntüleri gösterir. Bu gerçeği şimdi samimiyetle düşünüp anlamayanlar, ölümleriyle birlikte hemen anlayacaklardır. </text:p>
      <text:p text:style-name="P50">İtiraz: "Tüm nesneleri beynimde gördüğüm doğru, ancak bunların hepsinin kopya görüntü olmasına inanamıyorum."</text:p>
      <text:p text:style-name="P50">Cevap: Tüm dünyayı beynimizde algıladığımız, bilimin kesin olarak ispatladığı ve bilgi sahibi hiç kimsenin aksini iddia edemeyeceği bir gerçektir. Ancak insanların asıl kavrayamadıkları konu şudur: "Biz tüm nesneleri zihnimizde algılıyorsak, zihnimizin dışında var olan nesnelerin asıllarını hiç bilemeyecek miyiz?" Bu şüphe doğrudur; biz hiçbir zaman zihnimizde algıladıklarımızın dışarıda maddenin aslı olup olmadığından emin olamayız. Çünkü biz, beynimizin dışına çıkıp da dışarıda ne olduğunu göremeyiz. Beyindeki görüntülerin dış dünyada karşılığının nasıl olduğunu bilmemiz işte bu yüzden mümkün değildir. Çünkü ne bu iddiayı öne süren kişi, ne bir nörolog, ne bir beyin cerrahı, ne bir felsefeci, ne de herhangi bir başka insan bugüne kadar beyninin dışına çıkamamıştır ki, beyninin dışındaki maddenin nasıl olduğunu bilebilsin. </text:p>
      <text:p text:style-name="P50">İnsanın hayatına dair bildiği herşey, beynine gelen elektrik sinyallerinin beyni tarafından algılanış şeklinden kaynaklanır. Yani insan, daima kendi beyninin içinde oluşan dünyasında yaşar. Gökyüzüne baktığımızda gördüğümüz kuşlar, caddenin öbür ucunda gözden kaybolmak üzere olan bir araba, odamızdaki eşyalar, elimizdeki bu kitap, dostlarımız, akrabalarımız, bunların hepsi beynimize ulaşan kopya görüntülerdir. Ve kimse beyninin içinde oluşan bu hayatın dışına çıkamaz. Bu, ne bilimle ne de teknoloji ile ulaşılması imkansız bir durumdur. Çünkü bir bilim adamı ne icat ederse etsin, yine onu beyninin içindeki görüntünün içinde icat edecektir. Dolayısıyla, o "dış dünyayı görmek için icat ettiği şey" de beyninin içinde kalacaktır. Hiçbir insanın bir maddenin aslının neye benzediğini bilmesi mümkün değildir; çünkü hiçbir insan maddenin aslı ile hiçbir zaman muhatap olmamıştır. İlk insandan bu yana yeryüzünde bir sesin aslını duyan, bir manzaranın aslını gören veya bir gülün aslını koklayan tek bir insan bile yaşamamıştır. </text:p>
      <text:p text:style-name="P50">İtiraz: " Bıçağı biraz kaydırdığımda </text:p>
      <text:p text:style-name="P50">elimde hissettiğim acı, sızlama, elimden akan kan bir görüntü değil. </text:p>
      <text:p text:style-name="P50">Ayrıca bunu yanımdaki arkadaşım da gördü." </text:p>
      <text:p text:style-name="P50">Cevap: Aslında bu konuyu bundan önceki itirazların cevaplarında detaylandırmıştık. Ancak konunun önemi açısından burada bir kez daha vurgulamakta yarar vardır. </text:p>
      <text:p text:style-name="P50">Bu itirazı getirenlerin en önemli yanılgısı, görüntü dışında ses, koku, dokunma gibi diğer hislerin de beyinde oluştuğunu göz ardı etmeleridir. Bu nedenle "bıçağı beynimde görüyor olabilirim, ama bıçağın keskinliği bakın gerçek, çünkü elimi kesti" demektedirler. Oysa bu kişinin elindeki acı, akan kanın verdiği sıcaklık ve <text:soft-page-break/>ıslaklık hissi ve tüm diğer algıları yine beyninde oluşur. Yanındaki arkadaşının bu olaya şahit olması bu gerçeği değiştirmez, çünkü arkadaşı da, bıçakla aynı yerde yani beynindeki görme merkezinde oluşmaktadır. Bu kişi aynı hisleri, bıçakla elini kestiğini, elindeki acıyı, kanın görüntüsünü ve sıcaklığını aynısı ile rüyasında da yaşayabilir. Elini kestiğini gören arkadaşını da yine rüyasında görür. Ama arkadaşının varlığı, bu gördüklerinin rüya olmadığının bir kanıtı olmaz. </text:p>
      <text:p text:style-name="P50">Hatta rüyasında elini kestiği sırada biri gelip, "bu gördüklerin bir algı, bu bıçak gerçek değil, elinden akan kan, hissettiğin acılar da gerçek değil, bunların hepsi şu an zihninde izlediğin olaylar" dese, kişi buna inanmayacak ve yine itiraz edecektir. Hatta belki "Ben materyalistim. Böyle iddialara inanmam. Şu anda gördüklerimin hepsinin hissediyorum, bak kanı görmüyor musun?" diyecektir. </text:p>
      <text:p text:style-name="P50">İşte, maddenin aslıyla muhatap oluyorum diye ısrar edenler, yukarıdaki örnekte görülen kişi gibidirler. İçinde yaşadıkları algılar dünyasında "tüm bunlar bir algı ve bu algıların aslına asla ulaşamazsın " denmekte, ancak onlar bu gerçeğe şiddetle karşı çıkmaktadırlar. </text:p>
      <text:p text:style-name="P50">Ancak şunu da unutmamak gerekir ki, bir insan, eli kesildiğinde, "bu nasılsa bir görüntü" diyerek tedbir almadan oturmaz. Çünkü Allah, bu görüntüler içinde insanları bazı sebeplere bağlı olarak yaratmıştır. Örneğin eli kesilen insan bunun için gerekli ilaçları kullanır, elini sarar veya doktora gider. Ancak bu işlemlerin hepsinin beyninde oluşan görüntüleriyle muhatap olur. Sargı bezi de, kullandığı ilaçlar da beyninde oluşan görüntülerdir. </text:p>
      <text:p text:style-name="P50">İtiraz: "Maddenin zihnimizde gördüğümüz hayali ile muhatap olduğumuzu </text:p>
      <text:p text:style-name="P50">söylemek İslam dini ile bağdaşır mı?" </text:p>
      <text:p text:style-name="P50">Cevap: Bazı Müslümanlar, maddenin beynimizdeki hayali ile muhatap olduğumuz gerçeğinin İslam dini ile bağdaşmadığını öne sürmekte ve geçmişte din alimlerinin bu gerçeği kabul etmediklerini iddia etmektedirler. Oysa bu doğru değildir. Aksine burada anlatılanlar Kuran ayetleri ile tamamen mutabıktır; hatta birçok ayetin, cennet ve cehennem, sonsuzluk, zamansızlık, ölümden sonra diriliş, ahiret gibi Kuran'da bildirilen konuların kesin bir kavrayışla anlaşılması açısından da son derece önemlidir. </text:p>
      <text:p text:style-name="P50">Elbette ki bu konu bilinmese de, bir insan gerçek imanı yaşayabilir. Allah'ın Kuran'da bildirdiği herşeye gönülden ve hiçbir şüphe duymadan iman edebilir. Ama şunu belirtmek gerekir ki, bu konu insanın imanda ve yakinde derinleşmesini sağlar ve nitekim geçmişte birçok önemli İslam alimi de, bu gerçeği bu yönde açıklamışlardır. Yalnızca yaşadıkları dönemde bilimin bu konuyu henüz açığa çıkarmamış olması ve konuyu yanlış anlamaya müsait akımların varlığı, onların bu anlattıklarının yayılmasını ve geniş kitlelerce bilinmesini engellemiştir.</text:p>
      <text:p text:style-name="P50">Maddenin gerçek mahiyetini açıklayan İslam alimlerinden biri ve en önemlisi "hicri onuncu asrın müceddidi" sayılan ve asırlardır tüm İslam dünyasının büyük saygısını kazanmış olan İmam Rabbani'dir. İmam Rabbani'nin, Mektubat adlı eserinde bu konuyla ilgili çok detaylı izahlar bulunmaktadır. İmam Rabbani, Allah'ın, kainatı "his <text:soft-page-break/>ve vehim mertebesinde", yani algı derecesinde yarattığını bir mektubunda şöyle açıklamaktadır:</text:p>
      <text:p text:style-name="P50">Yukarıda şöyle bir cümle kullandım: 'Sübhan Hak'kın halkı (Allah'ın yaratışı), his ve vehim mertebesindedir.' Bunun manası şu demeye gelir: 'Allah-u Teala, eşyayı öyle bir mertebede yaratmıştır ki, o mertebede eşya için his ve vehimden gayrı bir yerde sübut (sabitlik) ve husul (varlık) yoktur.47</text:p>
      <text:p text:style-name="P50">Dikkat edilirse, İmam Rabbani, bizim gördüğümüz alemin, yani tüm varlıkların "his ve vehim mertebesinde", yani algı düzeyinde yaratıldığını özellikle vurgulamaktadır. Bu vehim mertebesindeki alemin dışında (hariçte) ise sadece Allah'ın Zatı vardır. İmam Rabbani, tek mutlak varlığın Allah olduğunu şöyle anlatır:</text:p>
      <text:p text:style-name="P50">Hariçte Yüce Hak'tan başka mevcut değildir... Belki de şanı büyük Allah'ın yaratması ile vehim mertebesinde sübut (sabitlik) bulmuştur... Eğer onun için bir görüntü sabit olur ise, o vehim mertebesindedir. Eğer onun bir sübutu (sabitliği) var ise, o dahi, yüce Allah'ın vehim mertebesindeki sanatı iledir. Hulasa, onun sabitliği ve görüntüsü tek mertebede olmaktadır. Sübutu bir yerde, görüntüsü dahi ayrı bir yerde değildir..."48</text:p>
      <text:p text:style-name="P50">Sonuç olarak, İmam Rabbani'nin de izahlarından açık bir şekilde anladığımız gibi, madde mutlak varlık değildir ve biz onun hakkında çok sınırlı bir bilgiye sahibiz. Biz sadece zihnimizde bize gösterilen görüntüyü görürüz. Bu görüntüyü tüm detayları ile yaratan ve bize izlettiren ise alemlerin Rabbi olan Allah'tır. </text:p>
      <text:p text:style-name="P50">Yegane mutlak varlığın Allah olduğunu, Allah'ın tüm kainatı vehim mertebesinde yarattığını açıklamış olan bir diğer büyük İslam alimi, Muhyiddin Arabi'dir. İlimdeki derinliği nedeniyle "Şeyh-i Ekber" (en büyük şeyh) olarak da anılmış olan Muhyiddin Arabi, Fusüs-ül Hikem (Hikmetlerin Özü) adlı kitabında kainatın, Allah'ın tecellilerinden oluşan bir gölge varlık olduğunu şöyle açıklamıştır:</text:p>
      <text:p text:style-name="P50">Biz diyoruz ki, bilmelisin ki, Hak'tan başka varlıklar, yahut alem adıyla anılan şey, Hak'ka nispetle bir şahsın gölgesi gibidir. Böyle olunca masiva, yani Allah'tan başka olan varlıklar, Allah'ın gölgesidir... Gölge şüphesiz histe mevcuttur.49</text:p>
      <text:p text:style-name="P50">Muhyiddin Arabi'nin bu sözlerinde belirttiği gibi, insan Allah'ın Kendisi’nden üflediği ruhu taşıyan, Allah'ın tecellisi olan bir varlıktır. Tek mutlak varlık Allah'tır. İnsan ise hayal olandır. Bu çok önemli bir gerçektir ve aksi düşünüldüğünde insan büyük bir yanılgının içine düşmüş olur.</text:p>
      <text:p text:style-name="P50">İmam Rabbani'ninyanı sıra Mevlana Cami de, Kuran'ın işaretleri ve akıl yoluyla bulduğu bu hayret verici gerçeği, "kainatta ne varsa hepsi vehim ve hayaldir. Ya aynalardaki akislerdir, ya da gölgeler gibidir" diyerek dile getirmiştir.</text:p>
      <text:p text:style-name="P50">Görüldüğü gibi, büyük İslam alimleri bu gerçeği bütün açıklığı ile açıklamışlardır ve dolayısıyla bu konunun Kuran'a ve sünnete karşı olduğunu iddia etmek veya İslam alimlerinin kabul etmediğini öne sürmek inandırıcı değildir. Ayrıca, şu da unutulmamalıdır ki, tüm görüntüleri beynimizde gördüğümüz kimsenin inkar edemediği kesin olarak ispatlanmış bir gerçektir. Geçmişte bu gerçek bilimsel olarak bilinemeyeceği için, bazı İslam alimlerinin bu gerçeği ortaya koymamış <text:soft-page-break/>olmaları doğaldır. Ayrıca, maddenin aslı ile muhatap olamadığımız gerçeğini bazı çevreler sapkın bir inançla açıklamışlar ve dinin hükümlerini ve kurallarını ortadan bu şekilde kaldırmaya çalışmışlardır. Bu tür sapkın ve samimiyetsiz akımlar nedeniyle de, bazı İslam alimleri Müslümanları bu tür tehlikelere karşı uyarmışlardır. Fakat bunlar bu gerçeğin sapkın yorumlarıdır. Burada anlatılanlarla karıştırılmamalıdır.</text:p>
      <text:p text:style-name="P50">Doğrusu, baştan beri vurguladığımız gibi, maddeyi Allah'ın yarattığı ve bizim onun aslı ile muhatap olamadığımızdır.</text:p>
      <text:p text:style-name="P50"/>
      <text:p text:style-name="P50">İtiraz : "Herşeyin hayaliyle muhatap isek Allah'ın bazı sıfatlarını nasıl </text:p>
      <text:p text:style-name="P50">açıklayabileceğiz?" </text:p>
      <text:p text:style-name="P50">Cevap: Bazı inananlar, maddenin gerçek mahiyetinin kabul edilmesi ile Allah'ın birçok ismine "perde çekildiğini", maddenin hayal olması ile Allah'ın bazı isimlerinin tecellisinin açıklanamayacağını zannetmektedirler. Bu da yine derin düşünmemekten ve anlatılanları tam kavrayamamaktan kaynaklanan bir hatadır. </text:p>
      <text:p text:style-name="P50">Herşeyden önce, Allah'ın isimlerine hiçbir düşünce, hiçbir güç perde çekemez. Hiçbir bilimsel gerçek, Allah'ın isimlerinin tecelli etmesini engelleyemez. Zaten bu bilimsel gerçekleri yaratan da Allah'tır. Allah Kendi yarattığı varlıklardan ve kanunlardan münezzehtir. Dolayısıyla, yeryüzünde var olan hiçbir güç veya hiçbir bilgi, Allah'ın isimlerinin tecellilerini ortadan kaldırmaz. Böyle birşeyi düşünebilmek, Allah'ın sonsuz kudretini takdir edememek olur.</text:p>
      <text:p text:style-name="P50">Ayrıca, maddenin zihnimizde oluşan kopyasıyla muhatap olduğumuz gerçeği, bu kişilerin zanlarının aksine Allah'ın isimlerinin her an her yerde durmaksızın tecelli ettiğini gösteren önemli bir delil niteliğindedir. Çünkü tıpkı bir film görüntüsü gibi, vehim ve hayal mertebesinde oluşan bir görüntü, kendi kendine meydana gelemeyeceğine, mutlaka onu gösteren bir varlık olması gerektiğine göre, bunu var eden bir Yaratıcı var demektir. Bu Yaratıcı üstün güç ve kudret sahibi olan Yüce Allah'tır.</text:p>
      <text:p text:style-name="P50">Görüntünün kesintisiz, sürekli olması ise, Yaratıcımız Allah'ın her an yaratmayı sürdürüyor olduğunun açık delilidir. Nitekim, göklerin ve yerin, yani evrenin sabit ve kararlı olmadığı, sadece Allah'ın yaratmasıyla varlık buldukları ve Allah yaratmayı durdurduğunda yok olacakları bir ayette şöyle ifade edilir:</text:p>
      <text:p text:style-name="P50">Şüphesiz Allah, gökleri ve yeri zeval bulurlar diye (her an kudreti altında) tutuyor. Andolsun, eğer zeval bulacak olurlarsa, Kendisi’nden sonra artık kimse onları tutamaz. Doğrusu O, Halim'dir, bağışlayandır. (Fatır Suresi, 41)</text:p>
      <text:p text:style-name="P50">Allah Neml Suresi'nin 64. ayetinde ise "halkı sürekli yaratmakta olan" olduğunu haber vermiştir. "Kendileri yaratılıp dururken, hiçbir şeyi yaratamayan şeyleri mi ortak koşuyorlar? (A'raf Suresi, 191) ayetinde ise yine insanların her an yaratılıp durduklarına dikkat çekilmektedir. </text:p>
      <text:p text:style-name="P50"><text:soft-page-break/>Yani gördüğümüz görüntülerin kesintisiz, sürekli olmasının nedeni, bu görüntülerin sabit bir varlıklarının olması değil, Allah'ın onları her an yaratıyor olmasıdır. Dolayısıyla, insan her anında, her gördüğü, hissettiği varlıkta, Allah'ın sürekli yaratışının bir tecellisini görür. </text:p>
      <text:p text:style-name="P50">Sonuç olarak bu gerçek, Allah'ın sıfatlarının kainat üzerindeki tecellilerinin görülmesini daha da netleştirmektedir. Örneğin bir bahçeye girdiğinde, bahçedeki meyvelerin, çiçeklerin, ağaçların, aslında zihninde kendisine gösterilen hayali ile muhatap olduğunu bilen bir insan, hemen bu hayali kendisine gösteren, kendisine sayısız nimeti ve güzelliği sunan, Rezzak olan Allah'ı anar. Çok güzel bir ev sahibi olan, ancak bu evin, içindeki tüm eşyaların, antikaların, altınların, gümüşlerin gerçek mahiyetini bilen, yani tamamının beynindeki bir görüntüsüyle muhatap olduğunun farkında olan bir insan bu mülk ile şımarıp böbürlenmez. Aynı Hz. Süleyman gibi, kendisine bu mülkün güzelliğini gösteren, onu bununla zengin eden Vehhab (bağışı çok olan, karşılıksız armağan eden) olan Allah'ı tesbih eder. Veya, bir insana Allah'ın varlığını, birliğini, Allah'ın tek mutlak varlık olduğunu, cennetin ve cehennemin varlığını anlatan bir insan, karşısındaki insan iman ettiğinde Allah'ın Hadi (Hidayet lütfeden, doğru yola ulaştıran) isminin bir tecellisini görür. </text:p>
      <text:p text:style-name="P50">Şu gerçeği tekrar hatırlatmak gerekir ki, her insanın beyninde oluşan görüntüleri izlediği, bu görüntülerin seslerini beyninde duyduğu, beynindeki görüntülere dokunduğu kesin bilimsel bir gerçektir. Ve biz, sahip olduğumuz algılarımızla, beynimizin dışında ne olduğunu asla bilemeyiz. Öyle ise, bize bu görüntüleri gösteren, bu sesleri dinleten ve görüntüyü daima bir sebep sonuç ilişkisi içinde yaratan bir gücün varlığından emin oluruz. Bu güç Allah'tır. Ve Allah, bizim için bu görüntüleri yaratmadığında bizim için dünya hayatı, yaşam olmaz. Öyle ise bizim her anımızda, Allah'ın yaratışı ve Allah'ın isimlerinin tecellileri kesintisiz devam eder. Örneğin bu kitabı okuyan kişi için Allah kesintisiz olarak bu kitabın ve üzerindeki yazıların, resimlerin görüntülerini yaratmaya devam etmektedir. </text:p>
      <text:p text:style-name="P50">Bu bize Allah'ın Halik sıfatını ve yaratmadaki gücünü gösterir. Allah şu anda, yeryüzündeki milyarlarca insana milyarlarca ayrı görüntüyü izlettirmektedir. Ve bu görüntülerin her biri kesintisiz olarak, büyük bir uyumla, en ince detayına kadar yaratılmaktadır. Hiçbir insanın görüntüsünde en küçük bir ayrıntı dahi eksik kalmadan kendisine gösterilmektedir. Bu hakikati düşünmek, insanlara Allah'ın sonsuz gücünü, alemlerin tek hakimi olduğunu gösterecektir. </text:p>
      <text:p text:style-name="P50">İmam Rabbani maddenin hayal mertebesinde yaratıldığını anlatırken, Allah'ın isimlerini his ve vehim mertebesinde tecelli ettirdiğini şöyle açıklamıştır: </text:p>
      <text:p text:style-name="P50">... Sübhan Hak, kemal-i kudreti ile, adem (yokluk) aleminde isimlerden her bir isim için mazharlardan bir mazhar tayin etti. Ve onu, his ve vehim mertebesinde yarattı. Hem de dilediği vakitte ve istediği şekilde... Alemin sübutu (sabitliği), his ve vehim mertebesinde olup hariç mertebede değildir... Hariçte (dışarıda) dahi, yüce Vacib Zat'ın (Allah'ın) zat ve sıfatlarından başkası da sabit ve mevcud olmaya...52</text:p>
      <text:p text:style-name="P50">Bu gerçeğin farkında olan bir insanın başarılarını, elde ettiği zenginliği, eşyalarını, ünvanlarını kendisinden bilmesi, bunları sahiplenerek böbürlenmesi de imkansız <text:soft-page-break/>hale gelir. Çünkü her an, her yerde Allah'ın isminin bir tecellisini, Allah'ın kendisine algılattığı bir görüntüyü izlediğini çok iyi bilir. Allah'a karşı ne kadar muhtaç ve aciz olduğunu asla unutmaz. Allah'ın aşağıdaki ayetinde de bildirdiği gerçeğe, "hakku'l-yakin" (kesin bir gerçek olarak) iman eder:</text:p>
      <text:p text:style-name="P50">Ey insanlar, siz Allah'a (karşı fakir olan) muhtaçlarsınız; Allah ise, Ğaniy (hiçbir şeye ihtiyacı olmayan)dır, Hamid (övülmeye layık)tır. (Fatır Suresi, 15)</text:p>
      <text:p text:style-name="P50">İtiraz: "Bu, geçmişte idealistlerin öne sürdüğü eski bir felsefedir."</text:p>
      <text:p text:style-name="P50">Cevap: Bazı çevreler, maddenin gerçeğinin anlatılmasından büyük bir rahatsızlık duydukları için, maddenin beynimizde oluşan kopyası ile muhatap olduğumuz gerçeğini, geçmişte öne sürülmüş felsefelerden biri olarak göstermeye çalışmaktadırlar. Oysa bilimsel gelişmeler, bu konunun bir felsefe değil, bilimsel bir gerçek olduğunu ortaya koymaktadır. Dolayısıyla söz konusu kişilerin çabaları boşunadır.</text:p>
      <text:p text:style-name="P50">Kaldı ki, bir fikrin daha önceki devirlerde de başka düşünürler tarafından savunulmuş olması o fikri ne geçersiz kılar ne de değersizleştirir. Maddenin algısıyla muhatap olduğumuz gerçeği geçmişte de çağımızda da kimi insanlar tarafından anlaşılmış ve ifade edilmiştir. </text:p>
      <text:p text:style-name="P50">Ayrıca geçmişte yaşamış olan idealistlerin fikirleri, onlara karşı çıkmış olan materyalistler tarafından çürütülebilmiş değildir ki, "geçmişte de bu konu söylendi" diyenlerin bir haklı tarafı olsun. </text:p>
      <text:p text:style-name="P50">Dünyayı Beynimizde Gördüğümüz Konusu Bir Felsefe Değildir:</text:p>
      <text:p text:style-name="P50">Maddenin aslı hakkındaki gerçekler, ilk defa keşfedilmiş bir konu değildir, geçmişte bu gerçeğin sadece bir felsefe olarak anlatıldığı doğrudur. Ancak günümüzde bu gerçek bilimsel olarak ispatlanmıştır. </text:p>
      <text:p text:style-name="P50">Tarih boyunca birçok düşünür, din ve bilim adamı bu konuyu gündeme getirmiş, maddenin sadece kopyalarıyla muhatap olduğumuzu anlatmıştır. Örneğin Eski Yunan felsefecilerinden Pisagor, Elea okulu, özellikle "Mağara İdesi" ile Eflatun gibi birçok düşünür bu konuyu bir yönüyle açıklamıştır. Zerdüştlük, Budizm, Taoizm, gibi batıl inanışların, Yahudilik ve Hıristiyanlık gibi dinlerin elde kalan metinlerinde de bu konudan bahsedildiği görülür. İmam Rabbani, Muhyiddin Arabi, Mevlana Cami gibi büyük İslam alimleri de maddenin hakikati konusunu bütün açıklığı ile anlatmışlardır. Bu konuda görüşlerine yer verilmesi gereken en önemli isim, İrlandalı bir din adamı ve filozof olan Berkeley'dir. </text:p>
      <text:p text:style-name="P50">Maddenin sadece zihnimizdeki kopya halini bildiğimizi açıklayan Berkeley, döneminde yaşayan ve maddeyi mutlak bir varlık olarak kabul eden materyalistler tarafından ağır saldırılara uğramış, hakaret ve iftira yoluyla susturulmaya çalışılmıştır. Ancak ne Berkeley ne de diğer düşünürler, yaşadıkları dönemde mevcut bilimsel bulguların yetersizliği nedeniyle, bu görüşlerini bilimsel deliller ile destekleyememişlerdir. Bu nedenle, karşıt görüşlerin baskısının da etkisiyle, konunun tam olarak anlaşılması veya yaygınlaşması mümkün olmamıştır. Bir kısmı ise keşfettikleri bu önemli gerçeği yanlış değerlendirmiş, gerçeğe yakınlaşsa bile en <text:soft-page-break/>doğru sonuçları çıkaramamıştır. Bazı art niyetli çevreler de bu gerçeği sapkın bir yöne çekmeye çalışmışlardır. </text:p>
      <text:p text:style-name="P50">Maddenin Aslı Konusu Teknik Bir Gerçektir:</text:p>
      <text:p text:style-name="P50">Ancak günümüzde, "maddenin zihinde algılandığı halini bildiğimiz", felsefi bir konu olmaktan çıkmış, bilimsel delillerle ispatlanan teknik bir gerçeğe dönmüştür. Bilim dünyasındaki gelişmeler, insanın duyu organlarının işleyişini çözmüştür. Bu işleyiş, kitabın başında da anlattığımız gibi, her duyu organı için aynıdır: Dış dünyadan duyu organlarına gelen etkenler, hücrelerimiz tarafından elektrik uyarılarına dönüştürülür ve sinirler aracılığı ile beyindeki algı merkezlerine ulaştırılır. Ve insan, dış dünyayı beynindeki küçücük algı merkezlerinde görür, duyar, koklar, tadar veya hisseder.</text:p>
      <text:p text:style-name="P50">Bu teknik gerçekler, bugün herhangi bir fizyoloji kitabında veya lise biyoloji kitaplarında dahi bulunabilecek son derece açık gerçeklerdir. Görüntünün ve hislerin beyinde nasıl oluştuğu, bütün tıp fakültelerinde detaylı biçimde okutulmaktadır. Gelişen bilimle beraber fizik, kuantum fiziği, psikoloji, nöroloji, biyoloji, tıp gibi bilimler bu gerçeğin teknik yönlerini açıkça ortaya çıkarmıştır. </text:p>
      <text:p text:style-name="P50">Örneğin yaptığı çalışmaları ile büyük ilgi toplayan, hepsi ödüllü sekiz kitabın yazarı, teorik fizikçi Dr. Fred Alan Wolf, bilimsel gelişmelerin, özellikle de kuantum fiziğinde elde edilen sonuçların insanlara görünen dünyanın beynimizde muhatap olduğumuz kopya varlıklardan oluştuğunu gösterdiğini şöyle açıklamaktadır:</text:p>
      <text:p text:style-name="P50">Tüm materyalizmin, fiziksel dünyanın, bildiğimiz gerçekliğin, tüm varlığın ötesinde birşey var. Bu geleneksel dualizmi de dışlayacaktır. Ben bunu mistik bir görüş olarak değil, kuantum fiziği olarak görüyorum. Bizim en modern fiziksel dünya anlayışımıza göre, tanımlanamaz bir dünya, mistik bir dünya, "hayali" bir dünya olabilir. Alman fizikçi ve kuantum mekaniğinin önderlerinden Werner Heisenberg'in öne sürdüğü gibi, bilinci fiziğe getirdiğinizde, görüneni oluşturan bakan kişidir. Yani görünen, bakıldığı için oluşur... Ben gerçekliği daha farklı görüyorum. Gerçek, daha çok bir rüya gibidir, ben rüyada bir gerçeklik görüyorum. Hepimizin bir parçası olduğu, bu rüyayı oluşturan bir varlığı veya büyük bir Ruh'un varlığını kabul ediyorum. Ve bu bilimsel açıklamalarla varabileceğimiz bir sonuç.54</text:p>
      <text:p text:style-name="P50">Bu bilim adamı, maddesel dünyanın gerçekte zihnimizde algılandığını bilimsel bulgular ışığında görmüş ve kavramış birçok bilim adamından yalnızca biridir. Bu çok açık bilimsel gerçeği kabul etmeyenlerin, reddedişlerindeki sebep ise bilimsel değil, ideolojiktir. Çünkü, bu bilim adamları, büyük bir tutuculukla bağlı oldukları materyalizmi temelinden çökertecek olan bu gerçeği göz göre göre kabul etmek istemezler. Nitekim, Dr. Wolf, bu gerçeğin materyalizmi dışlayacağını belirtmektedir. </text:p>
      <text:p text:style-name="P50">21. yüzyılda varılan bilimsel sonuçlar göz önünde bulundurulduğunda, dış dünyanın beyinde algılandığı gerçeğini bir felsefe olarak kabul etmek hiç inandırıcı değildir. Çünkü bu bir felsefe değildir ve bilimsel buluşların açıkça gösterdiği teknik bir gerçektir. Bu, insanların bizzat içinde yaşadıkları, inkar edilemez bir konudur. <text:soft-page-break/>Dinsiz de olsa dindar da olsa her kişi bu konuyu kayıtsız şartsız bilir, zaten reddetse de bunun bir anlamı olmaz. </text:p>
      <text:p text:style-name="P50">İtiraz: Maddenin gerçeği konusu, Vahdet-i Vücud </text:p>
      <text:p text:style-name="P50">düşüncesi ile aynı mıdır? </text:p>
      <text:p text:style-name="P50">Cevap: Vahdet-i Vücud düşüncesini anlatan birçok önemli İslam aliminin, geçmişte, bu kitapta yer alan bazı konuları tefekkür ederek anlattıkları doğrudur. Ancak burada anlatılanlar Vahdet-i Vücud düşüncesi ile aynı değildir. Tarih boyunca birçok alim ve düşünür bu gerçeği anlatmıştır. Ancak bir kısmı yanlış fikirlere kapılarak, Allah'ın yarattığı varlıkları tamamen yok saymışlardır. Oysa, maddenin beynimizde oluşan hayalini gördüğümüzü söylemek, "gördüğümüz varlıkların hiçbiri yoktur" demek değildir. Çünkü, gördüğümüz tüm varlıklar, dağlar, ovalar, çiçekler, insanlar, denizler, kısacası gördüğümüz herşey, Allah'ın Kuran'da var olduğunu belirttiği her varlık, yaratılmıştır ve vardır. Ancak, bunların her biri birer görüntü olarak vardır. </text:p>
      <text:p text:style-name="P50">Allah'ın yarattığı her varlık, biz görsek de görmesek de vardır. Çünkü zaten bu varlık yaratılmıştır, ve daha önce de söz edildiği gibi, ilk yaratıldığı halinden öldüğü ana kadarki her hali Allah'ın hıfzında sonsuza kadar var olmaya devam edecektir. (Bu konu hakkındaki detaylı bilgi için bakınız Sonsuzluk Başlamış Durumda, Harun Yahya, Araştırma Yayıncılık) </text:p>
      <text:p text:style-name="P50">Sonuç olarak, maddenin beynimizde oluşan hayali ile muhatap olmamız, onu "yok" hale getirmez. Ancak bize maddenin mahiyeti hakkında bilgi verir, ki bu da maddenin bir görüntü olduğu gerçeğidir. </text:p>
      <text:p text:style-name="P50">İtiraz: "İnsan, hayal olduğunu bildiği birşeyi nasıl sever? Herşeyin zihnimizde oluşan bir hayal olduğunu kabul edersek, annemizi, babamızı, dostlarımızı, Peygamberimiz (sav)'i nasıl seveceğiz?" </text:p>
      <text:p text:style-name="P50">Cevap: Bu soruyu soran insan en başta kendisinin de bir hayal olduğunu bilmemekte ya da kavrayamamaktadır. Kendisini mutlak, arkadaşlarını, yakınlarını, ailesini ise hayal gibi kabul etmektedir. Oysa kendisi de diğer yakınları gibi hayal olan bir varlıktır. Gördüğü, dokunduğu bedeni, aynen yakınlarının bedenleri gibi beyninde oluşan bir görüntüdür. </text:p>
      <text:p text:style-name="P50">Ayrıca bu soruyu soran insanların yakınlarının, dostlarının zihinlerinde meydana gelen birer algı olmaları onların sevilmelerini engellemektedir. Eğer bir insan, yakınlarını ve dostlarını, onların bedenlerinden veya maddi varlıklarından dolayı seviyorsa bu zaten yanlış bir sevgi şeklidir. Doğru olan, bir insanı, Allah'ın o insanda tecelli eden özelliklerinden dolayı sevmektir. Örneğin biz Peygamber Efendimiz (sav)'i hiç görmediğimiz halde, onda Allah'ın Veli, Melik, Kerim, Vekil, Hadi gibi birçok sıfatının çok güzel tecelli ettiğini, Allah'ın en beğendiği ahlakı onda tecelli ettirdiğini bildiğimiz için kalbimizde ona karşı çok büyük bir sevgi ve muhabbet duyarız. Ama bu sevgimizin tek kaynağı aslında Peygamberimiz (sav)'in asıl sahibi olan Allah'a olan sevgi ve muhabbetimizdir. </text:p>
      <text:p text:style-name="P50"><text:soft-page-break/>Müslümanlar, insanları da, tüm diğer varlıkları da Allah'a olan sevgilerinden, bu varlıklar Allah'ın bir tecellisi olduklarından dolayı severler. Örneğin bir ceylan yavrusunu seven bir Müslüman, o ceylanda Allah'ın merhametinin, şefkatinin bir tecellisini, Allah'ın o ceylanda yarattığı sevimliliği beğendiği için, görünümü merhamet hissini tahrik ettiği için ona sevgi gösterir. Ceylanı veya herhangi bir başka canlıyı tek başına, müstakil bir varlık olarak sevmez. </text:p>
      <text:p text:style-name="P50">Bir Müslüman hiçbir insana veya varlığa müstakil bir sevgi veya bağlılık duymaz. Tüm sevgilerin kaynağı Allah sevgisidir. Kuran'da, "... Sizin Allah'tan başka veliniz ve yardımcınız yoktur." (Bakara Suresi, 107) ayetiyle, insanın Allah'tan başka dostu olmadığına dikkat çekilmiştir. Başka bir ayette ise insana "Allah, kuluna yeterli değil mi?" (Zümer Suresi, 36) diye sorulmaktadır. O halde sevdiklerimiz de Allah'tan ayrı, müstakil varlıklar olarak bizim velimiz ve yardımcımız olamazlar. Dolayısıyla, tüm yakınlarımızın, dostlarımızın zihnimizde bir algı olması bu gerçeği daha da kuvvetlendirmektedir. Bizler, örneğin annemizi severken, aslında sevdiğimiz, Allah'ın anne görüntüsünde tecelli ettirdiği Rahim, Rauf (Esirgeyen), Asim (Koruyucu) sıfatlarıdır. Veya mümin bir kardeşimizi severken, onda Allah'ın tecelli ettirdiği ve razı olduğu güzel ahlakı severiz. Onun takvasından ve tavırlarından Allah'ın razı olduğunu umduğumuz için, biz de ondan razı oluruz. Onun Allah'ı sevdiğini, Allah'tan korkup sakındığını gördüğümüz için, Allah'ın yarattığı bu imanlı görüntüden biz de zevk alır, hoşlanırız. Dolayısıyla, biz bir insanı sevdiğimizde gerçekte Allah'ı severiz ve o görüntüye olan muhabbet ve sevgimizin asıl kaynağı Rabbimiz'e olan muhabbet ve sevgimizdir. </text:p>
      <text:p text:style-name="P50">İnsanları, Allah'tan ayrı tutarak sevenler, insanlara Allah'tan bağımsız müstakil varlıklarmış gibi bağlananlar, insanları Allah'ı sever gibi sevenler ise çok büyük bir yanılgı içindedirler. Çünkü Kuran'a göre tek sevgi ve bağlılık Allah'a karşıdır, varlıklar ise Allah'ın tecellileri olarak sevilir. Allah, insanlara müstakil bir değer vererek bağlananlar için Kuran'da şöyle buyurmuştur:</text:p>
      <text:p text:style-name="P50">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50">Ayette de bildirildiği gibi, insanlara veya varlıklara Allah'ın varlığının dışında bir güç isnat etmek ve onlara bu şekilde bağlanmak onları Allah'a eş ve ortak tutmaktır. Oysa Allah'ın dışında hiçbir varlık herhangi birşeyi yapmaya, herhangi bir fiili işlemeye kadir değildir. Kuran'ın pek çok ayetiyle, Allah'tan başka varlıklara güç atfeden insanlara bu gerçek bildirilmiştir:</text:p>
      <text:p text:style-name="P50">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bana göz bile açtırmayın." Hiç şüphesiz, benim velim Kitabı indiren Allah'tır ve O salihlerin <text:soft-page-break/>koruyuculuğunu (veliliğini) yapıyor. O'ndan başka taptıklarınız ise size yardıma güç yetiremezler, kendilerine de. Eğer onları doğru yola çağırırsanız işitmezler. Onları sana bakar (gibi) görürsün, oysa onlar görmezler bile. (A'raf Suresi, 194-198)</text:p>
      <text:p text:style-name="P50">Yukarıdaki ayetlerde açıkça haber verildiği gibi, Allah'tan başka hiç kimsenin herhangi bir şekilde bir insana yardım etmesi mümkün değildir. İnsanın en sevdiği, hayatı boyunca mutlak varlıklar olduklarını zannettiği annesi, babası, çocukları, arkadaşları da olsa, zor bir durumda kaldığında o insana yardım edemezler. Bir insanın yakınlarının, dostlarının yardımı, ancak Allah'ın dilemesi ve izniyledir. Allah'ın dilemesi dışında hiçbir insanın kendi kendine dahi yardım etmesi mümkün değildir. Hatta Allah'ın dilemesi dışında bir insanın yürümesi, görmesi, duyması kısacası varlığını sürdürmesi de imkansızdır. Ayrıca unutulmamalıdır ki, aslının nasıl olduğunu bilmediğimiz, sadece kopya görüntüleriyle muhatap olduğumuz varlıklar, ahirette bu iddiayı öne sürenlerden uzaklaştırılacaktır. Ve Kuran'da bildirildiği gibi herkes "yapayalnız" sorguya çekilecektir. Yani dünyada nasıl herkes aslında sadece Allah ile beraberse, ahirette de öyle hesaba çekilecektir. Allah, bu gerçeği bir ayetinde şöyle bildirir:</text:p>
      <text:p text:style-name="P50">Andolsun, sizi ilk defa yarattığımız gibi (bugün de) 'teker teker, yapayalnız ve yalın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50">Her insan, örneğin bir dostuna bakarken, zihninde Allah'ın kendisi için yarattığı dost görüntüsünü görür. Beynine giden sinirler kesilse, dostunun görüntüsü kaybolacaktır. Daima Diri ve Kaim olan sadece Allah'tır. Öyle ise, insan, aslı ile asla bağlantı kuramayacağı, sadece zihninde olan bir varlığa neden bağlansın? Unutulmamalıdır ki, insanın bağlanacağı, severek boyun eğeceği tek dostu Yüce Allah'tır. </text:p>
      <text:p text:style-name="P50">İtiraz: "İnsan sevdiklerinin de kendisi gibi gerçek ve daimi </text:p>
      <text:p text:style-name="P50">olmasını istiyor."</text:p>
      <text:p text:style-name="P50">Cevap: Bu konuya itiraz getiren bazı kimseler şöyle demektedirler: "Halbuki insan ister ki dostları da kendisi gibi gerçek ve daimi olsun. Başka türlü nasıl olabilir?"</text:p>
      <text:p text:style-name="P50">Bu ifadeler, bu kişilerin maddenin gerçek mahiyeti ile ilgili anlatılan konuyu anlamadığını veya üzerinde gereği gibi düşünmediğini göstermektedir. Çünkü bu sözleri söyleyen kişinin kendisi de "gerçek ve daimi" değildir ki, yakınlarının da kendisi gibi olmasını istesin. Bu gerçeğin üzerinde gereği gibi düşünüldüğünde, insan kendi bedeninin de Allah'ın ruhuna izlettirdiği bir görüntü olduğunu anlayacaktır. </text:p>
      <text:p text:style-name="P50">Bazı insanların bedenlerine dokunuyor olmaları, parmaklarını kestiklerinde acı hissetmeleri, sahip oldukları bedenin bazı ihtiyaçlarını karşılıyor olmaları bu insanlara kendi bedenlerinin kopya bir görüntü olduğunu unuttturuyor olabilir.. Oysa, tüm diğer varlıklar gibi insanın kendi bedeni de bir algıdır ve insanın kendisi, <text:soft-page-break/>kendi bedeninin maddi bir gerçekliğinin aslını bilemez. Örneğin parmağını kestiğinde duyduğu acı, yine bir algıdır. Veya karnı acıkıp da yemek yediğinde duyduğu tokluk hissi yine bir algıdır. İnsanın beynine dışarıdan verilecek olan suni uyarılar bu tokluk hissini yemek yemeden de meydana getirebilecektir. Ancak, insan hiçbir zaman kendi bedeninin aslının nasıl olduğunu bilemez. Acıları hisseden, dokunan, bu yazıyı okuyarak anlayan, eleştiriler yazan, Allah'ın insana verdiği ruhtur, dolayısıyla insanın kendisi de Allah'ın bir tecellisidir. Bu kişilerin sandıkları gibi mutlak ve daimi değildir. </text:p>
      <text:p text:style-name="P50">İtiraz: "Evrenin bir algılar bütünü olduğu sonucuna varmak, evrenin </text:p>
      <text:p text:style-name="P50">nasıl işlediğini araştırmayı, yani bilimi terk etmeyi gerektirir." </text:p>
      <text:p text:style-name="P50">Cevap: Bu, daha çok materyalistlerin öne sürdüğü ve bu büyük gerçeği, kendilerince bilime karşı, bilimi yok edecek bir konu olarak göstermek için dile getirdikleri bir itiraz şeklidir. Bu itirazın geçersizliği ve mantıksızlığı ise açıktır. </text:p>
      <text:p text:style-name="P50">Allah, bize yaşadığımız görüntüleri, bir sebep sonuç ilişkisi içinde, bazı kanunlara bağlıymış gibi gösterir. Örneğin, gece ile gündüz, bizim beynimizde oluşan görüntülerdir. Ve biz gece ile gündüzün Güneş'e ve Dünya'nın hareketlerine bağlı olarak değiştiğini algılarız. Örneğin beynimizin içindeki görüntüde Güneş en tepedeyken, öğle saati olduğunu biliriz ve Güneş batarken de havanın karardığına şahit oluruz. Allah, evrene ait algıları yaratırken, bu sebep sonuç ilişkisi ile birlikte yaratmıştır. Hiçbir zaman Güneş battığı halde gündüzü yaşamayız. İşte Allah'ın zihnimizde yarattığı bu sebep sonuç ilişkisinin gözlemlenmesi ve araştırılması ise bilimdir. </text:p>
      <text:p text:style-name="P50">Bir başka örnek daha verelim: Beynimizin içindeki hayalde, elimizden bıraktığımız bir kalem hep yere düşmektedir. Buna neden olan sebep sonuç ilişkisinin araştırılması neticesinde "yer çekimi kanununu" buluruz. Allah, ruhumuza izlettirdiği görüntüleri belli sebeplere ve kanunlara bağlıymış gibi göstermektedir. Bu sebeplerin ve kanunların yaratılmasının bir nedeni, hayatın imtihan için yaratılmış olmasıdır. Bu kanunların ve "evren" ismi verilen algılar bütününün nasıl bir düzen içinde işlediğinin araştırılması ise bilimi oluşturur. Dolayısıyla bilim, Allah'ın yarattığı olağanüstü görüntülerin bağlı gibi göründükleri kanunları anlamak için önemlidir. </text:p>
      <text:p text:style-name="P50">Sonuç olarak, materyalistlerin iddia ettikleri gibi, maddenin aslıyla muhatap olmadığımız gerçeğini kabul etmek bilimi reddetmeyi gerektirmez. Aksine, bu gerçeği samimi bir niyetle kabul edenler, bilimi, bu algılar bütününü anlamak, bu bütündeki sırları kavramak için önemli bir yol olarak görürler. </text:p>
      <text:p text:style-name="P50">Bu bilim anlayışı ile materyalist bilim anlayışı arasında ise büyük bir fark vardır. Söz konusu algılar bütününü gözlemleyerek bulduğumuz doğa kanunları, bu bütünü yaratmış olan Allah'ın kanunlarıdır. Maddeyi mutlak varlık zanneden, doğa kanunlarının maddenin kendisinden kaynaklandığını düşünen, kendilerini yaratanın da doğa kanunları olduğu yanılgısına kapılmış materyalistlerin bilim anlayışı ise bu gerçekle birlikte çökmektedir. </text:p>
      <text:p text:style-name="P50"><text:soft-page-break/>Şunu da unutmamak gerekir ki, Allah tüm bu algıları, hiçbir kanuna ve sebebe ihtiyaç duymadan yaratmaya güç yetirendir. Örneğin Allah, tohum olmadan bir gülü yaratabilir, bulut olmadan yağmur yağdırabilir ya da Güneş olmadan gölgeyi, geceyi ve gündüzü yaratabilir. Allah bir ayetinde bu gerçeği şöyle bildirmektedir:</text:p>
      <text:p text:style-name="P50">Rabbini görmedin mi, gölgeyi nasıl uzatıvermiştir? Eğer dilemiş olsaydı onu durgun kılardı. Sonra Biz güneşi ona bir delil kılmışızdır. Sonra da onu tutup Kendimize ağır ağır çekmişizdir. O, geceyi sizin için bir elbise, uykuyu bir dinlenme ve gündüzü de yayılıp-çalışma (zamanı) kılandır. (Furkan Suresi, 45-47) </text:p>
      <text:p text:style-name="P50">Ayette de görüldüğü gibi Allah, önce gölgeyi yarattığını, sonra da Güneş'i ona delil kıldığını bildirmektedir. Rüyalarımız bu yaratılışı daha iyi kavrayabilmemiz için bir örnektirler. Rüyamızda Güneş'in maddesel bir karşılığı olmadığı halde, Güneş'in verdiği ışığı, ısıyı, aydınlığı aynı gerçek hayatta gibi hissederiz. Bu yönleriyle rüyalar, Allah'ın, Güneş olmadan da Güneş'e ait hisleri zihnimizde yaratabileceğinin göstergelerinden biridir. </text:p>
      <text:p text:style-name="P50">Ancak Allah yarattığı imtihan ortamında insanlar için herşeyin bir sebebini de yaratmıştır. Gündüzün sebebi Güneş'tir, yağmurun sebebi ise buluttur. Bunların tümü, beynimizde Allah'ın ayrı ayrı var ettiği görüntülerdir. Bir sebebin sonuçtan önce yaratılması ile de, Allah, bu imtihan ortamında herşeyin belli kanunlarla işlediğine düşünmemizi ve bu şekilde bilimsel araştırma yapmamızı sağlamaktadır. </text:p>
      <text:p text:style-name="P50">İtiraz: Bir yanda Allah'ı iman hakikatleri ile açıklarken öte </text:p>
      <text:p text:style-name="P50">yanda O'nun varlık delili olarak sunduğu 'varlık alemi'ni 'yok </text:p>
      <text:p text:style-name="P50">arz etmek' bir çelişki değil midir? </text:p>
      <text:p text:style-name="P50">Cevap: Maddenin aslı konusundaki izahları tam kavrayamayan bazı kimseler, "maddesel dünyanın aslıyla muhatap olamayız, sadece zihnimizdeki kopya görüntülerle muhatap oluruz " ifadesini, "hiçbir şey yoktur" şeklinde yanlış anlamaktadır. Oysa, "madde bir algılar bütünüdür veya beynimizde gördüğümüz bir görüntüdür" demek, "madde yoktur" demek değildir. Maddesel evren vardır, ama biz aslını hiçbir zaman bilemeyiz. Biz sadece maddenin zihnimizdeki kopyasıyla yani hayaliyle muhatap oluruz.</text:p>
      <text:p text:style-name="P50">Maddenin hayaliyla muhatap olmamız, Allah'ın varlığının çok kesin bir delilidir. Çünkü (tıpkı bir görüntü gibi) vehim ve hayal mertebesinde olan bir varlık, kendi kendine meydana gelmeyeceğine göre, bu, bunu var eden bir Yaratıcının olduğunu, yani üstün güç sahibi Allah'ı gösterir. Dolayısıyla, maddi evrenin bir görüntü olduğu gerçeği, Allah'ın varlığının ve birliğinin kesin bir kanıtıdır. O nedenle, maddenin görüntüsüyle muhatap olmamız ile varlıkların Allah'ın varlığına delil teşkil etmesi arasında hiçbir çelişki yoktur, aksine tartışılmaz bir mantık bağı vardır. </text:p>
      <text:p text:style-name="P50">Allah, tüm varlıkları yaratmıştır, ancak biz bu varlıkların sadece zihnimizdeki algılarını, görüntülerini biliriz. Ve bu görüntü varlıklara ait özelliklerin incelenmesi, araştırılması, Allah'ın yaratmadaki üstünlüğünün, sanatının ve sonsuz aklının delillerini göstermektedir. Sonuç olarak, "madde bir algılar bütünüdür" demek ve <text:soft-page-break/>sonra bu görüntülere ait özellikleri inceleyerek, Allah'ın yüceliğini, büyüklüğünü ve kudretini görmek kesinlikle bir çelişki değildir. </text:p>
      <text:p text:style-name="P50">Ayrıca şunu da belirtmek gerekir ki, bazı kimseler ancak Allah'ı düşünen varlıklar olduğunda Allah'ın var olduğunu (Allah'ı tenzih ederiz) sanmakta ve bu büyük yanılgı doğrultusunda bazı itirazlar getirmektedirler. Oysa Allah, dilerse yarattığı tüm görüntüleri silebilir, tüm varlıkları yok edebilir. Ancak, Allah yine var olmaya devam eder. Çünkü o ezeli ve ebedidir; başı ve sonu yoktur, Evvel ve Ahir'dir. Allah dilediğini bir anda yok edebileceğine birçok ayetinde dikkat çekmektedir:</text:p>
      <text:p text:style-name="P50">Eğer dilerse, ey insanlar, sizi giderir (yok eder) ve başkalarını getirir. Allah, buna güç yetirendir. (Nisa Suresi, 133)</text:p>
      <text:p text:style-name="P50">Ey insanlar, siz Allah'a (karşı fakir olan) muhtaçlarsınız; Allah ise, Ğaniy (hiçbir şeye ihtiyacı olmayan)dır, Hamid (övülmeye layık)tır. Dileyecek olsa, sizi giderir (yok eder) ve yepyeni bir halk getirir. Bu, Allah'a göre güç değildir. (Fatır Suresi, 15-17)</text:p>
      <text:p text:style-name="P50">Allah, tüm varlıkları yaratmadan önce de vardır, tüm varlıklar yok olsalar da var olacaktır. Rabbimiz ayetlerde şöyle bildirir:</text:p>
      <text:p text:style-name="P50">(Yer) Üzerindeki herşey yok olucudur; Celal ve ikram sahibi olan Rabbinin yüzü (Kendisi) baki kalacaktır. (Rahman Suresi, 26-27)</text:p>
      <text:p text:style-name="P50"/>
      <text:p text:style-name="P50">İtiraz: "Bu açıklamalar kabul edildiğinde, haram ve helal </text:p>
      <text:p text:style-name="P50">kavramları kalmamaktadır." </text:p>
      <text:p text:style-name="P50">Cevap: Bu, tamamen gerçek dışı bir iddiadır. Çünkü maddi dünyanın aslı ile muhatap olmadığımız gerçeği, imtihanın sırrını ortadan kaldırmaz. Maddenin aslını hiçbir zaman bilmesek de, Allah'ın haram kıldıkları haram, helal kıldıkları ise helaldir. Örneğin, Allah domuz etini haram kılmıştır. "Domuzun nasıl olsa algısıyla muhatabım" diyerek bu hayvanın etini yemenin, büyük bir samimiyetsizlik ve akılsızlık olacağı açıktır. Veya, "karşımdaki insanların hepsinin sadece zihnimde oluşan görüntülerini biliyorum, bunlara yalan söylesem hiçbir şey olmaz" demek de, Allah'tan korkan ve bu gerçeği gereği gibi kavrayan bir insanın yapacağı birşey değildir. Bu, Allah'ın tüm sınırları, emir ve yasakları için geçerlidir. Örneğin, bu gerçek 5 vakit namazımızı kılmayı, zekat vermeyi ortadan kaldırmaz. Verdiğimiz zekatın maddesinin, bu zekatı kendisine verdiğimiz insanların zihnimizdeki algılar olmaları farz olan bu ibadetin yerine getirilmesini engellemez. Allah, tüm dünyayı algılar bütünü olarak yaratmıştır, ancak bizleri bu algılar içinde Kuran'da bildirdiklerinden sorumlu tutmuştur. </text:p>
      <text:p text:style-name="P50">Geçmişte, bazı çevrelerin bu gerçeği saptırarak helal ve haramları ortadan kaldırmaya çalıştığı görülmüştür. Ancak, bu çevreler zaten temel inanç olarak sapkın bir anlayışa sahiptirler ve bu gerçeği de nefisleri ve çıkarları yönünde kullanmak istemiş olabilirler. Ancak bilinmelidir ki, onların vardıkları sonuç doğru değildir, çarpıtılmıştır. </text:p>
      <text:p text:style-name="P50"><text:soft-page-break/>Sonuç olarak samimi düşünen bir insan çok açıkça görecektir ki, imtihan için maddenin aslıyla muhatap olması şart değildir. Allah, imtihan ortamını görüntü alemi içinde yaratmıştır. Bir insanın namaz kılması, helale harama dikkat etmesi için maddenin aslını bilmesi gerektiğini öne sürenlerin hiçbir gerekçeleri yoktur. Ayrıca, önemli olan ruhtur. Ahirette, cezalandırılan veya cennet nimetleri ile rızıklandırılan da ruhtur. Allah'ın imtihan ettiği varlık da insanın ruhudur. Dolayısıyla, maddenin beynimizdeki bir hayaliyle muhatap olduğumuz gerçeği helal ve haramların uygulanmasını ve ibadetlerin yapılmasını kesinlikle engellemez. </text:p>
      <text:p text:style-name="P50">Bu noktada şunu da belirtmek gerekir ki, görüntüden sorumlu olmayacaklarını iddia edenler, cehenneme girdiklerinde de "biz bundan sorumlu olmayacağımızı söyledik, onun için buradayız" diye anlatacaklardır. Ama şunu da unutulmamalıdırlar ki, dünya hayatı gibi, cehennemin de bir görüntü olduğu halde, cehennem azabı sonsuza kadar yaşanacaktır. Allah, bu görüntü içinde inkarcılara azabı her yönüyle hissettirecektir. </text:p>
      <text:p text:style-name="P50">İtiraz: "Bütün insanlar bir ağaç gördüklerinde onun yaprakları </text:p>
      <text:p text:style-name="P50">için yeşil diyorlar. Herkes bu ağacı aynı şekilde tarif ettiğine </text:p>
      <text:p text:style-name="P50">göre, demek ki bu ağaç sadece benim zihnimde yok." </text:p>
      <text:p text:style-name="P50">Cevap: Yanımızdaki insanların yeşil dediğine biz de yeşil deriz. Ancak, onların yeşil olarak isimlendirdikleri renk, bizim zihnimizde gördüğümüz yeşil midir, yoksa onlar bizim mavi gördüğümüze mi yeşil derler, bunu asla öğrenme imkanımız yoktur. Çünkü daha önce de belirtildiği gibi, zihnimizin dışında renkler yoktur. Dışarıda sadece ışığın farklı dalga boyları vardır ve bu dalga boylarını renklere çeviren beynimizdir. Dolayısıyla renkler bizim içimizde oluşurlar ve bir başka kişinin bizim beynimizde oluşan rengi görme imkanı olamaz. Bu konu birçok felsefeci ve bilim adamı tarafından da tartışılan bir konudur ve bilim adamlarının ortak kanaati şudur: "Biz bizim kırmızı dediğimiz bir gülü, yanımızdaki kişi de bizim gördüğümüz gibi mi görüyor, yoksa o bizim mavi dediğimize mi kırmızı diyor hiçbir zaman bilemeyiz." Bu sadece renkler için değil, tüm algılarımız için geçerlidir. Örneğin Daniel Dennet, bu konu hakkındaki düşüncelerini ve merakını şöyle ifade etmektedir:</text:p>
      <text:p text:style-name="P50">Nesnelerin görüntülerinin, seslerinin ve kokularının bana gelme şekilleri vardır. Bu kadarı açıktır. Yine de nesneler diğer insanlara da bana göründüğü gibi görünüyor mu merak ediyorum.</text:p>
      <text:p text:style-name="P50">... Birşeye baktığımızda sizin ve benim aynı öznel rengi gördüğümüzü nereden bilebilirim? İkimize de renk isimleri, genel olarak renklendirilmiş cisimlerde gösterilerek öğretilmiştir, tamamen farklı öznel renk deneyimleri yaşasak da, kelimesel davranışlarımız uyacaktır. Örneğin kırmızı şeylerin bana görünmesi, yeşil şeylerin size görünmesi gibi olsa bile.55</text:p>
      <text:p text:style-name="P50">Harvard Üniversitesi'nden psikoloji profesörü Drew Westen ise, bilimsel açıdan, bir diğer kişinin bir gülü bizimle aynı şekilde algılayıp algılamadığını bilemeyeceğimizi şöyle açıklar:</text:p>
      <text:p text:style-name="P50"><text:soft-page-break/>Eğer algı, yaratıcı ve yapısal bir süreçse insanlar dünyayı hangi dereceye kadar aynı şekilde algılamaktadırlar? Kırmızı, bir insana gözüktüğü gibi diğer insana da aynı mı görünmektedir? Eğer bir insan sarımsağı seviyorsa ve diğeri nefret ediyorsa bu aynı tadı seven ve nefret eden 2 ayrı kişi midir, yoksa sarımsak her biri için ayrı bir tada mı sahiptir? Algının yapısal doğası insanların dünyayı ne dereceye kadar gerçekte olduğu gibi görüp görmedikleri sorununu uyandırmaktadır. Platon, bizim algıladıklarımızın bir mağaranın duvarındaki gölgelerden biraz daha fazla olduğunu iddia etmektedir. Bir fincan kahvenin sıcak olduğunu söylemek ne anlama gelmektedir? Ve çimen gerçekten yeşil midir? Görsel sistemi ışığın belirli dalga boylarını ayırt edebilmekten yoksun olan ve yeşile karşı renk körü olan bir insan çimeni yeşil olarak görmeyecektir. Yeşillik, bir objenin (çimen), algılayıcının bir özelliği midir? Ya da gözlemciyle gözlemlenen arasındaki birtakım ilişkiler midir? Tüm bunlar duyu ve algının can alıcı noktasındaki felsefik sorulardır.56</text:p>
      <text:p text:style-name="P50">Görüldüğü gibi, aynı tarifleri yapıyor olmamız veya aynı renk ismini söylüyor olmamız aynı şeyleri gördüğümüz anlamına gelmemektedir. İnsanların, algılarını kıyaslamak ise kesinlikle imkansızdır, çünkü herkes beyninin içindeki kendine ait dünyayı görür. Bu itirazla ilgili bir başka açıklama ise, bir sonraki itirazda verilmektedir.</text:p>
      <text:p text:style-name="P50">İtiraz: "Benimle birlikte üç kişi bahçede dolaşıyor ve üçümüz de hep </text:p>
      <text:p text:style-name="P50">aynı şeyleri görüyoruz. Hepimizin zihninde gördükleri birbirinin </text:p>
      <text:p text:style-name="P50">aynısı ise, o zaman zihnimizdeki görüntülerin hayal olduğunu nasıl söyleyebilirsiniz?"</text:p>
      <text:p text:style-name="P50">Cevap: Sizinle birlikte başka insanların da aynı şeyleri görüyor olması, maddenin dışarıdaki aslını gördüğünüz anlamına gelmez. Çünkü, siz yanınızdakileri de beyninizin içinde görürsünüz. Örneğin, meyve bahçesinde dostlarınızla birlikte gezerken, gördüğünüz elma, kayısı, dut ağaçları, rengarenk çiçekler, kuşların sesi, ılık esen rüzgar, mis gibi çiçek ve meyve kokusu nasıl beyninizde oluşuyor ise, arkadaşlarınız da, onların konuşmaları da beyninizde oluşmaktadır. Yani arkadaşlarınız, dışarıdaki bahçede değil, sizin zihninizde gördüğünüz bahçede dolaşmaktadırlar. Dolayısıyla, arkadaşlarınızın sizinle aynı görüntüyü görüyor olması, gördüklerinizin gerçeği ile muhatap olduğunuz anlamına gelmemektedir. </text:p>
      <text:p text:style-name="P50">Hatta, büyük bir stadyum dolusu insanla bir maçı izlediğinizde, binlerce insanın atılan golü aynı anda görmesi ve buna aynı anda tepki vermesi de, ne o stadyumun, ne futbolcuların, ne hakemlerin, ne de stadyumu dolduran insanların asıl varlıklarını gördüğünüze dair bir kanıt değildir. Çünkü stadyum ve içindeki futbolcular, seyirciler, yapılan tezahürat ve orada gördüğünüz herşey sizin beyninizde oluşmaktadır. Golü atan futbolcu da, bu gole sevinen seyirciler de sizin içinizdedir. Siz, beyninizde atılan gole sevinirsiniz, yine beyninizdeki kalabalıkla birlikte tezahürat yaparsınız. Sonuç olarak, yanınızda gördüğünüz insanların sizin gördüklerinizi doğruluyor olması, dış dünyadaki asıllarıyla muhatap olduğunuz anlamına gelmez. Çünkü "yanımda" dediğiniz insanlar da –ne kadar kalabalık olurlarsa olsunlar- gerçekte beyninizin içindedirler. </text:p>
      <text:p text:style-name="P50"><text:soft-page-break/>İtiraz: "Dış dünyayı olduğu gibi algılıyoruz ki, davranışlarımızda </text:p>
      <text:p text:style-name="P50">bir anormallik olmuyor. Örneğin bir uçurumdan aşağıya düz </text:p>
      <text:p text:style-name="P50">yoldaymışız gibi yürümüyoruz. Uçurumu görüp duruyoruz." </text:p>
      <text:p text:style-name="P50">Cevap : Bu itiraz, bu kişinin önemli bir düşünce karmaşası içinde olduğunu ve anlatılanları hiç anlamadığını göstermektedir. Çünkü, bu kişinin itirazı şöyle bir iddiaya dayanmaktadır: "Dışarıda bir maddesel gerçeklik vardır. Ancak herkes bu maddesel dünyayı kendi zihninde farklı görebilir." Bu kişi, ortada böyle bir iddia varmış zannetmekte ve buna itiraz ederek, "dışarıda maddesel gerçeklik vardır ve biz onu olduğu gibi görürüz, kimse dış dünyayı olduğundan farklı görmez. Bunun kanıtı da, dış dünyada uçurum olduğunda onu uçurum olarak görürüz ve kenarına geldiğimizde dururuz" diyerek bu iddiayı çürüttüğünü zannetmektedir. </text:p>
      <text:p text:style-name="P50">Oysa, burada bahsedilen gerçek, bu kişinin anladığından çok farklıdır. Burada "dış dünya vardır, ama bu dünyayı biz aynısı değil farklı görüyoruz" denmemektedir. Burada, "Biz bütün yaşadıklarımızı zihnimizde görürüz ve asılları ile hiçbir zaman muhatap olamayız. Bu yüzden dış dünyadaki asıllarının nasıl olduğunu biz bilemeyiz" denmektedir. </text:p>
      <text:p text:style-name="P50">Bir yolda yürürken, uçurumdan düşmüyor olmamız ise maddenin dışarıdaki orijinaliyle muhatap olduğumuz anlamına gelmez. Biz düz bir yolda yürürken de, uçurumun kenarına gelip durduğumuzda da, beynimizin içindeki yolda yürür, beynimizin içindeki uçurumu görürüz. Hatta bu uçurumdan düşecek olursak da beynimizde gördüğümüz uçurumdan düştüğümüze dair algıları yine beynimizde hissederiz. Tıpkı daha önce anlattığımız otobüs çarpması, köpek ısırması vs. gibi örneklerde olduğu gibi. Uçurumdan düştüğümüzde meydana gelen yaralanma, kırılma veya acı gibi hislerin tamamı beynimizde meydana gelen görüntü ve hislerdir. </text:p>
      <text:p text:style-name="P50">İtiraz: "Allah'ın bize bu görüntüleri seyrettirmesinin amacı bizi </text:p>
      <text:p text:style-name="P50">imtihan etmektir. Fakat zaten bütün fiillerin </text:p>
      <text:p text:style-name="P50">yaratıcısı olan Allah neden böyle bir imtihan ortamı meydana </text:p>
      <text:p text:style-name="P50">getirmiştir?"</text:p>
      <text:p text:style-name="P50">Cevap: Elbette ki, insanların tavırlarının nasıl olduğunu görmek için Allah'ın onları denemeye ihtiyacı yoktur. Çünkü tüm olayları, zamanları ve mekanları yaratan Rabbimiz'dir. Allah zamandan ve mekandan münezzehtir. Bizim için geçmiş ve gelecek olan olaylar, O'nun Katında tek bir an içinde yaşanıp son bulmuştur. Ancak, Allah, yarattığı imtihan ve sebepler içinde, insanların kendi tavırlarına şahit olmaları, neden cennete veya neden cehenneme gittiklerini bilmeleri için, bizlere bunları yaşatmaktadır. Allah'ın dost olduğunu, sonsuz adaletli, merhametli ve şefkatli olduğunu bilen bir insan, Allah'ın bu yaratışından razı olur.</text:p>
      <text:p text:style-name="P50">Allah, bizlere Kendi Katında olup bitmiş olayları izlettirmektedir. İnsana ise, bunları kendi yapıyormuş hissini vermektedir. Ve bu his içinde bize, Kuran aracılığı ile bildirdiği herşeyden sorumlu olduğumuzu haber vermektedir. Bizim <text:soft-page-break/>sorumluluğumuz, Rabbimiz'in bize emrettiklerini yerine getirmektir. Bunun ötesini ise ancak Rabbimiz dilerse öğrenebiliriz. Bu sırrı ve hikmeti Allah dilerse bize dünyada veya ahirette gösterebilir. Veya hiçbir zaman göstermeyebilir. Allah'ın bir ayetinde bildirdiği gibi, "... Dilediği kadarının dışında, O'nun ilminden hiçbirşeyi kavrayıp-kuşatamazlar..." (Bakara Suresi, 255) Her ne olursa olsun Allah bizim sahibimiz ve velimizdir. O halde bize düşen, bize sonsuz nimetler bağışlayan Allah'a güvenmek, O'nun her yarattığından razı olmaktır. </text:p>
      <text:p text:style-name="P50">Bazı kimseler tarihte maddenin hakikati konusunu kavramışlar, ancak Allah'a olan imanları ve Kuran'ı kavrayışları zayıf olduğu için sapkın inançlar üretmişlerdir. "Herşey nasılsa hayal, o zaman ibadetlere ne gerek var" diyenler olmuştur. Bunlar son derece sapkın ve cahilce fikirlerdir. Herşeyin Allah'ın bize gösterdiği algılar olduğu doğrudur. Ancak, Allah'ın bizleri Kuran'dan sorumlu tuttuğu da kesin bir gerçektir. Bizim yapmamız gereken Allah'ın emir ve yasaklarına büyük bir titizlikle uymaktır. </text:p>
      <text:p text:style-name="P50">Allah Kuran'da, insana ruh ile ilgili çok az bilgi verildiğini bildirir. Sonuç olarak, Allah bu imtihan görüntüsünü bir amaçla yaratmıştır. Allah bu amacı ayetlerinde şöyle bildirir:</text:p>
      <text:p text:style-name="P50">Andolsun, Biz sizi biraz korku, açlık ve bir parça mallardan, canlardan ve ürünlerden eksiltmekle imtihan edeceğiz. Sabır gösterenleri müjdele. (Bakara Suresi, 155)</text:p>
      <text:p text:style-name="P50">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50">Bu imtihanın birçok hikmeti vardır. Bunlardan biri bizim denenmemiz ve buna göre sonsuz yaşamımızda nerede olacağımızın belirlenmesidir. Diğer bir hikmeti ise, insanların kendi yaptıklarına hayatları boyunca şahit olmaları, ahlaklarını ahiret gününde Kuran ahlakı ile kıyaslayıp neden cenneti veya neden cehennemi hak ettiklerini görmeleri olabilir. Ancak, bunun doğrusunu Allah bilir. Biz ancak dua ile Allah'tan bize ilmini açmasını, göstermesini isteyebiliriz.</text:p>
      <text:p text:style-name="P50">İtiraz: "Bu anlatılanlardan anlaşıldığı kadarıyla, ölümden sonra </text:p>
      <text:p text:style-name="P50">da algılar ile muhatap olma durumu devam edecek. Algılarla </text:p>
      <text:p text:style-name="P50">muhatap olma durumu sonsuza kadar sürecek mi? Cennet ve </text:p>
      <text:p text:style-name="P50">cehennem de görüntüler bütünü mü?"</text:p>
      <text:p text:style-name="P51"><text:span text:style-name="T1">Cevap: Allah dünyada tüm insanları sadece ruhlarına izlettirilen görüntüleri algılayabilecekleri şekilde yaratmıştır. Yani biz sadece zihnimizde bize gösterilenleri görebiliriz, </text:span><text:span text:style-name="T2">zihnimizin dışındakileri görme veya onlara dokunma imkanımız yoktur. </text:span><text:span text:style-name="T1">Ancak Allah, ölümden sonra insanı başka bir yaratılışla yaratacaktır. </text:span><text:span text:style-name="T2">Bu yaratılış yine görüntünün içinde olacaktır, yani biz yine cennet görüntüsünü zihnimizde göreceğiz. </text:span><text:span text:style-name="T1">Bu yeni yaratılışın nasıl olacağını bilemeyiz. Ancak, şunu da unutmamak </text:span><text:soft-page-break/><text:span text:style-name="T1">gerekir ki, cennet ve cehennemin birer algı olarak hissedilmesi, ne cennetten alınacak olan zevki ne de cehennemde yaşanacak olan azabı hafifletmeyecektir. Bir insan nasıl dünya hayatında, zihninde elinin yandığını tüm belirtileri ile hisseder, acıyı duyarsa, bu algının gerçekliği ahirette de devam edecektir. </text:span></text:p>
      <text:p text:style-name="P50">Acı gibi hisler de beyinde hissedilir. Ancak, tüm insanların tecrübe ettiği gibi bu acı algısı, tüm diğer algılarımız gibi son derece gerçekçi yaratılır. Hatta bazen insan hissettiği acının şiddetinden bayılır. Benzer şekilde bazı görüntüler de, zihnimizde birer algı olarak yaratılmalarına rağmen, son derece gerçekçi oldukları için insana birçok açıdan rahatsızlıklar yaşatabilirler. Örneğin kötü bir görüntü, pis bir koku, rahatsız eden bir ses insanda büyük rahatsızlıklar meydana getirir. Bunların beyinde algılanıyor olması bu gerçeği değiştirmez. Dolayısıyla cehennemin, insanların ruhuna bir algı olarak gösterilecek olması, inkar edenlerin sonsuza dek çekecekleri azaptan hiçbir şeyi hafifletmeyecektir. Allah, kusursuz yaratışı ile nasıl dünya hayatını insanlara "mutlak bir gerçek" zannedecekleri kadar net ve inandırıcı şekilde yaratıyorsa, ahiret hayatını da öyle yaratmaya güç yetirendir. Allah birçok ayetinde cehennem azabının dayanılmaz bir azap olduğunu bildirmektedir:</text:p>
      <text:p text:style-name="P50">Ve şüphesiz azabım; o acıklı bir azaptır. (Hicr Suresi, 50)</text:p>
      <text:p text:style-name="P50">Artık gerçekten o inkar edenlere şiddetli bir azap taddıracağız ve yaptıklarının en kötüsüyle cezalandıracağız. Bu, Allah'ın düşmanlarının cezası olan ateştir. Bizim ayetlerimizi inkar etmeleri dolayısıyla bir ceza olarak, orada onlar için ebedilik yurdu vardır. (Fussilet Suresi, 27-28)</text:p>
      <text:p text:style-name="P50">Aynı durum cennet için de geçerlidir. Bir insanın dünya hayatında zevk aldığı, hoşlandığı, güzel gördüğü herşey gerçekte zihninde meydana gelen bir algıdır. Örneğin en yakın, candan dostu ile sohbet eden bir insan gerçekte zihninde oluşan arkadaşı ile sohbet etmektedir. Veya bir şelalenin muhteşem görüntüsünü, gürleyen sesini dinleyen bir insan, aslında zihninde oluşan şelaleyi izler, zihninde oluşan sesini dinler. Bu kesin bir gerçektir. Ancak bu durum, insanın bu görüntüden zevk almasını engellememektedir. Bu nedenle Allah, Kuran ayetlerinde cennetin insanlar için büyük bir kurtuluş ve mutluluk olacağını, cennette nefislerinin hoşlanacağı herşeyden bulunacağını bildirmektedir:</text:p>
      <text:p text:style-name="P50">Ama Rablerinden korkup-sakınanlar; onlar için Allah Katında -bir şölen olarak- altlarından ırmaklar akan -içinde ebedi kalacakları- cennetler vardır. İyilik yapanlar için, Allah'ın Katında olanlar daha hayırlıdır. (Al-i İmran Suresi, 198)</text:p>
      <text:p text:style-name="P50">Rableri onlara Katından bir rahmeti, bir hoşnutluğu ve onlar için, kendisine sürekli bir nimet bulunan cennetleri müjdeler. Onda ebedi kalıcıdırlar. Şüphesiz Allah, büyük mükafaat Katında olandır. (Tevbe Suresi, 21-22)</text:p>
      <text:p text:style-name="P50">İşte, kimin tartıları ağır basarsa, artık o, hoşnut olunan bir hayat içindedir. (Kaari'a Suresi, 6-7)</text:p>
      <text:p text:style-name="P50">Ayrıca tüm bu güzel görüntüleri kendisine izlettirenin Allah olduğunu bilen bir insan, bundan çok daha büyük bir zevk alır. Örneğin, dalından kopardığı bir elmanın taze ve güzel kokusunu alan ve bu kokuyu, meyvenin estetik görünüşünü, <text:soft-page-break/>tadını ve güzelliğini kendisi için yaratan Allah'ı düşünen bir insan, bu görüntüden diğer insanların aldıklarından çok daha büyük bir zevk alır. Cennette de, Allah her mümin için cennet görüntüsünü ayrı ayrı yaratacak ve her mümine nefsinin istediği herşeyi en güzeliyle orada verecektir. İnsan dünyada da ahirette de, tek dostu, velisi, koruyucusu ve yaratıcısı olan Allah ile beraberdir. İnsanın cennette yanında göreceği peygamberler, elçiler, salih müminler, huriler ve gılmanlar ise, Allah'ın dostluğunu, sevgisini ve yakınlığını en yoğun tecelli ettirdiği varlıklardır. </text:p>
      <text:p text:style-name="P50">Allah'ın tüm hayatımızı bir algılar bütünü olarak izlettirdiği çok açık bir gerçektir. Bu gerçeğin farkına varan samimi bir insan, Allah'ın adaletinden, herşeyi kusursuz yaratışından ve Allah'ın yarattığı herşeyin en güzeli ve en hayırlısı olduğundan hiçbir şüphe duymamalıdır. Allah, cenneti de cehennemi de bir algı olarak görüntünün içinde yaratacaktır. Ancak, bu gerçek, Allah'ın Kuran'daki vaadini değiştirmez. Cennette insana en büyük zevkler ve güzellikler sonsuza kadar sunulurken, inkar edenler için de cehennemde en şiddetli azaplar sonsuza kadar devam edecektir. Allah'ın yaratışı kusursuzdur ve Allah vaadinden dönmez. </text:p>
      <text:p text:style-name="P50">İşte bunlar; yaptıklarının en güzelini kabul ederiz ve kötülüklerinden geçeriz; (bunlar) cennet halkı içindedirler. (İşte bu,) Onlara va'dolunan doğru bir vaaddir. (Ahkaf Suresi, 16)</text:p>
      <text:p text:style-name="P50">Ayetlerde de belirtildiği gibi, cennet şu anda Allah Katında mevcuttur. Allah, cenneti ve cehennemi yaratmıştır, ve her ikisi de her hal ve anları ile Allah'ın hıfzında şu anda bulunmaktadır. </text:p>
      <text:p text:style-name="P50">İtiraz: "Hiçbir zaman mutlak varlıklar ile yüzyüze gelemeyecek </text:p>
      <text:p text:style-name="P50">miyiz? Sürekli algısal ortamla muhatap olduğumu bilmek bana </text:p>
      <text:p text:style-name="P50">sıkıntı veriyor." </text:p>
      <text:p text:style-name="P50">Cevap: Tek mutlak varlık Allah'tır. Gördüğümüz diğer varlıklar Allah'ın tecellileridir. İnsanların genel kanısı hep kendilerinin ve gördükleri diğer varlıkların mutlak oldukları, Allah'ın ise, radyo dalgaları gibi kendilerini sardığı yönündedir. (Allah'ı tenzih ederiz) Oysa bunun tam aksi doğrudur. Yani var olan yalnızca Allah'tır. İnsanın Allah'ın Zatı'nı gözleriyle göremiyor olması onu aldatmamalıdır. İnsan nereye dönerse dönsün, kime bakarsa baksın, aslında gördüğü, baktığı her yerde Allah'ın tecellileri vardır. Üstelik bu, insana sıkıntı verecek değil aksine Allah'a iman eden bir insanın çok hoşuna gidecek bir gerçektir. Allah'ın tek mutlak varlık, bizimse bir hayal olmamız kul için bir şereftir. Böyle bir gerçek, insana sevinç verir. Rabbimiz'e olan hayranlığımızı ve O'nun sonsuz kudretine olan teslimiyetimizi kat kat artırır.</text:p>
      <text:p text:style-name="P50">Ayrıca bu, insanın tüm dünyevi hırslarını doğal olarak ortadan kaldıracak, Allah'a hiçbir şekilde şirk koşmadan iman etmesini sağlayacak önemli bir bilgidir. Çünkü "Allah dışında bir başka mutlak varlık daha var" dendiğinde, o zaman o varlığı Allah'a eş koşmuş, ona Allah'ın gücü dışında ayrıca bir güç verilmiş olunur. Ama bu gerçeği bilen insan için böyle bir durum söz konusu olmaz. Böyle bir insan Allah'tan başka hiç kimseden korkmaz. Bir güç veya imkan elde ettiğinde, bunun <text:soft-page-break/>gerçekte Allah'a ait olduğunu bilir. Hastalığına bir doktor çare bulduğunda, şifayı verenin Allah olduğuna kesin bilgiyle iman eder. Doktorun, Allah'ın sebepler içinde yarattığı şifa için bir vesile olduğunu bilir. </text:p>
      <text:p text:style-name="P50">Allah'ın yarattığı, her zaman için en güzeli ve en hayırlısıdır. Bu gerçek hiçbir zaman unutulmamalıdır. Allah bir ayetinde şöyle bildirir: </text:p>
      <text:p text:style-name="P50">Rabbine, hoşnut edici ve hoşnut edilmiş olarak dön. (Fecr Suresi, 28)</text:p>
      <text:p text:style-name="P50">İnsanın daima Allah'ın yarattığı her olaydan hoşnut olması gerekir. O zaman bu bilginin, insanların, Allah'a olan yakınlıklarını nasıl artıracağı daha iyi kavranabilir. Ayrıca bu büyük gerçek göz önünde bulundurularak Kuran bir kez daha okunduğunda birçok ayetin hikmeti daha iyi anlaşılabilir.</text:p>
      <text:p text:style-name="P50">Ancak Allah'a iman etmeyen, dünya hayatına hırsla bağlı olan, ahireti ummayan, maddeci görüşe sahip insanlar için bu gerçeğin can sıkıcı, "vahim" bir durum olduğu gerçektir. Çünkü, hırsla bağlı oldukları herşeyin, mutlak varlık zannettikleri kişilerin gerçekte hayali ile muhatap olduklarını anlamaları onlar için büyük bir hayal kırıklığı ve bir yıkımdır. Bunu anladıklarında tüm yaşamları boyunca bir hayalin peşinde koşup hırsa kapılarak boşa yorulduklarını anlayacaklardır. Ve boş emeller edinerek gerçekleri inkar ettiklerini görüp, büyük bir pişmanlık yaşayacaklar, hatta son derece küçük duruma düşeceklerdir. Bu insanların hayal olan şeyleri gerçek zannederek aldanmaları ise onları ahirette büyük bir hüsrana uğratacaktır:</text:p>
      <text:p text:style-name="P50">İşte bunlar, kendilerini hüsrana uğratanlardır ve yalan olarak uydurdukları (düzme tanrılar da) onlardan uzaklaşıp-kaybolmuşlardır. Hiç şüphesiz bunlar, ahirette en çok hüsrana uğrayanlardır. (Hud Suresi, 21-22)</text:p>
      <text:p text:style-name="P50">Ama Allah'ı tek dost ve vekil olarak kabul eden, Allah'a gönülden bağlı kullar için, herşeyin hayal, Allah'ın tek mutlak varlık olması büyük bir sevinç vesilesi ve güzelliktir. </text:p>
      <text:p text:style-name="P50">İtiraz: "Algısal ortamın sona erişi hiçlik midir? İnsan bu </text:p>
      <text:p text:style-name="P50">hiçliğin içinde kalabilir mi?" </text:p>
      <text:p text:style-name="P50">Cevap: İnsanların bu konu üzerinde düşünmelerini engelleyen, onları korkutan nedenlerden biri, bu konuya konsantre olduklarında kendilerinin ve dokunduklarını sandıkları nesnelerin aslını hiçbir zaman bilemeyeceklerini anlamak ve bir <text:s/>hiçliğin içinde kalmaktan korkmaktır. Ancak, Allah'ın dilemesi dışında, Allah bu imtihan dünyası için yarattığı sebepleri ortadan kaldırmaz. Bu sebepler biz ölene kadar bizim için yaratılmaya devam edecektir. </text:p>
      <text:p text:style-name="P50">Dokunduğumuz zaman masanın sertliğini hissedeceğiz, elimizi kestiğimizde elimiz kanayacak, canımız acıyacak, açlık, korku, acı, hastalık gibi imtihanları yaşayacağız. Algılar dünyasında yaşıyor olmamız, bu sebeplere bağlı olmaktan bizi ayırmayacaktır. Ölümümüzle birlikte ise, bu kez yine hiçlik olmayacak, Allah'ın Kuran'da bildirdiği gibi farklı bir boyuta ve farklı sebeplere bağlı bir hayatımız başlayacaktır. Sonuç olarak insanın bir hiçlik içinde kalacağından korkması <text:soft-page-break/>yersizdir, çünkü Allah bu imtihan ortamında insanı yarattığı için, bu algıları sürdürecektir. Nitekim, Allah'ın Kuran'da bildirdikleri bu yöndedir. İnsanın dünya hayatına ait algıları bittiğinde, ahiret hayatına dair algıları başlayacak ve insan hiçbir zaman bir hiçlik içinde olduğunu hissetmeyecektir. </text:p>
      <text:p text:style-name="P50">İtiraz: " Beyninin dışında var olan dünyaya asla ulaşamayacağını anlayan bir insan için dünya </text:p>
      <text:p text:style-name="P50">hayatındaki imtihan devam eder mi?" </text:p>
      <text:p text:style-name="P50">Cevap: Bu son derece önemli bir konudur. Bazı çevreler, bu gerçeğin kavranması ile imtihan ortamının kalktığını öne sürerek, samimiyetsiz bir düşünceyi ortaya atmaktadırlar. Ancak, imtihan ortamı daha önceki cevaplarda da belirtildiği gibi biz ölene kadar devam eder. </text:p>
      <text:p text:style-name="P50">Allah, bizi maddenin aslı ile muhatap olmayacak şekilde yaşatıyor olsa da, bize, bu dünyayı belli sebeplere bağlı gibi göstermektedir. Örneğin biz acıkınca, "nasıl olsa hayal, birşey olmaz" demeyiz, yemek yeriz. Yemediğimiz takdirde zayıf düşer, bir süre sonra hayatımızı yitirebiliriz. Allah dilediği zaman, dilediği kişi için, dilediği şeyi vesile kılıp bu sebepleri ortadan kaldırabilir. Biz bunu bilemeyiz. Ancak, şu çok önemli bir gerçektir: Allah bizi Kuran'ın tamamından sorumlu tutmuştur ve biz Kuran'daki ibadetleri ve salih amelleri yerine getirebilmek için bu sebepler dairesinde yaşamak durumundayız. </text:p>
      <text:p text:style-name="P50">Örneğin Allah insanlara iyiliği emredip kötülükten menetmeyi emreder. Veya zavallı kadın ve çocukların, zulümden, sıkıntıdan kurtarılmalarını emreder. Allah, Kuran'da "niçin onlar adına bir mücadele içinde değilsiniz?" mealinde sormaktadır. Allah'ın bu sebepler içinde insanlara yüklediği bu sorumlulukları bırakacak bir uygulama içine girmek ise kesinlikle doğru ve samimi bir tavır olmaz. </text:p>
      <text:p text:style-name="P50">Aksine gördüğü her olayı, Allah'ın kendisine izlettirdiğinin bilincine varan insan, gördüğü her görüntüden birinci derecede sorumluluk hisseder. Birçok insanın aksine, her karşılaştığı olayda daima iyiliği emredip, kötülükleri engellemeye çalışır. Bu sorumluluğu hiçbir zaman başkalarına yüklemez, hiçbir zaman "birazını da başkası yapsın, ben bu kadar yapabiliyorum" gibi bahaneler öne süremez. Bu ilme vakıf olan bir insan, "Allah bana bu görüntüyü gösteriyorsa, benden buna bir çözüm bulmamı istiyor, bunun sorumluluğu benim üzerimde" der. </text:p>
      <text:p text:style-name="P50">Sonuç olarak, bir insanın öncelikle Allah'ın Kuran'da kendisine yüklediği sorumlulukları vicdanı ile kanaati gelinceye kadar uygulaması, yerine getirmesi gerekir. Maddenin hakikatini bilmek ve dünyaya, bu hakikate göre bir bakış açısı elde etmek ise, insanın Allah rızası için yaptığı bu gayretlerini daha da güçlendirir, kararlılığını kat kat artırır. </text:p>
      <text:p text:style-name="P50">İtiraz: "Allah'ın her yerde olduğunu söylemek doğru olur mu? </text:p>
      <text:p text:style-name="P50">Allah'ın hükümranlığı göklerde değil mi?" </text:p>
      <text:p text:style-name="P50">Cevap: İnsanlardan bazıları kendilerini, maddeyi, çevrelerinde gördükleri dünyayı mutlak varlık zannederler. Allah'ı ise (Allah'ı tenzih ederiz) bu mutlak maddeyi <text:soft-page-break/>saran bir hayal gibi düşünürler. Veya, Allah'ı gözleri ile göremedikleri için, "herhalde Allah bizim göremeyeceğimiz bir yerde, uzayın veya göklerin uzak bir yerinde bulunuyor" derler. (Allah'ı tenzih ederiz) Bunların hepsi büyük bir yanılgıdır. </text:p>
      <text:p text:style-name="P50">Çünkü Allah, sadece göklerde değil her yerdedir. Allah, tek mutlak varlık olarak, tüm kainatı, tüm insanları, yerleri, gökleri, her yeri sarıp kuşatmıştır ve Allah tüm evrende tecelli etmektedir. Her nereye dönerseniz, Allah'ın yüzü oradadır. Hadislerde rivayet edildiğine göre, Peygamberimiz (sav), Allah'ın gökte olduğunu söyleyen bir şahsa doğru söylediğini bildirmiştir. Ancak bu rivayet, Allah'ın heryerde olduğu gerçeğiyle hiçbir şekilde çelişmemektedir. Zira, dünyanın sizin bulunduğunuz noktasındaki bir kişi ellerini göğe kaldırarak Allah'a dua etse ve Allah'ın gökte olduğunu düşünse, Güney Kutbu'nda bir başka insan da aynı şekilde Allah'a yönelse, Kuzey Kutbu'nda bir insan ellerini göğe kaldırsa, Japonya'daki bir insan, Amerika'daki bir insan, Ekvator'daki bir insan da <text:s/>aynı şekilde ellerini göğe kaldırarak Allah'a yönelse, bu durumda herhangi bir sabit yönden söz etmek mümkün değildir. Aynı şekilde evrenin ve uzayın farklı noktalarındaki cinler, melekler, şeytanlar da göğe doğru dua etse herhangi bir sabit gökten veya yönden söz etmek mümkün olmayacak, tüm evreni kaplayan bir durum olacaktır. Siz her nereye dönerseniz, Allah'ın tecellisi oradadır. Daha önceki konularda da belirtildiği gibi Allah'ın her yeri sarıp kuşattığı, bize şah damarımızdan yakın olduğu, her nereye dönersek Allah'ın yüzünü göreceğimiz birçok Kuran ayeti ile bildirilmiştir. Örneğin Allah, Bakara Suresi'nin 255. ayetinde "... O'nun kürsüsü, bütün gökleri ve yeri kaplayıp-kuşatmıştır...." diye bildirmektedir. Hud Suresinin 92. ayetinde ise, "... Şüphesiz benim Rabbim, yapmakta olduklarınızı sarıp-kuşatandır." denilerek, Allah'ın insanları da yaptıklarını da kuşattığı bildirilmektedir. </text:p>
      <text:p text:style-name="P50">Kuran'da da bildirildiği gibi Allah sadece göklerde değildir. Allah, her yeri sarıp kuşatandır. Bu bilgi bize Kuran aracılığı ile verilmektedir. Maddenin ardındaki sır ile ilgili gerçeğin anlatılması ise, bu ayetlerin insanlar tarafından daha iyi anlaşılmasına ve kavranmasına vesile olacaktır. Maddenin mutlak varlık olmadığını anlayan insanlar Allah'ın her an her yerde olduğunu, her an kendilerini gördüğünü ve işittiğini, herşeye şahit olduğunu ve kendilerine şah damarlarından daha yakın olduğunu, her dua edenin duasını işittiğini bütün açıklığı ile anlayacaklardır. </text:p>
      <text:h text:style-name="P56" text:outline-level="2">Sonuç: Tartışmaların Yurdu Cehennem</text:h>
      <text:p text:style-name="P50">Allah Kuran'da, "Andolsun, bu Kur'an'da insanlar için Biz her örnekten çeşitli açıklamalarda bulunduk. İnsan, herşeyden çok tartışmacıdır." (Kehf Suresi, 54) ayetiyle, insanların tartışmacı özelliklerine dikkat çekmektedir. Bazı insanlar özellikle çıkarları ile çatıştığını düşündükleri konularda, gerçekler çok açık olduğu halde bunları anlamazlıktan gelirler. Gereksiz detaya daldıran, bir sonuca götürmeyecek, anlamsız sorular sorarak, tartışmacı ve çekişmeci bir karakter gösterirler. Bu özellikleri nedeniyle insanlardan bazıları, tarih boyunca Allah'ın seçtiği tüm peygamber ve elçilerle tartışmış, onların getirdikleri apaçık gerçeklere karşı gerçek dışı misaller öne sürmüşlerdir. Bu karşı çıkışlarındaki amaç ise, samimi <text:soft-page-break/>olarak gerçekleri öğrenmek değil, aksine gerçekleri görmezlikten gelerek kendilerince zorluk çıkarmaktır.</text:p>
      <text:p text:style-name="P50">Samimi olarak, gerçekten öğrenmek, düşünmek ve anlamak kastıyla soru soranları bu açıklamanın dışında tutmak gerekir. Elbette ki, insanların birçoğunun ilk kez karşılaştıkları ve hayata bakış açılarını tamamen değiştirecek böyle önemli bir konuda sorular sormak, daha iyi anlamak için araştırmak ve bilenlere danışmak son derece makul ve gereklidir. Sorularında ve araştırmalarında samimi ve iyi niyetli olan insanların üsluplarının, tartışmacı, şüpheci ve anlayışsız insanlarla aynı olmayacağı da açıktır. Dolayısıyla burada konu edilen kişiler gerçekleri kabul etmek konusunda direnen, tartışmayı ve reddi alışkanlık haline getiren insanlardır.</text:p>
      <text:p text:style-name="P50">Allah bir ayetinde tartışmacı insanların ruh halini şöyle açıklar:</text:p>
      <text:p text:style-name="P50">Dediler ki: "Bizim ilahlarımız mı daha hayırlı, yoksa o mu?" Onu yalnızca bir tartışma-konusu olsun diye (örnek) verdiler. Hayır, onlar 'tartışmacı ve düşman' bir kavimdir. (Zuhruf Suresi, 58)</text:p>
      <text:p text:style-name="P50">Kuran'da inatçı ve tartışmacı olan insanlara verilen örneklerden biri de Firavun'dur. Firavun, Hz. Musa, kendisine bütün gerçekleri tüm açıklığı ile anlatmasına karşın, onun anlattıkları ile hiçbir ilgisi olmayan, ayrıca cevabını alsa dahi kendisine bir fayda sağlamayacak bir soru sormuştur. Kendisine Allah'ın varlığını anlatan Hz. Musa'ya Firavun'un sorusu şöyledir:</text:p>
      <text:p text:style-name="P50">(Firavun) Dedi ki: "İlk çağlardaki nesillerin durumu nedir öyleyse?" (Taha Suresi, 51)</text:p>
      <text:p text:style-name="P50">Açıktır ki, Firavun bu soruyu, "yalnızca bir tartışma konusu" olsun diye sormaktadır. Sorusunda samimi bir öğrenme isteği yoktur ve kendi zayıf aklınca Hz. Musa'nın cevapsız kalarak zor duruma düşeceğini sanmaktadır. Ancak, Hz. Musa onun bu soruyu sormasındaki amacını hemen anlar, ayette bildirildiği gibi, ona çok açık ve kesin bir cevap verir:</text:p>
      <text:p text:style-name="P50">Dedi ki: "Bunun bilgisi Rabbimin Katında bir kitaptadır. Benim Rabbim şaşırmaz ve unutmaz." (Taha Suresi, 52)</text:p>
      <text:p text:style-name="P50">Tartışmacı ve kasıtlı olarak gerçekleri anlamazlıktan gelen karakter, elbette ki sadece Firavun'a veya geçmişte yaşayan birtakım inkarcılara ait değildir. Günümüzde de insanların büyük bir bölümü, çıkarları ile çatışan konularda, özellikle din hakkındaki konularda hemen tartışmalara başlarlar. Samimiyetle yaklaştıklarında hemen anlayabilecekleri konuları özellikle anlamak istemedikleri, sorularından ve üsluplarından hemen belli olur. Özellikle bu kitapta anlatılan kader gerçeği ve maddenin gerçek mahiyeti gibi konular, insanların en çok görmezlikten gelmeye çalıştıkları konulardır. Bu nedenle de bu konularda sordukları sorular, gerçeği araştırıp öğrenmeye yönelik samimi bir arayıştan ziyade, kendince bu gerçeği geçersiz kılmaya yöneliktir. Örneğin, "Eğer herşey görüntü ise, neden ibadetlerimizi yerine getirelim" diye soranlar, sordukları sorunun ne kadar anlamsız olduğunu fark edemezler. Bir insanın görüntü olarak yaratılması neden onun namaz kılmasını engellesin veya bir yiyeceğin görüntü olması neden onun haram olmasını engellesin, bunu düşünmeden, sadece itiraz etmek için bu soruları <text:soft-page-break/>sorarlar. Tek amaçları, hiçbir mantık olmaksızın, sadece karşı gelmek, doğruları kabul etmemek ve direnmektir. </text:p>
      <text:p text:style-name="P50">Müminler ise, gerçekleri gördüklerinde hiçbir tartışmaya girmeden, Kuran'da da bildirildiği gibi "işittik ve itaat ettik" diyerek hemen kabul eder ve uygularlar. Kendilerine tartışmacı kimselerden gelen sorulara ise, onlarla tartışmaya girmeden, kesin ve açık cevaplar verirler. Allah, kendileri ile tartışmaya girenlere müminlerin şöyle cevap vermelerini bildirmiştir:</text:p>
      <text:p text:style-name="P50">De ki: "O bizim de Rabbimiz, sizin de Rabbiniz iken, bizimle Allah hakkında (sözde kanıtlarla) tartışmalara mı giriyorsunuz? Bizim amellerimiz bizim, sizin de amelleriniz sizindir. Biz, O'na gönülden bağlanmış (muhlis) olanlarız." (Bakara Suresi, 139)</text:p>
      <text:p text:style-name="P50">Müminlerle tartışmalara girenler, kaderi, Allah'ın tek mutlak varlık olduğunu, kendilerinin ise Allah'a ait birer varlık olduğunu inkar ederek çok açık gerçekleri anlamazlıktan gelenler, mantıksız sorularla, cennetin, cehennemin varlığını, Allah'ın merhametini ve adaletini kendi düşük akıllarınca sorgulayanlar şunu çok iyi anlamalıdırlar: Bu tartışmalarına cehennemde de devam edeceklerdir. Kuran ayetlerinde, cehennem ehlinin sürekli bir tartışma ve çekişme içinde olduğu haber verilmiştir: </text:p>
      <text:p text:style-name="P50">Orada birbirleriyle çekişip tartışarak derler ki: "Andolsun Allah'a, biz gerçekten apaçık bir sapıklık içindeymişiz." (Şuara Suresi, 96-97)</text:p>
      <text:p text:style-name="P50">Ateşin içinde, iddialar öne sürüp karşılıklı tartışırlarken zayıf olanlar, büyüklenen (müstekbir)lere derler ki: "Gerçekten biz, size uymuş (teb'anız) olan kimselerdik. Şimdi siz, ateşten bir parçasını olsun, bizden uzaklaştırabilir misiniz? Büyüklenen (müstekbir)ler derler ki: "Biz hepimiz (ateşin) içindeyiz; gerçekten Allah, kullar arasında hüküm verdi (artık)."(Mümin Suresi, 47-48)</text:p>
      <text:p text:style-name="P50">Yukarıdaki ayetlerde görüldüğü gibi, inkarcılar ateşin içindeyken dahi tartışmaya devam edeceklerdir. Başka ayetlerde de inkarcıların yine sözleri ile müminlerle tartışmaya çalıştıklarını ve şöyle dediklerini Allah bildirir:</text:p>
      <text:p text:style-name="P50">Derler ki: "Rabbimiz, kim bunu bizim önümüze sürdüyse, ateşteki azabını kat kat arttır." Ve derler ki: "Bize ne oluyor ki, kendilerini şerir (kötü)lerden saydığımız adamları göremiyoruz. Biz onları bir alay konusu edinmiştik; yoksa gözler mi onlardan kaydı?" Bu, cehennem halkının birbiriyle çekişmesi kesin bir gerçektir. (Sad Suresi, 61-64)</text:p>
      <text:p text:style-name="P50">Cehennem ehli, cehennemin dar ve sıkışık yerlerinde, demir kamçılarla, üzerlerinden dökülen kaynar su ile, ateşten derileri erirken, yine tartışmayı sürdüreceklerdir. Sonuçsuz tartışmaları hiç bitmeyecek, kendilerinin neden cehennemde azap çektiğini birbirlerine soracaklar, Allah ve müminler hakkında çekişmeye devam edeceklerdir:</text:p>
      <text:p text:style-name="P50">İşte bunlar çekişen iki gruptur, Rableri konusunda çekiştiler. İşte o inkar edenler, onlar için ateşten elbiseler biçilmiştir; başları üstünden de kaynar su dökülür. Bununla karınları içinde olanlar ve derileri eritilmiş olur. Onlar için demirden <text:soft-page-break/>kamçılar vardır. Ne zaman ordan, sarsıcı-üzüntüden çıkmak isterlerse, oraya geri çevrilirler ve (onlara:) "Yakıcı azabı tadın" (denir). (Hac Suresi, 19-22)</text:p>
      <text:p text:style-name="P50">Ancak bu tartışmalarından da hiçbir sonuç alamayacaklardır. Dünyada gerçekleri anlamazlıktan gelerek tartışıp çekişen inkarcılar, -Allah'ın dilemesi dışında- sonsuza kadar sürecek olan cehennem azabı içinde, telafisi olmayan bir pişmanlıkla tartışıp çekişerek yaşayacaklardır. </text:p>
      <text:p text:style-name="P50">Cehennem ehlinin cehennemde de tartışmalarına devam etmesi, onların cehennem ateşini gördüklerinde dahi iman etmeyeceklerinin, tartışmalara devam ederek gerçekleri anlamayacaklarının bir göstergesidir. Bu insanlar cehennem azabının içindeyken bile inkarlarına devam etmektedirler: </text:p>
      <text:p text:style-name="P50">Ateşin içinde olanlar, cehennem bekçilerine dediler ki: "Rabbinize dua edin; azabtan bir günü (olsun) bize hafifletsin." (Bekçiler:) "Size kendi Resulleriniz açık belgelerle gelmez miydi?" dediler. Onlar: "Evet" dediler. (Bekçiler:) "Şu halde siz dua edin" dediler. Oysa kafirlerin duası, çıkmazda olmaktan başkası değildir. (Mü'min Suresi, 49-50)</text:p>
      <text:p text:style-name="P50">Cehennem ateşinin içindeyken bile "Rabbim" diyerek dua etmeyen ve büyüklenmeye devam eden bu insanlaraın sahip oldukları tavır ve ahlak bozukluğu ortadadır. Bu insanlara bütün örnekler verilse, tüm deliller gösterilse dahi anlamazlar. Allah bir ayetinde bazı insanların hiçbir zaman inanmayacaklarını şöyle bildirir:</text:p>
      <text:p text:style-name="P50">Olanca yeminleriyle, eğer kendilerine bir ayet gelse, kesin olarak ona inanacaklarına dair Allah'a yemin ettiler. De ki: "Ayetler, ancak Allah Katındadır; onlara (mucizeler) gelse de kuşkusuz inanmayacaklarının şuurunda değil misiniz? (Enam Suresi, 109)</text:p>
      <text:p text:style-name="P50">Bu nedenle bazı insanların burada anlatılan gerçekleri, çok açık ve anlaşılır olmasına rağmen anlamamalarına şaşırmamak gerekir. Bu insanların gerçekler karşısında ikna olmamaları da, aslında Allah'ın bir ayetidir. </text:p>
      <text:p text:style-name="P50"/>
      <text:h text:style-name="P55" text:outline-level="1">SONUÇ: GERÇEKLERDEN KAÇILMAZ</text:h>
      <text:p text:style-name="P50"/>
      <text:p text:style-name="P50">İnsanların fikirlerini temelinden değiştiren, insanları Allah'a iman kesin olarak ettiren, Kuran'da bahsedilen bütün güzel ahlak özelliklerinin severek ve isteyerek yaşanmasını sağlayan, insanlardaki hırs, rekabet, kin, düşmanlık, kibir duygularını ortadan kaldırarak, sevgi, merhamet, şefkat, tevazuyu hakim kılan bu olağanüstü önemli gerçeği, yani maddenin bir algı olduğu gerçeğini öğrenen ve anlayan insanların sayısı hızla artmaktadır. "Bu kadar açık ve kolay bir gerçeği nasıl olup da bugüne kadar fark edemedim" diyen insanlar çoğunluktadır. </text:p>
      <text:p text:style-name="P50"><text:soft-page-break/>İnsanların, kader, zaman, ölüm, diriliş, cennet, cehennem gibi konuları kesin şekilde anlamalarını sağlayan bu büyük sırrı kavrayan her insanın, diğerlerini de bu önemli bilgiden haberdar etmesi çok önemlidir. Bunu yapan bir insan, bu sayede hem insanların Kuran'ı daha iyi ve çabuk anlamalarını sağlayacak hem de insanların büyük bir hızla hidayetlerine vesile olacaktır. </text:p>
      <text:p text:style-name="P50">Allah, Kendisi’ne gizli veya açık şekilde şirk koşulmadığında, yalnızca Kendisi’ne ibadet edildiğinde, tek ilah ve tek güç olarak Allah kabul edildiğinde, Kuran ahlakını dünyaya hakim edeceğini müjdelemektedir:</text:p>
      <text:p text:style-name="P50">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50">Kuran ahlakının dünyaya hakim olması için kaçınılması gereken en önemli konu şirk, yani Allah'ın dışında güçlerin olduğuna inanmaktır. Allah'ın dışında maddenin mutlak olduğunu iddia etmek, Allah'ın maddeyi ancak hayal şeklinde sarabileceğini düşünmek, Allah'ı akıl gibi soyut bir varlık olarak görmek, insanda Allah'tan ayrı bir güç vehmetmek, insanın isterse kaderini değiştirebileceğini düşünmek (hepsinden Allah'ı tenzih ederiz), zamanı, mekanı mutlak zannetmek gibi şirk olan inançlardan kurtulmak için bu kitapta anlatılan konuların iyi anlaşılması gerekir. Bu nedenle, "bu konunun ne önemi var? Neden her fırsatta, her kitabınızda bu konuya yer veriyorsunuz?" diyenler, bu önemli gerçeği tekrar düşünmelidirler. </text:p>
      <text:p text:style-name="P50">Tek mutlak varlık Allah'tır ve Allah biz bu kitabı yazarken de, okurken de, bu kitap hakkında düşünürken de bizi izlemekte, görmekte, işitmekte, gizlimizin gizlisini bilmektedir. Allah, bizi her yönden sarıp kuşatmıştır. Gerçek mutlak varlık olan Allah'tır, akıl gibi görünmeyen ve soyut olan ise biz kullarıyız. Bu gerçek, Allah'ı seven ve Allah'a kul olduğunun farkında olan biri için büyük bir şeref ve güzelliktir. Bu gerçekten Müslümanların kaçması doğru olmaz. Müslümanlar, hak olanı gönülden kabul etmeli, görmezden gelmeye çalışarak, Allah Katında küçük düşmemelidirler. Allah inanan kullarını Kuran'da şöyle uyarmaktadır:</text:p>
      <text:p text:style-name="P50">Hakkı batıl ile örtmeyin ve hakkı gizlemeyin. (Kaldı ki) siz (gerçeği) biliyorsunuz. (Bakara Suresi, 42)</text:p>
      <text:p text:style-name="P50">Şunu da unutmamak gerekir ki, bu gerçeğin açıklanması materyalizmin çöküşüne ve tüm dünyada maneviyatın ve güzel ahlakın hakim olmasına vesile olacaktır. Bunu fark eden materyalist çevreler, bu gerçeğin açıklanmasından büyük bir rahatsızlık duymakta, felsefelerini temelden yıkacağını anladıkları bu gerçeğin insanlara açıklanmasını engellemek için son derece gülünç ve çaresizliklerini gösteren yollara başvurmaktadırlar. Ancak, bugün maddenin gerçeği konusu tüm açıklığı ile ortaya çıkmıştır. Geçmişte sadece bir felsefe olarak kalan, bilimsel bulguların desteklemekte yetersiz kaldığı bu gerçek, çağımızda bilim tarafından <text:soft-page-break/>açıkça ortaya konmuştur. Örneğin Frederick Vester bu gerçeği kavramış biri olarak bu konuda şöyle der: </text:p>
      <text:p text:style-name="P50">Bazı düşünürlerin, 'insan bir hayaldir, aslında bütün yaşananlar geçici ve aldatıcıdır, bu evren bir gölgedir' şeklindeki sözleri günümüzde bilimsel olarak kanıtlanıyor gibidir.57</text:p>
      <text:p text:style-name="P50">Materyalistlerin çabaları artık boşunadır. Bilginin büyük bir hızla tüm dünyaya kısa zamanda iletilebildiği çağımızda, asırlardır gözlerden kaçırmaya çalıştıkları bu büyük gerçek, bugün Guyana'dan İngiltere'ye, Amerika'dan Endonezya'ya, Singapur'dan İsveç'e, materyalistlerin kaleleri olan Rusya'dan Çin'e, Küba'dan Arnavutluk'a kadar her yerde okunmakta, öğrenilmekte ve anlatılmaktadır. Materyalizm, tarihin en büyük ve en gürültülü çöküşü ile çökmektedir. Çünkü bugün anlaşılmıştır ki, maddenin aslına hiçbir zaman ulaşamayız. Madde ile asla muhatap olamadığımıza ve olamayacağımıza göre maddecilik de olamaz. </text:p>
      <text:p text:style-name="P50">Kuran'ın bazı ayetlerinde işaret edilen ve birçok konunun anlaşılmasını daha da kolaylaştıran bu önemli gerçeğin, materyalizm gibi batıl ve din karşıtı bir felsefeyi yıkıyor olması çok önemli bir gelişmedir. Kuran'da Allah şöyle bildirmektedir:</text:p>
      <text:p text:style-name="P50">Hayır, Biz hakkı batılın üstüne fırlatırız, o da onun beynini darmadağın eder. Bir de bakarsın ki, o, yok olup gitmiştir. (Allah'a karşı) Nitelendiregeldiklerinizden dolayı eyvahlar size. (Enbiya Suresi, 18)</text:p>
      <text:p text:style-name="P50">Ayette de haber verildiği gibi, doğru olan batılın üzerine atıldığında, batıl bir inanç olan materyalizmin beyni olan madde de yok olup gitmiştir. Herhangi bir materyalistin bu gerçeği durdurma veya değiştirme imkanı da kesinlikle yoktur.</text:p>
      <text:p text:style-name="P50"/>
      <text:h text:style-name="P55" text:outline-level="1">MADDENİN SIRRINI ÖĞRENENLER BÜYÜK BİR HEYECAN YAŞIYORLAR</text:h>
      <text:p text:style-name="P50"/>
      <text:p text:style-name="P50">Aşağıdaki mektuplar, daha önce başka kitaplarda yayınlanmış olan "Maddenin Ardındaki Sır" konusunu okuyan kişilerden gelmiştir. Söz konusu mektuplardan sadece bu gerçeği öğrendikten sonraki düşünceleri ile ilgili bölümler alınmıştır. </text:p>
      <text:list xml:id="list2663500152" text:style-name="WW8Num2">
        <text:list-item>
          <text:p text:style-name="P59">Maddenin hayal olması o kadar büyük bir olaydır ki bunu tarif etmek herhalde pek mümkün görünmüyor. Mesela: Bir insan ölüp dirilirse nasıl heyecan duyar tahmin edebilir misiniz? Veya bir insan hiç sebepsiz havada uçsa, duvardan geçse, aynı anda birkaç yerde olsa, tarifi mümkün olmayan bir heyecan duyar. Fakat bu konu bu harika haller ile kıyaslanacak gibi değil. Olağanüstü dense bu durumu yine vurgulamıyor. Yani çok ama çok çok acayip garip mi garip, fevkalade heyecan verici dense, gene bu hali anlatmaz. Bu, Allah'ın derin uçsuz bucaksız sanatının muhteşem bir tecellisi. Ama benim anlamadığım, bu kadar açık kolay anlaşılan bir olay, insanların <text:soft-page-break/>idrakinden bunca sene nasıl saklandı? İnsanlık bunu nasıl fark edemedi? Yoksa fark edenler oldu da korkup, heyecanlanıp, kimseye söylemedi mi ? Çünkü ben bir kez okudum ve hemen anladım. Çünkü çok açık ortada herşey... K.H.G./Frankfurt</text:p>
        </text:list-item>
        <text:list-item>
          <text:p text:style-name="P59">İnsanın aklını, hafsalasını şok eden bu büyük gerçeği tüm insanlığa hemen anlatmalıyız. Daha ne bekliyoruz? Bu, apaçık bir gerçek değil mi? Bunu dünyaya hepimiz her türlü imkanı kullanarak hemen anlatalım. İnsanlık bu gerçekle Allah'a daha çok yaklaşacaktır. Bence bu büyük konu dünyadaki herşeyi derinden sarsacak büyük bir gerçektir. Söyleyecek başka bir söz bulamıyorum. Selam saygı ve sevgilerimle yüce Allah'a emanet olun diyorum. F.E. /Ankara</text:p>
        </text:list-item>
        <text:list-item>
          <text:p text:style-name="P59">Evrim Aldatmacası kitabının arkasındaki Maddenin Ardındaki Sır bölümünü okudum. Ben birşey anlamadım. Ama çok garip birşey. Şu an anlattığım da yine benim içimde, ben de benim içimde, bu nedir? Bu ne müthiş bir sır. Acaba insanlar bunu ne zaman anlayacak? Anlaşılmayacak gibi de değil, son derece açık bir gerçek. Ama biz neden şimdiye kadar bilmiyorduk? Bu konu bütün insanlar tarafından anlaşıldığında, bilimde sayısız inkılap olur diye düşünüyorum. Ben bu duruma ne isim vereceğimi bilemiyorum. Şaşırdım, hayret ettim. Yüce Allah'a çokça şükrettim. Herşeyi şimdi daha iyi anlıyorum. Yalnız başkalarına anlatırken biraz zorlanıyorum. Bazen insanlar bunu anlamıyor. İşte ben karşında duruyorum diyor. Halbuki bunu söylediğinde ben onun beyninde bir görüntüyüm. O beni dışarıda sanıyor. Şimdi sadece derin hayretimi nasıl daha iyi anlatabilirim diye düşünüyorum. Bu konuda yeni kitaplarınızı bekliyorum. Özellikle güncel hayattan örnekler olursa, bunları başkalarına daha rahat anlatabiliriz. S.K. /Muğla</text:p>
        </text:list-item>
        <text:list-item>
          <text:p text:style-name="P59">Sayın Harun Yahya Bey bazı kitaplarınızda işlediğiniz Maddenin Ardındaki Sır konusunu defalarca okudum. Kesin kanaatim madde gerçekten hayaldir. Fakat bu çok müthiş birşey, hayatın rüya gibi olması, beni olağanüstü etkiledi. Fakat maddenin aslıyla muhatap oluyormuşuz gibi görünümü ve bana ait insanda uyandırdığı hisler o kadar inandırıcı ki çoğunlukla sanki gerçekmiş gibi yaşıyorum. Fakat bu konuyu bir an düşündüğümde maddenin hayal olduğunu, hemen açıkça hissediyorum. Fakat gerçekten çok inandırıcı. Halime gülüyorum. Bazen birşeye kızıyorum, sesimi yükseltiyorum. Sonra beynimdeki görüntüye bağırdığımı hatırlayınca çok mahçup oluyorum. İnsanın ne kadar hayret verici bir yaratılışı var. Maddi olarak hissediyormuş zannı o kadar güçlü ki bilmeyen bir insanın aksini düşünmesi imkansız. Bazen boğaz manzarasını seyrediyorum. Karşıya geçmek ne kadar vaktimi alır diyorum. Çok uzak yerlere bakıyorum. Sonra düşünüyorum. En uzak sandığım yer yine benim içimde, beynimin içinde, yani görüntü olan beynimin içinde. İnsan olağanüstü bir varlık. Allah insanı o kadar muhteşem bir ilimle yaratmış ki nasıl tarif edeyim, ne söyleyeyim hangi izahla bunu anlatabilirim tam bilemiyorum. Ancak şunu diyebilirim. <text:soft-page-break/>Bizi bu büyük ilimden haberdar ettiğiniz için Allah sizden ve çalışmalarınızdan razı olur inşaAllah. E.M. /İstanbul</text:p>
        </text:list-item>
      </text:list>
      <text:p text:style-name="P54">Evrim Aldatmacası kitabının arka kısmındaki maddenin ardındaki sırla ilgili izahınızı merak ve heyecanla okudum. Önce teorik olarak anladım, ama pratikte pek anlayamadım. Sonra bir ara düşünürken kastedileni aniden anladım. Şok derecesinde heyecana kapıldım. 'Aman Allah'ım bu akıl almaz bir olay' dedim. Bu hiç aklımın ucundan dahi geçmeyen bir durum. Hayat rüya gibidir derlerdi. Ben onu bir benzetme olarak anlardım. Ama onu söyleyenler de hakiki anlamında söylemiyorlar gerçi, benzetme olarak söylüyorlar. Bunun gerçek olduğunu bilseler kimbilir ne yaparlar? Olağanüstü bir durum var. Fakat kitabı okuyan herkes çok sakin. Acaba tam olarak anlamadılar mı diye düşünüyorum. Böyle bir durumda nasıl sakin olunur? Ben ölümü, ahireti, yeniden yaratılışı, cennet hayatını, herşeyi şimdi çok daha iyi anladım. Allah Kuran'da "sizi yeniden yaratmak Bizim için çok kolay" diyor. Şimdi kafamda herşey netleşti. Bu konuyu anlattığım kişiler, bu konuyu biraz zor anlıyorlar. Daha pratik ve kolay nasıl anlatabilirim? Bir de bu konuyu anlattığım bazı kişiler aşırı heyecanlandı. Acaba ben doğrudan anlatmakla hata mı ediyorum? Daha önce Allah sevgisi, Allah'ın Rahman ve Rahim olduğunu, insanların en iyiye ulaşmalarını, en iyi şekilde yaşamalarını istediğini anlatsam daha mı iyi olur, sizin görüşünüz nedir? Ş.U. /Edirne</text:p>
      <text:list xml:id="list231426278780158" text:continue-numbering="true" text:style-name="WW8Num2">
        <text:list-item>
          <text:p text:style-name="P59">İlkokuldan itibaren bütün duyuların beyinde oluştuğu bizlere her zaman anlatılmıştı. Çok iyi bildiğim bir gerçekti. Biyoloji sınavlarında kaç kere detaylı izah etmişimdir. Fakat bir türlü olayın gerçek yüzünü göremedim. Görüntü beyinde oluşuyor, diyordum. Ama madde dışarıda benden uzakta durur. O oradadır, ben de görürüm. Hatta görüntünün gözümün olduğu yerde oluştuğu, bir de beynimde oluştuğu, ayrıca maddenin varlığı açık, işte ileride duruyor, gibi karmakarışık bir mantığım vardı. Aslına bakarsanız fazla da düşünmemiştim. Oysa madde tek yerde görülüyor. Kendisini de maddeyi de aynı yerde görüyorum. Sanki ince bir perdenin üzerindeyim ama seyreden sanki boşluk, ruhun ne olduğu anlaşılacak birşey değil. Ama herşeyi algılayan bir güç, hacmi ağırlığı yoğunluğu olmayan, hiçlik olan ama beş duyuyu algılayan bir şuur. Bu konuda daha detaylı bir kitap yazmayı düşünüyor musunuz? Bir de kitaplarınız bizim ilçemizde satılmıyor bunu yayınevine bildirmem yeterli mi? Saygı ve sevgilerimi sunuyor başarılar diliyorum. Y.C. /Kayseri</text:p>
        </text:list-item>
        <text:list-item>
          <text:p text:style-name="P59">... Ben bu konuyu bazı arkadaşlarıma anlattım. Üniversite mezunu çok kaliteli çocuklar, yalnız bazı arkadaşlarım hiçbir şekilde bu konuyu kavrayamıyorlar. "Olur mu işte sen karşımdasın, tamam beynimde görüntün oluşuyor olabilir. Ama sen işte burdasın." diye elimi omzuma dokunduruyor. Bu konuşma ve hareketinin onun beyninde oluştuğunu belirtiyorum. Hatta beyine giden sinir kesilse beni göremezsin; dokunma hissin de kaybolur diyorum. Yine anlamıyor. Bu anlamama bana 'belirleyici metafizik bir gerçeğin ortaya çıkışı' gibi geliyor. Çünkü bir şekilde bu gerçeği <text:soft-page-break/>kavrayamıyor. Bu konuyu ilkokulda son sınıfta okuyan yeğenime anlattım hemen anladı. Bunu anlamayan insanlar, özel olarak kavramaları engellenmiş insanlar olabilir mi acaba? diyorum. Yani 'bene sahip değiller mi acaba?' diye düşünüyorum. Böyle birşey mümkün mü? Kuran'da gözü kulağı kapalı insanlardan bahsediliyor. Bazı insanlarda görme işitme şuuru olmayabilir mi? Bu konuları bir mektubunuzda veya kitabınızın yeni baskısında belirtebilir misiniz? Şimdiden teşekkür ederim. Saygılarımla. E.A. /İstanbul</text:p>
        </text:list-item>
        <text:list-item>
          <text:p text:style-name="P59">Sayın Harun Yahya, ben felsefeye oldukça meraklıyımdır. Bu nedenle maddenin ardındaki sır konusunu büyük bir merakla okudum. Maddenin hayal olması dünya tarihi içinde birçok kez açıklanmış. Fakat insanları maddenin aslını gördüklerine dair ikna edici algıların netliği karşısında biraz da fazla düşünmeye vakit ayırmadıklarından olsa gerek bu apaçık hakikati fark edememişlerdir. Fakat günümüzde bu kolay gerçeği çok rahat anlayabilecekleri imkanlara kavuşmuşlardır. Gözün genel yapısı, görüntüyü beyne götüren sinirler, beyindeki görme merkezi ve buna benzer ilmi detayların mikro düzeyde incelenmesi ve açıklanması bu konunun anlaşılmasını kolaylaştırmıştır. Ayrıca izafi fiziğin gelişmesi, üç boyutlu filmler, tv, video, vs. teknik imkanlar da bu konuda örnekleme yapma kolaylığı sağlamıştır. Benim kanaatime göre bu yüzyılda bu konu tüm bilim dünyasına hakim olacaktır. Sizin de bildiğiniz gibi, kuantum fiziği zaten bağıra bağıra bu gerçeği anlatmaktadır. Tabi bazı insanlar bu büyük gerçek karşısında çocuk gibi ürküntüye kapılmazsa ve dünya sevgisinin mecburi kırılışının acısını bastırabilirse bu daha da kolay olacak umudundayım. Fakat böyle açık bir gerçekten kaçmak, başını kuma sokmak, anlamamazlıktan gelmek insan onuruna yakışacak bir tavır olmaz diye düşünüyorum. Yazmak istediğim çok şey var fakat vaktinizi almak istemiyorum. Sağlıklı güzel günler dilerim. Hoşçakalın. T.E. /Richmond</text:p>
        </text:list-item>
        <text:list-item>
          <text:p text:style-name="P59">Maddenin beynimizdeki haliyle yani elektrik sinyallerinin yorumlanmasıyla meydana gelen kopyalarıyla muhatap olduğumuzu tv, radyo ve gazeteler halka neden açıklamıyor? Bu kesin bir gerçek veya bir TV açık oturumunda veya şu büyük tartışma programlarından birinde bu konu Türkiye'nin ileri gelen bilim adamlarınca değerlendirilmeli. Aksini iddia eden bir kişi çıksa çok merak ediyorum, ne der acaba. Bu konuyu hiç anlayamayan birkaç kişinin izahlarını duymuş ve hayret etmiştim. Koskoca insanlar bu kadar açık olan bir gerçeği nasıl kavrayamaz diye. Yine böyle vakalar çıkabilir. Fakat bunun değerlendirilmesini millet yapar. Hem ibret alır, hem de bu konuyu kavramayanların mantığını da, daha doğrusu mantıksızlığını da öğrenmiş olur. Benim kanaatim bu konu İslam dininde çok önemli bir konu. Ehemmiyetinin önümüzdeki günlerde daha çok anlaşılacağını umuyorum... K. İ. /Samsun</text:p>
        </text:list-item>
        <text:list-item>
          <text:p text:style-name="P59">Maddeyi tarifiniz beni çok etkiledi. Bu konu insan aklını aşıyor. Tam anlaşılacak birşey değil. Öyle garip ki mesela bu yazdığım mektup bir <text:soft-page-break/>görüntü. Görüntü, görüntü ile görüşüyor ve konuşuyor. Aslında gerçekten çok şaşırtıcı bir durum. Bence bu konuyu okuyan herkes bu müthiş gerçeği fark ediyor... W.B.F. /İngiltere</text:p>
        </text:list-item>
        <text:list-item>
          <text:p text:style-name="P59">Kitabınızın arkasındaki maddenin sırrı ile ilgili bölümü okuduğumdan beri hayata bakış açım değişti. Mesela geçen gün işte tam birine sinirlenip bağıracaktım, sonra aklıma geldi herşeyi beynimin içinde gördüğüm. Hemen sakinleştim, kızacaklığım da kalmadı. Bu bana Türk filmi seyreden yaşlı bir kadının, kötü roldeki oyuncuya sinirlenişi gibi geliyor. Ben de böyle derin bir değişim oluşturan gerçekleri bence daha geniş kitlelere anlatmalı ve bunun için ayrı bir kitap çıkarmalısınız. Eğer böyle bir kitap çıkartırsanız lütfen bana da haber verir misiniz? M. V. /Aydın</text:p>
        </text:list-item>
        <text:list-item>
          <text:p text:style-name="P59">Maddenin Ardındaki Sır yazınızı okudum. Herşey gerçekten beynimin içinde mi oluşuyor? Beynimin de bir görüntü olması gerekmez mi? Asıl anlamadığım şu, bunun okulda, televizyonda her yerde insanlara anlatılması lazım. Ben bu konu ile ilgili daha fazla detay öğrenmek istiyorum. Bunun için ne yapabilirim? Bana yardımcı olursanız çok sevinirim. K. B. /Antalya</text:p>
        </text:list-item>
        <text:list-item>
          <text:p text:style-name="P59">Ben göz doktoruyum. Geçen gün bir hastam nasıl gördüğümüz ile ilgili sorular sordu. İlk başta sordukları teknik sorulardı, ancak daha sonra gerçekten düşünmeme sebep olan sorular sordu; beynimizin içinde oluşan görüntüyü gören kimdir gibi. Açıkçası çok etkilendim. Ben Allah'a ve ruhun varlığına inanan bir insanım, ancak ruhun varlığını bu kadar bilimsel ve açık bir yolla açıklamak, kendi uzmanlık alanım olmasına rağmen aklıma gelmemişti. İnternet sayfanızdan, bu konu hakkındaki yazınızı okudum. Bu konuda tavsiye edeceğiniz başka kaynaklar veya sizin başka eseriniz var mı? Yabancı bir kaynak da olabilir. Gerçekten öğrenmeye, araştırmaya ve düşünmeye değecek çok önemli bir konu olduğunu düşünüyorum. Anlatılanlar insanın düşünce ufkunu genişletmekle kalmıyor, hayatındaki birçok şeyi sorgulamasına neden oluyor. Hakikaten önemli. F.N.G. /Eskişehir</text:p>
        </text:list-item>
        <text:list-item>
          <text:p text:style-name="P59">Dün "MADDENIN ARDINDAKI SIR"' CD'sini izledim. Kendi kafamda anlamaya çalıştım veya anladığımı sandım. Cevap aradığım bazı sorular var. Bana lütfen yardımcı olun. M.H. /İzmir</text:p>
        </text:list-item>
        <text:list-item>
          <text:p text:style-name="P59">Maddenin Ardındaki Sır adlı yazıyı okuduğumda herşeyin benim için hazırlanmış bir senaryo olduğunu düşündüm. Kafanızda netleşmesi için Truman Show veya Matrix isimli filmdeki gibi hissettim kendimi. Benim için tasarlanmış bir makinanın içinde yaşıyormuşum gibi geldi. Konuyu bu şekilde inanarak düşündüğümde kendimi farklı haller içinde buldum. Bu konuyu şimdiye kadar kimsenin anlatmadığı derinlikte anlatmışsınız. E.H. /Toronto</text:p>
        </text:list-item>
        <text:list-item>
          <text:p text:style-name="P59">... Bu arada Maddenin Ardındaki Sır adlı video kasetinizin bir bölümünü seyrettim. Konu gayet güzel bir şekilde açıklanmış, fakat bu gerçeği anlatırken sanıyorum daha çok örneklere ihtiyacımız olacak. Belgeselde <text:soft-page-break/>verilen örnekler kesinlikle yeterli fakat özellikle gündelik hayattan biraz daha örnekler, yeni kopyalarında yer alırsa kendi açımızdan bu gerçeğin anlaşılması ve de anlatılması daha kolay olur düşüncesindeyim. Çünkü bu konuyu insanlar gerektiği gibi yorumlayamıyorlar ve yanlış fikirler öne sürüyorlar. Bunun önüne geçebilmek için mevcut örneklere biraz daha basit örneklerin takviye edilmesi kanımca çok daha faydalı olur. Ş. G. /İstanbul</text:p>
        </text:list-item>
        <text:list-item>
          <text:p text:style-name="P59">Maddesel dünyaya ve hayata bakış açımı kökünden değiştirdi. Hayat, çevrem ve insanlar artık benim için hiç eskisi gibi değil. Gerçekleri öğrendikçe bazı şeylerden soğumaya başladım, biraz da içime dönüp, düşünmeye başladım. Bilemiyorum bu doğru mu? Ama bir yandan da kendimi daha huzurlu, güvenli ve mutlu da hissediyorum. İnsanların yaptıkları, sözleri çok basitime gidiyor. Bu yaşadıklarımı anlayabilecek ve dinleyebilecek birilerini arıyorum. Sizlerden bana her zamanki gibi bu çok önemli konuda da yardım etmenizi istiyorum. Çünkü boş yere yaşamak, boş yere olaylara üzülmek istemiyorum. K.U. /Tekirdağ</text:p>
        </text:list-item>
      </text:list>
      <text:p text:style-name="P26">Maddenin Gerçeği Konusunda Sorular Yöneltilen Bilim Adamlarının Bazı Yorumları</text:p>
      <text:list xml:id="list231426570966785" text:continue-numbering="true" text:style-name="WW8Num2">
        <text:list-item>
          <text:p text:style-name="P59">E-mail mesajınız ve son derece ilginç içeriği için çok teşekkür ederim. Sorularınızı çok ilgi çekici buldum ve şunu söylemeliyim ki onları okumakla çok fazla şey öğrendim. Bana yazdığınız için teşekkür ederim ve sorularınızı bu alanda çalışmaları olan bilim adamı arkadaşlarımla paylaşacağım. Onların cevaplarının ne olacağını merak ediyorum. En iyi dileklerimle ve bana yazdığınız için tekrar teşekkür ederim. Kofi Opoku</text:p>
        </text:list-item>
        <text:list-item>
          <text:p text:style-name="P59">Bütün sorularınız ve gözlemleriniz son derece derin ve tam hedefe yönelik! Bunlar tarih boyunca sorulmuş sorular ancak henüz tamamen çözülmüş değiller. Aslında eğer araştırmacılar sizin kadar bu soruların cevaplarını arama konusu ile ilgilenselerdi, nörobiyoloji ve psikoloji, hatta felsefe büyük bir gelişme gösterirdi. 13. sorunuzda bazı insanların bu gerçeğin tartışılmasından büyük bir korku duyduklarını belirtmişsiniz. Bu tespitinizde haklısınız. Dünyayı en doğru şekliyle gördüğünüzde, onu tanımladığınız hali çok çok korkutucudur. Ancak gerçek çok korkutucu da olsa, her zaman için öğrenmeye değer... Siz bu sorulardan görüldüğü gibi çok akıllı ve derin düşünen bir insansınız. Birçok insan neden bahsettiğinizi anlamadığında sakın şaşırmayın, hatta konusunda uzman felsefeciler bile bu konuları anlamayabilirler. Çalışmalarınızda başarılar dilerim. Prof. Steve Lehar</text:p>
        </text:list-item>
        <text:list-item>
          <text:p text:style-name="P59">Yüzyıllardır felsefecileri meşgul eden sorular sormuşsunuz... Biz bir süper bilgisayarın içinde sanal bir dünyada da yaşıyor olabiliriz ve böyle bir durumda hiçbir zaman farkı anlayamayız; aynı The Matrix ve Tron isimli filmlerde olduğu gibi. Doğa kanunları da bu programın bir parçası olduğu takdirde, gerçekle hayal arasındaki farkı asla söyleyemeyiz, çünkü arada bir fark olmaz. Birçok insan bunları düşünmekten korkar çünkü rahatlarına <text:soft-page-break/>gelen dünya görüşlerini tehdit ettiğini düşünürler. Jon Roland (Vanguard Araştırma Enstitüsü Kurucusu ve Başkanı)</text:p>
        </text:list-item>
      </text:list>
      <text:p text:style-name="P13"/>
      <text:p text:style-name="P24"/>
      <text:p text:style-name="P24"/>
      <text:p text:style-name="P15">RESİMALTI:</text:p>
      <text:p text:style-name="P15"/>
      <text:p text:style-name="P15"/>
      <text:p text:style-name="P15">Tele­fon çal­dı­ğı an ile, te­le­fon­da bir dos­tun se­si­nin du­yul­du­ğu an ara­sın­da bir sü­re ol­du­ğu­nu dü­şü­nür ve bu­na "za­man" de­riz. Za­man, "o an" ya­şa­nan­lar ile, geç­miş ara­sın­da ya­pı­lan kı­yas ile or­taya çıkan bir al­gıdır. </text:p>
      <text:p text:style-name="P15"/>
      <text:p text:style-name="P15"/>
      <text:p text:style-name="P15">Zaman, bi­zim ya­şa­dı­ğı­mız olay­lar ara­sın­da yap­tı­ğı­mız kı­ya­sa da­ya­lı bir kav­ram­dır. Ör­ne­ğin, bir ki­şi oda­ya gi­rer. Son­ra yer­de du­ran ka­le­mi gö­rür ve eği­lip onu alır. Bun­dan son­ra bu ka­le­mi ma­sa­ya gö­tü­rür ve ora­ya bı­ra­kır. Ki­şi, tüm bu ey­lem­ler ara­sın­da kı­yas ya­par. Her bi­ri ara­sın­da bir sü­re geç­ti­ği­ni dü­şü­nür ve böy­lece zaman al­gısını el­de eder. </text:p>
      <text:p text:style-name="P15"/>
      <text:p text:style-name="P15"/>
      <text:p text:style-name="P15">Ad­nan Ok­tar</text:p>
      <text:p text:style-name="P15"/>
      <text:p text:style-name="P15"/>
      <text:p text:style-name="P15">Bir in­sa­nın geç­mi­şi ha­fı­za­sı­na ve­ri­len bil­gi­ler­den olu­şur. Ha­fı­za si­lin­di­ğin­de in­sa­nın geç­mi­şi de si­li­nir. Ge­le­ce­ği ise dü­şün­ce­le­rin­den iba­ret­tir. Bu dü­şün­ce­ler ol­ma­dı­ğın­da ise in­sanın sadece yaşadığı "an" kalır. </text:p>
      <text:p text:style-name="P15"/>
      <text:p text:style-name="P15"/>
      <text:p text:style-name="P15">Ya­ra­tı­lış At­la­sı Cilt 3</text:p>
      <text:p text:style-name="P15"/>
      <text:p text:style-name="P15"/>
      <text:p text:style-name="P15">Ha­run Yah­ya</text:p>
      <text:p text:style-name="P15"/>
      <text:p text:style-name="P15"/>
      <text:p text:style-name="P15">Ad­nan Ok­tar</text:p>
      <text:p text:style-name="P15"/>
      <text:p text:style-name="P15"/>
      <text:p text:style-name="P15">Tüm olay­lar bize bel­li bir sı­ra­la­ma yön­te­mi ile gös­te­ril­di­ği için, za­ma­nın hep ile­ri doğ­ru ak­tı­ğı­nı dü­şü­nü­rüz. Ör­ne­ğin bir ka­yak­çı hep dağ­dan aşa­ğı doğ­ru ka­yar, yu­ka­rı doğ­ru kay­maz ve­ya bir su dam­la­sı su bi­ri­kin­ti­sin­den yu­ka­rı doğ­ru çık­maz, hep aşa­ğı doğ­ru dü­şer. Bu du­rum­da bir ka­yak­çı­nın te­pe­de­ki ha­li geç­miş iken, aşa­ğı­ya ulaş­tı­ğı ha­li ge­le­cek­tir. Oy­sa eğer ha­fı­za­mız­da­ki bil­gi­ler, bir fil­min ba­şa sa­rıl­ma­sı gi­<text:soft-page-break/>bi ter­si­ne doğ­ru gös­te­ril­me­ye baş­lar­sa bi­zim için ge­le­cek, ya­ni aşa­ğı in­miş ha­li geç­miş olur, geç­miş ise ya­ni te­pe­de­ki ha­li ise ge­le­cek olur. </text:p>
      <text:p text:style-name="P15"/>
      <text:p text:style-name="P15"/>
      <text:p text:style-name="P15">Ya­ra­tı­lış At­la­sı Cilt 3</text:p>
      <text:p text:style-name="P15"/>
      <text:p text:style-name="P15"/>
      <text:p text:style-name="P15">Ha­run Yah­ya</text:p>
      <text:p text:style-name="P15"/>
      <text:p text:style-name="P15"/>
      <text:p text:style-name="P15">30 YIL ÖNCE</text:p>
      <text:p text:style-name="P15"/>
      <text:p text:style-name="P15"/>
      <text:p text:style-name="P15">Işık hızına yakın bir hızla uzay yolculuğuna çıkan ikiz kardeşlerden biri, 30 yıl sonra geri döndüğünde, dünyada kalan kardeş diğerine göre çok daha yaşlı olacaktır. </text:p>
      <text:p text:style-name="P15"/>
      <text:p text:style-name="P15"/>
      <text:p text:style-name="P15">BUGÜN</text:p>
      <text:p text:style-name="P15"/>
      <text:p text:style-name="P15"/>
      <text:p text:style-name="P15">Ad­nan Ok­tar</text:p>
      <text:p text:style-name="P15"/>
      <text:p text:style-name="P15"/>
      <text:p text:style-name="P15">Ya­ra­tı­lış At­la­sı Cilt 3</text:p>
      <text:p text:style-name="P15"/>
      <text:p text:style-name="P15"/>
      <text:p text:style-name="P15">Ha­run Yah­ya</text:p>
      <text:p text:style-name="P15"/>
      <text:p text:style-name="P15"/>
      <text:p text:style-name="P15">GELECEK</text:p>
      <text:p text:style-name="P15"/>
      <text:p text:style-name="P15"/>
      <text:p text:style-name="P15">GEÇMİŞ</text:p>
      <text:p text:style-name="P15"/>
      <text:p text:style-name="P15"/>
      <text:p text:style-name="P15">ŞU AN</text:p>
      <text:p text:style-name="P15"/>
      <text:p text:style-name="P15"/>
      <text:p text:style-name="P15">Ad­nan Ok­tar</text:p>
      <text:p text:style-name="P15"/>
      <text:p text:style-name="P15"/>
      <text:p text:style-name="P15">Bir in­sa­nın geç­mi­şi, as­lın­da o in­sa­nın ha­fı­za­sın­da ye­r a­lan bil­gi­ler­den iba­ret­tir. Eğer bu in­sa­nın ha­fı­za­sı si­lin­se, geç­mi­şi kal­ma­ya­cak­tır. Ge­le­cek ise in­san­la­rın dü­şü­nce­le­rin­den iba­ret­tir. İn­san, ge­le­ce­ği için plan ya­par, ge­le­ce­ği­ni dü­şü­nür. An­cak in­sa­nın dü­şün­ce­le­ri de or­ta­dan kal­dı­rıl­sa, bu kez ge­le­cek di­ye bir kav­ram da kal­ma­ya­cak­tır. <text:soft-page-break/>Ha­fı­za­sı ve dü­şün­ce­le­ri alı­nan bir in­san için sa­de­ce için­de ya­şa­dı­ğı "an", ya­ni "şu an" kalacak­tır. </text:p>
      <text:p text:style-name="P15"/>
      <text:p text:style-name="P15"/>
      <text:p text:style-name="P15">GEÇMİŞ</text:p>
      <text:p text:style-name="P15"/>
      <text:p text:style-name="P15"/>
      <text:p text:style-name="P15">GELECEK</text:p>
      <text:p text:style-name="P15"/>
      <text:p text:style-name="P15"/>
      <text:p text:style-name="P15">AN</text:p>
      <text:p text:style-name="P15"/>
      <text:p text:style-name="P15"/>
      <text:p text:style-name="P15">Hafıza = Geçmiş</text:p>
      <text:p text:style-name="P15"/>
      <text:p text:style-name="P15"/>
      <text:p text:style-name="P15">Düşünce = Gelecek</text:p>
      <text:p text:style-name="P15"/>
      <text:p text:style-name="P15"/>
      <text:p text:style-name="P15">Hafıza = Geçmiş</text:p>
      <text:p text:style-name="P15"/>
      <text:p text:style-name="P15"/>
      <text:p text:style-name="P15">Düşünce = Gelecek</text:p>
      <text:p text:style-name="P15"/>
      <text:p text:style-name="P15"/>
      <text:p text:style-name="P15">Ya­ra­tı­lış At­la­sı Cilt 3</text:p>
      <text:p text:style-name="P15"/>
      <text:p text:style-name="P15"/>
      <text:p text:style-name="P15">Ha­run Yah­ya</text:p>
      <text:p text:style-name="P15"/>
      <text:p text:style-name="P15"/>
      <text:p text:style-name="P15">İn­san na­sıl geç­mi­şi­ni de­ğiş­ti­re­mez­se, ge­le­ce­ği­ni de de­ğiş­ti­re­mez. Bu ne­den­le olay­lar kar­şı­sın­da ge­ri­li­me dü­şen­ler, si­nir­le­nen­ler, ka­de­re tes­lim ol­ma­ma­nın so­nuç ge­tir­me­yen sı­kın­tı ve zor­lu­ğu­nu ya­şar­lar. </text:p>
      <text:p text:style-name="P15"/>
      <text:p text:style-name="P15"/>
      <text:p text:style-name="P15">Ad­nan Ok­tar</text:p>
      <text:p text:style-name="P15"/>
      <text:p text:style-name="P15"/>
      <text:p text:style-name="P15">Bu re­sim­de­ki in­san­lar ara­ba­yı gör­me­dik­le­ri gi­bi ara­ba­da­ki­ler de yol­da­ki bu in­san­la­rı gör­me­mek­te­dir­ler. Her iki­si de bir­bir­le­rin­den "şu an" için ha­ber­siz­dir. An­cak bu res­me uzak­tan, fark­lı bir yer­den ba­kan bir in­san, her iki ta­ra­fı da ko­lay­lık­la ve tüm de­tay­la­rıy­la ay­nı an­da gö­re­bil­mek­te­dir. İn­sa­nın ha­ya­tı için de ay­nı du­rum söz ko­nu­su­dur. </text:p>
      <text:p text:style-name="P15"><text:soft-page-break/>Bi­zim için geç­miş ve ge­le­cek var­dır ve biz za­ma­na bağ­lı ol­du­ğu­muz için ge­le­ce­ği­mi­zi an­cak za­man ge­çin­ce gö­re­bi­li­riz. An­cak Al­lah za­man­dan ve me­kan­dan mü­nez­zeh ol­du­ğu için bi­zim geç­mi­şi­mi­zi, ge­le­ce­ği­mi­zi ve için­de bu­lun­du­ğu­muz anı, tek bir an­da, tüm can­lıl­ığı ve net­li­ği ile gör­mek­te­dir. Ör­neğin bir an son­ra, yol­daki in­san­ları gören şoförün ani bir fren­le duruşu da Al­lah Katın­da önceden bilin­mek­te ve görül­mek­tedir.</text:p>
      <text:p text:style-name="P15"/>
      <text:p text:style-name="P15"/>
      <text:p text:style-name="P15">Ya­ra­tı­lış At­la­sı Cilt 3</text:p>
      <text:p text:style-name="P15"/>
      <text:p text:style-name="P15"/>
      <text:p text:style-name="P15">Ha­run Yah­ya</text:p>
      <text:p text:style-name="P15"/>
      <text:p text:style-name="P15"/>
      <text:p text:style-name="P15">Bir ara­ba da­ha imal edil­me­den ön­ce, han­gi renk­te ola­ca­ğı, kim ta­ra­fın­dan sa­tın alı­na­ca­ğı, hat­ta han­gi hur­da­lık­ta, na­sıl bir hal­de ola­cağı kaderin­de bel­lidir. </text:p>
      <text:p text:style-name="P15"/>
      <text:p text:style-name="P15"/>
      <text:p text:style-name="P15">Ad­nan Ok­tar</text:p>
      <text:p text:style-name="P15"/>
      <text:p text:style-name="P15"/>
      <text:p text:style-name="P15">Her var­lık bir ka­der ile ya­ra­tı­lır. Bir va­zo­nun da­ha imal edil­me­den ön­ce, kim ta­ra­fın­dan han­gi mo­del­de imal edi­le­ce­ği, kim ta­ra­fın­dan ne­re­den sa­tın alı­nıp, han­gi evin han­gi kö­şe­si­ne yer­leş­ti­ri­le­ce­ği ve han­gi gün han­gi an­da na­sıl düşüp kırılacağı Al­lah Katın­da bel­lidir. </text:p>
      <text:p text:style-name="P15"/>
      <text:p text:style-name="P15"/>
      <text:p text:style-name="P15">Ya­ra­tı­lış At­la­sı Cilt 3</text:p>
      <text:p text:style-name="P15"/>
      <text:p text:style-name="P15"/>
      <text:p text:style-name="P15">Ha­run Yah­ya</text:p>
      <text:p text:style-name="P15"/>
      <text:p text:style-name="P15"/>
      <text:p text:style-name="P15">Ad­nan Ok­tar</text:p>
      <text:p text:style-name="P15"/>
      <text:p text:style-name="P15"/>
      <text:p text:style-name="P15">Yaratılış Atlası Cilt 3</text:p>
      <text:p text:style-name="P15"/>
      <text:p text:style-name="P15"/>
      <text:p text:style-name="P15">SONSUZ ZAMAN </text:p>
      <text:p text:style-name="P15">ALLAH'IN HAFIZASINDA SAKLIDIR</text:p>
      <text:p text:style-name="P15"/>
      <text:p text:style-name="P15"/>
      <text:p text:style-name="P15">Harun Yahya</text:p>
      <text:p text:style-name="P15"/>
      <text:p text:style-name="P15"><text:soft-page-break/></text:p>
      <text:p text:style-name="P15">Adnan Oktar</text:p>
      <text:p text:style-name="P15"/>
      <text:p text:style-name="P15"/>
      <text:p text:style-name="P15">YAŞADIĞIMIZ HER AN ALLAH KATINDA </text:p>
      <text:p text:style-name="P15">SAKLIDIR, KAYBOLMAZ, CANLI OLARAK DURUR</text:p>
      <text:p text:style-name="P15"/>
      <text:p text:style-name="P15"/>
      <text:p text:style-name="P15">Yaratılış Atlası Cilt 3</text:p>
      <text:p text:style-name="P15"/>
      <text:p text:style-name="P15"/>
      <text:p text:style-name="P15">Harun Yahya</text:p>
      <text:p text:style-name="P15"/>
      <text:p text:style-name="P15"/>
      <text:p text:style-name="P15">Resim­de gör­dü­ğü­nüz ke­le­be­ğin da­ha yu­mur­ta ol­du­ğu anın­dan ko­za ha­li­ne, ko­za­dan çı­kıp uç­ma­ya baş­la­dı­ğı an­dan ölüp çöp­le­re ka­rış­tı­ğı ha­li­ne ka­dar her ha­li, şu an­da Al­lah Ka­tın­da can­lı ola­rak mev­cut­tur. Ke­le­bek, Al­lah'ın ha­fı­za­sın­da şu an­da ko­za­dan çık­mak­ta, şu an­da uç­ma­ya baş­la­mak­ta ve şu an­da öle­rek ye­re düş­mek­tedir. </text:p>
      <text:p text:style-name="P15"/>
      <text:p text:style-name="P15"/>
      <text:p text:style-name="P15">Adnan Oktar</text:p>
      <text:p text:style-name="P15"/>
      <text:p text:style-name="P15"/>
      <text:p text:style-name="P15">Geç­miş­te kalmış olan olay­lar, "şu an­da" Al­lah'ın ha­fı­za­sın­da çok can­lı ve net ola­rak ya­şan­mak­ta­dır. Ör­ne­ğin, pi­ra­mit­le­ri in­şa eden iş­çi­ler mal­ze­me­le­ri şu an­da ta­şı­mak­ta­dır­lar, şu an­da yo­rul­mak­ta, şu an­da susayarak su iç­mek­tedir­ler. </text:p>
      <text:p text:style-name="P15"/>
      <text:p text:style-name="P15"/>
      <text:p text:style-name="P15">Yaratılış Atlası Cilt 3</text:p>
      <text:p text:style-name="P15"/>
      <text:p text:style-name="P15"/>
      <text:p text:style-name="P15">Harun Yahya</text:p>
      <text:p text:style-name="P15"/>
      <text:p text:style-name="P15"/>
      <text:p text:style-name="P15">Hz. Mu­sa ve ya­nın­da­ki­ler şu an­da ya­rı­lan de­niz­den ka­ça­rak kur­tul­mak­ta­dır­lar. Fi­ra­vun'un or­du­su şu an­da ka­pa­nan de­ni­zin için­de bo­ğul­mak­ta­dır. Hz. Nuh'un ge­mi­si ve Hz. Sü­ley­man'ın sa­ra­yı şu an­da in­şa edil­mek­te­dir. Ve tüm bu olay­lar bi­zim bil­di­ği­miz­den çok da­ha net ve can­lı ola­rak şu an­da Al­lah'ın ha­fı­za­sın­da mev­cut bu­lun­mak­ta­dır­lar. </text:p>
      <text:p text:style-name="P15"/>
      <text:p text:style-name="P15"/>
      <text:p text:style-name="P15">Adnan Oktar</text:p>
      <text:p text:style-name="P15"/>
      <text:p text:style-name="P15"/>
      <text:p text:style-name="P15"><text:soft-page-break/>Bir muz ağa­cı­nın to­hu­mu­nun top­ra­ğa düş­me­sin­den muz­la­rın ağaç­tan toplanmasına, o muz­la­rın pa­ket­le­ne­rek mar­ke­te ge­ti­ril­me­si­ne, mar­ket­ten sa­tı­lıp ni­ha­yet bir evin mey­ve se­pe­tin­e yer­leş­ti­ril­me­si­ne ka­dar her anı, tek bir an ola­rak Al­lah'ın ha­fı­za­sın­da sak­lı­dır. Her anı Al­lah'ın Ka­tın­da can­lı ola­rak ya­şan­mak­ta­dır. Mu­zun hiç­bir ha­li Al­lah Ka­tın­da yok ol­maz, son­su­za kadar sak­lı durur. </text:p>
      <text:p text:style-name="P15"/>
      <text:p text:style-name="P15"/>
      <text:p text:style-name="P15">Yaratılış Atlası Cilt 3</text:p>
      <text:p text:style-name="P15"/>
      <text:p text:style-name="P15"/>
      <text:p text:style-name="P15">Harun Yahya</text:p>
      <text:p text:style-name="P15"/>
      <text:p text:style-name="P15"/>
      <text:p text:style-name="P15">Bu yı­kı­lan bi­na­nın her anı Al­lah'ın ha­fı­za­sın­da her an ha­zır dur­mak­ta­dır. Bi­na­nın ilk te­me­li­nin atıl­dı­ğı an­dan, yı­kı­lıp yer­le bir ol­du­ğu ana ka­dar her anı son­su­za ka­dar kay­bol­ma­dan ha­zır du­ra­cak­tır. </text:p>
      <text:p text:style-name="P15"/>
      <text:p text:style-name="P15"/>
      <text:p text:style-name="P15">Adnan Oktar</text:p>
      <text:p text:style-name="P15"/>
      <text:p text:style-name="P15"/>
      <text:p text:style-name="P15">İNSAN YAŞADIĞI HER ANI, BİR FİLMİN KARELERİ GİBİ SIRASI GELDİKÇE İZLER</text:p>
      <text:p text:style-name="P15"/>
      <text:p text:style-name="P15"/>
      <text:p text:style-name="P15">Yaratılış Atlası Cilt 3</text:p>
      <text:p text:style-name="P15"/>
      <text:p text:style-name="P15"/>
      <text:p text:style-name="P15">Harun Yahya</text:p>
      <text:p text:style-name="P15"/>
      <text:p text:style-name="P15"/>
      <text:p text:style-name="P15">Adnan Oktar</text:p>
      <text:p text:style-name="P15"/>
      <text:p text:style-name="P15"/>
      <text:p text:style-name="P15">ZAMANSIZLIĞI VE SONSUZLUĞU </text:p>
      <text:p text:style-name="P15">ANLATAN BİR FİZİKÇİ</text:p>
      <text:p text:style-name="P15"/>
      <text:p text:style-name="P15"/>
      <text:p text:style-name="P15">The End of Ti­me (Za­ma­nın So­nu) ki­ta­bı­nın ya­za­rı ün­lü fi­zik­çi Ju­li­an Bar­bo­ur, Dis­co­ver der­gi­si ta­ra­fın­dan ya­pı­lan bir rö­por­ta­jın­da, bu bö­lüm­de de­ğin­di­ği­miz ko­nu­la­rın bi­lim­sel ger­çek­ler ol­du­ğu­na dik­kat çek­mek­te­dir. Ju­li­an Bar­bo­ur'un "Bu­ra­dan Son­suz­lu­ğa" baş­lı­ğı ile ya­yın­la­nan rö­por­ta­jın­da be­lirt­ti­ği ko­nu­lar ve ya­zı­yı ha­zır­la­yan Dis­co­ver der­gi­si ya­za­rı Tim Fol­ger'ın yo­rum­la­rın­dan ba­zı­la­rı şöy­le­dir:</text:p>
      <text:p text:style-name="P15">Bar­bo­ur'a gö­re bu an ve içer­dik­le­ri -Bar­bo­ur'ın ken­di­si, Ame­ri­ka­lı zi­ya­ret­çi ve uzak ga­lak­si­le­re ka­dar olan her­şey- hiç de­ğiş­me­ye­cek. Ne geç­miş var ne de ge­le­cek. As­lın­da za­man ve ha­re­ket il­lüz­yon­dan baş­ka bir­şey de­ğil. Bar­bo­ur'ın ev­re­nin­de her <text:soft-page-break/>bi­re­yin ya­şa­mın­da­ki her an -do­ğum, ölüm ve bun­la­rın ara­sın­da olan her­şey- son­su­za ka­dar var ol­mak­ta­dır. Bar­bo­ur şöy­le di­yor, "Ya­şa­dı­ğı­mız her an as­lın­da son­suz." </text:p>
      <text:p text:style-name="P15">Ev­re­nin müm­kün olan her kon­fi­gü­ras­yo­nu, geç­miş za­man ve ge­le­cek, ay­rı ay­rı ve son­su­za ka­dar var olu­yor­lar. Za­man­da yol­cu­luk eden tek bir ev­ren­de ya­şa­mı­yo­ruz. Ak­si­ne biz­ler -ve­ya ken­di­mi­zin fark­lı ver­si­yon­la­rı- her­han­gi bir za­man­da, her­şe­yi içe­ren ev­ren­de, bir­çok sta­tik ve son­su­za ka­dar sü­ren tab­lo­da ay­nı za­man­da bu­lu­nu­yo­ruz. Bar­bo­ur bun­la­rın her bi­ri­ne ola­sı du­ra­ğan ya­şam kon­fi­gü­ras­yon­la­rı ya­ni "şim­di" di­yor. Her "şim­di" ek­sik­siz, ken­di ken­di­ni içe­ren za­man­sız, de­ğiş­me­yen bir ev­ren. As­lın­da her bi­ri son­su­za dek sü­rüp gi­der­ken biz­ler yan­lış­lık­la "şim­di"le­ri ça­bu­cak ge­çip gi­di­yor gi­bi al­gı­lı­yo­ruz, çün­kü ev­ren ke­li­me­si tüm ola­sı "şim­di"le­ri kap­sa­mak için faz­la­sıy­la ufak. Bar­bo­ur bu­nun için ye­ni bir ke­li­me tü­ret­ti: Pla­to­nia. Bu isim, du­yu­la­rı­mız­la al­gı­la­dı­ğı­mız fi­zik­sel dün­ya sa­bit ola­rak akı­yor gi­bi gö­zük­se de, ger­çek­li­ğin son­suz ve de­ğiş­me­yen şe­kil­ler­den mey­da­na gel­di­ği­ni id­dia eden es­ki bir Yu­nan fi­lo­zo­fu­nu şe­ref­len­di­ri­yor­du.</text:p>
      <text:p text:style-name="P15">(Bar­bo­ur) Ger­çek­lik an­la­yı­şı­nı si­ne­ma fil­mi­nin şe­rit­le­ri­ne ben­ze­ti­yor.</text:p>
      <text:p text:style-name="P15">Her ka­re, in­ce uzun çi­men­le­ri, ma­vi gök yü­zün­de­ki bu­lut­la­rı, Ju­li­an Bar­bo­ur'ı, şaş­kın­lık için­de­ki bir Dis­co­ver ya­za­rı­nı, uzak­ta­ki ga­lak­si­le­ri içe­ren ola­sı bir "şim­di" yi içe­ri­yor. Ve her­han­gi bir ka­re­de­ki hiç­bir şey ha­re­ket <text:s text:c="8"/>et­mi­yor ve de­ğiş­mi­yor. </text:p>
      <text:p text:style-name="P15">"Bu ha­ya­tı­nı­zın önem­li an­la­rı­nı ha­tır­la­ma­ya ben­zi­yor" di­yor. "Ba­zı sah­ne­le­ri ens­tan­ta­ne fo­toğ­raf gi­bi çok net ha­tır­lar­sı­nız. Bir ke­re­sin­de ken­di­ni vu­ran bir ada­ma git­mek zo­run­da kal­dı­ğı­mı ha­tır­lı­yo­rum. Ha­la ka­pı­yı aç­tı­ğım­da ada­mın mer­di­ven­le­rin di­bin­de elin­de si­lah kan­lar için­de yer­de ya­tar­ken gör­dü­ğüm sah­ne­yi ha­tır­la­mak­ta hiç zor­lan­mı­yo­rum. Ha­la bir fo­toğ­raf gi­bi ak­lım­da ba­sı­lı du­rum­da. Bu şe­kil­de ha­tır­la­dı­ğım da­ha bir­çok anım var. İn­san­la­rın güç­lü gör­sel ha­fı­za­la­rı var­dır. Eğer bu bir ens­tan­ta­ne fo­toğ­raf de­ğil­se o za­man ha­tır­la­dı­ğı­nız bir film­den bir­kaç sah­ne de ola­bi­lir. Bel­ki de en önem­li ha­tı­ra­la­rı­nı­zı dü­şü­nür­sü­nüz. Bun­la­rı bir sa­ni­ye­de dü­şü­nüp, bi­tir­mez­si­niz. Hep­si­ni ak­lı­nı­zın gö­zün­den ens­tan­ta­ne fo­toğ­raf­lar ola­rak ge­çi­rir­si­niz, öy­le de­ğil mi? Ya­vaş ya­vaş yok ol­maz­lar. Her­han­gi bir sü­rek­li­lik­le­ri var­mış gi­bi de gö­rün­mez­ler. Sa­de­ce ora­da­dır­lar, tıp­kı bir ki­ta­bın say­fa­la­rı gi­bi. Bir say­fa­nın kaç sa­ni­ye sür­dü­ğü­nü so­ra­maz­sı­nız. Sa­li­se ve­ya sa­ni­ye sür­mez; sa­de­ce ora­da­dır."</text:p>
      <text:p text:style-name="P15">Bar­bo­ur sa­kin­ce ka­çı­nıl­maz iti­raz­la­rı bek­li­yor­du. O za­man bir ne­vi bir ka­re­den di­ğe­ri­ne geç­mi­yor mu­yuz? Ha­yır. Ev­re­nin bir sta­tik dü­ze­nin­den di­ğe­ri­ne ge­çiş yok­tur. Ev­re­nin ba­zı kon­fi­gü­ras­yon­la­rı sa­de­ce "şim­di"yi oluş­tu­ran geç­miş di­ye ni­te­len­di­ri­len ha­tı­ra­lar­la, bi­linç par­ça­la­rı içe­rir. Ha­re­ket il­lüz­yo­nu mey­da­na ge­lir çün­kü biz­le­rin çok az fark­lı bir­çok ver­si­yo­nu­muz -ki bun­la­rın hiç­bi­ri ha­re­ket et­mez- ay­nı an­da mad­de­nin çok az fark­lı­lık gös­te­ren dü­zen­le­me­le­riy­le bir­lik­te bu ev­ren­ler­de bu­lu­nur­lar. </text:p>
      <text:p text:style-name="P15">Her ver­si­yo­nu­muz fark­lı bir ka­re gö­rür ben­zer­siz, ha­re­ket­siz, son­suz bir "şim­di".Be­nim gö­rü­şü­me gö­re her­han­gi iki an­da hiç­bir za­man ay­nı de­ği­liz." di­yor Bar­bo­ur. "Bar­bo­ur'un evi­nin ya­nın­da­ki ki­li­se­de, İn­gil­te­re'de çok na­dir bu­lu­nan du­var re­sim­le­rin­den ba­zı­la­rı var. 1340 yı­lın­da ta­mam­la­nan bir re­sim­de, 12 yy.'da ya­şa­mış olan ve inanç­la­rı Kral II. Henry ile ça­tı­şan baş­pis­ko­pos Tho­mas à Bec­ket'ın öl­dü­rü­lü­şü can­lan­dı­rıl­mış. Du­var res­mi kra­lın kı­lı­cı­nın Bec­ket'in ka­fa­sı­nı vü­cu­dun­dan ayır­dı­ğı anı ya­ka­la­mış. Kan ke­si­len yer­den fış­kı­rı­yor.</text:p>
      <text:p text:style-name="P15"><text:soft-page-break/>Eğer Bar­bo­ur'ın te­ori­si doğ­ruy­sa, o za­man Bec­ket'in şe­hit edil­di­ği an, tıp­kı ken­di ölü­mü­müz gi­bi ha­la son­suz bir 'şim­di' ola­rak ev­re­nin her­han­gi bir kon­fi­gü­ras­yo­nun­da var ol­mak­ta; an­la­şı­la­ma­ya­cak ka­dar mu­az­zam bü­yük­lük­te­ki, don­muş bir ya­pı­nın sa­yı­sız par­ça­sın­dan bir ta­ne­si. Ya­şa­dı­ğı­mız tüm de­ne­yim­ler son­su­za ka­dar sa­bit ka­la­cak­lar, tıp­kı ölüm­süz bir mü­cev­her­de­ki kris­tal­ler gi­bi. Ar­ka­daş­la­rı­mız, ai­le­miz, ço­cuk­la­rı­mız, her za­man ora­da­lar. </text:p>
      <text:p text:style-name="P15">"Her za­man tek bir ana ki­lit­le­ni­yo­ruz" di­yor Bar­bo­ur. Za­ma­nın için­den geç­mi­yo­ruz. Ak­si­ne her ye­ni an ta­ma­men fark­lı bir ev­ren. Tüm bu ev­ren­ler­de hiç­bir şey ha­re­ket et­mi­yor ve­ya yaş­lan­mı­yor çün­kü hiç­bi­rin­de za­man yok. Ev­ren­ler­den bi­ri si­zin be­bek­ken an­ne­ni­zin yü­zü­ne ba­kar­ken­ki ha­li­ni­zi sak­lı­yor. Bu ev­ren­de­ki du­ra­ğan gö­rün­tü­de hiç­bir ye­re ha­re­ket et­mi­yor­su­nuz. Di­ğer bir ev­ren­de ise son­su­za dek ölüm­den bir ne­fes uzak­ta ola­cak­sı­nız. Tüm bu ev­ren­ler ve da­ha bir­ço­ğu, yan ya­na ha­yal edi­le­me­ye­cek bir bo­yut ve çe­şit­te­ki koz­moz­da da­ima var ol­mak­ta. Böy­le­ce de ölüm­süz siz­den sa­de­ce bir ta­ne yok, ak­si­ne bir­çok var: emek­le­me­ye baş­lar­ken, ha­va­lı züp­pe, iyi­ce yaş­la­nıl­dı­ğın­da. Tra­jik olan -bel­ki de ha­yır­lı olan- bu ver­si­yon­la­rın hiç­bi­ri­nin ken­di ölüm­süz­lü­ğü­nün far­kın­da ol­ma­ma­sı. Son­su­za ka­dar 14 ya­şın­da olup yurt­taş­lık der­si­nin bit­me­si­ni bek­le­me­yi is­ter miy­di­niz?" (Tim Fol­ger, "Bu­ra­dan Son­suz­lu­ğa, Dis­co­ver, Ara­lık 2000, s.54)</text:p>
      <text:p text:style-name="P15">Ju­li­an Bar­bo­ur'un yu­ka­rı­da­ki açık­la­ma­la­rı, bu bö­lüm­de an­la­tı­lan­la­rın bi­lim­sel yö­nü­nü son de­re­ce iyi vur­gu­la­mak­ta­dır. Bu açı­dan ki­ta­bın ko­nu­su ile bü­yük bir pa­ra­lel­lik için­de­dir. An­cak be­lir­til­me­si ge­re­ken önem­li bir nok­ta şu­dur: Bar­bo­ur, geç­miş­te ya­şa­nan hiç­bir anın kay­bol­ma­dı­ğı­nı, an­cak bu olay­la­rın ka­re ka­re fo­toğ­raf­lar gi­bi şu an­da mev­cut ol­duk­la­rı­nı be­lirt­mek­te­dir.</text:p>
      <text:p text:style-name="P15">Ger­çek­ten de geç­miş ve ge­le­cek, Al­lah'ın ha­fı­za­sın­da her an ha­zır bu­lun­mak­ta­dır. An­cak bun­lar ka­re ka­re fo­toğ­raf­lar gi­bi de­ğil­dir; şu an­da fi­ilen ya­şan­mak­ta­dır­lar. Ör­ne­ğin şu an­da Hz. Yu­suf'un kar­deş­le­ri fi­ilen Hz. Yu­suf'u ku­yu­ya bı­rak­mak­ta­dır­lar. Mı­sır pi­ra­mit­le­ri şu an­da fi­ilen in­şa edil­mek­te, iş­çi­ler taş­la­rı yer­leş­tir­mek­te­dir­ler. Na­sıl biz şu anı fi­ilen, can­lı ola­rak ya­şa­mak­tay­sak, yi­ne bu an için­de, Al­lah Ka­tın­da tüm geç­miş ve ge­le­cek can­lı ola­rak fi­ilen ya­şan­mak­ta­dır. </text:p>
      <text:p text:style-name="P15">Gü­nü­müz­de fi­zik ala­nın­da­ki ge­liş­me­ler­le bi­lim­sel ola­rak da is­pat­la­nan bu ger­çek­ler, Ku­ran'da za­man­sız­lık ve son­suz­luk hak­kın­da bil­di­ri­len ayet­ler­le bü­yük bir uyum için­de­dir. Al­lah'ın ya­ra­tı­şın­da­ki bu bü­yük mu­ci­ze, Al­lah'ın son­suz kud­re­ti­ni ve yü­ce­li­ği­ni gös­te­ren ola­ğa­nüs­tü bir bil­gi, üze­rin­de önem­le dü­şü­nül­me­si ve kav­ra­nıl­ma­sı ge­re­ken bü­yük bir ha­ki­kat­tir. </text:p>
      <text:p text:style-name="P15"/>
      <text:p text:style-name="P15"/>
      <text:p text:style-name="P15">NOTLAR NOTLAR</text:p>
      <text:p text:style-name="P15"/>
      <text:p text:style-name="P15">1- Rita Carter, Mapping The Mind, University of California Press, London, 1999, s. 107</text:p>
      <text:p text:style-name="P15">2- R. L. Gregory, Eye and Brain: The Psychology of Seeing, Oxford University Press Inc. New York, 1990, s. 9</text:p>
      <text:p text:style-name="P15">3- Hoimar von Ditfurth, Dinozorların Sessiz Gecesi 4, Kitap, Çev: Veysel Atayman, Alan Yayıncılık, s. 256</text:p>
      <text:p text:style-name="P15">4- M. Ali Yaz, Sait Aksoy, Fizik 3, Sürat Yayınları, İstanbul, 1997, s. 3</text:p>
      <text:p text:style-name="P15"><text:soft-page-break/>5- Daniel C Dennett, Brainchildren, Essays on Designing Minds, The MIT Press, Cambridge, 1998, s. 142</text:p>
      <text:p text:style-name="P15">6- Daniel C Dennett, Brainchildren, Essays on Designing Minds, s. 142</text:p>
      <text:p text:style-name="P15">7- www.hhmi.org/senses/a/a110.htm</text:p>
      <text:p text:style-name="P15">8- George Politzer, Felsefenin Başlangıç İlkeleri, Sosyal Yayınları, Çev: Enver Aytekin, İstanbul: 1976, s.40</text:p>
      <text:p text:style-name="P15">9- www.hhmi.org/senses/a/a110.htm</text:p>
      <text:p text:style-name="P15">10- Michael I. Posner, Marcus E .Raichle, Images of Mind, Scientific American Library, New York 1999, s. 88</text:p>
      <text:p text:style-name="P15">11- Bertrand Russell, Rölativitenin Alfabesi, Onur Yayınları, 1974, s.161-162</text:p>
      <text:p text:style-name="P15">12- Rita Carter, Mapping The Mind, s. 135</text:p>
      <text:p text:style-name="P15">13- "Treaties Concerning the Principle of Human Knowledge", 1710, Works of George Berkeley, vol. I, ed. A. Fraser, Oxford, 1871, s.35-36</text:p>
      <text:p text:style-name="P15">14- Orhan Hançerlioğlu, Düşünce Tarihi, Remzi Kitabevi, İstanbul: 1987, s.447</text:p>
      <text:p text:style-name="P15">15- George Politzer, Felsefenin Başlangıç İlkeleri, s.38-39-44</text:p>
      <text:p text:style-name="P15">16- Rita Carter, Mapping The Mind, s. 113</text:p>
      <text:p text:style-name="P15">17- Fusus-ül Hikem, çev. Nuri Gencosman, İstanbul 1990, s. 220</text:p>
      <text:p text:style-name="P15">18- Dr. Muhterem Ercan, Hipnoz ve Hipnoterapi, Seha Neşriyat, İstanbul 1993, s.32-34; William Kroger, Clinical and Experimental Hypnosis, http://www.lucidexperience.com/HypnoPapers/512.html</text:p>
      <text:p text:style-name="P15">19- Dr. Tahir Özakkaş, Gerçeğin Dirilişine Kapı HiPNOZ, "Üst Ultrastabilite", Se-da Yayınları, 1. Cilt, 1. Baskı, s. 204-205</text:p>
      <text:p text:style-name="P15">20- Dr. Tahir Özakkaş, Gerçeğin Dirilişine Kapı HiPNOZ, "Üst Ultrastabilite", <text:s/>s. 267</text:p>
      <text:p text:style-name="P15">21- Terrence Watts, Abreaction, The psychological phenomena that hypnotherapists either love or hate, http://www.hypnosense.com/abreaction.htm</text:p>
      <text:p text:style-name="P15">22- Dr. Recep Doksat, Hipnotizma, Kader Basımevi, İstanbul, 1962, s. 106-108</text:p>
      <text:p text:style-name="P15">23- Dr. Recep Doksat, Hipnotizma, s.106-108</text:p>
      <text:p text:style-name="P15">24- Dr. Recep Doksat, Hipnotizma, s. 106-108</text:p>
      <text:p text:style-name="P15">25- Daniel C. Dennett, Consciousness Explained, Little, Brown and Company, NY 1991, s. 26-27</text:p>
      <text:p text:style-name="P15">26- R. L. Gregory, Eye and Brain: The Psychology of Seeing, s. 9</text:p>
      <text:p text:style-name="P15">27- Karl Pribram, David Bohm, Marilyn Ferguson, Fritjof Capra, Holografik Evren I, Çev: Ali Çakıroğlu, Kuraldışı Yayınları, İstanbul: 1996, s.37</text:p>
      <text:p text:style-name="P15">28- Bertrand Russell, Rölativite'nin Alfabesi, Onur yay. 1974 s. 160-161</text:p>
      <text:p text:style-name="P15">29- George Politzer, Felsefenin Başlangıç İlkeleri, İstanbul, Sosyal Yay., 1989, s. 196</text:p>
      <text:p text:style-name="P15">30- John Horgan, The Undiscovered Mind: How the Human Brain Defies Replication, Medication, and Explanation , New York:Free Press, 1999, s. 258-259</text:p>
      <text:p text:style-name="P15">31- John Horgan, The Undiscovered Mind: How the Human Brain Defies Replication, Medication, and Explanation , s.258-259</text:p>
      <text:p text:style-name="P15">32-John Horgan, The Undiscovered Mind: How the Human Brain Defies Replication, Medication, and Explanation , s.229</text:p>
      <text:p text:style-name="P15">33- Hoimar Von Ditfurth, Dinozorların Sessiz Gecesi 3, s.13</text:p>
      <text:p text:style-name="P15">34- William A. Dembski, Converting Matter into Mind, 1998, www.arn.org</text:p>
      <text:p text:style-name="P15"><text:soft-page-break/>35- William A. Dembski, Converting Matter into Mind, 1998, www.arn.org</text:p>
      <text:p text:style-name="P15">36- Cumhuriyet Bilim Teknik Dergisi, 7 Temmuz 2001, sayı 746, s. 18; DerSpiegel, 1/2001, Nilgün Özbaşaran Dede</text:p>
      <text:p text:style-name="P15">37- İbni Arabi'de Varlık Düşüncesi, Ferid Kam/ M.Ali Ayni, s. 37</text:p>
      <text:p text:style-name="P15">38- Materyalist Felsefe Sözlüğü, istanbul, Sosyal Yayınlar, 4. Baskı, s. 326</text:p>
      <text:p text:style-name="P15">39- Rennan Pekünlü "Aldatmacanın Evrimsizliği", Bilim ve Ütopya, Aralık 1998</text:p>
      <text:p text:style-name="P15">40- Lincoln Barnett, Evren ve Einstein, Varlık Yayınları, 1980, s. 17-18</text:p>
      <text:p text:style-name="P15">41- Tim Folger, "Buradan Sonsuzluğa", Discover, Aralık 2000, s.54</text:p>
      <text:p text:style-name="P15">42- Tim Folger, "Buradan Sonsuzluğa", Discover, Aralık 2000, s.54</text:p>
      <text:p text:style-name="P15">43- François Jacob, Mümkünlerin Oyunu, Kesit Yayınları, 1996, s. 111</text:p>
      <text:p text:style-name="P15">44- Lincoln Barnett, Evren ve Einstein, Varlık Yayınları, 1980, s. 52-53</text:p>
      <text:p text:style-name="P15">45- Lincoln Barnett, Evren ve Einstein, s. 17</text:p>
      <text:p text:style-name="P15">46- Paul Strathern, Einstein ve Görelilik Kuramı, Gendaş Yayınları, 1997, s. 57</text:p>
      <text:p text:style-name="P15">47- Mektubat-ı Rabbani, 357. Mektup, çev. Abdulkadir Akçiçek, Çile yayınevi, 1983, s. 163</text:p>
      <text:p text:style-name="P15">48- Mektubat-ı Rabbani, 470. Mektup, çev. Abdulkadir Akçiçek, s. 519</text:p>
      <text:p text:style-name="P15">49- Fusus-ül Hikem, çev. Nuri Gencosman, İstanbul 1990, s. 117-18</text:p>
      <text:p text:style-name="P15">50- Fusus-ül Hikem, çev. Nuri Gencosman, İstanbul 1990, s. 120-22</text:p>
      <text:p text:style-name="P15">51- Mektubat-ı Rabbani, 480. Mektub, çev. Abdulkadir Akçiçek, s. 543, 545</text:p>
      <text:p text:style-name="P15">52- Mektubat-ı Rabbani, 470. Mektup, çev. Abdulkadir Akçiçek, s. 517-18</text:p>
      <text:p text:style-name="P15">53- Bertrand Russell, Felsefenin Problemleri, 1912, s.5</text:p>
      <text:p text:style-name="P15">54- Robert Lawrence Kuhn, Closer To Truth, Mc Graw-Hill, New York, 2000, s. 8</text:p>
      <text:p text:style-name="P15">55- Daniel Dennet, Consciousness Explained, s.389</text:p>
      <text:p text:style-name="P15">56- Drew Westen, Psychology; Mind, Brain and Culture, John Wiley &amp; Sons, Inc, NY 1996, s. 118</text:p>
      <text:p text:style-name="P15">57- Frederick Vester, Düşünmek, Öğrenmek, Unutmak, İstanbul: Arıtan Yayınevi, 1991, s. 6</text:p>
      <text:p text:style-name="P15"/>
      <text:p text:style-name="P15"/>
      <text:p text:style-name="P15">…. Sen Yücesin, bize öğrettiğinden başka bizim hiçbir bilgimiz yok. Gerçekten Sen, herşeyi bilen, hüküm ve hikmet sahibi olansın. (Bakara Suresi, 32)</text:p>
      <text:p text:style-name="P15"/>
      <text:p text:style-name="P15"/>
      <text:p text:style-name="P15">690</text:p>
      <text:p text:style-name="P15"/>
      <text:p text:style-name="P15"/>
      <text:p text:style-name="P15">Ha­ya­tı­mı­zın bi­rer par­ça­sı olan tüm olay­lar, in­san­lar, bi­na­lar, şe­hir­ler, ara­ba­lar, kı­sa­ca­sı ha­ya­tı­mız bo­yun­ca gör­dü­ğü­müz, tut­tu­ğu­muz, do­kun­du­ğu­muz, kok­la­dı­ğı­mız, tat­tı­ğı­mız, din­le­di­ği­miz her­şey, ger­çek­te bey­ni­miz­de olu­şan gö­rün­tü ve his­ler­dir.</text:p>
      <text:p text:style-name="P15"/>
      <text:p text:style-name="P15"/>
      <text:p text:style-name="P15">692</text:p>
      <text:p text:style-name="P15"/>
      <text:p text:style-name="P15"/>
      <text:p text:style-name="P15">BİR KİTABIN ASLINA HİÇBİR ZAMAN </text:p>
      <text:p text:style-name="P15"><text:soft-page-break/>DOKUNAMAZSINIZ</text:p>
      <text:p text:style-name="P15"/>
      <text:p text:style-name="P15"/>
      <text:p text:style-name="P15">693</text:p>
      <text:p text:style-name="P15"/>
      <text:p text:style-name="P15"/>
      <text:p text:style-name="P15">Pen­ce­re­den dı­şa­rı­da­ki man­za­ra­ya ba­kan bir in­san, ger­çek­te, dı­şa­rı­da­ki de­ğil, bey­nin­de­ki man­za­ra­ya ait gö­rün­tü­yü sey­re­der. </text:p>
      <text:p text:style-name="P15"/>
      <text:p text:style-name="P15"/>
      <text:p text:style-name="P15">IŞIK</text:p>
      <text:p text:style-name="P15"/>
      <text:p text:style-name="P15"/>
      <text:p text:style-name="P15">ELEKTRİK</text:p>
      <text:p text:style-name="P15">SİNYALİ</text:p>
      <text:p text:style-name="P15"/>
      <text:p text:style-name="P15"/>
      <text:p text:style-name="P15">İn­sa­nın gö­zü­ne ula­şan ışık, göz­de­ki hüc­re­ler ta­ra­fın­dan elek­trik sin­ya­li­ne dö­nüş­tü­rü­le­rek, bey­nin ar­ka­sın­da­ki gör­me mer­ke­zi­ne ge­lir. Ve bey­ni­mi­zin için­de­ki "bir şu­ur", bey­ne ge­len elek­trik sin­yal­le­ri­ni man­za­ra ola­rak al­gı­lar. </text:p>
      <text:p text:style-name="P15"/>
      <text:p text:style-name="P15"/>
      <text:p text:style-name="P15">ELEKTRİK SİNYALİNDEN OLUŞAN MANZARA GÖRÜNTÜSÜ</text:p>
      <text:p text:style-name="P15"/>
      <text:p text:style-name="P15"/>
      <text:p text:style-name="P15">696</text:p>
      <text:p text:style-name="P15"/>
      <text:p text:style-name="P15"/>
      <text:p text:style-name="P15">Bütün ha­ya­tı­mı­zı bey­ni­mi­zin için­de ya­şa­rız. Gör­dü­ğü­müz in­san­lar, kok­la­dı­ğı­mız çi­çek­ler, din­le­di­ği­miz mü­zik, tat­tı­ğı­mız mey­ve­ler, eli­miz­de his­set­ti­ği­miz sıc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 </text:p>
      <text:p text:style-name="P15"/>
      <text:p text:style-name="P15"/>
      <text:p text:style-name="P15">698</text:p>
      <text:p text:style-name="P15"/>
      <text:p text:style-name="P15">Top oy­na­yan bir ço­cu­ğu iz­le­yen bir in­san, bu ço­cu­ğu as­lın­da göz­le­riy­le gör­mez. Göz­ler sa­de­ce ışı­ğı gö­zün ar­ka kıs­mı­na ilet­mek­le so­rum­lu­dur­lar. Işık re­ti­na­ya gel­di­ğin­de, re­ti­na­da ço­cu­ğun ters ve iki bo­yut­lu gö­rün­tü­sü olu­şur. Da­ha son­ra bu gö­rün­tü, elekt­rik akı­mı­na dö­nü­şe­rek bey­nin ar­ka­sın­da­ki gör­me mer­ke­zi­ne ula­şır ve ço­cu­ğun düz, üç­ bo­yut­lu ve ku­sur­suz gö­rün­tü­sü bu­ra­da gö­rü­lür. Pe­ki bey­nin ar­ka­<text:soft-page-break/>sın­da ço­cu­ğun üç bo­yut­lu, ku­sur­suz net­lik­te­ki gö­rün­tü­sü­nü gö­ren kim­dir? İş­te bu­ra­da kar­şı­mı­za çı­kan bey­nin öte­sin­de bir var­lık olan Ruh'tur.</text:p>
      <text:p text:style-name="P15"/>
      <text:p text:style-name="P15"/>
      <text:p text:style-name="P15">699</text:p>
      <text:p text:style-name="P15"/>
      <text:p text:style-name="P15">GÖRDÜĞÜMÜZ VE SAHİP OLDUĞUMUZ HERŞEY</text:p>
      <text:p text:style-name="P15">BEYNİMİZDE OLUŞAN BİRER GÖRÜNTÜDÜR</text:p>
      <text:p text:style-name="P15"/>
      <text:p text:style-name="P15"/>
      <text:p text:style-name="P15">Gözü­nü ka­şı­yan bir in­san, arabasının aşa­ğı yu­ka­rı doğ­ru kay­dı­ğı­nı gö­re­cek­tir. Bu da gör­dü­ğü bu arabanın dı­şa­rı­da­ki sa­bit as­lı ile de­ğil, bey­nin­de olu­şan gö­rün­tü­süy­le muhatap ol­duğunun bir delilidir.</text:p>
      <text:p text:style-name="P15"/>
      <text:p text:style-name="P15"/>
      <text:p text:style-name="P15">700</text:p>
      <text:p text:style-name="P15"/>
      <text:p text:style-name="P15">BEYNİMİZİN DIŞINDA IŞIK, SES, RENK </text:p>
      <text:p text:style-name="P15">YOKTUR, SADECE ENERJİ VARDIR</text:p>
      <text:p text:style-name="P15"/>
      <text:p text:style-name="P15"/>
      <text:p text:style-name="P15">Al­gı­la­dı­ğı­mız her­şe­yin bey­ni­miz­de mey­da­na gel­di­ği bi­lim­sel ola­rak ka­nıt­lan­mış bir ger­çek ol­ma­sı­na rağ­men, bazı insanlar, bey­ni­mi­zin dı­şın­da bu gö­rün­tü­le­rin asıl­la­rı ol­du­ğu­nu zan ve id­dia eder­ler. Bu, hiç­bir za­man is­pat­la­ya­ma­ya­cak­la­rı bir id­da­dır. Ay­rı­ca, mad­de­yi dı­şa­rı­da var zan­net­se­ler bi­le, da­ha ön­ce de be­lir­til­di­ği gi­bi bey­ni­mi­zin dı­şın­da ne ses, ne ışık, ne de renk­ler bu­lun­mak­ta­dır. Işık, dı­şa­rı­da ener­ji dal­ga­la­rı ve­ya ener­ji pa­ket­çik­le­ri şek­lin­de bu­lu­nur ve an­cak re­ti­na­ya çarp­tı­ğın­da bil­di­ği­miz ışık kav­ra­mı ile kar­şı­la­şı­rız. Ben­zer şe­kil­de dı­şa­rı­da ses de yok­tur. Sa­de­ce ener­ji dal­ga­la­rı var­dır. Bu dal­ga­la­rın ba­zı­la­rı da ku­la­ğı­mı­za ve ora­dan bey­ni­mi­ze gel­di­ğin­de ses olu­şur. Dı­şa­rı­da renk de yok­tur. Renk yok­tur der­ken in­san­la­rın ak­lı­na si­yah, be­yaz ve­ya gri bir gö­rün­tü ge­le­bi­lir. Oy­sa bun­lar da bi­rer renk­tir­ler. Bey­ni­mi­zin dı­şın­da­ki dün­ya­da ise si­yah, be­yaz, gri da­hi yok­tur. Sa­de­ce fark­lı şid­det ve fre­kans­la­ra sa­hip ener­ji dal­ga­la­rı bu­lu­nur ve bu ener­ji dal­ga­la­rı sa­de­ce göz hüc­re­le­ri­miz ve bey­ni­miz ara­cı­lı­ğı ile renk­le­re dö­nüş­tü­rü­lür­ler. </text:p>
      <text:p text:style-name="P15">Mad­de var­dır di­ye ıs­rar eden­le­rin id­di­ala­rı­nı ge­çer­siz kı­lan bi­lim dal­la­rın­dan bir di­ğe­ri ise ku­an­tum fi­zi­ği­dir. Ku­an­tum fi­zi­ği­nin bi­ze gös­ter­di­ği en önem­li ger­çek­ler­den bi­ri, ma­ter­ya­list­le­rin, do­kun­duk­la­rın­da sert­li­ği­ni his­set­tik­le­ri için mut­lak bir var­lık san­dık­la­rı mad­de­nin, as­lın­da % 99.9999999'unun boş­luk ol­du­ğu­dur. Fi­zik ve psi­ko­lo­ji ala­nın­da yap­tı­ğı ça­lış­ma­lar­la ta­nı­nan ve özel­lik­le in­san bi­lin­ci hak­kın­da­ki açık­la­ma­la­rı ile bir­çok ki­ta­ba sa­hip olan Pe­ter Rus­sel, From Sci­en­ce To God (Bi­lim­den <text:s text:c="4"/>Al­lah'a) isim­li ki­ta­bın­dan der­le­ne­rek ha­zır­la­nan bir ma­ka­le­sin­de bu ger­çe­ği şöy­le açık­la­mak­ta­dır: </text:p>
      <text:p text:style-name="P15">Ör­ne­ğin mad­de ile il­gi­li dü­şün­ce­le­ri­mi­zi ele alın. 2000 yıl­dır, atom­la­rın ka­tı mad­de­yi oluş­tu­ran kü­çük top­lar ol­duk­la­rı­na ina­nıl­dı. Da­ha son­ra, fi­zik­çi­ler atom­la­rın da­ha <text:soft-page-break/>kü­çük ato­mal­tı par­ça­cık­lar­dan (elekt­ron­lar, pro­ton­lar ve nöt­ron­lar gi­bi) oluş­tu­ğu­nu bul­du­lar. Mo­del, or­ta­da bir çe­kir­dek ve çev­re­sin­de dö­nen elekt­ron­la­ra dö­nüş­tü.</text:p>
      <text:p text:style-name="P15">Bir atom çok kü­çük­tür. Ça­pı 25.4 mi­li­met­re­nin mil­yar­da bi­ri ka­dar­dır. An­cak ato­mal­tı par­ça­cık­lar, atom­dan yüz­ bin­ler­ce kez da­ha kü­çük­tür. 20. yüz­yı­lın baş­la­rın­da İn­gi­liz fi­zik­çi Sir Art­hur Ed­ding­ton "mad­de bir ha­ya­let gi­bi boş bir me­kan" di­ye­rek bu du­ru­mu açık­la­mış­tır. Da­ha açık ko­nuş­mak ge­re­kir­se, mad­de­nin % 99.9999999'u boş­tur. Ku­an­tum te­ori­si­nin iler­le­me­si ile, bu kü­çük ato­mal­tı par­ça­çık­la­rın da­hi ka­tı mad­de­ler ola­ma­ya­cak­la­rı bu­lun­du. Hat­ta mad­de­ye ben­zer hiç­bir yön­le­ri yok. Da­ha çok bu­lut kü­me­le­ri gi­bi­ler. Ço­ğun­luk­la par­ça­cık şek­lin­de de­ğil de dal­ga şek­lin­de gö­rü­nü­yor­lar. (Pe­ter Rus­sell, The Mystery of Cons­ci­ous­ness and the Me­aning of Light (Bi­lin­cin Gi­ze­mi ve Işı­ğın An­la­mı), 12 Ekim 2000, http://www.ar­ling­to­nins­ti­tu­te.org/ fu­tu­re­di­ti­on/From_Sci­en­ce_To_God.htm)</text:p>
      <text:p text:style-name="P15">Gö­rül­dü­ğü gi­bi in­san­lar her ne ka­dar be­yin­le­rin­de gör­dük­le­ri gö­rün­tü­le­rin dı­şa­rı­da asıl­la­rı var di­ye ıs­rar et­se­ler de, bi­lim­sel bul­gu­lar, bey­ni­mi­zin dı­şan­da sa­de­ce ener­ji dal­ga­la­rı­nın, ener­ji pa­ket­çik­le­ri­nin bu­lun­du­ğu­nu biz­le­re gös­ter­mek­te­dir. Bey­ni­mi­zin dı­şın­da ne ışık, ne ses, ne de renk­ler var­dır. Da­ha­sı, mad­de­yi oluş­tu­ran atom­lar ve ato­mal­tı par­ça­cık­lar da ger­çek­te boş­luk­tan mey­da­na ge­len ener­ji kü­me­le­ri gi­bi­dir­ler. So­nuç­ta ba­zı in­san­lar mad­de­yi var zan­net­se­ler bi­le, mad­de boş­luk­tan oluş­mak­ta­dır. </text:p>
      <text:p text:style-name="P15">Gerçekte Al­lah mad­de­yi bir gö­rün­tü ola­rak, bu özel­lik­ler ile ya­rat­mak­ta­dır.</text:p>
      <text:p text:style-name="P15"/>
      <text:p text:style-name="P15"/>
      <text:p text:style-name="P15">701</text:p>
      <text:p text:style-name="P15"/>
      <text:p text:style-name="P15"/>
      <text:p text:style-name="P15">BEYİNDE OLUŞAN, SON DERECE GERÇEKÇİ</text:p>
      <text:p text:style-name="P15"><text:span text:style-name="T5"><text:s text:c="27"/></text:span>"KOPYA GÖRÜNTÜLER"</text:p>
      <text:p text:style-name="P15"/>
      <text:p text:style-name="P15"/>
      <text:p text:style-name="P15">Aşa­ğı­da­ki tab­lo­da bin­ler­ce elekt­ro­nik mü­hen­di­si­nin, üze­rin­de yüz yı­la ya­kın ça­lı­şa­rak üret­tik­le­ri ve çok yük­sek bir tek­no­lo­ji­ye sa­hip olan te­le­viz­yon­da or­ta­ya çı­kan gö­rün­tü ile in­san gö­zün­de el­de edi­len gö­rün­tü kı­yas­lan­mak­ta­dır.</text:p>
      <text:p text:style-name="P15"/>
      <text:p text:style-name="P15"/>
      <text:p text:style-name="P15">TELEVİZYONU OLUŞTURAN PARÇALARDAN BAZILARI</text:p>
      <text:p text:style-name="P15"/>
      <text:p text:style-name="P15"/>
      <text:p text:style-name="P15">GÖZÜ OLUŞTURAN MALZEMELER</text:p>
      <text:p text:style-name="P15"/>
      <text:p text:style-name="P15"/>
      <text:p text:style-name="P15">Katot ışın tüpü, kontrol düğmeleri, saptırma sarımı, hoparlör kapasitör,</text:p>
      <text:p text:style-name="P15">transformatör, direnç odaklama sarımı,</text:p>
      <text:p text:style-name="P15">elektron tabancası, anot ve diğerleri....</text:p>
      <text:p text:style-name="P15"/>
      <text:p text:style-name="P15"/>
      <text:p text:style-name="P15"><text:soft-page-break/></text:p>
      <text:p text:style-name="P15">Proteinler</text:p>
      <text:p text:style-name="P15">Yağ </text:p>
      <text:p text:style-name="P15">Su </text:p>
      <text:p text:style-name="P15"/>
      <text:p text:style-name="P15"/>
      <text:p text:style-name="P15"/>
      <text:p text:style-name="P15">Aslıyla birebir benzemeyen, bazen puslu, karlı olan, bazen görüntünün kaydığı, derinlik hissinin tam verilmediği bir görüntü </text:p>
      <text:p text:style-name="P15"/>
      <text:p text:style-name="P15"/>
      <text:p text:style-name="P15">Aslı ile ayırt edilemeyecek kadar aynı, net, canlı, derinlikli, karlanma ve kayma olmayan, ışıl ışıl 3 boyutlu bir görüntü</text:p>
      <text:p text:style-name="P15"/>
      <text:p text:style-name="P15"/>
      <text:p text:style-name="P15">Bu tab­lo­da da gö­rül­dü­ğü gi­bi in­san­lar on­ yıl­lar­ca ça­ba har­ca­ma­la­rı­na rağ­men, göz­de­ki ka­dar ku­sur­suz net­lik­te ve ka­li­te­de bir gö­rün­tü el­de ede­me­miş­ler­dir. An­cak on­la­rın ger­çek­leş­ti­re­me­dik­le­ri­ni sa­de­ce pro­te­in, yağ ve su­dan olu­şan gö­zü­nüz, üs­te­lik son de­re­ce ger­çek­çi bir gö­rün­tü şek­lin­de mey­da­na ge­ti­rir. Bu, öy­le­si­ne ku­sur­suz bir net­lik­tir ki, her in­san gör­dü­ğü gö­rün­tü­nün asıl ol­du­ğu­nu zan­ne­der. Gör­dü­ğü her­şe­yin bey­nin­de oluş­tu­ğu­nu fark ede­mez. As­lı­nı sey­ret­me­di­ği hal­de asıl gö­rün­tü­ye bak­tı­ğı­na emin­dir, çün­kü bey­nin­de olu­şan gö­rün­tü­nün ka­li­te­si mü­kem­mel­dir. Gö­rün­tü­yü gö­ren, be­yin­de­ki pro­te­in­ler, mo­le­kül­ler ve atom­lar de­ğil, Al­lah'ın in­sana Kendi'nden üflemiş olduğu RUH'tur.</text:p>
      <text:p text:style-name="P15"/>
      <text:p text:style-name="P15"/>
      <text:p text:style-name="P15">702</text:p>
      <text:p text:style-name="P15">Beynin içi kapkaranlıktır. Işık beynin içine ulaşmaz.</text:p>
      <text:p text:style-name="P15"/>
      <text:p text:style-name="P15"/>
      <text:p text:style-name="P15">703</text:p>
      <text:p text:style-name="P15"/>
      <text:p text:style-name="P15">Dış dün­ya­da renkler yok­tur. Renkler sa­de­ce ba­ka­n kişinin gö­zün­de ve bey­nin­de olu­şur. Dış dünyada sadece farklı dalgaboylarında enerji bulunmaktadır. Bu enerjiyi renge dönüştüren beynimizdir.</text:p>
      <text:p text:style-name="P15"/>
      <text:p text:style-name="P15">704</text:p>
      <text:p text:style-name="P15"/>
      <text:p text:style-name="P15">Üs­tte­ki re­sim­de sol ta­raf­ta­ki ye­şil alan­lar da­ha ko­yu, sağ­da­ki­ler da­ha açık ye­şil ola­rak gö­rül­mek­te­dir. Oy­sa her iki ta­raf­ta­ki ye­şi­lin to­nu -sağda da da gö­re­ce­ği­niz gi­bi- bir­bi­ri­nin ay­nı­sı­dır. An­cak ye­şil­le­rin ara­sın­da­ki kır­mı­zı ve tu­run­cu renk­ler, gö­zü­mü­zü al­dat­mak­ta ve renk­le­rin ton­la­rı­nı ol­du­ğun­dan fark­lı gör­me­mi­ze ne­den ol­mak­ta­dır. Bu­nun gös­ter­di­ği önem­li ger­çek şu­dur: Biz mad­de­nin as­lı­nı de­ğil, sa­de­ce bey­ni­miz­de­ki yo­ru­mu­nu gö­rü­rüz.</text:p>
      <text:p text:style-name="P15"/>
      <text:p text:style-name="P15"><text:soft-page-break/></text:p>
      <text:p text:style-name="P15">Bey­ni­mi­zin dı­şın­da ışık ve renk­ler yok­tur. Renk­ler ve ışık gö­zü­müz­de ve bey­ni­miz­de olu­şur. </text:p>
      <text:p text:style-name="P15">Gö­zün re­ti­na ta­ba­ka­sın­da, ışı­ğın bel­li dal­ga bo­yu­na tep­ki ve­ren üç ana ko­ni hüc­re gru­bu var­dır. Bu hüc­re grup­la­rı­nın bi­rin­ci­si kır­mı­zı, ikin­ci­si ma­vi, üçün­cü­sü ise ye­şil ışı­ğa has­sas­tır. Bu üç fark­lı ko­ni hüc­re­si­nin fark­lı oran­lar­da uya­rıl­ma­la­rı so­nu­cun­da biz mil­yon­lar­ca fark­lı renk to­nu­na sa­hip bir dün­ya gö­rü­rüz. </text:p>
      <text:p text:style-name="P15"/>
      <text:p text:style-name="P15"/>
      <text:p text:style-name="P15">705</text:p>
      <text:p text:style-name="P15"/>
      <text:p text:style-name="P15"/>
      <text:p text:style-name="P15">Dış ku­lak, çev­re­de­ki ses dal­ga­la­rı­nı ku­lak kep­çe­si va­sı­ta­sıy­la top­la­yıp or­ta ku­la­ğa ile­tir. Or­ta ku­lak ise al­dı­ğı ses tit­re­şim­le­ri­ni güç­len­di­re­rek iç ku­la­ğa ak­ta­rır. İç ku­lak da bu tit­re­şim­le­ri se­sin yo­ğun­lu­ğu­na ve sık­lı­ğı­na gö­re elekt­rik sin­yal­le­ri­ne dö­nüş­tü­re­rek bey­ne gön­de­rir.</text:p>
      <text:p text:style-name="P15"/>
      <text:p text:style-name="P15"/>
      <text:p text:style-name="P15">706</text:p>
      <text:p text:style-name="P15"/>
      <text:p text:style-name="P15">TÜM SESLER BEYNİMİZDE OLUŞUR,</text:p>
      <text:p text:style-name="P15">DIŞ DÜNYADA SES YOKTUR</text:p>
      <text:p text:style-name="P15"/>
      <text:p text:style-name="P15"/>
      <text:p text:style-name="P15">707</text:p>
      <text:p text:style-name="P15"/>
      <text:p text:style-name="P15"/>
      <text:p text:style-name="P15">Beyin ışı­ğı ge­çir­me­di­ği gi­bi, se­si de ge­çir­mez. Do­la­yı­sıy­la biz ne ka­dar yük­sek bir gü­rül­tü­lü du­yar­sak du­ya­lım, bey­ni­mi­zin içi ses­siz­dir. An­cak bu ses­siz­lik­te, elekt­rik sin­yal­le­ri­ni, sev­di­ği bir mü­zik, dos­tu­nun se­si ve­ya te­le­fo­nun zi­li ola­rak yorumlayan bir şu­ur var­dır. </text:p>
      <text:p text:style-name="P15"/>
      <text:p text:style-name="P15"/>
      <text:p text:style-name="P15">708</text:p>
      <text:p text:style-name="P15"/>
      <text:p text:style-name="P15">KAPKARANLIK BEYNİMİZİN İÇİNDE HİSSETTİĞİMİZ KOKULAR</text:p>
      <text:p text:style-name="P15"/>
      <text:p text:style-name="P15"/>
      <text:p text:style-name="P15">709</text:p>
      <text:p text:style-name="P15"/>
      <text:p text:style-name="P15">Bah­çe­sin­de­ki gü­lün ko­ku­su­nu du­yan bir in­san ger­çek­te hiç­bir za­man gü­lle­rin as­lı­nı kok­la­maz. His­set­ti­ği, elekt­rik sin­yal­le­ri­nin bey­ni ta­ra­fın­dan yo­rum­la­nı­şı­dır. An­cak bu ko­ku o ka­dar ger­çek­çi­dir ki, in­san hiç­bir za­man gü­lün as­lı­nı kok­la­ma­dı­ğı­nı an­la­maz. Hat­ta bu ger­çek­çi­lik­ten do­la­yı dün­ya üze­rin­de­ki in­san­la­rın bazıları ger­çek gü­lü kok­la­dık­la­rı­nı zan­ne­der. Bu, Al­lah'ın ya­rat­tı­ğı çok bü­yük bir mu­ci­ze­dir. </text:p>
      <text:p text:style-name="P15"><text:soft-page-break/></text:p>
      <text:p text:style-name="P15"/>
      <text:p text:style-name="P15">710</text:p>
      <text:p text:style-name="P15"/>
      <text:p text:style-name="P15">TÜM KOKULAR BEYNİMİZDE OLUŞUR,</text:p>
      <text:p text:style-name="P15">DIŞ DÜNYADA KOKU YOKTUR</text:p>
      <text:p text:style-name="P15"/>
      <text:p text:style-name="P15"/>
      <text:p text:style-name="P15">711</text:p>
      <text:p text:style-name="P15"/>
      <text:p text:style-name="P15">Bur­nun gö­re­vi sa­de­ce ko­ku­ya ait uya­rı­la­rı bey­ne ta­şı­mak­tır. Çor­ba­nın ve­ya gü­lün ko­ku­su be­yin­de his­se­di­lir. Ni­te­kim in­san, or­ta­da bir gül ve­ya bir ta­bak çor­ba ol­ma­sa da rü­ya­sın­da her iki­si­nin ko­ku­su­nu al­gı­la­ya­bi­lir. Al­lah, bey­nin için­de ta­dıy­la, ko­ku­suy­la, gö­rün­tü­süy­le, do­kun­ma his­si ve se­si ile o ka­dar inan­dı­rı­cı bir his­ler bü­tü­nü mey­da­na ge­ti­rir ki, in­san­la­ra bu his­le­rin be­yin­de oluş­tu­ğu­nu, gör­dü­ğü şey­le­rin hiç­bi­ri­nin as­lı ile mu­ha­tap ola­ma­dı­ğı­nı an­lat­mak için bir hay­li açık­la­ma yap­mak ge­re­kir. İş­te bu, Al­lah'ın muh­te­şem bir il­mi­dir.</text:p>
      <text:p text:style-name="P15"/>
      <text:p text:style-name="P15"/>
      <text:p text:style-name="P15">Bir in­san, çok az kon­sant­re ola­rak an­ne­si­nin gö­rün­tü­sü­nü ve­ya bir pa­pat­ya­nın ko­ku­su­nu zih­nin­de can­lan­dı­ra­bi­lir. Pe­ki ya­nın­da ol­ma­dı­ğı hal­de, bir gö­ze ihtiyaç duymadan bu gö­rün­tü­yü gö­ren, bir bur­na ihtiyaç duymadan ko­ku­yu alan kim­dir? <text:s/>Bu varlık, insanın ruhudur.</text:p>
      <text:p text:style-name="P15"/>
      <text:p text:style-name="P15"/>
      <text:p text:style-name="P15">713</text:p>
      <text:p text:style-name="P15"/>
      <text:p text:style-name="P15"/>
      <text:p text:style-name="P15">TÜM TATLAR BEYNİMİZDE OLUŞUR</text:p>
      <text:p text:style-name="P15"/>
      <text:p text:style-name="P15"/>
      <text:p text:style-name="P15">715</text:p>
      <text:p text:style-name="P15"/>
      <text:p text:style-name="P15">DOKUNMA HİSSİ DE BEYNİMİZDE OLUŞUR</text:p>
      <text:p text:style-name="P15"/>
      <text:p text:style-name="P15"/>
      <text:p text:style-name="P15">716</text:p>
      <text:p text:style-name="P15"/>
      <text:p text:style-name="P15">Şu an­da oku­mak­ta ol­du­ğu­nuz ki­ta­bı eli­niz­de his­se­di­yor ol­ma­nız, bu ki­ta­bın bey­ni­niz­de bir gö­rün­tü ol­du­ğu ger­çe­ği­ni de­ğiş­tir­mez. Çün­kü ki­ta­bın gö­rün­tü­sü gi­bi, ki­ta­ba do­kun­ma his­si de bey­ni­niz­de oluş­mak­ta­dır. </text:p>
      <text:p text:style-name="P15"/>
      <text:p text:style-name="P15"/>
      <text:p text:style-name="P15">717</text:p>
      <text:p text:style-name="P15"/>
      <text:p text:style-name="P15"><text:soft-page-break/></text:p>
      <text:p text:style-name="P15">Man­za­ra­yı sey­re­den bir in­san, göz­le­riy­le, gö­zü­nün önün­de­ki man­za­ra­yı sey­ret­ti­ği­ni zan­ne­der. Oy­sa onun gör­dü­ğü man­za­ra, bey­ni­nin ar­ka­sın­da­ki gör­me mer­ke­zin­de oluş­mak­ta­dır. Bu man­za­ra­yı iz­le­yen ve bu man­za­ra­dan zevk alan pro­te­in ve yağ­dan olu­şan bey­nin ken­di­si ola­ma­ya­ca­ğı­na gö­re, kim­dir?</text:p>
      <text:p text:style-name="P15"/>
      <text:p text:style-name="P15"/>
      <text:p text:style-name="P15">718</text:p>
      <text:p text:style-name="P15"/>
      <text:p text:style-name="P15">BEYNİNİZİN İÇİNDEKİ ODADAN</text:p>
      <text:p text:style-name="P15">ÖMÜR BOYU ÇIKAMAZSINIZ</text:p>
      <text:p text:style-name="P15"/>
      <text:p text:style-name="P15"/>
      <text:p text:style-name="P15">İçin­de bü­yük bir te­le­viz­yon ek­ra­nı olan kap­ka­ran­lık bir oda­ya gir­di­ği­ni­zi dü­şü­nün. Dı­şa­rı­da­ki dün­ya­yı yal­nız­ca bu oda­nın için­de­ki ek­ran­dan sey­re­de­cek ol­sa­nız, do­ğal ola­rak bir sü­re son­ra sı­kı­lıp dı­şa­rı çık­mak is­ter­si­niz. Bir an dü­şü­nün, şu an­da da bu­lun­du­ğu­nuz me­kan fark­lı de­ğil. Bir ku­tu gi­bi kap­ka­ran­lık ve kü­çük ka­fa­ta­sı­nı­zın için­de dış dün­ya­ya ait gö­rün­tü­le­ri bir ömür bo­yu sey­re­der­si­niz. Ama bey­ni­niz­de­ki ek­ran­da olu­şan gö­rün­tü­le­ri, bu dar yer­den hiç çık­ma­dan ve hiç sı­kıl­ma­dan iz­ler­si­niz. Üs­te­lik si­ze her­şe­yi bir ek­ran­dan sey­ret­ti­ği­ni­zi söy­le­se­ler bu­na ke­sin­lik­le inan­maz­sı­nız. Gör­dü­ğü­nüz gö­rün­tü, o ka­dar inan­dı­rı­cı­dır ki, bin­ler­ce yıl­dır mil­yar­lar­ca in­san bu bü­yük ger­çe­ğin far­kı­na va­ra­ma­mış­tır.</text:p>
      <text:p text:style-name="P15"/>
      <text:p text:style-name="P15"/>
      <text:p text:style-name="P15">719</text:p>
      <text:p text:style-name="P15"/>
      <text:p text:style-name="P15"/>
      <text:p text:style-name="P15">Ara­ba kul­la­nan bir in­san di­rek­si­yo­nun, önün­de­ki yo­lun ve ağaç­la­rın ken­din­den uzak­ta ol­du­ğu­nu zan­ne­der. Oy­sa tüm bu gör­dük­le­ri, ay­nı bir fo­toğ­raf­ta ol­du­ğu gi­bi, bey­nin­de tek bir sa­tıh üze­rin­de­dir.</text:p>
      <text:p text:style-name="P15"/>
      <text:p text:style-name="P15"/>
      <text:p text:style-name="P15">720</text:p>
      <text:p text:style-name="P15"/>
      <text:p text:style-name="P15">KENDİNİZDEN UZAK OLDUĞUNU SANDIĞINIZ </text:p>
      <text:p text:style-name="P15">NESNELERİN HEPSİ GERÇEKTE BEYNİNİZİN İÇİNDEDİR</text:p>
      <text:p text:style-name="P15"/>
      <text:p text:style-name="P15"/>
      <text:p text:style-name="P15">721</text:p>
      <text:p text:style-name="P15"/>
      <text:p text:style-name="P15">Bu re­sim­de ar­ka­da­ki çiz­gi ön­de­ki çiz­gi­den ne­re­dey­se iki kat da­ha uzun du­ru­yor. Oy­sa her iki çiz­gi de ay­nı boy­da. Bu ör­nek­te de gö­rül­dü­ğü gi­bi, çiz­gi­le­rin kul­la­nı­mı, pers­pek­tif, ışık, göl­ge gi­bi un­sur­lar in­san­la­rın ba­zı nes­ne­le­ri ol­du­ğun­dan fark­lı gör­melerine neden olabil­mek­tedir. Ama aslında tüm nesneler tek bir yerde, beynimizdeki görüntü merkezinde algılanmaktadır.</text:p>
      <text:p text:style-name="P15"><text:soft-page-break/></text:p>
      <text:p text:style-name="P15"/>
      <text:p text:style-name="P15">722</text:p>
      <text:p text:style-name="P15"/>
      <text:p text:style-name="P15">De­rin­lik his­si­ni oluş­tu­ran un­sur­la­rdan bi­ri do­ku de­ği­şi­mi­dir. Bi­ze ya­kın olan do­ku­lar da­ha de­tay­lı, uzak­ta ka­lan­lar ise da­ha si­lik gö­zü­kür. Ör­ne­ğin yan­da­ki re­sim­de de gö­rül­dü­ğü gi­bi renk, göl­ge ve ışık kul­la­nı­la­rak, düz bir ka­ğıt üze­rin­de, üç bo­yut­lu, de­rin­lik his­si olan, ka­ba­rık ol­du­ğu iz­le­ni­mi ve­ren bir do­ku oluş­tu­rul­muş­tur. Soldaki re­sim­de tüm nok­ta­lar be­yaz ol­ma­sı­na rağ­men, si­yah be­yaz ola­rak ya­nıp sö­nü­yor gö­rül­mek­te­dir­ler.</text:p>
      <text:p text:style-name="P15"/>
      <text:p text:style-name="P15"/>
      <text:p text:style-name="P15">Altta sağda ise, bir binanın duvarına yapılmış üç boyutlu bir resim görülmektedir. </text:p>
      <text:p text:style-name="P15"/>
      <text:p text:style-name="P15"/>
      <text:p text:style-name="P15">723</text:p>
      <text:p text:style-name="P15"/>
      <text:p text:style-name="P15">İKİ BOYUTLU BİR ZEMİNDE DERİNLİĞİ OLAN GÖRÜNTÜ MEYDANA GETİRMEK</text:p>
      <text:p text:style-name="P15"/>
      <text:p text:style-name="P15"/>
      <text:p text:style-name="P15">Bu say­fa­da gö­rü­len re­sim­le­rin hep­sin­de son derece gerçekçi bir de­rin­lik fark edilmektedir. İki bo­yut­lu bir tu­valin üze­rin­de göl­ge, pers­pek­tif ve ışık kul­la­nı­la­rak, üç bo­yut­lu, de­rin­li­ği olan bir gö­rün­tü oluş­tu­ru­la­bil­mek­te­dir. Res­sa­mın ye­te­ne­ği­ne gö­re, bu ger­çek­çi­lik da­ha da art­mak­ta­dır. Ben­zer bir du­rum bi­zim gör­me al­gı­mız için de ge­çer­li­dir. Çün­kü gö­zün re­ti­na ta­ba­ka­sı­na dü­şen gö­rün­tü iki bo­yut­lu­dur. An­cak her iki gö­ze dü­şen gö­rün­tü da­ha son­ra tek bir re­sim ha­li­ne ge­ti­ri­lir ve 3 bo­yut­lu, de­rin­li­ği olan bir gö­rün­tü ola­rak bey­ni­miz­de al­gı­la­nır. </text:p>
      <text:p text:style-name="P15"/>
      <text:p text:style-name="P15"/>
      <text:p text:style-name="P15">724</text:p>
      <text:p text:style-name="P15"/>
      <text:p text:style-name="P15"/>
      <text:p text:style-name="P15">Be­de­ni­niz de bey­ni­niz­de gör­dü­ğü­nüz bir gö­rün­tü ol­du­ğu­na gö­re, içinde bulunduğunuz oda mı si­zin içi­niz­dedir yok­sa siz mi oda­nın için­de­si­niz? Bu sorunun cevabı açıktır: El­bet­te­ ki oda si­zin içi­niz­de, bey­ni­niz­de­ki gör­me mer­ke­zin­de­dir. </text:p>
      <text:p text:style-name="P15"/>
      <text:p text:style-name="P15"/>
      <text:p text:style-name="P15">725</text:p>
      <text:p text:style-name="P15"/>
      <text:p text:style-name="P15"/>
      <text:p text:style-name="P15">Bir de­ney­de, gör­me özür­lü ki­şi­le­rin, göz­le­ri­nin ya­nı­na ta­kı­lan bir ci­haz ile ba­zı gö­rün­tü­ler gör­me­le­ri sağ­lan­dı. Bu ki­şi­ler ci­haz­dan dış dün­ya­ya ait ol­ma­yan, ya­pay ola­rak üre­ti­len uya­rı­lar al­ma­la­rı­na rağ­men, son de­re­ce ger­çek­çi gö­rün­tü­ler gö­rü­<text:soft-page-break/>yor­lar­dı. Hat­ta bir cis­min üst­le­ri­ne doğ­ru gel­di­ği­ni zan­ne­de­rek, ken­di­le­ri­ni ko­ru­mak için ge­ri çe­ki­li­yor­lar­dı.</text:p>
      <text:p text:style-name="P15"/>
      <text:p text:style-name="P15"/>
      <text:p text:style-name="P15">726</text:p>
      <text:p text:style-name="P15"/>
      <text:p text:style-name="P15"/>
      <text:p text:style-name="P15">Rü­ya­sın­da so­ğuk bir kış sa­ba­hı bah­çe­de otur­du­ğu­nu gö­ren bir in­san, esen rüz­gar ne­de­niy­le üşü­dü­ğü­nü, hat­ta tit­re­di­ği­ni his­se­de­bi­lir. Oy­sa bu­lun­du­ğu yer­de ne rüz­gar ne de so­ğuk bir ha­va vardır. Hat­ta çok sı­cak bir oda­da uyu­mak­ta­dır. Bu­na rağ­men üşü­me his­si­ni bü­tün ger­çek­çi­li­ği ile ya­şar. Ger­çek dün­ya­da ya­şa­dı­ğı üşü­me his­si ile rü­ya­sın­da ya­şa­dığı arasın­da bir fark yok­tur.</text:p>
      <text:p text:style-name="P15"/>
      <text:p text:style-name="P15"/>
      <text:p text:style-name="P15">727</text:p>
      <text:p text:style-name="P15"/>
      <text:p text:style-name="P15">HAYATINIZI, RÜYALARINIZ GiBİ BAMBAŞKA</text:p>
      <text:p text:style-name="P15">BİR YERDE İZLİYOR OLABİLİRSİNİZ</text:p>
      <text:p text:style-name="P15"/>
      <text:p text:style-name="P15"/>
      <text:p text:style-name="P15"/>
      <text:p text:style-name="P15">Rüyasında kahve içen bir insan, kahvenin şekerini, kıvamını, içindeki sütün tadını, gerçekten kahve içiyormuş gibi hisseder. Ancak ortada ne kahve, ne de içecek birşey vardır. Ne var ki, rüyasında kahve içen bir insana biri gelip, "şu anda rüyadasın ve bu kahve aslında bir görüntü" dese, hemen itiraz eder. "Görüntü olur mu? Bak sıcaklığını hissediyorum. Birden içince dilim yanıyor. Hatta kahveyi içince susuzluğum geçti. Görüntü olsa susamamı geçirir miydi?" der. İçtiğini sandığı kahvenin aslında beyninde oluşan bir görüntü olduğunu, içerken hissettiği sıcaklık, susuzluk gibi hislerin de yine beyninde oluşan algılar olduğunu ancak uykusundan uyandıktan sonra anlar.</text:p>
      <text:p text:style-name="P15">Rüyalarımızda yaşadıklarımızla, gerçek hayatta <text:s/>yaşadıklarımız aynı mantıkla oluşur. Rüyalarımız nasıl zihnimizde yaşanıyor ise, gerçek hayatımız da zihnimizde yaşanır. Rüyalarımıza "hayal" dememizin tek nedeni, sabah uyandığımızda <text:s/>bedenimizi yatağımızda bulmamız ve "demek ki ben yatıyordum ve bunları rüyamda gördüm" sonucuna varmamızdır. Peki rüyanızdan hiç uyanmadan yaşamaya devam etseniz, rüya içinde yaşadığınızın, gördüklerinizin hiçbirinin aslı ile muhatap olmadığınızın farkına varabilir misiniz? Kesinlikle hayır. Uyanıp, kendinizi yatağınızda uyuyorken bulmadığınız sürece, hiçbir zaman rüyada olduğunuzu anlayamazsınız ve koskoca bir ömrü gerçek hayatınızı yaşadığınızı zannederek geçirirsiniz. <text:s/>Öyle ise, gerçek hayat dediğimiz hayatımızın da bir rüya olmadığını nasıl <text:s/>ispatlayabiliriz? Bir gün bu gördüğümüz hayattan çıkıp kendimizi bambaşka bir yerde, bu hayatımıza dair görüntüleri izlerken bulmayacağımıza dair bir bilgimiz var mıdır?</text:p>
      <text:p text:style-name="P15"/>
      <text:p text:style-name="P15"/>
      <text:p text:style-name="P15">728</text:p>
      <text:p text:style-name="P15"><text:soft-page-break/></text:p>
      <text:p text:style-name="P15"/>
      <text:p text:style-name="P15">Bir in­san ger­çek­te evin­de­ki ka­na­pe­sin­de hu­zur için­de uyu­yor­ken, rü­ya­sın­da ken­di­si­ni bir sa­va­şın için­de gö­re­bi­lir. Hat­ta sa­va­şın tüm ge­ri­li­mi­ni, kor­ku ve pa­ni­ği­ni son de­re­ce ger­çek­çi ola­rak ya­şa­ya­bi­lir. O es­na­da ise tek ba­şı­na, ses­siz ve sa­kin bir yer­de yat­mak­ta­dır. Rü­ya­sın­da gör­dü­ğü son de­re­ce inan­dı­rı­cı gö­rün­tü ve ses­ler ise bey­nin­de mey­da­na gel­mek­te­dir.</text:p>
      <text:p text:style-name="P15"/>
      <text:p text:style-name="P15"/>
      <text:p text:style-name="P15">729</text:p>
      <text:p text:style-name="P15"/>
      <text:p text:style-name="P15">Rü­ya­sı sı­ra­sın­da mad­de­nin as­lı­nı gör­dü­ğü­nü id­dia eden ki­şi, "mad­de­nin ha­yal ol­du­ğu­nu" an­la­tan ar­ka­da­şı­nın om­zu­na eli­ni ko­ya­r ve "Şim­di ben bir ha­yal mi­yim? Sen eli­mi om­zun­da his­set­mi­yor mu­sun? O za­man na­sıl ha­yal ola­bi­li­yor­sun?" der. </text:p>
      <text:p text:style-name="P15"/>
      <text:p text:style-name="P15"/>
      <text:p text:style-name="P15">Arkadaşıyla boğazda giderken, denizin kokusunu, dalgaların sesini, hafif esen rüzgarı gerçekmiş gibi hissetmektedir. </text:p>
      <text:p text:style-name="P15"/>
      <text:p text:style-name="P15"/>
      <text:p text:style-name="P15">Yol­da hız­la gi­der­ken ağaç­lar ve yol çiz­gi­le­ri sü­rat­ten blok bir gö­rün­tü oluş­tu­rur <text:s/>ve arabanın yanından hızla akıp geçer. Bu görüntülerin gerçek hayatında gördüklerinden hiçbir farkı yoktur.</text:p>
      <text:p text:style-name="P15"/>
      <text:p text:style-name="P15"/>
      <text:p text:style-name="P15">Sonra arkadaşını arabasıyla dolaşmaya çağırır. "Gel se­nin­le bir Bo­ğaz tu­ru ya­pa­lım. Hem sen böyle şeyleri nereden çıkarıyorsun, onu anlatırsın" der.</text:p>
      <text:p text:style-name="P15"/>
      <text:p text:style-name="P15"/>
      <text:p text:style-name="P15">Tam ar­ka­da­şı­na iti­raz et­me­ye, o an­da ya­şa­dık­la­rı­nın ha­yal ol­ma­dı­ğı­nı an­lat­ma­ya ha­zır­la­nır­ken sa­ati­nin zi­liy­le uya­nır. Uyan­dı­ğın­da ise, bir an ön­ce ger­çek­li­ğin­den emin ol­du­ğu olay­la­rın ve gö­rün­tü­le­rin as­lın­da bir rü­ya ol­du­ğu­nu an­lar. Pe­ki ya bu insan şu an­da da bi­raz son­ra uya­na­ca­ğı baş­ka bir rü­ya­nın için­de ise? </text:p>
      <text:p text:style-name="P15"/>
      <text:p text:style-name="P15"/>
      <text:p text:style-name="P15">Gör­dü­ğü bu rü­ya o ka­dar net­tir ki, ke­yif­le ara­ba­nın kon­ta­ğı­nı açıp mo­to­ra ya­vaş ya­vaş gaz verdiğini ve arabayı sıçratarak kaldırdığını aslının aynısı gibi görür ve hisseder. </text:p>
      <text:p text:style-name="P15"/>
      <text:p text:style-name="P15"/>
      <text:p text:style-name="P15"/>
      <text:p text:style-name="P15">731</text:p>
      <text:p text:style-name="P15"/>
      <text:p text:style-name="P15">Sanal ger­çek­lik için kul­la­nı­lan si­mü­la­tör­ler. Yu­ka­rı­da­ki re­sim­de­ki ki­şi kul­lan­dı­ğı ci­haz­lar ne­de­niy­le, ha­re­ket­li bir su­ya do­kun­du­ğu­nu san­mak­ta­dır. Alt­ta­ki ki­şi­ler ise <text:soft-page-break/>ken­di­le­ri­ni, gös­te­ri­len fil­min kah­ra­man­la­rı ola­rak iz­le­mek­te ve ya­şa­dık­la­rın­dan do­la­yı he­ye­can duy­mak­ta­dır­lar. </text:p>
      <text:p text:style-name="P15"/>
      <text:p text:style-name="P15"/>
      <text:p text:style-name="P15">732-733</text:p>
      <text:p text:style-name="P15"/>
      <text:p text:style-name="P15">SANAL ORTAMLARDA OLUŞTURULAN DÜNYALAR</text:p>
      <text:p text:style-name="P15"/>
      <text:p text:style-name="P15"/>
      <text:p text:style-name="P15">Günü­müz­de iler­le­yen tek­no­lo­ji ile bi­rik­te si­mü­la­tör de­nen sis­tem­ler pek çok alan­da kul­la­nıl­ma­ya baş­lan­dı. Göz­lük­lü bir baş­lık ve el­di­ven ile, bun­la­rı kul­la­nan ki­şi­ye çok fark­lı gö­rün­tü­ler üç bo­yut­lu ola­rak gös­te­ril­mek­te ve bu ki­şi ken­di­si­ni bu gö­rün­tü­nün için­de zan­net­mek­tedir. </text:p>
      <text:p text:style-name="P15"/>
      <text:p text:style-name="P15"/>
      <text:p text:style-name="P15">Araba tasarımcıları, yeni araba modellerini sanal ortamlarda denemektedirler. </text:p>
      <text:p text:style-name="P15"/>
      <text:p text:style-name="P15"/>
      <text:p text:style-name="P15"/>
      <text:p text:style-name="P15">Bu tek­no­lo­ji­nin kul­la­nıl­dı­ğı alan­lar­dan bi­ri de pi­lot eği­ti­mi­dir. Kü­çük bir ka­bi­nin için­de bu­lu­nan ki­şi­ler bu alet­ler sa­ye­sin­de ken­di­le­ri­ni ger­çek­ten bir uçak kul­la­nır­ken, gök­yü­zün­de uçar­ken ve­ya ha­va­ala­nı­na iniş ya­par­ken gö­re­bil­mek­te­ler. </text:p>
      <text:p text:style-name="P15"/>
      <text:p text:style-name="P15">734</text:p>
      <text:p text:style-name="P15">YAPAY AMELİYATHANEDE YAPAY AMELİYAT</text:p>
      <text:p text:style-name="P15"/>
      <text:p text:style-name="P15"/>
      <text:p text:style-name="P15">Mic­hi­gan Üni­ver­si­te­si'nde ge­liş­ti­ri­len bir tek­nik­le dok­tor aday­la­rı ve özel­lik­le acil ser­vis per­so­ne­li ya­pay bir ame­li­yat­ha­ne or­ta­mın­da eği­til­mek­te­dir. Bu uy­gu­la­ma­nın ilk aşa­ma­sın­da, bir oda­nın ze­mi­ni­ne ve du­var­la­rı­na ame­li­yat­ha­ne ile il­gi­li gö­rün­tü­ler yan­sı­tıl­mak­ta­dır. Bu say­fa­da gö­rü­len ame­li­yat­ha­ne or­ta­mın­da üç dok­tor dı­şın­da­ki tüm gö­rün­tü­ler, has­ta da da­hil ol­mak üze­re sa­nal­dır. Si­mü­la­tör ci­haz­la­rı ile, dok­tor aday­la­rı ilk ame­li­yat­la­rı­nı sa­nal bir ame­li­yat­ha­ne­de, sa­nal has­ta­la­ra yap­mak­ta­dır­lar. </text:p>
      <text:p text:style-name="P15"/>
      <text:p text:style-name="P15"/>
      <text:p text:style-name="P15">735</text:p>
      <text:p text:style-name="P15"/>
      <text:p text:style-name="P15">MADDENİN GERÇEĞİ KONUSU FİLMLERDE</text:p>
      <text:p text:style-name="P15"/>
      <text:p text:style-name="P15"/>
      <text:p text:style-name="P15">Ha­run Yah­ya</text:p>
      <text:p text:style-name="P15"/>
      <text:p text:style-name="P15"/>
      <text:p text:style-name="P15"><text:soft-page-break/>Mad­de­nin ger­çe­ği ko­nu­su­nun gün­de­me ge­ti­ril­me­si ve bir­çok ve­si­le ile dün­ya­ya an­la­tıl­ma­sıy­la ya­şa­nan dik­kat çe­ki­ci ge­liş­me­ler­den bi­ri, bir­çok Holl­ywo­od fil­mi­nin içe­ri­ğin­de bu önem­li ger­çe­ğe yer ve­ril­me­si ol­muş­tur.</text:p>
      <text:p text:style-name="P15"/>
      <text:p text:style-name="P15"/>
      <text:p text:style-name="P15">Bu karelerin alındığı 13. Kat isimli filmin konusu özetle şöyledir: Filmin iki başrol oyuncusu, bilgisayar ile, sanal bir dünya meydana getirmişlerdir. Bu sanal dünyada 1937 yılı canlandırılmaktadır. Gerçekte ise, bu kişiler 2000 yılında yaşamaktadırlar. </text:p>
      <text:p text:style-name="P15"/>
      <text:p text:style-name="P15"/>
      <text:p text:style-name="P15"/>
      <text:p text:style-name="P15">Bu bilgisayar programına bağlanan kişi, bir yatağa uzanır ve beynine bu programdaki bilgiler ve 1937 yılının yaşandığı sanal dünyadaki kimliği ile ilgili ayrıntılar yüklenir. <text:s/>Örneğin bu kişi 2000 yılında yaşayan Douglas Hall isimli, zengin ve başarılı bir bilgisayar şirketi yöneticisi iken, hafızasına 1937 yılında yaşayan John Ferguson isimli bir banka veznedarının bilgileri yüklenmektedir. </text:p>
      <text:p text:style-name="P15"/>
      <text:p text:style-name="P15"/>
      <text:p text:style-name="P15"/>
      <text:p text:style-name="P15"/>
      <text:p text:style-name="P15">Bu ki­şi ken­di­ni bir an­da 1937 yı­lı­nın or­ta­mın­da bu­lur. Bi­na­lar, ara­ba­lar, kı­ya­fet­ler ta­ma­men o yı­la öz­gü­dür. Bu ki­şi­yi şa­şır­tan ise, her iki ya­şa­mı­nın da bir­bi­ri ile ay­nı ger­çek­lik­te ol­ma­sı­dır. İki­sin­de de su­yun ıs­lak­lı­ğı­nı, dı­şa­rı­da­ki rüz­ga­rı, kar­şı­laş­tı­ğı olay­lar­da his­set­tiği kor­ku ve heyecanı tüm ger­çek­liği ile yaşamak­tadır. </text:p>
      <text:p text:style-name="P15"/>
      <text:p text:style-name="P15"/>
      <text:p text:style-name="P15">12</text:p>
      <text:p text:style-name="P15"/>
      <text:p text:style-name="P15"/>
      <text:p text:style-name="P15">Bu ki­şi da­ha son­ra, ger­çek ha­ya­tı zan­net­ti­ği ha­ya­tı­nın da as­lın­da bir bil­gi­sa­yar prog­ra­mı ol­du­ğu­nu, o gü­ne ka­dar ger­çek san­dı­ğı her­şe­yin, şir­ke­ti­nin, ma­ka­mı­nın, ara­ba­sı­nın, dost­la­rı­nın tü­mü­nün bir ha­yal ol­du­ğu­nu an­lar. Ger­çek­te 2000 yı­lın­dan çok da­ha ile­ri bir za­man­da ya­şa­mak­ta ve tüm bu ha­ya­tı­nı bir si­mü­la­tör­de iz­le­mek­te­dir. Film­de asıl ola­rak vur­gu­la­nan ko­nu ise, ha­yal ola­rak ya­şa­nan­ların ger­çek sanılan hayat­tan ayırt edilemeyecek kadar ger­çek­çi olabil­mesidir.</text:p>
      <text:p text:style-name="P15"/>
      <text:p text:style-name="P15"/>
      <text:p text:style-name="P15"/>
      <text:p text:style-name="P15"/>
      <text:p text:style-name="P15">The Mat­rix fil­min­de ise, baş­rol oyun­cu­su, o gü­ne ka­dar cam bir fa­nu­sun için­de bey­ni­ne ve­ri­len elekt­rik sin­yal­le­rin­den olu­şan ha­ya­li bir dün­ya­da ya­şa­dı­ğı­nı an­lar. Ken­di­si­ni bir bil­gi­sa­yar prog­ram­cı­sı zan­ne­der­ken, ger­çek­te yu­ka­rı­da gö­rü­len me­kan­da uyu­mak­tadır. Yani hayatı san­dığı er­şey ger­çek­te bir hayal­dir.</text:p>
      <text:p text:style-name="P15"/>
      <text:p text:style-name="P15"/>
      <text:p text:style-name="P15"><text:soft-page-break/></text:p>
      <text:p text:style-name="P15">Filmde, başrol oyuncusunun beynine bilgisayar kablosu bağlanır ve bu kablo aracılığı ile beynine bazı programlar yüklenir. </text:p>
      <text:p text:style-name="P15"/>
      <text:p text:style-name="P15"/>
      <text:p text:style-name="P15"/>
      <text:p text:style-name="P15">Bilgisayar programı yüklendikten sonra, gerçekte başka bir yerde, kötü giysiler ile, oldukça eski bir koltukta oturan bu kişi, kendisini bambaşka kıyafetlerle bambaşka bir yerde görür. Kötü görünümlü giyisileri değişmiştir, saçı uzamıştır. Aslında oturmakta olduğu simülatörün koltuğundaki görüntüsünden tamamen farklı bir görünüme sahiptir. </text:p>
      <text:p text:style-name="P15"/>
      <text:p text:style-name="P15"/>
      <text:p text:style-name="P15"/>
      <text:p text:style-name="P15">Bu kişi, gördüklerinin hayal olamayacak kadar gerçekçi olmasından dolayı gerçeği kabullenmek istemez ve koltuğa dokunarak "Bu gerçek değil mi?" diye sorar. Aldığı cevap ise şöyledir: "Gerçek nedir? Gerçeği nasıl tanımlarsın? Eğer hissedebildiğin, koklayıp, tadıp, görebildiğin şeylerden söz ediyorsan, "gerçek" beyine iletilen elektrik sinyallerinin yorumlanmasıdır."</text:p>
      <text:p text:style-name="P15"/>
      <text:p text:style-name="P15"/>
      <text:p text:style-name="P15"/>
      <text:p text:style-name="P15">Ken­di­si­ne bil­di­ği dün­ya­nın ta­ma­mı­nın bir si­mü­las­yon­dan oluş­tu­ğu gös­te­ri­lir. Bu­na gör­dü­ğü her ay­rın­tı da­hil­dir. Ara­ba­lar, şe­hir gü­rül­tü­sü, tra­fik, gök­de­len­ler, ok­ya­nus, in­san­lar, kı­sa­ca­sı her­şey sa­de­ce bil­gi­sa­yar prog­ra­mı ile zih­nin­de mey­dana gelen bir can­lan­dır­madan ibaret­tir.</text:p>
      <text:p text:style-name="P15"/>
      <text:p text:style-name="P15"/>
      <text:p text:style-name="P15"/>
      <text:p text:style-name="P15"/>
      <text:p text:style-name="P15">Ona ger­çek­le­ri gös­te­ren ki­şi, bir ha­yal dün­ya­sın­da ya­şa­dı­ğı­nı ve ya­şa­dık­la­rı­nı ger­çek san­dı­ğı­nı söy­ler. Dün­ya­nın o an­ki ger­çek ha­li ise bam­baş­ka­dır. Yı­kıl­mış, ha­rap ol­muş bir dün­ya var­dır. Gör­dü­ğü gök­de­len­ler, mo­dern gö­rü­nüm, ara­ba­lar ve diğer­leri ise zih­nin­deki al­gılar­dır sadece. </text:p>
      <text:p text:style-name="P15"/>
      <text:p text:style-name="P15"/>
      <text:p text:style-name="P15"/>
      <text:p text:style-name="P15"/>
      <text:p text:style-name="P15">Bugü­ne ka­dar ger­çek ol­du­ğu­nu san­dı­ğı tüm ta­ri­hin de ha­yal ol­du­ğu­nu ve as­lın­da bam­baş­ka bir za­man­da yaşadığını öğ­renir. </text:p>
      <text:p text:style-name="P15"/>
      <text:p text:style-name="P15"/>
      <text:p text:style-name="P15"/>
      <text:p text:style-name="P15">The Matrix filminden bir başka sahne. Bu sahnedeki kişi, tüm hayatının bir bilgisayar programı tarafından beyninde gösterildiğini bilmektedir. Bu nedenle <text:soft-page-break/>yediği bifteğin lezzetinin gerçekte var olmadığını, bunu sadece beyninde algıladığını söylemekte ancak yine de bu lezzetten gerçekmiş gibi zevk aldığını belirtmektedir. </text:p>
      <text:p text:style-name="P15"/>
      <text:p text:style-name="P15"/>
      <text:p text:style-name="P15"/>
      <text:p text:style-name="P15">Arnold Schwarzenegger'in başrolünü oynadığı Total Recall isimli filmde ise, başrol oyuncusu gerçek hayatı sandığı yaşamının aslında beynine yüklenmiş olan bilgilerden oluştuğunu anlamaktadır. Ancak hangisi gerçek, hangisi hayal ayırt edememektedir.</text:p>
      <text:p text:style-name="P15"/>
      <text:p text:style-name="P15"/>
      <text:p text:style-name="P15">739</text:p>
      <text:p text:style-name="P15"/>
      <text:p text:style-name="P15"/>
      <text:p text:style-name="P15">Bu ki­şi hip­noz sı­ra­sın­da­ki tel­ki­nin et­ki­siy­le, son de­re­ce hız­lı ola­rak 10 ka­tı çık­ma­ya baş­la­dı­ğı­nı san­mış­tır. Bu sı­ra­da ne­fes ne­fe­se kal­mış, iyi­ce yo­rul­du­ğu için de ne­fe­si­ni kont­rol ede­me­ye­cek ha­le gel­miş­tir. Hip­noz ya­pı­lan ki­şi, ken­di­si­ne tel­kin edi­len me­ka­nı ve or­ta­mı tüm ger­çek­li­ğiy­le ya­şa­ma­sı­na rağ­men, or­ta­da ne bah­se­dil­di­ği gi­bi bir me­kan, ne in­san­lar, ne de olay­lar var­dır.</text:p>
      <text:p text:style-name="P15"/>
      <text:p text:style-name="P15"/>
      <text:p text:style-name="P15">740</text:p>
      <text:p text:style-name="P15"/>
      <text:p text:style-name="P15"/>
      <text:p text:style-name="P15">Hipnozla cilt hastalıklarının düzeltildiği bilinen bir gerçektir. Soldaki resimde, hipnozla tedavi edilmeden önceki yaralar görülmektedir. Sağda ise, hipnozla tedaviden sonra yaraların iyileştiği gözlemlenmektedir. (D. Waxman, Hypnosis, s. 113)</text:p>
      <text:p text:style-name="P15"/>
      <text:p text:style-name="P15"/>
      <text:p text:style-name="P15">741</text:p>
      <text:p text:style-name="P15"/>
      <text:p text:style-name="P15">BEYNİNİZDEKİ DERİN SESSİZLİKTE,</text:p>
      <text:p text:style-name="P15">BİR KONFERANSI DİNLEYEN RUHUNUZDUR</text:p>
      <text:p text:style-name="P15"/>
      <text:p text:style-name="P15"/>
      <text:p text:style-name="P15">Bü­yük bir sa­lon­da can ku­la­ğıy­la bir ko­nuş­ma­yı din­le­yen ki­şi­le­rin tü­mü ko­nuş­ma­cı­nın ağ­zın­dan çı­kan her se­si duy­duk­la­rı­nı zan­ne­der­ler. Ko­nuş­ma­cı da ay­nı emin­lik­te dü­şün­ce­le­ri­ni an­la­tır ve din­le­yi­ci­le­rin ken­di­si­ni duy­duk­la­rı­nı zan­ne­der. Oy­sa ger­çek çok fark­lı­dır ve o an­da sa­lon­da­ki hiç kim­se­nin far­kın­da ol­ma­dı­ğı, ola­ğa­nüs­tü bir mu­ci­ze ger­çek­leş­mek­te­dir. </text:p>
      <text:p text:style-name="P15">Ko­nuş­ma­yı ya­pan ki­şi, bey­nin­de­ki din­le­yi­ci­le­re bir şey­ler an­lat­mak­ta, ay­nı şe­kil­de din­le­yi­ci­ler de an­la­tı­lan­la­rı be­yin­le­rin­de din­le­mek­te­dir­ler. O an­da sa­lo­nun için­de ol­duk­la­rın­dan son de­re­ce emin olan on­lar­ca ki­şi, bü­tün bun­la­rı as­lın­da be­yin­le­rin­de <text:soft-page-break/>ya­şa­mak­ta­dır. Ve sa­lon­da­ki din­le­yi­ci­le­rin her bi­ri­nin bey­nin­de, elekt­rik akım­la­rı­nı ko­nuş­ma­cı­nın se­si ola­rak bir ku­la­ğa ih­ti­yaç ol­ma­dan du­yan bir var­lık var­dır. </text:p>
      <text:p text:style-name="P15">Bu var­lık her­şe­yi o ka­dar ger­çek­çi ya­şar ki, hiç kim­se duy­du­ğu se­sin as­lı ile mu­ha­tap ol­ma­dı­ğı­nı fark ede­mez. Bu var­lık, Al­lah'ın ben­zer­siz bir ilim­le ya­rat­tı­ğı RUH'tur. Bey­nin için­de­ki de­rin ses­siz­li­ğe rağ­men ruh, her­şe­yi ku­sur­suz bir net­lik­te ve ger­çe­ği­nin ay­nı­sı ola­rak du­yar.</text:p>
      <text:p text:style-name="P15"/>
      <text:p text:style-name="P15"/>
      <text:p text:style-name="P15">743</text:p>
      <text:p text:style-name="P15"/>
      <text:p text:style-name="P15">Bir et parçası üzerinde bu kalitede bir görüntü meydana gelebilir mi?</text:p>
      <text:p text:style-name="P15"/>
      <text:p text:style-name="P15"/>
      <text:p text:style-name="P15">744</text:p>
      <text:p text:style-name="P15"/>
      <text:p text:style-name="P15">Sinir hücrelerinin bir insana bilinç, akıl, düşünme ve konuşma yeteneği, sevme, şefkat duyma, acıma, özlem duyma gibi hisleri kazandıramayacağı çok açık bir gerçektir.</text:p>
      <text:p text:style-name="P15"/>
      <text:p text:style-name="P15"/>
      <text:p text:style-name="P15"/>
      <text:p text:style-name="P15">749</text:p>
      <text:p text:style-name="P15"/>
      <text:p text:style-name="P15">Çocu­ğu­nu ku­ca­ğın­da ta­şı­yan, eşi­ne sa­rı­lan, an­ne­si ile soh­bet eden bir in­san bu ki­şi­le­rin ken­di­si­ne en ya­kın in­san­lar ol­duk­la­rı­nı zan­ne­der. Oy­sa, in­sa­na bir dos­tun­dan, eşin­den, ço­cuk­la­rın­dan, hat­ta ken­di­sin­den de da­ha ya­kın olan Al­lah'tır. Bir Ku­ran aye­tin­de bil­di­ril­di­ği gi­bi, Al­lah, in­sa­na "şah da­ma­rın­dan da­ha ya­kın"­dır. (Kaf Su­resi, 16)</text:p>
      <text:p text:style-name="P15"/>
      <text:p text:style-name="P15"/>
      <text:p text:style-name="P15">751</text:p>
      <text:p text:style-name="P15"/>
      <text:p text:style-name="P15">İn­san­la­rın yap­tık­la­rı tüm fi­il­ler Al­lah'a ait­tir. Ör­ne­ğin bir ço­cu­ğun oku­ya­bil­me­si, bir mi­ma­rın mey­da­na ge­tir­di­ği bir pro­je, bir bi­lim ada­mı­nın bu­lu­şu, mut­fak­ta pi­şen ye­mek, bir sa­nat­çı­nın ese­ri... Tüm bun­la­rı ya­ra­tan ve yap­tı­ran Al­lah'tır. </text:p>
      <text:p text:style-name="P15"/>
      <text:p text:style-name="P15">752</text:p>
      <text:p text:style-name="P15"/>
      <text:p text:style-name="P15">Her in­sa­nın yap­tı­ğı tüm iş­ler, ka­zan­dı­ğı tüm ba­şa­rı­lar, sa­hip ol­du­ğu ye­te­nek­le­rin ta­ma­mı Al­lah'a ait­tir. Bu ki­şi bü­yük bir dev­le­tin baş­ka­nı, dün­ya­nın en zen­gin in­sa­nı, her­ke­sin sev­di­ği bir sa­nat­çı ve­ya önem­li bu­luş­lar ya­pan bir bi­lim ada­mı da ol­sa, bu ger­çek de­ğiş­mez. Her in­san Al­lah'a bo­yun eğ­miş ola­rak O'nun di­le­di­ği şey­leri yapar. </text:p>
      <text:p text:style-name="P15"/>
      <text:p text:style-name="P15"/>
      <text:p text:style-name="P15"><text:soft-page-break/>753</text:p>
      <text:p text:style-name="P15"/>
      <text:p text:style-name="P15">Bir in­sa­nın sa­hip ol­du­ğu­nu san­dı­ğı her­şe­yi, evi, ara­ba­sı, ai­le­si, işi ve tüm dost­la­rı bey­ni­nin için­de mey­da­na ge­len his ve gö­rün­tü­ler­den iba­ret­tir. Bu ger­çe­ği kav­ra­yan bir in­san, her­şe­yin tek sa­hi­bi­nin, bu gö­rün­tü­le­ri bey­nin­de ya­ra­tan Al­lah ol­du­ğu­nu an­lar. Dün­ya ha­ya­tı­na hırs­la bağ­lı olan in­san­lar bu ne­den­le bu ger­çek­ten çok bü­yük bir kor­ku du­yar­lar. </text:p>
      <text:p text:style-name="P15"/>
      <text:p text:style-name="P15"/>
      <text:p text:style-name="P15">754</text:p>
      <text:p text:style-name="P15"/>
      <text:p text:style-name="P15">MAL HIRSINA KAPILAN İNSANLARIN EN BÜYÜK KORKUSU</text:p>
      <text:p text:style-name="P15"/>
      <text:p text:style-name="P15"/>
      <text:p text:style-name="P15">Çev­re­niz­de­ki mal hır­sı­na ka­pıl­mış in­san­la­rın en çok ne­le­re de­ğer ver­dik­le­ri­ni bir dü­şü­nün: İyi bir ev, lüks eş­ya­lar, gös­te­riş­li mü­cev­her­ler, son mo­del bir ara­ba, ban­ka­lar­da yük­sek mik­tar­da pa­ra, yat... İş­te bu ne­den­le de bu in­san­lar, sa­hip ol­duk­la­rı tüm bu mad­de­le­ri be­yin­le­rin­de­ki bir ek­ran­dan iz­le­dik­le­ri ve asıl­la­rıy­la as­la kar­şı­la­şa­ma­ya­cak­la­rı ger­çe­ğin­den çok kor­kar­lar. </text:p>
      <text:p text:style-name="P15">Oy­sa ka­bul et­mek is­te­me­se­ler de be­yin­le­rin­de olu­şan bir kop­ya dün­ya için­de ya­şa­mak­ta­dır­lar. Dı­şa­rı­da­ki dün­ya ile mu­ha­tap ol­ma­la­rı müm­kün de­ğil­dir. Çün­kü se­si, ışı­ğı ve ko­ku­yu hiç­bir şe­kil­de ge­çir­me­yen ka­fa­tas­la­rı­nın içi­ne gi­re­bi­len sa­de­ce bu mad­de­ler­den ge­len elekt­rik­sel bil­gi­ler­dir. Re­sim­de­ki gi­bi pa­ra ve­rip, ar­ka­da gö­rü­len muh­te­şem vil­la­yı sa­tın alan in­sa­nın için­de bu­lun­du­ğu du­rum da böy­le­dir. Ken­di­ni bir vil­la sa­tın alı­yor ve pa­ra sa­yı­yor zan­ne­der­ken, as­lın­da bey­nin­de olu­şan bir gö­rün­tü­yü sa­tın al­mak­ta, kar­şı­sın­da­ki ki­şi­ye de pa­ra­nın ken­di­si­ni de­ğil, gö­rün­tü­sü­nü ver­mek­te­dir. Pa­ra­yı alan ki­şi de ger­çek­te bir gö­rün­tü al­mak­ta­dır. Ya­ni or­ta­da bir "gö­rün­tü alış­ve­ri­şi" var­dır.</text:p>
      <text:p text:style-name="P15"/>
      <text:p text:style-name="P15"/>
      <text:p text:style-name="P15">757</text:p>
      <text:p text:style-name="P15"/>
      <text:p text:style-name="P15">Büyük bir hol­din­gin sa­hi­bi, ev­le­ri, son mo­del ara­ba­la­rı, önün­de eği­len, ken­di­si­ne say­gı du­yan ça­lı­şan­la­rı olan bir in­san, ger­çek­te sa­hip ol­du­ğu her­şe­yi bey­ni­nin için­de bir gö­rün­tü ola­rak gö­rür. Sa­hip ol­du­ğu iti­ba­rı da yi­ne bey­nin­de mey­da­na gel­mek­te­dir. Çok cid­di ve önem­li ol­du­ğu­nu dü­şün­dü­ğü, za­ma­­nı­nın bü­yük bir kıs­mı­nı ayır­dı­ğı işi, iş ar­ka­daş­la­rıy­la yap­tı­ğı top­lan­tı­lar, al­dı­ğı ka­rar­lar da yi­ne bey­nin­de mey­da­na ge­len gö­rün­tüler­dir. </text:p>
      <text:p text:style-name="P15"/>
      <text:p text:style-name="P15"/>
      <text:p text:style-name="P15">Ay­nı in­san pa­ra­sı­nı bü­yük bir hırs­la say­dı­ğın­da as­lın­da bey­nin­de­ki pa­ra­la­rı sa­yar. Gu­rur­la ve gös­te­riş ya­pa­rak ya­tıy­la ge­zer­ken, gös­te­riş yap­tı­ğı in­san­la­rın, ya­tı­nın ve gör­dü­ğü man­za­ra­nın bey­nin­de olu­şan gö­rün­tü­ler ol­du­ğu­nu far­ke­de­mez. Ken­di­si­ne bu ger­çek an­la­tıl­dı­ğın­da ise, sa­hip ol­du­ğu tüm var­lı­ğı­nı ve iti­ba­rı­nı kay­bet­me­mek için bu ger­çe­ğe şid­det­le iti­raz eder. Oy­sa, ay­nı ki­şi rü­ya­sın­da da bun­la­rın hep­si­ne <text:soft-page-break/>sa­hip ol­du­ğu­nu gö­re­bi­lir ve rü­ya­sın­da bun­la­rın ger­çek­li­ğin­den as­la şüp­he­ye düş­mez. Rü­ya­sın­da da ken­di­si­ne bun­la­rın ger­çek sa­hi­bi ol­ma­dı­ğı söy­len­se bu­na iti­raz eder. An­cak uyan­dığın­da hep­sinin bir hayal ol­duğunu an­lar. </text:p>
      <text:p text:style-name="P15"/>
      <text:p text:style-name="P15">754</text:p>
      <text:p text:style-name="P15"/>
      <text:p text:style-name="P15">HAYALLERLE GÖSTERİŞ YAPTIĞININ FARKINDA</text:p>
      <text:p text:style-name="P15">OLMAYAN İNSANIN DURUMU</text:p>
      <text:p text:style-name="P15"/>
      <text:p text:style-name="P15"/>
      <text:p text:style-name="P15">Pa­ha­lı ara­ba­sıy­la çev­re­sin­de­ki in­san­la­ra gös­te­riş ya­pan zen­gin bir adam, ger­çek­te bey­nin­de olu­şan ara­ba gö­rün­tü­süy­le gös­te­riş yap­mak­ta­dır. O an­da zen­gin adam, çok övün­dü­ğü ara­ba­sı­nın as­lı ile mu­ha­tap ola­ma­dı­ğı­na ih­ti­mal da­hi ver­mez. Oy­sa ger­çek­te ken­di bey­nin­de olu­şan ara­ba gö­rün­tü­sü, o an­da gös­te­riş yap­tı­ğı et­ra­fın­da­ki di­ğer in­san­la­rın be­yin­le­rin­de de ay­rı ay­rı oluş­mak­ta­dır. </text:p>
      <text:p text:style-name="P15">O hal­de, eğer or­tam­da beş ki­şi var­sa ve her biri­nin bey­nin­de de ara­ba­nın gö­rün­tü­sü ay­rı ay­rı olu­şu­yor­sa, </text:p>
      <text:p text:style-name="P15">- Ger­çek ara­ba ne­re­de­dir? </text:p>
      <text:p text:style-name="P15">- Zen­gin ada­mın ara­ba­sı bu beş ara­ba gö­rün­tü­sün­den han­gi­si­dir? </text:p>
      <text:p text:style-name="P15">- Zen­gin adam han­gi ara­ba gö­rün­tü­sü­nü sa­hip­le­ne­cek ve han­gi­siy­le çev­re­si­ne gös­te­riş ya­pa­cak­tır?</text:p>
      <text:p text:style-name="P15">- Gös­te­riş yap­tı­ğı di­ğer ki­şi­ler de ne­ti­ce­de zen­gin ada­mın bey­nin­de olu­şan bi­rer al­gı de­ğil mi­dir?</text:p>
      <text:p text:style-name="P15">Sa­hip ol­duk­la­rı mal ve mülk­le­riy­le, ev­le­riy­le, ara­ba­la­rıy­la di­ğer in­san­la­ra gös­te­riş ya­pan­lar as­lın­da "be­yin­le­rin­de olu­şan ha­yal­ler­le, yi­ne be­yin­le­rin­de olu­şan ha­yal­le­re" gös­te­riş yap­mış olur­lar. Bazı insanlar bu çok önem­li ger­çe­ğin <text:s/>far­kın­da bi­le de­ğil­dir.El­bet­te bu, son de­re­ce kü­çük dü­şü­rü­cü bir du­rum­dur. Çün­kü sa­hip ol­duk­la­rıy­la övü­nen ki­şi ne gös­te­riş ya­pı­la­cak bir ara­ba­nın, ne de gös­te­riş ya­pı­la­cak in­san­la­rın asıl­la­rı ile hiç­bir za­man mu­ha­tap ola­maz. </text:p>
      <text:p text:style-name="P15"/>
      <text:p text:style-name="P15"/>
      <text:p text:style-name="P15">760</text:p>
      <text:p text:style-name="P15"/>
      <text:p text:style-name="P15">Sahip olduğu ünü ile kibirlenen, insanların kendisine gösterdiği ilgi ile şımaran bir </text:p>
      <text:p text:style-name="P15">insan, peşinden koşanların, kendisine ilgi gösterenlerin gerçekte beyninde oluşan görüntüler olduğunu öğrendiğinde bütün keyfi kaçar. Kibrinin hiçbir anlamı </text:p>
      <text:p text:style-name="P15">olmadığını görür. </text:p>
      <text:p text:style-name="P15"/>
      <text:p text:style-name="P15"/>
      <text:p text:style-name="P15">761</text:p>
      <text:p text:style-name="P15"/>
      <text:p text:style-name="P15"/>
      <text:p text:style-name="P15">Ba­şa­rı­sın­dan do­la­yı ödül alan bir in­san, bey­ni­nin için­de­ki ödü­lü alır ve bey­ni­nin için­de olu­şan in­san gö­rün­tü­le­ri tarafın­dan al­kış­lanır. </text:p>
      <text:p text:style-name="P15"/>
      <text:p text:style-name="P15"><text:soft-page-break/></text:p>
      <text:p text:style-name="P15">762</text:p>
      <text:p text:style-name="P15"/>
      <text:p text:style-name="P15">Bir in­san her ne zor­luk ile kar­şı­la­şır­sa kar­şı­laş­sın her olay bey­nin­de mey­da­na ge­lir. Bir in­san geç­mi­şi­ni, ör­ne­ğin ço­cuk­lu­ğun­da için­de bu­lun­du­ğu fa­kir­li­ği na­sıl dü­şü­nüp zih­nin­de can­lan­dı­rı­yor­sa, ya­şa­dı­ğı an da bey­ni­nin için­de mey­da­na gel­mek­te­dir. </text:p>
      <text:p text:style-name="P15"/>
      <text:p text:style-name="P15"/>
      <text:p text:style-name="P15">İn­san­la­rın ha­yat­la­rı bo­yun­ca ya­şa­dık­la­rı tüm zor­luk ve sı­kın­tı se­be­bi olay­lar da, ger­çek­te be­yin­le­ri­nin için­de mey­da­na gel­mek­te­dir. Bu ger­çe­ği bi­len bir in­san kar­şı­laş­tı­ğı her ola­ya </text:p>
      <text:p text:style-name="P15">gü­zel bir sa­bır­la sa­bır gös­te­rir. Al­lah'ın her­şeyi hayır­la yarat­tığını bilir ve tevek­kül­lü olur.</text:p>
      <text:p text:style-name="P15"/>
      <text:p text:style-name="P15"/>
      <text:p text:style-name="P15">764</text:p>
      <text:p text:style-name="P15"/>
      <text:p text:style-name="P15">Haya­tı bo­yun­ca ta­raf­tar­la­rı­na mad­de­nin mut­lak ger­çek ol­du­ğu­nu an­la­tan Le­nin, en ateş­li ko­nuş­ma­la­rı­nı as­lın­da bey­nin­de olu­şan in­san gö­rün­tü­le­ri­ne ya­pı­yor­du. Güç bul­du­ğu ta­raf­tar­ları ise yine bey­nin­de oluşan görün­tüler­di.</text:p>
      <text:p text:style-name="P15"/>
      <text:p text:style-name="P15"/>
      <text:p text:style-name="P15">765</text:p>
      <text:p text:style-name="P15"/>
      <text:p text:style-name="P15">Lenin, Mao ve Sta­lin gi­bi ko­mü­nist li­der­le­rin pe­şin­den gi­den­ler, on­la­rı güç­lü ön­der­ler ola­rak gö­ren­ler, nu­tuk­la­rı­nı bü­yük bir dik­kat ve coş­ku ile din­le­yen­ler, bu in­san­la­rın ken­di­le­ri­ne ait güç­le­ri olan var­lık­lar ol­du­ğu­nu zan­ne­der­ler. Oy­sa her biri beyin­lerin­de oluşan hayali var­lık­lar­dır.</text:p>
      <text:p text:style-name="P15"/>
      <text:p text:style-name="P15"/>
      <text:p text:style-name="P15">767</text:p>
      <text:p text:style-name="P15"/>
      <text:p text:style-name="P15">HAYALLERLE GÖSTERİŞ YAPTIĞININ FARKINDA</text:p>
      <text:p text:style-name="P15">OLMAYAN İNSANIN DURUMU</text:p>
      <text:p text:style-name="P15"/>
      <text:p text:style-name="P15"/>
      <text:p text:style-name="P15">Şu an­da ki­ta­bı tu­tan, ki­ta­bın ka­ğı­dı­nın ke­na­rı­nı ve ka­lın­lı­ğı­nı his­se­den eli­niz de­ğil. Ki­ta­bı tut­ma his­si, si­nir uya­rı­la­rı va­sı­ta­sıy­la be­yin­de­ki do­kun­ma mer­ke­zin­de oluş­tu­ru­lan bir his­tir. </text:p>
      <text:p text:style-name="P15">Bu do­kun­ma his­si­ni id­rak eden bi­linç, be­yin­de­ki yağ­lar ve si­nir­ler ola­maz. O hal­de in­sa­nın bey­nin­de, eli ve par­mak­la­rı ol­ma­dan ki­ta­bı tut­tu­ğu­nu his­se­den var­lık kim­dir? </text:p>
      <text:p text:style-name="P15">İş­te bu mad­de-öte­si var­lık, in­sa­nın ru­hu­dur. Al­lah çok bü­yük bir mu­ci­ze ola­rak in­san ru­hu­na, hiç­bir uz­vu bu­lun­ma­dı­ğı hal­de tüm his­le­ri id­rak et­ti­rir. Ör­ne­ğin ruh, par­mak­la­rı ol­ma­dı­ğı hal­de ki­ta­ba, pa­mu­ğa, ta­şa ve­ya bir hay­va­nın tüy­le­ri­ne do­kun­<text:soft-page-break/>du­ğu­nu his­se­de­bi­lir. İş­te ma­ter­ya­list­le­re bü­yük kor­ku ve­ren ger­çek bu­dur. Tüm ha­yat­la­rı­nın mad­de­ye bağ­lı ola­rak geç­ti­ği­ni zan­ne­den ma­ter­ya­list­ler, ha­yat­la­rı bo­yun­ca mad­de­nin as­lı­na bir kez bi­le do­ku­na­ma­dık­la­rı­nı, onu gö­re­me­dik­le­ri­ni, be­yin­le­ri­nin dı­şı­na ke­sin­lik­le çı­ka­ma­dık­la­rı­nı dü­şün­dük­çe, bü­yük bir çık­ma­zın için­de ol­duk­la­rı­nı an­lar­lar. Bu yüz­den bu ola­ğa­nüs­tü önem­li mu­ci­ze­yi in­san­la­rın göz­le­rin­den uzak tut­mak için var ­güç­le­riy­le ça­ba sar­f e­der­ler. </text:p>
      <text:p text:style-name="P15">An­cak Al­lah, 21. yüz­yıl­da in­san­la­rın her an ya­şa­dık­la­rı bu önem­li ger­çe­ği kav­ra­ma­la­rı için ge­re­ken or­ta­mı ya­rat­mış ve bi­lim­sel ge­liş­me­le­ri de bu­nun an­la­şıl­ma­sı için önem­li bir des­tek kıl­mış­tır.</text:p>
      <text:p text:style-name="P15"/>
      <text:p text:style-name="P15"/>
      <text:p text:style-name="P15">769</text:p>
      <text:p text:style-name="P15"/>
      <text:p text:style-name="P15"/>
      <text:p text:style-name="P15">Tele­fon çal­dı­ğı an ile, te­le­fon­da bir dos­tun se­si­nin du­yul­du­ğu an ara­sın­da bir sü­re ol­du­ğu­nu dü­şü­nür ve bu­na "za­man" de­riz. Za­man, "o an" ya­şa­nan­lar ile, geç­miş ara­sın­da ya­pı­lan kı­yas ile or­taya çıkan bir al­gıdır. </text:p>
      <text:p text:style-name="P15"/>
      <text:p text:style-name="P15"/>
      <text:p text:style-name="P15">Zaman, bi­zim ya­şa­dı­ğı­mız olay­lar ara­sın­da yap­tı­ğı­mız kı­ya­sa da­ya­lı bir kav­ram­dır. Ör­ne­ğin, bir ki­şi oda­ya gi­rer. Son­ra yer­de du­ran ka­le­mi gö­rür ve eği­lip onu alır. Bun­dan son­ra bu ka­le­mi ma­sa­ya gö­tü­rür ve ora­ya bı­ra­kır. Ki­şi, tüm bu ey­lem­ler ara­sın­da kı­yas ya­par. Her bi­ri ara­sın­da bir sü­re geç­ti­ği­ni dü­şü­nür ve böy­lece zaman al­gısını el­de eder. </text:p>
      <text:p text:style-name="P15"/>
      <text:p text:style-name="P15">770</text:p>
      <text:p text:style-name="P15"/>
      <text:p text:style-name="P15">Bir in­sa­nın geç­mi­şi ha­fı­za­sı­na ve­ri­len bil­gi­ler­den olu­şur. Ha­fı­za si­lin­di­ğin­de in­sa­nın geç­mi­şi de si­li­nir. Ge­le­ce­ği ise dü­şün­ce­le­rin­den iba­ret­tir. Bu dü­şün­ce­ler ol­ma­dı­ğın­da ise in­sanın sadece yaşadığı "an" kalır. </text:p>
      <text:p text:style-name="P15"/>
      <text:p text:style-name="P15"/>
      <text:p text:style-name="P15">772</text:p>
      <text:p text:style-name="P15"/>
      <text:p text:style-name="P15"/>
      <text:p text:style-name="P15">Tüm olay­lar bize bel­li bir sı­ra­la­ma yön­te­mi ile gös­te­ril­di­ği için, za­ma­nın hep ile­ri doğ­ru ak­tı­ğı­nı dü­şü­nü­rüz. Ör­ne­ğin bir ka­yak­çı hep dağ­dan aşa­ğı doğ­ru ka­yar, yu­ka­rı doğ­ru kay­maz ve­ya bir su dam­la­sı su bi­ri­kin­ti­sin­den yu­ka­rı doğ­ru çık­maz, hep aşa­ğı doğ­ru dü­şer. Bu du­rum­da bir ka­yak­çı­nın te­pe­de­ki ha­li geç­miş iken, aşa­ğı­ya ulaş­tı­ğı ha­li ge­le­cek­tir. Oy­sa eğer ha­fı­za­mız­da­ki bil­gi­ler, bir fil­min ba­şa sa­rıl­ma­sı gi­bi ter­si­ne doğ­ru gös­te­ril­me­ye baş­lar­sa bi­zim için ge­le­cek, ya­ni aşa­ğı in­miş ha­li geç­miş olur, geç­miş ise ya­ni te­pe­de­ki ha­li ise ge­le­cek olur. </text:p>
      <text:p text:style-name="P15"/>
      <text:p text:style-name="P15"/>
      <text:p text:style-name="P15">773</text:p>
      <text:p text:style-name="P15"><text:soft-page-break/></text:p>
      <text:p text:style-name="P15"/>
      <text:p text:style-name="P15">30 YIL ÖNCE</text:p>
      <text:p text:style-name="P15"/>
      <text:p text:style-name="P15"/>
      <text:p text:style-name="P15">Işık hızına yakın bir hızla uzay yolculuğuna çıkan ikiz kardeşlerden biri, 30 yıl sonra geri döndüğünde, dünyada kalan kardeş diğerine göre çok daha yaşlı olacaktır. </text:p>
      <text:p text:style-name="P15"/>
      <text:p text:style-name="P15"/>
      <text:p text:style-name="P15">BUGÜN</text:p>
      <text:p text:style-name="P15"/>
      <text:p text:style-name="P15"/>
      <text:p text:style-name="P15">775</text:p>
      <text:p text:style-name="P15"/>
      <text:p text:style-name="P15"/>
      <text:p text:style-name="P15">GELECEK</text:p>
      <text:p text:style-name="P15"/>
      <text:p text:style-name="P15"/>
      <text:p text:style-name="P15">GEÇMİŞ</text:p>
      <text:p text:style-name="P15"/>
      <text:p text:style-name="P15"/>
      <text:p text:style-name="P15">ŞU AN</text:p>
      <text:p text:style-name="P15"/>
      <text:p text:style-name="P15"/>
      <text:p text:style-name="P15">776</text:p>
      <text:p text:style-name="P15"/>
      <text:p text:style-name="P15"/>
      <text:p text:style-name="P15">Bir in­sa­nın geç­mi­şi, as­lın­da o in­sa­nın ha­fı­za­sın­da ye­r a­lan bil­gi­ler­den iba­ret­tir. Eğer bu in­sa­nın ha­fı­za­sı si­lin­se, geç­mi­şi kal­ma­ya­cak­tır. Ge­le­cek ise in­san­la­rın dü­şü­nce­le­rin­den iba­ret­tir. İn­san, ge­le­ce­ği için plan ya­par, ge­le­ce­ği­ni dü­şü­nür. An­cak in­sa­nın dü­şün­ce­le­ri de or­ta­dan kal­dı­rıl­sa, bu kez ge­le­cek di­ye bir kav­ram da kal­ma­ya­cak­tır. Ha­fı­za­sı ve dü­şün­ce­le­ri alı­nan bir in­san için sa­de­ce için­de ya­şa­dı­ğı "an", ya­ni "şu an" kalacak­tır. </text:p>
      <text:p text:style-name="P15"/>
      <text:p text:style-name="P15"/>
      <text:p text:style-name="P15">GEÇMİŞ</text:p>
      <text:p text:style-name="P15"/>
      <text:p text:style-name="P15"/>
      <text:p text:style-name="P15">GELECEK</text:p>
      <text:p text:style-name="P15"/>
      <text:p text:style-name="P15"/>
      <text:p text:style-name="P15">AN</text:p>
      <text:p text:style-name="P15"/>
      <text:p text:style-name="P15"/>
      <text:p text:style-name="P15">Hafıza = Geçmiş</text:p>
      <text:p text:style-name="P15"><text:soft-page-break/></text:p>
      <text:p text:style-name="P15"/>
      <text:p text:style-name="P15">Düşünce = Gelecek</text:p>
      <text:p text:style-name="P15"/>
      <text:p text:style-name="P15"/>
      <text:p text:style-name="P15">Hafıza = Geçmiş</text:p>
      <text:p text:style-name="P15"/>
      <text:p text:style-name="P15"/>
      <text:p text:style-name="P15">Düşünce = Gelecek</text:p>
      <text:p text:style-name="P15"/>
      <text:p text:style-name="P15">777</text:p>
      <text:p text:style-name="P15"/>
      <text:p text:style-name="P15"/>
      <text:p text:style-name="P15">İn­san na­sıl geç­mi­şi­ni de­ğiş­ti­re­mez­se, ge­le­ce­ği­ni de de­ğiş­ti­re­mez. Bu ne­den­le olay­lar kar­şı­sın­da ge­ri­li­me dü­şen­ler, si­nir­le­nen­ler, ka­de­re tes­lim ol­ma­ma­nın so­nuç ge­tir­me­yen sı­kın­tı ve zor­lu­ğu­nu ya­şar­lar. </text:p>
      <text:p text:style-name="P15"/>
      <text:p text:style-name="P15"/>
      <text:p text:style-name="P15">778</text:p>
      <text:p text:style-name="P15"/>
      <text:p text:style-name="P15">Bu re­sim­de­ki in­san­lar ara­ba­yı gör­me­dik­le­ri gi­bi ara­ba­da­ki­ler de yol­da­ki bu in­san­la­rı gör­me­mek­te­dir­ler. Her iki­si de bir­bir­le­rin­den "şu an" için ha­ber­siz­dir. An­cak bu res­me uzak­tan, fark­lı bir yer­den ba­kan bir in­san, her iki ta­ra­fı da ko­lay­lık­la ve tüm de­tay­la­rıy­la ay­nı an­da gö­re­bil­mek­te­dir. İn­sa­nın ha­ya­tı için de ay­nı du­rum söz ko­nu­su­dur. </text:p>
      <text:p text:style-name="P15">Bi­zim için geç­miş ve ge­le­cek var­dır ve biz za­ma­na bağ­lı ol­du­ğu­muz için ge­le­ce­ği­mi­zi an­cak za­man ge­çin­ce gö­re­bi­li­riz. An­cak Al­lah za­man­dan ve me­kan­dan mü­nez­zeh ol­du­ğu için bi­zim geç­mi­şi­mi­zi, ge­le­ce­ği­mi­zi ve için­de bu­lun­du­ğu­muz anı, tek bir an­da, tüm can­lıl­ığı ve net­li­ği ile gör­mek­te­dir. Ör­neğin bir an son­ra, yol­daki in­san­ları gören şoförün ani bir fren­le duruşu da Al­lah Katın­da önceden bilin­mek­te ve görül­mek­tedir.</text:p>
      <text:p text:style-name="P15"/>
      <text:p text:style-name="P15"/>
      <text:p text:style-name="P15">779</text:p>
      <text:p text:style-name="P15"/>
      <text:p text:style-name="P15"/>
      <text:p text:style-name="P15">Bir ara­ba da­ha imal edil­me­den ön­ce, han­gi renk­te ola­ca­ğı, kim ta­ra­fın­dan sa­tın alı­na­ca­ğı, hat­ta han­gi hur­da­lık­ta, na­sıl bir hal­de ola­cağı kaderin­de bel­lidir. </text:p>
      <text:p text:style-name="P15"/>
      <text:p text:style-name="P15"/>
      <text:p text:style-name="P15">780</text:p>
      <text:p text:style-name="P15"/>
      <text:p text:style-name="P15">Her var­lık bir ka­der ile ya­ra­tı­lır. Bir va­zo­nun da­ha imal edil­me­den ön­ce, kim ta­ra­fın­dan han­gi mo­del­de imal edi­le­ce­ği, kim ta­ra­fın­dan ne­re­den sa­tın alı­nıp, han­gi <text:soft-page-break/>evin han­gi kö­şe­si­ne yer­leş­ti­ri­le­ce­ği ve han­gi gün han­gi an­da na­sıl düşüp kırılacağı Al­lah Katın­da bel­lidir. </text:p>
      <text:p text:style-name="P15"/>
      <text:p text:style-name="P15"/>
      <text:p text:style-name="P15">784</text:p>
      <text:p text:style-name="P15"/>
      <text:p text:style-name="P15"/>
      <text:p text:style-name="P15">YAŞADIĞIMIZ HER AN ALLAH KATINDA </text:p>
      <text:p text:style-name="P15">SAKLIDIR, KAYBOLMAZ, CANLI OLARAK DURUR</text:p>
      <text:p text:style-name="P15"/>
      <text:p text:style-name="P15"/>
      <text:p text:style-name="P15">785</text:p>
      <text:p text:style-name="P15"/>
      <text:p text:style-name="P15"/>
      <text:p text:style-name="P15">Resim­de gör­dü­ğü­nüz ke­le­be­ğin da­ha yu­mur­ta ol­du­ğu anın­dan ko­za ha­li­ne, ko­za­dan çı­kıp uç­ma­ya baş­la­dı­ğı an­dan ölüp çöp­le­re ka­rış­tı­ğı ha­li­ne ka­dar her ha­li, şu an­da Al­lah Ka­tın­da can­lı ola­rak mev­cut­tur. Ke­le­bek, Al­lah'ın ha­fı­za­sın­da şu an­da ko­za­dan çık­mak­ta, şu an­da uç­ma­ya baş­la­mak­ta ve şu an­da öle­rek ye­re düş­mek­tedir. </text:p>
      <text:p text:style-name="P15"/>
      <text:p text:style-name="P15"/>
      <text:p text:style-name="P15">786</text:p>
      <text:p text:style-name="P15"/>
      <text:p text:style-name="P15">Geç­miş­te kalmış olan olay­lar, "şu an­da" Al­lah'ın ha­fı­za­sın­da çok can­lı ve net ola­rak ya­şan­mak­ta­dır. Ör­ne­ğin, pi­ra­mit­le­ri in­şa eden iş­çi­ler mal­ze­me­le­ri şu an­da ta­şı­mak­ta­dır­lar, şu an­da yo­rul­mak­ta, şu an­da susayarak su iç­mek­tedir­ler. </text:p>
      <text:p text:style-name="P15"/>
      <text:p text:style-name="P15"/>
      <text:p text:style-name="P15">787</text:p>
      <text:p text:style-name="P15"/>
      <text:p text:style-name="P15"/>
      <text:p text:style-name="P15">Hz. Mu­sa ve ya­nın­da­ki­ler şu an­da ya­rı­lan de­niz­den ka­ça­rak kur­tul­mak­ta­dır­lar. Fi­ra­vun'un or­du­su şu an­da ka­pa­nan de­ni­zin için­de bo­ğul­mak­ta­dır. Hz. Nuh'un ge­mi­si ve Hz. Sü­ley­man'ın sa­ra­yı şu an­da in­şa edil­mek­te­dir. Ve tüm bu olay­lar bi­zim bil­di­ği­miz­den çok da­ha net ve can­lı ola­rak şu an­da Al­lah'ın ha­fı­za­sın­da mev­cut bu­lun­mak­ta­dır­lar. </text:p>
      <text:p text:style-name="P15"/>
      <text:p text:style-name="P15"/>
      <text:p text:style-name="P15">788</text:p>
      <text:p text:style-name="P15"/>
      <text:p text:style-name="P15"/>
      <text:p text:style-name="P15">Bir muz ağa­cı­nın to­hu­mu­nun top­ra­ğa düş­me­sin­den muz­la­rın ağaç­tan toplanmasına, o muz­la­rın pa­ket­le­ne­rek mar­ke­te ge­ti­ril­me­si­ne, mar­ket­ten sa­tı­lıp ni­ha­yet bir evin mey­ve se­pe­tin­e yer­leş­ti­ril­me­si­ne ka­dar her anı, tek bir an ola­rak Al­<text:soft-page-break/>lah'ın ha­fı­za­sın­da sak­lı­dır. Her anı Al­lah'ın Ka­tın­da can­lı ola­rak ya­şan­mak­ta­dır. Mu­zun hiç­bir ha­li Al­lah Ka­tın­da yok ol­maz, son­su­za kadar sak­lı durur. </text:p>
      <text:p text:style-name="P15"/>
      <text:p text:style-name="P15"/>
      <text:p text:style-name="P15">789</text:p>
      <text:p text:style-name="P15"/>
      <text:p text:style-name="P15">Bu yı­kı­lan bi­na­nın her anı Al­lah'ın ha­fı­za­sın­da her an ha­zır dur­mak­ta­dır. Bi­na­nın ilk te­me­li­nin atıl­dı­ğı an­dan, yı­kı­lıp yer­le bir ol­du­ğu ana ka­dar her anı son­su­za ka­dar kay­bol­ma­dan ha­zır du­ra­cak­tır. </text:p>
      <text:p text:style-name="P15"/>
      <text:p text:style-name="P15"/>
      <text:p text:style-name="P15">790</text:p>
      <text:p text:style-name="P15"/>
      <text:p text:style-name="P15">İNSAN YAŞADIĞI HER ANI, BİR FİLMİN KARELERİ GİBİ SIRASI GELDİKÇE İZLER</text:p>
      <text:p text:style-name="P15"/>
      <text:p text:style-name="P15"/>
      <text:p text:style-name="P15">792-793</text:p>
      <text:p text:style-name="P15"/>
      <text:p text:style-name="P15"/>
      <text:p text:style-name="P15">ZAMANSIZLIĞI VE SONSUZLUĞU </text:p>
      <text:p text:style-name="P15">ANLATAN BİR FİZİKÇİ</text:p>
      <text:p text:style-name="P15"/>
      <text:p text:style-name="P15"/>
      <text:p text:style-name="P15">The End of Ti­me (Za­ma­nın So­nu) ki­ta­bı­nın ya­za­rı ün­lü fi­zik­çi Ju­li­an Bar­bo­ur, Dis­co­ver der­gi­si ta­ra­fın­dan ya­pı­lan bir rö­por­ta­jın­da, bu bö­lüm­de de­ğin­di­ği­miz ko­nu­la­rın bi­lim­sel ger­çek­ler ol­du­ğu­na dik­kat çek­mek­te­dir. Ju­li­an Bar­bo­ur'un "Bu­ra­dan Son­suz­lu­ğa" baş­lı­ğı ile ya­yın­la­nan rö­por­ta­jın­da be­lirt­ti­ği ko­nu­lar ve ya­zı­yı ha­zır­la­yan Dis­co­ver der­gi­si ya­za­rı Tim Fol­ger'ın yo­rum­la­rın­dan ba­zı­la­rı şöy­le­dir:</text:p>
      <text:p text:style-name="P15">Bar­bo­ur'a gö­re bu an ve içer­dik­le­ri -Bar­bo­ur'ın ken­di­si, Ame­ri­ka­lı zi­ya­ret­çi ve uzak ga­lak­si­le­re ka­dar olan her­şey- hiç de­ğiş­me­ye­cek. Ne geç­miş var ne de ge­le­cek. As­lın­da za­man ve ha­re­ket il­lüz­yon­dan baş­ka bir­şey de­ğil. Bar­bo­ur'ın ev­re­nin­de her bi­re­yin ya­şa­mın­da­ki her an -do­ğum, ölüm ve bun­la­rın ara­sın­da olan her­şey- son­su­za ka­dar var ol­mak­ta­dır. Bar­bo­ur şöy­le di­yor, "Ya­şa­dı­ğı­mız her an as­lın­da son­suz." </text:p>
      <text:p text:style-name="P15">Ev­re­nin müm­kün olan her kon­fi­gü­ras­yo­nu, geç­miş za­man ve ge­le­cek, ay­rı ay­rı ve son­su­za ka­dar var olu­yor­lar. Za­man­da yol­cu­luk eden tek bir ev­ren­de ya­şa­mı­yo­ruz. Ak­si­ne biz­ler -ve­ya ken­di­mi­zin fark­lı ver­si­yon­la­rı- her­han­gi bir za­man­da, her­şe­yi içe­ren ev­ren­de, bir­çok sta­tik ve son­su­za ka­dar sü­ren tab­lo­da ay­nı za­man­da bu­lu­nu­yo­ruz. Bar­bo­ur bun­la­rın her bi­ri­ne ola­sı du­ra­ğan ya­şam kon­fi­gü­ras­yon­la­rı ya­ni "şim­di" di­yor. Her "şim­di" ek­sik­siz, ken­di ken­di­ni içe­ren za­man­sız, de­ğiş­me­yen bir ev­ren. As­lın­da her bi­ri son­su­za dek sü­rüp gi­der­ken biz­ler yan­lış­lık­la "şim­di"le­ri ça­bu­cak ge­çip gi­di­yor gi­bi al­gı­lı­yo­ruz, çün­kü ev­ren ke­li­me­si tüm ola­sı "şim­di"le­ri kap­sa­mak için faz­la­sıy­la ufak. Bar­bo­ur bu­nun için ye­ni bir ke­li­me tü­ret­ti: Pla­to­nia. Bu isim, du­yu­la­rı­mız­la al­gı­la­dı­ğı­mız fi­zik­sel dün­ya sa­bit ola­rak akı­yor gi­bi gö­zük­se de, ger­çek­li­ğin son­suz ve de­ğiş­me­yen şe­kil­ler­den mey­da­na gel­di­ği­ni id­dia eden es­ki bir Yu­nan fi­lo­zo­fu­nu şe­ref­len­di­ri­yor­du.</text:p>
      <text:p text:style-name="P15"><text:soft-page-break/>(Bar­bo­ur) Ger­çek­lik an­la­yı­şı­nı si­ne­ma fil­mi­nin şe­rit­le­ri­ne ben­ze­ti­yor.</text:p>
      <text:p text:style-name="P15">Her ka­re, in­ce uzun çi­men­le­ri, ma­vi gök yü­zün­de­ki bu­lut­la­rı, Ju­li­an Bar­bo­ur'ı, şaş­kın­lık için­de­ki bir Dis­co­ver ya­za­rı­nı, uzak­ta­ki ga­lak­si­le­ri içe­ren ola­sı bir "şim­di" yi içe­ri­yor. Ve her­han­gi bir ka­re­de­ki hiç­bir şey ha­re­ket <text:s text:c="8"/>et­mi­yor ve de­ğiş­mi­yor. </text:p>
      <text:p text:style-name="P15">"Bu ha­ya­tı­nı­zın önem­li an­la­rı­nı ha­tır­la­ma­ya ben­zi­yor" di­yor. "Ba­zı sah­ne­le­ri ens­tan­ta­ne fo­toğ­raf gi­bi çok net ha­tır­lar­sı­nız. Bir ke­re­sin­de ken­di­ni vu­ran bir ada­ma git­mek zo­run­da kal­dı­ğı­mı ha­tır­lı­yo­rum. Ha­la ka­pı­yı aç­tı­ğım­da ada­mın mer­di­ven­le­rin di­bin­de elin­de si­lah kan­lar için­de yer­de ya­tar­ken gör­dü­ğüm sah­ne­yi ha­tır­la­mak­ta hiç zor­lan­mı­yo­rum. Ha­la bir fo­toğ­raf gi­bi ak­lım­da ba­sı­lı du­rum­da. Bu şe­kil­de ha­tır­la­dı­ğım da­ha bir­çok anım var. İn­san­la­rın güç­lü gör­sel ha­fı­za­la­rı var­dır. Eğer bu bir ens­tan­ta­ne fo­toğ­raf de­ğil­se o za­man ha­tır­la­dı­ğı­nız bir film­den bir­kaç sah­ne de ola­bi­lir. Bel­ki de en önem­li ha­tı­ra­la­rı­nı­zı dü­şü­nür­sü­nüz. Bun­la­rı bir sa­ni­ye­de dü­şü­nüp, bi­tir­mez­si­niz. Hep­si­ni ak­lı­nı­zın gö­zün­den ens­tan­ta­ne fo­toğ­raf­lar ola­rak ge­çi­rir­si­niz, öy­le de­ğil mi? Ya­vaş ya­vaş yok ol­maz­lar. Her­han­gi bir sü­rek­li­lik­le­ri var­mış gi­bi de gö­rün­mez­ler. Sa­de­ce ora­da­dır­lar, tıp­kı bir ki­ta­bın say­fa­la­rı gi­bi. Bir say­fa­nın kaç sa­ni­ye sür­dü­ğü­nü so­ra­maz­sı­nız. Sa­li­se ve­ya sa­ni­ye sür­mez; sa­de­ce ora­da­dır."</text:p>
      <text:p text:style-name="P15">Bar­bo­ur sa­kin­ce ka­çı­nıl­maz iti­raz­la­rı bek­li­yor­du. O za­man bir ne­vi bir ka­re­den di­ğe­ri­ne geç­mi­yor mu­yuz? Ha­yır. Ev­re­nin bir sta­tik dü­ze­nin­den di­ğe­ri­ne ge­çiş yok­tur. Ev­re­nin ba­zı kon­fi­gü­ras­yon­la­rı sa­de­ce "şim­di"yi oluş­tu­ran geç­miş di­ye ni­te­len­di­ri­len ha­tı­ra­lar­la, bi­linç par­ça­la­rı içe­rir. Ha­re­ket il­lüz­yo­nu mey­da­na ge­lir çün­kü biz­le­rin çok az fark­lı bir­çok ver­si­yo­nu­muz -ki bun­la­rın hiç­bi­ri ha­re­ket et­mez- ay­nı an­da mad­de­nin çok az fark­lı­lık gös­te­ren dü­zen­le­me­le­riy­le bir­lik­te bu ev­ren­ler­de bu­lu­nur­lar. </text:p>
      <text:p text:style-name="P15">Her ver­si­yo­nu­muz fark­lı bir ka­re gö­rür ben­zer­siz, ha­re­ket­siz, son­suz bir "şim­di".Be­nim gö­rü­şü­me gö­re her­han­gi iki an­da hiç­bir za­man ay­nı de­ği­liz." di­yor Bar­bo­ur. "Bar­bo­ur'un evi­nin ya­nın­da­ki ki­li­se­de, İn­gil­te­re'de çok na­dir bu­lu­nan du­var re­sim­le­rin­den ba­zı­la­rı var. 1340 yı­lın­da ta­mam­la­nan bir re­sim­de, 12 yy.'da ya­şa­mış olan ve inanç­la­rı Kral II. Henry ile ça­tı­şan baş­pis­ko­pos Tho­mas à Bec­ket'ın öl­dü­rü­lü­şü can­lan­dı­rıl­mış. Du­var res­mi kra­lın kı­lı­cı­nın Bec­ket'in ka­fa­sı­nı vü­cu­dun­dan ayır­dı­ğı anı ya­ka­la­mış. Kan ke­si­len yer­den fış­kı­rı­yor.</text:p>
      <text:p text:style-name="P15">Eğer Bar­bo­ur'ın te­ori­si doğ­ruy­sa, o za­man Bec­ket'in şe­hit edil­di­ği an, tıp­kı ken­di ölü­mü­müz gi­bi ha­la son­suz bir 'şim­di' ola­rak ev­re­nin her­han­gi bir kon­fi­gü­ras­yo­nun­da var ol­mak­ta; an­la­şı­la­ma­ya­cak ka­dar mu­az­zam bü­yük­lük­te­ki, don­muş bir ya­pı­nın sa­yı­sız par­ça­sın­dan bir ta­ne­si. Ya­şa­dı­ğı­mız tüm de­ne­yim­ler son­su­za ka­dar sa­bit ka­la­cak­lar, tıp­kı ölüm­süz bir mü­cev­her­de­ki kris­tal­ler gi­bi. Ar­ka­daş­la­rı­mız, ai­le­miz, ço­cuk­la­rı­mız, her za­man ora­da­lar. </text:p>
      <text:p text:style-name="P15">"Her za­man tek bir ana ki­lit­le­ni­yo­ruz" di­yor Bar­bo­ur. Za­ma­nın için­den geç­mi­yo­ruz. Ak­si­ne her ye­ni an ta­ma­men fark­lı bir ev­ren. Tüm bu ev­ren­ler­de hiç­bir şey ha­re­ket et­mi­yor ve­ya yaş­lan­mı­yor çün­kü hiç­bi­rin­de za­man yok. Ev­ren­ler­den bi­ri si­zin be­bek­ken an­ne­ni­zin yü­zü­ne ba­kar­ken­ki ha­li­ni­zi sak­lı­yor. Bu ev­ren­de­ki du­ra­ğan gö­rün­tü­de hiç­bir ye­re ha­re­ket et­mi­yor­su­nuz. Di­ğer bir ev­ren­de ise son­su­za dek ölüm­den bir ne­fes uzak­ta ola­cak­sı­nız. Tüm bu ev­ren­ler ve da­ha bir­ço­ğu, yan ya­na ha­yal edi­le­me­ye­cek bir bo­yut ve çe­şit­te­ki koz­moz­da da­ima var ol­mak­ta. Böy­le­ce de ölüm­süz siz­den sa­de­ce bir ta­ne yok, ak­si­ne bir­çok var: emek­le­me­ye baş­lar­ken, ha­va­lı züp­pe, iyi­ce yaş­la­nıl­dı­ğın­da. Tra­jik olan -bel­ki de ha­yır­lı olan- bu ver­si­yon­la­<text:soft-page-break/>rın hiç­bi­ri­nin ken­di ölüm­süz­lü­ğü­nün far­kın­da ol­ma­ma­sı. Son­su­za ka­dar 14 ya­şın­da olup yurt­taş­lık der­si­nin bit­me­si­ni bek­le­me­yi is­ter miy­di­niz?" (Tim Fol­ger, "Bu­ra­dan Son­suz­lu­ğa, Dis­co­ver, Ara­lık 2000, s.54)</text:p>
      <text:p text:style-name="P15">Ju­li­an Bar­bo­ur'un yu­ka­rı­da­ki açık­la­ma­la­rı, bu bö­lüm­de an­la­tı­lan­la­rın bi­lim­sel yö­nü­nü son de­re­ce iyi vur­gu­la­mak­ta­dır. Bu açı­dan ki­ta­bın ko­nu­su ile bü­yük bir pa­ra­lel­lik için­de­dir. An­cak be­lir­til­me­si ge­re­ken önem­li bir nok­ta şu­dur: Bar­bo­ur, geç­miş­te ya­şa­nan hiç­bir anın kay­bol­ma­dı­ğı­nı, an­cak bu olay­la­rın ka­re ka­re fo­toğ­raf­lar gi­bi şu an­da mev­cut ol­duk­la­rı­nı be­lirt­mek­te­dir.</text:p>
      <text:p text:style-name="P15">Ger­çek­ten de geç­miş ve ge­le­cek, Al­lah'ın ha­fı­za­sın­da her an ha­zır bu­lun­mak­ta­dır. An­cak bun­lar ka­re ka­re fo­toğ­raf­lar gi­bi de­ğil­dir; şu an­da fi­ilen ya­şan­mak­ta­dır­lar. Ör­ne­ğin şu an­da Hz. Yu­suf'un kar­deş­le­ri fi­ilen Hz. Yu­suf'u ku­yu­ya bı­rak­mak­ta­dır­lar. Mı­sır pi­ra­mit­le­ri şu an­da fi­ilen in­şa edil­mek­te, iş­çi­ler taş­la­rı yer­leş­tir­mek­te­dir­ler. Na­sıl biz şu anı fi­ilen, can­lı ola­rak ya­şa­mak­tay­sak, yi­ne bu an için­de, Al­lah Ka­tın­da tüm geç­miş ve ge­le­cek can­lı ola­rak fi­ilen ya­şan­mak­ta­dır. </text:p>
      <text:p text:style-name="P15">Gü­nü­müz­de fi­zik ala­nın­da­ki ge­liş­me­ler­le bi­lim­sel ola­rak da is­pat­la­nan bu ger­çek­ler, Ku­ran'da za­man­sız­lık ve son­suz­luk hak­kın­da bil­di­ri­len ayet­ler­le bü­yük bir uyum için­de­dir. Al­lah'ın ya­ra­tı­şın­da­ki bu bü­yük mu­ci­ze, Al­lah'ın son­suz kud­re­ti­ni ve yü­ce­li­ği­ni gös­te­ren ola­ğa­nüs­tü bir bil­gi, üze­rin­de önem­le dü­şü­nül­me­si ve kav­ra­nıl­ma­sı ge­re­ken bü­yük bir ha­ki­kat­tir. </text:p>
      <text:p text:style-name="P15"/>
      <text:p text:style-name="P15"/>
      <text:p text:style-name="P15"/>
      <text:p text:style-name="P15">Fizikçi Juli­an Bar­bo­ur, in­sa­nın her anı­nın hiç­bir za­man kay­bol­ma­dı­ğı­nı ve son­su­za ka­dar di­ğer­le­ri ile bir­lik­te ya­şa­ma­ya de­vam et­ti­ği­ni söy­lü­yor. İn­sa­nın ha­ya­tı­nın son­su­za ka­dar ya­şan­ma­ya devam et­tiği yer ise Al­lah'ın hafızasıdır.</text:p>
      <text:p text:style-name="P15"/>
      <text:p text:style-name="P15"/>
      <text:p text:style-name="P15">Adnan Oktar</text:p>
      <text:p text:style-name="P15"/>
      <text:p text:style-name="P15"/>
      <text:p text:style-name="P15">796</text:p>
      <text:p text:style-name="P15"/>
      <text:p text:style-name="P15">Bazı insanlar, otobüse dokunduklarında, soğuk metal hissinin beyinlerinde oluştuğunu kabul ederler. Ancak otobüs çarptığında meydana gelecek olan acı hissinin de beyinde oluştuğunu kabul etmezler. Oysa, insan rüyasında da kendisine otobüs çarptığını görse aynı acıyı hissedecektir. </text:p>
      <text:p text:style-name="P15"/>
      <text:p text:style-name="P15"/>
      <text:p text:style-name="P15">İn­san bir kö­pe­ğin sal­dı­rı­sı­na uğ­ra­sa da, tüm bun­la­rı bey­nin­de gör­dü­ğü ger­çe­ği de­ğiş­mez. Çün­kü in­san ay­nı ola­yı rü­ya­sın­da da tüm ger­çek­li­ği ile gö­re­bi­lir, ay­nı he­ye­can ve kor­ku­yu rü­ya­sın­da da ya­şa­ya­bilir. </text:p>
      <text:p text:style-name="P15"/>
      <text:p text:style-name="P15"/>
      <text:p text:style-name="P15">798</text:p>
      <text:p text:style-name="P15"/>
      <text:p text:style-name="P15"><text:soft-page-break/>Beyne gi­den si­nir­ler ke­sil­di­ğin­de be­yin­de hiç­bir gö­rün­tü oluş­ma­ya­cak­tır. Bu durum­da in­sa­nın, "dı­şa­rı­da gör­dü­ğüm gö­rün­tü­le­rin asıl­la­rı var" de­me­si­nin hiç­bir an­la­mı kal­ma­ya­cak­tır, çün­kü bu asıl­la­rı "var­sa­lar bi­le" hiç­bir za­man gö­re­me­ye­cek­tir. </text:p>
      <text:p text:style-name="P15"/>
      <text:p text:style-name="P15"/>
      <text:p text:style-name="P15">799</text:p>
      <text:p text:style-name="P15"/>
      <text:p text:style-name="P15"/>
      <text:p text:style-name="P15">Bir in­san eli­ni kes­ti­ğin­de hi­sset­ti­ği acı, ıs­lak­lık, sı­zı his­si de bey­nin­de olu­şur. Ay­nı in­san, rü­ya­sın­da da eli­ni kes­ti­ği­ni gö­re­bi­lir ve ay­nı his­le­ri rü­ya­sın­da da ya­şa­ya­bi­lir. Oy­sa rü­ya­sın­da sa­de­ce bir ha­yal gö­rü­yor­dur, or­ta­da ne bir bı­çak, ne de ka­na­yan bir ya­ra </text:p>
      <text:p text:style-name="P15">bu­lun­mak­ta­dır. O hal­de acı his­si, tüm ha­ya­tı­mı­zı bey­ni­mi­zin için­de bir gö­rün­tü ola­rak gör­dü­ğü­müz ger­çe­ği­ni de­ğiş­tir­me­mek­tedir. </text:p>
      <text:p text:style-name="P15"/>
      <text:p text:style-name="P15"/>
      <text:p text:style-name="P15">802</text:p>
      <text:p text:style-name="P15"/>
      <text:p text:style-name="P15">TÜM GÜZELLİKLER ALLAH'IN YARATIŞININ ESERİDİR</text:p>
      <text:p text:style-name="P15"/>
      <text:p text:style-name="P15"/>
      <text:p text:style-name="P15">Sahip ol­du­ğu­muz ve­ya çev­re­miz­de gör­dü­ğü­müz tüm gü­zel­lik­ler ve ni­met­ler Al­lah'ın Veh­hab (ba­ğı­şı çok olan, kar­şı­lık­sız ar­ma­ğan eden) sı­fa­tı­nın bir te­cel­li­sidir. </text:p>
      <text:p text:style-name="P15"/>
      <text:p text:style-name="P15"/>
      <text:p text:style-name="P15">804</text:p>
      <text:p text:style-name="P15"/>
      <text:p text:style-name="P15">"Al­lah, tüm var­lık­la­rı gö­rün­tü ola­rak ya­ra­tır" de­mek, "bu var­lık­lar yok­tur" de­mek de­ğil­dir. Al­lah'ın ya­ra­ttığı her­şey, in­san­lar, bi­na­lar, gö­let­ler, gök­yü­zü ve di­ğer tüm var­lık­la­rın hep­si var­dır. An­cak bun­la­rın hep­si bi­rer gö­rün­tü ola­rak var­dır­lar ve biz on­la­rı sa­de­ce bey­ni­miz­de gö­re­biliriz. </text:p>
      <text:p text:style-name="P15"/>
      <text:p text:style-name="P15"/>
      <text:p text:style-name="P15">806</text:p>
      <text:p text:style-name="P15"/>
      <text:p text:style-name="P15">Al­lah'ın ya­rat­tı­ğı var­lık­la­ra sev­gi, şef­kat, mu­hab­bet du­yan bir Müs­lü­man, ger­çek­te sev­gi­sini ve mu­hab­be­ti­ni Al­lah'ın ya­ra­tı­şı­na, O'nun ya­ra­tı­şın­da­ki üs­tün sa­na­ta ve gü­ce du­yar. Bir can­lı­nın yü­zün­de te­cel­li eden gü­zel­liğin as­lının Al­lah'a ait ol­duğunu bilir. </text:p>
      <text:p text:style-name="P15"/>
      <text:p text:style-name="P15"/>
      <text:p text:style-name="P15">807</text:p>
      <text:p text:style-name="P15"/>
      <text:p text:style-name="P15"/>
      <text:p text:style-name="P15"><text:soft-page-break/>Bir Müs­lü­man, bir in­sa­nı sev­di­ğin­de ­ger­çek­te Al­lah'a olan sev­gi­si­ni gös­te­rir. Al­lah'ın ya­rat­tı­ğı bir gö­rün­tü­ye olan sev­gi ve mu­hab­be­tin asıl kay­na­ğı, o gö­rün­tü­yü se­ve­ce­ği­miz şe­kil­de </text:p>
      <text:p text:style-name="P15">ya­ra­tan Al­lah'a olan sev­gi ve mu­hab­bet­i­miz­dir.</text:p>
      <text:p text:style-name="P15"/>
      <text:p text:style-name="P15"/>
      <text:p text:style-name="P15">808</text:p>
      <text:p text:style-name="P15">Güne­ş'in do­ğu­şu da ba­tı­şı da in­sa­nın bey­nin­de mey­da­na ge­len gö­rün­tü­ler­dir. İn­san, bey­ni­nin için­de­ki gü­ne­şin ba­tı­şı­nı iz­ler ve bu gö­rün­tüden hoş­lanan ise ruhudur. </text:p>
      <text:p text:style-name="P15"/>
      <text:p text:style-name="P15"/>
      <text:p text:style-name="P15">809</text:p>
      <text:p text:style-name="P15"/>
      <text:p text:style-name="P15"/>
      <text:p text:style-name="P15">Al­lah, ya­rat­tı­ğı gö­rün­tü­le­ri bel­li se­bep­le­re bağ­lıy­mış gi­bi gös­te­rir. Ör­ne­ğin bir el­ma da­lın­dan kop­tu­ğun­da hep ye­re dü­şer, hiç­bir za­man gö­ğe doğ­ru yük­sel­mez ve­ya ha­va­da ası­lı kal­maz. Al­lah'ın ya­ra­ttı­ğı bu se­bep­le­rin ve ka­nun­la­rın araş­tı­rıl­ma­sı ise bi­li­min ko­nu­la­rı­nı oluş­tu­rur. So­nuç ola­rak tüm ev­re­nin bir al­gı­lar bü­tü­nü ol­ma­sı, ne bi­li­mi ne de bilim için yapılan araş­tır­maları gerek­siz kıl­maz, or­tadan kal­dır­maz.</text:p>
      <text:p text:style-name="P15"/>
      <text:p text:style-name="P15"/>
      <text:p text:style-name="P15">810</text:p>
      <text:p text:style-name="P15"/>
      <text:p text:style-name="P15">Al­lah, se­bep ol­ma­dan da so­nu­cu ya­rat­ma­ya güç ye­ti­ren­dir. Ör­ne­ğin rü­ya­sın­da gü­neş ol­ma­dı­ğı hal­de gü­ne­şin ışık­la­rıy­la ısın­dı­ğı­nı his­se­den bir in­san bunun bir delilidir. </text:p>
      <text:p text:style-name="P15"/>
      <text:p text:style-name="P15"/>
      <text:p text:style-name="P15">811</text:p>
      <text:p text:style-name="P15"/>
      <text:p text:style-name="P15"/>
      <text:p text:style-name="P15">Bir fok ba­lı­ğı­na ba­kan bir in­san bu can­lı­yı bey­nin­de gö­rür. Bey­nin­de gör­dü­ğü bu can­lı­nın özel­lik­le­ri­ni yi­ne bey­ni­nin için­de araş­tı­rır ve in­ce­ler. Öğ­ren­dik­le­ri ise, ona Al­lah'ın ya­ra­tı­şın­da­ki ku­sur­suz­luğu, O'nun il­minin üs­tün­lüğünü gös­terir. </text:p>
      <text:p text:style-name="P15"/>
      <text:p text:style-name="P15"/>
      <text:p text:style-name="P15">813</text:p>
      <text:p text:style-name="P15"/>
      <text:p text:style-name="P15">Bizim ye­şil de­di­ği­miz ren­gi, ya­nı­mız­da­ki bir di­ğer ki­şi ay­nı şe­kil­de mi gö­rü­yor hiç­bir za­man bi­le­me­yiz. Ör­ne­ğin bu re­sim iki in­sa­nın bey­nin­de fark­lı renk­ler­de gö­rü­le­bi­lir. Bi­ri­nin ye­şil de­di­ği­ni di­ğe­ri ay­nı isim­le bil­me­si­ne rağ­men ma­vi görüyor olabilir. Bu, hiç­bir zaman tes­pit edilemez. </text:p>
      <text:p text:style-name="P15">Kır­mı­zı la­le­le­re ba­kan iki in­san, bir­bi­riy­le tı­pa­tıp ay­nı ton­da bir kır­mı­zı mı gö­rü­yor bu­nu as­la tes­pit edemeyiz. </text:p>
      <text:p text:style-name="P15"><text:soft-page-break/></text:p>
      <text:p text:style-name="P15"/>
      <text:p text:style-name="P15">814</text:p>
      <text:p text:style-name="P15"/>
      <text:p text:style-name="P15">Dost­la­rıy­la kır­lar­da do­la­şan bir in­san, ger­çek­te bey­ni­nin için­de­ki kır­da, bey­ni­nin için­de gör­dü­ğü ar­ka­daş­la­rıy­la do­la­şır, bey­ni­nin için­de­ki te­miz ha­va­yı kok­lar. Kır­da do­la­şır­ken çi­çek­le­ri in­ce­le­yen üç ki­şi­nin zih­nin­de üç ay­rı çi­çek gö­rün­tü­sü olu­şur.</text:p>
      <text:p text:style-name="P15"/>
      <text:p text:style-name="P15"/>
      <text:p text:style-name="P15">815</text:p>
      <text:p text:style-name="P15"/>
      <text:p text:style-name="P15">BİR STADYUM DOLUSU İNSANIN HER BİRİ BEYNİNDEKİ AYRI BİR MAÇI İZLER</text:p>
      <text:p text:style-name="P15"/>
      <text:p text:style-name="P15"/>
      <text:p text:style-name="P15">Bir fut­bol ma­çı iz­le­mek için stad­yum­dan içe­ri gi­ren ki­şi, içe­ri­de bu­lu­nan bin­ler­ce ki­şi ile ay­nı ma­çı iz­le­ye­ce­ği­ni zan­ne­der­ken, ger­çek­te çok bü­yük bir ya­nıl­gı­ya düş­mek­te­dir.</text:p>
      <text:p text:style-name="P15">Çün­kü stad­yum­da­ki her ki­şi­nin bey­nin­de ay­rı bir sa­ha, ay­rı fut­bol­cu­lar, ay­rı iz­le­yi­ci­ler, kı­sa­ca ay­rı bir gö­rün­tü olu­şur. An­cak her­kes tek bir stad­yu­mun, tek bir ma­çın ol­du­ğu­nu ve bin­ler­ce ki­şi­nin ay­nı ma­çı iz­le­di­ği­ni zan­ne­der. Hat­ta ev­le­rin­de­ki te­le­viz­yon­lar­dan bu ma­çı iz­le­yen her ki­şi­nin de ek­ran­da­ki ay­nı ma­çı iz­le­di­ği­ni zan­ne­der­ler. </text:p>
      <text:p text:style-name="P15">Oy­sa her bir ki­şi­nin bey­nin­de ger­çe­ğin­den ayırt edil­me­ye­cek de­re­ce­de ay­nı olan, iz­le­yi­ci sa­yı­sı ka­dar kop­ya ya­ra­tı­lır. Ne stad­yum­da otu­ran­lar dı­şa­rı­da­ki gö­rün­tü­yü, ne de ev­le­rin­de­ki te­le­viz­yo­nun kar­şı­sın­da otu­ran­lar ek­ran­da­ki ger­çek gö­rün­tü­yü gö­re­mez­ler. Çün­kü hiç­bir in­sa­nın bey­ni­nin için­de­ki ek­ran­dan çı­kıp, dı­şa­rı­da­ki gö­rün­tü­nün as­lıy­la mu­ha­tap ol­ma­sı müm­kün de­ğil­dir. Bu in­san­la­rın tek gö­re­bil­dik­le­ri şey, be­yin­le­ri­ne ula­şan bil­gilerin beyin­lerin­deki ek­ran­dan yorum­lan­masıdır. Gören ruh­tur. Hem ruhu, hem as­lına birebir ben­zeyen görün­tüleri, üs­telik her­ bir in­san için ay­rı ay­rı yaratan ise gök­lerin ve yer­in Rab­bi olan Al­lah'tır.</text:p>
      <text:p text:style-name="P15"/>
      <text:p text:style-name="P15"/>
      <text:p text:style-name="P15">817</text:p>
      <text:p text:style-name="P15"/>
      <text:p text:style-name="P15"/>
      <text:p text:style-name="P15">ALLAH CENNETİ SONSUZ BİR ZEVK KAYNAĞI </text:p>
      <text:p text:style-name="P15">OLARAK YARATACAKTIR</text:p>
      <text:p text:style-name="P15"/>
      <text:p text:style-name="P15"/>
      <text:p text:style-name="P15">822</text:p>
      <text:p text:style-name="P15">ALLAH DOĞRULARA DİRENENLERİN,CEHENNEM AZABI İÇİNDE SONSUZA KADAR TARTIŞMAYA </text:p>
      <text:p text:style-name="P15">DEVAM EDECEKLERİNİ BİLDİRMİŞTİR.</text:p>
      <text:p text:style-name="P15"/>
      <text:p text:style-name="P15"/>
      <text:p text:style-name="P15"><text:soft-page-break/></text:p>
      <text:p text:style-name="P15"/>
      <text:p text:style-name="P15"/>
      <text:p text:style-name="P15"/>
      <text:p text:style-name="P15"/>
      <text:p text:style-name="P15"/>
      <text:p text:style-name="P15"/>
      <text:p text:style-name="P44"/>
      <text:p text:style-name="P44"/>
      <text:p text:style-name="P33"/>
      <text:p text:style-name="P1"><text:span text:style-name="Normal1"><text:span text:style-name="T3"/></text:span></text:p>
      <text:p text:style-name="ANA_20_METIN_20_SIYAH_20_ZEMIN"><text:span text:style-name="Normal1"><text:span text:style-name="T3"/></text:span></text:p>
      <text:p text:style-name="P2"><text:span text:style-name="Normal1"><text:span text:style-name="T4"/></text:span></text:p>
      <text:p text:style-name="Standard"><text:span text:style-name="Normal1"><text:span text:style-name="T4"/></text:span></text:p>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Ùrk" svg:font-family="OptimaTÙrk, 'Times New Roman'"/>
    <style:font-face style:name="PalatinoTÙrk" svg:font-family="PalatinoTÙrk, 'Times New Roman'"/>
    <style:font-face style:name="TimesTU-Roman" svg:font-family="TimesTU-Roman, Times" style:font-family-generic="roman"/>
    <style:font-face style:name="HelveticaTÙrk" svg:font-family="HelveticaTÙrk, 'Times New Roman'" style:font-family-generic="swiss"/>
    <style:font-face style:name="Courier New" svg:font-family="'Courier New'" style:font-pitch="variable"/>
    <style:font-face style:name="Geneva" svg:font-family="Geneva"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text-properties style:font-name="Geneva" fo:font-family="Geneva" style:font-pitch="variable" fo:font-weight="bold" style:font-name-asian="Times" style:font-family-asian="Times" style:font-pitch-asian="variable" style:font-weight-asian="bold" style:font-name-complex="Geneva" style:font-family-complex="Geneva" style:font-pitch-complex="variable" style:font-size-complex="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212cm" loext:contextual-spacing="false" fo:keep-with-next="always"/>
      <style:text-properties style:font-name="Helvetica" fo:font-family="Helvetica" style:font-family-generic="swiss" style:font-pitch="variable" fo:font-size="16pt" fo:font-weight="bold" style:letter-kerning="true" style:font-name-asian="Times" style:font-family-asian="Times" style:font-pitch-asian="variable" style:font-size-asian="16pt" style:font-weight-asian="bold" style:font-name-complex="Helvetica" style:font-family-complex="Helvetica"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Geneva" fo:font-family="Geneva" style:font-pitch="variable" fo:font-weight="bold" style:font-name-asian="Times" style:font-family-asian="Times" style:font-pitch-asian="variable" style:font-weight-asian="bold" style:font-name-complex="Geneva" style:font-family-complex="Geneva" style:font-pitch-complex="variable" style:font-size-complex="10pt"/>
    </style:style>
    <style:style style:name="BOLUM_20_BASLIK" style:display-name="BOLUM BASLIK" style:family="paragraph">
      <style:paragraph-properties fo:text-align="center" style:justify-single-word="false" fo:orphans="2" fo:widows="2"/>
      <style:text-properties style:use-window-font-color="true" style:font-name="OptimaTÙrk" fo:font-family="OptimaTÙrk, 'Times New Roman'" fo:font-size="24pt" fo:letter-spacing="0.353cm" fo:language="tr" fo:country="TR" fo:font-weight="bold" style:font-name-asian="Times New Roman" style:font-family-asian="'Times New Roman'" style:font-family-generic-asian="roman" style:font-pitch-asian="variable" style:font-size-asian="24pt" style:language-asian="none" style:country-asian="none" style:font-weight-asian="bold" style:font-name-complex="OptimaTÙrk" style:font-family-complex="OptimaTÙrk, 'Times New Roman'" style:font-size-complex="10pt" style:language-complex="ar" style:country-complex="SA"/>
    </style:style>
    <style:style style:name="ANA_20_METIN_20_BEYAZ_20_ZEMÜN" style:display-name="ANA METIN BEYAZ ZEMÜN" style:family="paragraph">
      <style:paragraph-properties fo:margin-left="0cm" fo:margin-right="0cm" fo:line-height="0.635cm" fo:text-align="justify" style:justify-single-word="false" fo:orphans="2" fo:widows="2" fo:text-indent="0.799cm" style:auto-text-indent="false"/>
      <style:text-properties style:use-window-font-color="true" style:font-name="PalatinoTÙrk" fo:font-family="PalatinoTÙrk, 'Times New Roman'" fo:font-size="13pt" fo:letter-spacing="0.106cm" fo:language="tr" fo:country="TR" style:font-name-asian="Times New Roman" style:font-family-asian="'Times New Roman'" style:font-family-generic-asian="roman" style:font-pitch-asian="variable" style:font-size-asian="13pt" style:language-asian="none" style:country-asian="none" style:font-name-complex="PalatinoTÙrk" style:font-family-complex="PalatinoTÙrk, 'Times New Roman'" style:font-size-complex="10pt" style:language-complex="ar" style:country-complex="SA"/>
    </style:style>
    <style:style style:name="ALINTI" style:family="paragraph">
      <style:paragraph-properties fo:margin-left="0.799cm" fo:margin-right="0cm" fo:margin-top="0.199cm" fo:margin-bottom="0.199cm" loext:contextual-spacing="false" fo:line-height="0.635cm" fo:text-align="justify" style:justify-single-word="false" fo:orphans="2" fo:widows="2" fo:text-indent="0cm" style:auto-text-indent="false"/>
      <style:text-properties style:use-window-font-color="true" style:font-name="PalatinoTÙrk" fo:font-family="PalatinoTÙrk, 'Times New Roman'" fo:font-size="12pt" fo:letter-spacing="0.106cm" fo:language="tr" fo:country="TR" style:font-name-asian="Times New Roman" style:font-family-asian="'Times New Roman'" style:font-family-generic-asian="roman" style:font-pitch-asian="variable" style:font-size-asian="12pt" style:language-asian="none" style:country-asian="none" style:font-name-complex="PalatinoTÙrk" style:font-family-complex="PalatinoTÙrk, 'Times New Roman'" style:font-size-complex="10pt" style:language-complex="ar" style:country-complex="SA"/>
    </style:style>
    <style:style style:name="BASLIK_20_3" style:display-name="BASLIK 3" style:family="paragraph">
      <style:paragraph-properties fo:margin-left="0.799cm" fo:margin-right="0cm" fo:margin-top="0cm" fo:margin-bottom="0.3cm" loext:contextual-spacing="false" fo:orphans="2" fo:widows="2" fo:text-indent="0cm" style:auto-text-indent="false"/>
      <style:text-properties style:use-window-font-color="true" style:font-name="OptimaTÙrk" fo:font-family="OptimaTÙrk, 'Times New Roman'" fo:font-size="18pt" fo:letter-spacing="0.353cm" fo:language="tr" fo:country="TR" fo:font-weight="bold" style:font-name-asian="Times New Roman" style:font-family-asian="'Times New Roman'" style:font-family-generic-asian="roman" style:font-pitch-asian="variable" style:font-size-asian="18pt" style:language-asian="none" style:country-asian="none" style:font-weight-asian="bold" style:font-name-complex="OptimaTÙrk" style:font-family-complex="OptimaTÙrk, 'Times New Roman'" style:font-size-complex="10pt" style:language-complex="ar" style:country-complex="SA"/>
    </style:style>
    <style:style style:name="BASLIK_20_3_20_KUCUK" style:display-name="BASLIK 3 KUCUK" style:family="paragraph">
      <style:paragraph-properties fo:margin-left="0.799cm" fo:margin-right="0cm" fo:margin-top="0cm" fo:margin-bottom="0.3cm" loext:contextual-spacing="false" fo:orphans="2" fo:widows="2" fo:text-indent="0cm" style:auto-text-indent="false"/>
      <style:text-properties style:use-window-font-color="true" style:font-name="OptimaTÙrk" fo:font-family="OptimaTÙrk, 'Times New Roman'" fo:font-size="13pt" fo:letter-spacing="0.353cm" fo:language="tr" fo:country="TR" fo:font-weight="bold" style:font-name-asian="Times New Roman" style:font-family-asian="'Times New Roman'" style:font-family-generic-asian="roman" style:font-pitch-asian="variable" style:font-size-asian="13pt" style:language-asian="none" style:country-asian="none" style:font-weight-asian="bold" style:font-name-complex="OptimaTÙrk" style:font-family-complex="OptimaTÙrk, 'Times New Roman'" style:font-size-complex="10pt" style:language-complex="ar" style:country-complex="SA"/>
    </style:style>
    <style:style style:name="Resimaltˇ" style:family="paragraph">
      <style:paragraph-properties fo:line-height="0.494cm" fo:text-align="justify" style:justify-single-word="false" fo:orphans="2" fo:widows="2"/>
      <style:text-properties fo:color="#808080" style:font-name="OptimaTÙrk" fo:font-family="OptimaTÙrk, 'Times New Roman'" fo:font-size="10pt" fo:letter-spacing="0.353cm" fo:language="tr" fo:country="TR" style:font-name-asian="Times New Roman" style:font-family-asian="'Times New Roman'" style:font-family-generic-asian="roman" style:font-pitch-asian="variable" style:font-size-asian="10pt" style:language-asian="none" style:country-asian="none" style:font-name-complex="OptimaTÙrk" style:font-family-complex="OptimaTÙrk, 'Times New Roman'" style:font-size-complex="10pt" style:language-complex="ar" style:country-complex="SA"/>
    </style:style>
    <style:style style:name="BASLIK_20_BILGI" style:display-name="BASLIK BILGI" style:family="paragraph">
      <style:paragraph-properties fo:margin-top="0cm" fo:margin-bottom="0.399cm" loext:contextual-spacing="false" fo:orphans="2" fo:widows="2"/>
      <style:text-properties fo:color="#ffffff" style:font-name="OptimaTÙrk" fo:font-family="OptimaTÙrk, 'Times New Roman'" fo:font-size="20pt" fo:letter-spacing="0.353cm" fo:language="tr" fo:country="TR" fo:font-weight="bold" style:font-name-asian="Times New Roman" style:font-family-asian="'Times New Roman'" style:font-family-generic-asian="roman" style:font-pitch-asian="variable" style:font-size-asian="20pt" style:language-asian="none" style:country-asian="none" style:font-weight-asian="bold" style:font-name-complex="OptimaTÙrk" style:font-family-complex="OptimaTÙrk, 'Times New Roman'" style:font-size-complex="10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2" fo:widows="2"/>
      <style:text-properties fo:color="#ffffff" style:font-name="PalatinoTÙrk" fo:font-family="PalatinoTÙrk, 'Times New Roman'" fo:font-size="13pt" fo:letter-spacing="0.176cm" fo:language="tr" fo:country="TR" style:font-name-asian="Times New Roman" style:font-family-asian="'Times New Roman'" style:font-family-generic-asian="roman" style:font-pitch-asian="variable" style:font-size-asian="13pt" style:language-asian="none" style:country-asian="none" style:font-name-complex="PalatinoTÙrk" style:font-family-complex="PalatinoTÙrk, 'Times New Roman'" style:font-size-complex="10pt" style:language-complex="ar" style:country-complex="SA"/>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Ùrk" fo:font-family="PalatinoTÙrk, 'Times New Roman'" fo:font-size="13pt" fo:letter-spacing="0.176cm" fo:language="tr" fo:country="TR" style:font-name-asian="Times New Roman" style:font-family-asian="'Times New Roman'" style:font-family-generic-asian="roman" style:font-pitch-asian="variable" style:font-size-asian="13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99cm" fo:margin-bottom="0.099cm" loext:contextual-spacing="false" fo:line-height="0.582cm" fo:text-align="justify" style:justify-single-word="false" fo:orphans="2" fo:widows="2" fo:text-indent="0cm" style:auto-text-indent="false"/>
      <style:text-properties style:use-window-font-color="true" style:font-name="PalatinoTÙrk" fo:font-family="PalatinoTÙrk, 'Times New Roman'"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TÙrk" style:font-family-complex="PalatinoTÙrk, 'Times New Roman'" style:font-size-complex="10pt" style:language-complex="ar" style:country-complex="SA"/>
    </style:style>
    <style:style style:name="ayetŸst" style:family="paragraph">
      <style:paragraph-properties fo:margin-left="0.799cm" fo:margin-right="0cm" fo:margin-top="0.074cm" fo:margin-bottom="0cm" loext:contextual-spacing="false" fo:line-height="0.635cm" fo:text-align="justify" style:justify-single-word="false" fo:orphans="2" fo:widows="2" fo:text-indent="0cm" style:auto-text-indent="false"/>
      <style:text-properties style:use-window-font-color="true" style:font-name="Palatino" fo:font-family="Palatino" style:font-pitch="variable" fo:font-size="12pt" fo:letter-spacing="0.106cm"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 style:font-family-complex="Palatino" style:font-pitch-complex="variable" style:font-size-complex="10pt" style:language-complex="ar" style:country-complex="SA"/>
    </style:style>
    <style:style style:name="ayetorta" style:family="paragraph">
      <style:paragraph-properties fo:margin-left="0.799cm" fo:margin-right="0cm" fo:line-height="0.635cm" fo:text-align="justify" style:justify-single-word="false" fo:orphans="2" fo:widows="2" fo:text-indent="0cm" style:auto-text-indent="false"/>
      <style:text-properties style:use-window-font-color="true" style:font-name="Palatino" fo:font-family="Palatino" style:font-pitch="variable" fo:font-size="12pt" fo:letter-spacing="0.106cm"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 style:font-family-complex="Palatino" style:font-pitch-complex="variable" style:font-size-complex="10pt" style:language-complex="ar" style:country-complex="SA"/>
    </style:style>
    <style:style style:name="ayetalt" style:family="paragraph">
      <style:paragraph-properties fo:margin-left="0.799cm" fo:margin-right="0cm" fo:margin-top="0cm" fo:margin-bottom="0.074cm" loext:contextual-spacing="false" fo:line-height="0.635cm" fo:text-align="justify" style:justify-single-word="false" fo:orphans="2" fo:widows="2" fo:text-indent="0cm" style:auto-text-indent="false"/>
      <style:text-properties style:use-window-font-color="true" style:font-name="Palatino" fo:font-family="Palatino" style:font-pitch="variable" fo:font-size="12pt" fo:letter-spacing="0.106cm"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 style:font-family-complex="Palatino" style:font-pitch-complex="variable" style:font-size-complex="10pt" style:language-complex="ar" style:country-complex="SA"/>
    </style:style>
    <style:style style:name="ALITIUST" style:family="paragraph">
      <style:paragraph-properties fo:margin-left="0.799cm" fo:margin-right="0cm" fo:margin-top="0.069cm" fo:margin-bottom="0cm" loext:contextual-spacing="false" fo:line-height="0.635cm" fo:text-align="justify" style:justify-single-word="false" fo:orphans="2" fo:widows="2" fo:text-indent="0cm" style:auto-text-indent="false"/>
      <style:text-properties style:use-window-font-color="true" style:font-name="Palatino" fo:font-family="Palatino" style:font-pitch="variable" fo:font-size="12pt" fo:letter-spacing="0.106cm" fo:language="tr" fo:country="TR" style:font-name-asian="Times New Roman" style:font-family-asian="'Times New Roman'" style:font-family-generic-asian="roman" style:font-pitch-asian="variable" style:font-size-asian="12pt" style:language-asian="none" style:country-asian="none" style:font-name-complex="Palatino" style:font-family-complex="Palatino" style:font-pitch-complex="variable" style:font-size-complex="10pt" style:language-complex="ar" style:country-complex="SA"/>
    </style:style>
    <style:style style:name="ALINTIALT" style:family="paragraph">
      <style:paragraph-properties fo:margin-left="0.799cm" fo:margin-right="0cm" fo:margin-top="0cm" fo:margin-bottom="0.069cm" loext:contextual-spacing="false" fo:line-height="0.635cm" fo:text-align="justify" style:justify-single-word="false" fo:orphans="2" fo:widows="2" fo:text-indent="0cm" style:auto-text-indent="false"/>
      <style:text-properties style:use-window-font-color="true" style:font-name="Palatino" fo:font-family="Palatino" style:font-pitch="variable" fo:font-size="12pt" fo:letter-spacing="0.106cm" fo:language="tr" fo:country="TR" style:font-name-asian="Times New Roman" style:font-family-asian="'Times New Roman'" style:font-family-generic-asian="roman" style:font-pitch-asian="variable" style:font-size-asian="12pt" style:language-asian="none" style:country-asian="none" style:font-name-complex="Palatino" style:font-family-complex="Palatino" style:font-pitch-complex="variable" style:font-size-complex="10pt" style:language-complex="ar" style:country-complex="SA"/>
    </style:style>
    <style:style style:name="ALINTIORTA" style:family="paragraph">
      <style:paragraph-properties fo:margin-left="0.799cm" fo:margin-right="0cm" fo:line-height="0.635cm" fo:text-align="justify" style:justify-single-word="false" fo:orphans="2" fo:widows="2" fo:text-indent="0cm" style:auto-text-indent="false"/>
      <style:text-properties style:use-window-font-color="true" style:font-name="Palatino" fo:font-family="Palatino" style:font-pitch="variable" fo:font-size="12pt" fo:letter-spacing="0.106cm" fo:language="tr" fo:country="TR" style:font-name-asian="Times New Roman" style:font-family-asian="'Times New Roman'" style:font-family-generic-asian="roman" style:font-pitch-asian="variable" style:font-size-asian="12pt" style:language-asian="none" style:country-asian="none" style:font-name-complex="Palatino" style:font-family-complex="Palatino" style:font-pitch-complex="variable" style:font-size-complex="10pt" style:language-complex="ar" style:country-complex="SA"/>
    </style:style>
    <style:style style:name="resimaltibeyaz" style:family="paragraph">
      <style:paragraph-properties fo:line-height="0.494cm" fo:orphans="2" fo:widows="2"/>
      <style:text-properties fo:color="#ffffff" style:font-name="OptimaTÙrk" fo:font-family="OptimaTÙrk, 'Times New Roman'" fo:font-size="10pt" fo:letter-spacing="0.353cm"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OptimaTÙrk" style:font-family-complex="OptimaTÙrk, 'Times New Roman'" style:font-size-complex="10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Geneva" fo:font-family="Geneva" style:font-pitch="variable" style:font-name-asian="Times New Roman" style:font-family-asian="'Times New Roman'" style:font-family-generic-asian="roman" style:font-pitch-asian="variable" style:font-name-complex="Geneva" style:font-family-complex="Geneva"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text-properties style:font-name="HelveticaTÙrk" fo:font-family="HelveticaTÙrk, 'Times New Roman'" style:font-family-generic="swiss" fo:font-size="12pt" style:font-size-asian="12pt" style:font-name-complex="HelveticaTÙrk" style:font-family-complex="HelveticaTÙrk, 'Times New Roman'" style:font-family-generic-complex="swiss"/>
    </style:style>
    <style:style style:name="Dipnot" style:family="text">
      <style:text-properties style:text-position="super 58%" style:font-name="PalatinoTÙrk" fo:font-family="PalatinoTÙrk, 'Times New Roman'" style:font-name-complex="PalatinoTÙrk" style:font-family-complex="PalatinoTÙrk, 'Times New Roman'"/>
    </style:style>
    <style:style style:name="Heading_20_1_20_Char" style:display-name="Heading 1 Char" style:family="text" style:parent-style-name="Default_20_Paragraph_20_Font">
      <style:text-properties style:font-name="Helvetica" fo:font-family="Helvetica" style:font-family-generic="swiss" style:font-pitch="variable" fo:font-size="16pt" fo:font-weight="bold" style:letter-kerning="true" style:font-name-asian="Times" style:font-family-asian="Times" style:font-pitch-asian="variable" style:font-size-asian="16pt" style:font-weight-asian="bold" style:font-name-complex="Helvetica" style:font-family-complex="Helvetica" style:font-family-generic-complex="swiss" style:font-pitch-complex="variable"/>
    </style:style>
    <style:style style:name="Heading_20_2_20_Char" style:display-name="Heading 2 Char" style:family="text" style:parent-style-name="Default_20_Paragraph_20_Font">
      <style:text-properties style:font-name="Geneva" fo:font-family="Geneva" style:font-pitch="variable" fo:font-size="12pt" fo:font-weight="bold" style:font-name-asian="Times" style:font-family-asian="Times" style:font-pitch-asian="variable" style:font-size-asian="12pt" style:font-weight-asian="bold" style:font-name-complex="Geneva" style:font-family-complex="Geneva" style:font-pitch-complex="variable"/>
    </style:style>
    <style:style style:name="Balloon_20_Text_20_Char" style:display-name="Balloon Text Char" style:family="text" style:parent-style-name="Default_20_Paragraph_20_Fon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Body_20_Text_20_Char" style:display-name="Body Text Char" style:family="text" style:parent-style-name="Default_20_Paragraph_20_Font">
      <style:text-properties style:font-name="Geneva" fo:font-family="Geneva" style:font-pitch="variable" fo:font-size="12pt" fo:font-weight="bold" style:font-name-asian="Times" style:font-family-asian="Times" style:font-pitch-asian="variable" style:font-size-asian="12pt" style:font-weight-asian="bold" style:font-name-complex="Geneva" style:font-family-complex="Geneva"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eneva"/>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ARATILIŞ ATLASI CİLT 3</dc:title>
    <dc:subject>YARATILIŞ ATLASI CİLT 3</dc:subject>
    <meta:initial-creator>ayt User</meta:initial-creator>
    <meta:creation-date>2008-10-26T23:20:00</meta:creation-date>
    <dc:date>2019-10-02T19:07:38.430507948</dc:date>
    <meta:editing-cycles>20</meta:editing-cycles>
    <meta:editing-duration>PT41M18S</meta:editing-duration>
    <meta:generator>LibreOffice/6.3.2.2$Linux_X86_64 LibreOffice_project/ddcf6633b674837c71d3649d97a9cb3c0d392a84</meta:generator>
    <meta:document-statistic meta:table-count="0" meta:image-count="0" meta:object-count="0" meta:page-count="470" meta:paragraph-count="5523" meta:word-count="158717" meta:character-count="1389047" meta:non-whitespace-character-count="1235396"/>
  </office:meta>
</office:document-meta>
</file>